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8572" officeooo:paragraph-rsid="000e8572"/>
    </style:style>
    <style:style style:name="P2" style:family="paragraph" style:parent-style-name="Standard">
      <style:text-properties officeooo:rsid="000f82cd" officeooo:paragraph-rsid="000f82cd"/>
    </style:style>
    <style:style style:name="T1" style:family="text">
      <style:text-properties officeooo:rsid="000f82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dc0006100@training:~/Desktop/Learn/CSS$ </text:p>
      <text:p text:style-name="P1">hdc0006100@training:~/Desktop/Learn/CSS$ </text:p>
      <text:p text:style-name="P1">hdc0006100@training:~/Desktop/Learn/CSS$ </text:p>
      <text:p text:style-name="P1">hdc0006100@training:~/Desktop/Learn/CSS$ </text:p>
      <text:p text:style-name="P1">hdc0006100@training:~/Desktop/Learn/CSS$ ssh Administrator@10.8.43.8</text:p>
      <text:p text:style-name="P1">ssh: connect to host 10.8.43.8 port 22: No route to host</text:p>
      <text:p text:style-name="P1">hdc0006100@training:~/Desktop/Learn/CSS$ </text:p>
      <text:p text:style-name="P1">hdc0006100@training:~/Desktop/Learn/CSS$ </text:p>
      <text:p text:style-name="P1">hdc0006100@training:~/Desktop/Learn/CSS$ </text:p>
      <text:p text:style-name="P1">hdc0006100@training:~/Desktop/Learn/CSS$ ssh Administrator@10.8.43.8</text:p>
      <text:p text:style-name="P1">Administrator@10.8.43.8's password: </text:p>
      <text:p text:style-name="P1">Last login: Wed Jun <text:s/>7 00:29:24 2017</text:p>
      <text:p text:style-name="P1">[Administrator@hdc0005796 ~]$ </text:p>
      <text:p text:style-name="P1">[Administrator@hdc0005796 ~]$ </text:p>
      <text:p text:style-name="P1">[Administrator@hdc0005796 ~]$ </text:p>
      <text:p text:style-name="P1">[Administrator@hdc0005796 ~]$ </text:p>
      <text:p text:style-name="P1">[Administrator@hdc0005796 ~]$ </text:p>
      <text:p text:style-name="P1">[Administrator@hdc0005796 ~]$ </text:p>
      <text:p text:style-name="P1">[Administrator@hdc0005796 ~]$ service httpd start</text:p>
      <text:p text:style-name="P1">Redirecting to /bin/systemctl start <text:s/>httpd.service</text:p>
      <text:p text:style-name="P1">==== AUTHENTICATING FOR org.freedesktop.systemd1.manage-units ===</text:p>
      <text:p text:style-name="P1">Authentication is required to manage system services or units.</text:p>
      <text:p text:style-name="P1">Authenticating as: Administrator</text:p>
      <text:p text:style-name="P1">Password: </text:p>
      <text:p text:style-name="P1">==== AUTHENTICATION COMPLETE ===</text:p>
      <text:p text:style-name="P1">[Administrator@hdc0005796 ~]$ </text:p>
      <text:p text:style-name="P1">[Administrator@hdc0005796 ~]$ </text:p>
      <text:p text:style-name="P1">[Administrator@hdc0005796 ~]$ </text:p>
      <text:p text:style-name="P1">[Administrator@hdc0005796 ~]$ </text:p>
      <text:p text:style-name="P1">[Administrator@hdc0005796 ~]$ chkconfig httpd on</text:p>
      <text:p text:style-name="P1">Note: Forwarding request to 'systemctl enable httpd.service'.</text:p>
      <text:p text:style-name="P1">==== AUTHENTICATING FOR org.freedesktop.systemd1.manage-unit-files ===</text:p>
      <text:p text:style-name="P1">Authentication is required to manage system service or unit files.</text:p>
      <text:p text:style-name="P1">Authenticating as: Administrator</text:p>
      <text:p text:style-name="P1">Password: </text:p>
      <text:p text:style-name="P1">==== AUTHENTICATION COMPLETE ===</text:p>
      <text:p text:style-name="P1">Created symlink from /etc/systemd/system/multi-user.target.wants/httpd.service to /usr/lib/systemd/system/httpd.service.</text:p>
      <text:p text:style-name="P1">==== AUTHENTICATING FOR org.freedesktop.systemd1.reload-daemon ===</text:p>
      <text:p text:style-name="P1">Authentication is required to reload the systemd state.</text:p>
      <text:p text:style-name="P1">Authenticating as: Administrator</text:p>
      <text:p text:style-name="P1">Password: </text:p>
      <text:p text:style-name="P1"></text:p>
      <text:p text:style-name="P1"></text:p>
      <text:p text:style-name="P1">polkit-agent-helper-1: pam_authenticate failed: Authentication failure</text:p>
      <text:p text:style-name="P1">==== AUTHENTICATION FAILED ===</text:p>
      <text:p text:style-name="P1">Failed to execute operation: Access denied</text:p>
      <text:p text:style-name="P1">[Administrator@hdc0005796 ~]$ </text:p>
      <text:p text:style-name="P1">[Administrator@hdc0005796 ~]$ </text:p>
      <text:p text:style-name="P1">[Administrator@hdc0005796 ~]$ </text:p>
      <text:p text:style-name="P1">[Administrator@hdc0005796 ~]$ </text:p>
      <text:p text:style-name="P1">[Administrator@hdc0005796 ~]$ </text:p>
      <text:p text:style-name="P1"><text:soft-page-break/>[Administrator@hdc0005796 ~]$ </text:p>
      <text:p text:style-name="P1">[Administrator@hdc0005796 ~]$ chkconfig httpd on</text:p>
      <text:p text:style-name="P1">Note: Forwarding request to 'systemctl enable httpd.service'.</text:p>
      <text:p text:style-name="P1">==== AUTHENTICATING FOR org.freedesktop.systemd1.manage-unit-files ===</text:p>
      <text:p text:style-name="P1">Authentication is required to manage system service or unit files.</text:p>
      <text:p text:style-name="P1">Authenticating as: Administrator</text:p>
      <text:p text:style-name="P1">Password: </text:p>
      <text:p text:style-name="P1">==== AUTHENTICATION COMPLETE ===</text:p>
      <text:p text:style-name="P1">==== AUTHENTICATING FOR org.freedesktop.systemd1.reload-daemon ===</text:p>
      <text:p text:style-name="P1">Authentication is required to reload the systemd state.</text:p>
      <text:p text:style-name="P1">Authenticating as: Administrator</text:p>
      <text:p text:style-name="P1">Password: </text:p>
      <text:p text:style-name="P1">==== AUTHENTICATION COMPLETE ===</text:p>
      <text:p text:style-name="P1">[Administrator@hdc0005796 ~]$ </text:p>
      <text:p text:style-name="P1">[Administrator@hdc0005796 ~]$ </text:p>
      <text:p text:style-name="P1">[Administrator@hdc0005796 ~]$ </text:p>
      <text:p text:style-name="P1">[Administrator@hdc0005796 ~]$ </text:p>
      <text:p text:style-name="P1">[Administrator@hdc0005796 ~]$ sudo gedit /etc/sysconfig/iptables</text:p>
      <text:p text:style-name="P1">[sudo] password for Administrator: </text:p>
      <text:p text:style-name="P1"></text:p>
      <text:p text:style-name="P1">(gedit:12286): Gtk-WARNING **: cannot open display: </text:p>
      <text:p text:style-name="P1">[Administrator@hdc0005796 ~]$ </text:p>
      <text:p text:style-name="P1">[Administrator@hdc0005796 ~]$ </text:p>
      <text:p text:style-name="P1">[Administrator@hdc0005796 ~]$ </text:p>
      <text:p text:style-name="P1">[Administrator@hdc0005796 ~]$ sudo vi /etc/sysconfig/iptables</text:p>
      <text:p text:style-name="P1">[Administrator@hdc0005796 ~]$ </text:p>
      <text:p text:style-name="P1">[Administrator@hdc0005796 ~]$ </text:p>
      <text:p text:style-name="P1">[Administrator@hdc0005796 ~]$ </text:p>
      <text:p text:style-name="P1">[Administrator@hdc0005796 ~]$ sudo vi /etc/sysconfig/iptables</text:p>
      <text:p text:style-name="P1">[Administrator@hdc0005796 ~]$ </text:p>
      <text:p text:style-name="P1">[Administrator@hdc0005796 ~]$ </text:p>
      <text:p text:style-name="P1">[Administrator@hdc0005796 ~]$ </text:p>
      <text:p text:style-name="P1">[Administrator@hdc0005796 ~]$ service iptables restart</text:p>
      <text:p text:style-name="P1">Redirecting to /bin/systemctl restart <text:s/>iptables.service</text:p>
      <text:p text:style-name="P1">==== AUTHENTICATING FOR org.freedesktop.systemd1.manage-units ===</text:p>
      <text:p text:style-name="P1">Authentication is required to manage system services or units.</text:p>
      <text:p text:style-name="P1">Authenticating as: Administrator</text:p>
      <text:p text:style-name="P1">Password: </text:p>
      <text:p text:style-name="P1">==== AUTHENTICATION COMPLETE ===</text:p>
      <text:p text:style-name="P1">Failed to restart iptables.service: Unit not found.</text:p>
      <text:p text:style-name="P1">[Administrator@hdc0005796 ~]$ </text:p>
      <text:p text:style-name="P1">[Administrator@hdc0005796 ~]$ </text:p>
      <text:p text:style-name="P1">[Administrator@hdc0005796 ~]$ </text:p>
      <text:p text:style-name="P1">[Administrator@hdc0005796 ~]$ sudo service iptables restart</text:p>
      <text:p text:style-name="P1">Redirecting to /bin/systemctl restart <text:s/>iptables.service</text:p>
      <text:p text:style-name="P1">Failed to restart iptables.service: Unit not found.</text:p>
      <text:p text:style-name="P1">[Administrator@hdc0005796 ~]$ </text:p>
      <text:p text:style-name="P1">[Administrator@hdc0005796 ~]$ </text:p>
      <text:p text:style-name="P1">[Administrator@hdc0005796 ~]$ </text:p>
      <text:p text:style-name="P1">[Administrator@hdc0005796 ~]$ sudo service iptables restart</text:p>
      <text:p text:style-name="P1">Redirecting to /bin/systemctl restart <text:s/>iptables.service</text:p>
      <text:p text:style-name="P1">Failed to restart iptables.service: Unit not found.</text:p>
      <text:p text:style-name="P1"><text:soft-page-break/>[Administrator@hdc0005796 ~]$ </text:p>
      <text:p text:style-name="P1">[Administrator@hdc0005796 ~]$ </text:p>
      <text:p text:style-name="P1">[Administrator@hdc0005796 ~]$ </text:p>
      <text:p text:style-name="P1">[Administrator@hdc0005796 ~]$ </text:p>
      <text:p text:style-name="P1">[Administrator@hdc0005796 ~]$ service httpd start</text:p>
      <text:p text:style-name="P1">Redirecting to /bin/systemctl start <text:s/>httpd.service</text:p>
      <text:p text:style-name="P1">==== AUTHENTICATING FOR org.freedesktop.systemd1.manage-units ===</text:p>
      <text:p text:style-name="P1">Authentication is required to manage system services or units.</text:p>
      <text:p text:style-name="P1">Authenticating as: Administrator</text:p>
      <text:p text:style-name="P1">Password: </text:p>
      <text:p text:style-name="P1">==== AUTHENTICATION COMPLETE ===</text:p>
      <text:p text:style-name="P1">[Administrator@hdc0005796 ~]$ </text:p>
      <text:p text:style-name="P1">[Administrator@hdc0005796 ~]$ </text:p>
      <text:p text:style-name="P1">[Administrator@hdc0005796 ~]$ </text:p>
      <text:p text:style-name="P1">[Administrator@hdc0005796 ~]$ /etc/init.d/httpd start</text:p>
      <text:p text:style-name="P1">-bash: /etc/init.d/httpd: No such file or directory</text:p>
      <text:p text:style-name="P1">[Administrator@hdc0005796 ~]$ </text:p>
      <text:p text:style-name="P1">[Administrator@hdc0005796 ~]$ </text:p>
      <text:p text:style-name="P1">[Administrator@hdc0005796 ~]$ </text:p>
      <text:p text:style-name="P1">[Administrator@hdc0005796 ~]$ sudo /etc/init.d/httpd start</text:p>
      <text:p text:style-name="P1">sudo: /etc/init.d/httpd: command not found</text:p>
      <text:p text:style-name="P1">[Administrator@hdc0005796 ~]$ </text:p>
      <text:p text:style-name="P1">[Administrator@hdc0005796 ~]$ </text:p>
      <text:p text:style-name="P1">[Administrator@hdc0005796 ~]$ </text:p>
      <text:p text:style-name="P1">[Administrator@hdc0005796 ~]$ </text:p>
      <text:p text:style-name="P1">[Administrator@hdc0005796 ~]$ yum install httpd</text:p>
      <text:p text:style-name="P1">Loaded plugins: langpacks, product-id, rhnplugin, search-disabled-repos, subscription-manager</text:p>
      <text:p text:style-name="P1">*Note* Spacewalk repositories are not listed below. You must run this command as root to access Spacewalk repositories.</text:p>
      <text:p text:style-name="P1">You need to be root to perform this command.</text:p>
      <text:p text:style-name="P1">[Administrator@hdc0005796 ~]$ </text:p>
      <text:p text:style-name="P1">[Administrator@hdc0005796 ~]$ </text:p>
      <text:p text:style-name="P1">[Administrator@hdc0005796 ~]$ </text:p>
      <text:p text:style-name="P1">[Administrator@hdc0005796 ~]$ sudo su</text:p>
      <text:p text:style-name="P1">[root@hdc0005796 Administrator]# passwordwelcome</text:p>
      <text:p text:style-name="P1">bash: passwordwelcome: command not found...</text:p>
      <text:p text:style-name="P1">[root@hdc0005796 Administrator]# </text:p>
      <text:p text:style-name="P1">[root@hdc0005796 Administrator]# </text:p>
      <text:p text:style-name="P1">[root@hdc0005796 Administrator]# </text:p>
      <text:p text:style-name="P1">[root@hdc0005796 Administrator]# </text:p>
      <text:p text:style-name="P1">[root@hdc0005796 Administrator]# yum install ntp</text:p>
      <text:p text:style-name="P1">Loaded plugins: langpacks, product-id, rhnplugin, search-disabled-repos, subscription-manager</text:p>
      <text:p text:style-name="P1">This system is receiving updates from RHN Classic or Red Hat Satellite.</text:p>
      <text:p text:style-name="P1">Package ntp-4.2.6p5-25.el7_3.2.x86_64 already installed and latest version</text:p>
      <text:p text:style-name="P1">Nothing to do</text:p>
      <text:p text:style-name="P1">[root@hdc0005796 Administrator]# ^C</text:p>
      <text:p text:style-name="P1">[root@hdc0005796 Administrator]# </text:p>
      <text:p text:style-name="P1">[root@hdc0005796 Administrator]# </text:p>
      <text:p text:style-name="P1">[root@hdc0005796 Administrator]# </text:p>
      <text:p text:style-name="P1">[root@hdc0005796 Administrator]# </text:p>
      <text:p text:style-name="P1">[root@hdc0005796 Administrator]# yum install httpd</text:p>
      <text:p text:style-name="P1">Loaded plugins: langpacks, product-id, rhnplugin, search-disabled-repos, subscription-manager</text:p>
      <text:p text:style-name="P1"><text:soft-page-break/>This system is receiving updates from RHN Classic or Red Hat Satellite.</text:p>
      <text:p text:style-name="P1">Package httpd-2.4.6-45.el7_3.4.x86_64 already installed and latest version</text:p>
      <text:p text:style-name="P1">Nothing to do</text:p>
      <text:p text:style-name="P1">[root@hdc0005796 Administrator]# </text:p>
      <text:p text:style-name="P1">[root@hdc0005796 Administrator]# </text:p>
      <text:p text:style-name="P1">[root@hdc0005796 Administrator]# </text:p>
      <text:p text:style-name="P1">[root@hdc0005796 Administrator]# service httpd status</text:p>
      <text:p text:style-name="P1">Redirecting to /bin/systemctl status <text:s/>httpd.service</text:p>
      <text:p text:style-name="P1">● httpd.service - The Apache HTTP Server</text:p>
      <text:p text:style-name="P1"><text:s text:c="3"/>Loaded: loaded (/usr/lib/systemd/system/httpd.service; enabled; vendor preset: disabled)</text:p>
      <text:p text:style-name="P1"><text:s text:c="3"/>Active: active (running) since Wed 2017-06-07 12:27:14 IST; 8min ago</text:p>
      <text:p text:style-name="P1"><text:s text:c="5"/>Docs: man:httpd(8)</text:p>
      <text:p text:style-name="P1"><text:s text:c="11"/>man:apachectl(8)</text:p>
      <text:p text:style-name="P1"><text:s/>Main PID: 12190 (httpd)</text:p>
      <text:p text:style-name="P1"><text:s text:c="3"/>Status: "Total requests: 0; Current requests/sec: 0; Current traffic: <text:s text:c="2"/>0 B/sec"</text:p>
      <text:p text:style-name="P1"><text:s text:c="3"/>CGroup: /system.slice/httpd.service</text:p>
      <text:p text:style-name="P1"><text:s text:c="11"/>├─12190 /usr/sbin/httpd -DFOREGROUND</text:p>
      <text:p text:style-name="P1"><text:s text:c="11"/>├─12191 /usr/sbin/httpd -DFOREGROUND</text:p>
      <text:p text:style-name="P1"><text:s text:c="11"/>├─12192 /usr/sbin/httpd -DFOREGROUND</text:p>
      <text:p text:style-name="P1"><text:s text:c="11"/>├─12193 /usr/sbin/httpd -DFOREGROUND</text:p>
      <text:p text:style-name="P1"><text:s text:c="11"/>├─12194 /usr/sbin/httpd -DFOREGROUND</text:p>
      <text:p text:style-name="P1"><text:s text:c="11"/>└─12195 /usr/sbin/httpd -DFOREGROUND</text:p>
      <text:p text:style-name="P1"></text:p>
      <text:p text:style-name="P1">Jun 07 12:27:13 hdc0005796 systemd[1]: Starting The Apache HTTP Server...</text:p>
      <text:p text:style-name="P1">Jun 07 12:27:14 hdc0005796 httpd[12190]: AH00558: httpd: Could not reliably determine the server's fully qualified domain name, using ... message</text:p>
      <text:p text:style-name="P1">Jun 07 12:27:14 hdc0005796 systemd[1]: Started The Apache HTTP Server.</text:p>
      <text:p text:style-name="P1">Hint: Some lines were ellipsized, use -l to show in full.</text:p>
      <text:p text:style-name="P1">[root@hdc0005796 Administrator]# </text:p>
      <text:p text:style-name="P1">[root@hdc0005796 Administrator]# </text:p>
      <text:p text:style-name="P1">[root@hdc0005796 Administrator]# service httpd stop</text:p>
      <text:p text:style-name="P1">Redirecting to /bin/systemctl stop <text:s/>httpd.service</text:p>
      <text:p text:style-name="P1">[root@hdc0005796 Administrator]# </text:p>
      <text:p text:style-name="P1">[root@hdc0005796 Administrator]# </text:p>
      <text:p text:style-name="P1">[root@hdc0005796 Administrator]# systemctl status</text:p>
      <text:p text:style-name="P1">● hdc0005796</text:p>
      <text:p text:style-name="P1"><text:s text:c="4"/>State: running</text:p>
      <text:p text:style-name="P1"><text:s text:c="5"/>Jobs: 0 queued</text:p>
      <text:p text:style-name="P1"><text:s text:c="3"/>Failed: 0 units</text:p>
      <text:p text:style-name="P1"><text:s text:c="4"/>Since: Wed 2017-06-07 12:25:31 IST; 10min ago</text:p>
      <text:p text:style-name="P1"><text:s text:c="3"/>CGroup: /</text:p>
      <text:p text:style-name="P1"><text:s text:c="11"/>├─1 /usr/lib/systemd/systemd --switched-root --system --deserialize 21</text:p>
      <text:p text:style-name="P1"><text:s text:c="11"/>├─user.slice</text:p>
      <text:p text:style-name="P1"><text:s text:c="11"/>│ ├─user-1000.slice</text:p>
      <text:p text:style-name="P1"><text:s text:c="11"/>│ │ └─session-1.scope</text:p>
      <text:p text:style-name="P1"><text:s text:c="11"/>│ │ <text:s text:c="2"/>├─10634 sshd: Administrator [priv</text:p>
      <text:p text:style-name="P1"><text:s text:c="11"/>│ │ <text:s text:c="2"/>├─12104 sshd: Administrator@pts/</text:p>
      <text:p text:style-name="P1"><text:s text:c="11"/>│ │ <text:s text:c="2"/>├─12105 -bash</text:p>
      <text:p text:style-name="P1"><text:s text:c="11"/>│ │ <text:s text:c="2"/>├─12499 sudo su</text:p>
      <text:p text:style-name="P1"><text:s text:c="11"/>│ │ <text:s text:c="2"/>├─12500 su</text:p>
      <text:p text:style-name="P1"><text:s text:c="11"/>│ │ <text:s text:c="2"/>├─12501 bash</text:p>
      <text:p text:style-name="P1"><text:s text:c="11"/>│ │ <text:s text:c="2"/>├─12613 systemctl status</text:p>
      <text:p text:style-name="P1"><text:soft-page-break/><text:s text:c="11"/>│ │ <text:s text:c="2"/>└─12614 less</text:p>
      <text:p text:style-name="P1"><text:s text:c="11"/>│ └─user-42.slice</text:p>
      <text:p text:style-name="P1"><text:s text:c="11"/>│ <text:s text:c="2"/>└─session-c1.scope</text:p>
      <text:p text:style-name="P1"><text:s text:c="11"/>│ <text:s text:c="4"/>├─1708 gdm-session-worker [pam/gdm-launch-environment]</text:p>
      <text:p text:style-name="P1"><text:s text:c="11"/>│ <text:s text:c="4"/>├─2302 /usr/bin/gnome-session --autostart /usr/share/gdm/greeter/autostart</text:p>
      <text:p text:style-name="P1"><text:s text:c="11"/>│ <text:s text:c="4"/>├─2310 /usr/bin/dbus-launch --exit-with-session /usr/bin/gnome-session --autostart /usr/share/gdm/greeter/autostart</text:p>
      <text:p text:style-name="P1"><text:s text:c="11"/>│ <text:s text:c="4"/>├─2313 /bin/dbus-daemon --fork --print-pid 4 --print-address 6 --session</text:p>
      <text:p text:style-name="P1"><text:s text:c="11"/>│ <text:s text:c="4"/>├─2826 /usr/libexec/at-spi-bus-launcher</text:p>
      <text:p text:style-name="P1"><text:s text:c="11"/>│ <text:s text:c="4"/>├─2934 /bin/dbus-daemon --config-file=/etc/at-spi2/accessibility.conf --nofork --print-address 3</text:p>
      <text:p text:style-name="P1"><text:s text:c="11"/>│ <text:s text:c="4"/>├─2941 /usr/libexec/at-spi2-registryd --use-gnome-session</text:p>
      <text:p text:style-name="P1"><text:s text:c="11"/>│ <text:s text:c="4"/>├─3094 /usr/libexec/gnome-settings-daemon</text:p>
      <text:p text:style-name="P1"><text:s text:c="11"/>│ <text:s text:c="4"/>├─3324 /usr/libexec/gvfsd</text:p>
      <text:p text:style-name="P1"><text:s text:c="11"/>│ <text:s text:c="4"/>├─3701 gnome-shell --mode=gdm</text:p>
      <text:p text:style-name="P1"><text:s text:c="11"/>│ <text:s text:c="4"/>├─3744 /usr/bin/pulseaudio --start --log-target=syslog</text:p>
      <text:p text:style-name="P1"><text:s text:c="11"/>│ <text:s text:c="4"/>├─3864 /usr/libexec/dconf-service</text:p>
      <text:p text:style-name="P1"><text:s text:c="11"/>│ <text:s text:c="4"/>├─4025 ibus-daemon --xim --panel disable</text:p>
      <text:p text:style-name="P1"><text:s text:c="11"/>│ <text:s text:c="4"/>├─4031 /usr/libexec/ibus-dconf</text:p>
      <text:p text:style-name="P1"><text:s text:c="11"/>│ <text:s text:c="4"/>├─4035 /usr/libexec/ibus-x11 --kill-daemon</text:p>
      <text:p text:style-name="P1"><text:s text:c="11"/>│ <text:s text:c="4"/>├─4072 /usr/libexec/mission-control-5</text:p>
      <text:p text:style-name="P1"><text:s text:c="11"/>│ <text:s text:c="4"/>├─4074 /usr/libexec/caribou</text:p>
      <text:p text:style-name="P1"><text:s text:c="11"/>│ <text:s text:c="4"/>├─4128 /usr/libexec/goa-daemon</text:p>
      <text:p text:style-name="P1"><text:s text:c="11"/>│ <text:s text:c="4"/>├─4186 /usr/libexec/goa-identity-service</text:p>
      <text:p text:style-name="P1"><text:s text:c="11"/>│ <text:s text:c="4"/>├─4196 /usr/libexec/gvfs-udisks2-volume-monitor</text:p>
      <text:p text:style-name="P1"><text:s text:c="11"/>│ <text:s text:c="4"/>├─4216 /usr/libexec/gvfs-mtp-volume-monitor</text:p>
      <text:p text:style-name="P1"><text:s text:c="11"/>│ <text:s text:c="4"/>├─4221 /usr/libexec/gvfs-afc-volume-monitor</text:p>
      <text:p text:style-name="P1"><text:s text:c="11"/>│ <text:s text:c="4"/>├─4230 /usr/libexec/gvfs-gphoto2-volume-monitor</text:p>
      <text:p text:style-name="P1"><text:s text:c="11"/>│ <text:s text:c="4"/>├─4235 /usr/libexec/gvfs-goa-volume-monitor</text:p>
      <text:p text:style-name="P1"><text:s text:c="11"/>│ <text:s text:c="4"/>└─4307 /usr/libexec/ibus-engine-simple</text:p>
      <text:p text:style-name="P1"><text:s text:c="11"/>└─system.slice</text:p>
      <text:p text:style-name="P1"><text:s text:c="13"/>├─udisks2.service</text:p>
      <text:p text:style-name="P1"><text:s text:c="13"/>│ └─4199 /usr/lib/udisks2/udisksd --no-debug</text:p>
      <text:p text:style-name="P1"><text:s text:c="13"/>├─packagekit.service</text:p>
      <text:p text:style-name="P1"><text:s text:c="13"/>│ └─4175 /usr/libexec/packagekitd</text:p>
      <text:p text:style-name="P1"><text:s text:c="13"/>├─wpa_supplicant.service</text:p>
      <text:p text:style-name="P1"><text:s text:c="13"/>│ └─4147 /usr/sbin/wpa_supplicant -u -f /var/log/wpa_supplicant.log -c /etc/wpa_supplicant/wpa_supplicant.conf -P /var/run/wpa_suppl</text:p>
      <text:p text:style-name="P1"><text:s text:c="13"/>├─colord.service</text:p>
      <text:p text:style-name="P1"><text:s text:c="13"/>│ └─3705 /usr/libexec/colord</text:p>
      <text:p text:style-name="P1"><text:s text:c="13"/>├─upower.service</text:p>
      <text:p text:style-name="P1"><text:s text:c="13"/>│ └─3230 /usr/libexec/upowerd</text:p>
      <text:p text:style-name="P1"><text:s text:c="13"/>├─gdm.service</text:p>
      <text:p text:style-name="P1"><text:s text:c="13"/>│ ├─1187 /usr/sbin/gdm</text:p>
      <text:p text:style-name="P1"><text:s text:c="13"/>│ └─1302 /usr/bin/Xorg :0 -background none -noreset -audit 4 -verbose -auth /run/gdm/auth-for-gdm-CHVRR0/database -seat seat0 -nolis</text:p>
      <text:p text:style-name="P1"><text:s text:c="13"/>├─atd.service</text:p>
      <text:p text:style-name="P1"><text:s text:c="13"/>│ └─1185 /usr/sbin/atd -f</text:p>
      <text:p text:style-name="P1"><text:s text:c="13"/>├─crond.service</text:p>
      <text:p text:style-name="P1"><text:s text:c="13"/>│ └─1183 /usr/sbin/crond -n</text:p>
      <text:p text:style-name="P1"><text:s text:c="13"/>├─libvirtd.service</text:p>
      <text:p text:style-name="P1"><text:s text:c="13"/>│ ├─1145 /usr/sbin/libvirtd</text:p>
      <text:p text:style-name="P1"><text:soft-page-break/><text:s text:c="13"/>│ ├─3124 /sbin/dnsmasq --conf-file=/var/lib/libvirt/dnsmasq/default.conf --leasefile-ro --dhcp-script=/usr/libexec/libvirt_leaseshel</text:p>
      <text:p text:style-name="P1"><text:s text:c="13"/>│ └─3125 /sbin/dnsmasq --conf-file=/var/lib/libvirt/dnsmasq/default.conf --leasefile-ro --dhcp-script=/usr/libexec/libvirt_leaseshel</text:p>
      <text:p text:style-name="P1"><text:s text:c="13"/>├─rhnsd.service</text:p>
      <text:p text:style-name="P1"><text:s text:c="13"/>│ └─1144 rhnsd</text:p>
      <text:p text:style-name="P1"><text:s text:c="13"/>├─postfix.service</text:p>
      <text:p text:style-name="P1"><text:s text:c="13"/>│ ├─ 2241 /usr/libexec/postfix/master -w</text:p>
      <text:p text:style-name="P1"><text:s text:c="13"/>│ ├─ 2270 pickup -l -t unix -u</text:p>
      <text:p text:style-name="P1"><text:s text:c="13"/>│ ├─ 2271 qmgr -l -t unix -u</text:p>
      <text:p text:style-name="P1"><text:s text:c="13"/>│ ├─12551 cleanup -z -t unix -u</text:p>
      <text:p text:style-name="P1"><text:s text:c="13"/>│ ├─12554 trivial-rewrite -n rewrite -t unix -u</text:p>
      <text:p text:style-name="P1"><text:s text:c="13"/>│ └─12562 local -t unix</text:p>
      <text:p text:style-name="P1"><text:s text:c="13"/>├─rsyslog.service</text:p>
      <text:p text:style-name="P1"><text:s text:c="13"/>│ └─1129 /usr/sbin/rsyslogd -n</text:p>
      <text:p text:style-name="P1"><text:s text:c="13"/>├─rhsmcertd.service</text:p>
      <text:p text:style-name="P1"><text:s text:c="13"/>│ └─1133 /usr/bin/rhsmcertd</text:p>
      <text:p text:style-name="P1"><text:s text:c="13"/>├─sshd.service</text:p>
      <text:p text:style-name="P1"><text:s text:c="13"/>│ └─1127 /usr/sbin/sshd -D</text:p>
      <text:p text:style-name="P1"><text:s text:c="13"/>├─cups.service</text:p>
      <text:p text:style-name="P1"><text:s text:c="13"/>│ └─1125 /usr/sbin/cupsd -f</text:p>
      <text:p text:style-name="P1"><text:s text:c="13"/>├─tuned.service</text:p>
      <text:p text:style-name="P1"><text:s text:c="13"/>│ └─1124 /usr/bin/python -Es /usr/sbin/tuned -l -P</text:p>
      <text:p text:style-name="P1"><text:s text:c="13"/>├─NetworkManager.service</text:p>
      <text:p text:style-name="P1"><text:s text:c="13"/>│ ├─ 755 /usr/sbin/NetworkManager --no-daemon</text:p>
      <text:p text:style-name="P1"><text:s text:c="13"/>│ └─1052 /sbin/dhclient -d -q -sf /usr/libexec/nm-dhcp-helper -pf /var/run/dhclient-enp2s0.pid -lf /var/lib/NetworkManager/dhclient-</text:p>
      <text:p text:style-name="P1"><text:s text:c="13"/>├─ksmtuned.service</text:p>
      <text:p text:style-name="P1"><text:s text:c="13"/>│ ├─ <text:s/>746 /bin/bash /usr/sbin/ksmtuned</text:p>
      <text:p text:style-name="P1"><text:s text:c="13"/>│ └─12572 sleep 60</text:p>
      <text:p text:style-name="P1"><text:s text:c="13"/>├─firewalld.service</text:p>
      <text:p text:style-name="P1"><text:s text:c="13"/>│ └─742 /usr/bin/python -Es /usr/sbin/firewalld --nofork --nopid</text:p>
      <text:p text:style-name="P1"><text:s text:c="13"/>├─gssproxy.service</text:p>
      <text:p text:style-name="P1"><text:s text:c="13"/>│ └─748 /usr/sbin/gssproxy -D</text:p>
      <text:p text:style-name="P1"><text:s text:c="13"/>├─abrt-oops.service</text:p>
      <text:p text:style-name="P1"><text:s text:c="13"/>│ └─723 /usr/bin/abrt-watch-log -F BUG: WARNING: at WARNING: CPU: INFO: possible recursive locking detected ernel BUG at list_del co</text:p>
      <text:p text:style-name="P1"><text:s text:c="13"/>├─rtkit-daemon.service</text:p>
      <text:p text:style-name="P1"><text:s text:c="13"/>│ └─722 /usr/libexec/rtkit-daemon</text:p>
      <text:p text:style-name="P1"><text:s text:c="13"/>├─smartd.service</text:p>
      <text:p text:style-name="P1"><text:s text:c="13"/>│ └─706 /usr/sbin/smartd -n -q never</text:p>
      <text:p text:style-name="P1"><text:s text:c="13"/>├─irqbalance.service</text:p>
      <text:p text:style-name="P1"><text:s text:c="13"/>│ └─702 /usr/sbin/irqbalance --foreground</text:p>
      <text:p text:style-name="P1"><text:s text:c="13"/>├─polkit.service</text:p>
      <text:p text:style-name="P1"><text:s text:c="13"/>│ └─675 /usr/lib/polkit-1/polkitd --no-debug</text:p>
      <text:p text:style-name="P1"><text:s text:c="13"/>├─ModemManager.service</text:p>
      <text:p text:style-name="P1"><text:s text:c="13"/>│ └─672 /usr/sbin/ModemManager</text:p>
      <text:p text:style-name="P1"><text:s text:c="13"/>├─abrt-xorg.service</text:p>
      <text:p text:style-name="P1"><text:s text:c="13"/>│ └─671 /usr/bin/abrt-watch-log -F Backtrace /var/log/Xorg.0.log -- /usr/bin/abrt-dump-xorg -xD</text:p>
      <text:p text:style-name="P1"><text:s text:c="13"/>├─abrtd.service</text:p>
      <text:p text:style-name="P1"><text:s text:c="13"/>│ └─670 /usr/sbin/abrtd -d -s</text:p>
      <text:p text:style-name="P1"><text:soft-page-break/><text:s text:c="13"/>├─avahi-daemon.service</text:p>
      <text:p text:style-name="P1"><text:s text:c="13"/>│ ├─669 avahi-daemon: running [hdc0005796.local</text:p>
      <text:p text:style-name="P1"><text:s text:c="13"/>│ └─677 avahi-daemon: chroot helpe</text:p>
      <text:p text:style-name="P1"><text:s text:c="13"/>├─libstoragemgmt.service</text:p>
      <text:p text:style-name="P1"><text:s text:c="13"/>│ └─668 /usr/bin/lsmd -d</text:p>
      <text:p text:style-name="P1"><text:s text:c="13"/>├─systemd-logind.service</text:p>
      <text:p text:style-name="P1"><text:s text:c="13"/>│ └─667 /usr/lib/systemd/systemd-logind</text:p>
      <text:p text:style-name="P1"><text:s text:c="13"/>├─chronyd.service</text:p>
      <text:p text:style-name="P1"><text:s text:c="13"/>│ └─681 /usr/sbin/chronyd</text:p>
      <text:p text:style-name="P1"><text:s text:c="13"/>├─accounts-daemon.service</text:p>
      <text:p text:style-name="P1">lines 85-122</text:p>
      <text:p text:style-name="P1">[root@hdc0005796 Administrator]# </text:p>
      <text:p text:style-name="P1">[root@hdc0005796 Administrator]# </text:p>
      <text:p text:style-name="P1">[root@hdc0005796 Administrator]# </text:p>
      <text:p text:style-name="P1">[root@hdc0005796 Administrator]# </text:p>
      <text:p text:style-name="P1">[root@hdc0005796 Administrator]# service httpd stop</text:p>
      <text:p text:style-name="P1">Redirecting to /bin/systemctl stop <text:s/>httpd.service</text:p>
      <text:p text:style-name="P1">[root@hdc0005796 Administrator]# </text:p>
      <text:p text:style-name="P1">[root@hdc0005796 Administrator]# </text:p>
      <text:p text:style-name="P1">[root@hdc0005796 Administrator]# </text:p>
      <text:p text:style-name="P1">[root@hdc0005796 Administrator]# service httpd status</text:p>
      <text:p text:style-name="P1">Redirecting to /bin/systemctl status <text:s/>httpd.service</text:p>
      <text:p text:style-name="P1">● httpd.service - The Apache HTTP Server</text:p>
      <text:p text:style-name="P1"><text:s text:c="3"/>Loaded: loaded (/usr/lib/systemd/system/httpd.service; enabled; vendor preset: disabled)</text:p>
      <text:p text:style-name="P1"><text:s text:c="3"/>Active: inactive (dead) since Wed 2017-06-07 12:36:10 IST; 32s ago</text:p>
      <text:p text:style-name="P1"><text:s text:c="5"/>Docs: man:httpd(8)</text:p>
      <text:p text:style-name="P1"><text:s text:c="11"/>man:apachectl(8)</text:p>
      <text:p text:style-name="P1"><text:s text:c="2"/>Process: 12602 ExecStop=/bin/kill -WINCH ${MAINPID} (code=exited, status=0/SUCCESS)</text:p>
      <text:p text:style-name="P1"><text:s/>Main PID: 12190 (code=exited, status=0/SUCCESS)</text:p>
      <text:p text:style-name="P1"><text:s text:c="3"/>Status: "Total requests: 0; Current requests/sec: 0; Current traffic: <text:s text:c="2"/>0 B/sec"</text:p>
      <text:p text:style-name="P1"></text:p>
      <text:p text:style-name="P1">Jun 07 12:27:13 hdc0005796 systemd[1]: Starting The Apache HTTP Server...</text:p>
      <text:p text:style-name="P1">Jun 07 12:27:14 hdc0005796 httpd[12190]: AH00558: httpd: Could not reliably determine the server's fully qualified domain name, using ... message</text:p>
      <text:p text:style-name="P1">Jun 07 12:27:14 hdc0005796 systemd[1]: Started The Apache HTTP Server.</text:p>
      <text:p text:style-name="P1">Jun 07 12:36:09 hdc0005796 systemd[1]: Stopping The Apache HTTP Server...</text:p>
      <text:p text:style-name="P1">Jun 07 12:36:10 hdc0005796 systemd[1]: Stopped The Apache HTTP Server.</text:p>
      <text:p text:style-name="P1">Hint: Some lines were ellipsized, use -l to show in full.</text:p>
      <text:p text:style-name="P1">[root@hdc0005796 Administrator]# </text:p>
      <text:p text:style-name="P1">[root@hdc0005796 Administrator]# </text:p>
      <text:p text:style-name="P1">[root@hdc0005796 Administrator]# </text:p>
      <text:p text:style-name="P1">[root@hdc0005796 Administrator]# </text:p>
      <text:p text:style-name="P1">[root@hdc0005796 Administrator]# service httpd start</text:p>
      <text:p text:style-name="P1">Redirecting to /bin/systemctl start <text:s/>httpd.service</text:p>
      <text:p text:style-name="P1">[root@hdc0005796 Administrator]# </text:p>
      <text:p text:style-name="P1">[root@hdc0005796 Administrator]# </text:p>
      <text:p text:style-name="P1">[root@hdc0005796 Administrator]# </text:p>
      <text:p text:style-name="P1">[root@hdc0005796 Administrator]# service httpd status</text:p>
      <text:p text:style-name="P1">Redirecting to /bin/systemctl status <text:s/>httpd.service</text:p>
      <text:p text:style-name="P1">● httpd.service - The Apache HTTP Server</text:p>
      <text:p text:style-name="P1"><text:s text:c="3"/>Loaded: loaded (/usr/lib/systemd/system/httpd.service; enabled; vendor preset: disabled)</text:p>
      <text:p text:style-name="P1"><text:s text:c="3"/>Active: active (running) since Wed 2017-06-07 12:36:55 IST; 3s ago</text:p>
      <text:p text:style-name="P1"><text:soft-page-break/><text:s text:c="5"/>Docs: man:httpd(8)</text:p>
      <text:p text:style-name="P1"><text:s text:c="11"/>man:apachectl(8)</text:p>
      <text:p text:style-name="P1"><text:s text:c="2"/>Process: 12602 ExecStop=/bin/kill -WINCH ${MAINPID} (code=exited, status=0/SUCCESS)</text:p>
      <text:p text:style-name="P1"><text:s/>Main PID: 12673 (httpd)</text:p>
      <text:p text:style-name="P1"><text:s text:c="3"/>Status: "Processing requests..."</text:p>
      <text:p text:style-name="P1"><text:s text:c="3"/>CGroup: /system.slice/httpd.service</text:p>
      <text:p text:style-name="P1"><text:s text:c="11"/>├─12673 /usr/sbin/httpd -DFOREGROUND</text:p>
      <text:p text:style-name="P1"><text:s text:c="11"/>├─12676 /usr/sbin/httpd -DFOREGROUND</text:p>
      <text:p text:style-name="P1"><text:s text:c="11"/>├─12677 /usr/sbin/httpd -DFOREGROUND</text:p>
      <text:p text:style-name="P1"><text:s text:c="11"/>├─12678 /usr/sbin/httpd -DFOREGROUND</text:p>
      <text:p text:style-name="P1"><text:s text:c="11"/>├─12679 /usr/sbin/httpd -DFOREGROUND</text:p>
      <text:p text:style-name="P1"><text:s text:c="11"/>└─12680 /usr/sbin/httpd -DFOREGROUND</text:p>
      <text:p text:style-name="P1"></text:p>
      <text:p text:style-name="P1">Jun 07 12:36:55 hdc0005796 systemd[1]: Starting The Apache HTTP Server...</text:p>
      <text:p text:style-name="P1">Jun 07 12:36:55 hdc0005796 httpd[12673]: AH00558: httpd: Could not reliably determine the server's fully qualified domain name, using ... message</text:p>
      <text:p text:style-name="P1">Jun 07 12:36:55 hdc0005796 systemd[1]: Started The Apache HTTP Server.</text:p>
      <text:p text:style-name="P1">Hint: Some lines were ellipsized, use -l to show in full.</text:p>
      <text:p text:style-name="P1">[root@hdc0005796 Administrator]# firewall-cmd --add-service=http</text:p>
      <text:p text:style-name="P1">success</text:p>
      <text:p text:style-name="P1">[root@hdc0005796 Administrator]# firewall-cmd --permanent --add-service=http</text:p>
      <text:p text:style-name="P1">success</text:p>
      <text:p text:style-name="P1">[root@hdc0005796 Administrator]# systemctl restart firewalld</text:p>
      <text:p text:style-name="P1">[root@hdc0005796 Administrator]# firewall-cmd --state</text:p>
      <text:p text:style-name="P1">running</text:p>
      <text:p text:style-name="P1">[root@hdc0005796 Administrator]# <text:s/>firewall-cmd --list-all</text:p>
      <text:p text:style-name="P1">public (active)</text:p>
      <text:p text:style-name="P1"><text:s text:c="2"/>target: default</text:p>
      <text:p text:style-name="P1"><text:s text:c="2"/>icmp-block-inversion: no</text:p>
      <text:p text:style-name="P1"><text:s text:c="2"/>interfaces: enp2s0</text:p>
      <text:p text:style-name="P1"><text:s text:c="2"/>sources: </text:p>
      <text:p text:style-name="P1"><text:s text:c="2"/>services: dhcpv6-client http ssh</text:p>
      <text:p text:style-name="P1"><text:s text:c="2"/>ports: </text:p>
      <text:p text:style-name="P1"><text:s text:c="2"/>protocols: </text:p>
      <text:p text:style-name="P1"><text:s text:c="2"/>masquerade: no</text:p>
      <text:p text:style-name="P1"><text:s text:c="2"/>forward-ports: </text:p>
      <text:p text:style-name="P1"><text:s text:c="2"/>sourceports: </text:p>
      <text:p text:style-name="P1"><text:s text:c="2"/>icmp-blocks: </text:p>
      <text:p text:style-name="P1"><text:s text:c="2"/>rich rules: </text:p>
      <text:p text:style-name="P1"><text:tab/></text:p>
      <text:p text:style-name="P1">[root@hdc0005796 Administrator]# systemctl restart httpd</text:p>
      <text:p text:style-name="P1">[root@hdc0005796 Administrator]# yum install php php-mysql php-pdo php-gd php-mbstring</text:p>
      <text:p text:style-name="P1">Loaded plugins: langpacks, product-id, rhnplugin, search-disabled-repos, subscription-manager</text:p>
      <text:p text:style-name="P1">This system is receiving updates from RHN Classic or Red Hat Satellite.</text:p>
      <text:p text:style-name="P1">No package php-mbstring available.</text:p>
      <text:p text:style-name="P1">Resolving Dependencies</text:p>
      <text:p text:style-name="P1">--&gt; Running transaction check</text:p>
      <text:p text:style-name="P1">---&gt; Package php.x86_64 0:5.4.16-42.el7 will be installed</text:p>
      <text:p text:style-name="P1">--&gt; Processing Dependency: php-cli(x86-64) = 5.4.16-42.el7 for package: php-5.4.16-42.el7.x86_64</text:p>
      <text:p text:style-name="P1">--&gt; Processing Dependency: php-common(x86-64) = 5.4.16-42.el7 for package: php-5.4.16-42.el7.x86_64</text:p>
      <text:p text:style-name="P1">---&gt; Package php-gd.x86_64 0:5.4.16-42.el7 will be installed</text:p>
      <text:p text:style-name="P1"><text:soft-page-break/>--&gt; Processing Dependency: libt1.so.5()(64bit) for package: php-gd-5.4.16-42.el7.x86_64</text:p>
      <text:p text:style-name="P1">---&gt; Package php-mysql.x86_64 0:5.4.16-42.el7 will be installed</text:p>
      <text:p text:style-name="P1">---&gt; Package php-pdo.x86_64 0:5.4.16-42.el7 will be installed</text:p>
      <text:p text:style-name="P1">--&gt; Running transaction check</text:p>
      <text:p text:style-name="P1">---&gt; Package php-cli.x86_64 0:5.4.16-42.el7 will be installed</text:p>
      <text:p text:style-name="P1">---&gt; Package php-common.x86_64 0:5.4.16-42.el7 will be installed</text:p>
      <text:p text:style-name="P1">--&gt; Processing Dependency: libzip.so.2()(64bit) for package: php-common-5.4.16-42.el7.x86_64</text:p>
      <text:p text:style-name="P1">---&gt; Package t1lib.x86_64 0:5.1.2-14.el7 will be installed</text:p>
      <text:p text:style-name="P1">--&gt; Running transaction check</text:p>
      <text:p text:style-name="P1">---&gt; Package libzip.x86_64 0:0.10.1-8.el7 will be installed</text:p>
      <text:p text:style-name="P1">--&gt; Finished Dependency Resolution</text:p>
      <text:p text:style-name="P1"></text:p>
      <text:p text:style-name="P1">Dependencies Resolved</text:p>
      <text:p text:style-name="P1"></text:p>
      <text:p text:style-name="P1">=================================================================================================================================================</text:p>
      <text:p text:style-name="P1"><text:s/>Package <text:s text:c="24"/>Arch <text:s text:c="23"/>Version <text:s text:c="28"/>Repository <text:s text:c="32"/>Size</text:p>
      <text:p text:style-name="P1">=================================================================================================================================================</text:p>
      <text:p text:style-name="P1">Installing:</text:p>
      <text:p text:style-name="P1"><text:s/>php <text:s text:c="28"/>x86_64 <text:s text:c="21"/>5.4.16-42.el7 <text:s text:c="22"/>rhel-x86_64-server-7 <text:s text:c="21"/>1.4 M</text:p>
      <text:p text:style-name="P1"><text:s/>php-gd <text:s text:c="25"/>x86_64 <text:s text:c="21"/>5.4.16-42.el7 <text:s text:c="22"/>rhel-x86_64-server-7 <text:s text:c="21"/>127 k</text:p>
      <text:p text:style-name="P1"><text:s/>php-mysql <text:s text:c="22"/>x86_64 <text:s text:c="21"/>5.4.16-42.el7 <text:s text:c="22"/>rhel-x86_64-server-7 <text:s text:c="21"/>101 k</text:p>
      <text:p text:style-name="P1"><text:s/>php-pdo <text:s text:c="24"/>x86_64 <text:s text:c="21"/>5.4.16-42.el7 <text:s text:c="22"/>rhel-x86_64-server-7 <text:s text:c="22"/>98 k</text:p>
      <text:p text:style-name="P1">Installing for dependencies:</text:p>
      <text:p text:style-name="P1"><text:s/>libzip <text:s text:c="25"/>x86_64 <text:s text:c="21"/>0.10.1-8.el7 <text:s text:c="23"/>rhel-x86_64-server-7 <text:s text:c="22"/>49 k</text:p>
      <text:p text:style-name="P1"><text:s/>php-cli <text:s text:c="24"/>x86_64 <text:s text:c="21"/>5.4.16-42.el7 <text:s text:c="22"/>rhel-x86_64-server-7 <text:s text:c="21"/>2.7 M</text:p>
      <text:p text:style-name="P1"><text:s/>php-common <text:s text:c="21"/>x86_64 <text:s text:c="21"/>5.4.16-42.el7 <text:s text:c="22"/>rhel-x86_64-server-7 <text:s text:c="21"/>564 k</text:p>
      <text:p text:style-name="P1"><text:s/>t1lib <text:s text:c="26"/>x86_64 <text:s text:c="21"/>5.1.2-14.el7 <text:s text:c="23"/>rhel-x86_64-server-7 <text:s text:c="21"/>166 k</text:p>
      <text:p text:style-name="P1"></text:p>
      <text:p text:style-name="P1">Transaction Summary</text:p>
      <text:p text:style-name="P1">=================================================================================================================================================</text:p>
      <text:p text:style-name="P1">Install <text:s/>4 Packages (+4 Dependent packages)</text:p>
      <text:p text:style-name="P1"></text:p>
      <text:p text:style-name="P1">Total download size: 5.2 M</text:p>
      <text:p text:style-name="P1">Installed size: 18 M</text:p>
      <text:p text:style-name="P1">Is this ok [y/d/N]: y</text:p>
      <text:p text:style-name="P1">Downloading packages:</text:p>
      <text:p text:style-name="P1">(1/8): libzip-0.10.1-8.el7.x86_64.rpm <text:s text:c="84"/>| <text:s/>49 kB <text:s/><text:soft-page-break/>00:00:00 <text:s text:c="4"/></text:p>
      <text:p text:style-name="P1">(2/8): php-5.4.16-42.el7.x86_64.rpm <text:s text:c="86"/>| 1.4 MB <text:s/>00:00:00 <text:s text:c="4"/></text:p>
      <text:p text:style-name="P1">(3/8): php-cli-5.4.16-42.el7.x86_64.rpm <text:s text:c="82"/>| 2.7 MB <text:s/>00:00:00 <text:s text:c="4"/></text:p>
      <text:p text:style-name="P1">(4/8): php-common-5.4.16-42.el7.x86_64.rpm <text:s text:c="79"/>| 564 kB <text:s/>00:00:00 <text:s text:c="4"/></text:p>
      <text:p text:style-name="P1">(5/8): php-gd-5.4.16-42.el7.x86_64.rpm <text:s text:c="83"/>| 127 kB <text:s/>00:00:00 <text:s text:c="4"/></text:p>
      <text:p text:style-name="P1">(6/8): php-mysql-5.4.16-42.el7.x86_64.rpm <text:s text:c="80"/>| 101 kB <text:s/>00:00:00 <text:s text:c="4"/></text:p>
      <text:p text:style-name="P1">(7/8): php-pdo-5.4.16-42.el7.x86_64.rpm <text:s text:c="82"/>| <text:s/>98 kB <text:s/>00:00:00 <text:s text:c="4"/></text:p>
      <text:p text:style-name="P1">(8/8): t1lib-5.1.2-14.el7.x86_64.rpm <text:s text:c="85"/>| 166 kB <text:s/>00:00:00 <text:s text:c="4"/></text:p>
      <text:p text:style-name="P1">-------------------------------------------------------------------------------------------------------------------------------------------------</text:p>
      <text:p text:style-name="P1">Total <text:s text:c="107"/>2.3 MB/s | 5.2 MB <text:s/>00:00:02 <text:s text:c="4"/></text:p>
      <text:p text:style-name="P1">Running transaction check</text:p>
      <text:p text:style-name="P1">Running transaction test</text:p>
      <text:p text:style-name="P1">Transaction test succeeded</text:p>
      <text:p text:style-name="P1">Running transaction</text:p>
      <text:p text:style-name="P1"><text:s text:c="2"/>Installing : libzip-0.10.1-8.el7.x86_64 <text:s text:c="99"/>1/8 </text:p>
      <text:p text:style-name="P1"><text:s text:c="2"/>Installing : php-common-5.4.16-42.el7.x86_64 <text:s text:c="94"/>2/8 </text:p>
      <text:p text:style-name="P1"><text:s text:c="2"/>Installing : php-cli-5.4.16-42.el7.x86_64 <text:s text:c="97"/>3/8 </text:p>
      <text:p text:style-name="P1"><text:s text:c="2"/>Installing : php-pdo-5.4.16-42.el7.x86_64 <text:s text:c="97"/>4/8 </text:p>
      <text:p text:style-name="P1"><text:s text:c="2"/>Installing : t1lib-5.1.2-14.el7.x86_64 <text:s text:c="100"/>5/8 </text:p>
      <text:p text:style-name="P1"><text:s text:c="2"/>Installing : php-gd-5.4.16-42.el7.x86_64 <text:s text:c="98"/>6/8 </text:p>
      <text:p text:style-name="P1"><text:s text:c="2"/>Installing : php-mysql-5.4.16-42.el7.x86_64 <text:s text:c="95"/>7/8 </text:p>
      <text:p text:style-name="P1"><text:s text:c="2"/>Installing : php-5.4.16-42.el7.x86_64 <text:s text:c="101"/>8/8 </text:p>
      <text:p text:style-name="P1"><text:s text:c="2"/>Verifying <text:s/>: php-cli-5.4.16-42.el7.x86_64 <text:s text:c="97"/>1/8 </text:p>
      <text:p text:style-name="P1"><text:s text:c="2"/>Verifying <text:s/>: t1lib-5.1.2-14.el7.x86_64 <text:s text:c="100"/>2/8 </text:p>
      <text:p text:style-name="P1"><text:s text:c="2"/>Verifying <text:s/>: php-mysql-5.4.16-42.el7.x86_64 <text:s text:c="95"/>3/8 </text:p>
      <text:p text:style-name="P1"><text:s text:c="2"/>Verifying <text:s/>: php-gd-5.4.16-42.el7.x86_64 <text:s text:c="98"/>4/8 </text:p>
      <text:p text:style-name="P1"><text:s text:c="2"/>Verifying <text:s/>: php-5.4.16-42.el7.x86_64 <text:s text:c="101"/>5/8 </text:p>
      <text:p text:style-name="P1"><text:s text:c="2"/>Verifying <text:s/>: libzip-0.10.1-8.el7.x86_64 <text:s text:c="99"/>6/8 </text:p>
      <text:p text:style-name="P1"><text:s text:c="2"/>Verifying <text:s/>: php-pdo-5.4.16-42.el7.x86_64 <text:s text:c="97"/><text:soft-page-break/>7/8 </text:p>
      <text:p text:style-name="P1"><text:s text:c="2"/>Verifying <text:s/>: php-common-5.4.16-42.el7.x86_64 <text:s text:c="94"/>8/8 </text:p>
      <text:p text:style-name="P1"></text:p>
      <text:p text:style-name="P1">Installed:</text:p>
      <text:p text:style-name="P1"><text:s text:c="2"/>php.x86_64 0:5.4.16-42.el7 <text:s text:c="5"/>php-gd.x86_64 0:5.4.16-42.el7 <text:s text:c="5"/>php-mysql.x86_64 0:5.4.16-42.el7 <text:s text:c="5"/>php-pdo.x86_64 0:5.4.16-42.el7 <text:s text:c="4"/></text:p>
      <text:p text:style-name="P1"></text:p>
      <text:p text:style-name="P1">Dependency Installed:</text:p>
      <text:p text:style-name="P1"><text:s text:c="2"/>libzip.x86_64 0:0.10.1-8.el7 <text:s text:c="5"/>php-cli.x86_64 0:5.4.16-42.el7 <text:s text:c="5"/>php-common.x86_64 0:5.4.16-42.el7 <text:s text:c="5"/>t1lib.x86_64 0:5.1.2-14.el7 <text:s text:c="4"/></text:p>
      <text:p text:style-name="P1"></text:p>
      <text:p text:style-name="P1">Complete!</text:p>
      <text:p text:style-name="P1">[root@hdc0005796 Administrator]# </text:p>
      <text:p text:style-name="P1">[root@hdc0005796 Administrator]# </text:p>
      <text:p text:style-name="P1">[root@hdc0005796 Administrator]# </text:p>
      <text:p text:style-name="P1">[root@hdc0005796 Administrator]# </text:p>
      <text:p text:style-name="P1">[root@hdc0005796 Administrator]# php --version</text:p>
      <text:p text:style-name="P1">PHP 5.4.16 (cli) (built: Aug <text:s/>5 2016 07:50:38) </text:p>
      <text:p text:style-name="P1">Copyright (c) 1997-2013 The PHP Group</text:p>
      <text:p text:style-name="P1">Zend Engine v2.4.0, Copyright (c) 1998-2013 Zend Technologies</text:p>
      <text:p text:style-name="P1">[root@hdc0005796 Administrator]# </text:p>
      <text:p text:style-name="P1">[root@hdc0005796 Administrator]# </text:p>
      <text:p text:style-name="P1">[root@hdc0005796 Administrator]# </text:p>
      <text:p text:style-name="P1">[root@hdc0005796 Administrator]# </text:p>
      <text:p text:style-name="P1">[root@hdc0005796 Administrator]# echo "&lt;?php phpinfo(); ?&gt;" &gt; /var/www/html/info.php</text:p>
      <text:p text:style-name="P1">[root@hdc0005796 Administrator]# systemctl restart httpd</text:p>
      <text:p text:style-name="P1">[root@hdc0005796 Administrator]# nano /etc/php.ini</text:p>
      <text:p text:style-name="P1">[root@hdc0005796 Administrator]# </text:p>
      <text:p text:style-name="P1">[root@hdc0005796 Administrator]# </text:p>
      <text:p text:style-name="P1">[root@hdc0005796 Administrator]# </text:p>
      <text:p text:style-name="P1">[root@hdc0005796 Administrator]# </text:p>
      <text:p text:style-name="P1">[root@hdc0005796 Administrator]# </text:p>
      <text:p text:style-name="P1">[root@hdc0005796 Administrator]# yum install mariadb-server mariadb</text:p>
      <text:p text:style-name="P1">Loaded plugins: langpacks, product-id, rhnplugin, search-disabled-repos, subscription-manager</text:p>
      <text:p text:style-name="P1">This system is receiving updates from RHN Classic or Red Hat Satellite.</text:p>
      <text:p text:style-name="P1">Resolving Dependencies</text:p>
      <text:p text:style-name="P1">--&gt; Running transaction check</text:p>
      <text:p text:style-name="P1">---&gt; Package mariadb.x86_64 1:5.5.52-1.el7 will be installed</text:p>
      <text:p text:style-name="P1">---&gt; Package mariadb-server.x86_64 1:5.5.52-1.el7 will be installed</text:p>
      <text:p text:style-name="P1">--&gt; Processing Dependency: perl-DBD-MySQL for package: 1:mariadb-server-5.5.52-1.el7.x86_64</text:p>
      <text:p text:style-name="P1">--&gt; Running transaction check</text:p>
      <text:p text:style-name="P1">---&gt; Package perl-DBD-MySQL.x86_64 0:4.023-5.el7 will be installed</text:p>
      <text:p text:style-name="P1">--&gt; Finished Dependency Resolution</text:p>
      <text:p text:style-name="P1"></text:p>
      <text:p text:style-name="P1">Dependencies Resolved</text:p>
      <text:p text:style-name="P1"></text:p>
      <text:p text:style-name="P1">=================================================================================================================================================</text:p>
      <text:p text:style-name="P1"><text:s/>Package <text:s text:c="27"/>Arch <text:s text:c="22"/>Version <text:s text:c="27"/>Repository <text:s text:c="31"/>Size</text:p>
      <text:p text:style-name="P1"><text:soft-page-break/>=================================================================================================================================================</text:p>
      <text:p text:style-name="P1">Installing:</text:p>
      <text:p text:style-name="P1"><text:s/>mariadb <text:s text:c="27"/>x86_64 <text:s text:c="20"/>1:5.5.52-1.el7 <text:s text:c="20"/>rhel-x86_64-server-7 <text:s text:c="20"/>8.6 M</text:p>
      <text:p text:style-name="P1"><text:s/>mariadb-server <text:s text:c="20"/>x86_64 <text:s text:c="20"/>1:5.5.52-1.el7 <text:s text:c="20"/>rhel-x86_64-server-7 <text:s text:c="21"/>11 M</text:p>
      <text:p text:style-name="P1">Installing for dependencies:</text:p>
      <text:p text:style-name="P1"><text:s/>perl-DBD-MySQL <text:s text:c="20"/>x86_64 <text:s text:c="20"/>4.023-5.el7 <text:s text:c="23"/>rhel-x86_64-server-7 <text:s text:c="20"/>140 k</text:p>
      <text:p text:style-name="P1"></text:p>
      <text:p text:style-name="P1">Transaction Summary</text:p>
      <text:p text:style-name="P1">=================================================================================================================================================</text:p>
      <text:p text:style-name="P1">Install <text:s/>2 Packages (+1 Dependent package)</text:p>
      <text:p text:style-name="P1"></text:p>
      <text:p text:style-name="P1">Total download size: 19 M</text:p>
      <text:p text:style-name="P1">Installed size: 104 M</text:p>
      <text:p text:style-name="P1">Is this ok [y/d/N]: y</text:p>
      <text:p text:style-name="P1">Downloading packages:</text:p>
      <text:p text:style-name="P1">(1/3): mariadb-5.5.52-1.el7.x86_64.rpm <text:s text:c="83"/>| 8.6 MB <text:s/>00:00:00 <text:s text:c="4"/></text:p>
      <text:p text:style-name="P1">(2/3): mariadb-server-5.5.52-1.el7.x86_64.rpm <text:s text:c="76"/>| <text:s/>11 MB <text:s/>00:00:01 <text:s text:c="4"/></text:p>
      <text:p text:style-name="P1">(3/3): perl-DBD-MySQL-4.023-5.el7.x86_64.rpm <text:s text:c="77"/>| 140 kB <text:s/>00:00:00 <text:s text:c="4"/></text:p>
      <text:p text:style-name="P1">-------------------------------------------------------------------------------------------------------------------------------------------------</text:p>
      <text:p text:style-name="P1">Total <text:s text:c="107"/>6.8 MB/s | <text:s/>19 MB <text:s/>00:00:02 <text:s text:c="4"/></text:p>
      <text:p text:style-name="P1">Running transaction check</text:p>
      <text:p text:style-name="P1">Running transaction test</text:p>
      <text:p text:style-name="P1">Transaction test succeeded</text:p>
      <text:p text:style-name="P1">Running transaction</text:p>
      <text:p text:style-name="P1"><text:s text:c="2"/>Installing : 1:mariadb-5.5.52-1.el7.x86_64 <text:s text:c="96"/>1/3 </text:p>
      <text:p text:style-name="P1"><text:s text:c="2"/>Installing : perl-DBD-MySQL-4.023-5.el7.x86_64 <text:s text:c="92"/>2/3 </text:p>
      <text:p text:style-name="P1"><text:s text:c="2"/>Installing : 1:mariadb-server-5.5.52-1.el7.x86_64 <text:s text:c="89"/>3/3 </text:p>
      <text:p text:style-name="P1"><text:s text:c="2"/>Verifying <text:s/>: 1:mariadb-server-5.5.52-1.el7.x86_64 <text:s text:c="89"/>1/3 </text:p>
      <text:p text:style-name="P1"><text:s text:c="2"/>Verifying <text:s/>: perl-DBD-MySQL-4.023-5.el7.x86_64 <text:s text:c="92"/>2/3 </text:p>
      <text:p text:style-name="P1"><text:s text:c="2"/>Verifying <text:s/>: 1:mariadb-5.5.52-1.el7.x86_64 <text:s text:c="96"/>3/3 </text:p>
      <text:p text:style-name="P1"></text:p>
      <text:p text:style-name="P1">Installed:</text:p>
      <text:p text:style-name="P1"><text:s text:c="2"/>mariadb.x86_64 1:5.5.52-1.el7 <text:s text:c="38"/>mariadb-server.x86_64 1:5.5.52-1.el7 <text:s text:c="37"/></text:p>
      <text:p text:style-name="P1"><text:soft-page-break/></text:p>
      <text:p text:style-name="P1">Dependency Installed:</text:p>
      <text:p text:style-name="P1"><text:s text:c="2"/>perl-DBD-MySQL.x86_64 0:4.023-5.el7 <text:s text:c="107"/></text:p>
      <text:p text:style-name="P1"></text:p>
      <text:p text:style-name="P1">Complete!</text:p>
      <text:p text:style-name="P1">[root@hdc0005796 Administrator]# systemctl start mariadb</text:p>
      <text:p text:style-name="P1">[root@hdc0005796 Administrator]# mysql_secure_installation</text:p>
      <text:p text:style-name="P1"></text:p>
      <text:p text:style-name="P1">NOTE: RUNNING ALL PARTS OF THIS SCRIPT IS RECOMMENDED FOR ALL MariaDB</text:p>
      <text:p text:style-name="P1"><text:s text:c="6"/>SERVERS IN PRODUCTION USE! <text:s/>PLEASE READ EACH STEP CAREFULLY!</text:p>
      <text:p text:style-name="P1"></text:p>
      <text:p text:style-name="P1">In order to log into MariaDB to secure it, we'll need the current</text:p>
      <text:p text:style-name="P1">password for the root user. <text:s/>If you've just installed MariaDB, and</text:p>
      <text:p text:style-name="P1">you haven't set the root password yet, the password will be blank,</text:p>
      <text:p text:style-name="P1">so you should just press enter here.</text:p>
      <text:p text:style-name="P1"></text:p>
      <text:p text:style-name="P1">Enter current password for root (enter for none): </text:p>
      <text:p text:style-name="P1">OK, successfully used password, moving on...</text:p>
      <text:p text:style-name="P1"></text:p>
      <text:p text:style-name="P1">Setting the root password ensures that nobody can log into the MariaDB</text:p>
      <text:p text:style-name="P1">root user without the proper authorisation.</text:p>
      <text:p text:style-name="P1"></text:p>
      <text:p text:style-name="P1">Set root password? [Y/n] y</text:p>
      <text:p text:style-name="P1">New password: </text:p>
      <text:p text:style-name="P1">Re-enter new password: </text:p>
      <text:p text:style-name="P1">Password updated successfully!</text:p>
      <text:p text:style-name="P1">Reloading privilege tables..</text:p>
      <text:p text:style-name="P1"><text:s/>... Success!</text:p>
      <text:p text:style-name="P1"></text:p>
      <text:p text:style-name="P1"></text:p>
      <text:p text:style-name="P1">By default, a MariaDB installation has an anonymous user, allowing anyone</text:p>
      <text:p text:style-name="P1">to log into MariaDB without having to have a user account created for</text:p>
      <text:p text:style-name="P1">them. <text:s/>This is intended only for testing, and to make the installation</text:p>
      <text:p text:style-name="P1">go a bit smoother. <text:s/>You should remove them before moving into a</text:p>
      <text:p text:style-name="P1">production environment.</text:p>
      <text:p text:style-name="P1"></text:p>
      <text:p text:style-name="P1">Remove anonymous users? [Y/n] n</text:p>
      <text:p text:style-name="P1"><text:s/>... skipping.</text:p>
      <text:p text:style-name="P1"></text:p>
      <text:p text:style-name="P1">Normally, root should only be allowed to connect from 'localhost'. <text:s/>This</text:p>
      <text:p text:style-name="P1">ensures that someone cannot guess at the root password from the network.</text:p>
      <text:p text:style-name="P1"></text:p>
      <text:p text:style-name="P1">Disallow root login remotely? [Y/n] n</text:p>
      <text:p text:style-name="P1"><text:s/>... skipping.</text:p>
      <text:p text:style-name="P1"></text:p>
      <text:p text:style-name="P1">By default, MariaDB comes with a database named 'test' that anyone can</text:p>
      <text:p text:style-name="P1">access. <text:s/>This is also intended only for testing, and should be removed</text:p>
      <text:p text:style-name="P1">before moving into a production environment.</text:p>
      <text:p text:style-name="P1"></text:p>
      <text:p text:style-name="P1">Remove test database and access to it? [Y/n] n</text:p>
      <text:p text:style-name="P1"><text:s/>... skipping.</text:p>
      <text:p text:style-name="P1"><text:soft-page-break/></text:p>
      <text:p text:style-name="P1">Reloading the privilege tables will ensure that all changes made so far</text:p>
      <text:p text:style-name="P1">will take effect immediately.</text:p>
      <text:p text:style-name="P1"></text:p>
      <text:p text:style-name="P1">Reload privilege tables now? [Y/n] y</text:p>
      <text:p text:style-name="P1"><text:s/>... Success!</text:p>
      <text:p text:style-name="P1"></text:p>
      <text:p text:style-name="P1">Cleaning up...</text:p>
      <text:p text:style-name="P1"></text:p>
      <text:p text:style-name="P1">All done! <text:s/>If you've completed all of the above steps, your MariaDB</text:p>
      <text:p text:style-name="P1">installation should now be secure.</text:p>
      <text:p text:style-name="P1"></text:p>
      <text:p text:style-name="P1">Thanks for using MariaDB!</text:p>
      <text:p text:style-name="P1">[root@hdc0005796 Administrator]# </text:p>
      <text:p text:style-name="P1">[root@hdc0005796 Administrator]# </text:p>
      <text:p text:style-name="P1">[root@hdc0005796 Administrator]# </text:p>
      <text:p text:style-name="P1">[root@hdc0005796 Administrator]# </text:p>
      <text:p text:style-name="P1">[root@hdc0005796 Administrator]# mysql -u root -p</text:p>
      <text:p text:style-name="P1">Enter password: </text:p>
      <text:p text:style-name="P1">Welcome to the MariaDB monitor. <text:s/>Commands end with ; or \g.</text:p>
      <text:p text:style-name="P1">Your MariaDB connection id is 6</text:p>
      <text:p text:style-name="P1">Server version: 5.5.52-MariaDB MariaDB Server</text:p>
      <text:p text:style-name="P1"></text:p>
      <text:p text:style-name="P1">Copyright (c) 2000, 2016, Oracle, MariaDB Corporation Ab and others.</text:p>
      <text:p text:style-name="P1"></text:p>
      <text:p text:style-name="P1">Type 'help;' or '\h' for help. Type '\c' to clear the current input statement.</text:p>
      <text:p text:style-name="P1"></text:p>
      <text:p text:style-name="P1">MariaDB [(none)]&gt; </text:p>
      <text:p text:style-name="P1">MariaDB [(none)]&gt; </text:p>
      <text:p text:style-name="P1">MariaDB [(none)]&gt; </text:p>
      <text:p text:style-name="P1">MariaDB [(none)]&gt; </text:p>
      <text:p text:style-name="P1">MariaDB [(none)]&gt; </text:p>
      <text:p text:style-name="P1">MariaDB [(none)]&gt; show databases;</text:p>
      <text:p text:style-name="P1">+--------------------+</text:p>
      <text:p text:style-name="P1">| Database <text:s text:c="10"/>|</text:p>
      <text:p text:style-name="P1">+--------------------+</text:p>
      <text:p text:style-name="P1">| information_schema |</text:p>
      <text:p text:style-name="P1">| mysql <text:s text:c="13"/>|</text:p>
      <text:p text:style-name="P1">| performance_schema |</text:p>
      <text:p text:style-name="P1">| test <text:s text:c="14"/>|</text:p>
      <text:p text:style-name="P1">+--------------------+</text:p>
      <text:p text:style-name="P1">4 rows in set (0.00 sec)</text:p>
      <text:p text:style-name="P1"></text:p>
      <text:p text:style-name="P1">MariaDB [(none)]&gt; </text:p>
      <text:p text:style-name="P1">MariaDB [(none)]&gt; </text:p>
      <text:p text:style-name="P1">MariaDB [(none)]&gt; </text:p>
      <text:p text:style-name="P1">MariaDB [(none)]&gt; create database drupal7;</text:p>
      <text:p text:style-name="P1">Query OK, 1 row affected (0.00 sec)</text:p>
      <text:p text:style-name="P1"></text:p>
      <text:p text:style-name="P1">MariaDB [(none)]&gt; </text:p>
      <text:p text:style-name="P1">MariaDB [(none)]&gt; </text:p>
      <text:p text:style-name="P1">MariaDB [(none)]&gt; </text:p>
      <text:p text:style-name="P1"><text:soft-page-break/>MariaDB [(none)]&gt; exit</text:p>
      <text:p text:style-name="P1">Bye</text:p>
      <text:p text:style-name="P1">[root@hdc0005796 Administrator]# </text:p>
      <text:p text:style-name="P1">[root@hdc0005796 Administrator]# </text:p>
      <text:p text:style-name="P1">[root@hdc0005796 Administrator]# </text:p>
      <text:p text:style-name="P1">[root@hdc0005796 Administrator]# yum install http://pkgs.repoforge.org/rpmforge-release/rpmforge-release-0.5.3-1.el7.rf.x86_64.rpm</text:p>
      <text:p text:style-name="P1">Loaded plugins: langpacks, product-id, rhnplugin, search-disabled-repos, subscription-manager</text:p>
      <text:p text:style-name="P1">This system is receiving updates from RHN Classic or Red Hat Satellite.</text:p>
      <text:p text:style-name="P1">Cannot open: http://pkgs.repoforge.org/rpmforge-release/rpmforge-release-0.5.3-1.el7.rf.x86_64.rpm. Skipping.</text:p>
      <text:p text:style-name="P1">Error: Nothing to do</text:p>
      <text:p text:style-name="P1">[root@hdc0005796 Administrator]# </text:p>
      <text:p text:style-name="P1">[root@hdc0005796 Administrator]# </text:p>
      <text:p text:style-name="P1">[root@hdc0005796 Administrator]# </text:p>
      <text:p text:style-name="P1">[root@hdc0005796 Administrator]# </text:p>
      <text:p text:style-name="P1">[root@hdc0005796 Administrator]# cd /var/www/html/</text:p>
      <text:p text:style-name="P1">[root@hdc0005796 html]# </text:p>
      <text:p text:style-name="P1">[root@hdc0005796 html]# ls -ll</text:p>
      <text:p text:style-name="P1">total 4</text:p>
      <text:p text:style-name="P1">-rw-r--r--. 1 root root 20 Jun <text:s/>7 12:41 info.php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wget https://ftp.drupal.org/files/projects/drupal-7.54.tar.gz</text:p>
      <text:p text:style-name="P1">--2017-06-07 12:50:56-- <text:s/>https://ftp.drupal.org/files/projects/drupal-7.54.tar.gz</text:p>
      <text:p text:style-name="P1">Resolving ftp.drupal.org (ftp.drupal.org)... 151.101.13.175</text:p>
      <text:p text:style-name="P1">Connecting to ftp.drupal.org (ftp.drupal.org)|151.101.13.175|:443... connected.</text:p>
      <text:p text:style-name="P1">HTTP request sent, awaiting response... 200 OK</text:p>
      <text:p text:style-name="P1">Length: 3275864 (3.1M) [application/octet-stream]</text:p>
      <text:p text:style-name="P1">Saving to: ‘drupal-7.54.tar.gz’</text:p>
      <text:p text:style-name="P1"></text:p>
      <text:p text:style-name="P1">100%[=======================================================================================================&gt;] 32,75,864 <text:s text:c="3"/>211KB/s <text:s text:c="2"/>in 16s <text:s text:c="3"/></text:p>
      <text:p text:style-name="P1"></text:p>
      <text:p text:style-name="P1">2017-06-07 12:51:13 (202 KB/s) - ‘drupal-7.54.tar.gz’ saved [3275864/3275864]</text:p>
      <text:p text:style-name="P1">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tar zxvf drupal-7.54.tar.gz </text:p>
      <text:p text:style-name="P1">drupal-7.54/</text:p>
      <text:p text:style-name="P1">drupal-7.54/.editorconfig</text:p>
      <text:p text:style-name="P1">drupal-7.54/.gitignore</text:p>
      <text:p text:style-name="P1">drupal-7.54/.htaccess</text:p>
      <text:p text:style-name="P1">drupal-7.54/CHANGELOG.txt</text:p>
      <text:p text:style-name="P1">drupal-7.54/COPYRIGHT.txt</text:p>
      <text:p text:style-name="P1">drupal-7.54/INSTALL.mysql.txt</text:p>
      <text:p text:style-name="P1">drupal-7.54/INSTALL.pgsql.txt</text:p>
      <text:p text:style-name="P1"><text:soft-page-break/>drupal-7.54/INSTALL.sqlite.txt</text:p>
      <text:p text:style-name="P1">drupal-7.54/INSTALL.txt</text:p>
      <text:p text:style-name="P1">drupal-7.54/MAINTAINERS.txt</text:p>
      <text:p text:style-name="P1">drupal-7.54/README.txt</text:p>
      <text:p text:style-name="P1">drupal-7.54/UPGRADE.txt</text:p>
      <text:p text:style-name="P1">drupal-7.54/authorize.php</text:p>
      <text:p text:style-name="P1">drupal-7.54/cron.php</text:p>
      <text:p text:style-name="P1">drupal-7.54/includes/</text:p>
      <text:p text:style-name="P1">drupal-7.54/includes/actions.inc</text:p>
      <text:p text:style-name="P1">drupal-7.54/includes/ajax.inc</text:p>
      <text:p text:style-name="P1">drupal-7.54/includes/archiver.inc</text:p>
      <text:p text:style-name="P1">drupal-7.54/includes/authorize.inc</text:p>
      <text:p text:style-name="P1">drupal-7.54/includes/batch.inc</text:p>
      <text:p text:style-name="P1">drupal-7.54/includes/batch.queue.inc</text:p>
      <text:p text:style-name="P1">drupal-7.54/includes/bootstrap.inc</text:p>
      <text:p text:style-name="P1">drupal-7.54/includes/cache-install.inc</text:p>
      <text:p text:style-name="P1">drupal-7.54/includes/cache.inc</text:p>
      <text:p text:style-name="P1">drupal-7.54/includes/common.inc</text:p>
      <text:p text:style-name="P1">drupal-7.54/includes/database/</text:p>
      <text:p text:style-name="P1">drupal-7.54/includes/database/database.inc</text:p>
      <text:p text:style-name="P1">drupal-7.54/includes/database/log.inc</text:p>
      <text:p text:style-name="P1">drupal-7.54/includes/database/mysql/</text:p>
      <text:p text:style-name="P1">drupal-7.54/includes/database/mysql/database.inc</text:p>
      <text:p text:style-name="P1">drupal-7.54/includes/database/mysql/install.inc</text:p>
      <text:p text:style-name="P1">drupal-7.54/includes/database/mysql/query.inc</text:p>
      <text:p text:style-name="P1">drupal-7.54/includes/database/mysql/schema.inc</text:p>
      <text:p text:style-name="P1">drupal-7.54/includes/database/pgsql/</text:p>
      <text:p text:style-name="P1">drupal-7.54/includes/database/pgsql/database.inc</text:p>
      <text:p text:style-name="P1">drupal-7.54/includes/database/pgsql/install.inc</text:p>
      <text:p text:style-name="P1">drupal-7.54/includes/database/pgsql/query.inc</text:p>
      <text:p text:style-name="P1">drupal-7.54/includes/database/pgsql/schema.inc</text:p>
      <text:p text:style-name="P1">drupal-7.54/includes/database/pgsql/select.inc</text:p>
      <text:p text:style-name="P1">drupal-7.54/includes/database/prefetch.inc</text:p>
      <text:p text:style-name="P1">drupal-7.54/includes/database/query.inc</text:p>
      <text:p text:style-name="P1">drupal-7.54/includes/database/schema.inc</text:p>
      <text:p text:style-name="P1">drupal-7.54/includes/database/select.inc</text:p>
      <text:p text:style-name="P1">drupal-7.54/includes/database/sqlite/</text:p>
      <text:p text:style-name="P1">drupal-7.54/includes/database/sqlite/database.inc</text:p>
      <text:p text:style-name="P1">drupal-7.54/includes/database/sqlite/install.inc</text:p>
      <text:p text:style-name="P1">drupal-7.54/includes/database/sqlite/query.inc</text:p>
      <text:p text:style-name="P1">drupal-7.54/includes/database/sqlite/schema.inc</text:p>
      <text:p text:style-name="P1">drupal-7.54/includes/database/sqlite/select.inc</text:p>
      <text:p text:style-name="P1">drupal-7.54/includes/date.inc</text:p>
      <text:p text:style-name="P1">drupal-7.54/includes/entity.inc</text:p>
      <text:p text:style-name="P1">drupal-7.54/includes/errors.inc</text:p>
      <text:p text:style-name="P1">drupal-7.54/includes/file.inc</text:p>
      <text:p text:style-name="P1">drupal-7.54/includes/file.mimetypes.inc</text:p>
      <text:p text:style-name="P1">drupal-7.54/includes/filetransfer/</text:p>
      <text:p text:style-name="P1">drupal-7.54/includes/filetransfer/filetransfer.inc</text:p>
      <text:p text:style-name="P1">drupal-7.54/includes/filetransfer/ftp.inc</text:p>
      <text:p text:style-name="P1">drupal-7.54/includes/filetransfer/local.inc</text:p>
      <text:p text:style-name="P1">drupal-7.54/includes/filetransfer/ssh.inc</text:p>
      <text:p text:style-name="P1"><text:soft-page-break/>drupal-7.54/includes/form.inc</text:p>
      <text:p text:style-name="P1">drupal-7.54/includes/graph.inc</text:p>
      <text:p text:style-name="P1">drupal-7.54/includes/image.inc</text:p>
      <text:p text:style-name="P1">drupal-7.54/includes/install.core.inc</text:p>
      <text:p text:style-name="P1">drupal-7.54/includes/install.inc</text:p>
      <text:p text:style-name="P1">drupal-7.54/includes/iso.inc</text:p>
      <text:p text:style-name="P1">drupal-7.54/includes/json-encode.inc</text:p>
      <text:p text:style-name="P1">drupal-7.54/includes/language.inc</text:p>
      <text:p text:style-name="P1">drupal-7.54/includes/locale.inc</text:p>
      <text:p text:style-name="P1">drupal-7.54/includes/lock.inc</text:p>
      <text:p text:style-name="P1">drupal-7.54/includes/mail.inc</text:p>
      <text:p text:style-name="P1">drupal-7.54/includes/menu.inc</text:p>
      <text:p text:style-name="P1">drupal-7.54/includes/module.inc</text:p>
      <text:p text:style-name="P1">drupal-7.54/includes/pager.inc</text:p>
      <text:p text:style-name="P1">drupal-7.54/includes/password.inc</text:p>
      <text:p text:style-name="P1">drupal-7.54/includes/path.inc</text:p>
      <text:p text:style-name="P1">drupal-7.54/includes/registry.inc</text:p>
      <text:p text:style-name="P1">drupal-7.54/includes/session.inc</text:p>
      <text:p text:style-name="P1">drupal-7.54/includes/stream_wrappers.inc</text:p>
      <text:p text:style-name="P1">drupal-7.54/includes/tablesort.inc</text:p>
      <text:p text:style-name="P1">drupal-7.54/includes/theme.inc</text:p>
      <text:p text:style-name="P1">drupal-7.54/includes/theme.maintenance.inc</text:p>
      <text:p text:style-name="P1">drupal-7.54/includes/token.inc</text:p>
      <text:p text:style-name="P1">drupal-7.54/includes/unicode.entities.inc</text:p>
      <text:p text:style-name="P1">drupal-7.54/includes/unicode.inc</text:p>
      <text:p text:style-name="P1">drupal-7.54/includes/update.inc</text:p>
      <text:p text:style-name="P1">drupal-7.54/includes/updater.inc</text:p>
      <text:p text:style-name="P1">drupal-7.54/includes/utility.inc</text:p>
      <text:p text:style-name="P1">drupal-7.54/includes/xmlrpc.inc</text:p>
      <text:p text:style-name="P1">drupal-7.54/includes/xmlrpcs.inc</text:p>
      <text:p text:style-name="P1">drupal-7.54/index.php</text:p>
      <text:p text:style-name="P1">drupal-7.54/install.php</text:p>
      <text:p text:style-name="P1">drupal-7.54/misc/</text:p>
      <text:p text:style-name="P1">drupal-7.54/misc/ajax.js</text:p>
      <text:p text:style-name="P1">drupal-7.54/misc/arrow-asc.png</text:p>
      <text:p text:style-name="P1">drupal-7.54/misc/arrow-desc.png</text:p>
      <text:p text:style-name="P1">drupal-7.54/misc/authorize.js</text:p>
      <text:p text:style-name="P1">drupal-7.54/misc/autocomplete.js</text:p>
      <text:p text:style-name="P1">drupal-7.54/misc/batch.js</text:p>
      <text:p text:style-name="P1">drupal-7.54/misc/collapse.js</text:p>
      <text:p text:style-name="P1">drupal-7.54/misc/configure.png</text:p>
      <text:p text:style-name="P1">drupal-7.54/misc/draggable.png</text:p>
      <text:p text:style-name="P1">drupal-7.54/misc/drupal.js</text:p>
      <text:p text:style-name="P1">drupal-7.54/misc/druplicon.png</text:p>
      <text:p text:style-name="P1">drupal-7.54/misc/farbtastic/</text:p>
      <text:p text:style-name="P1">drupal-7.54/misc/farbtastic/farbtastic.css</text:p>
      <text:p text:style-name="P1">drupal-7.54/misc/farbtastic/farbtastic.js</text:p>
      <text:p text:style-name="P1">drupal-7.54/misc/farbtastic/marker.png</text:p>
      <text:p text:style-name="P1">drupal-7.54/misc/farbtastic/mask.png</text:p>
      <text:p text:style-name="P1">drupal-7.54/misc/farbtastic/wheel.png</text:p>
      <text:p text:style-name="P1">drupal-7.54/misc/favicon.ico</text:p>
      <text:p text:style-name="P1">drupal-7.54/misc/feed.png</text:p>
      <text:p text:style-name="P1"><text:soft-page-break/>drupal-7.54/misc/form.js</text:p>
      <text:p text:style-name="P1">drupal-7.54/misc/forum-icons.png</text:p>
      <text:p text:style-name="P1">drupal-7.54/misc/grippie.png</text:p>
      <text:p text:style-name="P1">drupal-7.54/misc/help.png</text:p>
      <text:p text:style-name="P1">drupal-7.54/misc/jquery.ba-bbq.js</text:p>
      <text:p text:style-name="P1">drupal-7.54/misc/jquery.cookie.js</text:p>
      <text:p text:style-name="P1">drupal-7.54/misc/jquery.form.js</text:p>
      <text:p text:style-name="P1">drupal-7.54/misc/jquery.js</text:p>
      <text:p text:style-name="P1">drupal-7.54/misc/jquery.once.js</text:p>
      <text:p text:style-name="P1">drupal-7.54/misc/machine-name.js</text:p>
      <text:p text:style-name="P1">drupal-7.54/misc/menu-collapsed-rtl.png</text:p>
      <text:p text:style-name="P1">drupal-7.54/misc/menu-collapsed.png</text:p>
      <text:p text:style-name="P1">drupal-7.54/misc/menu-expanded.png</text:p>
      <text:p text:style-name="P1">drupal-7.54/misc/menu-leaf.png</text:p>
      <text:p text:style-name="P1">drupal-7.54/misc/message-16-error.png</text:p>
      <text:p text:style-name="P1">drupal-7.54/misc/message-16-help.png</text:p>
      <text:p text:style-name="P1">drupal-7.54/misc/message-16-info.png</text:p>
      <text:p text:style-name="P1">drupal-7.54/misc/message-16-ok.png</text:p>
      <text:p text:style-name="P1">drupal-7.54/misc/message-16-warning.png</text:p>
      <text:p text:style-name="P1">drupal-7.54/misc/message-24-error.png</text:p>
      <text:p text:style-name="P1">drupal-7.54/misc/message-24-help.png</text:p>
      <text:p text:style-name="P1">drupal-7.54/misc/message-24-info.png</text:p>
      <text:p text:style-name="P1">drupal-7.54/misc/message-24-ok.png</text:p>
      <text:p text:style-name="P1">drupal-7.54/misc/message-24-warning.png</text:p>
      <text:p text:style-name="P1">drupal-7.54/misc/permissions.png</text:p>
      <text:p text:style-name="P1">drupal-7.54/misc/powered-black-135x42.png</text:p>
      <text:p text:style-name="P1">drupal-7.54/misc/powered-black-80x15.png</text:p>
      <text:p text:style-name="P1">drupal-7.54/misc/powered-black-88x31.png</text:p>
      <text:p text:style-name="P1">drupal-7.54/misc/powered-blue-135x42.png</text:p>
      <text:p text:style-name="P1">drupal-7.54/misc/powered-blue-80x15.png</text:p>
      <text:p text:style-name="P1">drupal-7.54/misc/powered-blue-88x31.png</text:p>
      <text:p text:style-name="P1">drupal-7.54/misc/powered-gray-135x42.png</text:p>
      <text:p text:style-name="P1">drupal-7.54/misc/powered-gray-80x15.png</text:p>
      <text:p text:style-name="P1">drupal-7.54/misc/powered-gray-88x31.png</text:p>
      <text:p text:style-name="P1">drupal-7.54/misc/print-rtl.css</text:p>
      <text:p text:style-name="P1">drupal-7.54/misc/print.css</text:p>
      <text:p text:style-name="P1">drupal-7.54/misc/progress.gif</text:p>
      <text:p text:style-name="P1">drupal-7.54/misc/progress.js</text:p>
      <text:p text:style-name="P1">drupal-7.54/misc/states.js</text:p>
      <text:p text:style-name="P1">drupal-7.54/misc/tabledrag.js</text:p>
      <text:p text:style-name="P1">drupal-7.54/misc/tableheader.js</text:p>
      <text:p text:style-name="P1">drupal-7.54/misc/tableselect.js</text:p>
      <text:p text:style-name="P1">drupal-7.54/misc/textarea.js</text:p>
      <text:p text:style-name="P1">drupal-7.54/misc/throbber-active.gif</text:p>
      <text:p text:style-name="P1">drupal-7.54/misc/throbber-inactive.png</text:p>
      <text:p text:style-name="P1">drupal-7.54/misc/throbber.gif</text:p>
      <text:p text:style-name="P1">drupal-7.54/misc/timezone.js</text:p>
      <text:p text:style-name="P1">drupal-7.54/misc/tree-bottom.png</text:p>
      <text:p text:style-name="P1">drupal-7.54/misc/tree.png</text:p>
      <text:p text:style-name="P1">drupal-7.54/misc/ui/</text:p>
      <text:p text:style-name="P1">drupal-7.54/misc/ui/images/</text:p>
      <text:p text:style-name="P1">drupal-7.54/misc/ui/images/ui-bg_flat_0_aaaaaa_40x100.png</text:p>
      <text:p text:style-name="P1"><text:soft-page-break/>drupal-7.54/misc/ui/images/ui-bg_flat_75_ffffff_40x100.png</text:p>
      <text:p text:style-name="P1">drupal-7.54/misc/ui/images/ui-bg_glass_55_fbf9ee_1x400.png</text:p>
      <text:p text:style-name="P1">drupal-7.54/misc/ui/images/ui-bg_glass_65_ffffff_1x400.png</text:p>
      <text:p text:style-name="P1">drupal-7.54/misc/ui/images/ui-bg_glass_75_dadada_1x400.png</text:p>
      <text:p text:style-name="P1">drupal-7.54/misc/ui/images/ui-bg_glass_75_e6e6e6_1x400.png</text:p>
      <text:p text:style-name="P1">drupal-7.54/misc/ui/images/ui-bg_glass_95_fef1ec_1x400.png</text:p>
      <text:p text:style-name="P1">drupal-7.54/misc/ui/images/ui-bg_highlight-soft_75_cccccc_1x100.png</text:p>
      <text:p text:style-name="P1">drupal-7.54/misc/ui/images/ui-icons_222222_256x240.png</text:p>
      <text:p text:style-name="P1">drupal-7.54/misc/ui/images/ui-icons_2e83ff_256x240.png</text:p>
      <text:p text:style-name="P1">drupal-7.54/misc/ui/images/ui-icons_454545_256x240.png</text:p>
      <text:p text:style-name="P1">drupal-7.54/misc/ui/images/ui-icons_888888_256x240.png</text:p>
      <text:p text:style-name="P1">drupal-7.54/misc/ui/images/ui-icons_cd0a0a_256x240.png</text:p>
      <text:p text:style-name="P1">drupal-7.54/misc/ui/jquery.effects.blind.min.js</text:p>
      <text:p text:style-name="P1">drupal-7.54/misc/ui/jquery.effects.bounce.min.js</text:p>
      <text:p text:style-name="P1">drupal-7.54/misc/ui/jquery.effects.clip.min.js</text:p>
      <text:p text:style-name="P1">drupal-7.54/misc/ui/jquery.effects.core.min.js</text:p>
      <text:p text:style-name="P1">drupal-7.54/misc/ui/jquery.effects.drop.min.js</text:p>
      <text:p text:style-name="P1">drupal-7.54/misc/ui/jquery.effects.explode.min.js</text:p>
      <text:p text:style-name="P1">drupal-7.54/misc/ui/jquery.effects.fade.min.js</text:p>
      <text:p text:style-name="P1">drupal-7.54/misc/ui/jquery.effects.fold.min.js</text:p>
      <text:p text:style-name="P1">drupal-7.54/misc/ui/jquery.effects.highlight.min.js</text:p>
      <text:p text:style-name="P1">drupal-7.54/misc/ui/jquery.effects.pulsate.min.js</text:p>
      <text:p text:style-name="P1">drupal-7.54/misc/ui/jquery.effects.scale.min.js</text:p>
      <text:p text:style-name="P1">drupal-7.54/misc/ui/jquery.effects.shake.min.js</text:p>
      <text:p text:style-name="P1">drupal-7.54/misc/ui/jquery.effects.slide.min.js</text:p>
      <text:p text:style-name="P1">drupal-7.54/misc/ui/jquery.effects.transfer.min.js</text:p>
      <text:p text:style-name="P1">drupal-7.54/misc/ui/jquery.ui.accordion.css</text:p>
      <text:p text:style-name="P1">drupal-7.54/misc/ui/jquery.ui.accordion.min.js</text:p>
      <text:p text:style-name="P1">drupal-7.54/misc/ui/jquery.ui.autocomplete.css</text:p>
      <text:p text:style-name="P1">drupal-7.54/misc/ui/jquery.ui.autocomplete.min.js</text:p>
      <text:p text:style-name="P1">drupal-7.54/misc/ui/jquery.ui.button.css</text:p>
      <text:p text:style-name="P1">drupal-7.54/misc/ui/jquery.ui.button.min.js</text:p>
      <text:p text:style-name="P1">drupal-7.54/misc/ui/jquery.ui.core.css</text:p>
      <text:p text:style-name="P1">drupal-7.54/misc/ui/jquery.ui.core.min.js</text:p>
      <text:p text:style-name="P1">drupal-7.54/misc/ui/jquery.ui.datepicker.css</text:p>
      <text:p text:style-name="P1">drupal-7.54/misc/ui/jquery.ui.datepicker.min.js</text:p>
      <text:p text:style-name="P1">drupal-7.54/misc/ui/jquery.ui.dialog.css</text:p>
      <text:p text:style-name="P1">drupal-7.54/misc/ui/jquery.ui.dialog.min.js</text:p>
      <text:p text:style-name="P1">drupal-7.54/misc/ui/jquery.ui.draggable.min.js</text:p>
      <text:p text:style-name="P1">drupal-7.54/misc/ui/jquery.ui.droppable.min.js</text:p>
      <text:p text:style-name="P1">drupal-7.54/misc/ui/jquery.ui.mouse.min.js</text:p>
      <text:p text:style-name="P1">drupal-7.54/misc/ui/jquery.ui.position.min.js</text:p>
      <text:p text:style-name="P1">drupal-7.54/misc/ui/jquery.ui.progressbar.css</text:p>
      <text:p text:style-name="P1">drupal-7.54/misc/ui/jquery.ui.progressbar.min.js</text:p>
      <text:p text:style-name="P1">drupal-7.54/misc/ui/jquery.ui.resizable.css</text:p>
      <text:p text:style-name="P1">drupal-7.54/misc/ui/jquery.ui.resizable.min.js</text:p>
      <text:p text:style-name="P1">drupal-7.54/misc/ui/jquery.ui.selectable.css</text:p>
      <text:p text:style-name="P1">drupal-7.54/misc/ui/jquery.ui.selectable.min.js</text:p>
      <text:p text:style-name="P1">drupal-7.54/misc/ui/jquery.ui.slider.css</text:p>
      <text:p text:style-name="P1">drupal-7.54/misc/ui/jquery.ui.slider.min.js</text:p>
      <text:p text:style-name="P1">drupal-7.54/misc/ui/jquery.ui.sortable.min.js</text:p>
      <text:p text:style-name="P1">drupal-7.54/misc/ui/jquery.ui.tabs.css</text:p>
      <text:p text:style-name="P1"><text:soft-page-break/>drupal-7.54/misc/ui/jquery.ui.tabs.min.js</text:p>
      <text:p text:style-name="P1">drupal-7.54/misc/ui/jquery.ui.theme.css</text:p>
      <text:p text:style-name="P1">drupal-7.54/misc/ui/jquery.ui.widget.min.js</text:p>
      <text:p text:style-name="P1">drupal-7.54/misc/vertical-tabs-rtl.css</text:p>
      <text:p text:style-name="P1">drupal-7.54/misc/vertical-tabs.css</text:p>
      <text:p text:style-name="P1">drupal-7.54/misc/vertical-tabs.js</text:p>
      <text:p text:style-name="P1">drupal-7.54/misc/watchdog-error.png</text:p>
      <text:p text:style-name="P1">drupal-7.54/misc/watchdog-ok.png</text:p>
      <text:p text:style-name="P1">drupal-7.54/misc/watchdog-warning.png</text:p>
      <text:p text:style-name="P1">drupal-7.54/modules/</text:p>
      <text:p text:style-name="P1">drupal-7.54/modules/README.txt</text:p>
      <text:p text:style-name="P1">drupal-7.54/modules/aggregator/</text:p>
      <text:p text:style-name="P1">drupal-7.54/modules/aggregator/aggregator-feed-source.tpl.php</text:p>
      <text:p text:style-name="P1">drupal-7.54/modules/aggregator/aggregator-item.tpl.php</text:p>
      <text:p text:style-name="P1">drupal-7.54/modules/aggregator/aggregator-rtl.css</text:p>
      <text:p text:style-name="P1">drupal-7.54/modules/aggregator/aggregator-summary-item.tpl.php</text:p>
      <text:p text:style-name="P1">drupal-7.54/modules/aggregator/aggregator-summary-items.tpl.php</text:p>
      <text:p text:style-name="P1">drupal-7.54/modules/aggregator/aggregator-wrapper.tpl.php</text:p>
      <text:p text:style-name="P1">drupal-7.54/modules/aggregator/aggregator.admin.inc</text:p>
      <text:p text:style-name="P1">drupal-7.54/modules/aggregator/aggregator.api.php</text:p>
      <text:p text:style-name="P1">drupal-7.54/modules/aggregator/aggregator.css</text:p>
      <text:p text:style-name="P1">drupal-7.54/modules/aggregator/aggregator.fetcher.inc</text:p>
      <text:p text:style-name="P1">drupal-7.54/modules/aggregator/aggregator.info</text:p>
      <text:p text:style-name="P1">drupal-7.54/modules/aggregator/aggregator.install</text:p>
      <text:p text:style-name="P1">drupal-7.54/modules/aggregator/aggregator.module</text:p>
      <text:p text:style-name="P1">drupal-7.54/modules/aggregator/aggregator.pages.inc</text:p>
      <text:p text:style-name="P1">drupal-7.54/modules/aggregator/aggregator.parser.inc</text:p>
      <text:p text:style-name="P1">drupal-7.54/modules/aggregator/aggregator.processor.inc</text:p>
      <text:p text:style-name="P1">drupal-7.54/modules/aggregator/aggregator.test</text:p>
      <text:p text:style-name="P1">drupal-7.54/modules/aggregator/tests/</text:p>
      <text:p text:style-name="P1">drupal-7.54/modules/aggregator/tests/aggregator_test.info</text:p>
      <text:p text:style-name="P1">drupal-7.54/modules/aggregator/tests/aggregator_test.module</text:p>
      <text:p text:style-name="P1">drupal-7.54/modules/aggregator/tests/aggregator_test_atom.xml</text:p>
      <text:p text:style-name="P1">drupal-7.54/modules/aggregator/tests/aggregator_test_rss091.xml</text:p>
      <text:p text:style-name="P1">drupal-7.54/modules/aggregator/tests/aggregator_test_title_entities.xml</text:p>
      <text:p text:style-name="P1">drupal-7.54/modules/block/</text:p>
      <text:p text:style-name="P1">drupal-7.54/modules/block/block-admin-display-form.tpl.php</text:p>
      <text:p text:style-name="P1">drupal-7.54/modules/block/block.admin.inc</text:p>
      <text:p text:style-name="P1">drupal-7.54/modules/block/block.api.php</text:p>
      <text:p text:style-name="P1">drupal-7.54/modules/block/block.css</text:p>
      <text:p text:style-name="P1">drupal-7.54/modules/block/block.info</text:p>
      <text:p text:style-name="P1">drupal-7.54/modules/block/block.install</text:p>
      <text:p text:style-name="P1">drupal-7.54/modules/block/block.js</text:p>
      <text:p text:style-name="P1">drupal-7.54/modules/block/block.module</text:p>
      <text:p text:style-name="P1">drupal-7.54/modules/block/block.test</text:p>
      <text:p text:style-name="P1">drupal-7.54/modules/block/block.tpl.php</text:p>
      <text:p text:style-name="P1">drupal-7.54/modules/block/tests/</text:p>
      <text:p text:style-name="P1">drupal-7.54/modules/block/tests/block_test.info</text:p>
      <text:p text:style-name="P1">drupal-7.54/modules/block/tests/block_test.module</text:p>
      <text:p text:style-name="P1">drupal-7.54/modules/block/tests/themes/</text:p>
      <text:p text:style-name="P1">drupal-7.54/modules/block/tests/themes/block_test_theme/</text:p>
      <text:p text:style-name="P1">drupal-7.54/modules/block/tests/themes/block_test_theme/block_test_theme.info</text:p>
      <text:p text:style-name="P1"><text:soft-page-break/>drupal-7.54/modules/block/tests/themes/block_test_theme/page.tpl.php</text:p>
      <text:p text:style-name="P1">drupal-7.54/modules/blog/</text:p>
      <text:p text:style-name="P1">drupal-7.54/modules/blog/blog.info</text:p>
      <text:p text:style-name="P1">drupal-7.54/modules/blog/blog.install</text:p>
      <text:p text:style-name="P1">drupal-7.54/modules/blog/blog.module</text:p>
      <text:p text:style-name="P1">drupal-7.54/modules/blog/blog.pages.inc</text:p>
      <text:p text:style-name="P1">drupal-7.54/modules/blog/blog.test</text:p>
      <text:p text:style-name="P1">drupal-7.54/modules/book/</text:p>
      <text:p text:style-name="P1">drupal-7.54/modules/book/book-all-books-block.tpl.php</text:p>
      <text:p text:style-name="P1">drupal-7.54/modules/book/book-export-html.tpl.php</text:p>
      <text:p text:style-name="P1">drupal-7.54/modules/book/book-navigation.tpl.php</text:p>
      <text:p text:style-name="P1">drupal-7.54/modules/book/book-node-export-html.tpl.php</text:p>
      <text:p text:style-name="P1">drupal-7.54/modules/book/book-rtl.css</text:p>
      <text:p text:style-name="P1">drupal-7.54/modules/book/book.admin.inc</text:p>
      <text:p text:style-name="P1">drupal-7.54/modules/book/book.css</text:p>
      <text:p text:style-name="P1">drupal-7.54/modules/book/book.info</text:p>
      <text:p text:style-name="P1">drupal-7.54/modules/book/book.install</text:p>
      <text:p text:style-name="P1">drupal-7.54/modules/book/book.js</text:p>
      <text:p text:style-name="P1">drupal-7.54/modules/book/book.module</text:p>
      <text:p text:style-name="P1">drupal-7.54/modules/book/book.pages.inc</text:p>
      <text:p text:style-name="P1">drupal-7.54/modules/book/book.test</text:p>
      <text:p text:style-name="P1">drupal-7.54/modules/color/</text:p>
      <text:p text:style-name="P1">drupal-7.54/modules/color/color-rtl.css</text:p>
      <text:p text:style-name="P1">drupal-7.54/modules/color/color.css</text:p>
      <text:p text:style-name="P1">drupal-7.54/modules/color/color.info</text:p>
      <text:p text:style-name="P1">drupal-7.54/modules/color/color.install</text:p>
      <text:p text:style-name="P1">drupal-7.54/modules/color/color.js</text:p>
      <text:p text:style-name="P1">drupal-7.54/modules/color/color.module</text:p>
      <text:p text:style-name="P1">drupal-7.54/modules/color/color.test</text:p>
      <text:p text:style-name="P1">drupal-7.54/modules/color/images/</text:p>
      <text:p text:style-name="P1">drupal-7.54/modules/color/images/hook-rtl.png</text:p>
      <text:p text:style-name="P1">drupal-7.54/modules/color/images/hook.png</text:p>
      <text:p text:style-name="P1">drupal-7.54/modules/color/images/lock.png</text:p>
      <text:p text:style-name="P1">drupal-7.54/modules/color/preview.html</text:p>
      <text:p text:style-name="P1">drupal-7.54/modules/color/preview.js</text:p>
      <text:p text:style-name="P1">drupal-7.54/modules/comment/</text:p>
      <text:p text:style-name="P1">drupal-7.54/modules/comment/comment-node-form.js</text:p>
      <text:p text:style-name="P1">drupal-7.54/modules/comment/comment-rtl.css</text:p>
      <text:p text:style-name="P1">drupal-7.54/modules/comment/comment-wrapper.tpl.php</text:p>
      <text:p text:style-name="P1">drupal-7.54/modules/comment/comment.admin.inc</text:p>
      <text:p text:style-name="P1">drupal-7.54/modules/comment/comment.api.php</text:p>
      <text:p text:style-name="P1">drupal-7.54/modules/comment/comment.css</text:p>
      <text:p text:style-name="P1">drupal-7.54/modules/comment/comment.info</text:p>
      <text:p text:style-name="P1">drupal-7.54/modules/comment/comment.install</text:p>
      <text:p text:style-name="P1">drupal-7.54/modules/comment/comment.module</text:p>
      <text:p text:style-name="P1">drupal-7.54/modules/comment/comment.pages.inc</text:p>
      <text:p text:style-name="P1">drupal-7.54/modules/comment/comment.test</text:p>
      <text:p text:style-name="P1">drupal-7.54/modules/comment/comment.tokens.inc</text:p>
      <text:p text:style-name="P1">drupal-7.54/modules/comment/comment.tpl.php</text:p>
      <text:p text:style-name="P1">drupal-7.54/modules/contact/</text:p>
      <text:p text:style-name="P1">drupal-7.54/modules/contact/contact.admin.inc</text:p>
      <text:p text:style-name="P1">drupal-7.54/modules/contact/contact.info</text:p>
      <text:p text:style-name="P1"><text:soft-page-break/>drupal-7.54/modules/contact/contact.install</text:p>
      <text:p text:style-name="P1">drupal-7.54/modules/contact/contact.module</text:p>
      <text:p text:style-name="P1">drupal-7.54/modules/contact/contact.pages.inc</text:p>
      <text:p text:style-name="P1">drupal-7.54/modules/contact/contact.test</text:p>
      <text:p text:style-name="P1">drupal-7.54/modules/contextual/</text:p>
      <text:p text:style-name="P1">drupal-7.54/modules/contextual/contextual-rtl.css</text:p>
      <text:p text:style-name="P1">drupal-7.54/modules/contextual/contextual.api.php</text:p>
      <text:p text:style-name="P1">drupal-7.54/modules/contextual/contextual.css</text:p>
      <text:p text:style-name="P1">drupal-7.54/modules/contextual/contextual.info</text:p>
      <text:p text:style-name="P1">drupal-7.54/modules/contextual/contextual.js</text:p>
      <text:p text:style-name="P1">drupal-7.54/modules/contextual/contextual.module</text:p>
      <text:p text:style-name="P1">drupal-7.54/modules/contextual/contextual.test</text:p>
      <text:p text:style-name="P1">drupal-7.54/modules/contextual/images/</text:p>
      <text:p text:style-name="P1">drupal-7.54/modules/contextual/images/gear-select.png</text:p>
      <text:p text:style-name="P1">drupal-7.54/modules/dashboard/</text:p>
      <text:p text:style-name="P1">drupal-7.54/modules/dashboard/dashboard-rtl.css</text:p>
      <text:p text:style-name="P1">drupal-7.54/modules/dashboard/dashboard.api.php</text:p>
      <text:p text:style-name="P1">drupal-7.54/modules/dashboard/dashboard.css</text:p>
      <text:p text:style-name="P1">drupal-7.54/modules/dashboard/dashboard.info</text:p>
      <text:p text:style-name="P1">drupal-7.54/modules/dashboard/dashboard.install</text:p>
      <text:p text:style-name="P1">drupal-7.54/modules/dashboard/dashboard.js</text:p>
      <text:p text:style-name="P1">drupal-7.54/modules/dashboard/dashboard.module</text:p>
      <text:p text:style-name="P1">drupal-7.54/modules/dashboard/dashboard.test</text:p>
      <text:p text:style-name="P1">drupal-7.54/modules/dblog/</text:p>
      <text:p text:style-name="P1">drupal-7.54/modules/dblog/dblog-rtl.css</text:p>
      <text:p text:style-name="P1">drupal-7.54/modules/dblog/dblog.admin.inc</text:p>
      <text:p text:style-name="P1">drupal-7.54/modules/dblog/dblog.css</text:p>
      <text:p text:style-name="P1">drupal-7.54/modules/dblog/dblog.info</text:p>
      <text:p text:style-name="P1">drupal-7.54/modules/dblog/dblog.install</text:p>
      <text:p text:style-name="P1">drupal-7.54/modules/dblog/dblog.module</text:p>
      <text:p text:style-name="P1">drupal-7.54/modules/dblog/dblog.test</text:p>
      <text:p text:style-name="P1">drupal-7.54/modules/field/</text:p>
      <text:p text:style-name="P1">drupal-7.54/modules/field/field.api.php</text:p>
      <text:p text:style-name="P1">drupal-7.54/modules/field/field.attach.inc</text:p>
      <text:p text:style-name="P1">drupal-7.54/modules/field/field.crud.inc</text:p>
      <text:p text:style-name="P1">drupal-7.54/modules/field/field.default.inc</text:p>
      <text:p text:style-name="P1">drupal-7.54/modules/field/field.form.inc</text:p>
      <text:p text:style-name="P1">drupal-7.54/modules/field/field.info</text:p>
      <text:p text:style-name="P1">drupal-7.54/modules/field/field.info.class.inc</text:p>
      <text:p text:style-name="P1">drupal-7.54/modules/field/field.info.inc</text:p>
      <text:p text:style-name="P1">drupal-7.54/modules/field/field.install</text:p>
      <text:p text:style-name="P1">drupal-7.54/modules/field/field.module</text:p>
      <text:p text:style-name="P1">drupal-7.54/modules/field/field.multilingual.inc</text:p>
      <text:p text:style-name="P1">drupal-7.54/modules/field/modules/</text:p>
      <text:p text:style-name="P1">drupal-7.54/modules/field/modules/field_sql_storage/</text:p>
      <text:p text:style-name="P1">drupal-7.54/modules/field/modules/field_sql_storage/field_sql_storage.info</text:p>
      <text:p text:style-name="P1">drupal-7.54/modules/field/modules/field_sql_storage/field_sql_storage.install</text:p>
      <text:p text:style-name="P1">drupal-7.54/modules/field/modules/field_sql_storage/field_sql_storage.module</text:p>
      <text:p text:style-name="P1">drupal-7.54/modules/field/modules/field_sql_storage/field_sql_storage.test</text:p>
      <text:p text:style-name="P1">drupal-7.54/modules/field/modules/list/</text:p>
      <text:p text:style-name="P1">drupal-7.54/modules/field/modules/list/list.info</text:p>
      <text:p text:style-name="P1">drupal-7.54/modules/field/modules/list/list.install</text:p>
      <text:p text:style-name="P1"><text:soft-page-break/>drupal-7.54/modules/field/modules/list/list.module</text:p>
      <text:p text:style-name="P1">drupal-7.54/modules/field/modules/list/tests/</text:p>
      <text:p text:style-name="P1">drupal-7.54/modules/field/modules/list/tests/list.test</text:p>
      <text:p text:style-name="P1">drupal-7.54/modules/field/modules/list/tests/list_test.info</text:p>
      <text:p text:style-name="P1">drupal-7.54/modules/field/modules/list/tests/list_test.module</text:p>
      <text:p text:style-name="P1">drupal-7.54/modules/field/modules/number/</text:p>
      <text:p text:style-name="P1">drupal-7.54/modules/field/modules/number/number.info</text:p>
      <text:p text:style-name="P1">drupal-7.54/modules/field/modules/number/number.install</text:p>
      <text:p text:style-name="P1">drupal-7.54/modules/field/modules/number/number.module</text:p>
      <text:p text:style-name="P1">drupal-7.54/modules/field/modules/number/number.test</text:p>
      <text:p text:style-name="P1">drupal-7.54/modules/field/modules/options/</text:p>
      <text:p text:style-name="P1">drupal-7.54/modules/field/modules/options/options.api.php</text:p>
      <text:p text:style-name="P1">drupal-7.54/modules/field/modules/options/options.info</text:p>
      <text:p text:style-name="P1">drupal-7.54/modules/field/modules/options/options.module</text:p>
      <text:p text:style-name="P1">drupal-7.54/modules/field/modules/options/options.test</text:p>
      <text:p text:style-name="P1">drupal-7.54/modules/field/modules/text/</text:p>
      <text:p text:style-name="P1">drupal-7.54/modules/field/modules/text/text.info</text:p>
      <text:p text:style-name="P1">drupal-7.54/modules/field/modules/text/text.install</text:p>
      <text:p text:style-name="P1">drupal-7.54/modules/field/modules/text/text.js</text:p>
      <text:p text:style-name="P1">drupal-7.54/modules/field/modules/text/text.module</text:p>
      <text:p text:style-name="P1">drupal-7.54/modules/field/modules/text/text.test</text:p>
      <text:p text:style-name="P1">drupal-7.54/modules/field/tests/</text:p>
      <text:p text:style-name="P1">drupal-7.54/modules/field/tests/field.test</text:p>
      <text:p text:style-name="P1">drupal-7.54/modules/field/tests/field_test.entity.inc</text:p>
      <text:p text:style-name="P1">drupal-7.54/modules/field/tests/field_test.field.inc</text:p>
      <text:p text:style-name="P1">drupal-7.54/modules/field/tests/field_test.info</text:p>
      <text:p text:style-name="P1">drupal-7.54/modules/field/tests/field_test.install</text:p>
      <text:p text:style-name="P1">drupal-7.54/modules/field/tests/field_test.module</text:p>
      <text:p text:style-name="P1">drupal-7.54/modules/field/tests/field_test.storage.inc</text:p>
      <text:p text:style-name="P1">drupal-7.54/modules/field/theme/</text:p>
      <text:p text:style-name="P1">drupal-7.54/modules/field/theme/field-rtl.css</text:p>
      <text:p text:style-name="P1">drupal-7.54/modules/field/theme/field.css</text:p>
      <text:p text:style-name="P1">drupal-7.54/modules/field/theme/field.tpl.php</text:p>
      <text:p text:style-name="P1">drupal-7.54/modules/field_ui/</text:p>
      <text:p text:style-name="P1">drupal-7.54/modules/field_ui/field_ui-rtl.css</text:p>
      <text:p text:style-name="P1">drupal-7.54/modules/field_ui/field_ui.admin.inc</text:p>
      <text:p text:style-name="P1">drupal-7.54/modules/field_ui/field_ui.api.php</text:p>
      <text:p text:style-name="P1">drupal-7.54/modules/field_ui/field_ui.css</text:p>
      <text:p text:style-name="P1">drupal-7.54/modules/field_ui/field_ui.info</text:p>
      <text:p text:style-name="P1">drupal-7.54/modules/field_ui/field_ui.js</text:p>
      <text:p text:style-name="P1">drupal-7.54/modules/field_ui/field_ui.module</text:p>
      <text:p text:style-name="P1">drupal-7.54/modules/field_ui/field_ui.test</text:p>
      <text:p text:style-name="P1">drupal-7.54/modules/file/</text:p>
      <text:p text:style-name="P1">drupal-7.54/modules/file/file.api.php</text:p>
      <text:p text:style-name="P1">drupal-7.54/modules/file/file.css</text:p>
      <text:p text:style-name="P1">drupal-7.54/modules/file/file.field.inc</text:p>
      <text:p text:style-name="P1">drupal-7.54/modules/file/file.info</text:p>
      <text:p text:style-name="P1">drupal-7.54/modules/file/file.install</text:p>
      <text:p text:style-name="P1">drupal-7.54/modules/file/file.js</text:p>
      <text:p text:style-name="P1">drupal-7.54/modules/file/file.module</text:p>
      <text:p text:style-name="P1">drupal-7.54/modules/file/icons/</text:p>
      <text:p text:style-name="P1">drupal-7.54/modules/file/icons/application-octet-stream.png</text:p>
      <text:p text:style-name="P1"><text:soft-page-break/>drupal-7.54/modules/file/icons/application-pdf.png</text:p>
      <text:p text:style-name="P1">drupal-7.54/modules/file/icons/application-x-executable.png</text:p>
      <text:p text:style-name="P1">drupal-7.54/modules/file/icons/audio-x-generic.png</text:p>
      <text:p text:style-name="P1">drupal-7.54/modules/file/icons/image-x-generic.png</text:p>
      <text:p text:style-name="P1">drupal-7.54/modules/file/icons/package-x-generic.png</text:p>
      <text:p text:style-name="P1">drupal-7.54/modules/file/icons/text-html.png</text:p>
      <text:p text:style-name="P1">drupal-7.54/modules/file/icons/text-plain.png</text:p>
      <text:p text:style-name="P1">drupal-7.54/modules/file/icons/text-x-generic.png</text:p>
      <text:p text:style-name="P1">drupal-7.54/modules/file/icons/text-x-script.png</text:p>
      <text:p text:style-name="P1">drupal-7.54/modules/file/icons/video-x-generic.png</text:p>
      <text:p text:style-name="P1">drupal-7.54/modules/file/icons/x-office-document.png</text:p>
      <text:p text:style-name="P1">drupal-7.54/modules/file/icons/x-office-presentation.png</text:p>
      <text:p text:style-name="P1">drupal-7.54/modules/file/icons/x-office-spreadsheet.png</text:p>
      <text:p text:style-name="P1">drupal-7.54/modules/file/tests/</text:p>
      <text:p text:style-name="P1">drupal-7.54/modules/file/tests/file.test</text:p>
      <text:p text:style-name="P1">drupal-7.54/modules/file/tests/file_module_test.info</text:p>
      <text:p text:style-name="P1">drupal-7.54/modules/file/tests/file_module_test.module</text:p>
      <text:p text:style-name="P1">drupal-7.54/modules/filter/</text:p>
      <text:p text:style-name="P1">drupal-7.54/modules/filter/filter.admin.inc</text:p>
      <text:p text:style-name="P1">drupal-7.54/modules/filter/filter.admin.js</text:p>
      <text:p text:style-name="P1">drupal-7.54/modules/filter/filter.api.php</text:p>
      <text:p text:style-name="P1">drupal-7.54/modules/filter/filter.css</text:p>
      <text:p text:style-name="P1">drupal-7.54/modules/filter/filter.info</text:p>
      <text:p text:style-name="P1">drupal-7.54/modules/filter/filter.install</text:p>
      <text:p text:style-name="P1">drupal-7.54/modules/filter/filter.js</text:p>
      <text:p text:style-name="P1">drupal-7.54/modules/filter/filter.module</text:p>
      <text:p text:style-name="P1">drupal-7.54/modules/filter/filter.pages.inc</text:p>
      <text:p text:style-name="P1">drupal-7.54/modules/filter/filter.test</text:p>
      <text:p text:style-name="P1">drupal-7.54/modules/filter/tests/</text:p>
      <text:p text:style-name="P1">drupal-7.54/modules/filter/tests/filter.url-input.txt</text:p>
      <text:p text:style-name="P1">drupal-7.54/modules/filter/tests/filter.url-output.txt</text:p>
      <text:p text:style-name="P1">drupal-7.54/modules/forum/</text:p>
      <text:p text:style-name="P1">drupal-7.54/modules/forum/forum-icon.tpl.php</text:p>
      <text:p text:style-name="P1">drupal-7.54/modules/forum/forum-list.tpl.php</text:p>
      <text:p text:style-name="P1">drupal-7.54/modules/forum/forum-rtl.css</text:p>
      <text:p text:style-name="P1">drupal-7.54/modules/forum/forum-submitted.tpl.php</text:p>
      <text:p text:style-name="P1">drupal-7.54/modules/forum/forum-topic-list.tpl.php</text:p>
      <text:p text:style-name="P1">drupal-7.54/modules/forum/forum.admin.inc</text:p>
      <text:p text:style-name="P1">drupal-7.54/modules/forum/forum.css</text:p>
      <text:p text:style-name="P1">drupal-7.54/modules/forum/forum.info</text:p>
      <text:p text:style-name="P1">drupal-7.54/modules/forum/forum.install</text:p>
      <text:p text:style-name="P1">drupal-7.54/modules/forum/forum.module</text:p>
      <text:p text:style-name="P1">drupal-7.54/modules/forum/forum.pages.inc</text:p>
      <text:p text:style-name="P1">drupal-7.54/modules/forum/forum.test</text:p>
      <text:p text:style-name="P1">drupal-7.54/modules/forum/forums.tpl.php</text:p>
      <text:p text:style-name="P1">drupal-7.54/modules/help/</text:p>
      <text:p text:style-name="P1">drupal-7.54/modules/help/help-rtl.css</text:p>
      <text:p text:style-name="P1">drupal-7.54/modules/help/help.admin.inc</text:p>
      <text:p text:style-name="P1">drupal-7.54/modules/help/help.css</text:p>
      <text:p text:style-name="P1">drupal-7.54/modules/help/help.info</text:p>
      <text:p text:style-name="P1">drupal-7.54/modules/help/help.module</text:p>
      <text:p text:style-name="P1">drupal-7.54/modules/help/help.test</text:p>
      <text:p text:style-name="P1"><text:soft-page-break/>drupal-7.54/modules/image/</text:p>
      <text:p text:style-name="P1">drupal-7.54/modules/image/image-rtl.css</text:p>
      <text:p text:style-name="P1">drupal-7.54/modules/image/image.admin.css</text:p>
      <text:p text:style-name="P1">drupal-7.54/modules/image/image.admin.inc</text:p>
      <text:p text:style-name="P1">drupal-7.54/modules/image/image.api.php</text:p>
      <text:p text:style-name="P1">drupal-7.54/modules/image/image.css</text:p>
      <text:p text:style-name="P1">drupal-7.54/modules/image/image.effects.inc</text:p>
      <text:p text:style-name="P1">drupal-7.54/modules/image/image.field.inc</text:p>
      <text:p text:style-name="P1">drupal-7.54/modules/image/image.info</text:p>
      <text:p text:style-name="P1">drupal-7.54/modules/image/image.install</text:p>
      <text:p text:style-name="P1">drupal-7.54/modules/image/image.module</text:p>
      <text:p text:style-name="P1">drupal-7.54/modules/image/image.test</text:p>
      <text:p text:style-name="P1">drupal-7.54/modules/image/sample.png</text:p>
      <text:p text:style-name="P1">drupal-7.54/modules/image/tests/</text:p>
      <text:p text:style-name="P1">drupal-7.54/modules/image/tests/image_module_test.info</text:p>
      <text:p text:style-name="P1">drupal-7.54/modules/image/tests/image_module_test.module</text:p>
      <text:p text:style-name="P1">drupal-7.54/modules/locale/</text:p>
      <text:p text:style-name="P1">drupal-7.54/modules/locale/locale-rtl.css</text:p>
      <text:p text:style-name="P1">drupal-7.54/modules/locale/locale.admin.inc</text:p>
      <text:p text:style-name="P1">drupal-7.54/modules/locale/locale.api.php</text:p>
      <text:p text:style-name="P1">drupal-7.54/modules/locale/locale.css</text:p>
      <text:p text:style-name="P1">drupal-7.54/modules/locale/locale.datepicker.js</text:p>
      <text:p text:style-name="P1">drupal-7.54/modules/locale/locale.info</text:p>
      <text:p text:style-name="P1">drupal-7.54/modules/locale/locale.install</text:p>
      <text:p text:style-name="P1">drupal-7.54/modules/locale/locale.module</text:p>
      <text:p text:style-name="P1">drupal-7.54/modules/locale/locale.test</text:p>
      <text:p text:style-name="P1">drupal-7.54/modules/locale/tests/</text:p>
      <text:p text:style-name="P1">drupal-7.54/modules/locale/tests/locale_test.info</text:p>
      <text:p text:style-name="P1">drupal-7.54/modules/locale/tests/locale_test.js</text:p>
      <text:p text:style-name="P1">drupal-7.54/modules/locale/tests/locale_test.module</text:p>
      <text:p text:style-name="P1">drupal-7.54/modules/locale/tests/translations/</text:p>
      <text:p text:style-name="P1">drupal-7.54/modules/locale/tests/translations/test.xx.po</text:p>
      <text:p text:style-name="P1">drupal-7.54/modules/menu/</text:p>
      <text:p text:style-name="P1">drupal-7.54/modules/menu/menu.admin.inc</text:p>
      <text:p text:style-name="P1">drupal-7.54/modules/menu/menu.admin.js</text:p>
      <text:p text:style-name="P1">drupal-7.54/modules/menu/menu.api.php</text:p>
      <text:p text:style-name="P1">drupal-7.54/modules/menu/menu.css</text:p>
      <text:p text:style-name="P1">drupal-7.54/modules/menu/menu.info</text:p>
      <text:p text:style-name="P1">drupal-7.54/modules/menu/menu.install</text:p>
      <text:p text:style-name="P1">drupal-7.54/modules/menu/menu.js</text:p>
      <text:p text:style-name="P1">drupal-7.54/modules/menu/menu.module</text:p>
      <text:p text:style-name="P1">drupal-7.54/modules/menu/menu.test</text:p>
      <text:p text:style-name="P1">drupal-7.54/modules/node/</text:p>
      <text:p text:style-name="P1">drupal-7.54/modules/node/content_types.inc</text:p>
      <text:p text:style-name="P1">drupal-7.54/modules/node/content_types.js</text:p>
      <text:p text:style-name="P1">drupal-7.54/modules/node/node.admin.inc</text:p>
      <text:p text:style-name="P1">drupal-7.54/modules/node/node.api.php</text:p>
      <text:p text:style-name="P1">drupal-7.54/modules/node/node.css</text:p>
      <text:p text:style-name="P1">drupal-7.54/modules/node/node.info</text:p>
      <text:p text:style-name="P1">drupal-7.54/modules/node/node.install</text:p>
      <text:p text:style-name="P1">drupal-7.54/modules/node/node.js</text:p>
      <text:p text:style-name="P1">drupal-7.54/modules/node/node.module</text:p>
      <text:p text:style-name="P1"><text:soft-page-break/>drupal-7.54/modules/node/node.pages.inc</text:p>
      <text:p text:style-name="P1">drupal-7.54/modules/node/node.test</text:p>
      <text:p text:style-name="P1">drupal-7.54/modules/node/node.tokens.inc</text:p>
      <text:p text:style-name="P1">drupal-7.54/modules/node/node.tpl.php</text:p>
      <text:p text:style-name="P1">drupal-7.54/modules/node/tests/</text:p>
      <text:p text:style-name="P1">drupal-7.54/modules/node/tests/node_access_test.info</text:p>
      <text:p text:style-name="P1">drupal-7.54/modules/node/tests/node_access_test.install</text:p>
      <text:p text:style-name="P1">drupal-7.54/modules/node/tests/node_access_test.module</text:p>
      <text:p text:style-name="P1">drupal-7.54/modules/node/tests/node_test.info</text:p>
      <text:p text:style-name="P1">drupal-7.54/modules/node/tests/node_test.module</text:p>
      <text:p text:style-name="P1">drupal-7.54/modules/node/tests/node_test_exception.info</text:p>
      <text:p text:style-name="P1">drupal-7.54/modules/node/tests/node_test_exception.module</text:p>
      <text:p text:style-name="P1">drupal-7.54/modules/openid/</text:p>
      <text:p text:style-name="P1">drupal-7.54/modules/openid/login-bg.png</text:p>
      <text:p text:style-name="P1">drupal-7.54/modules/openid/openid-rtl.css</text:p>
      <text:p text:style-name="P1">drupal-7.54/modules/openid/openid.api.php</text:p>
      <text:p text:style-name="P1">drupal-7.54/modules/openid/openid.css</text:p>
      <text:p text:style-name="P1">drupal-7.54/modules/openid/openid.inc</text:p>
      <text:p text:style-name="P1">drupal-7.54/modules/openid/openid.info</text:p>
      <text:p text:style-name="P1">drupal-7.54/modules/openid/openid.install</text:p>
      <text:p text:style-name="P1">drupal-7.54/modules/openid/openid.js</text:p>
      <text:p text:style-name="P1">drupal-7.54/modules/openid/openid.module</text:p>
      <text:p text:style-name="P1">drupal-7.54/modules/openid/openid.pages.inc</text:p>
      <text:p text:style-name="P1">drupal-7.54/modules/openid/openid.test</text:p>
      <text:p text:style-name="P1">drupal-7.54/modules/openid/tests/</text:p>
      <text:p text:style-name="P1">drupal-7.54/modules/openid/tests/openid_test.info</text:p>
      <text:p text:style-name="P1">drupal-7.54/modules/openid/tests/openid_test.install</text:p>
      <text:p text:style-name="P1">drupal-7.54/modules/openid/tests/openid_test.module</text:p>
      <text:p text:style-name="P1">drupal-7.54/modules/overlay/</text:p>
      <text:p text:style-name="P1">drupal-7.54/modules/overlay/images/</text:p>
      <text:p text:style-name="P1">drupal-7.54/modules/overlay/images/background.png</text:p>
      <text:p text:style-name="P1">drupal-7.54/modules/overlay/images/close-rtl.png</text:p>
      <text:p text:style-name="P1">drupal-7.54/modules/overlay/images/close.png</text:p>
      <text:p text:style-name="P1">drupal-7.54/modules/overlay/overlay-child-rtl.css</text:p>
      <text:p text:style-name="P1">drupal-7.54/modules/overlay/overlay-child.css</text:p>
      <text:p text:style-name="P1">drupal-7.54/modules/overlay/overlay-child.js</text:p>
      <text:p text:style-name="P1">drupal-7.54/modules/overlay/overlay-parent.css</text:p>
      <text:p text:style-name="P1">drupal-7.54/modules/overlay/overlay-parent.js</text:p>
      <text:p text:style-name="P1">drupal-7.54/modules/overlay/overlay.api.php</text:p>
      <text:p text:style-name="P1">drupal-7.54/modules/overlay/overlay.info</text:p>
      <text:p text:style-name="P1">drupal-7.54/modules/overlay/overlay.install</text:p>
      <text:p text:style-name="P1">drupal-7.54/modules/overlay/overlay.module</text:p>
      <text:p text:style-name="P1">drupal-7.54/modules/overlay/overlay.tpl.php</text:p>
      <text:p text:style-name="P1">drupal-7.54/modules/path/</text:p>
      <text:p text:style-name="P1">drupal-7.54/modules/path/path.admin.inc</text:p>
      <text:p text:style-name="P1">drupal-7.54/modules/path/path.api.php</text:p>
      <text:p text:style-name="P1">drupal-7.54/modules/path/path.info</text:p>
      <text:p text:style-name="P1">drupal-7.54/modules/path/path.js</text:p>
      <text:p text:style-name="P1">drupal-7.54/modules/path/path.module</text:p>
      <text:p text:style-name="P1">drupal-7.54/modules/path/path.test</text:p>
      <text:p text:style-name="P1">drupal-7.54/modules/php/</text:p>
      <text:p text:style-name="P1">drupal-7.54/modules/php/php.info</text:p>
      <text:p text:style-name="P1"><text:soft-page-break/>drupal-7.54/modules/php/php.install</text:p>
      <text:p text:style-name="P1">drupal-7.54/modules/php/php.module</text:p>
      <text:p text:style-name="P1">drupal-7.54/modules/php/php.test</text:p>
      <text:p text:style-name="P1">drupal-7.54/modules/poll/</text:p>
      <text:p text:style-name="P1">drupal-7.54/modules/poll/poll-bar--block.tpl.php</text:p>
      <text:p text:style-name="P1">drupal-7.54/modules/poll/poll-bar.tpl.php</text:p>
      <text:p text:style-name="P1">drupal-7.54/modules/poll/poll-results--block.tpl.php</text:p>
      <text:p text:style-name="P1">drupal-7.54/modules/poll/poll-results.tpl.php</text:p>
      <text:p text:style-name="P1">drupal-7.54/modules/poll/poll-rtl.css</text:p>
      <text:p text:style-name="P1">drupal-7.54/modules/poll/poll-vote.tpl.php</text:p>
      <text:p text:style-name="P1">drupal-7.54/modules/poll/poll.css</text:p>
      <text:p text:style-name="P1">drupal-7.54/modules/poll/poll.info</text:p>
      <text:p text:style-name="P1">drupal-7.54/modules/poll/poll.install</text:p>
      <text:p text:style-name="P1">drupal-7.54/modules/poll/poll.module</text:p>
      <text:p text:style-name="P1">drupal-7.54/modules/poll/poll.pages.inc</text:p>
      <text:p text:style-name="P1">drupal-7.54/modules/poll/poll.test</text:p>
      <text:p text:style-name="P1">drupal-7.54/modules/poll/poll.tokens.inc</text:p>
      <text:p text:style-name="P1">drupal-7.54/modules/profile/</text:p>
      <text:p text:style-name="P1">drupal-7.54/modules/profile/profile-block.tpl.php</text:p>
      <text:p text:style-name="P1">drupal-7.54/modules/profile/profile-listing.tpl.php</text:p>
      <text:p text:style-name="P1">drupal-7.54/modules/profile/profile-wrapper.tpl.php</text:p>
      <text:p text:style-name="P1">drupal-7.54/modules/profile/profile.admin.inc</text:p>
      <text:p text:style-name="P1">drupal-7.54/modules/profile/profile.css</text:p>
      <text:p text:style-name="P1">drupal-7.54/modules/profile/profile.info</text:p>
      <text:p text:style-name="P1">drupal-7.54/modules/profile/profile.install</text:p>
      <text:p text:style-name="P1">drupal-7.54/modules/profile/profile.js</text:p>
      <text:p text:style-name="P1">drupal-7.54/modules/profile/profile.module</text:p>
      <text:p text:style-name="P1">drupal-7.54/modules/profile/profile.pages.inc</text:p>
      <text:p text:style-name="P1">drupal-7.54/modules/profile/profile.test</text:p>
      <text:p text:style-name="P1">drupal-7.54/modules/rdf/</text:p>
      <text:p text:style-name="P1">drupal-7.54/modules/rdf/rdf.api.php</text:p>
      <text:p text:style-name="P1">drupal-7.54/modules/rdf/rdf.info</text:p>
      <text:p text:style-name="P1">drupal-7.54/modules/rdf/rdf.install</text:p>
      <text:p text:style-name="P1">drupal-7.54/modules/rdf/rdf.module</text:p>
      <text:p text:style-name="P1">drupal-7.54/modules/rdf/rdf.test</text:p>
      <text:p text:style-name="P1">drupal-7.54/modules/rdf/tests/</text:p>
      <text:p text:style-name="P1">drupal-7.54/modules/rdf/tests/rdf_test.info</text:p>
      <text:p text:style-name="P1">drupal-7.54/modules/rdf/tests/rdf_test.install</text:p>
      <text:p text:style-name="P1">drupal-7.54/modules/rdf/tests/rdf_test.module</text:p>
      <text:p text:style-name="P1">drupal-7.54/modules/search/</text:p>
      <text:p text:style-name="P1">drupal-7.54/modules/search/search-block-form.tpl.php</text:p>
      <text:p text:style-name="P1">drupal-7.54/modules/search/search-result.tpl.php</text:p>
      <text:p text:style-name="P1">drupal-7.54/modules/search/search-results.tpl.php</text:p>
      <text:p text:style-name="P1">drupal-7.54/modules/search/search-rtl.css</text:p>
      <text:p text:style-name="P1">drupal-7.54/modules/search/search.admin.inc</text:p>
      <text:p text:style-name="P1">drupal-7.54/modules/search/search.api.php</text:p>
      <text:p text:style-name="P1">drupal-7.54/modules/search/search.css</text:p>
      <text:p text:style-name="P1">drupal-7.54/modules/search/search.extender.inc</text:p>
      <text:p text:style-name="P1">drupal-7.54/modules/search/search.info</text:p>
      <text:p text:style-name="P1">drupal-7.54/modules/search/search.install</text:p>
      <text:p text:style-name="P1">drupal-7.54/modules/search/search.module</text:p>
      <text:p text:style-name="P1">drupal-7.54/modules/search/search.pages.inc</text:p>
      <text:p text:style-name="P1"><text:soft-page-break/>drupal-7.54/modules/search/search.test</text:p>
      <text:p text:style-name="P1">drupal-7.54/modules/search/tests/</text:p>
      <text:p text:style-name="P1">drupal-7.54/modules/search/tests/UnicodeTest.txt</text:p>
      <text:p text:style-name="P1">drupal-7.54/modules/search/tests/search_embedded_form.info</text:p>
      <text:p text:style-name="P1">drupal-7.54/modules/search/tests/search_embedded_form.module</text:p>
      <text:p text:style-name="P1">drupal-7.54/modules/search/tests/search_extra_type.info</text:p>
      <text:p text:style-name="P1">drupal-7.54/modules/search/tests/search_extra_type.module</text:p>
      <text:p text:style-name="P1">drupal-7.54/modules/search/tests/search_node_tags.info</text:p>
      <text:p text:style-name="P1">drupal-7.54/modules/search/tests/search_node_tags.module</text:p>
      <text:p text:style-name="P1">drupal-7.54/modules/shortcut/</text:p>
      <text:p text:style-name="P1">drupal-7.54/modules/shortcut/shortcut-rtl.css</text:p>
      <text:p text:style-name="P1">drupal-7.54/modules/shortcut/shortcut.admin.css</text:p>
      <text:p text:style-name="P1">drupal-7.54/modules/shortcut/shortcut.admin.inc</text:p>
      <text:p text:style-name="P1">drupal-7.54/modules/shortcut/shortcut.admin.js</text:p>
      <text:p text:style-name="P1">drupal-7.54/modules/shortcut/shortcut.api.php</text:p>
      <text:p text:style-name="P1">drupal-7.54/modules/shortcut/shortcut.css</text:p>
      <text:p text:style-name="P1">drupal-7.54/modules/shortcut/shortcut.info</text:p>
      <text:p text:style-name="P1">drupal-7.54/modules/shortcut/shortcut.install</text:p>
      <text:p text:style-name="P1">drupal-7.54/modules/shortcut/shortcut.module</text:p>
      <text:p text:style-name="P1">drupal-7.54/modules/shortcut/shortcut.png</text:p>
      <text:p text:style-name="P1">drupal-7.54/modules/shortcut/shortcut.test</text:p>
      <text:p text:style-name="P1">drupal-7.54/modules/simpletest/</text:p>
      <text:p text:style-name="P1">drupal-7.54/modules/simpletest/drupal_web_test_case.php</text:p>
      <text:p text:style-name="P1">drupal-7.54/modules/simpletest/files/</text:p>
      <text:p text:style-name="P1">drupal-7.54/modules/simpletest/files/README.txt</text:p>
      <text:p text:style-name="P1">drupal-7.54/modules/simpletest/files/css_test_files/</text:p>
      <text:p text:style-name="P1">drupal-7.54/modules/simpletest/files/css_test_files/comment_hacks.css</text:p>
      <text:p text:style-name="P1">drupal-7.54/modules/simpletest/files/css_test_files/comment_hacks.css.optimized.css</text:p>
      <text:p text:style-name="P1">drupal-7.54/modules/simpletest/files/css_test_files/comment_hacks.css.unoptimized.css</text:p>
      <text:p text:style-name="P1">drupal-7.54/modules/simpletest/files/css_test_files/css_input_with_import.css</text:p>
      <text:p text:style-name="P1">drupal-7.54/modules/simpletest/files/css_test_files/css_input_with_import.css.optimized.css</text:p>
      <text:p text:style-name="P1">drupal-7.54/modules/simpletest/files/css_test_files/css_input_with_import.css.unoptimized.css</text:p>
      <text:p text:style-name="P1">drupal-7.54/modules/simpletest/files/css_test_files/css_input_without_import.css</text:p>
      <text:p text:style-name="P1">drupal-7.54/modules/simpletest/files/css_test_files/css_input_without_import.css.optimized.css</text:p>
      <text:p text:style-name="P1">drupal-7.54/modules/simpletest/files/css_test_files/css_input_without_import.css.unoptimized.css</text:p>
      <text:p text:style-name="P1">drupal-7.54/modules/simpletest/files/css_test_files/css_subfolder/</text:p>
      <text:p text:style-name="P1">drupal-7.54/modules/simpletest/files/css_test_files/css_subfolder/css_input_with_import.css</text:p>
      <text:p text:style-name="P1">drupal-7.54/modules/simpletest/files/css_test_files/css_subfolder/css_input_with_import.css.optimized.css</text:p>
      <text:p text:style-name="P1">drupal-7.54/modules/simpletest/files/css_test_files/css_subfolder/css_input_with_import.css.unoptimized.css</text:p>
      <text:p text:style-name="P1">drupal-7.54/modules/simpletest/files/css_test_files/import1.css</text:p>
      <text:p text:style-name="P1">drupal-7.54/modules/simpletest/files/css_test_files/import2.css</text:p>
      <text:p text:style-name="P1">drupal-7.54/modules/simpletest/files/html-1.txt</text:p>
      <text:p text:style-name="P1">drupal-7.54/modules/simpletest/files/html-2.html</text:p>
      <text:p text:style-name="P1">drupal-7.54/modules/simpletest/files/image-1.png</text:p>
      <text:p text:style-name="P1">drupal-7.54/modules/simpletest/files/image-2.jpg</text:p>
      <text:p text:style-name="P1">drupal-7.54/modules/simpletest/files/image-test-no-transparency.gif</text:p>
      <text:p text:style-name="P1">drupal-7.54/modules/simpletest/files/image-test-transparent-out-of-range.gif</text:p>
      <text:p text:style-name="P1">drupal-7.54/modules/simpletest/files/image-test.gif</text:p>
      <text:p text:style-name="P1">drupal-7.54/modules/simpletest/files/image-test.jpg</text:p>
      <text:p text:style-name="P1"><text:soft-page-break/>drupal-7.54/modules/simpletest/files/image-test.png</text:p>
      <text:p text:style-name="P1">drupal-7.54/modules/simpletest/files/javascript-1.txt</text:p>
      <text:p text:style-name="P1">drupal-7.54/modules/simpletest/files/javascript-2.script</text:p>
      <text:p text:style-name="P1">drupal-7.54/modules/simpletest/files/php-1.txt</text:p>
      <text:p text:style-name="P1">drupal-7.54/modules/simpletest/files/php-2.php</text:p>
      <text:p text:style-name="P1">drupal-7.54/modules/simpletest/files/sql-1.txt</text:p>
      <text:p text:style-name="P1">drupal-7.54/modules/simpletest/files/sql-2.sql</text:p>
      <text:p text:style-name="P1">drupal-7.54/modules/simpletest/lib/</text:p>
      <text:p text:style-name="P1">drupal-7.54/modules/simpletest/lib/Drupal/</text:p>
      <text:p text:style-name="P1">drupal-7.54/modules/simpletest/lib/Drupal/simpletest/</text:p>
      <text:p text:style-name="P1">drupal-7.54/modules/simpletest/lib/Drupal/simpletest/Tests/</text:p>
      <text:p text:style-name="P1">drupal-7.54/modules/simpletest/lib/Drupal/simpletest/Tests/PSR0WebTest.php</text:p>
      <text:p text:style-name="P1">drupal-7.54/modules/simpletest/simpletest.api.php</text:p>
      <text:p text:style-name="P1">drupal-7.54/modules/simpletest/simpletest.css</text:p>
      <text:p text:style-name="P1">drupal-7.54/modules/simpletest/simpletest.info</text:p>
      <text:p text:style-name="P1">drupal-7.54/modules/simpletest/simpletest.install</text:p>
      <text:p text:style-name="P1">drupal-7.54/modules/simpletest/simpletest.js</text:p>
      <text:p text:style-name="P1">drupal-7.54/modules/simpletest/simpletest.module</text:p>
      <text:p text:style-name="P1">drupal-7.54/modules/simpletest/simpletest.pages.inc</text:p>
      <text:p text:style-name="P1">drupal-7.54/modules/simpletest/simpletest.test</text:p>
      <text:p text:style-name="P1">drupal-7.54/modules/simpletest/src/</text:p>
      <text:p text:style-name="P1">drupal-7.54/modules/simpletest/src/Tests/</text:p>
      <text:p text:style-name="P1">drupal-7.54/modules/simpletest/src/Tests/PSR4WebTest.php</text:p>
      <text:p text:style-name="P1">drupal-7.54/modules/simpletest/tests/</text:p>
      <text:p text:style-name="P1">drupal-7.54/modules/simpletest/tests/actions.test</text:p>
      <text:p text:style-name="P1">drupal-7.54/modules/simpletest/tests/actions_loop_test.info</text:p>
      <text:p text:style-name="P1">drupal-7.54/modules/simpletest/tests/actions_loop_test.install</text:p>
      <text:p text:style-name="P1">drupal-7.54/modules/simpletest/tests/actions_loop_test.module</text:p>
      <text:p text:style-name="P1">drupal-7.54/modules/simpletest/tests/ajax.test</text:p>
      <text:p text:style-name="P1">drupal-7.54/modules/simpletest/tests/ajax_forms_test.info</text:p>
      <text:p text:style-name="P1">drupal-7.54/modules/simpletest/tests/ajax_forms_test.module</text:p>
      <text:p text:style-name="P1">drupal-7.54/modules/simpletest/tests/ajax_test.info</text:p>
      <text:p text:style-name="P1">drupal-7.54/modules/simpletest/tests/ajax_test.module</text:p>
      <text:p text:style-name="P1">drupal-7.54/modules/simpletest/tests/batch.test</text:p>
      <text:p text:style-name="P1">drupal-7.54/modules/simpletest/tests/batch_test.callbacks.inc</text:p>
      <text:p text:style-name="P1">drupal-7.54/modules/simpletest/tests/batch_test.info</text:p>
      <text:p text:style-name="P1">drupal-7.54/modules/simpletest/tests/batch_test.module</text:p>
      <text:p text:style-name="P1">drupal-7.54/modules/simpletest/tests/boot.test</text:p>
      <text:p text:style-name="P1">drupal-7.54/modules/simpletest/tests/boot_test_1.info</text:p>
      <text:p text:style-name="P1">drupal-7.54/modules/simpletest/tests/boot_test_1.module</text:p>
      <text:p text:style-name="P1">drupal-7.54/modules/simpletest/tests/boot_test_2.info</text:p>
      <text:p text:style-name="P1">drupal-7.54/modules/simpletest/tests/boot_test_2.module</text:p>
      <text:p text:style-name="P1">drupal-7.54/modules/simpletest/tests/bootstrap.test</text:p>
      <text:p text:style-name="P1">drupal-7.54/modules/simpletest/tests/cache.test</text:p>
      <text:p text:style-name="P1">drupal-7.54/modules/simpletest/tests/common.test</text:p>
      <text:p text:style-name="P1">drupal-7.54/modules/simpletest/tests/common_test.css</text:p>
      <text:p text:style-name="P1">drupal-7.54/modules/simpletest/tests/common_test.info</text:p>
      <text:p text:style-name="P1">drupal-7.54/modules/simpletest/tests/common_test.module</text:p>
      <text:p text:style-name="P1">drupal-7.54/modules/simpletest/tests/common_test.print.css</text:p>
      <text:p text:style-name="P1">drupal-7.54/modules/simpletest/tests/common_test_cron_helper.info</text:p>
      <text:p text:style-name="P1">drupal-7.54/modules/simpletest/tests/common_test_cron_helper.module</text:p>
      <text:p text:style-name="P1">drupal-7.54/modules/simpletest/tests/common_test_info.txt</text:p>
      <text:p text:style-name="P1"><text:soft-page-break/>drupal-7.54/modules/simpletest/tests/database_test.info</text:p>
      <text:p text:style-name="P1">drupal-7.54/modules/simpletest/tests/database_test.install</text:p>
      <text:p text:style-name="P1">drupal-7.54/modules/simpletest/tests/database_test.module</text:p>
      <text:p text:style-name="P1">drupal-7.54/modules/simpletest/tests/database_test.test</text:p>
      <text:p text:style-name="P1">drupal-7.54/modules/simpletest/tests/drupal_autoload_test/</text:p>
      <text:p text:style-name="P1">drupal-7.54/modules/simpletest/tests/drupal_autoload_test/drupal_autoload_test.info</text:p>
      <text:p text:style-name="P1">drupal-7.54/modules/simpletest/tests/drupal_autoload_test/drupal_autoload_test.module</text:p>
      <text:p text:style-name="P1">drupal-7.54/modules/simpletest/tests/drupal_autoload_test/drupal_autoload_test_class.inc</text:p>
      <text:p text:style-name="P1">drupal-7.54/modules/simpletest/tests/drupal_autoload_test/drupal_autoload_test_interface.inc</text:p>
      <text:p text:style-name="P1">drupal-7.54/modules/simpletest/tests/drupal_autoload_test/drupal_autoload_test_trait.sh</text:p>
      <text:p text:style-name="P1">drupal-7.54/modules/simpletest/tests/drupal_system_listing_compatible_test/</text:p>
      <text:p text:style-name="P1">drupal-7.54/modules/simpletest/tests/drupal_system_listing_compatible_test/drupal_system_listing_compatible_test.info</text:p>
      <text:p text:style-name="P1">drupal-7.54/modules/simpletest/tests/drupal_system_listing_compatible_test/drupal_system_listing_compatible_test.module</text:p>
      <text:p text:style-name="P1">drupal-7.54/modules/simpletest/tests/drupal_system_listing_incompatible_test/</text:p>
      <text:p text:style-name="P1">drupal-7.54/modules/simpletest/tests/drupal_system_listing_incompatible_test/drupal_system_listing_incompatible_test.info</text:p>
      <text:p text:style-name="P1">drupal-7.54/modules/simpletest/tests/drupal_system_listing_incompatible_test/drupal_system_listing_incompatible_test.module</text:p>
      <text:p text:style-name="P1">drupal-7.54/modules/simpletest/tests/entity_cache_test.info</text:p>
      <text:p text:style-name="P1">drupal-7.54/modules/simpletest/tests/entity_cache_test.module</text:p>
      <text:p text:style-name="P1">drupal-7.54/modules/simpletest/tests/entity_cache_test_dependency.info</text:p>
      <text:p text:style-name="P1">drupal-7.54/modules/simpletest/tests/entity_cache_test_dependency.module</text:p>
      <text:p text:style-name="P1">drupal-7.54/modules/simpletest/tests/entity_crud.test</text:p>
      <text:p text:style-name="P1">drupal-7.54/modules/simpletest/tests/entity_crud_hook_test.info</text:p>
      <text:p text:style-name="P1">drupal-7.54/modules/simpletest/tests/entity_crud_hook_test.module</text:p>
      <text:p text:style-name="P1">drupal-7.54/modules/simpletest/tests/entity_crud_hook_test.test</text:p>
      <text:p text:style-name="P1">drupal-7.54/modules/simpletest/tests/entity_query.test</text:p>
      <text:p text:style-name="P1">drupal-7.54/modules/simpletest/tests/entity_query_access_test.info</text:p>
      <text:p text:style-name="P1">drupal-7.54/modules/simpletest/tests/entity_query_access_test.module</text:p>
      <text:p text:style-name="P1">drupal-7.54/modules/simpletest/tests/error.test</text:p>
      <text:p text:style-name="P1">drupal-7.54/modules/simpletest/tests/error_test.info</text:p>
      <text:p text:style-name="P1">drupal-7.54/modules/simpletest/tests/error_test.module</text:p>
      <text:p text:style-name="P1">drupal-7.54/modules/simpletest/tests/file.test</text:p>
      <text:p text:style-name="P1">drupal-7.54/modules/simpletest/tests/file_test.info</text:p>
      <text:p text:style-name="P1">drupal-7.54/modules/simpletest/tests/file_test.module</text:p>
      <text:p text:style-name="P1">drupal-7.54/modules/simpletest/tests/filetransfer.test</text:p>
      <text:p text:style-name="P1">drupal-7.54/modules/simpletest/tests/filter_test.info</text:p>
      <text:p text:style-name="P1">drupal-7.54/modules/simpletest/tests/filter_test.module</text:p>
      <text:p text:style-name="P1">drupal-7.54/modules/simpletest/tests/form.test</text:p>
      <text:p text:style-name="P1">drupal-7.54/modules/simpletest/tests/form_test.file.inc</text:p>
      <text:p text:style-name="P1">drupal-7.54/modules/simpletest/tests/form_test.info</text:p>
      <text:p text:style-name="P1">drupal-7.54/modules/simpletest/tests/form_test.module</text:p>
      <text:p text:style-name="P1">drupal-7.54/modules/simpletest/tests/graph.test</text:p>
      <text:p text:style-name="P1">drupal-7.54/modules/simpletest/tests/http.php</text:p>
      <text:p text:style-name="P1">drupal-7.54/modules/simpletest/tests/https.php</text:p>
      <text:p text:style-name="P1">drupal-7.54/modules/simpletest/tests/image.test</text:p>
      <text:p text:style-name="P1"><text:soft-page-break/>drupal-7.54/modules/simpletest/tests/image_test.info</text:p>
      <text:p text:style-name="P1">drupal-7.54/modules/simpletest/tests/image_test.module</text:p>
      <text:p text:style-name="P1">drupal-7.54/modules/simpletest/tests/lock.test</text:p>
      <text:p text:style-name="P1">drupal-7.54/modules/simpletest/tests/mail.test</text:p>
      <text:p text:style-name="P1">drupal-7.54/modules/simpletest/tests/menu.test</text:p>
      <text:p text:style-name="P1">drupal-7.54/modules/simpletest/tests/menu_test.info</text:p>
      <text:p text:style-name="P1">drupal-7.54/modules/simpletest/tests/menu_test.module</text:p>
      <text:p text:style-name="P1">drupal-7.54/modules/simpletest/tests/module.test</text:p>
      <text:p text:style-name="P1">drupal-7.54/modules/simpletest/tests/module_test.file.inc</text:p>
      <text:p text:style-name="P1">drupal-7.54/modules/simpletest/tests/module_test.implementations.inc</text:p>
      <text:p text:style-name="P1">drupal-7.54/modules/simpletest/tests/module_test.info</text:p>
      <text:p text:style-name="P1">drupal-7.54/modules/simpletest/tests/module_test.install</text:p>
      <text:p text:style-name="P1">drupal-7.54/modules/simpletest/tests/module_test.module</text:p>
      <text:p text:style-name="P1">drupal-7.54/modules/simpletest/tests/pager.test</text:p>
      <text:p text:style-name="P1">drupal-7.54/modules/simpletest/tests/password.test</text:p>
      <text:p text:style-name="P1">drupal-7.54/modules/simpletest/tests/path.test</text:p>
      <text:p text:style-name="P1">drupal-7.54/modules/simpletest/tests/path_test.info</text:p>
      <text:p text:style-name="P1">drupal-7.54/modules/simpletest/tests/path_test.module</text:p>
      <text:p text:style-name="P1">drupal-7.54/modules/simpletest/tests/psr_0_test/</text:p>
      <text:p text:style-name="P1">drupal-7.54/modules/simpletest/tests/psr_0_test/lib/</text:p>
      <text:p text:style-name="P1">drupal-7.54/modules/simpletest/tests/psr_0_test/lib/Drupal/</text:p>
      <text:p text:style-name="P1">drupal-7.54/modules/simpletest/tests/psr_0_test/lib/Drupal/psr_0_test/</text:p>
      <text:p text:style-name="P1">drupal-7.54/modules/simpletest/tests/psr_0_test/lib/Drupal/psr_0_test/Tests/</text:p>
      <text:p text:style-name="P1">drupal-7.54/modules/simpletest/tests/psr_0_test/lib/Drupal/psr_0_test/Tests/ExampleTest.php</text:p>
      <text:p text:style-name="P1">drupal-7.54/modules/simpletest/tests/psr_0_test/lib/Drupal/psr_0_test/Tests/Nested/</text:p>
      <text:p text:style-name="P1">drupal-7.54/modules/simpletest/tests/psr_0_test/lib/Drupal/psr_0_test/Tests/Nested/NestedExampleTest.php</text:p>
      <text:p text:style-name="P1">drupal-7.54/modules/simpletest/tests/psr_0_test/psr_0_test.info</text:p>
      <text:p text:style-name="P1">drupal-7.54/modules/simpletest/tests/psr_0_test/psr_0_test.module</text:p>
      <text:p text:style-name="P1">drupal-7.54/modules/simpletest/tests/psr_4_test/</text:p>
      <text:p text:style-name="P1">drupal-7.54/modules/simpletest/tests/psr_4_test/psr_4_test.info</text:p>
      <text:p text:style-name="P1">drupal-7.54/modules/simpletest/tests/psr_4_test/psr_4_test.module</text:p>
      <text:p text:style-name="P1">drupal-7.54/modules/simpletest/tests/psr_4_test/src/</text:p>
      <text:p text:style-name="P1">drupal-7.54/modules/simpletest/tests/psr_4_test/src/Tests/</text:p>
      <text:p text:style-name="P1">drupal-7.54/modules/simpletest/tests/psr_4_test/src/Tests/ExampleTest.php</text:p>
      <text:p text:style-name="P1">drupal-7.54/modules/simpletest/tests/psr_4_test/src/Tests/Nested/</text:p>
      <text:p text:style-name="P1">drupal-7.54/modules/simpletest/tests/psr_4_test/src/Tests/Nested/NestedExampleTest.php</text:p>
      <text:p text:style-name="P1">drupal-7.54/modules/simpletest/tests/registry.test</text:p>
      <text:p text:style-name="P1">drupal-7.54/modules/simpletest/tests/requirements1_test.info</text:p>
      <text:p text:style-name="P1">drupal-7.54/modules/simpletest/tests/requirements1_test.install</text:p>
      <text:p text:style-name="P1">drupal-7.54/modules/simpletest/tests/requirements1_test.module</text:p>
      <text:p text:style-name="P1">drupal-7.54/modules/simpletest/tests/requirements2_test.info</text:p>
      <text:p text:style-name="P1">drupal-7.54/modules/simpletest/tests/requirements2_test.module</text:p>
      <text:p text:style-name="P1">drupal-7.54/modules/simpletest/tests/schema.test</text:p>
      <text:p text:style-name="P1">drupal-7.54/modules/simpletest/tests/session.test</text:p>
      <text:p text:style-name="P1">drupal-7.54/modules/simpletest/tests/session_test.info</text:p>
      <text:p text:style-name="P1">drupal-7.54/modules/simpletest/tests/session_test.module</text:p>
      <text:p text:style-name="P1">drupal-7.54/modules/simpletest/tests/system.base.css</text:p>
      <text:p text:style-name="P1">drupal-7.54/modules/simpletest/tests/system_dependencies_test.info</text:p>
      <text:p text:style-name="P1">drupal-7.54/modules/simpletest/tests/system_dependencies_test.module</text:p>
      <text:p text:style-name="P1">drupal-7.54/modules/simpletest/tests/system_incompatible_core_version_dependencies_test.info</text:p>
      <text:p text:style-name="P1"><text:soft-page-break/>drupal-7.54/modules/simpletest/tests/system_incompatible_core_version_dependencies_test.module</text:p>
      <text:p text:style-name="P1">drupal-7.54/modules/simpletest/tests/system_incompatible_core_version_test.info</text:p>
      <text:p text:style-name="P1">drupal-7.54/modules/simpletest/tests/system_incompatible_core_version_test.module</text:p>
      <text:p text:style-name="P1">drupal-7.54/modules/simpletest/tests/system_incompatible_module_version_dependencies_test.info</text:p>
      <text:p text:style-name="P1">drupal-7.54/modules/simpletest/tests/system_incompatible_module_version_dependencies_test.module</text:p>
      <text:p text:style-name="P1">drupal-7.54/modules/simpletest/tests/system_incompatible_module_version_test.info</text:p>
      <text:p text:style-name="P1">drupal-7.54/modules/simpletest/tests/system_incompatible_module_version_test.module</text:p>
      <text:p text:style-name="P1">drupal-7.54/modules/simpletest/tests/system_project_namespace_test.info</text:p>
      <text:p text:style-name="P1">drupal-7.54/modules/simpletest/tests/system_project_namespace_test.module</text:p>
      <text:p text:style-name="P1">drupal-7.54/modules/simpletest/tests/system_test.info</text:p>
      <text:p text:style-name="P1">drupal-7.54/modules/simpletest/tests/system_test.install</text:p>
      <text:p text:style-name="P1">drupal-7.54/modules/simpletest/tests/system_test.module</text:p>
      <text:p text:style-name="P1">drupal-7.54/modules/simpletest/tests/tablesort.test</text:p>
      <text:p text:style-name="P1">drupal-7.54/modules/simpletest/tests/taxonomy_test.info</text:p>
      <text:p text:style-name="P1">drupal-7.54/modules/simpletest/tests/taxonomy_test.install</text:p>
      <text:p text:style-name="P1">drupal-7.54/modules/simpletest/tests/taxonomy_test.module</text:p>
      <text:p text:style-name="P1">drupal-7.54/modules/simpletest/tests/theme.test</text:p>
      <text:p text:style-name="P1">drupal-7.54/modules/simpletest/tests/theme_test.inc</text:p>
      <text:p text:style-name="P1">drupal-7.54/modules/simpletest/tests/theme_test.info</text:p>
      <text:p text:style-name="P1">drupal-7.54/modules/simpletest/tests/theme_test.module</text:p>
      <text:p text:style-name="P1">drupal-7.54/modules/simpletest/tests/theme_test.template_test.tpl.php</text:p>
      <text:p text:style-name="P1">drupal-7.54/modules/simpletest/tests/themes/</text:p>
      <text:p text:style-name="P1">drupal-7.54/modules/simpletest/tests/themes/engines/</text:p>
      <text:p text:style-name="P1">drupal-7.54/modules/simpletest/tests/themes/engines/nyan_cat/</text:p>
      <text:p text:style-name="P1">drupal-7.54/modules/simpletest/tests/themes/engines/nyan_cat/nyan_cat.engine</text:p>
      <text:p text:style-name="P1">drupal-7.54/modules/simpletest/tests/themes/test_basetheme/</text:p>
      <text:p text:style-name="P1">drupal-7.54/modules/simpletest/tests/themes/test_basetheme/test_basetheme.info</text:p>
      <text:p text:style-name="P1">drupal-7.54/modules/simpletest/tests/themes/test_subtheme/</text:p>
      <text:p text:style-name="P1">drupal-7.54/modules/simpletest/tests/themes/test_subtheme/test_subtheme.info</text:p>
      <text:p text:style-name="P1">drupal-7.54/modules/simpletest/tests/themes/test_theme/</text:p>
      <text:p text:style-name="P1">drupal-7.54/modules/simpletest/tests/themes/test_theme/template.php</text:p>
      <text:p text:style-name="P1">drupal-7.54/modules/simpletest/tests/themes/test_theme/templates/</text:p>
      <text:p text:style-name="P1">drupal-7.54/modules/simpletest/tests/themes/test_theme/templates/node--1.tpl.php</text:p>
      <text:p text:style-name="P1">drupal-7.54/modules/simpletest/tests/themes/test_theme/test_theme.info</text:p>
      <text:p text:style-name="P1">drupal-7.54/modules/simpletest/tests/themes/test_theme_nyan_cat/</text:p>
      <text:p text:style-name="P1">drupal-7.54/modules/simpletest/tests/themes/test_theme_nyan_cat/templates/</text:p>
      <text:p text:style-name="P1">drupal-7.54/modules/simpletest/tests/themes/test_theme_nyan_cat/templates/theme_test_template_test.nyan-cat.html</text:p>
      <text:p text:style-name="P1">drupal-7.54/modules/simpletest/tests/themes/test_theme_nyan_cat/test_theme_nyan_cat.info</text:p>
      <text:p text:style-name="P1">drupal-7.54/modules/simpletest/tests/unicode.test</text:p>
      <text:p text:style-name="P1">drupal-7.54/modules/simpletest/tests/update.test</text:p>
      <text:p text:style-name="P1">drupal-7.54/modules/simpletest/tests/update_script_test.info</text:p>
      <text:p text:style-name="P1">drupal-7.54/modules/simpletest/tests/update_script_test.install</text:p>
      <text:p text:style-name="P1">drupal-7.54/modules/simpletest/tests/update_script_test.module</text:p>
      <text:p text:style-name="P1">drupal-7.54/modules/simpletest/tests/update_test_1.info</text:p>
      <text:p text:style-name="P1">drupal-7.54/modules/simpletest/tests/update_test_1.install</text:p>
      <text:p text:style-name="P1">drupal-7.54/modules/simpletest/tests/update_test_1.module</text:p>
      <text:p text:style-name="P1">drupal-7.54/modules/simpletest/tests/update_test_2.info</text:p>
      <text:p text:style-name="P1">drupal-7.54/modules/simpletest/tests/update_test_2.install</text:p>
      <text:p text:style-name="P1">drupal-7.54/modules/simpletest/tests/update_test_2.module</text:p>
      <text:p text:style-name="P1"><text:soft-page-break/>drupal-7.54/modules/simpletest/tests/update_test_3.info</text:p>
      <text:p text:style-name="P1">drupal-7.54/modules/simpletest/tests/update_test_3.install</text:p>
      <text:p text:style-name="P1">drupal-7.54/modules/simpletest/tests/update_test_3.module</text:p>
      <text:p text:style-name="P1">drupal-7.54/modules/simpletest/tests/upgrade/</text:p>
      <text:p text:style-name="P1">drupal-7.54/modules/simpletest/tests/upgrade/drupal-6.bare.database.php</text:p>
      <text:p text:style-name="P1">drupal-7.54/modules/simpletest/tests/upgrade/drupal-6.comments.database.php</text:p>
      <text:p text:style-name="P1">drupal-7.54/modules/simpletest/tests/upgrade/drupal-6.duplicate-permission.database.php</text:p>
      <text:p text:style-name="P1">drupal-7.54/modules/simpletest/tests/upgrade/drupal-6.filled.database.php</text:p>
      <text:p text:style-name="P1">drupal-7.54/modules/simpletest/tests/upgrade/drupal-6.forum.database.php</text:p>
      <text:p text:style-name="P1">drupal-7.54/modules/simpletest/tests/upgrade/drupal-6.locale.database.php</text:p>
      <text:p text:style-name="P1">drupal-7.54/modules/simpletest/tests/upgrade/drupal-6.menu.database.php</text:p>
      <text:p text:style-name="P1">drupal-7.54/modules/simpletest/tests/upgrade/drupal-6.node_type_broken.database.php</text:p>
      <text:p text:style-name="P1">drupal-7.54/modules/simpletest/tests/upgrade/drupal-6.translatable.database.php</text:p>
      <text:p text:style-name="P1">drupal-7.54/modules/simpletest/tests/upgrade/drupal-6.trigger.database.php</text:p>
      <text:p text:style-name="P1">drupal-7.54/modules/simpletest/tests/upgrade/drupal-6.upload.database.php</text:p>
      <text:p text:style-name="P1">drupal-7.54/modules/simpletest/tests/upgrade/drupal-6.user-no-password-token.database.php</text:p>
      <text:p text:style-name="P1">drupal-7.54/modules/simpletest/tests/upgrade/drupal-6.user-password-token.database.php</text:p>
      <text:p text:style-name="P1">drupal-7.54/modules/simpletest/tests/upgrade/drupal-7.aggregator.database.php</text:p>
      <text:p text:style-name="P1">drupal-7.54/modules/simpletest/tests/upgrade/drupal-7.bare.minimal.database.php.gz</text:p>
      <text:p text:style-name="P1">drupal-7.54/modules/simpletest/tests/upgrade/drupal-7.bare.standard_all.database.php.gz</text:p>
      <text:p text:style-name="P1">drupal-7.54/modules/simpletest/tests/upgrade/drupal-7.field.database.php</text:p>
      <text:p text:style-name="P1">drupal-7.54/modules/simpletest/tests/upgrade/drupal-7.filled.minimal.database.php.gz</text:p>
      <text:p text:style-name="P1">drupal-7.54/modules/simpletest/tests/upgrade/drupal-7.filled.standard_all.database.php.gz</text:p>
      <text:p text:style-name="P1">drupal-7.54/modules/simpletest/tests/upgrade/drupal-7.trigger.database.php</text:p>
      <text:p text:style-name="P1">drupal-7.54/modules/simpletest/tests/upgrade/update.aggregator.test</text:p>
      <text:p text:style-name="P1">drupal-7.54/modules/simpletest/tests/upgrade/update.field.test</text:p>
      <text:p text:style-name="P1">drupal-7.54/modules/simpletest/tests/upgrade/update.trigger.test</text:p>
      <text:p text:style-name="P1">drupal-7.54/modules/simpletest/tests/upgrade/update.user.test</text:p>
      <text:p text:style-name="P1">drupal-7.54/modules/simpletest/tests/upgrade/upgrade.comment.test</text:p>
      <text:p text:style-name="P1">drupal-7.54/modules/simpletest/tests/upgrade/upgrade.filter.test</text:p>
      <text:p text:style-name="P1">drupal-7.54/modules/simpletest/tests/upgrade/upgrade.forum.test</text:p>
      <text:p text:style-name="P1">drupal-7.54/modules/simpletest/tests/upgrade/upgrade.locale.test</text:p>
      <text:p text:style-name="P1">drupal-7.54/modules/simpletest/tests/upgrade/upgrade.menu.test</text:p>
      <text:p text:style-name="P1">drupal-7.54/modules/simpletest/tests/upgrade/upgrade.node.test</text:p>
      <text:p text:style-name="P1">drupal-7.54/modules/simpletest/tests/upgrade/upgrade.poll.test</text:p>
      <text:p text:style-name="P1">drupal-7.54/modules/simpletest/tests/upgrade/upgrade.taxonomy.test</text:p>
      <text:p text:style-name="P1">drupal-7.54/modules/simpletest/tests/upgrade/upgrade.test</text:p>
      <text:p text:style-name="P1">drupal-7.54/modules/simpletest/tests/upgrade/upgrade.translatable.test</text:p>
      <text:p text:style-name="P1">drupal-7.54/modules/simpletest/tests/upgrade/upgrade.trigger.test</text:p>
      <text:p text:style-name="P1">drupal-7.54/modules/simpletest/tests/upgrade/upgrade.upload.test</text:p>
      <text:p text:style-name="P1">drupal-7.54/modules/simpletest/tests/upgrade/upgrade.user.test</text:p>
      <text:p text:style-name="P1">drupal-7.54/modules/simpletest/tests/url_alter_test.info</text:p>
      <text:p text:style-name="P1">drupal-7.54/modules/simpletest/tests/url_alter_test.install</text:p>
      <text:p text:style-name="P1">drupal-7.54/modules/simpletest/tests/url_alter_test.module</text:p>
      <text:p text:style-name="P1">drupal-7.54/modules/simpletest/tests/xmlrpc.test</text:p>
      <text:p text:style-name="P1">drupal-7.54/modules/simpletest/tests/xmlrpc_test.info</text:p>
      <text:p text:style-name="P1">drupal-7.54/modules/simpletest/tests/xmlrpc_test.module</text:p>
      <text:p text:style-name="P1">drupal-7.54/modules/statistics/</text:p>
      <text:p text:style-name="P1">drupal-7.54/modules/statistics/statistics.admin.inc</text:p>
      <text:p text:style-name="P1">drupal-7.54/modules/statistics/statistics.info</text:p>
      <text:p text:style-name="P1">drupal-7.54/modules/statistics/statistics.install</text:p>
      <text:p text:style-name="P1">drupal-7.54/modules/statistics/statistics.js</text:p>
      <text:p text:style-name="P1"><text:soft-page-break/>drupal-7.54/modules/statistics/statistics.module</text:p>
      <text:p text:style-name="P1">drupal-7.54/modules/statistics/statistics.pages.inc</text:p>
      <text:p text:style-name="P1">drupal-7.54/modules/statistics/statistics.php</text:p>
      <text:p text:style-name="P1">drupal-7.54/modules/statistics/statistics.test</text:p>
      <text:p text:style-name="P1">drupal-7.54/modules/statistics/statistics.tokens.inc</text:p>
      <text:p text:style-name="P1">drupal-7.54/modules/syslog/</text:p>
      <text:p text:style-name="P1">drupal-7.54/modules/syslog/syslog.info</text:p>
      <text:p text:style-name="P1">drupal-7.54/modules/syslog/syslog.install</text:p>
      <text:p text:style-name="P1">drupal-7.54/modules/syslog/syslog.module</text:p>
      <text:p text:style-name="P1">drupal-7.54/modules/syslog/syslog.test</text:p>
      <text:p text:style-name="P1">drupal-7.54/modules/system/</text:p>
      <text:p text:style-name="P1">drupal-7.54/modules/system/form.api.php</text:p>
      <text:p text:style-name="P1">drupal-7.54/modules/system/html.tpl.php</text:p>
      <text:p text:style-name="P1">drupal-7.54/modules/system/image.gd.inc</text:p>
      <text:p text:style-name="P1">drupal-7.54/modules/system/language.api.php</text:p>
      <text:p text:style-name="P1">drupal-7.54/modules/system/maintenance-page.tpl.php</text:p>
      <text:p text:style-name="P1">drupal-7.54/modules/system/page.tpl.php</text:p>
      <text:p text:style-name="P1">drupal-7.54/modules/system/region.tpl.php</text:p>
      <text:p text:style-name="P1">drupal-7.54/modules/system/system.admin-rtl.css</text:p>
      <text:p text:style-name="P1">drupal-7.54/modules/system/system.admin.css</text:p>
      <text:p text:style-name="P1">drupal-7.54/modules/system/system.admin.inc</text:p>
      <text:p text:style-name="P1">drupal-7.54/modules/system/system.api.php</text:p>
      <text:p text:style-name="P1">drupal-7.54/modules/system/system.archiver.inc</text:p>
      <text:p text:style-name="P1">drupal-7.54/modules/system/system.base-rtl.css</text:p>
      <text:p text:style-name="P1">drupal-7.54/modules/system/system.base.css</text:p>
      <text:p text:style-name="P1">drupal-7.54/modules/system/system.cron.js</text:p>
      <text:p text:style-name="P1">drupal-7.54/modules/system/system.info</text:p>
      <text:p text:style-name="P1">drupal-7.54/modules/system/system.install</text:p>
      <text:p text:style-name="P1">drupal-7.54/modules/system/system.js</text:p>
      <text:p text:style-name="P1">drupal-7.54/modules/system/system.mail.inc</text:p>
      <text:p text:style-name="P1">drupal-7.54/modules/system/system.maintenance.css</text:p>
      <text:p text:style-name="P1">drupal-7.54/modules/system/system.menus-rtl.css</text:p>
      <text:p text:style-name="P1">drupal-7.54/modules/system/system.menus.css</text:p>
      <text:p text:style-name="P1">drupal-7.54/modules/system/system.messages-rtl.css</text:p>
      <text:p text:style-name="P1">drupal-7.54/modules/system/system.messages.css</text:p>
      <text:p text:style-name="P1">drupal-7.54/modules/system/system.module</text:p>
      <text:p text:style-name="P1">drupal-7.54/modules/system/system.queue.inc</text:p>
      <text:p text:style-name="P1">drupal-7.54/modules/system/system.tar.inc</text:p>
      <text:p text:style-name="P1">drupal-7.54/modules/system/system.test</text:p>
      <text:p text:style-name="P1">drupal-7.54/modules/system/system.theme-rtl.css</text:p>
      <text:p text:style-name="P1">drupal-7.54/modules/system/system.theme.css</text:p>
      <text:p text:style-name="P1">drupal-7.54/modules/system/system.tokens.inc</text:p>
      <text:p text:style-name="P1">drupal-7.54/modules/system/system.updater.inc</text:p>
      <text:p text:style-name="P1">drupal-7.54/modules/system/tests/</text:p>
      <text:p text:style-name="P1">drupal-7.54/modules/system/tests/cron_queue_test.info</text:p>
      <text:p text:style-name="P1">drupal-7.54/modules/system/tests/cron_queue_test.module</text:p>
      <text:p text:style-name="P1">drupal-7.54/modules/system/tests/system_cron_test.info</text:p>
      <text:p text:style-name="P1">drupal-7.54/modules/system/tests/system_cron_test.module</text:p>
      <text:p text:style-name="P1">drupal-7.54/modules/system/theme.api.php</text:p>
      <text:p text:style-name="P1">drupal-7.54/modules/taxonomy/</text:p>
      <text:p text:style-name="P1">drupal-7.54/modules/taxonomy/taxonomy-term.tpl.php</text:p>
      <text:p text:style-name="P1">drupal-7.54/modules/taxonomy/taxonomy.admin.inc</text:p>
      <text:p text:style-name="P1"><text:soft-page-break/>drupal-7.54/modules/taxonomy/taxonomy.api.php</text:p>
      <text:p text:style-name="P1">drupal-7.54/modules/taxonomy/taxonomy.css</text:p>
      <text:p text:style-name="P1">drupal-7.54/modules/taxonomy/taxonomy.info</text:p>
      <text:p text:style-name="P1">drupal-7.54/modules/taxonomy/taxonomy.install</text:p>
      <text:p text:style-name="P1">drupal-7.54/modules/taxonomy/taxonomy.js</text:p>
      <text:p text:style-name="P1">drupal-7.54/modules/taxonomy/taxonomy.module</text:p>
      <text:p text:style-name="P1">drupal-7.54/modules/taxonomy/taxonomy.pages.inc</text:p>
      <text:p text:style-name="P1">drupal-7.54/modules/taxonomy/taxonomy.test</text:p>
      <text:p text:style-name="P1">drupal-7.54/modules/taxonomy/taxonomy.tokens.inc</text:p>
      <text:p text:style-name="P1">drupal-7.54/modules/toolbar/</text:p>
      <text:p text:style-name="P1">drupal-7.54/modules/toolbar/toolbar-rtl.css</text:p>
      <text:p text:style-name="P1">drupal-7.54/modules/toolbar/toolbar.css</text:p>
      <text:p text:style-name="P1">drupal-7.54/modules/toolbar/toolbar.info</text:p>
      <text:p text:style-name="P1">drupal-7.54/modules/toolbar/toolbar.js</text:p>
      <text:p text:style-name="P1">drupal-7.54/modules/toolbar/toolbar.module</text:p>
      <text:p text:style-name="P1">drupal-7.54/modules/toolbar/toolbar.png</text:p>
      <text:p text:style-name="P1">drupal-7.54/modules/toolbar/toolbar.tpl.php</text:p>
      <text:p text:style-name="P1">drupal-7.54/modules/tracker/</text:p>
      <text:p text:style-name="P1">drupal-7.54/modules/tracker/tracker.css</text:p>
      <text:p text:style-name="P1">drupal-7.54/modules/tracker/tracker.info</text:p>
      <text:p text:style-name="P1">drupal-7.54/modules/tracker/tracker.install</text:p>
      <text:p text:style-name="P1">drupal-7.54/modules/tracker/tracker.module</text:p>
      <text:p text:style-name="P1">drupal-7.54/modules/tracker/tracker.pages.inc</text:p>
      <text:p text:style-name="P1">drupal-7.54/modules/tracker/tracker.test</text:p>
      <text:p text:style-name="P1">drupal-7.54/modules/translation/</text:p>
      <text:p text:style-name="P1">drupal-7.54/modules/translation/tests/</text:p>
      <text:p text:style-name="P1">drupal-7.54/modules/translation/tests/translation_test.info</text:p>
      <text:p text:style-name="P1">drupal-7.54/modules/translation/tests/translation_test.module</text:p>
      <text:p text:style-name="P1">drupal-7.54/modules/translation/translation.info</text:p>
      <text:p text:style-name="P1">drupal-7.54/modules/translation/translation.module</text:p>
      <text:p text:style-name="P1">drupal-7.54/modules/translation/translation.pages.inc</text:p>
      <text:p text:style-name="P1">drupal-7.54/modules/translation/translation.test</text:p>
      <text:p text:style-name="P1">drupal-7.54/modules/trigger/</text:p>
      <text:p text:style-name="P1">drupal-7.54/modules/trigger/tests/</text:p>
      <text:p text:style-name="P1">drupal-7.54/modules/trigger/tests/trigger_test.info</text:p>
      <text:p text:style-name="P1">drupal-7.54/modules/trigger/tests/trigger_test.module</text:p>
      <text:p text:style-name="P1">drupal-7.54/modules/trigger/trigger.admin.inc</text:p>
      <text:p text:style-name="P1">drupal-7.54/modules/trigger/trigger.api.php</text:p>
      <text:p text:style-name="P1">drupal-7.54/modules/trigger/trigger.info</text:p>
      <text:p text:style-name="P1">drupal-7.54/modules/trigger/trigger.install</text:p>
      <text:p text:style-name="P1">drupal-7.54/modules/trigger/trigger.module</text:p>
      <text:p text:style-name="P1">drupal-7.54/modules/trigger/trigger.test</text:p>
      <text:p text:style-name="P1">drupal-7.54/modules/update/</text:p>
      <text:p text:style-name="P1">drupal-7.54/modules/update/tests/</text:p>
      <text:p text:style-name="P1">drupal-7.54/modules/update/tests/aaa_update_test.1_0.xml</text:p>
      <text:p text:style-name="P1">drupal-7.54/modules/update/tests/aaa_update_test.info</text:p>
      <text:p text:style-name="P1">drupal-7.54/modules/update/tests/aaa_update_test.module</text:p>
      <text:p text:style-name="P1">drupal-7.54/modules/update/tests/aaa_update_test.no-releases.xml</text:p>
      <text:p text:style-name="P1">drupal-7.54/modules/update/tests/aaa_update_test.tar.gz</text:p>
      <text:p text:style-name="P1">drupal-7.54/modules/update/tests/bbb_update_test.1_0.xml</text:p>
      <text:p text:style-name="P1">drupal-7.54/modules/update/tests/bbb_update_test.info</text:p>
      <text:p text:style-name="P1">drupal-7.54/modules/update/tests/bbb_update_test.module</text:p>
      <text:p text:style-name="P1"><text:soft-page-break/>drupal-7.54/modules/update/tests/ccc_update_test.1_0.xml</text:p>
      <text:p text:style-name="P1">drupal-7.54/modules/update/tests/ccc_update_test.info</text:p>
      <text:p text:style-name="P1">drupal-7.54/modules/update/tests/ccc_update_test.module</text:p>
      <text:p text:style-name="P1">drupal-7.54/modules/update/tests/drupal.0.xml</text:p>
      <text:p text:style-name="P1">drupal-7.54/modules/update/tests/drupal.1.xml</text:p>
      <text:p text:style-name="P1">drupal-7.54/modules/update/tests/drupal.2-sec.xml</text:p>
      <text:p text:style-name="P1">drupal-7.54/modules/update/tests/drupal.dev.xml</text:p>
      <text:p text:style-name="P1">drupal-7.54/modules/update/tests/themes/</text:p>
      <text:p text:style-name="P1">drupal-7.54/modules/update/tests/themes/update_test_admintheme/</text:p>
      <text:p text:style-name="P1">drupal-7.54/modules/update/tests/themes/update_test_admintheme/update_test_admintheme.info</text:p>
      <text:p text:style-name="P1">drupal-7.54/modules/update/tests/themes/update_test_basetheme/</text:p>
      <text:p text:style-name="P1">drupal-7.54/modules/update/tests/themes/update_test_basetheme/update_test_basetheme.info</text:p>
      <text:p text:style-name="P1">drupal-7.54/modules/update/tests/themes/update_test_subtheme/</text:p>
      <text:p text:style-name="P1">drupal-7.54/modules/update/tests/themes/update_test_subtheme/update_test_subtheme.info</text:p>
      <text:p text:style-name="P1">drupal-7.54/modules/update/tests/update_test.info</text:p>
      <text:p text:style-name="P1">drupal-7.54/modules/update/tests/update_test.module</text:p>
      <text:p text:style-name="P1">drupal-7.54/modules/update/tests/update_test_basetheme.1_1-sec.xml</text:p>
      <text:p text:style-name="P1">drupal-7.54/modules/update/tests/update_test_subtheme.1_0.xml</text:p>
      <text:p text:style-name="P1">drupal-7.54/modules/update/update-rtl.css</text:p>
      <text:p text:style-name="P1">drupal-7.54/modules/update/update.api.php</text:p>
      <text:p text:style-name="P1">drupal-7.54/modules/update/update.authorize.inc</text:p>
      <text:p text:style-name="P1">drupal-7.54/modules/update/update.compare.inc</text:p>
      <text:p text:style-name="P1">drupal-7.54/modules/update/update.css</text:p>
      <text:p text:style-name="P1">drupal-7.54/modules/update/update.fetch.inc</text:p>
      <text:p text:style-name="P1">drupal-7.54/modules/update/update.info</text:p>
      <text:p text:style-name="P1">drupal-7.54/modules/update/update.install</text:p>
      <text:p text:style-name="P1">drupal-7.54/modules/update/update.manager.inc</text:p>
      <text:p text:style-name="P1">drupal-7.54/modules/update/update.module</text:p>
      <text:p text:style-name="P1">drupal-7.54/modules/update/update.report.inc</text:p>
      <text:p text:style-name="P1">drupal-7.54/modules/update/update.settings.inc</text:p>
      <text:p text:style-name="P1">drupal-7.54/modules/update/update.test</text:p>
      <text:p text:style-name="P1">drupal-7.54/modules/user/</text:p>
      <text:p text:style-name="P1">drupal-7.54/modules/user/tests/</text:p>
      <text:p text:style-name="P1">drupal-7.54/modules/user/tests/user_form_test.info</text:p>
      <text:p text:style-name="P1">drupal-7.54/modules/user/tests/user_form_test.module</text:p>
      <text:p text:style-name="P1">drupal-7.54/modules/user/user-picture.tpl.php</text:p>
      <text:p text:style-name="P1">drupal-7.54/modules/user/user-profile-category.tpl.php</text:p>
      <text:p text:style-name="P1">drupal-7.54/modules/user/user-profile-item.tpl.php</text:p>
      <text:p text:style-name="P1">drupal-7.54/modules/user/user-profile.tpl.php</text:p>
      <text:p text:style-name="P1">drupal-7.54/modules/user/user-rtl.css</text:p>
      <text:p text:style-name="P1">drupal-7.54/modules/user/user.admin.inc</text:p>
      <text:p text:style-name="P1">drupal-7.54/modules/user/user.api.php</text:p>
      <text:p text:style-name="P1">drupal-7.54/modules/user/user.css</text:p>
      <text:p text:style-name="P1">drupal-7.54/modules/user/user.info</text:p>
      <text:p text:style-name="P1">drupal-7.54/modules/user/user.install</text:p>
      <text:p text:style-name="P1">drupal-7.54/modules/user/user.js</text:p>
      <text:p text:style-name="P1">drupal-7.54/modules/user/user.module</text:p>
      <text:p text:style-name="P1">drupal-7.54/modules/user/user.pages.inc</text:p>
      <text:p text:style-name="P1">drupal-7.54/modules/user/user.permissions.js</text:p>
      <text:p text:style-name="P1">drupal-7.54/modules/user/user.test</text:p>
      <text:p text:style-name="P1">drupal-7.54/modules/user/user.tokens.inc</text:p>
      <text:p text:style-name="P1">drupal-7.54/profiles/</text:p>
      <text:p text:style-name="P1"><text:soft-page-break/>drupal-7.54/profiles/README.txt</text:p>
      <text:p text:style-name="P1">drupal-7.54/profiles/minimal/</text:p>
      <text:p text:style-name="P1">drupal-7.54/profiles/minimal/minimal.info</text:p>
      <text:p text:style-name="P1">drupal-7.54/profiles/minimal/minimal.install</text:p>
      <text:p text:style-name="P1">drupal-7.54/profiles/minimal/minimal.profile</text:p>
      <text:p text:style-name="P1">drupal-7.54/profiles/minimal/translations/</text:p>
      <text:p text:style-name="P1">drupal-7.54/profiles/minimal/translations/README.txt</text:p>
      <text:p text:style-name="P1">drupal-7.54/profiles/standard/</text:p>
      <text:p text:style-name="P1">drupal-7.54/profiles/standard/standard.info</text:p>
      <text:p text:style-name="P1">drupal-7.54/profiles/standard/standard.install</text:p>
      <text:p text:style-name="P1">drupal-7.54/profiles/standard/standard.profile</text:p>
      <text:p text:style-name="P1">drupal-7.54/profiles/standard/translations/</text:p>
      <text:p text:style-name="P1">drupal-7.54/profiles/standard/translations/README.txt</text:p>
      <text:p text:style-name="P1">drupal-7.54/profiles/testing/</text:p>
      <text:p text:style-name="P1">drupal-7.54/profiles/testing/modules/</text:p>
      <text:p text:style-name="P1">drupal-7.54/profiles/testing/modules/drupal_system_listing_compatible_test/</text:p>
      <text:p text:style-name="P1">drupal-7.54/profiles/testing/modules/drupal_system_listing_compatible_test/drupal_system_listing_compatible_test.info</text:p>
      <text:p text:style-name="P1">drupal-7.54/profiles/testing/modules/drupal_system_listing_compatible_test/drupal_system_listing_compatible_test.module</text:p>
      <text:p text:style-name="P1">drupal-7.54/profiles/testing/modules/drupal_system_listing_compatible_test/drupal_system_listing_compatible_test.test</text:p>
      <text:p text:style-name="P1">drupal-7.54/profiles/testing/modules/drupal_system_listing_incompatible_test/</text:p>
      <text:p text:style-name="P1">drupal-7.54/profiles/testing/modules/drupal_system_listing_incompatible_test/drupal_system_listing_incompatible_test.info</text:p>
      <text:p text:style-name="P1">drupal-7.54/profiles/testing/modules/drupal_system_listing_incompatible_test/drupal_system_listing_incompatible_test.module</text:p>
      <text:p text:style-name="P1">drupal-7.54/profiles/testing/testing.info</text:p>
      <text:p text:style-name="P1">drupal-7.54/profiles/testing/testing.install</text:p>
      <text:p text:style-name="P1">drupal-7.54/profiles/testing/testing.profile</text:p>
      <text:p text:style-name="P1">drupal-7.54/robots.txt</text:p>
      <text:p text:style-name="P1">drupal-7.54/scripts/</text:p>
      <text:p text:style-name="P1">drupal-7.54/scripts/code-clean.sh</text:p>
      <text:p text:style-name="P1">drupal-7.54/scripts/cron-curl.sh</text:p>
      <text:p text:style-name="P1">drupal-7.54/scripts/cron-lynx.sh</text:p>
      <text:p text:style-name="P1">drupal-7.54/scripts/drupal.sh</text:p>
      <text:p text:style-name="P1">drupal-7.54/scripts/dump-database-d6.sh</text:p>
      <text:p text:style-name="P1">drupal-7.54/scripts/dump-database-d7.sh</text:p>
      <text:p text:style-name="P1">drupal-7.54/scripts/generate-d6-content.sh</text:p>
      <text:p text:style-name="P1">drupal-7.54/scripts/generate-d7-content.sh</text:p>
      <text:p text:style-name="P1">drupal-7.54/scripts/password-hash.sh</text:p>
      <text:p text:style-name="P1">drupal-7.54/scripts/run-tests.sh</text:p>
      <text:p text:style-name="P1">drupal-7.54/scripts/test.script</text:p>
      <text:p text:style-name="P1">drupal-7.54/sites/</text:p>
      <text:p text:style-name="P1">drupal-7.54/sites/README.txt</text:p>
      <text:p text:style-name="P1">drupal-7.54/sites/all/</text:p>
      <text:p text:style-name="P1">drupal-7.54/sites/all/libraries/</text:p>
      <text:p text:style-name="P1"><text:soft-page-break/>drupal-7.54/sites/all/libraries/README.txt</text:p>
      <text:p text:style-name="P1">drupal-7.54/sites/all/modules/</text:p>
      <text:p text:style-name="P1">drupal-7.54/sites/all/modules/README.txt</text:p>
      <text:p text:style-name="P1">drupal-7.54/sites/all/themes/</text:p>
      <text:p text:style-name="P1">drupal-7.54/sites/all/themes/README.txt</text:p>
      <text:p text:style-name="P1">drupal-7.54/sites/default/</text:p>
      <text:p text:style-name="P1">drupal-7.54/sites/default/default.settings.php</text:p>
      <text:p text:style-name="P1">drupal-7.54/sites/example.sites.php</text:p>
      <text:p text:style-name="P1">drupal-7.54/themes/</text:p>
      <text:p text:style-name="P1">drupal-7.54/themes/README.txt</text:p>
      <text:p text:style-name="P1">drupal-7.54/themes/bartik/</text:p>
      <text:p text:style-name="P1">drupal-7.54/themes/bartik/bartik.info</text:p>
      <text:p text:style-name="P1">drupal-7.54/themes/bartik/color/</text:p>
      <text:p text:style-name="P1">drupal-7.54/themes/bartik/color/base.png</text:p>
      <text:p text:style-name="P1">drupal-7.54/themes/bartik/color/color.inc</text:p>
      <text:p text:style-name="P1">drupal-7.54/themes/bartik/color/preview.css</text:p>
      <text:p text:style-name="P1">drupal-7.54/themes/bartik/color/preview.html</text:p>
      <text:p text:style-name="P1">drupal-7.54/themes/bartik/color/preview.js</text:p>
      <text:p text:style-name="P1">drupal-7.54/themes/bartik/color/preview.png</text:p>
      <text:p text:style-name="P1">drupal-7.54/themes/bartik/css/</text:p>
      <text:p text:style-name="P1">drupal-7.54/themes/bartik/css/colors.css</text:p>
      <text:p text:style-name="P1">drupal-7.54/themes/bartik/css/ie-rtl.css</text:p>
      <text:p text:style-name="P1">drupal-7.54/themes/bartik/css/ie.css</text:p>
      <text:p text:style-name="P1">drupal-7.54/themes/bartik/css/ie6.css</text:p>
      <text:p text:style-name="P1">drupal-7.54/themes/bartik/css/layout-rtl.css</text:p>
      <text:p text:style-name="P1">drupal-7.54/themes/bartik/css/layout.css</text:p>
      <text:p text:style-name="P1">drupal-7.54/themes/bartik/css/maintenance-page.css</text:p>
      <text:p text:style-name="P1">drupal-7.54/themes/bartik/css/print.css</text:p>
      <text:p text:style-name="P1">drupal-7.54/themes/bartik/css/style-rtl.css</text:p>
      <text:p text:style-name="P1">drupal-7.54/themes/bartik/css/style.css</text:p>
      <text:p text:style-name="P1">drupal-7.54/themes/bartik/images/</text:p>
      <text:p text:style-name="P1">drupal-7.54/themes/bartik/images/add.png</text:p>
      <text:p text:style-name="P1">drupal-7.54/themes/bartik/images/buttons.png</text:p>
      <text:p text:style-name="P1">drupal-7.54/themes/bartik/images/comment-arrow-rtl.gif</text:p>
      <text:p text:style-name="P1">drupal-7.54/themes/bartik/images/comment-arrow.gif</text:p>
      <text:p text:style-name="P1">drupal-7.54/themes/bartik/images/search-button.png</text:p>
      <text:p text:style-name="P1">drupal-7.54/themes/bartik/images/tabs-border.png</text:p>
      <text:p text:style-name="P1">drupal-7.54/themes/bartik/logo.png</text:p>
      <text:p text:style-name="P1">drupal-7.54/themes/bartik/screenshot.png</text:p>
      <text:p text:style-name="P1">drupal-7.54/themes/bartik/template.php</text:p>
      <text:p text:style-name="P1">drupal-7.54/themes/bartik/templates/</text:p>
      <text:p text:style-name="P1">drupal-7.54/themes/bartik/templates/comment-wrapper.tpl.php</text:p>
      <text:p text:style-name="P1">drupal-7.54/themes/bartik/templates/comment.tpl.php</text:p>
      <text:p text:style-name="P1">drupal-7.54/themes/bartik/templates/maintenance-page.tpl.php</text:p>
      <text:p text:style-name="P1">drupal-7.54/themes/bartik/templates/node.tpl.php</text:p>
      <text:p text:style-name="P1">drupal-7.54/themes/bartik/templates/page.tpl.php</text:p>
      <text:p text:style-name="P1">drupal-7.54/themes/engines/</text:p>
      <text:p text:style-name="P1">drupal-7.54/themes/engines/phptemplate/</text:p>
      <text:p text:style-name="P1">drupal-7.54/themes/engines/phptemplate/phptemplate.engine</text:p>
      <text:p text:style-name="P1">drupal-7.54/themes/garland/</text:p>
      <text:p text:style-name="P1">drupal-7.54/themes/garland/color/</text:p>
      <text:p text:style-name="P1">drupal-7.54/themes/garland/color/base.png</text:p>
      <text:p text:style-name="P1"><text:soft-page-break/>drupal-7.54/themes/garland/color/color.inc</text:p>
      <text:p text:style-name="P1">drupal-7.54/themes/garland/color/preview.css</text:p>
      <text:p text:style-name="P1">drupal-7.54/themes/garland/color/preview.png</text:p>
      <text:p text:style-name="P1">drupal-7.54/themes/garland/comment.tpl.php</text:p>
      <text:p text:style-name="P1">drupal-7.54/themes/garland/fix-ie-rtl.css</text:p>
      <text:p text:style-name="P1">drupal-7.54/themes/garland/fix-ie.css</text:p>
      <text:p text:style-name="P1">drupal-7.54/themes/garland/garland.info</text:p>
      <text:p text:style-name="P1">drupal-7.54/themes/garland/images/</text:p>
      <text:p text:style-name="P1">drupal-7.54/themes/garland/images/bg-bar-white.png</text:p>
      <text:p text:style-name="P1">drupal-7.54/themes/garland/images/bg-bar.png</text:p>
      <text:p text:style-name="P1">drupal-7.54/themes/garland/images/bg-content-left.png</text:p>
      <text:p text:style-name="P1">drupal-7.54/themes/garland/images/bg-content-right.png</text:p>
      <text:p text:style-name="P1">drupal-7.54/themes/garland/images/bg-content.png</text:p>
      <text:p text:style-name="P1">drupal-7.54/themes/garland/images/bg-navigation-item-hover.png</text:p>
      <text:p text:style-name="P1">drupal-7.54/themes/garland/images/bg-navigation-item.png</text:p>
      <text:p text:style-name="P1">drupal-7.54/themes/garland/images/bg-navigation.png</text:p>
      <text:p text:style-name="P1">drupal-7.54/themes/garland/images/bg-tab.png</text:p>
      <text:p text:style-name="P1">drupal-7.54/themes/garland/images/body.png</text:p>
      <text:p text:style-name="P1">drupal-7.54/themes/garland/images/gradient-inner.png</text:p>
      <text:p text:style-name="P1">drupal-7.54/themes/garland/images/menu-collapsed-rtl.gif</text:p>
      <text:p text:style-name="P1">drupal-7.54/themes/garland/images/menu-collapsed.gif</text:p>
      <text:p text:style-name="P1">drupal-7.54/themes/garland/images/menu-expanded.gif</text:p>
      <text:p text:style-name="P1">drupal-7.54/themes/garland/images/menu-leaf.gif</text:p>
      <text:p text:style-name="P1">drupal-7.54/themes/garland/images/task-list.png</text:p>
      <text:p text:style-name="P1">drupal-7.54/themes/garland/logo.png</text:p>
      <text:p text:style-name="P1">drupal-7.54/themes/garland/maintenance-page.tpl.php</text:p>
      <text:p text:style-name="P1">drupal-7.54/themes/garland/node.tpl.php</text:p>
      <text:p text:style-name="P1">drupal-7.54/themes/garland/page.tpl.php</text:p>
      <text:p text:style-name="P1">drupal-7.54/themes/garland/print.css</text:p>
      <text:p text:style-name="P1">drupal-7.54/themes/garland/screenshot.png</text:p>
      <text:p text:style-name="P1">drupal-7.54/themes/garland/style-rtl.css</text:p>
      <text:p text:style-name="P1">drupal-7.54/themes/garland/style.css</text:p>
      <text:p text:style-name="P1">drupal-7.54/themes/garland/template.php</text:p>
      <text:p text:style-name="P1">drupal-7.54/themes/garland/theme-settings.php</text:p>
      <text:p text:style-name="P1">drupal-7.54/themes/seven/</text:p>
      <text:p text:style-name="P1">drupal-7.54/themes/seven/ie.css</text:p>
      <text:p text:style-name="P1">drupal-7.54/themes/seven/ie6.css</text:p>
      <text:p text:style-name="P1">drupal-7.54/themes/seven/ie7.css</text:p>
      <text:p text:style-name="P1">drupal-7.54/themes/seven/images/</text:p>
      <text:p text:style-name="P1">drupal-7.54/themes/seven/images/add.png</text:p>
      <text:p text:style-name="P1">drupal-7.54/themes/seven/images/arrow-asc.png</text:p>
      <text:p text:style-name="P1">drupal-7.54/themes/seven/images/arrow-desc.png</text:p>
      <text:p text:style-name="P1">drupal-7.54/themes/seven/images/arrow-next.png</text:p>
      <text:p text:style-name="P1">drupal-7.54/themes/seven/images/arrow-prev.png</text:p>
      <text:p text:style-name="P1">drupal-7.54/themes/seven/images/buttons.png</text:p>
      <text:p text:style-name="P1">drupal-7.54/themes/seven/images/fc-rtl.png</text:p>
      <text:p text:style-name="P1">drupal-7.54/themes/seven/images/fc.png</text:p>
      <text:p text:style-name="P1">drupal-7.54/themes/seven/images/list-item-rtl.png</text:p>
      <text:p text:style-name="P1">drupal-7.54/themes/seven/images/list-item.png</text:p>
      <text:p text:style-name="P1">drupal-7.54/themes/seven/images/task-check.png</text:p>
      <text:p text:style-name="P1">drupal-7.54/themes/seven/images/task-item-rtl.png</text:p>
      <text:p text:style-name="P1">drupal-7.54/themes/seven/images/task-item.png</text:p>
      <text:p text:style-name="P1"><text:soft-page-break/>drupal-7.54/themes/seven/images/ui-icons-222222-256x240.png</text:p>
      <text:p text:style-name="P1">drupal-7.54/themes/seven/images/ui-icons-454545-256x240.png</text:p>
      <text:p text:style-name="P1">drupal-7.54/themes/seven/images/ui-icons-800000-256x240.png</text:p>
      <text:p text:style-name="P1">drupal-7.54/themes/seven/images/ui-icons-888888-256x240.png</text:p>
      <text:p text:style-name="P1">drupal-7.54/themes/seven/images/ui-icons-ffffff-256x240.png</text:p>
      <text:p text:style-name="P1">drupal-7.54/themes/seven/jquery.ui.theme.css</text:p>
      <text:p text:style-name="P1">drupal-7.54/themes/seven/logo.png</text:p>
      <text:p text:style-name="P1">drupal-7.54/themes/seven/maintenance-page.tpl.php</text:p>
      <text:p text:style-name="P1">drupal-7.54/themes/seven/page.tpl.php</text:p>
      <text:p text:style-name="P1">drupal-7.54/themes/seven/reset.css</text:p>
      <text:p text:style-name="P1">drupal-7.54/themes/seven/screenshot.png</text:p>
      <text:p text:style-name="P1">drupal-7.54/themes/seven/seven.info</text:p>
      <text:p text:style-name="P1">drupal-7.54/themes/seven/style-rtl.css</text:p>
      <text:p text:style-name="P1">drupal-7.54/themes/seven/style.css</text:p>
      <text:p text:style-name="P1">drupal-7.54/themes/seven/template.php</text:p>
      <text:p text:style-name="P1">drupal-7.54/themes/seven/vertical-tabs-rtl.css</text:p>
      <text:p text:style-name="P1">drupal-7.54/themes/seven/vertical-tabs.css</text:p>
      <text:p text:style-name="P1">drupal-7.54/themes/stark/</text:p>
      <text:p text:style-name="P1">drupal-7.54/themes/stark/README.txt</text:p>
      <text:p text:style-name="P1">drupal-7.54/themes/stark/layout.css</text:p>
      <text:p text:style-name="P1">drupal-7.54/themes/stark/logo.png</text:p>
      <text:p text:style-name="P1">drupal-7.54/themes/stark/screenshot.png</text:p>
      <text:p text:style-name="P1">drupal-7.54/themes/stark/stark.info</text:p>
      <text:p text:style-name="P1">drupal-7.54/update.php</text:p>
      <text:p text:style-name="P1">drupal-7.54/web.config</text:p>
      <text:p text:style-name="P1">drupal-7.54/xmlrpc.php</text:p>
      <text:p text:style-name="P1">drupal-7.54/LICENSE.txt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ls -ll</text:p>
      <text:p text:style-name="P1">total 3208</text:p>
      <text:p text:style-name="P1">drwxr-xr-x. 9 root root <text:s text:c="3"/>4096 Feb <text:s/>2 03:38 drupal-7.54</text:p>
      <text:p text:style-name="P1">-rw-r--r--. 1 root root 3275864 Feb <text:s/>2 03:38 drupal-7.54.tar.gz</text:p>
      <text:p text:style-name="P1">-rw-r--r--. 1 root root <text:s text:c="5"/>20 Jun <text:s/>7 12:41 info.php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mv drupal-7.54 drupaltest</text:p>
      <text:p text:style-name="P1">[root@hdc0005796 html]# </text:p>
      <text:p text:style-name="P1">[root@hdc0005796 html]# </text:p>
      <text:p text:style-name="P1">[root@hdc0005796 html]# ls -ll</text:p>
      <text:p text:style-name="P1">total 3208</text:p>
      <text:p text:style-name="P1">-rw-r--r--. 1 root root 3275864 Feb <text:s/>2 03:38 drupal-7.54.tar.gz</text:p>
      <text:p text:style-name="P1">drwxr-xr-x. 9 root root <text:s text:c="3"/>4096 Feb <text:s/>2 03:38 drupaltest</text:p>
      <text:p text:style-name="P1">-rw-r--r--. 1 root root <text:s text:c="5"/>20 Jun <text:s/>7 12:41 info.php</text:p>
      <text:p text:style-name="P1">[root@hdc0005796 html]# </text:p>
      <text:p text:style-name="P1">[root@hdc0005796 html]# </text:p>
      <text:p text:style-name="P1">[root@hdc0005796 html]# </text:p>
      <text:p text:style-name="P1"><text:soft-page-break/>[root@hdc0005796 html]# </text:p>
      <text:p text:style-name="P1">[root@hdc0005796 html]# chmod -R 777 drupaltest/</text:p>
      <text:p text:style-name="P1">[root@hdc0005796 html]# </text:p>
      <text:p text:style-name="P1">[root@hdc0005796 html]# </text:p>
      <text:p text:style-name="P1">[root@hdc0005796 html]# ls -ll</text:p>
      <text:p text:style-name="P1">total 3208</text:p>
      <text:p text:style-name="P1">-rw-r--r--. 1 root root 3275864 Feb <text:s/>2 03:38 drupal-7.54.tar.gz</text:p>
      <text:p text:style-name="P1">drwxrwxrwx. 9 root root <text:s text:c="3"/>4096 Feb <text:s/>2 03:38 drupaltest</text:p>
      <text:p text:style-name="P1">-rw-r--r--. 1 root root <text:s text:c="5"/>20 Jun <text:s/>7 12:41 info.php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cd drupaltest/</text:p>
      <text:p text:style-name="P1">[root@hdc0005796 drupaltest]# </text:p>
      <text:p text:style-name="P1">[root@hdc0005796 drupaltest]# ls -l</text:p>
      <text:p text:style-name="P1">total 264</text:p>
      <text:p text:style-name="P1">-rwxrwxrwx. <text:s/>1 root root <text:s text:c="2"/>6604 Feb <text:s/>2 03:04 authorize.php</text:p>
      <text:p text:style-name="P1">-rwxrwxrwx. <text:s/>1 root root 110781 Feb <text:s/>2 03:04 CHANGELOG.txt</text:p>
      <text:p text:style-name="P1">-rwxrwxrwx. <text:s/>1 root root <text:s text:c="2"/>1481 Feb <text:s/>2 03:04 COPYRIGHT.txt</text:p>
      <text:p text:style-name="P1">-rwxrwxrwx. <text:s/>1 root root <text:s text:c="3"/>720 Feb <text:s/>2 03:04 cron.php</text:p>
      <text:p text:style-name="P1">drwxrwxrwx. <text:s/>4 root root <text:s text:c="2"/>4096 Feb <text:s/>2 03:04 includes</text:p>
      <text:p text:style-name="P1">-rwxrwxrwx. <text:s/>1 root root <text:s text:c="3"/>529 Feb <text:s/>2 03:04 index.php</text:p>
      <text:p text:style-name="P1">-rwxrwxrwx. <text:s/>1 root root <text:s text:c="2"/>1717 Feb <text:s/>2 03:04 INSTALL.mysql.txt</text:p>
      <text:p text:style-name="P1">-rwxrwxrwx. <text:s/>1 root root <text:s text:c="2"/>1874 Feb <text:s/>2 03:04 INSTALL.pgsql.txt</text:p>
      <text:p text:style-name="P1">-rwxrwxrwx. <text:s/>1 root root <text:s text:c="3"/>703 Feb <text:s/>2 03:04 install.php</text:p>
      <text:p text:style-name="P1">-rwxrwxrwx. <text:s/>1 root root <text:s text:c="2"/>1298 Feb <text:s/>2 03:04 INSTALL.sqlite.txt</text:p>
      <text:p text:style-name="P1">-rwxrwxrwx. <text:s/>1 root root <text:s/>17995 Feb <text:s/>2 03:04 INSTALL.txt</text:p>
      <text:p text:style-name="P1">-rwxrwxrwx. <text:s/>1 root root <text:s/>18092 Nov 17 <text:s/>2016 LICENSE.txt</text:p>
      <text:p text:style-name="P1">-rwxrwxrwx. <text:s/>1 root root <text:s text:c="2"/>8710 Feb <text:s/>2 03:04 MAINTAINERS.txt</text:p>
      <text:p text:style-name="P1">drwxrwxrwx. <text:s/>4 root root <text:s text:c="2"/>4096 Feb <text:s/>2 03:04 misc</text:p>
      <text:p text:style-name="P1">drwxrwxrwx. 42 root root <text:s text:c="2"/>4096 Feb <text:s/>2 03:04 modules</text:p>
      <text:p text:style-name="P1">drwxrwxrwx. <text:s/>5 root root <text:s text:c="4"/>70 Feb <text:s/>2 03:04 profiles</text:p>
      <text:p text:style-name="P1">-rwxrwxrwx. <text:s/>1 root root <text:s text:c="2"/>5382 Feb <text:s/>2 03:04 README.txt</text:p>
      <text:p text:style-name="P1">-rwxrwxrwx. <text:s/>1 root root <text:s text:c="2"/>2189 Feb <text:s/>2 03:04 robots.txt</text:p>
      <text:p text:style-name="P1">drwxrwxrwx. <text:s/>2 root root <text:s text:c="3"/>261 Feb <text:s/>2 03:04 scripts</text:p>
      <text:p text:style-name="P1">drwxrwxrwx. <text:s/>4 root root <text:s text:c="4"/>75 Feb <text:s/>2 03:04 sites</text:p>
      <text:p text:style-name="P1">drwxrwxrwx. <text:s/>7 root root <text:s text:c="4"/>94 Feb <text:s/>2 03:04 themes</text:p>
      <text:p text:style-name="P1">-rwxrwxrwx. <text:s/>1 root root <text:s/>19986 Feb <text:s/>2 03:04 update.php</text:p>
      <text:p text:style-name="P1">-rwxrwxrwx. <text:s/>1 root root <text:s/>10123 Feb <text:s/>2 03:04 UPGRADE.txt</text:p>
      <text:p text:style-name="P1">-rwxrwxrwx. <text:s/>1 root root <text:s text:c="2"/>2200 Feb <text:s/>2 03:04 web.config</text:p>
      <text:p text:style-name="P1">-rwxrwxrwx. <text:s/>1 root root <text:s text:c="3"/>417 Feb <text:s/>2 03:04 xmlrpc.php</text:p>
      <text:p text:style-name="P1">[root@hdc0005796 drupaltest]# </text:p>
      <text:p text:style-name="P1">[root@hdc0005796 drupaltest]# </text:p>
      <text:p text:style-name="P1">[root@hdc0005796 drupaltest]# </text:p>
      <text:p text:style-name="P1">[root@hdc0005796 drupaltest]# cd sites/default/</text:p>
      <text:p text:style-name="P1">[root@hdc0005796 default]# </text:p>
      <text:p text:style-name="P1">[root@hdc0005796 default]# </text:p>
      <text:p text:style-name="P1">[root@hdc0005796 default]# ls -ll</text:p>
      <text:p text:style-name="P1">total 28</text:p>
      <text:p text:style-name="P1">-rwxrwxrwx. 1 root root 26250 Feb <text:s/>2 03:04 default.settings.php</text:p>
      <text:p text:style-name="P1">[root@hdc0005796 default]# </text:p>
      <text:p text:style-name="P1"><text:soft-page-break/>[root@hdc0005796 default]# </text:p>
      <text:p text:style-name="P1">[root@hdc0005796 default]# </text:p>
      <text:p text:style-name="P1">[root@hdc0005796 default]# mkdir files</text:p>
      <text:p text:style-name="P1">[root@hdc0005796 default]# cp default.settings.php</text:p>
      <text:p text:style-name="P1">cp: missing destination file operand after ‘default.settings.php’</text:p>
      <text:p text:style-name="P1">Try 'cp --help' for more information.</text:p>
      <text:p text:style-name="P1">[root@hdc0005796 default]# </text:p>
      <text:p text:style-name="P1">[root@hdc0005796 default]# </text:p>
      <text:p text:style-name="P1">[root@hdc0005796 default]# cp default.settings.php /</text:p>
      <text:p text:style-name="P1">[root@hdc0005796 default]# </text:p>
      <text:p text:style-name="P1">[root@hdc0005796 default]# </text:p>
      <text:p text:style-name="P1">[root@hdc0005796 default]# </text:p>
      <text:p text:style-name="P1">[root@hdc0005796 default]# ls -ll</text:p>
      <text:p text:style-name="P1">total 28</text:p>
      <text:p text:style-name="P1">-rwxrwxrwx. 1 root root 26250 Feb <text:s/>2 03:04 default.settings.php</text:p>
      <text:p text:style-name="P1">drwxr-xr-x. 2 root root <text:s text:c="4"/>6 Jun <text:s/>7 12:52 files</text:p>
      <text:p text:style-name="P1">[root@hdc0005796 default]# </text:p>
      <text:p text:style-name="P1">[root@hdc0005796 default]# </text:p>
      <text:p text:style-name="P1">[root@hdc0005796 default]# </text:p>
      <text:p text:style-name="P1">[root@hdc0005796 default]# mv default.settings.php settings.php</text:p>
      <text:p text:style-name="P1">[root@hdc0005796 default]# </text:p>
      <text:p text:style-name="P1">[root@hdc0005796 default]# </text:p>
      <text:p text:style-name="P1">[root@hdc0005796 default]# ls -ll</text:p>
      <text:p text:style-name="P1">total 28</text:p>
      <text:p text:style-name="P1">drwxr-xr-x. 2 root root <text:s text:c="4"/>6 Jun <text:s/>7 12:52 files</text:p>
      <text:p text:style-name="P1">-rwxrwxrwx. 1 root root 26250 Feb <text:s/>2 03:04 settings.php</text:p>
      <text:p text:style-name="P1">[root@hdc0005796 default]# </text:p>
      <text:p text:style-name="P1">[root@hdc0005796 default]# </text:p>
      <text:p text:style-name="P1">[root@hdc0005796 default]# </text:p>
      <text:p text:style-name="P1">[root@hdc0005796 default]# </text:p>
      <text:p text:style-name="P1">[root@hdc0005796 default]# chmod 777 files/</text:p>
      <text:p text:style-name="P1">[root@hdc0005796 default]# </text:p>
      <text:p text:style-name="P1">[root@hdc0005796 default]# </text:p>
      <text:p text:style-name="P1">[root@hdc0005796 default]# </text:p>
      <text:p text:style-name="P1">[root@hdc0005796 default]# cd ../../</text:p>
      <text:p text:style-name="P1">[root@hdc0005796 drupaltest]# </text:p>
      <text:p text:style-name="P1">[root@hdc0005796 drupaltest]# </text:p>
      <text:p text:style-name="P1">[root@hdc0005796 drupaltest]# </text:p>
      <text:p text:style-name="P1">[root@hdc0005796 drupaltest]# ls -ll</text:p>
      <text:p text:style-name="P1">total 264</text:p>
      <text:p text:style-name="P1">-rwxrwxrwx. <text:s/>1 root root <text:s text:c="2"/>6604 Feb <text:s/>2 03:04 authorize.php</text:p>
      <text:p text:style-name="P1">-rwxrwxrwx. <text:s/>1 root root 110781 Feb <text:s/>2 03:04 CHANGELOG.txt</text:p>
      <text:p text:style-name="P1">-rwxrwxrwx. <text:s/>1 root root <text:s text:c="2"/>1481 Feb <text:s/>2 03:04 COPYRIGHT.txt</text:p>
      <text:p text:style-name="P1">-rwxrwxrwx. <text:s/>1 root root <text:s text:c="3"/>720 Feb <text:s/>2 03:04 cron.php</text:p>
      <text:p text:style-name="P1">drwxrwxrwx. <text:s/>4 root root <text:s text:c="2"/>4096 Feb <text:s/>2 03:04 includes</text:p>
      <text:p text:style-name="P1">-rwxrwxrwx. <text:s/>1 root root <text:s text:c="3"/>529 Feb <text:s/>2 03:04 index.php</text:p>
      <text:p text:style-name="P1">-rwxrwxrwx. <text:s/>1 root root <text:s text:c="2"/>1717 Feb <text:s/>2 03:04 INSTALL.mysql.txt</text:p>
      <text:p text:style-name="P1">-rwxrwxrwx. <text:s/>1 root root <text:s text:c="2"/>1874 Feb <text:s/>2 03:04 INSTALL.pgsql.txt</text:p>
      <text:p text:style-name="P1">-rwxrwxrwx. <text:s/>1 root root <text:s text:c="3"/>703 Feb <text:s/>2 03:04 install.php</text:p>
      <text:p text:style-name="P1">-rwxrwxrwx. <text:s/>1 root root <text:s text:c="2"/>1298 Feb <text:s/>2 03:04 INSTALL.sqlite.txt</text:p>
      <text:p text:style-name="P1">-rwxrwxrwx. <text:s/>1 root root <text:s/>17995 Feb <text:s/>2 03:04 INSTALL.txt</text:p>
      <text:p text:style-name="P1">-rwxrwxrwx. <text:s/>1 root root <text:s/>18092 Nov 17 <text:s/>2016 LICENSE.txt</text:p>
      <text:p text:style-name="P1"><text:soft-page-break/>-rwxrwxrwx. <text:s/>1 root root <text:s text:c="2"/>8710 Feb <text:s/>2 03:04 MAINTAINERS.txt</text:p>
      <text:p text:style-name="P1">drwxrwxrwx. <text:s/>4 root root <text:s text:c="2"/>4096 Feb <text:s/>2 03:04 misc</text:p>
      <text:p text:style-name="P1">drwxrwxrwx. 42 root root <text:s text:c="2"/>4096 Feb <text:s/>2 03:04 modules</text:p>
      <text:p text:style-name="P1">drwxrwxrwx. <text:s/>5 root root <text:s text:c="4"/>70 Feb <text:s/>2 03:04 profiles</text:p>
      <text:p text:style-name="P1">-rwxrwxrwx. <text:s/>1 root root <text:s text:c="2"/>5382 Feb <text:s/>2 03:04 README.txt</text:p>
      <text:p text:style-name="P1">-rwxrwxrwx. <text:s/>1 root root <text:s text:c="2"/>2189 Feb <text:s/>2 03:04 robots.txt</text:p>
      <text:p text:style-name="P1">drwxrwxrwx. <text:s/>2 root root <text:s text:c="3"/>261 Feb <text:s/>2 03:04 scripts</text:p>
      <text:p text:style-name="P1">drwxrwxrwx. <text:s/>4 root root <text:s text:c="4"/>75 Feb <text:s/>2 03:04 sites</text:p>
      <text:p text:style-name="P1">drwxrwxrwx. <text:s/>7 root root <text:s text:c="4"/>94 Feb <text:s/>2 03:04 themes</text:p>
      <text:p text:style-name="P1">-rwxrwxrwx. <text:s/>1 root root <text:s/>19986 Feb <text:s/>2 03:04 update.php</text:p>
      <text:p text:style-name="P1">-rwxrwxrwx. <text:s/>1 root root <text:s/>10123 Feb <text:s/>2 03:04 UPGRADE.txt</text:p>
      <text:p text:style-name="P1">-rwxrwxrwx. <text:s/>1 root root <text:s text:c="2"/>2200 Feb <text:s/>2 03:04 web.config</text:p>
      <text:p text:style-name="P1">-rwxrwxrwx. <text:s/>1 root root <text:s text:c="3"/>417 Feb <text:s/>2 03:04 xmlrpc.php</text:p>
      <text:p text:style-name="P1">[root@hdc0005796 drupaltest]# </text:p>
      <text:p text:style-name="P1">[root@hdc0005796 drupaltest]# </text:p>
      <text:p text:style-name="P1">[root@hdc0005796 drupaltest]# </text:p>
      <text:p text:style-name="P1">[root@hdc0005796 drupaltest]# cd ../</text:p>
      <text:p text:style-name="P1">[root@hdc0005796 html]# </text:p>
      <text:p text:style-name="P1">[root@hdc0005796 html]# </text:p>
      <text:p text:style-name="P1">[root@hdc0005796 html]# ls -ll</text:p>
      <text:p text:style-name="P1">total 3208</text:p>
      <text:p text:style-name="P1">-rw-r--r--. 1 root root 3275864 Feb <text:s/>2 03:38 drupal-7.54.tar.gz</text:p>
      <text:p text:style-name="P1">drwxrwxrwx. 9 root root <text:s text:c="3"/>4096 Feb <text:s/>2 03:38 drupaltest</text:p>
      <text:p text:style-name="P1">-rw-r--r--. 1 root root <text:s text:c="5"/>20 Jun <text:s/>7 12:41 info.php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chown Administrator:Administrator drupaltest</text:p>
      <text:p text:style-name="P1">[root@hdc0005796 html]# </text:p>
      <text:p text:style-name="P1">[root@hdc0005796 html]# </text:p>
      <text:p text:style-name="P1">[root@hdc0005796 html]# ls -ll</text:p>
      <text:p text:style-name="P1">total 3208</text:p>
      <text:p text:style-name="P1">-rw-r--r--. 1 root <text:s text:c="9"/>root <text:s text:c="9"/>3275864 Feb <text:s/>2 03:38 drupal-7.54.tar.gz</text:p>
      <text:p text:style-name="P1">drwxrwxrwx. 9 Administrator Administrator <text:s text:c="3"/>4096 Feb <text:s/>2 03:38 drupaltest</text:p>
      <text:p text:style-name="P1">-rw-r--r--. 1 root <text:s text:c="9"/>root <text:s text:c="14"/>20 Jun <text:s/>7 12:41 info.php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cd drupaltest/</text:p>
      <text:p text:style-name="P1">[root@hdc0005796 drupaltest]# </text:p>
      <text:p text:style-name="P1">[root@hdc0005796 drupaltest]# </text:p>
      <text:p text:style-name="P1">[root@hdc0005796 drupaltest]# ls -ll</text:p>
      <text:p text:style-name="P1">total 264</text:p>
      <text:p text:style-name="P1">-rwxrwxrwx. <text:s/>1 root root <text:s text:c="2"/>6604 Feb <text:s/>2 03:04 authorize.php</text:p>
      <text:p text:style-name="P1">-rwxrwxrwx. <text:s/>1 root root 110781 Feb <text:s/>2 03:04 CHANGELOG.txt</text:p>
      <text:p text:style-name="P1">-rwxrwxrwx. <text:s/>1 root root <text:s text:c="2"/>1481 Feb <text:s/>2 03:04 COPYRIGHT.txt</text:p>
      <text:p text:style-name="P1">-rwxrwxrwx. <text:s/>1 root root <text:s text:c="3"/>720 Feb <text:s/>2 03:04 cron.php</text:p>
      <text:p text:style-name="P1">drwxrwxrwx. <text:s/>4 root root <text:s text:c="2"/>4096 Feb <text:s/>2 03:04 includes</text:p>
      <text:p text:style-name="P1">-rwxrwxrwx. <text:s/>1 root root <text:s text:c="3"/>529 Feb <text:s/>2 03:04 index.php</text:p>
      <text:p text:style-name="P1">-rwxrwxrwx. <text:s/>1 root root <text:s text:c="2"/>1717 Feb <text:s/>2 03:04 INSTALL.mysql.txt</text:p>
      <text:p text:style-name="P1">-rwxrwxrwx. <text:s/>1 root root <text:s text:c="2"/>1874 Feb <text:s/>2 03:04 INSTALL.pgsql.txt</text:p>
      <text:p text:style-name="P1"><text:soft-page-break/>-rwxrwxrwx. <text:s/>1 root root <text:s text:c="3"/>703 Feb <text:s/>2 03:04 install.php</text:p>
      <text:p text:style-name="P1">-rwxrwxrwx. <text:s/>1 root root <text:s text:c="2"/>1298 Feb <text:s/>2 03:04 INSTALL.sqlite.txt</text:p>
      <text:p text:style-name="P1">-rwxrwxrwx. <text:s/>1 root root <text:s/>17995 Feb <text:s/>2 03:04 INSTALL.txt</text:p>
      <text:p text:style-name="P1">-rwxrwxrwx. <text:s/>1 root root <text:s/>18092 Nov 17 <text:s/>2016 LICENSE.txt</text:p>
      <text:p text:style-name="P1">-rwxrwxrwx. <text:s/>1 root root <text:s text:c="2"/>8710 Feb <text:s/>2 03:04 MAINTAINERS.txt</text:p>
      <text:p text:style-name="P1">drwxrwxrwx. <text:s/>4 root root <text:s text:c="2"/>4096 Feb <text:s/>2 03:04 misc</text:p>
      <text:p text:style-name="P1">drwxrwxrwx. 42 root root <text:s text:c="2"/>4096 Feb <text:s/>2 03:04 modules</text:p>
      <text:p text:style-name="P1">drwxrwxrwx. <text:s/>5 root root <text:s text:c="4"/>70 Feb <text:s/>2 03:04 profiles</text:p>
      <text:p text:style-name="P1">-rwxrwxrwx. <text:s/>1 root root <text:s text:c="2"/>5382 Feb <text:s/>2 03:04 README.txt</text:p>
      <text:p text:style-name="P1">-rwxrwxrwx. <text:s/>1 root root <text:s text:c="2"/>2189 Feb <text:s/>2 03:04 robots.txt</text:p>
      <text:p text:style-name="P1">drwxrwxrwx. <text:s/>2 root root <text:s text:c="3"/>261 Feb <text:s/>2 03:04 scripts</text:p>
      <text:p text:style-name="P1">drwxrwxrwx. <text:s/>4 root root <text:s text:c="4"/>75 Feb <text:s/>2 03:04 sites</text:p>
      <text:p text:style-name="P1">drwxrwxrwx. <text:s/>7 root root <text:s text:c="4"/>94 Feb <text:s/>2 03:04 themes</text:p>
      <text:p text:style-name="P1">-rwxrwxrwx. <text:s/>1 root root <text:s/>19986 Feb <text:s/>2 03:04 update.php</text:p>
      <text:p text:style-name="P1">-rwxrwxrwx. <text:s/>1 root root <text:s/>10123 Feb <text:s/>2 03:04 UPGRADE.txt</text:p>
      <text:p text:style-name="P1">-rwxrwxrwx. <text:s/>1 root root <text:s text:c="2"/>2200 Feb <text:s/>2 03:04 web.config</text:p>
      <text:p text:style-name="P1">-rwxrwxrwx. <text:s/>1 root root <text:s text:c="3"/>417 Feb <text:s/>2 03:04 xmlrpc.php</text:p>
      <text:p text:style-name="P1">[root@hdc0005796 drupaltest]# </text:p>
      <text:p text:style-name="P1">[root@hdc0005796 drupaltest]# </text:p>
      <text:p text:style-name="P1">[root@hdc0005796 drupaltest]# </text:p>
      <text:p text:style-name="P1">[root@hdc0005796 drupaltest]# cd ../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chown Administrator:Administrator -R drupaltest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cd drupaltest/</text:p>
      <text:p text:style-name="P1">[root@hdc0005796 drupaltest]# </text:p>
      <text:p text:style-name="P1">[root@hdc0005796 drupaltest]# </text:p>
      <text:p text:style-name="P1">[root@hdc0005796 drupaltest]# ls -ll</text:p>
      <text:p text:style-name="P1">total 264</text:p>
      <text:p text:style-name="P1">-rwxrwxrwx. <text:s/>1 Administrator Administrator <text:s text:c="2"/>6604 Feb <text:s/>2 03:04 authorize.php</text:p>
      <text:p text:style-name="P1">-rwxrwxrwx. <text:s/>1 Administrator Administrator 110781 Feb <text:s/>2 03:04 CHANGELOG.txt</text:p>
      <text:p text:style-name="P1">-rwxrwxrwx. <text:s/>1 Administrator Administrator <text:s text:c="2"/>1481 Feb <text:s/>2 03:04 COPYRIGHT.txt</text:p>
      <text:p text:style-name="P1">-rwxrwxrwx. <text:s/>1 Administrator Administrator <text:s text:c="3"/>720 Feb <text:s/>2 03:04 cron.php</text:p>
      <text:p text:style-name="P1">drwxrwxrwx. <text:s/>4 Administrator Administrator <text:s text:c="2"/>4096 Feb <text:s/>2 03:04 includes</text:p>
      <text:p text:style-name="P1">-rwxrwxrwx. <text:s/>1 Administrator Administrator <text:s text:c="3"/>529 Feb <text:s/>2 03:04 index.php</text:p>
      <text:p text:style-name="P1">-rwxrwxrwx. <text:s/>1 Administrator Administrator <text:s text:c="2"/>1717 Feb <text:s/>2 03:04 INSTALL.mysql.txt</text:p>
      <text:p text:style-name="P1">-rwxrwxrwx. <text:s/>1 Administrator Administrator <text:s text:c="2"/>1874 Feb <text:s/>2 03:04 INSTALL.pgsql.txt</text:p>
      <text:p text:style-name="P1">-rwxrwxrwx. <text:s/>1 Administrator Administrator <text:s text:c="3"/>703 Feb <text:s/>2 03:04 install.php</text:p>
      <text:p text:style-name="P1">-rwxrwxrwx. <text:s/>1 Administrator Administrator <text:s text:c="2"/>1298 Feb <text:s/>2 03:04 INSTALL.sqlite.txt</text:p>
      <text:p text:style-name="P1">-rwxrwxrwx. <text:s/>1 Administrator Administrator <text:s/>17995 Feb <text:s/>2 03:04 INSTALL.txt</text:p>
      <text:p text:style-name="P1">-rwxrwxrwx. <text:s/>1 Administrator Administrator <text:s/>18092 Nov 17 <text:s/>2016 LICENSE.txt</text:p>
      <text:p text:style-name="P1">-rwxrwxrwx. <text:s/>1 Administrator Administrator <text:s text:c="2"/>8710 Feb <text:s/>2 03:04 MAINTAINERS.txt</text:p>
      <text:p text:style-name="P1">drwxrwxrwx. <text:s/>4 Administrator Administrator <text:s text:c="2"/>4096 Feb <text:s/>2 03:04 misc</text:p>
      <text:p text:style-name="P1">drwxrwxrwx. 42 Administrator Administrator <text:s text:c="2"/>4096 Feb <text:s/>2 03:04 modules</text:p>
      <text:p text:style-name="P1">drwxrwxrwx. <text:s/>5 Administrator Administrator <text:s text:c="4"/>70 Feb <text:s/>2 03:04 profiles</text:p>
      <text:p text:style-name="P1">-rwxrwxrwx. <text:s/>1 Administrator Administrator <text:s text:c="2"/>5382 Feb <text:s/>2 03:04 README.txt</text:p>
      <text:p text:style-name="P1">-rwxrwxrwx. <text:s/>1 Administrator Administrator <text:s text:c="2"/>2189 Feb <text:s/>2 03:04 robots.txt</text:p>
      <text:p text:style-name="P1">drwxrwxrwx. <text:s/>2 Administrator Administrator <text:s text:c="3"/>261 Feb <text:s/>2 03:04 scripts</text:p>
      <text:p text:style-name="P1"><text:soft-page-break/>drwxrwxrwx. <text:s/>4 Administrator Administrator <text:s text:c="4"/>75 Feb <text:s/>2 03:04 sites</text:p>
      <text:p text:style-name="P1">drwxrwxrwx. <text:s/>7 Administrator Administrator <text:s text:c="4"/>94 Feb <text:s/>2 03:04 themes</text:p>
      <text:p text:style-name="P1">-rwxrwxrwx. <text:s/>1 Administrator Administrator <text:s/>19986 Feb <text:s/>2 03:04 update.php</text:p>
      <text:p text:style-name="P1">-rwxrwxrwx. <text:s/>1 Administrator Administrator <text:s/>10123 Feb <text:s/>2 03:04 UPGRADE.txt</text:p>
      <text:p text:style-name="P1">-rwxrwxrwx. <text:s/>1 Administrator Administrator <text:s text:c="2"/>2200 Feb <text:s/>2 03:04 web.config</text:p>
      <text:p text:style-name="P1">-rwxrwxrwx. <text:s/>1 Administrator Administrator <text:s text:c="3"/>417 Feb <text:s/>2 03:04 xmlrpc.php</text:p>
      <text:p text:style-name="P1">[root@hdc0005796 drupaltest]# </text:p>
      <text:p text:style-name="P1">[root@hdc0005796 drupaltest]# </text:p>
      <text:p text:style-name="P1">[root@hdc0005796 drupaltest]# </text:p>
      <text:p text:style-name="P1">[root@hdc0005796 drupaltest]# </text:p>
      <text:p text:style-name="P1">[root@hdc0005796 drupaltest]# cd sites/default/</text:p>
      <text:p text:style-name="P1">[root@hdc0005796 default]# </text:p>
      <text:p text:style-name="P1">[root@hdc0005796 default]# </text:p>
      <text:p text:style-name="P1">[root@hdc0005796 default]# ls -ll</text:p>
      <text:p text:style-name="P1">total 28</text:p>
      <text:p text:style-name="P1">drwxrwxrwx. 2 Administrator Administrator <text:s text:c="4"/>6 Jun <text:s/>7 12:52 files</text:p>
      <text:p text:style-name="P1">-rwxrwxrwx. 1 Administrator Administrator 26250 Feb <text:s/>2 03:04 settings.php</text:p>
      <text:p text:style-name="P1">[root@hdc0005796 default]# </text:p>
      <text:p text:style-name="P1">[root@hdc0005796 default]# </text:p>
      <text:p text:style-name="P1">[root@hdc0005796 default]# </text:p>
      <text:p text:style-name="P1">[root@hdc0005796 default]# cd ../../</text:p>
      <text:p text:style-name="P1">[root@hdc0005796 drupaltest]# </text:p>
      <text:p text:style-name="P1">[root@hdc0005796 drupaltest]# </text:p>
      <text:p text:style-name="P1">[root@hdc0005796 drupaltest]# </text:p>
      <text:p text:style-name="P1">[root@hdc0005796 drupaltest]# cd ../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ls -ll</text:p>
      <text:p text:style-name="P1">total 3208</text:p>
      <text:p text:style-name="P1">-rw-r--r--. 1 root <text:s text:c="9"/>root <text:s text:c="9"/>3275864 Feb <text:s/>2 03:38 drupal-7.54.tar.gz</text:p>
      <text:p text:style-name="P1">drwxrwxrwx. 9 Administrator Administrator <text:s text:c="3"/>4096 Feb <text:s/>2 03:38 drupaltest</text:p>
      <text:p text:style-name="P1">-rw-r--r--. 1 root <text:s text:c="9"/>root <text:s text:c="14"/>20 Jun <text:s/>7 12:41 info.php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tar zxvf drupal-7.54.tar.gz</text:p>
      <text:p text:style-name="P1">drupal-7.54/</text:p>
      <text:p text:style-name="P1">drupal-7.54/.editorconfig</text:p>
      <text:p text:style-name="P1">drupal-7.54/.gitignore</text:p>
      <text:p text:style-name="P1">drupal-7.54/.htaccess</text:p>
      <text:p text:style-name="P1">drupal-7.54/CHANGELOG.txt</text:p>
      <text:p text:style-name="P1">drupal-7.54/COPYRIGHT.txt</text:p>
      <text:p text:style-name="P1">drupal-7.54/INSTALL.mysql.txt</text:p>
      <text:p text:style-name="P1">drupal-7.54/INSTALL.pgsql.txt</text:p>
      <text:p text:style-name="P1">drupal-7.54/INSTALL.sqlite.txt</text:p>
      <text:p text:style-name="P1">drupal-7.54/INSTALL.txt</text:p>
      <text:p text:style-name="P1">drupal-7.54/MAINTAINERS.txt</text:p>
      <text:p text:style-name="P1">drupal-7.54/README.txt</text:p>
      <text:p text:style-name="P1">drupal-7.54/UPGRADE.txt</text:p>
      <text:p text:style-name="P1">drupal-7.54/authorize.php</text:p>
      <text:p text:style-name="P1"><text:soft-page-break/>drupal-7.54/cron.php</text:p>
      <text:p text:style-name="P1">drupal-7.54/includes/</text:p>
      <text:p text:style-name="P1">drupal-7.54/includes/actions.inc</text:p>
      <text:p text:style-name="P1">drupal-7.54/includes/ajax.inc</text:p>
      <text:p text:style-name="P1">drupal-7.54/includes/archiver.inc</text:p>
      <text:p text:style-name="P1">drupal-7.54/includes/authorize.inc</text:p>
      <text:p text:style-name="P1">drupal-7.54/includes/batch.inc</text:p>
      <text:p text:style-name="P1">drupal-7.54/includes/batch.queue.inc</text:p>
      <text:p text:style-name="P1">drupal-7.54/includes/bootstrap.inc</text:p>
      <text:p text:style-name="P1">drupal-7.54/includes/cache-install.inc</text:p>
      <text:p text:style-name="P1">drupal-7.54/includes/cache.inc</text:p>
      <text:p text:style-name="P1">drupal-7.54/includes/common.inc</text:p>
      <text:p text:style-name="P1">drupal-7.54/includes/database/</text:p>
      <text:p text:style-name="P1">drupal-7.54/includes/database/database.inc</text:p>
      <text:p text:style-name="P1">drupal-7.54/includes/database/log.inc</text:p>
      <text:p text:style-name="P1">drupal-7.54/includes/database/mysql/</text:p>
      <text:p text:style-name="P1">drupal-7.54/includes/database/mysql/database.inc</text:p>
      <text:p text:style-name="P1">drupal-7.54/includes/database/mysql/install.inc</text:p>
      <text:p text:style-name="P1">drupal-7.54/includes/database/mysql/query.inc</text:p>
      <text:p text:style-name="P1">drupal-7.54/includes/database/mysql/schema.inc</text:p>
      <text:p text:style-name="P1">drupal-7.54/includes/database/pgsql/</text:p>
      <text:p text:style-name="P1">drupal-7.54/includes/database/pgsql/database.inc</text:p>
      <text:p text:style-name="P1">drupal-7.54/includes/database/pgsql/install.inc</text:p>
      <text:p text:style-name="P1">drupal-7.54/includes/database/pgsql/query.inc</text:p>
      <text:p text:style-name="P1">drupal-7.54/includes/database/pgsql/schema.inc</text:p>
      <text:p text:style-name="P1">drupal-7.54/includes/database/pgsql/select.inc</text:p>
      <text:p text:style-name="P1">drupal-7.54/includes/database/prefetch.inc</text:p>
      <text:p text:style-name="P1">drupal-7.54/includes/database/query.inc</text:p>
      <text:p text:style-name="P1">drupal-7.54/includes/database/schema.inc</text:p>
      <text:p text:style-name="P1">drupal-7.54/includes/database/select.inc</text:p>
      <text:p text:style-name="P1">drupal-7.54/includes/database/sqlite/</text:p>
      <text:p text:style-name="P1">drupal-7.54/includes/database/sqlite/database.inc</text:p>
      <text:p text:style-name="P1">drupal-7.54/includes/database/sqlite/install.inc</text:p>
      <text:p text:style-name="P1">drupal-7.54/includes/database/sqlite/query.inc</text:p>
      <text:p text:style-name="P1">drupal-7.54/includes/database/sqlite/schema.inc</text:p>
      <text:p text:style-name="P1">drupal-7.54/includes/database/sqlite/select.inc</text:p>
      <text:p text:style-name="P1">drupal-7.54/includes/date.inc</text:p>
      <text:p text:style-name="P1">drupal-7.54/includes/entity.inc</text:p>
      <text:p text:style-name="P1">drupal-7.54/includes/errors.inc</text:p>
      <text:p text:style-name="P1">drupal-7.54/includes/file.inc</text:p>
      <text:p text:style-name="P1">drupal-7.54/includes/file.mimetypes.inc</text:p>
      <text:p text:style-name="P1">drupal-7.54/includes/filetransfer/</text:p>
      <text:p text:style-name="P1">drupal-7.54/includes/filetransfer/filetransfer.inc</text:p>
      <text:p text:style-name="P1">drupal-7.54/includes/filetransfer/ftp.inc</text:p>
      <text:p text:style-name="P1">drupal-7.54/includes/filetransfer/local.inc</text:p>
      <text:p text:style-name="P1">drupal-7.54/includes/filetransfer/ssh.inc</text:p>
      <text:p text:style-name="P1">drupal-7.54/includes/form.inc</text:p>
      <text:p text:style-name="P1">drupal-7.54/includes/graph.inc</text:p>
      <text:p text:style-name="P1">drupal-7.54/includes/image.inc</text:p>
      <text:p text:style-name="P1">drupal-7.54/includes/install.core.inc</text:p>
      <text:p text:style-name="P1">drupal-7.54/includes/install.inc</text:p>
      <text:p text:style-name="P1">drupal-7.54/includes/iso.inc</text:p>
      <text:p text:style-name="P1"><text:soft-page-break/>drupal-7.54/includes/json-encode.inc</text:p>
      <text:p text:style-name="P1">drupal-7.54/includes/language.inc</text:p>
      <text:p text:style-name="P1">drupal-7.54/includes/locale.inc</text:p>
      <text:p text:style-name="P1">drupal-7.54/includes/lock.inc</text:p>
      <text:p text:style-name="P1">drupal-7.54/includes/mail.inc</text:p>
      <text:p text:style-name="P1">drupal-7.54/includes/menu.inc</text:p>
      <text:p text:style-name="P1">drupal-7.54/includes/module.inc</text:p>
      <text:p text:style-name="P1">drupal-7.54/includes/pager.inc</text:p>
      <text:p text:style-name="P1">drupal-7.54/includes/password.inc</text:p>
      <text:p text:style-name="P1">drupal-7.54/includes/path.inc</text:p>
      <text:p text:style-name="P1">drupal-7.54/includes/registry.inc</text:p>
      <text:p text:style-name="P1">drupal-7.54/includes/session.inc</text:p>
      <text:p text:style-name="P1">drupal-7.54/includes/stream_wrappers.inc</text:p>
      <text:p text:style-name="P1">drupal-7.54/includes/tablesort.inc</text:p>
      <text:p text:style-name="P1">drupal-7.54/includes/theme.inc</text:p>
      <text:p text:style-name="P1">drupal-7.54/includes/theme.maintenance.inc</text:p>
      <text:p text:style-name="P1">drupal-7.54/includes/token.inc</text:p>
      <text:p text:style-name="P1">drupal-7.54/includes/unicode.entities.inc</text:p>
      <text:p text:style-name="P1">drupal-7.54/includes/unicode.inc</text:p>
      <text:p text:style-name="P1">drupal-7.54/includes/update.inc</text:p>
      <text:p text:style-name="P1">drupal-7.54/includes/updater.inc</text:p>
      <text:p text:style-name="P1">drupal-7.54/includes/utility.inc</text:p>
      <text:p text:style-name="P1">drupal-7.54/includes/xmlrpc.inc</text:p>
      <text:p text:style-name="P1">drupal-7.54/includes/xmlrpcs.inc</text:p>
      <text:p text:style-name="P1">drupal-7.54/index.php</text:p>
      <text:p text:style-name="P1">drupal-7.54/install.php</text:p>
      <text:p text:style-name="P1">drupal-7.54/misc/</text:p>
      <text:p text:style-name="P1">drupal-7.54/misc/ajax.js</text:p>
      <text:p text:style-name="P1">drupal-7.54/misc/arrow-asc.png</text:p>
      <text:p text:style-name="P1">drupal-7.54/misc/arrow-desc.png</text:p>
      <text:p text:style-name="P1">drupal-7.54/misc/authorize.js</text:p>
      <text:p text:style-name="P1">drupal-7.54/misc/autocomplete.js</text:p>
      <text:p text:style-name="P1">drupal-7.54/misc/batch.js</text:p>
      <text:p text:style-name="P1">drupal-7.54/misc/collapse.js</text:p>
      <text:p text:style-name="P1">drupal-7.54/misc/configure.png</text:p>
      <text:p text:style-name="P1">drupal-7.54/misc/draggable.png</text:p>
      <text:p text:style-name="P1">drupal-7.54/misc/drupal.js</text:p>
      <text:p text:style-name="P1">drupal-7.54/misc/druplicon.png</text:p>
      <text:p text:style-name="P1">drupal-7.54/misc/farbtastic/</text:p>
      <text:p text:style-name="P1">drupal-7.54/misc/farbtastic/farbtastic.css</text:p>
      <text:p text:style-name="P1">drupal-7.54/misc/farbtastic/farbtastic.js</text:p>
      <text:p text:style-name="P1">drupal-7.54/misc/farbtastic/marker.png</text:p>
      <text:p text:style-name="P1">drupal-7.54/misc/farbtastic/mask.png</text:p>
      <text:p text:style-name="P1">drupal-7.54/misc/farbtastic/wheel.png</text:p>
      <text:p text:style-name="P1">drupal-7.54/misc/favicon.ico</text:p>
      <text:p text:style-name="P1">drupal-7.54/misc/feed.png</text:p>
      <text:p text:style-name="P1">drupal-7.54/misc/form.js</text:p>
      <text:p text:style-name="P1">drupal-7.54/misc/forum-icons.png</text:p>
      <text:p text:style-name="P1">drupal-7.54/misc/grippie.png</text:p>
      <text:p text:style-name="P1">drupal-7.54/misc/help.png</text:p>
      <text:p text:style-name="P1">drupal-7.54/misc/jquery.ba-bbq.js</text:p>
      <text:p text:style-name="P1">drupal-7.54/misc/jquery.cookie.js</text:p>
      <text:p text:style-name="P1"><text:soft-page-break/>drupal-7.54/misc/jquery.form.js</text:p>
      <text:p text:style-name="P1">drupal-7.54/misc/jquery.js</text:p>
      <text:p text:style-name="P1">drupal-7.54/misc/jquery.once.js</text:p>
      <text:p text:style-name="P1">drupal-7.54/misc/machine-name.js</text:p>
      <text:p text:style-name="P1">drupal-7.54/misc/menu-collapsed-rtl.png</text:p>
      <text:p text:style-name="P1">drupal-7.54/misc/menu-collapsed.png</text:p>
      <text:p text:style-name="P1">drupal-7.54/misc/menu-expanded.png</text:p>
      <text:p text:style-name="P1">drupal-7.54/misc/menu-leaf.png</text:p>
      <text:p text:style-name="P1">drupal-7.54/misc/message-16-error.png</text:p>
      <text:p text:style-name="P1">drupal-7.54/misc/message-16-help.png</text:p>
      <text:p text:style-name="P1">drupal-7.54/misc/message-16-info.png</text:p>
      <text:p text:style-name="P1">drupal-7.54/misc/message-16-ok.png</text:p>
      <text:p text:style-name="P1">drupal-7.54/misc/message-16-warning.png</text:p>
      <text:p text:style-name="P1">drupal-7.54/misc/message-24-error.png</text:p>
      <text:p text:style-name="P1">drupal-7.54/misc/message-24-help.png</text:p>
      <text:p text:style-name="P1">drupal-7.54/misc/message-24-info.png</text:p>
      <text:p text:style-name="P1">drupal-7.54/misc/message-24-ok.png</text:p>
      <text:p text:style-name="P1">drupal-7.54/misc/message-24-warning.png</text:p>
      <text:p text:style-name="P1">drupal-7.54/misc/permissions.png</text:p>
      <text:p text:style-name="P1">drupal-7.54/misc/powered-black-135x42.png</text:p>
      <text:p text:style-name="P1">drupal-7.54/misc/powered-black-80x15.png</text:p>
      <text:p text:style-name="P1">drupal-7.54/misc/powered-black-88x31.png</text:p>
      <text:p text:style-name="P1">drupal-7.54/misc/powered-blue-135x42.png</text:p>
      <text:p text:style-name="P1">drupal-7.54/misc/powered-blue-80x15.png</text:p>
      <text:p text:style-name="P1">drupal-7.54/misc/powered-blue-88x31.png</text:p>
      <text:p text:style-name="P1">drupal-7.54/misc/powered-gray-135x42.png</text:p>
      <text:p text:style-name="P1">drupal-7.54/misc/powered-gray-80x15.png</text:p>
      <text:p text:style-name="P1">drupal-7.54/misc/powered-gray-88x31.png</text:p>
      <text:p text:style-name="P1">drupal-7.54/misc/print-rtl.css</text:p>
      <text:p text:style-name="P1">drupal-7.54/misc/print.css</text:p>
      <text:p text:style-name="P1">drupal-7.54/misc/progress.gif</text:p>
      <text:p text:style-name="P1">drupal-7.54/misc/progress.js</text:p>
      <text:p text:style-name="P1">drupal-7.54/misc/states.js</text:p>
      <text:p text:style-name="P1">drupal-7.54/misc/tabledrag.js</text:p>
      <text:p text:style-name="P1">drupal-7.54/misc/tableheader.js</text:p>
      <text:p text:style-name="P1">drupal-7.54/misc/tableselect.js</text:p>
      <text:p text:style-name="P1">drupal-7.54/misc/textarea.js</text:p>
      <text:p text:style-name="P1">drupal-7.54/misc/throbber-active.gif</text:p>
      <text:p text:style-name="P1">drupal-7.54/misc/throbber-inactive.png</text:p>
      <text:p text:style-name="P1">drupal-7.54/misc/throbber.gif</text:p>
      <text:p text:style-name="P1">drupal-7.54/misc/timezone.js</text:p>
      <text:p text:style-name="P1">drupal-7.54/misc/tree-bottom.png</text:p>
      <text:p text:style-name="P1">drupal-7.54/misc/tree.png</text:p>
      <text:p text:style-name="P1">drupal-7.54/misc/ui/</text:p>
      <text:p text:style-name="P1">drupal-7.54/misc/ui/images/</text:p>
      <text:p text:style-name="P1">drupal-7.54/misc/ui/images/ui-bg_flat_0_aaaaaa_40x100.png</text:p>
      <text:p text:style-name="P1">drupal-7.54/misc/ui/images/ui-bg_flat_75_ffffff_40x100.png</text:p>
      <text:p text:style-name="P1">drupal-7.54/misc/ui/images/ui-bg_glass_55_fbf9ee_1x400.png</text:p>
      <text:p text:style-name="P1">drupal-7.54/misc/ui/images/ui-bg_glass_65_ffffff_1x400.png</text:p>
      <text:p text:style-name="P1">drupal-7.54/misc/ui/images/ui-bg_glass_75_dadada_1x400.png</text:p>
      <text:p text:style-name="P1">drupal-7.54/misc/ui/images/ui-bg_glass_75_e6e6e6_1x400.png</text:p>
      <text:p text:style-name="P1">drupal-7.54/misc/ui/images/ui-bg_glass_95_fef1ec_1x400.png</text:p>
      <text:p text:style-name="P1"><text:soft-page-break/>drupal-7.54/misc/ui/images/ui-bg_highlight-soft_75_cccccc_1x100.png</text:p>
      <text:p text:style-name="P1">drupal-7.54/misc/ui/images/ui-icons_222222_256x240.png</text:p>
      <text:p text:style-name="P1">drupal-7.54/misc/ui/images/ui-icons_2e83ff_256x240.png</text:p>
      <text:p text:style-name="P1">drupal-7.54/misc/ui/images/ui-icons_454545_256x240.png</text:p>
      <text:p text:style-name="P1">drupal-7.54/misc/ui/images/ui-icons_888888_256x240.png</text:p>
      <text:p text:style-name="P1">drupal-7.54/misc/ui/images/ui-icons_cd0a0a_256x240.png</text:p>
      <text:p text:style-name="P1">drupal-7.54/misc/ui/jquery.effects.blind.min.js</text:p>
      <text:p text:style-name="P1">drupal-7.54/misc/ui/jquery.effects.bounce.min.js</text:p>
      <text:p text:style-name="P1">drupal-7.54/misc/ui/jquery.effects.clip.min.js</text:p>
      <text:p text:style-name="P1">drupal-7.54/misc/ui/jquery.effects.core.min.js</text:p>
      <text:p text:style-name="P1">drupal-7.54/misc/ui/jquery.effects.drop.min.js</text:p>
      <text:p text:style-name="P1">drupal-7.54/misc/ui/jquery.effects.explode.min.js</text:p>
      <text:p text:style-name="P1">drupal-7.54/misc/ui/jquery.effects.fade.min.js</text:p>
      <text:p text:style-name="P1">drupal-7.54/misc/ui/jquery.effects.fold.min.js</text:p>
      <text:p text:style-name="P1">drupal-7.54/misc/ui/jquery.effects.highlight.min.js</text:p>
      <text:p text:style-name="P1">drupal-7.54/misc/ui/jquery.effects.pulsate.min.js</text:p>
      <text:p text:style-name="P1">drupal-7.54/misc/ui/jquery.effects.scale.min.js</text:p>
      <text:p text:style-name="P1">drupal-7.54/misc/ui/jquery.effects.shake.min.js</text:p>
      <text:p text:style-name="P1">drupal-7.54/misc/ui/jquery.effects.slide.min.js</text:p>
      <text:p text:style-name="P1">drupal-7.54/misc/ui/jquery.effects.transfer.min.js</text:p>
      <text:p text:style-name="P1">drupal-7.54/misc/ui/jquery.ui.accordion.css</text:p>
      <text:p text:style-name="P1">drupal-7.54/misc/ui/jquery.ui.accordion.min.js</text:p>
      <text:p text:style-name="P1">drupal-7.54/misc/ui/jquery.ui.autocomplete.css</text:p>
      <text:p text:style-name="P1">drupal-7.54/misc/ui/jquery.ui.autocomplete.min.js</text:p>
      <text:p text:style-name="P1">drupal-7.54/misc/ui/jquery.ui.button.css</text:p>
      <text:p text:style-name="P1">drupal-7.54/misc/ui/jquery.ui.button.min.js</text:p>
      <text:p text:style-name="P1">drupal-7.54/misc/ui/jquery.ui.core.css</text:p>
      <text:p text:style-name="P1">drupal-7.54/misc/ui/jquery.ui.core.min.js</text:p>
      <text:p text:style-name="P1">drupal-7.54/misc/ui/jquery.ui.datepicker.css</text:p>
      <text:p text:style-name="P1">drupal-7.54/misc/ui/jquery.ui.datepicker.min.js</text:p>
      <text:p text:style-name="P1">drupal-7.54/misc/ui/jquery.ui.dialog.css</text:p>
      <text:p text:style-name="P1">drupal-7.54/misc/ui/jquery.ui.dialog.min.js</text:p>
      <text:p text:style-name="P1">drupal-7.54/misc/ui/jquery.ui.draggable.min.js</text:p>
      <text:p text:style-name="P1">drupal-7.54/misc/ui/jquery.ui.droppable.min.js</text:p>
      <text:p text:style-name="P1">drupal-7.54/misc/ui/jquery.ui.mouse.min.js</text:p>
      <text:p text:style-name="P1">drupal-7.54/misc/ui/jquery.ui.position.min.js</text:p>
      <text:p text:style-name="P1">drupal-7.54/misc/ui/jquery.ui.progressbar.css</text:p>
      <text:p text:style-name="P1">drupal-7.54/misc/ui/jquery.ui.progressbar.min.js</text:p>
      <text:p text:style-name="P1">drupal-7.54/misc/ui/jquery.ui.resizable.css</text:p>
      <text:p text:style-name="P1">drupal-7.54/misc/ui/jquery.ui.resizable.min.js</text:p>
      <text:p text:style-name="P1">drupal-7.54/misc/ui/jquery.ui.selectable.css</text:p>
      <text:p text:style-name="P1">drupal-7.54/misc/ui/jquery.ui.selectable.min.js</text:p>
      <text:p text:style-name="P1">drupal-7.54/misc/ui/jquery.ui.slider.css</text:p>
      <text:p text:style-name="P1">drupal-7.54/misc/ui/jquery.ui.slider.min.js</text:p>
      <text:p text:style-name="P1">drupal-7.54/misc/ui/jquery.ui.sortable.min.js</text:p>
      <text:p text:style-name="P1">drupal-7.54/misc/ui/jquery.ui.tabs.css</text:p>
      <text:p text:style-name="P1">drupal-7.54/misc/ui/jquery.ui.tabs.min.js</text:p>
      <text:p text:style-name="P1">drupal-7.54/misc/ui/jquery.ui.theme.css</text:p>
      <text:p text:style-name="P1">drupal-7.54/misc/ui/jquery.ui.widget.min.js</text:p>
      <text:p text:style-name="P1">drupal-7.54/misc/vertical-tabs-rtl.css</text:p>
      <text:p text:style-name="P1">drupal-7.54/misc/vertical-tabs.css</text:p>
      <text:p text:style-name="P1">drupal-7.54/misc/vertical-tabs.js</text:p>
      <text:p text:style-name="P1"><text:soft-page-break/>drupal-7.54/misc/watchdog-error.png</text:p>
      <text:p text:style-name="P1">drupal-7.54/misc/watchdog-ok.png</text:p>
      <text:p text:style-name="P1">drupal-7.54/misc/watchdog-warning.png</text:p>
      <text:p text:style-name="P1">drupal-7.54/modules/</text:p>
      <text:p text:style-name="P1">drupal-7.54/modules/README.txt</text:p>
      <text:p text:style-name="P1">drupal-7.54/modules/aggregator/</text:p>
      <text:p text:style-name="P1">drupal-7.54/modules/aggregator/aggregator-feed-source.tpl.php</text:p>
      <text:p text:style-name="P1">drupal-7.54/modules/aggregator/aggregator-item.tpl.php</text:p>
      <text:p text:style-name="P1">drupal-7.54/modules/aggregator/aggregator-rtl.css</text:p>
      <text:p text:style-name="P1">drupal-7.54/modules/aggregator/aggregator-summary-item.tpl.php</text:p>
      <text:p text:style-name="P1">drupal-7.54/modules/aggregator/aggregator-summary-items.tpl.php</text:p>
      <text:p text:style-name="P1">drupal-7.54/modules/aggregator/aggregator-wrapper.tpl.php</text:p>
      <text:p text:style-name="P1">drupal-7.54/modules/aggregator/aggregator.admin.inc</text:p>
      <text:p text:style-name="P1">drupal-7.54/modules/aggregator/aggregator.api.php</text:p>
      <text:p text:style-name="P1">drupal-7.54/modules/aggregator/aggregator.css</text:p>
      <text:p text:style-name="P1">drupal-7.54/modules/aggregator/aggregator.fetcher.inc</text:p>
      <text:p text:style-name="P1">drupal-7.54/modules/aggregator/aggregator.info</text:p>
      <text:p text:style-name="P1">drupal-7.54/modules/aggregator/aggregator.install</text:p>
      <text:p text:style-name="P1">drupal-7.54/modules/aggregator/aggregator.module</text:p>
      <text:p text:style-name="P1">drupal-7.54/modules/aggregator/aggregator.pages.inc</text:p>
      <text:p text:style-name="P1">drupal-7.54/modules/aggregator/aggregator.parser.inc</text:p>
      <text:p text:style-name="P1">drupal-7.54/modules/aggregator/aggregator.processor.inc</text:p>
      <text:p text:style-name="P1">drupal-7.54/modules/aggregator/aggregator.test</text:p>
      <text:p text:style-name="P1">drupal-7.54/modules/aggregator/tests/</text:p>
      <text:p text:style-name="P1">drupal-7.54/modules/aggregator/tests/aggregator_test.info</text:p>
      <text:p text:style-name="P1">drupal-7.54/modules/aggregator/tests/aggregator_test.module</text:p>
      <text:p text:style-name="P1">drupal-7.54/modules/aggregator/tests/aggregator_test_atom.xml</text:p>
      <text:p text:style-name="P1">drupal-7.54/modules/aggregator/tests/aggregator_test_rss091.xml</text:p>
      <text:p text:style-name="P1">drupal-7.54/modules/aggregator/tests/aggregator_test_title_entities.xml</text:p>
      <text:p text:style-name="P1">drupal-7.54/modules/block/</text:p>
      <text:p text:style-name="P1">drupal-7.54/modules/block/block-admin-display-form.tpl.php</text:p>
      <text:p text:style-name="P1">drupal-7.54/modules/block/block.admin.inc</text:p>
      <text:p text:style-name="P1">drupal-7.54/modules/block/block.api.php</text:p>
      <text:p text:style-name="P1">drupal-7.54/modules/block/block.css</text:p>
      <text:p text:style-name="P1">drupal-7.54/modules/block/block.info</text:p>
      <text:p text:style-name="P1">drupal-7.54/modules/block/block.install</text:p>
      <text:p text:style-name="P1">drupal-7.54/modules/block/block.js</text:p>
      <text:p text:style-name="P1">drupal-7.54/modules/block/block.module</text:p>
      <text:p text:style-name="P1">drupal-7.54/modules/block/block.test</text:p>
      <text:p text:style-name="P1">drupal-7.54/modules/block/block.tpl.php</text:p>
      <text:p text:style-name="P1">drupal-7.54/modules/block/tests/</text:p>
      <text:p text:style-name="P1">drupal-7.54/modules/block/tests/block_test.info</text:p>
      <text:p text:style-name="P1">drupal-7.54/modules/block/tests/block_test.module</text:p>
      <text:p text:style-name="P1">drupal-7.54/modules/block/tests/themes/</text:p>
      <text:p text:style-name="P1">drupal-7.54/modules/block/tests/themes/block_test_theme/</text:p>
      <text:p text:style-name="P1">drupal-7.54/modules/block/tests/themes/block_test_theme/block_test_theme.info</text:p>
      <text:p text:style-name="P1">drupal-7.54/modules/block/tests/themes/block_test_theme/page.tpl.php</text:p>
      <text:p text:style-name="P1">drupal-7.54/modules/blog/</text:p>
      <text:p text:style-name="P1">drupal-7.54/modules/blog/blog.info</text:p>
      <text:p text:style-name="P1">drupal-7.54/modules/blog/blog.install</text:p>
      <text:p text:style-name="P1">drupal-7.54/modules/blog/blog.module</text:p>
      <text:p text:style-name="P1">drupal-7.54/modules/blog/blog.pages.inc</text:p>
      <text:p text:style-name="P1"><text:soft-page-break/>drupal-7.54/modules/blog/blog.test</text:p>
      <text:p text:style-name="P1">drupal-7.54/modules/book/</text:p>
      <text:p text:style-name="P1">drupal-7.54/modules/book/book-all-books-block.tpl.php</text:p>
      <text:p text:style-name="P1">drupal-7.54/modules/book/book-export-html.tpl.php</text:p>
      <text:p text:style-name="P1">drupal-7.54/modules/book/book-navigation.tpl.php</text:p>
      <text:p text:style-name="P1">drupal-7.54/modules/book/book-node-export-html.tpl.php</text:p>
      <text:p text:style-name="P1">drupal-7.54/modules/book/book-rtl.css</text:p>
      <text:p text:style-name="P1">drupal-7.54/modules/book/book.admin.inc</text:p>
      <text:p text:style-name="P1">drupal-7.54/modules/book/book.css</text:p>
      <text:p text:style-name="P1">drupal-7.54/modules/book/book.info</text:p>
      <text:p text:style-name="P1">drupal-7.54/modules/book/book.install</text:p>
      <text:p text:style-name="P1">drupal-7.54/modules/book/book.js</text:p>
      <text:p text:style-name="P1">drupal-7.54/modules/book/book.module</text:p>
      <text:p text:style-name="P1">drupal-7.54/modules/book/book.pages.inc</text:p>
      <text:p text:style-name="P1">drupal-7.54/modules/book/book.test</text:p>
      <text:p text:style-name="P1">drupal-7.54/modules/color/</text:p>
      <text:p text:style-name="P1">drupal-7.54/modules/color/color-rtl.css</text:p>
      <text:p text:style-name="P1">drupal-7.54/modules/color/color.css</text:p>
      <text:p text:style-name="P1">drupal-7.54/modules/color/color.info</text:p>
      <text:p text:style-name="P1">drupal-7.54/modules/color/color.install</text:p>
      <text:p text:style-name="P1">drupal-7.54/modules/color/color.js</text:p>
      <text:p text:style-name="P1">drupal-7.54/modules/color/color.module</text:p>
      <text:p text:style-name="P1">drupal-7.54/modules/color/color.test</text:p>
      <text:p text:style-name="P1">drupal-7.54/modules/color/images/</text:p>
      <text:p text:style-name="P1">drupal-7.54/modules/color/images/hook-rtl.png</text:p>
      <text:p text:style-name="P1">drupal-7.54/modules/color/images/hook.png</text:p>
      <text:p text:style-name="P1">drupal-7.54/modules/color/images/lock.png</text:p>
      <text:p text:style-name="P1">drupal-7.54/modules/color/preview.html</text:p>
      <text:p text:style-name="P1">drupal-7.54/modules/color/preview.js</text:p>
      <text:p text:style-name="P1">drupal-7.54/modules/comment/</text:p>
      <text:p text:style-name="P1">drupal-7.54/modules/comment/comment-node-form.js</text:p>
      <text:p text:style-name="P1">drupal-7.54/modules/comment/comment-rtl.css</text:p>
      <text:p text:style-name="P1">drupal-7.54/modules/comment/comment-wrapper.tpl.php</text:p>
      <text:p text:style-name="P1">drupal-7.54/modules/comment/comment.admin.inc</text:p>
      <text:p text:style-name="P1">drupal-7.54/modules/comment/comment.api.php</text:p>
      <text:p text:style-name="P1">drupal-7.54/modules/comment/comment.css</text:p>
      <text:p text:style-name="P1">drupal-7.54/modules/comment/comment.info</text:p>
      <text:p text:style-name="P1">drupal-7.54/modules/comment/comment.install</text:p>
      <text:p text:style-name="P1">drupal-7.54/modules/comment/comment.module</text:p>
      <text:p text:style-name="P1">drupal-7.54/modules/comment/comment.pages.inc</text:p>
      <text:p text:style-name="P1">drupal-7.54/modules/comment/comment.test</text:p>
      <text:p text:style-name="P1">drupal-7.54/modules/comment/comment.tokens.inc</text:p>
      <text:p text:style-name="P1">drupal-7.54/modules/comment/comment.tpl.php</text:p>
      <text:p text:style-name="P1">drupal-7.54/modules/contact/</text:p>
      <text:p text:style-name="P1">drupal-7.54/modules/contact/contact.admin.inc</text:p>
      <text:p text:style-name="P1">drupal-7.54/modules/contact/contact.info</text:p>
      <text:p text:style-name="P1">drupal-7.54/modules/contact/contact.install</text:p>
      <text:p text:style-name="P1">drupal-7.54/modules/contact/contact.module</text:p>
      <text:p text:style-name="P1">drupal-7.54/modules/contact/contact.pages.inc</text:p>
      <text:p text:style-name="P1">drupal-7.54/modules/contact/contact.test</text:p>
      <text:p text:style-name="P1">drupal-7.54/modules/contextual/</text:p>
      <text:p text:style-name="P1">drupal-7.54/modules/contextual/contextual-rtl.css</text:p>
      <text:p text:style-name="P1"><text:soft-page-break/>drupal-7.54/modules/contextual/contextual.api.php</text:p>
      <text:p text:style-name="P1">drupal-7.54/modules/contextual/contextual.css</text:p>
      <text:p text:style-name="P1">drupal-7.54/modules/contextual/contextual.info</text:p>
      <text:p text:style-name="P1">drupal-7.54/modules/contextual/contextual.js</text:p>
      <text:p text:style-name="P1">drupal-7.54/modules/contextual/contextual.module</text:p>
      <text:p text:style-name="P1">drupal-7.54/modules/contextual/contextual.test</text:p>
      <text:p text:style-name="P1">drupal-7.54/modules/contextual/images/</text:p>
      <text:p text:style-name="P1">drupal-7.54/modules/contextual/images/gear-select.png</text:p>
      <text:p text:style-name="P1">drupal-7.54/modules/dashboard/</text:p>
      <text:p text:style-name="P1">drupal-7.54/modules/dashboard/dashboard-rtl.css</text:p>
      <text:p text:style-name="P1">drupal-7.54/modules/dashboard/dashboard.api.php</text:p>
      <text:p text:style-name="P1">drupal-7.54/modules/dashboard/dashboard.css</text:p>
      <text:p text:style-name="P1">drupal-7.54/modules/dashboard/dashboard.info</text:p>
      <text:p text:style-name="P1">drupal-7.54/modules/dashboard/dashboard.install</text:p>
      <text:p text:style-name="P1">drupal-7.54/modules/dashboard/dashboard.js</text:p>
      <text:p text:style-name="P1">drupal-7.54/modules/dashboard/dashboard.module</text:p>
      <text:p text:style-name="P1">drupal-7.54/modules/dashboard/dashboard.test</text:p>
      <text:p text:style-name="P1">drupal-7.54/modules/dblog/</text:p>
      <text:p text:style-name="P1">drupal-7.54/modules/dblog/dblog-rtl.css</text:p>
      <text:p text:style-name="P1">drupal-7.54/modules/dblog/dblog.admin.inc</text:p>
      <text:p text:style-name="P1">drupal-7.54/modules/dblog/dblog.css</text:p>
      <text:p text:style-name="P1">drupal-7.54/modules/dblog/dblog.info</text:p>
      <text:p text:style-name="P1">drupal-7.54/modules/dblog/dblog.install</text:p>
      <text:p text:style-name="P1">drupal-7.54/modules/dblog/dblog.module</text:p>
      <text:p text:style-name="P1">drupal-7.54/modules/dblog/dblog.test</text:p>
      <text:p text:style-name="P1">drupal-7.54/modules/field/</text:p>
      <text:p text:style-name="P1">drupal-7.54/modules/field/field.api.php</text:p>
      <text:p text:style-name="P1">drupal-7.54/modules/field/field.attach.inc</text:p>
      <text:p text:style-name="P1">drupal-7.54/modules/field/field.crud.inc</text:p>
      <text:p text:style-name="P1">drupal-7.54/modules/field/field.default.inc</text:p>
      <text:p text:style-name="P1">drupal-7.54/modules/field/field.form.inc</text:p>
      <text:p text:style-name="P1">drupal-7.54/modules/field/field.info</text:p>
      <text:p text:style-name="P1">drupal-7.54/modules/field/field.info.class.inc</text:p>
      <text:p text:style-name="P1">drupal-7.54/modules/field/field.info.inc</text:p>
      <text:p text:style-name="P1">drupal-7.54/modules/field/field.install</text:p>
      <text:p text:style-name="P1">drupal-7.54/modules/field/field.module</text:p>
      <text:p text:style-name="P1">drupal-7.54/modules/field/field.multilingual.inc</text:p>
      <text:p text:style-name="P1">drupal-7.54/modules/field/modules/</text:p>
      <text:p text:style-name="P1">drupal-7.54/modules/field/modules/field_sql_storage/</text:p>
      <text:p text:style-name="P1">drupal-7.54/modules/field/modules/field_sql_storage/field_sql_storage.info</text:p>
      <text:p text:style-name="P1">drupal-7.54/modules/field/modules/field_sql_storage/field_sql_storage.install</text:p>
      <text:p text:style-name="P1">drupal-7.54/modules/field/modules/field_sql_storage/field_sql_storage.module</text:p>
      <text:p text:style-name="P1">drupal-7.54/modules/field/modules/field_sql_storage/field_sql_storage.test</text:p>
      <text:p text:style-name="P1">drupal-7.54/modules/field/modules/list/</text:p>
      <text:p text:style-name="P1">drupal-7.54/modules/field/modules/list/list.info</text:p>
      <text:p text:style-name="P1">drupal-7.54/modules/field/modules/list/list.install</text:p>
      <text:p text:style-name="P1">drupal-7.54/modules/field/modules/list/list.module</text:p>
      <text:p text:style-name="P1">drupal-7.54/modules/field/modules/list/tests/</text:p>
      <text:p text:style-name="P1">drupal-7.54/modules/field/modules/list/tests/list.test</text:p>
      <text:p text:style-name="P1">drupal-7.54/modules/field/modules/list/tests/list_test.info</text:p>
      <text:p text:style-name="P1">drupal-7.54/modules/field/modules/list/tests/list_test.module</text:p>
      <text:p text:style-name="P1">drupal-7.54/modules/field/modules/number/</text:p>
      <text:p text:style-name="P1"><text:soft-page-break/>drupal-7.54/modules/field/modules/number/number.info</text:p>
      <text:p text:style-name="P1">drupal-7.54/modules/field/modules/number/number.install</text:p>
      <text:p text:style-name="P1">drupal-7.54/modules/field/modules/number/number.module</text:p>
      <text:p text:style-name="P1">drupal-7.54/modules/field/modules/number/number.test</text:p>
      <text:p text:style-name="P1">drupal-7.54/modules/field/modules/options/</text:p>
      <text:p text:style-name="P1">drupal-7.54/modules/field/modules/options/options.api.php</text:p>
      <text:p text:style-name="P1">drupal-7.54/modules/field/modules/options/options.info</text:p>
      <text:p text:style-name="P1">drupal-7.54/modules/field/modules/options/options.module</text:p>
      <text:p text:style-name="P1">drupal-7.54/modules/field/modules/options/options.test</text:p>
      <text:p text:style-name="P1">drupal-7.54/modules/field/modules/text/</text:p>
      <text:p text:style-name="P1">drupal-7.54/modules/field/modules/text/text.info</text:p>
      <text:p text:style-name="P1">drupal-7.54/modules/field/modules/text/text.install</text:p>
      <text:p text:style-name="P1">drupal-7.54/modules/field/modules/text/text.js</text:p>
      <text:p text:style-name="P1">drupal-7.54/modules/field/modules/text/text.module</text:p>
      <text:p text:style-name="P1">drupal-7.54/modules/field/modules/text/text.test</text:p>
      <text:p text:style-name="P1">drupal-7.54/modules/field/tests/</text:p>
      <text:p text:style-name="P1">drupal-7.54/modules/field/tests/field.test</text:p>
      <text:p text:style-name="P1">drupal-7.54/modules/field/tests/field_test.entity.inc</text:p>
      <text:p text:style-name="P1">drupal-7.54/modules/field/tests/field_test.field.inc</text:p>
      <text:p text:style-name="P1">drupal-7.54/modules/field/tests/field_test.info</text:p>
      <text:p text:style-name="P1">drupal-7.54/modules/field/tests/field_test.install</text:p>
      <text:p text:style-name="P1">drupal-7.54/modules/field/tests/field_test.module</text:p>
      <text:p text:style-name="P1">drupal-7.54/modules/field/tests/field_test.storage.inc</text:p>
      <text:p text:style-name="P1">drupal-7.54/modules/field/theme/</text:p>
      <text:p text:style-name="P1">drupal-7.54/modules/field/theme/field-rtl.css</text:p>
      <text:p text:style-name="P1">drupal-7.54/modules/field/theme/field.css</text:p>
      <text:p text:style-name="P1">drupal-7.54/modules/field/theme/field.tpl.php</text:p>
      <text:p text:style-name="P1">drupal-7.54/modules/field_ui/</text:p>
      <text:p text:style-name="P1">drupal-7.54/modules/field_ui/field_ui-rtl.css</text:p>
      <text:p text:style-name="P1">drupal-7.54/modules/field_ui/field_ui.admin.inc</text:p>
      <text:p text:style-name="P1">drupal-7.54/modules/field_ui/field_ui.api.php</text:p>
      <text:p text:style-name="P1">drupal-7.54/modules/field_ui/field_ui.css</text:p>
      <text:p text:style-name="P1">drupal-7.54/modules/field_ui/field_ui.info</text:p>
      <text:p text:style-name="P1">drupal-7.54/modules/field_ui/field_ui.js</text:p>
      <text:p text:style-name="P1">drupal-7.54/modules/field_ui/field_ui.module</text:p>
      <text:p text:style-name="P1">drupal-7.54/modules/field_ui/field_ui.test</text:p>
      <text:p text:style-name="P1">drupal-7.54/modules/file/</text:p>
      <text:p text:style-name="P1">drupal-7.54/modules/file/file.api.php</text:p>
      <text:p text:style-name="P1">drupal-7.54/modules/file/file.css</text:p>
      <text:p text:style-name="P1">drupal-7.54/modules/file/file.field.inc</text:p>
      <text:p text:style-name="P1">drupal-7.54/modules/file/file.info</text:p>
      <text:p text:style-name="P1">drupal-7.54/modules/file/file.install</text:p>
      <text:p text:style-name="P1">drupal-7.54/modules/file/file.js</text:p>
      <text:p text:style-name="P1">drupal-7.54/modules/file/file.module</text:p>
      <text:p text:style-name="P1">drupal-7.54/modules/file/icons/</text:p>
      <text:p text:style-name="P1">drupal-7.54/modules/file/icons/application-octet-stream.png</text:p>
      <text:p text:style-name="P1">drupal-7.54/modules/file/icons/application-pdf.png</text:p>
      <text:p text:style-name="P1">drupal-7.54/modules/file/icons/application-x-executable.png</text:p>
      <text:p text:style-name="P1">drupal-7.54/modules/file/icons/audio-x-generic.png</text:p>
      <text:p text:style-name="P1">drupal-7.54/modules/file/icons/image-x-generic.png</text:p>
      <text:p text:style-name="P1">drupal-7.54/modules/file/icons/package-x-generic.png</text:p>
      <text:p text:style-name="P1">drupal-7.54/modules/file/icons/text-html.png</text:p>
      <text:p text:style-name="P1"><text:soft-page-break/>drupal-7.54/modules/file/icons/text-plain.png</text:p>
      <text:p text:style-name="P1">drupal-7.54/modules/file/icons/text-x-generic.png</text:p>
      <text:p text:style-name="P1">drupal-7.54/modules/file/icons/text-x-script.png</text:p>
      <text:p text:style-name="P1">drupal-7.54/modules/file/icons/video-x-generic.png</text:p>
      <text:p text:style-name="P1">drupal-7.54/modules/file/icons/x-office-document.png</text:p>
      <text:p text:style-name="P1">drupal-7.54/modules/file/icons/x-office-presentation.png</text:p>
      <text:p text:style-name="P1">drupal-7.54/modules/file/icons/x-office-spreadsheet.png</text:p>
      <text:p text:style-name="P1">drupal-7.54/modules/file/tests/</text:p>
      <text:p text:style-name="P1">drupal-7.54/modules/file/tests/file.test</text:p>
      <text:p text:style-name="P1">drupal-7.54/modules/file/tests/file_module_test.info</text:p>
      <text:p text:style-name="P1">drupal-7.54/modules/file/tests/file_module_test.module</text:p>
      <text:p text:style-name="P1">drupal-7.54/modules/filter/</text:p>
      <text:p text:style-name="P1">drupal-7.54/modules/filter/filter.admin.inc</text:p>
      <text:p text:style-name="P1">drupal-7.54/modules/filter/filter.admin.js</text:p>
      <text:p text:style-name="P1">drupal-7.54/modules/filter/filter.api.php</text:p>
      <text:p text:style-name="P1">drupal-7.54/modules/filter/filter.css</text:p>
      <text:p text:style-name="P1">drupal-7.54/modules/filter/filter.info</text:p>
      <text:p text:style-name="P1">drupal-7.54/modules/filter/filter.install</text:p>
      <text:p text:style-name="P1">drupal-7.54/modules/filter/filter.js</text:p>
      <text:p text:style-name="P1">drupal-7.54/modules/filter/filter.module</text:p>
      <text:p text:style-name="P1">drupal-7.54/modules/filter/filter.pages.inc</text:p>
      <text:p text:style-name="P1">drupal-7.54/modules/filter/filter.test</text:p>
      <text:p text:style-name="P1">drupal-7.54/modules/filter/tests/</text:p>
      <text:p text:style-name="P1">drupal-7.54/modules/filter/tests/filter.url-input.txt</text:p>
      <text:p text:style-name="P1">drupal-7.54/modules/filter/tests/filter.url-output.txt</text:p>
      <text:p text:style-name="P1">drupal-7.54/modules/forum/</text:p>
      <text:p text:style-name="P1">drupal-7.54/modules/forum/forum-icon.tpl.php</text:p>
      <text:p text:style-name="P1">drupal-7.54/modules/forum/forum-list.tpl.php</text:p>
      <text:p text:style-name="P1">drupal-7.54/modules/forum/forum-rtl.css</text:p>
      <text:p text:style-name="P1">drupal-7.54/modules/forum/forum-submitted.tpl.php</text:p>
      <text:p text:style-name="P1">drupal-7.54/modules/forum/forum-topic-list.tpl.php</text:p>
      <text:p text:style-name="P1">drupal-7.54/modules/forum/forum.admin.inc</text:p>
      <text:p text:style-name="P1">drupal-7.54/modules/forum/forum.css</text:p>
      <text:p text:style-name="P1">drupal-7.54/modules/forum/forum.info</text:p>
      <text:p text:style-name="P1">drupal-7.54/modules/forum/forum.install</text:p>
      <text:p text:style-name="P1">drupal-7.54/modules/forum/forum.module</text:p>
      <text:p text:style-name="P1">drupal-7.54/modules/forum/forum.pages.inc</text:p>
      <text:p text:style-name="P1">drupal-7.54/modules/forum/forum.test</text:p>
      <text:p text:style-name="P1">drupal-7.54/modules/forum/forums.tpl.php</text:p>
      <text:p text:style-name="P1">drupal-7.54/modules/help/</text:p>
      <text:p text:style-name="P1">drupal-7.54/modules/help/help-rtl.css</text:p>
      <text:p text:style-name="P1">drupal-7.54/modules/help/help.admin.inc</text:p>
      <text:p text:style-name="P1">drupal-7.54/modules/help/help.css</text:p>
      <text:p text:style-name="P1">drupal-7.54/modules/help/help.info</text:p>
      <text:p text:style-name="P1">drupal-7.54/modules/help/help.module</text:p>
      <text:p text:style-name="P1">drupal-7.54/modules/help/help.test</text:p>
      <text:p text:style-name="P1">drupal-7.54/modules/image/</text:p>
      <text:p text:style-name="P1">drupal-7.54/modules/image/image-rtl.css</text:p>
      <text:p text:style-name="P1">drupal-7.54/modules/image/image.admin.css</text:p>
      <text:p text:style-name="P1">drupal-7.54/modules/image/image.admin.inc</text:p>
      <text:p text:style-name="P1">drupal-7.54/modules/image/image.api.php</text:p>
      <text:p text:style-name="P1">drupal-7.54/modules/image/image.css</text:p>
      <text:p text:style-name="P1"><text:soft-page-break/>drupal-7.54/modules/image/image.effects.inc</text:p>
      <text:p text:style-name="P1">drupal-7.54/modules/image/image.field.inc</text:p>
      <text:p text:style-name="P1">drupal-7.54/modules/image/image.info</text:p>
      <text:p text:style-name="P1">drupal-7.54/modules/image/image.install</text:p>
      <text:p text:style-name="P1">drupal-7.54/modules/image/image.module</text:p>
      <text:p text:style-name="P1">drupal-7.54/modules/image/image.test</text:p>
      <text:p text:style-name="P1">drupal-7.54/modules/image/sample.png</text:p>
      <text:p text:style-name="P1">drupal-7.54/modules/image/tests/</text:p>
      <text:p text:style-name="P1">drupal-7.54/modules/image/tests/image_module_test.info</text:p>
      <text:p text:style-name="P1">drupal-7.54/modules/image/tests/image_module_test.module</text:p>
      <text:p text:style-name="P1">drupal-7.54/modules/locale/</text:p>
      <text:p text:style-name="P1">drupal-7.54/modules/locale/locale-rtl.css</text:p>
      <text:p text:style-name="P1">drupal-7.54/modules/locale/locale.admin.inc</text:p>
      <text:p text:style-name="P1">drupal-7.54/modules/locale/locale.api.php</text:p>
      <text:p text:style-name="P1">drupal-7.54/modules/locale/locale.css</text:p>
      <text:p text:style-name="P1">drupal-7.54/modules/locale/locale.datepicker.js</text:p>
      <text:p text:style-name="P1">drupal-7.54/modules/locale/locale.info</text:p>
      <text:p text:style-name="P1">drupal-7.54/modules/locale/locale.install</text:p>
      <text:p text:style-name="P1">drupal-7.54/modules/locale/locale.module</text:p>
      <text:p text:style-name="P1">drupal-7.54/modules/locale/locale.test</text:p>
      <text:p text:style-name="P1">drupal-7.54/modules/locale/tests/</text:p>
      <text:p text:style-name="P1">drupal-7.54/modules/locale/tests/locale_test.info</text:p>
      <text:p text:style-name="P1">drupal-7.54/modules/locale/tests/locale_test.js</text:p>
      <text:p text:style-name="P1">drupal-7.54/modules/locale/tests/locale_test.module</text:p>
      <text:p text:style-name="P1">drupal-7.54/modules/locale/tests/translations/</text:p>
      <text:p text:style-name="P1">drupal-7.54/modules/locale/tests/translations/test.xx.po</text:p>
      <text:p text:style-name="P1">drupal-7.54/modules/menu/</text:p>
      <text:p text:style-name="P1">drupal-7.54/modules/menu/menu.admin.inc</text:p>
      <text:p text:style-name="P1">drupal-7.54/modules/menu/menu.admin.js</text:p>
      <text:p text:style-name="P1">drupal-7.54/modules/menu/menu.api.php</text:p>
      <text:p text:style-name="P1">drupal-7.54/modules/menu/menu.css</text:p>
      <text:p text:style-name="P1">drupal-7.54/modules/menu/menu.info</text:p>
      <text:p text:style-name="P1">drupal-7.54/modules/menu/menu.install</text:p>
      <text:p text:style-name="P1">drupal-7.54/modules/menu/menu.js</text:p>
      <text:p text:style-name="P1">drupal-7.54/modules/menu/menu.module</text:p>
      <text:p text:style-name="P1">drupal-7.54/modules/menu/menu.test</text:p>
      <text:p text:style-name="P1">drupal-7.54/modules/node/</text:p>
      <text:p text:style-name="P1">drupal-7.54/modules/node/content_types.inc</text:p>
      <text:p text:style-name="P1">drupal-7.54/modules/node/content_types.js</text:p>
      <text:p text:style-name="P1">drupal-7.54/modules/node/node.admin.inc</text:p>
      <text:p text:style-name="P1">drupal-7.54/modules/node/node.api.php</text:p>
      <text:p text:style-name="P1">drupal-7.54/modules/node/node.css</text:p>
      <text:p text:style-name="P1">drupal-7.54/modules/node/node.info</text:p>
      <text:p text:style-name="P1">drupal-7.54/modules/node/node.install</text:p>
      <text:p text:style-name="P1">drupal-7.54/modules/node/node.js</text:p>
      <text:p text:style-name="P1">drupal-7.54/modules/node/node.module</text:p>
      <text:p text:style-name="P1">drupal-7.54/modules/node/node.pages.inc</text:p>
      <text:p text:style-name="P1">drupal-7.54/modules/node/node.test</text:p>
      <text:p text:style-name="P1">drupal-7.54/modules/node/node.tokens.inc</text:p>
      <text:p text:style-name="P1">drupal-7.54/modules/node/node.tpl.php</text:p>
      <text:p text:style-name="P1">drupal-7.54/modules/node/tests/</text:p>
      <text:p text:style-name="P1">drupal-7.54/modules/node/tests/node_access_test.info</text:p>
      <text:p text:style-name="P1"><text:soft-page-break/>drupal-7.54/modules/node/tests/node_access_test.install</text:p>
      <text:p text:style-name="P1">drupal-7.54/modules/node/tests/node_access_test.module</text:p>
      <text:p text:style-name="P1">drupal-7.54/modules/node/tests/node_test.info</text:p>
      <text:p text:style-name="P1">drupal-7.54/modules/node/tests/node_test.module</text:p>
      <text:p text:style-name="P1">drupal-7.54/modules/node/tests/node_test_exception.info</text:p>
      <text:p text:style-name="P1">drupal-7.54/modules/node/tests/node_test_exception.module</text:p>
      <text:p text:style-name="P1">drupal-7.54/modules/openid/</text:p>
      <text:p text:style-name="P1">drupal-7.54/modules/openid/login-bg.png</text:p>
      <text:p text:style-name="P1">drupal-7.54/modules/openid/openid-rtl.css</text:p>
      <text:p text:style-name="P1">drupal-7.54/modules/openid/openid.api.php</text:p>
      <text:p text:style-name="P1">drupal-7.54/modules/openid/openid.css</text:p>
      <text:p text:style-name="P1">drupal-7.54/modules/openid/openid.inc</text:p>
      <text:p text:style-name="P1">drupal-7.54/modules/openid/openid.info</text:p>
      <text:p text:style-name="P1">drupal-7.54/modules/openid/openid.install</text:p>
      <text:p text:style-name="P1">drupal-7.54/modules/openid/openid.js</text:p>
      <text:p text:style-name="P1">drupal-7.54/modules/openid/openid.module</text:p>
      <text:p text:style-name="P1">drupal-7.54/modules/openid/openid.pages.inc</text:p>
      <text:p text:style-name="P1">drupal-7.54/modules/openid/openid.test</text:p>
      <text:p text:style-name="P1">drupal-7.54/modules/openid/tests/</text:p>
      <text:p text:style-name="P1">drupal-7.54/modules/openid/tests/openid_test.info</text:p>
      <text:p text:style-name="P1">drupal-7.54/modules/openid/tests/openid_test.install</text:p>
      <text:p text:style-name="P1">drupal-7.54/modules/openid/tests/openid_test.module</text:p>
      <text:p text:style-name="P1">drupal-7.54/modules/overlay/</text:p>
      <text:p text:style-name="P1">drupal-7.54/modules/overlay/images/</text:p>
      <text:p text:style-name="P1">drupal-7.54/modules/overlay/images/background.png</text:p>
      <text:p text:style-name="P1">drupal-7.54/modules/overlay/images/close-rtl.png</text:p>
      <text:p text:style-name="P1">drupal-7.54/modules/overlay/images/close.png</text:p>
      <text:p text:style-name="P1">drupal-7.54/modules/overlay/overlay-child-rtl.css</text:p>
      <text:p text:style-name="P1">drupal-7.54/modules/overlay/overlay-child.css</text:p>
      <text:p text:style-name="P1">drupal-7.54/modules/overlay/overlay-child.js</text:p>
      <text:p text:style-name="P1">drupal-7.54/modules/overlay/overlay-parent.css</text:p>
      <text:p text:style-name="P1">drupal-7.54/modules/overlay/overlay-parent.js</text:p>
      <text:p text:style-name="P1">drupal-7.54/modules/overlay/overlay.api.php</text:p>
      <text:p text:style-name="P1">drupal-7.54/modules/overlay/overlay.info</text:p>
      <text:p text:style-name="P1">drupal-7.54/modules/overlay/overlay.install</text:p>
      <text:p text:style-name="P1">drupal-7.54/modules/overlay/overlay.module</text:p>
      <text:p text:style-name="P1">drupal-7.54/modules/overlay/overlay.tpl.php</text:p>
      <text:p text:style-name="P1">drupal-7.54/modules/path/</text:p>
      <text:p text:style-name="P1">drupal-7.54/modules/path/path.admin.inc</text:p>
      <text:p text:style-name="P1">drupal-7.54/modules/path/path.api.php</text:p>
      <text:p text:style-name="P1">drupal-7.54/modules/path/path.info</text:p>
      <text:p text:style-name="P1">drupal-7.54/modules/path/path.js</text:p>
      <text:p text:style-name="P1">drupal-7.54/modules/path/path.module</text:p>
      <text:p text:style-name="P1">drupal-7.54/modules/path/path.test</text:p>
      <text:p text:style-name="P1">drupal-7.54/modules/php/</text:p>
      <text:p text:style-name="P1">drupal-7.54/modules/php/php.info</text:p>
      <text:p text:style-name="P1">drupal-7.54/modules/php/php.install</text:p>
      <text:p text:style-name="P1">drupal-7.54/modules/php/php.module</text:p>
      <text:p text:style-name="P1">drupal-7.54/modules/php/php.test</text:p>
      <text:p text:style-name="P1">drupal-7.54/modules/poll/</text:p>
      <text:p text:style-name="P1">drupal-7.54/modules/poll/poll-bar--block.tpl.php</text:p>
      <text:p text:style-name="P1">drupal-7.54/modules/poll/poll-bar.tpl.php</text:p>
      <text:p text:style-name="P1"><text:soft-page-break/>drupal-7.54/modules/poll/poll-results--block.tpl.php</text:p>
      <text:p text:style-name="P1">drupal-7.54/modules/poll/poll-results.tpl.php</text:p>
      <text:p text:style-name="P1">drupal-7.54/modules/poll/poll-rtl.css</text:p>
      <text:p text:style-name="P1">drupal-7.54/modules/poll/poll-vote.tpl.php</text:p>
      <text:p text:style-name="P1">drupal-7.54/modules/poll/poll.css</text:p>
      <text:p text:style-name="P1">drupal-7.54/modules/poll/poll.info</text:p>
      <text:p text:style-name="P1">drupal-7.54/modules/poll/poll.install</text:p>
      <text:p text:style-name="P1">drupal-7.54/modules/poll/poll.module</text:p>
      <text:p text:style-name="P1">drupal-7.54/modules/poll/poll.pages.inc</text:p>
      <text:p text:style-name="P1">drupal-7.54/modules/poll/poll.test</text:p>
      <text:p text:style-name="P1">drupal-7.54/modules/poll/poll.tokens.inc</text:p>
      <text:p text:style-name="P1">drupal-7.54/modules/profile/</text:p>
      <text:p text:style-name="P1">drupal-7.54/modules/profile/profile-block.tpl.php</text:p>
      <text:p text:style-name="P1">drupal-7.54/modules/profile/profile-listing.tpl.php</text:p>
      <text:p text:style-name="P1">drupal-7.54/modules/profile/profile-wrapper.tpl.php</text:p>
      <text:p text:style-name="P1">drupal-7.54/modules/profile/profile.admin.inc</text:p>
      <text:p text:style-name="P1">drupal-7.54/modules/profile/profile.css</text:p>
      <text:p text:style-name="P1">drupal-7.54/modules/profile/profile.info</text:p>
      <text:p text:style-name="P1">drupal-7.54/modules/profile/profile.install</text:p>
      <text:p text:style-name="P1">drupal-7.54/modules/profile/profile.js</text:p>
      <text:p text:style-name="P1">drupal-7.54/modules/profile/profile.module</text:p>
      <text:p text:style-name="P1">drupal-7.54/modules/profile/profile.pages.inc</text:p>
      <text:p text:style-name="P1">drupal-7.54/modules/profile/profile.test</text:p>
      <text:p text:style-name="P1">drupal-7.54/modules/rdf/</text:p>
      <text:p text:style-name="P1">drupal-7.54/modules/rdf/rdf.api.php</text:p>
      <text:p text:style-name="P1">drupal-7.54/modules/rdf/rdf.info</text:p>
      <text:p text:style-name="P1">drupal-7.54/modules/rdf/rdf.install</text:p>
      <text:p text:style-name="P1">drupal-7.54/modules/rdf/rdf.module</text:p>
      <text:p text:style-name="P1">drupal-7.54/modules/rdf/rdf.test</text:p>
      <text:p text:style-name="P1">drupal-7.54/modules/rdf/tests/</text:p>
      <text:p text:style-name="P1">drupal-7.54/modules/rdf/tests/rdf_test.info</text:p>
      <text:p text:style-name="P1">drupal-7.54/modules/rdf/tests/rdf_test.install</text:p>
      <text:p text:style-name="P1">drupal-7.54/modules/rdf/tests/rdf_test.module</text:p>
      <text:p text:style-name="P1">drupal-7.54/modules/search/</text:p>
      <text:p text:style-name="P1">drupal-7.54/modules/search/search-block-form.tpl.php</text:p>
      <text:p text:style-name="P1">drupal-7.54/modules/search/search-result.tpl.php</text:p>
      <text:p text:style-name="P1">drupal-7.54/modules/search/search-results.tpl.php</text:p>
      <text:p text:style-name="P1">drupal-7.54/modules/search/search-rtl.css</text:p>
      <text:p text:style-name="P1">drupal-7.54/modules/search/search.admin.inc</text:p>
      <text:p text:style-name="P1">drupal-7.54/modules/search/search.api.php</text:p>
      <text:p text:style-name="P1">drupal-7.54/modules/search/search.css</text:p>
      <text:p text:style-name="P1">drupal-7.54/modules/search/search.extender.inc</text:p>
      <text:p text:style-name="P1">drupal-7.54/modules/search/search.info</text:p>
      <text:p text:style-name="P1">drupal-7.54/modules/search/search.install</text:p>
      <text:p text:style-name="P1">drupal-7.54/modules/search/search.module</text:p>
      <text:p text:style-name="P1">drupal-7.54/modules/search/search.pages.inc</text:p>
      <text:p text:style-name="P1">drupal-7.54/modules/search/search.test</text:p>
      <text:p text:style-name="P1">drupal-7.54/modules/search/tests/</text:p>
      <text:p text:style-name="P1">drupal-7.54/modules/search/tests/UnicodeTest.txt</text:p>
      <text:p text:style-name="P1">drupal-7.54/modules/search/tests/search_embedded_form.info</text:p>
      <text:p text:style-name="P1">drupal-7.54/modules/search/tests/search_embedded_form.module</text:p>
      <text:p text:style-name="P1">drupal-7.54/modules/search/tests/search_extra_type.info</text:p>
      <text:p text:style-name="P1"><text:soft-page-break/>drupal-7.54/modules/search/tests/search_extra_type.module</text:p>
      <text:p text:style-name="P1">drupal-7.54/modules/search/tests/search_node_tags.info</text:p>
      <text:p text:style-name="P1">drupal-7.54/modules/search/tests/search_node_tags.module</text:p>
      <text:p text:style-name="P1">drupal-7.54/modules/shortcut/</text:p>
      <text:p text:style-name="P1">drupal-7.54/modules/shortcut/shortcut-rtl.css</text:p>
      <text:p text:style-name="P1">drupal-7.54/modules/shortcut/shortcut.admin.css</text:p>
      <text:p text:style-name="P1">drupal-7.54/modules/shortcut/shortcut.admin.inc</text:p>
      <text:p text:style-name="P1">drupal-7.54/modules/shortcut/shortcut.admin.js</text:p>
      <text:p text:style-name="P1">drupal-7.54/modules/shortcut/shortcut.api.php</text:p>
      <text:p text:style-name="P1">drupal-7.54/modules/shortcut/shortcut.css</text:p>
      <text:p text:style-name="P1">drupal-7.54/modules/shortcut/shortcut.info</text:p>
      <text:p text:style-name="P1">drupal-7.54/modules/shortcut/shortcut.install</text:p>
      <text:p text:style-name="P1">drupal-7.54/modules/shortcut/shortcut.module</text:p>
      <text:p text:style-name="P1">drupal-7.54/modules/shortcut/shortcut.png</text:p>
      <text:p text:style-name="P1">drupal-7.54/modules/shortcut/shortcut.test</text:p>
      <text:p text:style-name="P1">drupal-7.54/modules/simpletest/</text:p>
      <text:p text:style-name="P1">drupal-7.54/modules/simpletest/drupal_web_test_case.php</text:p>
      <text:p text:style-name="P1">drupal-7.54/modules/simpletest/files/</text:p>
      <text:p text:style-name="P1">drupal-7.54/modules/simpletest/files/README.txt</text:p>
      <text:p text:style-name="P1">drupal-7.54/modules/simpletest/files/css_test_files/</text:p>
      <text:p text:style-name="P1">drupal-7.54/modules/simpletest/files/css_test_files/comment_hacks.css</text:p>
      <text:p text:style-name="P1">drupal-7.54/modules/simpletest/files/css_test_files/comment_hacks.css.optimized.css</text:p>
      <text:p text:style-name="P1">drupal-7.54/modules/simpletest/files/css_test_files/comment_hacks.css.unoptimized.css</text:p>
      <text:p text:style-name="P1">drupal-7.54/modules/simpletest/files/css_test_files/css_input_with_import.css</text:p>
      <text:p text:style-name="P1">drupal-7.54/modules/simpletest/files/css_test_files/css_input_with_import.css.optimized.css</text:p>
      <text:p text:style-name="P1">drupal-7.54/modules/simpletest/files/css_test_files/css_input_with_import.css.unoptimized.css</text:p>
      <text:p text:style-name="P1">drupal-7.54/modules/simpletest/files/css_test_files/css_input_without_import.css</text:p>
      <text:p text:style-name="P1">drupal-7.54/modules/simpletest/files/css_test_files/css_input_without_import.css.optimized.css</text:p>
      <text:p text:style-name="P1">drupal-7.54/modules/simpletest/files/css_test_files/css_input_without_import.css.unoptimized.css</text:p>
      <text:p text:style-name="P1">drupal-7.54/modules/simpletest/files/css_test_files/css_subfolder/</text:p>
      <text:p text:style-name="P1">drupal-7.54/modules/simpletest/files/css_test_files/css_subfolder/css_input_with_import.css</text:p>
      <text:p text:style-name="P1">drupal-7.54/modules/simpletest/files/css_test_files/css_subfolder/css_input_with_import.css.optimized.css</text:p>
      <text:p text:style-name="P1">drupal-7.54/modules/simpletest/files/css_test_files/css_subfolder/css_input_with_import.css.unoptimized.css</text:p>
      <text:p text:style-name="P1">drupal-7.54/modules/simpletest/files/css_test_files/import1.css</text:p>
      <text:p text:style-name="P1">drupal-7.54/modules/simpletest/files/css_test_files/import2.css</text:p>
      <text:p text:style-name="P1">drupal-7.54/modules/simpletest/files/html-1.txt</text:p>
      <text:p text:style-name="P1">drupal-7.54/modules/simpletest/files/html-2.html</text:p>
      <text:p text:style-name="P1">drupal-7.54/modules/simpletest/files/image-1.png</text:p>
      <text:p text:style-name="P1">drupal-7.54/modules/simpletest/files/image-2.jpg</text:p>
      <text:p text:style-name="P1">drupal-7.54/modules/simpletest/files/image-test-no-transparency.gif</text:p>
      <text:p text:style-name="P1">drupal-7.54/modules/simpletest/files/image-test-transparent-out-of-range.gif</text:p>
      <text:p text:style-name="P1">drupal-7.54/modules/simpletest/files/image-test.gif</text:p>
      <text:p text:style-name="P1">drupal-7.54/modules/simpletest/files/image-test.jpg</text:p>
      <text:p text:style-name="P1">drupal-7.54/modules/simpletest/files/image-test.png</text:p>
      <text:p text:style-name="P1">drupal-7.54/modules/simpletest/files/javascript-1.txt</text:p>
      <text:p text:style-name="P1">drupal-7.54/modules/simpletest/files/javascript-2.script</text:p>
      <text:p text:style-name="P1">drupal-7.54/modules/simpletest/files/php-1.txt</text:p>
      <text:p text:style-name="P1">drupal-7.54/modules/simpletest/files/php-2.php</text:p>
      <text:p text:style-name="P1">drupal-7.54/modules/simpletest/files/sql-1.txt</text:p>
      <text:p text:style-name="P1"><text:soft-page-break/>drupal-7.54/modules/simpletest/files/sql-2.sql</text:p>
      <text:p text:style-name="P1">drupal-7.54/modules/simpletest/lib/</text:p>
      <text:p text:style-name="P1">drupal-7.54/modules/simpletest/lib/Drupal/</text:p>
      <text:p text:style-name="P1">drupal-7.54/modules/simpletest/lib/Drupal/simpletest/</text:p>
      <text:p text:style-name="P1">drupal-7.54/modules/simpletest/lib/Drupal/simpletest/Tests/</text:p>
      <text:p text:style-name="P1">drupal-7.54/modules/simpletest/lib/Drupal/simpletest/Tests/PSR0WebTest.php</text:p>
      <text:p text:style-name="P1">drupal-7.54/modules/simpletest/simpletest.api.php</text:p>
      <text:p text:style-name="P1">drupal-7.54/modules/simpletest/simpletest.css</text:p>
      <text:p text:style-name="P1">drupal-7.54/modules/simpletest/simpletest.info</text:p>
      <text:p text:style-name="P1">drupal-7.54/modules/simpletest/simpletest.install</text:p>
      <text:p text:style-name="P1">drupal-7.54/modules/simpletest/simpletest.js</text:p>
      <text:p text:style-name="P1">drupal-7.54/modules/simpletest/simpletest.module</text:p>
      <text:p text:style-name="P1">drupal-7.54/modules/simpletest/simpletest.pages.inc</text:p>
      <text:p text:style-name="P1">drupal-7.54/modules/simpletest/simpletest.test</text:p>
      <text:p text:style-name="P1">drupal-7.54/modules/simpletest/src/</text:p>
      <text:p text:style-name="P1">drupal-7.54/modules/simpletest/src/Tests/</text:p>
      <text:p text:style-name="P1">drupal-7.54/modules/simpletest/src/Tests/PSR4WebTest.php</text:p>
      <text:p text:style-name="P1">drupal-7.54/modules/simpletest/tests/</text:p>
      <text:p text:style-name="P1">drupal-7.54/modules/simpletest/tests/actions.test</text:p>
      <text:p text:style-name="P1">drupal-7.54/modules/simpletest/tests/actions_loop_test.info</text:p>
      <text:p text:style-name="P1">drupal-7.54/modules/simpletest/tests/actions_loop_test.install</text:p>
      <text:p text:style-name="P1">drupal-7.54/modules/simpletest/tests/actions_loop_test.module</text:p>
      <text:p text:style-name="P1">drupal-7.54/modules/simpletest/tests/ajax.test</text:p>
      <text:p text:style-name="P1">drupal-7.54/modules/simpletest/tests/ajax_forms_test.info</text:p>
      <text:p text:style-name="P1">drupal-7.54/modules/simpletest/tests/ajax_forms_test.module</text:p>
      <text:p text:style-name="P1">drupal-7.54/modules/simpletest/tests/ajax_test.info</text:p>
      <text:p text:style-name="P1">drupal-7.54/modules/simpletest/tests/ajax_test.module</text:p>
      <text:p text:style-name="P1">drupal-7.54/modules/simpletest/tests/batch.test</text:p>
      <text:p text:style-name="P1">drupal-7.54/modules/simpletest/tests/batch_test.callbacks.inc</text:p>
      <text:p text:style-name="P1">drupal-7.54/modules/simpletest/tests/batch_test.info</text:p>
      <text:p text:style-name="P1">drupal-7.54/modules/simpletest/tests/batch_test.module</text:p>
      <text:p text:style-name="P1">drupal-7.54/modules/simpletest/tests/boot.test</text:p>
      <text:p text:style-name="P1">drupal-7.54/modules/simpletest/tests/boot_test_1.info</text:p>
      <text:p text:style-name="P1">drupal-7.54/modules/simpletest/tests/boot_test_1.module</text:p>
      <text:p text:style-name="P1">drupal-7.54/modules/simpletest/tests/boot_test_2.info</text:p>
      <text:p text:style-name="P1">drupal-7.54/modules/simpletest/tests/boot_test_2.module</text:p>
      <text:p text:style-name="P1">drupal-7.54/modules/simpletest/tests/bootstrap.test</text:p>
      <text:p text:style-name="P1">drupal-7.54/modules/simpletest/tests/cache.test</text:p>
      <text:p text:style-name="P1">drupal-7.54/modules/simpletest/tests/common.test</text:p>
      <text:p text:style-name="P1">drupal-7.54/modules/simpletest/tests/common_test.css</text:p>
      <text:p text:style-name="P1">drupal-7.54/modules/simpletest/tests/common_test.info</text:p>
      <text:p text:style-name="P1">drupal-7.54/modules/simpletest/tests/common_test.module</text:p>
      <text:p text:style-name="P1">drupal-7.54/modules/simpletest/tests/common_test.print.css</text:p>
      <text:p text:style-name="P1">drupal-7.54/modules/simpletest/tests/common_test_cron_helper.info</text:p>
      <text:p text:style-name="P1">drupal-7.54/modules/simpletest/tests/common_test_cron_helper.module</text:p>
      <text:p text:style-name="P1">drupal-7.54/modules/simpletest/tests/common_test_info.txt</text:p>
      <text:p text:style-name="P1">drupal-7.54/modules/simpletest/tests/database_test.info</text:p>
      <text:p text:style-name="P1">drupal-7.54/modules/simpletest/tests/database_test.install</text:p>
      <text:p text:style-name="P1">drupal-7.54/modules/simpletest/tests/database_test.module</text:p>
      <text:p text:style-name="P1">drupal-7.54/modules/simpletest/tests/database_test.test</text:p>
      <text:p text:style-name="P1">drupal-7.54/modules/simpletest/tests/drupal_autoload_test/</text:p>
      <text:p text:style-name="P1">drupal-7.54/modules/simpletest/tests/drupal_autoload_test/drupal_autoload_test.info</text:p>
      <text:p text:style-name="P1"><text:soft-page-break/>drupal-7.54/modules/simpletest/tests/drupal_autoload_test/drupal_autoload_test.module</text:p>
      <text:p text:style-name="P1">drupal-7.54/modules/simpletest/tests/drupal_autoload_test/drupal_autoload_test_class.inc</text:p>
      <text:p text:style-name="P1">drupal-7.54/modules/simpletest/tests/drupal_autoload_test/drupal_autoload_test_interface.inc</text:p>
      <text:p text:style-name="P1">drupal-7.54/modules/simpletest/tests/drupal_autoload_test/drupal_autoload_test_trait.sh</text:p>
      <text:p text:style-name="P1">drupal-7.54/modules/simpletest/tests/drupal_system_listing_compatible_test/</text:p>
      <text:p text:style-name="P1">drupal-7.54/modules/simpletest/tests/drupal_system_listing_compatible_test/drupal_system_listing_compatible_test.info</text:p>
      <text:p text:style-name="P1">drupal-7.54/modules/simpletest/tests/drupal_system_listing_compatible_test/drupal_system_listing_compatible_test.module</text:p>
      <text:p text:style-name="P1">drupal-7.54/modules/simpletest/tests/drupal_system_listing_incompatible_test/</text:p>
      <text:p text:style-name="P1">drupal-7.54/modules/simpletest/tests/drupal_system_listing_incompatible_test/drupal_system_listing_incompatible_test.info</text:p>
      <text:p text:style-name="P1">drupal-7.54/modules/simpletest/tests/drupal_system_listing_incompatible_test/drupal_system_listing_incompatible_test.module</text:p>
      <text:p text:style-name="P1">drupal-7.54/modules/simpletest/tests/entity_cache_test.info</text:p>
      <text:p text:style-name="P1">drupal-7.54/modules/simpletest/tests/entity_cache_test.module</text:p>
      <text:p text:style-name="P1">drupal-7.54/modules/simpletest/tests/entity_cache_test_dependency.info</text:p>
      <text:p text:style-name="P1">drupal-7.54/modules/simpletest/tests/entity_cache_test_dependency.module</text:p>
      <text:p text:style-name="P1">drupal-7.54/modules/simpletest/tests/entity_crud.test</text:p>
      <text:p text:style-name="P1">drupal-7.54/modules/simpletest/tests/entity_crud_hook_test.info</text:p>
      <text:p text:style-name="P1">drupal-7.54/modules/simpletest/tests/entity_crud_hook_test.module</text:p>
      <text:p text:style-name="P1">drupal-7.54/modules/simpletest/tests/entity_crud_hook_test.test</text:p>
      <text:p text:style-name="P1">drupal-7.54/modules/simpletest/tests/entity_query.test</text:p>
      <text:p text:style-name="P1">drupal-7.54/modules/simpletest/tests/entity_query_access_test.info</text:p>
      <text:p text:style-name="P1">drupal-7.54/modules/simpletest/tests/entity_query_access_test.module</text:p>
      <text:p text:style-name="P1">drupal-7.54/modules/simpletest/tests/error.test</text:p>
      <text:p text:style-name="P1">drupal-7.54/modules/simpletest/tests/error_test.info</text:p>
      <text:p text:style-name="P1">drupal-7.54/modules/simpletest/tests/error_test.module</text:p>
      <text:p text:style-name="P1">drupal-7.54/modules/simpletest/tests/file.test</text:p>
      <text:p text:style-name="P1">drupal-7.54/modules/simpletest/tests/file_test.info</text:p>
      <text:p text:style-name="P1">drupal-7.54/modules/simpletest/tests/file_test.module</text:p>
      <text:p text:style-name="P1">drupal-7.54/modules/simpletest/tests/filetransfer.test</text:p>
      <text:p text:style-name="P1">drupal-7.54/modules/simpletest/tests/filter_test.info</text:p>
      <text:p text:style-name="P1">drupal-7.54/modules/simpletest/tests/filter_test.module</text:p>
      <text:p text:style-name="P1">drupal-7.54/modules/simpletest/tests/form.test</text:p>
      <text:p text:style-name="P1">drupal-7.54/modules/simpletest/tests/form_test.file.inc</text:p>
      <text:p text:style-name="P1">drupal-7.54/modules/simpletest/tests/form_test.info</text:p>
      <text:p text:style-name="P1">drupal-7.54/modules/simpletest/tests/form_test.module</text:p>
      <text:p text:style-name="P1">drupal-7.54/modules/simpletest/tests/graph.test</text:p>
      <text:p text:style-name="P1">drupal-7.54/modules/simpletest/tests/http.php</text:p>
      <text:p text:style-name="P1">drupal-7.54/modules/simpletest/tests/https.php</text:p>
      <text:p text:style-name="P1">drupal-7.54/modules/simpletest/tests/image.test</text:p>
      <text:p text:style-name="P1">drupal-7.54/modules/simpletest/tests/image_test.info</text:p>
      <text:p text:style-name="P1">drupal-7.54/modules/simpletest/tests/image_test.module</text:p>
      <text:p text:style-name="P1">drupal-7.54/modules/simpletest/tests/lock.test</text:p>
      <text:p text:style-name="P1">drupal-7.54/modules/simpletest/tests/mail.test</text:p>
      <text:p text:style-name="P1">drupal-7.54/modules/simpletest/tests/menu.test</text:p>
      <text:p text:style-name="P1">drupal-7.54/modules/simpletest/tests/menu_test.info</text:p>
      <text:p text:style-name="P1"><text:soft-page-break/>drupal-7.54/modules/simpletest/tests/menu_test.module</text:p>
      <text:p text:style-name="P1">drupal-7.54/modules/simpletest/tests/module.test</text:p>
      <text:p text:style-name="P1">drupal-7.54/modules/simpletest/tests/module_test.file.inc</text:p>
      <text:p text:style-name="P1">drupal-7.54/modules/simpletest/tests/module_test.implementations.inc</text:p>
      <text:p text:style-name="P1">drupal-7.54/modules/simpletest/tests/module_test.info</text:p>
      <text:p text:style-name="P1">drupal-7.54/modules/simpletest/tests/module_test.install</text:p>
      <text:p text:style-name="P1">drupal-7.54/modules/simpletest/tests/module_test.module</text:p>
      <text:p text:style-name="P1">drupal-7.54/modules/simpletest/tests/pager.test</text:p>
      <text:p text:style-name="P1">drupal-7.54/modules/simpletest/tests/password.test</text:p>
      <text:p text:style-name="P1">drupal-7.54/modules/simpletest/tests/path.test</text:p>
      <text:p text:style-name="P1">drupal-7.54/modules/simpletest/tests/path_test.info</text:p>
      <text:p text:style-name="P1">drupal-7.54/modules/simpletest/tests/path_test.module</text:p>
      <text:p text:style-name="P1">drupal-7.54/modules/simpletest/tests/psr_0_test/</text:p>
      <text:p text:style-name="P1">drupal-7.54/modules/simpletest/tests/psr_0_test/lib/</text:p>
      <text:p text:style-name="P1">drupal-7.54/modules/simpletest/tests/psr_0_test/lib/Drupal/</text:p>
      <text:p text:style-name="P1">drupal-7.54/modules/simpletest/tests/psr_0_test/lib/Drupal/psr_0_test/</text:p>
      <text:p text:style-name="P1">drupal-7.54/modules/simpletest/tests/psr_0_test/lib/Drupal/psr_0_test/Tests/</text:p>
      <text:p text:style-name="P1">drupal-7.54/modules/simpletest/tests/psr_0_test/lib/Drupal/psr_0_test/Tests/ExampleTest.php</text:p>
      <text:p text:style-name="P1">drupal-7.54/modules/simpletest/tests/psr_0_test/lib/Drupal/psr_0_test/Tests/Nested/</text:p>
      <text:p text:style-name="P1">drupal-7.54/modules/simpletest/tests/psr_0_test/lib/Drupal/psr_0_test/Tests/Nested/NestedExampleTest.php</text:p>
      <text:p text:style-name="P1">drupal-7.54/modules/simpletest/tests/psr_0_test/psr_0_test.info</text:p>
      <text:p text:style-name="P1">drupal-7.54/modules/simpletest/tests/psr_0_test/psr_0_test.module</text:p>
      <text:p text:style-name="P1">drupal-7.54/modules/simpletest/tests/psr_4_test/</text:p>
      <text:p text:style-name="P1">drupal-7.54/modules/simpletest/tests/psr_4_test/psr_4_test.info</text:p>
      <text:p text:style-name="P1">drupal-7.54/modules/simpletest/tests/psr_4_test/psr_4_test.module</text:p>
      <text:p text:style-name="P1">drupal-7.54/modules/simpletest/tests/psr_4_test/src/</text:p>
      <text:p text:style-name="P1">drupal-7.54/modules/simpletest/tests/psr_4_test/src/Tests/</text:p>
      <text:p text:style-name="P1">drupal-7.54/modules/simpletest/tests/psr_4_test/src/Tests/ExampleTest.php</text:p>
      <text:p text:style-name="P1">drupal-7.54/modules/simpletest/tests/psr_4_test/src/Tests/Nested/</text:p>
      <text:p text:style-name="P1">drupal-7.54/modules/simpletest/tests/psr_4_test/src/Tests/Nested/NestedExampleTest.php</text:p>
      <text:p text:style-name="P1">drupal-7.54/modules/simpletest/tests/registry.test</text:p>
      <text:p text:style-name="P1">drupal-7.54/modules/simpletest/tests/requirements1_test.info</text:p>
      <text:p text:style-name="P1">drupal-7.54/modules/simpletest/tests/requirements1_test.install</text:p>
      <text:p text:style-name="P1">drupal-7.54/modules/simpletest/tests/requirements1_test.module</text:p>
      <text:p text:style-name="P1">drupal-7.54/modules/simpletest/tests/requirements2_test.info</text:p>
      <text:p text:style-name="P1">drupal-7.54/modules/simpletest/tests/requirements2_test.module</text:p>
      <text:p text:style-name="P1">drupal-7.54/modules/simpletest/tests/schema.test</text:p>
      <text:p text:style-name="P1">drupal-7.54/modules/simpletest/tests/session.test</text:p>
      <text:p text:style-name="P1">drupal-7.54/modules/simpletest/tests/session_test.info</text:p>
      <text:p text:style-name="P1">drupal-7.54/modules/simpletest/tests/session_test.module</text:p>
      <text:p text:style-name="P1">drupal-7.54/modules/simpletest/tests/system.base.css</text:p>
      <text:p text:style-name="P1">drupal-7.54/modules/simpletest/tests/system_dependencies_test.info</text:p>
      <text:p text:style-name="P1">drupal-7.54/modules/simpletest/tests/system_dependencies_test.module</text:p>
      <text:p text:style-name="P1">drupal-7.54/modules/simpletest/tests/system_incompatible_core_version_dependencies_test.info</text:p>
      <text:p text:style-name="P1">drupal-7.54/modules/simpletest/tests/system_incompatible_core_version_dependencies_test.module</text:p>
      <text:p text:style-name="P1">drupal-7.54/modules/simpletest/tests/system_incompatible_core_version_test.info</text:p>
      <text:p text:style-name="P1">drupal-7.54/modules/simpletest/tests/system_incompatible_core_version_test.module</text:p>
      <text:p text:style-name="P1">drupal-7.54/modules/simpletest/tests/system_incompatible_module_version_dependencies_test.info</text:p>
      <text:p text:style-name="P1">drupal-7.54/modules/simpletest/tests/system_incompatible_module_version_dependencies_test.module</text:p>
      <text:p text:style-name="P1"><text:soft-page-break/>drupal-7.54/modules/simpletest/tests/system_incompatible_module_version_test.info</text:p>
      <text:p text:style-name="P1">drupal-7.54/modules/simpletest/tests/system_incompatible_module_version_test.module</text:p>
      <text:p text:style-name="P1">drupal-7.54/modules/simpletest/tests/system_project_namespace_test.info</text:p>
      <text:p text:style-name="P1">drupal-7.54/modules/simpletest/tests/system_project_namespace_test.module</text:p>
      <text:p text:style-name="P1">drupal-7.54/modules/simpletest/tests/system_test.info</text:p>
      <text:p text:style-name="P1">drupal-7.54/modules/simpletest/tests/system_test.install</text:p>
      <text:p text:style-name="P1">drupal-7.54/modules/simpletest/tests/system_test.module</text:p>
      <text:p text:style-name="P1">drupal-7.54/modules/simpletest/tests/tablesort.test</text:p>
      <text:p text:style-name="P1">drupal-7.54/modules/simpletest/tests/taxonomy_test.info</text:p>
      <text:p text:style-name="P1">drupal-7.54/modules/simpletest/tests/taxonomy_test.install</text:p>
      <text:p text:style-name="P1">drupal-7.54/modules/simpletest/tests/taxonomy_test.module</text:p>
      <text:p text:style-name="P1">drupal-7.54/modules/simpletest/tests/theme.test</text:p>
      <text:p text:style-name="P1">drupal-7.54/modules/simpletest/tests/theme_test.inc</text:p>
      <text:p text:style-name="P1">drupal-7.54/modules/simpletest/tests/theme_test.info</text:p>
      <text:p text:style-name="P1">drupal-7.54/modules/simpletest/tests/theme_test.module</text:p>
      <text:p text:style-name="P1">drupal-7.54/modules/simpletest/tests/theme_test.template_test.tpl.php</text:p>
      <text:p text:style-name="P1">drupal-7.54/modules/simpletest/tests/themes/</text:p>
      <text:p text:style-name="P1">drupal-7.54/modules/simpletest/tests/themes/engines/</text:p>
      <text:p text:style-name="P1">drupal-7.54/modules/simpletest/tests/themes/engines/nyan_cat/</text:p>
      <text:p text:style-name="P1">drupal-7.54/modules/simpletest/tests/themes/engines/nyan_cat/nyan_cat.engine</text:p>
      <text:p text:style-name="P1">drupal-7.54/modules/simpletest/tests/themes/test_basetheme/</text:p>
      <text:p text:style-name="P1">drupal-7.54/modules/simpletest/tests/themes/test_basetheme/test_basetheme.info</text:p>
      <text:p text:style-name="P1">drupal-7.54/modules/simpletest/tests/themes/test_subtheme/</text:p>
      <text:p text:style-name="P1">drupal-7.54/modules/simpletest/tests/themes/test_subtheme/test_subtheme.info</text:p>
      <text:p text:style-name="P1">drupal-7.54/modules/simpletest/tests/themes/test_theme/</text:p>
      <text:p text:style-name="P1">drupal-7.54/modules/simpletest/tests/themes/test_theme/template.php</text:p>
      <text:p text:style-name="P1">drupal-7.54/modules/simpletest/tests/themes/test_theme/templates/</text:p>
      <text:p text:style-name="P1">drupal-7.54/modules/simpletest/tests/themes/test_theme/templates/node--1.tpl.php</text:p>
      <text:p text:style-name="P1">drupal-7.54/modules/simpletest/tests/themes/test_theme/test_theme.info</text:p>
      <text:p text:style-name="P1">drupal-7.54/modules/simpletest/tests/themes/test_theme_nyan_cat/</text:p>
      <text:p text:style-name="P1">drupal-7.54/modules/simpletest/tests/themes/test_theme_nyan_cat/templates/</text:p>
      <text:p text:style-name="P1">drupal-7.54/modules/simpletest/tests/themes/test_theme_nyan_cat/templates/theme_test_template_test.nyan-cat.html</text:p>
      <text:p text:style-name="P1">drupal-7.54/modules/simpletest/tests/themes/test_theme_nyan_cat/test_theme_nyan_cat.info</text:p>
      <text:p text:style-name="P1">drupal-7.54/modules/simpletest/tests/unicode.test</text:p>
      <text:p text:style-name="P1">drupal-7.54/modules/simpletest/tests/update.test</text:p>
      <text:p text:style-name="P1">drupal-7.54/modules/simpletest/tests/update_script_test.info</text:p>
      <text:p text:style-name="P1">drupal-7.54/modules/simpletest/tests/update_script_test.install</text:p>
      <text:p text:style-name="P1">drupal-7.54/modules/simpletest/tests/update_script_test.module</text:p>
      <text:p text:style-name="P1">drupal-7.54/modules/simpletest/tests/update_test_1.info</text:p>
      <text:p text:style-name="P1">drupal-7.54/modules/simpletest/tests/update_test_1.install</text:p>
      <text:p text:style-name="P1">drupal-7.54/modules/simpletest/tests/update_test_1.module</text:p>
      <text:p text:style-name="P1">drupal-7.54/modules/simpletest/tests/update_test_2.info</text:p>
      <text:p text:style-name="P1">drupal-7.54/modules/simpletest/tests/update_test_2.install</text:p>
      <text:p text:style-name="P1">drupal-7.54/modules/simpletest/tests/update_test_2.module</text:p>
      <text:p text:style-name="P1">drupal-7.54/modules/simpletest/tests/update_test_3.info</text:p>
      <text:p text:style-name="P1">drupal-7.54/modules/simpletest/tests/update_test_3.install</text:p>
      <text:p text:style-name="P1">drupal-7.54/modules/simpletest/tests/update_test_3.module</text:p>
      <text:p text:style-name="P1">drupal-7.54/modules/simpletest/tests/upgrade/</text:p>
      <text:p text:style-name="P1">drupal-7.54/modules/simpletest/tests/upgrade/drupal-6.bare.database.php</text:p>
      <text:p text:style-name="P1">drupal-7.54/modules/simpletest/tests/upgrade/drupal-6.comments.database.php</text:p>
      <text:p text:style-name="P1"><text:soft-page-break/>drupal-7.54/modules/simpletest/tests/upgrade/drupal-6.duplicate-permission.database.php</text:p>
      <text:p text:style-name="P1">drupal-7.54/modules/simpletest/tests/upgrade/drupal-6.filled.database.php</text:p>
      <text:p text:style-name="P1">drupal-7.54/modules/simpletest/tests/upgrade/drupal-6.forum.database.php</text:p>
      <text:p text:style-name="P1">drupal-7.54/modules/simpletest/tests/upgrade/drupal-6.locale.database.php</text:p>
      <text:p text:style-name="P1">drupal-7.54/modules/simpletest/tests/upgrade/drupal-6.menu.database.php</text:p>
      <text:p text:style-name="P1">drupal-7.54/modules/simpletest/tests/upgrade/drupal-6.node_type_broken.database.php</text:p>
      <text:p text:style-name="P1">drupal-7.54/modules/simpletest/tests/upgrade/drupal-6.translatable.database.php</text:p>
      <text:p text:style-name="P1">drupal-7.54/modules/simpletest/tests/upgrade/drupal-6.trigger.database.php</text:p>
      <text:p text:style-name="P1">drupal-7.54/modules/simpletest/tests/upgrade/drupal-6.upload.database.php</text:p>
      <text:p text:style-name="P1">drupal-7.54/modules/simpletest/tests/upgrade/drupal-6.user-no-password-token.database.php</text:p>
      <text:p text:style-name="P1">drupal-7.54/modules/simpletest/tests/upgrade/drupal-6.user-password-token.database.php</text:p>
      <text:p text:style-name="P1">drupal-7.54/modules/simpletest/tests/upgrade/drupal-7.aggregator.database.php</text:p>
      <text:p text:style-name="P1">drupal-7.54/modules/simpletest/tests/upgrade/drupal-7.bare.minimal.database.php.gz</text:p>
      <text:p text:style-name="P1">drupal-7.54/modules/simpletest/tests/upgrade/drupal-7.bare.standard_all.database.php.gz</text:p>
      <text:p text:style-name="P1">drupal-7.54/modules/simpletest/tests/upgrade/drupal-7.field.database.php</text:p>
      <text:p text:style-name="P1">drupal-7.54/modules/simpletest/tests/upgrade/drupal-7.filled.minimal.database.php.gz</text:p>
      <text:p text:style-name="P1">drupal-7.54/modules/simpletest/tests/upgrade/drupal-7.filled.standard_all.database.php.gz</text:p>
      <text:p text:style-name="P1">drupal-7.54/modules/simpletest/tests/upgrade/drupal-7.trigger.database.php</text:p>
      <text:p text:style-name="P1">drupal-7.54/modules/simpletest/tests/upgrade/update.aggregator.test</text:p>
      <text:p text:style-name="P1">drupal-7.54/modules/simpletest/tests/upgrade/update.field.test</text:p>
      <text:p text:style-name="P1">drupal-7.54/modules/simpletest/tests/upgrade/update.trigger.test</text:p>
      <text:p text:style-name="P1">drupal-7.54/modules/simpletest/tests/upgrade/update.user.test</text:p>
      <text:p text:style-name="P1">drupal-7.54/modules/simpletest/tests/upgrade/upgrade.comment.test</text:p>
      <text:p text:style-name="P1">drupal-7.54/modules/simpletest/tests/upgrade/upgrade.filter.test</text:p>
      <text:p text:style-name="P1">drupal-7.54/modules/simpletest/tests/upgrade/upgrade.forum.test</text:p>
      <text:p text:style-name="P1">drupal-7.54/modules/simpletest/tests/upgrade/upgrade.locale.test</text:p>
      <text:p text:style-name="P1">drupal-7.54/modules/simpletest/tests/upgrade/upgrade.menu.test</text:p>
      <text:p text:style-name="P1">drupal-7.54/modules/simpletest/tests/upgrade/upgrade.node.test</text:p>
      <text:p text:style-name="P1">drupal-7.54/modules/simpletest/tests/upgrade/upgrade.poll.test</text:p>
      <text:p text:style-name="P1">drupal-7.54/modules/simpletest/tests/upgrade/upgrade.taxonomy.test</text:p>
      <text:p text:style-name="P1">drupal-7.54/modules/simpletest/tests/upgrade/upgrade.test</text:p>
      <text:p text:style-name="P1">drupal-7.54/modules/simpletest/tests/upgrade/upgrade.translatable.test</text:p>
      <text:p text:style-name="P1">drupal-7.54/modules/simpletest/tests/upgrade/upgrade.trigger.test</text:p>
      <text:p text:style-name="P1">drupal-7.54/modules/simpletest/tests/upgrade/upgrade.upload.test</text:p>
      <text:p text:style-name="P1">drupal-7.54/modules/simpletest/tests/upgrade/upgrade.user.test</text:p>
      <text:p text:style-name="P1">drupal-7.54/modules/simpletest/tests/url_alter_test.info</text:p>
      <text:p text:style-name="P1">drupal-7.54/modules/simpletest/tests/url_alter_test.install</text:p>
      <text:p text:style-name="P1">drupal-7.54/modules/simpletest/tests/url_alter_test.module</text:p>
      <text:p text:style-name="P1">drupal-7.54/modules/simpletest/tests/xmlrpc.test</text:p>
      <text:p text:style-name="P1">drupal-7.54/modules/simpletest/tests/xmlrpc_test.info</text:p>
      <text:p text:style-name="P1">drupal-7.54/modules/simpletest/tests/xmlrpc_test.module</text:p>
      <text:p text:style-name="P1">drupal-7.54/modules/statistics/</text:p>
      <text:p text:style-name="P1">drupal-7.54/modules/statistics/statistics.admin.inc</text:p>
      <text:p text:style-name="P1">drupal-7.54/modules/statistics/statistics.info</text:p>
      <text:p text:style-name="P1">drupal-7.54/modules/statistics/statistics.install</text:p>
      <text:p text:style-name="P1">drupal-7.54/modules/statistics/statistics.js</text:p>
      <text:p text:style-name="P1">drupal-7.54/modules/statistics/statistics.module</text:p>
      <text:p text:style-name="P1">drupal-7.54/modules/statistics/statistics.pages.inc</text:p>
      <text:p text:style-name="P1">drupal-7.54/modules/statistics/statistics.php</text:p>
      <text:p text:style-name="P1">drupal-7.54/modules/statistics/statistics.test</text:p>
      <text:p text:style-name="P1">drupal-7.54/modules/statistics/statistics.tokens.inc</text:p>
      <text:p text:style-name="P1">drupal-7.54/modules/syslog/</text:p>
      <text:p text:style-name="P1"><text:soft-page-break/>drupal-7.54/modules/syslog/syslog.info</text:p>
      <text:p text:style-name="P1">drupal-7.54/modules/syslog/syslog.install</text:p>
      <text:p text:style-name="P1">drupal-7.54/modules/syslog/syslog.module</text:p>
      <text:p text:style-name="P1">drupal-7.54/modules/syslog/syslog.test</text:p>
      <text:p text:style-name="P1">drupal-7.54/modules/system/</text:p>
      <text:p text:style-name="P1">drupal-7.54/modules/system/form.api.php</text:p>
      <text:p text:style-name="P1">drupal-7.54/modules/system/html.tpl.php</text:p>
      <text:p text:style-name="P1">drupal-7.54/modules/system/image.gd.inc</text:p>
      <text:p text:style-name="P1">drupal-7.54/modules/system/language.api.php</text:p>
      <text:p text:style-name="P1">drupal-7.54/modules/system/maintenance-page.tpl.php</text:p>
      <text:p text:style-name="P1">drupal-7.54/modules/system/page.tpl.php</text:p>
      <text:p text:style-name="P1">drupal-7.54/modules/system/region.tpl.php</text:p>
      <text:p text:style-name="P1">drupal-7.54/modules/system/system.admin-rtl.css</text:p>
      <text:p text:style-name="P1">drupal-7.54/modules/system/system.admin.css</text:p>
      <text:p text:style-name="P1">drupal-7.54/modules/system/system.admin.inc</text:p>
      <text:p text:style-name="P1">drupal-7.54/modules/system/system.api.php</text:p>
      <text:p text:style-name="P1">drupal-7.54/modules/system/system.archiver.inc</text:p>
      <text:p text:style-name="P1">drupal-7.54/modules/system/system.base-rtl.css</text:p>
      <text:p text:style-name="P1">drupal-7.54/modules/system/system.base.css</text:p>
      <text:p text:style-name="P1">drupal-7.54/modules/system/system.cron.js</text:p>
      <text:p text:style-name="P1">drupal-7.54/modules/system/system.info</text:p>
      <text:p text:style-name="P1">drupal-7.54/modules/system/system.install</text:p>
      <text:p text:style-name="P1">drupal-7.54/modules/system/system.js</text:p>
      <text:p text:style-name="P1">drupal-7.54/modules/system/system.mail.inc</text:p>
      <text:p text:style-name="P1">drupal-7.54/modules/system/system.maintenance.css</text:p>
      <text:p text:style-name="P1">drupal-7.54/modules/system/system.menus-rtl.css</text:p>
      <text:p text:style-name="P1">drupal-7.54/modules/system/system.menus.css</text:p>
      <text:p text:style-name="P1">drupal-7.54/modules/system/system.messages-rtl.css</text:p>
      <text:p text:style-name="P1">drupal-7.54/modules/system/system.messages.css</text:p>
      <text:p text:style-name="P1">drupal-7.54/modules/system/system.module</text:p>
      <text:p text:style-name="P1">drupal-7.54/modules/system/system.queue.inc</text:p>
      <text:p text:style-name="P1">drupal-7.54/modules/system/system.tar.inc</text:p>
      <text:p text:style-name="P1">drupal-7.54/modules/system/system.test</text:p>
      <text:p text:style-name="P1">drupal-7.54/modules/system/system.theme-rtl.css</text:p>
      <text:p text:style-name="P1">drupal-7.54/modules/system/system.theme.css</text:p>
      <text:p text:style-name="P1">drupal-7.54/modules/system/system.tokens.inc</text:p>
      <text:p text:style-name="P1">drupal-7.54/modules/system/system.updater.inc</text:p>
      <text:p text:style-name="P1">drupal-7.54/modules/system/tests/</text:p>
      <text:p text:style-name="P1">drupal-7.54/modules/system/tests/cron_queue_test.info</text:p>
      <text:p text:style-name="P1">drupal-7.54/modules/system/tests/cron_queue_test.module</text:p>
      <text:p text:style-name="P1">drupal-7.54/modules/system/tests/system_cron_test.info</text:p>
      <text:p text:style-name="P1">drupal-7.54/modules/system/tests/system_cron_test.module</text:p>
      <text:p text:style-name="P1">drupal-7.54/modules/system/theme.api.php</text:p>
      <text:p text:style-name="P1">drupal-7.54/modules/taxonomy/</text:p>
      <text:p text:style-name="P1">drupal-7.54/modules/taxonomy/taxonomy-term.tpl.php</text:p>
      <text:p text:style-name="P1">drupal-7.54/modules/taxonomy/taxonomy.admin.inc</text:p>
      <text:p text:style-name="P1">drupal-7.54/modules/taxonomy/taxonomy.api.php</text:p>
      <text:p text:style-name="P1">drupal-7.54/modules/taxonomy/taxonomy.css</text:p>
      <text:p text:style-name="P1">drupal-7.54/modules/taxonomy/taxonomy.info</text:p>
      <text:p text:style-name="P1">drupal-7.54/modules/taxonomy/taxonomy.install</text:p>
      <text:p text:style-name="P1">drupal-7.54/modules/taxonomy/taxonomy.js</text:p>
      <text:p text:style-name="P1">drupal-7.54/modules/taxonomy/taxonomy.module</text:p>
      <text:p text:style-name="P1"><text:soft-page-break/>drupal-7.54/modules/taxonomy/taxonomy.pages.inc</text:p>
      <text:p text:style-name="P1">drupal-7.54/modules/taxonomy/taxonomy.test</text:p>
      <text:p text:style-name="P1">drupal-7.54/modules/taxonomy/taxonomy.tokens.inc</text:p>
      <text:p text:style-name="P1">drupal-7.54/modules/toolbar/</text:p>
      <text:p text:style-name="P1">drupal-7.54/modules/toolbar/toolbar-rtl.css</text:p>
      <text:p text:style-name="P1">drupal-7.54/modules/toolbar/toolbar.css</text:p>
      <text:p text:style-name="P1">drupal-7.54/modules/toolbar/toolbar.info</text:p>
      <text:p text:style-name="P1">drupal-7.54/modules/toolbar/toolbar.js</text:p>
      <text:p text:style-name="P1">drupal-7.54/modules/toolbar/toolbar.module</text:p>
      <text:p text:style-name="P1">drupal-7.54/modules/toolbar/toolbar.png</text:p>
      <text:p text:style-name="P1">drupal-7.54/modules/toolbar/toolbar.tpl.php</text:p>
      <text:p text:style-name="P1">drupal-7.54/modules/tracker/</text:p>
      <text:p text:style-name="P1">drupal-7.54/modules/tracker/tracker.css</text:p>
      <text:p text:style-name="P1">drupal-7.54/modules/tracker/tracker.info</text:p>
      <text:p text:style-name="P1">drupal-7.54/modules/tracker/tracker.install</text:p>
      <text:p text:style-name="P1">drupal-7.54/modules/tracker/tracker.module</text:p>
      <text:p text:style-name="P1">drupal-7.54/modules/tracker/tracker.pages.inc</text:p>
      <text:p text:style-name="P1">drupal-7.54/modules/tracker/tracker.test</text:p>
      <text:p text:style-name="P1">drupal-7.54/modules/translation/</text:p>
      <text:p text:style-name="P1">drupal-7.54/modules/translation/tests/</text:p>
      <text:p text:style-name="P1">drupal-7.54/modules/translation/tests/translation_test.info</text:p>
      <text:p text:style-name="P1">drupal-7.54/modules/translation/tests/translation_test.module</text:p>
      <text:p text:style-name="P1">drupal-7.54/modules/translation/translation.info</text:p>
      <text:p text:style-name="P1">drupal-7.54/modules/translation/translation.module</text:p>
      <text:p text:style-name="P1">drupal-7.54/modules/translation/translation.pages.inc</text:p>
      <text:p text:style-name="P1">drupal-7.54/modules/translation/translation.test</text:p>
      <text:p text:style-name="P1">drupal-7.54/modules/trigger/</text:p>
      <text:p text:style-name="P1">drupal-7.54/modules/trigger/tests/</text:p>
      <text:p text:style-name="P1">drupal-7.54/modules/trigger/tests/trigger_test.info</text:p>
      <text:p text:style-name="P1">drupal-7.54/modules/trigger/tests/trigger_test.module</text:p>
      <text:p text:style-name="P1">drupal-7.54/modules/trigger/trigger.admin.inc</text:p>
      <text:p text:style-name="P1">drupal-7.54/modules/trigger/trigger.api.php</text:p>
      <text:p text:style-name="P1">drupal-7.54/modules/trigger/trigger.info</text:p>
      <text:p text:style-name="P1">drupal-7.54/modules/trigger/trigger.install</text:p>
      <text:p text:style-name="P1">drupal-7.54/modules/trigger/trigger.module</text:p>
      <text:p text:style-name="P1">drupal-7.54/modules/trigger/trigger.test</text:p>
      <text:p text:style-name="P1">drupal-7.54/modules/update/</text:p>
      <text:p text:style-name="P1">drupal-7.54/modules/update/tests/</text:p>
      <text:p text:style-name="P1">drupal-7.54/modules/update/tests/aaa_update_test.1_0.xml</text:p>
      <text:p text:style-name="P1">drupal-7.54/modules/update/tests/aaa_update_test.info</text:p>
      <text:p text:style-name="P1">drupal-7.54/modules/update/tests/aaa_update_test.module</text:p>
      <text:p text:style-name="P1">drupal-7.54/modules/update/tests/aaa_update_test.no-releases.xml</text:p>
      <text:p text:style-name="P1">drupal-7.54/modules/update/tests/aaa_update_test.tar.gz</text:p>
      <text:p text:style-name="P1">drupal-7.54/modules/update/tests/bbb_update_test.1_0.xml</text:p>
      <text:p text:style-name="P1">drupal-7.54/modules/update/tests/bbb_update_test.info</text:p>
      <text:p text:style-name="P1">drupal-7.54/modules/update/tests/bbb_update_test.module</text:p>
      <text:p text:style-name="P1">drupal-7.54/modules/update/tests/ccc_update_test.1_0.xml</text:p>
      <text:p text:style-name="P1">drupal-7.54/modules/update/tests/ccc_update_test.info</text:p>
      <text:p text:style-name="P1">drupal-7.54/modules/update/tests/ccc_update_test.module</text:p>
      <text:p text:style-name="P1">drupal-7.54/modules/update/tests/drupal.0.xml</text:p>
      <text:p text:style-name="P1">drupal-7.54/modules/update/tests/drupal.1.xml</text:p>
      <text:p text:style-name="P1">drupal-7.54/modules/update/tests/drupal.2-sec.xml</text:p>
      <text:p text:style-name="P1"><text:soft-page-break/>drupal-7.54/modules/update/tests/drupal.dev.xml</text:p>
      <text:p text:style-name="P1">drupal-7.54/modules/update/tests/themes/</text:p>
      <text:p text:style-name="P1">drupal-7.54/modules/update/tests/themes/update_test_admintheme/</text:p>
      <text:p text:style-name="P1">drupal-7.54/modules/update/tests/themes/update_test_admintheme/update_test_admintheme.info</text:p>
      <text:p text:style-name="P1">drupal-7.54/modules/update/tests/themes/update_test_basetheme/</text:p>
      <text:p text:style-name="P1">drupal-7.54/modules/update/tests/themes/update_test_basetheme/update_test_basetheme.info</text:p>
      <text:p text:style-name="P1">drupal-7.54/modules/update/tests/themes/update_test_subtheme/</text:p>
      <text:p text:style-name="P1">drupal-7.54/modules/update/tests/themes/update_test_subtheme/update_test_subtheme.info</text:p>
      <text:p text:style-name="P1">drupal-7.54/modules/update/tests/update_test.info</text:p>
      <text:p text:style-name="P1">drupal-7.54/modules/update/tests/update_test.module</text:p>
      <text:p text:style-name="P1">drupal-7.54/modules/update/tests/update_test_basetheme.1_1-sec.xml</text:p>
      <text:p text:style-name="P1">drupal-7.54/modules/update/tests/update_test_subtheme.1_0.xml</text:p>
      <text:p text:style-name="P1">drupal-7.54/modules/update/update-rtl.css</text:p>
      <text:p text:style-name="P1">drupal-7.54/modules/update/update.api.php</text:p>
      <text:p text:style-name="P1">drupal-7.54/modules/update/update.authorize.inc</text:p>
      <text:p text:style-name="P1">drupal-7.54/modules/update/update.compare.inc</text:p>
      <text:p text:style-name="P1">drupal-7.54/modules/update/update.css</text:p>
      <text:p text:style-name="P1">drupal-7.54/modules/update/update.fetch.inc</text:p>
      <text:p text:style-name="P1">drupal-7.54/modules/update/update.info</text:p>
      <text:p text:style-name="P1">drupal-7.54/modules/update/update.install</text:p>
      <text:p text:style-name="P1">drupal-7.54/modules/update/update.manager.inc</text:p>
      <text:p text:style-name="P1">drupal-7.54/modules/update/update.module</text:p>
      <text:p text:style-name="P1">drupal-7.54/modules/update/update.report.inc</text:p>
      <text:p text:style-name="P1">drupal-7.54/modules/update/update.settings.inc</text:p>
      <text:p text:style-name="P1">drupal-7.54/modules/update/update.test</text:p>
      <text:p text:style-name="P1">drupal-7.54/modules/user/</text:p>
      <text:p text:style-name="P1">drupal-7.54/modules/user/tests/</text:p>
      <text:p text:style-name="P1">drupal-7.54/modules/user/tests/user_form_test.info</text:p>
      <text:p text:style-name="P1">drupal-7.54/modules/user/tests/user_form_test.module</text:p>
      <text:p text:style-name="P1">drupal-7.54/modules/user/user-picture.tpl.php</text:p>
      <text:p text:style-name="P1">drupal-7.54/modules/user/user-profile-category.tpl.php</text:p>
      <text:p text:style-name="P1">drupal-7.54/modules/user/user-profile-item.tpl.php</text:p>
      <text:p text:style-name="P1">drupal-7.54/modules/user/user-profile.tpl.php</text:p>
      <text:p text:style-name="P1">drupal-7.54/modules/user/user-rtl.css</text:p>
      <text:p text:style-name="P1">drupal-7.54/modules/user/user.admin.inc</text:p>
      <text:p text:style-name="P1">drupal-7.54/modules/user/user.api.php</text:p>
      <text:p text:style-name="P1">drupal-7.54/modules/user/user.css</text:p>
      <text:p text:style-name="P1">drupal-7.54/modules/user/user.info</text:p>
      <text:p text:style-name="P1">drupal-7.54/modules/user/user.install</text:p>
      <text:p text:style-name="P1">drupal-7.54/modules/user/user.js</text:p>
      <text:p text:style-name="P1">drupal-7.54/modules/user/user.module</text:p>
      <text:p text:style-name="P1">drupal-7.54/modules/user/user.pages.inc</text:p>
      <text:p text:style-name="P1">drupal-7.54/modules/user/user.permissions.js</text:p>
      <text:p text:style-name="P1">drupal-7.54/modules/user/user.test</text:p>
      <text:p text:style-name="P1">drupal-7.54/modules/user/user.tokens.inc</text:p>
      <text:p text:style-name="P1">drupal-7.54/profiles/</text:p>
      <text:p text:style-name="P1">drupal-7.54/profiles/README.txt</text:p>
      <text:p text:style-name="P1">drupal-7.54/profiles/minimal/</text:p>
      <text:p text:style-name="P1">drupal-7.54/profiles/minimal/minimal.info</text:p>
      <text:p text:style-name="P1">drupal-7.54/profiles/minimal/minimal.install</text:p>
      <text:p text:style-name="P1">drupal-7.54/profiles/minimal/minimal.profile</text:p>
      <text:p text:style-name="P1">drupal-7.54/profiles/minimal/translations/</text:p>
      <text:p text:style-name="P1"><text:soft-page-break/>drupal-7.54/profiles/minimal/translations/README.txt</text:p>
      <text:p text:style-name="P1">drupal-7.54/profiles/standard/</text:p>
      <text:p text:style-name="P1">drupal-7.54/profiles/standard/standard.info</text:p>
      <text:p text:style-name="P1">drupal-7.54/profiles/standard/standard.install</text:p>
      <text:p text:style-name="P1">drupal-7.54/profiles/standard/standard.profile</text:p>
      <text:p text:style-name="P1">drupal-7.54/profiles/standard/translations/</text:p>
      <text:p text:style-name="P1">drupal-7.54/profiles/standard/translations/README.txt</text:p>
      <text:p text:style-name="P1">drupal-7.54/profiles/testing/</text:p>
      <text:p text:style-name="P1">drupal-7.54/profiles/testing/modules/</text:p>
      <text:p text:style-name="P1">drupal-7.54/profiles/testing/modules/drupal_system_listing_compatible_test/</text:p>
      <text:p text:style-name="P1">drupal-7.54/profiles/testing/modules/drupal_system_listing_compatible_test/drupal_system_listing_compatible_test.info</text:p>
      <text:p text:style-name="P1">drupal-7.54/profiles/testing/modules/drupal_system_listing_compatible_test/drupal_system_listing_compatible_test.module</text:p>
      <text:p text:style-name="P1">drupal-7.54/profiles/testing/modules/drupal_system_listing_compatible_test/drupal_system_listing_compatible_test.test</text:p>
      <text:p text:style-name="P1">drupal-7.54/profiles/testing/modules/drupal_system_listing_incompatible_test/</text:p>
      <text:p text:style-name="P1">drupal-7.54/profiles/testing/modules/drupal_system_listing_incompatible_test/drupal_system_listing_incompatible_test.info</text:p>
      <text:p text:style-name="P1">drupal-7.54/profiles/testing/modules/drupal_system_listing_incompatible_test/drupal_system_listing_incompatible_test.module</text:p>
      <text:p text:style-name="P1">drupal-7.54/profiles/testing/testing.info</text:p>
      <text:p text:style-name="P1">drupal-7.54/profiles/testing/testing.install</text:p>
      <text:p text:style-name="P1">drupal-7.54/profiles/testing/testing.profile</text:p>
      <text:p text:style-name="P1">drupal-7.54/robots.txt</text:p>
      <text:p text:style-name="P1">drupal-7.54/scripts/</text:p>
      <text:p text:style-name="P1">drupal-7.54/scripts/code-clean.sh</text:p>
      <text:p text:style-name="P1">drupal-7.54/scripts/cron-curl.sh</text:p>
      <text:p text:style-name="P1">drupal-7.54/scripts/cron-lynx.sh</text:p>
      <text:p text:style-name="P1">drupal-7.54/scripts/drupal.sh</text:p>
      <text:p text:style-name="P1">drupal-7.54/scripts/dump-database-d6.sh</text:p>
      <text:p text:style-name="P1">drupal-7.54/scripts/dump-database-d7.sh</text:p>
      <text:p text:style-name="P1">drupal-7.54/scripts/generate-d6-content.sh</text:p>
      <text:p text:style-name="P1">drupal-7.54/scripts/generate-d7-content.sh</text:p>
      <text:p text:style-name="P1">drupal-7.54/scripts/password-hash.sh</text:p>
      <text:p text:style-name="P1">drupal-7.54/scripts/run-tests.sh</text:p>
      <text:p text:style-name="P1">drupal-7.54/scripts/test.script</text:p>
      <text:p text:style-name="P1">drupal-7.54/sites/</text:p>
      <text:p text:style-name="P1">drupal-7.54/sites/README.txt</text:p>
      <text:p text:style-name="P1">drupal-7.54/sites/all/</text:p>
      <text:p text:style-name="P1">drupal-7.54/sites/all/libraries/</text:p>
      <text:p text:style-name="P1">drupal-7.54/sites/all/libraries/README.txt</text:p>
      <text:p text:style-name="P1">drupal-7.54/sites/all/modules/</text:p>
      <text:p text:style-name="P1">drupal-7.54/sites/all/modules/README.txt</text:p>
      <text:p text:style-name="P1">drupal-7.54/sites/all/themes/</text:p>
      <text:p text:style-name="P1">drupal-7.54/sites/all/themes/README.txt</text:p>
      <text:p text:style-name="P1">drupal-7.54/sites/default/</text:p>
      <text:p text:style-name="P1"><text:soft-page-break/>drupal-7.54/sites/default/default.settings.php</text:p>
      <text:p text:style-name="P1">drupal-7.54/sites/example.sites.php</text:p>
      <text:p text:style-name="P1">drupal-7.54/themes/</text:p>
      <text:p text:style-name="P1">drupal-7.54/themes/README.txt</text:p>
      <text:p text:style-name="P1">drupal-7.54/themes/bartik/</text:p>
      <text:p text:style-name="P1">drupal-7.54/themes/bartik/bartik.info</text:p>
      <text:p text:style-name="P1">drupal-7.54/themes/bartik/color/</text:p>
      <text:p text:style-name="P1">drupal-7.54/themes/bartik/color/base.png</text:p>
      <text:p text:style-name="P1">drupal-7.54/themes/bartik/color/color.inc</text:p>
      <text:p text:style-name="P1">drupal-7.54/themes/bartik/color/preview.css</text:p>
      <text:p text:style-name="P1">drupal-7.54/themes/bartik/color/preview.html</text:p>
      <text:p text:style-name="P1">drupal-7.54/themes/bartik/color/preview.js</text:p>
      <text:p text:style-name="P1">drupal-7.54/themes/bartik/color/preview.png</text:p>
      <text:p text:style-name="P1">drupal-7.54/themes/bartik/css/</text:p>
      <text:p text:style-name="P1">drupal-7.54/themes/bartik/css/colors.css</text:p>
      <text:p text:style-name="P1">drupal-7.54/themes/bartik/css/ie-rtl.css</text:p>
      <text:p text:style-name="P1">drupal-7.54/themes/bartik/css/ie.css</text:p>
      <text:p text:style-name="P1">drupal-7.54/themes/bartik/css/ie6.css</text:p>
      <text:p text:style-name="P1">drupal-7.54/themes/bartik/css/layout-rtl.css</text:p>
      <text:p text:style-name="P1">drupal-7.54/themes/bartik/css/layout.css</text:p>
      <text:p text:style-name="P1">drupal-7.54/themes/bartik/css/maintenance-page.css</text:p>
      <text:p text:style-name="P1">drupal-7.54/themes/bartik/css/print.css</text:p>
      <text:p text:style-name="P1">drupal-7.54/themes/bartik/css/style-rtl.css</text:p>
      <text:p text:style-name="P1">drupal-7.54/themes/bartik/css/style.css</text:p>
      <text:p text:style-name="P1">drupal-7.54/themes/bartik/images/</text:p>
      <text:p text:style-name="P1">drupal-7.54/themes/bartik/images/add.png</text:p>
      <text:p text:style-name="P1">drupal-7.54/themes/bartik/images/buttons.png</text:p>
      <text:p text:style-name="P1">drupal-7.54/themes/bartik/images/comment-arrow-rtl.gif</text:p>
      <text:p text:style-name="P1">drupal-7.54/themes/bartik/images/comment-arrow.gif</text:p>
      <text:p text:style-name="P1">drupal-7.54/themes/bartik/images/search-button.png</text:p>
      <text:p text:style-name="P1">drupal-7.54/themes/bartik/images/tabs-border.png</text:p>
      <text:p text:style-name="P1">drupal-7.54/themes/bartik/logo.png</text:p>
      <text:p text:style-name="P1">drupal-7.54/themes/bartik/screenshot.png</text:p>
      <text:p text:style-name="P1">drupal-7.54/themes/bartik/template.php</text:p>
      <text:p text:style-name="P1">drupal-7.54/themes/bartik/templates/</text:p>
      <text:p text:style-name="P1">drupal-7.54/themes/bartik/templates/comment-wrapper.tpl.php</text:p>
      <text:p text:style-name="P1">drupal-7.54/themes/bartik/templates/comment.tpl.php</text:p>
      <text:p text:style-name="P1">drupal-7.54/themes/bartik/templates/maintenance-page.tpl.php</text:p>
      <text:p text:style-name="P1">drupal-7.54/themes/bartik/templates/node.tpl.php</text:p>
      <text:p text:style-name="P1">drupal-7.54/themes/bartik/templates/page.tpl.php</text:p>
      <text:p text:style-name="P1">drupal-7.54/themes/engines/</text:p>
      <text:p text:style-name="P1">drupal-7.54/themes/engines/phptemplate/</text:p>
      <text:p text:style-name="P1">drupal-7.54/themes/engines/phptemplate/phptemplate.engine</text:p>
      <text:p text:style-name="P1">drupal-7.54/themes/garland/</text:p>
      <text:p text:style-name="P1">drupal-7.54/themes/garland/color/</text:p>
      <text:p text:style-name="P1">drupal-7.54/themes/garland/color/base.png</text:p>
      <text:p text:style-name="P1">drupal-7.54/themes/garland/color/color.inc</text:p>
      <text:p text:style-name="P1">drupal-7.54/themes/garland/color/preview.css</text:p>
      <text:p text:style-name="P1">drupal-7.54/themes/garland/color/preview.png</text:p>
      <text:p text:style-name="P1">drupal-7.54/themes/garland/comment.tpl.php</text:p>
      <text:p text:style-name="P1">drupal-7.54/themes/garland/fix-ie-rtl.css</text:p>
      <text:p text:style-name="P1">drupal-7.54/themes/garland/fix-ie.css</text:p>
      <text:p text:style-name="P1"><text:soft-page-break/>drupal-7.54/themes/garland/garland.info</text:p>
      <text:p text:style-name="P1">drupal-7.54/themes/garland/images/</text:p>
      <text:p text:style-name="P1">drupal-7.54/themes/garland/images/bg-bar-white.png</text:p>
      <text:p text:style-name="P1">drupal-7.54/themes/garland/images/bg-bar.png</text:p>
      <text:p text:style-name="P1">drupal-7.54/themes/garland/images/bg-content-left.png</text:p>
      <text:p text:style-name="P1">drupal-7.54/themes/garland/images/bg-content-right.png</text:p>
      <text:p text:style-name="P1">drupal-7.54/themes/garland/images/bg-content.png</text:p>
      <text:p text:style-name="P1">drupal-7.54/themes/garland/images/bg-navigation-item-hover.png</text:p>
      <text:p text:style-name="P1">drupal-7.54/themes/garland/images/bg-navigation-item.png</text:p>
      <text:p text:style-name="P1">drupal-7.54/themes/garland/images/bg-navigation.png</text:p>
      <text:p text:style-name="P1">drupal-7.54/themes/garland/images/bg-tab.png</text:p>
      <text:p text:style-name="P1">drupal-7.54/themes/garland/images/body.png</text:p>
      <text:p text:style-name="P1">drupal-7.54/themes/garland/images/gradient-inner.png</text:p>
      <text:p text:style-name="P1">drupal-7.54/themes/garland/images/menu-collapsed-rtl.gif</text:p>
      <text:p text:style-name="P1">drupal-7.54/themes/garland/images/menu-collapsed.gif</text:p>
      <text:p text:style-name="P1">drupal-7.54/themes/garland/images/menu-expanded.gif</text:p>
      <text:p text:style-name="P1">drupal-7.54/themes/garland/images/menu-leaf.gif</text:p>
      <text:p text:style-name="P1">drupal-7.54/themes/garland/images/task-list.png</text:p>
      <text:p text:style-name="P1">drupal-7.54/themes/garland/logo.png</text:p>
      <text:p text:style-name="P1">drupal-7.54/themes/garland/maintenance-page.tpl.php</text:p>
      <text:p text:style-name="P1">drupal-7.54/themes/garland/node.tpl.php</text:p>
      <text:p text:style-name="P1">drupal-7.54/themes/garland/page.tpl.php</text:p>
      <text:p text:style-name="P1">drupal-7.54/themes/garland/print.css</text:p>
      <text:p text:style-name="P1">drupal-7.54/themes/garland/screenshot.png</text:p>
      <text:p text:style-name="P1">drupal-7.54/themes/garland/style-rtl.css</text:p>
      <text:p text:style-name="P1">drupal-7.54/themes/garland/style.css</text:p>
      <text:p text:style-name="P1">drupal-7.54/themes/garland/template.php</text:p>
      <text:p text:style-name="P1">drupal-7.54/themes/garland/theme-settings.php</text:p>
      <text:p text:style-name="P1">drupal-7.54/themes/seven/</text:p>
      <text:p text:style-name="P1">drupal-7.54/themes/seven/ie.css</text:p>
      <text:p text:style-name="P1">drupal-7.54/themes/seven/ie6.css</text:p>
      <text:p text:style-name="P1">drupal-7.54/themes/seven/ie7.css</text:p>
      <text:p text:style-name="P1">drupal-7.54/themes/seven/images/</text:p>
      <text:p text:style-name="P1">drupal-7.54/themes/seven/images/add.png</text:p>
      <text:p text:style-name="P1">drupal-7.54/themes/seven/images/arrow-asc.png</text:p>
      <text:p text:style-name="P1">drupal-7.54/themes/seven/images/arrow-desc.png</text:p>
      <text:p text:style-name="P1">drupal-7.54/themes/seven/images/arrow-next.png</text:p>
      <text:p text:style-name="P1">drupal-7.54/themes/seven/images/arrow-prev.png</text:p>
      <text:p text:style-name="P1">drupal-7.54/themes/seven/images/buttons.png</text:p>
      <text:p text:style-name="P1">drupal-7.54/themes/seven/images/fc-rtl.png</text:p>
      <text:p text:style-name="P1">drupal-7.54/themes/seven/images/fc.png</text:p>
      <text:p text:style-name="P1">drupal-7.54/themes/seven/images/list-item-rtl.png</text:p>
      <text:p text:style-name="P1">drupal-7.54/themes/seven/images/list-item.png</text:p>
      <text:p text:style-name="P1">drupal-7.54/themes/seven/images/task-check.png</text:p>
      <text:p text:style-name="P1">drupal-7.54/themes/seven/images/task-item-rtl.png</text:p>
      <text:p text:style-name="P1">drupal-7.54/themes/seven/images/task-item.png</text:p>
      <text:p text:style-name="P1">drupal-7.54/themes/seven/images/ui-icons-222222-256x240.png</text:p>
      <text:p text:style-name="P1">drupal-7.54/themes/seven/images/ui-icons-454545-256x240.png</text:p>
      <text:p text:style-name="P1">drupal-7.54/themes/seven/images/ui-icons-800000-256x240.png</text:p>
      <text:p text:style-name="P1">drupal-7.54/themes/seven/images/ui-icons-888888-256x240.png</text:p>
      <text:p text:style-name="P1">drupal-7.54/themes/seven/images/ui-icons-ffffff-256x240.png</text:p>
      <text:p text:style-name="P1">drupal-7.54/themes/seven/jquery.ui.theme.css</text:p>
      <text:p text:style-name="P1"><text:soft-page-break/>drupal-7.54/themes/seven/logo.png</text:p>
      <text:p text:style-name="P1">drupal-7.54/themes/seven/maintenance-page.tpl.php</text:p>
      <text:p text:style-name="P1">drupal-7.54/themes/seven/page.tpl.php</text:p>
      <text:p text:style-name="P1">drupal-7.54/themes/seven/reset.css</text:p>
      <text:p text:style-name="P1">drupal-7.54/themes/seven/screenshot.png</text:p>
      <text:p text:style-name="P1">drupal-7.54/themes/seven/seven.info</text:p>
      <text:p text:style-name="P1">drupal-7.54/themes/seven/style-rtl.css</text:p>
      <text:p text:style-name="P1">drupal-7.54/themes/seven/style.css</text:p>
      <text:p text:style-name="P1">drupal-7.54/themes/seven/template.php</text:p>
      <text:p text:style-name="P1">drupal-7.54/themes/seven/vertical-tabs-rtl.css</text:p>
      <text:p text:style-name="P1">drupal-7.54/themes/seven/vertical-tabs.css</text:p>
      <text:p text:style-name="P1">drupal-7.54/themes/stark/</text:p>
      <text:p text:style-name="P1">drupal-7.54/themes/stark/README.txt</text:p>
      <text:p text:style-name="P1">drupal-7.54/themes/stark/layout.css</text:p>
      <text:p text:style-name="P1">drupal-7.54/themes/stark/logo.png</text:p>
      <text:p text:style-name="P1">drupal-7.54/themes/stark/screenshot.png</text:p>
      <text:p text:style-name="P1">drupal-7.54/themes/stark/stark.info</text:p>
      <text:p text:style-name="P1">drupal-7.54/update.php</text:p>
      <text:p text:style-name="P1">drupal-7.54/web.config</text:p>
      <text:p text:style-name="P1">drupal-7.54/xmlrpc.php</text:p>
      <text:p text:style-name="P1">drupal-7.54/LICENSE.txt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ls -ll</text:p>
      <text:p text:style-name="P1">total 3212</text:p>
      <text:p text:style-name="P1">drwxr-xr-x. 9 root <text:s text:c="9"/>root <text:s text:c="12"/>4096 Feb <text:s/>2 03:38 drupal-7.54</text:p>
      <text:p text:style-name="P1">-rw-r--r--. 1 root <text:s text:c="9"/>root <text:s text:c="9"/>3275864 Feb <text:s/>2 03:38 drupal-7.54.tar.gz</text:p>
      <text:p text:style-name="P1">drwxrwxrwx. 9 Administrator Administrator <text:s text:c="3"/>4096 Feb <text:s/>2 03:38 drupaltest</text:p>
      <text:p text:style-name="P1">-rw-r--r--. 1 root <text:s text:c="9"/>root <text:s text:c="14"/>20 Jun <text:s/>7 12:41 info.php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cd drupal-7.54/sites/default/</text:p>
      <text:p text:style-name="P1">[root@hdc0005796 default]# </text:p>
      <text:p text:style-name="P1">[root@hdc0005796 default]# </text:p>
      <text:p text:style-name="P1">[root@hdc0005796 default]# ls -ll</text:p>
      <text:p text:style-name="P1">total 28</text:p>
      <text:p text:style-name="P1">-rw-r--r--. 1 root root 26250 Feb <text:s/>2 03:04 default.settings.php</text:p>
      <text:p text:style-name="P1">[root@hdc0005796 default]# </text:p>
      <text:p text:style-name="P1">[root@hdc0005796 default]# </text:p>
      <text:p text:style-name="P1">[root@hdc0005796 default]# </text:p>
      <text:p text:style-name="P1">[root@hdc0005796 default]# cp default.settings.php ../../../drupaltest/sites/default/</text:p>
      <text:p text:style-name="P1">[root@hdc0005796 default]# </text:p>
      <text:p text:style-name="P1">[root@hdc0005796 default]# </text:p>
      <text:p text:style-name="P1">[root@hdc0005796 default]# </text:p>
      <text:p text:style-name="P1">[root@hdc0005796 default]# sudo yum install php-xml</text:p>
      <text:p text:style-name="P1">Loaded plugins: langpacks, product-id, rhnplugin, search-disabled-repos, subscription-manager</text:p>
      <text:p text:style-name="P1">This system is receiving updates from RHN Classic or Red Hat Satellite.</text:p>
      <text:p text:style-name="P1">rhel-x86_64-server-7 <text:s text:c="101"/>| 1.5 kB <text:s/>00:00:00 <text:s text:c="4"/></text:p>
      <text:p text:style-name="P1"><text:soft-page-break/>Resolving Dependencies</text:p>
      <text:p text:style-name="P1">--&gt; Running transaction check</text:p>
      <text:p text:style-name="P1">---&gt; Package php-xml.x86_64 0:5.4.16-42.el7 will be installed</text:p>
      <text:p text:style-name="P1">--&gt; Finished Dependency Resolution</text:p>
      <text:p text:style-name="P1"></text:p>
      <text:p text:style-name="P1">Dependencies Resolved</text:p>
      <text:p text:style-name="P1"></text:p>
      <text:p text:style-name="P1">=================================================================================================================================================</text:p>
      <text:p text:style-name="P1"><text:s/>Package <text:s text:c="22"/>Arch <text:s text:c="24"/>Version <text:s text:c="28"/>Repository <text:s text:c="33"/>Size</text:p>
      <text:p text:style-name="P1">=================================================================================================================================================</text:p>
      <text:p text:style-name="P1">Installing:</text:p>
      <text:p text:style-name="P1"><text:s/>php-xml <text:s text:c="22"/>x86_64 <text:s text:c="22"/>5.4.16-42.el7 <text:s text:c="22"/>rhel-x86_64-server-7 <text:s text:c="22"/>125 k</text:p>
      <text:p text:style-name="P1"></text:p>
      <text:p text:style-name="P1">Transaction Summary</text:p>
      <text:p text:style-name="P1">=================================================================================================================================================</text:p>
      <text:p text:style-name="P1">Install <text:s/>1 Package</text:p>
      <text:p text:style-name="P1"></text:p>
      <text:p text:style-name="P1">Total download size: 125 k</text:p>
      <text:p text:style-name="P1">Installed size: 326 k</text:p>
      <text:p text:style-name="P1">Is this ok [y/d/N]: y</text:p>
      <text:p text:style-name="P1">Downloading packages:</text:p>
      <text:p text:style-name="P1">php-xml-5.4.16-42.el7.x86_64.rpm <text:s text:c="89"/>| 125 kB <text:s/>00:00:00 <text:s text:c="4"/></text:p>
      <text:p text:style-name="P1">Running transaction check</text:p>
      <text:p text:style-name="P1">Running transaction test</text:p>
      <text:p text:style-name="P1">Transaction test succeeded</text:p>
      <text:p text:style-name="P1">Running transaction</text:p>
      <text:p text:style-name="P1"><text:s text:c="2"/>Installing : php-xml-5.4.16-42.el7.x86_64 <text:s text:c="97"/>1/1 </text:p>
      <text:p text:style-name="P1"><text:s text:c="2"/>Verifying <text:s/>: php-xml-5.4.16-42.el7.x86_64 <text:s text:c="97"/>1/1 </text:p>
      <text:p text:style-name="P1"></text:p>
      <text:p text:style-name="P1">Installed:</text:p>
      <text:p text:style-name="P1"><text:s text:c="2"/>php-xml.x86_64 0:5.4.16-42.el7 <text:s text:c="112"/></text:p>
      <text:p text:style-name="P1"></text:p>
      <text:p text:style-name="P1">Complete!</text:p>
      <text:p text:style-name="P1">[root@hdc0005796 default]# </text:p>
      <text:p text:style-name="P1">[root@hdc0005796 default]# </text:p>
      <text:p text:style-name="P1">[root@hdc0005796 default]# </text:p>
      <text:p text:style-name="P1">[root@hdc0005796 default]# sudo service httpd restart</text:p>
      <text:p text:style-name="P1">Redirecting to /bin/systemctl restart <text:s/>httpd.service</text:p>
      <text:p text:style-name="P1">[root@hdc0005796 default]# pwd</text:p>
      <text:p text:style-name="P1">/var/www/html/drupal-7.54/sites/default</text:p>
      <text:p text:style-name="P1"><text:soft-page-break/>[root@hdc0005796 default]# </text:p>
      <text:p text:style-name="P1">[root@hdc0005796 default]# </text:p>
      <text:p text:style-name="P1">[root@hdc0005796 default]# </text:p>
      <text:p text:style-name="P1">[root@hdc0005796 default]# </text:p>
      <text:p text:style-name="P1">[root@hdc0005796 default]# cd ../../../drupaltest/sites/default/</text:p>
      <text:p text:style-name="P1">[root@hdc0005796 default]# </text:p>
      <text:p text:style-name="P1">[root@hdc0005796 default]# </text:p>
      <text:p text:style-name="P1">[root@hdc0005796 default]# ls -ll</text:p>
      <text:p text:style-name="P1">total 56</text:p>
      <text:p text:style-name="P1">-rw-r--r--. 1 root <text:s text:c="9"/>root <text:s text:c="9"/>26250 Jun <text:s/>7 12:56 default.settings.php</text:p>
      <text:p text:style-name="P1">drwxrwxrwx. 2 Administrator Administrator <text:s text:c="4"/>6 Jun <text:s/>7 12:52 files</text:p>
      <text:p text:style-name="P1">-rwxrwxrwx. 1 Administrator Administrator 26250 Feb <text:s/>2 03:04 settings.php</text:p>
      <text:p text:style-name="P1">[root@hdc0005796 default]# </text:p>
      <text:p text:style-name="P1">[root@hdc0005796 default]# </text:p>
      <text:p text:style-name="P1">[root@hdc0005796 default]# </text:p>
      <text:p text:style-name="P1">[root@hdc0005796 default]# sudo su</text:p>
      <text:p text:style-name="P1">[root@hdc0005796 default]# </text:p>
      <text:p text:style-name="P1">[root@hdc0005796 default]# </text:p>
      <text:p text:style-name="P1">[root@hdc0005796 default]# </text:p>
      <text:p text:style-name="P1">[root@hdc0005796 default]# </text:p>
      <text:p text:style-name="P1">[root@hdc0005796 default]# sudo Administrator</text:p>
      <text:p text:style-name="P1">sudo: Administrator: command not found</text:p>
      <text:p text:style-name="P1">[root@hdc0005796 default]# </text:p>
      <text:p text:style-name="P1">[root@hdc0005796 default]# </text:p>
      <text:p text:style-name="P1">[root@hdc0005796 default]# </text:p>
      <text:p text:style-name="P1">[root@hdc0005796 default]# exit</text:p>
      <text:p text:style-name="P1">exit</text:p>
      <text:p text:style-name="P1">[root@hdc0005796 default]# </text:p>
      <text:p text:style-name="P1">[root@hdc0005796 default]# </text:p>
      <text:p text:style-name="P1">[root@hdc0005796 default]# </text:p>
      <text:p text:style-name="P1">[root@hdc0005796 default]# </text:p>
      <text:p text:style-name="P1">[root@hdc0005796 default]# exit</text:p>
      <text:p text:style-name="P1">exit</text:p>
      <text:p text:style-name="P1">[Administrator@hdc0005796 ~]$ </text:p>
      <text:p text:style-name="P1">[Administrator@hdc0005796 ~]$ </text:p>
      <text:p text:style-name="P1">[Administrator@hdc0005796 ~]$ </text:p>
      <text:p text:style-name="P1">[Administrator@hdc0005796 ~]$ </text:p>
      <text:p text:style-name="P1">[Administrator@hdc0005796 ~]$ </text:p>
      <text:p text:style-name="P1">[Administrator@hdc0005796 ~]$ ls -ll</text:p>
      <text:p text:style-name="P1">total 0</text:p>
      <text:p text:style-name="P1">drwxr-xr-x. 2 Administrator Administrator 6 May 26 13:49 Desktop</text:p>
      <text:p text:style-name="P1">drwxr-xr-x. 2 Administrator Administrator 6 May 26 13:49 Documents</text:p>
      <text:p text:style-name="P1">drwxr-xr-x. 2 Administrator Administrator 6 May 26 13:49 Downloads</text:p>
      <text:p text:style-name="P1">drwxr-xr-x. 2 Administrator Administrator 6 May 26 13:49 Music</text:p>
      <text:p text:style-name="P1">drwxr-xr-x. 2 Administrator Administrator 6 May 26 13:49 Pictures</text:p>
      <text:p text:style-name="P1">drwxr-xr-x. 2 Administrator Administrator 6 May 26 13:49 Public</text:p>
      <text:p text:style-name="P1">drwxr-xr-x. 2 Administrator Administrator 6 May 26 13:49 Templates</text:p>
      <text:p text:style-name="P1">drwxr-xr-x. 2 Administrator Administrator 6 May 26 13:49 Videos</text:p>
      <text:p text:style-name="P1">[Administrator@hdc0005796 ~]$ </text:p>
      <text:p text:style-name="P1">[Administrator@hdc0005796 ~]$ </text:p>
      <text:p text:style-name="P1">[Administrator@hdc0005796 ~]$ </text:p>
      <text:p text:style-name="P1">[Administrator@hdc0005796 ~]$ </text:p>
      <text:p text:style-name="P1"><text:soft-page-break/>[Administrator@hdc0005796 ~]$ cd /var/www/html/drupaltest/sites/default/</text:p>
      <text:p text:style-name="P1">[Administrator@hdc0005796 default]$ </text:p>
      <text:p text:style-name="P1">[Administrator@hdc0005796 default]$ </text:p>
      <text:p text:style-name="P1">[Administrator@hdc0005796 default]$ ls -ll</text:p>
      <text:p text:style-name="P1">total 56</text:p>
      <text:p text:style-name="P1">-rw-r--r--. 1 root <text:s text:c="9"/>root <text:s text:c="9"/>26250 Jun <text:s/>7 12:56 default.settings.php</text:p>
      <text:p text:style-name="P1">drwxrwxrwx. 2 Administrator Administrator <text:s text:c="4"/>6 Jun <text:s/>7 12:52 files</text:p>
      <text:p text:style-name="P1">-rwxrwxrwx. 1 Administrator Administrator 26250 Feb <text:s/>2 03:04 settings.php</text:p>
      <text:p text:style-name="P1">[Administrator@hdc0005796 default]$ </text:p>
      <text:p text:style-name="P1">[Administrator@hdc0005796 default]$ </text:p>
      <text:p text:style-name="P1">[Administrator@hdc0005796 default]$ </text:p>
      <text:p text:style-name="P1">[Administrator@hdc0005796 default]$ </text:p>
      <text:p text:style-name="P1">[Administrator@hdc0005796 default]$ cd ../../../</text:p>
      <text:p text:style-name="P1">[Administrator@hdc0005796 html]$ </text:p>
      <text:p text:style-name="P1">[Administrator@hdc0005796 html]$ </text:p>
      <text:p text:style-name="P1">[Administrator@hdc0005796 html]$ ls -ll</text:p>
      <text:p text:style-name="P1">total 3212</text:p>
      <text:p text:style-name="P1">drwxr-xr-x. 9 root <text:s text:c="9"/>root <text:s text:c="12"/>4096 Feb <text:s/>2 03:38 drupal-7.54</text:p>
      <text:p text:style-name="P1">-rw-r--r--. 1 root <text:s text:c="9"/>root <text:s text:c="9"/>3275864 Feb <text:s/>2 03:38 drupal-7.54.tar.gz</text:p>
      <text:p text:style-name="P1">drwxrwxrwx. 9 Administrator Administrator <text:s text:c="3"/>4096 Feb <text:s/>2 03:38 drupaltest</text:p>
      <text:p text:style-name="P1">-rw-r--r--. 1 root <text:s text:c="9"/>root <text:s text:c="14"/>20 Jun <text:s/>7 12:41 info.php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sudo chmod -R 777 drupaltest/</text:p>
      <text:p text:style-name="P1">[sudo] password for Administrator: 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ls -ll</text:p>
      <text:p text:style-name="P1">total 3212</text:p>
      <text:p text:style-name="P1">drwxr-xr-x. 9 root <text:s text:c="9"/>root <text:s text:c="12"/>4096 Feb <text:s/>2 03:38 drupal-7.54</text:p>
      <text:p text:style-name="P1">-rw-r--r--. 1 root <text:s text:c="9"/>root <text:s text:c="9"/>3275864 Feb <text:s/>2 03:38 drupal-7.54.tar.gz</text:p>
      <text:p text:style-name="P1">drwxrwxrwx. 9 Administrator Administrator <text:s text:c="3"/>4096 Feb <text:s/>2 03:38 drupaltest</text:p>
      <text:p text:style-name="P1">-rw-r--r--. 1 root <text:s text:c="9"/>root <text:s text:c="14"/>20 Jun <text:s/>7 12:41 info.php</text:p>
      <text:p text:style-name="P1">[Administrator@hdc0005796 html]$ </text:p>
      <text:p text:style-name="P1">[Administrator@hdc0005796 html]$ </text:p>
      <text:p text:style-name="P1">[Administrator@hdc0005796 html]$ tar zcvf drupal-7.54</text:p>
      <text:p text:style-name="P1">tar: Cowardly refusing to create an empty archive</text:p>
      <text:p text:style-name="P1">Try `tar --help' or `tar --usage' for more information.</text:p>
      <text:p text:style-name="P1">[Administrator@hdc0005796 html]$ </text:p>
      <text:p text:style-name="P1">[Administrator@hdc0005796 html]$ </text:p>
      <text:p text:style-name="P1">[Administrator@hdc0005796 html]$ tar zxvf drupal-7.54.tar.gz</text:p>
      <text:p text:style-name="P1">drupal-7.54/</text:p>
      <text:p text:style-name="P1">drupal-7.54/.editorconfig</text:p>
      <text:p text:style-name="P1">tar: drupal-7.54/.editorconfig: Cannot open: File exists</text:p>
      <text:p text:style-name="P1">drupal-7.54/.gitignore</text:p>
      <text:p text:style-name="P1">tar: drupal-7.54/.gitignore: Cannot open: File exists</text:p>
      <text:p text:style-name="P1">drupal-7.54/.htaccess</text:p>
      <text:p text:style-name="P1">tar: drupal-7.54/.htaccess: Cannot open: File exists</text:p>
      <text:p text:style-name="P1">drupal-7.54/CHANGELOG.txt</text:p>
      <text:p text:style-name="P1">tar: drupal-7.54/CHANGELOG.txt: Cannot open: File exists</text:p>
      <text:p text:style-name="P1"><text:soft-page-break/>drupal-7.54/COPYRIGHT.txt</text:p>
      <text:p text:style-name="P1">tar: drupal-7.54/COPYRIGHT.txt: Cannot open: File exists</text:p>
      <text:p text:style-name="P1">drupal-7.54/INSTALL.mysql.txt</text:p>
      <text:p text:style-name="P1">tar: drupal-7.54/INSTALL.mysql.txt: Cannot open: File exists</text:p>
      <text:p text:style-name="P1">drupal-7.54/INSTALL.pgsql.txt</text:p>
      <text:p text:style-name="P1">tar: drupal-7.54/INSTALL.pgsql.txt: Cannot open: File exists</text:p>
      <text:p text:style-name="P1">drupal-7.54/INSTALL.sqlite.txt</text:p>
      <text:p text:style-name="P1">tar: drupal-7.54/INSTALL.sqlite.txt: Cannot open: File exists</text:p>
      <text:p text:style-name="P1">drupal-7.54/INSTALL.txt</text:p>
      <text:p text:style-name="P1">tar: drupal-7.54/INSTALL.txt: Cannot open: File exists</text:p>
      <text:p text:style-name="P1">drupal-7.54/MAINTAINERS.txt</text:p>
      <text:p text:style-name="P1">tar: drupal-7.54/MAINTAINERS.txt: Cannot open: File exists</text:p>
      <text:p text:style-name="P1">drupal-7.54/README.txt</text:p>
      <text:p text:style-name="P1">tar: drupal-7.54/README.txt: Cannot open: File exists</text:p>
      <text:p text:style-name="P1">drupal-7.54/UPGRADE.txt</text:p>
      <text:p text:style-name="P1">tar: drupal-7.54/UPGRADE.txt: Cannot open: File exists</text:p>
      <text:p text:style-name="P1">drupal-7.54/authorize.php</text:p>
      <text:p text:style-name="P1">tar: drupal-7.54/authorize.php: Cannot open: File exists</text:p>
      <text:p text:style-name="P1">drupal-7.54/cron.php</text:p>
      <text:p text:style-name="P1">tar: drupal-7.54/cron.php: Cannot open: File exists</text:p>
      <text:p text:style-name="P1">drupal-7.54/includes/</text:p>
      <text:p text:style-name="P1">drupal-7.54/includes/actions.inc</text:p>
      <text:p text:style-name="P1">tar: drupal-7.54/includes/actions.inc: Cannot open: File exists</text:p>
      <text:p text:style-name="P1">drupal-7.54/includes/ajax.inc</text:p>
      <text:p text:style-name="P1">tar: drupal-7.54/includes/ajax.inc: Cannot open: File exists</text:p>
      <text:p text:style-name="P1">drupal-7.54/includes/archiver.inc</text:p>
      <text:p text:style-name="P1">tar: drupal-7.54/includes/archiver.inc: Cannot open: File exists</text:p>
      <text:p text:style-name="P1">drupal-7.54/includes/authorize.inc</text:p>
      <text:p text:style-name="P1">tar: drupal-7.54/includes/authorize.inc: Cannot open: File exists</text:p>
      <text:p text:style-name="P1">drupal-7.54/includes/batch.inc</text:p>
      <text:p text:style-name="P1">tar: drupal-7.54/includes/batch.inc: Cannot open: File exists</text:p>
      <text:p text:style-name="P1">drupal-7.54/includes/batch.queue.inc</text:p>
      <text:p text:style-name="P1">tar: drupal-7.54/includes/batch.queue.inc: Cannot open: File exists</text:p>
      <text:p text:style-name="P1">drupal-7.54/includes/bootstrap.inc</text:p>
      <text:p text:style-name="P1">tar: drupal-7.54/includes/bootstrap.inc: Cannot open: File exists</text:p>
      <text:p text:style-name="P1">drupal-7.54/includes/cache-install.inc</text:p>
      <text:p text:style-name="P1">tar: drupal-7.54/includes/cache-install.inc: Cannot open: File exists</text:p>
      <text:p text:style-name="P1">drupal-7.54/includes/cache.inc</text:p>
      <text:p text:style-name="P1">tar: drupal-7.54/includes/cache.inc: Cannot open: File exists</text:p>
      <text:p text:style-name="P1">drupal-7.54/includes/common.inc</text:p>
      <text:p text:style-name="P1">tar: drupal-7.54/includes/common.inc: Cannot open: File exists</text:p>
      <text:p text:style-name="P1">drupal-7.54/includes/database/</text:p>
      <text:p text:style-name="P1">drupal-7.54/includes/database/database.inc</text:p>
      <text:p text:style-name="P1">tar: drupal-7.54/includes/database/database.inc: Cannot open: File exists</text:p>
      <text:p text:style-name="P1">drupal-7.54/includes/database/log.inc</text:p>
      <text:p text:style-name="P1">tar: drupal-7.54/includes/database/log.inc: Cannot open: File exists</text:p>
      <text:p text:style-name="P1">drupal-7.54/includes/database/mysql/</text:p>
      <text:p text:style-name="P1">drupal-7.54/includes/database/mysql/database.inc</text:p>
      <text:p text:style-name="P1">tar: drupal-7.54/includes/database/mysql/database.inc: Cannot open: File exists</text:p>
      <text:p text:style-name="P1">drupal-7.54/includes/database/mysql/install.inc</text:p>
      <text:p text:style-name="P1">tar: drupal-7.54/includes/database/mysql/install.inc: Cannot open: File exists</text:p>
      <text:p text:style-name="P1">drupal-7.54/includes/database/mysql/query.inc</text:p>
      <text:p text:style-name="P1"><text:soft-page-break/>tar: drupal-7.54/includes/database/mysql/query.inc: Cannot open: File exists</text:p>
      <text:p text:style-name="P1">drupal-7.54/includes/database/mysql/schema.inc</text:p>
      <text:p text:style-name="P1">tar: drupal-7.54/includes/database/mysql/schema.inc: Cannot open: File exists</text:p>
      <text:p text:style-name="P1">drupal-7.54/includes/database/pgsql/</text:p>
      <text:p text:style-name="P1">tar: drupal-7.54/includes/database/mysql: Cannot utime: Operation not permitted</text:p>
      <text:p text:style-name="P1">drupal-7.54/includes/database/pgsql/database.inc</text:p>
      <text:p text:style-name="P1">tar: drupal-7.54/includes/database/pgsql/database.inc: Cannot open: File exists</text:p>
      <text:p text:style-name="P1">drupal-7.54/includes/database/pgsql/install.inc</text:p>
      <text:p text:style-name="P1">tar: drupal-7.54/includes/database/pgsql/install.inc: Cannot open: File exists</text:p>
      <text:p text:style-name="P1">drupal-7.54/includes/database/pgsql/query.inc</text:p>
      <text:p text:style-name="P1">tar: drupal-7.54/includes/database/pgsql/query.inc: Cannot open: File exists</text:p>
      <text:p text:style-name="P1">drupal-7.54/includes/database/pgsql/schema.inc</text:p>
      <text:p text:style-name="P1">tar: drupal-7.54/includes/database/pgsql/schema.inc: Cannot open: File exists</text:p>
      <text:p text:style-name="P1">drupal-7.54/includes/database/pgsql/select.inc</text:p>
      <text:p text:style-name="P1">tar: drupal-7.54/includes/database/pgsql/select.inc: Cannot open: File exists</text:p>
      <text:p text:style-name="P1">drupal-7.54/includes/database/prefetch.inc</text:p>
      <text:p text:style-name="P1">tar: drupal-7.54/includes/database/pgsql: Cannot utime: Operation not permitted</text:p>
      <text:p text:style-name="P1">tar: drupal-7.54/includes/database/prefetch.inc: Cannot open: File exists</text:p>
      <text:p text:style-name="P1">drupal-7.54/includes/database/query.inc</text:p>
      <text:p text:style-name="P1">tar: drupal-7.54/includes/database/query.inc: Cannot open: File exists</text:p>
      <text:p text:style-name="P1">drupal-7.54/includes/database/schema.inc</text:p>
      <text:p text:style-name="P1">tar: drupal-7.54/includes/database/schema.inc: Cannot open: File exists</text:p>
      <text:p text:style-name="P1">drupal-7.54/includes/database/select.inc</text:p>
      <text:p text:style-name="P1">tar: drupal-7.54/includes/database/select.inc: Cannot open: File exists</text:p>
      <text:p text:style-name="P1">drupal-7.54/includes/database/sqlite/</text:p>
      <text:p text:style-name="P1">drupal-7.54/includes/database/sqlite/database.inc</text:p>
      <text:p text:style-name="P1">tar: drupal-7.54/includes/database/sqlite/database.inc: Cannot open: File exists</text:p>
      <text:p text:style-name="P1">drupal-7.54/includes/database/sqlite/install.inc</text:p>
      <text:p text:style-name="P1">tar: drupal-7.54/includes/database/sqlite/install.inc: Cannot open: File exists</text:p>
      <text:p text:style-name="P1">drupal-7.54/includes/database/sqlite/query.inc</text:p>
      <text:p text:style-name="P1">tar: drupal-7.54/includes/database/sqlite/query.inc: Cannot open: File exists</text:p>
      <text:p text:style-name="P1">drupal-7.54/includes/database/sqlite/schema.inc</text:p>
      <text:p text:style-name="P1">tar: drupal-7.54/includes/database/sqlite/schema.inc: Cannot open: File exists</text:p>
      <text:p text:style-name="P1">drupal-7.54/includes/database/sqlite/select.inc</text:p>
      <text:p text:style-name="P1">tar: drupal-7.54/includes/database/sqlite/select.inc: Cannot open: File exists</text:p>
      <text:p text:style-name="P1">drupal-7.54/includes/date.inc</text:p>
      <text:p text:style-name="P1">tar: drupal-7.54/includes/database/sqlite: Cannot utime: Operation not permitted</text:p>
      <text:p text:style-name="P1">tar: drupal-7.54/includes/database: Cannot utime: Operation not permitted</text:p>
      <text:p text:style-name="P1">tar: drupal-7.54/includes/date.inc: Cannot open: File exists</text:p>
      <text:p text:style-name="P1">drupal-7.54/includes/entity.inc</text:p>
      <text:p text:style-name="P1">tar: drupal-7.54/includes/entity.inc: Cannot open: File exists</text:p>
      <text:p text:style-name="P1">drupal-7.54/includes/errors.inc</text:p>
      <text:p text:style-name="P1">tar: drupal-7.54/includes/errors.inc: Cannot open: File exists</text:p>
      <text:p text:style-name="P1">drupal-7.54/includes/file.inc</text:p>
      <text:p text:style-name="P1">tar: drupal-7.54/includes/file.inc: Cannot open: File exists</text:p>
      <text:p text:style-name="P1">drupal-7.54/includes/file.mimetypes.inc</text:p>
      <text:p text:style-name="P1">tar: drupal-7.54/includes/file.mimetypes.inc: Cannot open: File exists</text:p>
      <text:p text:style-name="P1">drupal-7.54/includes/filetransfer/</text:p>
      <text:p text:style-name="P1">drupal-7.54/includes/filetransfer/filetransfer.inc</text:p>
      <text:p text:style-name="P1">tar: drupal-7.54/includes/filetransfer/filetransfer.inc: Cannot open: File exists</text:p>
      <text:p text:style-name="P1">drupal-7.54/includes/filetransfer/ftp.inc</text:p>
      <text:p text:style-name="P1">tar: drupal-7.54/includes/filetransfer/ftp.inc: Cannot open: File exists</text:p>
      <text:p text:style-name="P1"><text:soft-page-break/>drupal-7.54/includes/filetransfer/local.inc</text:p>
      <text:p text:style-name="P1">tar: drupal-7.54/includes/filetransfer/local.inc: Cannot open: File exists</text:p>
      <text:p text:style-name="P1">drupal-7.54/includes/filetransfer/ssh.inc</text:p>
      <text:p text:style-name="P1">tar: drupal-7.54/includes/filetransfer/ssh.inc: Cannot open: File exists</text:p>
      <text:p text:style-name="P1">drupal-7.54/includes/form.inc</text:p>
      <text:p text:style-name="P1">tar: drupal-7.54/includes/filetransfer: Cannot utime: Operation not permitted</text:p>
      <text:p text:style-name="P1">tar: drupal-7.54/includes/form.inc: Cannot open: File exists</text:p>
      <text:p text:style-name="P1">drupal-7.54/includes/graph.inc</text:p>
      <text:p text:style-name="P1">tar: drupal-7.54/includes/graph.inc: Cannot open: File exists</text:p>
      <text:p text:style-name="P1">drupal-7.54/includes/image.inc</text:p>
      <text:p text:style-name="P1">tar: drupal-7.54/includes/image.inc: Cannot open: File exists</text:p>
      <text:p text:style-name="P1">drupal-7.54/includes/install.core.inc</text:p>
      <text:p text:style-name="P1">tar: drupal-7.54/includes/install.core.inc: Cannot open: File exists</text:p>
      <text:p text:style-name="P1">drupal-7.54/includes/install.inc</text:p>
      <text:p text:style-name="P1">tar: drupal-7.54/includes/install.inc: Cannot open: File exists</text:p>
      <text:p text:style-name="P1">drupal-7.54/includes/iso.inc</text:p>
      <text:p text:style-name="P1">tar: drupal-7.54/includes/iso.inc: Cannot open: File exists</text:p>
      <text:p text:style-name="P1">drupal-7.54/includes/json-encode.inc</text:p>
      <text:p text:style-name="P1">tar: drupal-7.54/includes/json-encode.inc: Cannot open: File exists</text:p>
      <text:p text:style-name="P1">drupal-7.54/includes/language.inc</text:p>
      <text:p text:style-name="P1">tar: drupal-7.54/includes/language.inc: Cannot open: File exists</text:p>
      <text:p text:style-name="P1">drupal-7.54/includes/locale.inc</text:p>
      <text:p text:style-name="P1">tar: drupal-7.54/includes/locale.inc: Cannot open: File exists</text:p>
      <text:p text:style-name="P1">drupal-7.54/includes/lock.inc</text:p>
      <text:p text:style-name="P1">tar: drupal-7.54/includes/lock.inc: Cannot open: File exists</text:p>
      <text:p text:style-name="P1">drupal-7.54/includes/mail.inc</text:p>
      <text:p text:style-name="P1">tar: drupal-7.54/includes/mail.inc: Cannot open: File exists</text:p>
      <text:p text:style-name="P1">drupal-7.54/includes/menu.inc</text:p>
      <text:p text:style-name="P1">tar: drupal-7.54/includes/menu.inc: Cannot open: File exists</text:p>
      <text:p text:style-name="P1">drupal-7.54/includes/module.inc</text:p>
      <text:p text:style-name="P1">tar: drupal-7.54/includes/module.inc: Cannot open: File exists</text:p>
      <text:p text:style-name="P1">drupal-7.54/includes/pager.inc</text:p>
      <text:p text:style-name="P1">tar: drupal-7.54/includes/pager.inc: Cannot open: File exists</text:p>
      <text:p text:style-name="P1">drupal-7.54/includes/password.inc</text:p>
      <text:p text:style-name="P1">tar: drupal-7.54/includes/password.inc: Cannot open: File exists</text:p>
      <text:p text:style-name="P1">drupal-7.54/includes/path.inc</text:p>
      <text:p text:style-name="P1">tar: drupal-7.54/includes/path.inc: Cannot open: File exists</text:p>
      <text:p text:style-name="P1">drupal-7.54/includes/registry.inc</text:p>
      <text:p text:style-name="P1">tar: drupal-7.54/includes/registry.inc: Cannot open: File exists</text:p>
      <text:p text:style-name="P1">drupal-7.54/includes/session.inc</text:p>
      <text:p text:style-name="P1">tar: drupal-7.54/includes/session.inc: Cannot open: File exists</text:p>
      <text:p text:style-name="P1">drupal-7.54/includes/stream_wrappers.inc</text:p>
      <text:p text:style-name="P1">tar: drupal-7.54/includes/stream_wrappers.inc: Cannot open: File exists</text:p>
      <text:p text:style-name="P1">drupal-7.54/includes/tablesort.inc</text:p>
      <text:p text:style-name="P1">tar: drupal-7.54/includes/tablesort.inc: Cannot open: File exists</text:p>
      <text:p text:style-name="P1">drupal-7.54/includes/theme.inc</text:p>
      <text:p text:style-name="P1">tar: drupal-7.54/includes/theme.inc: Cannot open: File exists</text:p>
      <text:p text:style-name="P1">drupal-7.54/includes/theme.maintenance.inc</text:p>
      <text:p text:style-name="P1">tar: drupal-7.54/includes/theme.maintenance.inc: Cannot open: File exists</text:p>
      <text:p text:style-name="P1">drupal-7.54/includes/token.inc</text:p>
      <text:p text:style-name="P1">tar: drupal-7.54/includes/token.inc: Cannot open: File exists</text:p>
      <text:p text:style-name="P1">drupal-7.54/includes/unicode.entities.inc</text:p>
      <text:p text:style-name="P1"><text:soft-page-break/>tar: drupal-7.54/includes/unicode.entities.inc: Cannot open: File exists</text:p>
      <text:p text:style-name="P1">drupal-7.54/includes/unicode.inc</text:p>
      <text:p text:style-name="P1">tar: drupal-7.54/includes/unicode.inc: Cannot open: File exists</text:p>
      <text:p text:style-name="P1">drupal-7.54/includes/update.inc</text:p>
      <text:p text:style-name="P1">tar: drupal-7.54/includes/update.inc: Cannot open: File exists</text:p>
      <text:p text:style-name="P1">drupal-7.54/includes/updater.inc</text:p>
      <text:p text:style-name="P1">tar: drupal-7.54/includes/updater.inc: Cannot open: File exists</text:p>
      <text:p text:style-name="P1">drupal-7.54/includes/utility.inc</text:p>
      <text:p text:style-name="P1">tar: drupal-7.54/includes/utility.inc: Cannot open: File exists</text:p>
      <text:p text:style-name="P1">drupal-7.54/includes/xmlrpc.inc</text:p>
      <text:p text:style-name="P1">tar: drupal-7.54/includes/xmlrpc.inc: Cannot open: File exists</text:p>
      <text:p text:style-name="P1">drupal-7.54/includes/xmlrpcs.inc</text:p>
      <text:p text:style-name="P1">tar: drupal-7.54/includes/xmlrpcs.inc: Cannot open: File exists</text:p>
      <text:p text:style-name="P1">drupal-7.54/index.php</text:p>
      <text:p text:style-name="P1">tar: drupal-7.54/includes: Cannot utime: Operation not permitted</text:p>
      <text:p text:style-name="P1">tar: drupal-7.54/index.php: Cannot open: File exists</text:p>
      <text:p text:style-name="P1">drupal-7.54/install.php</text:p>
      <text:p text:style-name="P1">tar: drupal-7.54/install.php: Cannot open: File exists</text:p>
      <text:p text:style-name="P1">drupal-7.54/misc/</text:p>
      <text:p text:style-name="P1">drupal-7.54/misc/ajax.js</text:p>
      <text:p text:style-name="P1">tar: drupal-7.54/misc/ajax.js: Cannot open: File exists</text:p>
      <text:p text:style-name="P1">drupal-7.54/misc/arrow-asc.png</text:p>
      <text:p text:style-name="P1">tar: drupal-7.54/misc/arrow-asc.png: Cannot open: File exists</text:p>
      <text:p text:style-name="P1">drupal-7.54/misc/arrow-desc.png</text:p>
      <text:p text:style-name="P1">tar: drupal-7.54/misc/arrow-desc.png: Cannot open: File exists</text:p>
      <text:p text:style-name="P1">drupal-7.54/misc/authorize.js</text:p>
      <text:p text:style-name="P1">tar: drupal-7.54/misc/authorize.js: Cannot open: File exists</text:p>
      <text:p text:style-name="P1">drupal-7.54/misc/autocomplete.js</text:p>
      <text:p text:style-name="P1">tar: drupal-7.54/misc/autocomplete.js: Cannot open: File exists</text:p>
      <text:p text:style-name="P1">drupal-7.54/misc/batch.js</text:p>
      <text:p text:style-name="P1">tar: drupal-7.54/misc/batch.js: Cannot open: File exists</text:p>
      <text:p text:style-name="P1">drupal-7.54/misc/collapse.js</text:p>
      <text:p text:style-name="P1">tar: drupal-7.54/misc/collapse.js: Cannot open: File exists</text:p>
      <text:p text:style-name="P1">drupal-7.54/misc/configure.png</text:p>
      <text:p text:style-name="P1">tar: drupal-7.54/misc/configure.png: Cannot open: File exists</text:p>
      <text:p text:style-name="P1">drupal-7.54/misc/draggable.png</text:p>
      <text:p text:style-name="P1">tar: drupal-7.54/misc/draggable.png: Cannot open: File exists</text:p>
      <text:p text:style-name="P1">drupal-7.54/misc/drupal.js</text:p>
      <text:p text:style-name="P1">tar: drupal-7.54/misc/drupal.js: Cannot open: File exists</text:p>
      <text:p text:style-name="P1">drupal-7.54/misc/druplicon.png</text:p>
      <text:p text:style-name="P1">tar: drupal-7.54/misc/druplicon.png: Cannot open: File exists</text:p>
      <text:p text:style-name="P1">drupal-7.54/misc/farbtastic/</text:p>
      <text:p text:style-name="P1">drupal-7.54/misc/farbtastic/farbtastic.css</text:p>
      <text:p text:style-name="P1">tar: drupal-7.54/misc/farbtastic/farbtastic.css: Cannot open: File exists</text:p>
      <text:p text:style-name="P1">drupal-7.54/misc/farbtastic/farbtastic.js</text:p>
      <text:p text:style-name="P1">tar: drupal-7.54/misc/farbtastic/farbtastic.js: Cannot open: File exists</text:p>
      <text:p text:style-name="P1">drupal-7.54/misc/farbtastic/marker.png</text:p>
      <text:p text:style-name="P1">tar: drupal-7.54/misc/farbtastic/marker.png: Cannot open: File exists</text:p>
      <text:p text:style-name="P1">drupal-7.54/misc/farbtastic/mask.png</text:p>
      <text:p text:style-name="P1">tar: drupal-7.54/misc/farbtastic/mask.png: Cannot open: File exists</text:p>
      <text:p text:style-name="P1">drupal-7.54/misc/farbtastic/wheel.png</text:p>
      <text:p text:style-name="P1">tar: drupal-7.54/misc/farbtastic/wheel.png: Cannot open: File exists</text:p>
      <text:p text:style-name="P1"><text:soft-page-break/>drupal-7.54/misc/favicon.ico</text:p>
      <text:p text:style-name="P1">tar: drupal-7.54/misc/farbtastic: Cannot utime: Operation not permitted</text:p>
      <text:p text:style-name="P1">tar: drupal-7.54/misc/favicon.ico: Cannot open: File exists</text:p>
      <text:p text:style-name="P1">drupal-7.54/misc/feed.png</text:p>
      <text:p text:style-name="P1">tar: drupal-7.54/misc/feed.png: Cannot open: File exists</text:p>
      <text:p text:style-name="P1">drupal-7.54/misc/form.js</text:p>
      <text:p text:style-name="P1">tar: drupal-7.54/misc/form.js: Cannot open: File exists</text:p>
      <text:p text:style-name="P1">drupal-7.54/misc/forum-icons.png</text:p>
      <text:p text:style-name="P1">tar: drupal-7.54/misc/forum-icons.png: Cannot open: File exists</text:p>
      <text:p text:style-name="P1">drupal-7.54/misc/grippie.png</text:p>
      <text:p text:style-name="P1">tar: drupal-7.54/misc/grippie.png: Cannot open: File exists</text:p>
      <text:p text:style-name="P1">drupal-7.54/misc/help.png</text:p>
      <text:p text:style-name="P1">tar: drupal-7.54/misc/help.png: Cannot open: File exists</text:p>
      <text:p text:style-name="P1">drupal-7.54/misc/jquery.ba-bbq.js</text:p>
      <text:p text:style-name="P1">tar: drupal-7.54/misc/jquery.ba-bbq.js: Cannot open: File exists</text:p>
      <text:p text:style-name="P1">drupal-7.54/misc/jquery.cookie.js</text:p>
      <text:p text:style-name="P1">tar: drupal-7.54/misc/jquery.cookie.js: Cannot open: File exists</text:p>
      <text:p text:style-name="P1">drupal-7.54/misc/jquery.form.js</text:p>
      <text:p text:style-name="P1">tar: drupal-7.54/misc/jquery.form.js: Cannot open: File exists</text:p>
      <text:p text:style-name="P1">drupal-7.54/misc/jquery.js</text:p>
      <text:p text:style-name="P1">tar: drupal-7.54/misc/jquery.js: Cannot open: File exists</text:p>
      <text:p text:style-name="P1">drupal-7.54/misc/jquery.once.js</text:p>
      <text:p text:style-name="P1">tar: drupal-7.54/misc/jquery.once.js: Cannot open: File exists</text:p>
      <text:p text:style-name="P1">drupal-7.54/misc/machine-name.js</text:p>
      <text:p text:style-name="P1">tar: drupal-7.54/misc/machine-name.js: Cannot open: File exists</text:p>
      <text:p text:style-name="P1">drupal-7.54/misc/menu-collapsed-rtl.png</text:p>
      <text:p text:style-name="P1">tar: drupal-7.54/misc/menu-collapsed-rtl.png: Cannot open: File exists</text:p>
      <text:p text:style-name="P1">drupal-7.54/misc/menu-collapsed.png</text:p>
      <text:p text:style-name="P1">tar: drupal-7.54/misc/menu-collapsed.png: Cannot open: File exists</text:p>
      <text:p text:style-name="P1">drupal-7.54/misc/menu-expanded.png</text:p>
      <text:p text:style-name="P1">tar: drupal-7.54/misc/menu-expanded.png: Cannot open: File exists</text:p>
      <text:p text:style-name="P1">drupal-7.54/misc/menu-leaf.png</text:p>
      <text:p text:style-name="P1">tar: drupal-7.54/misc/menu-leaf.png: Cannot open: File exists</text:p>
      <text:p text:style-name="P1">drupal-7.54/misc/message-16-error.png</text:p>
      <text:p text:style-name="P1">tar: drupal-7.54/misc/message-16-error.png: Cannot open: File exists</text:p>
      <text:p text:style-name="P1">drupal-7.54/misc/message-16-help.png</text:p>
      <text:p text:style-name="P1">tar: drupal-7.54/misc/message-16-help.png: Cannot open: File exists</text:p>
      <text:p text:style-name="P1">drupal-7.54/misc/message-16-info.png</text:p>
      <text:p text:style-name="P1">tar: drupal-7.54/misc/message-16-info.png: Cannot open: File exists</text:p>
      <text:p text:style-name="P1">drupal-7.54/misc/message-16-ok.png</text:p>
      <text:p text:style-name="P1">tar: drupal-7.54/misc/message-16-ok.png: Cannot open: File exists</text:p>
      <text:p text:style-name="P1">drupal-7.54/misc/message-16-warning.png</text:p>
      <text:p text:style-name="P1">tar: drupal-7.54/misc/message-16-warning.png: Cannot open: File exists</text:p>
      <text:p text:style-name="P1">drupal-7.54/misc/message-24-error.png</text:p>
      <text:p text:style-name="P1">tar: drupal-7.54/misc/message-24-error.png: Cannot open: File exists</text:p>
      <text:p text:style-name="P1">drupal-7.54/misc/message-24-help.png</text:p>
      <text:p text:style-name="P1">tar: drupal-7.54/misc/message-24-help.png: Cannot open: File exists</text:p>
      <text:p text:style-name="P1">drupal-7.54/misc/message-24-info.png</text:p>
      <text:p text:style-name="P1">tar: drupal-7.54/misc/message-24-info.png: Cannot open: File exists</text:p>
      <text:p text:style-name="P1">drupal-7.54/misc/message-24-ok.png</text:p>
      <text:p text:style-name="P1">tar: drupal-7.54/misc/message-24-ok.png: Cannot open: File exists</text:p>
      <text:p text:style-name="P1">drupal-7.54/misc/message-24-warning.png</text:p>
      <text:p text:style-name="P1"><text:soft-page-break/>tar: drupal-7.54/misc/message-24-warning.png: Cannot open: File exists</text:p>
      <text:p text:style-name="P1">drupal-7.54/misc/permissions.png</text:p>
      <text:p text:style-name="P1">tar: drupal-7.54/misc/permissions.png: Cannot open: File exists</text:p>
      <text:p text:style-name="P1">drupal-7.54/misc/powered-black-135x42.png</text:p>
      <text:p text:style-name="P1">tar: drupal-7.54/misc/powered-black-135x42.png: Cannot open: File exists</text:p>
      <text:p text:style-name="P1">drupal-7.54/misc/powered-black-80x15.png</text:p>
      <text:p text:style-name="P1">tar: drupal-7.54/misc/powered-black-80x15.png: Cannot open: File exists</text:p>
      <text:p text:style-name="P1">drupal-7.54/misc/powered-black-88x31.png</text:p>
      <text:p text:style-name="P1">tar: drupal-7.54/misc/powered-black-88x31.png: Cannot open: File exists</text:p>
      <text:p text:style-name="P1">drupal-7.54/misc/powered-blue-135x42.png</text:p>
      <text:p text:style-name="P1">tar: drupal-7.54/misc/powered-blue-135x42.png: Cannot open: File exists</text:p>
      <text:p text:style-name="P1">drupal-7.54/misc/powered-blue-80x15.png</text:p>
      <text:p text:style-name="P1">tar: drupal-7.54/misc/powered-blue-80x15.png: Cannot open: File exists</text:p>
      <text:p text:style-name="P1">drupal-7.54/misc/powered-blue-88x31.png</text:p>
      <text:p text:style-name="P1">tar: drupal-7.54/misc/powered-blue-88x31.png: Cannot open: File exists</text:p>
      <text:p text:style-name="P1">drupal-7.54/misc/powered-gray-135x42.png</text:p>
      <text:p text:style-name="P1">tar: drupal-7.54/misc/powered-gray-135x42.png: Cannot open: File exists</text:p>
      <text:p text:style-name="P1">drupal-7.54/misc/powered-gray-80x15.png</text:p>
      <text:p text:style-name="P1">tar: drupal-7.54/misc/powered-gray-80x15.png: Cannot open: File exists</text:p>
      <text:p text:style-name="P1">drupal-7.54/misc/powered-gray-88x31.png</text:p>
      <text:p text:style-name="P1">tar: drupal-7.54/misc/powered-gray-88x31.png: Cannot open: File exists</text:p>
      <text:p text:style-name="P1">drupal-7.54/misc/print-rtl.css</text:p>
      <text:p text:style-name="P1">tar: drupal-7.54/misc/print-rtl.css: Cannot open: File exists</text:p>
      <text:p text:style-name="P1">drupal-7.54/misc/print.css</text:p>
      <text:p text:style-name="P1">tar: drupal-7.54/misc/print.css: Cannot open: File exists</text:p>
      <text:p text:style-name="P1">drupal-7.54/misc/progress.gif</text:p>
      <text:p text:style-name="P1">tar: drupal-7.54/misc/progress.gif: Cannot open: File exists</text:p>
      <text:p text:style-name="P1">drupal-7.54/misc/progress.js</text:p>
      <text:p text:style-name="P1">tar: drupal-7.54/misc/progress.js: Cannot open: File exists</text:p>
      <text:p text:style-name="P1">drupal-7.54/misc/states.js</text:p>
      <text:p text:style-name="P1">tar: drupal-7.54/misc/states.js: Cannot open: File exists</text:p>
      <text:p text:style-name="P1">drupal-7.54/misc/tabledrag.js</text:p>
      <text:p text:style-name="P1">tar: drupal-7.54/misc/tabledrag.js: Cannot open: File exists</text:p>
      <text:p text:style-name="P1">drupal-7.54/misc/tableheader.js</text:p>
      <text:p text:style-name="P1">tar: drupal-7.54/misc/tableheader.js: Cannot open: File exists</text:p>
      <text:p text:style-name="P1">drupal-7.54/misc/tableselect.js</text:p>
      <text:p text:style-name="P1">tar: drupal-7.54/misc/tableselect.js: Cannot open: File exists</text:p>
      <text:p text:style-name="P1">drupal-7.54/misc/textarea.js</text:p>
      <text:p text:style-name="P1">tar: drupal-7.54/misc/textarea.js: Cannot open: File exists</text:p>
      <text:p text:style-name="P1">drupal-7.54/misc/throbber-active.gif</text:p>
      <text:p text:style-name="P1">tar: drupal-7.54/misc/throbber-active.gif: Cannot open: File exists</text:p>
      <text:p text:style-name="P1">drupal-7.54/misc/throbber-inactive.png</text:p>
      <text:p text:style-name="P1">tar: drupal-7.54/misc/throbber-inactive.png: Cannot open: File exists</text:p>
      <text:p text:style-name="P1">drupal-7.54/misc/throbber.gif</text:p>
      <text:p text:style-name="P1">tar: drupal-7.54/misc/throbber.gif: Cannot open: File exists</text:p>
      <text:p text:style-name="P1">drupal-7.54/misc/timezone.js</text:p>
      <text:p text:style-name="P1">tar: drupal-7.54/misc/timezone.js: Cannot open: File exists</text:p>
      <text:p text:style-name="P1">drupal-7.54/misc/tree-bottom.png</text:p>
      <text:p text:style-name="P1">tar: drupal-7.54/misc/tree-bottom.png: Cannot open: File exists</text:p>
      <text:p text:style-name="P1">drupal-7.54/misc/tree.png</text:p>
      <text:p text:style-name="P1">tar: drupal-7.54/misc/tree.png: Cannot open: File exists</text:p>
      <text:p text:style-name="P1">drupal-7.54/misc/ui/</text:p>
      <text:p text:style-name="P1"><text:soft-page-break/>drupal-7.54/misc/ui/images/</text:p>
      <text:p text:style-name="P1">drupal-7.54/misc/ui/images/ui-bg_flat_0_aaaaaa_40x100.png</text:p>
      <text:p text:style-name="P1">tar: drupal-7.54/misc/ui/images/ui-bg_flat_0_aaaaaa_40x100.png: Cannot open: File exists</text:p>
      <text:p text:style-name="P1">drupal-7.54/misc/ui/images/ui-bg_flat_75_ffffff_40x100.png</text:p>
      <text:p text:style-name="P1">tar: drupal-7.54/misc/ui/images/ui-bg_flat_75_ffffff_40x100.png: Cannot open: File exists</text:p>
      <text:p text:style-name="P1">drupal-7.54/misc/ui/images/ui-bg_glass_55_fbf9ee_1x400.png</text:p>
      <text:p text:style-name="P1">tar: drupal-7.54/misc/ui/images/ui-bg_glass_55_fbf9ee_1x400.png: Cannot open: File exists</text:p>
      <text:p text:style-name="P1">drupal-7.54/misc/ui/images/ui-bg_glass_65_ffffff_1x400.png</text:p>
      <text:p text:style-name="P1">tar: drupal-7.54/misc/ui/images/ui-bg_glass_65_ffffff_1x400.png: Cannot open: File exists</text:p>
      <text:p text:style-name="P1">drupal-7.54/misc/ui/images/ui-bg_glass_75_dadada_1x400.png</text:p>
      <text:p text:style-name="P1">tar: drupal-7.54/misc/ui/images/ui-bg_glass_75_dadada_1x400.png: Cannot open: File exists</text:p>
      <text:p text:style-name="P1">drupal-7.54/misc/ui/images/ui-bg_glass_75_e6e6e6_1x400.png</text:p>
      <text:p text:style-name="P1">tar: drupal-7.54/misc/ui/images/ui-bg_glass_75_e6e6e6_1x400.png: Cannot open: File exists</text:p>
      <text:p text:style-name="P1">drupal-7.54/misc/ui/images/ui-bg_glass_95_fef1ec_1x400.png</text:p>
      <text:p text:style-name="P1">tar: drupal-7.54/misc/ui/images/ui-bg_glass_95_fef1ec_1x400.png: Cannot open: File exists</text:p>
      <text:p text:style-name="P1">drupal-7.54/misc/ui/images/ui-bg_highlight-soft_75_cccccc_1x100.png</text:p>
      <text:p text:style-name="P1">tar: drupal-7.54/misc/ui/images/ui-bg_highlight-soft_75_cccccc_1x100.png: Cannot open: File exists</text:p>
      <text:p text:style-name="P1">drupal-7.54/misc/ui/images/ui-icons_222222_256x240.png</text:p>
      <text:p text:style-name="P1">tar: drupal-7.54/misc/ui/images/ui-icons_222222_256x240.png: Cannot open: File exists</text:p>
      <text:p text:style-name="P1">drupal-7.54/misc/ui/images/ui-icons_2e83ff_256x240.png</text:p>
      <text:p text:style-name="P1">tar: drupal-7.54/misc/ui/images/ui-icons_2e83ff_256x240.png: Cannot open: File exists</text:p>
      <text:p text:style-name="P1">drupal-7.54/misc/ui/images/ui-icons_454545_256x240.png</text:p>
      <text:p text:style-name="P1">tar: drupal-7.54/misc/ui/images/ui-icons_454545_256x240.png: Cannot open: File exists</text:p>
      <text:p text:style-name="P1">drupal-7.54/misc/ui/images/ui-icons_888888_256x240.png</text:p>
      <text:p text:style-name="P1">tar: drupal-7.54/misc/ui/images/ui-icons_888888_256x240.png: Cannot open: File exists</text:p>
      <text:p text:style-name="P1">drupal-7.54/misc/ui/images/ui-icons_cd0a0a_256x240.png</text:p>
      <text:p text:style-name="P1">tar: drupal-7.54/misc/ui/images/ui-icons_cd0a0a_256x240.png: Cannot open: File exists</text:p>
      <text:p text:style-name="P1">drupal-7.54/misc/ui/jquery.effects.blind.min.js</text:p>
      <text:p text:style-name="P1">tar: drupal-7.54/misc/ui/images: Cannot utime: Operation not permitted</text:p>
      <text:p text:style-name="P1">tar: drupal-7.54/misc/ui/jquery.effects.blind.min.js: Cannot open: File exists</text:p>
      <text:p text:style-name="P1">drupal-7.54/misc/ui/jquery.effects.bounce.min.js</text:p>
      <text:p text:style-name="P1">tar: drupal-7.54/misc/ui/jquery.effects.bounce.min.js: Cannot open: File exists</text:p>
      <text:p text:style-name="P1">drupal-7.54/misc/ui/jquery.effects.clip.min.js</text:p>
      <text:p text:style-name="P1">tar: drupal-7.54/misc/ui/jquery.effects.clip.min.js: Cannot open: File exists</text:p>
      <text:p text:style-name="P1">drupal-7.54/misc/ui/jquery.effects.core.min.js</text:p>
      <text:p text:style-name="P1">tar: drupal-7.54/misc/ui/jquery.effects.core.min.js: Cannot open: File exists</text:p>
      <text:p text:style-name="P1">drupal-7.54/misc/ui/jquery.effects.drop.min.js</text:p>
      <text:p text:style-name="P1">tar: drupal-7.54/misc/ui/jquery.effects.drop.min.js: Cannot open: File exists</text:p>
      <text:p text:style-name="P1">drupal-7.54/misc/ui/jquery.effects.explode.min.js</text:p>
      <text:p text:style-name="P1">tar: drupal-7.54/misc/ui/jquery.effects.explode.min.js: Cannot open: File exists</text:p>
      <text:p text:style-name="P1">drupal-7.54/misc/ui/jquery.effects.fade.min.js</text:p>
      <text:p text:style-name="P1">tar: drupal-7.54/misc/ui/jquery.effects.fade.min.js: Cannot open: File exists</text:p>
      <text:p text:style-name="P1">drupal-7.54/misc/ui/jquery.effects.fold.min.js</text:p>
      <text:p text:style-name="P1">tar: drupal-7.54/misc/ui/jquery.effects.fold.min.js: Cannot open: File exists</text:p>
      <text:p text:style-name="P1">drupal-7.54/misc/ui/jquery.effects.highlight.min.js</text:p>
      <text:p text:style-name="P1">tar: drupal-7.54/misc/ui/jquery.effects.highlight.min.js: Cannot open: File exists</text:p>
      <text:p text:style-name="P1">drupal-7.54/misc/ui/jquery.effects.pulsate.min.js</text:p>
      <text:p text:style-name="P1">tar: drupal-7.54/misc/ui/jquery.effects.pulsate.min.js: Cannot open: File exists</text:p>
      <text:p text:style-name="P1">drupal-7.54/misc/ui/jquery.effects.scale.min.js</text:p>
      <text:p text:style-name="P1">tar: drupal-7.54/misc/ui/jquery.effects.scale.min.js: Cannot open: File exists</text:p>
      <text:p text:style-name="P1">drupal-7.54/misc/ui/jquery.effects.shake.min.js</text:p>
      <text:p text:style-name="P1"><text:soft-page-break/>tar: drupal-7.54/misc/ui/jquery.effects.shake.min.js: Cannot open: File exists</text:p>
      <text:p text:style-name="P1">drupal-7.54/misc/ui/jquery.effects.slide.min.js</text:p>
      <text:p text:style-name="P1">tar: drupal-7.54/misc/ui/jquery.effects.slide.min.js: Cannot open: File exists</text:p>
      <text:p text:style-name="P1">drupal-7.54/misc/ui/jquery.effects.transfer.min.js</text:p>
      <text:p text:style-name="P1">tar: drupal-7.54/misc/ui/jquery.effects.transfer.min.js: Cannot open: File exists</text:p>
      <text:p text:style-name="P1">drupal-7.54/misc/ui/jquery.ui.accordion.css</text:p>
      <text:p text:style-name="P1">tar: drupal-7.54/misc/ui/jquery.ui.accordion.css: Cannot open: File exists</text:p>
      <text:p text:style-name="P1">drupal-7.54/misc/ui/jquery.ui.accordion.min.js</text:p>
      <text:p text:style-name="P1">tar: drupal-7.54/misc/ui/jquery.ui.accordion.min.js: Cannot open: File exists</text:p>
      <text:p text:style-name="P1">drupal-7.54/misc/ui/jquery.ui.autocomplete.css</text:p>
      <text:p text:style-name="P1">tar: drupal-7.54/misc/ui/jquery.ui.autocomplete.css: Cannot open: File exists</text:p>
      <text:p text:style-name="P1">drupal-7.54/misc/ui/jquery.ui.autocomplete.min.js</text:p>
      <text:p text:style-name="P1">tar: drupal-7.54/misc/ui/jquery.ui.autocomplete.min.js: Cannot open: File exists</text:p>
      <text:p text:style-name="P1">drupal-7.54/misc/ui/jquery.ui.button.css</text:p>
      <text:p text:style-name="P1">tar: drupal-7.54/misc/ui/jquery.ui.button.css: Cannot open: File exists</text:p>
      <text:p text:style-name="P1">drupal-7.54/misc/ui/jquery.ui.button.min.js</text:p>
      <text:p text:style-name="P1">tar: drupal-7.54/misc/ui/jquery.ui.button.min.js: Cannot open: File exists</text:p>
      <text:p text:style-name="P1">drupal-7.54/misc/ui/jquery.ui.core.css</text:p>
      <text:p text:style-name="P1">tar: drupal-7.54/misc/ui/jquery.ui.core.css: Cannot open: File exists</text:p>
      <text:p text:style-name="P1">drupal-7.54/misc/ui/jquery.ui.core.min.js</text:p>
      <text:p text:style-name="P1">tar: drupal-7.54/misc/ui/jquery.ui.core.min.js: Cannot open: File exists</text:p>
      <text:p text:style-name="P1">drupal-7.54/misc/ui/jquery.ui.datepicker.css</text:p>
      <text:p text:style-name="P1">tar: drupal-7.54/misc/ui/jquery.ui.datepicker.css: Cannot open: File exists</text:p>
      <text:p text:style-name="P1">drupal-7.54/misc/ui/jquery.ui.datepicker.min.js</text:p>
      <text:p text:style-name="P1">tar: drupal-7.54/misc/ui/jquery.ui.datepicker.min.js: Cannot open: File exists</text:p>
      <text:p text:style-name="P1">drupal-7.54/misc/ui/jquery.ui.dialog.css</text:p>
      <text:p text:style-name="P1">tar: drupal-7.54/misc/ui/jquery.ui.dialog.css: Cannot open: File exists</text:p>
      <text:p text:style-name="P1">drupal-7.54/misc/ui/jquery.ui.dialog.min.js</text:p>
      <text:p text:style-name="P1">tar: drupal-7.54/misc/ui/jquery.ui.dialog.min.js: Cannot open: File exists</text:p>
      <text:p text:style-name="P1">drupal-7.54/misc/ui/jquery.ui.draggable.min.js</text:p>
      <text:p text:style-name="P1">tar: drupal-7.54/misc/ui/jquery.ui.draggable.min.js: Cannot open: File exists</text:p>
      <text:p text:style-name="P1">drupal-7.54/misc/ui/jquery.ui.droppable.min.js</text:p>
      <text:p text:style-name="P1">tar: drupal-7.54/misc/ui/jquery.ui.droppable.min.js: Cannot open: File exists</text:p>
      <text:p text:style-name="P1">drupal-7.54/misc/ui/jquery.ui.mouse.min.js</text:p>
      <text:p text:style-name="P1">tar: drupal-7.54/misc/ui/jquery.ui.mouse.min.js: Cannot open: File exists</text:p>
      <text:p text:style-name="P1">drupal-7.54/misc/ui/jquery.ui.position.min.js</text:p>
      <text:p text:style-name="P1">tar: drupal-7.54/misc/ui/jquery.ui.position.min.js: Cannot open: File exists</text:p>
      <text:p text:style-name="P1">drupal-7.54/misc/ui/jquery.ui.progressbar.css</text:p>
      <text:p text:style-name="P1">tar: drupal-7.54/misc/ui/jquery.ui.progressbar.css: Cannot open: File exists</text:p>
      <text:p text:style-name="P1">drupal-7.54/misc/ui/jquery.ui.progressbar.min.js</text:p>
      <text:p text:style-name="P1">tar: drupal-7.54/misc/ui/jquery.ui.progressbar.min.js: Cannot open: File exists</text:p>
      <text:p text:style-name="P1">drupal-7.54/misc/ui/jquery.ui.resizable.css</text:p>
      <text:p text:style-name="P1">tar: drupal-7.54/misc/ui/jquery.ui.resizable.css: Cannot open: File exists</text:p>
      <text:p text:style-name="P1">drupal-7.54/misc/ui/jquery.ui.resizable.min.js</text:p>
      <text:p text:style-name="P1">tar: drupal-7.54/misc/ui/jquery.ui.resizable.min.js: Cannot open: File exists</text:p>
      <text:p text:style-name="P1">drupal-7.54/misc/ui/jquery.ui.selectable.css</text:p>
      <text:p text:style-name="P1">tar: drupal-7.54/misc/ui/jquery.ui.selectable.css: Cannot open: File exists</text:p>
      <text:p text:style-name="P1">drupal-7.54/misc/ui/jquery.ui.selectable.min.js</text:p>
      <text:p text:style-name="P1">tar: drupal-7.54/misc/ui/jquery.ui.selectable.min.js: Cannot open: File exists</text:p>
      <text:p text:style-name="P1">drupal-7.54/misc/ui/jquery.ui.slider.css</text:p>
      <text:p text:style-name="P1">tar: drupal-7.54/misc/ui/jquery.ui.slider.css: Cannot open: File exists</text:p>
      <text:p text:style-name="P1">drupal-7.54/misc/ui/jquery.ui.slider.min.js</text:p>
      <text:p text:style-name="P1"><text:soft-page-break/>tar: drupal-7.54/misc/ui/jquery.ui.slider.min.js: Cannot open: File exists</text:p>
      <text:p text:style-name="P1">drupal-7.54/misc/ui/jquery.ui.sortable.min.js</text:p>
      <text:p text:style-name="P1">tar: drupal-7.54/misc/ui/jquery.ui.sortable.min.js: Cannot open: File exists</text:p>
      <text:p text:style-name="P1">drupal-7.54/misc/ui/jquery.ui.tabs.css</text:p>
      <text:p text:style-name="P1">tar: drupal-7.54/misc/ui/jquery.ui.tabs.css: Cannot open: File exists</text:p>
      <text:p text:style-name="P1">drupal-7.54/misc/ui/jquery.ui.tabs.min.js</text:p>
      <text:p text:style-name="P1">tar: drupal-7.54/misc/ui/jquery.ui.tabs.min.js: Cannot open: File exists</text:p>
      <text:p text:style-name="P1">drupal-7.54/misc/ui/jquery.ui.theme.css</text:p>
      <text:p text:style-name="P1">tar: drupal-7.54/misc/ui/jquery.ui.theme.css: Cannot open: File exists</text:p>
      <text:p text:style-name="P1">drupal-7.54/misc/ui/jquery.ui.widget.min.js</text:p>
      <text:p text:style-name="P1">tar: drupal-7.54/misc/ui/jquery.ui.widget.min.js: Cannot open: File exists</text:p>
      <text:p text:style-name="P1">drupal-7.54/misc/vertical-tabs-rtl.css</text:p>
      <text:p text:style-name="P1">tar: drupal-7.54/misc/ui: Cannot utime: Operation not permitted</text:p>
      <text:p text:style-name="P1">tar: drupal-7.54/misc/vertical-tabs-rtl.css: Cannot open: File exists</text:p>
      <text:p text:style-name="P1">drupal-7.54/misc/vertical-tabs.css</text:p>
      <text:p text:style-name="P1">tar: drupal-7.54/misc/vertical-tabs.css: Cannot open: File exists</text:p>
      <text:p text:style-name="P1">drupal-7.54/misc/vertical-tabs.js</text:p>
      <text:p text:style-name="P1">tar: drupal-7.54/misc/vertical-tabs.js: Cannot open: File exists</text:p>
      <text:p text:style-name="P1">drupal-7.54/misc/watchdog-error.png</text:p>
      <text:p text:style-name="P1">tar: drupal-7.54/misc/watchdog-error.png: Cannot open: File exists</text:p>
      <text:p text:style-name="P1">drupal-7.54/misc/watchdog-ok.png</text:p>
      <text:p text:style-name="P1">tar: drupal-7.54/misc/watchdog-ok.png: Cannot open: File exists</text:p>
      <text:p text:style-name="P1">drupal-7.54/misc/watchdog-warning.png</text:p>
      <text:p text:style-name="P1">tar: drupal-7.54/misc/watchdog-warning.png: Cannot open: File exists</text:p>
      <text:p text:style-name="P1">drupal-7.54/modules/</text:p>
      <text:p text:style-name="P1">tar: drupal-7.54/misc: Cannot utime: Operation not permitted</text:p>
      <text:p text:style-name="P1">drupal-7.54/modules/README.txt</text:p>
      <text:p text:style-name="P1">tar: drupal-7.54/modules/README.txt: Cannot open: File exists</text:p>
      <text:p text:style-name="P1">drupal-7.54/modules/aggregator/</text:p>
      <text:p text:style-name="P1">drupal-7.54/modules/aggregator/aggregator-feed-source.tpl.php</text:p>
      <text:p text:style-name="P1">tar: drupal-7.54/modules/aggregator/aggregator-feed-source.tpl.php: Cannot open: File exists</text:p>
      <text:p text:style-name="P1">drupal-7.54/modules/aggregator/aggregator-item.tpl.php</text:p>
      <text:p text:style-name="P1">tar: drupal-7.54/modules/aggregator/aggregator-item.tpl.php: Cannot open: File exists</text:p>
      <text:p text:style-name="P1">drupal-7.54/modules/aggregator/aggregator-rtl.css</text:p>
      <text:p text:style-name="P1">tar: drupal-7.54/modules/aggregator/aggregator-rtl.css: Cannot open: File exists</text:p>
      <text:p text:style-name="P1">drupal-7.54/modules/aggregator/aggregator-summary-item.tpl.php</text:p>
      <text:p text:style-name="P1">tar: drupal-7.54/modules/aggregator/aggregator-summary-item.tpl.php: Cannot open: File exists</text:p>
      <text:p text:style-name="P1">drupal-7.54/modules/aggregator/aggregator-summary-items.tpl.php</text:p>
      <text:p text:style-name="P1">tar: drupal-7.54/modules/aggregator/aggregator-summary-items.tpl.php: Cannot open: File exists</text:p>
      <text:p text:style-name="P1">drupal-7.54/modules/aggregator/aggregator-wrapper.tpl.php</text:p>
      <text:p text:style-name="P1">tar: drupal-7.54/modules/aggregator/aggregator-wrapper.tpl.php: Cannot open: File exists</text:p>
      <text:p text:style-name="P1">drupal-7.54/modules/aggregator/aggregator.admin.inc</text:p>
      <text:p text:style-name="P1">tar: drupal-7.54/modules/aggregator/aggregator.admin.inc: Cannot open: File exists</text:p>
      <text:p text:style-name="P1">drupal-7.54/modules/aggregator/aggregator.api.php</text:p>
      <text:p text:style-name="P1">tar: drupal-7.54/modules/aggregator/aggregator.api.php: Cannot open: File exists</text:p>
      <text:p text:style-name="P1">drupal-7.54/modules/aggregator/aggregator.css</text:p>
      <text:p text:style-name="P1">tar: drupal-7.54/modules/aggregator/aggregator.css: Cannot open: File exists</text:p>
      <text:p text:style-name="P1">drupal-7.54/modules/aggregator/aggregator.fetcher.inc</text:p>
      <text:p text:style-name="P1">tar: drupal-7.54/modules/aggregator/aggregator.fetcher.inc: Cannot open: File exists</text:p>
      <text:p text:style-name="P1">drupal-7.54/modules/aggregator/aggregator.info</text:p>
      <text:p text:style-name="P1">tar: drupal-7.54/modules/aggregator/aggregator.info: Cannot open: File exists</text:p>
      <text:p text:style-name="P1">drupal-7.54/modules/aggregator/aggregator.install</text:p>
      <text:p text:style-name="P1"><text:soft-page-break/>tar: drupal-7.54/modules/aggregator/aggregator.install: Cannot open: File exists</text:p>
      <text:p text:style-name="P1">drupal-7.54/modules/aggregator/aggregator.module</text:p>
      <text:p text:style-name="P1">tar: drupal-7.54/modules/aggregator/aggregator.module: Cannot open: File exists</text:p>
      <text:p text:style-name="P1">drupal-7.54/modules/aggregator/aggregator.pages.inc</text:p>
      <text:p text:style-name="P1">tar: drupal-7.54/modules/aggregator/aggregator.pages.inc: Cannot open: File exists</text:p>
      <text:p text:style-name="P1">drupal-7.54/modules/aggregator/aggregator.parser.inc</text:p>
      <text:p text:style-name="P1">tar: drupal-7.54/modules/aggregator/aggregator.parser.inc: Cannot open: File exists</text:p>
      <text:p text:style-name="P1">drupal-7.54/modules/aggregator/aggregator.processor.inc</text:p>
      <text:p text:style-name="P1">tar: drupal-7.54/modules/aggregator/aggregator.processor.inc: Cannot open: File exists</text:p>
      <text:p text:style-name="P1">drupal-7.54/modules/aggregator/aggregator.test</text:p>
      <text:p text:style-name="P1">tar: drupal-7.54/modules/aggregator/aggregator.test: Cannot open: File exists</text:p>
      <text:p text:style-name="P1">drupal-7.54/modules/aggregator/tests/</text:p>
      <text:p text:style-name="P1">drupal-7.54/modules/aggregator/tests/aggregator_test.info</text:p>
      <text:p text:style-name="P1">tar: drupal-7.54/modules/aggregator/tests/aggregator_test.info: Cannot open: File exists</text:p>
      <text:p text:style-name="P1">drupal-7.54/modules/aggregator/tests/aggregator_test.module</text:p>
      <text:p text:style-name="P1">tar: drupal-7.54/modules/aggregator/tests/aggregator_test.module: Cannot open: File exists</text:p>
      <text:p text:style-name="P1">drupal-7.54/modules/aggregator/tests/aggregator_test_atom.xml</text:p>
      <text:p text:style-name="P1">tar: drupal-7.54/modules/aggregator/tests/aggregator_test_atom.xml: Cannot open: File exists</text:p>
      <text:p text:style-name="P1">drupal-7.54/modules/aggregator/tests/aggregator_test_rss091.xml</text:p>
      <text:p text:style-name="P1">tar: drupal-7.54/modules/aggregator/tests/aggregator_test_rss091.xml: Cannot open: File exists</text:p>
      <text:p text:style-name="P1">drupal-7.54/modules/aggregator/tests/aggregator_test_title_entities.xml</text:p>
      <text:p text:style-name="P1">tar: drupal-7.54/modules/aggregator/tests/aggregator_test_title_entities.xml: Cannot open: File exists</text:p>
      <text:p text:style-name="P1">drupal-7.54/modules/block/</text:p>
      <text:p text:style-name="P1">tar: drupal-7.54/modules/aggregator/tests: Cannot utime: Operation not permitted</text:p>
      <text:p text:style-name="P1">tar: drupal-7.54/modules/aggregator: Cannot utime: Operation not permitted</text:p>
      <text:p text:style-name="P1">drupal-7.54/modules/block/block-admin-display-form.tpl.php</text:p>
      <text:p text:style-name="P1">tar: drupal-7.54/modules/block/block-admin-display-form.tpl.php: Cannot open: File exists</text:p>
      <text:p text:style-name="P1">drupal-7.54/modules/block/block.admin.inc</text:p>
      <text:p text:style-name="P1">tar: drupal-7.54/modules/block/block.admin.inc: Cannot open: File exists</text:p>
      <text:p text:style-name="P1">drupal-7.54/modules/block/block.api.php</text:p>
      <text:p text:style-name="P1">tar: drupal-7.54/modules/block/block.api.php: Cannot open: File exists</text:p>
      <text:p text:style-name="P1">drupal-7.54/modules/block/block.css</text:p>
      <text:p text:style-name="P1">tar: drupal-7.54/modules/block/block.css: Cannot open: File exists</text:p>
      <text:p text:style-name="P1">drupal-7.54/modules/block/block.info</text:p>
      <text:p text:style-name="P1">tar: drupal-7.54/modules/block/block.info: Cannot open: File exists</text:p>
      <text:p text:style-name="P1">drupal-7.54/modules/block/block.install</text:p>
      <text:p text:style-name="P1">tar: drupal-7.54/modules/block/block.install: Cannot open: File exists</text:p>
      <text:p text:style-name="P1">drupal-7.54/modules/block/block.js</text:p>
      <text:p text:style-name="P1">tar: drupal-7.54/modules/block/block.js: Cannot open: File exists</text:p>
      <text:p text:style-name="P1">drupal-7.54/modules/block/block.module</text:p>
      <text:p text:style-name="P1">tar: drupal-7.54/modules/block/block.module: Cannot open: File exists</text:p>
      <text:p text:style-name="P1">drupal-7.54/modules/block/block.test</text:p>
      <text:p text:style-name="P1">tar: drupal-7.54/modules/block/block.test: Cannot open: File exists</text:p>
      <text:p text:style-name="P1">drupal-7.54/modules/block/block.tpl.php</text:p>
      <text:p text:style-name="P1">tar: drupal-7.54/modules/block/block.tpl.php: Cannot open: File exists</text:p>
      <text:p text:style-name="P1">drupal-7.54/modules/block/tests/</text:p>
      <text:p text:style-name="P1">drupal-7.54/modules/block/tests/block_test.info</text:p>
      <text:p text:style-name="P1">tar: drupal-7.54/modules/block/tests/block_test.info: Cannot open: File exists</text:p>
      <text:p text:style-name="P1">drupal-7.54/modules/block/tests/block_test.module</text:p>
      <text:p text:style-name="P1">tar: drupal-7.54/modules/block/tests/block_test.module: Cannot open: File exists</text:p>
      <text:p text:style-name="P1">drupal-7.54/modules/block/tests/themes/</text:p>
      <text:p text:style-name="P1"><text:soft-page-break/>drupal-7.54/modules/block/tests/themes/block_test_theme/</text:p>
      <text:p text:style-name="P1">drupal-7.54/modules/block/tests/themes/block_test_theme/block_test_theme.info</text:p>
      <text:p text:style-name="P1">tar: drupal-7.54/modules/block/tests/themes/block_test_theme/block_test_theme.info: Cannot open: File exists</text:p>
      <text:p text:style-name="P1">drupal-7.54/modules/block/tests/themes/block_test_theme/page.tpl.php</text:p>
      <text:p text:style-name="P1">tar: drupal-7.54/modules/block/tests/themes/block_test_theme/page.tpl.php: Cannot open: File exists</text:p>
      <text:p text:style-name="P1">drupal-7.54/modules/blog/</text:p>
      <text:p text:style-name="P1">tar: drupal-7.54/modules/block/tests/themes/block_test_theme: Cannot utime: Operation not permitted</text:p>
      <text:p text:style-name="P1">tar: drupal-7.54/modules/block/tests/themes: Cannot utime: Operation not permitted</text:p>
      <text:p text:style-name="P1">tar: drupal-7.54/modules/block/tests: Cannot utime: Operation not permitted</text:p>
      <text:p text:style-name="P1">tar: drupal-7.54/modules/block: Cannot utime: Operation not permitted</text:p>
      <text:p text:style-name="P1">drupal-7.54/modules/blog/blog.info</text:p>
      <text:p text:style-name="P1">tar: drupal-7.54/modules/blog/blog.info: Cannot open: File exists</text:p>
      <text:p text:style-name="P1">drupal-7.54/modules/blog/blog.install</text:p>
      <text:p text:style-name="P1">tar: drupal-7.54/modules/blog/blog.install: Cannot open: File exists</text:p>
      <text:p text:style-name="P1">drupal-7.54/modules/blog/blog.module</text:p>
      <text:p text:style-name="P1">tar: drupal-7.54/modules/blog/blog.module: Cannot open: File exists</text:p>
      <text:p text:style-name="P1">drupal-7.54/modules/blog/blog.pages.inc</text:p>
      <text:p text:style-name="P1">tar: drupal-7.54/modules/blog/blog.pages.inc: Cannot open: File exists</text:p>
      <text:p text:style-name="P1">drupal-7.54/modules/blog/blog.test</text:p>
      <text:p text:style-name="P1">tar: drupal-7.54/modules/blog/blog.test: Cannot open: File exists</text:p>
      <text:p text:style-name="P1">drupal-7.54/modules/book/</text:p>
      <text:p text:style-name="P1">tar: drupal-7.54/modules/blog: Cannot utime: Operation not permitted</text:p>
      <text:p text:style-name="P1">drupal-7.54/modules/book/book-all-books-block.tpl.php</text:p>
      <text:p text:style-name="P1">tar: drupal-7.54/modules/book/book-all-books-block.tpl.php: Cannot open: File exists</text:p>
      <text:p text:style-name="P1">drupal-7.54/modules/book/book-export-html.tpl.php</text:p>
      <text:p text:style-name="P1">tar: drupal-7.54/modules/book/book-export-html.tpl.php: Cannot open: File exists</text:p>
      <text:p text:style-name="P1">drupal-7.54/modules/book/book-navigation.tpl.php</text:p>
      <text:p text:style-name="P1">tar: drupal-7.54/modules/book/book-navigation.tpl.php: Cannot open: File exists</text:p>
      <text:p text:style-name="P1">drupal-7.54/modules/book/book-node-export-html.tpl.php</text:p>
      <text:p text:style-name="P1">tar: drupal-7.54/modules/book/book-node-export-html.tpl.php: Cannot open: File exists</text:p>
      <text:p text:style-name="P1">drupal-7.54/modules/book/book-rtl.css</text:p>
      <text:p text:style-name="P1">tar: drupal-7.54/modules/book/book-rtl.css: Cannot open: File exists</text:p>
      <text:p text:style-name="P1">drupal-7.54/modules/book/book.admin.inc</text:p>
      <text:p text:style-name="P1">tar: drupal-7.54/modules/book/book.admin.inc: Cannot open: File exists</text:p>
      <text:p text:style-name="P1">drupal-7.54/modules/book/book.css</text:p>
      <text:p text:style-name="P1">tar: drupal-7.54/modules/book/book.css: Cannot open: File exists</text:p>
      <text:p text:style-name="P1">drupal-7.54/modules/book/book.info</text:p>
      <text:p text:style-name="P1">tar: drupal-7.54/modules/book/book.info: Cannot open: File exists</text:p>
      <text:p text:style-name="P1">drupal-7.54/modules/book/book.install</text:p>
      <text:p text:style-name="P1">tar: drupal-7.54/modules/book/book.install: Cannot open: File exists</text:p>
      <text:p text:style-name="P1">drupal-7.54/modules/book/book.js</text:p>
      <text:p text:style-name="P1">tar: drupal-7.54/modules/book/book.js: Cannot open: File exists</text:p>
      <text:p text:style-name="P1">drupal-7.54/modules/book/book.module</text:p>
      <text:p text:style-name="P1">tar: drupal-7.54/modules/book/book.module: Cannot open: File exists</text:p>
      <text:p text:style-name="P1">drupal-7.54/modules/book/book.pages.inc</text:p>
      <text:p text:style-name="P1">tar: drupal-7.54/modules/book/book.pages.inc: Cannot open: File exists</text:p>
      <text:p text:style-name="P1">drupal-7.54/modules/book/book.test</text:p>
      <text:p text:style-name="P1">tar: drupal-7.54/modules/book/book.test: Cannot open: File exists</text:p>
      <text:p text:style-name="P1">drupal-7.54/modules/color/</text:p>
      <text:p text:style-name="P1"><text:soft-page-break/>tar: drupal-7.54/modules/book: Cannot utime: Operation not permitted</text:p>
      <text:p text:style-name="P1">drupal-7.54/modules/color/color-rtl.css</text:p>
      <text:p text:style-name="P1">tar: drupal-7.54/modules/color/color-rtl.css: Cannot open: File exists</text:p>
      <text:p text:style-name="P1">drupal-7.54/modules/color/color.css</text:p>
      <text:p text:style-name="P1">tar: drupal-7.54/modules/color/color.css: Cannot open: File exists</text:p>
      <text:p text:style-name="P1">drupal-7.54/modules/color/color.info</text:p>
      <text:p text:style-name="P1">tar: drupal-7.54/modules/color/color.info: Cannot open: File exists</text:p>
      <text:p text:style-name="P1">drupal-7.54/modules/color/color.install</text:p>
      <text:p text:style-name="P1">tar: drupal-7.54/modules/color/color.install: Cannot open: File exists</text:p>
      <text:p text:style-name="P1">drupal-7.54/modules/color/color.js</text:p>
      <text:p text:style-name="P1">tar: drupal-7.54/modules/color/color.js: Cannot open: File exists</text:p>
      <text:p text:style-name="P1">drupal-7.54/modules/color/color.module</text:p>
      <text:p text:style-name="P1">tar: drupal-7.54/modules/color/color.module: Cannot open: File exists</text:p>
      <text:p text:style-name="P1">drupal-7.54/modules/color/color.test</text:p>
      <text:p text:style-name="P1">tar: drupal-7.54/modules/color/color.test: Cannot open: File exists</text:p>
      <text:p text:style-name="P1">drupal-7.54/modules/color/images/</text:p>
      <text:p text:style-name="P1">drupal-7.54/modules/color/images/hook-rtl.png</text:p>
      <text:p text:style-name="P1">tar: drupal-7.54/modules/color/images/hook-rtl.png: Cannot open: File exists</text:p>
      <text:p text:style-name="P1">drupal-7.54/modules/color/images/hook.png</text:p>
      <text:p text:style-name="P1">tar: drupal-7.54/modules/color/images/hook.png: Cannot open: File exists</text:p>
      <text:p text:style-name="P1">drupal-7.54/modules/color/images/lock.png</text:p>
      <text:p text:style-name="P1">tar: drupal-7.54/modules/color/images/lock.png: Cannot open: File exists</text:p>
      <text:p text:style-name="P1">drupal-7.54/modules/color/preview.html</text:p>
      <text:p text:style-name="P1">tar: drupal-7.54/modules/color/images: Cannot utime: Operation not permitted</text:p>
      <text:p text:style-name="P1">tar: drupal-7.54/modules/color/preview.html: Cannot open: File exists</text:p>
      <text:p text:style-name="P1">drupal-7.54/modules/color/preview.js</text:p>
      <text:p text:style-name="P1">tar: drupal-7.54/modules/color/preview.js: Cannot open: File exists</text:p>
      <text:p text:style-name="P1">drupal-7.54/modules/comment/</text:p>
      <text:p text:style-name="P1">tar: drupal-7.54/modules/color: Cannot utime: Operation not permitted</text:p>
      <text:p text:style-name="P1">drupal-7.54/modules/comment/comment-node-form.js</text:p>
      <text:p text:style-name="P1">tar: drupal-7.54/modules/comment/comment-node-form.js: Cannot open: File exists</text:p>
      <text:p text:style-name="P1">drupal-7.54/modules/comment/comment-rtl.css</text:p>
      <text:p text:style-name="P1">tar: drupal-7.54/modules/comment/comment-rtl.css: Cannot open: File exists</text:p>
      <text:p text:style-name="P1">drupal-7.54/modules/comment/comment-wrapper.tpl.php</text:p>
      <text:p text:style-name="P1">tar: drupal-7.54/modules/comment/comment-wrapper.tpl.php: Cannot open: File exists</text:p>
      <text:p text:style-name="P1">drupal-7.54/modules/comment/comment.admin.inc</text:p>
      <text:p text:style-name="P1">tar: drupal-7.54/modules/comment/comment.admin.inc: Cannot open: File exists</text:p>
      <text:p text:style-name="P1">drupal-7.54/modules/comment/comment.api.php</text:p>
      <text:p text:style-name="P1">tar: drupal-7.54/modules/comment/comment.api.php: Cannot open: File exists</text:p>
      <text:p text:style-name="P1">drupal-7.54/modules/comment/comment.css</text:p>
      <text:p text:style-name="P1">tar: drupal-7.54/modules/comment/comment.css: Cannot open: File exists</text:p>
      <text:p text:style-name="P1">drupal-7.54/modules/comment/comment.info</text:p>
      <text:p text:style-name="P1">tar: drupal-7.54/modules/comment/comment.info: Cannot open: File exists</text:p>
      <text:p text:style-name="P1">drupal-7.54/modules/comment/comment.install</text:p>
      <text:p text:style-name="P1">tar: drupal-7.54/modules/comment/comment.install: Cannot open: File exists</text:p>
      <text:p text:style-name="P1">drupal-7.54/modules/comment/comment.module</text:p>
      <text:p text:style-name="P1">tar: drupal-7.54/modules/comment/comment.module: Cannot open: File exists</text:p>
      <text:p text:style-name="P1">drupal-7.54/modules/comment/comment.pages.inc</text:p>
      <text:p text:style-name="P1">tar: drupal-7.54/modules/comment/comment.pages.inc: Cannot open: File exists</text:p>
      <text:p text:style-name="P1">drupal-7.54/modules/comment/comment.test</text:p>
      <text:p text:style-name="P1">tar: drupal-7.54/modules/comment/comment.test: Cannot open: File exists</text:p>
      <text:p text:style-name="P1">drupal-7.54/modules/comment/comment.tokens.inc</text:p>
      <text:p text:style-name="P1"><text:soft-page-break/>tar: drupal-7.54/modules/comment/comment.tokens.inc: Cannot open: File exists</text:p>
      <text:p text:style-name="P1">drupal-7.54/modules/comment/comment.tpl.php</text:p>
      <text:p text:style-name="P1">tar: drupal-7.54/modules/comment/comment.tpl.php: Cannot open: File exists</text:p>
      <text:p text:style-name="P1">drupal-7.54/modules/contact/</text:p>
      <text:p text:style-name="P1">tar: drupal-7.54/modules/comment: Cannot utime: Operation not permitted</text:p>
      <text:p text:style-name="P1">drupal-7.54/modules/contact/contact.admin.inc</text:p>
      <text:p text:style-name="P1">tar: drupal-7.54/modules/contact/contact.admin.inc: Cannot open: File exists</text:p>
      <text:p text:style-name="P1">drupal-7.54/modules/contact/contact.info</text:p>
      <text:p text:style-name="P1">tar: drupal-7.54/modules/contact/contact.info: Cannot open: File exists</text:p>
      <text:p text:style-name="P1">drupal-7.54/modules/contact/contact.install</text:p>
      <text:p text:style-name="P1">tar: drupal-7.54/modules/contact/contact.install: Cannot open: File exists</text:p>
      <text:p text:style-name="P1">drupal-7.54/modules/contact/contact.module</text:p>
      <text:p text:style-name="P1">tar: drupal-7.54/modules/contact/contact.module: Cannot open: File exists</text:p>
      <text:p text:style-name="P1">drupal-7.54/modules/contact/contact.pages.inc</text:p>
      <text:p text:style-name="P1">tar: drupal-7.54/modules/contact/contact.pages.inc: Cannot open: File exists</text:p>
      <text:p text:style-name="P1">drupal-7.54/modules/contact/contact.test</text:p>
      <text:p text:style-name="P1">tar: drupal-7.54/modules/contact/contact.test: Cannot open: File exists</text:p>
      <text:p text:style-name="P1">drupal-7.54/modules/contextual/</text:p>
      <text:p text:style-name="P1">tar: drupal-7.54/modules/contact: Cannot utime: Operation not permitted</text:p>
      <text:p text:style-name="P1">drupal-7.54/modules/contextual/contextual-rtl.css</text:p>
      <text:p text:style-name="P1">tar: drupal-7.54/modules/contextual/contextual-rtl.css: Cannot open: File exists</text:p>
      <text:p text:style-name="P1">drupal-7.54/modules/contextual/contextual.api.php</text:p>
      <text:p text:style-name="P1">tar: drupal-7.54/modules/contextual/contextual.api.php: Cannot open: File exists</text:p>
      <text:p text:style-name="P1">drupal-7.54/modules/contextual/contextual.css</text:p>
      <text:p text:style-name="P1">tar: drupal-7.54/modules/contextual/contextual.css: Cannot open: File exists</text:p>
      <text:p text:style-name="P1">drupal-7.54/modules/contextual/contextual.info</text:p>
      <text:p text:style-name="P1">tar: drupal-7.54/modules/contextual/contextual.info: Cannot open: File exists</text:p>
      <text:p text:style-name="P1">drupal-7.54/modules/contextual/contextual.js</text:p>
      <text:p text:style-name="P1">tar: drupal-7.54/modules/contextual/contextual.js: Cannot open: File exists</text:p>
      <text:p text:style-name="P1">drupal-7.54/modules/contextual/contextual.module</text:p>
      <text:p text:style-name="P1">tar: drupal-7.54/modules/contextual/contextual.module: Cannot open: File exists</text:p>
      <text:p text:style-name="P1">drupal-7.54/modules/contextual/contextual.test</text:p>
      <text:p text:style-name="P1">tar: drupal-7.54/modules/contextual/contextual.test: Cannot open: File exists</text:p>
      <text:p text:style-name="P1">drupal-7.54/modules/contextual/images/</text:p>
      <text:p text:style-name="P1">drupal-7.54/modules/contextual/images/gear-select.png</text:p>
      <text:p text:style-name="P1">tar: drupal-7.54/modules/contextual/images/gear-select.png: Cannot open: File exists</text:p>
      <text:p text:style-name="P1">drupal-7.54/modules/dashboard/</text:p>
      <text:p text:style-name="P1">tar: drupal-7.54/modules/contextual/images: Cannot utime: Operation not permitted</text:p>
      <text:p text:style-name="P1">tar: drupal-7.54/modules/contextual: Cannot utime: Operation not permitted</text:p>
      <text:p text:style-name="P1">drupal-7.54/modules/dashboard/dashboard-rtl.css</text:p>
      <text:p text:style-name="P1">tar: drupal-7.54/modules/dashboard/dashboard-rtl.css: Cannot open: File exists</text:p>
      <text:p text:style-name="P1">drupal-7.54/modules/dashboard/dashboard.api.php</text:p>
      <text:p text:style-name="P1">tar: drupal-7.54/modules/dashboard/dashboard.api.php: Cannot open: File exists</text:p>
      <text:p text:style-name="P1">drupal-7.54/modules/dashboard/dashboard.css</text:p>
      <text:p text:style-name="P1">tar: drupal-7.54/modules/dashboard/dashboard.css: Cannot open: File exists</text:p>
      <text:p text:style-name="P1">drupal-7.54/modules/dashboard/dashboard.info</text:p>
      <text:p text:style-name="P1">tar: drupal-7.54/modules/dashboard/dashboard.info: Cannot open: File exists</text:p>
      <text:p text:style-name="P1">drupal-7.54/modules/dashboard/dashboard.install</text:p>
      <text:p text:style-name="P1">tar: drupal-7.54/modules/dashboard/dashboard.install: Cannot open: File exists</text:p>
      <text:p text:style-name="P1">drupal-7.54/modules/dashboard/dashboard.js</text:p>
      <text:p text:style-name="P1">tar: drupal-7.54/modules/dashboard/dashboard.js: Cannot open: File exists</text:p>
      <text:p text:style-name="P1">drupal-7.54/modules/dashboard/dashboard.module</text:p>
      <text:p text:style-name="P1"><text:soft-page-break/>tar: drupal-7.54/modules/dashboard/dashboard.module: Cannot open: File exists</text:p>
      <text:p text:style-name="P1">drupal-7.54/modules/dashboard/dashboard.test</text:p>
      <text:p text:style-name="P1">tar: drupal-7.54/modules/dashboard/dashboard.test: Cannot open: File exists</text:p>
      <text:p text:style-name="P1">drupal-7.54/modules/dblog/</text:p>
      <text:p text:style-name="P1">tar: drupal-7.54/modules/dashboard: Cannot utime: Operation not permitted</text:p>
      <text:p text:style-name="P1">drupal-7.54/modules/dblog/dblog-rtl.css</text:p>
      <text:p text:style-name="P1">tar: drupal-7.54/modules/dblog/dblog-rtl.css: Cannot open: File exists</text:p>
      <text:p text:style-name="P1">drupal-7.54/modules/dblog/dblog.admin.inc</text:p>
      <text:p text:style-name="P1">tar: drupal-7.54/modules/dblog/dblog.admin.inc: Cannot open: File exists</text:p>
      <text:p text:style-name="P1">drupal-7.54/modules/dblog/dblog.css</text:p>
      <text:p text:style-name="P1">tar: drupal-7.54/modules/dblog/dblog.css: Cannot open: File exists</text:p>
      <text:p text:style-name="P1">drupal-7.54/modules/dblog/dblog.info</text:p>
      <text:p text:style-name="P1">tar: drupal-7.54/modules/dblog/dblog.info: Cannot open: File exists</text:p>
      <text:p text:style-name="P1">drupal-7.54/modules/dblog/dblog.install</text:p>
      <text:p text:style-name="P1">tar: drupal-7.54/modules/dblog/dblog.install: Cannot open: File exists</text:p>
      <text:p text:style-name="P1">drupal-7.54/modules/dblog/dblog.module</text:p>
      <text:p text:style-name="P1">tar: drupal-7.54/modules/dblog/dblog.module: Cannot open: File exists</text:p>
      <text:p text:style-name="P1">drupal-7.54/modules/dblog/dblog.test</text:p>
      <text:p text:style-name="P1">tar: drupal-7.54/modules/dblog/dblog.test: Cannot open: File exists</text:p>
      <text:p text:style-name="P1">drupal-7.54/modules/field/</text:p>
      <text:p text:style-name="P1">tar: drupal-7.54/modules/dblog: Cannot utime: Operation not permitted</text:p>
      <text:p text:style-name="P1">drupal-7.54/modules/field/field.api.php</text:p>
      <text:p text:style-name="P1">tar: drupal-7.54/modules/field/field.api.php: Cannot open: File exists</text:p>
      <text:p text:style-name="P1">drupal-7.54/modules/field/field.attach.inc</text:p>
      <text:p text:style-name="P1">tar: drupal-7.54/modules/field/field.attach.inc: Cannot open: File exists</text:p>
      <text:p text:style-name="P1">drupal-7.54/modules/field/field.crud.inc</text:p>
      <text:p text:style-name="P1">tar: drupal-7.54/modules/field/field.crud.inc: Cannot open: File exists</text:p>
      <text:p text:style-name="P1">drupal-7.54/modules/field/field.default.inc</text:p>
      <text:p text:style-name="P1">tar: drupal-7.54/modules/field/field.default.inc: Cannot open: File exists</text:p>
      <text:p text:style-name="P1">drupal-7.54/modules/field/field.form.inc</text:p>
      <text:p text:style-name="P1">tar: drupal-7.54/modules/field/field.form.inc: Cannot open: File exists</text:p>
      <text:p text:style-name="P1">drupal-7.54/modules/field/field.info</text:p>
      <text:p text:style-name="P1">tar: drupal-7.54/modules/field/field.info: Cannot open: File exists</text:p>
      <text:p text:style-name="P1">drupal-7.54/modules/field/field.info.class.inc</text:p>
      <text:p text:style-name="P1">tar: drupal-7.54/modules/field/field.info.class.inc: Cannot open: File exists</text:p>
      <text:p text:style-name="P1">drupal-7.54/modules/field/field.info.inc</text:p>
      <text:p text:style-name="P1">tar: drupal-7.54/modules/field/field.info.inc: Cannot open: File exists</text:p>
      <text:p text:style-name="P1">drupal-7.54/modules/field/field.install</text:p>
      <text:p text:style-name="P1">tar: drupal-7.54/modules/field/field.install: Cannot open: File exists</text:p>
      <text:p text:style-name="P1">drupal-7.54/modules/field/field.module</text:p>
      <text:p text:style-name="P1">tar: drupal-7.54/modules/field/field.module: Cannot open: File exists</text:p>
      <text:p text:style-name="P1">drupal-7.54/modules/field/field.multilingual.inc</text:p>
      <text:p text:style-name="P1">tar: drupal-7.54/modules/field/field.multilingual.inc: Cannot open: File exists</text:p>
      <text:p text:style-name="P1">drupal-7.54/modules/field/modules/</text:p>
      <text:p text:style-name="P1">drupal-7.54/modules/field/modules/field_sql_storage/</text:p>
      <text:p text:style-name="P1">drupal-7.54/modules/field/modules/field_sql_storage/field_sql_storage.info</text:p>
      <text:p text:style-name="P1">tar: drupal-7.54/modules/field/modules/field_sql_storage/field_sql_storage.info: Cannot open: File exists</text:p>
      <text:p text:style-name="P1">drupal-7.54/modules/field/modules/field_sql_storage/field_sql_storage.install</text:p>
      <text:p text:style-name="P1">tar: drupal-7.54/modules/field/modules/field_sql_storage/field_sql_storage.install: Cannot open: File exists</text:p>
      <text:p text:style-name="P1">drupal-7.54/modules/field/modules/field_sql_storage/field_sql_storage.module</text:p>
      <text:p text:style-name="P1"><text:soft-page-break/>tar: drupal-7.54/modules/field/modules/field_sql_storage/field_sql_storage.module: Cannot open: File exists</text:p>
      <text:p text:style-name="P1">drupal-7.54/modules/field/modules/field_sql_storage/field_sql_storage.test</text:p>
      <text:p text:style-name="P1">tar: drupal-7.54/modules/field/modules/field_sql_storage/field_sql_storage.test: Cannot open: File exists</text:p>
      <text:p text:style-name="P1">drupal-7.54/modules/field/modules/list/</text:p>
      <text:p text:style-name="P1">tar: drupal-7.54/modules/field/modules/field_sql_storage: Cannot utime: Operation not permitted</text:p>
      <text:p text:style-name="P1">drupal-7.54/modules/field/modules/list/list.info</text:p>
      <text:p text:style-name="P1">tar: drupal-7.54/modules/field/modules/list/list.info: Cannot open: File exists</text:p>
      <text:p text:style-name="P1">drupal-7.54/modules/field/modules/list/list.install</text:p>
      <text:p text:style-name="P1">tar: drupal-7.54/modules/field/modules/list/list.install: Cannot open: File exists</text:p>
      <text:p text:style-name="P1">drupal-7.54/modules/field/modules/list/list.module</text:p>
      <text:p text:style-name="P1">tar: drupal-7.54/modules/field/modules/list/list.module: Cannot open: File exists</text:p>
      <text:p text:style-name="P1">drupal-7.54/modules/field/modules/list/tests/</text:p>
      <text:p text:style-name="P1">drupal-7.54/modules/field/modules/list/tests/list.test</text:p>
      <text:p text:style-name="P1">tar: drupal-7.54/modules/field/modules/list/tests/list.test: Cannot open: File exists</text:p>
      <text:p text:style-name="P1">drupal-7.54/modules/field/modules/list/tests/list_test.info</text:p>
      <text:p text:style-name="P1">tar: drupal-7.54/modules/field/modules/list/tests/list_test.info: Cannot open: File exists</text:p>
      <text:p text:style-name="P1">drupal-7.54/modules/field/modules/list/tests/list_test.module</text:p>
      <text:p text:style-name="P1">tar: drupal-7.54/modules/field/modules/list/tests/list_test.module: Cannot open: File exists</text:p>
      <text:p text:style-name="P1">drupal-7.54/modules/field/modules/number/</text:p>
      <text:p text:style-name="P1">tar: drupal-7.54/modules/field/modules/list/tests: Cannot utime: Operation not permitted</text:p>
      <text:p text:style-name="P1">tar: drupal-7.54/modules/field/modules/list: Cannot utime: Operation not permitted</text:p>
      <text:p text:style-name="P1">drupal-7.54/modules/field/modules/number/number.info</text:p>
      <text:p text:style-name="P1">tar: drupal-7.54/modules/field/modules/number/number.info: Cannot open: File exists</text:p>
      <text:p text:style-name="P1">drupal-7.54/modules/field/modules/number/number.install</text:p>
      <text:p text:style-name="P1">tar: drupal-7.54/modules/field/modules/number/number.install: Cannot open: File exists</text:p>
      <text:p text:style-name="P1">drupal-7.54/modules/field/modules/number/number.module</text:p>
      <text:p text:style-name="P1">tar: drupal-7.54/modules/field/modules/number/number.module: Cannot open: File exists</text:p>
      <text:p text:style-name="P1">drupal-7.54/modules/field/modules/number/number.test</text:p>
      <text:p text:style-name="P1">tar: drupal-7.54/modules/field/modules/number/number.test: Cannot open: File exists</text:p>
      <text:p text:style-name="P1">drupal-7.54/modules/field/modules/options/</text:p>
      <text:p text:style-name="P1">tar: drupal-7.54/modules/field/modules/number: Cannot utime: Operation not permitted</text:p>
      <text:p text:style-name="P1">drupal-7.54/modules/field/modules/options/options.api.php</text:p>
      <text:p text:style-name="P1">tar: drupal-7.54/modules/field/modules/options/options.api.php: Cannot open: File exists</text:p>
      <text:p text:style-name="P1">drupal-7.54/modules/field/modules/options/options.info</text:p>
      <text:p text:style-name="P1">tar: drupal-7.54/modules/field/modules/options/options.info: Cannot open: File exists</text:p>
      <text:p text:style-name="P1">drupal-7.54/modules/field/modules/options/options.module</text:p>
      <text:p text:style-name="P1">tar: drupal-7.54/modules/field/modules/options/options.module: Cannot open: File exists</text:p>
      <text:p text:style-name="P1">drupal-7.54/modules/field/modules/options/options.test</text:p>
      <text:p text:style-name="P1">tar: drupal-7.54/modules/field/modules/options/options.test: Cannot open: File exists</text:p>
      <text:p text:style-name="P1">drupal-7.54/modules/field/modules/text/</text:p>
      <text:p text:style-name="P1">tar: drupal-7.54/modules/field/modules/options: Cannot utime: Operation not permitted</text:p>
      <text:p text:style-name="P1">drupal-7.54/modules/field/modules/text/text.info</text:p>
      <text:p text:style-name="P1">tar: drupal-7.54/modules/field/modules/text/text.info: Cannot open: File exists</text:p>
      <text:p text:style-name="P1">drupal-7.54/modules/field/modules/text/text.install</text:p>
      <text:p text:style-name="P1">tar: drupal-7.54/modules/field/modules/text/text.install: Cannot open: File exists</text:p>
      <text:p text:style-name="P1">drupal-7.54/modules/field/modules/text/text.js</text:p>
      <text:p text:style-name="P1">tar: drupal-7.54/modules/field/modules/text/text.js: Cannot open: File exists</text:p>
      <text:p text:style-name="P1">drupal-7.54/modules/field/modules/text/text.module</text:p>
      <text:p text:style-name="P1">tar: drupal-7.54/modules/field/modules/text/text.module: Cannot open: File exists</text:p>
      <text:p text:style-name="P1">drupal-7.54/modules/field/modules/text/text.test</text:p>
      <text:p text:style-name="P1"><text:soft-page-break/>tar: drupal-7.54/modules/field/modules/text/text.test: Cannot open: File exists</text:p>
      <text:p text:style-name="P1">drupal-7.54/modules/field/tests/</text:p>
      <text:p text:style-name="P1">tar: drupal-7.54/modules/field/modules/text: Cannot utime: Operation not permitted</text:p>
      <text:p text:style-name="P1">tar: drupal-7.54/modules/field/modules: Cannot utime: Operation not permitted</text:p>
      <text:p text:style-name="P1">drupal-7.54/modules/field/tests/field.test</text:p>
      <text:p text:style-name="P1">tar: drupal-7.54/modules/field/tests/field.test: Cannot open: File exists</text:p>
      <text:p text:style-name="P1">drupal-7.54/modules/field/tests/field_test.entity.inc</text:p>
      <text:p text:style-name="P1">tar: drupal-7.54/modules/field/tests/field_test.entity.inc: Cannot open: File exists</text:p>
      <text:p text:style-name="P1">drupal-7.54/modules/field/tests/field_test.field.inc</text:p>
      <text:p text:style-name="P1">tar: drupal-7.54/modules/field/tests/field_test.field.inc: Cannot open: File exists</text:p>
      <text:p text:style-name="P1">drupal-7.54/modules/field/tests/field_test.info</text:p>
      <text:p text:style-name="P1">tar: drupal-7.54/modules/field/tests/field_test.info: Cannot open: File exists</text:p>
      <text:p text:style-name="P1">drupal-7.54/modules/field/tests/field_test.install</text:p>
      <text:p text:style-name="P1">tar: drupal-7.54/modules/field/tests/field_test.install: Cannot open: File exists</text:p>
      <text:p text:style-name="P1">drupal-7.54/modules/field/tests/field_test.module</text:p>
      <text:p text:style-name="P1">tar: drupal-7.54/modules/field/tests/field_test.module: Cannot open: File exists</text:p>
      <text:p text:style-name="P1">drupal-7.54/modules/field/tests/field_test.storage.inc</text:p>
      <text:p text:style-name="P1">tar: drupal-7.54/modules/field/tests/field_test.storage.inc: Cannot open: File exists</text:p>
      <text:p text:style-name="P1">drupal-7.54/modules/field/theme/</text:p>
      <text:p text:style-name="P1">tar: drupal-7.54/modules/field/tests: Cannot utime: Operation not permitted</text:p>
      <text:p text:style-name="P1">drupal-7.54/modules/field/theme/field-rtl.css</text:p>
      <text:p text:style-name="P1">tar: drupal-7.54/modules/field/theme/field-rtl.css: Cannot open: File exists</text:p>
      <text:p text:style-name="P1">drupal-7.54/modules/field/theme/field.css</text:p>
      <text:p text:style-name="P1">tar: drupal-7.54/modules/field/theme/field.css: Cannot open: File exists</text:p>
      <text:p text:style-name="P1">drupal-7.54/modules/field/theme/field.tpl.php</text:p>
      <text:p text:style-name="P1">tar: drupal-7.54/modules/field/theme/field.tpl.php: Cannot open: File exists</text:p>
      <text:p text:style-name="P1">drupal-7.54/modules/field_ui/</text:p>
      <text:p text:style-name="P1">tar: drupal-7.54/modules/field/theme: Cannot utime: Operation not permitted</text:p>
      <text:p text:style-name="P1">tar: drupal-7.54/modules/field: Cannot utime: Operation not permitted</text:p>
      <text:p text:style-name="P1">drupal-7.54/modules/field_ui/field_ui-rtl.css</text:p>
      <text:p text:style-name="P1">tar: drupal-7.54/modules/field_ui/field_ui-rtl.css: Cannot open: File exists</text:p>
      <text:p text:style-name="P1">drupal-7.54/modules/field_ui/field_ui.admin.inc</text:p>
      <text:p text:style-name="P1">tar: drupal-7.54/modules/field_ui/field_ui.admin.inc: Cannot open: File exists</text:p>
      <text:p text:style-name="P1">drupal-7.54/modules/field_ui/field_ui.api.php</text:p>
      <text:p text:style-name="P1">tar: drupal-7.54/modules/field_ui/field_ui.api.php: Cannot open: File exists</text:p>
      <text:p text:style-name="P1">drupal-7.54/modules/field_ui/field_ui.css</text:p>
      <text:p text:style-name="P1">tar: drupal-7.54/modules/field_ui/field_ui.css: Cannot open: File exists</text:p>
      <text:p text:style-name="P1">drupal-7.54/modules/field_ui/field_ui.info</text:p>
      <text:p text:style-name="P1">tar: drupal-7.54/modules/field_ui/field_ui.info: Cannot open: File exists</text:p>
      <text:p text:style-name="P1">drupal-7.54/modules/field_ui/field_ui.js</text:p>
      <text:p text:style-name="P1">tar: drupal-7.54/modules/field_ui/field_ui.js: Cannot open: File exists</text:p>
      <text:p text:style-name="P1">drupal-7.54/modules/field_ui/field_ui.module</text:p>
      <text:p text:style-name="P1">tar: drupal-7.54/modules/field_ui/field_ui.module: Cannot open: File exists</text:p>
      <text:p text:style-name="P1">drupal-7.54/modules/field_ui/field_ui.test</text:p>
      <text:p text:style-name="P1">tar: drupal-7.54/modules/field_ui/field_ui.test: Cannot open: File exists</text:p>
      <text:p text:style-name="P1">drupal-7.54/modules/file/</text:p>
      <text:p text:style-name="P1">tar: drupal-7.54/modules/field_ui: Cannot utime: Operation not permitted</text:p>
      <text:p text:style-name="P1">drupal-7.54/modules/file/file.api.php</text:p>
      <text:p text:style-name="P1">tar: drupal-7.54/modules/file/file.api.php: Cannot open: File exists</text:p>
      <text:p text:style-name="P1">drupal-7.54/modules/file/file.css</text:p>
      <text:p text:style-name="P1">tar: drupal-7.54/modules/file/file.css: Cannot open: File exists</text:p>
      <text:p text:style-name="P1">drupal-7.54/modules/file/file.field.inc</text:p>
      <text:p text:style-name="P1"><text:soft-page-break/>tar: drupal-7.54/modules/file/file.field.inc: Cannot open: File exists</text:p>
      <text:p text:style-name="P1">drupal-7.54/modules/file/file.info</text:p>
      <text:p text:style-name="P1">tar: drupal-7.54/modules/file/file.info: Cannot open: File exists</text:p>
      <text:p text:style-name="P1">drupal-7.54/modules/file/file.install</text:p>
      <text:p text:style-name="P1">tar: drupal-7.54/modules/file/file.install: Cannot open: File exists</text:p>
      <text:p text:style-name="P1">drupal-7.54/modules/file/file.js</text:p>
      <text:p text:style-name="P1">tar: drupal-7.54/modules/file/file.js: Cannot open: File exists</text:p>
      <text:p text:style-name="P1">drupal-7.54/modules/file/file.module</text:p>
      <text:p text:style-name="P1">tar: drupal-7.54/modules/file/file.module: Cannot open: File exists</text:p>
      <text:p text:style-name="P1">drupal-7.54/modules/file/icons/</text:p>
      <text:p text:style-name="P1">drupal-7.54/modules/file/icons/application-octet-stream.png</text:p>
      <text:p text:style-name="P1">tar: drupal-7.54/modules/file/icons/application-octet-stream.png: Cannot open: File exists</text:p>
      <text:p text:style-name="P1">drupal-7.54/modules/file/icons/application-pdf.png</text:p>
      <text:p text:style-name="P1">tar: drupal-7.54/modules/file/icons/application-pdf.png: Cannot open: File exists</text:p>
      <text:p text:style-name="P1">drupal-7.54/modules/file/icons/application-x-executable.png</text:p>
      <text:p text:style-name="P1">tar: drupal-7.54/modules/file/icons/application-x-executable.png: Cannot open: File exists</text:p>
      <text:p text:style-name="P1">drupal-7.54/modules/file/icons/audio-x-generic.png</text:p>
      <text:p text:style-name="P1">tar: drupal-7.54/modules/file/icons/audio-x-generic.png: Cannot open: File exists</text:p>
      <text:p text:style-name="P1">drupal-7.54/modules/file/icons/image-x-generic.png</text:p>
      <text:p text:style-name="P1">tar: drupal-7.54/modules/file/icons/image-x-generic.png: Cannot open: File exists</text:p>
      <text:p text:style-name="P1">drupal-7.54/modules/file/icons/package-x-generic.png</text:p>
      <text:p text:style-name="P1">tar: drupal-7.54/modules/file/icons/package-x-generic.png: Cannot open: File exists</text:p>
      <text:p text:style-name="P1">drupal-7.54/modules/file/icons/text-html.png</text:p>
      <text:p text:style-name="P1">tar: drupal-7.54/modules/file/icons/text-html.png: Cannot open: File exists</text:p>
      <text:p text:style-name="P1">drupal-7.54/modules/file/icons/text-plain.png</text:p>
      <text:p text:style-name="P1">tar: drupal-7.54/modules/file/icons/text-plain.png: Cannot open: File exists</text:p>
      <text:p text:style-name="P1">drupal-7.54/modules/file/icons/text-x-generic.png</text:p>
      <text:p text:style-name="P1">tar: drupal-7.54/modules/file/icons/text-x-generic.png: Cannot open: File exists</text:p>
      <text:p text:style-name="P1">drupal-7.54/modules/file/icons/text-x-script.png</text:p>
      <text:p text:style-name="P1">tar: drupal-7.54/modules/file/icons/text-x-script.png: Cannot open: File exists</text:p>
      <text:p text:style-name="P1">drupal-7.54/modules/file/icons/video-x-generic.png</text:p>
      <text:p text:style-name="P1">tar: drupal-7.54/modules/file/icons/video-x-generic.png: Cannot open: File exists</text:p>
      <text:p text:style-name="P1">drupal-7.54/modules/file/icons/x-office-document.png</text:p>
      <text:p text:style-name="P1">tar: drupal-7.54/modules/file/icons/x-office-document.png: Cannot open: File exists</text:p>
      <text:p text:style-name="P1">drupal-7.54/modules/file/icons/x-office-presentation.png</text:p>
      <text:p text:style-name="P1">tar: drupal-7.54/modules/file/icons/x-office-presentation.png: Cannot open: File exists</text:p>
      <text:p text:style-name="P1">drupal-7.54/modules/file/icons/x-office-spreadsheet.png</text:p>
      <text:p text:style-name="P1">tar: drupal-7.54/modules/file/icons/x-office-spreadsheet.png: Cannot open: File exists</text:p>
      <text:p text:style-name="P1">drupal-7.54/modules/file/tests/</text:p>
      <text:p text:style-name="P1">tar: drupal-7.54/modules/file/icons: Cannot utime: Operation not permitted</text:p>
      <text:p text:style-name="P1">drupal-7.54/modules/file/tests/file.test</text:p>
      <text:p text:style-name="P1">tar: drupal-7.54/modules/file/tests/file.test: Cannot open: File exists</text:p>
      <text:p text:style-name="P1">drupal-7.54/modules/file/tests/file_module_test.info</text:p>
      <text:p text:style-name="P1">tar: drupal-7.54/modules/file/tests/file_module_test.info: Cannot open: File exists</text:p>
      <text:p text:style-name="P1">drupal-7.54/modules/file/tests/file_module_test.module</text:p>
      <text:p text:style-name="P1">tar: drupal-7.54/modules/file/tests/file_module_test.module: Cannot open: File exists</text:p>
      <text:p text:style-name="P1">drupal-7.54/modules/filter/</text:p>
      <text:p text:style-name="P1">tar: drupal-7.54/modules/file/tests: Cannot utime: Operation not permitted</text:p>
      <text:p text:style-name="P1">tar: drupal-7.54/modules/file: Cannot utime: Operation not permitted</text:p>
      <text:p text:style-name="P1">drupal-7.54/modules/filter/filter.admin.inc</text:p>
      <text:p text:style-name="P1">tar: drupal-7.54/modules/filter/filter.admin.inc: Cannot open: File exists</text:p>
      <text:p text:style-name="P1">drupal-7.54/modules/filter/filter.admin.js</text:p>
      <text:p text:style-name="P1"><text:soft-page-break/>tar: drupal-7.54/modules/filter/filter.admin.js: Cannot open: File exists</text:p>
      <text:p text:style-name="P1">drupal-7.54/modules/filter/filter.api.php</text:p>
      <text:p text:style-name="P1">tar: drupal-7.54/modules/filter/filter.api.php: Cannot open: File exists</text:p>
      <text:p text:style-name="P1">drupal-7.54/modules/filter/filter.css</text:p>
      <text:p text:style-name="P1">tar: drupal-7.54/modules/filter/filter.css: Cannot open: File exists</text:p>
      <text:p text:style-name="P1">drupal-7.54/modules/filter/filter.info</text:p>
      <text:p text:style-name="P1">tar: drupal-7.54/modules/filter/filter.info: Cannot open: File exists</text:p>
      <text:p text:style-name="P1">drupal-7.54/modules/filter/filter.install</text:p>
      <text:p text:style-name="P1">tar: drupal-7.54/modules/filter/filter.install: Cannot open: File exists</text:p>
      <text:p text:style-name="P1">drupal-7.54/modules/filter/filter.js</text:p>
      <text:p text:style-name="P1">tar: drupal-7.54/modules/filter/filter.js: Cannot open: File exists</text:p>
      <text:p text:style-name="P1">drupal-7.54/modules/filter/filter.module</text:p>
      <text:p text:style-name="P1">tar: drupal-7.54/modules/filter/filter.module: Cannot open: File exists</text:p>
      <text:p text:style-name="P1">drupal-7.54/modules/filter/filter.pages.inc</text:p>
      <text:p text:style-name="P1">tar: drupal-7.54/modules/filter/filter.pages.inc: Cannot open: File exists</text:p>
      <text:p text:style-name="P1">drupal-7.54/modules/filter/filter.test</text:p>
      <text:p text:style-name="P1">tar: drupal-7.54/modules/filter/filter.test: Cannot open: File exists</text:p>
      <text:p text:style-name="P1">drupal-7.54/modules/filter/tests/</text:p>
      <text:p text:style-name="P1">drupal-7.54/modules/filter/tests/filter.url-input.txt</text:p>
      <text:p text:style-name="P1">tar: drupal-7.54/modules/filter/tests/filter.url-input.txt: Cannot open: File exists</text:p>
      <text:p text:style-name="P1">drupal-7.54/modules/filter/tests/filter.url-output.txt</text:p>
      <text:p text:style-name="P1">tar: drupal-7.54/modules/filter/tests/filter.url-output.txt: Cannot open: File exists</text:p>
      <text:p text:style-name="P1">drupal-7.54/modules/forum/</text:p>
      <text:p text:style-name="P1">tar: drupal-7.54/modules/filter/tests: Cannot utime: Operation not permitted</text:p>
      <text:p text:style-name="P1">tar: drupal-7.54/modules/filter: Cannot utime: Operation not permitted</text:p>
      <text:p text:style-name="P1">drupal-7.54/modules/forum/forum-icon.tpl.php</text:p>
      <text:p text:style-name="P1">tar: drupal-7.54/modules/forum/forum-icon.tpl.php: Cannot open: File exists</text:p>
      <text:p text:style-name="P1">drupal-7.54/modules/forum/forum-list.tpl.php</text:p>
      <text:p text:style-name="P1">tar: drupal-7.54/modules/forum/forum-list.tpl.php: Cannot open: File exists</text:p>
      <text:p text:style-name="P1">drupal-7.54/modules/forum/forum-rtl.css</text:p>
      <text:p text:style-name="P1">tar: drupal-7.54/modules/forum/forum-rtl.css: Cannot open: File exists</text:p>
      <text:p text:style-name="P1">drupal-7.54/modules/forum/forum-submitted.tpl.php</text:p>
      <text:p text:style-name="P1">tar: drupal-7.54/modules/forum/forum-submitted.tpl.php: Cannot open: File exists</text:p>
      <text:p text:style-name="P1">drupal-7.54/modules/forum/forum-topic-list.tpl.php</text:p>
      <text:p text:style-name="P1">tar: drupal-7.54/modules/forum/forum-topic-list.tpl.php: Cannot open: File exists</text:p>
      <text:p text:style-name="P1">drupal-7.54/modules/forum/forum.admin.inc</text:p>
      <text:p text:style-name="P1">tar: drupal-7.54/modules/forum/forum.admin.inc: Cannot open: File exists</text:p>
      <text:p text:style-name="P1">drupal-7.54/modules/forum/forum.css</text:p>
      <text:p text:style-name="P1">tar: drupal-7.54/modules/forum/forum.css: Cannot open: File exists</text:p>
      <text:p text:style-name="P1">drupal-7.54/modules/forum/forum.info</text:p>
      <text:p text:style-name="P1">tar: drupal-7.54/modules/forum/forum.info: Cannot open: File exists</text:p>
      <text:p text:style-name="P1">drupal-7.54/modules/forum/forum.install</text:p>
      <text:p text:style-name="P1">tar: drupal-7.54/modules/forum/forum.install: Cannot open: File exists</text:p>
      <text:p text:style-name="P1">drupal-7.54/modules/forum/forum.module</text:p>
      <text:p text:style-name="P1">tar: drupal-7.54/modules/forum/forum.module: Cannot open: File exists</text:p>
      <text:p text:style-name="P1">drupal-7.54/modules/forum/forum.pages.inc</text:p>
      <text:p text:style-name="P1">tar: drupal-7.54/modules/forum/forum.pages.inc: Cannot open: File exists</text:p>
      <text:p text:style-name="P1">drupal-7.54/modules/forum/forum.test</text:p>
      <text:p text:style-name="P1">tar: drupal-7.54/modules/forum/forum.test: Cannot open: File exists</text:p>
      <text:p text:style-name="P1">drupal-7.54/modules/forum/forums.tpl.php</text:p>
      <text:p text:style-name="P1">tar: drupal-7.54/modules/forum/forums.tpl.php: Cannot open: File exists</text:p>
      <text:p text:style-name="P1">drupal-7.54/modules/help/</text:p>
      <text:p text:style-name="P1"><text:soft-page-break/>tar: drupal-7.54/modules/forum: Cannot utime: Operation not permitted</text:p>
      <text:p text:style-name="P1">drupal-7.54/modules/help/help-rtl.css</text:p>
      <text:p text:style-name="P1">tar: drupal-7.54/modules/help/help-rtl.css: Cannot open: File exists</text:p>
      <text:p text:style-name="P1">drupal-7.54/modules/help/help.admin.inc</text:p>
      <text:p text:style-name="P1">tar: drupal-7.54/modules/help/help.admin.inc: Cannot open: File exists</text:p>
      <text:p text:style-name="P1">drupal-7.54/modules/help/help.css</text:p>
      <text:p text:style-name="P1">tar: drupal-7.54/modules/help/help.css: Cannot open: File exists</text:p>
      <text:p text:style-name="P1">drupal-7.54/modules/help/help.info</text:p>
      <text:p text:style-name="P1">tar: drupal-7.54/modules/help/help.info: Cannot open: File exists</text:p>
      <text:p text:style-name="P1">drupal-7.54/modules/help/help.module</text:p>
      <text:p text:style-name="P1">tar: drupal-7.54/modules/help/help.module: Cannot open: File exists</text:p>
      <text:p text:style-name="P1">drupal-7.54/modules/help/help.test</text:p>
      <text:p text:style-name="P1">tar: drupal-7.54/modules/help/help.test: Cannot open: File exists</text:p>
      <text:p text:style-name="P1">drupal-7.54/modules/image/</text:p>
      <text:p text:style-name="P1">tar: drupal-7.54/modules/help: Cannot utime: Operation not permitted</text:p>
      <text:p text:style-name="P1">drupal-7.54/modules/image/image-rtl.css</text:p>
      <text:p text:style-name="P1">tar: drupal-7.54/modules/image/image-rtl.css: Cannot open: File exists</text:p>
      <text:p text:style-name="P1">drupal-7.54/modules/image/image.admin.css</text:p>
      <text:p text:style-name="P1">tar: drupal-7.54/modules/image/image.admin.css: Cannot open: File exists</text:p>
      <text:p text:style-name="P1">drupal-7.54/modules/image/image.admin.inc</text:p>
      <text:p text:style-name="P1">tar: drupal-7.54/modules/image/image.admin.inc: Cannot open: File exists</text:p>
      <text:p text:style-name="P1">drupal-7.54/modules/image/image.api.php</text:p>
      <text:p text:style-name="P1">tar: drupal-7.54/modules/image/image.api.php: Cannot open: File exists</text:p>
      <text:p text:style-name="P1">drupal-7.54/modules/image/image.css</text:p>
      <text:p text:style-name="P1">tar: drupal-7.54/modules/image/image.css: Cannot open: File exists</text:p>
      <text:p text:style-name="P1">drupal-7.54/modules/image/image.effects.inc</text:p>
      <text:p text:style-name="P1">tar: drupal-7.54/modules/image/image.effects.inc: Cannot open: File exists</text:p>
      <text:p text:style-name="P1">drupal-7.54/modules/image/image.field.inc</text:p>
      <text:p text:style-name="P1">tar: drupal-7.54/modules/image/image.field.inc: Cannot open: File exists</text:p>
      <text:p text:style-name="P1">drupal-7.54/modules/image/image.info</text:p>
      <text:p text:style-name="P1">tar: drupal-7.54/modules/image/image.info: Cannot open: File exists</text:p>
      <text:p text:style-name="P1">drupal-7.54/modules/image/image.install</text:p>
      <text:p text:style-name="P1">tar: drupal-7.54/modules/image/image.install: Cannot open: File exists</text:p>
      <text:p text:style-name="P1">drupal-7.54/modules/image/image.module</text:p>
      <text:p text:style-name="P1">tar: drupal-7.54/modules/image/image.module: Cannot open: File exists</text:p>
      <text:p text:style-name="P1">drupal-7.54/modules/image/image.test</text:p>
      <text:p text:style-name="P1">tar: drupal-7.54/modules/image/image.test: Cannot open: File exists</text:p>
      <text:p text:style-name="P1">drupal-7.54/modules/image/sample.png</text:p>
      <text:p text:style-name="P1">tar: drupal-7.54/modules/image/sample.png: Cannot open: File exists</text:p>
      <text:p text:style-name="P1">drupal-7.54/modules/image/tests/</text:p>
      <text:p text:style-name="P1">drupal-7.54/modules/image/tests/image_module_test.info</text:p>
      <text:p text:style-name="P1">tar: drupal-7.54/modules/image/tests/image_module_test.info: Cannot open: File exists</text:p>
      <text:p text:style-name="P1">drupal-7.54/modules/image/tests/image_module_test.module</text:p>
      <text:p text:style-name="P1">tar: drupal-7.54/modules/image/tests/image_module_test.module: Cannot open: File exists</text:p>
      <text:p text:style-name="P1">drupal-7.54/modules/locale/</text:p>
      <text:p text:style-name="P1">tar: drupal-7.54/modules/image/tests: Cannot utime: Operation not permitted</text:p>
      <text:p text:style-name="P1">tar: drupal-7.54/modules/image: Cannot utime: Operation not permitted</text:p>
      <text:p text:style-name="P1">drupal-7.54/modules/locale/locale-rtl.css</text:p>
      <text:p text:style-name="P1">tar: drupal-7.54/modules/locale/locale-rtl.css: Cannot open: File exists</text:p>
      <text:p text:style-name="P1">drupal-7.54/modules/locale/locale.admin.inc</text:p>
      <text:p text:style-name="P1">tar: drupal-7.54/modules/locale/locale.admin.inc: Cannot open: File exists</text:p>
      <text:p text:style-name="P1">drupal-7.54/modules/locale/locale.api.php</text:p>
      <text:p text:style-name="P1"><text:soft-page-break/>tar: drupal-7.54/modules/locale/locale.api.php: Cannot open: File exists</text:p>
      <text:p text:style-name="P1">drupal-7.54/modules/locale/locale.css</text:p>
      <text:p text:style-name="P1">tar: drupal-7.54/modules/locale/locale.css: Cannot open: File exists</text:p>
      <text:p text:style-name="P1">drupal-7.54/modules/locale/locale.datepicker.js</text:p>
      <text:p text:style-name="P1">tar: drupal-7.54/modules/locale/locale.datepicker.js: Cannot open: File exists</text:p>
      <text:p text:style-name="P1">drupal-7.54/modules/locale/locale.info</text:p>
      <text:p text:style-name="P1">tar: drupal-7.54/modules/locale/locale.info: Cannot open: File exists</text:p>
      <text:p text:style-name="P1">drupal-7.54/modules/locale/locale.install</text:p>
      <text:p text:style-name="P1">tar: drupal-7.54/modules/locale/locale.install: Cannot open: File exists</text:p>
      <text:p text:style-name="P1">drupal-7.54/modules/locale/locale.module</text:p>
      <text:p text:style-name="P1">tar: drupal-7.54/modules/locale/locale.module: Cannot open: File exists</text:p>
      <text:p text:style-name="P1">drupal-7.54/modules/locale/locale.test</text:p>
      <text:p text:style-name="P1">tar: drupal-7.54/modules/locale/locale.test: Cannot open: File exists</text:p>
      <text:p text:style-name="P1">drupal-7.54/modules/locale/tests/</text:p>
      <text:p text:style-name="P1">drupal-7.54/modules/locale/tests/locale_test.info</text:p>
      <text:p text:style-name="P1">tar: drupal-7.54/modules/locale/tests/locale_test.info: Cannot open: File exists</text:p>
      <text:p text:style-name="P1">drupal-7.54/modules/locale/tests/locale_test.js</text:p>
      <text:p text:style-name="P1">tar: drupal-7.54/modules/locale/tests/locale_test.js: Cannot open: File exists</text:p>
      <text:p text:style-name="P1">drupal-7.54/modules/locale/tests/locale_test.module</text:p>
      <text:p text:style-name="P1">tar: drupal-7.54/modules/locale/tests/locale_test.module: Cannot open: File exists</text:p>
      <text:p text:style-name="P1">drupal-7.54/modules/locale/tests/translations/</text:p>
      <text:p text:style-name="P1">drupal-7.54/modules/locale/tests/translations/test.xx.po</text:p>
      <text:p text:style-name="P1">tar: drupal-7.54/modules/locale/tests/translations/test.xx.po: Cannot open: File exists</text:p>
      <text:p text:style-name="P1">drupal-7.54/modules/menu/</text:p>
      <text:p text:style-name="P1">tar: drupal-7.54/modules/locale/tests/translations: Cannot utime: Operation not permitted</text:p>
      <text:p text:style-name="P1">tar: drupal-7.54/modules/locale/tests: Cannot utime: Operation not permitted</text:p>
      <text:p text:style-name="P1">tar: drupal-7.54/modules/locale: Cannot utime: Operation not permitted</text:p>
      <text:p text:style-name="P1">drupal-7.54/modules/menu/menu.admin.inc</text:p>
      <text:p text:style-name="P1">tar: drupal-7.54/modules/menu/menu.admin.inc: Cannot open: File exists</text:p>
      <text:p text:style-name="P1">drupal-7.54/modules/menu/menu.admin.js</text:p>
      <text:p text:style-name="P1">tar: drupal-7.54/modules/menu/menu.admin.js: Cannot open: File exists</text:p>
      <text:p text:style-name="P1">drupal-7.54/modules/menu/menu.api.php</text:p>
      <text:p text:style-name="P1">tar: drupal-7.54/modules/menu/menu.api.php: Cannot open: File exists</text:p>
      <text:p text:style-name="P1">drupal-7.54/modules/menu/menu.css</text:p>
      <text:p text:style-name="P1">tar: drupal-7.54/modules/menu/menu.css: Cannot open: File exists</text:p>
      <text:p text:style-name="P1">drupal-7.54/modules/menu/menu.info</text:p>
      <text:p text:style-name="P1">tar: drupal-7.54/modules/menu/menu.info: Cannot open: File exists</text:p>
      <text:p text:style-name="P1">drupal-7.54/modules/menu/menu.install</text:p>
      <text:p text:style-name="P1">tar: drupal-7.54/modules/menu/menu.install: Cannot open: File exists</text:p>
      <text:p text:style-name="P1">drupal-7.54/modules/menu/menu.js</text:p>
      <text:p text:style-name="P1">tar: drupal-7.54/modules/menu/menu.js: Cannot open: File exists</text:p>
      <text:p text:style-name="P1">drupal-7.54/modules/menu/menu.module</text:p>
      <text:p text:style-name="P1">tar: drupal-7.54/modules/menu/menu.module: Cannot open: File exists</text:p>
      <text:p text:style-name="P1">drupal-7.54/modules/menu/menu.test</text:p>
      <text:p text:style-name="P1">tar: drupal-7.54/modules/menu/menu.test: Cannot open: File exists</text:p>
      <text:p text:style-name="P1">drupal-7.54/modules/node/</text:p>
      <text:p text:style-name="P1">tar: drupal-7.54/modules/menu: Cannot utime: Operation not permitted</text:p>
      <text:p text:style-name="P1">drupal-7.54/modules/node/content_types.inc</text:p>
      <text:p text:style-name="P1">tar: drupal-7.54/modules/node/content_types.inc: Cannot open: File exists</text:p>
      <text:p text:style-name="P1">drupal-7.54/modules/node/content_types.js</text:p>
      <text:p text:style-name="P1">tar: drupal-7.54/modules/node/content_types.js: Cannot open: File exists</text:p>
      <text:p text:style-name="P1">drupal-7.54/modules/node/node.admin.inc</text:p>
      <text:p text:style-name="P1"><text:soft-page-break/>tar: drupal-7.54/modules/node/node.admin.inc: Cannot open: File exists</text:p>
      <text:p text:style-name="P1">drupal-7.54/modules/node/node.api.php</text:p>
      <text:p text:style-name="P1">tar: drupal-7.54/modules/node/node.api.php: Cannot open: File exists</text:p>
      <text:p text:style-name="P1">drupal-7.54/modules/node/node.css</text:p>
      <text:p text:style-name="P1">tar: drupal-7.54/modules/node/node.css: Cannot open: File exists</text:p>
      <text:p text:style-name="P1">drupal-7.54/modules/node/node.info</text:p>
      <text:p text:style-name="P1">tar: drupal-7.54/modules/node/node.info: Cannot open: File exists</text:p>
      <text:p text:style-name="P1">drupal-7.54/modules/node/node.install</text:p>
      <text:p text:style-name="P1">tar: drupal-7.54/modules/node/node.install: Cannot open: File exists</text:p>
      <text:p text:style-name="P1">drupal-7.54/modules/node/node.js</text:p>
      <text:p text:style-name="P1">tar: drupal-7.54/modules/node/node.js: Cannot open: File exists</text:p>
      <text:p text:style-name="P1">drupal-7.54/modules/node/node.module</text:p>
      <text:p text:style-name="P1">tar: drupal-7.54/modules/node/node.module: Cannot open: File exists</text:p>
      <text:p text:style-name="P1">drupal-7.54/modules/node/node.pages.inc</text:p>
      <text:p text:style-name="P1">tar: drupal-7.54/modules/node/node.pages.inc: Cannot open: File exists</text:p>
      <text:p text:style-name="P1">drupal-7.54/modules/node/node.test</text:p>
      <text:p text:style-name="P1">tar: drupal-7.54/modules/node/node.test: Cannot open: File exists</text:p>
      <text:p text:style-name="P1">drupal-7.54/modules/node/node.tokens.inc</text:p>
      <text:p text:style-name="P1">tar: drupal-7.54/modules/node/node.tokens.inc: Cannot open: File exists</text:p>
      <text:p text:style-name="P1">drupal-7.54/modules/node/node.tpl.php</text:p>
      <text:p text:style-name="P1">tar: drupal-7.54/modules/node/node.tpl.php: Cannot open: File exists</text:p>
      <text:p text:style-name="P1">drupal-7.54/modules/node/tests/</text:p>
      <text:p text:style-name="P1">drupal-7.54/modules/node/tests/node_access_test.info</text:p>
      <text:p text:style-name="P1">tar: drupal-7.54/modules/node/tests/node_access_test.info: Cannot open: File exists</text:p>
      <text:p text:style-name="P1">drupal-7.54/modules/node/tests/node_access_test.install</text:p>
      <text:p text:style-name="P1">tar: drupal-7.54/modules/node/tests/node_access_test.install: Cannot open: File exists</text:p>
      <text:p text:style-name="P1">drupal-7.54/modules/node/tests/node_access_test.module</text:p>
      <text:p text:style-name="P1">tar: drupal-7.54/modules/node/tests/node_access_test.module: Cannot open: File exists</text:p>
      <text:p text:style-name="P1">drupal-7.54/modules/node/tests/node_test.info</text:p>
      <text:p text:style-name="P1">tar: drupal-7.54/modules/node/tests/node_test.info: Cannot open: File exists</text:p>
      <text:p text:style-name="P1">drupal-7.54/modules/node/tests/node_test.module</text:p>
      <text:p text:style-name="P1">tar: drupal-7.54/modules/node/tests/node_test.module: Cannot open: File exists</text:p>
      <text:p text:style-name="P1">drupal-7.54/modules/node/tests/node_test_exception.info</text:p>
      <text:p text:style-name="P1">tar: drupal-7.54/modules/node/tests/node_test_exception.info: Cannot open: File exists</text:p>
      <text:p text:style-name="P1">drupal-7.54/modules/node/tests/node_test_exception.module</text:p>
      <text:p text:style-name="P1">tar: drupal-7.54/modules/node/tests/node_test_exception.module: Cannot open: File exists</text:p>
      <text:p text:style-name="P1">drupal-7.54/modules/openid/</text:p>
      <text:p text:style-name="P1">tar: drupal-7.54/modules/node/tests: Cannot utime: Operation not permitted</text:p>
      <text:p text:style-name="P1">tar: drupal-7.54/modules/node: Cannot utime: Operation not permitted</text:p>
      <text:p text:style-name="P1">drupal-7.54/modules/openid/login-bg.png</text:p>
      <text:p text:style-name="P1">tar: drupal-7.54/modules/openid/login-bg.png: Cannot open: File exists</text:p>
      <text:p text:style-name="P1">drupal-7.54/modules/openid/openid-rtl.css</text:p>
      <text:p text:style-name="P1">tar: drupal-7.54/modules/openid/openid-rtl.css: Cannot open: File exists</text:p>
      <text:p text:style-name="P1">drupal-7.54/modules/openid/openid.api.php</text:p>
      <text:p text:style-name="P1">tar: drupal-7.54/modules/openid/openid.api.php: Cannot open: File exists</text:p>
      <text:p text:style-name="P1">drupal-7.54/modules/openid/openid.css</text:p>
      <text:p text:style-name="P1">tar: drupal-7.54/modules/openid/openid.css: Cannot open: File exists</text:p>
      <text:p text:style-name="P1">drupal-7.54/modules/openid/openid.inc</text:p>
      <text:p text:style-name="P1">tar: drupal-7.54/modules/openid/openid.inc: Cannot open: File exists</text:p>
      <text:p text:style-name="P1">drupal-7.54/modules/openid/openid.info</text:p>
      <text:p text:style-name="P1">tar: drupal-7.54/modules/openid/openid.info: Cannot open: File exists</text:p>
      <text:p text:style-name="P1">drupal-7.54/modules/openid/openid.install</text:p>
      <text:p text:style-name="P1"><text:soft-page-break/>tar: drupal-7.54/modules/openid/openid.install: Cannot open: File exists</text:p>
      <text:p text:style-name="P1">drupal-7.54/modules/openid/openid.js</text:p>
      <text:p text:style-name="P1">tar: drupal-7.54/modules/openid/openid.js: Cannot open: File exists</text:p>
      <text:p text:style-name="P1">drupal-7.54/modules/openid/openid.module</text:p>
      <text:p text:style-name="P1">tar: drupal-7.54/modules/openid/openid.module: Cannot open: File exists</text:p>
      <text:p text:style-name="P1">drupal-7.54/modules/openid/openid.pages.inc</text:p>
      <text:p text:style-name="P1">tar: drupal-7.54/modules/openid/openid.pages.inc: Cannot open: File exists</text:p>
      <text:p text:style-name="P1">drupal-7.54/modules/openid/openid.test</text:p>
      <text:p text:style-name="P1">tar: drupal-7.54/modules/openid/openid.test: Cannot open: File exists</text:p>
      <text:p text:style-name="P1">drupal-7.54/modules/openid/tests/</text:p>
      <text:p text:style-name="P1">drupal-7.54/modules/openid/tests/openid_test.info</text:p>
      <text:p text:style-name="P1">tar: drupal-7.54/modules/openid/tests/openid_test.info: Cannot open: File exists</text:p>
      <text:p text:style-name="P1">drupal-7.54/modules/openid/tests/openid_test.install</text:p>
      <text:p text:style-name="P1">tar: drupal-7.54/modules/openid/tests/openid_test.install: Cannot open: File exists</text:p>
      <text:p text:style-name="P1">drupal-7.54/modules/openid/tests/openid_test.module</text:p>
      <text:p text:style-name="P1">tar: drupal-7.54/modules/openid/tests/openid_test.module: Cannot open: File exists</text:p>
      <text:p text:style-name="P1">drupal-7.54/modules/overlay/</text:p>
      <text:p text:style-name="P1">tar: drupal-7.54/modules/openid/tests: Cannot utime: Operation not permitted</text:p>
      <text:p text:style-name="P1">tar: drupal-7.54/modules/openid: Cannot utime: Operation not permitted</text:p>
      <text:p text:style-name="P1">drupal-7.54/modules/overlay/images/</text:p>
      <text:p text:style-name="P1">drupal-7.54/modules/overlay/images/background.png</text:p>
      <text:p text:style-name="P1">tar: drupal-7.54/modules/overlay/images/background.png: Cannot open: File exists</text:p>
      <text:p text:style-name="P1">drupal-7.54/modules/overlay/images/close-rtl.png</text:p>
      <text:p text:style-name="P1">tar: drupal-7.54/modules/overlay/images/close-rtl.png: Cannot open: File exists</text:p>
      <text:p text:style-name="P1">drupal-7.54/modules/overlay/images/close.png</text:p>
      <text:p text:style-name="P1">tar: drupal-7.54/modules/overlay/images/close.png: Cannot open: File exists</text:p>
      <text:p text:style-name="P1">drupal-7.54/modules/overlay/overlay-child-rtl.css</text:p>
      <text:p text:style-name="P1">tar: drupal-7.54/modules/overlay/images: Cannot utime: Operation not permitted</text:p>
      <text:p text:style-name="P1">tar: drupal-7.54/modules/overlay/overlay-child-rtl.css: Cannot open: File exists</text:p>
      <text:p text:style-name="P1">drupal-7.54/modules/overlay/overlay-child.css</text:p>
      <text:p text:style-name="P1">tar: drupal-7.54/modules/overlay/overlay-child.css: Cannot open: File exists</text:p>
      <text:p text:style-name="P1">drupal-7.54/modules/overlay/overlay-child.js</text:p>
      <text:p text:style-name="P1">tar: drupal-7.54/modules/overlay/overlay-child.js: Cannot open: File exists</text:p>
      <text:p text:style-name="P1">drupal-7.54/modules/overlay/overlay-parent.css</text:p>
      <text:p text:style-name="P1">tar: drupal-7.54/modules/overlay/overlay-parent.css: Cannot open: File exists</text:p>
      <text:p text:style-name="P1">drupal-7.54/modules/overlay/overlay-parent.js</text:p>
      <text:p text:style-name="P1">tar: drupal-7.54/modules/overlay/overlay-parent.js: Cannot open: File exists</text:p>
      <text:p text:style-name="P1">drupal-7.54/modules/overlay/overlay.api.php</text:p>
      <text:p text:style-name="P1">tar: drupal-7.54/modules/overlay/overlay.api.php: Cannot open: File exists</text:p>
      <text:p text:style-name="P1">drupal-7.54/modules/overlay/overlay.info</text:p>
      <text:p text:style-name="P1">tar: drupal-7.54/modules/overlay/overlay.info: Cannot open: File exists</text:p>
      <text:p text:style-name="P1">drupal-7.54/modules/overlay/overlay.install</text:p>
      <text:p text:style-name="P1">tar: drupal-7.54/modules/overlay/overlay.install: Cannot open: File exists</text:p>
      <text:p text:style-name="P1">drupal-7.54/modules/overlay/overlay.module</text:p>
      <text:p text:style-name="P1">tar: drupal-7.54/modules/overlay/overlay.module: Cannot open: File exists</text:p>
      <text:p text:style-name="P1">drupal-7.54/modules/overlay/overlay.tpl.php</text:p>
      <text:p text:style-name="P1">tar: drupal-7.54/modules/overlay/overlay.tpl.php: Cannot open: File exists</text:p>
      <text:p text:style-name="P1">drupal-7.54/modules/path/</text:p>
      <text:p text:style-name="P1">tar: drupal-7.54/modules/overlay: Cannot utime: Operation not permitted</text:p>
      <text:p text:style-name="P1">drupal-7.54/modules/path/path.admin.inc</text:p>
      <text:p text:style-name="P1">tar: drupal-7.54/modules/path/path.admin.inc: Cannot open: File exists</text:p>
      <text:p text:style-name="P1">drupal-7.54/modules/path/path.api.php</text:p>
      <text:p text:style-name="P1"><text:soft-page-break/>tar: drupal-7.54/modules/path/path.api.php: Cannot open: File exists</text:p>
      <text:p text:style-name="P1">drupal-7.54/modules/path/path.info</text:p>
      <text:p text:style-name="P1">tar: drupal-7.54/modules/path/path.info: Cannot open: File exists</text:p>
      <text:p text:style-name="P1">drupal-7.54/modules/path/path.js</text:p>
      <text:p text:style-name="P1">tar: drupal-7.54/modules/path/path.js: Cannot open: File exists</text:p>
      <text:p text:style-name="P1">drupal-7.54/modules/path/path.module</text:p>
      <text:p text:style-name="P1">tar: drupal-7.54/modules/path/path.module: Cannot open: File exists</text:p>
      <text:p text:style-name="P1">drupal-7.54/modules/path/path.test</text:p>
      <text:p text:style-name="P1">tar: drupal-7.54/modules/path/path.test: Cannot open: File exists</text:p>
      <text:p text:style-name="P1">drupal-7.54/modules/php/</text:p>
      <text:p text:style-name="P1">tar: drupal-7.54/modules/path: Cannot utime: Operation not permitted</text:p>
      <text:p text:style-name="P1">drupal-7.54/modules/php/php.info</text:p>
      <text:p text:style-name="P1">tar: drupal-7.54/modules/php/php.info: Cannot open: File exists</text:p>
      <text:p text:style-name="P1">drupal-7.54/modules/php/php.install</text:p>
      <text:p text:style-name="P1">tar: drupal-7.54/modules/php/php.install: Cannot open: File exists</text:p>
      <text:p text:style-name="P1">drupal-7.54/modules/php/php.module</text:p>
      <text:p text:style-name="P1">tar: drupal-7.54/modules/php/php.module: Cannot open: File exists</text:p>
      <text:p text:style-name="P1">drupal-7.54/modules/php/php.test</text:p>
      <text:p text:style-name="P1">tar: drupal-7.54/modules/php/php.test: Cannot open: File exists</text:p>
      <text:p text:style-name="P1">drupal-7.54/modules/poll/</text:p>
      <text:p text:style-name="P1">tar: drupal-7.54/modules/php: Cannot utime: Operation not permitted</text:p>
      <text:p text:style-name="P1">drupal-7.54/modules/poll/poll-bar--block.tpl.php</text:p>
      <text:p text:style-name="P1">tar: drupal-7.54/modules/poll/poll-bar--block.tpl.php: Cannot open: File exists</text:p>
      <text:p text:style-name="P1">drupal-7.54/modules/poll/poll-bar.tpl.php</text:p>
      <text:p text:style-name="P1">tar: drupal-7.54/modules/poll/poll-bar.tpl.php: Cannot open: File exists</text:p>
      <text:p text:style-name="P1">drupal-7.54/modules/poll/poll-results--block.tpl.php</text:p>
      <text:p text:style-name="P1">tar: drupal-7.54/modules/poll/poll-results--block.tpl.php: Cannot open: File exists</text:p>
      <text:p text:style-name="P1">drupal-7.54/modules/poll/poll-results.tpl.php</text:p>
      <text:p text:style-name="P1">tar: drupal-7.54/modules/poll/poll-results.tpl.php: Cannot open: File exists</text:p>
      <text:p text:style-name="P1">drupal-7.54/modules/poll/poll-rtl.css</text:p>
      <text:p text:style-name="P1">tar: drupal-7.54/modules/poll/poll-rtl.css: Cannot open: File exists</text:p>
      <text:p text:style-name="P1">drupal-7.54/modules/poll/poll-vote.tpl.php</text:p>
      <text:p text:style-name="P1">tar: drupal-7.54/modules/poll/poll-vote.tpl.php: Cannot open: File exists</text:p>
      <text:p text:style-name="P1">drupal-7.54/modules/poll/poll.css</text:p>
      <text:p text:style-name="P1">tar: drupal-7.54/modules/poll/poll.css: Cannot open: File exists</text:p>
      <text:p text:style-name="P1">drupal-7.54/modules/poll/poll.info</text:p>
      <text:p text:style-name="P1">tar: drupal-7.54/modules/poll/poll.info: Cannot open: File exists</text:p>
      <text:p text:style-name="P1">drupal-7.54/modules/poll/poll.install</text:p>
      <text:p text:style-name="P1">tar: drupal-7.54/modules/poll/poll.install: Cannot open: File exists</text:p>
      <text:p text:style-name="P1">drupal-7.54/modules/poll/poll.module</text:p>
      <text:p text:style-name="P1">tar: drupal-7.54/modules/poll/poll.module: Cannot open: File exists</text:p>
      <text:p text:style-name="P1">drupal-7.54/modules/poll/poll.pages.inc</text:p>
      <text:p text:style-name="P1">tar: drupal-7.54/modules/poll/poll.pages.inc: Cannot open: File exists</text:p>
      <text:p text:style-name="P1">drupal-7.54/modules/poll/poll.test</text:p>
      <text:p text:style-name="P1">tar: drupal-7.54/modules/poll/poll.test: Cannot open: File exists</text:p>
      <text:p text:style-name="P1">drupal-7.54/modules/poll/poll.tokens.inc</text:p>
      <text:p text:style-name="P1">tar: drupal-7.54/modules/poll/poll.tokens.inc: Cannot open: File exists</text:p>
      <text:p text:style-name="P1">drupal-7.54/modules/profile/</text:p>
      <text:p text:style-name="P1">tar: drupal-7.54/modules/poll: Cannot utime: Operation not permitted</text:p>
      <text:p text:style-name="P1">drupal-7.54/modules/profile/profile-block.tpl.php</text:p>
      <text:p text:style-name="P1">tar: drupal-7.54/modules/profile/profile-block.tpl.php: Cannot open: File exists</text:p>
      <text:p text:style-name="P1">drupal-7.54/modules/profile/profile-listing.tpl.php</text:p>
      <text:p text:style-name="P1"><text:soft-page-break/>tar: drupal-7.54/modules/profile/profile-listing.tpl.php: Cannot open: File exists</text:p>
      <text:p text:style-name="P1">drupal-7.54/modules/profile/profile-wrapper.tpl.php</text:p>
      <text:p text:style-name="P1">tar: drupal-7.54/modules/profile/profile-wrapper.tpl.php: Cannot open: File exists</text:p>
      <text:p text:style-name="P1">drupal-7.54/modules/profile/profile.admin.inc</text:p>
      <text:p text:style-name="P1">tar: drupal-7.54/modules/profile/profile.admin.inc: Cannot open: File exists</text:p>
      <text:p text:style-name="P1">drupal-7.54/modules/profile/profile.css</text:p>
      <text:p text:style-name="P1">tar: drupal-7.54/modules/profile/profile.css: Cannot open: File exists</text:p>
      <text:p text:style-name="P1">drupal-7.54/modules/profile/profile.info</text:p>
      <text:p text:style-name="P1">tar: drupal-7.54/modules/profile/profile.info: Cannot open: File exists</text:p>
      <text:p text:style-name="P1">drupal-7.54/modules/profile/profile.install</text:p>
      <text:p text:style-name="P1">tar: drupal-7.54/modules/profile/profile.install: Cannot open: File exists</text:p>
      <text:p text:style-name="P1">drupal-7.54/modules/profile/profile.js</text:p>
      <text:p text:style-name="P1">tar: drupal-7.54/modules/profile/profile.js: Cannot open: File exists</text:p>
      <text:p text:style-name="P1">drupal-7.54/modules/profile/profile.module</text:p>
      <text:p text:style-name="P1">tar: drupal-7.54/modules/profile/profile.module: Cannot open: File exists</text:p>
      <text:p text:style-name="P1">drupal-7.54/modules/profile/profile.pages.inc</text:p>
      <text:p text:style-name="P1">tar: drupal-7.54/modules/profile/profile.pages.inc: Cannot open: File exists</text:p>
      <text:p text:style-name="P1">drupal-7.54/modules/profile/profile.test</text:p>
      <text:p text:style-name="P1">tar: drupal-7.54/modules/profile/profile.test: Cannot open: File exists</text:p>
      <text:p text:style-name="P1">drupal-7.54/modules/rdf/</text:p>
      <text:p text:style-name="P1">tar: drupal-7.54/modules/profile: Cannot utime: Operation not permitted</text:p>
      <text:p text:style-name="P1">drupal-7.54/modules/rdf/rdf.api.php</text:p>
      <text:p text:style-name="P1">tar: drupal-7.54/modules/rdf/rdf.api.php: Cannot open: File exists</text:p>
      <text:p text:style-name="P1">drupal-7.54/modules/rdf/rdf.info</text:p>
      <text:p text:style-name="P1">tar: drupal-7.54/modules/rdf/rdf.info: Cannot open: File exists</text:p>
      <text:p text:style-name="P1">drupal-7.54/modules/rdf/rdf.install</text:p>
      <text:p text:style-name="P1">tar: drupal-7.54/modules/rdf/rdf.install: Cannot open: File exists</text:p>
      <text:p text:style-name="P1">drupal-7.54/modules/rdf/rdf.module</text:p>
      <text:p text:style-name="P1">tar: drupal-7.54/modules/rdf/rdf.module: Cannot open: File exists</text:p>
      <text:p text:style-name="P1">drupal-7.54/modules/rdf/rdf.test</text:p>
      <text:p text:style-name="P1">tar: drupal-7.54/modules/rdf/rdf.test: Cannot open: File exists</text:p>
      <text:p text:style-name="P1">drupal-7.54/modules/rdf/tests/</text:p>
      <text:p text:style-name="P1">drupal-7.54/modules/rdf/tests/rdf_test.info</text:p>
      <text:p text:style-name="P1">tar: drupal-7.54/modules/rdf/tests/rdf_test.info: Cannot open: File exists</text:p>
      <text:p text:style-name="P1">drupal-7.54/modules/rdf/tests/rdf_test.install</text:p>
      <text:p text:style-name="P1">tar: drupal-7.54/modules/rdf/tests/rdf_test.install: Cannot open: File exists</text:p>
      <text:p text:style-name="P1">drupal-7.54/modules/rdf/tests/rdf_test.module</text:p>
      <text:p text:style-name="P1">tar: drupal-7.54/modules/rdf/tests/rdf_test.module: Cannot open: File exists</text:p>
      <text:p text:style-name="P1">drupal-7.54/modules/search/</text:p>
      <text:p text:style-name="P1">tar: drupal-7.54/modules/rdf/tests: Cannot utime: Operation not permitted</text:p>
      <text:p text:style-name="P1">tar: drupal-7.54/modules/rdf: Cannot utime: Operation not permitted</text:p>
      <text:p text:style-name="P1">drupal-7.54/modules/search/search-block-form.tpl.php</text:p>
      <text:p text:style-name="P1">tar: drupal-7.54/modules/search/search-block-form.tpl.php: Cannot open: File exists</text:p>
      <text:p text:style-name="P1">drupal-7.54/modules/search/search-result.tpl.php</text:p>
      <text:p text:style-name="P1">tar: drupal-7.54/modules/search/search-result.tpl.php: Cannot open: File exists</text:p>
      <text:p text:style-name="P1">drupal-7.54/modules/search/search-results.tpl.php</text:p>
      <text:p text:style-name="P1">tar: drupal-7.54/modules/search/search-results.tpl.php: Cannot open: File exists</text:p>
      <text:p text:style-name="P1">drupal-7.54/modules/search/search-rtl.css</text:p>
      <text:p text:style-name="P1">tar: drupal-7.54/modules/search/search-rtl.css: Cannot open: File exists</text:p>
      <text:p text:style-name="P1">drupal-7.54/modules/search/search.admin.inc</text:p>
      <text:p text:style-name="P1">tar: drupal-7.54/modules/search/search.admin.inc: Cannot open: File exists</text:p>
      <text:p text:style-name="P1">drupal-7.54/modules/search/search.api.php</text:p>
      <text:p text:style-name="P1"><text:soft-page-break/>tar: drupal-7.54/modules/search/search.api.php: Cannot open: File exists</text:p>
      <text:p text:style-name="P1">drupal-7.54/modules/search/search.css</text:p>
      <text:p text:style-name="P1">tar: drupal-7.54/modules/search/search.css: Cannot open: File exists</text:p>
      <text:p text:style-name="P1">drupal-7.54/modules/search/search.extender.inc</text:p>
      <text:p text:style-name="P1">tar: drupal-7.54/modules/search/search.extender.inc: Cannot open: File exists</text:p>
      <text:p text:style-name="P1">drupal-7.54/modules/search/search.info</text:p>
      <text:p text:style-name="P1">tar: drupal-7.54/modules/search/search.info: Cannot open: File exists</text:p>
      <text:p text:style-name="P1">drupal-7.54/modules/search/search.install</text:p>
      <text:p text:style-name="P1">tar: drupal-7.54/modules/search/search.install: Cannot open: File exists</text:p>
      <text:p text:style-name="P1">drupal-7.54/modules/search/search.module</text:p>
      <text:p text:style-name="P1">tar: drupal-7.54/modules/search/search.module: Cannot open: File exists</text:p>
      <text:p text:style-name="P1">drupal-7.54/modules/search/search.pages.inc</text:p>
      <text:p text:style-name="P1">tar: drupal-7.54/modules/search/search.pages.inc: Cannot open: File exists</text:p>
      <text:p text:style-name="P1">drupal-7.54/modules/search/search.test</text:p>
      <text:p text:style-name="P1">tar: drupal-7.54/modules/search/search.test: Cannot open: File exists</text:p>
      <text:p text:style-name="P1">drupal-7.54/modules/search/tests/</text:p>
      <text:p text:style-name="P1">drupal-7.54/modules/search/tests/UnicodeTest.txt</text:p>
      <text:p text:style-name="P1">tar: drupal-7.54/modules/search/tests/UnicodeTest.txt: Cannot open: File exists</text:p>
      <text:p text:style-name="P1">drupal-7.54/modules/search/tests/search_embedded_form.info</text:p>
      <text:p text:style-name="P1">tar: drupal-7.54/modules/search/tests/search_embedded_form.info: Cannot open: File exists</text:p>
      <text:p text:style-name="P1">drupal-7.54/modules/search/tests/search_embedded_form.module</text:p>
      <text:p text:style-name="P1">tar: drupal-7.54/modules/search/tests/search_embedded_form.module: Cannot open: File exists</text:p>
      <text:p text:style-name="P1">drupal-7.54/modules/search/tests/search_extra_type.info</text:p>
      <text:p text:style-name="P1">tar: drupal-7.54/modules/search/tests/search_extra_type.info: Cannot open: File exists</text:p>
      <text:p text:style-name="P1">drupal-7.54/modules/search/tests/search_extra_type.module</text:p>
      <text:p text:style-name="P1">tar: drupal-7.54/modules/search/tests/search_extra_type.module: Cannot open: File exists</text:p>
      <text:p text:style-name="P1">drupal-7.54/modules/search/tests/search_node_tags.info</text:p>
      <text:p text:style-name="P1">tar: drupal-7.54/modules/search/tests/search_node_tags.info: Cannot open: File exists</text:p>
      <text:p text:style-name="P1">drupal-7.54/modules/search/tests/search_node_tags.module</text:p>
      <text:p text:style-name="P1">tar: drupal-7.54/modules/search/tests/search_node_tags.module: Cannot open: File exists</text:p>
      <text:p text:style-name="P1">drupal-7.54/modules/shortcut/</text:p>
      <text:p text:style-name="P1">tar: drupal-7.54/modules/search/tests: Cannot utime: Operation not permitted</text:p>
      <text:p text:style-name="P1">tar: drupal-7.54/modules/search: Cannot utime: Operation not permitted</text:p>
      <text:p text:style-name="P1">drupal-7.54/modules/shortcut/shortcut-rtl.css</text:p>
      <text:p text:style-name="P1">tar: drupal-7.54/modules/shortcut/shortcut-rtl.css: Cannot open: File exists</text:p>
      <text:p text:style-name="P1">drupal-7.54/modules/shortcut/shortcut.admin.css</text:p>
      <text:p text:style-name="P1">tar: drupal-7.54/modules/shortcut/shortcut.admin.css: Cannot open: File exists</text:p>
      <text:p text:style-name="P1">drupal-7.54/modules/shortcut/shortcut.admin.inc</text:p>
      <text:p text:style-name="P1">tar: drupal-7.54/modules/shortcut/shortcut.admin.inc: Cannot open: File exists</text:p>
      <text:p text:style-name="P1">drupal-7.54/modules/shortcut/shortcut.admin.js</text:p>
      <text:p text:style-name="P1">tar: drupal-7.54/modules/shortcut/shortcut.admin.js: Cannot open: File exists</text:p>
      <text:p text:style-name="P1">drupal-7.54/modules/shortcut/shortcut.api.php</text:p>
      <text:p text:style-name="P1">tar: drupal-7.54/modules/shortcut/shortcut.api.php: Cannot open: File exists</text:p>
      <text:p text:style-name="P1">drupal-7.54/modules/shortcut/shortcut.css</text:p>
      <text:p text:style-name="P1">tar: drupal-7.54/modules/shortcut/shortcut.css: Cannot open: File exists</text:p>
      <text:p text:style-name="P1">drupal-7.54/modules/shortcut/shortcut.info</text:p>
      <text:p text:style-name="P1">tar: drupal-7.54/modules/shortcut/shortcut.info: Cannot open: File exists</text:p>
      <text:p text:style-name="P1">drupal-7.54/modules/shortcut/shortcut.install</text:p>
      <text:p text:style-name="P1">tar: drupal-7.54/modules/shortcut/shortcut.install: Cannot open: File exists</text:p>
      <text:p text:style-name="P1">drupal-7.54/modules/shortcut/shortcut.module</text:p>
      <text:p text:style-name="P1">tar: drupal-7.54/modules/shortcut/shortcut.module: Cannot open: File exists</text:p>
      <text:p text:style-name="P1">drupal-7.54/modules/shortcut/shortcut.png</text:p>
      <text:p text:style-name="P1"><text:soft-page-break/>tar: drupal-7.54/modules/shortcut/shortcut.png: Cannot open: File exists</text:p>
      <text:p text:style-name="P1">drupal-7.54/modules/shortcut/shortcut.test</text:p>
      <text:p text:style-name="P1">tar: drupal-7.54/modules/shortcut/shortcut.test: Cannot open: File exists</text:p>
      <text:p text:style-name="P1">drupal-7.54/modules/simpletest/</text:p>
      <text:p text:style-name="P1">tar: drupal-7.54/modules/shortcut: Cannot utime: Operation not permitted</text:p>
      <text:p text:style-name="P1">drupal-7.54/modules/simpletest/drupal_web_test_case.php</text:p>
      <text:p text:style-name="P1">tar: drupal-7.54/modules/simpletest/drupal_web_test_case.php: Cannot open: File exists</text:p>
      <text:p text:style-name="P1">drupal-7.54/modules/simpletest/files/</text:p>
      <text:p text:style-name="P1">drupal-7.54/modules/simpletest/files/README.txt</text:p>
      <text:p text:style-name="P1">tar: drupal-7.54/modules/simpletest/files/README.txt: Cannot open: File exists</text:p>
      <text:p text:style-name="P1">drupal-7.54/modules/simpletest/files/css_test_files/</text:p>
      <text:p text:style-name="P1">drupal-7.54/modules/simpletest/files/css_test_files/comment_hacks.css</text:p>
      <text:p text:style-name="P1">tar: drupal-7.54/modules/simpletest/files/css_test_files/comment_hacks.css: Cannot open: File exists</text:p>
      <text:p text:style-name="P1">drupal-7.54/modules/simpletest/files/css_test_files/comment_hacks.css.optimized.css</text:p>
      <text:p text:style-name="P1">tar: drupal-7.54/modules/simpletest/files/css_test_files/comment_hacks.css.optimized.css: Cannot open: File exists</text:p>
      <text:p text:style-name="P1">drupal-7.54/modules/simpletest/files/css_test_files/comment_hacks.css.unoptimized.css</text:p>
      <text:p text:style-name="P1">tar: drupal-7.54/modules/simpletest/files/css_test_files/comment_hacks.css.unoptimized.css: Cannot open: File exists</text:p>
      <text:p text:style-name="P1">drupal-7.54/modules/simpletest/files/css_test_files/css_input_with_import.css</text:p>
      <text:p text:style-name="P1">tar: drupal-7.54/modules/simpletest/files/css_test_files/css_input_with_import.css: Cannot open: File exists</text:p>
      <text:p text:style-name="P1">drupal-7.54/modules/simpletest/files/css_test_files/css_input_with_import.css.optimized.css</text:p>
      <text:p text:style-name="P1">tar: drupal-7.54/modules/simpletest/files/css_test_files/css_input_with_import.css.optimized.css: Cannot open: File exists</text:p>
      <text:p text:style-name="P1">drupal-7.54/modules/simpletest/files/css_test_files/css_input_with_import.css.unoptimized.css</text:p>
      <text:p text:style-name="P1">tar: drupal-7.54/modules/simpletest/files/css_test_files/css_input_with_import.css.unoptimized.css: Cannot open: File exists</text:p>
      <text:p text:style-name="P1">drupal-7.54/modules/simpletest/files/css_test_files/css_input_without_import.css</text:p>
      <text:p text:style-name="P1">tar: drupal-7.54/modules/simpletest/files/css_test_files/css_input_without_import.css: Cannot open: File exists</text:p>
      <text:p text:style-name="P1">drupal-7.54/modules/simpletest/files/css_test_files/css_input_without_import.css.optimized.css</text:p>
      <text:p text:style-name="P1">tar: drupal-7.54/modules/simpletest/files/css_test_files/css_input_without_import.css.optimized.css: Cannot open: File exists</text:p>
      <text:p text:style-name="P1">drupal-7.54/modules/simpletest/files/css_test_files/css_input_without_import.css.unoptimized.css</text:p>
      <text:p text:style-name="P1">tar: drupal-7.54/modules/simpletest/files/css_test_files/css_input_without_import.css.unoptimized.css: Cannot open: File exists</text:p>
      <text:p text:style-name="P1">drupal-7.54/modules/simpletest/files/css_test_files/css_subfolder/</text:p>
      <text:p text:style-name="P1">drupal-7.54/modules/simpletest/files/css_test_files/css_subfolder/css_input_with_import.css</text:p>
      <text:p text:style-name="P1">tar: drupal-7.54/modules/simpletest/files/css_test_files/css_subfolder/css_input_with_import.css: Cannot open: File exists</text:p>
      <text:p text:style-name="P1">drupal-7.54/modules/simpletest/files/css_test_files/css_subfolder/css_input_with_import.css.optimized.css</text:p>
      <text:p text:style-name="P1">tar: drupal-7.54/modules/simpletest/files/css_test_files/css_subfolder/css_input_with_import.css.optimized.css: Cannot open: File exists</text:p>
      <text:p text:style-name="P1">drupal-7.54/modules/simpletest/files/css_test_files/css_subfolder/css_input_with_import.css.unoptimized.css</text:p>
      <text:p text:style-name="P1">tar: drupal-<text:soft-page-break/>7.54/modules/simpletest/files/css_test_files/css_subfolder/css_input_with_import.css.unoptimized.css: Cannot open: File exists</text:p>
      <text:p text:style-name="P1">drupal-7.54/modules/simpletest/files/css_test_files/import1.css</text:p>
      <text:p text:style-name="P1">tar: drupal-7.54/modules/simpletest/files/css_test_files/css_subfolder: Cannot utime: Operation not permitted</text:p>
      <text:p text:style-name="P1">tar: drupal-7.54/modules/simpletest/files/css_test_files/import1.css: Cannot open: File exists</text:p>
      <text:p text:style-name="P1">drupal-7.54/modules/simpletest/files/css_test_files/import2.css</text:p>
      <text:p text:style-name="P1">tar: drupal-7.54/modules/simpletest/files/css_test_files/import2.css: Cannot open: File exists</text:p>
      <text:p text:style-name="P1">drupal-7.54/modules/simpletest/files/html-1.txt</text:p>
      <text:p text:style-name="P1">tar: drupal-7.54/modules/simpletest/files/css_test_files: Cannot utime: Operation not permitted</text:p>
      <text:p text:style-name="P1">tar: drupal-7.54/modules/simpletest/files/html-1.txt: Cannot open: File exists</text:p>
      <text:p text:style-name="P1">drupal-7.54/modules/simpletest/files/html-2.html</text:p>
      <text:p text:style-name="P1">tar: drupal-7.54/modules/simpletest/files/html-2.html: Cannot open: File exists</text:p>
      <text:p text:style-name="P1">drupal-7.54/modules/simpletest/files/image-1.png</text:p>
      <text:p text:style-name="P1">tar: drupal-7.54/modules/simpletest/files/image-1.png: Cannot open: File exists</text:p>
      <text:p text:style-name="P1">drupal-7.54/modules/simpletest/files/image-2.jpg</text:p>
      <text:p text:style-name="P1">tar: drupal-7.54/modules/simpletest/files/image-2.jpg: Cannot open: File exists</text:p>
      <text:p text:style-name="P1">drupal-7.54/modules/simpletest/files/image-test-no-transparency.gif</text:p>
      <text:p text:style-name="P1">tar: drupal-7.54/modules/simpletest/files/image-test-no-transparency.gif: Cannot open: File exists</text:p>
      <text:p text:style-name="P1">drupal-7.54/modules/simpletest/files/image-test-transparent-out-of-range.gif</text:p>
      <text:p text:style-name="P1">tar: drupal-7.54/modules/simpletest/files/image-test-transparent-out-of-range.gif: Cannot open: File exists</text:p>
      <text:p text:style-name="P1">drupal-7.54/modules/simpletest/files/image-test.gif</text:p>
      <text:p text:style-name="P1">tar: drupal-7.54/modules/simpletest/files/image-test.gif: Cannot open: File exists</text:p>
      <text:p text:style-name="P1">drupal-7.54/modules/simpletest/files/image-test.jpg</text:p>
      <text:p text:style-name="P1">tar: drupal-7.54/modules/simpletest/files/image-test.jpg: Cannot open: File exists</text:p>
      <text:p text:style-name="P1">drupal-7.54/modules/simpletest/files/image-test.png</text:p>
      <text:p text:style-name="P1">tar: drupal-7.54/modules/simpletest/files/image-test.png: Cannot open: File exists</text:p>
      <text:p text:style-name="P1">drupal-7.54/modules/simpletest/files/javascript-1.txt</text:p>
      <text:p text:style-name="P1">tar: drupal-7.54/modules/simpletest/files/javascript-1.txt: Cannot open: File exists</text:p>
      <text:p text:style-name="P1">drupal-7.54/modules/simpletest/files/javascript-2.script</text:p>
      <text:p text:style-name="P1">tar: drupal-7.54/modules/simpletest/files/javascript-2.script: Cannot open: File exists</text:p>
      <text:p text:style-name="P1">drupal-7.54/modules/simpletest/files/php-1.txt</text:p>
      <text:p text:style-name="P1">tar: drupal-7.54/modules/simpletest/files/php-1.txt: Cannot open: File exists</text:p>
      <text:p text:style-name="P1">drupal-7.54/modules/simpletest/files/php-2.php</text:p>
      <text:p text:style-name="P1">tar: drupal-7.54/modules/simpletest/files/php-2.php: Cannot open: File exists</text:p>
      <text:p text:style-name="P1">drupal-7.54/modules/simpletest/files/sql-1.txt</text:p>
      <text:p text:style-name="P1">tar: drupal-7.54/modules/simpletest/files/sql-1.txt: Cannot open: File exists</text:p>
      <text:p text:style-name="P1">drupal-7.54/modules/simpletest/files/sql-2.sql</text:p>
      <text:p text:style-name="P1">tar: drupal-7.54/modules/simpletest/files/sql-2.sql: Cannot open: File exists</text:p>
      <text:p text:style-name="P1">drupal-7.54/modules/simpletest/lib/</text:p>
      <text:p text:style-name="P1">tar: drupal-7.54/modules/simpletest/files: Cannot utime: Operation not permitted</text:p>
      <text:p text:style-name="P1">drupal-7.54/modules/simpletest/lib/Drupal/</text:p>
      <text:p text:style-name="P1">drupal-7.54/modules/simpletest/lib/Drupal/simpletest/</text:p>
      <text:p text:style-name="P1">drupal-7.54/modules/simpletest/lib/Drupal/simpletest/Tests/</text:p>
      <text:p text:style-name="P1">drupal-7.54/modules/simpletest/lib/Drupal/simpletest/Tests/PSR0WebTest.php</text:p>
      <text:p text:style-name="P1">tar: drupal-7.54/modules/simpletest/lib/Drupal/simpletest/Tests/PSR0WebTest.php: Cannot open: File exists</text:p>
      <text:p text:style-name="P1">drupal-7.54/modules/simpletest/simpletest.api.php</text:p>
      <text:p text:style-name="P1">tar: drupal-7.54/modules/simpletest/lib/Drupal/simpletest/Tests: Cannot utime: Operation not permitted</text:p>
      <text:p text:style-name="P1">tar: drupal-7.54/modules/simpletest/lib/Drupal/simpletest: Cannot utime: Operation not permitted</text:p>
      <text:p text:style-name="P1"><text:soft-page-break/>tar: drupal-7.54/modules/simpletest/lib/Drupal: Cannot utime: Operation not permitted</text:p>
      <text:p text:style-name="P1">tar: drupal-7.54/modules/simpletest/lib: Cannot utime: Operation not permitted</text:p>
      <text:p text:style-name="P1">tar: drupal-7.54/modules/simpletest/simpletest.api.php: Cannot open: File exists</text:p>
      <text:p text:style-name="P1">drupal-7.54/modules/simpletest/simpletest.css</text:p>
      <text:p text:style-name="P1">tar: drupal-7.54/modules/simpletest/simpletest.css: Cannot open: File exists</text:p>
      <text:p text:style-name="P1">drupal-7.54/modules/simpletest/simpletest.info</text:p>
      <text:p text:style-name="P1">tar: drupal-7.54/modules/simpletest/simpletest.info: Cannot open: File exists</text:p>
      <text:p text:style-name="P1">drupal-7.54/modules/simpletest/simpletest.install</text:p>
      <text:p text:style-name="P1">tar: drupal-7.54/modules/simpletest/simpletest.install: Cannot open: File exists</text:p>
      <text:p text:style-name="P1">drupal-7.54/modules/simpletest/simpletest.js</text:p>
      <text:p text:style-name="P1">tar: drupal-7.54/modules/simpletest/simpletest.js: Cannot open: File exists</text:p>
      <text:p text:style-name="P1">drupal-7.54/modules/simpletest/simpletest.module</text:p>
      <text:p text:style-name="P1">tar: drupal-7.54/modules/simpletest/simpletest.module: Cannot open: File exists</text:p>
      <text:p text:style-name="P1">drupal-7.54/modules/simpletest/simpletest.pages.inc</text:p>
      <text:p text:style-name="P1">tar: drupal-7.54/modules/simpletest/simpletest.pages.inc: Cannot open: File exists</text:p>
      <text:p text:style-name="P1">drupal-7.54/modules/simpletest/simpletest.test</text:p>
      <text:p text:style-name="P1">tar: drupal-7.54/modules/simpletest/simpletest.test: Cannot open: File exists</text:p>
      <text:p text:style-name="P1">drupal-7.54/modules/simpletest/src/</text:p>
      <text:p text:style-name="P1">drupal-7.54/modules/simpletest/src/Tests/</text:p>
      <text:p text:style-name="P1">drupal-7.54/modules/simpletest/src/Tests/PSR4WebTest.php</text:p>
      <text:p text:style-name="P1">tar: drupal-7.54/modules/simpletest/src/Tests/PSR4WebTest.php: Cannot open: File exists</text:p>
      <text:p text:style-name="P1">drupal-7.54/modules/simpletest/tests/</text:p>
      <text:p text:style-name="P1">tar: drupal-7.54/modules/simpletest/src/Tests: Cannot utime: Operation not permitted</text:p>
      <text:p text:style-name="P1">tar: drupal-7.54/modules/simpletest/src: Cannot utime: Operation not permitted</text:p>
      <text:p text:style-name="P1">drupal-7.54/modules/simpletest/tests/actions.test</text:p>
      <text:p text:style-name="P1">tar: drupal-7.54/modules/simpletest/tests/actions.test: Cannot open: File exists</text:p>
      <text:p text:style-name="P1">drupal-7.54/modules/simpletest/tests/actions_loop_test.info</text:p>
      <text:p text:style-name="P1">tar: drupal-7.54/modules/simpletest/tests/actions_loop_test.info: Cannot open: File exists</text:p>
      <text:p text:style-name="P1">drupal-7.54/modules/simpletest/tests/actions_loop_test.install</text:p>
      <text:p text:style-name="P1">tar: drupal-7.54/modules/simpletest/tests/actions_loop_test.install: Cannot open: File exists</text:p>
      <text:p text:style-name="P1">drupal-7.54/modules/simpletest/tests/actions_loop_test.module</text:p>
      <text:p text:style-name="P1">tar: drupal-7.54/modules/simpletest/tests/actions_loop_test.module: Cannot open: File exists</text:p>
      <text:p text:style-name="P1">drupal-7.54/modules/simpletest/tests/ajax.test</text:p>
      <text:p text:style-name="P1">tar: drupal-7.54/modules/simpletest/tests/ajax.test: Cannot open: File exists</text:p>
      <text:p text:style-name="P1">drupal-7.54/modules/simpletest/tests/ajax_forms_test.info</text:p>
      <text:p text:style-name="P1">tar: drupal-7.54/modules/simpletest/tests/ajax_forms_test.info: Cannot open: File exists</text:p>
      <text:p text:style-name="P1">drupal-7.54/modules/simpletest/tests/ajax_forms_test.module</text:p>
      <text:p text:style-name="P1">tar: drupal-7.54/modules/simpletest/tests/ajax_forms_test.module: Cannot open: File exists</text:p>
      <text:p text:style-name="P1">drupal-7.54/modules/simpletest/tests/ajax_test.info</text:p>
      <text:p text:style-name="P1">tar: drupal-7.54/modules/simpletest/tests/ajax_test.info: Cannot open: File exists</text:p>
      <text:p text:style-name="P1">drupal-7.54/modules/simpletest/tests/ajax_test.module</text:p>
      <text:p text:style-name="P1">tar: drupal-7.54/modules/simpletest/tests/ajax_test.module: Cannot open: File exists</text:p>
      <text:p text:style-name="P1">drupal-7.54/modules/simpletest/tests/batch.test</text:p>
      <text:p text:style-name="P1">tar: drupal-7.54/modules/simpletest/tests/batch.test: Cannot open: File exists</text:p>
      <text:p text:style-name="P1">drupal-7.54/modules/simpletest/tests/batch_test.callbacks.inc</text:p>
      <text:p text:style-name="P1">tar: drupal-7.54/modules/simpletest/tests/batch_test.callbacks.inc: Cannot open: File exists</text:p>
      <text:p text:style-name="P1">drupal-7.54/modules/simpletest/tests/batch_test.info</text:p>
      <text:p text:style-name="P1">tar: drupal-7.54/modules/simpletest/tests/batch_test.info: Cannot open: File exists</text:p>
      <text:p text:style-name="P1">drupal-7.54/modules/simpletest/tests/batch_test.module</text:p>
      <text:p text:style-name="P1">tar: drupal-7.54/modules/simpletest/tests/batch_test.module: Cannot open: File exists</text:p>
      <text:p text:style-name="P1">drupal-7.54/modules/simpletest/tests/boot.test</text:p>
      <text:p text:style-name="P1">tar: drupal-7.54/modules/simpletest/tests/boot.test: Cannot open: File exists</text:p>
      <text:p text:style-name="P1"><text:soft-page-break/>drupal-7.54/modules/simpletest/tests/boot_test_1.info</text:p>
      <text:p text:style-name="P1">tar: drupal-7.54/modules/simpletest/tests/boot_test_1.info: Cannot open: File exists</text:p>
      <text:p text:style-name="P1">drupal-7.54/modules/simpletest/tests/boot_test_1.module</text:p>
      <text:p text:style-name="P1">tar: drupal-7.54/modules/simpletest/tests/boot_test_1.module: Cannot open: File exists</text:p>
      <text:p text:style-name="P1">drupal-7.54/modules/simpletest/tests/boot_test_2.info</text:p>
      <text:p text:style-name="P1">tar: drupal-7.54/modules/simpletest/tests/boot_test_2.info: Cannot open: File exists</text:p>
      <text:p text:style-name="P1">drupal-7.54/modules/simpletest/tests/boot_test_2.module</text:p>
      <text:p text:style-name="P1">tar: drupal-7.54/modules/simpletest/tests/boot_test_2.module: Cannot open: File exists</text:p>
      <text:p text:style-name="P1">drupal-7.54/modules/simpletest/tests/bootstrap.test</text:p>
      <text:p text:style-name="P1">tar: drupal-7.54/modules/simpletest/tests/bootstrap.test: Cannot open: File exists</text:p>
      <text:p text:style-name="P1">drupal-7.54/modules/simpletest/tests/cache.test</text:p>
      <text:p text:style-name="P1">tar: drupal-7.54/modules/simpletest/tests/cache.test: Cannot open: File exists</text:p>
      <text:p text:style-name="P1">drupal-7.54/modules/simpletest/tests/common.test</text:p>
      <text:p text:style-name="P1">tar: drupal-7.54/modules/simpletest/tests/common.test: Cannot open: File exists</text:p>
      <text:p text:style-name="P1">drupal-7.54/modules/simpletest/tests/common_test.css</text:p>
      <text:p text:style-name="P1">tar: drupal-7.54/modules/simpletest/tests/common_test.css: Cannot open: File exists</text:p>
      <text:p text:style-name="P1">drupal-7.54/modules/simpletest/tests/common_test.info</text:p>
      <text:p text:style-name="P1">tar: drupal-7.54/modules/simpletest/tests/common_test.info: Cannot open: File exists</text:p>
      <text:p text:style-name="P1">drupal-7.54/modules/simpletest/tests/common_test.module</text:p>
      <text:p text:style-name="P1">tar: drupal-7.54/modules/simpletest/tests/common_test.module: Cannot open: File exists</text:p>
      <text:p text:style-name="P1">drupal-7.54/modules/simpletest/tests/common_test.print.css</text:p>
      <text:p text:style-name="P1">tar: drupal-7.54/modules/simpletest/tests/common_test.print.css: Cannot open: File exists</text:p>
      <text:p text:style-name="P1">drupal-7.54/modules/simpletest/tests/common_test_cron_helper.info</text:p>
      <text:p text:style-name="P1">tar: drupal-7.54/modules/simpletest/tests/common_test_cron_helper.info: Cannot open: File exists</text:p>
      <text:p text:style-name="P1">drupal-7.54/modules/simpletest/tests/common_test_cron_helper.module</text:p>
      <text:p text:style-name="P1">tar: drupal-7.54/modules/simpletest/tests/common_test_cron_helper.module: Cannot open: File exists</text:p>
      <text:p text:style-name="P1">drupal-7.54/modules/simpletest/tests/common_test_info.txt</text:p>
      <text:p text:style-name="P1">tar: drupal-7.54/modules/simpletest/tests/common_test_info.txt: Cannot open: File exists</text:p>
      <text:p text:style-name="P1">drupal-7.54/modules/simpletest/tests/database_test.info</text:p>
      <text:p text:style-name="P1">tar: drupal-7.54/modules/simpletest/tests/database_test.info: Cannot open: File exists</text:p>
      <text:p text:style-name="P1">drupal-7.54/modules/simpletest/tests/database_test.install</text:p>
      <text:p text:style-name="P1">tar: drupal-7.54/modules/simpletest/tests/database_test.install: Cannot open: File exists</text:p>
      <text:p text:style-name="P1">drupal-7.54/modules/simpletest/tests/database_test.module</text:p>
      <text:p text:style-name="P1">tar: drupal-7.54/modules/simpletest/tests/database_test.module: Cannot open: File exists</text:p>
      <text:p text:style-name="P1">drupal-7.54/modules/simpletest/tests/database_test.test</text:p>
      <text:p text:style-name="P1">tar: drupal-7.54/modules/simpletest/tests/database_test.test: Cannot open: File exists</text:p>
      <text:p text:style-name="P1">drupal-7.54/modules/simpletest/tests/drupal_autoload_test/</text:p>
      <text:p text:style-name="P1">drupal-7.54/modules/simpletest/tests/drupal_autoload_test/drupal_autoload_test.info</text:p>
      <text:p text:style-name="P1">tar: drupal-7.54/modules/simpletest/tests/drupal_autoload_test/drupal_autoload_test.info: Cannot open: File exists</text:p>
      <text:p text:style-name="P1">drupal-7.54/modules/simpletest/tests/drupal_autoload_test/drupal_autoload_test.module</text:p>
      <text:p text:style-name="P1">tar: drupal-7.54/modules/simpletest/tests/drupal_autoload_test/drupal_autoload_test.module: Cannot open: File exists</text:p>
      <text:p text:style-name="P1">drupal-7.54/modules/simpletest/tests/drupal_autoload_test/drupal_autoload_test_class.inc</text:p>
      <text:p text:style-name="P1">tar: drupal-7.54/modules/simpletest/tests/drupal_autoload_test/drupal_autoload_test_class.inc: Cannot open: File exists</text:p>
      <text:p text:style-name="P1">drupal-7.54/modules/simpletest/tests/drupal_autoload_test/drupal_autoload_test_interface.inc</text:p>
      <text:p text:style-name="P1">tar: drupal-7.54/modules/simpletest/tests/drupal_autoload_test/drupal_autoload_test_interface.inc: Cannot open: File exists</text:p>
      <text:p text:style-name="P1">drupal-7.54/modules/simpletest/tests/drupal_autoload_test/drupal_autoload_test_trait.sh</text:p>
      <text:p text:style-name="P1">tar: drupal-7.54/modules/simpletest/tests/drupal_autoload_test/drupal_autoload_test_trait.sh: <text:soft-page-break/>Cannot open: File exists</text:p>
      <text:p text:style-name="P1">drupal-7.54/modules/simpletest/tests/drupal_system_listing_compatible_test/</text:p>
      <text:p text:style-name="P1">tar: drupal-7.54/modules/simpletest/tests/drupal_autoload_test: Cannot utime: Operation not permitted</text:p>
      <text:p text:style-name="P1">drupal-7.54/modules/simpletest/tests/drupal_system_listing_compatible_test/drupal_system_listing_compatible_test.info</text:p>
      <text:p text:style-name="P1">tar: drupal-7.54/modules/simpletest/tests/drupal_system_listing_compatible_test/drupal_system_listing_compatible_test.info: Cannot open: File exists</text:p>
      <text:p text:style-name="P1">drupal-7.54/modules/simpletest/tests/drupal_system_listing_compatible_test/drupal_system_listing_compatible_test.module</text:p>
      <text:p text:style-name="P1">tar: drupal-7.54/modules/simpletest/tests/drupal_system_listing_compatible_test/drupal_system_listing_compatible_test.module: Cannot open: File exists</text:p>
      <text:p text:style-name="P1">drupal-7.54/modules/simpletest/tests/drupal_system_listing_incompatible_test/</text:p>
      <text:p text:style-name="P1">tar: drupal-7.54/modules/simpletest/tests/drupal_system_listing_compatible_test: Cannot utime: Operation not permitted</text:p>
      <text:p text:style-name="P1">drupal-7.54/modules/simpletest/tests/drupal_system_listing_incompatible_test/drupal_system_listing_incompatible_test.info</text:p>
      <text:p text:style-name="P1">tar: drupal-7.54/modules/simpletest/tests/drupal_system_listing_incompatible_test/drupal_system_listing_incompatible_test.info: Cannot open: File exists</text:p>
      <text:p text:style-name="P1">drupal-7.54/modules/simpletest/tests/drupal_system_listing_incompatible_test/drupal_system_listing_incompatible_test.module</text:p>
      <text:p text:style-name="P1">tar: drupal-7.54/modules/simpletest/tests/drupal_system_listing_incompatible_test/drupal_system_listing_incompatible_test.module: Cannot open: File exists</text:p>
      <text:p text:style-name="P1">drupal-7.54/modules/simpletest/tests/entity_cache_test.info</text:p>
      <text:p text:style-name="P1">tar: drupal-7.54/modules/simpletest/tests/drupal_system_listing_incompatible_test: Cannot utime: Operation not permitted</text:p>
      <text:p text:style-name="P1">tar: drupal-7.54/modules/simpletest/tests/entity_cache_test.info: Cannot open: File exists</text:p>
      <text:p text:style-name="P1">drupal-7.54/modules/simpletest/tests/entity_cache_test.module</text:p>
      <text:p text:style-name="P1">tar: drupal-7.54/modules/simpletest/tests/entity_cache_test.module: Cannot open: File exists</text:p>
      <text:p text:style-name="P1">drupal-7.54/modules/simpletest/tests/entity_cache_test_dependency.info</text:p>
      <text:p text:style-name="P1">tar: drupal-7.54/modules/simpletest/tests/entity_cache_test_dependency.info: Cannot open: File exists</text:p>
      <text:p text:style-name="P1">drupal-7.54/modules/simpletest/tests/entity_cache_test_dependency.module</text:p>
      <text:p text:style-name="P1">tar: drupal-7.54/modules/simpletest/tests/entity_cache_test_dependency.module: Cannot open: File exists</text:p>
      <text:p text:style-name="P1">drupal-7.54/modules/simpletest/tests/entity_crud.test</text:p>
      <text:p text:style-name="P1">tar: drupal-7.54/modules/simpletest/tests/entity_crud.test: Cannot open: File exists</text:p>
      <text:p text:style-name="P1">drupal-7.54/modules/simpletest/tests/entity_crud_hook_test.info</text:p>
      <text:p text:style-name="P1">tar: drupal-7.54/modules/simpletest/tests/entity_crud_hook_test.info: Cannot open: File exists</text:p>
      <text:p text:style-name="P1">drupal-7.54/modules/simpletest/tests/entity_crud_hook_test.module</text:p>
      <text:p text:style-name="P1">tar: drupal-7.54/modules/simpletest/tests/entity_crud_hook_test.module: Cannot open: File exists</text:p>
      <text:p text:style-name="P1">drupal-7.54/modules/simpletest/tests/entity_crud_hook_test.test</text:p>
      <text:p text:style-name="P1">tar: drupal-7.54/modules/simpletest/tests/entity_crud_hook_test.test: Cannot open: File exists</text:p>
      <text:p text:style-name="P1">drupal-7.54/modules/simpletest/tests/entity_query.test</text:p>
      <text:p text:style-name="P1"><text:soft-page-break/>tar: drupal-7.54/modules/simpletest/tests/entity_query.test: Cannot open: File exists</text:p>
      <text:p text:style-name="P1">drupal-7.54/modules/simpletest/tests/entity_query_access_test.info</text:p>
      <text:p text:style-name="P1">tar: drupal-7.54/modules/simpletest/tests/entity_query_access_test.info: Cannot open: File exists</text:p>
      <text:p text:style-name="P1">drupal-7.54/modules/simpletest/tests/entity_query_access_test.module</text:p>
      <text:p text:style-name="P1">tar: drupal-7.54/modules/simpletest/tests/entity_query_access_test.module: Cannot open: File exists</text:p>
      <text:p text:style-name="P1">drupal-7.54/modules/simpletest/tests/error.test</text:p>
      <text:p text:style-name="P1">tar: drupal-7.54/modules/simpletest/tests/error.test: Cannot open: File exists</text:p>
      <text:p text:style-name="P1">drupal-7.54/modules/simpletest/tests/error_test.info</text:p>
      <text:p text:style-name="P1">tar: drupal-7.54/modules/simpletest/tests/error_test.info: Cannot open: File exists</text:p>
      <text:p text:style-name="P1">drupal-7.54/modules/simpletest/tests/error_test.module</text:p>
      <text:p text:style-name="P1">tar: drupal-7.54/modules/simpletest/tests/error_test.module: Cannot open: File exists</text:p>
      <text:p text:style-name="P1">drupal-7.54/modules/simpletest/tests/file.test</text:p>
      <text:p text:style-name="P1">tar: drupal-7.54/modules/simpletest/tests/file.test: Cannot open: File exists</text:p>
      <text:p text:style-name="P1">drupal-7.54/modules/simpletest/tests/file_test.info</text:p>
      <text:p text:style-name="P1">tar: drupal-7.54/modules/simpletest/tests/file_test.info: Cannot open: File exists</text:p>
      <text:p text:style-name="P1">drupal-7.54/modules/simpletest/tests/file_test.module</text:p>
      <text:p text:style-name="P1">tar: drupal-7.54/modules/simpletest/tests/file_test.module: Cannot open: File exists</text:p>
      <text:p text:style-name="P1">drupal-7.54/modules/simpletest/tests/filetransfer.test</text:p>
      <text:p text:style-name="P1">tar: drupal-7.54/modules/simpletest/tests/filetransfer.test: Cannot open: File exists</text:p>
      <text:p text:style-name="P1">drupal-7.54/modules/simpletest/tests/filter_test.info</text:p>
      <text:p text:style-name="P1">tar: drupal-7.54/modules/simpletest/tests/filter_test.info: Cannot open: File exists</text:p>
      <text:p text:style-name="P1">drupal-7.54/modules/simpletest/tests/filter_test.module</text:p>
      <text:p text:style-name="P1">tar: drupal-7.54/modules/simpletest/tests/filter_test.module: Cannot open: File exists</text:p>
      <text:p text:style-name="P1">drupal-7.54/modules/simpletest/tests/form.test</text:p>
      <text:p text:style-name="P1">tar: drupal-7.54/modules/simpletest/tests/form.test: Cannot open: File exists</text:p>
      <text:p text:style-name="P1">drupal-7.54/modules/simpletest/tests/form_test.file.inc</text:p>
      <text:p text:style-name="P1">tar: drupal-7.54/modules/simpletest/tests/form_test.file.inc: Cannot open: File exists</text:p>
      <text:p text:style-name="P1">drupal-7.54/modules/simpletest/tests/form_test.info</text:p>
      <text:p text:style-name="P1">tar: drupal-7.54/modules/simpletest/tests/form_test.info: Cannot open: File exists</text:p>
      <text:p text:style-name="P1">drupal-7.54/modules/simpletest/tests/form_test.module</text:p>
      <text:p text:style-name="P1">tar: drupal-7.54/modules/simpletest/tests/form_test.module: Cannot open: File exists</text:p>
      <text:p text:style-name="P1">drupal-7.54/modules/simpletest/tests/graph.test</text:p>
      <text:p text:style-name="P1">tar: drupal-7.54/modules/simpletest/tests/graph.test: Cannot open: File exists</text:p>
      <text:p text:style-name="P1">drupal-7.54/modules/simpletest/tests/http.php</text:p>
      <text:p text:style-name="P1">tar: drupal-7.54/modules/simpletest/tests/http.php: Cannot open: File exists</text:p>
      <text:p text:style-name="P1">drupal-7.54/modules/simpletest/tests/https.php</text:p>
      <text:p text:style-name="P1">tar: drupal-7.54/modules/simpletest/tests/https.php: Cannot open: File exists</text:p>
      <text:p text:style-name="P1">drupal-7.54/modules/simpletest/tests/image.test</text:p>
      <text:p text:style-name="P1">tar: drupal-7.54/modules/simpletest/tests/image.test: Cannot open: File exists</text:p>
      <text:p text:style-name="P1">drupal-7.54/modules/simpletest/tests/image_test.info</text:p>
      <text:p text:style-name="P1">tar: drupal-7.54/modules/simpletest/tests/image_test.info: Cannot open: File exists</text:p>
      <text:p text:style-name="P1">drupal-7.54/modules/simpletest/tests/image_test.module</text:p>
      <text:p text:style-name="P1">tar: drupal-7.54/modules/simpletest/tests/image_test.module: Cannot open: File exists</text:p>
      <text:p text:style-name="P1">drupal-7.54/modules/simpletest/tests/lock.test</text:p>
      <text:p text:style-name="P1">tar: drupal-7.54/modules/simpletest/tests/lock.test: Cannot open: File exists</text:p>
      <text:p text:style-name="P1">drupal-7.54/modules/simpletest/tests/mail.test</text:p>
      <text:p text:style-name="P1">tar: drupal-7.54/modules/simpletest/tests/mail.test: Cannot open: File exists</text:p>
      <text:p text:style-name="P1">drupal-7.54/modules/simpletest/tests/menu.test</text:p>
      <text:p text:style-name="P1">tar: drupal-7.54/modules/simpletest/tests/menu.test: Cannot open: File exists</text:p>
      <text:p text:style-name="P1">drupal-7.54/modules/simpletest/tests/menu_test.info</text:p>
      <text:p text:style-name="P1">tar: drupal-7.54/modules/simpletest/tests/menu_test.info: Cannot open: File exists</text:p>
      <text:p text:style-name="P1">drupal-7.54/modules/simpletest/tests/menu_test.module</text:p>
      <text:p text:style-name="P1"><text:soft-page-break/>tar: drupal-7.54/modules/simpletest/tests/menu_test.module: Cannot open: File exists</text:p>
      <text:p text:style-name="P1">drupal-7.54/modules/simpletest/tests/module.test</text:p>
      <text:p text:style-name="P1">tar: drupal-7.54/modules/simpletest/tests/module.test: Cannot open: File exists</text:p>
      <text:p text:style-name="P1">drupal-7.54/modules/simpletest/tests/module_test.file.inc</text:p>
      <text:p text:style-name="P1">tar: drupal-7.54/modules/simpletest/tests/module_test.file.inc: Cannot open: File exists</text:p>
      <text:p text:style-name="P1">drupal-7.54/modules/simpletest/tests/module_test.implementations.inc</text:p>
      <text:p text:style-name="P1">tar: drupal-7.54/modules/simpletest/tests/module_test.implementations.inc: Cannot open: File exists</text:p>
      <text:p text:style-name="P1">drupal-7.54/modules/simpletest/tests/module_test.info</text:p>
      <text:p text:style-name="P1">tar: drupal-7.54/modules/simpletest/tests/module_test.info: Cannot open: File exists</text:p>
      <text:p text:style-name="P1">drupal-7.54/modules/simpletest/tests/module_test.install</text:p>
      <text:p text:style-name="P1">tar: drupal-7.54/modules/simpletest/tests/module_test.install: Cannot open: File exists</text:p>
      <text:p text:style-name="P1">drupal-7.54/modules/simpletest/tests/module_test.module</text:p>
      <text:p text:style-name="P1">tar: drupal-7.54/modules/simpletest/tests/module_test.module: Cannot open: File exists</text:p>
      <text:p text:style-name="P1">drupal-7.54/modules/simpletest/tests/pager.test</text:p>
      <text:p text:style-name="P1">tar: drupal-7.54/modules/simpletest/tests/pager.test: Cannot open: File exists</text:p>
      <text:p text:style-name="P1">drupal-7.54/modules/simpletest/tests/password.test</text:p>
      <text:p text:style-name="P1">tar: drupal-7.54/modules/simpletest/tests/password.test: Cannot open: File exists</text:p>
      <text:p text:style-name="P1">drupal-7.54/modules/simpletest/tests/path.test</text:p>
      <text:p text:style-name="P1">tar: drupal-7.54/modules/simpletest/tests/path.test: Cannot open: File exists</text:p>
      <text:p text:style-name="P1">drupal-7.54/modules/simpletest/tests/path_test.info</text:p>
      <text:p text:style-name="P1">tar: drupal-7.54/modules/simpletest/tests/path_test.info: Cannot open: File exists</text:p>
      <text:p text:style-name="P1">drupal-7.54/modules/simpletest/tests/path_test.module</text:p>
      <text:p text:style-name="P1">tar: drupal-7.54/modules/simpletest/tests/path_test.module: Cannot open: File exists</text:p>
      <text:p text:style-name="P1">drupal-7.54/modules/simpletest/tests/psr_0_test/</text:p>
      <text:p text:style-name="P1">drupal-7.54/modules/simpletest/tests/psr_0_test/lib/</text:p>
      <text:p text:style-name="P1">drupal-7.54/modules/simpletest/tests/psr_0_test/lib/Drupal/</text:p>
      <text:p text:style-name="P1">drupal-7.54/modules/simpletest/tests/psr_0_test/lib/Drupal/psr_0_test/</text:p>
      <text:p text:style-name="P1">drupal-7.54/modules/simpletest/tests/psr_0_test/lib/Drupal/psr_0_test/Tests/</text:p>
      <text:p text:style-name="P1">drupal-7.54/modules/simpletest/tests/psr_0_test/lib/Drupal/psr_0_test/Tests/ExampleTest.php</text:p>
      <text:p text:style-name="P1">tar: drupal-7.54/modules/simpletest/tests/psr_0_test/lib/Drupal/psr_0_test/Tests/ExampleTest.php: Cannot open: File exists</text:p>
      <text:p text:style-name="P1">drupal-7.54/modules/simpletest/tests/psr_0_test/lib/Drupal/psr_0_test/Tests/Nested/</text:p>
      <text:p text:style-name="P1">drupal-7.54/modules/simpletest/tests/psr_0_test/lib/Drupal/psr_0_test/Tests/Nested/NestedExampleTest.php</text:p>
      <text:p text:style-name="P1">tar: drupal-7.54/modules/simpletest/tests/psr_0_test/lib/Drupal/psr_0_test/Tests/Nested/NestedExampleTest.php: Cannot open: File exists</text:p>
      <text:p text:style-name="P1">drupal-7.54/modules/simpletest/tests/psr_0_test/psr_0_test.info</text:p>
      <text:p text:style-name="P1">tar: drupal-7.54/modules/simpletest/tests/psr_0_test/lib/Drupal/psr_0_test/Tests/Nested: Cannot utime: Operation not permitted</text:p>
      <text:p text:style-name="P1">tar: drupal-7.54/modules/simpletest/tests/psr_0_test/lib/Drupal/psr_0_test/Tests: Cannot utime: Operation not permitted</text:p>
      <text:p text:style-name="P1">tar: drupal-7.54/modules/simpletest/tests/psr_0_test/lib/Drupal/psr_0_test: Cannot utime: Operation not permitted</text:p>
      <text:p text:style-name="P1">tar: drupal-7.54/modules/simpletest/tests/psr_0_test/lib/Drupal: Cannot utime: Operation not permitted</text:p>
      <text:p text:style-name="P1">tar: drupal-7.54/modules/simpletest/tests/psr_0_test/lib: Cannot utime: Operation not permitted</text:p>
      <text:p text:style-name="P1">tar: drupal-7.54/modules/simpletest/tests/psr_0_test/psr_0_test.info: Cannot open: File exists</text:p>
      <text:p text:style-name="P1">drupal-7.54/modules/simpletest/tests/psr_0_test/psr_0_test.module</text:p>
      <text:p text:style-name="P1">tar: drupal-7.54/modules/simpletest/tests/psr_0_test/psr_0_test.module: Cannot open: File exists</text:p>
      <text:p text:style-name="P1">drupal-7.54/modules/simpletest/tests/psr_4_test/</text:p>
      <text:p text:style-name="P1"><text:soft-page-break/>tar: drupal-7.54/modules/simpletest/tests/psr_0_test: Cannot utime: Operation not permitted</text:p>
      <text:p text:style-name="P1">drupal-7.54/modules/simpletest/tests/psr_4_test/psr_4_test.info</text:p>
      <text:p text:style-name="P1">tar: drupal-7.54/modules/simpletest/tests/psr_4_test/psr_4_test.info: Cannot open: File exists</text:p>
      <text:p text:style-name="P1">drupal-7.54/modules/simpletest/tests/psr_4_test/psr_4_test.module</text:p>
      <text:p text:style-name="P1">tar: drupal-7.54/modules/simpletest/tests/psr_4_test/psr_4_test.module: Cannot open: File exists</text:p>
      <text:p text:style-name="P1">drupal-7.54/modules/simpletest/tests/psr_4_test/src/</text:p>
      <text:p text:style-name="P1">drupal-7.54/modules/simpletest/tests/psr_4_test/src/Tests/</text:p>
      <text:p text:style-name="P1">drupal-7.54/modules/simpletest/tests/psr_4_test/src/Tests/ExampleTest.php</text:p>
      <text:p text:style-name="P1">tar: drupal-7.54/modules/simpletest/tests/psr_4_test/src/Tests/ExampleTest.php: Cannot open: File exists</text:p>
      <text:p text:style-name="P1">drupal-7.54/modules/simpletest/tests/psr_4_test/src/Tests/Nested/</text:p>
      <text:p text:style-name="P1">drupal-7.54/modules/simpletest/tests/psr_4_test/src/Tests/Nested/NestedExampleTest.php</text:p>
      <text:p text:style-name="P1">tar: drupal-7.54/modules/simpletest/tests/psr_4_test/src/Tests/Nested/NestedExampleTest.php: Cannot open: File exists</text:p>
      <text:p text:style-name="P1">drupal-7.54/modules/simpletest/tests/registry.test</text:p>
      <text:p text:style-name="P1">tar: drupal-7.54/modules/simpletest/tests/psr_4_test/src/Tests/Nested: Cannot utime: Operation not permitted</text:p>
      <text:p text:style-name="P1">tar: drupal-7.54/modules/simpletest/tests/psr_4_test/src/Tests: Cannot utime: Operation not permitted</text:p>
      <text:p text:style-name="P1">tar: drupal-7.54/modules/simpletest/tests/psr_4_test/src: Cannot utime: Operation not permitted</text:p>
      <text:p text:style-name="P1">tar: drupal-7.54/modules/simpletest/tests/psr_4_test: Cannot utime: Operation not permitted</text:p>
      <text:p text:style-name="P1">tar: drupal-7.54/modules/simpletest/tests/registry.test: Cannot open: File exists</text:p>
      <text:p text:style-name="P1">drupal-7.54/modules/simpletest/tests/requirements1_test.info</text:p>
      <text:p text:style-name="P1">tar: drupal-7.54/modules/simpletest/tests/requirements1_test.info: Cannot open: File exists</text:p>
      <text:p text:style-name="P1">drupal-7.54/modules/simpletest/tests/requirements1_test.install</text:p>
      <text:p text:style-name="P1">tar: drupal-7.54/modules/simpletest/tests/requirements1_test.install: Cannot open: File exists</text:p>
      <text:p text:style-name="P1">drupal-7.54/modules/simpletest/tests/requirements1_test.module</text:p>
      <text:p text:style-name="P1">tar: drupal-7.54/modules/simpletest/tests/requirements1_test.module: Cannot open: File exists</text:p>
      <text:p text:style-name="P1">drupal-7.54/modules/simpletest/tests/requirements2_test.info</text:p>
      <text:p text:style-name="P1">tar: drupal-7.54/modules/simpletest/tests/requirements2_test.info: Cannot open: File exists</text:p>
      <text:p text:style-name="P1">drupal-7.54/modules/simpletest/tests/requirements2_test.module</text:p>
      <text:p text:style-name="P1">tar: drupal-7.54/modules/simpletest/tests/requirements2_test.module: Cannot open: File exists</text:p>
      <text:p text:style-name="P1">drupal-7.54/modules/simpletest/tests/schema.test</text:p>
      <text:p text:style-name="P1">tar: drupal-7.54/modules/simpletest/tests/schema.test: Cannot open: File exists</text:p>
      <text:p text:style-name="P1">drupal-7.54/modules/simpletest/tests/session.test</text:p>
      <text:p text:style-name="P1">tar: drupal-7.54/modules/simpletest/tests/session.test: Cannot open: File exists</text:p>
      <text:p text:style-name="P1">drupal-7.54/modules/simpletest/tests/session_test.info</text:p>
      <text:p text:style-name="P1">tar: drupal-7.54/modules/simpletest/tests/session_test.info: Cannot open: File exists</text:p>
      <text:p text:style-name="P1">drupal-7.54/modules/simpletest/tests/session_test.module</text:p>
      <text:p text:style-name="P1">tar: drupal-7.54/modules/simpletest/tests/session_test.module: Cannot open: File exists</text:p>
      <text:p text:style-name="P1">drupal-7.54/modules/simpletest/tests/system.base.css</text:p>
      <text:p text:style-name="P1">tar: drupal-7.54/modules/simpletest/tests/system.base.css: Cannot open: File exists</text:p>
      <text:p text:style-name="P1">drupal-7.54/modules/simpletest/tests/system_dependencies_test.info</text:p>
      <text:p text:style-name="P1">tar: drupal-7.54/modules/simpletest/tests/system_dependencies_test.info: Cannot open: File exists</text:p>
      <text:p text:style-name="P1">drupal-7.54/modules/simpletest/tests/system_dependencies_test.module</text:p>
      <text:p text:style-name="P1">tar: drupal-7.54/modules/simpletest/tests/system_dependencies_test.module: Cannot open: File exists</text:p>
      <text:p text:style-name="P1">drupal-7.54/modules/simpletest/tests/system_incompatible_core_version_dependencies_test.info</text:p>
      <text:p text:style-name="P1">tar: drupal-7.54/modules/simpletest/tests/system_incompatible_core_version_dependencies_test.info: Cannot open: File exists</text:p>
      <text:p text:style-name="P1">drupal-7.54/modules/simpletest/tests/system_incompatible_core_version_dependencies_test.module</text:p>
      <text:p text:style-name="P1"><text:soft-page-break/>tar: drupal-7.54/modules/simpletest/tests/system_incompatible_core_version_dependencies_test.module: Cannot open: File exists</text:p>
      <text:p text:style-name="P1">drupal-7.54/modules/simpletest/tests/system_incompatible_core_version_test.info</text:p>
      <text:p text:style-name="P1">tar: drupal-7.54/modules/simpletest/tests/system_incompatible_core_version_test.info: Cannot open: File exists</text:p>
      <text:p text:style-name="P1">drupal-7.54/modules/simpletest/tests/system_incompatible_core_version_test.module</text:p>
      <text:p text:style-name="P1">tar: drupal-7.54/modules/simpletest/tests/system_incompatible_core_version_test.module: Cannot open: File exists</text:p>
      <text:p text:style-name="P1">drupal-7.54/modules/simpletest/tests/system_incompatible_module_version_dependencies_test.info</text:p>
      <text:p text:style-name="P1">tar: drupal-7.54/modules/simpletest/tests/system_incompatible_module_version_dependencies_test.info: Cannot open: File exists</text:p>
      <text:p text:style-name="P1">drupal-7.54/modules/simpletest/tests/system_incompatible_module_version_dependencies_test.module</text:p>
      <text:p text:style-name="P1">tar: drupal-7.54/modules/simpletest/tests/system_incompatible_module_version_dependencies_test.module: Cannot open: File exists</text:p>
      <text:p text:style-name="P1">drupal-7.54/modules/simpletest/tests/system_incompatible_module_version_test.info</text:p>
      <text:p text:style-name="P1">tar: drupal-7.54/modules/simpletest/tests/system_incompatible_module_version_test.info: Cannot open: File exists</text:p>
      <text:p text:style-name="P1">drupal-7.54/modules/simpletest/tests/system_incompatible_module_version_test.module</text:p>
      <text:p text:style-name="P1">tar: drupal-7.54/modules/simpletest/tests/system_incompatible_module_version_test.module: Cannot open: File exists</text:p>
      <text:p text:style-name="P1">drupal-7.54/modules/simpletest/tests/system_project_namespace_test.info</text:p>
      <text:p text:style-name="P1">tar: drupal-7.54/modules/simpletest/tests/system_project_namespace_test.info: Cannot open: File exists</text:p>
      <text:p text:style-name="P1">drupal-7.54/modules/simpletest/tests/system_project_namespace_test.module</text:p>
      <text:p text:style-name="P1">tar: drupal-7.54/modules/simpletest/tests/system_project_namespace_test.module: Cannot open: File exists</text:p>
      <text:p text:style-name="P1">drupal-7.54/modules/simpletest/tests/system_test.info</text:p>
      <text:p text:style-name="P1">tar: drupal-7.54/modules/simpletest/tests/system_test.info: Cannot open: File exists</text:p>
      <text:p text:style-name="P1">drupal-7.54/modules/simpletest/tests/system_test.install</text:p>
      <text:p text:style-name="P1">tar: drupal-7.54/modules/simpletest/tests/system_test.install: Cannot open: File exists</text:p>
      <text:p text:style-name="P1">drupal-7.54/modules/simpletest/tests/system_test.module</text:p>
      <text:p text:style-name="P1">tar: drupal-7.54/modules/simpletest/tests/system_test.module: Cannot open: File exists</text:p>
      <text:p text:style-name="P1">drupal-7.54/modules/simpletest/tests/tablesort.test</text:p>
      <text:p text:style-name="P1">tar: drupal-7.54/modules/simpletest/tests/tablesort.test: Cannot open: File exists</text:p>
      <text:p text:style-name="P1">drupal-7.54/modules/simpletest/tests/taxonomy_test.info</text:p>
      <text:p text:style-name="P1">tar: drupal-7.54/modules/simpletest/tests/taxonomy_test.info: Cannot open: File exists</text:p>
      <text:p text:style-name="P1">drupal-7.54/modules/simpletest/tests/taxonomy_test.install</text:p>
      <text:p text:style-name="P1">tar: drupal-7.54/modules/simpletest/tests/taxonomy_test.install: Cannot open: File exists</text:p>
      <text:p text:style-name="P1">drupal-7.54/modules/simpletest/tests/taxonomy_test.module</text:p>
      <text:p text:style-name="P1">tar: drupal-7.54/modules/simpletest/tests/taxonomy_test.module: Cannot open: File exists</text:p>
      <text:p text:style-name="P1">drupal-7.54/modules/simpletest/tests/theme.test</text:p>
      <text:p text:style-name="P1">tar: drupal-7.54/modules/simpletest/tests/theme.test: Cannot open: File exists</text:p>
      <text:p text:style-name="P1">drupal-7.54/modules/simpletest/tests/theme_test.inc</text:p>
      <text:p text:style-name="P1">tar: drupal-7.54/modules/simpletest/tests/theme_test.inc: Cannot open: File exists</text:p>
      <text:p text:style-name="P1">drupal-7.54/modules/simpletest/tests/theme_test.info</text:p>
      <text:p text:style-name="P1">tar: drupal-7.54/modules/simpletest/tests/theme_test.info: Cannot open: File exists</text:p>
      <text:p text:style-name="P1">drupal-7.54/modules/simpletest/tests/theme_test.module</text:p>
      <text:p text:style-name="P1">tar: drupal-7.54/modules/simpletest/tests/theme_test.module: Cannot open: File exists</text:p>
      <text:p text:style-name="P1"><text:soft-page-break/>drupal-7.54/modules/simpletest/tests/theme_test.template_test.tpl.php</text:p>
      <text:p text:style-name="P1">tar: drupal-7.54/modules/simpletest/tests/theme_test.template_test.tpl.php: Cannot open: File exists</text:p>
      <text:p text:style-name="P1">drupal-7.54/modules/simpletest/tests/themes/</text:p>
      <text:p text:style-name="P1">drupal-7.54/modules/simpletest/tests/themes/engines/</text:p>
      <text:p text:style-name="P1">drupal-7.54/modules/simpletest/tests/themes/engines/nyan_cat/</text:p>
      <text:p text:style-name="P1">drupal-7.54/modules/simpletest/tests/themes/engines/nyan_cat/nyan_cat.engine</text:p>
      <text:p text:style-name="P1">tar: drupal-7.54/modules/simpletest/tests/themes/engines/nyan_cat/nyan_cat.engine: Cannot open: File exists</text:p>
      <text:p text:style-name="P1">drupal-7.54/modules/simpletest/tests/themes/test_basetheme/</text:p>
      <text:p text:style-name="P1">tar: drupal-7.54/modules/simpletest/tests/themes/engines/nyan_cat: Cannot utime: Operation not permitted</text:p>
      <text:p text:style-name="P1">tar: drupal-7.54/modules/simpletest/tests/themes/engines: Cannot utime: Operation not permitted</text:p>
      <text:p text:style-name="P1">drupal-7.54/modules/simpletest/tests/themes/test_basetheme/test_basetheme.info</text:p>
      <text:p text:style-name="P1">tar: drupal-7.54/modules/simpletest/tests/themes/test_basetheme/test_basetheme.info: Cannot open: File exists</text:p>
      <text:p text:style-name="P1">drupal-7.54/modules/simpletest/tests/themes/test_subtheme/</text:p>
      <text:p text:style-name="P1">tar: drupal-7.54/modules/simpletest/tests/themes/test_basetheme: Cannot utime: Operation not permitted</text:p>
      <text:p text:style-name="P1">drupal-7.54/modules/simpletest/tests/themes/test_subtheme/test_subtheme.info</text:p>
      <text:p text:style-name="P1">tar: drupal-7.54/modules/simpletest/tests/themes/test_subtheme/test_subtheme.info: Cannot open: File exists</text:p>
      <text:p text:style-name="P1">drupal-7.54/modules/simpletest/tests/themes/test_theme/</text:p>
      <text:p text:style-name="P1">tar: drupal-7.54/modules/simpletest/tests/themes/test_subtheme: Cannot utime: Operation not permitted</text:p>
      <text:p text:style-name="P1">drupal-7.54/modules/simpletest/tests/themes/test_theme/template.php</text:p>
      <text:p text:style-name="P1">tar: drupal-7.54/modules/simpletest/tests/themes/test_theme/template.php: Cannot open: File exists</text:p>
      <text:p text:style-name="P1">drupal-7.54/modules/simpletest/tests/themes/test_theme/templates/</text:p>
      <text:p text:style-name="P1">drupal-7.54/modules/simpletest/tests/themes/test_theme/templates/node--1.tpl.php</text:p>
      <text:p text:style-name="P1">tar: drupal-7.54/modules/simpletest/tests/themes/test_theme/templates/node--1.tpl.php: Cannot open: File exists</text:p>
      <text:p text:style-name="P1">drupal-7.54/modules/simpletest/tests/themes/test_theme/test_theme.info</text:p>
      <text:p text:style-name="P1">tar: drupal-7.54/modules/simpletest/tests/themes/test_theme/templates: Cannot utime: Operation not permitted</text:p>
      <text:p text:style-name="P1">tar: drupal-7.54/modules/simpletest/tests/themes/test_theme/test_theme.info: Cannot open: File exists</text:p>
      <text:p text:style-name="P1">drupal-7.54/modules/simpletest/tests/themes/test_theme_nyan_cat/</text:p>
      <text:p text:style-name="P1">tar: drupal-7.54/modules/simpletest/tests/themes/test_theme: Cannot utime: Operation not permitted</text:p>
      <text:p text:style-name="P1">drupal-7.54/modules/simpletest/tests/themes/test_theme_nyan_cat/templates/</text:p>
      <text:p text:style-name="P1">drupal-7.54/modules/simpletest/tests/themes/test_theme_nyan_cat/templates/theme_test_template_test.nyan-cat.html</text:p>
      <text:p text:style-name="P1">tar: drupal-7.54/modules/simpletest/tests/themes/test_theme_nyan_cat/templates/theme_test_template_test.nyan-cat.html: Cannot open: File exists</text:p>
      <text:p text:style-name="P1">drupal-7.54/modules/simpletest/tests/themes/test_theme_nyan_cat/test_theme_nyan_cat.info</text:p>
      <text:p text:style-name="P1">tar: drupal-7.54/modules/simpletest/tests/themes/test_theme_nyan_cat/templates: Cannot utime: Operation not permitted</text:p>
      <text:p text:style-name="P1">tar: drupal-7.54/modules/simpletest/tests/themes/test_theme_nyan_cat/test_theme_nyan_cat.info: Cannot open: File exists</text:p>
      <text:p text:style-name="P1">drupal-7.54/modules/simpletest/tests/unicode.test</text:p>
      <text:p text:style-name="P1">tar: drupal-7.54/modules/simpletest/tests/themes/test_theme_nyan_cat: Cannot utime: Operation not permitted</text:p>
      <text:p text:style-name="P1"><text:soft-page-break/>tar: drupal-7.54/modules/simpletest/tests/themes: Cannot utime: Operation not permitted</text:p>
      <text:p text:style-name="P1">tar: drupal-7.54/modules/simpletest/tests/unicode.test: Cannot open: File exists</text:p>
      <text:p text:style-name="P1">drupal-7.54/modules/simpletest/tests/update.test</text:p>
      <text:p text:style-name="P1">tar: drupal-7.54/modules/simpletest/tests/update.test: Cannot open: File exists</text:p>
      <text:p text:style-name="P1">drupal-7.54/modules/simpletest/tests/update_script_test.info</text:p>
      <text:p text:style-name="P1">tar: drupal-7.54/modules/simpletest/tests/update_script_test.info: Cannot open: File exists</text:p>
      <text:p text:style-name="P1">drupal-7.54/modules/simpletest/tests/update_script_test.install</text:p>
      <text:p text:style-name="P1">tar: drupal-7.54/modules/simpletest/tests/update_script_test.install: Cannot open: File exists</text:p>
      <text:p text:style-name="P1">drupal-7.54/modules/simpletest/tests/update_script_test.module</text:p>
      <text:p text:style-name="P1">tar: drupal-7.54/modules/simpletest/tests/update_script_test.module: Cannot open: File exists</text:p>
      <text:p text:style-name="P1">drupal-7.54/modules/simpletest/tests/update_test_1.info</text:p>
      <text:p text:style-name="P1">tar: drupal-7.54/modules/simpletest/tests/update_test_1.info: Cannot open: File exists</text:p>
      <text:p text:style-name="P1">drupal-7.54/modules/simpletest/tests/update_test_1.install</text:p>
      <text:p text:style-name="P1">tar: drupal-7.54/modules/simpletest/tests/update_test_1.install: Cannot open: File exists</text:p>
      <text:p text:style-name="P1">drupal-7.54/modules/simpletest/tests/update_test_1.module</text:p>
      <text:p text:style-name="P1">tar: drupal-7.54/modules/simpletest/tests/update_test_1.module: Cannot open: File exists</text:p>
      <text:p text:style-name="P1">drupal-7.54/modules/simpletest/tests/update_test_2.info</text:p>
      <text:p text:style-name="P1">tar: drupal-7.54/modules/simpletest/tests/update_test_2.info: Cannot open: File exists</text:p>
      <text:p text:style-name="P1">drupal-7.54/modules/simpletest/tests/update_test_2.install</text:p>
      <text:p text:style-name="P1">tar: drupal-7.54/modules/simpletest/tests/update_test_2.install: Cannot open: File exists</text:p>
      <text:p text:style-name="P1">drupal-7.54/modules/simpletest/tests/update_test_2.module</text:p>
      <text:p text:style-name="P1">tar: drupal-7.54/modules/simpletest/tests/update_test_2.module: Cannot open: File exists</text:p>
      <text:p text:style-name="P1">drupal-7.54/modules/simpletest/tests/update_test_3.info</text:p>
      <text:p text:style-name="P1">tar: drupal-7.54/modules/simpletest/tests/update_test_3.info: Cannot open: File exists</text:p>
      <text:p text:style-name="P1">drupal-7.54/modules/simpletest/tests/update_test_3.install</text:p>
      <text:p text:style-name="P1">tar: drupal-7.54/modules/simpletest/tests/update_test_3.install: Cannot open: File exists</text:p>
      <text:p text:style-name="P1">drupal-7.54/modules/simpletest/tests/update_test_3.module</text:p>
      <text:p text:style-name="P1">tar: drupal-7.54/modules/simpletest/tests/update_test_3.module: Cannot open: File exists</text:p>
      <text:p text:style-name="P1">drupal-7.54/modules/simpletest/tests/upgrade/</text:p>
      <text:p text:style-name="P1">drupal-7.54/modules/simpletest/tests/upgrade/drupal-6.bare.database.php</text:p>
      <text:p text:style-name="P1">tar: drupal-7.54/modules/simpletest/tests/upgrade/drupal-6.bare.database.php: Cannot open: File exists</text:p>
      <text:p text:style-name="P1">drupal-7.54/modules/simpletest/tests/upgrade/drupal-6.comments.database.php</text:p>
      <text:p text:style-name="P1">tar: drupal-7.54/modules/simpletest/tests/upgrade/drupal-6.comments.database.php: Cannot open: File exists</text:p>
      <text:p text:style-name="P1">drupal-7.54/modules/simpletest/tests/upgrade/drupal-6.duplicate-permission.database.php</text:p>
      <text:p text:style-name="P1">tar: drupal-7.54/modules/simpletest/tests/upgrade/drupal-6.duplicate-permission.database.php: Cannot open: File exists</text:p>
      <text:p text:style-name="P1">drupal-7.54/modules/simpletest/tests/upgrade/drupal-6.filled.database.php</text:p>
      <text:p text:style-name="P1">tar: drupal-7.54/modules/simpletest/tests/upgrade/drupal-6.filled.database.php: Cannot open: File exists</text:p>
      <text:p text:style-name="P1">drupal-7.54/modules/simpletest/tests/upgrade/drupal-6.forum.database.php</text:p>
      <text:p text:style-name="P1">tar: drupal-7.54/modules/simpletest/tests/upgrade/drupal-6.forum.database.php: Cannot open: File exists</text:p>
      <text:p text:style-name="P1">drupal-7.54/modules/simpletest/tests/upgrade/drupal-6.locale.database.php</text:p>
      <text:p text:style-name="P1">tar: drupal-7.54/modules/simpletest/tests/upgrade/drupal-6.locale.database.php: Cannot open: File exists</text:p>
      <text:p text:style-name="P1">drupal-7.54/modules/simpletest/tests/upgrade/drupal-6.menu.database.php</text:p>
      <text:p text:style-name="P1">tar: drupal-7.54/modules/simpletest/tests/upgrade/drupal-6.menu.database.php: Cannot open: File exists</text:p>
      <text:p text:style-name="P1">drupal-7.54/modules/simpletest/tests/upgrade/drupal-6.node_type_broken.database.php</text:p>
      <text:p text:style-name="P1">tar: drupal-7.54/modules/simpletest/tests/upgrade/drupal-6.node_type_broken.database.php: Cannot <text:soft-page-break/>open: File exists</text:p>
      <text:p text:style-name="P1">drupal-7.54/modules/simpletest/tests/upgrade/drupal-6.translatable.database.php</text:p>
      <text:p text:style-name="P1">tar: drupal-7.54/modules/simpletest/tests/upgrade/drupal-6.translatable.database.php: Cannot open: File exists</text:p>
      <text:p text:style-name="P1">drupal-7.54/modules/simpletest/tests/upgrade/drupal-6.trigger.database.php</text:p>
      <text:p text:style-name="P1">tar: drupal-7.54/modules/simpletest/tests/upgrade/drupal-6.trigger.database.php: Cannot open: File exists</text:p>
      <text:p text:style-name="P1">drupal-7.54/modules/simpletest/tests/upgrade/drupal-6.upload.database.php</text:p>
      <text:p text:style-name="P1">tar: drupal-7.54/modules/simpletest/tests/upgrade/drupal-6.upload.database.php: Cannot open: File exists</text:p>
      <text:p text:style-name="P1">drupal-7.54/modules/simpletest/tests/upgrade/drupal-6.user-no-password-token.database.php</text:p>
      <text:p text:style-name="P1">tar: drupal-7.54/modules/simpletest/tests/upgrade/drupal-6.user-no-password-token.database.php: Cannot open: File exists</text:p>
      <text:p text:style-name="P1">drupal-7.54/modules/simpletest/tests/upgrade/drupal-6.user-password-token.database.php</text:p>
      <text:p text:style-name="P1">tar: drupal-7.54/modules/simpletest/tests/upgrade/drupal-6.user-password-token.database.php: Cannot open: File exists</text:p>
      <text:p text:style-name="P1">drupal-7.54/modules/simpletest/tests/upgrade/drupal-7.aggregator.database.php</text:p>
      <text:p text:style-name="P1">tar: drupal-7.54/modules/simpletest/tests/upgrade/drupal-7.aggregator.database.php: Cannot open: File exists</text:p>
      <text:p text:style-name="P1">drupal-7.54/modules/simpletest/tests/upgrade/drupal-7.bare.minimal.database.php.gz</text:p>
      <text:p text:style-name="P1">tar: drupal-7.54/modules/simpletest/tests/upgrade/drupal-7.bare.minimal.database.php.gz: Cannot open: File exists</text:p>
      <text:p text:style-name="P1">drupal-7.54/modules/simpletest/tests/upgrade/drupal-7.bare.standard_all.database.php.gz</text:p>
      <text:p text:style-name="P1">tar: drupal-7.54/modules/simpletest/tests/upgrade/drupal-7.bare.standard_all.database.php.gz: Cannot open: File exists</text:p>
      <text:p text:style-name="P1">drupal-7.54/modules/simpletest/tests/upgrade/drupal-7.field.database.php</text:p>
      <text:p text:style-name="P1">tar: drupal-7.54/modules/simpletest/tests/upgrade/drupal-7.field.database.php: Cannot open: File exists</text:p>
      <text:p text:style-name="P1">drupal-7.54/modules/simpletest/tests/upgrade/drupal-7.filled.minimal.database.php.gz</text:p>
      <text:p text:style-name="P1">tar: drupal-7.54/modules/simpletest/tests/upgrade/drupal-7.filled.minimal.database.php.gz: Cannot open: File exists</text:p>
      <text:p text:style-name="P1">drupal-7.54/modules/simpletest/tests/upgrade/drupal-7.filled.standard_all.database.php.gz</text:p>
      <text:p text:style-name="P1">tar: drupal-7.54/modules/simpletest/tests/upgrade/drupal-7.filled.standard_all.database.php.gz: Cannot open: File exists</text:p>
      <text:p text:style-name="P1">drupal-7.54/modules/simpletest/tests/upgrade/drupal-7.trigger.database.php</text:p>
      <text:p text:style-name="P1">tar: drupal-7.54/modules/simpletest/tests/upgrade/drupal-7.trigger.database.php: Cannot open: File exists</text:p>
      <text:p text:style-name="P1">drupal-7.54/modules/simpletest/tests/upgrade/update.aggregator.test</text:p>
      <text:p text:style-name="P1">tar: drupal-7.54/modules/simpletest/tests/upgrade/update.aggregator.test: Cannot open: File exists</text:p>
      <text:p text:style-name="P1">drupal-7.54/modules/simpletest/tests/upgrade/update.field.test</text:p>
      <text:p text:style-name="P1">tar: drupal-7.54/modules/simpletest/tests/upgrade/update.field.test: Cannot open: File exists</text:p>
      <text:p text:style-name="P1">drupal-7.54/modules/simpletest/tests/upgrade/update.trigger.test</text:p>
      <text:p text:style-name="P1">tar: drupal-7.54/modules/simpletest/tests/upgrade/update.trigger.test: Cannot open: File exists</text:p>
      <text:p text:style-name="P1">drupal-7.54/modules/simpletest/tests/upgrade/update.user.test</text:p>
      <text:p text:style-name="P1">tar: drupal-7.54/modules/simpletest/tests/upgrade/update.user.test: Cannot open: File exists</text:p>
      <text:p text:style-name="P1">drupal-7.54/modules/simpletest/tests/upgrade/upgrade.comment.test</text:p>
      <text:p text:style-name="P1">tar: drupal-7.54/modules/simpletest/tests/upgrade/upgrade.comment.test: Cannot open: File exists</text:p>
      <text:p text:style-name="P1">drupal-7.54/modules/simpletest/tests/upgrade/upgrade.filter.test</text:p>
      <text:p text:style-name="P1">tar: drupal-7.54/modules/simpletest/tests/upgrade/upgrade.filter.test: Cannot open: File exists</text:p>
      <text:p text:style-name="P1">drupal-7.54/modules/simpletest/tests/upgrade/upgrade.forum.test</text:p>
      <text:p text:style-name="P1">tar: drupal-7.54/modules/simpletest/tests/upgrade/upgrade.forum.test: Cannot open: File exists</text:p>
      <text:p text:style-name="P1">drupal-7.54/modules/simpletest/tests/upgrade/upgrade.locale.test</text:p>
      <text:p text:style-name="P1"><text:soft-page-break/>tar: drupal-7.54/modules/simpletest/tests/upgrade/upgrade.locale.test: Cannot open: File exists</text:p>
      <text:p text:style-name="P1">drupal-7.54/modules/simpletest/tests/upgrade/upgrade.menu.test</text:p>
      <text:p text:style-name="P1">tar: drupal-7.54/modules/simpletest/tests/upgrade/upgrade.menu.test: Cannot open: File exists</text:p>
      <text:p text:style-name="P1">drupal-7.54/modules/simpletest/tests/upgrade/upgrade.node.test</text:p>
      <text:p text:style-name="P1">tar: drupal-7.54/modules/simpletest/tests/upgrade/upgrade.node.test: Cannot open: File exists</text:p>
      <text:p text:style-name="P1">drupal-7.54/modules/simpletest/tests/upgrade/upgrade.poll.test</text:p>
      <text:p text:style-name="P1">tar: drupal-7.54/modules/simpletest/tests/upgrade/upgrade.poll.test: Cannot open: File exists</text:p>
      <text:p text:style-name="P1">drupal-7.54/modules/simpletest/tests/upgrade/upgrade.taxonomy.test</text:p>
      <text:p text:style-name="P1">tar: drupal-7.54/modules/simpletest/tests/upgrade/upgrade.taxonomy.test: Cannot open: File exists</text:p>
      <text:p text:style-name="P1">drupal-7.54/modules/simpletest/tests/upgrade/upgrade.test</text:p>
      <text:p text:style-name="P1">tar: drupal-7.54/modules/simpletest/tests/upgrade/upgrade.test: Cannot open: File exists</text:p>
      <text:p text:style-name="P1">drupal-7.54/modules/simpletest/tests/upgrade/upgrade.translatable.test</text:p>
      <text:p text:style-name="P1">tar: drupal-7.54/modules/simpletest/tests/upgrade/upgrade.translatable.test: Cannot open: File exists</text:p>
      <text:p text:style-name="P1">drupal-7.54/modules/simpletest/tests/upgrade/upgrade.trigger.test</text:p>
      <text:p text:style-name="P1">tar: drupal-7.54/modules/simpletest/tests/upgrade/upgrade.trigger.test: Cannot open: File exists</text:p>
      <text:p text:style-name="P1">drupal-7.54/modules/simpletest/tests/upgrade/upgrade.upload.test</text:p>
      <text:p text:style-name="P1">tar: drupal-7.54/modules/simpletest/tests/upgrade/upgrade.upload.test: Cannot open: File exists</text:p>
      <text:p text:style-name="P1">drupal-7.54/modules/simpletest/tests/upgrade/upgrade.user.test</text:p>
      <text:p text:style-name="P1">tar: drupal-7.54/modules/simpletest/tests/upgrade/upgrade.user.test: Cannot open: File exists</text:p>
      <text:p text:style-name="P1">drupal-7.54/modules/simpletest/tests/url_alter_test.info</text:p>
      <text:p text:style-name="P1">tar: drupal-7.54/modules/simpletest/tests/upgrade: Cannot utime: Operation not permitted</text:p>
      <text:p text:style-name="P1">tar: drupal-7.54/modules/simpletest/tests/url_alter_test.info: Cannot open: File exists</text:p>
      <text:p text:style-name="P1">drupal-7.54/modules/simpletest/tests/url_alter_test.install</text:p>
      <text:p text:style-name="P1">tar: drupal-7.54/modules/simpletest/tests/url_alter_test.install: Cannot open: File exists</text:p>
      <text:p text:style-name="P1">drupal-7.54/modules/simpletest/tests/url_alter_test.module</text:p>
      <text:p text:style-name="P1">tar: drupal-7.54/modules/simpletest/tests/url_alter_test.module: Cannot open: File exists</text:p>
      <text:p text:style-name="P1">drupal-7.54/modules/simpletest/tests/xmlrpc.test</text:p>
      <text:p text:style-name="P1">tar: drupal-7.54/modules/simpletest/tests/xmlrpc.test: Cannot open: File exists</text:p>
      <text:p text:style-name="P1">drupal-7.54/modules/simpletest/tests/xmlrpc_test.info</text:p>
      <text:p text:style-name="P1">tar: drupal-7.54/modules/simpletest/tests/xmlrpc_test.info: Cannot open: File exists</text:p>
      <text:p text:style-name="P1">drupal-7.54/modules/simpletest/tests/xmlrpc_test.module</text:p>
      <text:p text:style-name="P1">tar: drupal-7.54/modules/simpletest/tests/xmlrpc_test.module: Cannot open: File exists</text:p>
      <text:p text:style-name="P1">drupal-7.54/modules/statistics/</text:p>
      <text:p text:style-name="P1">tar: drupal-7.54/modules/simpletest/tests: Cannot utime: Operation not permitted</text:p>
      <text:p text:style-name="P1">tar: drupal-7.54/modules/simpletest: Cannot utime: Operation not permitted</text:p>
      <text:p text:style-name="P1">drupal-7.54/modules/statistics/statistics.admin.inc</text:p>
      <text:p text:style-name="P1">tar: drupal-7.54/modules/statistics/statistics.admin.inc: Cannot open: File exists</text:p>
      <text:p text:style-name="P1">drupal-7.54/modules/statistics/statistics.info</text:p>
      <text:p text:style-name="P1">tar: drupal-7.54/modules/statistics/statistics.info: Cannot open: File exists</text:p>
      <text:p text:style-name="P1">drupal-7.54/modules/statistics/statistics.install</text:p>
      <text:p text:style-name="P1">tar: drupal-7.54/modules/statistics/statistics.install: Cannot open: File exists</text:p>
      <text:p text:style-name="P1">drupal-7.54/modules/statistics/statistics.js</text:p>
      <text:p text:style-name="P1">tar: drupal-7.54/modules/statistics/statistics.js: Cannot open: File exists</text:p>
      <text:p text:style-name="P1">drupal-7.54/modules/statistics/statistics.module</text:p>
      <text:p text:style-name="P1">tar: drupal-7.54/modules/statistics/statistics.module: Cannot open: File exists</text:p>
      <text:p text:style-name="P1">drupal-7.54/modules/statistics/statistics.pages.inc</text:p>
      <text:p text:style-name="P1">tar: drupal-7.54/modules/statistics/statistics.pages.inc: Cannot open: File exists</text:p>
      <text:p text:style-name="P1">drupal-7.54/modules/statistics/statistics.php</text:p>
      <text:p text:style-name="P1">tar: drupal-7.54/modules/statistics/statistics.php: Cannot open: File exists</text:p>
      <text:p text:style-name="P1">drupal-7.54/modules/statistics/statistics.test</text:p>
      <text:p text:style-name="P1">tar: drupal-7.54/modules/statistics/statistics.test: Cannot open: File exists</text:p>
      <text:p text:style-name="P1">drupal-7.54/modules/statistics/statistics.tokens.inc</text:p>
      <text:p text:style-name="P1"><text:soft-page-break/>tar: drupal-7.54/modules/statistics/statistics.tokens.inc: Cannot open: File exists</text:p>
      <text:p text:style-name="P1">drupal-7.54/modules/syslog/</text:p>
      <text:p text:style-name="P1">tar: drupal-7.54/modules/statistics: Cannot utime: Operation not permitted</text:p>
      <text:p text:style-name="P1">drupal-7.54/modules/syslog/syslog.info</text:p>
      <text:p text:style-name="P1">tar: drupal-7.54/modules/syslog/syslog.info: Cannot open: File exists</text:p>
      <text:p text:style-name="P1">drupal-7.54/modules/syslog/syslog.install</text:p>
      <text:p text:style-name="P1">tar: drupal-7.54/modules/syslog/syslog.install: Cannot open: File exists</text:p>
      <text:p text:style-name="P1">drupal-7.54/modules/syslog/syslog.module</text:p>
      <text:p text:style-name="P1">tar: drupal-7.54/modules/syslog/syslog.module: Cannot open: File exists</text:p>
      <text:p text:style-name="P1">drupal-7.54/modules/syslog/syslog.test</text:p>
      <text:p text:style-name="P1">tar: drupal-7.54/modules/syslog/syslog.test: Cannot open: File exists</text:p>
      <text:p text:style-name="P1">drupal-7.54/modules/system/</text:p>
      <text:p text:style-name="P1">tar: drupal-7.54/modules/syslog: Cannot utime: Operation not permitted</text:p>
      <text:p text:style-name="P1">drupal-7.54/modules/system/form.api.php</text:p>
      <text:p text:style-name="P1">tar: drupal-7.54/modules/system/form.api.php: Cannot open: File exists</text:p>
      <text:p text:style-name="P1">drupal-7.54/modules/system/html.tpl.php</text:p>
      <text:p text:style-name="P1">tar: drupal-7.54/modules/system/html.tpl.php: Cannot open: File exists</text:p>
      <text:p text:style-name="P1">drupal-7.54/modules/system/image.gd.inc</text:p>
      <text:p text:style-name="P1">tar: drupal-7.54/modules/system/image.gd.inc: Cannot open: File exists</text:p>
      <text:p text:style-name="P1">drupal-7.54/modules/system/language.api.php</text:p>
      <text:p text:style-name="P1">tar: drupal-7.54/modules/system/language.api.php: Cannot open: File exists</text:p>
      <text:p text:style-name="P1">drupal-7.54/modules/system/maintenance-page.tpl.php</text:p>
      <text:p text:style-name="P1">tar: drupal-7.54/modules/system/maintenance-page.tpl.php: Cannot open: File exists</text:p>
      <text:p text:style-name="P1">drupal-7.54/modules/system/page.tpl.php</text:p>
      <text:p text:style-name="P1">tar: drupal-7.54/modules/system/page.tpl.php: Cannot open: File exists</text:p>
      <text:p text:style-name="P1">drupal-7.54/modules/system/region.tpl.php</text:p>
      <text:p text:style-name="P1">tar: drupal-7.54/modules/system/region.tpl.php: Cannot open: File exists</text:p>
      <text:p text:style-name="P1">drupal-7.54/modules/system/system.admin-rtl.css</text:p>
      <text:p text:style-name="P1">tar: drupal-7.54/modules/system/system.admin-rtl.css: Cannot open: File exists</text:p>
      <text:p text:style-name="P1">drupal-7.54/modules/system/system.admin.css</text:p>
      <text:p text:style-name="P1">tar: drupal-7.54/modules/system/system.admin.css: Cannot open: File exists</text:p>
      <text:p text:style-name="P1">drupal-7.54/modules/system/system.admin.inc</text:p>
      <text:p text:style-name="P1">tar: drupal-7.54/modules/system/system.admin.inc: Cannot open: File exists</text:p>
      <text:p text:style-name="P1">drupal-7.54/modules/system/system.api.php</text:p>
      <text:p text:style-name="P1">tar: drupal-7.54/modules/system/system.api.php: Cannot open: File exists</text:p>
      <text:p text:style-name="P1">drupal-7.54/modules/system/system.archiver.inc</text:p>
      <text:p text:style-name="P1">tar: drupal-7.54/modules/system/system.archiver.inc: Cannot open: File exists</text:p>
      <text:p text:style-name="P1">drupal-7.54/modules/system/system.base-rtl.css</text:p>
      <text:p text:style-name="P1">tar: drupal-7.54/modules/system/system.base-rtl.css: Cannot open: File exists</text:p>
      <text:p text:style-name="P1">drupal-7.54/modules/system/system.base.css</text:p>
      <text:p text:style-name="P1">tar: drupal-7.54/modules/system/system.base.css: Cannot open: File exists</text:p>
      <text:p text:style-name="P1">drupal-7.54/modules/system/system.cron.js</text:p>
      <text:p text:style-name="P1">tar: drupal-7.54/modules/system/system.cron.js: Cannot open: File exists</text:p>
      <text:p text:style-name="P1">drupal-7.54/modules/system/system.info</text:p>
      <text:p text:style-name="P1">tar: drupal-7.54/modules/system/system.info: Cannot open: File exists</text:p>
      <text:p text:style-name="P1">drupal-7.54/modules/system/system.install</text:p>
      <text:p text:style-name="P1">tar: drupal-7.54/modules/system/system.install: Cannot open: File exists</text:p>
      <text:p text:style-name="P1">drupal-7.54/modules/system/system.js</text:p>
      <text:p text:style-name="P1">tar: drupal-7.54/modules/system/system.js: Cannot open: File exists</text:p>
      <text:p text:style-name="P1">drupal-7.54/modules/system/system.mail.inc</text:p>
      <text:p text:style-name="P1">tar: drupal-7.54/modules/system/system.mail.inc: Cannot open: File exists</text:p>
      <text:p text:style-name="P1">drupal-7.54/modules/system/system.maintenance.css</text:p>
      <text:p text:style-name="P1"><text:soft-page-break/>tar: drupal-7.54/modules/system/system.maintenance.css: Cannot open: File exists</text:p>
      <text:p text:style-name="P1">drupal-7.54/modules/system/system.menus-rtl.css</text:p>
      <text:p text:style-name="P1">tar: drupal-7.54/modules/system/system.menus-rtl.css: Cannot open: File exists</text:p>
      <text:p text:style-name="P1">drupal-7.54/modules/system/system.menus.css</text:p>
      <text:p text:style-name="P1">tar: drupal-7.54/modules/system/system.menus.css: Cannot open: File exists</text:p>
      <text:p text:style-name="P1">drupal-7.54/modules/system/system.messages-rtl.css</text:p>
      <text:p text:style-name="P1">tar: drupal-7.54/modules/system/system.messages-rtl.css: Cannot open: File exists</text:p>
      <text:p text:style-name="P1">drupal-7.54/modules/system/system.messages.css</text:p>
      <text:p text:style-name="P1">tar: drupal-7.54/modules/system/system.messages.css: Cannot open: File exists</text:p>
      <text:p text:style-name="P1">drupal-7.54/modules/system/system.module</text:p>
      <text:p text:style-name="P1">tar: drupal-7.54/modules/system/system.module: Cannot open: File exists</text:p>
      <text:p text:style-name="P1">drupal-7.54/modules/system/system.queue.inc</text:p>
      <text:p text:style-name="P1">tar: drupal-7.54/modules/system/system.queue.inc: Cannot open: File exists</text:p>
      <text:p text:style-name="P1">drupal-7.54/modules/system/system.tar.inc</text:p>
      <text:p text:style-name="P1">tar: drupal-7.54/modules/system/system.tar.inc: Cannot open: File exists</text:p>
      <text:p text:style-name="P1">drupal-7.54/modules/system/system.test</text:p>
      <text:p text:style-name="P1">tar: drupal-7.54/modules/system/system.test: Cannot open: File exists</text:p>
      <text:p text:style-name="P1">drupal-7.54/modules/system/system.theme-rtl.css</text:p>
      <text:p text:style-name="P1">tar: drupal-7.54/modules/system/system.theme-rtl.css: Cannot open: File exists</text:p>
      <text:p text:style-name="P1">drupal-7.54/modules/system/system.theme.css</text:p>
      <text:p text:style-name="P1">tar: drupal-7.54/modules/system/system.theme.css: Cannot open: File exists</text:p>
      <text:p text:style-name="P1">drupal-7.54/modules/system/system.tokens.inc</text:p>
      <text:p text:style-name="P1">tar: drupal-7.54/modules/system/system.tokens.inc: Cannot open: File exists</text:p>
      <text:p text:style-name="P1">drupal-7.54/modules/system/system.updater.inc</text:p>
      <text:p text:style-name="P1">tar: drupal-7.54/modules/system/system.updater.inc: Cannot open: File exists</text:p>
      <text:p text:style-name="P1">drupal-7.54/modules/system/tests/</text:p>
      <text:p text:style-name="P1">drupal-7.54/modules/system/tests/cron_queue_test.info</text:p>
      <text:p text:style-name="P1">tar: drupal-7.54/modules/system/tests/cron_queue_test.info: Cannot open: File exists</text:p>
      <text:p text:style-name="P1">drupal-7.54/modules/system/tests/cron_queue_test.module</text:p>
      <text:p text:style-name="P1">tar: drupal-7.54/modules/system/tests/cron_queue_test.module: Cannot open: File exists</text:p>
      <text:p text:style-name="P1">drupal-7.54/modules/system/tests/system_cron_test.info</text:p>
      <text:p text:style-name="P1">tar: drupal-7.54/modules/system/tests/system_cron_test.info: Cannot open: File exists</text:p>
      <text:p text:style-name="P1">drupal-7.54/modules/system/tests/system_cron_test.module</text:p>
      <text:p text:style-name="P1">tar: drupal-7.54/modules/system/tests/system_cron_test.module: Cannot open: File exists</text:p>
      <text:p text:style-name="P1">drupal-7.54/modules/system/theme.api.php</text:p>
      <text:p text:style-name="P1">tar: drupal-7.54/modules/system/tests: Cannot utime: Operation not permitted</text:p>
      <text:p text:style-name="P1">tar: drupal-7.54/modules/system/theme.api.php: Cannot open: File exists</text:p>
      <text:p text:style-name="P1">drupal-7.54/modules/taxonomy/</text:p>
      <text:p text:style-name="P1">tar: drupal-7.54/modules/system: Cannot utime: Operation not permitted</text:p>
      <text:p text:style-name="P1">drupal-7.54/modules/taxonomy/taxonomy-term.tpl.php</text:p>
      <text:p text:style-name="P1">tar: drupal-7.54/modules/taxonomy/taxonomy-term.tpl.php: Cannot open: File exists</text:p>
      <text:p text:style-name="P1">drupal-7.54/modules/taxonomy/taxonomy.admin.inc</text:p>
      <text:p text:style-name="P1">tar: drupal-7.54/modules/taxonomy/taxonomy.admin.inc: Cannot open: File exists</text:p>
      <text:p text:style-name="P1">drupal-7.54/modules/taxonomy/taxonomy.api.php</text:p>
      <text:p text:style-name="P1">tar: drupal-7.54/modules/taxonomy/taxonomy.api.php: Cannot open: File exists</text:p>
      <text:p text:style-name="P1">drupal-7.54/modules/taxonomy/taxonomy.css</text:p>
      <text:p text:style-name="P1">tar: drupal-7.54/modules/taxonomy/taxonomy.css: Cannot open: File exists</text:p>
      <text:p text:style-name="P1">drupal-7.54/modules/taxonomy/taxonomy.info</text:p>
      <text:p text:style-name="P1">tar: drupal-7.54/modules/taxonomy/taxonomy.info: Cannot open: File exists</text:p>
      <text:p text:style-name="P1">drupal-7.54/modules/taxonomy/taxonomy.install</text:p>
      <text:p text:style-name="P1">tar: drupal-7.54/modules/taxonomy/taxonomy.install: Cannot open: File exists</text:p>
      <text:p text:style-name="P1">drupal-7.54/modules/taxonomy/taxonomy.js</text:p>
      <text:p text:style-name="P1"><text:soft-page-break/>tar: drupal-7.54/modules/taxonomy/taxonomy.js: Cannot open: File exists</text:p>
      <text:p text:style-name="P1">drupal-7.54/modules/taxonomy/taxonomy.module</text:p>
      <text:p text:style-name="P1">tar: drupal-7.54/modules/taxonomy/taxonomy.module: Cannot open: File exists</text:p>
      <text:p text:style-name="P1">drupal-7.54/modules/taxonomy/taxonomy.pages.inc</text:p>
      <text:p text:style-name="P1">tar: drupal-7.54/modules/taxonomy/taxonomy.pages.inc: Cannot open: File exists</text:p>
      <text:p text:style-name="P1">drupal-7.54/modules/taxonomy/taxonomy.test</text:p>
      <text:p text:style-name="P1">tar: drupal-7.54/modules/taxonomy/taxonomy.test: Cannot open: File exists</text:p>
      <text:p text:style-name="P1">drupal-7.54/modules/taxonomy/taxonomy.tokens.inc</text:p>
      <text:p text:style-name="P1">tar: drupal-7.54/modules/taxonomy/taxonomy.tokens.inc: Cannot open: File exists</text:p>
      <text:p text:style-name="P1">drupal-7.54/modules/toolbar/</text:p>
      <text:p text:style-name="P1">tar: drupal-7.54/modules/taxonomy: Cannot utime: Operation not permitted</text:p>
      <text:p text:style-name="P1">drupal-7.54/modules/toolbar/toolbar-rtl.css</text:p>
      <text:p text:style-name="P1">tar: drupal-7.54/modules/toolbar/toolbar-rtl.css: Cannot open: File exists</text:p>
      <text:p text:style-name="P1">drupal-7.54/modules/toolbar/toolbar.css</text:p>
      <text:p text:style-name="P1">tar: drupal-7.54/modules/toolbar/toolbar.css: Cannot open: File exists</text:p>
      <text:p text:style-name="P1">drupal-7.54/modules/toolbar/toolbar.info</text:p>
      <text:p text:style-name="P1">tar: drupal-7.54/modules/toolbar/toolbar.info: Cannot open: File exists</text:p>
      <text:p text:style-name="P1">drupal-7.54/modules/toolbar/toolbar.js</text:p>
      <text:p text:style-name="P1">tar: drupal-7.54/modules/toolbar/toolbar.js: Cannot open: File exists</text:p>
      <text:p text:style-name="P1">drupal-7.54/modules/toolbar/toolbar.module</text:p>
      <text:p text:style-name="P1">tar: drupal-7.54/modules/toolbar/toolbar.module: Cannot open: File exists</text:p>
      <text:p text:style-name="P1">drupal-7.54/modules/toolbar/toolbar.png</text:p>
      <text:p text:style-name="P1">tar: drupal-7.54/modules/toolbar/toolbar.png: Cannot open: File exists</text:p>
      <text:p text:style-name="P1">drupal-7.54/modules/toolbar/toolbar.tpl.php</text:p>
      <text:p text:style-name="P1">tar: drupal-7.54/modules/toolbar/toolbar.tpl.php: Cannot open: File exists</text:p>
      <text:p text:style-name="P1">drupal-7.54/modules/tracker/</text:p>
      <text:p text:style-name="P1">tar: drupal-7.54/modules/toolbar: Cannot utime: Operation not permitted</text:p>
      <text:p text:style-name="P1">drupal-7.54/modules/tracker/tracker.css</text:p>
      <text:p text:style-name="P1">tar: drupal-7.54/modules/tracker/tracker.css: Cannot open: File exists</text:p>
      <text:p text:style-name="P1">drupal-7.54/modules/tracker/tracker.info</text:p>
      <text:p text:style-name="P1">tar: drupal-7.54/modules/tracker/tracker.info: Cannot open: File exists</text:p>
      <text:p text:style-name="P1">drupal-7.54/modules/tracker/tracker.install</text:p>
      <text:p text:style-name="P1">tar: drupal-7.54/modules/tracker/tracker.install: Cannot open: File exists</text:p>
      <text:p text:style-name="P1">drupal-7.54/modules/tracker/tracker.module</text:p>
      <text:p text:style-name="P1">tar: drupal-7.54/modules/tracker/tracker.module: Cannot open: File exists</text:p>
      <text:p text:style-name="P1">drupal-7.54/modules/tracker/tracker.pages.inc</text:p>
      <text:p text:style-name="P1">tar: drupal-7.54/modules/tracker/tracker.pages.inc: Cannot open: File exists</text:p>
      <text:p text:style-name="P1">drupal-7.54/modules/tracker/tracker.test</text:p>
      <text:p text:style-name="P1">tar: drupal-7.54/modules/tracker/tracker.test: Cannot open: File exists</text:p>
      <text:p text:style-name="P1">drupal-7.54/modules/translation/</text:p>
      <text:p text:style-name="P1">tar: drupal-7.54/modules/tracker: Cannot utime: Operation not permitted</text:p>
      <text:p text:style-name="P1">drupal-7.54/modules/translation/tests/</text:p>
      <text:p text:style-name="P1">drupal-7.54/modules/translation/tests/translation_test.info</text:p>
      <text:p text:style-name="P1">tar: drupal-7.54/modules/translation/tests/translation_test.info: Cannot open: File exists</text:p>
      <text:p text:style-name="P1">drupal-7.54/modules/translation/tests/translation_test.module</text:p>
      <text:p text:style-name="P1">tar: drupal-7.54/modules/translation/tests/translation_test.module: Cannot open: File exists</text:p>
      <text:p text:style-name="P1">drupal-7.54/modules/translation/translation.info</text:p>
      <text:p text:style-name="P1">tar: drupal-7.54/modules/translation/tests: Cannot utime: Operation not permitted</text:p>
      <text:p text:style-name="P1">tar: drupal-7.54/modules/translation/translation.info: Cannot open: File exists</text:p>
      <text:p text:style-name="P1">drupal-7.54/modules/translation/translation.module</text:p>
      <text:p text:style-name="P1">tar: drupal-7.54/modules/translation/translation.module: Cannot open: File exists</text:p>
      <text:p text:style-name="P1">drupal-7.54/modules/translation/translation.pages.inc</text:p>
      <text:p text:style-name="P1"><text:soft-page-break/>tar: drupal-7.54/modules/translation/translation.pages.inc: Cannot open: File exists</text:p>
      <text:p text:style-name="P1">drupal-7.54/modules/translation/translation.test</text:p>
      <text:p text:style-name="P1">tar: drupal-7.54/modules/translation/translation.test: Cannot open: File exists</text:p>
      <text:p text:style-name="P1">drupal-7.54/modules/trigger/</text:p>
      <text:p text:style-name="P1">tar: drupal-7.54/modules/translation: Cannot utime: Operation not permitted</text:p>
      <text:p text:style-name="P1">drupal-7.54/modules/trigger/tests/</text:p>
      <text:p text:style-name="P1">drupal-7.54/modules/trigger/tests/trigger_test.info</text:p>
      <text:p text:style-name="P1">tar: drupal-7.54/modules/trigger/tests/trigger_test.info: Cannot open: File exists</text:p>
      <text:p text:style-name="P1">drupal-7.54/modules/trigger/tests/trigger_test.module</text:p>
      <text:p text:style-name="P1">tar: drupal-7.54/modules/trigger/tests/trigger_test.module: Cannot open: File exists</text:p>
      <text:p text:style-name="P1">drupal-7.54/modules/trigger/trigger.admin.inc</text:p>
      <text:p text:style-name="P1">tar: drupal-7.54/modules/trigger/tests: Cannot utime: Operation not permitted</text:p>
      <text:p text:style-name="P1">tar: drupal-7.54/modules/trigger/trigger.admin.inc: Cannot open: File exists</text:p>
      <text:p text:style-name="P1">drupal-7.54/modules/trigger/trigger.api.php</text:p>
      <text:p text:style-name="P1">tar: drupal-7.54/modules/trigger/trigger.api.php: Cannot open: File exists</text:p>
      <text:p text:style-name="P1">drupal-7.54/modules/trigger/trigger.info</text:p>
      <text:p text:style-name="P1">tar: drupal-7.54/modules/trigger/trigger.info: Cannot open: File exists</text:p>
      <text:p text:style-name="P1">drupal-7.54/modules/trigger/trigger.install</text:p>
      <text:p text:style-name="P1">tar: drupal-7.54/modules/trigger/trigger.install: Cannot open: File exists</text:p>
      <text:p text:style-name="P1">drupal-7.54/modules/trigger/trigger.module</text:p>
      <text:p text:style-name="P1">tar: drupal-7.54/modules/trigger/trigger.module: Cannot open: File exists</text:p>
      <text:p text:style-name="P1">drupal-7.54/modules/trigger/trigger.test</text:p>
      <text:p text:style-name="P1">tar: drupal-7.54/modules/trigger/trigger.test: Cannot open: File exists</text:p>
      <text:p text:style-name="P1">drupal-7.54/modules/update/</text:p>
      <text:p text:style-name="P1">tar: drupal-7.54/modules/trigger: Cannot utime: Operation not permitted</text:p>
      <text:p text:style-name="P1">drupal-7.54/modules/update/tests/</text:p>
      <text:p text:style-name="P1">drupal-7.54/modules/update/tests/aaa_update_test.1_0.xml</text:p>
      <text:p text:style-name="P1">tar: drupal-7.54/modules/update/tests/aaa_update_test.1_0.xml: Cannot open: File exists</text:p>
      <text:p text:style-name="P1">drupal-7.54/modules/update/tests/aaa_update_test.info</text:p>
      <text:p text:style-name="P1">tar: drupal-7.54/modules/update/tests/aaa_update_test.info: Cannot open: File exists</text:p>
      <text:p text:style-name="P1">drupal-7.54/modules/update/tests/aaa_update_test.module</text:p>
      <text:p text:style-name="P1">tar: drupal-7.54/modules/update/tests/aaa_update_test.module: Cannot open: File exists</text:p>
      <text:p text:style-name="P1">drupal-7.54/modules/update/tests/aaa_update_test.no-releases.xml</text:p>
      <text:p text:style-name="P1">tar: drupal-7.54/modules/update/tests/aaa_update_test.no-releases.xml: Cannot open: File exists</text:p>
      <text:p text:style-name="P1">drupal-7.54/modules/update/tests/aaa_update_test.tar.gz</text:p>
      <text:p text:style-name="P1">tar: drupal-7.54/modules/update/tests/aaa_update_test.tar.gz: Cannot open: File exists</text:p>
      <text:p text:style-name="P1">drupal-7.54/modules/update/tests/bbb_update_test.1_0.xml</text:p>
      <text:p text:style-name="P1">tar: drupal-7.54/modules/update/tests/bbb_update_test.1_0.xml: Cannot open: File exists</text:p>
      <text:p text:style-name="P1">drupal-7.54/modules/update/tests/bbb_update_test.info</text:p>
      <text:p text:style-name="P1">tar: drupal-7.54/modules/update/tests/bbb_update_test.info: Cannot open: File exists</text:p>
      <text:p text:style-name="P1">drupal-7.54/modules/update/tests/bbb_update_test.module</text:p>
      <text:p text:style-name="P1">tar: drupal-7.54/modules/update/tests/bbb_update_test.module: Cannot open: File exists</text:p>
      <text:p text:style-name="P1">drupal-7.54/modules/update/tests/ccc_update_test.1_0.xml</text:p>
      <text:p text:style-name="P1">tar: drupal-7.54/modules/update/tests/ccc_update_test.1_0.xml: Cannot open: File exists</text:p>
      <text:p text:style-name="P1">drupal-7.54/modules/update/tests/ccc_update_test.info</text:p>
      <text:p text:style-name="P1">tar: drupal-7.54/modules/update/tests/ccc_update_test.info: Cannot open: File exists</text:p>
      <text:p text:style-name="P1">drupal-7.54/modules/update/tests/ccc_update_test.module</text:p>
      <text:p text:style-name="P1">tar: drupal-7.54/modules/update/tests/ccc_update_test.module: Cannot open: File exists</text:p>
      <text:p text:style-name="P1">drupal-7.54/modules/update/tests/drupal.0.xml</text:p>
      <text:p text:style-name="P1">tar: drupal-7.54/modules/update/tests/drupal.0.xml: Cannot open: File exists</text:p>
      <text:p text:style-name="P1">drupal-7.54/modules/update/tests/drupal.1.xml</text:p>
      <text:p text:style-name="P1">tar: drupal-7.54/modules/update/tests/drupal.1.xml: Cannot open: File exists</text:p>
      <text:p text:style-name="P1"><text:soft-page-break/>drupal-7.54/modules/update/tests/drupal.2-sec.xml</text:p>
      <text:p text:style-name="P1">tar: drupal-7.54/modules/update/tests/drupal.2-sec.xml: Cannot open: File exists</text:p>
      <text:p text:style-name="P1">drupal-7.54/modules/update/tests/drupal.dev.xml</text:p>
      <text:p text:style-name="P1">tar: drupal-7.54/modules/update/tests/drupal.dev.xml: Cannot open: File exists</text:p>
      <text:p text:style-name="P1">drupal-7.54/modules/update/tests/themes/</text:p>
      <text:p text:style-name="P1">drupal-7.54/modules/update/tests/themes/update_test_admintheme/</text:p>
      <text:p text:style-name="P1">drupal-7.54/modules/update/tests/themes/update_test_admintheme/update_test_admintheme.info</text:p>
      <text:p text:style-name="P1">tar: drupal-7.54/modules/update/tests/themes/update_test_admintheme/update_test_admintheme.info: Cannot open: File exists</text:p>
      <text:p text:style-name="P1">drupal-7.54/modules/update/tests/themes/update_test_basetheme/</text:p>
      <text:p text:style-name="P1">tar: drupal-7.54/modules/update/tests/themes/update_test_admintheme: Cannot utime: Operation not permitted</text:p>
      <text:p text:style-name="P1">drupal-7.54/modules/update/tests/themes/update_test_basetheme/update_test_basetheme.info</text:p>
      <text:p text:style-name="P1">tar: drupal-7.54/modules/update/tests/themes/update_test_basetheme/update_test_basetheme.info: Cannot open: File exists</text:p>
      <text:p text:style-name="P1">drupal-7.54/modules/update/tests/themes/update_test_subtheme/</text:p>
      <text:p text:style-name="P1">tar: drupal-7.54/modules/update/tests/themes/update_test_basetheme: Cannot utime: Operation not permitted</text:p>
      <text:p text:style-name="P1">drupal-7.54/modules/update/tests/themes/update_test_subtheme/update_test_subtheme.info</text:p>
      <text:p text:style-name="P1">tar: drupal-7.54/modules/update/tests/themes/update_test_subtheme/update_test_subtheme.info: Cannot open: File exists</text:p>
      <text:p text:style-name="P1">drupal-7.54/modules/update/tests/update_test.info</text:p>
      <text:p text:style-name="P1">tar: drupal-7.54/modules/update/tests/themes/update_test_subtheme: Cannot utime: Operation not permitted</text:p>
      <text:p text:style-name="P1">tar: drupal-7.54/modules/update/tests/themes: Cannot utime: Operation not permitted</text:p>
      <text:p text:style-name="P1">tar: drupal-7.54/modules/update/tests/update_test.info: Cannot open: File exists</text:p>
      <text:p text:style-name="P1">drupal-7.54/modules/update/tests/update_test.module</text:p>
      <text:p text:style-name="P1">tar: drupal-7.54/modules/update/tests/update_test.module: Cannot open: File exists</text:p>
      <text:p text:style-name="P1">drupal-7.54/modules/update/tests/update_test_basetheme.1_1-sec.xml</text:p>
      <text:p text:style-name="P1">tar: drupal-7.54/modules/update/tests/update_test_basetheme.1_1-sec.xml: Cannot open: File exists</text:p>
      <text:p text:style-name="P1">drupal-7.54/modules/update/tests/update_test_subtheme.1_0.xml</text:p>
      <text:p text:style-name="P1">tar: drupal-7.54/modules/update/tests/update_test_subtheme.1_0.xml: Cannot open: File exists</text:p>
      <text:p text:style-name="P1">drupal-7.54/modules/update/update-rtl.css</text:p>
      <text:p text:style-name="P1">tar: drupal-7.54/modules/update/tests: Cannot utime: Operation not permitted</text:p>
      <text:p text:style-name="P1">tar: drupal-7.54/modules/update/update-rtl.css: Cannot open: File exists</text:p>
      <text:p text:style-name="P1">drupal-7.54/modules/update/update.api.php</text:p>
      <text:p text:style-name="P1">tar: drupal-7.54/modules/update/update.api.php: Cannot open: File exists</text:p>
      <text:p text:style-name="P1">drupal-7.54/modules/update/update.authorize.inc</text:p>
      <text:p text:style-name="P1">tar: drupal-7.54/modules/update/update.authorize.inc: Cannot open: File exists</text:p>
      <text:p text:style-name="P1">drupal-7.54/modules/update/update.compare.inc</text:p>
      <text:p text:style-name="P1">tar: drupal-7.54/modules/update/update.compare.inc: Cannot open: File exists</text:p>
      <text:p text:style-name="P1">drupal-7.54/modules/update/update.css</text:p>
      <text:p text:style-name="P1">tar: drupal-7.54/modules/update/update.css: Cannot open: File exists</text:p>
      <text:p text:style-name="P1">drupal-7.54/modules/update/update.fetch.inc</text:p>
      <text:p text:style-name="P1">tar: drupal-7.54/modules/update/update.fetch.inc: Cannot open: File exists</text:p>
      <text:p text:style-name="P1">drupal-7.54/modules/update/update.info</text:p>
      <text:p text:style-name="P1">tar: drupal-7.54/modules/update/update.info: Cannot open: File exists</text:p>
      <text:p text:style-name="P1">drupal-7.54/modules/update/update.install</text:p>
      <text:p text:style-name="P1">tar: drupal-7.54/modules/update/update.install: Cannot open: File exists</text:p>
      <text:p text:style-name="P1">drupal-7.54/modules/update/update.manager.inc</text:p>
      <text:p text:style-name="P1">tar: drupal-7.54/modules/update/update.manager.inc: Cannot open: File exists</text:p>
      <text:p text:style-name="P1"><text:soft-page-break/>drupal-7.54/modules/update/update.module</text:p>
      <text:p text:style-name="P1">tar: drupal-7.54/modules/update/update.module: Cannot open: File exists</text:p>
      <text:p text:style-name="P1">drupal-7.54/modules/update/update.report.inc</text:p>
      <text:p text:style-name="P1">tar: drupal-7.54/modules/update/update.report.inc: Cannot open: File exists</text:p>
      <text:p text:style-name="P1">drupal-7.54/modules/update/update.settings.inc</text:p>
      <text:p text:style-name="P1">tar: drupal-7.54/modules/update/update.settings.inc: Cannot open: File exists</text:p>
      <text:p text:style-name="P1">drupal-7.54/modules/update/update.test</text:p>
      <text:p text:style-name="P1">tar: drupal-7.54/modules/update/update.test: Cannot open: File exists</text:p>
      <text:p text:style-name="P1">drupal-7.54/modules/user/</text:p>
      <text:p text:style-name="P1">tar: drupal-7.54/modules/update: Cannot utime: Operation not permitted</text:p>
      <text:p text:style-name="P1">drupal-7.54/modules/user/tests/</text:p>
      <text:p text:style-name="P1">drupal-7.54/modules/user/tests/user_form_test.info</text:p>
      <text:p text:style-name="P1">tar: drupal-7.54/modules/user/tests/user_form_test.info: Cannot open: File exists</text:p>
      <text:p text:style-name="P1">drupal-7.54/modules/user/tests/user_form_test.module</text:p>
      <text:p text:style-name="P1">tar: drupal-7.54/modules/user/tests/user_form_test.module: Cannot open: File exists</text:p>
      <text:p text:style-name="P1">drupal-7.54/modules/user/user-picture.tpl.php</text:p>
      <text:p text:style-name="P1">tar: drupal-7.54/modules/user/tests: Cannot utime: Operation not permitted</text:p>
      <text:p text:style-name="P1">tar: drupal-7.54/modules/user/user-picture.tpl.php: Cannot open: File exists</text:p>
      <text:p text:style-name="P1">drupal-7.54/modules/user/user-profile-category.tpl.php</text:p>
      <text:p text:style-name="P1">tar: drupal-7.54/modules/user/user-profile-category.tpl.php: Cannot open: File exists</text:p>
      <text:p text:style-name="P1">drupal-7.54/modules/user/user-profile-item.tpl.php</text:p>
      <text:p text:style-name="P1">tar: drupal-7.54/modules/user/user-profile-item.tpl.php: Cannot open: File exists</text:p>
      <text:p text:style-name="P1">drupal-7.54/modules/user/user-profile.tpl.php</text:p>
      <text:p text:style-name="P1">tar: drupal-7.54/modules/user/user-profile.tpl.php: Cannot open: File exists</text:p>
      <text:p text:style-name="P1">drupal-7.54/modules/user/user-rtl.css</text:p>
      <text:p text:style-name="P1">tar: drupal-7.54/modules/user/user-rtl.css: Cannot open: File exists</text:p>
      <text:p text:style-name="P1">drupal-7.54/modules/user/user.admin.inc</text:p>
      <text:p text:style-name="P1">tar: drupal-7.54/modules/user/user.admin.inc: Cannot open: File exists</text:p>
      <text:p text:style-name="P1">drupal-7.54/modules/user/user.api.php</text:p>
      <text:p text:style-name="P1">tar: drupal-7.54/modules/user/user.api.php: Cannot open: File exists</text:p>
      <text:p text:style-name="P1">drupal-7.54/modules/user/user.css</text:p>
      <text:p text:style-name="P1">tar: drupal-7.54/modules/user/user.css: Cannot open: File exists</text:p>
      <text:p text:style-name="P1">drupal-7.54/modules/user/user.info</text:p>
      <text:p text:style-name="P1">tar: drupal-7.54/modules/user/user.info: Cannot open: File exists</text:p>
      <text:p text:style-name="P1">drupal-7.54/modules/user/user.install</text:p>
      <text:p text:style-name="P1">tar: drupal-7.54/modules/user/user.install: Cannot open: File exists</text:p>
      <text:p text:style-name="P1">drupal-7.54/modules/user/user.js</text:p>
      <text:p text:style-name="P1">tar: drupal-7.54/modules/user/user.js: Cannot open: File exists</text:p>
      <text:p text:style-name="P1">drupal-7.54/modules/user/user.module</text:p>
      <text:p text:style-name="P1">tar: drupal-7.54/modules/user/user.module: Cannot open: File exists</text:p>
      <text:p text:style-name="P1">drupal-7.54/modules/user/user.pages.inc</text:p>
      <text:p text:style-name="P1">tar: drupal-7.54/modules/user/user.pages.inc: Cannot open: File exists</text:p>
      <text:p text:style-name="P1">drupal-7.54/modules/user/user.permissions.js</text:p>
      <text:p text:style-name="P1">tar: drupal-7.54/modules/user/user.permissions.js: Cannot open: File exists</text:p>
      <text:p text:style-name="P1">drupal-7.54/modules/user/user.test</text:p>
      <text:p text:style-name="P1">tar: drupal-7.54/modules/user/user.test: Cannot open: File exists</text:p>
      <text:p text:style-name="P1">drupal-7.54/modules/user/user.tokens.inc</text:p>
      <text:p text:style-name="P1">tar: drupal-7.54/modules/user/user.tokens.inc: Cannot open: File exists</text:p>
      <text:p text:style-name="P1">drupal-7.54/profiles/</text:p>
      <text:p text:style-name="P1">tar: drupal-7.54/modules/user: Cannot utime: Operation not permitted</text:p>
      <text:p text:style-name="P1">tar: drupal-7.54/modules: Cannot utime: Operation not permitted</text:p>
      <text:p text:style-name="P1">drupal-7.54/profiles/README.txt</text:p>
      <text:p text:style-name="P1"><text:soft-page-break/>tar: drupal-7.54/profiles/README.txt: Cannot open: File exists</text:p>
      <text:p text:style-name="P1">drupal-7.54/profiles/minimal/</text:p>
      <text:p text:style-name="P1">drupal-7.54/profiles/minimal/minimal.info</text:p>
      <text:p text:style-name="P1">tar: drupal-7.54/profiles/minimal/minimal.info: Cannot open: File exists</text:p>
      <text:p text:style-name="P1">drupal-7.54/profiles/minimal/minimal.install</text:p>
      <text:p text:style-name="P1">tar: drupal-7.54/profiles/minimal/minimal.install: Cannot open: File exists</text:p>
      <text:p text:style-name="P1">drupal-7.54/profiles/minimal/minimal.profile</text:p>
      <text:p text:style-name="P1">tar: drupal-7.54/profiles/minimal/minimal.profile: Cannot open: File exists</text:p>
      <text:p text:style-name="P1">drupal-7.54/profiles/minimal/translations/</text:p>
      <text:p text:style-name="P1">drupal-7.54/profiles/minimal/translations/README.txt</text:p>
      <text:p text:style-name="P1">tar: drupal-7.54/profiles/minimal/translations/README.txt: Cannot open: File exists</text:p>
      <text:p text:style-name="P1">drupal-7.54/profiles/standard/</text:p>
      <text:p text:style-name="P1">tar: drupal-7.54/profiles/minimal/translations: Cannot utime: Operation not permitted</text:p>
      <text:p text:style-name="P1">tar: drupal-7.54/profiles/minimal: Cannot utime: Operation not permitted</text:p>
      <text:p text:style-name="P1">drupal-7.54/profiles/standard/standard.info</text:p>
      <text:p text:style-name="P1">tar: drupal-7.54/profiles/standard/standard.info: Cannot open: File exists</text:p>
      <text:p text:style-name="P1">drupal-7.54/profiles/standard/standard.install</text:p>
      <text:p text:style-name="P1">tar: drupal-7.54/profiles/standard/standard.install: Cannot open: File exists</text:p>
      <text:p text:style-name="P1">drupal-7.54/profiles/standard/standard.profile</text:p>
      <text:p text:style-name="P1">tar: drupal-7.54/profiles/standard/standard.profile: Cannot open: File exists</text:p>
      <text:p text:style-name="P1">drupal-7.54/profiles/standard/translations/</text:p>
      <text:p text:style-name="P1">drupal-7.54/profiles/standard/translations/README.txt</text:p>
      <text:p text:style-name="P1">tar: drupal-7.54/profiles/standard/translations/README.txt: Cannot open: File exists</text:p>
      <text:p text:style-name="P1">drupal-7.54/profiles/testing/</text:p>
      <text:p text:style-name="P1">tar: drupal-7.54/profiles/standard/translations: Cannot utime: Operation not permitted</text:p>
      <text:p text:style-name="P1">tar: drupal-7.54/profiles/standard: Cannot utime: Operation not permitted</text:p>
      <text:p text:style-name="P1">drupal-7.54/profiles/testing/modules/</text:p>
      <text:p text:style-name="P1">drupal-7.54/profiles/testing/modules/drupal_system_listing_compatible_test/</text:p>
      <text:p text:style-name="P1">drupal-7.54/profiles/testing/modules/drupal_system_listing_compatible_test/drupal_system_listing_compatible_test.info</text:p>
      <text:p text:style-name="P1">tar: drupal-7.54/profiles/testing/modules/drupal_system_listing_compatible_test/drupal_system_listing_compatible_test.info: Cannot open: File exists</text:p>
      <text:p text:style-name="P1">drupal-7.54/profiles/testing/modules/drupal_system_listing_compatible_test/drupal_system_listing_compatible_test.module</text:p>
      <text:p text:style-name="P1">tar: drupal-7.54/profiles/testing/modules/drupal_system_listing_compatible_test/drupal_system_listing_compatible_test.module: Cannot open: File exists</text:p>
      <text:p text:style-name="P1">drupal-7.54/profiles/testing/modules/drupal_system_listing_compatible_test/drupal_system_listing_compatible_test.test</text:p>
      <text:p text:style-name="P1">tar: drupal-7.54/profiles/testing/modules/drupal_system_listing_compatible_test/drupal_system_listing_compatible_test.test: Cannot open: File exists</text:p>
      <text:p text:style-name="P1">drupal-7.54/profiles/testing/modules/drupal_system_listing_incompatible_test/</text:p>
      <text:p text:style-name="P1">tar: drupal-7.54/profiles/testing/modules/drupal_system_listing_compatible_test: Cannot utime: Operation not permitted</text:p>
      <text:p text:style-name="P1">drupal-7.54/profiles/testing/modules/drupal_system_listing_incompatible_test/drupal_system_listing_incompatible_test.info</text:p>
      <text:p text:style-name="P1"><text:soft-page-break/>tar: drupal-7.54/profiles/testing/modules/drupal_system_listing_incompatible_test/drupal_system_listing_incompatible_test.info: Cannot open: File exists</text:p>
      <text:p text:style-name="P1">drupal-7.54/profiles/testing/modules/drupal_system_listing_incompatible_test/drupal_system_listing_incompatible_test.module</text:p>
      <text:p text:style-name="P1">tar: drupal-7.54/profiles/testing/modules/drupal_system_listing_incompatible_test/drupal_system_listing_incompatible_test.module: Cannot open: File exists</text:p>
      <text:p text:style-name="P1">drupal-7.54/profiles/testing/testing.info</text:p>
      <text:p text:style-name="P1">tar: drupal-7.54/profiles/testing/modules/drupal_system_listing_incompatible_test: Cannot utime: Operation not permitted</text:p>
      <text:p text:style-name="P1">tar: drupal-7.54/profiles/testing/modules: Cannot utime: Operation not permitted</text:p>
      <text:p text:style-name="P1">tar: drupal-7.54/profiles/testing/testing.info: Cannot open: File exists</text:p>
      <text:p text:style-name="P1">drupal-7.54/profiles/testing/testing.install</text:p>
      <text:p text:style-name="P1">tar: drupal-7.54/profiles/testing/testing.install: Cannot open: File exists</text:p>
      <text:p text:style-name="P1">drupal-7.54/profiles/testing/testing.profile</text:p>
      <text:p text:style-name="P1">tar: drupal-7.54/profiles/testing/testing.profile: Cannot open: File exists</text:p>
      <text:p text:style-name="P1">drupal-7.54/robots.txt</text:p>
      <text:p text:style-name="P1">tar: drupal-7.54/profiles/testing: Cannot utime: Operation not permitted</text:p>
      <text:p text:style-name="P1">tar: drupal-7.54/profiles: Cannot utime: Operation not permitted</text:p>
      <text:p text:style-name="P1">tar: drupal-7.54/robots.txt: Cannot open: File exists</text:p>
      <text:p text:style-name="P1">drupal-7.54/scripts/</text:p>
      <text:p text:style-name="P1">drupal-7.54/scripts/code-clean.sh</text:p>
      <text:p text:style-name="P1">tar: drupal-7.54/scripts/code-clean.sh: Cannot open: File exists</text:p>
      <text:p text:style-name="P1">drupal-7.54/scripts/cron-curl.sh</text:p>
      <text:p text:style-name="P1">tar: drupal-7.54/scripts/cron-curl.sh: Cannot open: File exists</text:p>
      <text:p text:style-name="P1">drupal-7.54/scripts/cron-lynx.sh</text:p>
      <text:p text:style-name="P1">tar: drupal-7.54/scripts/cron-lynx.sh: Cannot open: File exists</text:p>
      <text:p text:style-name="P1">drupal-7.54/scripts/drupal.sh</text:p>
      <text:p text:style-name="P1">tar: drupal-7.54/scripts/drupal.sh: Cannot open: File exists</text:p>
      <text:p text:style-name="P1">drupal-7.54/scripts/dump-database-d6.sh</text:p>
      <text:p text:style-name="P1">tar: drupal-7.54/scripts/dump-database-d6.sh: Cannot open: File exists</text:p>
      <text:p text:style-name="P1">drupal-7.54/scripts/dump-database-d7.sh</text:p>
      <text:p text:style-name="P1">tar: drupal-7.54/scripts/dump-database-d7.sh: Cannot open: File exists</text:p>
      <text:p text:style-name="P1">drupal-7.54/scripts/generate-d6-content.sh</text:p>
      <text:p text:style-name="P1">tar: drupal-7.54/scripts/generate-d6-content.sh: Cannot open: File exists</text:p>
      <text:p text:style-name="P1">drupal-7.54/scripts/generate-d7-content.sh</text:p>
      <text:p text:style-name="P1">tar: drupal-7.54/scripts/generate-d7-content.sh: Cannot open: File exists</text:p>
      <text:p text:style-name="P1">drupal-7.54/scripts/password-hash.sh</text:p>
      <text:p text:style-name="P1">tar: drupal-7.54/scripts/password-hash.sh: Cannot open: File exists</text:p>
      <text:p text:style-name="P1">drupal-7.54/scripts/run-tests.sh</text:p>
      <text:p text:style-name="P1">tar: drupal-7.54/scripts/run-tests.sh: Cannot open: File exists</text:p>
      <text:p text:style-name="P1">drupal-7.54/scripts/test.script</text:p>
      <text:p text:style-name="P1">tar: drupal-7.54/scripts/test.script: Cannot open: File exists</text:p>
      <text:p text:style-name="P1">drupal-7.54/sites/</text:p>
      <text:p text:style-name="P1">tar: drupal-7.54/scripts: Cannot utime: Operation not permitted</text:p>
      <text:p text:style-name="P1">drupal-7.54/sites/README.txt</text:p>
      <text:p text:style-name="P1">tar: drupal-7.54/sites/README.txt: Cannot open: File exists</text:p>
      <text:p text:style-name="P1">drupal-7.54/sites/all/</text:p>
      <text:p text:style-name="P1">drupal-7.54/sites/all/libraries/</text:p>
      <text:p text:style-name="P1">drupal-7.54/sites/all/libraries/README.txt</text:p>
      <text:p text:style-name="P1"><text:soft-page-break/>tar: drupal-7.54/sites/all/libraries/README.txt: Cannot open: File exists</text:p>
      <text:p text:style-name="P1">drupal-7.54/sites/all/modules/</text:p>
      <text:p text:style-name="P1">tar: drupal-7.54/sites/all/libraries: Cannot utime: Operation not permitted</text:p>
      <text:p text:style-name="P1">drupal-7.54/sites/all/modules/README.txt</text:p>
      <text:p text:style-name="P1">tar: drupal-7.54/sites/all/modules/README.txt: Cannot open: File exists</text:p>
      <text:p text:style-name="P1">drupal-7.54/sites/all/themes/</text:p>
      <text:p text:style-name="P1">tar: drupal-7.54/sites/all/modules: Cannot utime: Operation not permitted</text:p>
      <text:p text:style-name="P1">drupal-7.54/sites/all/themes/README.txt</text:p>
      <text:p text:style-name="P1">tar: drupal-7.54/sites/all/themes/README.txt: Cannot open: File exists</text:p>
      <text:p text:style-name="P1">drupal-7.54/sites/default/</text:p>
      <text:p text:style-name="P1">tar: drupal-7.54/sites/all/themes: Cannot utime: Operation not permitted</text:p>
      <text:p text:style-name="P1">tar: drupal-7.54/sites/all: Cannot utime: Operation not permitted</text:p>
      <text:p text:style-name="P1">drupal-7.54/sites/default/default.settings.php</text:p>
      <text:p text:style-name="P1">tar: drupal-7.54/sites/default/default.settings.php: Cannot open: File exists</text:p>
      <text:p text:style-name="P1">drupal-7.54/sites/example.sites.php</text:p>
      <text:p text:style-name="P1">tar: drupal-7.54/sites/default: Cannot utime: Operation not permitted</text:p>
      <text:p text:style-name="P1">tar: drupal-7.54/sites/example.sites.php: Cannot open: File exists</text:p>
      <text:p text:style-name="P1">drupal-7.54/themes/</text:p>
      <text:p text:style-name="P1">tar: drupal-7.54/sites: Cannot utime: Operation not permitted</text:p>
      <text:p text:style-name="P1">drupal-7.54/themes/README.txt</text:p>
      <text:p text:style-name="P1">tar: drupal-7.54/themes/README.txt: Cannot open: File exists</text:p>
      <text:p text:style-name="P1">drupal-7.54/themes/bartik/</text:p>
      <text:p text:style-name="P1">drupal-7.54/themes/bartik/bartik.info</text:p>
      <text:p text:style-name="P1">tar: drupal-7.54/themes/bartik/bartik.info: Cannot open: File exists</text:p>
      <text:p text:style-name="P1">drupal-7.54/themes/bartik/color/</text:p>
      <text:p text:style-name="P1">drupal-7.54/themes/bartik/color/base.png</text:p>
      <text:p text:style-name="P1">tar: drupal-7.54/themes/bartik/color/base.png: Cannot open: File exists</text:p>
      <text:p text:style-name="P1">drupal-7.54/themes/bartik/color/color.inc</text:p>
      <text:p text:style-name="P1">tar: drupal-7.54/themes/bartik/color/color.inc: Cannot open: File exists</text:p>
      <text:p text:style-name="P1">drupal-7.54/themes/bartik/color/preview.css</text:p>
      <text:p text:style-name="P1">tar: drupal-7.54/themes/bartik/color/preview.css: Cannot open: File exists</text:p>
      <text:p text:style-name="P1">drupal-7.54/themes/bartik/color/preview.html</text:p>
      <text:p text:style-name="P1">tar: drupal-7.54/themes/bartik/color/preview.html: Cannot open: File exists</text:p>
      <text:p text:style-name="P1">drupal-7.54/themes/bartik/color/preview.js</text:p>
      <text:p text:style-name="P1">tar: drupal-7.54/themes/bartik/color/preview.js: Cannot open: File exists</text:p>
      <text:p text:style-name="P1">drupal-7.54/themes/bartik/color/preview.png</text:p>
      <text:p text:style-name="P1">tar: drupal-7.54/themes/bartik/color/preview.png: Cannot open: File exists</text:p>
      <text:p text:style-name="P1">drupal-7.54/themes/bartik/css/</text:p>
      <text:p text:style-name="P1">tar: drupal-7.54/themes/bartik/color: Cannot utime: Operation not permitted</text:p>
      <text:p text:style-name="P1">drupal-7.54/themes/bartik/css/colors.css</text:p>
      <text:p text:style-name="P1">tar: drupal-7.54/themes/bartik/css/colors.css: Cannot open: File exists</text:p>
      <text:p text:style-name="P1">drupal-7.54/themes/bartik/css/ie-rtl.css</text:p>
      <text:p text:style-name="P1">tar: drupal-7.54/themes/bartik/css/ie-rtl.css: Cannot open: File exists</text:p>
      <text:p text:style-name="P1">drupal-7.54/themes/bartik/css/ie.css</text:p>
      <text:p text:style-name="P1">tar: drupal-7.54/themes/bartik/css/ie.css: Cannot open: File exists</text:p>
      <text:p text:style-name="P1">drupal-7.54/themes/bartik/css/ie6.css</text:p>
      <text:p text:style-name="P1">tar: drupal-7.54/themes/bartik/css/ie6.css: Cannot open: File exists</text:p>
      <text:p text:style-name="P1">drupal-7.54/themes/bartik/css/layout-rtl.css</text:p>
      <text:p text:style-name="P1">tar: drupal-7.54/themes/bartik/css/layout-rtl.css: Cannot open: File exists</text:p>
      <text:p text:style-name="P1">drupal-7.54/themes/bartik/css/layout.css</text:p>
      <text:p text:style-name="P1">tar: drupal-7.54/themes/bartik/css/layout.css: Cannot open: File exists</text:p>
      <text:p text:style-name="P1">drupal-7.54/themes/bartik/css/maintenance-page.css</text:p>
      <text:p text:style-name="P1"><text:soft-page-break/>tar: drupal-7.54/themes/bartik/css/maintenance-page.css: Cannot open: File exists</text:p>
      <text:p text:style-name="P1">drupal-7.54/themes/bartik/css/print.css</text:p>
      <text:p text:style-name="P1">tar: drupal-7.54/themes/bartik/css/print.css: Cannot open: File exists</text:p>
      <text:p text:style-name="P1">drupal-7.54/themes/bartik/css/style-rtl.css</text:p>
      <text:p text:style-name="P1">tar: drupal-7.54/themes/bartik/css/style-rtl.css: Cannot open: File exists</text:p>
      <text:p text:style-name="P1">drupal-7.54/themes/bartik/css/style.css</text:p>
      <text:p text:style-name="P1">tar: drupal-7.54/themes/bartik/css/style.css: Cannot open: File exists</text:p>
      <text:p text:style-name="P1">drupal-7.54/themes/bartik/images/</text:p>
      <text:p text:style-name="P1">tar: drupal-7.54/themes/bartik/css: Cannot utime: Operation not permitted</text:p>
      <text:p text:style-name="P1">drupal-7.54/themes/bartik/images/add.png</text:p>
      <text:p text:style-name="P1">tar: drupal-7.54/themes/bartik/images/add.png: Cannot open: File exists</text:p>
      <text:p text:style-name="P1">drupal-7.54/themes/bartik/images/buttons.png</text:p>
      <text:p text:style-name="P1">tar: drupal-7.54/themes/bartik/images/buttons.png: Cannot open: File exists</text:p>
      <text:p text:style-name="P1">drupal-7.54/themes/bartik/images/comment-arrow-rtl.gif</text:p>
      <text:p text:style-name="P1">tar: drupal-7.54/themes/bartik/images/comment-arrow-rtl.gif: Cannot open: File exists</text:p>
      <text:p text:style-name="P1">drupal-7.54/themes/bartik/images/comment-arrow.gif</text:p>
      <text:p text:style-name="P1">tar: drupal-7.54/themes/bartik/images/comment-arrow.gif: Cannot open: File exists</text:p>
      <text:p text:style-name="P1">drupal-7.54/themes/bartik/images/search-button.png</text:p>
      <text:p text:style-name="P1">tar: drupal-7.54/themes/bartik/images/search-button.png: Cannot open: File exists</text:p>
      <text:p text:style-name="P1">drupal-7.54/themes/bartik/images/tabs-border.png</text:p>
      <text:p text:style-name="P1">tar: drupal-7.54/themes/bartik/images/tabs-border.png: Cannot open: File exists</text:p>
      <text:p text:style-name="P1">drupal-7.54/themes/bartik/logo.png</text:p>
      <text:p text:style-name="P1">tar: drupal-7.54/themes/bartik/images: Cannot utime: Operation not permitted</text:p>
      <text:p text:style-name="P1">tar: drupal-7.54/themes/bartik/logo.png: Cannot open: File exists</text:p>
      <text:p text:style-name="P1">drupal-7.54/themes/bartik/screenshot.png</text:p>
      <text:p text:style-name="P1">tar: drupal-7.54/themes/bartik/screenshot.png: Cannot open: File exists</text:p>
      <text:p text:style-name="P1">drupal-7.54/themes/bartik/template.php</text:p>
      <text:p text:style-name="P1">tar: drupal-7.54/themes/bartik/template.php: Cannot open: File exists</text:p>
      <text:p text:style-name="P1">drupal-7.54/themes/bartik/templates/</text:p>
      <text:p text:style-name="P1">drupal-7.54/themes/bartik/templates/comment-wrapper.tpl.php</text:p>
      <text:p text:style-name="P1">tar: drupal-7.54/themes/bartik/templates/comment-wrapper.tpl.php: Cannot open: File exists</text:p>
      <text:p text:style-name="P1">drupal-7.54/themes/bartik/templates/comment.tpl.php</text:p>
      <text:p text:style-name="P1">tar: drupal-7.54/themes/bartik/templates/comment.tpl.php: Cannot open: File exists</text:p>
      <text:p text:style-name="P1">drupal-7.54/themes/bartik/templates/maintenance-page.tpl.php</text:p>
      <text:p text:style-name="P1">tar: drupal-7.54/themes/bartik/templates/maintenance-page.tpl.php: Cannot open: File exists</text:p>
      <text:p text:style-name="P1">drupal-7.54/themes/bartik/templates/node.tpl.php</text:p>
      <text:p text:style-name="P1">tar: drupal-7.54/themes/bartik/templates/node.tpl.php: Cannot open: File exists</text:p>
      <text:p text:style-name="P1">drupal-7.54/themes/bartik/templates/page.tpl.php</text:p>
      <text:p text:style-name="P1">tar: drupal-7.54/themes/bartik/templates/page.tpl.php: Cannot open: File exists</text:p>
      <text:p text:style-name="P1">drupal-7.54/themes/engines/</text:p>
      <text:p text:style-name="P1">tar: drupal-7.54/themes/bartik/templates: Cannot utime: Operation not permitted</text:p>
      <text:p text:style-name="P1">tar: drupal-7.54/themes/bartik: Cannot utime: Operation not permitted</text:p>
      <text:p text:style-name="P1">drupal-7.54/themes/engines/phptemplate/</text:p>
      <text:p text:style-name="P1">drupal-7.54/themes/engines/phptemplate/phptemplate.engine</text:p>
      <text:p text:style-name="P1">tar: drupal-7.54/themes/engines/phptemplate/phptemplate.engine: Cannot open: File exists</text:p>
      <text:p text:style-name="P1">drupal-7.54/themes/garland/</text:p>
      <text:p text:style-name="P1">tar: drupal-7.54/themes/engines/phptemplate: Cannot utime: Operation not permitted</text:p>
      <text:p text:style-name="P1">tar: drupal-7.54/themes/engines: Cannot utime: Operation not permitted</text:p>
      <text:p text:style-name="P1">drupal-7.54/themes/garland/color/</text:p>
      <text:p text:style-name="P1">drupal-7.54/themes/garland/color/base.png</text:p>
      <text:p text:style-name="P1">tar: drupal-7.54/themes/garland/color/base.png: Cannot open: File exists</text:p>
      <text:p text:style-name="P1">drupal-7.54/themes/garland/color/color.inc</text:p>
      <text:p text:style-name="P1"><text:soft-page-break/>tar: drupal-7.54/themes/garland/color/color.inc: Cannot open: File exists</text:p>
      <text:p text:style-name="P1">drupal-7.54/themes/garland/color/preview.css</text:p>
      <text:p text:style-name="P1">tar: drupal-7.54/themes/garland/color/preview.css: Cannot open: File exists</text:p>
      <text:p text:style-name="P1">drupal-7.54/themes/garland/color/preview.png</text:p>
      <text:p text:style-name="P1">tar: drupal-7.54/themes/garland/color/preview.png: Cannot open: File exists</text:p>
      <text:p text:style-name="P1">drupal-7.54/themes/garland/comment.tpl.php</text:p>
      <text:p text:style-name="P1">tar: drupal-7.54/themes/garland/color: Cannot utime: Operation not permitted</text:p>
      <text:p text:style-name="P1">tar: drupal-7.54/themes/garland/comment.tpl.php: Cannot open: File exists</text:p>
      <text:p text:style-name="P1">drupal-7.54/themes/garland/fix-ie-rtl.css</text:p>
      <text:p text:style-name="P1">tar: drupal-7.54/themes/garland/fix-ie-rtl.css: Cannot open: File exists</text:p>
      <text:p text:style-name="P1">drupal-7.54/themes/garland/fix-ie.css</text:p>
      <text:p text:style-name="P1">tar: drupal-7.54/themes/garland/fix-ie.css: Cannot open: File exists</text:p>
      <text:p text:style-name="P1">drupal-7.54/themes/garland/garland.info</text:p>
      <text:p text:style-name="P1">tar: drupal-7.54/themes/garland/garland.info: Cannot open: File exists</text:p>
      <text:p text:style-name="P1">drupal-7.54/themes/garland/images/</text:p>
      <text:p text:style-name="P1">drupal-7.54/themes/garland/images/bg-bar-white.png</text:p>
      <text:p text:style-name="P1">tar: drupal-7.54/themes/garland/images/bg-bar-white.png: Cannot open: File exists</text:p>
      <text:p text:style-name="P1">drupal-7.54/themes/garland/images/bg-bar.png</text:p>
      <text:p text:style-name="P1">tar: drupal-7.54/themes/garland/images/bg-bar.png: Cannot open: File exists</text:p>
      <text:p text:style-name="P1">drupal-7.54/themes/garland/images/bg-content-left.png</text:p>
      <text:p text:style-name="P1">tar: drupal-7.54/themes/garland/images/bg-content-left.png: Cannot open: File exists</text:p>
      <text:p text:style-name="P1">drupal-7.54/themes/garland/images/bg-content-right.png</text:p>
      <text:p text:style-name="P1">tar: drupal-7.54/themes/garland/images/bg-content-right.png: Cannot open: File exists</text:p>
      <text:p text:style-name="P1">drupal-7.54/themes/garland/images/bg-content.png</text:p>
      <text:p text:style-name="P1">tar: drupal-7.54/themes/garland/images/bg-content.png: Cannot open: File exists</text:p>
      <text:p text:style-name="P1">drupal-7.54/themes/garland/images/bg-navigation-item-hover.png</text:p>
      <text:p text:style-name="P1">tar: drupal-7.54/themes/garland/images/bg-navigation-item-hover.png: Cannot open: File exists</text:p>
      <text:p text:style-name="P1">drupal-7.54/themes/garland/images/bg-navigation-item.png</text:p>
      <text:p text:style-name="P1">tar: drupal-7.54/themes/garland/images/bg-navigation-item.png: Cannot open: File exists</text:p>
      <text:p text:style-name="P1">drupal-7.54/themes/garland/images/bg-navigation.png</text:p>
      <text:p text:style-name="P1">tar: drupal-7.54/themes/garland/images/bg-navigation.png: Cannot open: File exists</text:p>
      <text:p text:style-name="P1">drupal-7.54/themes/garland/images/bg-tab.png</text:p>
      <text:p text:style-name="P1">tar: drupal-7.54/themes/garland/images/bg-tab.png: Cannot open: File exists</text:p>
      <text:p text:style-name="P1">drupal-7.54/themes/garland/images/body.png</text:p>
      <text:p text:style-name="P1">tar: drupal-7.54/themes/garland/images/body.png: Cannot open: File exists</text:p>
      <text:p text:style-name="P1">drupal-7.54/themes/garland/images/gradient-inner.png</text:p>
      <text:p text:style-name="P1">tar: drupal-7.54/themes/garland/images/gradient-inner.png: Cannot open: File exists</text:p>
      <text:p text:style-name="P1">drupal-7.54/themes/garland/images/menu-collapsed-rtl.gif</text:p>
      <text:p text:style-name="P1">tar: drupal-7.54/themes/garland/images/menu-collapsed-rtl.gif: Cannot open: File exists</text:p>
      <text:p text:style-name="P1">drupal-7.54/themes/garland/images/menu-collapsed.gif</text:p>
      <text:p text:style-name="P1">tar: drupal-7.54/themes/garland/images/menu-collapsed.gif: Cannot open: File exists</text:p>
      <text:p text:style-name="P1">drupal-7.54/themes/garland/images/menu-expanded.gif</text:p>
      <text:p text:style-name="P1">tar: drupal-7.54/themes/garland/images/menu-expanded.gif: Cannot open: File exists</text:p>
      <text:p text:style-name="P1">drupal-7.54/themes/garland/images/menu-leaf.gif</text:p>
      <text:p text:style-name="P1">tar: drupal-7.54/themes/garland/images/menu-leaf.gif: Cannot open: File exists</text:p>
      <text:p text:style-name="P1">drupal-7.54/themes/garland/images/task-list.png</text:p>
      <text:p text:style-name="P1">tar: drupal-7.54/themes/garland/images/task-list.png: Cannot open: File exists</text:p>
      <text:p text:style-name="P1">drupal-7.54/themes/garland/logo.png</text:p>
      <text:p text:style-name="P1">tar: drupal-7.54/themes/garland/images: Cannot utime: Operation not permitted</text:p>
      <text:p text:style-name="P1">tar: drupal-7.54/themes/garland/logo.png: Cannot open: File exists</text:p>
      <text:p text:style-name="P1">drupal-7.54/themes/garland/maintenance-page.tpl.php</text:p>
      <text:p text:style-name="P1">tar: drupal-7.54/themes/garland/maintenance-page.tpl.php: Cannot open: File exists</text:p>
      <text:p text:style-name="P1"><text:soft-page-break/>drupal-7.54/themes/garland/node.tpl.php</text:p>
      <text:p text:style-name="P1">tar: drupal-7.54/themes/garland/node.tpl.php: Cannot open: File exists</text:p>
      <text:p text:style-name="P1">drupal-7.54/themes/garland/page.tpl.php</text:p>
      <text:p text:style-name="P1">tar: drupal-7.54/themes/garland/page.tpl.php: Cannot open: File exists</text:p>
      <text:p text:style-name="P1">drupal-7.54/themes/garland/print.css</text:p>
      <text:p text:style-name="P1">tar: drupal-7.54/themes/garland/print.css: Cannot open: File exists</text:p>
      <text:p text:style-name="P1">drupal-7.54/themes/garland/screenshot.png</text:p>
      <text:p text:style-name="P1">tar: drupal-7.54/themes/garland/screenshot.png: Cannot open: File exists</text:p>
      <text:p text:style-name="P1">drupal-7.54/themes/garland/style-rtl.css</text:p>
      <text:p text:style-name="P1">tar: drupal-7.54/themes/garland/style-rtl.css: Cannot open: File exists</text:p>
      <text:p text:style-name="P1">drupal-7.54/themes/garland/style.css</text:p>
      <text:p text:style-name="P1">tar: drupal-7.54/themes/garland/style.css: Cannot open: File exists</text:p>
      <text:p text:style-name="P1">drupal-7.54/themes/garland/template.php</text:p>
      <text:p text:style-name="P1">tar: drupal-7.54/themes/garland/template.php: Cannot open: File exists</text:p>
      <text:p text:style-name="P1">drupal-7.54/themes/garland/theme-settings.php</text:p>
      <text:p text:style-name="P1">tar: drupal-7.54/themes/garland/theme-settings.php: Cannot open: File exists</text:p>
      <text:p text:style-name="P1">drupal-7.54/themes/seven/</text:p>
      <text:p text:style-name="P1">tar: drupal-7.54/themes/garland: Cannot utime: Operation not permitted</text:p>
      <text:p text:style-name="P1">drupal-7.54/themes/seven/ie.css</text:p>
      <text:p text:style-name="P1">tar: drupal-7.54/themes/seven/ie.css: Cannot open: File exists</text:p>
      <text:p text:style-name="P1">drupal-7.54/themes/seven/ie6.css</text:p>
      <text:p text:style-name="P1">tar: drupal-7.54/themes/seven/ie6.css: Cannot open: File exists</text:p>
      <text:p text:style-name="P1">drupal-7.54/themes/seven/ie7.css</text:p>
      <text:p text:style-name="P1">tar: drupal-7.54/themes/seven/ie7.css: Cannot open: File exists</text:p>
      <text:p text:style-name="P1">drupal-7.54/themes/seven/images/</text:p>
      <text:p text:style-name="P1">drupal-7.54/themes/seven/images/add.png</text:p>
      <text:p text:style-name="P1">tar: drupal-7.54/themes/seven/images/add.png: Cannot open: File exists</text:p>
      <text:p text:style-name="P1">drupal-7.54/themes/seven/images/arrow-asc.png</text:p>
      <text:p text:style-name="P1">tar: drupal-7.54/themes/seven/images/arrow-asc.png: Cannot open: File exists</text:p>
      <text:p text:style-name="P1">drupal-7.54/themes/seven/images/arrow-desc.png</text:p>
      <text:p text:style-name="P1">tar: drupal-7.54/themes/seven/images/arrow-desc.png: Cannot open: File exists</text:p>
      <text:p text:style-name="P1">drupal-7.54/themes/seven/images/arrow-next.png</text:p>
      <text:p text:style-name="P1">tar: drupal-7.54/themes/seven/images/arrow-next.png: Cannot open: File exists</text:p>
      <text:p text:style-name="P1">drupal-7.54/themes/seven/images/arrow-prev.png</text:p>
      <text:p text:style-name="P1">tar: drupal-7.54/themes/seven/images/arrow-prev.png: Cannot open: File exists</text:p>
      <text:p text:style-name="P1">drupal-7.54/themes/seven/images/buttons.png</text:p>
      <text:p text:style-name="P1">tar: drupal-7.54/themes/seven/images/buttons.png: Cannot open: File exists</text:p>
      <text:p text:style-name="P1">drupal-7.54/themes/seven/images/fc-rtl.png</text:p>
      <text:p text:style-name="P1">tar: drupal-7.54/themes/seven/images/fc-rtl.png: Cannot open: File exists</text:p>
      <text:p text:style-name="P1">drupal-7.54/themes/seven/images/fc.png</text:p>
      <text:p text:style-name="P1">tar: drupal-7.54/themes/seven/images/fc.png: Cannot open: File exists</text:p>
      <text:p text:style-name="P1">drupal-7.54/themes/seven/images/list-item-rtl.png</text:p>
      <text:p text:style-name="P1">tar: drupal-7.54/themes/seven/images/list-item-rtl.png: Cannot open: File exists</text:p>
      <text:p text:style-name="P1">drupal-7.54/themes/seven/images/list-item.png</text:p>
      <text:p text:style-name="P1">tar: drupal-7.54/themes/seven/images/list-item.png: Cannot open: File exists</text:p>
      <text:p text:style-name="P1">drupal-7.54/themes/seven/images/task-check.png</text:p>
      <text:p text:style-name="P1">tar: drupal-7.54/themes/seven/images/task-check.png: Cannot open: File exists</text:p>
      <text:p text:style-name="P1">drupal-7.54/themes/seven/images/task-item-rtl.png</text:p>
      <text:p text:style-name="P1">tar: drupal-7.54/themes/seven/images/task-item-rtl.png: Cannot open: File exists</text:p>
      <text:p text:style-name="P1">drupal-7.54/themes/seven/images/task-item.png</text:p>
      <text:p text:style-name="P1">tar: drupal-7.54/themes/seven/images/task-item.png: Cannot open: File exists</text:p>
      <text:p text:style-name="P1">drupal-7.54/themes/seven/images/ui-icons-222222-256x240.png</text:p>
      <text:p text:style-name="P1"><text:soft-page-break/>tar: drupal-7.54/themes/seven/images/ui-icons-222222-256x240.png: Cannot open: File exists</text:p>
      <text:p text:style-name="P1">drupal-7.54/themes/seven/images/ui-icons-454545-256x240.png</text:p>
      <text:p text:style-name="P1">tar: drupal-7.54/themes/seven/images/ui-icons-454545-256x240.png: Cannot open: File exists</text:p>
      <text:p text:style-name="P1">drupal-7.54/themes/seven/images/ui-icons-800000-256x240.png</text:p>
      <text:p text:style-name="P1">tar: drupal-7.54/themes/seven/images/ui-icons-800000-256x240.png: Cannot open: File exists</text:p>
      <text:p text:style-name="P1">drupal-7.54/themes/seven/images/ui-icons-888888-256x240.png</text:p>
      <text:p text:style-name="P1">tar: drupal-7.54/themes/seven/images/ui-icons-888888-256x240.png: Cannot open: File exists</text:p>
      <text:p text:style-name="P1">drupal-7.54/themes/seven/images/ui-icons-ffffff-256x240.png</text:p>
      <text:p text:style-name="P1">tar: drupal-7.54/themes/seven/images/ui-icons-ffffff-256x240.png: Cannot open: File exists</text:p>
      <text:p text:style-name="P1">drupal-7.54/themes/seven/jquery.ui.theme.css</text:p>
      <text:p text:style-name="P1">tar: drupal-7.54/themes/seven/images: Cannot utime: Operation not permitted</text:p>
      <text:p text:style-name="P1">tar: drupal-7.54/themes/seven/jquery.ui.theme.css: Cannot open: File exists</text:p>
      <text:p text:style-name="P1">drupal-7.54/themes/seven/logo.png</text:p>
      <text:p text:style-name="P1">tar: drupal-7.54/themes/seven/logo.png: Cannot open: File exists</text:p>
      <text:p text:style-name="P1">drupal-7.54/themes/seven/maintenance-page.tpl.php</text:p>
      <text:p text:style-name="P1">tar: drupal-7.54/themes/seven/maintenance-page.tpl.php: Cannot open: File exists</text:p>
      <text:p text:style-name="P1">drupal-7.54/themes/seven/page.tpl.php</text:p>
      <text:p text:style-name="P1">tar: drupal-7.54/themes/seven/page.tpl.php: Cannot open: File exists</text:p>
      <text:p text:style-name="P1">drupal-7.54/themes/seven/reset.css</text:p>
      <text:p text:style-name="P1">tar: drupal-7.54/themes/seven/reset.css: Cannot open: File exists</text:p>
      <text:p text:style-name="P1">drupal-7.54/themes/seven/screenshot.png</text:p>
      <text:p text:style-name="P1">tar: drupal-7.54/themes/seven/screenshot.png: Cannot open: File exists</text:p>
      <text:p text:style-name="P1">drupal-7.54/themes/seven/seven.info</text:p>
      <text:p text:style-name="P1">tar: drupal-7.54/themes/seven/seven.info: Cannot open: File exists</text:p>
      <text:p text:style-name="P1">drupal-7.54/themes/seven/style-rtl.css</text:p>
      <text:p text:style-name="P1">tar: drupal-7.54/themes/seven/style-rtl.css: Cannot open: File exists</text:p>
      <text:p text:style-name="P1">drupal-7.54/themes/seven/style.css</text:p>
      <text:p text:style-name="P1">tar: drupal-7.54/themes/seven/style.css: Cannot open: File exists</text:p>
      <text:p text:style-name="P1">drupal-7.54/themes/seven/template.php</text:p>
      <text:p text:style-name="P1">tar: drupal-7.54/themes/seven/template.php: Cannot open: File exists</text:p>
      <text:p text:style-name="P1">drupal-7.54/themes/seven/vertical-tabs-rtl.css</text:p>
      <text:p text:style-name="P1">tar: drupal-7.54/themes/seven/vertical-tabs-rtl.css: Cannot open: File exists</text:p>
      <text:p text:style-name="P1">drupal-7.54/themes/seven/vertical-tabs.css</text:p>
      <text:p text:style-name="P1">tar: drupal-7.54/themes/seven/vertical-tabs.css: Cannot open: File exists</text:p>
      <text:p text:style-name="P1">drupal-7.54/themes/stark/</text:p>
      <text:p text:style-name="P1">tar: drupal-7.54/themes/seven: Cannot utime: Operation not permitted</text:p>
      <text:p text:style-name="P1">drupal-7.54/themes/stark/README.txt</text:p>
      <text:p text:style-name="P1">tar: drupal-7.54/themes/stark/README.txt: Cannot open: File exists</text:p>
      <text:p text:style-name="P1">drupal-7.54/themes/stark/layout.css</text:p>
      <text:p text:style-name="P1">tar: drupal-7.54/themes/stark/layout.css: Cannot open: File exists</text:p>
      <text:p text:style-name="P1">drupal-7.54/themes/stark/logo.png</text:p>
      <text:p text:style-name="P1">tar: drupal-7.54/themes/stark/logo.png: Cannot open: File exists</text:p>
      <text:p text:style-name="P1">drupal-7.54/themes/stark/screenshot.png</text:p>
      <text:p text:style-name="P1">tar: drupal-7.54/themes/stark/screenshot.png: Cannot open: File exists</text:p>
      <text:p text:style-name="P1">drupal-7.54/themes/stark/stark.info</text:p>
      <text:p text:style-name="P1">tar: drupal-7.54/themes/stark/stark.info: Cannot open: File exists</text:p>
      <text:p text:style-name="P1">drupal-7.54/update.php</text:p>
      <text:p text:style-name="P1">tar: drupal-7.54/themes/stark: Cannot utime: Operation not permitted</text:p>
      <text:p text:style-name="P1">tar: drupal-7.54/themes: Cannot utime: Operation not permitted</text:p>
      <text:p text:style-name="P1">tar: drupal-7.54/update.php: Cannot open: File exists</text:p>
      <text:p text:style-name="P1">drupal-7.54/web.config</text:p>
      <text:p text:style-name="P1">tar: drupal-7.54/web.config: Cannot open: File exists</text:p>
      <text:p text:style-name="P1"><text:soft-page-break/>drupal-7.54/xmlrpc.php</text:p>
      <text:p text:style-name="P1">tar: drupal-7.54/xmlrpc.php: Cannot open: File exists</text:p>
      <text:p text:style-name="P1">drupal-7.54/LICENSE.txt</text:p>
      <text:p text:style-name="P1">tar: drupal-7.54/LICENSE.txt: Cannot open: File exists</text:p>
      <text:p text:style-name="P1">tar: drupal-7.54: Cannot utime: Operation not permitted</text:p>
      <text:p text:style-name="P1">tar: Exiting with failure status due to previous errors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ls -ll</text:p>
      <text:p text:style-name="P1">total 3212</text:p>
      <text:p text:style-name="P1">drwxr-xr-x. 9 root <text:s text:c="9"/>root <text:s text:c="12"/>4096 Feb <text:s/>2 03:38 drupal-7.54</text:p>
      <text:p text:style-name="P1">-rw-r--r--. 1 root <text:s text:c="9"/>root <text:s text:c="9"/>3275864 Feb <text:s/>2 03:38 drupal-7.54.tar.gz</text:p>
      <text:p text:style-name="P1">drwxrwxrwx. 9 Administrator Administrator <text:s text:c="3"/>4096 Feb <text:s/>2 03:38 drupaltest</text:p>
      <text:p text:style-name="P1">-rw-r--r--. 1 root <text:s text:c="9"/>root <text:s text:c="14"/>20 Jun <text:s/>7 12:41 info.php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rm -rf drupal-7.54</text:p>
      <text:p text:style-name="P1">rm: cannot remove ‘drupal-7.54/.editorconfig’: Permission denied</text:p>
      <text:p text:style-name="P1">rm: cannot remove ‘drupal-7.54/.gitignore’: Permission denied</text:p>
      <text:p text:style-name="P1">rm: cannot remove ‘drupal-7.54/.htaccess’: Permission denied</text:p>
      <text:p text:style-name="P1">rm: cannot remove ‘drupal-7.54/CHANGELOG.txt’: Permission denied</text:p>
      <text:p text:style-name="P1">rm: cannot remove ‘drupal-7.54/COPYRIGHT.txt’: Permission denied</text:p>
      <text:p text:style-name="P1">rm: cannot remove ‘drupal-7.54/INSTALL.mysql.txt’: Permission denied</text:p>
      <text:p text:style-name="P1">rm: cannot remove ‘drupal-7.54/INSTALL.pgsql.txt’: Permission denied</text:p>
      <text:p text:style-name="P1">rm: cannot remove ‘drupal-7.54/INSTALL.sqlite.txt’: Permission denied</text:p>
      <text:p text:style-name="P1">rm: cannot remove ‘drupal-7.54/INSTALL.txt’: Permission denied</text:p>
      <text:p text:style-name="P1">rm: cannot remove ‘drupal-7.54/MAINTAINERS.txt’: Permission denied</text:p>
      <text:p text:style-name="P1">rm: cannot remove ‘drupal-7.54/README.txt’: Permission denied</text:p>
      <text:p text:style-name="P1">rm: cannot remove ‘drupal-7.54/UPGRADE.txt’: Permission denied</text:p>
      <text:p text:style-name="P1">rm: cannot remove ‘drupal-7.54/authorize.php’: Permission denied</text:p>
      <text:p text:style-name="P1">rm: cannot remove ‘drupal-7.54/cron.php’: Permission denied</text:p>
      <text:p text:style-name="P1">rm: cannot remove ‘drupal-7.54/includes/actions.inc’: Permission denied</text:p>
      <text:p text:style-name="P1">rm: cannot remove ‘drupal-7.54/includes/ajax.inc’: Permission denied</text:p>
      <text:p text:style-name="P1">rm: cannot remove ‘drupal-7.54/includes/archiver.inc’: Permission denied</text:p>
      <text:p text:style-name="P1">rm: cannot remove ‘drupal-7.54/includes/authorize.inc’: Permission denied</text:p>
      <text:p text:style-name="P1">rm: cannot remove ‘drupal-7.54/includes/batch.inc’: Permission denied</text:p>
      <text:p text:style-name="P1">rm: cannot remove ‘drupal-7.54/includes/batch.queue.inc’: Permission denied</text:p>
      <text:p text:style-name="P1">rm: cannot remove ‘drupal-7.54/includes/bootstrap.inc’: Permission denied</text:p>
      <text:p text:style-name="P1">rm: cannot remove ‘drupal-7.54/includes/cache-install.inc’: Permission denied</text:p>
      <text:p text:style-name="P1">rm: cannot remove ‘drupal-7.54/includes/cache.inc’: Permission denied</text:p>
      <text:p text:style-name="P1">rm: cannot remove ‘drupal-7.54/includes/common.inc’: Permission denied</text:p>
      <text:p text:style-name="P1">rm: cannot remove ‘drupal-7.54/includes/database/database.inc’: Permission denied</text:p>
      <text:p text:style-name="P1">rm: cannot remove ‘drupal-7.54/includes/database/log.inc’: Permission denied</text:p>
      <text:p text:style-name="P1">rm: cannot remove ‘drupal-7.54/includes/database/mysql/database.inc’: Permission denied</text:p>
      <text:p text:style-name="P1">rm: cannot remove ‘drupal-7.54/includes/database/mysql/install.inc’: Permission denied</text:p>
      <text:p text:style-name="P1">rm: cannot remove ‘drupal-7.54/includes/database/mysql/query.inc’: Permission denied</text:p>
      <text:p text:style-name="P1">rm: cannot remove ‘drupal-7.54/includes/database/mysql/schema.inc’: Permission denied</text:p>
      <text:p text:style-name="P1"><text:soft-page-break/>rm: cannot remove ‘drupal-7.54/includes/database/pgsql/database.inc’: Permission denied</text:p>
      <text:p text:style-name="P1">rm: cannot remove ‘drupal-7.54/includes/database/pgsql/install.inc’: Permission denied</text:p>
      <text:p text:style-name="P1">rm: cannot remove ‘drupal-7.54/includes/database/pgsql/query.inc’: Permission denied</text:p>
      <text:p text:style-name="P1">rm: cannot remove ‘drupal-7.54/includes/database/pgsql/schema.inc’: Permission denied</text:p>
      <text:p text:style-name="P1">rm: cannot remove ‘drupal-7.54/includes/database/pgsql/select.inc’: Permission denied</text:p>
      <text:p text:style-name="P1">rm: cannot remove ‘drupal-7.54/includes/database/prefetch.inc’: Permission denied</text:p>
      <text:p text:style-name="P1">rm: cannot remove ‘drupal-7.54/includes/database/query.inc’: Permission denied</text:p>
      <text:p text:style-name="P1">rm: cannot remove ‘drupal-7.54/includes/database/schema.inc’: Permission denied</text:p>
      <text:p text:style-name="P1">rm: cannot remove ‘drupal-7.54/includes/database/select.inc’: Permission denied</text:p>
      <text:p text:style-name="P1">rm: cannot remove ‘drupal-7.54/includes/database/sqlite/database.inc’: Permission denied</text:p>
      <text:p text:style-name="P1">rm: cannot remove ‘drupal-7.54/includes/database/sqlite/install.inc’: Permission denied</text:p>
      <text:p text:style-name="P1">rm: cannot remove ‘drupal-7.54/includes/database/sqlite/query.inc’: Permission denied</text:p>
      <text:p text:style-name="P1">rm: cannot remove ‘drupal-7.54/includes/database/sqlite/schema.inc’: Permission denied</text:p>
      <text:p text:style-name="P1">rm: cannot remove ‘drupal-7.54/includes/database/sqlite/select.inc’: Permission denied</text:p>
      <text:p text:style-name="P1">rm: cannot remove ‘drupal-7.54/includes/date.inc’: Permission denied</text:p>
      <text:p text:style-name="P1">rm: cannot remove ‘drupal-7.54/includes/entity.inc’: Permission denied</text:p>
      <text:p text:style-name="P1">rm: cannot remove ‘drupal-7.54/includes/errors.inc’: Permission denied</text:p>
      <text:p text:style-name="P1">rm: cannot remove ‘drupal-7.54/includes/file.inc’: Permission denied</text:p>
      <text:p text:style-name="P1">rm: cannot remove ‘drupal-7.54/includes/file.mimetypes.inc’: Permission denied</text:p>
      <text:p text:style-name="P1">rm: cannot remove ‘drupal-7.54/includes/filetransfer/filetransfer.inc’: Permission denied</text:p>
      <text:p text:style-name="P1">rm: cannot remove ‘drupal-7.54/includes/filetransfer/ftp.inc’: Permission denied</text:p>
      <text:p text:style-name="P1">rm: cannot remove ‘drupal-7.54/includes/filetransfer/local.inc’: Permission denied</text:p>
      <text:p text:style-name="P1">rm: cannot remove ‘drupal-7.54/includes/filetransfer/ssh.inc’: Permission denied</text:p>
      <text:p text:style-name="P1">rm: cannot remove ‘drupal-7.54/includes/form.inc’: Permission denied</text:p>
      <text:p text:style-name="P1">rm: cannot remove ‘drupal-7.54/includes/graph.inc’: Permission denied</text:p>
      <text:p text:style-name="P1">rm: cannot remove ‘drupal-7.54/includes/image.inc’: Permission denied</text:p>
      <text:p text:style-name="P1">rm: cannot remove ‘drupal-7.54/includes/install.core.inc’: Permission denied</text:p>
      <text:p text:style-name="P1">rm: cannot remove ‘drupal-7.54/includes/install.inc’: Permission denied</text:p>
      <text:p text:style-name="P1">rm: cannot remove ‘drupal-7.54/includes/iso.inc’: Permission denied</text:p>
      <text:p text:style-name="P1">rm: cannot remove ‘drupal-7.54/includes/json-encode.inc’: Permission denied</text:p>
      <text:p text:style-name="P1">rm: cannot remove ‘drupal-7.54/includes/language.inc’: Permission denied</text:p>
      <text:p text:style-name="P1">rm: cannot remove ‘drupal-7.54/includes/locale.inc’: Permission denied</text:p>
      <text:p text:style-name="P1">rm: cannot remove ‘drupal-7.54/includes/lock.inc’: Permission denied</text:p>
      <text:p text:style-name="P1">rm: cannot remove ‘drupal-7.54/includes/mail.inc’: Permission denied</text:p>
      <text:p text:style-name="P1">rm: cannot remove ‘drupal-7.54/includes/menu.inc’: Permission denied</text:p>
      <text:p text:style-name="P1">rm: cannot remove ‘drupal-7.54/includes/module.inc’: Permission denied</text:p>
      <text:p text:style-name="P1">rm: cannot remove ‘drupal-7.54/includes/pager.inc’: Permission denied</text:p>
      <text:p text:style-name="P1">rm: cannot remove ‘drupal-7.54/includes/password.inc’: Permission denied</text:p>
      <text:p text:style-name="P1">rm: cannot remove ‘drupal-7.54/includes/path.inc’: Permission denied</text:p>
      <text:p text:style-name="P1">rm: cannot remove ‘drupal-7.54/includes/registry.inc’: Permission denied</text:p>
      <text:p text:style-name="P1">rm: cannot remove ‘drupal-7.54/includes/session.inc’: Permission denied</text:p>
      <text:p text:style-name="P1">rm: cannot remove ‘drupal-7.54/includes/stream_wrappers.inc’: Permission denied</text:p>
      <text:p text:style-name="P1">rm: cannot remove ‘drupal-7.54/includes/tablesort.inc’: Permission denied</text:p>
      <text:p text:style-name="P1">rm: cannot remove ‘drupal-7.54/includes/theme.inc’: Permission denied</text:p>
      <text:p text:style-name="P1">rm: cannot remove ‘drupal-7.54/includes/theme.maintenance.inc’: Permission denied</text:p>
      <text:p text:style-name="P1">rm: cannot remove ‘drupal-7.54/includes/token.inc’: Permission denied</text:p>
      <text:p text:style-name="P1">rm: cannot remove ‘drupal-7.54/includes/unicode.entities.inc’: Permission denied</text:p>
      <text:p text:style-name="P1">rm: cannot remove ‘drupal-7.54/includes/unicode.inc’: Permission denied</text:p>
      <text:p text:style-name="P1">rm: cannot remove ‘drupal-7.54/includes/update.inc’: Permission denied</text:p>
      <text:p text:style-name="P1">rm: cannot remove ‘drupal-7.54/includes/updater.inc’: Permission denied</text:p>
      <text:p text:style-name="P1">rm: cannot remove ‘drupal-7.54/includes/utility.inc’: Permission denied</text:p>
      <text:p text:style-name="P1">rm: cannot remove ‘drupal-7.54/includes/xmlrpc.inc’: Permission denied</text:p>
      <text:p text:style-name="P1"><text:soft-page-break/>rm: cannot remove ‘drupal-7.54/includes/xmlrpcs.inc’: Permission denied</text:p>
      <text:p text:style-name="P1">rm: cannot remove ‘drupal-7.54/index.php’: Permission denied</text:p>
      <text:p text:style-name="P1">rm: cannot remove ‘drupal-7.54/install.php’: Permission denied</text:p>
      <text:p text:style-name="P1">rm: cannot remove ‘drupal-7.54/misc/ajax.js’: Permission denied</text:p>
      <text:p text:style-name="P1">rm: cannot remove ‘drupal-7.54/misc/arrow-asc.png’: Permission denied</text:p>
      <text:p text:style-name="P1">rm: cannot remove ‘drupal-7.54/misc/arrow-desc.png’: Permission denied</text:p>
      <text:p text:style-name="P1">rm: cannot remove ‘drupal-7.54/misc/authorize.js’: Permission denied</text:p>
      <text:p text:style-name="P1">rm: cannot remove ‘drupal-7.54/misc/autocomplete.js’: Permission denied</text:p>
      <text:p text:style-name="P1">rm: cannot remove ‘drupal-7.54/misc/batch.js’: Permission denied</text:p>
      <text:p text:style-name="P1">rm: cannot remove ‘drupal-7.54/misc/collapse.js’: Permission denied</text:p>
      <text:p text:style-name="P1">rm: cannot remove ‘drupal-7.54/misc/configure.png’: Permission denied</text:p>
      <text:p text:style-name="P1">rm: cannot remove ‘drupal-7.54/misc/draggable.png’: Permission denied</text:p>
      <text:p text:style-name="P1">rm: cannot remove ‘drupal-7.54/misc/drupal.js’: Permission denied</text:p>
      <text:p text:style-name="P1">rm: cannot remove ‘drupal-7.54/misc/druplicon.png’: Permission denied</text:p>
      <text:p text:style-name="P1">rm: cannot remove ‘drupal-7.54/misc/farbtastic/farbtastic.css’: Permission denied</text:p>
      <text:p text:style-name="P1">rm: cannot remove ‘drupal-7.54/misc/farbtastic/farbtastic.js’: Permission denied</text:p>
      <text:p text:style-name="P1">rm: cannot remove ‘drupal-7.54/misc/farbtastic/marker.png’: Permission denied</text:p>
      <text:p text:style-name="P1">rm: cannot remove ‘drupal-7.54/misc/farbtastic/mask.png’: Permission denied</text:p>
      <text:p text:style-name="P1">rm: cannot remove ‘drupal-7.54/misc/farbtastic/wheel.png’: Permission denied</text:p>
      <text:p text:style-name="P1">rm: cannot remove ‘drupal-7.54/misc/favicon.ico’: Permission denied</text:p>
      <text:p text:style-name="P1">rm: cannot remove ‘drupal-7.54/misc/feed.png’: Permission denied</text:p>
      <text:p text:style-name="P1">rm: cannot remove ‘drupal-7.54/misc/form.js’: Permission denied</text:p>
      <text:p text:style-name="P1">rm: cannot remove ‘drupal-7.54/misc/forum-icons.png’: Permission denied</text:p>
      <text:p text:style-name="P1">rm: cannot remove ‘drupal-7.54/misc/grippie.png’: Permission denied</text:p>
      <text:p text:style-name="P1">rm: cannot remove ‘drupal-7.54/misc/help.png’: Permission denied</text:p>
      <text:p text:style-name="P1">rm: cannot remove ‘drupal-7.54/misc/jquery.ba-bbq.js’: Permission denied</text:p>
      <text:p text:style-name="P1">rm: cannot remove ‘drupal-7.54/misc/jquery.cookie.js’: Permission denied</text:p>
      <text:p text:style-name="P1">rm: cannot remove ‘drupal-7.54/misc/jquery.form.js’: Permission denied</text:p>
      <text:p text:style-name="P1">rm: cannot remove ‘drupal-7.54/misc/jquery.js’: Permission denied</text:p>
      <text:p text:style-name="P1">rm: cannot remove ‘drupal-7.54/misc/jquery.once.js’: Permission denied</text:p>
      <text:p text:style-name="P1">rm: cannot remove ‘drupal-7.54/misc/machine-name.js’: Permission denied</text:p>
      <text:p text:style-name="P1">rm: cannot remove ‘drupal-7.54/misc/menu-collapsed-rtl.png’: Permission denied</text:p>
      <text:p text:style-name="P1">rm: cannot remove ‘drupal-7.54/misc/menu-collapsed.png’: Permission denied</text:p>
      <text:p text:style-name="P1">rm: cannot remove ‘drupal-7.54/misc/menu-expanded.png’: Permission denied</text:p>
      <text:p text:style-name="P1">rm: cannot remove ‘drupal-7.54/misc/menu-leaf.png’: Permission denied</text:p>
      <text:p text:style-name="P1">rm: cannot remove ‘drupal-7.54/misc/message-16-error.png’: Permission denied</text:p>
      <text:p text:style-name="P1">rm: cannot remove ‘drupal-7.54/misc/message-16-help.png’: Permission denied</text:p>
      <text:p text:style-name="P1">rm: cannot remove ‘drupal-7.54/misc/message-16-info.png’: Permission denied</text:p>
      <text:p text:style-name="P1">rm: cannot remove ‘drupal-7.54/misc/message-16-ok.png’: Permission denied</text:p>
      <text:p text:style-name="P1">rm: cannot remove ‘drupal-7.54/misc/message-16-warning.png’: Permission denied</text:p>
      <text:p text:style-name="P1">rm: cannot remove ‘drupal-7.54/misc/message-24-error.png’: Permission denied</text:p>
      <text:p text:style-name="P1">rm: cannot remove ‘drupal-7.54/misc/message-24-help.png’: Permission denied</text:p>
      <text:p text:style-name="P1">rm: cannot remove ‘drupal-7.54/misc/message-24-info.png’: Permission denied</text:p>
      <text:p text:style-name="P1">rm: cannot remove ‘drupal-7.54/misc/message-24-ok.png’: Permission denied</text:p>
      <text:p text:style-name="P1">rm: cannot remove ‘drupal-7.54/misc/message-24-warning.png’: Permission denied</text:p>
      <text:p text:style-name="P1">rm: cannot remove ‘drupal-7.54/misc/permissions.png’: Permission denied</text:p>
      <text:p text:style-name="P1">rm: cannot remove ‘drupal-7.54/misc/powered-black-135x42.png’: Permission denied</text:p>
      <text:p text:style-name="P1">rm: cannot remove ‘drupal-7.54/misc/powered-black-80x15.png’: Permission denied</text:p>
      <text:p text:style-name="P1">rm: cannot remove ‘drupal-7.54/misc/powered-black-88x31.png’: Permission denied</text:p>
      <text:p text:style-name="P1">rm: cannot remove ‘drupal-7.54/misc/powered-blue-135x42.png’: Permission denied</text:p>
      <text:p text:style-name="P1">rm: cannot remove ‘drupal-7.54/misc/powered-blue-80x15.png’: Permission denied</text:p>
      <text:p text:style-name="P1">rm: cannot remove ‘drupal-7.54/misc/powered-blue-88x31.png’: Permission denied</text:p>
      <text:p text:style-name="P1"><text:soft-page-break/>rm: cannot remove ‘drupal-7.54/misc/powered-gray-135x42.png’: Permission denied</text:p>
      <text:p text:style-name="P1">rm: cannot remove ‘drupal-7.54/misc/powered-gray-80x15.png’: Permission denied</text:p>
      <text:p text:style-name="P1">rm: cannot remove ‘drupal-7.54/misc/powered-gray-88x31.png’: Permission denied</text:p>
      <text:p text:style-name="P1">rm: cannot remove ‘drupal-7.54/misc/print-rtl.css’: Permission denied</text:p>
      <text:p text:style-name="P1">rm: cannot remove ‘drupal-7.54/misc/print.css’: Permission denied</text:p>
      <text:p text:style-name="P1">rm: cannot remove ‘drupal-7.54/misc/progress.gif’: Permission denied</text:p>
      <text:p text:style-name="P1">rm: cannot remove ‘drupal-7.54/misc/progress.js’: Permission denied</text:p>
      <text:p text:style-name="P1">rm: cannot remove ‘drupal-7.54/misc/states.js’: Permission denied</text:p>
      <text:p text:style-name="P1">rm: cannot remove ‘drupal-7.54/misc/tabledrag.js’: Permission denied</text:p>
      <text:p text:style-name="P1">rm: cannot remove ‘drupal-7.54/misc/tableheader.js’: Permission denied</text:p>
      <text:p text:style-name="P1">rm: cannot remove ‘drupal-7.54/misc/tableselect.js’: Permission denied</text:p>
      <text:p text:style-name="P1">rm: cannot remove ‘drupal-7.54/misc/textarea.js’: Permission denied</text:p>
      <text:p text:style-name="P1">rm: cannot remove ‘drupal-7.54/misc/throbber-active.gif’: Permission denied</text:p>
      <text:p text:style-name="P1">rm: cannot remove ‘drupal-7.54/misc/throbber-inactive.png’: Permission denied</text:p>
      <text:p text:style-name="P1">rm: cannot remove ‘drupal-7.54/misc/throbber.gif’: Permission denied</text:p>
      <text:p text:style-name="P1">rm: cannot remove ‘drupal-7.54/misc/timezone.js’: Permission denied</text:p>
      <text:p text:style-name="P1">rm: cannot remove ‘drupal-7.54/misc/tree-bottom.png’: Permission denied</text:p>
      <text:p text:style-name="P1">rm: cannot remove ‘drupal-7.54/misc/tree.png’: Permission denied</text:p>
      <text:p text:style-name="P1">rm: cannot remove ‘drupal-7.54/misc/ui/images/ui-bg_flat_0_aaaaaa_40x100.png’: Permission denied</text:p>
      <text:p text:style-name="P1">rm: cannot remove ‘drupal-7.54/misc/ui/images/ui-bg_flat_75_ffffff_40x100.png’: Permission denied</text:p>
      <text:p text:style-name="P1">rm: cannot remove ‘drupal-7.54/misc/ui/images/ui-bg_glass_55_fbf9ee_1x400.png’: Permission denied</text:p>
      <text:p text:style-name="P1">rm: cannot remove ‘drupal-7.54/misc/ui/images/ui-bg_glass_65_ffffff_1x400.png’: Permission denied</text:p>
      <text:p text:style-name="P1">rm: cannot remove ‘drupal-7.54/misc/ui/images/ui-bg_glass_75_dadada_1x400.png’: Permission denied</text:p>
      <text:p text:style-name="P1">rm: cannot remove ‘drupal-7.54/misc/ui/images/ui-bg_glass_75_e6e6e6_1x400.png’: Permission denied</text:p>
      <text:p text:style-name="P1">rm: cannot remove ‘drupal-7.54/misc/ui/images/ui-bg_glass_95_fef1ec_1x400.png’: Permission denied</text:p>
      <text:p text:style-name="P1">rm: cannot remove ‘drupal-7.54/misc/ui/images/ui-bg_highlight-soft_75_cccccc_1x100.png’: Permission denied</text:p>
      <text:p text:style-name="P1">rm: cannot remove ‘drupal-7.54/misc/ui/images/ui-icons_222222_256x240.png’: Permission denied</text:p>
      <text:p text:style-name="P1">rm: cannot remove ‘drupal-7.54/misc/ui/images/ui-icons_2e83ff_256x240.png’: Permission denied</text:p>
      <text:p text:style-name="P1">rm: cannot remove ‘drupal-7.54/misc/ui/images/ui-icons_454545_256x240.png’: Permission denied</text:p>
      <text:p text:style-name="P1">rm: cannot remove ‘drupal-7.54/misc/ui/images/ui-icons_888888_256x240.png’: Permission denied</text:p>
      <text:p text:style-name="P1">rm: cannot remove ‘drupal-7.54/misc/ui/images/ui-icons_cd0a0a_256x240.png’: Permission denied</text:p>
      <text:p text:style-name="P1">rm: cannot remove ‘drupal-7.54/misc/ui/jquery.effects.blind.min.js’: Permission denied</text:p>
      <text:p text:style-name="P1">rm: cannot remove ‘drupal-7.54/misc/ui/jquery.effects.bounce.min.js’: Permission denied</text:p>
      <text:p text:style-name="P1">rm: cannot remove ‘drupal-7.54/misc/ui/jquery.effects.clip.min.js’: Permission denied</text:p>
      <text:p text:style-name="P1">rm: cannot remove ‘drupal-7.54/misc/ui/jquery.effects.core.min.js’: Permission denied</text:p>
      <text:p text:style-name="P1">rm: cannot remove ‘drupal-7.54/misc/ui/jquery.effects.drop.min.js’: Permission denied</text:p>
      <text:p text:style-name="P1">rm: cannot remove ‘drupal-7.54/misc/ui/jquery.effects.explode.min.js’: Permission denied</text:p>
      <text:p text:style-name="P1">rm: cannot remove ‘drupal-7.54/misc/ui/jquery.effects.fade.min.js’: Permission denied</text:p>
      <text:p text:style-name="P1">rm: cannot remove ‘drupal-7.54/misc/ui/jquery.effects.fold.min.js’: Permission denied</text:p>
      <text:p text:style-name="P1">rm: cannot remove ‘drupal-7.54/misc/ui/jquery.effects.highlight.min.js’: Permission denied</text:p>
      <text:p text:style-name="P1">rm: cannot remove ‘drupal-7.54/misc/ui/jquery.effects.pulsate.min.js’: Permission denied</text:p>
      <text:p text:style-name="P1">rm: cannot remove ‘drupal-7.54/misc/ui/jquery.effects.scale.min.js’: Permission denied</text:p>
      <text:p text:style-name="P1">rm: cannot remove ‘drupal-7.54/misc/ui/jquery.effects.shake.min.js’: Permission denied</text:p>
      <text:p text:style-name="P1">rm: cannot remove ‘drupal-7.54/misc/ui/jquery.effects.slide.min.js’: Permission denied</text:p>
      <text:p text:style-name="P1"><text:soft-page-break/>rm: cannot remove ‘drupal-7.54/misc/ui/jquery.effects.transfer.min.js’: Permission denied</text:p>
      <text:p text:style-name="P1">rm: cannot remove ‘drupal-7.54/misc/ui/jquery.ui.accordion.css’: Permission denied</text:p>
      <text:p text:style-name="P1">rm: cannot remove ‘drupal-7.54/misc/ui/jquery.ui.accordion.min.js’: Permission denied</text:p>
      <text:p text:style-name="P1">rm: cannot remove ‘drupal-7.54/misc/ui/jquery.ui.autocomplete.css’: Permission denied</text:p>
      <text:p text:style-name="P1">rm: cannot remove ‘drupal-7.54/misc/ui/jquery.ui.autocomplete.min.js’: Permission denied</text:p>
      <text:p text:style-name="P1">rm: cannot remove ‘drupal-7.54/misc/ui/jquery.ui.button.css’: Permission denied</text:p>
      <text:p text:style-name="P1">rm: cannot remove ‘drupal-7.54/misc/ui/jquery.ui.button.min.js’: Permission denied</text:p>
      <text:p text:style-name="P1">rm: cannot remove ‘drupal-7.54/misc/ui/jquery.ui.core.css’: Permission denied</text:p>
      <text:p text:style-name="P1">rm: cannot remove ‘drupal-7.54/misc/ui/jquery.ui.core.min.js’: Permission denied</text:p>
      <text:p text:style-name="P1">rm: cannot remove ‘drupal-7.54/misc/ui/jquery.ui.datepicker.css’: Permission denied</text:p>
      <text:p text:style-name="P1">rm: cannot remove ‘drupal-7.54/misc/ui/jquery.ui.datepicker.min.js’: Permission denied</text:p>
      <text:p text:style-name="P1">rm: cannot remove ‘drupal-7.54/misc/ui/jquery.ui.dialog.css’: Permission denied</text:p>
      <text:p text:style-name="P1">rm: cannot remove ‘drupal-7.54/misc/ui/jquery.ui.dialog.min.js’: Permission denied</text:p>
      <text:p text:style-name="P1">rm: cannot remove ‘drupal-7.54/misc/ui/jquery.ui.draggable.min.js’: Permission denied</text:p>
      <text:p text:style-name="P1">rm: cannot remove ‘drupal-7.54/misc/ui/jquery.ui.droppable.min.js’: Permission denied</text:p>
      <text:p text:style-name="P1">rm: cannot remove ‘drupal-7.54/misc/ui/jquery.ui.mouse.min.js’: Permission denied</text:p>
      <text:p text:style-name="P1">rm: cannot remove ‘drupal-7.54/misc/ui/jquery.ui.position.min.js’: Permission denied</text:p>
      <text:p text:style-name="P1">rm: cannot remove ‘drupal-7.54/misc/ui/jquery.ui.progressbar.css’: Permission denied</text:p>
      <text:p text:style-name="P1">rm: cannot remove ‘drupal-7.54/misc/ui/jquery.ui.progressbar.min.js’: Permission denied</text:p>
      <text:p text:style-name="P1">rm: cannot remove ‘drupal-7.54/misc/ui/jquery.ui.resizable.css’: Permission denied</text:p>
      <text:p text:style-name="P1">rm: cannot remove ‘drupal-7.54/misc/ui/jquery.ui.resizable.min.js’: Permission denied</text:p>
      <text:p text:style-name="P1">rm: cannot remove ‘drupal-7.54/misc/ui/jquery.ui.selectable.css’: Permission denied</text:p>
      <text:p text:style-name="P1">rm: cannot remove ‘drupal-7.54/misc/ui/jquery.ui.selectable.min.js’: Permission denied</text:p>
      <text:p text:style-name="P1">rm: cannot remove ‘drupal-7.54/misc/ui/jquery.ui.slider.css’: Permission denied</text:p>
      <text:p text:style-name="P1">rm: cannot remove ‘drupal-7.54/misc/ui/jquery.ui.slider.min.js’: Permission denied</text:p>
      <text:p text:style-name="P1">rm: cannot remove ‘drupal-7.54/misc/ui/jquery.ui.sortable.min.js’: Permission denied</text:p>
      <text:p text:style-name="P1">rm: cannot remove ‘drupal-7.54/misc/ui/jquery.ui.tabs.css’: Permission denied</text:p>
      <text:p text:style-name="P1">rm: cannot remove ‘drupal-7.54/misc/ui/jquery.ui.tabs.min.js’: Permission denied</text:p>
      <text:p text:style-name="P1">rm: cannot remove ‘drupal-7.54/misc/ui/jquery.ui.theme.css’: Permission denied</text:p>
      <text:p text:style-name="P1">rm: cannot remove ‘drupal-7.54/misc/ui/jquery.ui.widget.min.js’: Permission denied</text:p>
      <text:p text:style-name="P1">rm: cannot remove ‘drupal-7.54/misc/vertical-tabs-rtl.css’: Permission denied</text:p>
      <text:p text:style-name="P1">rm: cannot remove ‘drupal-7.54/misc/vertical-tabs.css’: Permission denied</text:p>
      <text:p text:style-name="P1">rm: cannot remove ‘drupal-7.54/misc/vertical-tabs.js’: Permission denied</text:p>
      <text:p text:style-name="P1">rm: cannot remove ‘drupal-7.54/misc/watchdog-error.png’: Permission denied</text:p>
      <text:p text:style-name="P1">rm: cannot remove ‘drupal-7.54/misc/watchdog-ok.png’: Permission denied</text:p>
      <text:p text:style-name="P1">rm: cannot remove ‘drupal-7.54/misc/watchdog-warning.png’: Permission denied</text:p>
      <text:p text:style-name="P1">rm: cannot remove ‘drupal-7.54/modules/README.txt’: Permission denied</text:p>
      <text:p text:style-name="P1">rm: cannot remove ‘drupal-7.54/modules/aggregator/aggregator-feed-source.tpl.php’: Permission denied</text:p>
      <text:p text:style-name="P1">rm: cannot remove ‘drupal-7.54/modules/aggregator/aggregator-item.tpl.php’: Permission denied</text:p>
      <text:p text:style-name="P1">rm: cannot remove ‘drupal-7.54/modules/aggregator/aggregator-rtl.css’: Permission denied</text:p>
      <text:p text:style-name="P1">rm: cannot remove ‘drupal-7.54/modules/aggregator/aggregator-summary-item.tpl.php’: Permission denied</text:p>
      <text:p text:style-name="P1">rm: cannot remove ‘drupal-7.54/modules/aggregator/aggregator-summary-items.tpl.php’: Permission denied</text:p>
      <text:p text:style-name="P1">rm: cannot remove ‘drupal-7.54/modules/aggregator/aggregator-wrapper.tpl.php’: Permission denied</text:p>
      <text:p text:style-name="P1">rm: cannot remove ‘drupal-7.54/modules/aggregator/aggregator.admin.inc’: Permission denied</text:p>
      <text:p text:style-name="P1">rm: cannot remove ‘drupal-7.54/modules/aggregator/aggregator.api.php’: Permission denied</text:p>
      <text:p text:style-name="P1">rm: cannot remove ‘drupal-7.54/modules/aggregator/aggregator.css’: Permission denied</text:p>
      <text:p text:style-name="P1">rm: cannot remove ‘drupal-7.54/modules/aggregator/aggregator.fetcher.inc’: Permission denied</text:p>
      <text:p text:style-name="P1">rm: cannot remove ‘drupal-7.54/modules/aggregator/aggregator.info’: Permission denied</text:p>
      <text:p text:style-name="P1"><text:soft-page-break/>rm: cannot remove ‘drupal-7.54/modules/aggregator/aggregator.install’: Permission denied</text:p>
      <text:p text:style-name="P1">rm: cannot remove ‘drupal-7.54/modules/aggregator/aggregator.module’: Permission denied</text:p>
      <text:p text:style-name="P1">rm: cannot remove ‘drupal-7.54/modules/aggregator/aggregator.pages.inc’: Permission denied</text:p>
      <text:p text:style-name="P1">rm: cannot remove ‘drupal-7.54/modules/aggregator/aggregator.parser.inc’: Permission denied</text:p>
      <text:p text:style-name="P1">rm: cannot remove ‘drupal-7.54/modules/aggregator/aggregator.processor.inc’: Permission denied</text:p>
      <text:p text:style-name="P1">rm: cannot remove ‘drupal-7.54/modules/aggregator/aggregator.test’: Permission denied</text:p>
      <text:p text:style-name="P1">rm: cannot remove ‘drupal-7.54/modules/aggregator/tests/aggregator_test.info’: Permission denied</text:p>
      <text:p text:style-name="P1">rm: cannot remove ‘drupal-7.54/modules/aggregator/tests/aggregator_test.module’: Permission denied</text:p>
      <text:p text:style-name="P1">rm: cannot remove ‘drupal-7.54/modules/aggregator/tests/aggregator_test_atom.xml’: Permission denied</text:p>
      <text:p text:style-name="P1">rm: cannot remove ‘drupal-7.54/modules/aggregator/tests/aggregator_test_rss091.xml’: Permission denied</text:p>
      <text:p text:style-name="P1">rm: cannot remove ‘drupal-7.54/modules/aggregator/tests/aggregator_test_title_entities.xml’: Permission denied</text:p>
      <text:p text:style-name="P1">rm: cannot remove ‘drupal-7.54/modules/block/block-admin-display-form.tpl.php’: Permission denied</text:p>
      <text:p text:style-name="P1">rm: cannot remove ‘drupal-7.54/modules/block/block.admin.inc’: Permission denied</text:p>
      <text:p text:style-name="P1">rm: cannot remove ‘drupal-7.54/modules/block/block.api.php’: Permission denied</text:p>
      <text:p text:style-name="P1">rm: cannot remove ‘drupal-7.54/modules/block/block.css’: Permission denied</text:p>
      <text:p text:style-name="P1">rm: cannot remove ‘drupal-7.54/modules/block/block.info’: Permission denied</text:p>
      <text:p text:style-name="P1">rm: cannot remove ‘drupal-7.54/modules/block/block.install’: Permission denied</text:p>
      <text:p text:style-name="P1">rm: cannot remove ‘drupal-7.54/modules/block/block.js’: Permission denied</text:p>
      <text:p text:style-name="P1">rm: cannot remove ‘drupal-7.54/modules/block/block.module’: Permission denied</text:p>
      <text:p text:style-name="P1">rm: cannot remove ‘drupal-7.54/modules/block/block.test’: Permission denied</text:p>
      <text:p text:style-name="P1">rm: cannot remove ‘drupal-7.54/modules/block/block.tpl.php’: Permission denied</text:p>
      <text:p text:style-name="P1">rm: cannot remove ‘drupal-7.54/modules/block/tests/block_test.info’: Permission denied</text:p>
      <text:p text:style-name="P1">rm: cannot remove ‘drupal-7.54/modules/block/tests/block_test.module’: Permission denied</text:p>
      <text:p text:style-name="P1">rm: cannot remove ‘drupal-7.54/modules/block/tests/themes/block_test_theme/block_test_theme.info’: Permission denied</text:p>
      <text:p text:style-name="P1">rm: cannot remove ‘drupal-7.54/modules/block/tests/themes/block_test_theme/page.tpl.php’: Permission denied</text:p>
      <text:p text:style-name="P1">rm: cannot remove ‘drupal-7.54/modules/blog/blog.info’: Permission denied</text:p>
      <text:p text:style-name="P1">rm: cannot remove ‘drupal-7.54/modules/blog/blog.install’: Permission denied</text:p>
      <text:p text:style-name="P1">rm: cannot remove ‘drupal-7.54/modules/blog/blog.module’: Permission denied</text:p>
      <text:p text:style-name="P1">rm: cannot remove ‘drupal-7.54/modules/blog/blog.pages.inc’: Permission denied</text:p>
      <text:p text:style-name="P1">rm: cannot remove ‘drupal-7.54/modules/blog/blog.test’: Permission denied</text:p>
      <text:p text:style-name="P1">rm: cannot remove ‘drupal-7.54/modules/book/book-all-books-block.tpl.php’: Permission denied</text:p>
      <text:p text:style-name="P1">rm: cannot remove ‘drupal-7.54/modules/book/book-export-html.tpl.php’: Permission denied</text:p>
      <text:p text:style-name="P1">rm: cannot remove ‘drupal-7.54/modules/book/book-navigation.tpl.php’: Permission denied</text:p>
      <text:p text:style-name="P1">rm: cannot remove ‘drupal-7.54/modules/book/book-node-export-html.tpl.php’: Permission denied</text:p>
      <text:p text:style-name="P1">rm: cannot remove ‘drupal-7.54/modules/book/book-rtl.css’: Permission denied</text:p>
      <text:p text:style-name="P1">rm: cannot remove ‘drupal-7.54/modules/book/book.admin.inc’: Permission denied</text:p>
      <text:p text:style-name="P1">rm: cannot remove ‘drupal-7.54/modules/book/book.css’: Permission denied</text:p>
      <text:p text:style-name="P1">rm: cannot remove ‘drupal-7.54/modules/book/book.info’: Permission denied</text:p>
      <text:p text:style-name="P1">rm: cannot remove ‘drupal-7.54/modules/book/book.install’: Permission denied</text:p>
      <text:p text:style-name="P1">rm: cannot remove ‘drupal-7.54/modules/book/book.js’: Permission denied</text:p>
      <text:p text:style-name="P1">rm: cannot remove ‘drupal-7.54/modules/book/book.module’: Permission denied</text:p>
      <text:p text:style-name="P1">rm: cannot remove ‘drupal-7.54/modules/book/book.pages.inc’: Permission denied</text:p>
      <text:p text:style-name="P1">rm: cannot remove ‘drupal-7.54/modules/book/book.test’: Permission denied</text:p>
      <text:p text:style-name="P1">rm: cannot remove ‘drupal-7.54/modules/color/color-rtl.css’: Permission denied</text:p>
      <text:p text:style-name="P1">rm: cannot remove ‘drupal-7.54/modules/color/color.css’: Permission denied</text:p>
      <text:p text:style-name="P1"><text:soft-page-break/>rm: cannot remove ‘drupal-7.54/modules/color/color.info’: Permission denied</text:p>
      <text:p text:style-name="P1">rm: cannot remove ‘drupal-7.54/modules/color/color.install’: Permission denied</text:p>
      <text:p text:style-name="P1">rm: cannot remove ‘drupal-7.54/modules/color/color.js’: Permission denied</text:p>
      <text:p text:style-name="P1">rm: cannot remove ‘drupal-7.54/modules/color/color.module’: Permission denied</text:p>
      <text:p text:style-name="P1">rm: cannot remove ‘drupal-7.54/modules/color/color.test’: Permission denied</text:p>
      <text:p text:style-name="P1">rm: cannot remove ‘drupal-7.54/modules/color/images/hook-rtl.png’: Permission denied</text:p>
      <text:p text:style-name="P1">rm: cannot remove ‘drupal-7.54/modules/color/images/hook.png’: Permission denied</text:p>
      <text:p text:style-name="P1">rm: cannot remove ‘drupal-7.54/modules/color/images/lock.png’: Permission denied</text:p>
      <text:p text:style-name="P1">rm: cannot remove ‘drupal-7.54/modules/color/preview.html’: Permission denied</text:p>
      <text:p text:style-name="P1">rm: cannot remove ‘drupal-7.54/modules/color/preview.js’: Permission denied</text:p>
      <text:p text:style-name="P1">rm: cannot remove ‘drupal-7.54/modules/comment/comment-node-form.js’: Permission denied</text:p>
      <text:p text:style-name="P1">rm: cannot remove ‘drupal-7.54/modules/comment/comment-rtl.css’: Permission denied</text:p>
      <text:p text:style-name="P1">rm: cannot remove ‘drupal-7.54/modules/comment/comment-wrapper.tpl.php’: Permission denied</text:p>
      <text:p text:style-name="P1">rm: cannot remove ‘drupal-7.54/modules/comment/comment.admin.inc’: Permission denied</text:p>
      <text:p text:style-name="P1">rm: cannot remove ‘drupal-7.54/modules/comment/comment.api.php’: Permission denied</text:p>
      <text:p text:style-name="P1">rm: cannot remove ‘drupal-7.54/modules/comment/comment.css’: Permission denied</text:p>
      <text:p text:style-name="P1">rm: cannot remove ‘drupal-7.54/modules/comment/comment.info’: Permission denied</text:p>
      <text:p text:style-name="P1">rm: cannot remove ‘drupal-7.54/modules/comment/comment.install’: Permission denied</text:p>
      <text:p text:style-name="P1">rm: cannot remove ‘drupal-7.54/modules/comment/comment.module’: Permission denied</text:p>
      <text:p text:style-name="P1">rm: cannot remove ‘drupal-7.54/modules/comment/comment.pages.inc’: Permission denied</text:p>
      <text:p text:style-name="P1">rm: cannot remove ‘drupal-7.54/modules/comment/comment.test’: Permission denied</text:p>
      <text:p text:style-name="P1">rm: cannot remove ‘drupal-7.54/modules/comment/comment.tokens.inc’: Permission denied</text:p>
      <text:p text:style-name="P1">rm: cannot remove ‘drupal-7.54/modules/comment/comment.tpl.php’: Permission denied</text:p>
      <text:p text:style-name="P1">rm: cannot remove ‘drupal-7.54/modules/contact/contact.admin.inc’: Permission denied</text:p>
      <text:p text:style-name="P1">rm: cannot remove ‘drupal-7.54/modules/contact/contact.info’: Permission denied</text:p>
      <text:p text:style-name="P1">rm: cannot remove ‘drupal-7.54/modules/contact/contact.install’: Permission denied</text:p>
      <text:p text:style-name="P1">rm: cannot remove ‘drupal-7.54/modules/contact/contact.module’: Permission denied</text:p>
      <text:p text:style-name="P1">rm: cannot remove ‘drupal-7.54/modules/contact/contact.pages.inc’: Permission denied</text:p>
      <text:p text:style-name="P1">rm: cannot remove ‘drupal-7.54/modules/contact/contact.test’: Permission denied</text:p>
      <text:p text:style-name="P1">rm: cannot remove ‘drupal-7.54/modules/contextual/contextual-rtl.css’: Permission denied</text:p>
      <text:p text:style-name="P1">rm: cannot remove ‘drupal-7.54/modules/contextual/contextual.api.php’: Permission denied</text:p>
      <text:p text:style-name="P1">rm: cannot remove ‘drupal-7.54/modules/contextual/contextual.css’: Permission denied</text:p>
      <text:p text:style-name="P1">rm: cannot remove ‘drupal-7.54/modules/contextual/contextual.info’: Permission denied</text:p>
      <text:p text:style-name="P1">rm: cannot remove ‘drupal-7.54/modules/contextual/contextual.js’: Permission denied</text:p>
      <text:p text:style-name="P1">rm: cannot remove ‘drupal-7.54/modules/contextual/contextual.module’: Permission denied</text:p>
      <text:p text:style-name="P1">rm: cannot remove ‘drupal-7.54/modules/contextual/contextual.test’: Permission denied</text:p>
      <text:p text:style-name="P1">rm: cannot remove ‘drupal-7.54/modules/contextual/images/gear-select.png’: Permission denied</text:p>
      <text:p text:style-name="P1">rm: cannot remove ‘drupal-7.54/modules/dashboard/dashboard-rtl.css’: Permission denied</text:p>
      <text:p text:style-name="P1">rm: cannot remove ‘drupal-7.54/modules/dashboard/dashboard.api.php’: Permission denied</text:p>
      <text:p text:style-name="P1">rm: cannot remove ‘drupal-7.54/modules/dashboard/dashboard.css’: Permission denied</text:p>
      <text:p text:style-name="P1">rm: cannot remove ‘drupal-7.54/modules/dashboard/dashboard.info’: Permission denied</text:p>
      <text:p text:style-name="P1">rm: cannot remove ‘drupal-7.54/modules/dashboard/dashboard.install’: Permission denied</text:p>
      <text:p text:style-name="P1">rm: cannot remove ‘drupal-7.54/modules/dashboard/dashboard.js’: Permission denied</text:p>
      <text:p text:style-name="P1">rm: cannot remove ‘drupal-7.54/modules/dashboard/dashboard.module’: Permission denied</text:p>
      <text:p text:style-name="P1">rm: cannot remove ‘drupal-7.54/modules/dashboard/dashboard.test’: Permission denied</text:p>
      <text:p text:style-name="P1">rm: cannot remove ‘drupal-7.54/modules/dblog/dblog-rtl.css’: Permission denied</text:p>
      <text:p text:style-name="P1">rm: cannot remove ‘drupal-7.54/modules/dblog/dblog.admin.inc’: Permission denied</text:p>
      <text:p text:style-name="P1">rm: cannot remove ‘drupal-7.54/modules/dblog/dblog.css’: Permission denied</text:p>
      <text:p text:style-name="P1">rm: cannot remove ‘drupal-7.54/modules/dblog/dblog.info’: Permission denied</text:p>
      <text:p text:style-name="P1">rm: cannot remove ‘drupal-7.54/modules/dblog/dblog.install’: Permission denied</text:p>
      <text:p text:style-name="P1">rm: cannot remove ‘drupal-7.54/modules/dblog/dblog.module’: Permission denied</text:p>
      <text:p text:style-name="P1">rm: cannot remove ‘drupal-7.54/modules/dblog/dblog.test’: Permission denied</text:p>
      <text:p text:style-name="P1"><text:soft-page-break/>rm: cannot remove ‘drupal-7.54/modules/field/field.api.php’: Permission denied</text:p>
      <text:p text:style-name="P1">rm: cannot remove ‘drupal-7.54/modules/field/field.attach.inc’: Permission denied</text:p>
      <text:p text:style-name="P1">rm: cannot remove ‘drupal-7.54/modules/field/field.crud.inc’: Permission denied</text:p>
      <text:p text:style-name="P1">rm: cannot remove ‘drupal-7.54/modules/field/field.default.inc’: Permission denied</text:p>
      <text:p text:style-name="P1">rm: cannot remove ‘drupal-7.54/modules/field/field.form.inc’: Permission denied</text:p>
      <text:p text:style-name="P1">rm: cannot remove ‘drupal-7.54/modules/field/field.info’: Permission denied</text:p>
      <text:p text:style-name="P1">rm: cannot remove ‘drupal-7.54/modules/field/field.info.class.inc’: Permission denied</text:p>
      <text:p text:style-name="P1">rm: cannot remove ‘drupal-7.54/modules/field/field.info.inc’: Permission denied</text:p>
      <text:p text:style-name="P1">rm: cannot remove ‘drupal-7.54/modules/field/field.install’: Permission denied</text:p>
      <text:p text:style-name="P1">rm: cannot remove ‘drupal-7.54/modules/field/field.module’: Permission denied</text:p>
      <text:p text:style-name="P1">rm: cannot remove ‘drupal-7.54/modules/field/field.multilingual.inc’: Permission denied</text:p>
      <text:p text:style-name="P1">rm: cannot remove ‘drupal-7.54/modules/field/modules/field_sql_storage/field_sql_storage.info’: Permission denied</text:p>
      <text:p text:style-name="P1">rm: cannot remove ‘drupal-7.54/modules/field/modules/field_sql_storage/field_sql_storage.install’: Permission denied</text:p>
      <text:p text:style-name="P1">rm: cannot remove ‘drupal-7.54/modules/field/modules/field_sql_storage/field_sql_storage.module’: Permission denied</text:p>
      <text:p text:style-name="P1">rm: cannot remove ‘drupal-7.54/modules/field/modules/field_sql_storage/field_sql_storage.test’: Permission denied</text:p>
      <text:p text:style-name="P1">rm: cannot remove ‘drupal-7.54/modules/field/modules/list/list.info’: Permission denied</text:p>
      <text:p text:style-name="P1">rm: cannot remove ‘drupal-7.54/modules/field/modules/list/list.install’: Permission denied</text:p>
      <text:p text:style-name="P1">rm: cannot remove ‘drupal-7.54/modules/field/modules/list/list.module’: Permission denied</text:p>
      <text:p text:style-name="P1">rm: cannot remove ‘drupal-7.54/modules/field/modules/list/tests/list.test’: Permission denied</text:p>
      <text:p text:style-name="P1">rm: cannot remove ‘drupal-7.54/modules/field/modules/list/tests/list_test.info’: Permission denied</text:p>
      <text:p text:style-name="P1">rm: cannot remove ‘drupal-7.54/modules/field/modules/list/tests/list_test.module’: Permission denied</text:p>
      <text:p text:style-name="P1">rm: cannot remove ‘drupal-7.54/modules/field/modules/number/number.info’: Permission denied</text:p>
      <text:p text:style-name="P1">rm: cannot remove ‘drupal-7.54/modules/field/modules/number/number.install’: Permission denied</text:p>
      <text:p text:style-name="P1">rm: cannot remove ‘drupal-7.54/modules/field/modules/number/number.module’: Permission denied</text:p>
      <text:p text:style-name="P1">rm: cannot remove ‘drupal-7.54/modules/field/modules/number/number.test’: Permission denied</text:p>
      <text:p text:style-name="P1">rm: cannot remove ‘drupal-7.54/modules/field/modules/options/options.api.php’: Permission denied</text:p>
      <text:p text:style-name="P1">rm: cannot remove ‘drupal-7.54/modules/field/modules/options/options.info’: Permission denied</text:p>
      <text:p text:style-name="P1">rm: cannot remove ‘drupal-7.54/modules/field/modules/options/options.module’: Permission denied</text:p>
      <text:p text:style-name="P1">rm: cannot remove ‘drupal-7.54/modules/field/modules/options/options.test’: Permission denied</text:p>
      <text:p text:style-name="P1">rm: cannot remove ‘drupal-7.54/modules/field/modules/text/text.info’: Permission denied</text:p>
      <text:p text:style-name="P1">rm: cannot remove ‘drupal-7.54/modules/field/modules/text/text.install’: Permission denied</text:p>
      <text:p text:style-name="P1">rm: cannot remove ‘drupal-7.54/modules/field/modules/text/text.js’: Permission denied</text:p>
      <text:p text:style-name="P1">rm: cannot remove ‘drupal-7.54/modules/field/modules/text/text.module’: Permission denied</text:p>
      <text:p text:style-name="P1">rm: cannot remove ‘drupal-7.54/modules/field/modules/text/text.test’: Permission denied</text:p>
      <text:p text:style-name="P1">rm: cannot remove ‘drupal-7.54/modules/field/tests/field.test’: Permission denied</text:p>
      <text:p text:style-name="P1">rm: cannot remove ‘drupal-7.54/modules/field/tests/field_test.entity.inc’: Permission denied</text:p>
      <text:p text:style-name="P1">rm: cannot remove ‘drupal-7.54/modules/field/tests/field_test.field.inc’: Permission denied</text:p>
      <text:p text:style-name="P1">rm: cannot remove ‘drupal-7.54/modules/field/tests/field_test.info’: Permission denied</text:p>
      <text:p text:style-name="P1">rm: cannot remove ‘drupal-7.54/modules/field/tests/field_test.install’: Permission denied</text:p>
      <text:p text:style-name="P1">rm: cannot remove ‘drupal-7.54/modules/field/tests/field_test.module’: Permission denied</text:p>
      <text:p text:style-name="P1">rm: cannot remove ‘drupal-7.54/modules/field/tests/field_test.storage.inc’: Permission denied</text:p>
      <text:p text:style-name="P1">rm: cannot remove ‘drupal-7.54/modules/field/theme/field-rtl.css’: Permission denied</text:p>
      <text:p text:style-name="P1">rm: cannot remove ‘drupal-7.54/modules/field/theme/field.css’: Permission denied</text:p>
      <text:p text:style-name="P1">rm: cannot remove ‘drupal-7.54/modules/field/theme/field.tpl.php’: Permission denied</text:p>
      <text:p text:style-name="P1">rm: cannot remove ‘drupal-7.54/modules/field_ui/field_ui-rtl.css’: Permission denied</text:p>
      <text:p text:style-name="P1">rm: cannot remove ‘drupal-7.54/modules/field_ui/field_ui.admin.inc’: Permission denied</text:p>
      <text:p text:style-name="P1"><text:soft-page-break/>rm: cannot remove ‘drupal-7.54/modules/field_ui/field_ui.api.php’: Permission denied</text:p>
      <text:p text:style-name="P1">rm: cannot remove ‘drupal-7.54/modules/field_ui/field_ui.css’: Permission denied</text:p>
      <text:p text:style-name="P1">rm: cannot remove ‘drupal-7.54/modules/field_ui/field_ui.info’: Permission denied</text:p>
      <text:p text:style-name="P1">rm: cannot remove ‘drupal-7.54/modules/field_ui/field_ui.js’: Permission denied</text:p>
      <text:p text:style-name="P1">rm: cannot remove ‘drupal-7.54/modules/field_ui/field_ui.module’: Permission denied</text:p>
      <text:p text:style-name="P1">rm: cannot remove ‘drupal-7.54/modules/field_ui/field_ui.test’: Permission denied</text:p>
      <text:p text:style-name="P1">rm: cannot remove ‘drupal-7.54/modules/file/file.api.php’: Permission denied</text:p>
      <text:p text:style-name="P1">rm: cannot remove ‘drupal-7.54/modules/file/file.css’: Permission denied</text:p>
      <text:p text:style-name="P1">rm: cannot remove ‘drupal-7.54/modules/file/file.field.inc’: Permission denied</text:p>
      <text:p text:style-name="P1">rm: cannot remove ‘drupal-7.54/modules/file/file.info’: Permission denied</text:p>
      <text:p text:style-name="P1">rm: cannot remove ‘drupal-7.54/modules/file/file.install’: Permission denied</text:p>
      <text:p text:style-name="P1">rm: cannot remove ‘drupal-7.54/modules/file/file.js’: Permission denied</text:p>
      <text:p text:style-name="P1">rm: cannot remove ‘drupal-7.54/modules/file/file.module’: Permission denied</text:p>
      <text:p text:style-name="P1">rm: cannot remove ‘drupal-7.54/modules/file/icons/application-octet-stream.png’: Permission denied</text:p>
      <text:p text:style-name="P1">rm: cannot remove ‘drupal-7.54/modules/file/icons/application-pdf.png’: Permission denied</text:p>
      <text:p text:style-name="P1">rm: cannot remove ‘drupal-7.54/modules/file/icons/application-x-executable.png’: Permission denied</text:p>
      <text:p text:style-name="P1">rm: cannot remove ‘drupal-7.54/modules/file/icons/audio-x-generic.png’: Permission denied</text:p>
      <text:p text:style-name="P1">rm: cannot remove ‘drupal-7.54/modules/file/icons/image-x-generic.png’: Permission denied</text:p>
      <text:p text:style-name="P1">rm: cannot remove ‘drupal-7.54/modules/file/icons/package-x-generic.png’: Permission denied</text:p>
      <text:p text:style-name="P1">rm: cannot remove ‘drupal-7.54/modules/file/icons/text-html.png’: Permission denied</text:p>
      <text:p text:style-name="P1">rm: cannot remove ‘drupal-7.54/modules/file/icons/text-plain.png’: Permission denied</text:p>
      <text:p text:style-name="P1">rm: cannot remove ‘drupal-7.54/modules/file/icons/text-x-generic.png’: Permission denied</text:p>
      <text:p text:style-name="P1">rm: cannot remove ‘drupal-7.54/modules/file/icons/text-x-script.png’: Permission denied</text:p>
      <text:p text:style-name="P1">rm: cannot remove ‘drupal-7.54/modules/file/icons/video-x-generic.png’: Permission denied</text:p>
      <text:p text:style-name="P1">rm: cannot remove ‘drupal-7.54/modules/file/icons/x-office-document.png’: Permission denied</text:p>
      <text:p text:style-name="P1">rm: cannot remove ‘drupal-7.54/modules/file/icons/x-office-presentation.png’: Permission denied</text:p>
      <text:p text:style-name="P1">rm: cannot remove ‘drupal-7.54/modules/file/icons/x-office-spreadsheet.png’: Permission denied</text:p>
      <text:p text:style-name="P1">rm: cannot remove ‘drupal-7.54/modules/file/tests/file.test’: Permission denied</text:p>
      <text:p text:style-name="P1">rm: cannot remove ‘drupal-7.54/modules/file/tests/file_module_test.info’: Permission denied</text:p>
      <text:p text:style-name="P1">rm: cannot remove ‘drupal-7.54/modules/file/tests/file_module_test.module’: Permission denied</text:p>
      <text:p text:style-name="P1">rm: cannot remove ‘drupal-7.54/modules/filter/filter.admin.inc’: Permission denied</text:p>
      <text:p text:style-name="P1">rm: cannot remove ‘drupal-7.54/modules/filter/filter.admin.js’: Permission denied</text:p>
      <text:p text:style-name="P1">rm: cannot remove ‘drupal-7.54/modules/filter/filter.api.php’: Permission denied</text:p>
      <text:p text:style-name="P1">rm: cannot remove ‘drupal-7.54/modules/filter/filter.css’: Permission denied</text:p>
      <text:p text:style-name="P1">rm: cannot remove ‘drupal-7.54/modules/filter/filter.info’: Permission denied</text:p>
      <text:p text:style-name="P1">rm: cannot remove ‘drupal-7.54/modules/filter/filter.install’: Permission denied</text:p>
      <text:p text:style-name="P1">rm: cannot remove ‘drupal-7.54/modules/filter/filter.js’: Permission denied</text:p>
      <text:p text:style-name="P1">rm: cannot remove ‘drupal-7.54/modules/filter/filter.module’: Permission denied</text:p>
      <text:p text:style-name="P1">rm: cannot remove ‘drupal-7.54/modules/filter/filter.pages.inc’: Permission denied</text:p>
      <text:p text:style-name="P1">rm: cannot remove ‘drupal-7.54/modules/filter/filter.test’: Permission denied</text:p>
      <text:p text:style-name="P1">rm: cannot remove ‘drupal-7.54/modules/filter/tests/filter.url-input.txt’: Permission denied</text:p>
      <text:p text:style-name="P1">rm: cannot remove ‘drupal-7.54/modules/filter/tests/filter.url-output.txt’: Permission denied</text:p>
      <text:p text:style-name="P1">rm: cannot remove ‘drupal-7.54/modules/forum/forum-icon.tpl.php’: Permission denied</text:p>
      <text:p text:style-name="P1">rm: cannot remove ‘drupal-7.54/modules/forum/forum-list.tpl.php’: Permission denied</text:p>
      <text:p text:style-name="P1">rm: cannot remove ‘drupal-7.54/modules/forum/forum-rtl.css’: Permission denied</text:p>
      <text:p text:style-name="P1">rm: cannot remove ‘drupal-7.54/modules/forum/forum-submitted.tpl.php’: Permission denied</text:p>
      <text:p text:style-name="P1">rm: cannot remove ‘drupal-7.54/modules/forum/forum-topic-list.tpl.php’: Permission denied</text:p>
      <text:p text:style-name="P1">rm: cannot remove ‘drupal-7.54/modules/forum/forum.admin.inc’: Permission denied</text:p>
      <text:p text:style-name="P1">rm: cannot remove ‘drupal-7.54/modules/forum/forum.css’: Permission denied</text:p>
      <text:p text:style-name="P1">rm: cannot remove ‘drupal-7.54/modules/forum/forum.info’: Permission denied</text:p>
      <text:p text:style-name="P1"><text:soft-page-break/>rm: cannot remove ‘drupal-7.54/modules/forum/forum.install’: Permission denied</text:p>
      <text:p text:style-name="P1">rm: cannot remove ‘drupal-7.54/modules/forum/forum.module’: Permission denied</text:p>
      <text:p text:style-name="P1">rm: cannot remove ‘drupal-7.54/modules/forum/forum.pages.inc’: Permission denied</text:p>
      <text:p text:style-name="P1">rm: cannot remove ‘drupal-7.54/modules/forum/forum.test’: Permission denied</text:p>
      <text:p text:style-name="P1">rm: cannot remove ‘drupal-7.54/modules/forum/forums.tpl.php’: Permission denied</text:p>
      <text:p text:style-name="P1">rm: cannot remove ‘drupal-7.54/modules/help/help-rtl.css’: Permission denied</text:p>
      <text:p text:style-name="P1">rm: cannot remove ‘drupal-7.54/modules/help/help.admin.inc’: Permission denied</text:p>
      <text:p text:style-name="P1">rm: cannot remove ‘drupal-7.54/modules/help/help.css’: Permission denied</text:p>
      <text:p text:style-name="P1">rm: cannot remove ‘drupal-7.54/modules/help/help.info’: Permission denied</text:p>
      <text:p text:style-name="P1">rm: cannot remove ‘drupal-7.54/modules/help/help.module’: Permission denied</text:p>
      <text:p text:style-name="P1">rm: cannot remove ‘drupal-7.54/modules/help/help.test’: Permission denied</text:p>
      <text:p text:style-name="P1">rm: cannot remove ‘drupal-7.54/modules/image/image-rtl.css’: Permission denied</text:p>
      <text:p text:style-name="P1">rm: cannot remove ‘drupal-7.54/modules/image/image.admin.css’: Permission denied</text:p>
      <text:p text:style-name="P1">rm: cannot remove ‘drupal-7.54/modules/image/image.admin.inc’: Permission denied</text:p>
      <text:p text:style-name="P1">rm: cannot remove ‘drupal-7.54/modules/image/image.api.php’: Permission denied</text:p>
      <text:p text:style-name="P1">rm: cannot remove ‘drupal-7.54/modules/image/image.css’: Permission denied</text:p>
      <text:p text:style-name="P1">rm: cannot remove ‘drupal-7.54/modules/image/image.effects.inc’: Permission denied</text:p>
      <text:p text:style-name="P1">rm: cannot remove ‘drupal-7.54/modules/image/image.field.inc’: Permission denied</text:p>
      <text:p text:style-name="P1">rm: cannot remove ‘drupal-7.54/modules/image/image.info’: Permission denied</text:p>
      <text:p text:style-name="P1">rm: cannot remove ‘drupal-7.54/modules/image/image.install’: Permission denied</text:p>
      <text:p text:style-name="P1">rm: cannot remove ‘drupal-7.54/modules/image/image.module’: Permission denied</text:p>
      <text:p text:style-name="P1">rm: cannot remove ‘drupal-7.54/modules/image/image.test’: Permission denied</text:p>
      <text:p text:style-name="P1">rm: cannot remove ‘drupal-7.54/modules/image/sample.png’: Permission denied</text:p>
      <text:p text:style-name="P1">rm: cannot remove ‘drupal-7.54/modules/image/tests/image_module_test.info’: Permission denied</text:p>
      <text:p text:style-name="P1">rm: cannot remove ‘drupal-7.54/modules/image/tests/image_module_test.module’: Permission denied</text:p>
      <text:p text:style-name="P1">rm: cannot remove ‘drupal-7.54/modules/locale/locale-rtl.css’: Permission denied</text:p>
      <text:p text:style-name="P1">rm: cannot remove ‘drupal-7.54/modules/locale/locale.admin.inc’: Permission denied</text:p>
      <text:p text:style-name="P1">rm: cannot remove ‘drupal-7.54/modules/locale/locale.api.php’: Permission denied</text:p>
      <text:p text:style-name="P1">rm: cannot remove ‘drupal-7.54/modules/locale/locale.css’: Permission denied</text:p>
      <text:p text:style-name="P1">rm: cannot remove ‘drupal-7.54/modules/locale/locale.datepicker.js’: Permission denied</text:p>
      <text:p text:style-name="P1">rm: cannot remove ‘drupal-7.54/modules/locale/locale.info’: Permission denied</text:p>
      <text:p text:style-name="P1">rm: cannot remove ‘drupal-7.54/modules/locale/locale.install’: Permission denied</text:p>
      <text:p text:style-name="P1">rm: cannot remove ‘drupal-7.54/modules/locale/locale.module’: Permission denied</text:p>
      <text:p text:style-name="P1">rm: cannot remove ‘drupal-7.54/modules/locale/locale.test’: Permission denied</text:p>
      <text:p text:style-name="P1">rm: cannot remove ‘drupal-7.54/modules/locale/tests/locale_test.info’: Permission denied</text:p>
      <text:p text:style-name="P1">rm: cannot remove ‘drupal-7.54/modules/locale/tests/locale_test.js’: Permission denied</text:p>
      <text:p text:style-name="P1">rm: cannot remove ‘drupal-7.54/modules/locale/tests/locale_test.module’: Permission denied</text:p>
      <text:p text:style-name="P1">rm: cannot remove ‘drupal-7.54/modules/locale/tests/translations/test.xx.po’: Permission denied</text:p>
      <text:p text:style-name="P1">rm: cannot remove ‘drupal-7.54/modules/menu/menu.admin.inc’: Permission denied</text:p>
      <text:p text:style-name="P1">rm: cannot remove ‘drupal-7.54/modules/menu/menu.admin.js’: Permission denied</text:p>
      <text:p text:style-name="P1">rm: cannot remove ‘drupal-7.54/modules/menu/menu.api.php’: Permission denied</text:p>
      <text:p text:style-name="P1">rm: cannot remove ‘drupal-7.54/modules/menu/menu.css’: Permission denied</text:p>
      <text:p text:style-name="P1">rm: cannot remove ‘drupal-7.54/modules/menu/menu.info’: Permission denied</text:p>
      <text:p text:style-name="P1">rm: cannot remove ‘drupal-7.54/modules/menu/menu.install’: Permission denied</text:p>
      <text:p text:style-name="P1">rm: cannot remove ‘drupal-7.54/modules/menu/menu.js’: Permission denied</text:p>
      <text:p text:style-name="P1">rm: cannot remove ‘drupal-7.54/modules/menu/menu.module’: Permission denied</text:p>
      <text:p text:style-name="P1">rm: cannot remove ‘drupal-7.54/modules/menu/menu.test’: Permission denied</text:p>
      <text:p text:style-name="P1">rm: cannot remove ‘drupal-7.54/modules/node/content_types.inc’: Permission denied</text:p>
      <text:p text:style-name="P1">rm: cannot remove ‘drupal-7.54/modules/node/content_types.js’: Permission denied</text:p>
      <text:p text:style-name="P1">rm: cannot remove ‘drupal-7.54/modules/node/node.admin.inc’: Permission denied</text:p>
      <text:p text:style-name="P1">rm: cannot remove ‘drupal-7.54/modules/node/node.api.php’: Permission denied</text:p>
      <text:p text:style-name="P1"><text:soft-page-break/>rm: cannot remove ‘drupal-7.54/modules/node/node.css’: Permission denied</text:p>
      <text:p text:style-name="P1">rm: cannot remove ‘drupal-7.54/modules/node/node.info’: Permission denied</text:p>
      <text:p text:style-name="P1">rm: cannot remove ‘drupal-7.54/modules/node/node.install’: Permission denied</text:p>
      <text:p text:style-name="P1">rm: cannot remove ‘drupal-7.54/modules/node/node.js’: Permission denied</text:p>
      <text:p text:style-name="P1">rm: cannot remove ‘drupal-7.54/modules/node/node.module’: Permission denied</text:p>
      <text:p text:style-name="P1">rm: cannot remove ‘drupal-7.54/modules/node/node.pages.inc’: Permission denied</text:p>
      <text:p text:style-name="P1">rm: cannot remove ‘drupal-7.54/modules/node/node.test’: Permission denied</text:p>
      <text:p text:style-name="P1">rm: cannot remove ‘drupal-7.54/modules/node/node.tokens.inc’: Permission denied</text:p>
      <text:p text:style-name="P1">rm: cannot remove ‘drupal-7.54/modules/node/node.tpl.php’: Permission denied</text:p>
      <text:p text:style-name="P1">rm: cannot remove ‘drupal-7.54/modules/node/tests/node_access_test.info’: Permission denied</text:p>
      <text:p text:style-name="P1">rm: cannot remove ‘drupal-7.54/modules/node/tests/node_access_test.install’: Permission denied</text:p>
      <text:p text:style-name="P1">rm: cannot remove ‘drupal-7.54/modules/node/tests/node_access_test.module’: Permission denied</text:p>
      <text:p text:style-name="P1">rm: cannot remove ‘drupal-7.54/modules/node/tests/node_test.info’: Permission denied</text:p>
      <text:p text:style-name="P1">rm: cannot remove ‘drupal-7.54/modules/node/tests/node_test.module’: Permission denied</text:p>
      <text:p text:style-name="P1">rm: cannot remove ‘drupal-7.54/modules/node/tests/node_test_exception.info’: Permission denied</text:p>
      <text:p text:style-name="P1">rm: cannot remove ‘drupal-7.54/modules/node/tests/node_test_exception.module’: Permission denied</text:p>
      <text:p text:style-name="P1">rm: cannot remove ‘drupal-7.54/modules/openid/login-bg.png’: Permission denied</text:p>
      <text:p text:style-name="P1">rm: cannot remove ‘drupal-7.54/modules/openid/openid-rtl.css’: Permission denied</text:p>
      <text:p text:style-name="P1">rm: cannot remove ‘drupal-7.54/modules/openid/openid.api.php’: Permission denied</text:p>
      <text:p text:style-name="P1">rm: cannot remove ‘drupal-7.54/modules/openid/openid.css’: Permission denied</text:p>
      <text:p text:style-name="P1">rm: cannot remove ‘drupal-7.54/modules/openid/openid.inc’: Permission denied</text:p>
      <text:p text:style-name="P1">rm: cannot remove ‘drupal-7.54/modules/openid/openid.info’: Permission denied</text:p>
      <text:p text:style-name="P1">rm: cannot remove ‘drupal-7.54/modules/openid/openid.install’: Permission denied</text:p>
      <text:p text:style-name="P1">rm: cannot remove ‘drupal-7.54/modules/openid/openid.js’: Permission denied</text:p>
      <text:p text:style-name="P1">rm: cannot remove ‘drupal-7.54/modules/openid/openid.module’: Permission denied</text:p>
      <text:p text:style-name="P1">rm: cannot remove ‘drupal-7.54/modules/openid/openid.pages.inc’: Permission denied</text:p>
      <text:p text:style-name="P1">rm: cannot remove ‘drupal-7.54/modules/openid/openid.test’: Permission denied</text:p>
      <text:p text:style-name="P1">rm: cannot remove ‘drupal-7.54/modules/openid/tests/openid_test.info’: Permission denied</text:p>
      <text:p text:style-name="P1">rm: cannot remove ‘drupal-7.54/modules/openid/tests/openid_test.install’: Permission denied</text:p>
      <text:p text:style-name="P1">rm: cannot remove ‘drupal-7.54/modules/openid/tests/openid_test.module’: Permission denied</text:p>
      <text:p text:style-name="P1">rm: cannot remove ‘drupal-7.54/modules/overlay/images/background.png’: Permission denied</text:p>
      <text:p text:style-name="P1">rm: cannot remove ‘drupal-7.54/modules/overlay/images/close-rtl.png’: Permission denied</text:p>
      <text:p text:style-name="P1">rm: cannot remove ‘drupal-7.54/modules/overlay/images/close.png’: Permission denied</text:p>
      <text:p text:style-name="P1">rm: cannot remove ‘drupal-7.54/modules/overlay/overlay-child-rtl.css’: Permission denied</text:p>
      <text:p text:style-name="P1">rm: cannot remove ‘drupal-7.54/modules/overlay/overlay-child.css’: Permission denied</text:p>
      <text:p text:style-name="P1">rm: cannot remove ‘drupal-7.54/modules/overlay/overlay-child.js’: Permission denied</text:p>
      <text:p text:style-name="P1">rm: cannot remove ‘drupal-7.54/modules/overlay/overlay-parent.css’: Permission denied</text:p>
      <text:p text:style-name="P1">rm: cannot remove ‘drupal-7.54/modules/overlay/overlay-parent.js’: Permission denied</text:p>
      <text:p text:style-name="P1">rm: cannot remove ‘drupal-7.54/modules/overlay/overlay.api.php’: Permission denied</text:p>
      <text:p text:style-name="P1">rm: cannot remove ‘drupal-7.54/modules/overlay/overlay.info’: Permission denied</text:p>
      <text:p text:style-name="P1">rm: cannot remove ‘drupal-7.54/modules/overlay/overlay.install’: Permission denied</text:p>
      <text:p text:style-name="P1">rm: cannot remove ‘drupal-7.54/modules/overlay/overlay.module’: Permission denied</text:p>
      <text:p text:style-name="P1">rm: cannot remove ‘drupal-7.54/modules/overlay/overlay.tpl.php’: Permission denied</text:p>
      <text:p text:style-name="P1">rm: cannot remove ‘drupal-7.54/modules/path/path.admin.inc’: Permission denied</text:p>
      <text:p text:style-name="P1">rm: cannot remove ‘drupal-7.54/modules/path/path.api.php’: Permission denied</text:p>
      <text:p text:style-name="P1">rm: cannot remove ‘drupal-7.54/modules/path/path.info’: Permission denied</text:p>
      <text:p text:style-name="P1">rm: cannot remove ‘drupal-7.54/modules/path/path.js’: Permission denied</text:p>
      <text:p text:style-name="P1">rm: cannot remove ‘drupal-7.54/modules/path/path.module’: Permission denied</text:p>
      <text:p text:style-name="P1">rm: cannot remove ‘drupal-7.54/modules/path/path.test’: Permission denied</text:p>
      <text:p text:style-name="P1">rm: cannot remove ‘drupal-7.54/modules/php/php.info’: Permission denied</text:p>
      <text:p text:style-name="P1">rm: cannot remove ‘drupal-7.54/modules/php/php.install’: Permission denied</text:p>
      <text:p text:style-name="P1"><text:soft-page-break/>rm: cannot remove ‘drupal-7.54/modules/php/php.module’: Permission denied</text:p>
      <text:p text:style-name="P1">rm: cannot remove ‘drupal-7.54/modules/php/php.test’: Permission denied</text:p>
      <text:p text:style-name="P1">rm: cannot remove ‘drupal-7.54/modules/poll/poll-bar--block.tpl.php’: Permission denied</text:p>
      <text:p text:style-name="P1">rm: cannot remove ‘drupal-7.54/modules/poll/poll-bar.tpl.php’: Permission denied</text:p>
      <text:p text:style-name="P1">rm: cannot remove ‘drupal-7.54/modules/poll/poll-results--block.tpl.php’: Permission denied</text:p>
      <text:p text:style-name="P1">rm: cannot remove ‘drupal-7.54/modules/poll/poll-results.tpl.php’: Permission denied</text:p>
      <text:p text:style-name="P1">rm: cannot remove ‘drupal-7.54/modules/poll/poll-rtl.css’: Permission denied</text:p>
      <text:p text:style-name="P1">rm: cannot remove ‘drupal-7.54/modules/poll/poll-vote.tpl.php’: Permission denied</text:p>
      <text:p text:style-name="P1">rm: cannot remove ‘drupal-7.54/modules/poll/poll.css’: Permission denied</text:p>
      <text:p text:style-name="P1">rm: cannot remove ‘drupal-7.54/modules/poll/poll.info’: Permission denied</text:p>
      <text:p text:style-name="P1">rm: cannot remove ‘drupal-7.54/modules/poll/poll.install’: Permission denied</text:p>
      <text:p text:style-name="P1">rm: cannot remove ‘drupal-7.54/modules/poll/poll.module’: Permission denied</text:p>
      <text:p text:style-name="P1">rm: cannot remove ‘drupal-7.54/modules/poll/poll.pages.inc’: Permission denied</text:p>
      <text:p text:style-name="P1">rm: cannot remove ‘drupal-7.54/modules/poll/poll.test’: Permission denied</text:p>
      <text:p text:style-name="P1">rm: cannot remove ‘drupal-7.54/modules/poll/poll.tokens.inc’: Permission denied</text:p>
      <text:p text:style-name="P1">rm: cannot remove ‘drupal-7.54/modules/profile/profile-block.tpl.php’: Permission denied</text:p>
      <text:p text:style-name="P1">rm: cannot remove ‘drupal-7.54/modules/profile/profile-listing.tpl.php’: Permission denied</text:p>
      <text:p text:style-name="P1">rm: cannot remove ‘drupal-7.54/modules/profile/profile-wrapper.tpl.php’: Permission denied</text:p>
      <text:p text:style-name="P1">rm: cannot remove ‘drupal-7.54/modules/profile/profile.admin.inc’: Permission denied</text:p>
      <text:p text:style-name="P1">rm: cannot remove ‘drupal-7.54/modules/profile/profile.css’: Permission denied</text:p>
      <text:p text:style-name="P1">rm: cannot remove ‘drupal-7.54/modules/profile/profile.info’: Permission denied</text:p>
      <text:p text:style-name="P1">rm: cannot remove ‘drupal-7.54/modules/profile/profile.install’: Permission denied</text:p>
      <text:p text:style-name="P1">rm: cannot remove ‘drupal-7.54/modules/profile/profile.js’: Permission denied</text:p>
      <text:p text:style-name="P1">rm: cannot remove ‘drupal-7.54/modules/profile/profile.module’: Permission denied</text:p>
      <text:p text:style-name="P1">rm: cannot remove ‘drupal-7.54/modules/profile/profile.pages.inc’: Permission denied</text:p>
      <text:p text:style-name="P1">rm: cannot remove ‘drupal-7.54/modules/profile/profile.test’: Permission denied</text:p>
      <text:p text:style-name="P1">rm: cannot remove ‘drupal-7.54/modules/rdf/rdf.api.php’: Permission denied</text:p>
      <text:p text:style-name="P1">rm: cannot remove ‘drupal-7.54/modules/rdf/rdf.info’: Permission denied</text:p>
      <text:p text:style-name="P1">rm: cannot remove ‘drupal-7.54/modules/rdf/rdf.install’: Permission denied</text:p>
      <text:p text:style-name="P1">rm: cannot remove ‘drupal-7.54/modules/rdf/rdf.module’: Permission denied</text:p>
      <text:p text:style-name="P1">rm: cannot remove ‘drupal-7.54/modules/rdf/rdf.test’: Permission denied</text:p>
      <text:p text:style-name="P1">rm: cannot remove ‘drupal-7.54/modules/rdf/tests/rdf_test.info’: Permission denied</text:p>
      <text:p text:style-name="P1">rm: cannot remove ‘drupal-7.54/modules/rdf/tests/rdf_test.install’: Permission denied</text:p>
      <text:p text:style-name="P1">rm: cannot remove ‘drupal-7.54/modules/rdf/tests/rdf_test.module’: Permission denied</text:p>
      <text:p text:style-name="P1">rm: cannot remove ‘drupal-7.54/modules/search/search-block-form.tpl.php’: Permission denied</text:p>
      <text:p text:style-name="P1">rm: cannot remove ‘drupal-7.54/modules/search/search-result.tpl.php’: Permission denied</text:p>
      <text:p text:style-name="P1">rm: cannot remove ‘drupal-7.54/modules/search/search-results.tpl.php’: Permission denied</text:p>
      <text:p text:style-name="P1">rm: cannot remove ‘drupal-7.54/modules/search/search-rtl.css’: Permission denied</text:p>
      <text:p text:style-name="P1">rm: cannot remove ‘drupal-7.54/modules/search/search.admin.inc’: Permission denied</text:p>
      <text:p text:style-name="P1">rm: cannot remove ‘drupal-7.54/modules/search/search.api.php’: Permission denied</text:p>
      <text:p text:style-name="P1">rm: cannot remove ‘drupal-7.54/modules/search/search.css’: Permission denied</text:p>
      <text:p text:style-name="P1">rm: cannot remove ‘drupal-7.54/modules/search/search.extender.inc’: Permission denied</text:p>
      <text:p text:style-name="P1">rm: cannot remove ‘drupal-7.54/modules/search/search.info’: Permission denied</text:p>
      <text:p text:style-name="P1">rm: cannot remove ‘drupal-7.54/modules/search/search.install’: Permission denied</text:p>
      <text:p text:style-name="P1">rm: cannot remove ‘drupal-7.54/modules/search/search.module’: Permission denied</text:p>
      <text:p text:style-name="P1">rm: cannot remove ‘drupal-7.54/modules/search/search.pages.inc’: Permission denied</text:p>
      <text:p text:style-name="P1">rm: cannot remove ‘drupal-7.54/modules/search/search.test’: Permission denied</text:p>
      <text:p text:style-name="P1">rm: cannot remove ‘drupal-7.54/modules/search/tests/UnicodeTest.txt’: Permission denied</text:p>
      <text:p text:style-name="P1">rm: cannot remove ‘drupal-7.54/modules/search/tests/search_embedded_form.info’: Permission denied</text:p>
      <text:p text:style-name="P1">rm: cannot remove ‘drupal-7.54/modules/search/tests/search_embedded_form.module’: Permission denied</text:p>
      <text:p text:style-name="P1"><text:soft-page-break/>rm: cannot remove ‘drupal-7.54/modules/search/tests/search_extra_type.info’: Permission denied</text:p>
      <text:p text:style-name="P1">rm: cannot remove ‘drupal-7.54/modules/search/tests/search_extra_type.module’: Permission denied</text:p>
      <text:p text:style-name="P1">rm: cannot remove ‘drupal-7.54/modules/search/tests/search_node_tags.info’: Permission denied</text:p>
      <text:p text:style-name="P1">rm: cannot remove ‘drupal-7.54/modules/search/tests/search_node_tags.module’: Permission denied</text:p>
      <text:p text:style-name="P1">rm: cannot remove ‘drupal-7.54/modules/shortcut/shortcut-rtl.css’: Permission denied</text:p>
      <text:p text:style-name="P1">rm: cannot remove ‘drupal-7.54/modules/shortcut/shortcut.admin.css’: Permission denied</text:p>
      <text:p text:style-name="P1">rm: cannot remove ‘drupal-7.54/modules/shortcut/shortcut.admin.inc’: Permission denied</text:p>
      <text:p text:style-name="P1">rm: cannot remove ‘drupal-7.54/modules/shortcut/shortcut.admin.js’: Permission denied</text:p>
      <text:p text:style-name="P1">rm: cannot remove ‘drupal-7.54/modules/shortcut/shortcut.api.php’: Permission denied</text:p>
      <text:p text:style-name="P1">rm: cannot remove ‘drupal-7.54/modules/shortcut/shortcut.css’: Permission denied</text:p>
      <text:p text:style-name="P1">rm: cannot remove ‘drupal-7.54/modules/shortcut/shortcut.info’: Permission denied</text:p>
      <text:p text:style-name="P1">rm: cannot remove ‘drupal-7.54/modules/shortcut/shortcut.install’: Permission denied</text:p>
      <text:p text:style-name="P1">rm: cannot remove ‘drupal-7.54/modules/shortcut/shortcut.module’: Permission denied</text:p>
      <text:p text:style-name="P1">rm: cannot remove ‘drupal-7.54/modules/shortcut/shortcut.png’: Permission denied</text:p>
      <text:p text:style-name="P1">rm: cannot remove ‘drupal-7.54/modules/shortcut/shortcut.test’: Permission denied</text:p>
      <text:p text:style-name="P1">rm: cannot remove ‘drupal-7.54/modules/simpletest/drupal_web_test_case.php’: Permission denied</text:p>
      <text:p text:style-name="P1">rm: cannot remove ‘drupal-7.54/modules/simpletest/files/README.txt’: Permission denied</text:p>
      <text:p text:style-name="P1">rm: cannot remove ‘drupal-7.54/modules/simpletest/files/css_test_files/comment_hacks.css’: Permission denied</text:p>
      <text:p text:style-name="P1">rm: cannot remove ‘drupal-7.54/modules/simpletest/files/css_test_files/comment_hacks.css.optimized.css’: Permission denied</text:p>
      <text:p text:style-name="P1">rm: cannot remove ‘drupal-7.54/modules/simpletest/files/css_test_files/comment_hacks.css.unoptimized.css’: Permission denied</text:p>
      <text:p text:style-name="P1">rm: cannot remove ‘drupal-7.54/modules/simpletest/files/css_test_files/css_input_with_import.css’: Permission denied</text:p>
      <text:p text:style-name="P1">rm: cannot remove ‘drupal-7.54/modules/simpletest/files/css_test_files/css_input_with_import.css.optimized.css’: Permission denied</text:p>
      <text:p text:style-name="P1">rm: cannot remove ‘drupal-7.54/modules/simpletest/files/css_test_files/css_input_with_import.css.unoptimized.css’: Permission denied</text:p>
      <text:p text:style-name="P1">rm: cannot remove ‘drupal-7.54/modules/simpletest/files/css_test_files/css_input_without_import.css’: Permission denied</text:p>
      <text:p text:style-name="P1">rm: cannot remove ‘drupal-7.54/modules/simpletest/files/css_test_files/css_input_without_import.css.optimized.css’: Permission denied</text:p>
      <text:p text:style-name="P1">rm: cannot remove ‘drupal-7.54/modules/simpletest/files/css_test_files/css_input_without_import.css.unoptimized.css’: Permission denied</text:p>
      <text:p text:style-name="P1">rm: cannot remove ‘drupal-7.54/modules/simpletest/files/css_test_files/css_subfolder/css_input_with_import.css’: Permission denied</text:p>
      <text:p text:style-name="P1">rm: cannot remove ‘drupal-7.54/modules/simpletest/files/css_test_files/css_subfolder/css_input_with_import.css.optimized.css’: Permission denied</text:p>
      <text:p text:style-name="P1">rm: cannot remove ‘drupal-7.54/modules/simpletest/files/css_test_files/css_subfolder/css_input_with_import.css.unoptimized.css’: Permission denied</text:p>
      <text:p text:style-name="P1">rm: cannot remove ‘drupal-7.54/modules/simpletest/files/css_test_files/import1.css’: Permission <text:soft-page-break/>denied</text:p>
      <text:p text:style-name="P1">rm: cannot remove ‘drupal-7.54/modules/simpletest/files/css_test_files/import2.css’: Permission denied</text:p>
      <text:p text:style-name="P1">rm: cannot remove ‘drupal-7.54/modules/simpletest/files/html-1.txt’: Permission denied</text:p>
      <text:p text:style-name="P1">rm: cannot remove ‘drupal-7.54/modules/simpletest/files/html-2.html’: Permission denied</text:p>
      <text:p text:style-name="P1">rm: cannot remove ‘drupal-7.54/modules/simpletest/files/image-1.png’: Permission denied</text:p>
      <text:p text:style-name="P1">rm: cannot remove ‘drupal-7.54/modules/simpletest/files/image-2.jpg’: Permission denied</text:p>
      <text:p text:style-name="P1">rm: cannot remove ‘drupal-7.54/modules/simpletest/files/image-test-no-transparency.gif’: Permission denied</text:p>
      <text:p text:style-name="P1">rm: cannot remove ‘drupal-7.54/modules/simpletest/files/image-test-transparent-out-of-range.gif’: Permission denied</text:p>
      <text:p text:style-name="P1">rm: cannot remove ‘drupal-7.54/modules/simpletest/files/image-test.gif’: Permission denied</text:p>
      <text:p text:style-name="P1">rm: cannot remove ‘drupal-7.54/modules/simpletest/files/image-test.jpg’: Permission denied</text:p>
      <text:p text:style-name="P1">rm: cannot remove ‘drupal-7.54/modules/simpletest/files/image-test.png’: Permission denied</text:p>
      <text:p text:style-name="P1">rm: cannot remove ‘drupal-7.54/modules/simpletest/files/javascript-1.txt’: Permission denied</text:p>
      <text:p text:style-name="P1">rm: cannot remove ‘drupal-7.54/modules/simpletest/files/javascript-2.script’: Permission denied</text:p>
      <text:p text:style-name="P1">rm: cannot remove ‘drupal-7.54/modules/simpletest/files/php-1.txt’: Permission denied</text:p>
      <text:p text:style-name="P1">rm: cannot remove ‘drupal-7.54/modules/simpletest/files/php-2.php’: Permission denied</text:p>
      <text:p text:style-name="P1">rm: cannot remove ‘drupal-7.54/modules/simpletest/files/sql-1.txt’: Permission denied</text:p>
      <text:p text:style-name="P1">rm: cannot remove ‘drupal-7.54/modules/simpletest/files/sql-2.sql’: Permission denied</text:p>
      <text:p text:style-name="P1">rm: cannot remove ‘drupal-7.54/modules/simpletest/lib/Drupal/simpletest/Tests/PSR0WebTest.php’: Permission denied</text:p>
      <text:p text:style-name="P1">rm: cannot remove ‘drupal-7.54/modules/simpletest/simpletest.api.php’: Permission denied</text:p>
      <text:p text:style-name="P1">rm: cannot remove ‘drupal-7.54/modules/simpletest/simpletest.css’: Permission denied</text:p>
      <text:p text:style-name="P1">rm: cannot remove ‘drupal-7.54/modules/simpletest/simpletest.info’: Permission denied</text:p>
      <text:p text:style-name="P1">rm: cannot remove ‘drupal-7.54/modules/simpletest/simpletest.install’: Permission denied</text:p>
      <text:p text:style-name="P1">rm: cannot remove ‘drupal-7.54/modules/simpletest/simpletest.js’: Permission denied</text:p>
      <text:p text:style-name="P1">rm: cannot remove ‘drupal-7.54/modules/simpletest/simpletest.module’: Permission denied</text:p>
      <text:p text:style-name="P1">rm: cannot remove ‘drupal-7.54/modules/simpletest/simpletest.pages.inc’: Permission denied</text:p>
      <text:p text:style-name="P1">rm: cannot remove ‘drupal-7.54/modules/simpletest/simpletest.test’: Permission denied</text:p>
      <text:p text:style-name="P1">rm: cannot remove ‘drupal-7.54/modules/simpletest/src/Tests/PSR4WebTest.php’: Permission denied</text:p>
      <text:p text:style-name="P1">rm: cannot remove ‘drupal-7.54/modules/simpletest/tests/actions.test’: Permission denied</text:p>
      <text:p text:style-name="P1">rm: cannot remove ‘drupal-7.54/modules/simpletest/tests/actions_loop_test.info’: Permission denied</text:p>
      <text:p text:style-name="P1">rm: cannot remove ‘drupal-7.54/modules/simpletest/tests/actions_loop_test.install’: Permission denied</text:p>
      <text:p text:style-name="P1">rm: cannot remove ‘drupal-7.54/modules/simpletest/tests/actions_loop_test.module’: Permission denied</text:p>
      <text:p text:style-name="P1">rm: cannot remove ‘drupal-7.54/modules/simpletest/tests/ajax.test’: Permission denied</text:p>
      <text:p text:style-name="P1">rm: cannot remove ‘drupal-7.54/modules/simpletest/tests/ajax_forms_test.info’: Permission denied</text:p>
      <text:p text:style-name="P1">rm: cannot remove ‘drupal-7.54/modules/simpletest/tests/ajax_forms_test.module’: Permission denied</text:p>
      <text:p text:style-name="P1">rm: cannot remove ‘drupal-7.54/modules/simpletest/tests/ajax_test.info’: Permission denied</text:p>
      <text:p text:style-name="P1">rm: cannot remove ‘drupal-7.54/modules/simpletest/tests/ajax_test.module’: Permission denied</text:p>
      <text:p text:style-name="P1">rm: cannot remove ‘drupal-7.54/modules/simpletest/tests/batch.test’: Permission denied</text:p>
      <text:p text:style-name="P1">rm: cannot remove ‘drupal-7.54/modules/simpletest/tests/batch_test.callbacks.inc’: Permission denied</text:p>
      <text:p text:style-name="P1">rm: cannot remove ‘drupal-7.54/modules/simpletest/tests/batch_test.info’: Permission denied</text:p>
      <text:p text:style-name="P1">rm: cannot remove ‘drupal-7.54/modules/simpletest/tests/batch_test.module’: Permission denied</text:p>
      <text:p text:style-name="P1">rm: cannot remove ‘drupal-7.54/modules/simpletest/tests/boot.test’: Permission denied</text:p>
      <text:p text:style-name="P1">rm: cannot remove ‘drupal-7.54/modules/simpletest/tests/boot_test_1.info’: Permission denied</text:p>
      <text:p text:style-name="P1"><text:soft-page-break/>rm: cannot remove ‘drupal-7.54/modules/simpletest/tests/boot_test_1.module’: Permission denied</text:p>
      <text:p text:style-name="P1">rm: cannot remove ‘drupal-7.54/modules/simpletest/tests/boot_test_2.info’: Permission denied</text:p>
      <text:p text:style-name="P1">rm: cannot remove ‘drupal-7.54/modules/simpletest/tests/boot_test_2.module’: Permission denied</text:p>
      <text:p text:style-name="P1">rm: cannot remove ‘drupal-7.54/modules/simpletest/tests/bootstrap.test’: Permission denied</text:p>
      <text:p text:style-name="P1">rm: cannot remove ‘drupal-7.54/modules/simpletest/tests/cache.test’: Permission denied</text:p>
      <text:p text:style-name="P1">rm: cannot remove ‘drupal-7.54/modules/simpletest/tests/common.test’: Permission denied</text:p>
      <text:p text:style-name="P1">rm: cannot remove ‘drupal-7.54/modules/simpletest/tests/common_test.css’: Permission denied</text:p>
      <text:p text:style-name="P1">rm: cannot remove ‘drupal-7.54/modules/simpletest/tests/common_test.info’: Permission denied</text:p>
      <text:p text:style-name="P1">rm: cannot remove ‘drupal-7.54/modules/simpletest/tests/common_test.module’: Permission denied</text:p>
      <text:p text:style-name="P1">rm: cannot remove ‘drupal-7.54/modules/simpletest/tests/common_test.print.css’: Permission denied</text:p>
      <text:p text:style-name="P1">rm: cannot remove ‘drupal-7.54/modules/simpletest/tests/common_test_cron_helper.info’: Permission denied</text:p>
      <text:p text:style-name="P1">rm: cannot remove ‘drupal-7.54/modules/simpletest/tests/common_test_cron_helper.module’: Permission denied</text:p>
      <text:p text:style-name="P1">rm: cannot remove ‘drupal-7.54/modules/simpletest/tests/common_test_info.txt’: Permission denied</text:p>
      <text:p text:style-name="P1">rm: cannot remove ‘drupal-7.54/modules/simpletest/tests/database_test.info’: Permission denied</text:p>
      <text:p text:style-name="P1">rm: cannot remove ‘drupal-7.54/modules/simpletest/tests/database_test.install’: Permission denied</text:p>
      <text:p text:style-name="P1">rm: cannot remove ‘drupal-7.54/modules/simpletest/tests/database_test.module’: Permission denied</text:p>
      <text:p text:style-name="P1">rm: cannot remove ‘drupal-7.54/modules/simpletest/tests/database_test.test’: Permission denied</text:p>
      <text:p text:style-name="P1">rm: cannot remove ‘drupal-7.54/modules/simpletest/tests/drupal_autoload_test/drupal_autoload_test.info’: Permission denied</text:p>
      <text:p text:style-name="P1">rm: cannot remove ‘drupal-7.54/modules/simpletest/tests/drupal_autoload_test/drupal_autoload_test.module’: Permission denied</text:p>
      <text:p text:style-name="P1">rm: cannot remove ‘drupal-7.54/modules/simpletest/tests/drupal_autoload_test/drupal_autoload_test_class.inc’: Permission denied</text:p>
      <text:p text:style-name="P1">rm: cannot remove ‘drupal-7.54/modules/simpletest/tests/drupal_autoload_test/drupal_autoload_test_interface.inc’: Permission denied</text:p>
      <text:p text:style-name="P1">rm: cannot remove ‘drupal-7.54/modules/simpletest/tests/drupal_autoload_test/drupal_autoload_test_trait.sh’: Permission denied</text:p>
      <text:p text:style-name="P1">rm: cannot remove ‘drupal-7.54/modules/simpletest/tests/drupal_system_listing_compatible_test/drupal_system_listing_compatible_test.info’: Permission denied</text:p>
      <text:p text:style-name="P1">rm: cannot remove ‘drupal-7.54/modules/simpletest/tests/drupal_system_listing_compatible_test/drupal_system_listing_compatible_test.module’: Permission denied</text:p>
      <text:p text:style-name="P1">rm: cannot remove ‘drupal-7.54/modules/simpletest/tests/drupal_system_listing_incompatible_test/drupal_system_listing_incompatible_test.info’: Permission denied</text:p>
      <text:p text:style-name="P1">rm: cannot remove ‘drupal-7.54/modules/simpletest/tests/drupal_system_listing_incompatible_test/drupal_system_listing_incompatible_test.module’: Permission denied</text:p>
      <text:p text:style-name="P1">rm: cannot remove ‘drupal-7.54/modules/simpletest/tests/entity_cache_test.info’: Permission denied</text:p>
      <text:p text:style-name="P1">rm: cannot remove ‘drupal-7.54/modules/simpletest/tests/entity_cache_test.module’: Permission denied</text:p>
      <text:p text:style-name="P1">rm: cannot remove ‘drupal-7.54/modules/simpletest/tests/entity_cache_test_dependency.info’: Permission denied</text:p>
      <text:p text:style-name="P1">rm: cannot remove ‘drupal-7.54/modules/simpletest/tests/entity_cache_test_dependency.module’: <text:soft-page-break/>Permission denied</text:p>
      <text:p text:style-name="P1">rm: cannot remove ‘drupal-7.54/modules/simpletest/tests/entity_crud.test’: Permission denied</text:p>
      <text:p text:style-name="P1">rm: cannot remove ‘drupal-7.54/modules/simpletest/tests/entity_crud_hook_test.info’: Permission denied</text:p>
      <text:p text:style-name="P1">rm: cannot remove ‘drupal-7.54/modules/simpletest/tests/entity_crud_hook_test.module’: Permission denied</text:p>
      <text:p text:style-name="P1">rm: cannot remove ‘drupal-7.54/modules/simpletest/tests/entity_crud_hook_test.test’: Permission denied</text:p>
      <text:p text:style-name="P1">rm: cannot remove ‘drupal-7.54/modules/simpletest/tests/entity_query.test’: Permission denied</text:p>
      <text:p text:style-name="P1">rm: cannot remove ‘drupal-7.54/modules/simpletest/tests/entity_query_access_test.info’: Permission denied</text:p>
      <text:p text:style-name="P1">rm: cannot remove ‘drupal-7.54/modules/simpletest/tests/entity_query_access_test.module’: Permission denied</text:p>
      <text:p text:style-name="P1">rm: cannot remove ‘drupal-7.54/modules/simpletest/tests/error.test’: Permission denied</text:p>
      <text:p text:style-name="P1">rm: cannot remove ‘drupal-7.54/modules/simpletest/tests/error_test.info’: Permission denied</text:p>
      <text:p text:style-name="P1">rm: cannot remove ‘drupal-7.54/modules/simpletest/tests/error_test.module’: Permission denied</text:p>
      <text:p text:style-name="P1">rm: cannot remove ‘drupal-7.54/modules/simpletest/tests/file.test’: Permission denied</text:p>
      <text:p text:style-name="P1">rm: cannot remove ‘drupal-7.54/modules/simpletest/tests/file_test.info’: Permission denied</text:p>
      <text:p text:style-name="P1">rm: cannot remove ‘drupal-7.54/modules/simpletest/tests/file_test.module’: Permission denied</text:p>
      <text:p text:style-name="P1">rm: cannot remove ‘drupal-7.54/modules/simpletest/tests/filetransfer.test’: Permission denied</text:p>
      <text:p text:style-name="P1">rm: cannot remove ‘drupal-7.54/modules/simpletest/tests/filter_test.info’: Permission denied</text:p>
      <text:p text:style-name="P1">rm: cannot remove ‘drupal-7.54/modules/simpletest/tests/filter_test.module’: Permission denied</text:p>
      <text:p text:style-name="P1">rm: cannot remove ‘drupal-7.54/modules/simpletest/tests/form.test’: Permission denied</text:p>
      <text:p text:style-name="P1">rm: cannot remove ‘drupal-7.54/modules/simpletest/tests/form_test.file.inc’: Permission denied</text:p>
      <text:p text:style-name="P1">rm: cannot remove ‘drupal-7.54/modules/simpletest/tests/form_test.info’: Permission denied</text:p>
      <text:p text:style-name="P1">rm: cannot remove ‘drupal-7.54/modules/simpletest/tests/form_test.module’: Permission denied</text:p>
      <text:p text:style-name="P1">rm: cannot remove ‘drupal-7.54/modules/simpletest/tests/graph.test’: Permission denied</text:p>
      <text:p text:style-name="P1">rm: cannot remove ‘drupal-7.54/modules/simpletest/tests/http.php’: Permission denied</text:p>
      <text:p text:style-name="P1">rm: cannot remove ‘drupal-7.54/modules/simpletest/tests/https.php’: Permission denied</text:p>
      <text:p text:style-name="P1">rm: cannot remove ‘drupal-7.54/modules/simpletest/tests/image.test’: Permission denied</text:p>
      <text:p text:style-name="P1">rm: cannot remove ‘drupal-7.54/modules/simpletest/tests/image_test.info’: Permission denied</text:p>
      <text:p text:style-name="P1">rm: cannot remove ‘drupal-7.54/modules/simpletest/tests/image_test.module’: Permission denied</text:p>
      <text:p text:style-name="P1">rm: cannot remove ‘drupal-7.54/modules/simpletest/tests/lock.test’: Permission denied</text:p>
      <text:p text:style-name="P1">rm: cannot remove ‘drupal-7.54/modules/simpletest/tests/mail.test’: Permission denied</text:p>
      <text:p text:style-name="P1">rm: cannot remove ‘drupal-7.54/modules/simpletest/tests/menu.test’: Permission denied</text:p>
      <text:p text:style-name="P1">rm: cannot remove ‘drupal-7.54/modules/simpletest/tests/menu_test.info’: Permission denied</text:p>
      <text:p text:style-name="P1">rm: cannot remove ‘drupal-7.54/modules/simpletest/tests/menu_test.module’: Permission denied</text:p>
      <text:p text:style-name="P1">rm: cannot remove ‘drupal-7.54/modules/simpletest/tests/module.test’: Permission denied</text:p>
      <text:p text:style-name="P1">rm: cannot remove ‘drupal-7.54/modules/simpletest/tests/module_test.file.inc’: Permission denied</text:p>
      <text:p text:style-name="P1">rm: cannot remove ‘drupal-7.54/modules/simpletest/tests/module_test.implementations.inc’: Permission denied</text:p>
      <text:p text:style-name="P1">rm: cannot remove ‘drupal-7.54/modules/simpletest/tests/module_test.info’: Permission denied</text:p>
      <text:p text:style-name="P1">rm: cannot remove ‘drupal-7.54/modules/simpletest/tests/module_test.install’: Permission denied</text:p>
      <text:p text:style-name="P1">rm: cannot remove ‘drupal-7.54/modules/simpletest/tests/module_test.module’: Permission denied</text:p>
      <text:p text:style-name="P1">rm: cannot remove ‘drupal-7.54/modules/simpletest/tests/pager.test’: Permission denied</text:p>
      <text:p text:style-name="P1">rm: cannot remove ‘drupal-7.54/modules/simpletest/tests/password.test’: Permission denied</text:p>
      <text:p text:style-name="P1">rm: cannot remove ‘drupal-7.54/modules/simpletest/tests/path.test’: Permission denied</text:p>
      <text:p text:style-name="P1">rm: cannot remove ‘drupal-7.54/modules/simpletest/tests/path_test.info’: Permission denied</text:p>
      <text:p text:style-name="P1">rm: cannot remove ‘drupal-7.54/modules/simpletest/tests/path_test.module’: Permission denied</text:p>
      <text:p text:style-name="P1">rm: cannot remove ‘drupal-7.54/modules/simpletest/tests/psr_0_test/lib/Drupal/psr_0_test/Tests/ExampleTest.php’: Permission denied</text:p>
      <text:p text:style-name="P1"><text:soft-page-break/>rm: cannot remove ‘drupal-7.54/modules/simpletest/tests/psr_0_test/lib/Drupal/psr_0_test/Tests/Nested/NestedExampleTest.php’: Permission denied</text:p>
      <text:p text:style-name="P1">rm: cannot remove ‘drupal-7.54/modules/simpletest/tests/psr_0_test/psr_0_test.info’: Permission denied</text:p>
      <text:p text:style-name="P1">rm: cannot remove ‘drupal-7.54/modules/simpletest/tests/psr_0_test/psr_0_test.module’: Permission denied</text:p>
      <text:p text:style-name="P1">rm: cannot remove ‘drupal-7.54/modules/simpletest/tests/psr_4_test/psr_4_test.info’: Permission denied</text:p>
      <text:p text:style-name="P1">rm: cannot remove ‘drupal-7.54/modules/simpletest/tests/psr_4_test/psr_4_test.module’: Permission denied</text:p>
      <text:p text:style-name="P1">rm: cannot remove ‘drupal-7.54/modules/simpletest/tests/psr_4_test/src/Tests/ExampleTest.php’: Permission denied</text:p>
      <text:p text:style-name="P1">rm: cannot remove ‘drupal-7.54/modules/simpletest/tests/psr_4_test/src/Tests/Nested/NestedExampleTest.php’: Permission denied</text:p>
      <text:p text:style-name="P1">rm: cannot remove ‘drupal-7.54/modules/simpletest/tests/registry.test’: Permission denied</text:p>
      <text:p text:style-name="P1">rm: cannot remove ‘drupal-7.54/modules/simpletest/tests/requirements1_test.info’: Permission denied</text:p>
      <text:p text:style-name="P1">rm: cannot remove ‘drupal-7.54/modules/simpletest/tests/requirements1_test.install’: Permission denied</text:p>
      <text:p text:style-name="P1">rm: cannot remove ‘drupal-7.54/modules/simpletest/tests/requirements1_test.module’: Permission denied</text:p>
      <text:p text:style-name="P1">rm: cannot remove ‘drupal-7.54/modules/simpletest/tests/requirements2_test.info’: Permission denied</text:p>
      <text:p text:style-name="P1">rm: cannot remove ‘drupal-7.54/modules/simpletest/tests/requirements2_test.module’: Permission denied</text:p>
      <text:p text:style-name="P1">rm: cannot remove ‘drupal-7.54/modules/simpletest/tests/schema.test’: Permission denied</text:p>
      <text:p text:style-name="P1">rm: cannot remove ‘drupal-7.54/modules/simpletest/tests/session.test’: Permission denied</text:p>
      <text:p text:style-name="P1">rm: cannot remove ‘drupal-7.54/modules/simpletest/tests/session_test.info’: Permission denied</text:p>
      <text:p text:style-name="P1">rm: cannot remove ‘drupal-7.54/modules/simpletest/tests/session_test.module’: Permission denied</text:p>
      <text:p text:style-name="P1">rm: cannot remove ‘drupal-7.54/modules/simpletest/tests/system.base.css’: Permission denied</text:p>
      <text:p text:style-name="P1">rm: cannot remove ‘drupal-7.54/modules/simpletest/tests/system_dependencies_test.info’: Permission denied</text:p>
      <text:p text:style-name="P1">rm: cannot remove ‘drupal-7.54/modules/simpletest/tests/system_dependencies_test.module’: Permission denied</text:p>
      <text:p text:style-name="P1">rm: cannot remove ‘drupal-7.54/modules/simpletest/tests/system_incompatible_core_version_dependencies_test.info’: Permission denied</text:p>
      <text:p text:style-name="P1">rm: cannot remove ‘drupal-7.54/modules/simpletest/tests/system_incompatible_core_version_dependencies_test.module’: Permission denied</text:p>
      <text:p text:style-name="P1">rm: cannot remove ‘drupal-7.54/modules/simpletest/tests/system_incompatible_core_version_test.info’: Permission denied</text:p>
      <text:p text:style-name="P1">rm: cannot remove ‘drupal-7.54/modules/simpletest/tests/system_incompatible_core_version_test.module’: Permission denied</text:p>
      <text:p text:style-name="P1">rm: cannot remove ‘drupal-7.54/modules/simpletest/tests/system_incompatible_module_version_dependencies_test.info’: Permission denied</text:p>
      <text:p text:style-name="P1">rm: cannot remove ‘drupal-7.54/modules/simpletest/tests/system_incompatible_module_version_dependencies_test.module’: Permission denied</text:p>
      <text:p text:style-name="P1"><text:soft-page-break/>rm: cannot remove ‘drupal-7.54/modules/simpletest/tests/system_incompatible_module_version_test.info’: Permission denied</text:p>
      <text:p text:style-name="P1">rm: cannot remove ‘drupal-7.54/modules/simpletest/tests/system_incompatible_module_version_test.module’: Permission denied</text:p>
      <text:p text:style-name="P1">rm: cannot remove ‘drupal-7.54/modules/simpletest/tests/system_project_namespace_test.info’: Permission denied</text:p>
      <text:p text:style-name="P1">rm: cannot remove ‘drupal-7.54/modules/simpletest/tests/system_project_namespace_test.module’: Permission denied</text:p>
      <text:p text:style-name="P1">rm: cannot remove ‘drupal-7.54/modules/simpletest/tests/system_test.info’: Permission denied</text:p>
      <text:p text:style-name="P1">rm: cannot remove ‘drupal-7.54/modules/simpletest/tests/system_test.install’: Permission denied</text:p>
      <text:p text:style-name="P1">rm: cannot remove ‘drupal-7.54/modules/simpletest/tests/system_test.module’: Permission denied</text:p>
      <text:p text:style-name="P1">rm: cannot remove ‘drupal-7.54/modules/simpletest/tests/tablesort.test’: Permission denied</text:p>
      <text:p text:style-name="P1">rm: cannot remove ‘drupal-7.54/modules/simpletest/tests/taxonomy_test.info’: Permission denied</text:p>
      <text:p text:style-name="P1">rm: cannot remove ‘drupal-7.54/modules/simpletest/tests/taxonomy_test.install’: Permission denied</text:p>
      <text:p text:style-name="P1">rm: cannot remove ‘drupal-7.54/modules/simpletest/tests/taxonomy_test.module’: Permission denied</text:p>
      <text:p text:style-name="P1">rm: cannot remove ‘drupal-7.54/modules/simpletest/tests/theme.test’: Permission denied</text:p>
      <text:p text:style-name="P1">rm: cannot remove ‘drupal-7.54/modules/simpletest/tests/theme_test.inc’: Permission denied</text:p>
      <text:p text:style-name="P1">rm: cannot remove ‘drupal-7.54/modules/simpletest/tests/theme_test.info’: Permission denied</text:p>
      <text:p text:style-name="P1">rm: cannot remove ‘drupal-7.54/modules/simpletest/tests/theme_test.module’: Permission denied</text:p>
      <text:p text:style-name="P1">rm: cannot remove ‘drupal-7.54/modules/simpletest/tests/theme_test.template_test.tpl.php’: Permission denied</text:p>
      <text:p text:style-name="P1">rm: cannot remove ‘drupal-7.54/modules/simpletest/tests/themes/engines/nyan_cat/nyan_cat.engine’: Permission denied</text:p>
      <text:p text:style-name="P1">rm: cannot remove ‘drupal-7.54/modules/simpletest/tests/themes/test_basetheme/test_basetheme.info’: Permission denied</text:p>
      <text:p text:style-name="P1">rm: cannot remove ‘drupal-7.54/modules/simpletest/tests/themes/test_subtheme/test_subtheme.info’: Permission denied</text:p>
      <text:p text:style-name="P1">rm: cannot remove ‘drupal-7.54/modules/simpletest/tests/themes/test_theme/template.php’: Permission denied</text:p>
      <text:p text:style-name="P1">rm: cannot remove ‘drupal-7.54/modules/simpletest/tests/themes/test_theme/templates/node--1.tpl.php’: Permission denied</text:p>
      <text:p text:style-name="P1">rm: cannot remove ‘drupal-7.54/modules/simpletest/tests/themes/test_theme/test_theme.info’: Permission denied</text:p>
      <text:p text:style-name="P1">rm: cannot remove ‘drupal-7.54/modules/simpletest/tests/themes/test_theme_nyan_cat/templates/theme_test_template_test.nyan-cat.html’: Permission denied</text:p>
      <text:p text:style-name="P1">rm: cannot remove ‘drupal-7.54/modules/simpletest/tests/themes/test_theme_nyan_cat/test_theme_nyan_cat.info’: Permission denied</text:p>
      <text:p text:style-name="P1">rm: cannot remove ‘drupal-7.54/modules/simpletest/tests/unicode.test’: Permission denied</text:p>
      <text:p text:style-name="P1">rm: cannot remove ‘drupal-7.54/modules/simpletest/tests/update.test’: Permission denied</text:p>
      <text:p text:style-name="P1">rm: cannot remove ‘drupal-7.54/modules/simpletest/tests/update_script_test.info’: Permission denied</text:p>
      <text:p text:style-name="P1">rm: cannot remove ‘drupal-7.54/modules/simpletest/tests/update_script_test.install’: Permission denied</text:p>
      <text:p text:style-name="P1">rm: cannot remove ‘drupal-7.54/modules/simpletest/tests/update_script_test.module’: Permission denied</text:p>
      <text:p text:style-name="P1">rm: cannot remove ‘drupal-7.54/modules/simpletest/tests/update_test_1.info’: Permission denied</text:p>
      <text:p text:style-name="P1">rm: cannot remove ‘drupal-7.54/modules/simpletest/tests/update_test_1.install’: Permission denied</text:p>
      <text:p text:style-name="P1">rm: cannot remove ‘drupal-7.54/modules/simpletest/tests/update_test_1.module’: Permission denied</text:p>
      <text:p text:style-name="P1"><text:soft-page-break/>rm: cannot remove ‘drupal-7.54/modules/simpletest/tests/update_test_2.info’: Permission denied</text:p>
      <text:p text:style-name="P1">rm: cannot remove ‘drupal-7.54/modules/simpletest/tests/update_test_2.install’: Permission denied</text:p>
      <text:p text:style-name="P1">rm: cannot remove ‘drupal-7.54/modules/simpletest/tests/update_test_2.module’: Permission denied</text:p>
      <text:p text:style-name="P1">rm: cannot remove ‘drupal-7.54/modules/simpletest/tests/update_test_3.info’: Permission denied</text:p>
      <text:p text:style-name="P1">rm: cannot remove ‘drupal-7.54/modules/simpletest/tests/update_test_3.install’: Permission denied</text:p>
      <text:p text:style-name="P1">rm: cannot remove ‘drupal-7.54/modules/simpletest/tests/update_test_3.module’: Permission denied</text:p>
      <text:p text:style-name="P1">rm: cannot remove ‘drupal-7.54/modules/simpletest/tests/upgrade/drupal-6.bare.database.php’: Permission denied</text:p>
      <text:p text:style-name="P1">rm: cannot remove ‘drupal-7.54/modules/simpletest/tests/upgrade/drupal-6.comments.database.php’: Permission denied</text:p>
      <text:p text:style-name="P1">rm: cannot remove ‘drupal-7.54/modules/simpletest/tests/upgrade/drupal-6.duplicate-permission.database.php’: Permission denied</text:p>
      <text:p text:style-name="P1">rm: cannot remove ‘drupal-7.54/modules/simpletest/tests/upgrade/drupal-6.filled.database.php’: Permission denied</text:p>
      <text:p text:style-name="P1">rm: cannot remove ‘drupal-7.54/modules/simpletest/tests/upgrade/drupal-6.forum.database.php’: Permission denied</text:p>
      <text:p text:style-name="P1">rm: cannot remove ‘drupal-7.54/modules/simpletest/tests/upgrade/drupal-6.locale.database.php’: Permission denied</text:p>
      <text:p text:style-name="P1">rm: cannot remove ‘drupal-7.54/modules/simpletest/tests/upgrade/drupal-6.menu.database.php’: Permission denied</text:p>
      <text:p text:style-name="P1">rm: cannot remove ‘drupal-7.54/modules/simpletest/tests/upgrade/drupal-6.node_type_broken.database.php’: Permission denied</text:p>
      <text:p text:style-name="P1">rm: cannot remove ‘drupal-7.54/modules/simpletest/tests/upgrade/drupal-6.translatable.database.php’: Permission denied</text:p>
      <text:p text:style-name="P1">rm: cannot remove ‘drupal-7.54/modules/simpletest/tests/upgrade/drupal-6.trigger.database.php’: Permission denied</text:p>
      <text:p text:style-name="P1">rm: cannot remove ‘drupal-7.54/modules/simpletest/tests/upgrade/drupal-6.upload.database.php’: Permission denied</text:p>
      <text:p text:style-name="P1">rm: cannot remove ‘drupal-7.54/modules/simpletest/tests/upgrade/drupal-6.user-no-password-token.database.php’: Permission denied</text:p>
      <text:p text:style-name="P1">rm: cannot remove ‘drupal-7.54/modules/simpletest/tests/upgrade/drupal-6.user-password-token.database.php’: Permission denied</text:p>
      <text:p text:style-name="P1">rm: cannot remove ‘drupal-7.54/modules/simpletest/tests/upgrade/drupal-7.aggregator.database.php’: Permission denied</text:p>
      <text:p text:style-name="P1">rm: cannot remove ‘drupal-7.54/modules/simpletest/tests/upgrade/drupal-7.bare.minimal.database.php.gz’: Permission denied</text:p>
      <text:p text:style-name="P1">rm: cannot remove ‘drupal-7.54/modules/simpletest/tests/upgrade/drupal-7.bare.standard_all.database.php.gz’: Permission denied</text:p>
      <text:p text:style-name="P1">rm: cannot remove ‘drupal-7.54/modules/simpletest/tests/upgrade/drupal-7.field.database.php’: Permission denied</text:p>
      <text:p text:style-name="P1">rm: cannot remove ‘drupal-7.54/modules/simpletest/tests/upgrade/drupal-7.filled.minimal.database.php.gz’: Permission denied</text:p>
      <text:p text:style-name="P1">rm: cannot remove ‘drupal-7.54/modules/simpletest/tests/upgrade/drupal-7.filled.standard_all.database.php.gz’: Permission denied</text:p>
      <text:p text:style-name="P1">rm: cannot remove ‘drupal-7.54/modules/simpletest/tests/upgrade/drupal-7.trigger.database.php’: Permission denied</text:p>
      <text:p text:style-name="P1">rm: cannot remove ‘drupal-7.54/modules/simpletest/tests/upgrade/update.aggregator.test’: Permission denied</text:p>
      <text:p text:style-name="P1">rm: cannot remove ‘drupal-7.54/modules/simpletest/tests/upgrade/update.field.test’: Permission denied</text:p>
      <text:p text:style-name="P1">rm: cannot remove ‘drupal-7.54/modules/simpletest/tests/upgrade/update.trigger.test’: Permission denied</text:p>
      <text:p text:style-name="P1"><text:soft-page-break/>rm: cannot remove ‘drupal-7.54/modules/simpletest/tests/upgrade/update.user.test’: Permission denied</text:p>
      <text:p text:style-name="P1">rm: cannot remove ‘drupal-7.54/modules/simpletest/tests/upgrade/upgrade.comment.test’: Permission denied</text:p>
      <text:p text:style-name="P1">rm: cannot remove ‘drupal-7.54/modules/simpletest/tests/upgrade/upgrade.filter.test’: Permission denied</text:p>
      <text:p text:style-name="P1">rm: cannot remove ‘drupal-7.54/modules/simpletest/tests/upgrade/upgrade.forum.test’: Permission denied</text:p>
      <text:p text:style-name="P1">rm: cannot remove ‘drupal-7.54/modules/simpletest/tests/upgrade/upgrade.locale.test’: Permission denied</text:p>
      <text:p text:style-name="P1">rm: cannot remove ‘drupal-7.54/modules/simpletest/tests/upgrade/upgrade.menu.test’: Permission denied</text:p>
      <text:p text:style-name="P1">rm: cannot remove ‘drupal-7.54/modules/simpletest/tests/upgrade/upgrade.node.test’: Permission denied</text:p>
      <text:p text:style-name="P1">rm: cannot remove ‘drupal-7.54/modules/simpletest/tests/upgrade/upgrade.poll.test’: Permission denied</text:p>
      <text:p text:style-name="P1">rm: cannot remove ‘drupal-7.54/modules/simpletest/tests/upgrade/upgrade.taxonomy.test’: Permission denied</text:p>
      <text:p text:style-name="P1">rm: cannot remove ‘drupal-7.54/modules/simpletest/tests/upgrade/upgrade.test’: Permission denied</text:p>
      <text:p text:style-name="P1">rm: cannot remove ‘drupal-7.54/modules/simpletest/tests/upgrade/upgrade.translatable.test’: Permission denied</text:p>
      <text:p text:style-name="P1">rm: cannot remove ‘drupal-7.54/modules/simpletest/tests/upgrade/upgrade.trigger.test’: Permission denied</text:p>
      <text:p text:style-name="P1">rm: cannot remove ‘drupal-7.54/modules/simpletest/tests/upgrade/upgrade.upload.test’: Permission denied</text:p>
      <text:p text:style-name="P1">rm: cannot remove ‘drupal-7.54/modules/simpletest/tests/upgrade/upgrade.user.test’: Permission denied</text:p>
      <text:p text:style-name="P1">rm: cannot remove ‘drupal-7.54/modules/simpletest/tests/url_alter_test.info’: Permission denied</text:p>
      <text:p text:style-name="P1">rm: cannot remove ‘drupal-7.54/modules/simpletest/tests/url_alter_test.install’: Permission denied</text:p>
      <text:p text:style-name="P1">rm: cannot remove ‘drupal-7.54/modules/simpletest/tests/url_alter_test.module’: Permission denied</text:p>
      <text:p text:style-name="P1">rm: cannot remove ‘drupal-7.54/modules/simpletest/tests/xmlrpc.test’: Permission denied</text:p>
      <text:p text:style-name="P1">rm: cannot remove ‘drupal-7.54/modules/simpletest/tests/xmlrpc_test.info’: Permission denied</text:p>
      <text:p text:style-name="P1">rm: cannot remove ‘drupal-7.54/modules/simpletest/tests/xmlrpc_test.module’: Permission denied</text:p>
      <text:p text:style-name="P1">rm: cannot remove ‘drupal-7.54/modules/statistics/statistics.admin.inc’: Permission denied</text:p>
      <text:p text:style-name="P1">rm: cannot remove ‘drupal-7.54/modules/statistics/statistics.info’: Permission denied</text:p>
      <text:p text:style-name="P1">rm: cannot remove ‘drupal-7.54/modules/statistics/statistics.install’: Permission denied</text:p>
      <text:p text:style-name="P1">rm: cannot remove ‘drupal-7.54/modules/statistics/statistics.js’: Permission denied</text:p>
      <text:p text:style-name="P1">rm: cannot remove ‘drupal-7.54/modules/statistics/statistics.module’: Permission denied</text:p>
      <text:p text:style-name="P1">rm: cannot remove ‘drupal-7.54/modules/statistics/statistics.pages.inc’: Permission denied</text:p>
      <text:p text:style-name="P1">rm: cannot remove ‘drupal-7.54/modules/statistics/statistics.php’: Permission denied</text:p>
      <text:p text:style-name="P1">rm: cannot remove ‘drupal-7.54/modules/statistics/statistics.test’: Permission denied</text:p>
      <text:p text:style-name="P1">rm: cannot remove ‘drupal-7.54/modules/statistics/statistics.tokens.inc’: Permission denied</text:p>
      <text:p text:style-name="P1">rm: cannot remove ‘drupal-7.54/modules/syslog/syslog.info’: Permission denied</text:p>
      <text:p text:style-name="P1">rm: cannot remove ‘drupal-7.54/modules/syslog/syslog.install’: Permission denied</text:p>
      <text:p text:style-name="P1">rm: cannot remove ‘drupal-7.54/modules/syslog/syslog.module’: Permission denied</text:p>
      <text:p text:style-name="P1">rm: cannot remove ‘drupal-7.54/modules/syslog/syslog.test’: Permission denied</text:p>
      <text:p text:style-name="P1">rm: cannot remove ‘drupal-7.54/modules/system/form.api.php’: Permission denied</text:p>
      <text:p text:style-name="P1">rm: cannot remove ‘drupal-7.54/modules/system/html.tpl.php’: Permission denied</text:p>
      <text:p text:style-name="P1">rm: cannot remove ‘drupal-7.54/modules/system/image.gd.inc’: Permission denied</text:p>
      <text:p text:style-name="P1">rm: cannot remove ‘drupal-7.54/modules/system/language.api.php’: Permission denied</text:p>
      <text:p text:style-name="P1">rm: cannot remove ‘drupal-7.54/modules/system/maintenance-page.tpl.php’: Permission denied</text:p>
      <text:p text:style-name="P1">rm: cannot remove ‘drupal-7.54/modules/system/page.tpl.php’: Permission denied</text:p>
      <text:p text:style-name="P1"><text:soft-page-break/>rm: cannot remove ‘drupal-7.54/modules/system/region.tpl.php’: Permission denied</text:p>
      <text:p text:style-name="P1">rm: cannot remove ‘drupal-7.54/modules/system/system.admin-rtl.css’: Permission denied</text:p>
      <text:p text:style-name="P1">rm: cannot remove ‘drupal-7.54/modules/system/system.admin.css’: Permission denied</text:p>
      <text:p text:style-name="P1">rm: cannot remove ‘drupal-7.54/modules/system/system.admin.inc’: Permission denied</text:p>
      <text:p text:style-name="P1">rm: cannot remove ‘drupal-7.54/modules/system/system.api.php’: Permission denied</text:p>
      <text:p text:style-name="P1">rm: cannot remove ‘drupal-7.54/modules/system/system.archiver.inc’: Permission denied</text:p>
      <text:p text:style-name="P1">rm: cannot remove ‘drupal-7.54/modules/system/system.base-rtl.css’: Permission denied</text:p>
      <text:p text:style-name="P1">rm: cannot remove ‘drupal-7.54/modules/system/system.base.css’: Permission denied</text:p>
      <text:p text:style-name="P1">rm: cannot remove ‘drupal-7.54/modules/system/system.cron.js’: Permission denied</text:p>
      <text:p text:style-name="P1">rm: cannot remove ‘drupal-7.54/modules/system/system.info’: Permission denied</text:p>
      <text:p text:style-name="P1">rm: cannot remove ‘drupal-7.54/modules/system/system.install’: Permission denied</text:p>
      <text:p text:style-name="P1">rm: cannot remove ‘drupal-7.54/modules/system/system.js’: Permission denied</text:p>
      <text:p text:style-name="P1">rm: cannot remove ‘drupal-7.54/modules/system/system.mail.inc’: Permission denied</text:p>
      <text:p text:style-name="P1">rm: cannot remove ‘drupal-7.54/modules/system/system.maintenance.css’: Permission denied</text:p>
      <text:p text:style-name="P1">rm: cannot remove ‘drupal-7.54/modules/system/system.menus-rtl.css’: Permission denied</text:p>
      <text:p text:style-name="P1">rm: cannot remove ‘drupal-7.54/modules/system/system.menus.css’: Permission denied</text:p>
      <text:p text:style-name="P1">rm: cannot remove ‘drupal-7.54/modules/system/system.messages-rtl.css’: Permission denied</text:p>
      <text:p text:style-name="P1">rm: cannot remove ‘drupal-7.54/modules/system/system.messages.css’: Permission denied</text:p>
      <text:p text:style-name="P1">rm: cannot remove ‘drupal-7.54/modules/system/system.module’: Permission denied</text:p>
      <text:p text:style-name="P1">rm: cannot remove ‘drupal-7.54/modules/system/system.queue.inc’: Permission denied</text:p>
      <text:p text:style-name="P1">rm: cannot remove ‘drupal-7.54/modules/system/system.tar.inc’: Permission denied</text:p>
      <text:p text:style-name="P1">rm: cannot remove ‘drupal-7.54/modules/system/system.test’: Permission denied</text:p>
      <text:p text:style-name="P1">rm: cannot remove ‘drupal-7.54/modules/system/system.theme-rtl.css’: Permission denied</text:p>
      <text:p text:style-name="P1">rm: cannot remove ‘drupal-7.54/modules/system/system.theme.css’: Permission denied</text:p>
      <text:p text:style-name="P1">rm: cannot remove ‘drupal-7.54/modules/system/system.tokens.inc’: Permission denied</text:p>
      <text:p text:style-name="P1">rm: cannot remove ‘drupal-7.54/modules/system/system.updater.inc’: Permission denied</text:p>
      <text:p text:style-name="P1">rm: cannot remove ‘drupal-7.54/modules/system/tests/cron_queue_test.info’: Permission denied</text:p>
      <text:p text:style-name="P1">rm: cannot remove ‘drupal-7.54/modules/system/tests/cron_queue_test.module’: Permission denied</text:p>
      <text:p text:style-name="P1">rm: cannot remove ‘drupal-7.54/modules/system/tests/system_cron_test.info’: Permission denied</text:p>
      <text:p text:style-name="P1">rm: cannot remove ‘drupal-7.54/modules/system/tests/system_cron_test.module’: Permission denied</text:p>
      <text:p text:style-name="P1">rm: cannot remove ‘drupal-7.54/modules/system/theme.api.php’: Permission denied</text:p>
      <text:p text:style-name="P1">rm: cannot remove ‘drupal-7.54/modules/taxonomy/taxonomy-term.tpl.php’: Permission denied</text:p>
      <text:p text:style-name="P1">rm: cannot remove ‘drupal-7.54/modules/taxonomy/taxonomy.admin.inc’: Permission denied</text:p>
      <text:p text:style-name="P1">rm: cannot remove ‘drupal-7.54/modules/taxonomy/taxonomy.api.php’: Permission denied</text:p>
      <text:p text:style-name="P1">rm: cannot remove ‘drupal-7.54/modules/taxonomy/taxonomy.css’: Permission denied</text:p>
      <text:p text:style-name="P1">rm: cannot remove ‘drupal-7.54/modules/taxonomy/taxonomy.info’: Permission denied</text:p>
      <text:p text:style-name="P1">rm: cannot remove ‘drupal-7.54/modules/taxonomy/taxonomy.install’: Permission denied</text:p>
      <text:p text:style-name="P1">rm: cannot remove ‘drupal-7.54/modules/taxonomy/taxonomy.js’: Permission denied</text:p>
      <text:p text:style-name="P1">rm: cannot remove ‘drupal-7.54/modules/taxonomy/taxonomy.module’: Permission denied</text:p>
      <text:p text:style-name="P1">rm: cannot remove ‘drupal-7.54/modules/taxonomy/taxonomy.pages.inc’: Permission denied</text:p>
      <text:p text:style-name="P1">rm: cannot remove ‘drupal-7.54/modules/taxonomy/taxonomy.test’: Permission denied</text:p>
      <text:p text:style-name="P1">rm: cannot remove ‘drupal-7.54/modules/taxonomy/taxonomy.tokens.inc’: Permission denied</text:p>
      <text:p text:style-name="P1">rm: cannot remove ‘drupal-7.54/modules/toolbar/toolbar-rtl.css’: Permission denied</text:p>
      <text:p text:style-name="P1">rm: cannot remove ‘drupal-7.54/modules/toolbar/toolbar.css’: Permission denied</text:p>
      <text:p text:style-name="P1">rm: cannot remove ‘drupal-7.54/modules/toolbar/toolbar.info’: Permission denied</text:p>
      <text:p text:style-name="P1">rm: cannot remove ‘drupal-7.54/modules/toolbar/toolbar.js’: Permission denied</text:p>
      <text:p text:style-name="P1">rm: cannot remove ‘drupal-7.54/modules/toolbar/toolbar.module’: Permission denied</text:p>
      <text:p text:style-name="P1">rm: cannot remove ‘drupal-7.54/modules/toolbar/toolbar.png’: Permission denied</text:p>
      <text:p text:style-name="P1">rm: cannot remove ‘drupal-7.54/modules/toolbar/toolbar.tpl.php’: Permission denied</text:p>
      <text:p text:style-name="P1">rm: cannot remove ‘drupal-7.54/modules/tracker/tracker.css’: Permission denied</text:p>
      <text:p text:style-name="P1">rm: cannot remove ‘drupal-7.54/modules/tracker/tracker.info’: Permission denied</text:p>
      <text:p text:style-name="P1"><text:soft-page-break/>rm: cannot remove ‘drupal-7.54/modules/tracker/tracker.install’: Permission denied</text:p>
      <text:p text:style-name="P1">rm: cannot remove ‘drupal-7.54/modules/tracker/tracker.module’: Permission denied</text:p>
      <text:p text:style-name="P1">rm: cannot remove ‘drupal-7.54/modules/tracker/tracker.pages.inc’: Permission denied</text:p>
      <text:p text:style-name="P1">rm: cannot remove ‘drupal-7.54/modules/tracker/tracker.test’: Permission denied</text:p>
      <text:p text:style-name="P1">rm: cannot remove ‘drupal-7.54/modules/translation/tests/translation_test.info’: Permission denied</text:p>
      <text:p text:style-name="P1">rm: cannot remove ‘drupal-7.54/modules/translation/tests/translation_test.module’: Permission denied</text:p>
      <text:p text:style-name="P1">rm: cannot remove ‘drupal-7.54/modules/translation/translation.info’: Permission denied</text:p>
      <text:p text:style-name="P1">rm: cannot remove ‘drupal-7.54/modules/translation/translation.module’: Permission denied</text:p>
      <text:p text:style-name="P1">rm: cannot remove ‘drupal-7.54/modules/translation/translation.pages.inc’: Permission denied</text:p>
      <text:p text:style-name="P1">rm: cannot remove ‘drupal-7.54/modules/translation/translation.test’: Permission denied</text:p>
      <text:p text:style-name="P1">rm: cannot remove ‘drupal-7.54/modules/trigger/tests/trigger_test.info’: Permission denied</text:p>
      <text:p text:style-name="P1">rm: cannot remove ‘drupal-7.54/modules/trigger/tests/trigger_test.module’: Permission denied</text:p>
      <text:p text:style-name="P1">rm: cannot remove ‘drupal-7.54/modules/trigger/trigger.admin.inc’: Permission denied</text:p>
      <text:p text:style-name="P1">rm: cannot remove ‘drupal-7.54/modules/trigger/trigger.api.php’: Permission denied</text:p>
      <text:p text:style-name="P1">rm: cannot remove ‘drupal-7.54/modules/trigger/trigger.info’: Permission denied</text:p>
      <text:p text:style-name="P1">rm: cannot remove ‘drupal-7.54/modules/trigger/trigger.install’: Permission denied</text:p>
      <text:p text:style-name="P1">rm: cannot remove ‘drupal-7.54/modules/trigger/trigger.module’: Permission denied</text:p>
      <text:p text:style-name="P1">rm: cannot remove ‘drupal-7.54/modules/trigger/trigger.test’: Permission denied</text:p>
      <text:p text:style-name="P1">rm: cannot remove ‘drupal-7.54/modules/update/tests/aaa_update_test.1_0.xml’: Permission denied</text:p>
      <text:p text:style-name="P1">rm: cannot remove ‘drupal-7.54/modules/update/tests/aaa_update_test.info’: Permission denied</text:p>
      <text:p text:style-name="P1">rm: cannot remove ‘drupal-7.54/modules/update/tests/aaa_update_test.module’: Permission denied</text:p>
      <text:p text:style-name="P1">rm: cannot remove ‘drupal-7.54/modules/update/tests/aaa_update_test.no-releases.xml’: Permission denied</text:p>
      <text:p text:style-name="P1">rm: cannot remove ‘drupal-7.54/modules/update/tests/aaa_update_test.tar.gz’: Permission denied</text:p>
      <text:p text:style-name="P1">rm: cannot remove ‘drupal-7.54/modules/update/tests/bbb_update_test.1_0.xml’: Permission denied</text:p>
      <text:p text:style-name="P1">rm: cannot remove ‘drupal-7.54/modules/update/tests/bbb_update_test.info’: Permission denied</text:p>
      <text:p text:style-name="P1">rm: cannot remove ‘drupal-7.54/modules/update/tests/bbb_update_test.module’: Permission denied</text:p>
      <text:p text:style-name="P1">rm: cannot remove ‘drupal-7.54/modules/update/tests/ccc_update_test.1_0.xml’: Permission denied</text:p>
      <text:p text:style-name="P1">rm: cannot remove ‘drupal-7.54/modules/update/tests/ccc_update_test.info’: Permission denied</text:p>
      <text:p text:style-name="P1">rm: cannot remove ‘drupal-7.54/modules/update/tests/ccc_update_test.module’: Permission denied</text:p>
      <text:p text:style-name="P1">rm: cannot remove ‘drupal-7.54/modules/update/tests/drupal.0.xml’: Permission denied</text:p>
      <text:p text:style-name="P1">rm: cannot remove ‘drupal-7.54/modules/update/tests/drupal.1.xml’: Permission denied</text:p>
      <text:p text:style-name="P1">rm: cannot remove ‘drupal-7.54/modules/update/tests/drupal.2-sec.xml’: Permission denied</text:p>
      <text:p text:style-name="P1">rm: cannot remove ‘drupal-7.54/modules/update/tests/drupal.dev.xml’: Permission denied</text:p>
      <text:p text:style-name="P1">rm: cannot remove ‘drupal-7.54/modules/update/tests/themes/update_test_admintheme/update_test_admintheme.info’: Permission denied</text:p>
      <text:p text:style-name="P1">rm: cannot remove ‘drupal-7.54/modules/update/tests/themes/update_test_basetheme/update_test_basetheme.info’: Permission denied</text:p>
      <text:p text:style-name="P1">rm: cannot remove ‘drupal-7.54/modules/update/tests/themes/update_test_subtheme/update_test_subtheme.info’: Permission denied</text:p>
      <text:p text:style-name="P1">rm: cannot remove ‘drupal-7.54/modules/update/tests/update_test.info’: Permission denied</text:p>
      <text:p text:style-name="P1">rm: cannot remove ‘drupal-7.54/modules/update/tests/update_test.module’: Permission denied</text:p>
      <text:p text:style-name="P1">rm: cannot remove ‘drupal-7.54/modules/update/tests/update_test_basetheme.1_1-sec.xml’: Permission denied</text:p>
      <text:p text:style-name="P1">rm: cannot remove ‘drupal-7.54/modules/update/tests/update_test_subtheme.1_0.xml’: Permission denied</text:p>
      <text:p text:style-name="P1">rm: cannot remove ‘drupal-7.54/modules/update/update-rtl.css’: Permission denied</text:p>
      <text:p text:style-name="P1">rm: cannot remove ‘drupal-7.54/modules/update/update.api.php’: Permission denied</text:p>
      <text:p text:style-name="P1"><text:soft-page-break/>rm: cannot remove ‘drupal-7.54/modules/update/update.authorize.inc’: Permission denied</text:p>
      <text:p text:style-name="P1">rm: cannot remove ‘drupal-7.54/modules/update/update.compare.inc’: Permission denied</text:p>
      <text:p text:style-name="P1">rm: cannot remove ‘drupal-7.54/modules/update/update.css’: Permission denied</text:p>
      <text:p text:style-name="P1">rm: cannot remove ‘drupal-7.54/modules/update/update.fetch.inc’: Permission denied</text:p>
      <text:p text:style-name="P1">rm: cannot remove ‘drupal-7.54/modules/update/update.info’: Permission denied</text:p>
      <text:p text:style-name="P1">rm: cannot remove ‘drupal-7.54/modules/update/update.install’: Permission denied</text:p>
      <text:p text:style-name="P1">rm: cannot remove ‘drupal-7.54/modules/update/update.manager.inc’: Permission denied</text:p>
      <text:p text:style-name="P1">rm: cannot remove ‘drupal-7.54/modules/update/update.module’: Permission denied</text:p>
      <text:p text:style-name="P1">rm: cannot remove ‘drupal-7.54/modules/update/update.report.inc’: Permission denied</text:p>
      <text:p text:style-name="P1">rm: cannot remove ‘drupal-7.54/modules/update/update.settings.inc’: Permission denied</text:p>
      <text:p text:style-name="P1">rm: cannot remove ‘drupal-7.54/modules/update/update.test’: Permission denied</text:p>
      <text:p text:style-name="P1">rm: cannot remove ‘drupal-7.54/modules/user/tests/user_form_test.info’: Permission denied</text:p>
      <text:p text:style-name="P1">rm: cannot remove ‘drupal-7.54/modules/user/tests/user_form_test.module’: Permission denied</text:p>
      <text:p text:style-name="P1">rm: cannot remove ‘drupal-7.54/modules/user/user-picture.tpl.php’: Permission denied</text:p>
      <text:p text:style-name="P1">rm: cannot remove ‘drupal-7.54/modules/user/user-profile-category.tpl.php’: Permission denied</text:p>
      <text:p text:style-name="P1">rm: cannot remove ‘drupal-7.54/modules/user/user-profile-item.tpl.php’: Permission denied</text:p>
      <text:p text:style-name="P1">rm: cannot remove ‘drupal-7.54/modules/user/user-profile.tpl.php’: Permission denied</text:p>
      <text:p text:style-name="P1">rm: cannot remove ‘drupal-7.54/modules/user/user-rtl.css’: Permission denied</text:p>
      <text:p text:style-name="P1">rm: cannot remove ‘drupal-7.54/modules/user/user.admin.inc’: Permission denied</text:p>
      <text:p text:style-name="P1">rm: cannot remove ‘drupal-7.54/modules/user/user.api.php’: Permission denied</text:p>
      <text:p text:style-name="P1">rm: cannot remove ‘drupal-7.54/modules/user/user.css’: Permission denied</text:p>
      <text:p text:style-name="P1">rm: cannot remove ‘drupal-7.54/modules/user/user.info’: Permission denied</text:p>
      <text:p text:style-name="P1">rm: cannot remove ‘drupal-7.54/modules/user/user.install’: Permission denied</text:p>
      <text:p text:style-name="P1">rm: cannot remove ‘drupal-7.54/modules/user/user.js’: Permission denied</text:p>
      <text:p text:style-name="P1">rm: cannot remove ‘drupal-7.54/modules/user/user.module’: Permission denied</text:p>
      <text:p text:style-name="P1">rm: cannot remove ‘drupal-7.54/modules/user/user.pages.inc’: Permission denied</text:p>
      <text:p text:style-name="P1">rm: cannot remove ‘drupal-7.54/modules/user/user.permissions.js’: Permission denied</text:p>
      <text:p text:style-name="P1">rm: cannot remove ‘drupal-7.54/modules/user/user.test’: Permission denied</text:p>
      <text:p text:style-name="P1">rm: cannot remove ‘drupal-7.54/modules/user/user.tokens.inc’: Permission denied</text:p>
      <text:p text:style-name="P1">rm: cannot remove ‘drupal-7.54/profiles/README.txt’: Permission denied</text:p>
      <text:p text:style-name="P1">rm: cannot remove ‘drupal-7.54/profiles/minimal/minimal.info’: Permission denied</text:p>
      <text:p text:style-name="P1">rm: cannot remove ‘drupal-7.54/profiles/minimal/minimal.install’: Permission denied</text:p>
      <text:p text:style-name="P1">rm: cannot remove ‘drupal-7.54/profiles/minimal/minimal.profile’: Permission denied</text:p>
      <text:p text:style-name="P1">rm: cannot remove ‘drupal-7.54/profiles/minimal/translations/README.txt’: Permission denied</text:p>
      <text:p text:style-name="P1">rm: cannot remove ‘drupal-7.54/profiles/standard/standard.info’: Permission denied</text:p>
      <text:p text:style-name="P1">rm: cannot remove ‘drupal-7.54/profiles/standard/standard.install’: Permission denied</text:p>
      <text:p text:style-name="P1">rm: cannot remove ‘drupal-7.54/profiles/standard/standard.profile’: Permission denied</text:p>
      <text:p text:style-name="P1">rm: cannot remove ‘drupal-7.54/profiles/standard/translations/README.txt’: Permission denied</text:p>
      <text:p text:style-name="P1">rm: cannot remove ‘drupal-7.54/profiles/testing/modules/drupal_system_listing_compatible_test/drupal_system_listing_compatible_test.info’: Permission denied</text:p>
      <text:p text:style-name="P1">rm: cannot remove ‘drupal-7.54/profiles/testing/modules/drupal_system_listing_compatible_test/drupal_system_listing_compatible_test.module’: Permission denied</text:p>
      <text:p text:style-name="P1">rm: cannot remove ‘drupal-7.54/profiles/testing/modules/drupal_system_listing_compatible_test/drupal_system_listing_compatible_test.test’: Permission denied</text:p>
      <text:p text:style-name="P1">rm: cannot remove ‘drupal-7.54/profiles/testing/modules/drupal_system_listing_incompatible_test/drupal_system_listing_incompatible_test.info’: Permission denied</text:p>
      <text:p text:style-name="P1">rm: cannot remove ‘drupal-7.54/profiles/testing/modules/drupal_system_listing_incompatible_test/drupal_system_listing_inco<text:soft-page-break/>mpatible_test.module’: Permission denied</text:p>
      <text:p text:style-name="P1">rm: cannot remove ‘drupal-7.54/profiles/testing/testing.info’: Permission denied</text:p>
      <text:p text:style-name="P1">rm: cannot remove ‘drupal-7.54/profiles/testing/testing.install’: Permission denied</text:p>
      <text:p text:style-name="P1">rm: cannot remove ‘drupal-7.54/profiles/testing/testing.profile’: Permission denied</text:p>
      <text:p text:style-name="P1">rm: cannot remove ‘drupal-7.54/robots.txt’: Permission denied</text:p>
      <text:p text:style-name="P1">rm: cannot remove ‘drupal-7.54/scripts/code-clean.sh’: Permission denied</text:p>
      <text:p text:style-name="P1">rm: cannot remove ‘drupal-7.54/scripts/cron-curl.sh’: Permission denied</text:p>
      <text:p text:style-name="P1">rm: cannot remove ‘drupal-7.54/scripts/cron-lynx.sh’: Permission denied</text:p>
      <text:p text:style-name="P1">rm: cannot remove ‘drupal-7.54/scripts/drupal.sh’: Permission denied</text:p>
      <text:p text:style-name="P1">rm: cannot remove ‘drupal-7.54/scripts/dump-database-d6.sh’: Permission denied</text:p>
      <text:p text:style-name="P1">rm: cannot remove ‘drupal-7.54/scripts/dump-database-d7.sh’: Permission denied</text:p>
      <text:p text:style-name="P1">rm: cannot remove ‘drupal-7.54/scripts/generate-d6-content.sh’: Permission denied</text:p>
      <text:p text:style-name="P1">rm: cannot remove ‘drupal-7.54/scripts/generate-d7-content.sh’: Permission denied</text:p>
      <text:p text:style-name="P1">rm: cannot remove ‘drupal-7.54/scripts/password-hash.sh’: Permission denied</text:p>
      <text:p text:style-name="P1">rm: cannot remove ‘drupal-7.54/scripts/run-tests.sh’: Permission denied</text:p>
      <text:p text:style-name="P1">rm: cannot remove ‘drupal-7.54/scripts/test.script’: Permission denied</text:p>
      <text:p text:style-name="P1">rm: cannot remove ‘drupal-7.54/sites/README.txt’: Permission denied</text:p>
      <text:p text:style-name="P1">rm: cannot remove ‘drupal-7.54/sites/all/libraries/README.txt’: Permission denied</text:p>
      <text:p text:style-name="P1">rm: cannot remove ‘drupal-7.54/sites/all/modules/README.txt’: Permission denied</text:p>
      <text:p text:style-name="P1">rm: cannot remove ‘drupal-7.54/sites/all/themes/README.txt’: Permission denied</text:p>
      <text:p text:style-name="P1">rm: cannot remove ‘drupal-7.54/sites/default/default.settings.php’: Permission denied</text:p>
      <text:p text:style-name="P1">rm: cannot remove ‘drupal-7.54/sites/example.sites.php’: Permission denied</text:p>
      <text:p text:style-name="P1">rm: cannot remove ‘drupal-7.54/themes/README.txt’: Permission denied</text:p>
      <text:p text:style-name="P1">rm: cannot remove ‘drupal-7.54/themes/bartik/bartik.info’: Permission denied</text:p>
      <text:p text:style-name="P1">rm: cannot remove ‘drupal-7.54/themes/bartik/color/base.png’: Permission denied</text:p>
      <text:p text:style-name="P1">rm: cannot remove ‘drupal-7.54/themes/bartik/color/color.inc’: Permission denied</text:p>
      <text:p text:style-name="P1">rm: cannot remove ‘drupal-7.54/themes/bartik/color/preview.css’: Permission denied</text:p>
      <text:p text:style-name="P1">rm: cannot remove ‘drupal-7.54/themes/bartik/color/preview.html’: Permission denied</text:p>
      <text:p text:style-name="P1">rm: cannot remove ‘drupal-7.54/themes/bartik/color/preview.js’: Permission denied</text:p>
      <text:p text:style-name="P1">rm: cannot remove ‘drupal-7.54/themes/bartik/color/preview.png’: Permission denied</text:p>
      <text:p text:style-name="P1">rm: cannot remove ‘drupal-7.54/themes/bartik/css/colors.css’: Permission denied</text:p>
      <text:p text:style-name="P1">rm: cannot remove ‘drupal-7.54/themes/bartik/css/ie-rtl.css’: Permission denied</text:p>
      <text:p text:style-name="P1">rm: cannot remove ‘drupal-7.54/themes/bartik/css/ie.css’: Permission denied</text:p>
      <text:p text:style-name="P1">rm: cannot remove ‘drupal-7.54/themes/bartik/css/ie6.css’: Permission denied</text:p>
      <text:p text:style-name="P1">rm: cannot remove ‘drupal-7.54/themes/bartik/css/layout-rtl.css’: Permission denied</text:p>
      <text:p text:style-name="P1">rm: cannot remove ‘drupal-7.54/themes/bartik/css/layout.css’: Permission denied</text:p>
      <text:p text:style-name="P1">rm: cannot remove ‘drupal-7.54/themes/bartik/css/maintenance-page.css’: Permission denied</text:p>
      <text:p text:style-name="P1">rm: cannot remove ‘drupal-7.54/themes/bartik/css/print.css’: Permission denied</text:p>
      <text:p text:style-name="P1">rm: cannot remove ‘drupal-7.54/themes/bartik/css/style-rtl.css’: Permission denied</text:p>
      <text:p text:style-name="P1">rm: cannot remove ‘drupal-7.54/themes/bartik/css/style.css’: Permission denied</text:p>
      <text:p text:style-name="P1">rm: cannot remove ‘drupal-7.54/themes/bartik/images/add.png’: Permission denied</text:p>
      <text:p text:style-name="P1">rm: cannot remove ‘drupal-7.54/themes/bartik/images/buttons.png’: Permission denied</text:p>
      <text:p text:style-name="P1">rm: cannot remove ‘drupal-7.54/themes/bartik/images/comment-arrow-rtl.gif’: Permission denied</text:p>
      <text:p text:style-name="P1">rm: cannot remove ‘drupal-7.54/themes/bartik/images/comment-arrow.gif’: Permission denied</text:p>
      <text:p text:style-name="P1">rm: cannot remove ‘drupal-7.54/themes/bartik/images/search-button.png’: Permission denied</text:p>
      <text:p text:style-name="P1">rm: cannot remove ‘drupal-7.54/themes/bartik/images/tabs-border.png’: Permission denied</text:p>
      <text:p text:style-name="P1">rm: cannot remove ‘drupal-7.54/themes/bartik/logo.png’: Permission denied</text:p>
      <text:p text:style-name="P1">rm: cannot remove ‘drupal-7.54/themes/bartik/screenshot.png’: Permission denied</text:p>
      <text:p text:style-name="P1">rm: cannot remove ‘drupal-7.54/themes/bartik/template.php’: Permission denied</text:p>
      <text:p text:style-name="P1">rm: cannot remove ‘drupal-7.54/themes/bartik/templates/comment-wrapper.tpl.php’: Permission denied</text:p>
      <text:p text:style-name="P1">rm: cannot remove ‘drupal-7.54/themes/bartik/templates/comment.tpl.php’: Permission denied</text:p>
      <text:p text:style-name="P1"><text:soft-page-break/>rm: cannot remove ‘drupal-7.54/themes/bartik/templates/maintenance-page.tpl.php’: Permission denied</text:p>
      <text:p text:style-name="P1">rm: cannot remove ‘drupal-7.54/themes/bartik/templates/node.tpl.php’: Permission denied</text:p>
      <text:p text:style-name="P1">rm: cannot remove ‘drupal-7.54/themes/bartik/templates/page.tpl.php’: Permission denied</text:p>
      <text:p text:style-name="P1">rm: cannot remove ‘drupal-7.54/themes/engines/phptemplate/phptemplate.engine’: Permission denied</text:p>
      <text:p text:style-name="P1">rm: cannot remove ‘drupal-7.54/themes/garland/color/base.png’: Permission denied</text:p>
      <text:p text:style-name="P1">rm: cannot remove ‘drupal-7.54/themes/garland/color/color.inc’: Permission denied</text:p>
      <text:p text:style-name="P1">rm: cannot remove ‘drupal-7.54/themes/garland/color/preview.css’: Permission denied</text:p>
      <text:p text:style-name="P1">rm: cannot remove ‘drupal-7.54/themes/garland/color/preview.png’: Permission denied</text:p>
      <text:p text:style-name="P1">rm: cannot remove ‘drupal-7.54/themes/garland/comment.tpl.php’: Permission denied</text:p>
      <text:p text:style-name="P1">rm: cannot remove ‘drupal-7.54/themes/garland/fix-ie-rtl.css’: Permission denied</text:p>
      <text:p text:style-name="P1">rm: cannot remove ‘drupal-7.54/themes/garland/fix-ie.css’: Permission denied</text:p>
      <text:p text:style-name="P1">rm: cannot remove ‘drupal-7.54/themes/garland/garland.info’: Permission denied</text:p>
      <text:p text:style-name="P1">rm: cannot remove ‘drupal-7.54/themes/garland/images/bg-bar-white.png’: Permission denied</text:p>
      <text:p text:style-name="P1">rm: cannot remove ‘drupal-7.54/themes/garland/images/bg-bar.png’: Permission denied</text:p>
      <text:p text:style-name="P1">rm: cannot remove ‘drupal-7.54/themes/garland/images/bg-content-left.png’: Permission denied</text:p>
      <text:p text:style-name="P1">rm: cannot remove ‘drupal-7.54/themes/garland/images/bg-content-right.png’: Permission denied</text:p>
      <text:p text:style-name="P1">rm: cannot remove ‘drupal-7.54/themes/garland/images/bg-content.png’: Permission denied</text:p>
      <text:p text:style-name="P1">rm: cannot remove ‘drupal-7.54/themes/garland/images/bg-navigation-item-hover.png’: Permission denied</text:p>
      <text:p text:style-name="P1">rm: cannot remove ‘drupal-7.54/themes/garland/images/bg-navigation-item.png’: Permission denied</text:p>
      <text:p text:style-name="P1">rm: cannot remove ‘drupal-7.54/themes/garland/images/bg-navigation.png’: Permission denied</text:p>
      <text:p text:style-name="P1">rm: cannot remove ‘drupal-7.54/themes/garland/images/bg-tab.png’: Permission denied</text:p>
      <text:p text:style-name="P1">rm: cannot remove ‘drupal-7.54/themes/garland/images/body.png’: Permission denied</text:p>
      <text:p text:style-name="P1">rm: cannot remove ‘drupal-7.54/themes/garland/images/gradient-inner.png’: Permission denied</text:p>
      <text:p text:style-name="P1">rm: cannot remove ‘drupal-7.54/themes/garland/images/menu-collapsed-rtl.gif’: Permission denied</text:p>
      <text:p text:style-name="P1">rm: cannot remove ‘drupal-7.54/themes/garland/images/menu-collapsed.gif’: Permission denied</text:p>
      <text:p text:style-name="P1">rm: cannot remove ‘drupal-7.54/themes/garland/images/menu-expanded.gif’: Permission denied</text:p>
      <text:p text:style-name="P1">rm: cannot remove ‘drupal-7.54/themes/garland/images/menu-leaf.gif’: Permission denied</text:p>
      <text:p text:style-name="P1">rm: cannot remove ‘drupal-7.54/themes/garland/images/task-list.png’: Permission denied</text:p>
      <text:p text:style-name="P1">rm: cannot remove ‘drupal-7.54/themes/garland/logo.png’: Permission denied</text:p>
      <text:p text:style-name="P1">rm: cannot remove ‘drupal-7.54/themes/garland/maintenance-page.tpl.php’: Permission denied</text:p>
      <text:p text:style-name="P1">rm: cannot remove ‘drupal-7.54/themes/garland/node.tpl.php’: Permission denied</text:p>
      <text:p text:style-name="P1">rm: cannot remove ‘drupal-7.54/themes/garland/page.tpl.php’: Permission denied</text:p>
      <text:p text:style-name="P1">rm: cannot remove ‘drupal-7.54/themes/garland/print.css’: Permission denied</text:p>
      <text:p text:style-name="P1">rm: cannot remove ‘drupal-7.54/themes/garland/screenshot.png’: Permission denied</text:p>
      <text:p text:style-name="P1">rm: cannot remove ‘drupal-7.54/themes/garland/style-rtl.css’: Permission denied</text:p>
      <text:p text:style-name="P1">rm: cannot remove ‘drupal-7.54/themes/garland/style.css’: Permission denied</text:p>
      <text:p text:style-name="P1">rm: cannot remove ‘drupal-7.54/themes/garland/template.php’: Permission denied</text:p>
      <text:p text:style-name="P1">rm: cannot remove ‘drupal-7.54/themes/garland/theme-settings.php’: Permission denied</text:p>
      <text:p text:style-name="P1">rm: cannot remove ‘drupal-7.54/themes/seven/ie.css’: Permission denied</text:p>
      <text:p text:style-name="P1">rm: cannot remove ‘drupal-7.54/themes/seven/ie6.css’: Permission denied</text:p>
      <text:p text:style-name="P1">rm: cannot remove ‘drupal-7.54/themes/seven/ie7.css’: Permission denied</text:p>
      <text:p text:style-name="P1">rm: cannot remove ‘drupal-7.54/themes/seven/images/add.png’: Permission denied</text:p>
      <text:p text:style-name="P1">rm: cannot remove ‘drupal-7.54/themes/seven/images/arrow-asc.png’: Permission denied</text:p>
      <text:p text:style-name="P1">rm: cannot remove ‘drupal-7.54/themes/seven/images/arrow-desc.png’: Permission denied</text:p>
      <text:p text:style-name="P1">rm: cannot remove ‘drupal-7.54/themes/seven/images/arrow-next.png’: Permission denied</text:p>
      <text:p text:style-name="P1">rm: cannot remove ‘drupal-7.54/themes/seven/images/arrow-prev.png’: Permission denied</text:p>
      <text:p text:style-name="P1">rm: cannot remove ‘drupal-7.54/themes/seven/images/buttons.png’: Permission denied</text:p>
      <text:p text:style-name="P1">rm: cannot remove ‘drupal-7.54/themes/seven/images/fc-rtl.png’: Permission denied</text:p>
      <text:p text:style-name="P1"><text:soft-page-break/>rm: cannot remove ‘drupal-7.54/themes/seven/images/fc.png’: Permission denied</text:p>
      <text:p text:style-name="P1">rm: cannot remove ‘drupal-7.54/themes/seven/images/list-item-rtl.png’: Permission denied</text:p>
      <text:p text:style-name="P1">rm: cannot remove ‘drupal-7.54/themes/seven/images/list-item.png’: Permission denied</text:p>
      <text:p text:style-name="P1">rm: cannot remove ‘drupal-7.54/themes/seven/images/task-check.png’: Permission denied</text:p>
      <text:p text:style-name="P1">rm: cannot remove ‘drupal-7.54/themes/seven/images/task-item-rtl.png’: Permission denied</text:p>
      <text:p text:style-name="P1">rm: cannot remove ‘drupal-7.54/themes/seven/images/task-item.png’: Permission denied</text:p>
      <text:p text:style-name="P1">rm: cannot remove ‘drupal-7.54/themes/seven/images/ui-icons-222222-256x240.png’: Permission denied</text:p>
      <text:p text:style-name="P1">rm: cannot remove ‘drupal-7.54/themes/seven/images/ui-icons-454545-256x240.png’: Permission denied</text:p>
      <text:p text:style-name="P1">rm: cannot remove ‘drupal-7.54/themes/seven/images/ui-icons-800000-256x240.png’: Permission denied</text:p>
      <text:p text:style-name="P1">rm: cannot remove ‘drupal-7.54/themes/seven/images/ui-icons-888888-256x240.png’: Permission denied</text:p>
      <text:p text:style-name="P1">rm: cannot remove ‘drupal-7.54/themes/seven/images/ui-icons-ffffff-256x240.png’: Permission denied</text:p>
      <text:p text:style-name="P1">rm: cannot remove ‘drupal-7.54/themes/seven/jquery.ui.theme.css’: Permission denied</text:p>
      <text:p text:style-name="P1">rm: cannot remove ‘drupal-7.54/themes/seven/logo.png’: Permission denied</text:p>
      <text:p text:style-name="P1">rm: cannot remove ‘drupal-7.54/themes/seven/maintenance-page.tpl.php’: Permission denied</text:p>
      <text:p text:style-name="P1">rm: cannot remove ‘drupal-7.54/themes/seven/page.tpl.php’: Permission denied</text:p>
      <text:p text:style-name="P1">rm: cannot remove ‘drupal-7.54/themes/seven/reset.css’: Permission denied</text:p>
      <text:p text:style-name="P1">rm: cannot remove ‘drupal-7.54/themes/seven/screenshot.png’: Permission denied</text:p>
      <text:p text:style-name="P1">rm: cannot remove ‘drupal-7.54/themes/seven/seven.info’: Permission denied</text:p>
      <text:p text:style-name="P1">rm: cannot remove ‘drupal-7.54/themes/seven/style-rtl.css’: Permission denied</text:p>
      <text:p text:style-name="P1">rm: cannot remove ‘drupal-7.54/themes/seven/style.css’: Permission denied</text:p>
      <text:p text:style-name="P1">rm: cannot remove ‘drupal-7.54/themes/seven/template.php’: Permission denied</text:p>
      <text:p text:style-name="P1">rm: cannot remove ‘drupal-7.54/themes/seven/vertical-tabs-rtl.css’: Permission denied</text:p>
      <text:p text:style-name="P1">rm: cannot remove ‘drupal-7.54/themes/seven/vertical-tabs.css’: Permission denied</text:p>
      <text:p text:style-name="P1">rm: cannot remove ‘drupal-7.54/themes/stark/README.txt’: Permission denied</text:p>
      <text:p text:style-name="P1">rm: cannot remove ‘drupal-7.54/themes/stark/layout.css’: Permission denied</text:p>
      <text:p text:style-name="P1">rm: cannot remove ‘drupal-7.54/themes/stark/logo.png’: Permission denied</text:p>
      <text:p text:style-name="P1">rm: cannot remove ‘drupal-7.54/themes/stark/screenshot.png’: Permission denied</text:p>
      <text:p text:style-name="P1">rm: cannot remove ‘drupal-7.54/themes/stark/stark.info’: Permission denied</text:p>
      <text:p text:style-name="P1">rm: cannot remove ‘drupal-7.54/update.php’: Permission denied</text:p>
      <text:p text:style-name="P1">rm: cannot remove ‘drupal-7.54/web.config’: Permission denied</text:p>
      <text:p text:style-name="P1">rm: cannot remove ‘drupal-7.54/xmlrpc.php’: Permission denied</text:p>
      <text:p text:style-name="P1">rm: cannot remove ‘drupal-7.54/LICENSE.txt’: Permission denied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ls- ll</text:p>
      <text:p text:style-name="P1">bash: ls-: command not found...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lks -ll</text:p>
      <text:p text:style-name="P1">bash: lks: command not found...</text:p>
      <text:p text:style-name="P1">[Administrator@hdc0005796 html]$ </text:p>
      <text:p text:style-name="P1">[Administrator@hdc0005796 html]$ </text:p>
      <text:p text:style-name="P1"><text:soft-page-break/>[Administrator@hdc0005796 html]$ </text:p>
      <text:p text:style-name="P1">[Administrator@hdc0005796 html]$ ls -ll</text:p>
      <text:p text:style-name="P1">total 3212</text:p>
      <text:p text:style-name="P1">drwxr-xr-x. 9 root <text:s text:c="9"/>root <text:s text:c="12"/>4096 Feb <text:s/>2 03:38 drupal-7.54</text:p>
      <text:p text:style-name="P1">-rw-r--r--. 1 root <text:s text:c="9"/>root <text:s text:c="9"/>3275864 Feb <text:s/>2 03:38 drupal-7.54.tar.gz</text:p>
      <text:p text:style-name="P1">drwxrwxrwx. 9 Administrator Administrator <text:s text:c="3"/>4096 Feb <text:s/>2 03:38 drupaltest</text:p>
      <text:p text:style-name="P1">-rw-r--r--. 1 root <text:s text:c="9"/>root <text:s text:c="14"/>20 Jun <text:s/>7 12:41 info.php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sudo rm -rf drupal-7.54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ls -ll</text:p>
      <text:p text:style-name="P1">total 3208</text:p>
      <text:p text:style-name="P1">-rw-r--r--. 1 root <text:s text:c="9"/>root <text:s text:c="9"/>3275864 Feb <text:s/>2 03:38 drupal-7.54.tar.gz</text:p>
      <text:p text:style-name="P1">drwxrwxrwx. 9 Administrator Administrator <text:s text:c="3"/>4096 Feb <text:s/>2 03:38 drupaltest</text:p>
      <text:p text:style-name="P1">-rw-r--r--. 1 root <text:s text:c="9"/>root <text:s text:c="14"/>20 Jun <text:s/>7 12:41 info.php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sudo rm -rf drupal-7.54.tar.gz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sudo rm -rf drupaltest</text:p>
      <text:p text:style-name="P1">[Administrator@hdc0005796 html]$ </text:p>
      <text:p text:style-name="P1">[Administrator@hdc0005796 html]$ </text:p>
      <text:p text:style-name="P1">[Administrator@hdc0005796 html]$ ls -ll</text:p>
      <text:p text:style-name="P1">total 4</text:p>
      <text:p text:style-name="P1">-rw-r--r--. 1 root root 20 Jun <text:s/>7 12:41 info.php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wget https://ftp.drupal.org/files/projects/drupal-7.54.tar.gz</text:p>
      <text:p text:style-name="P1">--2017-06-07 14:12:02-- <text:s/>https://ftp.drupal.org/files/projects/drupal-7.54.tar.gz</text:p>
      <text:p text:style-name="P1">Resolving ftp.drupal.org (ftp.drupal.org)... 151.101.13.175</text:p>
      <text:p text:style-name="P1">Connecting to ftp.drupal.org (ftp.drupal.org)|151.101.13.175|:443... connected.</text:p>
      <text:p text:style-name="P1">HTTP request sent, awaiting response... 200 OK</text:p>
      <text:p text:style-name="P1">Length: 3275864 (3.1M) [application/octet-stream]</text:p>
      <text:p text:style-name="P1">drupal-7.54.tar.gz: Permission denied</text:p>
      <text:p text:style-name="P1"></text:p>
      <text:p text:style-name="P1">Cannot write to ‘drupal-7.54.tar.gz’ (Success).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sudo wget https://ftp.drupal.org/files/projects/drupal-7.54.tar.gz</text:p>
      <text:p text:style-name="P1">[sudo] password for Administrator: </text:p>
      <text:p text:style-name="P1">--2017-06-07 14:12:19-- <text:s/>https://ftp.drupal.org/files/projects/drupal-7.54.tar.gz</text:p>
      <text:p text:style-name="P1"><text:soft-page-break/>Resolving ftp.drupal.org (ftp.drupal.org)... 151.101.13.175</text:p>
      <text:p text:style-name="P1">Connecting to ftp.drupal.org (ftp.drupal.org)|151.101.13.175|:443... connected.</text:p>
      <text:p text:style-name="P1">HTTP request sent, awaiting response... 200 OK</text:p>
      <text:p text:style-name="P1">Length: 3275864 (3.1M) [application/octet-stream]</text:p>
      <text:p text:style-name="P1">Saving to: ‘drupal-7.54.tar.gz’</text:p>
      <text:p text:style-name="P1"></text:p>
      <text:p text:style-name="P1">100%[=======================================================================================================&gt;] 32,75,864 <text:s text:c="2"/>67.1KB/s <text:s text:c="2"/>in 50s <text:s text:c="3"/></text:p>
      <text:p text:style-name="P1"></text:p>
      <text:p text:style-name="P1">2017-06-07 14:13:10 (64.2 KB/s) - ‘drupal-7.54.tar.gz’ saved [3275864/3275864]</text:p>
      <text:p text:style-name="P1">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ls -ll</text:p>
      <text:p text:style-name="P1">total 3204</text:p>
      <text:p text:style-name="P1">-rw-r--r--. 1 root root 3275864 Feb <text:s/>2 03:38 drupal-7.54.tar.gz</text:p>
      <text:p text:style-name="P1">-rw-r--r--. 1 root root <text:s text:c="5"/>20 Jun <text:s/>7 12:41 info.php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tar zxvf drupal-7.54.tar.gz</text:p>
      <text:p text:style-name="P1">drupal-7.54/</text:p>
      <text:p text:style-name="P1">tar: drupal-7.54: Cannot mkdir: Permission denied</text:p>
      <text:p text:style-name="P1">drupal-7.54/.editorconfig</text:p>
      <text:p text:style-name="P1">tar: drupal-7.54: Cannot mkdir: Permission denied</text:p>
      <text:p text:style-name="P1">tar: drupal-7.54/.editorconfig: Cannot open: No such file or directory</text:p>
      <text:p text:style-name="P1">drupal-7.54/.gitignore</text:p>
      <text:p text:style-name="P1">tar: drupal-7.54: Cannot mkdir: Permission denied</text:p>
      <text:p text:style-name="P1">tar: drupal-7.54/.gitignore: Cannot open: No such file or directory</text:p>
      <text:p text:style-name="P1">drupal-7.54/.htaccess</text:p>
      <text:p text:style-name="P1">tar: drupal-7.54: Cannot mkdir: Permission denied</text:p>
      <text:p text:style-name="P1">tar: drupal-7.54/.htaccess: Cannot open: No such file or directory</text:p>
      <text:p text:style-name="P1">drupal-7.54/CHANGELOG.txt</text:p>
      <text:p text:style-name="P1">tar: drupal-7.54: Cannot mkdir: Permission denied</text:p>
      <text:p text:style-name="P1">tar: drupal-7.54/CHANGELOG.txt: Cannot open: No such file or directory</text:p>
      <text:p text:style-name="P1">drupal-7.54/COPYRIGHT.txt</text:p>
      <text:p text:style-name="P1">tar: drupal-7.54: Cannot mkdir: Permission denied</text:p>
      <text:p text:style-name="P1">tar: drupal-7.54/COPYRIGHT.txt: Cannot open: No such file or directory</text:p>
      <text:p text:style-name="P1">drupal-7.54/INSTALL.mysql.txt</text:p>
      <text:p text:style-name="P1">tar: drupal-7.54: Cannot mkdir: Permission denied</text:p>
      <text:p text:style-name="P1">tar: drupal-7.54/INSTALL.mysql.txt: Cannot open: No such file or directory</text:p>
      <text:p text:style-name="P1">drupal-7.54/INSTALL.pgsql.txt</text:p>
      <text:p text:style-name="P1">tar: drupal-7.54: Cannot mkdir: Permission denied</text:p>
      <text:p text:style-name="P1">tar: drupal-7.54/INSTALL.pgsql.txt: Cannot open: No such file or directory</text:p>
      <text:p text:style-name="P1">drupal-7.54/INSTALL.sqlite.txt</text:p>
      <text:p text:style-name="P1">tar: drupal-7.54: Cannot mkdir: Permission denied</text:p>
      <text:p text:style-name="P1">tar: drupal-7.54/INSTALL.sqlite.txt: Cannot open: No such file or directory</text:p>
      <text:p text:style-name="P1">drupal-7.54/INSTALL.txt</text:p>
      <text:p text:style-name="P1">tar: drupal-7.54: Cannot mkdir: Permission denied</text:p>
      <text:p text:style-name="P1"><text:soft-page-break/>tar: drupal-7.54/INSTALL.txt: Cannot open: No such file or directory</text:p>
      <text:p text:style-name="P1">drupal-7.54/MAINTAINERS.txt</text:p>
      <text:p text:style-name="P1">tar: drupal-7.54: Cannot mkdir: Permission denied</text:p>
      <text:p text:style-name="P1">tar: drupal-7.54/MAINTAINERS.txt: Cannot open: No such file or directory</text:p>
      <text:p text:style-name="P1">drupal-7.54/README.txt</text:p>
      <text:p text:style-name="P1">tar: drupal-7.54: Cannot mkdir: Permission denied</text:p>
      <text:p text:style-name="P1">tar: drupal-7.54/README.txt: Cannot open: No such file or directory</text:p>
      <text:p text:style-name="P1">drupal-7.54/UPGRADE.txt</text:p>
      <text:p text:style-name="P1">tar: drupal-7.54: Cannot mkdir: Permission denied</text:p>
      <text:p text:style-name="P1">tar: drupal-7.54/UPGRADE.txt: Cannot open: No such file or directory</text:p>
      <text:p text:style-name="P1">drupal-7.54/authorize.php</text:p>
      <text:p text:style-name="P1">tar: drupal-7.54: Cannot mkdir: Permission denied</text:p>
      <text:p text:style-name="P1">tar: drupal-7.54/authorize.php: Cannot open: No such file or directory</text:p>
      <text:p text:style-name="P1">drupal-7.54/cron.php</text:p>
      <text:p text:style-name="P1">tar: drupal-7.54: Cannot mkdir: Permission denied</text:p>
      <text:p text:style-name="P1">tar: drupal-7.54/cron.php: Cannot open: No such file or directory</text:p>
      <text:p text:style-name="P1">drupal-7.54/includes/</text:p>
      <text:p text:style-name="P1">tar: drupal-7.54: Cannot mkdir: Permission denied</text:p>
      <text:p text:style-name="P1">tar: drupal-7.54/includes: Cannot mkdir: No such file or directory</text:p>
      <text:p text:style-name="P1">drupal-7.54/includes/actions.inc</text:p>
      <text:p text:style-name="P1">tar: drupal-7.54: Cannot mkdir: Permission denied</text:p>
      <text:p text:style-name="P1">tar: drupal-7.54/includes/actions.inc: Cannot open: No such file or directory</text:p>
      <text:p text:style-name="P1">drupal-7.54/includes/ajax.inc</text:p>
      <text:p text:style-name="P1">tar: drupal-7.54: Cannot mkdir: Permission denied</text:p>
      <text:p text:style-name="P1">tar: drupal-7.54/includes/ajax.inc: Cannot open: No such file or directory</text:p>
      <text:p text:style-name="P1">drupal-7.54/includes/archiver.inc</text:p>
      <text:p text:style-name="P1">tar: drupal-7.54: Cannot mkdir: Permission denied</text:p>
      <text:p text:style-name="P1">tar: drupal-7.54/includes/archiver.inc: Cannot open: No such file or directory</text:p>
      <text:p text:style-name="P1">drupal-7.54/includes/authorize.inc</text:p>
      <text:p text:style-name="P1">tar: drupal-7.54: Cannot mkdir: Permission denied</text:p>
      <text:p text:style-name="P1">tar: drupal-7.54/includes/authorize.inc: Cannot open: No such file or directory</text:p>
      <text:p text:style-name="P1">drupal-7.54/includes/batch.inc</text:p>
      <text:p text:style-name="P1">tar: drupal-7.54: Cannot mkdir: Permission denied</text:p>
      <text:p text:style-name="P1">tar: drupal-7.54/includes/batch.inc: Cannot open: No such file or directory</text:p>
      <text:p text:style-name="P1">drupal-7.54/includes/batch.queue.inc</text:p>
      <text:p text:style-name="P1">tar: drupal-7.54: Cannot mkdir: Permission denied</text:p>
      <text:p text:style-name="P1">tar: drupal-7.54/includes/batch.queue.inc: Cannot open: No such file or directory</text:p>
      <text:p text:style-name="P1">drupal-7.54/includes/bootstrap.inc</text:p>
      <text:p text:style-name="P1">tar: drupal-7.54: Cannot mkdir: Permission denied</text:p>
      <text:p text:style-name="P1">tar: drupal-7.54/includes/bootstrap.inc: Cannot open: No such file or directory</text:p>
      <text:p text:style-name="P1">drupal-7.54/includes/cache-install.inc</text:p>
      <text:p text:style-name="P1">tar: drupal-7.54: Cannot mkdir: Permission denied</text:p>
      <text:p text:style-name="P1">tar: drupal-7.54/includes/cache-install.inc: Cannot open: No such file or directory</text:p>
      <text:p text:style-name="P1">drupal-7.54/includes/cache.inc</text:p>
      <text:p text:style-name="P1">tar: drupal-7.54: Cannot mkdir: Permission denied</text:p>
      <text:p text:style-name="P1">tar: drupal-7.54/includes/cache.inc: Cannot open: No such file or directory</text:p>
      <text:p text:style-name="P1">drupal-7.54/includes/common.inc</text:p>
      <text:p text:style-name="P1">tar: drupal-7.54: Cannot mkdir: Permission denied</text:p>
      <text:p text:style-name="P1">tar: drupal-7.54/includes/common.inc: Cannot open: No such file or directory</text:p>
      <text:p text:style-name="P1">drupal-7.54/includes/database/</text:p>
      <text:p text:style-name="P1">tar: drupal-7.54: Cannot mkdir: Permission denied</text:p>
      <text:p text:style-name="P1">tar: drupal-7.54/includes/database: Cannot mkdir: No such file or directory</text:p>
      <text:p text:style-name="P1"><text:soft-page-break/>drupal-7.54/includes/database/database.inc</text:p>
      <text:p text:style-name="P1">tar: drupal-7.54: Cannot mkdir: Permission denied</text:p>
      <text:p text:style-name="P1">tar: drupal-7.54/includes/database/database.inc: Cannot open: No such file or directory</text:p>
      <text:p text:style-name="P1">drupal-7.54/includes/database/log.inc</text:p>
      <text:p text:style-name="P1">tar: drupal-7.54: Cannot mkdir: Permission denied</text:p>
      <text:p text:style-name="P1">tar: drupal-7.54/includes/database/log.inc: Cannot open: No such file or directory</text:p>
      <text:p text:style-name="P1">drupal-7.54/includes/database/mysql/</text:p>
      <text:p text:style-name="P1">tar: drupal-7.54: Cannot mkdir: Permission denied</text:p>
      <text:p text:style-name="P1">tar: drupal-7.54/includes/database/mysql: Cannot mkdir: No such file or directory</text:p>
      <text:p text:style-name="P1">drupal-7.54/includes/database/mysql/database.inc</text:p>
      <text:p text:style-name="P1">tar: drupal-7.54: Cannot mkdir: Permission denied</text:p>
      <text:p text:style-name="P1">tar: drupal-7.54/includes/database/mysql/database.inc: Cannot open: No such file or directory</text:p>
      <text:p text:style-name="P1">drupal-7.54/includes/database/mysql/install.inc</text:p>
      <text:p text:style-name="P1">tar: drupal-7.54: Cannot mkdir: Permission denied</text:p>
      <text:p text:style-name="P1">tar: drupal-7.54/includes/database/mysql/install.inc: Cannot open: No such file or directory</text:p>
      <text:p text:style-name="P1">drupal-7.54/includes/database/mysql/query.inc</text:p>
      <text:p text:style-name="P1">tar: drupal-7.54: Cannot mkdir: Permission denied</text:p>
      <text:p text:style-name="P1">tar: drupal-7.54/includes/database/mysql/query.inc: Cannot open: No such file or directory</text:p>
      <text:p text:style-name="P1">drupal-7.54/includes/database/mysql/schema.inc</text:p>
      <text:p text:style-name="P1">tar: drupal-7.54: Cannot mkdir: Permission denied</text:p>
      <text:p text:style-name="P1">tar: drupal-7.54/includes/database/mysql/schema.inc: Cannot open: No such file or directory</text:p>
      <text:p text:style-name="P1">drupal-7.54/includes/database/pgsql/</text:p>
      <text:p text:style-name="P1">tar: drupal-7.54: Cannot mkdir: Permission denied</text:p>
      <text:p text:style-name="P1">tar: drupal-7.54/includes/database/pgsql: Cannot mkdir: No such file or directory</text:p>
      <text:p text:style-name="P1">drupal-7.54/includes/database/pgsql/database.inc</text:p>
      <text:p text:style-name="P1">tar: drupal-7.54: Cannot mkdir: Permission denied</text:p>
      <text:p text:style-name="P1">tar: drupal-7.54/includes/database/pgsql/database.inc: Cannot open: No such file or directory</text:p>
      <text:p text:style-name="P1">drupal-7.54/includes/database/pgsql/install.inc</text:p>
      <text:p text:style-name="P1">tar: drupal-7.54: Cannot mkdir: Permission denied</text:p>
      <text:p text:style-name="P1">tar: drupal-7.54/includes/database/pgsql/install.inc: Cannot open: No such file or directory</text:p>
      <text:p text:style-name="P1">drupal-7.54/includes/database/pgsql/query.inc</text:p>
      <text:p text:style-name="P1">tar: drupal-7.54: Cannot mkdir: Permission denied</text:p>
      <text:p text:style-name="P1">tar: drupal-7.54/includes/database/pgsql/query.inc: Cannot open: No such file or directory</text:p>
      <text:p text:style-name="P1">drupal-7.54/includes/database/pgsql/schema.inc</text:p>
      <text:p text:style-name="P1">tar: drupal-7.54: Cannot mkdir: Permission denied</text:p>
      <text:p text:style-name="P1">tar: drupal-7.54/includes/database/pgsql/schema.inc: Cannot open: No such file or directory</text:p>
      <text:p text:style-name="P1">drupal-7.54/includes/database/pgsql/select.inc</text:p>
      <text:p text:style-name="P1">tar: drupal-7.54: Cannot mkdir: Permission denied</text:p>
      <text:p text:style-name="P1">tar: drupal-7.54/includes/database/pgsql/select.inc: Cannot open: No such file or directory</text:p>
      <text:p text:style-name="P1">drupal-7.54/includes/database/prefetch.inc</text:p>
      <text:p text:style-name="P1">tar: drupal-7.54: Cannot mkdir: Permission denied</text:p>
      <text:p text:style-name="P1">tar: drupal-7.54/includes/database/prefetch.inc: Cannot open: No such file or directory</text:p>
      <text:p text:style-name="P1">drupal-7.54/includes/database/query.inc</text:p>
      <text:p text:style-name="P1">tar: drupal-7.54: Cannot mkdir: Permission denied</text:p>
      <text:p text:style-name="P1">tar: drupal-7.54/includes/database/query.inc: Cannot open: No such file or directory</text:p>
      <text:p text:style-name="P1">drupal-7.54/includes/database/schema.inc</text:p>
      <text:p text:style-name="P1">tar: drupal-7.54: Cannot mkdir: Permission denied</text:p>
      <text:p text:style-name="P1">tar: drupal-7.54/includes/database/schema.inc: Cannot open: No such file or directory</text:p>
      <text:p text:style-name="P1">drupal-7.54/includes/database/select.inc</text:p>
      <text:p text:style-name="P1">tar: drupal-7.54: Cannot mkdir: Permission denied</text:p>
      <text:p text:style-name="P1">tar: drupal-7.54/includes/database/select.inc: Cannot open: No such file or directory</text:p>
      <text:p text:style-name="P1">drupal-7.54/includes/database/sqlite/</text:p>
      <text:p text:style-name="P1"><text:soft-page-break/>tar: drupal-7.54: Cannot mkdir: Permission denied</text:p>
      <text:p text:style-name="P1">tar: drupal-7.54/includes/database/sqlite: Cannot mkdir: No such file or directory</text:p>
      <text:p text:style-name="P1">drupal-7.54/includes/database/sqlite/database.inc</text:p>
      <text:p text:style-name="P1">tar: drupal-7.54: Cannot mkdir: Permission denied</text:p>
      <text:p text:style-name="P1">tar: drupal-7.54/includes/database/sqlite/database.inc: Cannot open: No such file or directory</text:p>
      <text:p text:style-name="P1">drupal-7.54/includes/database/sqlite/install.inc</text:p>
      <text:p text:style-name="P1">tar: drupal-7.54: Cannot mkdir: Permission denied</text:p>
      <text:p text:style-name="P1">tar: drupal-7.54/includes/database/sqlite/install.inc: Cannot open: No such file or directory</text:p>
      <text:p text:style-name="P1">drupal-7.54/includes/database/sqlite/query.inc</text:p>
      <text:p text:style-name="P1">tar: drupal-7.54: Cannot mkdir: Permission denied</text:p>
      <text:p text:style-name="P1">tar: drupal-7.54/includes/database/sqlite/query.inc: Cannot open: No such file or directory</text:p>
      <text:p text:style-name="P1">drupal-7.54/includes/database/sqlite/schema.inc</text:p>
      <text:p text:style-name="P1">tar: drupal-7.54: Cannot mkdir: Permission denied</text:p>
      <text:p text:style-name="P1">tar: drupal-7.54/includes/database/sqlite/schema.inc: Cannot open: No such file or directory</text:p>
      <text:p text:style-name="P1">drupal-7.54/includes/database/sqlite/select.inc</text:p>
      <text:p text:style-name="P1">tar: drupal-7.54: Cannot mkdir: Permission denied</text:p>
      <text:p text:style-name="P1">tar: drupal-7.54/includes/database/sqlite/select.inc: Cannot open: No such file or directory</text:p>
      <text:p text:style-name="P1">drupal-7.54/includes/date.inc</text:p>
      <text:p text:style-name="P1">tar: drupal-7.54: Cannot mkdir: Permission denied</text:p>
      <text:p text:style-name="P1">tar: drupal-7.54/includes/date.inc: Cannot open: No such file or directory</text:p>
      <text:p text:style-name="P1">drupal-7.54/includes/entity.inc</text:p>
      <text:p text:style-name="P1">tar: drupal-7.54: Cannot mkdir: Permission denied</text:p>
      <text:p text:style-name="P1">tar: drupal-7.54/includes/entity.inc: Cannot open: No such file or directory</text:p>
      <text:p text:style-name="P1">drupal-7.54/includes/errors.inc</text:p>
      <text:p text:style-name="P1">tar: drupal-7.54: Cannot mkdir: Permission denied</text:p>
      <text:p text:style-name="P1">tar: drupal-7.54/includes/errors.inc: Cannot open: No such file or directory</text:p>
      <text:p text:style-name="P1">drupal-7.54/includes/file.inc</text:p>
      <text:p text:style-name="P1">tar: drupal-7.54: Cannot mkdir: Permission denied</text:p>
      <text:p text:style-name="P1">tar: drupal-7.54/includes/file.inc: Cannot open: No such file or directory</text:p>
      <text:p text:style-name="P1">drupal-7.54/includes/file.mimetypes.inc</text:p>
      <text:p text:style-name="P1">tar: drupal-7.54: Cannot mkdir: Permission denied</text:p>
      <text:p text:style-name="P1">tar: drupal-7.54/includes/file.mimetypes.inc: Cannot open: No such file or directory</text:p>
      <text:p text:style-name="P1">drupal-7.54/includes/filetransfer/</text:p>
      <text:p text:style-name="P1">tar: drupal-7.54: Cannot mkdir: Permission denied</text:p>
      <text:p text:style-name="P1">tar: drupal-7.54/includes/filetransfer: Cannot mkdir: No such file or directory</text:p>
      <text:p text:style-name="P1">drupal-7.54/includes/filetransfer/filetransfer.inc</text:p>
      <text:p text:style-name="P1">tar: drupal-7.54: Cannot mkdir: Permission denied</text:p>
      <text:p text:style-name="P1">tar: drupal-7.54/includes/filetransfer/filetransfer.inc: Cannot open: No such file or directory</text:p>
      <text:p text:style-name="P1">drupal-7.54/includes/filetransfer/ftp.inc</text:p>
      <text:p text:style-name="P1">tar: drupal-7.54: Cannot mkdir: Permission denied</text:p>
      <text:p text:style-name="P1">tar: drupal-7.54/includes/filetransfer/ftp.inc: Cannot open: No such file or directory</text:p>
      <text:p text:style-name="P1">drupal-7.54/includes/filetransfer/local.inc</text:p>
      <text:p text:style-name="P1">tar: drupal-7.54: Cannot mkdir: Permission denied</text:p>
      <text:p text:style-name="P1">tar: drupal-7.54/includes/filetransfer/local.inc: Cannot open: No such file or directory</text:p>
      <text:p text:style-name="P1">drupal-7.54/includes/filetransfer/ssh.inc</text:p>
      <text:p text:style-name="P1">tar: drupal-7.54: Cannot mkdir: Permission denied</text:p>
      <text:p text:style-name="P1">tar: drupal-7.54/includes/filetransfer/ssh.inc: Cannot open: No such file or directory</text:p>
      <text:p text:style-name="P1">drupal-7.54/includes/form.inc</text:p>
      <text:p text:style-name="P1">tar: drupal-7.54: Cannot mkdir: Permission denied</text:p>
      <text:p text:style-name="P1">tar: drupal-7.54/includes/form.inc: Cannot open: No such file or directory</text:p>
      <text:p text:style-name="P1">drupal-7.54/includes/graph.inc</text:p>
      <text:p text:style-name="P1">tar: drupal-7.54: Cannot mkdir: Permission denied</text:p>
      <text:p text:style-name="P1"><text:soft-page-break/>tar: drupal-7.54/includes/graph.inc: Cannot open: No such file or directory</text:p>
      <text:p text:style-name="P1">drupal-7.54/includes/image.inc</text:p>
      <text:p text:style-name="P1">tar: drupal-7.54: Cannot mkdir: Permission denied</text:p>
      <text:p text:style-name="P1">tar: drupal-7.54/includes/image.inc: Cannot open: No such file or directory</text:p>
      <text:p text:style-name="P1">drupal-7.54/includes/install.core.inc</text:p>
      <text:p text:style-name="P1">tar: drupal-7.54: Cannot mkdir: Permission denied</text:p>
      <text:p text:style-name="P1">tar: drupal-7.54/includes/install.core.inc: Cannot open: No such file or directory</text:p>
      <text:p text:style-name="P1">drupal-7.54/includes/install.inc</text:p>
      <text:p text:style-name="P1">tar: drupal-7.54: Cannot mkdir: Permission denied</text:p>
      <text:p text:style-name="P1">tar: drupal-7.54/includes/install.inc: Cannot open: No such file or directory</text:p>
      <text:p text:style-name="P1">drupal-7.54/includes/iso.inc</text:p>
      <text:p text:style-name="P1">tar: drupal-7.54: Cannot mkdir: Permission denied</text:p>
      <text:p text:style-name="P1">tar: drupal-7.54/includes/iso.inc: Cannot open: No such file or directory</text:p>
      <text:p text:style-name="P1">drupal-7.54/includes/json-encode.inc</text:p>
      <text:p text:style-name="P1">tar: drupal-7.54: Cannot mkdir: Permission denied</text:p>
      <text:p text:style-name="P1">tar: drupal-7.54/includes/json-encode.inc: Cannot open: No such file or directory</text:p>
      <text:p text:style-name="P1">drupal-7.54/includes/language.inc</text:p>
      <text:p text:style-name="P1">tar: drupal-7.54: Cannot mkdir: Permission denied</text:p>
      <text:p text:style-name="P1">tar: drupal-7.54/includes/language.inc: Cannot open: No such file or directory</text:p>
      <text:p text:style-name="P1">drupal-7.54/includes/locale.inc</text:p>
      <text:p text:style-name="P1">tar: drupal-7.54: Cannot mkdir: Permission denied</text:p>
      <text:p text:style-name="P1">tar: drupal-7.54/includes/locale.inc: Cannot open: No such file or directory</text:p>
      <text:p text:style-name="P1">drupal-7.54/includes/lock.inc</text:p>
      <text:p text:style-name="P1">tar: drupal-7.54: Cannot mkdir: Permission denied</text:p>
      <text:p text:style-name="P1">tar: drupal-7.54/includes/lock.inc: Cannot open: No such file or directory</text:p>
      <text:p text:style-name="P1">drupal-7.54/includes/mail.inc</text:p>
      <text:p text:style-name="P1">tar: drupal-7.54: Cannot mkdir: Permission denied</text:p>
      <text:p text:style-name="P1">tar: drupal-7.54/includes/mail.inc: Cannot open: No such file or directory</text:p>
      <text:p text:style-name="P1">drupal-7.54/includes/menu.inc</text:p>
      <text:p text:style-name="P1">tar: drupal-7.54: Cannot mkdir: Permission denied</text:p>
      <text:p text:style-name="P1">tar: drupal-7.54/includes/menu.inc: Cannot open: No such file or directory</text:p>
      <text:p text:style-name="P1">drupal-7.54/includes/module.inc</text:p>
      <text:p text:style-name="P1">tar: drupal-7.54: Cannot mkdir: Permission denied</text:p>
      <text:p text:style-name="P1">tar: drupal-7.54/includes/module.inc: Cannot open: No such file or directory</text:p>
      <text:p text:style-name="P1">drupal-7.54/includes/pager.inc</text:p>
      <text:p text:style-name="P1">tar: drupal-7.54: Cannot mkdir: Permission denied</text:p>
      <text:p text:style-name="P1">tar: drupal-7.54/includes/pager.inc: Cannot open: No such file or directory</text:p>
      <text:p text:style-name="P1">drupal-7.54/includes/password.inc</text:p>
      <text:p text:style-name="P1">tar: drupal-7.54: Cannot mkdir: Permission denied</text:p>
      <text:p text:style-name="P1">tar: drupal-7.54/includes/password.inc: Cannot open: No such file or directory</text:p>
      <text:p text:style-name="P1">drupal-7.54/includes/path.inc</text:p>
      <text:p text:style-name="P1">tar: drupal-7.54: Cannot mkdir: Permission denied</text:p>
      <text:p text:style-name="P1">tar: drupal-7.54/includes/path.inc: Cannot open: No such file or directory</text:p>
      <text:p text:style-name="P1">drupal-7.54/includes/registry.inc</text:p>
      <text:p text:style-name="P1">tar: drupal-7.54: Cannot mkdir: Permission denied</text:p>
      <text:p text:style-name="P1">tar: drupal-7.54/includes/registry.inc: Cannot open: No such file or directory</text:p>
      <text:p text:style-name="P1">drupal-7.54/includes/session.inc</text:p>
      <text:p text:style-name="P1">tar: drupal-7.54: Cannot mkdir: Permission denied</text:p>
      <text:p text:style-name="P1">tar: drupal-7.54/includes/session.inc: Cannot open: No such file or directory</text:p>
      <text:p text:style-name="P1">drupal-7.54/includes/stream_wrappers.inc</text:p>
      <text:p text:style-name="P1">tar: drupal-7.54: Cannot mkdir: Permission denied</text:p>
      <text:p text:style-name="P1">tar: drupal-7.54/includes/stream_wrappers.inc: Cannot open: No such file or directory</text:p>
      <text:p text:style-name="P1"><text:soft-page-break/>drupal-7.54/includes/tablesort.inc</text:p>
      <text:p text:style-name="P1">tar: drupal-7.54: Cannot mkdir: Permission denied</text:p>
      <text:p text:style-name="P1">tar: drupal-7.54/includes/tablesort.inc: Cannot open: No such file or directory</text:p>
      <text:p text:style-name="P1">drupal-7.54/includes/theme.inc</text:p>
      <text:p text:style-name="P1">tar: drupal-7.54: Cannot mkdir: Permission denied</text:p>
      <text:p text:style-name="P1">tar: drupal-7.54/includes/theme.inc: Cannot open: No such file or directory</text:p>
      <text:p text:style-name="P1">drupal-7.54/includes/theme.maintenance.inc</text:p>
      <text:p text:style-name="P1">tar: drupal-7.54: Cannot mkdir: Permission denied</text:p>
      <text:p text:style-name="P1">tar: drupal-7.54/includes/theme.maintenance.inc: Cannot open: No such file or directory</text:p>
      <text:p text:style-name="P1">drupal-7.54/includes/token.inc</text:p>
      <text:p text:style-name="P1">tar: drupal-7.54: Cannot mkdir: Permission denied</text:p>
      <text:p text:style-name="P1">tar: drupal-7.54/includes/token.inc: Cannot open: No such file or directory</text:p>
      <text:p text:style-name="P1">drupal-7.54/includes/unicode.entities.inc</text:p>
      <text:p text:style-name="P1">tar: drupal-7.54: Cannot mkdir: Permission denied</text:p>
      <text:p text:style-name="P1">tar: drupal-7.54/includes/unicode.entities.inc: Cannot open: No such file or directory</text:p>
      <text:p text:style-name="P1">drupal-7.54/includes/unicode.inc</text:p>
      <text:p text:style-name="P1">tar: drupal-7.54: Cannot mkdir: Permission denied</text:p>
      <text:p text:style-name="P1">tar: drupal-7.54/includes/unicode.inc: Cannot open: No such file or directory</text:p>
      <text:p text:style-name="P1">drupal-7.54/includes/update.inc</text:p>
      <text:p text:style-name="P1">tar: drupal-7.54: Cannot mkdir: Permission denied</text:p>
      <text:p text:style-name="P1">tar: drupal-7.54/includes/update.inc: Cannot open: No such file or directory</text:p>
      <text:p text:style-name="P1">drupal-7.54/includes/updater.inc</text:p>
      <text:p text:style-name="P1">tar: drupal-7.54: Cannot mkdir: Permission denied</text:p>
      <text:p text:style-name="P1">tar: drupal-7.54/includes/updater.inc: Cannot open: No such file or directory</text:p>
      <text:p text:style-name="P1">drupal-7.54/includes/utility.inc</text:p>
      <text:p text:style-name="P1">tar: drupal-7.54: Cannot mkdir: Permission denied</text:p>
      <text:p text:style-name="P1">tar: drupal-7.54/includes/utility.inc: Cannot open: No such file or directory</text:p>
      <text:p text:style-name="P1">drupal-7.54/includes/xmlrpc.inc</text:p>
      <text:p text:style-name="P1">tar: drupal-7.54: Cannot mkdir: Permission denied</text:p>
      <text:p text:style-name="P1">tar: drupal-7.54/includes/xmlrpc.inc: Cannot open: No such file or directory</text:p>
      <text:p text:style-name="P1">drupal-7.54/includes/xmlrpcs.inc</text:p>
      <text:p text:style-name="P1">tar: drupal-7.54: Cannot mkdir: Permission denied</text:p>
      <text:p text:style-name="P1">tar: drupal-7.54/includes/xmlrpcs.inc: Cannot open: No such file or directory</text:p>
      <text:p text:style-name="P1">drupal-7.54/index.php</text:p>
      <text:p text:style-name="P1">tar: drupal-7.54: Cannot mkdir: Permission denied</text:p>
      <text:p text:style-name="P1">tar: drupal-7.54/index.php: Cannot open: No such file or directory</text:p>
      <text:p text:style-name="P1">drupal-7.54/install.php</text:p>
      <text:p text:style-name="P1">tar: drupal-7.54: Cannot mkdir: Permission denied</text:p>
      <text:p text:style-name="P1">tar: drupal-7.54/install.php: Cannot open: No such file or directory</text:p>
      <text:p text:style-name="P1">drupal-7.54/misc/</text:p>
      <text:p text:style-name="P1">tar: drupal-7.54: Cannot mkdir: Permission denied</text:p>
      <text:p text:style-name="P1">tar: drupal-7.54/misc: Cannot mkdir: No such file or directory</text:p>
      <text:p text:style-name="P1">drupal-7.54/misc/ajax.js</text:p>
      <text:p text:style-name="P1">tar: drupal-7.54: Cannot mkdir: Permission denied</text:p>
      <text:p text:style-name="P1">tar: drupal-7.54/misc/ajax.js: Cannot open: No such file or directory</text:p>
      <text:p text:style-name="P1">drupal-7.54/misc/arrow-asc.png</text:p>
      <text:p text:style-name="P1">tar: drupal-7.54: Cannot mkdir: Permission denied</text:p>
      <text:p text:style-name="P1">tar: drupal-7.54/misc/arrow-asc.png: Cannot open: No such file or directory</text:p>
      <text:p text:style-name="P1">drupal-7.54/misc/arrow-desc.png</text:p>
      <text:p text:style-name="P1">tar: drupal-7.54: Cannot mkdir: Permission denied</text:p>
      <text:p text:style-name="P1">tar: drupal-7.54/misc/arrow-desc.png: Cannot open: No such file or directory</text:p>
      <text:p text:style-name="P1">drupal-7.54/misc/authorize.js</text:p>
      <text:p text:style-name="P1"><text:soft-page-break/>tar: drupal-7.54: Cannot mkdir: Permission denied</text:p>
      <text:p text:style-name="P1">tar: drupal-7.54/misc/authorize.js: Cannot open: No such file or directory</text:p>
      <text:p text:style-name="P1">drupal-7.54/misc/autocomplete.js</text:p>
      <text:p text:style-name="P1">tar: drupal-7.54: Cannot mkdir: Permission denied</text:p>
      <text:p text:style-name="P1">tar: drupal-7.54/misc/autocomplete.js: Cannot open: No such file or directory</text:p>
      <text:p text:style-name="P1">drupal-7.54/misc/batch.js</text:p>
      <text:p text:style-name="P1">tar: drupal-7.54: Cannot mkdir: Permission denied</text:p>
      <text:p text:style-name="P1">tar: drupal-7.54/misc/batch.js: Cannot open: No such file or directory</text:p>
      <text:p text:style-name="P1">drupal-7.54/misc/collapse.js</text:p>
      <text:p text:style-name="P1">tar: drupal-7.54: Cannot mkdir: Permission denied</text:p>
      <text:p text:style-name="P1">tar: drupal-7.54/misc/collapse.js: Cannot open: No such file or directory</text:p>
      <text:p text:style-name="P1">drupal-7.54/misc/configure.png</text:p>
      <text:p text:style-name="P1">tar: drupal-7.54: Cannot mkdir: Permission denied</text:p>
      <text:p text:style-name="P1">tar: drupal-7.54/misc/configure.png: Cannot open: No such file or directory</text:p>
      <text:p text:style-name="P1">drupal-7.54/misc/draggable.png</text:p>
      <text:p text:style-name="P1">tar: drupal-7.54: Cannot mkdir: Permission denied</text:p>
      <text:p text:style-name="P1">tar: drupal-7.54/misc/draggable.png: Cannot open: No such file or directory</text:p>
      <text:p text:style-name="P1">drupal-7.54/misc/drupal.js</text:p>
      <text:p text:style-name="P1">tar: drupal-7.54: Cannot mkdir: Permission denied</text:p>
      <text:p text:style-name="P1">tar: drupal-7.54/misc/drupal.js: Cannot open: No such file or directory</text:p>
      <text:p text:style-name="P1">drupal-7.54/misc/druplicon.png</text:p>
      <text:p text:style-name="P1">tar: drupal-7.54: Cannot mkdir: Permission denied</text:p>
      <text:p text:style-name="P1">tar: drupal-7.54/misc/druplicon.png: Cannot open: No such file or directory</text:p>
      <text:p text:style-name="P1">drupal-7.54/misc/farbtastic/</text:p>
      <text:p text:style-name="P1">tar: drupal-7.54: Cannot mkdir: Permission denied</text:p>
      <text:p text:style-name="P1">tar: drupal-7.54/misc/farbtastic: Cannot mkdir: No such file or directory</text:p>
      <text:p text:style-name="P1">drupal-7.54/misc/farbtastic/farbtastic.css</text:p>
      <text:p text:style-name="P1">tar: drupal-7.54: Cannot mkdir: Permission denied</text:p>
      <text:p text:style-name="P1">tar: drupal-7.54/misc/farbtastic/farbtastic.css: Cannot open: No such file or directory</text:p>
      <text:p text:style-name="P1">drupal-7.54/misc/farbtastic/farbtastic.js</text:p>
      <text:p text:style-name="P1">tar: drupal-7.54: Cannot mkdir: Permission denied</text:p>
      <text:p text:style-name="P1">tar: drupal-7.54/misc/farbtastic/farbtastic.js: Cannot open: No such file or directory</text:p>
      <text:p text:style-name="P1">drupal-7.54/misc/farbtastic/marker.png</text:p>
      <text:p text:style-name="P1">tar: drupal-7.54: Cannot mkdir: Permission denied</text:p>
      <text:p text:style-name="P1">tar: drupal-7.54/misc/farbtastic/marker.png: Cannot open: No such file or directory</text:p>
      <text:p text:style-name="P1">drupal-7.54/misc/farbtastic/mask.png</text:p>
      <text:p text:style-name="P1">tar: drupal-7.54: Cannot mkdir: Permission denied</text:p>
      <text:p text:style-name="P1">tar: drupal-7.54/misc/farbtastic/mask.png: Cannot open: No such file or directory</text:p>
      <text:p text:style-name="P1">drupal-7.54/misc/farbtastic/wheel.png</text:p>
      <text:p text:style-name="P1">tar: drupal-7.54: Cannot mkdir: Permission denied</text:p>
      <text:p text:style-name="P1">tar: drupal-7.54/misc/farbtastic/wheel.png: Cannot open: No such file or directory</text:p>
      <text:p text:style-name="P1">drupal-7.54/misc/favicon.ico</text:p>
      <text:p text:style-name="P1">tar: drupal-7.54: Cannot mkdir: Permission denied</text:p>
      <text:p text:style-name="P1">tar: drupal-7.54/misc/favicon.ico: Cannot open: No such file or directory</text:p>
      <text:p text:style-name="P1">drupal-7.54/misc/feed.png</text:p>
      <text:p text:style-name="P1">tar: drupal-7.54: Cannot mkdir: Permission denied</text:p>
      <text:p text:style-name="P1">tar: drupal-7.54/misc/feed.png: Cannot open: No such file or directory</text:p>
      <text:p text:style-name="P1">drupal-7.54/misc/form.js</text:p>
      <text:p text:style-name="P1">tar: drupal-7.54: Cannot mkdir: Permission denied</text:p>
      <text:p text:style-name="P1">tar: drupal-7.54/misc/form.js: Cannot open: No such file or directory</text:p>
      <text:p text:style-name="P1">drupal-7.54/misc/forum-icons.png</text:p>
      <text:p text:style-name="P1">tar: drupal-7.54: Cannot mkdir: Permission denied</text:p>
      <text:p text:style-name="P1"><text:soft-page-break/>tar: drupal-7.54/misc/forum-icons.png: Cannot open: No such file or directory</text:p>
      <text:p text:style-name="P1">drupal-7.54/misc/grippie.png</text:p>
      <text:p text:style-name="P1">tar: drupal-7.54: Cannot mkdir: Permission denied</text:p>
      <text:p text:style-name="P1">tar: drupal-7.54/misc/grippie.png: Cannot open: No such file or directory</text:p>
      <text:p text:style-name="P1">drupal-7.54/misc/help.png</text:p>
      <text:p text:style-name="P1">tar: drupal-7.54: Cannot mkdir: Permission denied</text:p>
      <text:p text:style-name="P1">tar: drupal-7.54/misc/help.png: Cannot open: No such file or directory</text:p>
      <text:p text:style-name="P1">drupal-7.54/misc/jquery.ba-bbq.js</text:p>
      <text:p text:style-name="P1">tar: drupal-7.54: Cannot mkdir: Permission denied</text:p>
      <text:p text:style-name="P1">tar: drupal-7.54/misc/jquery.ba-bbq.js: Cannot open: No such file or directory</text:p>
      <text:p text:style-name="P1">drupal-7.54/misc/jquery.cookie.js</text:p>
      <text:p text:style-name="P1">tar: drupal-7.54: Cannot mkdir: Permission denied</text:p>
      <text:p text:style-name="P1">tar: drupal-7.54/misc/jquery.cookie.js: Cannot open: No such file or directory</text:p>
      <text:p text:style-name="P1">drupal-7.54/misc/jquery.form.js</text:p>
      <text:p text:style-name="P1">tar: drupal-7.54: Cannot mkdir: Permission denied</text:p>
      <text:p text:style-name="P1">tar: drupal-7.54/misc/jquery.form.js: Cannot open: No such file or directory</text:p>
      <text:p text:style-name="P1">drupal-7.54/misc/jquery.js</text:p>
      <text:p text:style-name="P1">tar: drupal-7.54: Cannot mkdir: Permission denied</text:p>
      <text:p text:style-name="P1">tar: drupal-7.54/misc/jquery.js: Cannot open: No such file or directory</text:p>
      <text:p text:style-name="P1">drupal-7.54/misc/jquery.once.js</text:p>
      <text:p text:style-name="P1">tar: drupal-7.54: Cannot mkdir: Permission denied</text:p>
      <text:p text:style-name="P1">tar: drupal-7.54/misc/jquery.once.js: Cannot open: No such file or directory</text:p>
      <text:p text:style-name="P1">drupal-7.54/misc/machine-name.js</text:p>
      <text:p text:style-name="P1">tar: drupal-7.54: Cannot mkdir: Permission denied</text:p>
      <text:p text:style-name="P1">tar: drupal-7.54/misc/machine-name.js: Cannot open: No such file or directory</text:p>
      <text:p text:style-name="P1">drupal-7.54/misc/menu-collapsed-rtl.png</text:p>
      <text:p text:style-name="P1">tar: drupal-7.54: Cannot mkdir: Permission denied</text:p>
      <text:p text:style-name="P1">tar: drupal-7.54/misc/menu-collapsed-rtl.png: Cannot open: No such file or directory</text:p>
      <text:p text:style-name="P1">drupal-7.54/misc/menu-collapsed.png</text:p>
      <text:p text:style-name="P1">tar: drupal-7.54: Cannot mkdir: Permission denied</text:p>
      <text:p text:style-name="P1">tar: drupal-7.54/misc/menu-collapsed.png: Cannot open: No such file or directory</text:p>
      <text:p text:style-name="P1">drupal-7.54/misc/menu-expanded.png</text:p>
      <text:p text:style-name="P1">tar: drupal-7.54: Cannot mkdir: Permission denied</text:p>
      <text:p text:style-name="P1">tar: drupal-7.54/misc/menu-expanded.png: Cannot open: No such file or directory</text:p>
      <text:p text:style-name="P1">drupal-7.54/misc/menu-leaf.png</text:p>
      <text:p text:style-name="P1">tar: drupal-7.54: Cannot mkdir: Permission denied</text:p>
      <text:p text:style-name="P1">tar: drupal-7.54/misc/menu-leaf.png: Cannot open: No such file or directory</text:p>
      <text:p text:style-name="P1">drupal-7.54/misc/message-16-error.png</text:p>
      <text:p text:style-name="P1">tar: drupal-7.54: Cannot mkdir: Permission denied</text:p>
      <text:p text:style-name="P1">tar: drupal-7.54/misc/message-16-error.png: Cannot open: No such file or directory</text:p>
      <text:p text:style-name="P1">drupal-7.54/misc/message-16-help.png</text:p>
      <text:p text:style-name="P1">tar: drupal-7.54: Cannot mkdir: Permission denied</text:p>
      <text:p text:style-name="P1">tar: drupal-7.54/misc/message-16-help.png: Cannot open: No such file or directory</text:p>
      <text:p text:style-name="P1">drupal-7.54/misc/message-16-info.png</text:p>
      <text:p text:style-name="P1">tar: drupal-7.54: Cannot mkdir: Permission denied</text:p>
      <text:p text:style-name="P1">tar: drupal-7.54/misc/message-16-info.png: Cannot open: No such file or directory</text:p>
      <text:p text:style-name="P1">drupal-7.54/misc/message-16-ok.png</text:p>
      <text:p text:style-name="P1">tar: drupal-7.54: Cannot mkdir: Permission denied</text:p>
      <text:p text:style-name="P1">tar: drupal-7.54/misc/message-16-ok.png: Cannot open: No such file or directory</text:p>
      <text:p text:style-name="P1">drupal-7.54/misc/message-16-warning.png</text:p>
      <text:p text:style-name="P1">tar: drupal-7.54: Cannot mkdir: Permission denied</text:p>
      <text:p text:style-name="P1">tar: drupal-7.54/misc/message-16-warning.png: Cannot open: No such file or directory</text:p>
      <text:p text:style-name="P1"><text:soft-page-break/>drupal-7.54/misc/message-24-error.png</text:p>
      <text:p text:style-name="P1">tar: drupal-7.54: Cannot mkdir: Permission denied</text:p>
      <text:p text:style-name="P1">tar: drupal-7.54/misc/message-24-error.png: Cannot open: No such file or directory</text:p>
      <text:p text:style-name="P1">drupal-7.54/misc/message-24-help.png</text:p>
      <text:p text:style-name="P1">tar: drupal-7.54: Cannot mkdir: Permission denied</text:p>
      <text:p text:style-name="P1">tar: drupal-7.54/misc/message-24-help.png: Cannot open: No such file or directory</text:p>
      <text:p text:style-name="P1">drupal-7.54/misc/message-24-info.png</text:p>
      <text:p text:style-name="P1">tar: drupal-7.54: Cannot mkdir: Permission denied</text:p>
      <text:p text:style-name="P1">tar: drupal-7.54/misc/message-24-info.png: Cannot open: No such file or directory</text:p>
      <text:p text:style-name="P1">drupal-7.54/misc/message-24-ok.png</text:p>
      <text:p text:style-name="P1">tar: drupal-7.54: Cannot mkdir: Permission denied</text:p>
      <text:p text:style-name="P1">tar: drupal-7.54/misc/message-24-ok.png: Cannot open: No such file or directory</text:p>
      <text:p text:style-name="P1">drupal-7.54/misc/message-24-warning.png</text:p>
      <text:p text:style-name="P1">tar: drupal-7.54: Cannot mkdir: Permission denied</text:p>
      <text:p text:style-name="P1">tar: drupal-7.54/misc/message-24-warning.png: Cannot open: No such file or directory</text:p>
      <text:p text:style-name="P1">drupal-7.54/misc/permissions.png</text:p>
      <text:p text:style-name="P1">tar: drupal-7.54: Cannot mkdir: Permission denied</text:p>
      <text:p text:style-name="P1">tar: drupal-7.54/misc/permissions.png: Cannot open: No such file or directory</text:p>
      <text:p text:style-name="P1">drupal-7.54/misc/powered-black-135x42.png</text:p>
      <text:p text:style-name="P1">tar: drupal-7.54: Cannot mkdir: Permission denied</text:p>
      <text:p text:style-name="P1">tar: drupal-7.54/misc/powered-black-135x42.png: Cannot open: No such file or directory</text:p>
      <text:p text:style-name="P1">drupal-7.54/misc/powered-black-80x15.png</text:p>
      <text:p text:style-name="P1">tar: drupal-7.54: Cannot mkdir: Permission denied</text:p>
      <text:p text:style-name="P1">tar: drupal-7.54/misc/powered-black-80x15.png: Cannot open: No such file or directory</text:p>
      <text:p text:style-name="P1">drupal-7.54/misc/powered-black-88x31.png</text:p>
      <text:p text:style-name="P1">tar: drupal-7.54: Cannot mkdir: Permission denied</text:p>
      <text:p text:style-name="P1">tar: drupal-7.54/misc/powered-black-88x31.png: Cannot open: No such file or directory</text:p>
      <text:p text:style-name="P1">drupal-7.54/misc/powered-blue-135x42.png</text:p>
      <text:p text:style-name="P1">tar: drupal-7.54: Cannot mkdir: Permission denied</text:p>
      <text:p text:style-name="P1">tar: drupal-7.54/misc/powered-blue-135x42.png: Cannot open: No such file or directory</text:p>
      <text:p text:style-name="P1">drupal-7.54/misc/powered-blue-80x15.png</text:p>
      <text:p text:style-name="P1">tar: drupal-7.54: Cannot mkdir: Permission denied</text:p>
      <text:p text:style-name="P1">tar: drupal-7.54/misc/powered-blue-80x15.png: Cannot open: No such file or directory</text:p>
      <text:p text:style-name="P1">drupal-7.54/misc/powered-blue-88x31.png</text:p>
      <text:p text:style-name="P1">tar: drupal-7.54: Cannot mkdir: Permission denied</text:p>
      <text:p text:style-name="P1">tar: drupal-7.54/misc/powered-blue-88x31.png: Cannot open: No such file or directory</text:p>
      <text:p text:style-name="P1">drupal-7.54/misc/powered-gray-135x42.png</text:p>
      <text:p text:style-name="P1">tar: drupal-7.54: Cannot mkdir: Permission denied</text:p>
      <text:p text:style-name="P1">tar: drupal-7.54/misc/powered-gray-135x42.png: Cannot open: No such file or directory</text:p>
      <text:p text:style-name="P1">drupal-7.54/misc/powered-gray-80x15.png</text:p>
      <text:p text:style-name="P1">tar: drupal-7.54: Cannot mkdir: Permission denied</text:p>
      <text:p text:style-name="P1">tar: drupal-7.54/misc/powered-gray-80x15.png: Cannot open: No such file or directory</text:p>
      <text:p text:style-name="P1">drupal-7.54/misc/powered-gray-88x31.png</text:p>
      <text:p text:style-name="P1">tar: drupal-7.54: Cannot mkdir: Permission denied</text:p>
      <text:p text:style-name="P1">tar: drupal-7.54/misc/powered-gray-88x31.png: Cannot open: No such file or directory</text:p>
      <text:p text:style-name="P1">drupal-7.54/misc/print-rtl.css</text:p>
      <text:p text:style-name="P1">tar: drupal-7.54: Cannot mkdir: Permission denied</text:p>
      <text:p text:style-name="P1">tar: drupal-7.54/misc/print-rtl.css: Cannot open: No such file or directory</text:p>
      <text:p text:style-name="P1">drupal-7.54/misc/print.css</text:p>
      <text:p text:style-name="P1">tar: drupal-7.54: Cannot mkdir: Permission denied</text:p>
      <text:p text:style-name="P1">tar: drupal-7.54/misc/print.css: Cannot open: No such file or directory</text:p>
      <text:p text:style-name="P1">drupal-7.54/misc/progress.gif</text:p>
      <text:p text:style-name="P1"><text:soft-page-break/>tar: drupal-7.54: Cannot mkdir: Permission denied</text:p>
      <text:p text:style-name="P1">tar: drupal-7.54/misc/progress.gif: Cannot open: No such file or directory</text:p>
      <text:p text:style-name="P1">drupal-7.54/misc/progress.js</text:p>
      <text:p text:style-name="P1">tar: drupal-7.54: Cannot mkdir: Permission denied</text:p>
      <text:p text:style-name="P1">tar: drupal-7.54/misc/progress.js: Cannot open: No such file or directory</text:p>
      <text:p text:style-name="P1">drupal-7.54/misc/states.js</text:p>
      <text:p text:style-name="P1">tar: drupal-7.54: Cannot mkdir: Permission denied</text:p>
      <text:p text:style-name="P1">tar: drupal-7.54/misc/states.js: Cannot open: No such file or directory</text:p>
      <text:p text:style-name="P1">drupal-7.54/misc/tabledrag.js</text:p>
      <text:p text:style-name="P1">tar: drupal-7.54: Cannot mkdir: Permission denied</text:p>
      <text:p text:style-name="P1">tar: drupal-7.54/misc/tabledrag.js: Cannot open: No such file or directory</text:p>
      <text:p text:style-name="P1">drupal-7.54/misc/tableheader.js</text:p>
      <text:p text:style-name="P1">tar: drupal-7.54: Cannot mkdir: Permission denied</text:p>
      <text:p text:style-name="P1">tar: drupal-7.54/misc/tableheader.js: Cannot open: No such file or directory</text:p>
      <text:p text:style-name="P1">drupal-7.54/misc/tableselect.js</text:p>
      <text:p text:style-name="P1">tar: drupal-7.54: Cannot mkdir: Permission denied</text:p>
      <text:p text:style-name="P1">tar: drupal-7.54/misc/tableselect.js: Cannot open: No such file or directory</text:p>
      <text:p text:style-name="P1">drupal-7.54/misc/textarea.js</text:p>
      <text:p text:style-name="P1">tar: drupal-7.54: Cannot mkdir: Permission denied</text:p>
      <text:p text:style-name="P1">tar: drupal-7.54/misc/textarea.js: Cannot open: No such file or directory</text:p>
      <text:p text:style-name="P1">drupal-7.54/misc/throbber-active.gif</text:p>
      <text:p text:style-name="P1">tar: drupal-7.54: Cannot mkdir: Permission denied</text:p>
      <text:p text:style-name="P1">tar: drupal-7.54/misc/throbber-active.gif: Cannot open: No such file or directory</text:p>
      <text:p text:style-name="P1">drupal-7.54/misc/throbber-inactive.png</text:p>
      <text:p text:style-name="P1">tar: drupal-7.54: Cannot mkdir: Permission denied</text:p>
      <text:p text:style-name="P1">tar: drupal-7.54/misc/throbber-inactive.png: Cannot open: No such file or directory</text:p>
      <text:p text:style-name="P1">drupal-7.54/misc/throbber.gif</text:p>
      <text:p text:style-name="P1">tar: drupal-7.54: Cannot mkdir: Permission denied</text:p>
      <text:p text:style-name="P1">tar: drupal-7.54/misc/throbber.gif: Cannot open: No such file or directory</text:p>
      <text:p text:style-name="P1">drupal-7.54/misc/timezone.js</text:p>
      <text:p text:style-name="P1">tar: drupal-7.54: Cannot mkdir: Permission denied</text:p>
      <text:p text:style-name="P1">tar: drupal-7.54/misc/timezone.js: Cannot open: No such file or directory</text:p>
      <text:p text:style-name="P1">drupal-7.54/misc/tree-bottom.png</text:p>
      <text:p text:style-name="P1">tar: drupal-7.54: Cannot mkdir: Permission denied</text:p>
      <text:p text:style-name="P1">tar: drupal-7.54/misc/tree-bottom.png: Cannot open: No such file or directory</text:p>
      <text:p text:style-name="P1">drupal-7.54/misc/tree.png</text:p>
      <text:p text:style-name="P1">tar: drupal-7.54: Cannot mkdir: Permission denied</text:p>
      <text:p text:style-name="P1">tar: drupal-7.54/misc/tree.png: Cannot open: No such file or directory</text:p>
      <text:p text:style-name="P1">drupal-7.54/misc/ui/</text:p>
      <text:p text:style-name="P1">tar: drupal-7.54: Cannot mkdir: Permission denied</text:p>
      <text:p text:style-name="P1">tar: drupal-7.54/misc/ui: Cannot mkdir: No such file or directory</text:p>
      <text:p text:style-name="P1">drupal-7.54/misc/ui/images/</text:p>
      <text:p text:style-name="P1">tar: drupal-7.54: Cannot mkdir: Permission denied</text:p>
      <text:p text:style-name="P1">tar: drupal-7.54/misc/ui/images: Cannot mkdir: No such file or directory</text:p>
      <text:p text:style-name="P1">drupal-7.54/misc/ui/images/ui-bg_flat_0_aaaaaa_40x100.png</text:p>
      <text:p text:style-name="P1">tar: drupal-7.54: Cannot mkdir: Permission denied</text:p>
      <text:p text:style-name="P1">tar: drupal-7.54/misc/ui/images/ui-bg_flat_0_aaaaaa_40x100.png: Cannot open: No such file or directory</text:p>
      <text:p text:style-name="P1">drupal-7.54/misc/ui/images/ui-bg_flat_75_ffffff_40x100.png</text:p>
      <text:p text:style-name="P1">tar: drupal-7.54: Cannot mkdir: Permission denied</text:p>
      <text:p text:style-name="P1">tar: drupal-7.54/misc/ui/images/ui-bg_flat_75_ffffff_40x100.png: Cannot open: No such file or directory</text:p>
      <text:p text:style-name="P1"><text:soft-page-break/>drupal-7.54/misc/ui/images/ui-bg_glass_55_fbf9ee_1x400.png</text:p>
      <text:p text:style-name="P1">tar: drupal-7.54: Cannot mkdir: Permission denied</text:p>
      <text:p text:style-name="P1">tar: drupal-7.54/misc/ui/images/ui-bg_glass_55_fbf9ee_1x400.png: Cannot open: No such file or directory</text:p>
      <text:p text:style-name="P1">drupal-7.54/misc/ui/images/ui-bg_glass_65_ffffff_1x400.png</text:p>
      <text:p text:style-name="P1">tar: drupal-7.54: Cannot mkdir: Permission denied</text:p>
      <text:p text:style-name="P1">tar: drupal-7.54/misc/ui/images/ui-bg_glass_65_ffffff_1x400.png: Cannot open: No such file or directory</text:p>
      <text:p text:style-name="P1">drupal-7.54/misc/ui/images/ui-bg_glass_75_dadada_1x400.png</text:p>
      <text:p text:style-name="P1">tar: drupal-7.54: Cannot mkdir: Permission denied</text:p>
      <text:p text:style-name="P1">tar: drupal-7.54/misc/ui/images/ui-bg_glass_75_dadada_1x400.png: Cannot open: No such file or directory</text:p>
      <text:p text:style-name="P1">drupal-7.54/misc/ui/images/ui-bg_glass_75_e6e6e6_1x400.png</text:p>
      <text:p text:style-name="P1">tar: drupal-7.54: Cannot mkdir: Permission denied</text:p>
      <text:p text:style-name="P1">tar: drupal-7.54/misc/ui/images/ui-bg_glass_75_e6e6e6_1x400.png: Cannot open: No such file or directory</text:p>
      <text:p text:style-name="P1">drupal-7.54/misc/ui/images/ui-bg_glass_95_fef1ec_1x400.png</text:p>
      <text:p text:style-name="P1">tar: drupal-7.54: Cannot mkdir: Permission denied</text:p>
      <text:p text:style-name="P1">tar: drupal-7.54/misc/ui/images/ui-bg_glass_95_fef1ec_1x400.png: Cannot open: No such file or directory</text:p>
      <text:p text:style-name="P1">drupal-7.54/misc/ui/images/ui-bg_highlight-soft_75_cccccc_1x100.png</text:p>
      <text:p text:style-name="P1">tar: drupal-7.54: Cannot mkdir: Permission denied</text:p>
      <text:p text:style-name="P1">tar: drupal-7.54/misc/ui/images/ui-bg_highlight-soft_75_cccccc_1x100.png: Cannot open: No such file or directory</text:p>
      <text:p text:style-name="P1">drupal-7.54/misc/ui/images/ui-icons_222222_256x240.png</text:p>
      <text:p text:style-name="P1">tar: drupal-7.54: Cannot mkdir: Permission denied</text:p>
      <text:p text:style-name="P1">tar: drupal-7.54/misc/ui/images/ui-icons_222222_256x240.png: Cannot open: No such file or directory</text:p>
      <text:p text:style-name="P1">drupal-7.54/misc/ui/images/ui-icons_2e83ff_256x240.png</text:p>
      <text:p text:style-name="P1">tar: drupal-7.54: Cannot mkdir: Permission denied</text:p>
      <text:p text:style-name="P1">tar: drupal-7.54/misc/ui/images/ui-icons_2e83ff_256x240.png: Cannot open: No such file or directory</text:p>
      <text:p text:style-name="P1">drupal-7.54/misc/ui/images/ui-icons_454545_256x240.png</text:p>
      <text:p text:style-name="P1">tar: drupal-7.54: Cannot mkdir: Permission denied</text:p>
      <text:p text:style-name="P1">tar: drupal-7.54/misc/ui/images/ui-icons_454545_256x240.png: Cannot open: No such file or directory</text:p>
      <text:p text:style-name="P1">drupal-7.54/misc/ui/images/ui-icons_888888_256x240.png</text:p>
      <text:p text:style-name="P1">tar: drupal-7.54: Cannot mkdir: Permission denied</text:p>
      <text:p text:style-name="P1">tar: drupal-7.54/misc/ui/images/ui-icons_888888_256x240.png: Cannot open: No such file or directory</text:p>
      <text:p text:style-name="P1">drupal-7.54/misc/ui/images/ui-icons_cd0a0a_256x240.png</text:p>
      <text:p text:style-name="P1">tar: drupal-7.54: Cannot mkdir: Permission denied</text:p>
      <text:p text:style-name="P1">tar: drupal-7.54/misc/ui/images/ui-icons_cd0a0a_256x240.png: Cannot open: No such file or directory</text:p>
      <text:p text:style-name="P1">drupal-7.54/misc/ui/jquery.effects.blind.min.js</text:p>
      <text:p text:style-name="P1">tar: drupal-7.54: Cannot mkdir: Permission denied</text:p>
      <text:p text:style-name="P1">tar: drupal-7.54/misc/ui/jquery.effects.blind.min.js: Cannot open: No such file or directory</text:p>
      <text:p text:style-name="P1">drupal-7.54/misc/ui/jquery.effects.bounce.min.js</text:p>
      <text:p text:style-name="P1">tar: drupal-7.54: Cannot mkdir: Permission denied</text:p>
      <text:p text:style-name="P1">tar: drupal-7.54/misc/ui/jquery.effects.bounce.min.js: Cannot open: No such file or directory</text:p>
      <text:p text:style-name="P1">drupal-7.54/misc/ui/jquery.effects.clip.min.js</text:p>
      <text:p text:style-name="P1">tar: drupal-7.54: Cannot mkdir: Permission denied</text:p>
      <text:p text:style-name="P1"><text:soft-page-break/>tar: drupal-7.54/misc/ui/jquery.effects.clip.min.js: Cannot open: No such file or directory</text:p>
      <text:p text:style-name="P1">drupal-7.54/misc/ui/jquery.effects.core.min.js</text:p>
      <text:p text:style-name="P1">tar: drupal-7.54: Cannot mkdir: Permission denied</text:p>
      <text:p text:style-name="P1">tar: drupal-7.54/misc/ui/jquery.effects.core.min.js: Cannot open: No such file or directory</text:p>
      <text:p text:style-name="P1">drupal-7.54/misc/ui/jquery.effects.drop.min.js</text:p>
      <text:p text:style-name="P1">tar: drupal-7.54: Cannot mkdir: Permission denied</text:p>
      <text:p text:style-name="P1">tar: drupal-7.54/misc/ui/jquery.effects.drop.min.js: Cannot open: No such file or directory</text:p>
      <text:p text:style-name="P1">drupal-7.54/misc/ui/jquery.effects.explode.min.js</text:p>
      <text:p text:style-name="P1">tar: drupal-7.54: Cannot mkdir: Permission denied</text:p>
      <text:p text:style-name="P1">tar: drupal-7.54/misc/ui/jquery.effects.explode.min.js: Cannot open: No such file or directory</text:p>
      <text:p text:style-name="P1">drupal-7.54/misc/ui/jquery.effects.fade.min.js</text:p>
      <text:p text:style-name="P1">tar: drupal-7.54: Cannot mkdir: Permission denied</text:p>
      <text:p text:style-name="P1">tar: drupal-7.54/misc/ui/jquery.effects.fade.min.js: Cannot open: No such file or directory</text:p>
      <text:p text:style-name="P1">drupal-7.54/misc/ui/jquery.effects.fold.min.js</text:p>
      <text:p text:style-name="P1">tar: drupal-7.54: Cannot mkdir: Permission denied</text:p>
      <text:p text:style-name="P1">tar: drupal-7.54/misc/ui/jquery.effects.fold.min.js: Cannot open: No such file or directory</text:p>
      <text:p text:style-name="P1">drupal-7.54/misc/ui/jquery.effects.highlight.min.js</text:p>
      <text:p text:style-name="P1">tar: drupal-7.54: Cannot mkdir: Permission denied</text:p>
      <text:p text:style-name="P1">tar: drupal-7.54/misc/ui/jquery.effects.highlight.min.js: Cannot open: No such file or directory</text:p>
      <text:p text:style-name="P1">drupal-7.54/misc/ui/jquery.effects.pulsate.min.js</text:p>
      <text:p text:style-name="P1">tar: drupal-7.54: Cannot mkdir: Permission denied</text:p>
      <text:p text:style-name="P1">tar: drupal-7.54/misc/ui/jquery.effects.pulsate.min.js: Cannot open: No such file or directory</text:p>
      <text:p text:style-name="P1">drupal-7.54/misc/ui/jquery.effects.scale.min.js</text:p>
      <text:p text:style-name="P1">tar: drupal-7.54: Cannot mkdir: Permission denied</text:p>
      <text:p text:style-name="P1">tar: drupal-7.54/misc/ui/jquery.effects.scale.min.js: Cannot open: No such file or directory</text:p>
      <text:p text:style-name="P1">drupal-7.54/misc/ui/jquery.effects.shake.min.js</text:p>
      <text:p text:style-name="P1">tar: drupal-7.54: Cannot mkdir: Permission denied</text:p>
      <text:p text:style-name="P1">tar: drupal-7.54/misc/ui/jquery.effects.shake.min.js: Cannot open: No such file or directory</text:p>
      <text:p text:style-name="P1">drupal-7.54/misc/ui/jquery.effects.slide.min.js</text:p>
      <text:p text:style-name="P1">tar: drupal-7.54: Cannot mkdir: Permission denied</text:p>
      <text:p text:style-name="P1">tar: drupal-7.54/misc/ui/jquery.effects.slide.min.js: Cannot open: No such file or directory</text:p>
      <text:p text:style-name="P1">drupal-7.54/misc/ui/jquery.effects.transfer.min.js</text:p>
      <text:p text:style-name="P1">tar: drupal-7.54: Cannot mkdir: Permission denied</text:p>
      <text:p text:style-name="P1">tar: drupal-7.54/misc/ui/jquery.effects.transfer.min.js: Cannot open: No such file or directory</text:p>
      <text:p text:style-name="P1">drupal-7.54/misc/ui/jquery.ui.accordion.css</text:p>
      <text:p text:style-name="P1">tar: drupal-7.54: Cannot mkdir: Permission denied</text:p>
      <text:p text:style-name="P1">tar: drupal-7.54/misc/ui/jquery.ui.accordion.css: Cannot open: No such file or directory</text:p>
      <text:p text:style-name="P1">drupal-7.54/misc/ui/jquery.ui.accordion.min.js</text:p>
      <text:p text:style-name="P1">tar: drupal-7.54: Cannot mkdir: Permission denied</text:p>
      <text:p text:style-name="P1">tar: drupal-7.54/misc/ui/jquery.ui.accordion.min.js: Cannot open: No such file or directory</text:p>
      <text:p text:style-name="P1">drupal-7.54/misc/ui/jquery.ui.autocomplete.css</text:p>
      <text:p text:style-name="P1">tar: drupal-7.54: Cannot mkdir: Permission denied</text:p>
      <text:p text:style-name="P1">tar: drupal-7.54/misc/ui/jquery.ui.autocomplete.css: Cannot open: No such file or directory</text:p>
      <text:p text:style-name="P1">drupal-7.54/misc/ui/jquery.ui.autocomplete.min.js</text:p>
      <text:p text:style-name="P1">tar: drupal-7.54: Cannot mkdir: Permission denied</text:p>
      <text:p text:style-name="P1">tar: drupal-7.54/misc/ui/jquery.ui.autocomplete.min.js: Cannot open: No such file or directory</text:p>
      <text:p text:style-name="P1">drupal-7.54/misc/ui/jquery.ui.button.css</text:p>
      <text:p text:style-name="P1">tar: drupal-7.54: Cannot mkdir: Permission denied</text:p>
      <text:p text:style-name="P1">tar: drupal-7.54/misc/ui/jquery.ui.button.css: Cannot open: No such file or directory</text:p>
      <text:p text:style-name="P1">drupal-7.54/misc/ui/jquery.ui.button.min.js</text:p>
      <text:p text:style-name="P1">tar: drupal-7.54: Cannot mkdir: Permission denied</text:p>
      <text:p text:style-name="P1">tar: drupal-7.54/misc/ui/jquery.ui.button.min.js: Cannot open: No such file or directory</text:p>
      <text:p text:style-name="P1"><text:soft-page-break/>drupal-7.54/misc/ui/jquery.ui.core.css</text:p>
      <text:p text:style-name="P1">tar: drupal-7.54: Cannot mkdir: Permission denied</text:p>
      <text:p text:style-name="P1">tar: drupal-7.54/misc/ui/jquery.ui.core.css: Cannot open: No such file or directory</text:p>
      <text:p text:style-name="P1">drupal-7.54/misc/ui/jquery.ui.core.min.js</text:p>
      <text:p text:style-name="P1">tar: drupal-7.54: Cannot mkdir: Permission denied</text:p>
      <text:p text:style-name="P1">tar: drupal-7.54/misc/ui/jquery.ui.core.min.js: Cannot open: No such file or directory</text:p>
      <text:p text:style-name="P1">drupal-7.54/misc/ui/jquery.ui.datepicker.css</text:p>
      <text:p text:style-name="P1">tar: drupal-7.54: Cannot mkdir: Permission denied</text:p>
      <text:p text:style-name="P1">tar: drupal-7.54/misc/ui/jquery.ui.datepicker.css: Cannot open: No such file or directory</text:p>
      <text:p text:style-name="P1">drupal-7.54/misc/ui/jquery.ui.datepicker.min.js</text:p>
      <text:p text:style-name="P1">tar: drupal-7.54: Cannot mkdir: Permission denied</text:p>
      <text:p text:style-name="P1">tar: drupal-7.54/misc/ui/jquery.ui.datepicker.min.js: Cannot open: No such file or directory</text:p>
      <text:p text:style-name="P1">drupal-7.54/misc/ui/jquery.ui.dialog.css</text:p>
      <text:p text:style-name="P1">tar: drupal-7.54: Cannot mkdir: Permission denied</text:p>
      <text:p text:style-name="P1">tar: drupal-7.54/misc/ui/jquery.ui.dialog.css: Cannot open: No such file or directory</text:p>
      <text:p text:style-name="P1">drupal-7.54/misc/ui/jquery.ui.dialog.min.js</text:p>
      <text:p text:style-name="P1">tar: drupal-7.54: Cannot mkdir: Permission denied</text:p>
      <text:p text:style-name="P1">tar: drupal-7.54/misc/ui/jquery.ui.dialog.min.js: Cannot open: No such file or directory</text:p>
      <text:p text:style-name="P1">drupal-7.54/misc/ui/jquery.ui.draggable.min.js</text:p>
      <text:p text:style-name="P1">tar: drupal-7.54: Cannot mkdir: Permission denied</text:p>
      <text:p text:style-name="P1">tar: drupal-7.54/misc/ui/jquery.ui.draggable.min.js: Cannot open: No such file or directory</text:p>
      <text:p text:style-name="P1">drupal-7.54/misc/ui/jquery.ui.droppable.min.js</text:p>
      <text:p text:style-name="P1">tar: drupal-7.54: Cannot mkdir: Permission denied</text:p>
      <text:p text:style-name="P1">tar: drupal-7.54/misc/ui/jquery.ui.droppable.min.js: Cannot open: No such file or directory</text:p>
      <text:p text:style-name="P1">drupal-7.54/misc/ui/jquery.ui.mouse.min.js</text:p>
      <text:p text:style-name="P1">tar: drupal-7.54: Cannot mkdir: Permission denied</text:p>
      <text:p text:style-name="P1">tar: drupal-7.54/misc/ui/jquery.ui.mouse.min.js: Cannot open: No such file or directory</text:p>
      <text:p text:style-name="P1">drupal-7.54/misc/ui/jquery.ui.position.min.js</text:p>
      <text:p text:style-name="P1">tar: drupal-7.54: Cannot mkdir: Permission denied</text:p>
      <text:p text:style-name="P1">tar: drupal-7.54/misc/ui/jquery.ui.position.min.js: Cannot open: No such file or directory</text:p>
      <text:p text:style-name="P1">drupal-7.54/misc/ui/jquery.ui.progressbar.css</text:p>
      <text:p text:style-name="P1">tar: drupal-7.54: Cannot mkdir: Permission denied</text:p>
      <text:p text:style-name="P1">tar: drupal-7.54/misc/ui/jquery.ui.progressbar.css: Cannot open: No such file or directory</text:p>
      <text:p text:style-name="P1">drupal-7.54/misc/ui/jquery.ui.progressbar.min.js</text:p>
      <text:p text:style-name="P1">tar: drupal-7.54: Cannot mkdir: Permission denied</text:p>
      <text:p text:style-name="P1">tar: drupal-7.54/misc/ui/jquery.ui.progressbar.min.js: Cannot open: No such file or directory</text:p>
      <text:p text:style-name="P1">drupal-7.54/misc/ui/jquery.ui.resizable.css</text:p>
      <text:p text:style-name="P1">tar: drupal-7.54: Cannot mkdir: Permission denied</text:p>
      <text:p text:style-name="P1">tar: drupal-7.54/misc/ui/jquery.ui.resizable.css: Cannot open: No such file or directory</text:p>
      <text:p text:style-name="P1">drupal-7.54/misc/ui/jquery.ui.resizable.min.js</text:p>
      <text:p text:style-name="P1">tar: drupal-7.54: Cannot mkdir: Permission denied</text:p>
      <text:p text:style-name="P1">tar: drupal-7.54/misc/ui/jquery.ui.resizable.min.js: Cannot open: No such file or directory</text:p>
      <text:p text:style-name="P1">drupal-7.54/misc/ui/jquery.ui.selectable.css</text:p>
      <text:p text:style-name="P1">tar: drupal-7.54: Cannot mkdir: Permission denied</text:p>
      <text:p text:style-name="P1">tar: drupal-7.54/misc/ui/jquery.ui.selectable.css: Cannot open: No such file or directory</text:p>
      <text:p text:style-name="P1">drupal-7.54/misc/ui/jquery.ui.selectable.min.js</text:p>
      <text:p text:style-name="P1">tar: drupal-7.54: Cannot mkdir: Permission denied</text:p>
      <text:p text:style-name="P1">tar: drupal-7.54/misc/ui/jquery.ui.selectable.min.js: Cannot open: No such file or directory</text:p>
      <text:p text:style-name="P1">drupal-7.54/misc/ui/jquery.ui.slider.css</text:p>
      <text:p text:style-name="P1">tar: drupal-7.54: Cannot mkdir: Permission denied</text:p>
      <text:p text:style-name="P1">tar: drupal-7.54/misc/ui/jquery.ui.slider.css: Cannot open: No such file or directory</text:p>
      <text:p text:style-name="P1">drupal-7.54/misc/ui/jquery.ui.slider.min.js</text:p>
      <text:p text:style-name="P1"><text:soft-page-break/>tar: drupal-7.54: Cannot mkdir: Permission denied</text:p>
      <text:p text:style-name="P1">tar: drupal-7.54/misc/ui/jquery.ui.slider.min.js: Cannot open: No such file or directory</text:p>
      <text:p text:style-name="P1">drupal-7.54/misc/ui/jquery.ui.sortable.min.js</text:p>
      <text:p text:style-name="P1">tar: drupal-7.54: Cannot mkdir: Permission denied</text:p>
      <text:p text:style-name="P1">tar: drupal-7.54/misc/ui/jquery.ui.sortable.min.js: Cannot open: No such file or directory</text:p>
      <text:p text:style-name="P1">drupal-7.54/misc/ui/jquery.ui.tabs.css</text:p>
      <text:p text:style-name="P1">tar: drupal-7.54: Cannot mkdir: Permission denied</text:p>
      <text:p text:style-name="P1">tar: drupal-7.54/misc/ui/jquery.ui.tabs.css: Cannot open: No such file or directory</text:p>
      <text:p text:style-name="P1">drupal-7.54/misc/ui/jquery.ui.tabs.min.js</text:p>
      <text:p text:style-name="P1">tar: drupal-7.54: Cannot mkdir: Permission denied</text:p>
      <text:p text:style-name="P1">tar: drupal-7.54/misc/ui/jquery.ui.tabs.min.js: Cannot open: No such file or directory</text:p>
      <text:p text:style-name="P1">drupal-7.54/misc/ui/jquery.ui.theme.css</text:p>
      <text:p text:style-name="P1">tar: drupal-7.54: Cannot mkdir: Permission denied</text:p>
      <text:p text:style-name="P1">tar: drupal-7.54/misc/ui/jquery.ui.theme.css: Cannot open: No such file or directory</text:p>
      <text:p text:style-name="P1">drupal-7.54/misc/ui/jquery.ui.widget.min.js</text:p>
      <text:p text:style-name="P1">tar: drupal-7.54: Cannot mkdir: Permission denied</text:p>
      <text:p text:style-name="P1">tar: drupal-7.54/misc/ui/jquery.ui.widget.min.js: Cannot open: No such file or directory</text:p>
      <text:p text:style-name="P1">drupal-7.54/misc/vertical-tabs-rtl.css</text:p>
      <text:p text:style-name="P1">tar: drupal-7.54: Cannot mkdir: Permission denied</text:p>
      <text:p text:style-name="P1">tar: drupal-7.54/misc/vertical-tabs-rtl.css: Cannot open: No such file or directory</text:p>
      <text:p text:style-name="P1">drupal-7.54/misc/vertical-tabs.css</text:p>
      <text:p text:style-name="P1">tar: drupal-7.54: Cannot mkdir: Permission denied</text:p>
      <text:p text:style-name="P1">tar: drupal-7.54/misc/vertical-tabs.css: Cannot open: No such file or directory</text:p>
      <text:p text:style-name="P1">drupal-7.54/misc/vertical-tabs.js</text:p>
      <text:p text:style-name="P1">tar: drupal-7.54: Cannot mkdir: Permission denied</text:p>
      <text:p text:style-name="P1">tar: drupal-7.54/misc/vertical-tabs.js: Cannot open: No such file or directory</text:p>
      <text:p text:style-name="P1">drupal-7.54/misc/watchdog-error.png</text:p>
      <text:p text:style-name="P1">tar: drupal-7.54: Cannot mkdir: Permission denied</text:p>
      <text:p text:style-name="P1">tar: drupal-7.54/misc/watchdog-error.png: Cannot open: No such file or directory</text:p>
      <text:p text:style-name="P1">drupal-7.54/misc/watchdog-ok.png</text:p>
      <text:p text:style-name="P1">tar: drupal-7.54: Cannot mkdir: Permission denied</text:p>
      <text:p text:style-name="P1">tar: drupal-7.54/misc/watchdog-ok.png: Cannot open: No such file or directory</text:p>
      <text:p text:style-name="P1">drupal-7.54/misc/watchdog-warning.png</text:p>
      <text:p text:style-name="P1">tar: drupal-7.54: Cannot mkdir: Permission denied</text:p>
      <text:p text:style-name="P1">tar: drupal-7.54/misc/watchdog-warning.png: Cannot open: No such file or directory</text:p>
      <text:p text:style-name="P1">drupal-7.54/modules/</text:p>
      <text:p text:style-name="P1">tar: drupal-7.54: Cannot mkdir: Permission denied</text:p>
      <text:p text:style-name="P1">tar: drupal-7.54/modules: Cannot mkdir: No such file or directory</text:p>
      <text:p text:style-name="P1">drupal-7.54/modules/README.txt</text:p>
      <text:p text:style-name="P1">tar: drupal-7.54: Cannot mkdir: Permission denied</text:p>
      <text:p text:style-name="P1">tar: drupal-7.54/modules/README.txt: Cannot open: No such file or directory</text:p>
      <text:p text:style-name="P1">drupal-7.54/modules/aggregator/</text:p>
      <text:p text:style-name="P1">tar: drupal-7.54: Cannot mkdir: Permission denied</text:p>
      <text:p text:style-name="P1">tar: drupal-7.54/modules/aggregator: Cannot mkdir: No such file or directory</text:p>
      <text:p text:style-name="P1">drupal-7.54/modules/aggregator/aggregator-feed-source.tpl.php</text:p>
      <text:p text:style-name="P1">tar: drupal-7.54: Cannot mkdir: Permission denied</text:p>
      <text:p text:style-name="P1">tar: drupal-7.54/modules/aggregator/aggregator-feed-source.tpl.php: Cannot open: No such file or directory</text:p>
      <text:p text:style-name="P1">drupal-7.54/modules/aggregator/aggregator-item.tpl.php</text:p>
      <text:p text:style-name="P1">tar: drupal-7.54: Cannot mkdir: Permission denied</text:p>
      <text:p text:style-name="P1">tar: drupal-7.54/modules/aggregator/aggregator-item.tpl.php: Cannot open: No such file or directory</text:p>
      <text:p text:style-name="P1">drupal-7.54/modules/aggregator/aggregator-rtl.css</text:p>
      <text:p text:style-name="P1"><text:soft-page-break/>tar: drupal-7.54: Cannot mkdir: Permission denied</text:p>
      <text:p text:style-name="P1">tar: drupal-7.54/modules/aggregator/aggregator-rtl.css: Cannot open: No such file or directory</text:p>
      <text:p text:style-name="P1">drupal-7.54/modules/aggregator/aggregator-summary-item.tpl.php</text:p>
      <text:p text:style-name="P1">tar: drupal-7.54: Cannot mkdir: Permission denied</text:p>
      <text:p text:style-name="P1">tar: drupal-7.54/modules/aggregator/aggregator-summary-item.tpl.php: Cannot open: No such file or directory</text:p>
      <text:p text:style-name="P1">drupal-7.54/modules/aggregator/aggregator-summary-items.tpl.php</text:p>
      <text:p text:style-name="P1">tar: drupal-7.54: Cannot mkdir: Permission denied</text:p>
      <text:p text:style-name="P1">tar: drupal-7.54/modules/aggregator/aggregator-summary-items.tpl.php: Cannot open: No such file or directory</text:p>
      <text:p text:style-name="P1">drupal-7.54/modules/aggregator/aggregator-wrapper.tpl.php</text:p>
      <text:p text:style-name="P1">tar: drupal-7.54: Cannot mkdir: Permission denied</text:p>
      <text:p text:style-name="P1">tar: drupal-7.54/modules/aggregator/aggregator-wrapper.tpl.php: Cannot open: No such file or directory</text:p>
      <text:p text:style-name="P1">drupal-7.54/modules/aggregator/aggregator.admin.inc</text:p>
      <text:p text:style-name="P1">tar: drupal-7.54: Cannot mkdir: Permission denied</text:p>
      <text:p text:style-name="P1">tar: drupal-7.54/modules/aggregator/aggregator.admin.inc: Cannot open: No such file or directory</text:p>
      <text:p text:style-name="P1">drupal-7.54/modules/aggregator/aggregator.api.php</text:p>
      <text:p text:style-name="P1">tar: drupal-7.54: Cannot mkdir: Permission denied</text:p>
      <text:p text:style-name="P1">tar: drupal-7.54/modules/aggregator/aggregator.api.php: Cannot open: No such file or directory</text:p>
      <text:p text:style-name="P1">drupal-7.54/modules/aggregator/aggregator.css</text:p>
      <text:p text:style-name="P1">tar: drupal-7.54: Cannot mkdir: Permission denied</text:p>
      <text:p text:style-name="P1">tar: drupal-7.54/modules/aggregator/aggregator.css: Cannot open: No such file or directory</text:p>
      <text:p text:style-name="P1">drupal-7.54/modules/aggregator/aggregator.fetcher.inc</text:p>
      <text:p text:style-name="P1">tar: drupal-7.54: Cannot mkdir: Permission denied</text:p>
      <text:p text:style-name="P1">tar: drupal-7.54/modules/aggregator/aggregator.fetcher.inc: Cannot open: No such file or directory</text:p>
      <text:p text:style-name="P1">drupal-7.54/modules/aggregator/aggregator.info</text:p>
      <text:p text:style-name="P1">tar: drupal-7.54: Cannot mkdir: Permission denied</text:p>
      <text:p text:style-name="P1">tar: drupal-7.54/modules/aggregator/aggregator.info: Cannot open: No such file or directory</text:p>
      <text:p text:style-name="P1">drupal-7.54/modules/aggregator/aggregator.install</text:p>
      <text:p text:style-name="P1">tar: drupal-7.54: Cannot mkdir: Permission denied</text:p>
      <text:p text:style-name="P1">tar: drupal-7.54/modules/aggregator/aggregator.install: Cannot open: No such file or directory</text:p>
      <text:p text:style-name="P1">drupal-7.54/modules/aggregator/aggregator.module</text:p>
      <text:p text:style-name="P1">tar: drupal-7.54: Cannot mkdir: Permission denied</text:p>
      <text:p text:style-name="P1">tar: drupal-7.54/modules/aggregator/aggregator.module: Cannot open: No such file or directory</text:p>
      <text:p text:style-name="P1">drupal-7.54/modules/aggregator/aggregator.pages.inc</text:p>
      <text:p text:style-name="P1">tar: drupal-7.54: Cannot mkdir: Permission denied</text:p>
      <text:p text:style-name="P1">tar: drupal-7.54/modules/aggregator/aggregator.pages.inc: Cannot open: No such file or directory</text:p>
      <text:p text:style-name="P1">drupal-7.54/modules/aggregator/aggregator.parser.inc</text:p>
      <text:p text:style-name="P1">tar: drupal-7.54: Cannot mkdir: Permission denied</text:p>
      <text:p text:style-name="P1">tar: drupal-7.54/modules/aggregator/aggregator.parser.inc: Cannot open: No such file or directory</text:p>
      <text:p text:style-name="P1">drupal-7.54/modules/aggregator/aggregator.processor.inc</text:p>
      <text:p text:style-name="P1">tar: drupal-7.54: Cannot mkdir: Permission denied</text:p>
      <text:p text:style-name="P1">tar: drupal-7.54/modules/aggregator/aggregator.processor.inc: Cannot open: No such file or directory</text:p>
      <text:p text:style-name="P1">drupal-7.54/modules/aggregator/aggregator.test</text:p>
      <text:p text:style-name="P1">tar: drupal-7.54: Cannot mkdir: Permission denied</text:p>
      <text:p text:style-name="P1">tar: drupal-7.54/modules/aggregator/aggregator.test: Cannot open: No such file or directory</text:p>
      <text:p text:style-name="P1">drupal-7.54/modules/aggregator/tests/</text:p>
      <text:p text:style-name="P1">tar: drupal-7.54: Cannot mkdir: Permission denied</text:p>
      <text:p text:style-name="P1">tar: drupal-7.54/modules/aggregator/tests: Cannot mkdir: No such file or directory</text:p>
      <text:p text:style-name="P1">drupal-7.54/modules/aggregator/tests/aggregator_test.info</text:p>
      <text:p text:style-name="P1"><text:soft-page-break/>tar: drupal-7.54: Cannot mkdir: Permission denied</text:p>
      <text:p text:style-name="P1">tar: drupal-7.54/modules/aggregator/tests/aggregator_test.info: Cannot open: No such file or directory</text:p>
      <text:p text:style-name="P1">drupal-7.54/modules/aggregator/tests/aggregator_test.module</text:p>
      <text:p text:style-name="P1">tar: drupal-7.54: Cannot mkdir: Permission denied</text:p>
      <text:p text:style-name="P1">tar: drupal-7.54/modules/aggregator/tests/aggregator_test.module: Cannot open: No such file or directory</text:p>
      <text:p text:style-name="P1">drupal-7.54/modules/aggregator/tests/aggregator_test_atom.xml</text:p>
      <text:p text:style-name="P1">tar: drupal-7.54: Cannot mkdir: Permission denied</text:p>
      <text:p text:style-name="P1">tar: drupal-7.54/modules/aggregator/tests/aggregator_test_atom.xml: Cannot open: No such file or directory</text:p>
      <text:p text:style-name="P1">drupal-7.54/modules/aggregator/tests/aggregator_test_rss091.xml</text:p>
      <text:p text:style-name="P1">tar: drupal-7.54: Cannot mkdir: Permission denied</text:p>
      <text:p text:style-name="P1">tar: drupal-7.54/modules/aggregator/tests/aggregator_test_rss091.xml: Cannot open: No such file or directory</text:p>
      <text:p text:style-name="P1">drupal-7.54/modules/aggregator/tests/aggregator_test_title_entities.xml</text:p>
      <text:p text:style-name="P1">tar: drupal-7.54: Cannot mkdir: Permission denied</text:p>
      <text:p text:style-name="P1">tar: drupal-7.54/modules/aggregator/tests/aggregator_test_title_entities.xml: Cannot open: No such file or directory</text:p>
      <text:p text:style-name="P1">drupal-7.54/modules/block/</text:p>
      <text:p text:style-name="P1">tar: drupal-7.54: Cannot mkdir: Permission denied</text:p>
      <text:p text:style-name="P1">tar: drupal-7.54/modules/block: Cannot mkdir: No such file or directory</text:p>
      <text:p text:style-name="P1">drupal-7.54/modules/block/block-admin-display-form.tpl.php</text:p>
      <text:p text:style-name="P1">tar: drupal-7.54: Cannot mkdir: Permission denied</text:p>
      <text:p text:style-name="P1">tar: drupal-7.54/modules/block/block-admin-display-form.tpl.php: Cannot open: No such file or directory</text:p>
      <text:p text:style-name="P1">drupal-7.54/modules/block/block.admin.inc</text:p>
      <text:p text:style-name="P1">tar: drupal-7.54: Cannot mkdir: Permission denied</text:p>
      <text:p text:style-name="P1">tar: drupal-7.54/modules/block/block.admin.inc: Cannot open: No such file or directory</text:p>
      <text:p text:style-name="P1">drupal-7.54/modules/block/block.api.php</text:p>
      <text:p text:style-name="P1">tar: drupal-7.54: Cannot mkdir: Permission denied</text:p>
      <text:p text:style-name="P1">tar: drupal-7.54/modules/block/block.api.php: Cannot open: No such file or directory</text:p>
      <text:p text:style-name="P1">drupal-7.54/modules/block/block.css</text:p>
      <text:p text:style-name="P1">tar: drupal-7.54: Cannot mkdir: Permission denied</text:p>
      <text:p text:style-name="P1">tar: drupal-7.54/modules/block/block.css: Cannot open: No such file or directory</text:p>
      <text:p text:style-name="P1">drupal-7.54/modules/block/block.info</text:p>
      <text:p text:style-name="P1">tar: drupal-7.54: Cannot mkdir: Permission denied</text:p>
      <text:p text:style-name="P1">tar: drupal-7.54/modules/block/block.info: Cannot open: No such file or directory</text:p>
      <text:p text:style-name="P1">drupal-7.54/modules/block/block.install</text:p>
      <text:p text:style-name="P1">tar: drupal-7.54: Cannot mkdir: Permission denied</text:p>
      <text:p text:style-name="P1">tar: drupal-7.54/modules/block/block.install: Cannot open: No such file or directory</text:p>
      <text:p text:style-name="P1">drupal-7.54/modules/block/block.js</text:p>
      <text:p text:style-name="P1">tar: drupal-7.54: Cannot mkdir: Permission denied</text:p>
      <text:p text:style-name="P1">tar: drupal-7.54/modules/block/block.js: Cannot open: No such file or directory</text:p>
      <text:p text:style-name="P1">drupal-7.54/modules/block/block.module</text:p>
      <text:p text:style-name="P1">tar: drupal-7.54: Cannot mkdir: Permission denied</text:p>
      <text:p text:style-name="P1">tar: drupal-7.54/modules/block/block.module: Cannot open: No such file or directory</text:p>
      <text:p text:style-name="P1">drupal-7.54/modules/block/block.test</text:p>
      <text:p text:style-name="P1">tar: drupal-7.54: Cannot mkdir: Permission denied</text:p>
      <text:p text:style-name="P1">tar: drupal-7.54/modules/block/block.test: Cannot open: No such file or directory</text:p>
      <text:p text:style-name="P1">drupal-7.54/modules/block/block.tpl.php</text:p>
      <text:p text:style-name="P1">tar: drupal-7.54: Cannot mkdir: Permission denied</text:p>
      <text:p text:style-name="P1"><text:soft-page-break/>tar: drupal-7.54/modules/block/block.tpl.php: Cannot open: No such file or directory</text:p>
      <text:p text:style-name="P1">drupal-7.54/modules/block/tests/</text:p>
      <text:p text:style-name="P1">tar: drupal-7.54: Cannot mkdir: Permission denied</text:p>
      <text:p text:style-name="P1">tar: drupal-7.54/modules/block/tests: Cannot mkdir: No such file or directory</text:p>
      <text:p text:style-name="P1">drupal-7.54/modules/block/tests/block_test.info</text:p>
      <text:p text:style-name="P1">tar: drupal-7.54: Cannot mkdir: Permission denied</text:p>
      <text:p text:style-name="P1">tar: drupal-7.54/modules/block/tests/block_test.info: Cannot open: No such file or directory</text:p>
      <text:p text:style-name="P1">drupal-7.54/modules/block/tests/block_test.module</text:p>
      <text:p text:style-name="P1">tar: drupal-7.54: Cannot mkdir: Permission denied</text:p>
      <text:p text:style-name="P1">tar: drupal-7.54/modules/block/tests/block_test.module: Cannot open: No such file or directory</text:p>
      <text:p text:style-name="P1">drupal-7.54/modules/block/tests/themes/</text:p>
      <text:p text:style-name="P1">tar: drupal-7.54: Cannot mkdir: Permission denied</text:p>
      <text:p text:style-name="P1">tar: drupal-7.54/modules/block/tests/themes: Cannot mkdir: No such file or directory</text:p>
      <text:p text:style-name="P1">drupal-7.54/modules/block/tests/themes/block_test_theme/</text:p>
      <text:p text:style-name="P1">tar: drupal-7.54: Cannot mkdir: Permission denied</text:p>
      <text:p text:style-name="P1">tar: drupal-7.54/modules/block/tests/themes/block_test_theme: Cannot mkdir: No such file or directory</text:p>
      <text:p text:style-name="P1">drupal-7.54/modules/block/tests/themes/block_test_theme/block_test_theme.info</text:p>
      <text:p text:style-name="P1">tar: drupal-7.54: Cannot mkdir: Permission denied</text:p>
      <text:p text:style-name="P1">tar: drupal-7.54/modules/block/tests/themes/block_test_theme/block_test_theme.info: Cannot open: No such file or directory</text:p>
      <text:p text:style-name="P1">drupal-7.54/modules/block/tests/themes/block_test_theme/page.tpl.php</text:p>
      <text:p text:style-name="P1">tar: drupal-7.54: Cannot mkdir: Permission denied</text:p>
      <text:p text:style-name="P1">tar: drupal-7.54/modules/block/tests/themes/block_test_theme/page.tpl.php: Cannot open: No such file or directory</text:p>
      <text:p text:style-name="P1">drupal-7.54/modules/blog/</text:p>
      <text:p text:style-name="P1">tar: drupal-7.54: Cannot mkdir: Permission denied</text:p>
      <text:p text:style-name="P1">tar: drupal-7.54/modules/blog: Cannot mkdir: No such file or directory</text:p>
      <text:p text:style-name="P1">drupal-7.54/modules/blog/blog.info</text:p>
      <text:p text:style-name="P1">tar: drupal-7.54: Cannot mkdir: Permission denied</text:p>
      <text:p text:style-name="P1">tar: drupal-7.54/modules/blog/blog.info: Cannot open: No such file or directory</text:p>
      <text:p text:style-name="P1">drupal-7.54/modules/blog/blog.install</text:p>
      <text:p text:style-name="P1">tar: drupal-7.54: Cannot mkdir: Permission denied</text:p>
      <text:p text:style-name="P1">tar: drupal-7.54/modules/blog/blog.install: Cannot open: No such file or directory</text:p>
      <text:p text:style-name="P1">drupal-7.54/modules/blog/blog.module</text:p>
      <text:p text:style-name="P1">tar: drupal-7.54: Cannot mkdir: Permission denied</text:p>
      <text:p text:style-name="P1">tar: drupal-7.54/modules/blog/blog.module: Cannot open: No such file or directory</text:p>
      <text:p text:style-name="P1">drupal-7.54/modules/blog/blog.pages.inc</text:p>
      <text:p text:style-name="P1">tar: drupal-7.54: Cannot mkdir: Permission denied</text:p>
      <text:p text:style-name="P1">tar: drupal-7.54/modules/blog/blog.pages.inc: Cannot open: No such file or directory</text:p>
      <text:p text:style-name="P1">drupal-7.54/modules/blog/blog.test</text:p>
      <text:p text:style-name="P1">tar: drupal-7.54: Cannot mkdir: Permission denied</text:p>
      <text:p text:style-name="P1">tar: drupal-7.54/modules/blog/blog.test: Cannot open: No such file or directory</text:p>
      <text:p text:style-name="P1">drupal-7.54/modules/book/</text:p>
      <text:p text:style-name="P1">tar: drupal-7.54: Cannot mkdir: Permission denied</text:p>
      <text:p text:style-name="P1">tar: drupal-7.54/modules/book: Cannot mkdir: No such file or directory</text:p>
      <text:p text:style-name="P1">drupal-7.54/modules/book/book-all-books-block.tpl.php</text:p>
      <text:p text:style-name="P1">tar: drupal-7.54: Cannot mkdir: Permission denied</text:p>
      <text:p text:style-name="P1">tar: drupal-7.54/modules/book/book-all-books-block.tpl.php: Cannot open: No such file or directory</text:p>
      <text:p text:style-name="P1">drupal-7.54/modules/book/book-export-html.tpl.php</text:p>
      <text:p text:style-name="P1">tar: drupal-7.54: Cannot mkdir: Permission denied</text:p>
      <text:p text:style-name="P1">tar: drupal-7.54/modules/book/book-export-html.tpl.php: Cannot open: No such file or directory</text:p>
      <text:p text:style-name="P1"><text:soft-page-break/>drupal-7.54/modules/book/book-navigation.tpl.php</text:p>
      <text:p text:style-name="P1">tar: drupal-7.54: Cannot mkdir: Permission denied</text:p>
      <text:p text:style-name="P1">tar: drupal-7.54/modules/book/book-navigation.tpl.php: Cannot open: No such file or directory</text:p>
      <text:p text:style-name="P1">drupal-7.54/modules/book/book-node-export-html.tpl.php</text:p>
      <text:p text:style-name="P1">tar: drupal-7.54: Cannot mkdir: Permission denied</text:p>
      <text:p text:style-name="P1">tar: drupal-7.54/modules/book/book-node-export-html.tpl.php: Cannot open: No such file or directory</text:p>
      <text:p text:style-name="P1">drupal-7.54/modules/book/book-rtl.css</text:p>
      <text:p text:style-name="P1">tar: drupal-7.54: Cannot mkdir: Permission denied</text:p>
      <text:p text:style-name="P1">tar: drupal-7.54/modules/book/book-rtl.css: Cannot open: No such file or directory</text:p>
      <text:p text:style-name="P1">drupal-7.54/modules/book/book.admin.inc</text:p>
      <text:p text:style-name="P1">tar: drupal-7.54: Cannot mkdir: Permission denied</text:p>
      <text:p text:style-name="P1">tar: drupal-7.54/modules/book/book.admin.inc: Cannot open: No such file or directory</text:p>
      <text:p text:style-name="P1">drupal-7.54/modules/book/book.css</text:p>
      <text:p text:style-name="P1">tar: drupal-7.54: Cannot mkdir: Permission denied</text:p>
      <text:p text:style-name="P1">tar: drupal-7.54/modules/book/book.css: Cannot open: No such file or directory</text:p>
      <text:p text:style-name="P1">drupal-7.54/modules/book/book.info</text:p>
      <text:p text:style-name="P1">tar: drupal-7.54: Cannot mkdir: Permission denied</text:p>
      <text:p text:style-name="P1">tar: drupal-7.54/modules/book/book.info: Cannot open: No such file or directory</text:p>
      <text:p text:style-name="P1">drupal-7.54/modules/book/book.install</text:p>
      <text:p text:style-name="P1">tar: drupal-7.54: Cannot mkdir: Permission denied</text:p>
      <text:p text:style-name="P1">tar: drupal-7.54/modules/book/book.install: Cannot open: No such file or directory</text:p>
      <text:p text:style-name="P1">drupal-7.54/modules/book/book.js</text:p>
      <text:p text:style-name="P1">tar: drupal-7.54: Cannot mkdir: Permission denied</text:p>
      <text:p text:style-name="P1">tar: drupal-7.54/modules/book/book.js: Cannot open: No such file or directory</text:p>
      <text:p text:style-name="P1">drupal-7.54/modules/book/book.module</text:p>
      <text:p text:style-name="P1">tar: drupal-7.54: Cannot mkdir: Permission denied</text:p>
      <text:p text:style-name="P1">tar: drupal-7.54/modules/book/book.module: Cannot open: No such file or directory</text:p>
      <text:p text:style-name="P1">drupal-7.54/modules/book/book.pages.inc</text:p>
      <text:p text:style-name="P1">tar: drupal-7.54: Cannot mkdir: Permission denied</text:p>
      <text:p text:style-name="P1">tar: drupal-7.54/modules/book/book.pages.inc: Cannot open: No such file or directory</text:p>
      <text:p text:style-name="P1">drupal-7.54/modules/book/book.test</text:p>
      <text:p text:style-name="P1">tar: drupal-7.54: Cannot mkdir: Permission denied</text:p>
      <text:p text:style-name="P1">tar: drupal-7.54/modules/book/book.test: Cannot open: No such file or directory</text:p>
      <text:p text:style-name="P1">drupal-7.54/modules/color/</text:p>
      <text:p text:style-name="P1">tar: drupal-7.54: Cannot mkdir: Permission denied</text:p>
      <text:p text:style-name="P1">tar: drupal-7.54/modules/color: Cannot mkdir: No such file or directory</text:p>
      <text:p text:style-name="P1">drupal-7.54/modules/color/color-rtl.css</text:p>
      <text:p text:style-name="P1">tar: drupal-7.54: Cannot mkdir: Permission denied</text:p>
      <text:p text:style-name="P1">tar: drupal-7.54/modules/color/color-rtl.css: Cannot open: No such file or directory</text:p>
      <text:p text:style-name="P1">drupal-7.54/modules/color/color.css</text:p>
      <text:p text:style-name="P1">tar: drupal-7.54: Cannot mkdir: Permission denied</text:p>
      <text:p text:style-name="P1">tar: drupal-7.54/modules/color/color.css: Cannot open: No such file or directory</text:p>
      <text:p text:style-name="P1">drupal-7.54/modules/color/color.info</text:p>
      <text:p text:style-name="P1">tar: drupal-7.54: Cannot mkdir: Permission denied</text:p>
      <text:p text:style-name="P1">tar: drupal-7.54/modules/color/color.info: Cannot open: No such file or directory</text:p>
      <text:p text:style-name="P1">drupal-7.54/modules/color/color.install</text:p>
      <text:p text:style-name="P1">tar: drupal-7.54: Cannot mkdir: Permission denied</text:p>
      <text:p text:style-name="P1">tar: drupal-7.54/modules/color/color.install: Cannot open: No such file or directory</text:p>
      <text:p text:style-name="P1">drupal-7.54/modules/color/color.js</text:p>
      <text:p text:style-name="P1">tar: drupal-7.54: Cannot mkdir: Permission denied</text:p>
      <text:p text:style-name="P1">tar: drupal-7.54/modules/color/color.js: Cannot open: No such file or directory</text:p>
      <text:p text:style-name="P1"><text:soft-page-break/>drupal-7.54/modules/color/color.module</text:p>
      <text:p text:style-name="P1">tar: drupal-7.54: Cannot mkdir: Permission denied</text:p>
      <text:p text:style-name="P1">tar: drupal-7.54/modules/color/color.module: Cannot open: No such file or directory</text:p>
      <text:p text:style-name="P1">drupal-7.54/modules/color/color.test</text:p>
      <text:p text:style-name="P1">tar: drupal-7.54: Cannot mkdir: Permission denied</text:p>
      <text:p text:style-name="P1">tar: drupal-7.54/modules/color/color.test: Cannot open: No such file or directory</text:p>
      <text:p text:style-name="P1">drupal-7.54/modules/color/images/</text:p>
      <text:p text:style-name="P1">tar: drupal-7.54: Cannot mkdir: Permission denied</text:p>
      <text:p text:style-name="P1">tar: drupal-7.54/modules/color/images: Cannot mkdir: No such file or directory</text:p>
      <text:p text:style-name="P1">drupal-7.54/modules/color/images/hook-rtl.png</text:p>
      <text:p text:style-name="P1">tar: drupal-7.54: Cannot mkdir: Permission denied</text:p>
      <text:p text:style-name="P1">tar: drupal-7.54/modules/color/images/hook-rtl.png: Cannot open: No such file or directory</text:p>
      <text:p text:style-name="P1">drupal-7.54/modules/color/images/hook.png</text:p>
      <text:p text:style-name="P1">tar: drupal-7.54: Cannot mkdir: Permission denied</text:p>
      <text:p text:style-name="P1">tar: drupal-7.54/modules/color/images/hook.png: Cannot open: No such file or directory</text:p>
      <text:p text:style-name="P1">drupal-7.54/modules/color/images/lock.png</text:p>
      <text:p text:style-name="P1">tar: drupal-7.54: Cannot mkdir: Permission denied</text:p>
      <text:p text:style-name="P1">tar: drupal-7.54/modules/color/images/lock.png: Cannot open: No such file or directory</text:p>
      <text:p text:style-name="P1">drupal-7.54/modules/color/preview.html</text:p>
      <text:p text:style-name="P1">tar: drupal-7.54: Cannot mkdir: Permission denied</text:p>
      <text:p text:style-name="P1">tar: drupal-7.54/modules/color/preview.html: Cannot open: No such file or directory</text:p>
      <text:p text:style-name="P1">drupal-7.54/modules/color/preview.js</text:p>
      <text:p text:style-name="P1">tar: drupal-7.54: Cannot mkdir: Permission denied</text:p>
      <text:p text:style-name="P1">tar: drupal-7.54/modules/color/preview.js: Cannot open: No such file or directory</text:p>
      <text:p text:style-name="P1">drupal-7.54/modules/comment/</text:p>
      <text:p text:style-name="P1">tar: drupal-7.54: Cannot mkdir: Permission denied</text:p>
      <text:p text:style-name="P1">tar: drupal-7.54/modules/comment: Cannot mkdir: No such file or directory</text:p>
      <text:p text:style-name="P1">drupal-7.54/modules/comment/comment-node-form.js</text:p>
      <text:p text:style-name="P1">tar: drupal-7.54: Cannot mkdir: Permission denied</text:p>
      <text:p text:style-name="P1">tar: drupal-7.54/modules/comment/comment-node-form.js: Cannot open: No such file or directory</text:p>
      <text:p text:style-name="P1">drupal-7.54/modules/comment/comment-rtl.css</text:p>
      <text:p text:style-name="P1">tar: drupal-7.54: Cannot mkdir: Permission denied</text:p>
      <text:p text:style-name="P1">tar: drupal-7.54/modules/comment/comment-rtl.css: Cannot open: No such file or directory</text:p>
      <text:p text:style-name="P1">drupal-7.54/modules/comment/comment-wrapper.tpl.php</text:p>
      <text:p text:style-name="P1">tar: drupal-7.54: Cannot mkdir: Permission denied</text:p>
      <text:p text:style-name="P1">tar: drupal-7.54/modules/comment/comment-wrapper.tpl.php: Cannot open: No such file or directory</text:p>
      <text:p text:style-name="P1">drupal-7.54/modules/comment/comment.admin.inc</text:p>
      <text:p text:style-name="P1">tar: drupal-7.54: Cannot mkdir: Permission denied</text:p>
      <text:p text:style-name="P1">tar: drupal-7.54/modules/comment/comment.admin.inc: Cannot open: No such file or directory</text:p>
      <text:p text:style-name="P1">drupal-7.54/modules/comment/comment.api.php</text:p>
      <text:p text:style-name="P1">tar: drupal-7.54: Cannot mkdir: Permission denied</text:p>
      <text:p text:style-name="P1">tar: drupal-7.54/modules/comment/comment.api.php: Cannot open: No such file or directory</text:p>
      <text:p text:style-name="P1">drupal-7.54/modules/comment/comment.css</text:p>
      <text:p text:style-name="P1">tar: drupal-7.54: Cannot mkdir: Permission denied</text:p>
      <text:p text:style-name="P1">tar: drupal-7.54/modules/comment/comment.css: Cannot open: No such file or directory</text:p>
      <text:p text:style-name="P1">drupal-7.54/modules/comment/comment.info</text:p>
      <text:p text:style-name="P1">tar: drupal-7.54: Cannot mkdir: Permission denied</text:p>
      <text:p text:style-name="P1">tar: drupal-7.54/modules/comment/comment.info: Cannot open: No such file or directory</text:p>
      <text:p text:style-name="P1">drupal-7.54/modules/comment/comment.install</text:p>
      <text:p text:style-name="P1">tar: drupal-7.54: Cannot mkdir: Permission denied</text:p>
      <text:p text:style-name="P1">tar: drupal-7.54/modules/comment/comment.install: Cannot open: No such file or directory</text:p>
      <text:p text:style-name="P1"><text:soft-page-break/>drupal-7.54/modules/comment/comment.module</text:p>
      <text:p text:style-name="P1">tar: drupal-7.54: Cannot mkdir: Permission denied</text:p>
      <text:p text:style-name="P1">tar: drupal-7.54/modules/comment/comment.module: Cannot open: No such file or directory</text:p>
      <text:p text:style-name="P1">drupal-7.54/modules/comment/comment.pages.inc</text:p>
      <text:p text:style-name="P1">tar: drupal-7.54: Cannot mkdir: Permission denied</text:p>
      <text:p text:style-name="P1">tar: drupal-7.54/modules/comment/comment.pages.inc: Cannot open: No such file or directory</text:p>
      <text:p text:style-name="P1">drupal-7.54/modules/comment/comment.test</text:p>
      <text:p text:style-name="P1">tar: drupal-7.54: Cannot mkdir: Permission denied</text:p>
      <text:p text:style-name="P1">tar: drupal-7.54/modules/comment/comment.test: Cannot open: No such file or directory</text:p>
      <text:p text:style-name="P1">drupal-7.54/modules/comment/comment.tokens.inc</text:p>
      <text:p text:style-name="P1">tar: drupal-7.54: Cannot mkdir: Permission denied</text:p>
      <text:p text:style-name="P1">tar: drupal-7.54/modules/comment/comment.tokens.inc: Cannot open: No such file or directory</text:p>
      <text:p text:style-name="P1">drupal-7.54/modules/comment/comment.tpl.php</text:p>
      <text:p text:style-name="P1">tar: drupal-7.54: Cannot mkdir: Permission denied</text:p>
      <text:p text:style-name="P1">tar: drupal-7.54/modules/comment/comment.tpl.php: Cannot open: No such file or directory</text:p>
      <text:p text:style-name="P1">drupal-7.54/modules/contact/</text:p>
      <text:p text:style-name="P1">tar: drupal-7.54: Cannot mkdir: Permission denied</text:p>
      <text:p text:style-name="P1">tar: drupal-7.54/modules/contact: Cannot mkdir: No such file or directory</text:p>
      <text:p text:style-name="P1">drupal-7.54/modules/contact/contact.admin.inc</text:p>
      <text:p text:style-name="P1">tar: drupal-7.54: Cannot mkdir: Permission denied</text:p>
      <text:p text:style-name="P1">tar: drupal-7.54/modules/contact/contact.admin.inc: Cannot open: No such file or directory</text:p>
      <text:p text:style-name="P1">drupal-7.54/modules/contact/contact.info</text:p>
      <text:p text:style-name="P1">tar: drupal-7.54: Cannot mkdir: Permission denied</text:p>
      <text:p text:style-name="P1">tar: drupal-7.54/modules/contact/contact.info: Cannot open: No such file or directory</text:p>
      <text:p text:style-name="P1">drupal-7.54/modules/contact/contact.install</text:p>
      <text:p text:style-name="P1">tar: drupal-7.54: Cannot mkdir: Permission denied</text:p>
      <text:p text:style-name="P1">tar: drupal-7.54/modules/contact/contact.install: Cannot open: No such file or directory</text:p>
      <text:p text:style-name="P1">drupal-7.54/modules/contact/contact.module</text:p>
      <text:p text:style-name="P1">tar: drupal-7.54: Cannot mkdir: Permission denied</text:p>
      <text:p text:style-name="P1">tar: drupal-7.54/modules/contact/contact.module: Cannot open: No such file or directory</text:p>
      <text:p text:style-name="P1">drupal-7.54/modules/contact/contact.pages.inc</text:p>
      <text:p text:style-name="P1">tar: drupal-7.54: Cannot mkdir: Permission denied</text:p>
      <text:p text:style-name="P1">tar: drupal-7.54/modules/contact/contact.pages.inc: Cannot open: No such file or directory</text:p>
      <text:p text:style-name="P1">drupal-7.54/modules/contact/contact.test</text:p>
      <text:p text:style-name="P1">tar: drupal-7.54: Cannot mkdir: Permission denied</text:p>
      <text:p text:style-name="P1">tar: drupal-7.54/modules/contact/contact.test: Cannot open: No such file or directory</text:p>
      <text:p text:style-name="P1">drupal-7.54/modules/contextual/</text:p>
      <text:p text:style-name="P1">tar: drupal-7.54: Cannot mkdir: Permission denied</text:p>
      <text:p text:style-name="P1">tar: drupal-7.54/modules/contextual: Cannot mkdir: No such file or directory</text:p>
      <text:p text:style-name="P1">drupal-7.54/modules/contextual/contextual-rtl.css</text:p>
      <text:p text:style-name="P1">tar: drupal-7.54: Cannot mkdir: Permission denied</text:p>
      <text:p text:style-name="P1">tar: drupal-7.54/modules/contextual/contextual-rtl.css: Cannot open: No such file or directory</text:p>
      <text:p text:style-name="P1">drupal-7.54/modules/contextual/contextual.api.php</text:p>
      <text:p text:style-name="P1">tar: drupal-7.54: Cannot mkdir: Permission denied</text:p>
      <text:p text:style-name="P1">tar: drupal-7.54/modules/contextual/contextual.api.php: Cannot open: No such file or directory</text:p>
      <text:p text:style-name="P1">drupal-7.54/modules/contextual/contextual.css</text:p>
      <text:p text:style-name="P1">tar: drupal-7.54: Cannot mkdir: Permission denied</text:p>
      <text:p text:style-name="P1">tar: drupal-7.54/modules/contextual/contextual.css: Cannot open: No such file or directory</text:p>
      <text:p text:style-name="P1">drupal-7.54/modules/contextual/contextual.info</text:p>
      <text:p text:style-name="P1">tar: drupal-7.54: Cannot mkdir: Permission denied</text:p>
      <text:p text:style-name="P1">tar: drupal-7.54/modules/contextual/contextual.info: Cannot open: No such file or directory</text:p>
      <text:p text:style-name="P1">drupal-7.54/modules/contextual/contextual.js</text:p>
      <text:p text:style-name="P1"><text:soft-page-break/>tar: drupal-7.54: Cannot mkdir: Permission denied</text:p>
      <text:p text:style-name="P1">tar: drupal-7.54/modules/contextual/contextual.js: Cannot open: No such file or directory</text:p>
      <text:p text:style-name="P1">drupal-7.54/modules/contextual/contextual.module</text:p>
      <text:p text:style-name="P1">tar: drupal-7.54: Cannot mkdir: Permission denied</text:p>
      <text:p text:style-name="P1">tar: drupal-7.54/modules/contextual/contextual.module: Cannot open: No such file or directory</text:p>
      <text:p text:style-name="P1">drupal-7.54/modules/contextual/contextual.test</text:p>
      <text:p text:style-name="P1">tar: drupal-7.54: Cannot mkdir: Permission denied</text:p>
      <text:p text:style-name="P1">tar: drupal-7.54/modules/contextual/contextual.test: Cannot open: No such file or directory</text:p>
      <text:p text:style-name="P1">drupal-7.54/modules/contextual/images/</text:p>
      <text:p text:style-name="P1">tar: drupal-7.54: Cannot mkdir: Permission denied</text:p>
      <text:p text:style-name="P1">tar: drupal-7.54/modules/contextual/images: Cannot mkdir: No such file or directory</text:p>
      <text:p text:style-name="P1">drupal-7.54/modules/contextual/images/gear-select.png</text:p>
      <text:p text:style-name="P1">tar: drupal-7.54: Cannot mkdir: Permission denied</text:p>
      <text:p text:style-name="P1">tar: drupal-7.54/modules/contextual/images/gear-select.png: Cannot open: No such file or directory</text:p>
      <text:p text:style-name="P1">drupal-7.54/modules/dashboard/</text:p>
      <text:p text:style-name="P1">tar: drupal-7.54: Cannot mkdir: Permission denied</text:p>
      <text:p text:style-name="P1">tar: drupal-7.54/modules/dashboard: Cannot mkdir: No such file or directory</text:p>
      <text:p text:style-name="P1">drupal-7.54/modules/dashboard/dashboard-rtl.css</text:p>
      <text:p text:style-name="P1">tar: drupal-7.54: Cannot mkdir: Permission denied</text:p>
      <text:p text:style-name="P1">tar: drupal-7.54/modules/dashboard/dashboard-rtl.css: Cannot open: No such file or directory</text:p>
      <text:p text:style-name="P1">drupal-7.54/modules/dashboard/dashboard.api.php</text:p>
      <text:p text:style-name="P1">tar: drupal-7.54: Cannot mkdir: Permission denied</text:p>
      <text:p text:style-name="P1">tar: drupal-7.54/modules/dashboard/dashboard.api.php: Cannot open: No such file or directory</text:p>
      <text:p text:style-name="P1">drupal-7.54/modules/dashboard/dashboard.css</text:p>
      <text:p text:style-name="P1">tar: drupal-7.54: Cannot mkdir: Permission denied</text:p>
      <text:p text:style-name="P1">tar: drupal-7.54/modules/dashboard/dashboard.css: Cannot open: No such file or directory</text:p>
      <text:p text:style-name="P1">drupal-7.54/modules/dashboard/dashboard.info</text:p>
      <text:p text:style-name="P1">tar: drupal-7.54: Cannot mkdir: Permission denied</text:p>
      <text:p text:style-name="P1">tar: drupal-7.54/modules/dashboard/dashboard.info: Cannot open: No such file or directory</text:p>
      <text:p text:style-name="P1">drupal-7.54/modules/dashboard/dashboard.install</text:p>
      <text:p text:style-name="P1">tar: drupal-7.54: Cannot mkdir: Permission denied</text:p>
      <text:p text:style-name="P1">tar: drupal-7.54/modules/dashboard/dashboard.install: Cannot open: No such file or directory</text:p>
      <text:p text:style-name="P1">drupal-7.54/modules/dashboard/dashboard.js</text:p>
      <text:p text:style-name="P1">tar: drupal-7.54: Cannot mkdir: Permission denied</text:p>
      <text:p text:style-name="P1">tar: drupal-7.54/modules/dashboard/dashboard.js: Cannot open: No such file or directory</text:p>
      <text:p text:style-name="P1">drupal-7.54/modules/dashboard/dashboard.module</text:p>
      <text:p text:style-name="P1">tar: drupal-7.54: Cannot mkdir: Permission denied</text:p>
      <text:p text:style-name="P1">tar: drupal-7.54/modules/dashboard/dashboard.module: Cannot open: No such file or directory</text:p>
      <text:p text:style-name="P1">drupal-7.54/modules/dashboard/dashboard.test</text:p>
      <text:p text:style-name="P1">tar: drupal-7.54: Cannot mkdir: Permission denied</text:p>
      <text:p text:style-name="P1">tar: drupal-7.54/modules/dashboard/dashboard.test: Cannot open: No such file or directory</text:p>
      <text:p text:style-name="P1">drupal-7.54/modules/dblog/</text:p>
      <text:p text:style-name="P1">tar: drupal-7.54: Cannot mkdir: Permission denied</text:p>
      <text:p text:style-name="P1">tar: drupal-7.54/modules/dblog: Cannot mkdir: No such file or directory</text:p>
      <text:p text:style-name="P1">drupal-7.54/modules/dblog/dblog-rtl.css</text:p>
      <text:p text:style-name="P1">tar: drupal-7.54: Cannot mkdir: Permission denied</text:p>
      <text:p text:style-name="P1">tar: drupal-7.54/modules/dblog/dblog-rtl.css: Cannot open: No such file or directory</text:p>
      <text:p text:style-name="P1">drupal-7.54/modules/dblog/dblog.admin.inc</text:p>
      <text:p text:style-name="P1">tar: drupal-7.54: Cannot mkdir: Permission denied</text:p>
      <text:p text:style-name="P1">tar: drupal-7.54/modules/dblog/dblog.admin.inc: Cannot open: No such file or directory</text:p>
      <text:p text:style-name="P1">drupal-7.54/modules/dblog/dblog.css</text:p>
      <text:p text:style-name="P1">tar: drupal-7.54: Cannot mkdir: Permission denied</text:p>
      <text:p text:style-name="P1"><text:soft-page-break/>tar: drupal-7.54/modules/dblog/dblog.css: Cannot open: No such file or directory</text:p>
      <text:p text:style-name="P1">drupal-7.54/modules/dblog/dblog.info</text:p>
      <text:p text:style-name="P1">tar: drupal-7.54: Cannot mkdir: Permission denied</text:p>
      <text:p text:style-name="P1">tar: drupal-7.54/modules/dblog/dblog.info: Cannot open: No such file or directory</text:p>
      <text:p text:style-name="P1">drupal-7.54/modules/dblog/dblog.install</text:p>
      <text:p text:style-name="P1">tar: drupal-7.54: Cannot mkdir: Permission denied</text:p>
      <text:p text:style-name="P1">tar: drupal-7.54/modules/dblog/dblog.install: Cannot open: No such file or directory</text:p>
      <text:p text:style-name="P1">drupal-7.54/modules/dblog/dblog.module</text:p>
      <text:p text:style-name="P1">tar: drupal-7.54: Cannot mkdir: Permission denied</text:p>
      <text:p text:style-name="P1">tar: drupal-7.54/modules/dblog/dblog.module: Cannot open: No such file or directory</text:p>
      <text:p text:style-name="P1">drupal-7.54/modules/dblog/dblog.test</text:p>
      <text:p text:style-name="P1">tar: drupal-7.54: Cannot mkdir: Permission denied</text:p>
      <text:p text:style-name="P1">tar: drupal-7.54/modules/dblog/dblog.test: Cannot open: No such file or directory</text:p>
      <text:p text:style-name="P1">drupal-7.54/modules/field/</text:p>
      <text:p text:style-name="P1">tar: drupal-7.54: Cannot mkdir: Permission denied</text:p>
      <text:p text:style-name="P1">tar: drupal-7.54/modules/field: Cannot mkdir: No such file or directory</text:p>
      <text:p text:style-name="P1">drupal-7.54/modules/field/field.api.php</text:p>
      <text:p text:style-name="P1">tar: drupal-7.54: Cannot mkdir: Permission denied</text:p>
      <text:p text:style-name="P1">tar: drupal-7.54/modules/field/field.api.php: Cannot open: No such file or directory</text:p>
      <text:p text:style-name="P1">drupal-7.54/modules/field/field.attach.inc</text:p>
      <text:p text:style-name="P1">tar: drupal-7.54: Cannot mkdir: Permission denied</text:p>
      <text:p text:style-name="P1">tar: drupal-7.54/modules/field/field.attach.inc: Cannot open: No such file or directory</text:p>
      <text:p text:style-name="P1">drupal-7.54/modules/field/field.crud.inc</text:p>
      <text:p text:style-name="P1">tar: drupal-7.54: Cannot mkdir: Permission denied</text:p>
      <text:p text:style-name="P1">tar: drupal-7.54/modules/field/field.crud.inc: Cannot open: No such file or directory</text:p>
      <text:p text:style-name="P1">drupal-7.54/modules/field/field.default.inc</text:p>
      <text:p text:style-name="P1">tar: drupal-7.54: Cannot mkdir: Permission denied</text:p>
      <text:p text:style-name="P1">tar: drupal-7.54/modules/field/field.default.inc: Cannot open: No such file or directory</text:p>
      <text:p text:style-name="P1">drupal-7.54/modules/field/field.form.inc</text:p>
      <text:p text:style-name="P1">tar: drupal-7.54: Cannot mkdir: Permission denied</text:p>
      <text:p text:style-name="P1">tar: drupal-7.54/modules/field/field.form.inc: Cannot open: No such file or directory</text:p>
      <text:p text:style-name="P1">drupal-7.54/modules/field/field.info</text:p>
      <text:p text:style-name="P1">tar: drupal-7.54: Cannot mkdir: Permission denied</text:p>
      <text:p text:style-name="P1">tar: drupal-7.54/modules/field/field.info: Cannot open: No such file or directory</text:p>
      <text:p text:style-name="P1">drupal-7.54/modules/field/field.info.class.inc</text:p>
      <text:p text:style-name="P1">tar: drupal-7.54: Cannot mkdir: Permission denied</text:p>
      <text:p text:style-name="P1">tar: drupal-7.54/modules/field/field.info.class.inc: Cannot open: No such file or directory</text:p>
      <text:p text:style-name="P1">drupal-7.54/modules/field/field.info.inc</text:p>
      <text:p text:style-name="P1">tar: drupal-7.54: Cannot mkdir: Permission denied</text:p>
      <text:p text:style-name="P1">tar: drupal-7.54/modules/field/field.info.inc: Cannot open: No such file or directory</text:p>
      <text:p text:style-name="P1">drupal-7.54/modules/field/field.install</text:p>
      <text:p text:style-name="P1">tar: drupal-7.54: Cannot mkdir: Permission denied</text:p>
      <text:p text:style-name="P1">tar: drupal-7.54/modules/field/field.install: Cannot open: No such file or directory</text:p>
      <text:p text:style-name="P1">drupal-7.54/modules/field/field.module</text:p>
      <text:p text:style-name="P1">tar: drupal-7.54: Cannot mkdir: Permission denied</text:p>
      <text:p text:style-name="P1">tar: drupal-7.54/modules/field/field.module: Cannot open: No such file or directory</text:p>
      <text:p text:style-name="P1">drupal-7.54/modules/field/field.multilingual.inc</text:p>
      <text:p text:style-name="P1">tar: drupal-7.54: Cannot mkdir: Permission denied</text:p>
      <text:p text:style-name="P1">tar: drupal-7.54/modules/field/field.multilingual.inc: Cannot open: No such file or directory</text:p>
      <text:p text:style-name="P1">drupal-7.54/modules/field/modules/</text:p>
      <text:p text:style-name="P1">tar: drupal-7.54: Cannot mkdir: Permission denied</text:p>
      <text:p text:style-name="P1">tar: drupal-7.54/modules/field/modules: Cannot mkdir: No such file or directory</text:p>
      <text:p text:style-name="P1"><text:soft-page-break/>drupal-7.54/modules/field/modules/field_sql_storage/</text:p>
      <text:p text:style-name="P1">tar: drupal-7.54: Cannot mkdir: Permission denied</text:p>
      <text:p text:style-name="P1">tar: drupal-7.54/modules/field/modules/field_sql_storage: Cannot mkdir: No such file or directory</text:p>
      <text:p text:style-name="P1">drupal-7.54/modules/field/modules/field_sql_storage/field_sql_storage.info</text:p>
      <text:p text:style-name="P1">tar: drupal-7.54: Cannot mkdir: Permission denied</text:p>
      <text:p text:style-name="P1">tar: drupal-7.54/modules/field/modules/field_sql_storage/field_sql_storage.info: Cannot open: No such file or directory</text:p>
      <text:p text:style-name="P1">drupal-7.54/modules/field/modules/field_sql_storage/field_sql_storage.install</text:p>
      <text:p text:style-name="P1">tar: drupal-7.54: Cannot mkdir: Permission denied</text:p>
      <text:p text:style-name="P1">tar: drupal-7.54/modules/field/modules/field_sql_storage/field_sql_storage.install: Cannot open: No such file or directory</text:p>
      <text:p text:style-name="P1">drupal-7.54/modules/field/modules/field_sql_storage/field_sql_storage.module</text:p>
      <text:p text:style-name="P1">tar: drupal-7.54: Cannot mkdir: Permission denied</text:p>
      <text:p text:style-name="P1">tar: drupal-7.54/modules/field/modules/field_sql_storage/field_sql_storage.module: Cannot open: No such file or directory</text:p>
      <text:p text:style-name="P1">drupal-7.54/modules/field/modules/field_sql_storage/field_sql_storage.test</text:p>
      <text:p text:style-name="P1">tar: drupal-7.54: Cannot mkdir: Permission denied</text:p>
      <text:p text:style-name="P1">tar: drupal-7.54/modules/field/modules/field_sql_storage/field_sql_storage.test: Cannot open: No such file or directory</text:p>
      <text:p text:style-name="P1">drupal-7.54/modules/field/modules/list/</text:p>
      <text:p text:style-name="P1">tar: drupal-7.54: Cannot mkdir: Permission denied</text:p>
      <text:p text:style-name="P1">tar: drupal-7.54/modules/field/modules/list: Cannot mkdir: No such file or directory</text:p>
      <text:p text:style-name="P1">drupal-7.54/modules/field/modules/list/list.info</text:p>
      <text:p text:style-name="P1">tar: drupal-7.54: Cannot mkdir: Permission denied</text:p>
      <text:p text:style-name="P1">tar: drupal-7.54/modules/field/modules/list/list.info: Cannot open: No such file or directory</text:p>
      <text:p text:style-name="P1">drupal-7.54/modules/field/modules/list/list.install</text:p>
      <text:p text:style-name="P1">tar: drupal-7.54: Cannot mkdir: Permission denied</text:p>
      <text:p text:style-name="P1">tar: drupal-7.54/modules/field/modules/list/list.install: Cannot open: No such file or directory</text:p>
      <text:p text:style-name="P1">drupal-7.54/modules/field/modules/list/list.module</text:p>
      <text:p text:style-name="P1">tar: drupal-7.54: Cannot mkdir: Permission denied</text:p>
      <text:p text:style-name="P1">tar: drupal-7.54/modules/field/modules/list/list.module: Cannot open: No such file or directory</text:p>
      <text:p text:style-name="P1">drupal-7.54/modules/field/modules/list/tests/</text:p>
      <text:p text:style-name="P1">tar: drupal-7.54: Cannot mkdir: Permission denied</text:p>
      <text:p text:style-name="P1">tar: drupal-7.54/modules/field/modules/list/tests: Cannot mkdir: No such file or directory</text:p>
      <text:p text:style-name="P1">drupal-7.54/modules/field/modules/list/tests/list.test</text:p>
      <text:p text:style-name="P1">tar: drupal-7.54: Cannot mkdir: Permission denied</text:p>
      <text:p text:style-name="P1">tar: drupal-7.54/modules/field/modules/list/tests/list.test: Cannot open: No such file or directory</text:p>
      <text:p text:style-name="P1">drupal-7.54/modules/field/modules/list/tests/list_test.info</text:p>
      <text:p text:style-name="P1">tar: drupal-7.54: Cannot mkdir: Permission denied</text:p>
      <text:p text:style-name="P1">tar: drupal-7.54/modules/field/modules/list/tests/list_test.info: Cannot open: No such file or directory</text:p>
      <text:p text:style-name="P1">drupal-7.54/modules/field/modules/list/tests/list_test.module</text:p>
      <text:p text:style-name="P1">tar: drupal-7.54: Cannot mkdir: Permission denied</text:p>
      <text:p text:style-name="P1">tar: drupal-7.54/modules/field/modules/list/tests/list_test.module: Cannot open: No such file or directory</text:p>
      <text:p text:style-name="P1">drupal-7.54/modules/field/modules/number/</text:p>
      <text:p text:style-name="P1">tar: drupal-7.54: Cannot mkdir: Permission denied</text:p>
      <text:p text:style-name="P1">tar: drupal-7.54/modules/field/modules/number: Cannot mkdir: No such file or directory</text:p>
      <text:p text:style-name="P1">drupal-7.54/modules/field/modules/number/number.info</text:p>
      <text:p text:style-name="P1">tar: drupal-7.54: Cannot mkdir: Permission denied</text:p>
      <text:p text:style-name="P1">tar: drupal-7.54/modules/field/modules/number/number.info: Cannot open: No such file or directory</text:p>
      <text:p text:style-name="P1">drupal-7.54/modules/field/modules/number/number.install</text:p>
      <text:p text:style-name="P1"><text:soft-page-break/>tar: drupal-7.54: Cannot mkdir: Permission denied</text:p>
      <text:p text:style-name="P1">tar: drupal-7.54/modules/field/modules/number/number.install: Cannot open: No such file or directory</text:p>
      <text:p text:style-name="P1">drupal-7.54/modules/field/modules/number/number.module</text:p>
      <text:p text:style-name="P1">tar: drupal-7.54: Cannot mkdir: Permission denied</text:p>
      <text:p text:style-name="P1">tar: drupal-7.54/modules/field/modules/number/number.module: Cannot open: No such file or directory</text:p>
      <text:p text:style-name="P1">drupal-7.54/modules/field/modules/number/number.test</text:p>
      <text:p text:style-name="P1">tar: drupal-7.54: Cannot mkdir: Permission denied</text:p>
      <text:p text:style-name="P1">tar: drupal-7.54/modules/field/modules/number/number.test: Cannot open: No such file or directory</text:p>
      <text:p text:style-name="P1">drupal-7.54/modules/field/modules/options/</text:p>
      <text:p text:style-name="P1">tar: drupal-7.54: Cannot mkdir: Permission denied</text:p>
      <text:p text:style-name="P1">tar: drupal-7.54/modules/field/modules/options: Cannot mkdir: No such file or directory</text:p>
      <text:p text:style-name="P1">drupal-7.54/modules/field/modules/options/options.api.php</text:p>
      <text:p text:style-name="P1">tar: drupal-7.54: Cannot mkdir: Permission denied</text:p>
      <text:p text:style-name="P1">tar: drupal-7.54/modules/field/modules/options/options.api.php: Cannot open: No such file or directory</text:p>
      <text:p text:style-name="P1">drupal-7.54/modules/field/modules/options/options.info</text:p>
      <text:p text:style-name="P1">tar: drupal-7.54: Cannot mkdir: Permission denied</text:p>
      <text:p text:style-name="P1">tar: drupal-7.54/modules/field/modules/options/options.info: Cannot open: No such file or directory</text:p>
      <text:p text:style-name="P1">drupal-7.54/modules/field/modules/options/options.module</text:p>
      <text:p text:style-name="P1">tar: drupal-7.54: Cannot mkdir: Permission denied</text:p>
      <text:p text:style-name="P1">tar: drupal-7.54/modules/field/modules/options/options.module: Cannot open: No such file or directory</text:p>
      <text:p text:style-name="P1">drupal-7.54/modules/field/modules/options/options.test</text:p>
      <text:p text:style-name="P1">tar: drupal-7.54: Cannot mkdir: Permission denied</text:p>
      <text:p text:style-name="P1">tar: drupal-7.54/modules/field/modules/options/options.test: Cannot open: No such file or directory</text:p>
      <text:p text:style-name="P1">drupal-7.54/modules/field/modules/text/</text:p>
      <text:p text:style-name="P1">tar: drupal-7.54: Cannot mkdir: Permission denied</text:p>
      <text:p text:style-name="P1">tar: drupal-7.54/modules/field/modules/text: Cannot mkdir: No such file or directory</text:p>
      <text:p text:style-name="P1">drupal-7.54/modules/field/modules/text/text.info</text:p>
      <text:p text:style-name="P1">tar: drupal-7.54: Cannot mkdir: Permission denied</text:p>
      <text:p text:style-name="P1">tar: drupal-7.54/modules/field/modules/text/text.info: Cannot open: No such file or directory</text:p>
      <text:p text:style-name="P1">drupal-7.54/modules/field/modules/text/text.install</text:p>
      <text:p text:style-name="P1">tar: drupal-7.54: Cannot mkdir: Permission denied</text:p>
      <text:p text:style-name="P1">tar: drupal-7.54/modules/field/modules/text/text.install: Cannot open: No such file or directory</text:p>
      <text:p text:style-name="P1">drupal-7.54/modules/field/modules/text/text.js</text:p>
      <text:p text:style-name="P1">tar: drupal-7.54: Cannot mkdir: Permission denied</text:p>
      <text:p text:style-name="P1">tar: drupal-7.54/modules/field/modules/text/text.js: Cannot open: No such file or directory</text:p>
      <text:p text:style-name="P1">drupal-7.54/modules/field/modules/text/text.module</text:p>
      <text:p text:style-name="P1">tar: drupal-7.54: Cannot mkdir: Permission denied</text:p>
      <text:p text:style-name="P1">tar: drupal-7.54/modules/field/modules/text/text.module: Cannot open: No such file or directory</text:p>
      <text:p text:style-name="P1">drupal-7.54/modules/field/modules/text/text.test</text:p>
      <text:p text:style-name="P1">tar: drupal-7.54: Cannot mkdir: Permission denied</text:p>
      <text:p text:style-name="P1">tar: drupal-7.54/modules/field/modules/text/text.test: Cannot open: No such file or directory</text:p>
      <text:p text:style-name="P1">drupal-7.54/modules/field/tests/</text:p>
      <text:p text:style-name="P1">tar: drupal-7.54: Cannot mkdir: Permission denied</text:p>
      <text:p text:style-name="P1">tar: drupal-7.54/modules/field/tests: Cannot mkdir: No such file or directory</text:p>
      <text:p text:style-name="P1">drupal-7.54/modules/field/tests/field.test</text:p>
      <text:p text:style-name="P1">tar: drupal-7.54: Cannot mkdir: Permission denied</text:p>
      <text:p text:style-name="P1">tar: drupal-7.54/modules/field/tests/field.test: Cannot open: No such file or directory</text:p>
      <text:p text:style-name="P1">drupal-7.54/modules/field/tests/field_test.entity.inc</text:p>
      <text:p text:style-name="P1"><text:soft-page-break/>tar: drupal-7.54: Cannot mkdir: Permission denied</text:p>
      <text:p text:style-name="P1">tar: drupal-7.54/modules/field/tests/field_test.entity.inc: Cannot open: No such file or directory</text:p>
      <text:p text:style-name="P1">drupal-7.54/modules/field/tests/field_test.field.inc</text:p>
      <text:p text:style-name="P1">tar: drupal-7.54: Cannot mkdir: Permission denied</text:p>
      <text:p text:style-name="P1">tar: drupal-7.54/modules/field/tests/field_test.field.inc: Cannot open: No such file or directory</text:p>
      <text:p text:style-name="P1">drupal-7.54/modules/field/tests/field_test.info</text:p>
      <text:p text:style-name="P1">tar: drupal-7.54: Cannot mkdir: Permission denied</text:p>
      <text:p text:style-name="P1">tar: drupal-7.54/modules/field/tests/field_test.info: Cannot open: No such file or directory</text:p>
      <text:p text:style-name="P1">drupal-7.54/modules/field/tests/field_test.install</text:p>
      <text:p text:style-name="P1">tar: drupal-7.54: Cannot mkdir: Permission denied</text:p>
      <text:p text:style-name="P1">tar: drupal-7.54/modules/field/tests/field_test.install: Cannot open: No such file or directory</text:p>
      <text:p text:style-name="P1">drupal-7.54/modules/field/tests/field_test.module</text:p>
      <text:p text:style-name="P1">tar: drupal-7.54: Cannot mkdir: Permission denied</text:p>
      <text:p text:style-name="P1">tar: drupal-7.54/modules/field/tests/field_test.module: Cannot open: No such file or directory</text:p>
      <text:p text:style-name="P1">drupal-7.54/modules/field/tests/field_test.storage.inc</text:p>
      <text:p text:style-name="P1">tar: drupal-7.54: Cannot mkdir: Permission denied</text:p>
      <text:p text:style-name="P1">tar: drupal-7.54/modules/field/tests/field_test.storage.inc: Cannot open: No such file or directory</text:p>
      <text:p text:style-name="P1">drupal-7.54/modules/field/theme/</text:p>
      <text:p text:style-name="P1">tar: drupal-7.54: Cannot mkdir: Permission denied</text:p>
      <text:p text:style-name="P1">tar: drupal-7.54/modules/field/theme: Cannot mkdir: No such file or directory</text:p>
      <text:p text:style-name="P1">drupal-7.54/modules/field/theme/field-rtl.css</text:p>
      <text:p text:style-name="P1">tar: drupal-7.54: Cannot mkdir: Permission denied</text:p>
      <text:p text:style-name="P1">tar: drupal-7.54/modules/field/theme/field-rtl.css: Cannot open: No such file or directory</text:p>
      <text:p text:style-name="P1">drupal-7.54/modules/field/theme/field.css</text:p>
      <text:p text:style-name="P1">tar: drupal-7.54: Cannot mkdir: Permission denied</text:p>
      <text:p text:style-name="P1">tar: drupal-7.54/modules/field/theme/field.css: Cannot open: No such file or directory</text:p>
      <text:p text:style-name="P1">drupal-7.54/modules/field/theme/field.tpl.php</text:p>
      <text:p text:style-name="P1">tar: drupal-7.54: Cannot mkdir: Permission denied</text:p>
      <text:p text:style-name="P1">tar: drupal-7.54/modules/field/theme/field.tpl.php: Cannot open: No such file or directory</text:p>
      <text:p text:style-name="P1">drupal-7.54/modules/field_ui/</text:p>
      <text:p text:style-name="P1">tar: drupal-7.54: Cannot mkdir: Permission denied</text:p>
      <text:p text:style-name="P1">tar: drupal-7.54/modules/field_ui: Cannot mkdir: No such file or directory</text:p>
      <text:p text:style-name="P1">drupal-7.54/modules/field_ui/field_ui-rtl.css</text:p>
      <text:p text:style-name="P1">tar: drupal-7.54: Cannot mkdir: Permission denied</text:p>
      <text:p text:style-name="P1">tar: drupal-7.54/modules/field_ui/field_ui-rtl.css: Cannot open: No such file or directory</text:p>
      <text:p text:style-name="P1">drupal-7.54/modules/field_ui/field_ui.admin.inc</text:p>
      <text:p text:style-name="P1">tar: drupal-7.54: Cannot mkdir: Permission denied</text:p>
      <text:p text:style-name="P1">tar: drupal-7.54/modules/field_ui/field_ui.admin.inc: Cannot open: No such file or directory</text:p>
      <text:p text:style-name="P1">drupal-7.54/modules/field_ui/field_ui.api.php</text:p>
      <text:p text:style-name="P1">tar: drupal-7.54: Cannot mkdir: Permission denied</text:p>
      <text:p text:style-name="P1">tar: drupal-7.54/modules/field_ui/field_ui.api.php: Cannot open: No such file or directory</text:p>
      <text:p text:style-name="P1">drupal-7.54/modules/field_ui/field_ui.css</text:p>
      <text:p text:style-name="P1">tar: drupal-7.54: Cannot mkdir: Permission denied</text:p>
      <text:p text:style-name="P1">tar: drupal-7.54/modules/field_ui/field_ui.css: Cannot open: No such file or directory</text:p>
      <text:p text:style-name="P1">drupal-7.54/modules/field_ui/field_ui.info</text:p>
      <text:p text:style-name="P1">tar: drupal-7.54: Cannot mkdir: Permission denied</text:p>
      <text:p text:style-name="P1">tar: drupal-7.54/modules/field_ui/field_ui.info: Cannot open: No such file or directory</text:p>
      <text:p text:style-name="P1">drupal-7.54/modules/field_ui/field_ui.js</text:p>
      <text:p text:style-name="P1">tar: drupal-7.54: Cannot mkdir: Permission denied</text:p>
      <text:p text:style-name="P1">tar: drupal-7.54/modules/field_ui/field_ui.js: Cannot open: No such file or directory</text:p>
      <text:p text:style-name="P1">drupal-7.54/modules/field_ui/field_ui.module</text:p>
      <text:p text:style-name="P1">tar: drupal-7.54: Cannot mkdir: Permission denied</text:p>
      <text:p text:style-name="P1"><text:soft-page-break/>tar: drupal-7.54/modules/field_ui/field_ui.module: Cannot open: No such file or directory</text:p>
      <text:p text:style-name="P1">drupal-7.54/modules/field_ui/field_ui.test</text:p>
      <text:p text:style-name="P1">tar: drupal-7.54: Cannot mkdir: Permission denied</text:p>
      <text:p text:style-name="P1">tar: drupal-7.54/modules/field_ui/field_ui.test: Cannot open: No such file or directory</text:p>
      <text:p text:style-name="P1">drupal-7.54/modules/file/</text:p>
      <text:p text:style-name="P1">tar: drupal-7.54: Cannot mkdir: Permission denied</text:p>
      <text:p text:style-name="P1">tar: drupal-7.54/modules/file: Cannot mkdir: No such file or directory</text:p>
      <text:p text:style-name="P1">drupal-7.54/modules/file/file.api.php</text:p>
      <text:p text:style-name="P1">tar: drupal-7.54: Cannot mkdir: Permission denied</text:p>
      <text:p text:style-name="P1">tar: drupal-7.54/modules/file/file.api.php: Cannot open: No such file or directory</text:p>
      <text:p text:style-name="P1">drupal-7.54/modules/file/file.css</text:p>
      <text:p text:style-name="P1">tar: drupal-7.54: Cannot mkdir: Permission denied</text:p>
      <text:p text:style-name="P1">tar: drupal-7.54/modules/file/file.css: Cannot open: No such file or directory</text:p>
      <text:p text:style-name="P1">drupal-7.54/modules/file/file.field.inc</text:p>
      <text:p text:style-name="P1">tar: drupal-7.54: Cannot mkdir: Permission denied</text:p>
      <text:p text:style-name="P1">tar: drupal-7.54/modules/file/file.field.inc: Cannot open: No such file or directory</text:p>
      <text:p text:style-name="P1">drupal-7.54/modules/file/file.info</text:p>
      <text:p text:style-name="P1">tar: drupal-7.54: Cannot mkdir: Permission denied</text:p>
      <text:p text:style-name="P1">tar: drupal-7.54/modules/file/file.info: Cannot open: No such file or directory</text:p>
      <text:p text:style-name="P1">drupal-7.54/modules/file/file.install</text:p>
      <text:p text:style-name="P1">tar: drupal-7.54: Cannot mkdir: Permission denied</text:p>
      <text:p text:style-name="P1">tar: drupal-7.54/modules/file/file.install: Cannot open: No such file or directory</text:p>
      <text:p text:style-name="P1">drupal-7.54/modules/file/file.js</text:p>
      <text:p text:style-name="P1">tar: drupal-7.54: Cannot mkdir: Permission denied</text:p>
      <text:p text:style-name="P1">tar: drupal-7.54/modules/file/file.js: Cannot open: No such file or directory</text:p>
      <text:p text:style-name="P1">drupal-7.54/modules/file/file.module</text:p>
      <text:p text:style-name="P1">tar: drupal-7.54: Cannot mkdir: Permission denied</text:p>
      <text:p text:style-name="P1">tar: drupal-7.54/modules/file/file.module: Cannot open: No such file or directory</text:p>
      <text:p text:style-name="P1">drupal-7.54/modules/file/icons/</text:p>
      <text:p text:style-name="P1">tar: drupal-7.54: Cannot mkdir: Permission denied</text:p>
      <text:p text:style-name="P1">tar: drupal-7.54/modules/file/icons: Cannot mkdir: No such file or directory</text:p>
      <text:p text:style-name="P1">drupal-7.54/modules/file/icons/application-octet-stream.png</text:p>
      <text:p text:style-name="P1">tar: drupal-7.54: Cannot mkdir: Permission denied</text:p>
      <text:p text:style-name="P1">tar: drupal-7.54/modules/file/icons/application-octet-stream.png: Cannot open: No such file or directory</text:p>
      <text:p text:style-name="P1">drupal-7.54/modules/file/icons/application-pdf.png</text:p>
      <text:p text:style-name="P1">tar: drupal-7.54: Cannot mkdir: Permission denied</text:p>
      <text:p text:style-name="P1">tar: drupal-7.54/modules/file/icons/application-pdf.png: Cannot open: No such file or directory</text:p>
      <text:p text:style-name="P1">drupal-7.54/modules/file/icons/application-x-executable.png</text:p>
      <text:p text:style-name="P1">tar: drupal-7.54: Cannot mkdir: Permission denied</text:p>
      <text:p text:style-name="P1">tar: drupal-7.54/modules/file/icons/application-x-executable.png: Cannot open: No such file or directory</text:p>
      <text:p text:style-name="P1">drupal-7.54/modules/file/icons/audio-x-generic.png</text:p>
      <text:p text:style-name="P1">tar: drupal-7.54: Cannot mkdir: Permission denied</text:p>
      <text:p text:style-name="P1">tar: drupal-7.54/modules/file/icons/audio-x-generic.png: Cannot open: No such file or directory</text:p>
      <text:p text:style-name="P1">drupal-7.54/modules/file/icons/image-x-generic.png</text:p>
      <text:p text:style-name="P1">tar: drupal-7.54: Cannot mkdir: Permission denied</text:p>
      <text:p text:style-name="P1">tar: drupal-7.54/modules/file/icons/image-x-generic.png: Cannot open: No such file or directory</text:p>
      <text:p text:style-name="P1">drupal-7.54/modules/file/icons/package-x-generic.png</text:p>
      <text:p text:style-name="P1">tar: drupal-7.54: Cannot mkdir: Permission denied</text:p>
      <text:p text:style-name="P1">tar: drupal-7.54/modules/file/icons/package-x-generic.png: Cannot open: No such file or directory</text:p>
      <text:p text:style-name="P1">drupal-7.54/modules/file/icons/text-html.png</text:p>
      <text:p text:style-name="P1"><text:soft-page-break/>tar: drupal-7.54: Cannot mkdir: Permission denied</text:p>
      <text:p text:style-name="P1">tar: drupal-7.54/modules/file/icons/text-html.png: Cannot open: No such file or directory</text:p>
      <text:p text:style-name="P1">drupal-7.54/modules/file/icons/text-plain.png</text:p>
      <text:p text:style-name="P1">tar: drupal-7.54: Cannot mkdir: Permission denied</text:p>
      <text:p text:style-name="P1">tar: drupal-7.54/modules/file/icons/text-plain.png: Cannot open: No such file or directory</text:p>
      <text:p text:style-name="P1">drupal-7.54/modules/file/icons/text-x-generic.png</text:p>
      <text:p text:style-name="P1">tar: drupal-7.54: Cannot mkdir: Permission denied</text:p>
      <text:p text:style-name="P1">tar: drupal-7.54/modules/file/icons/text-x-generic.png: Cannot open: No such file or directory</text:p>
      <text:p text:style-name="P1">drupal-7.54/modules/file/icons/text-x-script.png</text:p>
      <text:p text:style-name="P1">tar: drupal-7.54: Cannot mkdir: Permission denied</text:p>
      <text:p text:style-name="P1">tar: drupal-7.54/modules/file/icons/text-x-script.png: Cannot open: No such file or directory</text:p>
      <text:p text:style-name="P1">drupal-7.54/modules/file/icons/video-x-generic.png</text:p>
      <text:p text:style-name="P1">tar: drupal-7.54: Cannot mkdir: Permission denied</text:p>
      <text:p text:style-name="P1">tar: drupal-7.54/modules/file/icons/video-x-generic.png: Cannot open: No such file or directory</text:p>
      <text:p text:style-name="P1">drupal-7.54/modules/file/icons/x-office-document.png</text:p>
      <text:p text:style-name="P1">tar: drupal-7.54: Cannot mkdir: Permission denied</text:p>
      <text:p text:style-name="P1">tar: drupal-7.54/modules/file/icons/x-office-document.png: Cannot open: No such file or directory</text:p>
      <text:p text:style-name="P1">drupal-7.54/modules/file/icons/x-office-presentation.png</text:p>
      <text:p text:style-name="P1">tar: drupal-7.54: Cannot mkdir: Permission denied</text:p>
      <text:p text:style-name="P1">tar: drupal-7.54/modules/file/icons/x-office-presentation.png: Cannot open: No such file or directory</text:p>
      <text:p text:style-name="P1">drupal-7.54/modules/file/icons/x-office-spreadsheet.png</text:p>
      <text:p text:style-name="P1">tar: drupal-7.54: Cannot mkdir: Permission denied</text:p>
      <text:p text:style-name="P1">tar: drupal-7.54/modules/file/icons/x-office-spreadsheet.png: Cannot open: No such file or directory</text:p>
      <text:p text:style-name="P1">drupal-7.54/modules/file/tests/</text:p>
      <text:p text:style-name="P1">tar: drupal-7.54: Cannot mkdir: Permission denied</text:p>
      <text:p text:style-name="P1">tar: drupal-7.54/modules/file/tests: Cannot mkdir: No such file or directory</text:p>
      <text:p text:style-name="P1">drupal-7.54/modules/file/tests/file.test</text:p>
      <text:p text:style-name="P1">tar: drupal-7.54: Cannot mkdir: Permission denied</text:p>
      <text:p text:style-name="P1">tar: drupal-7.54/modules/file/tests/file.test: Cannot open: No such file or directory</text:p>
      <text:p text:style-name="P1">drupal-7.54/modules/file/tests/file_module_test.info</text:p>
      <text:p text:style-name="P1">tar: drupal-7.54: Cannot mkdir: Permission denied</text:p>
      <text:p text:style-name="P1">tar: drupal-7.54/modules/file/tests/file_module_test.info: Cannot open: No such file or directory</text:p>
      <text:p text:style-name="P1">drupal-7.54/modules/file/tests/file_module_test.module</text:p>
      <text:p text:style-name="P1">tar: drupal-7.54: Cannot mkdir: Permission denied</text:p>
      <text:p text:style-name="P1">tar: drupal-7.54/modules/file/tests/file_module_test.module: Cannot open: No such file or directory</text:p>
      <text:p text:style-name="P1">drupal-7.54/modules/filter/</text:p>
      <text:p text:style-name="P1">tar: drupal-7.54: Cannot mkdir: Permission denied</text:p>
      <text:p text:style-name="P1">tar: drupal-7.54/modules/filter: Cannot mkdir: No such file or directory</text:p>
      <text:p text:style-name="P1">drupal-7.54/modules/filter/filter.admin.inc</text:p>
      <text:p text:style-name="P1">tar: drupal-7.54: Cannot mkdir: Permission denied</text:p>
      <text:p text:style-name="P1">tar: drupal-7.54/modules/filter/filter.admin.inc: Cannot open: No such file or directory</text:p>
      <text:p text:style-name="P1">drupal-7.54/modules/filter/filter.admin.js</text:p>
      <text:p text:style-name="P1">tar: drupal-7.54: Cannot mkdir: Permission denied</text:p>
      <text:p text:style-name="P1">tar: drupal-7.54/modules/filter/filter.admin.js: Cannot open: No such file or directory</text:p>
      <text:p text:style-name="P1">drupal-7.54/modules/filter/filter.api.php</text:p>
      <text:p text:style-name="P1">tar: drupal-7.54: Cannot mkdir: Permission denied</text:p>
      <text:p text:style-name="P1">tar: drupal-7.54/modules/filter/filter.api.php: Cannot open: No such file or directory</text:p>
      <text:p text:style-name="P1">drupal-7.54/modules/filter/filter.css</text:p>
      <text:p text:style-name="P1">tar: drupal-7.54: Cannot mkdir: Permission denied</text:p>
      <text:p text:style-name="P1">tar: drupal-7.54/modules/filter/filter.css: Cannot open: No such file or directory</text:p>
      <text:p text:style-name="P1">drupal-7.54/modules/filter/filter.info</text:p>
      <text:p text:style-name="P1"><text:soft-page-break/>tar: drupal-7.54: Cannot mkdir: Permission denied</text:p>
      <text:p text:style-name="P1">tar: drupal-7.54/modules/filter/filter.info: Cannot open: No such file or directory</text:p>
      <text:p text:style-name="P1">drupal-7.54/modules/filter/filter.install</text:p>
      <text:p text:style-name="P1">tar: drupal-7.54: Cannot mkdir: Permission denied</text:p>
      <text:p text:style-name="P1">tar: drupal-7.54/modules/filter/filter.install: Cannot open: No such file or directory</text:p>
      <text:p text:style-name="P1">drupal-7.54/modules/filter/filter.js</text:p>
      <text:p text:style-name="P1">tar: drupal-7.54: Cannot mkdir: Permission denied</text:p>
      <text:p text:style-name="P1">tar: drupal-7.54/modules/filter/filter.js: Cannot open: No such file or directory</text:p>
      <text:p text:style-name="P1">drupal-7.54/modules/filter/filter.module</text:p>
      <text:p text:style-name="P1">tar: drupal-7.54: Cannot mkdir: Permission denied</text:p>
      <text:p text:style-name="P1">tar: drupal-7.54/modules/filter/filter.module: Cannot open: No such file or directory</text:p>
      <text:p text:style-name="P1">drupal-7.54/modules/filter/filter.pages.inc</text:p>
      <text:p text:style-name="P1">tar: drupal-7.54: Cannot mkdir: Permission denied</text:p>
      <text:p text:style-name="P1">tar: drupal-7.54/modules/filter/filter.pages.inc: Cannot open: No such file or directory</text:p>
      <text:p text:style-name="P1">drupal-7.54/modules/filter/filter.test</text:p>
      <text:p text:style-name="P1">tar: drupal-7.54: Cannot mkdir: Permission denied</text:p>
      <text:p text:style-name="P1">tar: drupal-7.54/modules/filter/filter.test: Cannot open: No such file or directory</text:p>
      <text:p text:style-name="P1">drupal-7.54/modules/filter/tests/</text:p>
      <text:p text:style-name="P1">tar: drupal-7.54: Cannot mkdir: Permission denied</text:p>
      <text:p text:style-name="P1">tar: drupal-7.54/modules/filter/tests: Cannot mkdir: No such file or directory</text:p>
      <text:p text:style-name="P1">drupal-7.54/modules/filter/tests/filter.url-input.txt</text:p>
      <text:p text:style-name="P1">tar: drupal-7.54: Cannot mkdir: Permission denied</text:p>
      <text:p text:style-name="P1">tar: drupal-7.54/modules/filter/tests/filter.url-input.txt: Cannot open: No such file or directory</text:p>
      <text:p text:style-name="P1">drupal-7.54/modules/filter/tests/filter.url-output.txt</text:p>
      <text:p text:style-name="P1">tar: drupal-7.54: Cannot mkdir: Permission denied</text:p>
      <text:p text:style-name="P1">tar: drupal-7.54/modules/filter/tests/filter.url-output.txt: Cannot open: No such file or directory</text:p>
      <text:p text:style-name="P1">drupal-7.54/modules/forum/</text:p>
      <text:p text:style-name="P1">tar: drupal-7.54: Cannot mkdir: Permission denied</text:p>
      <text:p text:style-name="P1">tar: drupal-7.54/modules/forum: Cannot mkdir: No such file or directory</text:p>
      <text:p text:style-name="P1">drupal-7.54/modules/forum/forum-icon.tpl.php</text:p>
      <text:p text:style-name="P1">tar: drupal-7.54: Cannot mkdir: Permission denied</text:p>
      <text:p text:style-name="P1">tar: drupal-7.54/modules/forum/forum-icon.tpl.php: Cannot open: No such file or directory</text:p>
      <text:p text:style-name="P1">drupal-7.54/modules/forum/forum-list.tpl.php</text:p>
      <text:p text:style-name="P1">tar: drupal-7.54: Cannot mkdir: Permission denied</text:p>
      <text:p text:style-name="P1">tar: drupal-7.54/modules/forum/forum-list.tpl.php: Cannot open: No such file or directory</text:p>
      <text:p text:style-name="P1">drupal-7.54/modules/forum/forum-rtl.css</text:p>
      <text:p text:style-name="P1">tar: drupal-7.54: Cannot mkdir: Permission denied</text:p>
      <text:p text:style-name="P1">tar: drupal-7.54/modules/forum/forum-rtl.css: Cannot open: No such file or directory</text:p>
      <text:p text:style-name="P1">drupal-7.54/modules/forum/forum-submitted.tpl.php</text:p>
      <text:p text:style-name="P1">tar: drupal-7.54: Cannot mkdir: Permission denied</text:p>
      <text:p text:style-name="P1">tar: drupal-7.54/modules/forum/forum-submitted.tpl.php: Cannot open: No such file or directory</text:p>
      <text:p text:style-name="P1">drupal-7.54/modules/forum/forum-topic-list.tpl.php</text:p>
      <text:p text:style-name="P1">tar: drupal-7.54: Cannot mkdir: Permission denied</text:p>
      <text:p text:style-name="P1">tar: drupal-7.54/modules/forum/forum-topic-list.tpl.php: Cannot open: No such file or directory</text:p>
      <text:p text:style-name="P1">drupal-7.54/modules/forum/forum.admin.inc</text:p>
      <text:p text:style-name="P1">tar: drupal-7.54: Cannot mkdir: Permission denied</text:p>
      <text:p text:style-name="P1">tar: drupal-7.54/modules/forum/forum.admin.inc: Cannot open: No such file or directory</text:p>
      <text:p text:style-name="P1">drupal-7.54/modules/forum/forum.css</text:p>
      <text:p text:style-name="P1">tar: drupal-7.54: Cannot mkdir: Permission denied</text:p>
      <text:p text:style-name="P1">tar: drupal-7.54/modules/forum/forum.css: Cannot open: No such file or directory</text:p>
      <text:p text:style-name="P1">drupal-7.54/modules/forum/forum.info</text:p>
      <text:p text:style-name="P1">tar: drupal-7.54: Cannot mkdir: Permission denied</text:p>
      <text:p text:style-name="P1"><text:soft-page-break/>tar: drupal-7.54/modules/forum/forum.info: Cannot open: No such file or directory</text:p>
      <text:p text:style-name="P1">drupal-7.54/modules/forum/forum.install</text:p>
      <text:p text:style-name="P1">tar: drupal-7.54: Cannot mkdir: Permission denied</text:p>
      <text:p text:style-name="P1">tar: drupal-7.54/modules/forum/forum.install: Cannot open: No such file or directory</text:p>
      <text:p text:style-name="P1">drupal-7.54/modules/forum/forum.module</text:p>
      <text:p text:style-name="P1">tar: drupal-7.54: Cannot mkdir: Permission denied</text:p>
      <text:p text:style-name="P1">tar: drupal-7.54/modules/forum/forum.module: Cannot open: No such file or directory</text:p>
      <text:p text:style-name="P1">drupal-7.54/modules/forum/forum.pages.inc</text:p>
      <text:p text:style-name="P1">tar: drupal-7.54: Cannot mkdir: Permission denied</text:p>
      <text:p text:style-name="P1">tar: drupal-7.54/modules/forum/forum.pages.inc: Cannot open: No such file or directory</text:p>
      <text:p text:style-name="P1">drupal-7.54/modules/forum/forum.test</text:p>
      <text:p text:style-name="P1">tar: drupal-7.54: Cannot mkdir: Permission denied</text:p>
      <text:p text:style-name="P1">tar: drupal-7.54/modules/forum/forum.test: Cannot open: No such file or directory</text:p>
      <text:p text:style-name="P1">drupal-7.54/modules/forum/forums.tpl.php</text:p>
      <text:p text:style-name="P1">tar: drupal-7.54: Cannot mkdir: Permission denied</text:p>
      <text:p text:style-name="P1">tar: drupal-7.54/modules/forum/forums.tpl.php: Cannot open: No such file or directory</text:p>
      <text:p text:style-name="P1">drupal-7.54/modules/help/</text:p>
      <text:p text:style-name="P1">tar: drupal-7.54: Cannot mkdir: Permission denied</text:p>
      <text:p text:style-name="P1">tar: drupal-7.54/modules/help: Cannot mkdir: No such file or directory</text:p>
      <text:p text:style-name="P1">drupal-7.54/modules/help/help-rtl.css</text:p>
      <text:p text:style-name="P1">tar: drupal-7.54: Cannot mkdir: Permission denied</text:p>
      <text:p text:style-name="P1">tar: drupal-7.54/modules/help/help-rtl.css: Cannot open: No such file or directory</text:p>
      <text:p text:style-name="P1">drupal-7.54/modules/help/help.admin.inc</text:p>
      <text:p text:style-name="P1">tar: drupal-7.54: Cannot mkdir: Permission denied</text:p>
      <text:p text:style-name="P1">tar: drupal-7.54/modules/help/help.admin.inc: Cannot open: No such file or directory</text:p>
      <text:p text:style-name="P1">drupal-7.54/modules/help/help.css</text:p>
      <text:p text:style-name="P1">tar: drupal-7.54: Cannot mkdir: Permission denied</text:p>
      <text:p text:style-name="P1">tar: drupal-7.54/modules/help/help.css: Cannot open: No such file or directory</text:p>
      <text:p text:style-name="P1">drupal-7.54/modules/help/help.info</text:p>
      <text:p text:style-name="P1">tar: drupal-7.54: Cannot mkdir: Permission denied</text:p>
      <text:p text:style-name="P1">tar: drupal-7.54/modules/help/help.info: Cannot open: No such file or directory</text:p>
      <text:p text:style-name="P1">drupal-7.54/modules/help/help.module</text:p>
      <text:p text:style-name="P1">tar: drupal-7.54: Cannot mkdir: Permission denied</text:p>
      <text:p text:style-name="P1">tar: drupal-7.54/modules/help/help.module: Cannot open: No such file or directory</text:p>
      <text:p text:style-name="P1">drupal-7.54/modules/help/help.test</text:p>
      <text:p text:style-name="P1">tar: drupal-7.54: Cannot mkdir: Permission denied</text:p>
      <text:p text:style-name="P1">tar: drupal-7.54/modules/help/help.test: Cannot open: No such file or directory</text:p>
      <text:p text:style-name="P1">drupal-7.54/modules/image/</text:p>
      <text:p text:style-name="P1">tar: drupal-7.54: Cannot mkdir: Permission denied</text:p>
      <text:p text:style-name="P1">tar: drupal-7.54/modules/image: Cannot mkdir: No such file or directory</text:p>
      <text:p text:style-name="P1">drupal-7.54/modules/image/image-rtl.css</text:p>
      <text:p text:style-name="P1">tar: drupal-7.54: Cannot mkdir: Permission denied</text:p>
      <text:p text:style-name="P1">tar: drupal-7.54/modules/image/image-rtl.css: Cannot open: No such file or directory</text:p>
      <text:p text:style-name="P1">drupal-7.54/modules/image/image.admin.css</text:p>
      <text:p text:style-name="P1">tar: drupal-7.54: Cannot mkdir: Permission denied</text:p>
      <text:p text:style-name="P1">tar: drupal-7.54/modules/image/image.admin.css: Cannot open: No such file or directory</text:p>
      <text:p text:style-name="P1">drupal-7.54/modules/image/image.admin.inc</text:p>
      <text:p text:style-name="P1">tar: drupal-7.54: Cannot mkdir: Permission denied</text:p>
      <text:p text:style-name="P1">tar: drupal-7.54/modules/image/image.admin.inc: Cannot open: No such file or directory</text:p>
      <text:p text:style-name="P1">drupal-7.54/modules/image/image.api.php</text:p>
      <text:p text:style-name="P1">tar: drupal-7.54: Cannot mkdir: Permission denied</text:p>
      <text:p text:style-name="P1">tar: drupal-7.54/modules/image/image.api.php: Cannot open: No such file or directory</text:p>
      <text:p text:style-name="P1"><text:soft-page-break/>drupal-7.54/modules/image/image.css</text:p>
      <text:p text:style-name="P1">tar: drupal-7.54: Cannot mkdir: Permission denied</text:p>
      <text:p text:style-name="P1">tar: drupal-7.54/modules/image/image.css: Cannot open: No such file or directory</text:p>
      <text:p text:style-name="P1">drupal-7.54/modules/image/image.effects.inc</text:p>
      <text:p text:style-name="P1">tar: drupal-7.54: Cannot mkdir: Permission denied</text:p>
      <text:p text:style-name="P1">tar: drupal-7.54/modules/image/image.effects.inc: Cannot open: No such file or directory</text:p>
      <text:p text:style-name="P1">drupal-7.54/modules/image/image.field.inc</text:p>
      <text:p text:style-name="P1">tar: drupal-7.54: Cannot mkdir: Permission denied</text:p>
      <text:p text:style-name="P1">tar: drupal-7.54/modules/image/image.field.inc: Cannot open: No such file or directory</text:p>
      <text:p text:style-name="P1">drupal-7.54/modules/image/image.info</text:p>
      <text:p text:style-name="P1">tar: drupal-7.54: Cannot mkdir: Permission denied</text:p>
      <text:p text:style-name="P1">tar: drupal-7.54/modules/image/image.info: Cannot open: No such file or directory</text:p>
      <text:p text:style-name="P1">drupal-7.54/modules/image/image.install</text:p>
      <text:p text:style-name="P1">tar: drupal-7.54: Cannot mkdir: Permission denied</text:p>
      <text:p text:style-name="P1">tar: drupal-7.54/modules/image/image.install: Cannot open: No such file or directory</text:p>
      <text:p text:style-name="P1">drupal-7.54/modules/image/image.module</text:p>
      <text:p text:style-name="P1">tar: drupal-7.54: Cannot mkdir: Permission denied</text:p>
      <text:p text:style-name="P1">tar: drupal-7.54/modules/image/image.module: Cannot open: No such file or directory</text:p>
      <text:p text:style-name="P1">drupal-7.54/modules/image/image.test</text:p>
      <text:p text:style-name="P1">tar: drupal-7.54: Cannot mkdir: Permission denied</text:p>
      <text:p text:style-name="P1">tar: drupal-7.54/modules/image/image.test: Cannot open: No such file or directory</text:p>
      <text:p text:style-name="P1">drupal-7.54/modules/image/sample.png</text:p>
      <text:p text:style-name="P1">tar: drupal-7.54: Cannot mkdir: Permission denied</text:p>
      <text:p text:style-name="P1">tar: drupal-7.54/modules/image/sample.png: Cannot open: No such file or directory</text:p>
      <text:p text:style-name="P1">drupal-7.54/modules/image/tests/</text:p>
      <text:p text:style-name="P1">tar: drupal-7.54: Cannot mkdir: Permission denied</text:p>
      <text:p text:style-name="P1">tar: drupal-7.54/modules/image/tests: Cannot mkdir: No such file or directory</text:p>
      <text:p text:style-name="P1">drupal-7.54/modules/image/tests/image_module_test.info</text:p>
      <text:p text:style-name="P1">tar: drupal-7.54: Cannot mkdir: Permission denied</text:p>
      <text:p text:style-name="P1">tar: drupal-7.54/modules/image/tests/image_module_test.info: Cannot open: No such file or directory</text:p>
      <text:p text:style-name="P1">drupal-7.54/modules/image/tests/image_module_test.module</text:p>
      <text:p text:style-name="P1">tar: drupal-7.54: Cannot mkdir: Permission denied</text:p>
      <text:p text:style-name="P1">tar: drupal-7.54/modules/image/tests/image_module_test.module: Cannot open: No such file or directory</text:p>
      <text:p text:style-name="P1">drupal-7.54/modules/locale/</text:p>
      <text:p text:style-name="P1">tar: drupal-7.54: Cannot mkdir: Permission denied</text:p>
      <text:p text:style-name="P1">tar: drupal-7.54/modules/locale: Cannot mkdir: No such file or directory</text:p>
      <text:p text:style-name="P1">drupal-7.54/modules/locale/locale-rtl.css</text:p>
      <text:p text:style-name="P1">tar: drupal-7.54: Cannot mkdir: Permission denied</text:p>
      <text:p text:style-name="P1">tar: drupal-7.54/modules/locale/locale-rtl.css: Cannot open: No such file or directory</text:p>
      <text:p text:style-name="P1">drupal-7.54/modules/locale/locale.admin.inc</text:p>
      <text:p text:style-name="P1">tar: drupal-7.54: Cannot mkdir: Permission denied</text:p>
      <text:p text:style-name="P1">tar: drupal-7.54/modules/locale/locale.admin.inc: Cannot open: No such file or directory</text:p>
      <text:p text:style-name="P1">drupal-7.54/modules/locale/locale.api.php</text:p>
      <text:p text:style-name="P1">tar: drupal-7.54: Cannot mkdir: Permission denied</text:p>
      <text:p text:style-name="P1">tar: drupal-7.54/modules/locale/locale.api.php: Cannot open: No such file or directory</text:p>
      <text:p text:style-name="P1">drupal-7.54/modules/locale/locale.css</text:p>
      <text:p text:style-name="P1">tar: drupal-7.54: Cannot mkdir: Permission denied</text:p>
      <text:p text:style-name="P1">tar: drupal-7.54/modules/locale/locale.css: Cannot open: No such file or directory</text:p>
      <text:p text:style-name="P1">drupal-7.54/modules/locale/locale.datepicker.js</text:p>
      <text:p text:style-name="P1">tar: drupal-7.54: Cannot mkdir: Permission denied</text:p>
      <text:p text:style-name="P1"><text:soft-page-break/>tar: drupal-7.54/modules/locale/locale.datepicker.js: Cannot open: No such file or directory</text:p>
      <text:p text:style-name="P1">drupal-7.54/modules/locale/locale.info</text:p>
      <text:p text:style-name="P1">tar: drupal-7.54: Cannot mkdir: Permission denied</text:p>
      <text:p text:style-name="P1">tar: drupal-7.54/modules/locale/locale.info: Cannot open: No such file or directory</text:p>
      <text:p text:style-name="P1">drupal-7.54/modules/locale/locale.install</text:p>
      <text:p text:style-name="P1">tar: drupal-7.54: Cannot mkdir: Permission denied</text:p>
      <text:p text:style-name="P1">tar: drupal-7.54/modules/locale/locale.install: Cannot open: No such file or directory</text:p>
      <text:p text:style-name="P1">drupal-7.54/modules/locale/locale.module</text:p>
      <text:p text:style-name="P1">tar: drupal-7.54: Cannot mkdir: Permission denied</text:p>
      <text:p text:style-name="P1">tar: drupal-7.54/modules/locale/locale.module: Cannot open: No such file or directory</text:p>
      <text:p text:style-name="P1">drupal-7.54/modules/locale/locale.test</text:p>
      <text:p text:style-name="P1">tar: drupal-7.54: Cannot mkdir: Permission denied</text:p>
      <text:p text:style-name="P1">tar: drupal-7.54/modules/locale/locale.test: Cannot open: No such file or directory</text:p>
      <text:p text:style-name="P1">drupal-7.54/modules/locale/tests/</text:p>
      <text:p text:style-name="P1">tar: drupal-7.54: Cannot mkdir: Permission denied</text:p>
      <text:p text:style-name="P1">tar: drupal-7.54/modules/locale/tests: Cannot mkdir: No such file or directory</text:p>
      <text:p text:style-name="P1">drupal-7.54/modules/locale/tests/locale_test.info</text:p>
      <text:p text:style-name="P1">tar: drupal-7.54: Cannot mkdir: Permission denied</text:p>
      <text:p text:style-name="P1">tar: drupal-7.54/modules/locale/tests/locale_test.info: Cannot open: No such file or directory</text:p>
      <text:p text:style-name="P1">drupal-7.54/modules/locale/tests/locale_test.js</text:p>
      <text:p text:style-name="P1">tar: drupal-7.54: Cannot mkdir: Permission denied</text:p>
      <text:p text:style-name="P1">tar: drupal-7.54/modules/locale/tests/locale_test.js: Cannot open: No such file or directory</text:p>
      <text:p text:style-name="P1">drupal-7.54/modules/locale/tests/locale_test.module</text:p>
      <text:p text:style-name="P1">tar: drupal-7.54: Cannot mkdir: Permission denied</text:p>
      <text:p text:style-name="P1">tar: drupal-7.54/modules/locale/tests/locale_test.module: Cannot open: No such file or directory</text:p>
      <text:p text:style-name="P1">drupal-7.54/modules/locale/tests/translations/</text:p>
      <text:p text:style-name="P1">tar: drupal-7.54: Cannot mkdir: Permission denied</text:p>
      <text:p text:style-name="P1">tar: drupal-7.54/modules/locale/tests/translations: Cannot mkdir: No such file or directory</text:p>
      <text:p text:style-name="P1">drupal-7.54/modules/locale/tests/translations/test.xx.po</text:p>
      <text:p text:style-name="P1">tar: drupal-7.54: Cannot mkdir: Permission denied</text:p>
      <text:p text:style-name="P1">tar: drupal-7.54/modules/locale/tests/translations/test.xx.po: Cannot open: No such file or directory</text:p>
      <text:p text:style-name="P1">drupal-7.54/modules/menu/</text:p>
      <text:p text:style-name="P1">tar: drupal-7.54: Cannot mkdir: Permission denied</text:p>
      <text:p text:style-name="P1">tar: drupal-7.54/modules/menu: Cannot mkdir: No such file or directory</text:p>
      <text:p text:style-name="P1">drupal-7.54/modules/menu/menu.admin.inc</text:p>
      <text:p text:style-name="P1">tar: drupal-7.54: Cannot mkdir: Permission denied</text:p>
      <text:p text:style-name="P1">tar: drupal-7.54/modules/menu/menu.admin.inc: Cannot open: No such file or directory</text:p>
      <text:p text:style-name="P1">drupal-7.54/modules/menu/menu.admin.js</text:p>
      <text:p text:style-name="P1">tar: drupal-7.54: Cannot mkdir: Permission denied</text:p>
      <text:p text:style-name="P1">tar: drupal-7.54/modules/menu/menu.admin.js: Cannot open: No such file or directory</text:p>
      <text:p text:style-name="P1">drupal-7.54/modules/menu/menu.api.php</text:p>
      <text:p text:style-name="P1">tar: drupal-7.54: Cannot mkdir: Permission denied</text:p>
      <text:p text:style-name="P1">tar: drupal-7.54/modules/menu/menu.api.php: Cannot open: No such file or directory</text:p>
      <text:p text:style-name="P1">drupal-7.54/modules/menu/menu.css</text:p>
      <text:p text:style-name="P1">tar: drupal-7.54: Cannot mkdir: Permission denied</text:p>
      <text:p text:style-name="P1">tar: drupal-7.54/modules/menu/menu.css: Cannot open: No such file or directory</text:p>
      <text:p text:style-name="P1">drupal-7.54/modules/menu/menu.info</text:p>
      <text:p text:style-name="P1">tar: drupal-7.54: Cannot mkdir: Permission denied</text:p>
      <text:p text:style-name="P1">tar: drupal-7.54/modules/menu/menu.info: Cannot open: No such file or directory</text:p>
      <text:p text:style-name="P1">drupal-7.54/modules/menu/menu.install</text:p>
      <text:p text:style-name="P1">tar: drupal-7.54: Cannot mkdir: Permission denied</text:p>
      <text:p text:style-name="P1">tar: drupal-7.54/modules/menu/menu.install: Cannot open: No such file or directory</text:p>
      <text:p text:style-name="P1"><text:soft-page-break/>drupal-7.54/modules/menu/menu.js</text:p>
      <text:p text:style-name="P1">tar: drupal-7.54: Cannot mkdir: Permission denied</text:p>
      <text:p text:style-name="P1">tar: drupal-7.54/modules/menu/menu.js: Cannot open: No such file or directory</text:p>
      <text:p text:style-name="P1">drupal-7.54/modules/menu/menu.module</text:p>
      <text:p text:style-name="P1">tar: drupal-7.54: Cannot mkdir: Permission denied</text:p>
      <text:p text:style-name="P1">tar: drupal-7.54/modules/menu/menu.module: Cannot open: No such file or directory</text:p>
      <text:p text:style-name="P1">drupal-7.54/modules/menu/menu.test</text:p>
      <text:p text:style-name="P1">tar: drupal-7.54: Cannot mkdir: Permission denied</text:p>
      <text:p text:style-name="P1">tar: drupal-7.54/modules/menu/menu.test: Cannot open: No such file or directory</text:p>
      <text:p text:style-name="P1">drupal-7.54/modules/node/</text:p>
      <text:p text:style-name="P1">tar: drupal-7.54: Cannot mkdir: Permission denied</text:p>
      <text:p text:style-name="P1">tar: drupal-7.54/modules/node: Cannot mkdir: No such file or directory</text:p>
      <text:p text:style-name="P1">drupal-7.54/modules/node/content_types.inc</text:p>
      <text:p text:style-name="P1">tar: drupal-7.54: Cannot mkdir: Permission denied</text:p>
      <text:p text:style-name="P1">tar: drupal-7.54/modules/node/content_types.inc: Cannot open: No such file or directory</text:p>
      <text:p text:style-name="P1">drupal-7.54/modules/node/content_types.js</text:p>
      <text:p text:style-name="P1">tar: drupal-7.54: Cannot mkdir: Permission denied</text:p>
      <text:p text:style-name="P1">tar: drupal-7.54/modules/node/content_types.js: Cannot open: No such file or directory</text:p>
      <text:p text:style-name="P1">drupal-7.54/modules/node/node.admin.inc</text:p>
      <text:p text:style-name="P1">tar: drupal-7.54: Cannot mkdir: Permission denied</text:p>
      <text:p text:style-name="P1">tar: drupal-7.54/modules/node/node.admin.inc: Cannot open: No such file or directory</text:p>
      <text:p text:style-name="P1">drupal-7.54/modules/node/node.api.php</text:p>
      <text:p text:style-name="P1">tar: drupal-7.54: Cannot mkdir: Permission denied</text:p>
      <text:p text:style-name="P1">tar: drupal-7.54/modules/node/node.api.php: Cannot open: No such file or directory</text:p>
      <text:p text:style-name="P1">drupal-7.54/modules/node/node.css</text:p>
      <text:p text:style-name="P1">tar: drupal-7.54: Cannot mkdir: Permission denied</text:p>
      <text:p text:style-name="P1">tar: drupal-7.54/modules/node/node.css: Cannot open: No such file or directory</text:p>
      <text:p text:style-name="P1">drupal-7.54/modules/node/node.info</text:p>
      <text:p text:style-name="P1">tar: drupal-7.54: Cannot mkdir: Permission denied</text:p>
      <text:p text:style-name="P1">tar: drupal-7.54/modules/node/node.info: Cannot open: No such file or directory</text:p>
      <text:p text:style-name="P1">drupal-7.54/modules/node/node.install</text:p>
      <text:p text:style-name="P1">tar: drupal-7.54: Cannot mkdir: Permission denied</text:p>
      <text:p text:style-name="P1">tar: drupal-7.54/modules/node/node.install: Cannot open: No such file or directory</text:p>
      <text:p text:style-name="P1">drupal-7.54/modules/node/node.js</text:p>
      <text:p text:style-name="P1">tar: drupal-7.54: Cannot mkdir: Permission denied</text:p>
      <text:p text:style-name="P1">tar: drupal-7.54/modules/node/node.js: Cannot open: No such file or directory</text:p>
      <text:p text:style-name="P1">drupal-7.54/modules/node/node.module</text:p>
      <text:p text:style-name="P1">tar: drupal-7.54: Cannot mkdir: Permission denied</text:p>
      <text:p text:style-name="P1">tar: drupal-7.54/modules/node/node.module: Cannot open: No such file or directory</text:p>
      <text:p text:style-name="P1">drupal-7.54/modules/node/node.pages.inc</text:p>
      <text:p text:style-name="P1">tar: drupal-7.54: Cannot mkdir: Permission denied</text:p>
      <text:p text:style-name="P1">tar: drupal-7.54/modules/node/node.pages.inc: Cannot open: No such file or directory</text:p>
      <text:p text:style-name="P1">drupal-7.54/modules/node/node.test</text:p>
      <text:p text:style-name="P1">tar: drupal-7.54: Cannot mkdir: Permission denied</text:p>
      <text:p text:style-name="P1">tar: drupal-7.54/modules/node/node.test: Cannot open: No such file or directory</text:p>
      <text:p text:style-name="P1">drupal-7.54/modules/node/node.tokens.inc</text:p>
      <text:p text:style-name="P1">tar: drupal-7.54: Cannot mkdir: Permission denied</text:p>
      <text:p text:style-name="P1">tar: drupal-7.54/modules/node/node.tokens.inc: Cannot open: No such file or directory</text:p>
      <text:p text:style-name="P1">drupal-7.54/modules/node/node.tpl.php</text:p>
      <text:p text:style-name="P1">tar: drupal-7.54: Cannot mkdir: Permission denied</text:p>
      <text:p text:style-name="P1">tar: drupal-7.54/modules/node/node.tpl.php: Cannot open: No such file or directory</text:p>
      <text:p text:style-name="P1">drupal-7.54/modules/node/tests/</text:p>
      <text:p text:style-name="P1"><text:soft-page-break/>tar: drupal-7.54: Cannot mkdir: Permission denied</text:p>
      <text:p text:style-name="P1">tar: drupal-7.54/modules/node/tests: Cannot mkdir: No such file or directory</text:p>
      <text:p text:style-name="P1">drupal-7.54/modules/node/tests/node_access_test.info</text:p>
      <text:p text:style-name="P1">tar: drupal-7.54: Cannot mkdir: Permission denied</text:p>
      <text:p text:style-name="P1">tar: drupal-7.54/modules/node/tests/node_access_test.info: Cannot open: No such file or directory</text:p>
      <text:p text:style-name="P1">drupal-7.54/modules/node/tests/node_access_test.install</text:p>
      <text:p text:style-name="P1">tar: drupal-7.54: Cannot mkdir: Permission denied</text:p>
      <text:p text:style-name="P1">tar: drupal-7.54/modules/node/tests/node_access_test.install: Cannot open: No such file or directory</text:p>
      <text:p text:style-name="P1">drupal-7.54/modules/node/tests/node_access_test.module</text:p>
      <text:p text:style-name="P1">tar: drupal-7.54: Cannot mkdir: Permission denied</text:p>
      <text:p text:style-name="P1">tar: drupal-7.54/modules/node/tests/node_access_test.module: Cannot open: No such file or directory</text:p>
      <text:p text:style-name="P1">drupal-7.54/modules/node/tests/node_test.info</text:p>
      <text:p text:style-name="P1">tar: drupal-7.54: Cannot mkdir: Permission denied</text:p>
      <text:p text:style-name="P1">tar: drupal-7.54/modules/node/tests/node_test.info: Cannot open: No such file or directory</text:p>
      <text:p text:style-name="P1">drupal-7.54/modules/node/tests/node_test.module</text:p>
      <text:p text:style-name="P1">tar: drupal-7.54: Cannot mkdir: Permission denied</text:p>
      <text:p text:style-name="P1">tar: drupal-7.54/modules/node/tests/node_test.module: Cannot open: No such file or directory</text:p>
      <text:p text:style-name="P1">drupal-7.54/modules/node/tests/node_test_exception.info</text:p>
      <text:p text:style-name="P1">tar: drupal-7.54: Cannot mkdir: Permission denied</text:p>
      <text:p text:style-name="P1">tar: drupal-7.54/modules/node/tests/node_test_exception.info: Cannot open: No such file or directory</text:p>
      <text:p text:style-name="P1">drupal-7.54/modules/node/tests/node_test_exception.module</text:p>
      <text:p text:style-name="P1">tar: drupal-7.54: Cannot mkdir: Permission denied</text:p>
      <text:p text:style-name="P1">tar: drupal-7.54/modules/node/tests/node_test_exception.module: Cannot open: No such file or directory</text:p>
      <text:p text:style-name="P1">drupal-7.54/modules/openid/</text:p>
      <text:p text:style-name="P1">tar: drupal-7.54: Cannot mkdir: Permission denied</text:p>
      <text:p text:style-name="P1">tar: drupal-7.54/modules/openid: Cannot mkdir: No such file or directory</text:p>
      <text:p text:style-name="P1">drupal-7.54/modules/openid/login-bg.png</text:p>
      <text:p text:style-name="P1">tar: drupal-7.54: Cannot mkdir: Permission denied</text:p>
      <text:p text:style-name="P1">tar: drupal-7.54/modules/openid/login-bg.png: Cannot open: No such file or directory</text:p>
      <text:p text:style-name="P1">drupal-7.54/modules/openid/openid-rtl.css</text:p>
      <text:p text:style-name="P1">tar: drupal-7.54: Cannot mkdir: Permission denied</text:p>
      <text:p text:style-name="P1">tar: drupal-7.54/modules/openid/openid-rtl.css: Cannot open: No such file or directory</text:p>
      <text:p text:style-name="P1">drupal-7.54/modules/openid/openid.api.php</text:p>
      <text:p text:style-name="P1">tar: drupal-7.54: Cannot mkdir: Permission denied</text:p>
      <text:p text:style-name="P1">tar: drupal-7.54/modules/openid/openid.api.php: Cannot open: No such file or directory</text:p>
      <text:p text:style-name="P1">drupal-7.54/modules/openid/openid.css</text:p>
      <text:p text:style-name="P1">tar: drupal-7.54: Cannot mkdir: Permission denied</text:p>
      <text:p text:style-name="P1">tar: drupal-7.54/modules/openid/openid.css: Cannot open: No such file or directory</text:p>
      <text:p text:style-name="P1">drupal-7.54/modules/openid/openid.inc</text:p>
      <text:p text:style-name="P1">tar: drupal-7.54: Cannot mkdir: Permission denied</text:p>
      <text:p text:style-name="P1">tar: drupal-7.54/modules/openid/openid.inc: Cannot open: No such file or directory</text:p>
      <text:p text:style-name="P1">drupal-7.54/modules/openid/openid.info</text:p>
      <text:p text:style-name="P1">tar: drupal-7.54: Cannot mkdir: Permission denied</text:p>
      <text:p text:style-name="P1">tar: drupal-7.54/modules/openid/openid.info: Cannot open: No such file or directory</text:p>
      <text:p text:style-name="P1">drupal-7.54/modules/openid/openid.install</text:p>
      <text:p text:style-name="P1">tar: drupal-7.54: Cannot mkdir: Permission denied</text:p>
      <text:p text:style-name="P1">tar: drupal-7.54/modules/openid/openid.install: Cannot open: No such file or directory</text:p>
      <text:p text:style-name="P1">drupal-7.54/modules/openid/openid.js</text:p>
      <text:p text:style-name="P1">tar: drupal-7.54: Cannot mkdir: Permission denied</text:p>
      <text:p text:style-name="P1"><text:soft-page-break/>tar: drupal-7.54/modules/openid/openid.js: Cannot open: No such file or directory</text:p>
      <text:p text:style-name="P1">drupal-7.54/modules/openid/openid.module</text:p>
      <text:p text:style-name="P1">tar: drupal-7.54: Cannot mkdir: Permission denied</text:p>
      <text:p text:style-name="P1">tar: drupal-7.54/modules/openid/openid.module: Cannot open: No such file or directory</text:p>
      <text:p text:style-name="P1">drupal-7.54/modules/openid/openid.pages.inc</text:p>
      <text:p text:style-name="P1">tar: drupal-7.54: Cannot mkdir: Permission denied</text:p>
      <text:p text:style-name="P1">tar: drupal-7.54/modules/openid/openid.pages.inc: Cannot open: No such file or directory</text:p>
      <text:p text:style-name="P1">drupal-7.54/modules/openid/openid.test</text:p>
      <text:p text:style-name="P1">tar: drupal-7.54: Cannot mkdir: Permission denied</text:p>
      <text:p text:style-name="P1">tar: drupal-7.54/modules/openid/openid.test: Cannot open: No such file or directory</text:p>
      <text:p text:style-name="P1">drupal-7.54/modules/openid/tests/</text:p>
      <text:p text:style-name="P1">tar: drupal-7.54: Cannot mkdir: Permission denied</text:p>
      <text:p text:style-name="P1">tar: drupal-7.54/modules/openid/tests: Cannot mkdir: No such file or directory</text:p>
      <text:p text:style-name="P1">drupal-7.54/modules/openid/tests/openid_test.info</text:p>
      <text:p text:style-name="P1">tar: drupal-7.54: Cannot mkdir: Permission denied</text:p>
      <text:p text:style-name="P1">tar: drupal-7.54/modules/openid/tests/openid_test.info: Cannot open: No such file or directory</text:p>
      <text:p text:style-name="P1">drupal-7.54/modules/openid/tests/openid_test.install</text:p>
      <text:p text:style-name="P1">tar: drupal-7.54: Cannot mkdir: Permission denied</text:p>
      <text:p text:style-name="P1">tar: drupal-7.54/modules/openid/tests/openid_test.install: Cannot open: No such file or directory</text:p>
      <text:p text:style-name="P1">drupal-7.54/modules/openid/tests/openid_test.module</text:p>
      <text:p text:style-name="P1">tar: drupal-7.54: Cannot mkdir: Permission denied</text:p>
      <text:p text:style-name="P1">tar: drupal-7.54/modules/openid/tests/openid_test.module: Cannot open: No such file or directory</text:p>
      <text:p text:style-name="P1">drupal-7.54/modules/overlay/</text:p>
      <text:p text:style-name="P1">tar: drupal-7.54: Cannot mkdir: Permission denied</text:p>
      <text:p text:style-name="P1">tar: drupal-7.54/modules/overlay: Cannot mkdir: No such file or directory</text:p>
      <text:p text:style-name="P1">drupal-7.54/modules/overlay/images/</text:p>
      <text:p text:style-name="P1">tar: drupal-7.54: Cannot mkdir: Permission denied</text:p>
      <text:p text:style-name="P1">tar: drupal-7.54/modules/overlay/images: Cannot mkdir: No such file or directory</text:p>
      <text:p text:style-name="P1">drupal-7.54/modules/overlay/images/background.png</text:p>
      <text:p text:style-name="P1">tar: drupal-7.54: Cannot mkdir: Permission denied</text:p>
      <text:p text:style-name="P1">tar: drupal-7.54/modules/overlay/images/background.png: Cannot open: No such file or directory</text:p>
      <text:p text:style-name="P1">drupal-7.54/modules/overlay/images/close-rtl.png</text:p>
      <text:p text:style-name="P1">tar: drupal-7.54: Cannot mkdir: Permission denied</text:p>
      <text:p text:style-name="P1">tar: drupal-7.54/modules/overlay/images/close-rtl.png: Cannot open: No such file or directory</text:p>
      <text:p text:style-name="P1">drupal-7.54/modules/overlay/images/close.png</text:p>
      <text:p text:style-name="P1">tar: drupal-7.54: Cannot mkdir: Permission denied</text:p>
      <text:p text:style-name="P1">tar: drupal-7.54/modules/overlay/images/close.png: Cannot open: No such file or directory</text:p>
      <text:p text:style-name="P1">drupal-7.54/modules/overlay/overlay-child-rtl.css</text:p>
      <text:p text:style-name="P1">tar: drupal-7.54: Cannot mkdir: Permission denied</text:p>
      <text:p text:style-name="P1">tar: drupal-7.54/modules/overlay/overlay-child-rtl.css: Cannot open: No such file or directory</text:p>
      <text:p text:style-name="P1">drupal-7.54/modules/overlay/overlay-child.css</text:p>
      <text:p text:style-name="P1">tar: drupal-7.54: Cannot mkdir: Permission denied</text:p>
      <text:p text:style-name="P1">tar: drupal-7.54/modules/overlay/overlay-child.css: Cannot open: No such file or directory</text:p>
      <text:p text:style-name="P1">drupal-7.54/modules/overlay/overlay-child.js</text:p>
      <text:p text:style-name="P1">tar: drupal-7.54: Cannot mkdir: Permission denied</text:p>
      <text:p text:style-name="P1">tar: drupal-7.54/modules/overlay/overlay-child.js: Cannot open: No such file or directory</text:p>
      <text:p text:style-name="P1">drupal-7.54/modules/overlay/overlay-parent.css</text:p>
      <text:p text:style-name="P1">tar: drupal-7.54: Cannot mkdir: Permission denied</text:p>
      <text:p text:style-name="P1">tar: drupal-7.54/modules/overlay/overlay-parent.css: Cannot open: No such file or directory</text:p>
      <text:p text:style-name="P1">drupal-7.54/modules/overlay/overlay-parent.js</text:p>
      <text:p text:style-name="P1">tar: drupal-7.54: Cannot mkdir: Permission denied</text:p>
      <text:p text:style-name="P1">tar: drupal-7.54/modules/overlay/overlay-parent.js: Cannot open: No such file or directory</text:p>
      <text:p text:style-name="P1"><text:soft-page-break/>drupal-7.54/modules/overlay/overlay.api.php</text:p>
      <text:p text:style-name="P1">tar: drupal-7.54: Cannot mkdir: Permission denied</text:p>
      <text:p text:style-name="P1">tar: drupal-7.54/modules/overlay/overlay.api.php: Cannot open: No such file or directory</text:p>
      <text:p text:style-name="P1">drupal-7.54/modules/overlay/overlay.info</text:p>
      <text:p text:style-name="P1">tar: drupal-7.54: Cannot mkdir: Permission denied</text:p>
      <text:p text:style-name="P1">tar: drupal-7.54/modules/overlay/overlay.info: Cannot open: No such file or directory</text:p>
      <text:p text:style-name="P1">drupal-7.54/modules/overlay/overlay.install</text:p>
      <text:p text:style-name="P1">tar: drupal-7.54: Cannot mkdir: Permission denied</text:p>
      <text:p text:style-name="P1">tar: drupal-7.54/modules/overlay/overlay.install: Cannot open: No such file or directory</text:p>
      <text:p text:style-name="P1">drupal-7.54/modules/overlay/overlay.module</text:p>
      <text:p text:style-name="P1">tar: drupal-7.54: Cannot mkdir: Permission denied</text:p>
      <text:p text:style-name="P1">tar: drupal-7.54/modules/overlay/overlay.module: Cannot open: No such file or directory</text:p>
      <text:p text:style-name="P1">drupal-7.54/modules/overlay/overlay.tpl.php</text:p>
      <text:p text:style-name="P1">tar: drupal-7.54: Cannot mkdir: Permission denied</text:p>
      <text:p text:style-name="P1">tar: drupal-7.54/modules/overlay/overlay.tpl.php: Cannot open: No such file or directory</text:p>
      <text:p text:style-name="P1">drupal-7.54/modules/path/</text:p>
      <text:p text:style-name="P1">tar: drupal-7.54: Cannot mkdir: Permission denied</text:p>
      <text:p text:style-name="P1">tar: drupal-7.54/modules/path: Cannot mkdir: No such file or directory</text:p>
      <text:p text:style-name="P1">drupal-7.54/modules/path/path.admin.inc</text:p>
      <text:p text:style-name="P1">tar: drupal-7.54: Cannot mkdir: Permission denied</text:p>
      <text:p text:style-name="P1">tar: drupal-7.54/modules/path/path.admin.inc: Cannot open: No such file or directory</text:p>
      <text:p text:style-name="P1">drupal-7.54/modules/path/path.api.php</text:p>
      <text:p text:style-name="P1">tar: drupal-7.54: Cannot mkdir: Permission denied</text:p>
      <text:p text:style-name="P1">tar: drupal-7.54/modules/path/path.api.php: Cannot open: No such file or directory</text:p>
      <text:p text:style-name="P1">drupal-7.54/modules/path/path.info</text:p>
      <text:p text:style-name="P1">tar: drupal-7.54: Cannot mkdir: Permission denied</text:p>
      <text:p text:style-name="P1">tar: drupal-7.54/modules/path/path.info: Cannot open: No such file or directory</text:p>
      <text:p text:style-name="P1">drupal-7.54/modules/path/path.js</text:p>
      <text:p text:style-name="P1">tar: drupal-7.54: Cannot mkdir: Permission denied</text:p>
      <text:p text:style-name="P1">tar: drupal-7.54/modules/path/path.js: Cannot open: No such file or directory</text:p>
      <text:p text:style-name="P1">drupal-7.54/modules/path/path.module</text:p>
      <text:p text:style-name="P1">tar: drupal-7.54: Cannot mkdir: Permission denied</text:p>
      <text:p text:style-name="P1">tar: drupal-7.54/modules/path/path.module: Cannot open: No such file or directory</text:p>
      <text:p text:style-name="P1">drupal-7.54/modules/path/path.test</text:p>
      <text:p text:style-name="P1">tar: drupal-7.54: Cannot mkdir: Permission denied</text:p>
      <text:p text:style-name="P1">tar: drupal-7.54/modules/path/path.test: Cannot open: No such file or directory</text:p>
      <text:p text:style-name="P1">drupal-7.54/modules/php/</text:p>
      <text:p text:style-name="P1">tar: drupal-7.54: Cannot mkdir: Permission denied</text:p>
      <text:p text:style-name="P1">tar: drupal-7.54/modules/php: Cannot mkdir: No such file or directory</text:p>
      <text:p text:style-name="P1">drupal-7.54/modules/php/php.info</text:p>
      <text:p text:style-name="P1">tar: drupal-7.54: Cannot mkdir: Permission denied</text:p>
      <text:p text:style-name="P1">tar: drupal-7.54/modules/php/php.info: Cannot open: No such file or directory</text:p>
      <text:p text:style-name="P1">drupal-7.54/modules/php/php.install</text:p>
      <text:p text:style-name="P1">tar: drupal-7.54: Cannot mkdir: Permission denied</text:p>
      <text:p text:style-name="P1">tar: drupal-7.54/modules/php/php.install: Cannot open: No such file or directory</text:p>
      <text:p text:style-name="P1">drupal-7.54/modules/php/php.module</text:p>
      <text:p text:style-name="P1">tar: drupal-7.54: Cannot mkdir: Permission denied</text:p>
      <text:p text:style-name="P1">tar: drupal-7.54/modules/php/php.module: Cannot open: No such file or directory</text:p>
      <text:p text:style-name="P1">drupal-7.54/modules/php/php.test</text:p>
      <text:p text:style-name="P1">tar: drupal-7.54: Cannot mkdir: Permission denied</text:p>
      <text:p text:style-name="P1">tar: drupal-7.54/modules/php/php.test: Cannot open: No such file or directory</text:p>
      <text:p text:style-name="P1">drupal-7.54/modules/poll/</text:p>
      <text:p text:style-name="P1"><text:soft-page-break/>tar: drupal-7.54: Cannot mkdir: Permission denied</text:p>
      <text:p text:style-name="P1">tar: drupal-7.54/modules/poll: Cannot mkdir: No such file or directory</text:p>
      <text:p text:style-name="P1">drupal-7.54/modules/poll/poll-bar--block.tpl.php</text:p>
      <text:p text:style-name="P1">tar: drupal-7.54: Cannot mkdir: Permission denied</text:p>
      <text:p text:style-name="P1">tar: drupal-7.54/modules/poll/poll-bar--block.tpl.php: Cannot open: No such file or directory</text:p>
      <text:p text:style-name="P1">drupal-7.54/modules/poll/poll-bar.tpl.php</text:p>
      <text:p text:style-name="P1">tar: drupal-7.54: Cannot mkdir: Permission denied</text:p>
      <text:p text:style-name="P1">tar: drupal-7.54/modules/poll/poll-bar.tpl.php: Cannot open: No such file or directory</text:p>
      <text:p text:style-name="P1">drupal-7.54/modules/poll/poll-results--block.tpl.php</text:p>
      <text:p text:style-name="P1">tar: drupal-7.54: Cannot mkdir: Permission denied</text:p>
      <text:p text:style-name="P1">tar: drupal-7.54/modules/poll/poll-results--block.tpl.php: Cannot open: No such file or directory</text:p>
      <text:p text:style-name="P1">drupal-7.54/modules/poll/poll-results.tpl.php</text:p>
      <text:p text:style-name="P1">tar: drupal-7.54: Cannot mkdir: Permission denied</text:p>
      <text:p text:style-name="P1">tar: drupal-7.54/modules/poll/poll-results.tpl.php: Cannot open: No such file or directory</text:p>
      <text:p text:style-name="P1">drupal-7.54/modules/poll/poll-rtl.css</text:p>
      <text:p text:style-name="P1">tar: drupal-7.54: Cannot mkdir: Permission denied</text:p>
      <text:p text:style-name="P1">tar: drupal-7.54/modules/poll/poll-rtl.css: Cannot open: No such file or directory</text:p>
      <text:p text:style-name="P1">drupal-7.54/modules/poll/poll-vote.tpl.php</text:p>
      <text:p text:style-name="P1">tar: drupal-7.54: Cannot mkdir: Permission denied</text:p>
      <text:p text:style-name="P1">tar: drupal-7.54/modules/poll/poll-vote.tpl.php: Cannot open: No such file or directory</text:p>
      <text:p text:style-name="P1">drupal-7.54/modules/poll/poll.css</text:p>
      <text:p text:style-name="P1">tar: drupal-7.54: Cannot mkdir: Permission denied</text:p>
      <text:p text:style-name="P1">tar: drupal-7.54/modules/poll/poll.css: Cannot open: No such file or directory</text:p>
      <text:p text:style-name="P1">drupal-7.54/modules/poll/poll.info</text:p>
      <text:p text:style-name="P1">tar: drupal-7.54: Cannot mkdir: Permission denied</text:p>
      <text:p text:style-name="P1">tar: drupal-7.54/modules/poll/poll.info: Cannot open: No such file or directory</text:p>
      <text:p text:style-name="P1">drupal-7.54/modules/poll/poll.install</text:p>
      <text:p text:style-name="P1">tar: drupal-7.54: Cannot mkdir: Permission denied</text:p>
      <text:p text:style-name="P1">tar: drupal-7.54/modules/poll/poll.install: Cannot open: No such file or directory</text:p>
      <text:p text:style-name="P1">drupal-7.54/modules/poll/poll.module</text:p>
      <text:p text:style-name="P1">tar: drupal-7.54: Cannot mkdir: Permission denied</text:p>
      <text:p text:style-name="P1">tar: drupal-7.54/modules/poll/poll.module: Cannot open: No such file or directory</text:p>
      <text:p text:style-name="P1">drupal-7.54/modules/poll/poll.pages.inc</text:p>
      <text:p text:style-name="P1">tar: drupal-7.54: Cannot mkdir: Permission denied</text:p>
      <text:p text:style-name="P1">tar: drupal-7.54/modules/poll/poll.pages.inc: Cannot open: No such file or directory</text:p>
      <text:p text:style-name="P1">drupal-7.54/modules/poll/poll.test</text:p>
      <text:p text:style-name="P1">tar: drupal-7.54: Cannot mkdir: Permission denied</text:p>
      <text:p text:style-name="P1">tar: drupal-7.54/modules/poll/poll.test: Cannot open: No such file or directory</text:p>
      <text:p text:style-name="P1">drupal-7.54/modules/poll/poll.tokens.inc</text:p>
      <text:p text:style-name="P1">tar: drupal-7.54: Cannot mkdir: Permission denied</text:p>
      <text:p text:style-name="P1">tar: drupal-7.54/modules/poll/poll.tokens.inc: Cannot open: No such file or directory</text:p>
      <text:p text:style-name="P1">drupal-7.54/modules/profile/</text:p>
      <text:p text:style-name="P1">tar: drupal-7.54: Cannot mkdir: Permission denied</text:p>
      <text:p text:style-name="P1">tar: drupal-7.54/modules/profile: Cannot mkdir: No such file or directory</text:p>
      <text:p text:style-name="P1">drupal-7.54/modules/profile/profile-block.tpl.php</text:p>
      <text:p text:style-name="P1">tar: drupal-7.54: Cannot mkdir: Permission denied</text:p>
      <text:p text:style-name="P1">tar: drupal-7.54/modules/profile/profile-block.tpl.php: Cannot open: No such file or directory</text:p>
      <text:p text:style-name="P1">drupal-7.54/modules/profile/profile-listing.tpl.php</text:p>
      <text:p text:style-name="P1">tar: drupal-7.54: Cannot mkdir: Permission denied</text:p>
      <text:p text:style-name="P1">tar: drupal-7.54/modules/profile/profile-listing.tpl.php: Cannot open: No such file or directory</text:p>
      <text:p text:style-name="P1">drupal-7.54/modules/profile/profile-wrapper.tpl.php</text:p>
      <text:p text:style-name="P1">tar: drupal-7.54: Cannot mkdir: Permission denied</text:p>
      <text:p text:style-name="P1"><text:soft-page-break/>tar: drupal-7.54/modules/profile/profile-wrapper.tpl.php: Cannot open: No such file or directory</text:p>
      <text:p text:style-name="P1">drupal-7.54/modules/profile/profile.admin.inc</text:p>
      <text:p text:style-name="P1">tar: drupal-7.54: Cannot mkdir: Permission denied</text:p>
      <text:p text:style-name="P1">tar: drupal-7.54/modules/profile/profile.admin.inc: Cannot open: No such file or directory</text:p>
      <text:p text:style-name="P1">drupal-7.54/modules/profile/profile.css</text:p>
      <text:p text:style-name="P1">tar: drupal-7.54: Cannot mkdir: Permission denied</text:p>
      <text:p text:style-name="P1">tar: drupal-7.54/modules/profile/profile.css: Cannot open: No such file or directory</text:p>
      <text:p text:style-name="P1">drupal-7.54/modules/profile/profile.info</text:p>
      <text:p text:style-name="P1">tar: drupal-7.54: Cannot mkdir: Permission denied</text:p>
      <text:p text:style-name="P1">tar: drupal-7.54/modules/profile/profile.info: Cannot open: No such file or directory</text:p>
      <text:p text:style-name="P1">drupal-7.54/modules/profile/profile.install</text:p>
      <text:p text:style-name="P1">tar: drupal-7.54: Cannot mkdir: Permission denied</text:p>
      <text:p text:style-name="P1">tar: drupal-7.54/modules/profile/profile.install: Cannot open: No such file or directory</text:p>
      <text:p text:style-name="P1">drupal-7.54/modules/profile/profile.js</text:p>
      <text:p text:style-name="P1">tar: drupal-7.54: Cannot mkdir: Permission denied</text:p>
      <text:p text:style-name="P1">tar: drupal-7.54/modules/profile/profile.js: Cannot open: No such file or directory</text:p>
      <text:p text:style-name="P1">drupal-7.54/modules/profile/profile.module</text:p>
      <text:p text:style-name="P1">tar: drupal-7.54: Cannot mkdir: Permission denied</text:p>
      <text:p text:style-name="P1">tar: drupal-7.54/modules/profile/profile.module: Cannot open: No such file or directory</text:p>
      <text:p text:style-name="P1">drupal-7.54/modules/profile/profile.pages.inc</text:p>
      <text:p text:style-name="P1">tar: drupal-7.54: Cannot mkdir: Permission denied</text:p>
      <text:p text:style-name="P1">tar: drupal-7.54/modules/profile/profile.pages.inc: Cannot open: No such file or directory</text:p>
      <text:p text:style-name="P1">drupal-7.54/modules/profile/profile.test</text:p>
      <text:p text:style-name="P1">tar: drupal-7.54: Cannot mkdir: Permission denied</text:p>
      <text:p text:style-name="P1">tar: drupal-7.54/modules/profile/profile.test: Cannot open: No such file or directory</text:p>
      <text:p text:style-name="P1">drupal-7.54/modules/rdf/</text:p>
      <text:p text:style-name="P1">tar: drupal-7.54: Cannot mkdir: Permission denied</text:p>
      <text:p text:style-name="P1">tar: drupal-7.54/modules/rdf: Cannot mkdir: No such file or directory</text:p>
      <text:p text:style-name="P1">drupal-7.54/modules/rdf/rdf.api.php</text:p>
      <text:p text:style-name="P1">tar: drupal-7.54: Cannot mkdir: Permission denied</text:p>
      <text:p text:style-name="P1">tar: drupal-7.54/modules/rdf/rdf.api.php: Cannot open: No such file or directory</text:p>
      <text:p text:style-name="P1">drupal-7.54/modules/rdf/rdf.info</text:p>
      <text:p text:style-name="P1">tar: drupal-7.54: Cannot mkdir: Permission denied</text:p>
      <text:p text:style-name="P1">tar: drupal-7.54/modules/rdf/rdf.info: Cannot open: No such file or directory</text:p>
      <text:p text:style-name="P1">drupal-7.54/modules/rdf/rdf.install</text:p>
      <text:p text:style-name="P1">tar: drupal-7.54: Cannot mkdir: Permission denied</text:p>
      <text:p text:style-name="P1">tar: drupal-7.54/modules/rdf/rdf.install: Cannot open: No such file or directory</text:p>
      <text:p text:style-name="P1">drupal-7.54/modules/rdf/rdf.module</text:p>
      <text:p text:style-name="P1">tar: drupal-7.54: Cannot mkdir: Permission denied</text:p>
      <text:p text:style-name="P1">tar: drupal-7.54/modules/rdf/rdf.module: Cannot open: No such file or directory</text:p>
      <text:p text:style-name="P1">drupal-7.54/modules/rdf/rdf.test</text:p>
      <text:p text:style-name="P1">tar: drupal-7.54: Cannot mkdir: Permission denied</text:p>
      <text:p text:style-name="P1">tar: drupal-7.54/modules/rdf/rdf.test: Cannot open: No such file or directory</text:p>
      <text:p text:style-name="P1">drupal-7.54/modules/rdf/tests/</text:p>
      <text:p text:style-name="P1">tar: drupal-7.54: Cannot mkdir: Permission denied</text:p>
      <text:p text:style-name="P1">tar: drupal-7.54/modules/rdf/tests: Cannot mkdir: No such file or directory</text:p>
      <text:p text:style-name="P1">drupal-7.54/modules/rdf/tests/rdf_test.info</text:p>
      <text:p text:style-name="P1">tar: drupal-7.54: Cannot mkdir: Permission denied</text:p>
      <text:p text:style-name="P1">tar: drupal-7.54/modules/rdf/tests/rdf_test.info: Cannot open: No such file or directory</text:p>
      <text:p text:style-name="P1">drupal-7.54/modules/rdf/tests/rdf_test.install</text:p>
      <text:p text:style-name="P1">tar: drupal-7.54: Cannot mkdir: Permission denied</text:p>
      <text:p text:style-name="P1">tar: drupal-7.54/modules/rdf/tests/rdf_test.install: Cannot open: No such file or directory</text:p>
      <text:p text:style-name="P1"><text:soft-page-break/>drupal-7.54/modules/rdf/tests/rdf_test.module</text:p>
      <text:p text:style-name="P1">tar: drupal-7.54: Cannot mkdir: Permission denied</text:p>
      <text:p text:style-name="P1">tar: drupal-7.54/modules/rdf/tests/rdf_test.module: Cannot open: No such file or directory</text:p>
      <text:p text:style-name="P1">drupal-7.54/modules/search/</text:p>
      <text:p text:style-name="P1">tar: drupal-7.54: Cannot mkdir: Permission denied</text:p>
      <text:p text:style-name="P1">tar: drupal-7.54/modules/search: Cannot mkdir: No such file or directory</text:p>
      <text:p text:style-name="P1">drupal-7.54/modules/search/search-block-form.tpl.php</text:p>
      <text:p text:style-name="P1">tar: drupal-7.54: Cannot mkdir: Permission denied</text:p>
      <text:p text:style-name="P1">tar: drupal-7.54/modules/search/search-block-form.tpl.php: Cannot open: No such file or directory</text:p>
      <text:p text:style-name="P1">drupal-7.54/modules/search/search-result.tpl.php</text:p>
      <text:p text:style-name="P1">tar: drupal-7.54: Cannot mkdir: Permission denied</text:p>
      <text:p text:style-name="P1">tar: drupal-7.54/modules/search/search-result.tpl.php: Cannot open: No such file or directory</text:p>
      <text:p text:style-name="P1">drupal-7.54/modules/search/search-results.tpl.php</text:p>
      <text:p text:style-name="P1">tar: drupal-7.54: Cannot mkdir: Permission denied</text:p>
      <text:p text:style-name="P1">tar: drupal-7.54/modules/search/search-results.tpl.php: Cannot open: No such file or directory</text:p>
      <text:p text:style-name="P1">drupal-7.54/modules/search/search-rtl.css</text:p>
      <text:p text:style-name="P1">tar: drupal-7.54: Cannot mkdir: Permission denied</text:p>
      <text:p text:style-name="P1">tar: drupal-7.54/modules/search/search-rtl.css: Cannot open: No such file or directory</text:p>
      <text:p text:style-name="P1">drupal-7.54/modules/search/search.admin.inc</text:p>
      <text:p text:style-name="P1">tar: drupal-7.54: Cannot mkdir: Permission denied</text:p>
      <text:p text:style-name="P1">tar: drupal-7.54/modules/search/search.admin.inc: Cannot open: No such file or directory</text:p>
      <text:p text:style-name="P1">drupal-7.54/modules/search/search.api.php</text:p>
      <text:p text:style-name="P1">tar: drupal-7.54: Cannot mkdir: Permission denied</text:p>
      <text:p text:style-name="P1">tar: drupal-7.54/modules/search/search.api.php: Cannot open: No such file or directory</text:p>
      <text:p text:style-name="P1">drupal-7.54/modules/search/search.css</text:p>
      <text:p text:style-name="P1">tar: drupal-7.54: Cannot mkdir: Permission denied</text:p>
      <text:p text:style-name="P1">tar: drupal-7.54/modules/search/search.css: Cannot open: No such file or directory</text:p>
      <text:p text:style-name="P1">drupal-7.54/modules/search/search.extender.inc</text:p>
      <text:p text:style-name="P1">tar: drupal-7.54: Cannot mkdir: Permission denied</text:p>
      <text:p text:style-name="P1">tar: drupal-7.54/modules/search/search.extender.inc: Cannot open: No such file or directory</text:p>
      <text:p text:style-name="P1">drupal-7.54/modules/search/search.info</text:p>
      <text:p text:style-name="P1">tar: drupal-7.54: Cannot mkdir: Permission denied</text:p>
      <text:p text:style-name="P1">tar: drupal-7.54/modules/search/search.info: Cannot open: No such file or directory</text:p>
      <text:p text:style-name="P1">drupal-7.54/modules/search/search.install</text:p>
      <text:p text:style-name="P1">tar: drupal-7.54: Cannot mkdir: Permission denied</text:p>
      <text:p text:style-name="P1">tar: drupal-7.54/modules/search/search.install: Cannot open: No such file or directory</text:p>
      <text:p text:style-name="P1">drupal-7.54/modules/search/search.module</text:p>
      <text:p text:style-name="P1">tar: drupal-7.54: Cannot mkdir: Permission denied</text:p>
      <text:p text:style-name="P1">tar: drupal-7.54/modules/search/search.module: Cannot open: No such file or directory</text:p>
      <text:p text:style-name="P1">drupal-7.54/modules/search/search.pages.inc</text:p>
      <text:p text:style-name="P1">tar: drupal-7.54: Cannot mkdir: Permission denied</text:p>
      <text:p text:style-name="P1">tar: drupal-7.54/modules/search/search.pages.inc: Cannot open: No such file or directory</text:p>
      <text:p text:style-name="P1">drupal-7.54/modules/search/search.test</text:p>
      <text:p text:style-name="P1">tar: drupal-7.54: Cannot mkdir: Permission denied</text:p>
      <text:p text:style-name="P1">tar: drupal-7.54/modules/search/search.test: Cannot open: No such file or directory</text:p>
      <text:p text:style-name="P1">drupal-7.54/modules/search/tests/</text:p>
      <text:p text:style-name="P1">tar: drupal-7.54: Cannot mkdir: Permission denied</text:p>
      <text:p text:style-name="P1">tar: drupal-7.54/modules/search/tests: Cannot mkdir: No such file or directory</text:p>
      <text:p text:style-name="P1">drupal-7.54/modules/search/tests/UnicodeTest.txt</text:p>
      <text:p text:style-name="P1">tar: drupal-7.54: Cannot mkdir: Permission denied</text:p>
      <text:p text:style-name="P1">tar: drupal-7.54/modules/search/tests/UnicodeTest.txt: Cannot open: No such file or directory</text:p>
      <text:p text:style-name="P1">drupal-7.54/modules/search/tests/search_embedded_form.info</text:p>
      <text:p text:style-name="P1"><text:soft-page-break/>tar: drupal-7.54: Cannot mkdir: Permission denied</text:p>
      <text:p text:style-name="P1">tar: drupal-7.54/modules/search/tests/search_embedded_form.info: Cannot open: No such file or directory</text:p>
      <text:p text:style-name="P1">drupal-7.54/modules/search/tests/search_embedded_form.module</text:p>
      <text:p text:style-name="P1">tar: drupal-7.54: Cannot mkdir: Permission denied</text:p>
      <text:p text:style-name="P1">tar: drupal-7.54/modules/search/tests/search_embedded_form.module: Cannot open: No such file or directory</text:p>
      <text:p text:style-name="P1">drupal-7.54/modules/search/tests/search_extra_type.info</text:p>
      <text:p text:style-name="P1">tar: drupal-7.54: Cannot mkdir: Permission denied</text:p>
      <text:p text:style-name="P1">tar: drupal-7.54/modules/search/tests/search_extra_type.info: Cannot open: No such file or directory</text:p>
      <text:p text:style-name="P1">drupal-7.54/modules/search/tests/search_extra_type.module</text:p>
      <text:p text:style-name="P1">tar: drupal-7.54: Cannot mkdir: Permission denied</text:p>
      <text:p text:style-name="P1">tar: drupal-7.54/modules/search/tests/search_extra_type.module: Cannot open: No such file or directory</text:p>
      <text:p text:style-name="P1">drupal-7.54/modules/search/tests/search_node_tags.info</text:p>
      <text:p text:style-name="P1">tar: drupal-7.54: Cannot mkdir: Permission denied</text:p>
      <text:p text:style-name="P1">tar: drupal-7.54/modules/search/tests/search_node_tags.info: Cannot open: No such file or directory</text:p>
      <text:p text:style-name="P1">drupal-7.54/modules/search/tests/search_node_tags.module</text:p>
      <text:p text:style-name="P1">tar: drupal-7.54: Cannot mkdir: Permission denied</text:p>
      <text:p text:style-name="P1">tar: drupal-7.54/modules/search/tests/search_node_tags.module: Cannot open: No such file or directory</text:p>
      <text:p text:style-name="P1">drupal-7.54/modules/shortcut/</text:p>
      <text:p text:style-name="P1">tar: drupal-7.54: Cannot mkdir: Permission denied</text:p>
      <text:p text:style-name="P1">tar: drupal-7.54/modules/shortcut: Cannot mkdir: No such file or directory</text:p>
      <text:p text:style-name="P1">drupal-7.54/modules/shortcut/shortcut-rtl.css</text:p>
      <text:p text:style-name="P1">tar: drupal-7.54: Cannot mkdir: Permission denied</text:p>
      <text:p text:style-name="P1">tar: drupal-7.54/modules/shortcut/shortcut-rtl.css: Cannot open: No such file or directory</text:p>
      <text:p text:style-name="P1">drupal-7.54/modules/shortcut/shortcut.admin.css</text:p>
      <text:p text:style-name="P1">tar: drupal-7.54: Cannot mkdir: Permission denied</text:p>
      <text:p text:style-name="P1">tar: drupal-7.54/modules/shortcut/shortcut.admin.css: Cannot open: No such file or directory</text:p>
      <text:p text:style-name="P1">drupal-7.54/modules/shortcut/shortcut.admin.inc</text:p>
      <text:p text:style-name="P1">tar: drupal-7.54: Cannot mkdir: Permission denied</text:p>
      <text:p text:style-name="P1">tar: drupal-7.54/modules/shortcut/shortcut.admin.inc: Cannot open: No such file or directory</text:p>
      <text:p text:style-name="P1">drupal-7.54/modules/shortcut/shortcut.admin.js</text:p>
      <text:p text:style-name="P1">tar: drupal-7.54: Cannot mkdir: Permission denied</text:p>
      <text:p text:style-name="P1">tar: drupal-7.54/modules/shortcut/shortcut.admin.js: Cannot open: No such file or directory</text:p>
      <text:p text:style-name="P1">drupal-7.54/modules/shortcut/shortcut.api.php</text:p>
      <text:p text:style-name="P1">tar: drupal-7.54: Cannot mkdir: Permission denied</text:p>
      <text:p text:style-name="P1">tar: drupal-7.54/modules/shortcut/shortcut.api.php: Cannot open: No such file or directory</text:p>
      <text:p text:style-name="P1">drupal-7.54/modules/shortcut/shortcut.css</text:p>
      <text:p text:style-name="P1">tar: drupal-7.54: Cannot mkdir: Permission denied</text:p>
      <text:p text:style-name="P1">tar: drupal-7.54/modules/shortcut/shortcut.css: Cannot open: No such file or directory</text:p>
      <text:p text:style-name="P1">drupal-7.54/modules/shortcut/shortcut.info</text:p>
      <text:p text:style-name="P1">tar: drupal-7.54: Cannot mkdir: Permission denied</text:p>
      <text:p text:style-name="P1">tar: drupal-7.54/modules/shortcut/shortcut.info: Cannot open: No such file or directory</text:p>
      <text:p text:style-name="P1">drupal-7.54/modules/shortcut/shortcut.install</text:p>
      <text:p text:style-name="P1">tar: drupal-7.54: Cannot mkdir: Permission denied</text:p>
      <text:p text:style-name="P1">tar: drupal-7.54/modules/shortcut/shortcut.install: Cannot open: No such file or directory</text:p>
      <text:p text:style-name="P1">drupal-7.54/modules/shortcut/shortcut.module</text:p>
      <text:p text:style-name="P1">tar: drupal-7.54: Cannot mkdir: Permission denied</text:p>
      <text:p text:style-name="P1">tar: drupal-7.54/modules/shortcut/shortcut.module: Cannot open: No such file or directory</text:p>
      <text:p text:style-name="P1">drupal-7.54/modules/shortcut/shortcut.png</text:p>
      <text:p text:style-name="P1"><text:soft-page-break/>tar: drupal-7.54: Cannot mkdir: Permission denied</text:p>
      <text:p text:style-name="P1">tar: drupal-7.54/modules/shortcut/shortcut.png: Cannot open: No such file or directory</text:p>
      <text:p text:style-name="P1">drupal-7.54/modules/shortcut/shortcut.test</text:p>
      <text:p text:style-name="P1">tar: drupal-7.54: Cannot mkdir: Permission denied</text:p>
      <text:p text:style-name="P1">tar: drupal-7.54/modules/shortcut/shortcut.test: Cannot open: No such file or directory</text:p>
      <text:p text:style-name="P1">drupal-7.54/modules/simpletest/</text:p>
      <text:p text:style-name="P1">tar: drupal-7.54: Cannot mkdir: Permission denied</text:p>
      <text:p text:style-name="P1">tar: drupal-7.54/modules/simpletest: Cannot mkdir: No such file or directory</text:p>
      <text:p text:style-name="P1">drupal-7.54/modules/simpletest/drupal_web_test_case.php</text:p>
      <text:p text:style-name="P1">tar: drupal-7.54: Cannot mkdir: Permission denied</text:p>
      <text:p text:style-name="P1">tar: drupal-7.54/modules/simpletest/drupal_web_test_case.php: Cannot open: No such file or directory</text:p>
      <text:p text:style-name="P1">drupal-7.54/modules/simpletest/files/</text:p>
      <text:p text:style-name="P1">tar: drupal-7.54: Cannot mkdir: Permission denied</text:p>
      <text:p text:style-name="P1">tar: drupal-7.54/modules/simpletest/files: Cannot mkdir: No such file or directory</text:p>
      <text:p text:style-name="P1">drupal-7.54/modules/simpletest/files/README.txt</text:p>
      <text:p text:style-name="P1">tar: drupal-7.54: Cannot mkdir: Permission denied</text:p>
      <text:p text:style-name="P1">tar: drupal-7.54/modules/simpletest/files/README.txt: Cannot open: No such file or directory</text:p>
      <text:p text:style-name="P1">drupal-7.54/modules/simpletest/files/css_test_files/</text:p>
      <text:p text:style-name="P1">tar: drupal-7.54: Cannot mkdir: Permission denied</text:p>
      <text:p text:style-name="P1">tar: drupal-7.54/modules/simpletest/files/css_test_files: Cannot mkdir: No such file or directory</text:p>
      <text:p text:style-name="P1">drupal-7.54/modules/simpletest/files/css_test_files/comment_hacks.css</text:p>
      <text:p text:style-name="P1">tar: drupal-7.54: Cannot mkdir: Permission denied</text:p>
      <text:p text:style-name="P1">tar: drupal-7.54/modules/simpletest/files/css_test_files/comment_hacks.css: Cannot open: No such file or directory</text:p>
      <text:p text:style-name="P1">drupal-7.54/modules/simpletest/files/css_test_files/comment_hacks.css.optimized.css</text:p>
      <text:p text:style-name="P1">tar: drupal-7.54: Cannot mkdir: Permission denied</text:p>
      <text:p text:style-name="P1">tar: drupal-7.54/modules/simpletest/files/css_test_files/comment_hacks.css.optimized.css: Cannot open: No such file or directory</text:p>
      <text:p text:style-name="P1">drupal-7.54/modules/simpletest/files/css_test_files/comment_hacks.css.unoptimized.css</text:p>
      <text:p text:style-name="P1">tar: drupal-7.54: Cannot mkdir: Permission denied</text:p>
      <text:p text:style-name="P1">tar: drupal-7.54/modules/simpletest/files/css_test_files/comment_hacks.css.unoptimized.css: Cannot open: No such file or directory</text:p>
      <text:p text:style-name="P1">drupal-7.54/modules/simpletest/files/css_test_files/css_input_with_import.css</text:p>
      <text:p text:style-name="P1">tar: drupal-7.54: Cannot mkdir: Permission denied</text:p>
      <text:p text:style-name="P1">tar: drupal-7.54/modules/simpletest/files/css_test_files/css_input_with_import.css: Cannot open: No such file or directory</text:p>
      <text:p text:style-name="P1">drupal-7.54/modules/simpletest/files/css_test_files/css_input_with_import.css.optimized.css</text:p>
      <text:p text:style-name="P1">tar: drupal-7.54: Cannot mkdir: Permission denied</text:p>
      <text:p text:style-name="P1">tar: drupal-7.54/modules/simpletest/files/css_test_files/css_input_with_import.css.optimized.css: Cannot open: No such file or directory</text:p>
      <text:p text:style-name="P1">drupal-7.54/modules/simpletest/files/css_test_files/css_input_with_import.css.unoptimized.css</text:p>
      <text:p text:style-name="P1">tar: drupal-7.54: Cannot mkdir: Permission denied</text:p>
      <text:p text:style-name="P1">tar: drupal-7.54/modules/simpletest/files/css_test_files/css_input_with_import.css.unoptimized.css: Cannot open: No such file or directory</text:p>
      <text:p text:style-name="P1">drupal-7.54/modules/simpletest/files/css_test_files/css_input_without_import.css</text:p>
      <text:p text:style-name="P1">tar: drupal-7.54: Cannot mkdir: Permission denied</text:p>
      <text:p text:style-name="P1">tar: drupal-7.54/modules/simpletest/files/css_test_files/css_input_without_import.css: Cannot open: No such file or directory</text:p>
      <text:p text:style-name="P1">drupal-7.54/modules/simpletest/files/css_test_files/css_input_without_import.css.optimized.css</text:p>
      <text:p text:style-name="P1">tar: drupal-7.54: Cannot mkdir: Permission denied</text:p>
      <text:p text:style-name="P1">tar: drupal-7.54/modules/simpletest/files/css_test_files/css_input_without_import.css.optimized.css: <text:soft-page-break/>Cannot open: No such file or directory</text:p>
      <text:p text:style-name="P1">drupal-7.54/modules/simpletest/files/css_test_files/css_input_without_import.css.unoptimized.css</text:p>
      <text:p text:style-name="P1">tar: drupal-7.54: Cannot mkdir: Permission denied</text:p>
      <text:p text:style-name="P1">tar: drupal-7.54/modules/simpletest/files/css_test_files/css_input_without_import.css.unoptimized.css: Cannot open: No such file or directory</text:p>
      <text:p text:style-name="P1">drupal-7.54/modules/simpletest/files/css_test_files/css_subfolder/</text:p>
      <text:p text:style-name="P1">tar: drupal-7.54: Cannot mkdir: Permission denied</text:p>
      <text:p text:style-name="P1">tar: drupal-7.54/modules/simpletest/files/css_test_files/css_subfolder: Cannot mkdir: No such file or directory</text:p>
      <text:p text:style-name="P1">drupal-7.54/modules/simpletest/files/css_test_files/css_subfolder/css_input_with_import.css</text:p>
      <text:p text:style-name="P1">tar: drupal-7.54: Cannot mkdir: Permission denied</text:p>
      <text:p text:style-name="P1">tar: drupal-7.54/modules/simpletest/files/css_test_files/css_subfolder/css_input_with_import.css: Cannot open: No such file or directory</text:p>
      <text:p text:style-name="P1">drupal-7.54/modules/simpletest/files/css_test_files/css_subfolder/css_input_with_import.css.optimized.css</text:p>
      <text:p text:style-name="P1">tar: drupal-7.54: Cannot mkdir: Permission denied</text:p>
      <text:p text:style-name="P1">tar: drupal-7.54/modules/simpletest/files/css_test_files/css_subfolder/css_input_with_import.css.optimized.css: Cannot open: No such file or directory</text:p>
      <text:p text:style-name="P1">drupal-7.54/modules/simpletest/files/css_test_files/css_subfolder/css_input_with_import.css.unoptimized.css</text:p>
      <text:p text:style-name="P1">tar: drupal-7.54: Cannot mkdir: Permission denied</text:p>
      <text:p text:style-name="P1">tar: drupal-7.54/modules/simpletest/files/css_test_files/css_subfolder/css_input_with_import.css.unoptimized.css: Cannot open: No such file or directory</text:p>
      <text:p text:style-name="P1">drupal-7.54/modules/simpletest/files/css_test_files/import1.css</text:p>
      <text:p text:style-name="P1">tar: drupal-7.54: Cannot mkdir: Permission denied</text:p>
      <text:p text:style-name="P1">tar: drupal-7.54/modules/simpletest/files/css_test_files/import1.css: Cannot open: No such file or directory</text:p>
      <text:p text:style-name="P1">drupal-7.54/modules/simpletest/files/css_test_files/import2.css</text:p>
      <text:p text:style-name="P1">tar: drupal-7.54: Cannot mkdir: Permission denied</text:p>
      <text:p text:style-name="P1">tar: drupal-7.54/modules/simpletest/files/css_test_files/import2.css: Cannot open: No such file or directory</text:p>
      <text:p text:style-name="P1">drupal-7.54/modules/simpletest/files/html-1.txt</text:p>
      <text:p text:style-name="P1">tar: drupal-7.54: Cannot mkdir: Permission denied</text:p>
      <text:p text:style-name="P1">tar: drupal-7.54/modules/simpletest/files/html-1.txt: Cannot open: No such file or directory</text:p>
      <text:p text:style-name="P1">drupal-7.54/modules/simpletest/files/html-2.html</text:p>
      <text:p text:style-name="P1">tar: drupal-7.54: Cannot mkdir: Permission denied</text:p>
      <text:p text:style-name="P1">tar: drupal-7.54/modules/simpletest/files/html-2.html: Cannot open: No such file or directory</text:p>
      <text:p text:style-name="P1">drupal-7.54/modules/simpletest/files/image-1.png</text:p>
      <text:p text:style-name="P1">tar: drupal-7.54: Cannot mkdir: Permission denied</text:p>
      <text:p text:style-name="P1">tar: drupal-7.54/modules/simpletest/files/image-1.png: Cannot open: No such file or directory</text:p>
      <text:p text:style-name="P1">drupal-7.54/modules/simpletest/files/image-2.jpg</text:p>
      <text:p text:style-name="P1">tar: drupal-7.54: Cannot mkdir: Permission denied</text:p>
      <text:p text:style-name="P1">tar: drupal-7.54/modules/simpletest/files/image-2.jpg: Cannot open: No such file or directory</text:p>
      <text:p text:style-name="P1">drupal-7.54/modules/simpletest/files/image-test-no-transparency.gif</text:p>
      <text:p text:style-name="P1">tar: drupal-7.54: Cannot mkdir: Permission denied</text:p>
      <text:p text:style-name="P1">tar: drupal-7.54/modules/simpletest/files/image-test-no-transparency.gif: Cannot open: No such file or directory</text:p>
      <text:p text:style-name="P1">drupal-7.54/modules/simpletest/files/image-test-transparent-out-of-range.gif</text:p>
      <text:p text:style-name="P1"><text:soft-page-break/>tar: drupal-7.54: Cannot mkdir: Permission denied</text:p>
      <text:p text:style-name="P1">tar: drupal-7.54/modules/simpletest/files/image-test-transparent-out-of-range.gif: Cannot open: No such file or directory</text:p>
      <text:p text:style-name="P1">drupal-7.54/modules/simpletest/files/image-test.gif</text:p>
      <text:p text:style-name="P1">tar: drupal-7.54: Cannot mkdir: Permission denied</text:p>
      <text:p text:style-name="P1">tar: drupal-7.54/modules/simpletest/files/image-test.gif: Cannot open: No such file or directory</text:p>
      <text:p text:style-name="P1">drupal-7.54/modules/simpletest/files/image-test.jpg</text:p>
      <text:p text:style-name="P1">tar: drupal-7.54: Cannot mkdir: Permission denied</text:p>
      <text:p text:style-name="P1">tar: drupal-7.54/modules/simpletest/files/image-test.jpg: Cannot open: No such file or directory</text:p>
      <text:p text:style-name="P1">drupal-7.54/modules/simpletest/files/image-test.png</text:p>
      <text:p text:style-name="P1">tar: drupal-7.54: Cannot mkdir: Permission denied</text:p>
      <text:p text:style-name="P1">tar: drupal-7.54/modules/simpletest/files/image-test.png: Cannot open: No such file or directory</text:p>
      <text:p text:style-name="P1">drupal-7.54/modules/simpletest/files/javascript-1.txt</text:p>
      <text:p text:style-name="P1">tar: drupal-7.54: Cannot mkdir: Permission denied</text:p>
      <text:p text:style-name="P1">tar: drupal-7.54/modules/simpletest/files/javascript-1.txt: Cannot open: No such file or directory</text:p>
      <text:p text:style-name="P1">drupal-7.54/modules/simpletest/files/javascript-2.script</text:p>
      <text:p text:style-name="P1">tar: drupal-7.54: Cannot mkdir: Permission denied</text:p>
      <text:p text:style-name="P1">tar: drupal-7.54/modules/simpletest/files/javascript-2.script: Cannot open: No such file or directory</text:p>
      <text:p text:style-name="P1">drupal-7.54/modules/simpletest/files/php-1.txt</text:p>
      <text:p text:style-name="P1">tar: drupal-7.54: Cannot mkdir: Permission denied</text:p>
      <text:p text:style-name="P1">tar: drupal-7.54/modules/simpletest/files/php-1.txt: Cannot open: No such file or directory</text:p>
      <text:p text:style-name="P1">drupal-7.54/modules/simpletest/files/php-2.php</text:p>
      <text:p text:style-name="P1">tar: drupal-7.54: Cannot mkdir: Permission denied</text:p>
      <text:p text:style-name="P1">tar: drupal-7.54/modules/simpletest/files/php-2.php: Cannot open: No such file or directory</text:p>
      <text:p text:style-name="P1">drupal-7.54/modules/simpletest/files/sql-1.txt</text:p>
      <text:p text:style-name="P1">tar: drupal-7.54: Cannot mkdir: Permission denied</text:p>
      <text:p text:style-name="P1">tar: drupal-7.54/modules/simpletest/files/sql-1.txt: Cannot open: No such file or directory</text:p>
      <text:p text:style-name="P1">drupal-7.54/modules/simpletest/files/sql-2.sql</text:p>
      <text:p text:style-name="P1">tar: drupal-7.54: Cannot mkdir: Permission denied</text:p>
      <text:p text:style-name="P1">tar: drupal-7.54/modules/simpletest/files/sql-2.sql: Cannot open: No such file or directory</text:p>
      <text:p text:style-name="P1">drupal-7.54/modules/simpletest/lib/</text:p>
      <text:p text:style-name="P1">tar: drupal-7.54: Cannot mkdir: Permission denied</text:p>
      <text:p text:style-name="P1">tar: drupal-7.54/modules/simpletest/lib: Cannot mkdir: No such file or directory</text:p>
      <text:p text:style-name="P1">drupal-7.54/modules/simpletest/lib/Drupal/</text:p>
      <text:p text:style-name="P1">tar: drupal-7.54: Cannot mkdir: Permission denied</text:p>
      <text:p text:style-name="P1">tar: drupal-7.54/modules/simpletest/lib/Drupal: Cannot mkdir: No such file or directory</text:p>
      <text:p text:style-name="P1">drupal-7.54/modules/simpletest/lib/Drupal/simpletest/</text:p>
      <text:p text:style-name="P1">tar: drupal-7.54: Cannot mkdir: Permission denied</text:p>
      <text:p text:style-name="P1">tar: drupal-7.54/modules/simpletest/lib/Drupal/simpletest: Cannot mkdir: No such file or directory</text:p>
      <text:p text:style-name="P1">drupal-7.54/modules/simpletest/lib/Drupal/simpletest/Tests/</text:p>
      <text:p text:style-name="P1">tar: drupal-7.54: Cannot mkdir: Permission denied</text:p>
      <text:p text:style-name="P1">tar: drupal-7.54/modules/simpletest/lib/Drupal/simpletest/Tests: Cannot mkdir: No such file or directory</text:p>
      <text:p text:style-name="P1">drupal-7.54/modules/simpletest/lib/Drupal/simpletest/Tests/PSR0WebTest.php</text:p>
      <text:p text:style-name="P1">tar: drupal-7.54: Cannot mkdir: Permission denied</text:p>
      <text:p text:style-name="P1">tar: drupal-7.54/modules/simpletest/lib/Drupal/simpletest/Tests/PSR0WebTest.php: Cannot open: No such file or directory</text:p>
      <text:p text:style-name="P1">drupal-7.54/modules/simpletest/simpletest.api.php</text:p>
      <text:p text:style-name="P1">tar: drupal-7.54: Cannot mkdir: Permission denied</text:p>
      <text:p text:style-name="P1">tar: drupal-7.54/modules/simpletest/simpletest.api.php: Cannot open: No such file or directory</text:p>
      <text:p text:style-name="P1">drupal-7.54/modules/simpletest/simpletest.css</text:p>
      <text:p text:style-name="P1">tar: drupal-7.54: Cannot mkdir: Permission denied</text:p>
      <text:p text:style-name="P1"><text:soft-page-break/>tar: drupal-7.54/modules/simpletest/simpletest.css: Cannot open: No such file or directory</text:p>
      <text:p text:style-name="P1">drupal-7.54/modules/simpletest/simpletest.info</text:p>
      <text:p text:style-name="P1">tar: drupal-7.54: Cannot mkdir: Permission denied</text:p>
      <text:p text:style-name="P1">tar: drupal-7.54/modules/simpletest/simpletest.info: Cannot open: No such file or directory</text:p>
      <text:p text:style-name="P1">drupal-7.54/modules/simpletest/simpletest.install</text:p>
      <text:p text:style-name="P1">tar: drupal-7.54: Cannot mkdir: Permission denied</text:p>
      <text:p text:style-name="P1">tar: drupal-7.54/modules/simpletest/simpletest.install: Cannot open: No such file or directory</text:p>
      <text:p text:style-name="P1">drupal-7.54/modules/simpletest/simpletest.js</text:p>
      <text:p text:style-name="P1">tar: drupal-7.54: Cannot mkdir: Permission denied</text:p>
      <text:p text:style-name="P1">tar: drupal-7.54/modules/simpletest/simpletest.js: Cannot open: No such file or directory</text:p>
      <text:p text:style-name="P1">drupal-7.54/modules/simpletest/simpletest.module</text:p>
      <text:p text:style-name="P1">tar: drupal-7.54: Cannot mkdir: Permission denied</text:p>
      <text:p text:style-name="P1">tar: drupal-7.54/modules/simpletest/simpletest.module: Cannot open: No such file or directory</text:p>
      <text:p text:style-name="P1">drupal-7.54/modules/simpletest/simpletest.pages.inc</text:p>
      <text:p text:style-name="P1">tar: drupal-7.54: Cannot mkdir: Permission denied</text:p>
      <text:p text:style-name="P1">tar: drupal-7.54/modules/simpletest/simpletest.pages.inc: Cannot open: No such file or directory</text:p>
      <text:p text:style-name="P1">drupal-7.54/modules/simpletest/simpletest.test</text:p>
      <text:p text:style-name="P1">tar: drupal-7.54: Cannot mkdir: Permission denied</text:p>
      <text:p text:style-name="P1">tar: drupal-7.54/modules/simpletest/simpletest.test: Cannot open: No such file or directory</text:p>
      <text:p text:style-name="P1">drupal-7.54/modules/simpletest/src/</text:p>
      <text:p text:style-name="P1">tar: drupal-7.54: Cannot mkdir: Permission denied</text:p>
      <text:p text:style-name="P1">tar: drupal-7.54/modules/simpletest/src: Cannot mkdir: No such file or directory</text:p>
      <text:p text:style-name="P1">drupal-7.54/modules/simpletest/src/Tests/</text:p>
      <text:p text:style-name="P1">tar: drupal-7.54: Cannot mkdir: Permission denied</text:p>
      <text:p text:style-name="P1">tar: drupal-7.54/modules/simpletest/src/Tests: Cannot mkdir: No such file or directory</text:p>
      <text:p text:style-name="P1">drupal-7.54/modules/simpletest/src/Tests/PSR4WebTest.php</text:p>
      <text:p text:style-name="P1">tar: drupal-7.54: Cannot mkdir: Permission denied</text:p>
      <text:p text:style-name="P1">tar: drupal-7.54/modules/simpletest/src/Tests/PSR4WebTest.php: Cannot open: No such file or directory</text:p>
      <text:p text:style-name="P1">drupal-7.54/modules/simpletest/tests/</text:p>
      <text:p text:style-name="P1">tar: drupal-7.54: Cannot mkdir: Permission denied</text:p>
      <text:p text:style-name="P1">tar: drupal-7.54/modules/simpletest/tests: Cannot mkdir: No such file or directory</text:p>
      <text:p text:style-name="P1">drupal-7.54/modules/simpletest/tests/actions.test</text:p>
      <text:p text:style-name="P1">tar: drupal-7.54: Cannot mkdir: Permission denied</text:p>
      <text:p text:style-name="P1">tar: drupal-7.54/modules/simpletest/tests/actions.test: Cannot open: No such file or directory</text:p>
      <text:p text:style-name="P1">drupal-7.54/modules/simpletest/tests/actions_loop_test.info</text:p>
      <text:p text:style-name="P1">tar: drupal-7.54: Cannot mkdir: Permission denied</text:p>
      <text:p text:style-name="P1">tar: drupal-7.54/modules/simpletest/tests/actions_loop_test.info: Cannot open: No such file or directory</text:p>
      <text:p text:style-name="P1">drupal-7.54/modules/simpletest/tests/actions_loop_test.install</text:p>
      <text:p text:style-name="P1">tar: drupal-7.54: Cannot mkdir: Permission denied</text:p>
      <text:p text:style-name="P1">tar: drupal-7.54/modules/simpletest/tests/actions_loop_test.install: Cannot open: No such file or directory</text:p>
      <text:p text:style-name="P1">drupal-7.54/modules/simpletest/tests/actions_loop_test.module</text:p>
      <text:p text:style-name="P1">tar: drupal-7.54: Cannot mkdir: Permission denied</text:p>
      <text:p text:style-name="P1">tar: drupal-7.54/modules/simpletest/tests/actions_loop_test.module: Cannot open: No such file or directory</text:p>
      <text:p text:style-name="P1">drupal-7.54/modules/simpletest/tests/ajax.test</text:p>
      <text:p text:style-name="P1">tar: drupal-7.54: Cannot mkdir: Permission denied</text:p>
      <text:p text:style-name="P1">tar: drupal-7.54/modules/simpletest/tests/ajax.test: Cannot open: No such file or directory</text:p>
      <text:p text:style-name="P1">drupal-7.54/modules/simpletest/tests/ajax_forms_test.info</text:p>
      <text:p text:style-name="P1">tar: drupal-7.54: Cannot mkdir: Permission denied</text:p>
      <text:p text:style-name="P1"><text:soft-page-break/>tar: drupal-7.54/modules/simpletest/tests/ajax_forms_test.info: Cannot open: No such file or directory</text:p>
      <text:p text:style-name="P1">drupal-7.54/modules/simpletest/tests/ajax_forms_test.module</text:p>
      <text:p text:style-name="P1">tar: drupal-7.54: Cannot mkdir: Permission denied</text:p>
      <text:p text:style-name="P1">tar: drupal-7.54/modules/simpletest/tests/ajax_forms_test.module: Cannot open: No such file or directory</text:p>
      <text:p text:style-name="P1">drupal-7.54/modules/simpletest/tests/ajax_test.info</text:p>
      <text:p text:style-name="P1">tar: drupal-7.54: Cannot mkdir: Permission denied</text:p>
      <text:p text:style-name="P1">tar: drupal-7.54/modules/simpletest/tests/ajax_test.info: Cannot open: No such file or directory</text:p>
      <text:p text:style-name="P1">drupal-7.54/modules/simpletest/tests/ajax_test.module</text:p>
      <text:p text:style-name="P1">tar: drupal-7.54: Cannot mkdir: Permission denied</text:p>
      <text:p text:style-name="P1">tar: drupal-7.54/modules/simpletest/tests/ajax_test.module: Cannot open: No such file or directory</text:p>
      <text:p text:style-name="P1">drupal-7.54/modules/simpletest/tests/batch.test</text:p>
      <text:p text:style-name="P1">tar: drupal-7.54: Cannot mkdir: Permission denied</text:p>
      <text:p text:style-name="P1">tar: drupal-7.54/modules/simpletest/tests/batch.test: Cannot open: No such file or directory</text:p>
      <text:p text:style-name="P1">drupal-7.54/modules/simpletest/tests/batch_test.callbacks.inc</text:p>
      <text:p text:style-name="P1">tar: drupal-7.54: Cannot mkdir: Permission denied</text:p>
      <text:p text:style-name="P1">tar: drupal-7.54/modules/simpletest/tests/batch_test.callbacks.inc: Cannot open: No such file or directory</text:p>
      <text:p text:style-name="P1">drupal-7.54/modules/simpletest/tests/batch_test.info</text:p>
      <text:p text:style-name="P1">tar: drupal-7.54: Cannot mkdir: Permission denied</text:p>
      <text:p text:style-name="P1">tar: drupal-7.54/modules/simpletest/tests/batch_test.info: Cannot open: No such file or directory</text:p>
      <text:p text:style-name="P1">drupal-7.54/modules/simpletest/tests/batch_test.module</text:p>
      <text:p text:style-name="P1">tar: drupal-7.54: Cannot mkdir: Permission denied</text:p>
      <text:p text:style-name="P1">tar: drupal-7.54/modules/simpletest/tests/batch_test.module: Cannot open: No such file or directory</text:p>
      <text:p text:style-name="P1">drupal-7.54/modules/simpletest/tests/boot.test</text:p>
      <text:p text:style-name="P1">tar: drupal-7.54: Cannot mkdir: Permission denied</text:p>
      <text:p text:style-name="P1">tar: drupal-7.54/modules/simpletest/tests/boot.test: Cannot open: No such file or directory</text:p>
      <text:p text:style-name="P1">drupal-7.54/modules/simpletest/tests/boot_test_1.info</text:p>
      <text:p text:style-name="P1">tar: drupal-7.54: Cannot mkdir: Permission denied</text:p>
      <text:p text:style-name="P1">tar: drupal-7.54/modules/simpletest/tests/boot_test_1.info: Cannot open: No such file or directory</text:p>
      <text:p text:style-name="P1">drupal-7.54/modules/simpletest/tests/boot_test_1.module</text:p>
      <text:p text:style-name="P1">tar: drupal-7.54: Cannot mkdir: Permission denied</text:p>
      <text:p text:style-name="P1">tar: drupal-7.54/modules/simpletest/tests/boot_test_1.module: Cannot open: No such file or directory</text:p>
      <text:p text:style-name="P1">drupal-7.54/modules/simpletest/tests/boot_test_2.info</text:p>
      <text:p text:style-name="P1">tar: drupal-7.54: Cannot mkdir: Permission denied</text:p>
      <text:p text:style-name="P1">tar: drupal-7.54/modules/simpletest/tests/boot_test_2.info: Cannot open: No such file or directory</text:p>
      <text:p text:style-name="P1">drupal-7.54/modules/simpletest/tests/boot_test_2.module</text:p>
      <text:p text:style-name="P1">tar: drupal-7.54: Cannot mkdir: Permission denied</text:p>
      <text:p text:style-name="P1">tar: drupal-7.54/modules/simpletest/tests/boot_test_2.module: Cannot open: No such file or directory</text:p>
      <text:p text:style-name="P1">drupal-7.54/modules/simpletest/tests/bootstrap.test</text:p>
      <text:p text:style-name="P1">tar: drupal-7.54: Cannot mkdir: Permission denied</text:p>
      <text:p text:style-name="P1">tar: drupal-7.54/modules/simpletest/tests/bootstrap.test: Cannot open: No such file or directory</text:p>
      <text:p text:style-name="P1">drupal-7.54/modules/simpletest/tests/cache.test</text:p>
      <text:p text:style-name="P1">tar: drupal-7.54: Cannot mkdir: Permission denied</text:p>
      <text:p text:style-name="P1">tar: drupal-7.54/modules/simpletest/tests/cache.test: Cannot open: No such file or directory</text:p>
      <text:p text:style-name="P1">drupal-7.54/modules/simpletest/tests/common.test</text:p>
      <text:p text:style-name="P1">tar: drupal-7.54: Cannot mkdir: Permission denied</text:p>
      <text:p text:style-name="P1">tar: drupal-7.54/modules/simpletest/tests/common.test: Cannot open: No such file or directory</text:p>
      <text:p text:style-name="P1">drupal-7.54/modules/simpletest/tests/common_test.css</text:p>
      <text:p text:style-name="P1"><text:soft-page-break/>tar: drupal-7.54: Cannot mkdir: Permission denied</text:p>
      <text:p text:style-name="P1">tar: drupal-7.54/modules/simpletest/tests/common_test.css: Cannot open: No such file or directory</text:p>
      <text:p text:style-name="P1">drupal-7.54/modules/simpletest/tests/common_test.info</text:p>
      <text:p text:style-name="P1">tar: drupal-7.54: Cannot mkdir: Permission denied</text:p>
      <text:p text:style-name="P1">tar: drupal-7.54/modules/simpletest/tests/common_test.info: Cannot open: No such file or directory</text:p>
      <text:p text:style-name="P1">drupal-7.54/modules/simpletest/tests/common_test.module</text:p>
      <text:p text:style-name="P1">tar: drupal-7.54: Cannot mkdir: Permission denied</text:p>
      <text:p text:style-name="P1">tar: drupal-7.54/modules/simpletest/tests/common_test.module: Cannot open: No such file or directory</text:p>
      <text:p text:style-name="P1">drupal-7.54/modules/simpletest/tests/common_test.print.css</text:p>
      <text:p text:style-name="P1">tar: drupal-7.54: Cannot mkdir: Permission denied</text:p>
      <text:p text:style-name="P1">tar: drupal-7.54/modules/simpletest/tests/common_test.print.css: Cannot open: No such file or directory</text:p>
      <text:p text:style-name="P1">drupal-7.54/modules/simpletest/tests/common_test_cron_helper.info</text:p>
      <text:p text:style-name="P1">tar: drupal-7.54: Cannot mkdir: Permission denied</text:p>
      <text:p text:style-name="P1">tar: drupal-7.54/modules/simpletest/tests/common_test_cron_helper.info: Cannot open: No such file or directory</text:p>
      <text:p text:style-name="P1">drupal-7.54/modules/simpletest/tests/common_test_cron_helper.module</text:p>
      <text:p text:style-name="P1">tar: drupal-7.54: Cannot mkdir: Permission denied</text:p>
      <text:p text:style-name="P1">tar: drupal-7.54/modules/simpletest/tests/common_test_cron_helper.module: Cannot open: No such file or directory</text:p>
      <text:p text:style-name="P1">drupal-7.54/modules/simpletest/tests/common_test_info.txt</text:p>
      <text:p text:style-name="P1">tar: drupal-7.54: Cannot mkdir: Permission denied</text:p>
      <text:p text:style-name="P1">tar: drupal-7.54/modules/simpletest/tests/common_test_info.txt: Cannot open: No such file or directory</text:p>
      <text:p text:style-name="P1">drupal-7.54/modules/simpletest/tests/database_test.info</text:p>
      <text:p text:style-name="P1">tar: drupal-7.54: Cannot mkdir: Permission denied</text:p>
      <text:p text:style-name="P1">tar: drupal-7.54/modules/simpletest/tests/database_test.info: Cannot open: No such file or directory</text:p>
      <text:p text:style-name="P1">drupal-7.54/modules/simpletest/tests/database_test.install</text:p>
      <text:p text:style-name="P1">tar: drupal-7.54: Cannot mkdir: Permission denied</text:p>
      <text:p text:style-name="P1">tar: drupal-7.54/modules/simpletest/tests/database_test.install: Cannot open: No such file or directory</text:p>
      <text:p text:style-name="P1">drupal-7.54/modules/simpletest/tests/database_test.module</text:p>
      <text:p text:style-name="P1">tar: drupal-7.54: Cannot mkdir: Permission denied</text:p>
      <text:p text:style-name="P1">tar: drupal-7.54/modules/simpletest/tests/database_test.module: Cannot open: No such file or directory</text:p>
      <text:p text:style-name="P1">drupal-7.54/modules/simpletest/tests/database_test.test</text:p>
      <text:p text:style-name="P1">tar: drupal-7.54: Cannot mkdir: Permission denied</text:p>
      <text:p text:style-name="P1">tar: drupal-7.54/modules/simpletest/tests/database_test.test: Cannot open: No such file or directory</text:p>
      <text:p text:style-name="P1">drupal-7.54/modules/simpletest/tests/drupal_autoload_test/</text:p>
      <text:p text:style-name="P1">tar: drupal-7.54: Cannot mkdir: Permission denied</text:p>
      <text:p text:style-name="P1">tar: drupal-7.54/modules/simpletest/tests/drupal_autoload_test: Cannot mkdir: No such file or directory</text:p>
      <text:p text:style-name="P1">drupal-7.54/modules/simpletest/tests/drupal_autoload_test/drupal_autoload_test.info</text:p>
      <text:p text:style-name="P1">tar: drupal-7.54: Cannot mkdir: Permission denied</text:p>
      <text:p text:style-name="P1">tar: drupal-7.54/modules/simpletest/tests/drupal_autoload_test/drupal_autoload_test.info: Cannot open: No such file or directory</text:p>
      <text:p text:style-name="P1">drupal-7.54/modules/simpletest/tests/drupal_autoload_test/drupal_autoload_test.module</text:p>
      <text:p text:style-name="P1">tar: drupal-7.54: Cannot mkdir: Permission denied</text:p>
      <text:p text:style-name="P1">tar: drupal-7.54/modules/simpletest/tests/drupal_autoload_test/drupal_autoload_test.module: Cannot open: No such file or directory</text:p>
      <text:p text:style-name="P1">drupal-7.54/modules/simpletest/tests/drupal_autoload_test/drupal_autoload_test_class.inc</text:p>
      <text:p text:style-name="P1"><text:soft-page-break/>tar: drupal-7.54: Cannot mkdir: Permission denied</text:p>
      <text:p text:style-name="P1">tar: drupal-7.54/modules/simpletest/tests/drupal_autoload_test/drupal_autoload_test_class.inc: Cannot open: No such file or directory</text:p>
      <text:p text:style-name="P1">drupal-7.54/modules/simpletest/tests/drupal_autoload_test/drupal_autoload_test_interface.inc</text:p>
      <text:p text:style-name="P1">tar: drupal-7.54: Cannot mkdir: Permission denied</text:p>
      <text:p text:style-name="P1">tar: drupal-7.54/modules/simpletest/tests/drupal_autoload_test/drupal_autoload_test_interface.inc: Cannot open: No such file or directory</text:p>
      <text:p text:style-name="P1">drupal-7.54/modules/simpletest/tests/drupal_autoload_test/drupal_autoload_test_trait.sh</text:p>
      <text:p text:style-name="P1">tar: drupal-7.54: Cannot mkdir: Permission denied</text:p>
      <text:p text:style-name="P1">tar: drupal-7.54/modules/simpletest/tests/drupal_autoload_test/drupal_autoload_test_trait.sh: Cannot open: No such file or directory</text:p>
      <text:p text:style-name="P1">drupal-7.54/modules/simpletest/tests/drupal_system_listing_compatible_test/</text:p>
      <text:p text:style-name="P1">tar: drupal-7.54: Cannot mkdir: Permission denied</text:p>
      <text:p text:style-name="P1">tar: drupal-7.54/modules/simpletest/tests/drupal_system_listing_compatible_test: Cannot mkdir: No such file or directory</text:p>
      <text:p text:style-name="P1">drupal-7.54/modules/simpletest/tests/drupal_system_listing_compatible_test/drupal_system_listing_compatible_test.info</text:p>
      <text:p text:style-name="P1">tar: drupal-7.54: Cannot mkdir: Permission denied</text:p>
      <text:p text:style-name="P1">tar: drupal-7.54/modules/simpletest/tests/drupal_system_listing_compatible_test/drupal_system_listing_compatible_test.info: Cannot open: No such file or directory</text:p>
      <text:p text:style-name="P1">drupal-7.54/modules/simpletest/tests/drupal_system_listing_compatible_test/drupal_system_listing_compatible_test.module</text:p>
      <text:p text:style-name="P1">tar: drupal-7.54: Cannot mkdir: Permission denied</text:p>
      <text:p text:style-name="P1">tar: drupal-7.54/modules/simpletest/tests/drupal_system_listing_compatible_test/drupal_system_listing_compatible_test.module: Cannot open: No such file or directory</text:p>
      <text:p text:style-name="P1">drupal-7.54/modules/simpletest/tests/drupal_system_listing_incompatible_test/</text:p>
      <text:p text:style-name="P1">tar: drupal-7.54: Cannot mkdir: Permission denied</text:p>
      <text:p text:style-name="P1">tar: drupal-7.54/modules/simpletest/tests/drupal_system_listing_incompatible_test: Cannot mkdir: No such file or directory</text:p>
      <text:p text:style-name="P1">drupal-7.54/modules/simpletest/tests/drupal_system_listing_incompatible_test/drupal_system_listing_incompatible_test.info</text:p>
      <text:p text:style-name="P1">tar: drupal-7.54: Cannot mkdir: Permission denied</text:p>
      <text:p text:style-name="P1">tar: drupal-7.54/modules/simpletest/tests/drupal_system_listing_incompatible_test/drupal_system_listing_incompatible_test.info: Cannot open: No such file or directory</text:p>
      <text:p text:style-name="P1">drupal-7.54/modules/simpletest/tests/drupal_system_listing_incompatible_test/drupal_system_listing_incompatible_test.module</text:p>
      <text:p text:style-name="P1">tar: drupal-7.54: Cannot mkdir: Permission denied</text:p>
      <text:p text:style-name="P1">tar: drupal-7.54/modules/simpletest/tests/drupal_system_listing_incompatible_test/drupal_system_listing_incompatible_test.module: Cannot open: No such file or directory</text:p>
      <text:p text:style-name="P1">drupal-7.54/modules/simpletest/tests/entity_cache_test.info</text:p>
      <text:p text:style-name="P1">tar: drupal-7.54: Cannot mkdir: Permission denied</text:p>
      <text:p text:style-name="P1">tar: drupal-7.54/modules/simpletest/tests/entity_cache_test.info: Cannot open: No such file or directory</text:p>
      <text:p text:style-name="P1">drupal-7.54/modules/simpletest/tests/entity_cache_test.module</text:p>
      <text:p text:style-name="P1"><text:soft-page-break/>tar: drupal-7.54: Cannot mkdir: Permission denied</text:p>
      <text:p text:style-name="P1">tar: drupal-7.54/modules/simpletest/tests/entity_cache_test.module: Cannot open: No such file or directory</text:p>
      <text:p text:style-name="P1">drupal-7.54/modules/simpletest/tests/entity_cache_test_dependency.info</text:p>
      <text:p text:style-name="P1">tar: drupal-7.54: Cannot mkdir: Permission denied</text:p>
      <text:p text:style-name="P1">tar: drupal-7.54/modules/simpletest/tests/entity_cache_test_dependency.info: Cannot open: No such file or directory</text:p>
      <text:p text:style-name="P1">drupal-7.54/modules/simpletest/tests/entity_cache_test_dependency.module</text:p>
      <text:p text:style-name="P1">tar: drupal-7.54: Cannot mkdir: Permission denied</text:p>
      <text:p text:style-name="P1">tar: drupal-7.54/modules/simpletest/tests/entity_cache_test_dependency.module: Cannot open: No such file or directory</text:p>
      <text:p text:style-name="P1">drupal-7.54/modules/simpletest/tests/entity_crud.test</text:p>
      <text:p text:style-name="P1">tar: drupal-7.54: Cannot mkdir: Permission denied</text:p>
      <text:p text:style-name="P1">tar: drupal-7.54/modules/simpletest/tests/entity_crud.test: Cannot open: No such file or directory</text:p>
      <text:p text:style-name="P1">drupal-7.54/modules/simpletest/tests/entity_crud_hook_test.info</text:p>
      <text:p text:style-name="P1">tar: drupal-7.54: Cannot mkdir: Permission denied</text:p>
      <text:p text:style-name="P1">tar: drupal-7.54/modules/simpletest/tests/entity_crud_hook_test.info: Cannot open: No such file or directory</text:p>
      <text:p text:style-name="P1">drupal-7.54/modules/simpletest/tests/entity_crud_hook_test.module</text:p>
      <text:p text:style-name="P1">tar: drupal-7.54: Cannot mkdir: Permission denied</text:p>
      <text:p text:style-name="P1">tar: drupal-7.54/modules/simpletest/tests/entity_crud_hook_test.module: Cannot open: No such file or directory</text:p>
      <text:p text:style-name="P1">drupal-7.54/modules/simpletest/tests/entity_crud_hook_test.test</text:p>
      <text:p text:style-name="P1">tar: drupal-7.54: Cannot mkdir: Permission denied</text:p>
      <text:p text:style-name="P1">tar: drupal-7.54/modules/simpletest/tests/entity_crud_hook_test.test: Cannot open: No such file or directory</text:p>
      <text:p text:style-name="P1">drupal-7.54/modules/simpletest/tests/entity_query.test</text:p>
      <text:p text:style-name="P1">tar: drupal-7.54: Cannot mkdir: Permission denied</text:p>
      <text:p text:style-name="P1">tar: drupal-7.54/modules/simpletest/tests/entity_query.test: Cannot open: No such file or directory</text:p>
      <text:p text:style-name="P1">drupal-7.54/modules/simpletest/tests/entity_query_access_test.info</text:p>
      <text:p text:style-name="P1">tar: drupal-7.54: Cannot mkdir: Permission denied</text:p>
      <text:p text:style-name="P1">tar: drupal-7.54/modules/simpletest/tests/entity_query_access_test.info: Cannot open: No such file or directory</text:p>
      <text:p text:style-name="P1">drupal-7.54/modules/simpletest/tests/entity_query_access_test.module</text:p>
      <text:p text:style-name="P1">tar: drupal-7.54: Cannot mkdir: Permission denied</text:p>
      <text:p text:style-name="P1">tar: drupal-7.54/modules/simpletest/tests/entity_query_access_test.module: Cannot open: No such file or directory</text:p>
      <text:p text:style-name="P1">drupal-7.54/modules/simpletest/tests/error.test</text:p>
      <text:p text:style-name="P1">tar: drupal-7.54: Cannot mkdir: Permission denied</text:p>
      <text:p text:style-name="P1">tar: drupal-7.54/modules/simpletest/tests/error.test: Cannot open: No such file or directory</text:p>
      <text:p text:style-name="P1">drupal-7.54/modules/simpletest/tests/error_test.info</text:p>
      <text:p text:style-name="P1">tar: drupal-7.54: Cannot mkdir: Permission denied</text:p>
      <text:p text:style-name="P1">tar: drupal-7.54/modules/simpletest/tests/error_test.info: Cannot open: No such file or directory</text:p>
      <text:p text:style-name="P1">drupal-7.54/modules/simpletest/tests/error_test.module</text:p>
      <text:p text:style-name="P1">tar: drupal-7.54: Cannot mkdir: Permission denied</text:p>
      <text:p text:style-name="P1">tar: drupal-7.54/modules/simpletest/tests/error_test.module: Cannot open: No such file or directory</text:p>
      <text:p text:style-name="P1">drupal-7.54/modules/simpletest/tests/file.test</text:p>
      <text:p text:style-name="P1">tar: drupal-7.54: Cannot mkdir: Permission denied</text:p>
      <text:p text:style-name="P1">tar: drupal-7.54/modules/simpletest/tests/file.test: Cannot open: No such file or directory</text:p>
      <text:p text:style-name="P1">drupal-7.54/modules/simpletest/tests/file_test.info</text:p>
      <text:p text:style-name="P1">tar: drupal-7.54: Cannot mkdir: Permission denied</text:p>
      <text:p text:style-name="P1">tar: drupal-7.54/modules/simpletest/tests/file_test.info: Cannot open: No such file or directory</text:p>
      <text:p text:style-name="P1"><text:soft-page-break/>drupal-7.54/modules/simpletest/tests/file_test.module</text:p>
      <text:p text:style-name="P1">tar: drupal-7.54: Cannot mkdir: Permission denied</text:p>
      <text:p text:style-name="P1">tar: drupal-7.54/modules/simpletest/tests/file_test.module: Cannot open: No such file or directory</text:p>
      <text:p text:style-name="P1">drupal-7.54/modules/simpletest/tests/filetransfer.test</text:p>
      <text:p text:style-name="P1">tar: drupal-7.54: Cannot mkdir: Permission denied</text:p>
      <text:p text:style-name="P1">tar: drupal-7.54/modules/simpletest/tests/filetransfer.test: Cannot open: No such file or directory</text:p>
      <text:p text:style-name="P1">drupal-7.54/modules/simpletest/tests/filter_test.info</text:p>
      <text:p text:style-name="P1">tar: drupal-7.54: Cannot mkdir: Permission denied</text:p>
      <text:p text:style-name="P1">tar: drupal-7.54/modules/simpletest/tests/filter_test.info: Cannot open: No such file or directory</text:p>
      <text:p text:style-name="P1">drupal-7.54/modules/simpletest/tests/filter_test.module</text:p>
      <text:p text:style-name="P1">tar: drupal-7.54: Cannot mkdir: Permission denied</text:p>
      <text:p text:style-name="P1">tar: drupal-7.54/modules/simpletest/tests/filter_test.module: Cannot open: No such file or directory</text:p>
      <text:p text:style-name="P1">drupal-7.54/modules/simpletest/tests/form.test</text:p>
      <text:p text:style-name="P1">tar: drupal-7.54: Cannot mkdir: Permission denied</text:p>
      <text:p text:style-name="P1">tar: drupal-7.54/modules/simpletest/tests/form.test: Cannot open: No such file or directory</text:p>
      <text:p text:style-name="P1">drupal-7.54/modules/simpletest/tests/form_test.file.inc</text:p>
      <text:p text:style-name="P1">tar: drupal-7.54: Cannot mkdir: Permission denied</text:p>
      <text:p text:style-name="P1">tar: drupal-7.54/modules/simpletest/tests/form_test.file.inc: Cannot open: No such file or directory</text:p>
      <text:p text:style-name="P1">drupal-7.54/modules/simpletest/tests/form_test.info</text:p>
      <text:p text:style-name="P1">tar: drupal-7.54: Cannot mkdir: Permission denied</text:p>
      <text:p text:style-name="P1">tar: drupal-7.54/modules/simpletest/tests/form_test.info: Cannot open: No such file or directory</text:p>
      <text:p text:style-name="P1">drupal-7.54/modules/simpletest/tests/form_test.module</text:p>
      <text:p text:style-name="P1">tar: drupal-7.54: Cannot mkdir: Permission denied</text:p>
      <text:p text:style-name="P1">tar: drupal-7.54/modules/simpletest/tests/form_test.module: Cannot open: No such file or directory</text:p>
      <text:p text:style-name="P1">drupal-7.54/modules/simpletest/tests/graph.test</text:p>
      <text:p text:style-name="P1">tar: drupal-7.54: Cannot mkdir: Permission denied</text:p>
      <text:p text:style-name="P1">tar: drupal-7.54/modules/simpletest/tests/graph.test: Cannot open: No such file or directory</text:p>
      <text:p text:style-name="P1">drupal-7.54/modules/simpletest/tests/http.php</text:p>
      <text:p text:style-name="P1">tar: drupal-7.54: Cannot mkdir: Permission denied</text:p>
      <text:p text:style-name="P1">tar: drupal-7.54/modules/simpletest/tests/http.php: Cannot open: No such file or directory</text:p>
      <text:p text:style-name="P1">drupal-7.54/modules/simpletest/tests/https.php</text:p>
      <text:p text:style-name="P1">tar: drupal-7.54: Cannot mkdir: Permission denied</text:p>
      <text:p text:style-name="P1">tar: drupal-7.54/modules/simpletest/tests/https.php: Cannot open: No such file or directory</text:p>
      <text:p text:style-name="P1">drupal-7.54/modules/simpletest/tests/image.test</text:p>
      <text:p text:style-name="P1">tar: drupal-7.54: Cannot mkdir: Permission denied</text:p>
      <text:p text:style-name="P1">tar: drupal-7.54/modules/simpletest/tests/image.test: Cannot open: No such file or directory</text:p>
      <text:p text:style-name="P1">drupal-7.54/modules/simpletest/tests/image_test.info</text:p>
      <text:p text:style-name="P1">tar: drupal-7.54: Cannot mkdir: Permission denied</text:p>
      <text:p text:style-name="P1">tar: drupal-7.54/modules/simpletest/tests/image_test.info: Cannot open: No such file or directory</text:p>
      <text:p text:style-name="P1">drupal-7.54/modules/simpletest/tests/image_test.module</text:p>
      <text:p text:style-name="P1">tar: drupal-7.54: Cannot mkdir: Permission denied</text:p>
      <text:p text:style-name="P1">tar: drupal-7.54/modules/simpletest/tests/image_test.module: Cannot open: No such file or directory</text:p>
      <text:p text:style-name="P1">drupal-7.54/modules/simpletest/tests/lock.test</text:p>
      <text:p text:style-name="P1">tar: drupal-7.54: Cannot mkdir: Permission denied</text:p>
      <text:p text:style-name="P1">tar: drupal-7.54/modules/simpletest/tests/lock.test: Cannot open: No such file or directory</text:p>
      <text:p text:style-name="P1">drupal-7.54/modules/simpletest/tests/mail.test</text:p>
      <text:p text:style-name="P1">tar: drupal-7.54: Cannot mkdir: Permission denied</text:p>
      <text:p text:style-name="P1">tar: drupal-7.54/modules/simpletest/tests/mail.test: Cannot open: No such file or directory</text:p>
      <text:p text:style-name="P1">drupal-7.54/modules/simpletest/tests/menu.test</text:p>
      <text:p text:style-name="P1">tar: drupal-7.54: Cannot mkdir: Permission denied</text:p>
      <text:p text:style-name="P1">tar: drupal-7.54/modules/simpletest/tests/menu.test: Cannot open: No such file or directory</text:p>
      <text:p text:style-name="P1">drupal-7.54/modules/simpletest/tests/menu_test.info</text:p>
      <text:p text:style-name="P1"><text:soft-page-break/>tar: drupal-7.54: Cannot mkdir: Permission denied</text:p>
      <text:p text:style-name="P1">tar: drupal-7.54/modules/simpletest/tests/menu_test.info: Cannot open: No such file or directory</text:p>
      <text:p text:style-name="P1">drupal-7.54/modules/simpletest/tests/menu_test.module</text:p>
      <text:p text:style-name="P1">tar: drupal-7.54: Cannot mkdir: Permission denied</text:p>
      <text:p text:style-name="P1">tar: drupal-7.54/modules/simpletest/tests/menu_test.module: Cannot open: No such file or directory</text:p>
      <text:p text:style-name="P1">drupal-7.54/modules/simpletest/tests/module.test</text:p>
      <text:p text:style-name="P1">tar: drupal-7.54: Cannot mkdir: Permission denied</text:p>
      <text:p text:style-name="P1">tar: drupal-7.54/modules/simpletest/tests/module.test: Cannot open: No such file or directory</text:p>
      <text:p text:style-name="P1">drupal-7.54/modules/simpletest/tests/module_test.file.inc</text:p>
      <text:p text:style-name="P1">tar: drupal-7.54: Cannot mkdir: Permission denied</text:p>
      <text:p text:style-name="P1">tar: drupal-7.54/modules/simpletest/tests/module_test.file.inc: Cannot open: No such file or directory</text:p>
      <text:p text:style-name="P1">drupal-7.54/modules/simpletest/tests/module_test.implementations.inc</text:p>
      <text:p text:style-name="P1">tar: drupal-7.54: Cannot mkdir: Permission denied</text:p>
      <text:p text:style-name="P1">tar: drupal-7.54/modules/simpletest/tests/module_test.implementations.inc: Cannot open: No such file or directory</text:p>
      <text:p text:style-name="P1">drupal-7.54/modules/simpletest/tests/module_test.info</text:p>
      <text:p text:style-name="P1">tar: drupal-7.54: Cannot mkdir: Permission denied</text:p>
      <text:p text:style-name="P1">tar: drupal-7.54/modules/simpletest/tests/module_test.info: Cannot open: No such file or directory</text:p>
      <text:p text:style-name="P1">drupal-7.54/modules/simpletest/tests/module_test.install</text:p>
      <text:p text:style-name="P1">tar: drupal-7.54: Cannot mkdir: Permission denied</text:p>
      <text:p text:style-name="P1">tar: drupal-7.54/modules/simpletest/tests/module_test.install: Cannot open: No such file or directory</text:p>
      <text:p text:style-name="P1">drupal-7.54/modules/simpletest/tests/module_test.module</text:p>
      <text:p text:style-name="P1">tar: drupal-7.54: Cannot mkdir: Permission denied</text:p>
      <text:p text:style-name="P1">tar: drupal-7.54/modules/simpletest/tests/module_test.module: Cannot open: No such file or directory</text:p>
      <text:p text:style-name="P1">drupal-7.54/modules/simpletest/tests/pager.test</text:p>
      <text:p text:style-name="P1">tar: drupal-7.54: Cannot mkdir: Permission denied</text:p>
      <text:p text:style-name="P1">tar: drupal-7.54/modules/simpletest/tests/pager.test: Cannot open: No such file or directory</text:p>
      <text:p text:style-name="P1">drupal-7.54/modules/simpletest/tests/password.test</text:p>
      <text:p text:style-name="P1">tar: drupal-7.54: Cannot mkdir: Permission denied</text:p>
      <text:p text:style-name="P1">tar: drupal-7.54/modules/simpletest/tests/password.test: Cannot open: No such file or directory</text:p>
      <text:p text:style-name="P1">drupal-7.54/modules/simpletest/tests/path.test</text:p>
      <text:p text:style-name="P1">tar: drupal-7.54: Cannot mkdir: Permission denied</text:p>
      <text:p text:style-name="P1">tar: drupal-7.54/modules/simpletest/tests/path.test: Cannot open: No such file or directory</text:p>
      <text:p text:style-name="P1">drupal-7.54/modules/simpletest/tests/path_test.info</text:p>
      <text:p text:style-name="P1">tar: drupal-7.54: Cannot mkdir: Permission denied</text:p>
      <text:p text:style-name="P1">tar: drupal-7.54/modules/simpletest/tests/path_test.info: Cannot open: No such file or directory</text:p>
      <text:p text:style-name="P1">drupal-7.54/modules/simpletest/tests/path_test.module</text:p>
      <text:p text:style-name="P1">tar: drupal-7.54: Cannot mkdir: Permission denied</text:p>
      <text:p text:style-name="P1">tar: drupal-7.54/modules/simpletest/tests/path_test.module: Cannot open: No such file or directory</text:p>
      <text:p text:style-name="P1">drupal-7.54/modules/simpletest/tests/psr_0_test/</text:p>
      <text:p text:style-name="P1">tar: drupal-7.54: Cannot mkdir: Permission denied</text:p>
      <text:p text:style-name="P1">tar: drupal-7.54/modules/simpletest/tests/psr_0_test: Cannot mkdir: No such file or directory</text:p>
      <text:p text:style-name="P1">drupal-7.54/modules/simpletest/tests/psr_0_test/lib/</text:p>
      <text:p text:style-name="P1">tar: drupal-7.54: Cannot mkdir: Permission denied</text:p>
      <text:p text:style-name="P1">tar: drupal-7.54/modules/simpletest/tests/psr_0_test/lib: Cannot mkdir: No such file or directory</text:p>
      <text:p text:style-name="P1">drupal-7.54/modules/simpletest/tests/psr_0_test/lib/Drupal/</text:p>
      <text:p text:style-name="P1">tar: drupal-7.54: Cannot mkdir: Permission denied</text:p>
      <text:p text:style-name="P1">tar: drupal-7.54/modules/simpletest/tests/psr_0_test/lib/Drupal: Cannot mkdir: No such file or directory</text:p>
      <text:p text:style-name="P1">drupal-7.54/modules/simpletest/tests/psr_0_test/lib/Drupal/psr_0_test/</text:p>
      <text:p text:style-name="P1"><text:soft-page-break/>tar: drupal-7.54: Cannot mkdir: Permission denied</text:p>
      <text:p text:style-name="P1">tar: drupal-7.54/modules/simpletest/tests/psr_0_test/lib/Drupal/psr_0_test: Cannot mkdir: No such file or directory</text:p>
      <text:p text:style-name="P1">drupal-7.54/modules/simpletest/tests/psr_0_test/lib/Drupal/psr_0_test/Tests/</text:p>
      <text:p text:style-name="P1">tar: drupal-7.54: Cannot mkdir: Permission denied</text:p>
      <text:p text:style-name="P1">tar: drupal-7.54/modules/simpletest/tests/psr_0_test/lib/Drupal/psr_0_test/Tests: Cannot mkdir: No such file or directory</text:p>
      <text:p text:style-name="P1">drupal-7.54/modules/simpletest/tests/psr_0_test/lib/Drupal/psr_0_test/Tests/ExampleTest.php</text:p>
      <text:p text:style-name="P1">tar: drupal-7.54: Cannot mkdir: Permission denied</text:p>
      <text:p text:style-name="P1">tar: drupal-7.54/modules/simpletest/tests/psr_0_test/lib/Drupal/psr_0_test/Tests/ExampleTest.php: Cannot open: No such file or directory</text:p>
      <text:p text:style-name="P1">drupal-7.54/modules/simpletest/tests/psr_0_test/lib/Drupal/psr_0_test/Tests/Nested/</text:p>
      <text:p text:style-name="P1">tar: drupal-7.54: Cannot mkdir: Permission denied</text:p>
      <text:p text:style-name="P1">tar: drupal-7.54/modules/simpletest/tests/psr_0_test/lib/Drupal/psr_0_test/Tests/Nested: Cannot mkdir: No such file or directory</text:p>
      <text:p text:style-name="P1">drupal-7.54/modules/simpletest/tests/psr_0_test/lib/Drupal/psr_0_test/Tests/Nested/NestedExampleTest.php</text:p>
      <text:p text:style-name="P1">tar: drupal-7.54: Cannot mkdir: Permission denied</text:p>
      <text:p text:style-name="P1">tar: drupal-7.54/modules/simpletest/tests/psr_0_test/lib/Drupal/psr_0_test/Tests/Nested/NestedExampleTest.php: Cannot open: No such file or directory</text:p>
      <text:p text:style-name="P1">drupal-7.54/modules/simpletest/tests/psr_0_test/psr_0_test.info</text:p>
      <text:p text:style-name="P1">tar: drupal-7.54: Cannot mkdir: Permission denied</text:p>
      <text:p text:style-name="P1">tar: drupal-7.54/modules/simpletest/tests/psr_0_test/psr_0_test.info: Cannot open: No such file or directory</text:p>
      <text:p text:style-name="P1">drupal-7.54/modules/simpletest/tests/psr_0_test/psr_0_test.module</text:p>
      <text:p text:style-name="P1">tar: drupal-7.54: Cannot mkdir: Permission denied</text:p>
      <text:p text:style-name="P1">tar: drupal-7.54/modules/simpletest/tests/psr_0_test/psr_0_test.module: Cannot open: No such file or directory</text:p>
      <text:p text:style-name="P1">drupal-7.54/modules/simpletest/tests/psr_4_test/</text:p>
      <text:p text:style-name="P1">tar: drupal-7.54: Cannot mkdir: Permission denied</text:p>
      <text:p text:style-name="P1">tar: drupal-7.54/modules/simpletest/tests/psr_4_test: Cannot mkdir: No such file or directory</text:p>
      <text:p text:style-name="P1">drupal-7.54/modules/simpletest/tests/psr_4_test/psr_4_test.info</text:p>
      <text:p text:style-name="P1">tar: drupal-7.54: Cannot mkdir: Permission denied</text:p>
      <text:p text:style-name="P1">tar: drupal-7.54/modules/simpletest/tests/psr_4_test/psr_4_test.info: Cannot open: No such file or directory</text:p>
      <text:p text:style-name="P1">drupal-7.54/modules/simpletest/tests/psr_4_test/psr_4_test.module</text:p>
      <text:p text:style-name="P1">tar: drupal-7.54: Cannot mkdir: Permission denied</text:p>
      <text:p text:style-name="P1">tar: drupal-7.54/modules/simpletest/tests/psr_4_test/psr_4_test.module: Cannot open: No such file or directory</text:p>
      <text:p text:style-name="P1">drupal-7.54/modules/simpletest/tests/psr_4_test/src/</text:p>
      <text:p text:style-name="P1">tar: drupal-7.54: Cannot mkdir: Permission denied</text:p>
      <text:p text:style-name="P1">tar: drupal-7.54/modules/simpletest/tests/psr_4_test/src: Cannot mkdir: No such file or directory</text:p>
      <text:p text:style-name="P1">drupal-7.54/modules/simpletest/tests/psr_4_test/src/Tests/</text:p>
      <text:p text:style-name="P1">tar: drupal-7.54: Cannot mkdir: Permission denied</text:p>
      <text:p text:style-name="P1">tar: drupal-7.54/modules/simpletest/tests/psr_4_test/src/Tests: Cannot mkdir: No such file or directory</text:p>
      <text:p text:style-name="P1">drupal-7.54/modules/simpletest/tests/psr_4_test/src/Tests/ExampleTest.php</text:p>
      <text:p text:style-name="P1">tar: drupal-7.54: Cannot mkdir: Permission denied</text:p>
      <text:p text:style-name="P1">tar: drupal-7.54/modules/simpletest/tests/psr_4_test/src/Tests/ExampleTest.php: Cannot open: No such file or directory</text:p>
      <text:p text:style-name="P1"><text:soft-page-break/>drupal-7.54/modules/simpletest/tests/psr_4_test/src/Tests/Nested/</text:p>
      <text:p text:style-name="P1">tar: drupal-7.54: Cannot mkdir: Permission denied</text:p>
      <text:p text:style-name="P1">tar: drupal-7.54/modules/simpletest/tests/psr_4_test/src/Tests/Nested: Cannot mkdir: No such file or directory</text:p>
      <text:p text:style-name="P1">drupal-7.54/modules/simpletest/tests/psr_4_test/src/Tests/Nested/NestedExampleTest.php</text:p>
      <text:p text:style-name="P1">tar: drupal-7.54: Cannot mkdir: Permission denied</text:p>
      <text:p text:style-name="P1">tar: drupal-7.54/modules/simpletest/tests/psr_4_test/src/Tests/Nested/NestedExampleTest.php: Cannot open: No such file or directory</text:p>
      <text:p text:style-name="P1">drupal-7.54/modules/simpletest/tests/registry.test</text:p>
      <text:p text:style-name="P1">tar: drupal-7.54: Cannot mkdir: Permission denied</text:p>
      <text:p text:style-name="P1">tar: drupal-7.54/modules/simpletest/tests/registry.test: Cannot open: No such file or directory</text:p>
      <text:p text:style-name="P1">drupal-7.54/modules/simpletest/tests/requirements1_test.info</text:p>
      <text:p text:style-name="P1">tar: drupal-7.54: Cannot mkdir: Permission denied</text:p>
      <text:p text:style-name="P1">tar: drupal-7.54/modules/simpletest/tests/requirements1_test.info: Cannot open: No such file or directory</text:p>
      <text:p text:style-name="P1">drupal-7.54/modules/simpletest/tests/requirements1_test.install</text:p>
      <text:p text:style-name="P1">tar: drupal-7.54: Cannot mkdir: Permission denied</text:p>
      <text:p text:style-name="P1">tar: drupal-7.54/modules/simpletest/tests/requirements1_test.install: Cannot open: No such file or directory</text:p>
      <text:p text:style-name="P1">drupal-7.54/modules/simpletest/tests/requirements1_test.module</text:p>
      <text:p text:style-name="P1">tar: drupal-7.54: Cannot mkdir: Permission denied</text:p>
      <text:p text:style-name="P1">tar: drupal-7.54/modules/simpletest/tests/requirements1_test.module: Cannot open: No such file or directory</text:p>
      <text:p text:style-name="P1">drupal-7.54/modules/simpletest/tests/requirements2_test.info</text:p>
      <text:p text:style-name="P1">tar: drupal-7.54: Cannot mkdir: Permission denied</text:p>
      <text:p text:style-name="P1">tar: drupal-7.54/modules/simpletest/tests/requirements2_test.info: Cannot open: No such file or directory</text:p>
      <text:p text:style-name="P1">drupal-7.54/modules/simpletest/tests/requirements2_test.module</text:p>
      <text:p text:style-name="P1">tar: drupal-7.54: Cannot mkdir: Permission denied</text:p>
      <text:p text:style-name="P1">tar: drupal-7.54/modules/simpletest/tests/requirements2_test.module: Cannot open: No such file or directory</text:p>
      <text:p text:style-name="P1">drupal-7.54/modules/simpletest/tests/schema.test</text:p>
      <text:p text:style-name="P1">tar: drupal-7.54: Cannot mkdir: Permission denied</text:p>
      <text:p text:style-name="P1">tar: drupal-7.54/modules/simpletest/tests/schema.test: Cannot open: No such file or directory</text:p>
      <text:p text:style-name="P1">drupal-7.54/modules/simpletest/tests/session.test</text:p>
      <text:p text:style-name="P1">tar: drupal-7.54: Cannot mkdir: Permission denied</text:p>
      <text:p text:style-name="P1">tar: drupal-7.54/modules/simpletest/tests/session.test: Cannot open: No such file or directory</text:p>
      <text:p text:style-name="P1">drupal-7.54/modules/simpletest/tests/session_test.info</text:p>
      <text:p text:style-name="P1">tar: drupal-7.54: Cannot mkdir: Permission denied</text:p>
      <text:p text:style-name="P1">tar: drupal-7.54/modules/simpletest/tests/session_test.info: Cannot open: No such file or directory</text:p>
      <text:p text:style-name="P1">drupal-7.54/modules/simpletest/tests/session_test.module</text:p>
      <text:p text:style-name="P1">tar: drupal-7.54: Cannot mkdir: Permission denied</text:p>
      <text:p text:style-name="P1">tar: drupal-7.54/modules/simpletest/tests/session_test.module: Cannot open: No such file or directory</text:p>
      <text:p text:style-name="P1">drupal-7.54/modules/simpletest/tests/system.base.css</text:p>
      <text:p text:style-name="P1">tar: drupal-7.54: Cannot mkdir: Permission denied</text:p>
      <text:p text:style-name="P1">tar: drupal-7.54/modules/simpletest/tests/system.base.css: Cannot open: No such file or directory</text:p>
      <text:p text:style-name="P1">drupal-7.54/modules/simpletest/tests/system_dependencies_test.info</text:p>
      <text:p text:style-name="P1">tar: drupal-7.54: Cannot mkdir: Permission denied</text:p>
      <text:p text:style-name="P1">tar: drupal-7.54/modules/simpletest/tests/system_dependencies_test.info: Cannot open: No such file or directory</text:p>
      <text:p text:style-name="P1">drupal-7.54/modules/simpletest/tests/system_dependencies_test.module</text:p>
      <text:p text:style-name="P1"><text:soft-page-break/>tar: drupal-7.54: Cannot mkdir: Permission denied</text:p>
      <text:p text:style-name="P1">tar: drupal-7.54/modules/simpletest/tests/system_dependencies_test.module: Cannot open: No such file or directory</text:p>
      <text:p text:style-name="P1">drupal-7.54/modules/simpletest/tests/system_incompatible_core_version_dependencies_test.info</text:p>
      <text:p text:style-name="P1">tar: drupal-7.54: Cannot mkdir: Permission denied</text:p>
      <text:p text:style-name="P1">tar: drupal-7.54/modules/simpletest/tests/system_incompatible_core_version_dependencies_test.info: Cannot open: No such file or directory</text:p>
      <text:p text:style-name="P1">drupal-7.54/modules/simpletest/tests/system_incompatible_core_version_dependencies_test.module</text:p>
      <text:p text:style-name="P1">tar: drupal-7.54: Cannot mkdir: Permission denied</text:p>
      <text:p text:style-name="P1">tar: drupal-7.54/modules/simpletest/tests/system_incompatible_core_version_dependencies_test.module: Cannot open: No such file or directory</text:p>
      <text:p text:style-name="P1">drupal-7.54/modules/simpletest/tests/system_incompatible_core_version_test.info</text:p>
      <text:p text:style-name="P1">tar: drupal-7.54: Cannot mkdir: Permission denied</text:p>
      <text:p text:style-name="P1">tar: drupal-7.54/modules/simpletest/tests/system_incompatible_core_version_test.info: Cannot open: No such file or directory</text:p>
      <text:p text:style-name="P1">drupal-7.54/modules/simpletest/tests/system_incompatible_core_version_test.module</text:p>
      <text:p text:style-name="P1">tar: drupal-7.54: Cannot mkdir: Permission denied</text:p>
      <text:p text:style-name="P1">tar: drupal-7.54/modules/simpletest/tests/system_incompatible_core_version_test.module: Cannot open: No such file or directory</text:p>
      <text:p text:style-name="P1">drupal-7.54/modules/simpletest/tests/system_incompatible_module_version_dependencies_test.info</text:p>
      <text:p text:style-name="P1">tar: drupal-7.54: Cannot mkdir: Permission denied</text:p>
      <text:p text:style-name="P1">tar: drupal-7.54/modules/simpletest/tests/system_incompatible_module_version_dependencies_test.info: Cannot open: No such file or directory</text:p>
      <text:p text:style-name="P1">drupal-7.54/modules/simpletest/tests/system_incompatible_module_version_dependencies_test.module</text:p>
      <text:p text:style-name="P1">tar: drupal-7.54: Cannot mkdir: Permission denied</text:p>
      <text:p text:style-name="P1">tar: drupal-7.54/modules/simpletest/tests/system_incompatible_module_version_dependencies_test.module: Cannot open: No such file or directory</text:p>
      <text:p text:style-name="P1">drupal-7.54/modules/simpletest/tests/system_incompatible_module_version_test.info</text:p>
      <text:p text:style-name="P1">tar: drupal-7.54: Cannot mkdir: Permission denied</text:p>
      <text:p text:style-name="P1">tar: drupal-7.54/modules/simpletest/tests/system_incompatible_module_version_test.info: Cannot open: No such file or directory</text:p>
      <text:p text:style-name="P1">drupal-7.54/modules/simpletest/tests/system_incompatible_module_version_test.module</text:p>
      <text:p text:style-name="P1">tar: drupal-7.54: Cannot mkdir: Permission denied</text:p>
      <text:p text:style-name="P1">tar: drupal-7.54/modules/simpletest/tests/system_incompatible_module_version_test.module: Cannot open: No such file or directory</text:p>
      <text:p text:style-name="P1">drupal-7.54/modules/simpletest/tests/system_project_namespace_test.info</text:p>
      <text:p text:style-name="P1">tar: drupal-7.54: Cannot mkdir: Permission denied</text:p>
      <text:p text:style-name="P1">tar: drupal-7.54/modules/simpletest/tests/system_project_namespace_test.info: Cannot open: No such file or directory</text:p>
      <text:p text:style-name="P1">drupal-7.54/modules/simpletest/tests/system_project_namespace_test.module</text:p>
      <text:p text:style-name="P1">tar: drupal-7.54: Cannot mkdir: Permission denied</text:p>
      <text:p text:style-name="P1">tar: drupal-7.54/modules/simpletest/tests/system_project_namespace_test.module: Cannot open: No such file or directory</text:p>
      <text:p text:style-name="P1">drupal-7.54/modules/simpletest/tests/system_test.info</text:p>
      <text:p text:style-name="P1">tar: drupal-7.54: Cannot mkdir: Permission denied</text:p>
      <text:p text:style-name="P1">tar: drupal-7.54/modules/simpletest/tests/system_test.info: Cannot open: No such file or directory</text:p>
      <text:p text:style-name="P1">drupal-7.54/modules/simpletest/tests/system_test.install</text:p>
      <text:p text:style-name="P1"><text:soft-page-break/>tar: drupal-7.54: Cannot mkdir: Permission denied</text:p>
      <text:p text:style-name="P1">tar: drupal-7.54/modules/simpletest/tests/system_test.install: Cannot open: No such file or directory</text:p>
      <text:p text:style-name="P1">drupal-7.54/modules/simpletest/tests/system_test.module</text:p>
      <text:p text:style-name="P1">tar: drupal-7.54: Cannot mkdir: Permission denied</text:p>
      <text:p text:style-name="P1">tar: drupal-7.54/modules/simpletest/tests/system_test.module: Cannot open: No such file or directory</text:p>
      <text:p text:style-name="P1">drupal-7.54/modules/simpletest/tests/tablesort.test</text:p>
      <text:p text:style-name="P1">tar: drupal-7.54: Cannot mkdir: Permission denied</text:p>
      <text:p text:style-name="P1">tar: drupal-7.54/modules/simpletest/tests/tablesort.test: Cannot open: No such file or directory</text:p>
      <text:p text:style-name="P1">drupal-7.54/modules/simpletest/tests/taxonomy_test.info</text:p>
      <text:p text:style-name="P1">tar: drupal-7.54: Cannot mkdir: Permission denied</text:p>
      <text:p text:style-name="P1">tar: drupal-7.54/modules/simpletest/tests/taxonomy_test.info: Cannot open: No such file or directory</text:p>
      <text:p text:style-name="P1">drupal-7.54/modules/simpletest/tests/taxonomy_test.install</text:p>
      <text:p text:style-name="P1">tar: drupal-7.54: Cannot mkdir: Permission denied</text:p>
      <text:p text:style-name="P1">tar: drupal-7.54/modules/simpletest/tests/taxonomy_test.install: Cannot open: No such file or directory</text:p>
      <text:p text:style-name="P1">drupal-7.54/modules/simpletest/tests/taxonomy_test.module</text:p>
      <text:p text:style-name="P1">tar: drupal-7.54: Cannot mkdir: Permission denied</text:p>
      <text:p text:style-name="P1">tar: drupal-7.54/modules/simpletest/tests/taxonomy_test.module: Cannot open: No such file or directory</text:p>
      <text:p text:style-name="P1">drupal-7.54/modules/simpletest/tests/theme.test</text:p>
      <text:p text:style-name="P1">tar: drupal-7.54: Cannot mkdir: Permission denied</text:p>
      <text:p text:style-name="P1">tar: drupal-7.54/modules/simpletest/tests/theme.test: Cannot open: No such file or directory</text:p>
      <text:p text:style-name="P1">drupal-7.54/modules/simpletest/tests/theme_test.inc</text:p>
      <text:p text:style-name="P1">tar: drupal-7.54: Cannot mkdir: Permission denied</text:p>
      <text:p text:style-name="P1">tar: drupal-7.54/modules/simpletest/tests/theme_test.inc: Cannot open: No such file or directory</text:p>
      <text:p text:style-name="P1">drupal-7.54/modules/simpletest/tests/theme_test.info</text:p>
      <text:p text:style-name="P1">tar: drupal-7.54: Cannot mkdir: Permission denied</text:p>
      <text:p text:style-name="P1">tar: drupal-7.54/modules/simpletest/tests/theme_test.info: Cannot open: No such file or directory</text:p>
      <text:p text:style-name="P1">drupal-7.54/modules/simpletest/tests/theme_test.module</text:p>
      <text:p text:style-name="P1">tar: drupal-7.54: Cannot mkdir: Permission denied</text:p>
      <text:p text:style-name="P1">tar: drupal-7.54/modules/simpletest/tests/theme_test.module: Cannot open: No such file or directory</text:p>
      <text:p text:style-name="P1">drupal-7.54/modules/simpletest/tests/theme_test.template_test.tpl.php</text:p>
      <text:p text:style-name="P1">tar: drupal-7.54: Cannot mkdir: Permission denied</text:p>
      <text:p text:style-name="P1">tar: drupal-7.54/modules/simpletest/tests/theme_test.template_test.tpl.php: Cannot open: No such file or directory</text:p>
      <text:p text:style-name="P1">drupal-7.54/modules/simpletest/tests/themes/</text:p>
      <text:p text:style-name="P1">tar: drupal-7.54: Cannot mkdir: Permission denied</text:p>
      <text:p text:style-name="P1">tar: drupal-7.54/modules/simpletest/tests/themes: Cannot mkdir: No such file or directory</text:p>
      <text:p text:style-name="P1">drupal-7.54/modules/simpletest/tests/themes/engines/</text:p>
      <text:p text:style-name="P1">tar: drupal-7.54: Cannot mkdir: Permission denied</text:p>
      <text:p text:style-name="P1">tar: drupal-7.54/modules/simpletest/tests/themes/engines: Cannot mkdir: No such file or directory</text:p>
      <text:p text:style-name="P1">drupal-7.54/modules/simpletest/tests/themes/engines/nyan_cat/</text:p>
      <text:p text:style-name="P1">tar: drupal-7.54: Cannot mkdir: Permission denied</text:p>
      <text:p text:style-name="P1">tar: drupal-7.54/modules/simpletest/tests/themes/engines/nyan_cat: Cannot mkdir: No such file or directory</text:p>
      <text:p text:style-name="P1">drupal-7.54/modules/simpletest/tests/themes/engines/nyan_cat/nyan_cat.engine</text:p>
      <text:p text:style-name="P1">tar: drupal-7.54: Cannot mkdir: Permission denied</text:p>
      <text:p text:style-name="P1">tar: drupal-7.54/modules/simpletest/tests/themes/engines/nyan_cat/nyan_cat.engine: Cannot open: No such file or directory</text:p>
      <text:p text:style-name="P1">drupal-7.54/modules/simpletest/tests/themes/test_basetheme/</text:p>
      <text:p text:style-name="P1"><text:soft-page-break/>tar: drupal-7.54: Cannot mkdir: Permission denied</text:p>
      <text:p text:style-name="P1">tar: drupal-7.54/modules/simpletest/tests/themes/test_basetheme: Cannot mkdir: No such file or directory</text:p>
      <text:p text:style-name="P1">drupal-7.54/modules/simpletest/tests/themes/test_basetheme/test_basetheme.info</text:p>
      <text:p text:style-name="P1">tar: drupal-7.54: Cannot mkdir: Permission denied</text:p>
      <text:p text:style-name="P1">tar: drupal-7.54/modules/simpletest/tests/themes/test_basetheme/test_basetheme.info: Cannot open: No such file or directory</text:p>
      <text:p text:style-name="P1">drupal-7.54/modules/simpletest/tests/themes/test_subtheme/</text:p>
      <text:p text:style-name="P1">tar: drupal-7.54: Cannot mkdir: Permission denied</text:p>
      <text:p text:style-name="P1">tar: drupal-7.54/modules/simpletest/tests/themes/test_subtheme: Cannot mkdir: No such file or directory</text:p>
      <text:p text:style-name="P1">drupal-7.54/modules/simpletest/tests/themes/test_subtheme/test_subtheme.info</text:p>
      <text:p text:style-name="P1">tar: drupal-7.54: Cannot mkdir: Permission denied</text:p>
      <text:p text:style-name="P1">tar: drupal-7.54/modules/simpletest/tests/themes/test_subtheme/test_subtheme.info: Cannot open: No such file or directory</text:p>
      <text:p text:style-name="P1">drupal-7.54/modules/simpletest/tests/themes/test_theme/</text:p>
      <text:p text:style-name="P1">tar: drupal-7.54: Cannot mkdir: Permission denied</text:p>
      <text:p text:style-name="P1">tar: drupal-7.54/modules/simpletest/tests/themes/test_theme: Cannot mkdir: No such file or directory</text:p>
      <text:p text:style-name="P1">drupal-7.54/modules/simpletest/tests/themes/test_theme/template.php</text:p>
      <text:p text:style-name="P1">tar: drupal-7.54: Cannot mkdir: Permission denied</text:p>
      <text:p text:style-name="P1">tar: drupal-7.54/modules/simpletest/tests/themes/test_theme/template.php: Cannot open: No such file or directory</text:p>
      <text:p text:style-name="P1">drupal-7.54/modules/simpletest/tests/themes/test_theme/templates/</text:p>
      <text:p text:style-name="P1">tar: drupal-7.54: Cannot mkdir: Permission denied</text:p>
      <text:p text:style-name="P1">tar: drupal-7.54/modules/simpletest/tests/themes/test_theme/templates: Cannot mkdir: No such file or directory</text:p>
      <text:p text:style-name="P1">drupal-7.54/modules/simpletest/tests/themes/test_theme/templates/node--1.tpl.php</text:p>
      <text:p text:style-name="P1">tar: drupal-7.54: Cannot mkdir: Permission denied</text:p>
      <text:p text:style-name="P1">tar: drupal-7.54/modules/simpletest/tests/themes/test_theme/templates/node--1.tpl.php: Cannot open: No such file or directory</text:p>
      <text:p text:style-name="P1">drupal-7.54/modules/simpletest/tests/themes/test_theme/test_theme.info</text:p>
      <text:p text:style-name="P1">tar: drupal-7.54: Cannot mkdir: Permission denied</text:p>
      <text:p text:style-name="P1">tar: drupal-7.54/modules/simpletest/tests/themes/test_theme/test_theme.info: Cannot open: No such file or directory</text:p>
      <text:p text:style-name="P1">drupal-7.54/modules/simpletest/tests/themes/test_theme_nyan_cat/</text:p>
      <text:p text:style-name="P1">tar: drupal-7.54: Cannot mkdir: Permission denied</text:p>
      <text:p text:style-name="P1">tar: drupal-7.54/modules/simpletest/tests/themes/test_theme_nyan_cat: Cannot mkdir: No such file or directory</text:p>
      <text:p text:style-name="P1">drupal-7.54/modules/simpletest/tests/themes/test_theme_nyan_cat/templates/</text:p>
      <text:p text:style-name="P1">tar: drupal-7.54: Cannot mkdir: Permission denied</text:p>
      <text:p text:style-name="P1">tar: drupal-7.54/modules/simpletest/tests/themes/test_theme_nyan_cat/templates: Cannot mkdir: No such file or directory</text:p>
      <text:p text:style-name="P1">drupal-7.54/modules/simpletest/tests/themes/test_theme_nyan_cat/templates/theme_test_template_test.nyan-cat.html</text:p>
      <text:p text:style-name="P1">tar: drupal-7.54: Cannot mkdir: Permission denied</text:p>
      <text:p text:style-name="P1">tar: drupal-7.54/modules/simpletest/tests/themes/test_theme_nyan_cat/templates/theme_test_template_test.nyan-cat.html: Cannot open: No such file or directory</text:p>
      <text:p text:style-name="P1">drupal-7.54/modules/simpletest/tests/themes/test_theme_nyan_cat/test_theme_nyan_cat.info</text:p>
      <text:p text:style-name="P1">tar: drupal-7.54: Cannot mkdir: Permission denied</text:p>
      <text:p text:style-name="P1"><text:soft-page-break/>tar: drupal-7.54/modules/simpletest/tests/themes/test_theme_nyan_cat/test_theme_nyan_cat.info: Cannot open: No such file or directory</text:p>
      <text:p text:style-name="P1">drupal-7.54/modules/simpletest/tests/unicode.test</text:p>
      <text:p text:style-name="P1">tar: drupal-7.54: Cannot mkdir: Permission denied</text:p>
      <text:p text:style-name="P1">tar: drupal-7.54/modules/simpletest/tests/unicode.test: Cannot open: No such file or directory</text:p>
      <text:p text:style-name="P1">drupal-7.54/modules/simpletest/tests/update.test</text:p>
      <text:p text:style-name="P1">tar: drupal-7.54: Cannot mkdir: Permission denied</text:p>
      <text:p text:style-name="P1">tar: drupal-7.54/modules/simpletest/tests/update.test: Cannot open: No such file or directory</text:p>
      <text:p text:style-name="P1">drupal-7.54/modules/simpletest/tests/update_script_test.info</text:p>
      <text:p text:style-name="P1">tar: drupal-7.54: Cannot mkdir: Permission denied</text:p>
      <text:p text:style-name="P1">tar: drupal-7.54/modules/simpletest/tests/update_script_test.info: Cannot open: No such file or directory</text:p>
      <text:p text:style-name="P1">drupal-7.54/modules/simpletest/tests/update_script_test.install</text:p>
      <text:p text:style-name="P1">tar: drupal-7.54: Cannot mkdir: Permission denied</text:p>
      <text:p text:style-name="P1">tar: drupal-7.54/modules/simpletest/tests/update_script_test.install: Cannot open: No such file or directory</text:p>
      <text:p text:style-name="P1">drupal-7.54/modules/simpletest/tests/update_script_test.module</text:p>
      <text:p text:style-name="P1">tar: drupal-7.54: Cannot mkdir: Permission denied</text:p>
      <text:p text:style-name="P1">tar: drupal-7.54/modules/simpletest/tests/update_script_test.module: Cannot open: No such file or directory</text:p>
      <text:p text:style-name="P1">drupal-7.54/modules/simpletest/tests/update_test_1.info</text:p>
      <text:p text:style-name="P1">tar: drupal-7.54: Cannot mkdir: Permission denied</text:p>
      <text:p text:style-name="P1">tar: drupal-7.54/modules/simpletest/tests/update_test_1.info: Cannot open: No such file or directory</text:p>
      <text:p text:style-name="P1">drupal-7.54/modules/simpletest/tests/update_test_1.install</text:p>
      <text:p text:style-name="P1">tar: drupal-7.54: Cannot mkdir: Permission denied</text:p>
      <text:p text:style-name="P1">tar: drupal-7.54/modules/simpletest/tests/update_test_1.install: Cannot open: No such file or directory</text:p>
      <text:p text:style-name="P1">drupal-7.54/modules/simpletest/tests/update_test_1.module</text:p>
      <text:p text:style-name="P1">tar: drupal-7.54: Cannot mkdir: Permission denied</text:p>
      <text:p text:style-name="P1">tar: drupal-7.54/modules/simpletest/tests/update_test_1.module: Cannot open: No such file or directory</text:p>
      <text:p text:style-name="P1">drupal-7.54/modules/simpletest/tests/update_test_2.info</text:p>
      <text:p text:style-name="P1">tar: drupal-7.54: Cannot mkdir: Permission denied</text:p>
      <text:p text:style-name="P1">tar: drupal-7.54/modules/simpletest/tests/update_test_2.info: Cannot open: No such file or directory</text:p>
      <text:p text:style-name="P1">drupal-7.54/modules/simpletest/tests/update_test_2.install</text:p>
      <text:p text:style-name="P1">tar: drupal-7.54: Cannot mkdir: Permission denied</text:p>
      <text:p text:style-name="P1">tar: drupal-7.54/modules/simpletest/tests/update_test_2.install: Cannot open: No such file or directory</text:p>
      <text:p text:style-name="P1">drupal-7.54/modules/simpletest/tests/update_test_2.module</text:p>
      <text:p text:style-name="P1">tar: drupal-7.54: Cannot mkdir: Permission denied</text:p>
      <text:p text:style-name="P1">tar: drupal-7.54/modules/simpletest/tests/update_test_2.module: Cannot open: No such file or directory</text:p>
      <text:p text:style-name="P1">drupal-7.54/modules/simpletest/tests/update_test_3.info</text:p>
      <text:p text:style-name="P1">tar: drupal-7.54: Cannot mkdir: Permission denied</text:p>
      <text:p text:style-name="P1">tar: drupal-7.54/modules/simpletest/tests/update_test_3.info: Cannot open: No such file or directory</text:p>
      <text:p text:style-name="P1">drupal-7.54/modules/simpletest/tests/update_test_3.install</text:p>
      <text:p text:style-name="P1">tar: drupal-7.54: Cannot mkdir: Permission denied</text:p>
      <text:p text:style-name="P1">tar: drupal-7.54/modules/simpletest/tests/update_test_3.install: Cannot open: No such file or directory</text:p>
      <text:p text:style-name="P1">drupal-7.54/modules/simpletest/tests/update_test_3.module</text:p>
      <text:p text:style-name="P1">tar: drupal-7.54: Cannot mkdir: Permission denied</text:p>
      <text:p text:style-name="P1">tar: drupal-7.54/modules/simpletest/tests/update_test_3.module: Cannot open: No such file or <text:soft-page-break/>directory</text:p>
      <text:p text:style-name="P1">drupal-7.54/modules/simpletest/tests/upgrade/</text:p>
      <text:p text:style-name="P1">tar: drupal-7.54: Cannot mkdir: Permission denied</text:p>
      <text:p text:style-name="P1">tar: drupal-7.54/modules/simpletest/tests/upgrade: Cannot mkdir: No such file or directory</text:p>
      <text:p text:style-name="P1">drupal-7.54/modules/simpletest/tests/upgrade/drupal-6.bare.database.php</text:p>
      <text:p text:style-name="P1">tar: drupal-7.54: Cannot mkdir: Permission denied</text:p>
      <text:p text:style-name="P1">tar: drupal-7.54/modules/simpletest/tests/upgrade/drupal-6.bare.database.php: Cannot open: No such file or directory</text:p>
      <text:p text:style-name="P1">drupal-7.54/modules/simpletest/tests/upgrade/drupal-6.comments.database.php</text:p>
      <text:p text:style-name="P1">tar: drupal-7.54: Cannot mkdir: Permission denied</text:p>
      <text:p text:style-name="P1">tar: drupal-7.54/modules/simpletest/tests/upgrade/drupal-6.comments.database.php: Cannot open: No such file or directory</text:p>
      <text:p text:style-name="P1">drupal-7.54/modules/simpletest/tests/upgrade/drupal-6.duplicate-permission.database.php</text:p>
      <text:p text:style-name="P1">tar: drupal-7.54: Cannot mkdir: Permission denied</text:p>
      <text:p text:style-name="P1">tar: drupal-7.54/modules/simpletest/tests/upgrade/drupal-6.duplicate-permission.database.php: Cannot open: No such file or directory</text:p>
      <text:p text:style-name="P1">drupal-7.54/modules/simpletest/tests/upgrade/drupal-6.filled.database.php</text:p>
      <text:p text:style-name="P1">tar: drupal-7.54: Cannot mkdir: Permission denied</text:p>
      <text:p text:style-name="P1">tar: drupal-7.54/modules/simpletest/tests/upgrade/drupal-6.filled.database.php: Cannot open: No such file or directory</text:p>
      <text:p text:style-name="P1">drupal-7.54/modules/simpletest/tests/upgrade/drupal-6.forum.database.php</text:p>
      <text:p text:style-name="P1">tar: drupal-7.54: Cannot mkdir: Permission denied</text:p>
      <text:p text:style-name="P1">tar: drupal-7.54/modules/simpletest/tests/upgrade/drupal-6.forum.database.php: Cannot open: No such file or directory</text:p>
      <text:p text:style-name="P1">drupal-7.54/modules/simpletest/tests/upgrade/drupal-6.locale.database.php</text:p>
      <text:p text:style-name="P1">tar: drupal-7.54: Cannot mkdir: Permission denied</text:p>
      <text:p text:style-name="P1">tar: drupal-7.54/modules/simpletest/tests/upgrade/drupal-6.locale.database.php: Cannot open: No such file or directory</text:p>
      <text:p text:style-name="P1">drupal-7.54/modules/simpletest/tests/upgrade/drupal-6.menu.database.php</text:p>
      <text:p text:style-name="P1">tar: drupal-7.54: Cannot mkdir: Permission denied</text:p>
      <text:p text:style-name="P1">tar: drupal-7.54/modules/simpletest/tests/upgrade/drupal-6.menu.database.php: Cannot open: No such file or directory</text:p>
      <text:p text:style-name="P1">drupal-7.54/modules/simpletest/tests/upgrade/drupal-6.node_type_broken.database.php</text:p>
      <text:p text:style-name="P1">tar: drupal-7.54: Cannot mkdir: Permission denied</text:p>
      <text:p text:style-name="P1">tar: drupal-7.54/modules/simpletest/tests/upgrade/drupal-6.node_type_broken.database.php: Cannot open: No such file or directory</text:p>
      <text:p text:style-name="P1">drupal-7.54/modules/simpletest/tests/upgrade/drupal-6.translatable.database.php</text:p>
      <text:p text:style-name="P1">tar: drupal-7.54: Cannot mkdir: Permission denied</text:p>
      <text:p text:style-name="P1">tar: drupal-7.54/modules/simpletest/tests/upgrade/drupal-6.translatable.database.php: Cannot open: No such file or directory</text:p>
      <text:p text:style-name="P1">drupal-7.54/modules/simpletest/tests/upgrade/drupal-6.trigger.database.php</text:p>
      <text:p text:style-name="P1">tar: drupal-7.54: Cannot mkdir: Permission denied</text:p>
      <text:p text:style-name="P1">tar: drupal-7.54/modules/simpletest/tests/upgrade/drupal-6.trigger.database.php: Cannot open: No such file or directory</text:p>
      <text:p text:style-name="P1">drupal-7.54/modules/simpletest/tests/upgrade/drupal-6.upload.database.php</text:p>
      <text:p text:style-name="P1">tar: drupal-7.54: Cannot mkdir: Permission denied</text:p>
      <text:p text:style-name="P1">tar: drupal-7.54/modules/simpletest/tests/upgrade/drupal-6.upload.database.php: Cannot open: No such file or directory</text:p>
      <text:p text:style-name="P1">drupal-7.54/modules/simpletest/tests/upgrade/drupal-6.user-no-password-token.database.php</text:p>
      <text:p text:style-name="P1">tar: drupal-7.54: Cannot mkdir: Permission denied</text:p>
      <text:p text:style-name="P1">tar: drupal-7.54/modules/simpletest/tests/upgrade/drupal-6.user-no-password-token.database.php: Cannot open: No such file or directory</text:p>
      <text:p text:style-name="P1"><text:soft-page-break/>drupal-7.54/modules/simpletest/tests/upgrade/drupal-6.user-password-token.database.php</text:p>
      <text:p text:style-name="P1">tar: drupal-7.54: Cannot mkdir: Permission denied</text:p>
      <text:p text:style-name="P1">tar: drupal-7.54/modules/simpletest/tests/upgrade/drupal-6.user-password-token.database.php: Cannot open: No such file or directory</text:p>
      <text:p text:style-name="P1">drupal-7.54/modules/simpletest/tests/upgrade/drupal-7.aggregator.database.php</text:p>
      <text:p text:style-name="P1">tar: drupal-7.54: Cannot mkdir: Permission denied</text:p>
      <text:p text:style-name="P1">tar: drupal-7.54/modules/simpletest/tests/upgrade/drupal-7.aggregator.database.php: Cannot open: No such file or directory</text:p>
      <text:p text:style-name="P1">drupal-7.54/modules/simpletest/tests/upgrade/drupal-7.bare.minimal.database.php.gz</text:p>
      <text:p text:style-name="P1">tar: drupal-7.54: Cannot mkdir: Permission denied</text:p>
      <text:p text:style-name="P1">tar: drupal-7.54/modules/simpletest/tests/upgrade/drupal-7.bare.minimal.database.php.gz: Cannot open: No such file or directory</text:p>
      <text:p text:style-name="P1">drupal-7.54/modules/simpletest/tests/upgrade/drupal-7.bare.standard_all.database.php.gz</text:p>
      <text:p text:style-name="P1">tar: drupal-7.54: Cannot mkdir: Permission denied</text:p>
      <text:p text:style-name="P1">tar: drupal-7.54/modules/simpletest/tests/upgrade/drupal-7.bare.standard_all.database.php.gz: Cannot open: No such file or directory</text:p>
      <text:p text:style-name="P1">drupal-7.54/modules/simpletest/tests/upgrade/drupal-7.field.database.php</text:p>
      <text:p text:style-name="P1">tar: drupal-7.54: Cannot mkdir: Permission denied</text:p>
      <text:p text:style-name="P1">tar: drupal-7.54/modules/simpletest/tests/upgrade/drupal-7.field.database.php: Cannot open: No such file or directory</text:p>
      <text:p text:style-name="P1">drupal-7.54/modules/simpletest/tests/upgrade/drupal-7.filled.minimal.database.php.gz</text:p>
      <text:p text:style-name="P1">tar: drupal-7.54: Cannot mkdir: Permission denied</text:p>
      <text:p text:style-name="P1">tar: drupal-7.54/modules/simpletest/tests/upgrade/drupal-7.filled.minimal.database.php.gz: Cannot open: No such file or directory</text:p>
      <text:p text:style-name="P1">drupal-7.54/modules/simpletest/tests/upgrade/drupal-7.filled.standard_all.database.php.gz</text:p>
      <text:p text:style-name="P1">tar: drupal-7.54: Cannot mkdir: Permission denied</text:p>
      <text:p text:style-name="P1">tar: drupal-7.54/modules/simpletest/tests/upgrade/drupal-7.filled.standard_all.database.php.gz: Cannot open: No such file or directory</text:p>
      <text:p text:style-name="P1">drupal-7.54/modules/simpletest/tests/upgrade/drupal-7.trigger.database.php</text:p>
      <text:p text:style-name="P1">tar: drupal-7.54: Cannot mkdir: Permission denied</text:p>
      <text:p text:style-name="P1">tar: drupal-7.54/modules/simpletest/tests/upgrade/drupal-7.trigger.database.php: Cannot open: No such file or directory</text:p>
      <text:p text:style-name="P1">drupal-7.54/modules/simpletest/tests/upgrade/update.aggregator.test</text:p>
      <text:p text:style-name="P1">tar: drupal-7.54: Cannot mkdir: Permission denied</text:p>
      <text:p text:style-name="P1">tar: drupal-7.54/modules/simpletest/tests/upgrade/update.aggregator.test: Cannot open: No such file or directory</text:p>
      <text:p text:style-name="P1">drupal-7.54/modules/simpletest/tests/upgrade/update.field.test</text:p>
      <text:p text:style-name="P1">tar: drupal-7.54: Cannot mkdir: Permission denied</text:p>
      <text:p text:style-name="P1">tar: drupal-7.54/modules/simpletest/tests/upgrade/update.field.test: Cannot open: No such file or directory</text:p>
      <text:p text:style-name="P1">drupal-7.54/modules/simpletest/tests/upgrade/update.trigger.test</text:p>
      <text:p text:style-name="P1">tar: drupal-7.54: Cannot mkdir: Permission denied</text:p>
      <text:p text:style-name="P1">tar: drupal-7.54/modules/simpletest/tests/upgrade/update.trigger.test: Cannot open: No such file or directory</text:p>
      <text:p text:style-name="P1">drupal-7.54/modules/simpletest/tests/upgrade/update.user.test</text:p>
      <text:p text:style-name="P1">tar: drupal-7.54: Cannot mkdir: Permission denied</text:p>
      <text:p text:style-name="P1">tar: drupal-7.54/modules/simpletest/tests/upgrade/update.user.test: Cannot open: No such file or directory</text:p>
      <text:p text:style-name="P1">drupal-7.54/modules/simpletest/tests/upgrade/upgrade.comment.test</text:p>
      <text:p text:style-name="P1">tar: drupal-7.54: Cannot mkdir: Permission denied</text:p>
      <text:p text:style-name="P1">tar: drupal-7.54/modules/simpletest/tests/upgrade/upgrade.comment.test: Cannot open: No such file or directory</text:p>
      <text:p text:style-name="P1"><text:soft-page-break/>drupal-7.54/modules/simpletest/tests/upgrade/upgrade.filter.test</text:p>
      <text:p text:style-name="P1">tar: drupal-7.54: Cannot mkdir: Permission denied</text:p>
      <text:p text:style-name="P1">tar: drupal-7.54/modules/simpletest/tests/upgrade/upgrade.filter.test: Cannot open: No such file or directory</text:p>
      <text:p text:style-name="P1">drupal-7.54/modules/simpletest/tests/upgrade/upgrade.forum.test</text:p>
      <text:p text:style-name="P1">tar: drupal-7.54: Cannot mkdir: Permission denied</text:p>
      <text:p text:style-name="P1">tar: drupal-7.54/modules/simpletest/tests/upgrade/upgrade.forum.test: Cannot open: No such file or directory</text:p>
      <text:p text:style-name="P1">drupal-7.54/modules/simpletest/tests/upgrade/upgrade.locale.test</text:p>
      <text:p text:style-name="P1">tar: drupal-7.54: Cannot mkdir: Permission denied</text:p>
      <text:p text:style-name="P1">tar: drupal-7.54/modules/simpletest/tests/upgrade/upgrade.locale.test: Cannot open: No such file or directory</text:p>
      <text:p text:style-name="P1">drupal-7.54/modules/simpletest/tests/upgrade/upgrade.menu.test</text:p>
      <text:p text:style-name="P1">tar: drupal-7.54: Cannot mkdir: Permission denied</text:p>
      <text:p text:style-name="P1">tar: drupal-7.54/modules/simpletest/tests/upgrade/upgrade.menu.test: Cannot open: No such file or directory</text:p>
      <text:p text:style-name="P1">drupal-7.54/modules/simpletest/tests/upgrade/upgrade.node.test</text:p>
      <text:p text:style-name="P1">tar: drupal-7.54: Cannot mkdir: Permission denied</text:p>
      <text:p text:style-name="P1">tar: drupal-7.54/modules/simpletest/tests/upgrade/upgrade.node.test: Cannot open: No such file or directory</text:p>
      <text:p text:style-name="P1">drupal-7.54/modules/simpletest/tests/upgrade/upgrade.poll.test</text:p>
      <text:p text:style-name="P1">tar: drupal-7.54: Cannot mkdir: Permission denied</text:p>
      <text:p text:style-name="P1">tar: drupal-7.54/modules/simpletest/tests/upgrade/upgrade.poll.test: Cannot open: No such file or directory</text:p>
      <text:p text:style-name="P1">drupal-7.54/modules/simpletest/tests/upgrade/upgrade.taxonomy.test</text:p>
      <text:p text:style-name="P1">tar: drupal-7.54: Cannot mkdir: Permission denied</text:p>
      <text:p text:style-name="P1">tar: drupal-7.54/modules/simpletest/tests/upgrade/upgrade.taxonomy.test: Cannot open: No such file or directory</text:p>
      <text:p text:style-name="P1">drupal-7.54/modules/simpletest/tests/upgrade/upgrade.test</text:p>
      <text:p text:style-name="P1">tar: drupal-7.54: Cannot mkdir: Permission denied</text:p>
      <text:p text:style-name="P1">tar: drupal-7.54/modules/simpletest/tests/upgrade/upgrade.test: Cannot open: No such file or directory</text:p>
      <text:p text:style-name="P1">drupal-7.54/modules/simpletest/tests/upgrade/upgrade.translatable.test</text:p>
      <text:p text:style-name="P1">tar: drupal-7.54: Cannot mkdir: Permission denied</text:p>
      <text:p text:style-name="P1">tar: drupal-7.54/modules/simpletest/tests/upgrade/upgrade.translatable.test: Cannot open: No such file or directory</text:p>
      <text:p text:style-name="P1">drupal-7.54/modules/simpletest/tests/upgrade/upgrade.trigger.test</text:p>
      <text:p text:style-name="P1">tar: drupal-7.54: Cannot mkdir: Permission denied</text:p>
      <text:p text:style-name="P1">tar: drupal-7.54/modules/simpletest/tests/upgrade/upgrade.trigger.test: Cannot open: No such file or directory</text:p>
      <text:p text:style-name="P1">drupal-7.54/modules/simpletest/tests/upgrade/upgrade.upload.test</text:p>
      <text:p text:style-name="P1">tar: drupal-7.54: Cannot mkdir: Permission denied</text:p>
      <text:p text:style-name="P1">tar: drupal-7.54/modules/simpletest/tests/upgrade/upgrade.upload.test: Cannot open: No such file or directory</text:p>
      <text:p text:style-name="P1">drupal-7.54/modules/simpletest/tests/upgrade/upgrade.user.test</text:p>
      <text:p text:style-name="P1">tar: drupal-7.54: Cannot mkdir: Permission denied</text:p>
      <text:p text:style-name="P1">tar: drupal-7.54/modules/simpletest/tests/upgrade/upgrade.user.test: Cannot open: No such file or directory</text:p>
      <text:p text:style-name="P1">drupal-7.54/modules/simpletest/tests/url_alter_test.info</text:p>
      <text:p text:style-name="P1">tar: drupal-7.54: Cannot mkdir: Permission denied</text:p>
      <text:p text:style-name="P1">tar: drupal-7.54/modules/simpletest/tests/url_alter_test.info: Cannot open: No such file or directory</text:p>
      <text:p text:style-name="P1">drupal-7.54/modules/simpletest/tests/url_alter_test.install</text:p>
      <text:p text:style-name="P1"><text:soft-page-break/>tar: drupal-7.54: Cannot mkdir: Permission denied</text:p>
      <text:p text:style-name="P1">tar: drupal-7.54/modules/simpletest/tests/url_alter_test.install: Cannot open: No such file or directory</text:p>
      <text:p text:style-name="P1">drupal-7.54/modules/simpletest/tests/url_alter_test.module</text:p>
      <text:p text:style-name="P1">tar: drupal-7.54: Cannot mkdir: Permission denied</text:p>
      <text:p text:style-name="P1">tar: drupal-7.54/modules/simpletest/tests/url_alter_test.module: Cannot open: No such file or directory</text:p>
      <text:p text:style-name="P1">drupal-7.54/modules/simpletest/tests/xmlrpc.test</text:p>
      <text:p text:style-name="P1">tar: drupal-7.54: Cannot mkdir: Permission denied</text:p>
      <text:p text:style-name="P1">tar: drupal-7.54/modules/simpletest/tests/xmlrpc.test: Cannot open: No such file or directory</text:p>
      <text:p text:style-name="P1">drupal-7.54/modules/simpletest/tests/xmlrpc_test.info</text:p>
      <text:p text:style-name="P1">tar: drupal-7.54: Cannot mkdir: Permission denied</text:p>
      <text:p text:style-name="P1">tar: drupal-7.54/modules/simpletest/tests/xmlrpc_test.info: Cannot open: No such file or directory</text:p>
      <text:p text:style-name="P1">drupal-7.54/modules/simpletest/tests/xmlrpc_test.module</text:p>
      <text:p text:style-name="P1">tar: drupal-7.54: Cannot mkdir: Permission denied</text:p>
      <text:p text:style-name="P1">tar: drupal-7.54/modules/simpletest/tests/xmlrpc_test.module: Cannot open: No such file or directory</text:p>
      <text:p text:style-name="P1">drupal-7.54/modules/statistics/</text:p>
      <text:p text:style-name="P1">tar: drupal-7.54: Cannot mkdir: Permission denied</text:p>
      <text:p text:style-name="P1">tar: drupal-7.54/modules/statistics: Cannot mkdir: No such file or directory</text:p>
      <text:p text:style-name="P1">drupal-7.54/modules/statistics/statistics.admin.inc</text:p>
      <text:p text:style-name="P1">tar: drupal-7.54: Cannot mkdir: Permission denied</text:p>
      <text:p text:style-name="P1">tar: drupal-7.54/modules/statistics/statistics.admin.inc: Cannot open: No such file or directory</text:p>
      <text:p text:style-name="P1">drupal-7.54/modules/statistics/statistics.info</text:p>
      <text:p text:style-name="P1">tar: drupal-7.54: Cannot mkdir: Permission denied</text:p>
      <text:p text:style-name="P1">tar: drupal-7.54/modules/statistics/statistics.info: Cannot open: No such file or directory</text:p>
      <text:p text:style-name="P1">drupal-7.54/modules/statistics/statistics.install</text:p>
      <text:p text:style-name="P1">tar: drupal-7.54: Cannot mkdir: Permission denied</text:p>
      <text:p text:style-name="P1">tar: drupal-7.54/modules/statistics/statistics.install: Cannot open: No such file or directory</text:p>
      <text:p text:style-name="P1">drupal-7.54/modules/statistics/statistics.js</text:p>
      <text:p text:style-name="P1">tar: drupal-7.54: Cannot mkdir: Permission denied</text:p>
      <text:p text:style-name="P1">tar: drupal-7.54/modules/statistics/statistics.js: Cannot open: No such file or directory</text:p>
      <text:p text:style-name="P1">drupal-7.54/modules/statistics/statistics.module</text:p>
      <text:p text:style-name="P1">tar: drupal-7.54: Cannot mkdir: Permission denied</text:p>
      <text:p text:style-name="P1">tar: drupal-7.54/modules/statistics/statistics.module: Cannot open: No such file or directory</text:p>
      <text:p text:style-name="P1">drupal-7.54/modules/statistics/statistics.pages.inc</text:p>
      <text:p text:style-name="P1">tar: drupal-7.54: Cannot mkdir: Permission denied</text:p>
      <text:p text:style-name="P1">tar: drupal-7.54/modules/statistics/statistics.pages.inc: Cannot open: No such file or directory</text:p>
      <text:p text:style-name="P1">drupal-7.54/modules/statistics/statistics.php</text:p>
      <text:p text:style-name="P1">tar: drupal-7.54: Cannot mkdir: Permission denied</text:p>
      <text:p text:style-name="P1">tar: drupal-7.54/modules/statistics/statistics.php: Cannot open: No such file or directory</text:p>
      <text:p text:style-name="P1">drupal-7.54/modules/statistics/statistics.test</text:p>
      <text:p text:style-name="P1">tar: drupal-7.54: Cannot mkdir: Permission denied</text:p>
      <text:p text:style-name="P1">tar: drupal-7.54/modules/statistics/statistics.test: Cannot open: No such file or directory</text:p>
      <text:p text:style-name="P1">drupal-7.54/modules/statistics/statistics.tokens.inc</text:p>
      <text:p text:style-name="P1">tar: drupal-7.54: Cannot mkdir: Permission denied</text:p>
      <text:p text:style-name="P1">tar: drupal-7.54/modules/statistics/statistics.tokens.inc: Cannot open: No such file or directory</text:p>
      <text:p text:style-name="P1">drupal-7.54/modules/syslog/</text:p>
      <text:p text:style-name="P1">tar: drupal-7.54: Cannot mkdir: Permission denied</text:p>
      <text:p text:style-name="P1">tar: drupal-7.54/modules/syslog: Cannot mkdir: No such file or directory</text:p>
      <text:p text:style-name="P1">drupal-7.54/modules/syslog/syslog.info</text:p>
      <text:p text:style-name="P1">tar: drupal-7.54: Cannot mkdir: Permission denied</text:p>
      <text:p text:style-name="P1"><text:soft-page-break/>tar: drupal-7.54/modules/syslog/syslog.info: Cannot open: No such file or directory</text:p>
      <text:p text:style-name="P1">drupal-7.54/modules/syslog/syslog.install</text:p>
      <text:p text:style-name="P1">tar: drupal-7.54: Cannot mkdir: Permission denied</text:p>
      <text:p text:style-name="P1">tar: drupal-7.54/modules/syslog/syslog.install: Cannot open: No such file or directory</text:p>
      <text:p text:style-name="P1">drupal-7.54/modules/syslog/syslog.module</text:p>
      <text:p text:style-name="P1">tar: drupal-7.54: Cannot mkdir: Permission denied</text:p>
      <text:p text:style-name="P1">tar: drupal-7.54/modules/syslog/syslog.module: Cannot open: No such file or directory</text:p>
      <text:p text:style-name="P1">drupal-7.54/modules/syslog/syslog.test</text:p>
      <text:p text:style-name="P1">tar: drupal-7.54: Cannot mkdir: Permission denied</text:p>
      <text:p text:style-name="P1">tar: drupal-7.54/modules/syslog/syslog.test: Cannot open: No such file or directory</text:p>
      <text:p text:style-name="P1">drupal-7.54/modules/system/</text:p>
      <text:p text:style-name="P1">tar: drupal-7.54: Cannot mkdir: Permission denied</text:p>
      <text:p text:style-name="P1">tar: drupal-7.54/modules/system: Cannot mkdir: No such file or directory</text:p>
      <text:p text:style-name="P1">drupal-7.54/modules/system/form.api.php</text:p>
      <text:p text:style-name="P1">tar: drupal-7.54: Cannot mkdir: Permission denied</text:p>
      <text:p text:style-name="P1">tar: drupal-7.54/modules/system/form.api.php: Cannot open: No such file or directory</text:p>
      <text:p text:style-name="P1">drupal-7.54/modules/system/html.tpl.php</text:p>
      <text:p text:style-name="P1">tar: drupal-7.54: Cannot mkdir: Permission denied</text:p>
      <text:p text:style-name="P1">tar: drupal-7.54/modules/system/html.tpl.php: Cannot open: No such file or directory</text:p>
      <text:p text:style-name="P1">drupal-7.54/modules/system/image.gd.inc</text:p>
      <text:p text:style-name="P1">tar: drupal-7.54: Cannot mkdir: Permission denied</text:p>
      <text:p text:style-name="P1">tar: drupal-7.54/modules/system/image.gd.inc: Cannot open: No such file or directory</text:p>
      <text:p text:style-name="P1">drupal-7.54/modules/system/language.api.php</text:p>
      <text:p text:style-name="P1">tar: drupal-7.54: Cannot mkdir: Permission denied</text:p>
      <text:p text:style-name="P1">tar: drupal-7.54/modules/system/language.api.php: Cannot open: No such file or directory</text:p>
      <text:p text:style-name="P1">drupal-7.54/modules/system/maintenance-page.tpl.php</text:p>
      <text:p text:style-name="P1">tar: drupal-7.54: Cannot mkdir: Permission denied</text:p>
      <text:p text:style-name="P1">tar: drupal-7.54/modules/system/maintenance-page.tpl.php: Cannot open: No such file or directory</text:p>
      <text:p text:style-name="P1">drupal-7.54/modules/system/page.tpl.php</text:p>
      <text:p text:style-name="P1">tar: drupal-7.54: Cannot mkdir: Permission denied</text:p>
      <text:p text:style-name="P1">tar: drupal-7.54/modules/system/page.tpl.php: Cannot open: No such file or directory</text:p>
      <text:p text:style-name="P1">drupal-7.54/modules/system/region.tpl.php</text:p>
      <text:p text:style-name="P1">tar: drupal-7.54: Cannot mkdir: Permission denied</text:p>
      <text:p text:style-name="P1">tar: drupal-7.54/modules/system/region.tpl.php: Cannot open: No such file or directory</text:p>
      <text:p text:style-name="P1">drupal-7.54/modules/system/system.admin-rtl.css</text:p>
      <text:p text:style-name="P1">tar: drupal-7.54: Cannot mkdir: Permission denied</text:p>
      <text:p text:style-name="P1">tar: drupal-7.54/modules/system/system.admin-rtl.css: Cannot open: No such file or directory</text:p>
      <text:p text:style-name="P1">drupal-7.54/modules/system/system.admin.css</text:p>
      <text:p text:style-name="P1">tar: drupal-7.54: Cannot mkdir: Permission denied</text:p>
      <text:p text:style-name="P1">tar: drupal-7.54/modules/system/system.admin.css: Cannot open: No such file or directory</text:p>
      <text:p text:style-name="P1">drupal-7.54/modules/system/system.admin.inc</text:p>
      <text:p text:style-name="P1">tar: drupal-7.54: Cannot mkdir: Permission denied</text:p>
      <text:p text:style-name="P1">tar: drupal-7.54/modules/system/system.admin.inc: Cannot open: No such file or directory</text:p>
      <text:p text:style-name="P1">drupal-7.54/modules/system/system.api.php</text:p>
      <text:p text:style-name="P1">tar: drupal-7.54: Cannot mkdir: Permission denied</text:p>
      <text:p text:style-name="P1">tar: drupal-7.54/modules/system/system.api.php: Cannot open: No such file or directory</text:p>
      <text:p text:style-name="P1">drupal-7.54/modules/system/system.archiver.inc</text:p>
      <text:p text:style-name="P1">tar: drupal-7.54: Cannot mkdir: Permission denied</text:p>
      <text:p text:style-name="P1">tar: drupal-7.54/modules/system/system.archiver.inc: Cannot open: No such file or directory</text:p>
      <text:p text:style-name="P1">drupal-7.54/modules/system/system.base-rtl.css</text:p>
      <text:p text:style-name="P1">tar: drupal-7.54: Cannot mkdir: Permission denied</text:p>
      <text:p text:style-name="P1">tar: drupal-7.54/modules/system/system.base-rtl.css: Cannot open: No such file or directory</text:p>
      <text:p text:style-name="P1"><text:soft-page-break/>drupal-7.54/modules/system/system.base.css</text:p>
      <text:p text:style-name="P1">tar: drupal-7.54: Cannot mkdir: Permission denied</text:p>
      <text:p text:style-name="P1">tar: drupal-7.54/modules/system/system.base.css: Cannot open: No such file or directory</text:p>
      <text:p text:style-name="P1">drupal-7.54/modules/system/system.cron.js</text:p>
      <text:p text:style-name="P1">tar: drupal-7.54: Cannot mkdir: Permission denied</text:p>
      <text:p text:style-name="P1">tar: drupal-7.54/modules/system/system.cron.js: Cannot open: No such file or directory</text:p>
      <text:p text:style-name="P1">drupal-7.54/modules/system/system.info</text:p>
      <text:p text:style-name="P1">tar: drupal-7.54: Cannot mkdir: Permission denied</text:p>
      <text:p text:style-name="P1">tar: drupal-7.54/modules/system/system.info: Cannot open: No such file or directory</text:p>
      <text:p text:style-name="P1">drupal-7.54/modules/system/system.install</text:p>
      <text:p text:style-name="P1">tar: drupal-7.54: Cannot mkdir: Permission denied</text:p>
      <text:p text:style-name="P1">tar: drupal-7.54/modules/system/system.install: Cannot open: No such file or directory</text:p>
      <text:p text:style-name="P1">drupal-7.54/modules/system/system.js</text:p>
      <text:p text:style-name="P1">tar: drupal-7.54: Cannot mkdir: Permission denied</text:p>
      <text:p text:style-name="P1">tar: drupal-7.54/modules/system/system.js: Cannot open: No such file or directory</text:p>
      <text:p text:style-name="P1">drupal-7.54/modules/system/system.mail.inc</text:p>
      <text:p text:style-name="P1">tar: drupal-7.54: Cannot mkdir: Permission denied</text:p>
      <text:p text:style-name="P1">tar: drupal-7.54/modules/system/system.mail.inc: Cannot open: No such file or directory</text:p>
      <text:p text:style-name="P1">drupal-7.54/modules/system/system.maintenance.css</text:p>
      <text:p text:style-name="P1">tar: drupal-7.54: Cannot mkdir: Permission denied</text:p>
      <text:p text:style-name="P1">tar: drupal-7.54/modules/system/system.maintenance.css: Cannot open: No such file or directory</text:p>
      <text:p text:style-name="P1">drupal-7.54/modules/system/system.menus-rtl.css</text:p>
      <text:p text:style-name="P1">tar: drupal-7.54: Cannot mkdir: Permission denied</text:p>
      <text:p text:style-name="P1">tar: drupal-7.54/modules/system/system.menus-rtl.css: Cannot open: No such file or directory</text:p>
      <text:p text:style-name="P1">drupal-7.54/modules/system/system.menus.css</text:p>
      <text:p text:style-name="P1">tar: drupal-7.54: Cannot mkdir: Permission denied</text:p>
      <text:p text:style-name="P1">tar: drupal-7.54/modules/system/system.menus.css: Cannot open: No such file or directory</text:p>
      <text:p text:style-name="P1">drupal-7.54/modules/system/system.messages-rtl.css</text:p>
      <text:p text:style-name="P1">tar: drupal-7.54: Cannot mkdir: Permission denied</text:p>
      <text:p text:style-name="P1">tar: drupal-7.54/modules/system/system.messages-rtl.css: Cannot open: No such file or directory</text:p>
      <text:p text:style-name="P1">drupal-7.54/modules/system/system.messages.css</text:p>
      <text:p text:style-name="P1">tar: drupal-7.54: Cannot mkdir: Permission denied</text:p>
      <text:p text:style-name="P1">tar: drupal-7.54/modules/system/system.messages.css: Cannot open: No such file or directory</text:p>
      <text:p text:style-name="P1">drupal-7.54/modules/system/system.module</text:p>
      <text:p text:style-name="P1">tar: drupal-7.54: Cannot mkdir: Permission denied</text:p>
      <text:p text:style-name="P1">tar: drupal-7.54/modules/system/system.module: Cannot open: No such file or directory</text:p>
      <text:p text:style-name="P1">drupal-7.54/modules/system/system.queue.inc</text:p>
      <text:p text:style-name="P1">tar: drupal-7.54: Cannot mkdir: Permission denied</text:p>
      <text:p text:style-name="P1">tar: drupal-7.54/modules/system/system.queue.inc: Cannot open: No such file or directory</text:p>
      <text:p text:style-name="P1">drupal-7.54/modules/system/system.tar.inc</text:p>
      <text:p text:style-name="P1">tar: drupal-7.54: Cannot mkdir: Permission denied</text:p>
      <text:p text:style-name="P1">tar: drupal-7.54/modules/system/system.tar.inc: Cannot open: No such file or directory</text:p>
      <text:p text:style-name="P1">drupal-7.54/modules/system/system.test</text:p>
      <text:p text:style-name="P1">tar: drupal-7.54: Cannot mkdir: Permission denied</text:p>
      <text:p text:style-name="P1">tar: drupal-7.54/modules/system/system.test: Cannot open: No such file or directory</text:p>
      <text:p text:style-name="P1">drupal-7.54/modules/system/system.theme-rtl.css</text:p>
      <text:p text:style-name="P1">tar: drupal-7.54: Cannot mkdir: Permission denied</text:p>
      <text:p text:style-name="P1">tar: drupal-7.54/modules/system/system.theme-rtl.css: Cannot open: No such file or directory</text:p>
      <text:p text:style-name="P1">drupal-7.54/modules/system/system.theme.css</text:p>
      <text:p text:style-name="P1">tar: drupal-7.54: Cannot mkdir: Permission denied</text:p>
      <text:p text:style-name="P1">tar: drupal-7.54/modules/system/system.theme.css: Cannot open: No such file or directory</text:p>
      <text:p text:style-name="P1">drupal-7.54/modules/system/system.tokens.inc</text:p>
      <text:p text:style-name="P1"><text:soft-page-break/>tar: drupal-7.54: Cannot mkdir: Permission denied</text:p>
      <text:p text:style-name="P1">tar: drupal-7.54/modules/system/system.tokens.inc: Cannot open: No such file or directory</text:p>
      <text:p text:style-name="P1">drupal-7.54/modules/system/system.updater.inc</text:p>
      <text:p text:style-name="P1">tar: drupal-7.54: Cannot mkdir: Permission denied</text:p>
      <text:p text:style-name="P1">tar: drupal-7.54/modules/system/system.updater.inc: Cannot open: No such file or directory</text:p>
      <text:p text:style-name="P1">drupal-7.54/modules/system/tests/</text:p>
      <text:p text:style-name="P1">tar: drupal-7.54: Cannot mkdir: Permission denied</text:p>
      <text:p text:style-name="P1">tar: drupal-7.54/modules/system/tests: Cannot mkdir: No such file or directory</text:p>
      <text:p text:style-name="P1">drupal-7.54/modules/system/tests/cron_queue_test.info</text:p>
      <text:p text:style-name="P1">tar: drupal-7.54: Cannot mkdir: Permission denied</text:p>
      <text:p text:style-name="P1">tar: drupal-7.54/modules/system/tests/cron_queue_test.info: Cannot open: No such file or directory</text:p>
      <text:p text:style-name="P1">drupal-7.54/modules/system/tests/cron_queue_test.module</text:p>
      <text:p text:style-name="P1">tar: drupal-7.54: Cannot mkdir: Permission denied</text:p>
      <text:p text:style-name="P1">tar: drupal-7.54/modules/system/tests/cron_queue_test.module: Cannot open: No such file or directory</text:p>
      <text:p text:style-name="P1">drupal-7.54/modules/system/tests/system_cron_test.info</text:p>
      <text:p text:style-name="P1">tar: drupal-7.54: Cannot mkdir: Permission denied</text:p>
      <text:p text:style-name="P1">tar: drupal-7.54/modules/system/tests/system_cron_test.info: Cannot open: No such file or directory</text:p>
      <text:p text:style-name="P1">drupal-7.54/modules/system/tests/system_cron_test.module</text:p>
      <text:p text:style-name="P1">tar: drupal-7.54: Cannot mkdir: Permission denied</text:p>
      <text:p text:style-name="P1">tar: drupal-7.54/modules/system/tests/system_cron_test.module: Cannot open: No such file or directory</text:p>
      <text:p text:style-name="P1">drupal-7.54/modules/system/theme.api.php</text:p>
      <text:p text:style-name="P1">tar: drupal-7.54: Cannot mkdir: Permission denied</text:p>
      <text:p text:style-name="P1">tar: drupal-7.54/modules/system/theme.api.php: Cannot open: No such file or directory</text:p>
      <text:p text:style-name="P1">drupal-7.54/modules/taxonomy/</text:p>
      <text:p text:style-name="P1">tar: drupal-7.54: Cannot mkdir: Permission denied</text:p>
      <text:p text:style-name="P1">tar: drupal-7.54/modules/taxonomy: Cannot mkdir: No such file or directory</text:p>
      <text:p text:style-name="P1">drupal-7.54/modules/taxonomy/taxonomy-term.tpl.php</text:p>
      <text:p text:style-name="P1">tar: drupal-7.54: Cannot mkdir: Permission denied</text:p>
      <text:p text:style-name="P1">tar: drupal-7.54/modules/taxonomy/taxonomy-term.tpl.php: Cannot open: No such file or directory</text:p>
      <text:p text:style-name="P1">drupal-7.54/modules/taxonomy/taxonomy.admin.inc</text:p>
      <text:p text:style-name="P1">tar: drupal-7.54: Cannot mkdir: Permission denied</text:p>
      <text:p text:style-name="P1">tar: drupal-7.54/modules/taxonomy/taxonomy.admin.inc: Cannot open: No such file or directory</text:p>
      <text:p text:style-name="P1">drupal-7.54/modules/taxonomy/taxonomy.api.php</text:p>
      <text:p text:style-name="P1">tar: drupal-7.54: Cannot mkdir: Permission denied</text:p>
      <text:p text:style-name="P1">tar: drupal-7.54/modules/taxonomy/taxonomy.api.php: Cannot open: No such file or directory</text:p>
      <text:p text:style-name="P1">drupal-7.54/modules/taxonomy/taxonomy.css</text:p>
      <text:p text:style-name="P1">tar: drupal-7.54: Cannot mkdir: Permission denied</text:p>
      <text:p text:style-name="P1">tar: drupal-7.54/modules/taxonomy/taxonomy.css: Cannot open: No such file or directory</text:p>
      <text:p text:style-name="P1">drupal-7.54/modules/taxonomy/taxonomy.info</text:p>
      <text:p text:style-name="P1">tar: drupal-7.54: Cannot mkdir: Permission denied</text:p>
      <text:p text:style-name="P1">tar: drupal-7.54/modules/taxonomy/taxonomy.info: Cannot open: No such file or directory</text:p>
      <text:p text:style-name="P1">drupal-7.54/modules/taxonomy/taxonomy.install</text:p>
      <text:p text:style-name="P1">tar: drupal-7.54: Cannot mkdir: Permission denied</text:p>
      <text:p text:style-name="P1">tar: drupal-7.54/modules/taxonomy/taxonomy.install: Cannot open: No such file or directory</text:p>
      <text:p text:style-name="P1">drupal-7.54/modules/taxonomy/taxonomy.js</text:p>
      <text:p text:style-name="P1">tar: drupal-7.54: Cannot mkdir: Permission denied</text:p>
      <text:p text:style-name="P1">tar: drupal-7.54/modules/taxonomy/taxonomy.js: Cannot open: No such file or directory</text:p>
      <text:p text:style-name="P1">drupal-7.54/modules/taxonomy/taxonomy.module</text:p>
      <text:p text:style-name="P1">tar: drupal-7.54: Cannot mkdir: Permission denied</text:p>
      <text:p text:style-name="P1">tar: drupal-7.54/modules/taxonomy/taxonomy.module: Cannot open: No such file or directory</text:p>
      <text:p text:style-name="P1"><text:soft-page-break/>drupal-7.54/modules/taxonomy/taxonomy.pages.inc</text:p>
      <text:p text:style-name="P1">tar: drupal-7.54: Cannot mkdir: Permission denied</text:p>
      <text:p text:style-name="P1">tar: drupal-7.54/modules/taxonomy/taxonomy.pages.inc: Cannot open: No such file or directory</text:p>
      <text:p text:style-name="P1">drupal-7.54/modules/taxonomy/taxonomy.test</text:p>
      <text:p text:style-name="P1">tar: drupal-7.54: Cannot mkdir: Permission denied</text:p>
      <text:p text:style-name="P1">tar: drupal-7.54/modules/taxonomy/taxonomy.test: Cannot open: No such file or directory</text:p>
      <text:p text:style-name="P1">drupal-7.54/modules/taxonomy/taxonomy.tokens.inc</text:p>
      <text:p text:style-name="P1">tar: drupal-7.54: Cannot mkdir: Permission denied</text:p>
      <text:p text:style-name="P1">tar: drupal-7.54/modules/taxonomy/taxonomy.tokens.inc: Cannot open: No such file or directory</text:p>
      <text:p text:style-name="P1">drupal-7.54/modules/toolbar/</text:p>
      <text:p text:style-name="P1">tar: drupal-7.54: Cannot mkdir: Permission denied</text:p>
      <text:p text:style-name="P1">tar: drupal-7.54/modules/toolbar: Cannot mkdir: No such file or directory</text:p>
      <text:p text:style-name="P1">drupal-7.54/modules/toolbar/toolbar-rtl.css</text:p>
      <text:p text:style-name="P1">tar: drupal-7.54: Cannot mkdir: Permission denied</text:p>
      <text:p text:style-name="P1">tar: drupal-7.54/modules/toolbar/toolbar-rtl.css: Cannot open: No such file or directory</text:p>
      <text:p text:style-name="P1">drupal-7.54/modules/toolbar/toolbar.css</text:p>
      <text:p text:style-name="P1">tar: drupal-7.54: Cannot mkdir: Permission denied</text:p>
      <text:p text:style-name="P1">tar: drupal-7.54/modules/toolbar/toolbar.css: Cannot open: No such file or directory</text:p>
      <text:p text:style-name="P1">drupal-7.54/modules/toolbar/toolbar.info</text:p>
      <text:p text:style-name="P1">tar: drupal-7.54: Cannot mkdir: Permission denied</text:p>
      <text:p text:style-name="P1">tar: drupal-7.54/modules/toolbar/toolbar.info: Cannot open: No such file or directory</text:p>
      <text:p text:style-name="P1">drupal-7.54/modules/toolbar/toolbar.js</text:p>
      <text:p text:style-name="P1">tar: drupal-7.54: Cannot mkdir: Permission denied</text:p>
      <text:p text:style-name="P1">tar: drupal-7.54/modules/toolbar/toolbar.js: Cannot open: No such file or directory</text:p>
      <text:p text:style-name="P1">drupal-7.54/modules/toolbar/toolbar.module</text:p>
      <text:p text:style-name="P1">tar: drupal-7.54: Cannot mkdir: Permission denied</text:p>
      <text:p text:style-name="P1">tar: drupal-7.54/modules/toolbar/toolbar.module: Cannot open: No such file or directory</text:p>
      <text:p text:style-name="P1">drupal-7.54/modules/toolbar/toolbar.png</text:p>
      <text:p text:style-name="P1">tar: drupal-7.54: Cannot mkdir: Permission denied</text:p>
      <text:p text:style-name="P1">tar: drupal-7.54/modules/toolbar/toolbar.png: Cannot open: No such file or directory</text:p>
      <text:p text:style-name="P1">drupal-7.54/modules/toolbar/toolbar.tpl.php</text:p>
      <text:p text:style-name="P1">tar: drupal-7.54: Cannot mkdir: Permission denied</text:p>
      <text:p text:style-name="P1">tar: drupal-7.54/modules/toolbar/toolbar.tpl.php: Cannot open: No such file or directory</text:p>
      <text:p text:style-name="P1">drupal-7.54/modules/tracker/</text:p>
      <text:p text:style-name="P1">tar: drupal-7.54: Cannot mkdir: Permission denied</text:p>
      <text:p text:style-name="P1">tar: drupal-7.54/modules/tracker: Cannot mkdir: No such file or directory</text:p>
      <text:p text:style-name="P1">drupal-7.54/modules/tracker/tracker.css</text:p>
      <text:p text:style-name="P1">tar: drupal-7.54: Cannot mkdir: Permission denied</text:p>
      <text:p text:style-name="P1">tar: drupal-7.54/modules/tracker/tracker.css: Cannot open: No such file or directory</text:p>
      <text:p text:style-name="P1">drupal-7.54/modules/tracker/tracker.info</text:p>
      <text:p text:style-name="P1">tar: drupal-7.54: Cannot mkdir: Permission denied</text:p>
      <text:p text:style-name="P1">tar: drupal-7.54/modules/tracker/tracker.info: Cannot open: No such file or directory</text:p>
      <text:p text:style-name="P1">drupal-7.54/modules/tracker/tracker.install</text:p>
      <text:p text:style-name="P1">tar: drupal-7.54: Cannot mkdir: Permission denied</text:p>
      <text:p text:style-name="P1">tar: drupal-7.54/modules/tracker/tracker.install: Cannot open: No such file or directory</text:p>
      <text:p text:style-name="P1">drupal-7.54/modules/tracker/tracker.module</text:p>
      <text:p text:style-name="P1">tar: drupal-7.54: Cannot mkdir: Permission denied</text:p>
      <text:p text:style-name="P1">tar: drupal-7.54/modules/tracker/tracker.module: Cannot open: No such file or directory</text:p>
      <text:p text:style-name="P1">drupal-7.54/modules/tracker/tracker.pages.inc</text:p>
      <text:p text:style-name="P1">tar: drupal-7.54: Cannot mkdir: Permission denied</text:p>
      <text:p text:style-name="P1">tar: drupal-7.54/modules/tracker/tracker.pages.inc: Cannot open: No such file or directory</text:p>
      <text:p text:style-name="P1">drupal-7.54/modules/tracker/tracker.test</text:p>
      <text:p text:style-name="P1"><text:soft-page-break/>tar: drupal-7.54: Cannot mkdir: Permission denied</text:p>
      <text:p text:style-name="P1">tar: drupal-7.54/modules/tracker/tracker.test: Cannot open: No such file or directory</text:p>
      <text:p text:style-name="P1">drupal-7.54/modules/translation/</text:p>
      <text:p text:style-name="P1">tar: drupal-7.54: Cannot mkdir: Permission denied</text:p>
      <text:p text:style-name="P1">tar: drupal-7.54/modules/translation: Cannot mkdir: No such file or directory</text:p>
      <text:p text:style-name="P1">drupal-7.54/modules/translation/tests/</text:p>
      <text:p text:style-name="P1">tar: drupal-7.54: Cannot mkdir: Permission denied</text:p>
      <text:p text:style-name="P1">tar: drupal-7.54/modules/translation/tests: Cannot mkdir: No such file or directory</text:p>
      <text:p text:style-name="P1">drupal-7.54/modules/translation/tests/translation_test.info</text:p>
      <text:p text:style-name="P1">tar: drupal-7.54: Cannot mkdir: Permission denied</text:p>
      <text:p text:style-name="P1">tar: drupal-7.54/modules/translation/tests/translation_test.info: Cannot open: No such file or directory</text:p>
      <text:p text:style-name="P1">drupal-7.54/modules/translation/tests/translation_test.module</text:p>
      <text:p text:style-name="P1">tar: drupal-7.54: Cannot mkdir: Permission denied</text:p>
      <text:p text:style-name="P1">tar: drupal-7.54/modules/translation/tests/translation_test.module: Cannot open: No such file or directory</text:p>
      <text:p text:style-name="P1">drupal-7.54/modules/translation/translation.info</text:p>
      <text:p text:style-name="P1">tar: drupal-7.54: Cannot mkdir: Permission denied</text:p>
      <text:p text:style-name="P1">tar: drupal-7.54/modules/translation/translation.info: Cannot open: No such file or directory</text:p>
      <text:p text:style-name="P1">drupal-7.54/modules/translation/translation.module</text:p>
      <text:p text:style-name="P1">tar: drupal-7.54: Cannot mkdir: Permission denied</text:p>
      <text:p text:style-name="P1">tar: drupal-7.54/modules/translation/translation.module: Cannot open: No such file or directory</text:p>
      <text:p text:style-name="P1">drupal-7.54/modules/translation/translation.pages.inc</text:p>
      <text:p text:style-name="P1">tar: drupal-7.54: Cannot mkdir: Permission denied</text:p>
      <text:p text:style-name="P1">tar: drupal-7.54/modules/translation/translation.pages.inc: Cannot open: No such file or directory</text:p>
      <text:p text:style-name="P1">drupal-7.54/modules/translation/translation.test</text:p>
      <text:p text:style-name="P1">tar: drupal-7.54: Cannot mkdir: Permission denied</text:p>
      <text:p text:style-name="P1">tar: drupal-7.54/modules/translation/translation.test: Cannot open: No such file or directory</text:p>
      <text:p text:style-name="P1">drupal-7.54/modules/trigger/</text:p>
      <text:p text:style-name="P1">tar: drupal-7.54: Cannot mkdir: Permission denied</text:p>
      <text:p text:style-name="P1">tar: drupal-7.54/modules/trigger: Cannot mkdir: No such file or directory</text:p>
      <text:p text:style-name="P1">drupal-7.54/modules/trigger/tests/</text:p>
      <text:p text:style-name="P1">tar: drupal-7.54: Cannot mkdir: Permission denied</text:p>
      <text:p text:style-name="P1">tar: drupal-7.54/modules/trigger/tests: Cannot mkdir: No such file or directory</text:p>
      <text:p text:style-name="P1">drupal-7.54/modules/trigger/tests/trigger_test.info</text:p>
      <text:p text:style-name="P1">tar: drupal-7.54: Cannot mkdir: Permission denied</text:p>
      <text:p text:style-name="P1">tar: drupal-7.54/modules/trigger/tests/trigger_test.info: Cannot open: No such file or directory</text:p>
      <text:p text:style-name="P1">drupal-7.54/modules/trigger/tests/trigger_test.module</text:p>
      <text:p text:style-name="P1">tar: drupal-7.54: Cannot mkdir: Permission denied</text:p>
      <text:p text:style-name="P1">tar: drupal-7.54/modules/trigger/tests/trigger_test.module: Cannot open: No such file or directory</text:p>
      <text:p text:style-name="P1">drupal-7.54/modules/trigger/trigger.admin.inc</text:p>
      <text:p text:style-name="P1">tar: drupal-7.54: Cannot mkdir: Permission denied</text:p>
      <text:p text:style-name="P1">tar: drupal-7.54/modules/trigger/trigger.admin.inc: Cannot open: No such file or directory</text:p>
      <text:p text:style-name="P1">drupal-7.54/modules/trigger/trigger.api.php</text:p>
      <text:p text:style-name="P1">tar: drupal-7.54: Cannot mkdir: Permission denied</text:p>
      <text:p text:style-name="P1">tar: drupal-7.54/modules/trigger/trigger.api.php: Cannot open: No such file or directory</text:p>
      <text:p text:style-name="P1">drupal-7.54/modules/trigger/trigger.info</text:p>
      <text:p text:style-name="P1">tar: drupal-7.54: Cannot mkdir: Permission denied</text:p>
      <text:p text:style-name="P1">tar: drupal-7.54/modules/trigger/trigger.info: Cannot open: No such file or directory</text:p>
      <text:p text:style-name="P1">drupal-7.54/modules/trigger/trigger.install</text:p>
      <text:p text:style-name="P1">tar: drupal-7.54: Cannot mkdir: Permission denied</text:p>
      <text:p text:style-name="P1">tar: drupal-7.54/modules/trigger/trigger.install: Cannot open: No such file or directory</text:p>
      <text:p text:style-name="P1"><text:soft-page-break/>drupal-7.54/modules/trigger/trigger.module</text:p>
      <text:p text:style-name="P1">tar: drupal-7.54: Cannot mkdir: Permission denied</text:p>
      <text:p text:style-name="P1">tar: drupal-7.54/modules/trigger/trigger.module: Cannot open: No such file or directory</text:p>
      <text:p text:style-name="P1">drupal-7.54/modules/trigger/trigger.test</text:p>
      <text:p text:style-name="P1">tar: drupal-7.54: Cannot mkdir: Permission denied</text:p>
      <text:p text:style-name="P1">tar: drupal-7.54/modules/trigger/trigger.test: Cannot open: No such file or directory</text:p>
      <text:p text:style-name="P1">drupal-7.54/modules/update/</text:p>
      <text:p text:style-name="P1">tar: drupal-7.54: Cannot mkdir: Permission denied</text:p>
      <text:p text:style-name="P1">tar: drupal-7.54/modules/update: Cannot mkdir: No such file or directory</text:p>
      <text:p text:style-name="P1">drupal-7.54/modules/update/tests/</text:p>
      <text:p text:style-name="P1">tar: drupal-7.54: Cannot mkdir: Permission denied</text:p>
      <text:p text:style-name="P1">tar: drupal-7.54/modules/update/tests: Cannot mkdir: No such file or directory</text:p>
      <text:p text:style-name="P1">drupal-7.54/modules/update/tests/aaa_update_test.1_0.xml</text:p>
      <text:p text:style-name="P1">tar: drupal-7.54: Cannot mkdir: Permission denied</text:p>
      <text:p text:style-name="P1">tar: drupal-7.54/modules/update/tests/aaa_update_test.1_0.xml: Cannot open: No such file or directory</text:p>
      <text:p text:style-name="P1">drupal-7.54/modules/update/tests/aaa_update_test.info</text:p>
      <text:p text:style-name="P1">tar: drupal-7.54: Cannot mkdir: Permission denied</text:p>
      <text:p text:style-name="P1">tar: drupal-7.54/modules/update/tests/aaa_update_test.info: Cannot open: No such file or directory</text:p>
      <text:p text:style-name="P1">drupal-7.54/modules/update/tests/aaa_update_test.module</text:p>
      <text:p text:style-name="P1">tar: drupal-7.54: Cannot mkdir: Permission denied</text:p>
      <text:p text:style-name="P1">tar: drupal-7.54/modules/update/tests/aaa_update_test.module: Cannot open: No such file or directory</text:p>
      <text:p text:style-name="P1">drupal-7.54/modules/update/tests/aaa_update_test.no-releases.xml</text:p>
      <text:p text:style-name="P1">tar: drupal-7.54: Cannot mkdir: Permission denied</text:p>
      <text:p text:style-name="P1">tar: drupal-7.54/modules/update/tests/aaa_update_test.no-releases.xml: Cannot open: No such file or directory</text:p>
      <text:p text:style-name="P1">drupal-7.54/modules/update/tests/aaa_update_test.tar.gz</text:p>
      <text:p text:style-name="P1">tar: drupal-7.54: Cannot mkdir: Permission denied</text:p>
      <text:p text:style-name="P1">tar: drupal-7.54/modules/update/tests/aaa_update_test.tar.gz: Cannot open: No such file or directory</text:p>
      <text:p text:style-name="P1">drupal-7.54/modules/update/tests/bbb_update_test.1_0.xml</text:p>
      <text:p text:style-name="P1">tar: drupal-7.54: Cannot mkdir: Permission denied</text:p>
      <text:p text:style-name="P1">tar: drupal-7.54/modules/update/tests/bbb_update_test.1_0.xml: Cannot open: No such file or directory</text:p>
      <text:p text:style-name="P1">drupal-7.54/modules/update/tests/bbb_update_test.info</text:p>
      <text:p text:style-name="P1">tar: drupal-7.54: Cannot mkdir: Permission denied</text:p>
      <text:p text:style-name="P1">tar: drupal-7.54/modules/update/tests/bbb_update_test.info: Cannot open: No such file or directory</text:p>
      <text:p text:style-name="P1">drupal-7.54/modules/update/tests/bbb_update_test.module</text:p>
      <text:p text:style-name="P1">tar: drupal-7.54: Cannot mkdir: Permission denied</text:p>
      <text:p text:style-name="P1">tar: drupal-7.54/modules/update/tests/bbb_update_test.module: Cannot open: No such file or directory</text:p>
      <text:p text:style-name="P1">drupal-7.54/modules/update/tests/ccc_update_test.1_0.xml</text:p>
      <text:p text:style-name="P1">tar: drupal-7.54: Cannot mkdir: Permission denied</text:p>
      <text:p text:style-name="P1">tar: drupal-7.54/modules/update/tests/ccc_update_test.1_0.xml: Cannot open: No such file or directory</text:p>
      <text:p text:style-name="P1">drupal-7.54/modules/update/tests/ccc_update_test.info</text:p>
      <text:p text:style-name="P1">tar: drupal-7.54: Cannot mkdir: Permission denied</text:p>
      <text:p text:style-name="P1">tar: drupal-7.54/modules/update/tests/ccc_update_test.info: Cannot open: No such file or directory</text:p>
      <text:p text:style-name="P1">drupal-7.54/modules/update/tests/ccc_update_test.module</text:p>
      <text:p text:style-name="P1">tar: drupal-7.54: Cannot mkdir: Permission denied</text:p>
      <text:p text:style-name="P1">tar: drupal-7.54/modules/update/tests/ccc_update_test.module: Cannot open: No such file or directory</text:p>
      <text:p text:style-name="P1"><text:soft-page-break/>drupal-7.54/modules/update/tests/drupal.0.xml</text:p>
      <text:p text:style-name="P1">tar: drupal-7.54: Cannot mkdir: Permission denied</text:p>
      <text:p text:style-name="P1">tar: drupal-7.54/modules/update/tests/drupal.0.xml: Cannot open: No such file or directory</text:p>
      <text:p text:style-name="P1">drupal-7.54/modules/update/tests/drupal.1.xml</text:p>
      <text:p text:style-name="P1">tar: drupal-7.54: Cannot mkdir: Permission denied</text:p>
      <text:p text:style-name="P1">tar: drupal-7.54/modules/update/tests/drupal.1.xml: Cannot open: No such file or directory</text:p>
      <text:p text:style-name="P1">drupal-7.54/modules/update/tests/drupal.2-sec.xml</text:p>
      <text:p text:style-name="P1">tar: drupal-7.54: Cannot mkdir: Permission denied</text:p>
      <text:p text:style-name="P1">tar: drupal-7.54/modules/update/tests/drupal.2-sec.xml: Cannot open: No such file or directory</text:p>
      <text:p text:style-name="P1">drupal-7.54/modules/update/tests/drupal.dev.xml</text:p>
      <text:p text:style-name="P1">tar: drupal-7.54: Cannot mkdir: Permission denied</text:p>
      <text:p text:style-name="P1">tar: drupal-7.54/modules/update/tests/drupal.dev.xml: Cannot open: No such file or directory</text:p>
      <text:p text:style-name="P1">drupal-7.54/modules/update/tests/themes/</text:p>
      <text:p text:style-name="P1">tar: drupal-7.54: Cannot mkdir: Permission denied</text:p>
      <text:p text:style-name="P1">tar: drupal-7.54/modules/update/tests/themes: Cannot mkdir: No such file or directory</text:p>
      <text:p text:style-name="P1">drupal-7.54/modules/update/tests/themes/update_test_admintheme/</text:p>
      <text:p text:style-name="P1">tar: drupal-7.54: Cannot mkdir: Permission denied</text:p>
      <text:p text:style-name="P1">tar: drupal-7.54/modules/update/tests/themes/update_test_admintheme: Cannot mkdir: No such file or directory</text:p>
      <text:p text:style-name="P1">drupal-7.54/modules/update/tests/themes/update_test_admintheme/update_test_admintheme.info</text:p>
      <text:p text:style-name="P1">tar: drupal-7.54: Cannot mkdir: Permission denied</text:p>
      <text:p text:style-name="P1">tar: drupal-7.54/modules/update/tests/themes/update_test_admintheme/update_test_admintheme.info: Cannot open: No such file or directory</text:p>
      <text:p text:style-name="P1">drupal-7.54/modules/update/tests/themes/update_test_basetheme/</text:p>
      <text:p text:style-name="P1">tar: drupal-7.54: Cannot mkdir: Permission denied</text:p>
      <text:p text:style-name="P1">tar: drupal-7.54/modules/update/tests/themes/update_test_basetheme: Cannot mkdir: No such file or directory</text:p>
      <text:p text:style-name="P1">drupal-7.54/modules/update/tests/themes/update_test_basetheme/update_test_basetheme.info</text:p>
      <text:p text:style-name="P1">tar: drupal-7.54: Cannot mkdir: Permission denied</text:p>
      <text:p text:style-name="P1">tar: drupal-7.54/modules/update/tests/themes/update_test_basetheme/update_test_basetheme.info: Cannot open: No such file or directory</text:p>
      <text:p text:style-name="P1">drupal-7.54/modules/update/tests/themes/update_test_subtheme/</text:p>
      <text:p text:style-name="P1">tar: drupal-7.54: Cannot mkdir: Permission denied</text:p>
      <text:p text:style-name="P1">tar: drupal-7.54/modules/update/tests/themes/update_test_subtheme: Cannot mkdir: No such file or directory</text:p>
      <text:p text:style-name="P1">drupal-7.54/modules/update/tests/themes/update_test_subtheme/update_test_subtheme.info</text:p>
      <text:p text:style-name="P1">tar: drupal-7.54: Cannot mkdir: Permission denied</text:p>
      <text:p text:style-name="P1">tar: drupal-7.54/modules/update/tests/themes/update_test_subtheme/update_test_subtheme.info: Cannot open: No such file or directory</text:p>
      <text:p text:style-name="P1">drupal-7.54/modules/update/tests/update_test.info</text:p>
      <text:p text:style-name="P1">tar: drupal-7.54: Cannot mkdir: Permission denied</text:p>
      <text:p text:style-name="P1">tar: drupal-7.54/modules/update/tests/update_test.info: Cannot open: No such file or directory</text:p>
      <text:p text:style-name="P1">drupal-7.54/modules/update/tests/update_test.module</text:p>
      <text:p text:style-name="P1">tar: drupal-7.54: Cannot mkdir: Permission denied</text:p>
      <text:p text:style-name="P1">tar: drupal-7.54/modules/update/tests/update_test.module: Cannot open: No such file or directory</text:p>
      <text:p text:style-name="P1">drupal-7.54/modules/update/tests/update_test_basetheme.1_1-sec.xml</text:p>
      <text:p text:style-name="P1">tar: drupal-7.54: Cannot mkdir: Permission denied</text:p>
      <text:p text:style-name="P1">tar: drupal-7.54/modules/update/tests/update_test_basetheme.1_1-sec.xml: Cannot open: No such file or directory</text:p>
      <text:p text:style-name="P1">drupal-7.54/modules/update/tests/update_test_subtheme.1_0.xml</text:p>
      <text:p text:style-name="P1">tar: drupal-7.54: Cannot mkdir: Permission denied</text:p>
      <text:p text:style-name="P1"><text:soft-page-break/>tar: drupal-7.54/modules/update/tests/update_test_subtheme.1_0.xml: Cannot open: No such file or directory</text:p>
      <text:p text:style-name="P1">drupal-7.54/modules/update/update-rtl.css</text:p>
      <text:p text:style-name="P1">tar: drupal-7.54: Cannot mkdir: Permission denied</text:p>
      <text:p text:style-name="P1">tar: drupal-7.54/modules/update/update-rtl.css: Cannot open: No such file or directory</text:p>
      <text:p text:style-name="P1">drupal-7.54/modules/update/update.api.php</text:p>
      <text:p text:style-name="P1">tar: drupal-7.54: Cannot mkdir: Permission denied</text:p>
      <text:p text:style-name="P1">tar: drupal-7.54/modules/update/update.api.php: Cannot open: No such file or directory</text:p>
      <text:p text:style-name="P1">drupal-7.54/modules/update/update.authorize.inc</text:p>
      <text:p text:style-name="P1">tar: drupal-7.54: Cannot mkdir: Permission denied</text:p>
      <text:p text:style-name="P1">tar: drupal-7.54/modules/update/update.authorize.inc: Cannot open: No such file or directory</text:p>
      <text:p text:style-name="P1">drupal-7.54/modules/update/update.compare.inc</text:p>
      <text:p text:style-name="P1">tar: drupal-7.54: Cannot mkdir: Permission denied</text:p>
      <text:p text:style-name="P1">tar: drupal-7.54/modules/update/update.compare.inc: Cannot open: No such file or directory</text:p>
      <text:p text:style-name="P1">drupal-7.54/modules/update/update.css</text:p>
      <text:p text:style-name="P1">tar: drupal-7.54: Cannot mkdir: Permission denied</text:p>
      <text:p text:style-name="P1">tar: drupal-7.54/modules/update/update.css: Cannot open: No such file or directory</text:p>
      <text:p text:style-name="P1">drupal-7.54/modules/update/update.fetch.inc</text:p>
      <text:p text:style-name="P1">tar: drupal-7.54: Cannot mkdir: Permission denied</text:p>
      <text:p text:style-name="P1">tar: drupal-7.54/modules/update/update.fetch.inc: Cannot open: No such file or directory</text:p>
      <text:p text:style-name="P1">drupal-7.54/modules/update/update.info</text:p>
      <text:p text:style-name="P1">tar: drupal-7.54: Cannot mkdir: Permission denied</text:p>
      <text:p text:style-name="P1">tar: drupal-7.54/modules/update/update.info: Cannot open: No such file or directory</text:p>
      <text:p text:style-name="P1">drupal-7.54/modules/update/update.install</text:p>
      <text:p text:style-name="P1">tar: drupal-7.54: Cannot mkdir: Permission denied</text:p>
      <text:p text:style-name="P1">tar: drupal-7.54/modules/update/update.install: Cannot open: No such file or directory</text:p>
      <text:p text:style-name="P1">drupal-7.54/modules/update/update.manager.inc</text:p>
      <text:p text:style-name="P1">tar: drupal-7.54: Cannot mkdir: Permission denied</text:p>
      <text:p text:style-name="P1">tar: drupal-7.54/modules/update/update.manager.inc: Cannot open: No such file or directory</text:p>
      <text:p text:style-name="P1">drupal-7.54/modules/update/update.module</text:p>
      <text:p text:style-name="P1">tar: drupal-7.54: Cannot mkdir: Permission denied</text:p>
      <text:p text:style-name="P1">tar: drupal-7.54/modules/update/update.module: Cannot open: No such file or directory</text:p>
      <text:p text:style-name="P1">drupal-7.54/modules/update/update.report.inc</text:p>
      <text:p text:style-name="P1">tar: drupal-7.54: Cannot mkdir: Permission denied</text:p>
      <text:p text:style-name="P1">tar: drupal-7.54/modules/update/update.report.inc: Cannot open: No such file or directory</text:p>
      <text:p text:style-name="P1">drupal-7.54/modules/update/update.settings.inc</text:p>
      <text:p text:style-name="P1">tar: drupal-7.54: Cannot mkdir: Permission denied</text:p>
      <text:p text:style-name="P1">tar: drupal-7.54/modules/update/update.settings.inc: Cannot open: No such file or directory</text:p>
      <text:p text:style-name="P1">drupal-7.54/modules/update/update.test</text:p>
      <text:p text:style-name="P1">tar: drupal-7.54: Cannot mkdir: Permission denied</text:p>
      <text:p text:style-name="P1">tar: drupal-7.54/modules/update/update.test: Cannot open: No such file or directory</text:p>
      <text:p text:style-name="P1">drupal-7.54/modules/user/</text:p>
      <text:p text:style-name="P1">tar: drupal-7.54: Cannot mkdir: Permission denied</text:p>
      <text:p text:style-name="P1">tar: drupal-7.54/modules/user: Cannot mkdir: No such file or directory</text:p>
      <text:p text:style-name="P1">drupal-7.54/modules/user/tests/</text:p>
      <text:p text:style-name="P1">tar: drupal-7.54: Cannot mkdir: Permission denied</text:p>
      <text:p text:style-name="P1">tar: drupal-7.54/modules/user/tests: Cannot mkdir: No such file or directory</text:p>
      <text:p text:style-name="P1">drupal-7.54/modules/user/tests/user_form_test.info</text:p>
      <text:p text:style-name="P1">tar: drupal-7.54: Cannot mkdir: Permission denied</text:p>
      <text:p text:style-name="P1">tar: drupal-7.54/modules/user/tests/user_form_test.info: Cannot open: No such file or directory</text:p>
      <text:p text:style-name="P1">drupal-7.54/modules/user/tests/user_form_test.module</text:p>
      <text:p text:style-name="P1">tar: drupal-7.54: Cannot mkdir: Permission denied</text:p>
      <text:p text:style-name="P1"><text:soft-page-break/>tar: drupal-7.54/modules/user/tests/user_form_test.module: Cannot open: No such file or directory</text:p>
      <text:p text:style-name="P1">drupal-7.54/modules/user/user-picture.tpl.php</text:p>
      <text:p text:style-name="P1">tar: drupal-7.54: Cannot mkdir: Permission denied</text:p>
      <text:p text:style-name="P1">tar: drupal-7.54/modules/user/user-picture.tpl.php: Cannot open: No such file or directory</text:p>
      <text:p text:style-name="P1">drupal-7.54/modules/user/user-profile-category.tpl.php</text:p>
      <text:p text:style-name="P1">tar: drupal-7.54: Cannot mkdir: Permission denied</text:p>
      <text:p text:style-name="P1">tar: drupal-7.54/modules/user/user-profile-category.tpl.php: Cannot open: No such file or directory</text:p>
      <text:p text:style-name="P1">drupal-7.54/modules/user/user-profile-item.tpl.php</text:p>
      <text:p text:style-name="P1">tar: drupal-7.54: Cannot mkdir: Permission denied</text:p>
      <text:p text:style-name="P1">tar: drupal-7.54/modules/user/user-profile-item.tpl.php: Cannot open: No such file or directory</text:p>
      <text:p text:style-name="P1">drupal-7.54/modules/user/user-profile.tpl.php</text:p>
      <text:p text:style-name="P1">tar: drupal-7.54: Cannot mkdir: Permission denied</text:p>
      <text:p text:style-name="P1">tar: drupal-7.54/modules/user/user-profile.tpl.php: Cannot open: No such file or directory</text:p>
      <text:p text:style-name="P1">drupal-7.54/modules/user/user-rtl.css</text:p>
      <text:p text:style-name="P1">tar: drupal-7.54: Cannot mkdir: Permission denied</text:p>
      <text:p text:style-name="P1">tar: drupal-7.54/modules/user/user-rtl.css: Cannot open: No such file or directory</text:p>
      <text:p text:style-name="P1">drupal-7.54/modules/user/user.admin.inc</text:p>
      <text:p text:style-name="P1">tar: drupal-7.54: Cannot mkdir: Permission denied</text:p>
      <text:p text:style-name="P1">tar: drupal-7.54/modules/user/user.admin.inc: Cannot open: No such file or directory</text:p>
      <text:p text:style-name="P1">drupal-7.54/modules/user/user.api.php</text:p>
      <text:p text:style-name="P1">tar: drupal-7.54: Cannot mkdir: Permission denied</text:p>
      <text:p text:style-name="P1">tar: drupal-7.54/modules/user/user.api.php: Cannot open: No such file or directory</text:p>
      <text:p text:style-name="P1">drupal-7.54/modules/user/user.css</text:p>
      <text:p text:style-name="P1">tar: drupal-7.54: Cannot mkdir: Permission denied</text:p>
      <text:p text:style-name="P1">tar: drupal-7.54/modules/user/user.css: Cannot open: No such file or directory</text:p>
      <text:p text:style-name="P1">drupal-7.54/modules/user/user.info</text:p>
      <text:p text:style-name="P1">tar: drupal-7.54: Cannot mkdir: Permission denied</text:p>
      <text:p text:style-name="P1">tar: drupal-7.54/modules/user/user.info: Cannot open: No such file or directory</text:p>
      <text:p text:style-name="P1">drupal-7.54/modules/user/user.install</text:p>
      <text:p text:style-name="P1">tar: drupal-7.54: Cannot mkdir: Permission denied</text:p>
      <text:p text:style-name="P1">tar: drupal-7.54/modules/user/user.install: Cannot open: No such file or directory</text:p>
      <text:p text:style-name="P1">drupal-7.54/modules/user/user.js</text:p>
      <text:p text:style-name="P1">tar: drupal-7.54: Cannot mkdir: Permission denied</text:p>
      <text:p text:style-name="P1">tar: drupal-7.54/modules/user/user.js: Cannot open: No such file or directory</text:p>
      <text:p text:style-name="P1">drupal-7.54/modules/user/user.module</text:p>
      <text:p text:style-name="P1">tar: drupal-7.54: Cannot mkdir: Permission denied</text:p>
      <text:p text:style-name="P1">tar: drupal-7.54/modules/user/user.module: Cannot open: No such file or directory</text:p>
      <text:p text:style-name="P1">drupal-7.54/modules/user/user.pages.inc</text:p>
      <text:p text:style-name="P1">tar: drupal-7.54: Cannot mkdir: Permission denied</text:p>
      <text:p text:style-name="P1">tar: drupal-7.54/modules/user/user.pages.inc: Cannot open: No such file or directory</text:p>
      <text:p text:style-name="P1">drupal-7.54/modules/user/user.permissions.js</text:p>
      <text:p text:style-name="P1">tar: drupal-7.54: Cannot mkdir: Permission denied</text:p>
      <text:p text:style-name="P1">tar: drupal-7.54/modules/user/user.permissions.js: Cannot open: No such file or directory</text:p>
      <text:p text:style-name="P1">drupal-7.54/modules/user/user.test</text:p>
      <text:p text:style-name="P1">tar: drupal-7.54: Cannot mkdir: Permission denied</text:p>
      <text:p text:style-name="P1">tar: drupal-7.54/modules/user/user.test: Cannot open: No such file or directory</text:p>
      <text:p text:style-name="P1">drupal-7.54/modules/user/user.tokens.inc</text:p>
      <text:p text:style-name="P1">tar: drupal-7.54: Cannot mkdir: Permission denied</text:p>
      <text:p text:style-name="P1">tar: drupal-7.54/modules/user/user.tokens.inc: Cannot open: No such file or directory</text:p>
      <text:p text:style-name="P1">drupal-7.54/profiles/</text:p>
      <text:p text:style-name="P1">tar: drupal-7.54: Cannot mkdir: Permission denied</text:p>
      <text:p text:style-name="P1">tar: drupal-7.54/profiles: Cannot mkdir: No such file or directory</text:p>
      <text:p text:style-name="P1"><text:soft-page-break/>drupal-7.54/profiles/README.txt</text:p>
      <text:p text:style-name="P1">tar: drupal-7.54: Cannot mkdir: Permission denied</text:p>
      <text:p text:style-name="P1">tar: drupal-7.54/profiles/README.txt: Cannot open: No such file or directory</text:p>
      <text:p text:style-name="P1">drupal-7.54/profiles/minimal/</text:p>
      <text:p text:style-name="P1">tar: drupal-7.54: Cannot mkdir: Permission denied</text:p>
      <text:p text:style-name="P1">tar: drupal-7.54/profiles/minimal: Cannot mkdir: No such file or directory</text:p>
      <text:p text:style-name="P1">drupal-7.54/profiles/minimal/minimal.info</text:p>
      <text:p text:style-name="P1">tar: drupal-7.54: Cannot mkdir: Permission denied</text:p>
      <text:p text:style-name="P1">tar: drupal-7.54/profiles/minimal/minimal.info: Cannot open: No such file or directory</text:p>
      <text:p text:style-name="P1">drupal-7.54/profiles/minimal/minimal.install</text:p>
      <text:p text:style-name="P1">tar: drupal-7.54: Cannot mkdir: Permission denied</text:p>
      <text:p text:style-name="P1">tar: drupal-7.54/profiles/minimal/minimal.install: Cannot open: No such file or directory</text:p>
      <text:p text:style-name="P1">drupal-7.54/profiles/minimal/minimal.profile</text:p>
      <text:p text:style-name="P1">tar: drupal-7.54: Cannot mkdir: Permission denied</text:p>
      <text:p text:style-name="P1">tar: drupal-7.54/profiles/minimal/minimal.profile: Cannot open: No such file or directory</text:p>
      <text:p text:style-name="P1">drupal-7.54/profiles/minimal/translations/</text:p>
      <text:p text:style-name="P1">tar: drupal-7.54: Cannot mkdir: Permission denied</text:p>
      <text:p text:style-name="P1">tar: drupal-7.54/profiles/minimal/translations: Cannot mkdir: No such file or directory</text:p>
      <text:p text:style-name="P1">drupal-7.54/profiles/minimal/translations/README.txt</text:p>
      <text:p text:style-name="P1">tar: drupal-7.54: Cannot mkdir: Permission denied</text:p>
      <text:p text:style-name="P1">tar: drupal-7.54/profiles/minimal/translations/README.txt: Cannot open: No such file or directory</text:p>
      <text:p text:style-name="P1">drupal-7.54/profiles/standard/</text:p>
      <text:p text:style-name="P1">tar: drupal-7.54: Cannot mkdir: Permission denied</text:p>
      <text:p text:style-name="P1">tar: drupal-7.54/profiles/standard: Cannot mkdir: No such file or directory</text:p>
      <text:p text:style-name="P1">drupal-7.54/profiles/standard/standard.info</text:p>
      <text:p text:style-name="P1">tar: drupal-7.54: Cannot mkdir: Permission denied</text:p>
      <text:p text:style-name="P1">tar: drupal-7.54/profiles/standard/standard.info: Cannot open: No such file or directory</text:p>
      <text:p text:style-name="P1">drupal-7.54/profiles/standard/standard.install</text:p>
      <text:p text:style-name="P1">tar: drupal-7.54: Cannot mkdir: Permission denied</text:p>
      <text:p text:style-name="P1">tar: drupal-7.54/profiles/standard/standard.install: Cannot open: No such file or directory</text:p>
      <text:p text:style-name="P1">drupal-7.54/profiles/standard/standard.profile</text:p>
      <text:p text:style-name="P1">tar: drupal-7.54: Cannot mkdir: Permission denied</text:p>
      <text:p text:style-name="P1">tar: drupal-7.54/profiles/standard/standard.profile: Cannot open: No such file or directory</text:p>
      <text:p text:style-name="P1">drupal-7.54/profiles/standard/translations/</text:p>
      <text:p text:style-name="P1">tar: drupal-7.54: Cannot mkdir: Permission denied</text:p>
      <text:p text:style-name="P1">tar: drupal-7.54/profiles/standard/translations: Cannot mkdir: No such file or directory</text:p>
      <text:p text:style-name="P1">drupal-7.54/profiles/standard/translations/README.txt</text:p>
      <text:p text:style-name="P1">tar: drupal-7.54: Cannot mkdir: Permission denied</text:p>
      <text:p text:style-name="P1">tar: drupal-7.54/profiles/standard/translations/README.txt: Cannot open: No such file or directory</text:p>
      <text:p text:style-name="P1">drupal-7.54/profiles/testing/</text:p>
      <text:p text:style-name="P1">tar: drupal-7.54: Cannot mkdir: Permission denied</text:p>
      <text:p text:style-name="P1">tar: drupal-7.54/profiles/testing: Cannot mkdir: No such file or directory</text:p>
      <text:p text:style-name="P1">drupal-7.54/profiles/testing/modules/</text:p>
      <text:p text:style-name="P1">tar: drupal-7.54: Cannot mkdir: Permission denied</text:p>
      <text:p text:style-name="P1">tar: drupal-7.54/profiles/testing/modules: Cannot mkdir: No such file or directory</text:p>
      <text:p text:style-name="P1">drupal-7.54/profiles/testing/modules/drupal_system_listing_compatible_test/</text:p>
      <text:p text:style-name="P1">tar: drupal-7.54: Cannot mkdir: Permission denied</text:p>
      <text:p text:style-name="P1">tar: drupal-7.54/profiles/testing/modules/drupal_system_listing_compatible_test: Cannot mkdir: No such file or directory</text:p>
      <text:p text:style-name="P1">drupal-7.54/profiles/testing/modules/drupal_system_listing_compatible_test/drupal_system_listing_compatible_test.info</text:p>
      <text:p text:style-name="P1"><text:soft-page-break/>tar: drupal-7.54: Cannot mkdir: Permission denied</text:p>
      <text:p text:style-name="P1">tar: drupal-7.54/profiles/testing/modules/drupal_system_listing_compatible_test/drupal_system_listing_compatible_test.info: Cannot open: No such file or directory</text:p>
      <text:p text:style-name="P1">drupal-7.54/profiles/testing/modules/drupal_system_listing_compatible_test/drupal_system_listing_compatible_test.module</text:p>
      <text:p text:style-name="P1">tar: drupal-7.54: Cannot mkdir: Permission denied</text:p>
      <text:p text:style-name="P1">tar: drupal-7.54/profiles/testing/modules/drupal_system_listing_compatible_test/drupal_system_listing_compatible_test.module: Cannot open: No such file or directory</text:p>
      <text:p text:style-name="P1">drupal-7.54/profiles/testing/modules/drupal_system_listing_compatible_test/drupal_system_listing_compatible_test.test</text:p>
      <text:p text:style-name="P1">tar: drupal-7.54: Cannot mkdir: Permission denied</text:p>
      <text:p text:style-name="P1">tar: drupal-7.54/profiles/testing/modules/drupal_system_listing_compatible_test/drupal_system_listing_compatible_test.test: Cannot open: No such file or directory</text:p>
      <text:p text:style-name="P1">drupal-7.54/profiles/testing/modules/drupal_system_listing_incompatible_test/</text:p>
      <text:p text:style-name="P1">tar: drupal-7.54: Cannot mkdir: Permission denied</text:p>
      <text:p text:style-name="P1">tar: drupal-7.54/profiles/testing/modules/drupal_system_listing_incompatible_test: Cannot mkdir: No such file or directory</text:p>
      <text:p text:style-name="P1">drupal-7.54/profiles/testing/modules/drupal_system_listing_incompatible_test/drupal_system_listing_incompatible_test.info</text:p>
      <text:p text:style-name="P1">tar: drupal-7.54: Cannot mkdir: Permission denied</text:p>
      <text:p text:style-name="P1">tar: drupal-7.54/profiles/testing/modules/drupal_system_listing_incompatible_test/drupal_system_listing_incompatible_test.info: Cannot open: No such file or directory</text:p>
      <text:p text:style-name="P1">drupal-7.54/profiles/testing/modules/drupal_system_listing_incompatible_test/drupal_system_listing_incompatible_test.module</text:p>
      <text:p text:style-name="P1">tar: drupal-7.54: Cannot mkdir: Permission denied</text:p>
      <text:p text:style-name="P1">tar: drupal-7.54/profiles/testing/modules/drupal_system_listing_incompatible_test/drupal_system_listing_incompatible_test.module: Cannot open: No such file or directory</text:p>
      <text:p text:style-name="P1">drupal-7.54/profiles/testing/testing.info</text:p>
      <text:p text:style-name="P1">tar: drupal-7.54: Cannot mkdir: Permission denied</text:p>
      <text:p text:style-name="P1">tar: drupal-7.54/profiles/testing/testing.info: Cannot open: No such file or directory</text:p>
      <text:p text:style-name="P1">drupal-7.54/profiles/testing/testing.install</text:p>
      <text:p text:style-name="P1">tar: drupal-7.54: Cannot mkdir: Permission denied</text:p>
      <text:p text:style-name="P1">tar: drupal-7.54/profiles/testing/testing.install: Cannot open: No such file or directory</text:p>
      <text:p text:style-name="P1">drupal-7.54/profiles/testing/testing.profile</text:p>
      <text:p text:style-name="P1">tar: drupal-7.54: Cannot mkdir: Permission denied</text:p>
      <text:p text:style-name="P1">tar: drupal-7.54/profiles/testing/testing.profile: Cannot open: No such file or directory</text:p>
      <text:p text:style-name="P1">drupal-7.54/robots.txt</text:p>
      <text:p text:style-name="P1">tar: drupal-7.54: Cannot mkdir: Permission denied</text:p>
      <text:p text:style-name="P1">tar: drupal-7.54/robots.txt: Cannot open: No such file or directory</text:p>
      <text:p text:style-name="P1">drupal-7.54/scripts/</text:p>
      <text:p text:style-name="P1">tar: drupal-7.54: Cannot mkdir: Permission denied</text:p>
      <text:p text:style-name="P1">tar: drupal-7.54/scripts: Cannot mkdir: No such file or directory</text:p>
      <text:p text:style-name="P1">drupal-7.54/scripts/code-clean.sh</text:p>
      <text:p text:style-name="P1"><text:soft-page-break/>tar: drupal-7.54: Cannot mkdir: Permission denied</text:p>
      <text:p text:style-name="P1">tar: drupal-7.54/scripts/code-clean.sh: Cannot open: No such file or directory</text:p>
      <text:p text:style-name="P1">drupal-7.54/scripts/cron-curl.sh</text:p>
      <text:p text:style-name="P1">tar: drupal-7.54: Cannot mkdir: Permission denied</text:p>
      <text:p text:style-name="P1">tar: drupal-7.54/scripts/cron-curl.sh: Cannot open: No such file or directory</text:p>
      <text:p text:style-name="P1">drupal-7.54/scripts/cron-lynx.sh</text:p>
      <text:p text:style-name="P1">tar: drupal-7.54: Cannot mkdir: Permission denied</text:p>
      <text:p text:style-name="P1">tar: drupal-7.54/scripts/cron-lynx.sh: Cannot open: No such file or directory</text:p>
      <text:p text:style-name="P1">drupal-7.54/scripts/drupal.sh</text:p>
      <text:p text:style-name="P1">tar: drupal-7.54: Cannot mkdir: Permission denied</text:p>
      <text:p text:style-name="P1">tar: drupal-7.54/scripts/drupal.sh: Cannot open: No such file or directory</text:p>
      <text:p text:style-name="P1">drupal-7.54/scripts/dump-database-d6.sh</text:p>
      <text:p text:style-name="P1">tar: drupal-7.54: Cannot mkdir: Permission denied</text:p>
      <text:p text:style-name="P1">tar: drupal-7.54/scripts/dump-database-d6.sh: Cannot open: No such file or directory</text:p>
      <text:p text:style-name="P1">drupal-7.54/scripts/dump-database-d7.sh</text:p>
      <text:p text:style-name="P1">tar: drupal-7.54: Cannot mkdir: Permission denied</text:p>
      <text:p text:style-name="P1">tar: drupal-7.54/scripts/dump-database-d7.sh: Cannot open: No such file or directory</text:p>
      <text:p text:style-name="P1">drupal-7.54/scripts/generate-d6-content.sh</text:p>
      <text:p text:style-name="P1">tar: drupal-7.54: Cannot mkdir: Permission denied</text:p>
      <text:p text:style-name="P1">tar: drupal-7.54/scripts/generate-d6-content.sh: Cannot open: No such file or directory</text:p>
      <text:p text:style-name="P1">drupal-7.54/scripts/generate-d7-content.sh</text:p>
      <text:p text:style-name="P1">tar: drupal-7.54: Cannot mkdir: Permission denied</text:p>
      <text:p text:style-name="P1">tar: drupal-7.54/scripts/generate-d7-content.sh: Cannot open: No such file or directory</text:p>
      <text:p text:style-name="P1">drupal-7.54/scripts/password-hash.sh</text:p>
      <text:p text:style-name="P1">tar: drupal-7.54: Cannot mkdir: Permission denied</text:p>
      <text:p text:style-name="P1">tar: drupal-7.54/scripts/password-hash.sh: Cannot open: No such file or directory</text:p>
      <text:p text:style-name="P1">drupal-7.54/scripts/run-tests.sh</text:p>
      <text:p text:style-name="P1">tar: drupal-7.54: Cannot mkdir: Permission denied</text:p>
      <text:p text:style-name="P1">tar: drupal-7.54/scripts/run-tests.sh: Cannot open: No such file or directory</text:p>
      <text:p text:style-name="P1">drupal-7.54/scripts/test.script</text:p>
      <text:p text:style-name="P1">tar: drupal-7.54: Cannot mkdir: Permission denied</text:p>
      <text:p text:style-name="P1">tar: drupal-7.54/scripts/test.script: Cannot open: No such file or directory</text:p>
      <text:p text:style-name="P1">drupal-7.54/sites/</text:p>
      <text:p text:style-name="P1">tar: drupal-7.54: Cannot mkdir: Permission denied</text:p>
      <text:p text:style-name="P1">tar: drupal-7.54/sites: Cannot mkdir: No such file or directory</text:p>
      <text:p text:style-name="P1">drupal-7.54/sites/README.txt</text:p>
      <text:p text:style-name="P1">tar: drupal-7.54: Cannot mkdir: Permission denied</text:p>
      <text:p text:style-name="P1">tar: drupal-7.54/sites/README.txt: Cannot open: No such file or directory</text:p>
      <text:p text:style-name="P1">drupal-7.54/sites/all/</text:p>
      <text:p text:style-name="P1">tar: drupal-7.54: Cannot mkdir: Permission denied</text:p>
      <text:p text:style-name="P1">tar: drupal-7.54/sites/all: Cannot mkdir: No such file or directory</text:p>
      <text:p text:style-name="P1">drupal-7.54/sites/all/libraries/</text:p>
      <text:p text:style-name="P1">tar: drupal-7.54: Cannot mkdir: Permission denied</text:p>
      <text:p text:style-name="P1">tar: drupal-7.54/sites/all/libraries: Cannot mkdir: No such file or directory</text:p>
      <text:p text:style-name="P1">drupal-7.54/sites/all/libraries/README.txt</text:p>
      <text:p text:style-name="P1">tar: drupal-7.54: Cannot mkdir: Permission denied</text:p>
      <text:p text:style-name="P1">tar: drupal-7.54/sites/all/libraries/README.txt: Cannot open: No such file or directory</text:p>
      <text:p text:style-name="P1">drupal-7.54/sites/all/modules/</text:p>
      <text:p text:style-name="P1">tar: drupal-7.54: Cannot mkdir: Permission denied</text:p>
      <text:p text:style-name="P1">tar: drupal-7.54/sites/all/modules: Cannot mkdir: No such file or directory</text:p>
      <text:p text:style-name="P1">drupal-7.54/sites/all/modules/README.txt</text:p>
      <text:p text:style-name="P1">tar: drupal-7.54: Cannot mkdir: Permission denied</text:p>
      <text:p text:style-name="P1"><text:soft-page-break/>tar: drupal-7.54/sites/all/modules/README.txt: Cannot open: No such file or directory</text:p>
      <text:p text:style-name="P1">drupal-7.54/sites/all/themes/</text:p>
      <text:p text:style-name="P1">tar: drupal-7.54: Cannot mkdir: Permission denied</text:p>
      <text:p text:style-name="P1">tar: drupal-7.54/sites/all/themes: Cannot mkdir: No such file or directory</text:p>
      <text:p text:style-name="P1">drupal-7.54/sites/all/themes/README.txt</text:p>
      <text:p text:style-name="P1">tar: drupal-7.54: Cannot mkdir: Permission denied</text:p>
      <text:p text:style-name="P1">tar: drupal-7.54/sites/all/themes/README.txt: Cannot open: No such file or directory</text:p>
      <text:p text:style-name="P1">drupal-7.54/sites/default/</text:p>
      <text:p text:style-name="P1">tar: drupal-7.54: Cannot mkdir: Permission denied</text:p>
      <text:p text:style-name="P1">tar: drupal-7.54/sites/default: Cannot mkdir: No such file or directory</text:p>
      <text:p text:style-name="P1">drupal-7.54/sites/default/default.settings.php</text:p>
      <text:p text:style-name="P1">tar: drupal-7.54: Cannot mkdir: Permission denied</text:p>
      <text:p text:style-name="P1">tar: drupal-7.54/sites/default/default.settings.php: Cannot open: No such file or directory</text:p>
      <text:p text:style-name="P1">drupal-7.54/sites/example.sites.php</text:p>
      <text:p text:style-name="P1">tar: drupal-7.54: Cannot mkdir: Permission denied</text:p>
      <text:p text:style-name="P1">tar: drupal-7.54/sites/example.sites.php: Cannot open: No such file or directory</text:p>
      <text:p text:style-name="P1">drupal-7.54/themes/</text:p>
      <text:p text:style-name="P1">tar: drupal-7.54: Cannot mkdir: Permission denied</text:p>
      <text:p text:style-name="P1">tar: drupal-7.54/themes: Cannot mkdir: No such file or directory</text:p>
      <text:p text:style-name="P1">drupal-7.54/themes/README.txt</text:p>
      <text:p text:style-name="P1">tar: drupal-7.54: Cannot mkdir: Permission denied</text:p>
      <text:p text:style-name="P1">tar: drupal-7.54/themes/README.txt: Cannot open: No such file or directory</text:p>
      <text:p text:style-name="P1">drupal-7.54/themes/bartik/</text:p>
      <text:p text:style-name="P1">tar: drupal-7.54: Cannot mkdir: Permission denied</text:p>
      <text:p text:style-name="P1">tar: drupal-7.54/themes/bartik: Cannot mkdir: No such file or directory</text:p>
      <text:p text:style-name="P1">drupal-7.54/themes/bartik/bartik.info</text:p>
      <text:p text:style-name="P1">tar: drupal-7.54: Cannot mkdir: Permission denied</text:p>
      <text:p text:style-name="P1">tar: drupal-7.54/themes/bartik/bartik.info: Cannot open: No such file or directory</text:p>
      <text:p text:style-name="P1">drupal-7.54/themes/bartik/color/</text:p>
      <text:p text:style-name="P1">tar: drupal-7.54: Cannot mkdir: Permission denied</text:p>
      <text:p text:style-name="P1">tar: drupal-7.54/themes/bartik/color: Cannot mkdir: No such file or directory</text:p>
      <text:p text:style-name="P1">drupal-7.54/themes/bartik/color/base.png</text:p>
      <text:p text:style-name="P1">tar: drupal-7.54: Cannot mkdir: Permission denied</text:p>
      <text:p text:style-name="P1">tar: drupal-7.54/themes/bartik/color/base.png: Cannot open: No such file or directory</text:p>
      <text:p text:style-name="P1">drupal-7.54/themes/bartik/color/color.inc</text:p>
      <text:p text:style-name="P1">tar: drupal-7.54: Cannot mkdir: Permission denied</text:p>
      <text:p text:style-name="P1">tar: drupal-7.54/themes/bartik/color/color.inc: Cannot open: No such file or directory</text:p>
      <text:p text:style-name="P1">drupal-7.54/themes/bartik/color/preview.css</text:p>
      <text:p text:style-name="P1">tar: drupal-7.54: Cannot mkdir: Permission denied</text:p>
      <text:p text:style-name="P1">tar: drupal-7.54/themes/bartik/color/preview.css: Cannot open: No such file or directory</text:p>
      <text:p text:style-name="P1">drupal-7.54/themes/bartik/color/preview.html</text:p>
      <text:p text:style-name="P1">tar: drupal-7.54: Cannot mkdir: Permission denied</text:p>
      <text:p text:style-name="P1">tar: drupal-7.54/themes/bartik/color/preview.html: Cannot open: No such file or directory</text:p>
      <text:p text:style-name="P1">drupal-7.54/themes/bartik/color/preview.js</text:p>
      <text:p text:style-name="P1">tar: drupal-7.54: Cannot mkdir: Permission denied</text:p>
      <text:p text:style-name="P1">tar: drupal-7.54/themes/bartik/color/preview.js: Cannot open: No such file or directory</text:p>
      <text:p text:style-name="P1">drupal-7.54/themes/bartik/color/preview.png</text:p>
      <text:p text:style-name="P1">tar: drupal-7.54: Cannot mkdir: Permission denied</text:p>
      <text:p text:style-name="P1">tar: drupal-7.54/themes/bartik/color/preview.png: Cannot open: No such file or directory</text:p>
      <text:p text:style-name="P1">drupal-7.54/themes/bartik/css/</text:p>
      <text:p text:style-name="P1">tar: drupal-7.54: Cannot mkdir: Permission denied</text:p>
      <text:p text:style-name="P1">tar: drupal-7.54/themes/bartik/css: Cannot mkdir: No such file or directory</text:p>
      <text:p text:style-name="P1"><text:soft-page-break/>drupal-7.54/themes/bartik/css/colors.css</text:p>
      <text:p text:style-name="P1">tar: drupal-7.54: Cannot mkdir: Permission denied</text:p>
      <text:p text:style-name="P1">tar: drupal-7.54/themes/bartik/css/colors.css: Cannot open: No such file or directory</text:p>
      <text:p text:style-name="P1">drupal-7.54/themes/bartik/css/ie-rtl.css</text:p>
      <text:p text:style-name="P1">tar: drupal-7.54: Cannot mkdir: Permission denied</text:p>
      <text:p text:style-name="P1">tar: drupal-7.54/themes/bartik/css/ie-rtl.css: Cannot open: No such file or directory</text:p>
      <text:p text:style-name="P1">drupal-7.54/themes/bartik/css/ie.css</text:p>
      <text:p text:style-name="P1">tar: drupal-7.54: Cannot mkdir: Permission denied</text:p>
      <text:p text:style-name="P1">tar: drupal-7.54/themes/bartik/css/ie.css: Cannot open: No such file or directory</text:p>
      <text:p text:style-name="P1">drupal-7.54/themes/bartik/css/ie6.css</text:p>
      <text:p text:style-name="P1">tar: drupal-7.54: Cannot mkdir: Permission denied</text:p>
      <text:p text:style-name="P1">tar: drupal-7.54/themes/bartik/css/ie6.css: Cannot open: No such file or directory</text:p>
      <text:p text:style-name="P1">drupal-7.54/themes/bartik/css/layout-rtl.css</text:p>
      <text:p text:style-name="P1">tar: drupal-7.54: Cannot mkdir: Permission denied</text:p>
      <text:p text:style-name="P1">tar: drupal-7.54/themes/bartik/css/layout-rtl.css: Cannot open: No such file or directory</text:p>
      <text:p text:style-name="P1">drupal-7.54/themes/bartik/css/layout.css</text:p>
      <text:p text:style-name="P1">tar: drupal-7.54: Cannot mkdir: Permission denied</text:p>
      <text:p text:style-name="P1">tar: drupal-7.54/themes/bartik/css/layout.css: Cannot open: No such file or directory</text:p>
      <text:p text:style-name="P1">drupal-7.54/themes/bartik/css/maintenance-page.css</text:p>
      <text:p text:style-name="P1">tar: drupal-7.54: Cannot mkdir: Permission denied</text:p>
      <text:p text:style-name="P1">tar: drupal-7.54/themes/bartik/css/maintenance-page.css: Cannot open: No such file or directory</text:p>
      <text:p text:style-name="P1">drupal-7.54/themes/bartik/css/print.css</text:p>
      <text:p text:style-name="P1">tar: drupal-7.54: Cannot mkdir: Permission denied</text:p>
      <text:p text:style-name="P1">tar: drupal-7.54/themes/bartik/css/print.css: Cannot open: No such file or directory</text:p>
      <text:p text:style-name="P1">drupal-7.54/themes/bartik/css/style-rtl.css</text:p>
      <text:p text:style-name="P1">tar: drupal-7.54: Cannot mkdir: Permission denied</text:p>
      <text:p text:style-name="P1">tar: drupal-7.54/themes/bartik/css/style-rtl.css: Cannot open: No such file or directory</text:p>
      <text:p text:style-name="P1">drupal-7.54/themes/bartik/css/style.css</text:p>
      <text:p text:style-name="P1">tar: drupal-7.54: Cannot mkdir: Permission denied</text:p>
      <text:p text:style-name="P1">tar: drupal-7.54/themes/bartik/css/style.css: Cannot open: No such file or directory</text:p>
      <text:p text:style-name="P1">drupal-7.54/themes/bartik/images/</text:p>
      <text:p text:style-name="P1">tar: drupal-7.54: Cannot mkdir: Permission denied</text:p>
      <text:p text:style-name="P1">tar: drupal-7.54/themes/bartik/images: Cannot mkdir: No such file or directory</text:p>
      <text:p text:style-name="P1">drupal-7.54/themes/bartik/images/add.png</text:p>
      <text:p text:style-name="P1">tar: drupal-7.54: Cannot mkdir: Permission denied</text:p>
      <text:p text:style-name="P1">tar: drupal-7.54/themes/bartik/images/add.png: Cannot open: No such file or directory</text:p>
      <text:p text:style-name="P1">drupal-7.54/themes/bartik/images/buttons.png</text:p>
      <text:p text:style-name="P1">tar: drupal-7.54: Cannot mkdir: Permission denied</text:p>
      <text:p text:style-name="P1">tar: drupal-7.54/themes/bartik/images/buttons.png: Cannot open: No such file or directory</text:p>
      <text:p text:style-name="P1">drupal-7.54/themes/bartik/images/comment-arrow-rtl.gif</text:p>
      <text:p text:style-name="P1">tar: drupal-7.54: Cannot mkdir: Permission denied</text:p>
      <text:p text:style-name="P1">tar: drupal-7.54/themes/bartik/images/comment-arrow-rtl.gif: Cannot open: No such file or directory</text:p>
      <text:p text:style-name="P1">drupal-7.54/themes/bartik/images/comment-arrow.gif</text:p>
      <text:p text:style-name="P1">tar: drupal-7.54: Cannot mkdir: Permission denied</text:p>
      <text:p text:style-name="P1">tar: drupal-7.54/themes/bartik/images/comment-arrow.gif: Cannot open: No such file or directory</text:p>
      <text:p text:style-name="P1">drupal-7.54/themes/bartik/images/search-button.png</text:p>
      <text:p text:style-name="P1">tar: drupal-7.54: Cannot mkdir: Permission denied</text:p>
      <text:p text:style-name="P1">tar: drupal-7.54/themes/bartik/images/search-button.png: Cannot open: No such file or directory</text:p>
      <text:p text:style-name="P1">drupal-7.54/themes/bartik/images/tabs-border.png</text:p>
      <text:p text:style-name="P1">tar: drupal-7.54: Cannot mkdir: Permission denied</text:p>
      <text:p text:style-name="P1">tar: drupal-7.54/themes/bartik/images/tabs-border.png: Cannot open: No such file or directory</text:p>
      <text:p text:style-name="P1"><text:soft-page-break/>drupal-7.54/themes/bartik/logo.png</text:p>
      <text:p text:style-name="P1">tar: drupal-7.54: Cannot mkdir: Permission denied</text:p>
      <text:p text:style-name="P1">tar: drupal-7.54/themes/bartik/logo.png: Cannot open: No such file or directory</text:p>
      <text:p text:style-name="P1">drupal-7.54/themes/bartik/screenshot.png</text:p>
      <text:p text:style-name="P1">tar: drupal-7.54: Cannot mkdir: Permission denied</text:p>
      <text:p text:style-name="P1">tar: drupal-7.54/themes/bartik/screenshot.png: Cannot open: No such file or directory</text:p>
      <text:p text:style-name="P1">drupal-7.54/themes/bartik/template.php</text:p>
      <text:p text:style-name="P1">tar: drupal-7.54: Cannot mkdir: Permission denied</text:p>
      <text:p text:style-name="P1">tar: drupal-7.54/themes/bartik/template.php: Cannot open: No such file or directory</text:p>
      <text:p text:style-name="P1">drupal-7.54/themes/bartik/templates/</text:p>
      <text:p text:style-name="P1">tar: drupal-7.54: Cannot mkdir: Permission denied</text:p>
      <text:p text:style-name="P1">tar: drupal-7.54/themes/bartik/templates: Cannot mkdir: No such file or directory</text:p>
      <text:p text:style-name="P1">drupal-7.54/themes/bartik/templates/comment-wrapper.tpl.php</text:p>
      <text:p text:style-name="P1">tar: drupal-7.54: Cannot mkdir: Permission denied</text:p>
      <text:p text:style-name="P1">tar: drupal-7.54/themes/bartik/templates/comment-wrapper.tpl.php: Cannot open: No such file or directory</text:p>
      <text:p text:style-name="P1">drupal-7.54/themes/bartik/templates/comment.tpl.php</text:p>
      <text:p text:style-name="P1">tar: drupal-7.54: Cannot mkdir: Permission denied</text:p>
      <text:p text:style-name="P1">tar: drupal-7.54/themes/bartik/templates/comment.tpl.php: Cannot open: No such file or directory</text:p>
      <text:p text:style-name="P1">drupal-7.54/themes/bartik/templates/maintenance-page.tpl.php</text:p>
      <text:p text:style-name="P1">tar: drupal-7.54: Cannot mkdir: Permission denied</text:p>
      <text:p text:style-name="P1">tar: drupal-7.54/themes/bartik/templates/maintenance-page.tpl.php: Cannot open: No such file or directory</text:p>
      <text:p text:style-name="P1">drupal-7.54/themes/bartik/templates/node.tpl.php</text:p>
      <text:p text:style-name="P1">tar: drupal-7.54: Cannot mkdir: Permission denied</text:p>
      <text:p text:style-name="P1">tar: drupal-7.54/themes/bartik/templates/node.tpl.php: Cannot open: No such file or directory</text:p>
      <text:p text:style-name="P1">drupal-7.54/themes/bartik/templates/page.tpl.php</text:p>
      <text:p text:style-name="P1">tar: drupal-7.54: Cannot mkdir: Permission denied</text:p>
      <text:p text:style-name="P1">tar: drupal-7.54/themes/bartik/templates/page.tpl.php: Cannot open: No such file or directory</text:p>
      <text:p text:style-name="P1">drupal-7.54/themes/engines/</text:p>
      <text:p text:style-name="P1">tar: drupal-7.54: Cannot mkdir: Permission denied</text:p>
      <text:p text:style-name="P1">tar: drupal-7.54/themes/engines: Cannot mkdir: No such file or directory</text:p>
      <text:p text:style-name="P1">drupal-7.54/themes/engines/phptemplate/</text:p>
      <text:p text:style-name="P1">tar: drupal-7.54: Cannot mkdir: Permission denied</text:p>
      <text:p text:style-name="P1">tar: drupal-7.54/themes/engines/phptemplate: Cannot mkdir: No such file or directory</text:p>
      <text:p text:style-name="P1">drupal-7.54/themes/engines/phptemplate/phptemplate.engine</text:p>
      <text:p text:style-name="P1">tar: drupal-7.54: Cannot mkdir: Permission denied</text:p>
      <text:p text:style-name="P1">tar: drupal-7.54/themes/engines/phptemplate/phptemplate.engine: Cannot open: No such file or directory</text:p>
      <text:p text:style-name="P1">drupal-7.54/themes/garland/</text:p>
      <text:p text:style-name="P1">tar: drupal-7.54: Cannot mkdir: Permission denied</text:p>
      <text:p text:style-name="P1">tar: drupal-7.54/themes/garland: Cannot mkdir: No such file or directory</text:p>
      <text:p text:style-name="P1">drupal-7.54/themes/garland/color/</text:p>
      <text:p text:style-name="P1">tar: drupal-7.54: Cannot mkdir: Permission denied</text:p>
      <text:p text:style-name="P1">tar: drupal-7.54/themes/garland/color: Cannot mkdir: No such file or directory</text:p>
      <text:p text:style-name="P1">drupal-7.54/themes/garland/color/base.png</text:p>
      <text:p text:style-name="P1">tar: drupal-7.54: Cannot mkdir: Permission denied</text:p>
      <text:p text:style-name="P1">tar: drupal-7.54/themes/garland/color/base.png: Cannot open: No such file or directory</text:p>
      <text:p text:style-name="P1">drupal-7.54/themes/garland/color/color.inc</text:p>
      <text:p text:style-name="P1">tar: drupal-7.54: Cannot mkdir: Permission denied</text:p>
      <text:p text:style-name="P1">tar: drupal-7.54/themes/garland/color/color.inc: Cannot open: No such file or directory</text:p>
      <text:p text:style-name="P1">drupal-7.54/themes/garland/color/preview.css</text:p>
      <text:p text:style-name="P1"><text:soft-page-break/>tar: drupal-7.54: Cannot mkdir: Permission denied</text:p>
      <text:p text:style-name="P1">tar: drupal-7.54/themes/garland/color/preview.css: Cannot open: No such file or directory</text:p>
      <text:p text:style-name="P1">drupal-7.54/themes/garland/color/preview.png</text:p>
      <text:p text:style-name="P1">tar: drupal-7.54: Cannot mkdir: Permission denied</text:p>
      <text:p text:style-name="P1">tar: drupal-7.54/themes/garland/color/preview.png: Cannot open: No such file or directory</text:p>
      <text:p text:style-name="P1">drupal-7.54/themes/garland/comment.tpl.php</text:p>
      <text:p text:style-name="P1">tar: drupal-7.54: Cannot mkdir: Permission denied</text:p>
      <text:p text:style-name="P1">tar: drupal-7.54/themes/garland/comment.tpl.php: Cannot open: No such file or directory</text:p>
      <text:p text:style-name="P1">drupal-7.54/themes/garland/fix-ie-rtl.css</text:p>
      <text:p text:style-name="P1">tar: drupal-7.54: Cannot mkdir: Permission denied</text:p>
      <text:p text:style-name="P1">tar: drupal-7.54/themes/garland/fix-ie-rtl.css: Cannot open: No such file or directory</text:p>
      <text:p text:style-name="P1">drupal-7.54/themes/garland/fix-ie.css</text:p>
      <text:p text:style-name="P1">tar: drupal-7.54: Cannot mkdir: Permission denied</text:p>
      <text:p text:style-name="P1">tar: drupal-7.54/themes/garland/fix-ie.css: Cannot open: No such file or directory</text:p>
      <text:p text:style-name="P1">drupal-7.54/themes/garland/garland.info</text:p>
      <text:p text:style-name="P1">tar: drupal-7.54: Cannot mkdir: Permission denied</text:p>
      <text:p text:style-name="P1">tar: drupal-7.54/themes/garland/garland.info: Cannot open: No such file or directory</text:p>
      <text:p text:style-name="P1">drupal-7.54/themes/garland/images/</text:p>
      <text:p text:style-name="P1">tar: drupal-7.54: Cannot mkdir: Permission denied</text:p>
      <text:p text:style-name="P1">tar: drupal-7.54/themes/garland/images: Cannot mkdir: No such file or directory</text:p>
      <text:p text:style-name="P1">drupal-7.54/themes/garland/images/bg-bar-white.png</text:p>
      <text:p text:style-name="P1">tar: drupal-7.54: Cannot mkdir: Permission denied</text:p>
      <text:p text:style-name="P1">tar: drupal-7.54/themes/garland/images/bg-bar-white.png: Cannot open: No such file or directory</text:p>
      <text:p text:style-name="P1">drupal-7.54/themes/garland/images/bg-bar.png</text:p>
      <text:p text:style-name="P1">tar: drupal-7.54: Cannot mkdir: Permission denied</text:p>
      <text:p text:style-name="P1">tar: drupal-7.54/themes/garland/images/bg-bar.png: Cannot open: No such file or directory</text:p>
      <text:p text:style-name="P1">drupal-7.54/themes/garland/images/bg-content-left.png</text:p>
      <text:p text:style-name="P1">tar: drupal-7.54: Cannot mkdir: Permission denied</text:p>
      <text:p text:style-name="P1">tar: drupal-7.54/themes/garland/images/bg-content-left.png: Cannot open: No such file or directory</text:p>
      <text:p text:style-name="P1">drupal-7.54/themes/garland/images/bg-content-right.png</text:p>
      <text:p text:style-name="P1">tar: drupal-7.54: Cannot mkdir: Permission denied</text:p>
      <text:p text:style-name="P1">tar: drupal-7.54/themes/garland/images/bg-content-right.png: Cannot open: No such file or directory</text:p>
      <text:p text:style-name="P1">drupal-7.54/themes/garland/images/bg-content.png</text:p>
      <text:p text:style-name="P1">tar: drupal-7.54: Cannot mkdir: Permission denied</text:p>
      <text:p text:style-name="P1">tar: drupal-7.54/themes/garland/images/bg-content.png: Cannot open: No such file or directory</text:p>
      <text:p text:style-name="P1">drupal-7.54/themes/garland/images/bg-navigation-item-hover.png</text:p>
      <text:p text:style-name="P1">tar: drupal-7.54: Cannot mkdir: Permission denied</text:p>
      <text:p text:style-name="P1">tar: drupal-7.54/themes/garland/images/bg-navigation-item-hover.png: Cannot open: No such file or directory</text:p>
      <text:p text:style-name="P1">drupal-7.54/themes/garland/images/bg-navigation-item.png</text:p>
      <text:p text:style-name="P1">tar: drupal-7.54: Cannot mkdir: Permission denied</text:p>
      <text:p text:style-name="P1">tar: drupal-7.54/themes/garland/images/bg-navigation-item.png: Cannot open: No such file or directory</text:p>
      <text:p text:style-name="P1">drupal-7.54/themes/garland/images/bg-navigation.png</text:p>
      <text:p text:style-name="P1">tar: drupal-7.54: Cannot mkdir: Permission denied</text:p>
      <text:p text:style-name="P1">tar: drupal-7.54/themes/garland/images/bg-navigation.png: Cannot open: No such file or directory</text:p>
      <text:p text:style-name="P1">drupal-7.54/themes/garland/images/bg-tab.png</text:p>
      <text:p text:style-name="P1">tar: drupal-7.54: Cannot mkdir: Permission denied</text:p>
      <text:p text:style-name="P1">tar: drupal-7.54/themes/garland/images/bg-tab.png: Cannot open: No such file or directory</text:p>
      <text:p text:style-name="P1">drupal-7.54/themes/garland/images/body.png</text:p>
      <text:p text:style-name="P1">tar: drupal-7.54: Cannot mkdir: Permission denied</text:p>
      <text:p text:style-name="P1"><text:soft-page-break/>tar: drupal-7.54/themes/garland/images/body.png: Cannot open: No such file or directory</text:p>
      <text:p text:style-name="P1">drupal-7.54/themes/garland/images/gradient-inner.png</text:p>
      <text:p text:style-name="P1">tar: drupal-7.54: Cannot mkdir: Permission denied</text:p>
      <text:p text:style-name="P1">tar: drupal-7.54/themes/garland/images/gradient-inner.png: Cannot open: No such file or directory</text:p>
      <text:p text:style-name="P1">drupal-7.54/themes/garland/images/menu-collapsed-rtl.gif</text:p>
      <text:p text:style-name="P1">tar: drupal-7.54: Cannot mkdir: Permission denied</text:p>
      <text:p text:style-name="P1">tar: drupal-7.54/themes/garland/images/menu-collapsed-rtl.gif: Cannot open: No such file or directory</text:p>
      <text:p text:style-name="P1">drupal-7.54/themes/garland/images/menu-collapsed.gif</text:p>
      <text:p text:style-name="P1">tar: drupal-7.54: Cannot mkdir: Permission denied</text:p>
      <text:p text:style-name="P1">tar: drupal-7.54/themes/garland/images/menu-collapsed.gif: Cannot open: No such file or directory</text:p>
      <text:p text:style-name="P1">drupal-7.54/themes/garland/images/menu-expanded.gif</text:p>
      <text:p text:style-name="P1">tar: drupal-7.54: Cannot mkdir: Permission denied</text:p>
      <text:p text:style-name="P1">tar: drupal-7.54/themes/garland/images/menu-expanded.gif: Cannot open: No such file or directory</text:p>
      <text:p text:style-name="P1">drupal-7.54/themes/garland/images/menu-leaf.gif</text:p>
      <text:p text:style-name="P1">tar: drupal-7.54: Cannot mkdir: Permission denied</text:p>
      <text:p text:style-name="P1">tar: drupal-7.54/themes/garland/images/menu-leaf.gif: Cannot open: No such file or directory</text:p>
      <text:p text:style-name="P1">drupal-7.54/themes/garland/images/task-list.png</text:p>
      <text:p text:style-name="P1">tar: drupal-7.54: Cannot mkdir: Permission denied</text:p>
      <text:p text:style-name="P1">tar: drupal-7.54/themes/garland/images/task-list.png: Cannot open: No such file or directory</text:p>
      <text:p text:style-name="P1">drupal-7.54/themes/garland/logo.png</text:p>
      <text:p text:style-name="P1">tar: drupal-7.54: Cannot mkdir: Permission denied</text:p>
      <text:p text:style-name="P1">tar: drupal-7.54/themes/garland/logo.png: Cannot open: No such file or directory</text:p>
      <text:p text:style-name="P1">drupal-7.54/themes/garland/maintenance-page.tpl.php</text:p>
      <text:p text:style-name="P1">tar: drupal-7.54: Cannot mkdir: Permission denied</text:p>
      <text:p text:style-name="P1">tar: drupal-7.54/themes/garland/maintenance-page.tpl.php: Cannot open: No such file or directory</text:p>
      <text:p text:style-name="P1">drupal-7.54/themes/garland/node.tpl.php</text:p>
      <text:p text:style-name="P1">tar: drupal-7.54: Cannot mkdir: Permission denied</text:p>
      <text:p text:style-name="P1">tar: drupal-7.54/themes/garland/node.tpl.php: Cannot open: No such file or directory</text:p>
      <text:p text:style-name="P1">drupal-7.54/themes/garland/page.tpl.php</text:p>
      <text:p text:style-name="P1">tar: drupal-7.54: Cannot mkdir: Permission denied</text:p>
      <text:p text:style-name="P1">tar: drupal-7.54/themes/garland/page.tpl.php: Cannot open: No such file or directory</text:p>
      <text:p text:style-name="P1">drupal-7.54/themes/garland/print.css</text:p>
      <text:p text:style-name="P1">tar: drupal-7.54: Cannot mkdir: Permission denied</text:p>
      <text:p text:style-name="P1">tar: drupal-7.54/themes/garland/print.css: Cannot open: No such file or directory</text:p>
      <text:p text:style-name="P1">drupal-7.54/themes/garland/screenshot.png</text:p>
      <text:p text:style-name="P1">tar: drupal-7.54: Cannot mkdir: Permission denied</text:p>
      <text:p text:style-name="P1">tar: drupal-7.54/themes/garland/screenshot.png: Cannot open: No such file or directory</text:p>
      <text:p text:style-name="P1">drupal-7.54/themes/garland/style-rtl.css</text:p>
      <text:p text:style-name="P1">tar: drupal-7.54: Cannot mkdir: Permission denied</text:p>
      <text:p text:style-name="P1">tar: drupal-7.54/themes/garland/style-rtl.css: Cannot open: No such file or directory</text:p>
      <text:p text:style-name="P1">drupal-7.54/themes/garland/style.css</text:p>
      <text:p text:style-name="P1">tar: drupal-7.54: Cannot mkdir: Permission denied</text:p>
      <text:p text:style-name="P1">tar: drupal-7.54/themes/garland/style.css: Cannot open: No such file or directory</text:p>
      <text:p text:style-name="P1">drupal-7.54/themes/garland/template.php</text:p>
      <text:p text:style-name="P1">tar: drupal-7.54: Cannot mkdir: Permission denied</text:p>
      <text:p text:style-name="P1">tar: drupal-7.54/themes/garland/template.php: Cannot open: No such file or directory</text:p>
      <text:p text:style-name="P1">drupal-7.54/themes/garland/theme-settings.php</text:p>
      <text:p text:style-name="P1">tar: drupal-7.54: Cannot mkdir: Permission denied</text:p>
      <text:p text:style-name="P1">tar: drupal-7.54/themes/garland/theme-settings.php: Cannot open: No such file or directory</text:p>
      <text:p text:style-name="P1">drupal-7.54/themes/seven/</text:p>
      <text:p text:style-name="P1">tar: drupal-7.54: Cannot mkdir: Permission denied</text:p>
      <text:p text:style-name="P1"><text:soft-page-break/>tar: drupal-7.54/themes/seven: Cannot mkdir: No such file or directory</text:p>
      <text:p text:style-name="P1">drupal-7.54/themes/seven/ie.css</text:p>
      <text:p text:style-name="P1">tar: drupal-7.54: Cannot mkdir: Permission denied</text:p>
      <text:p text:style-name="P1">tar: drupal-7.54/themes/seven/ie.css: Cannot open: No such file or directory</text:p>
      <text:p text:style-name="P1">drupal-7.54/themes/seven/ie6.css</text:p>
      <text:p text:style-name="P1">tar: drupal-7.54: Cannot mkdir: Permission denied</text:p>
      <text:p text:style-name="P1">tar: drupal-7.54/themes/seven/ie6.css: Cannot open: No such file or directory</text:p>
      <text:p text:style-name="P1">drupal-7.54/themes/seven/ie7.css</text:p>
      <text:p text:style-name="P1">tar: drupal-7.54: Cannot mkdir: Permission denied</text:p>
      <text:p text:style-name="P1">tar: drupal-7.54/themes/seven/ie7.css: Cannot open: No such file or directory</text:p>
      <text:p text:style-name="P1">drupal-7.54/themes/seven/images/</text:p>
      <text:p text:style-name="P1">tar: drupal-7.54: Cannot mkdir: Permission denied</text:p>
      <text:p text:style-name="P1">tar: drupal-7.54/themes/seven/images: Cannot mkdir: No such file or directory</text:p>
      <text:p text:style-name="P1">drupal-7.54/themes/seven/images/add.png</text:p>
      <text:p text:style-name="P1">tar: drupal-7.54: Cannot mkdir: Permission denied</text:p>
      <text:p text:style-name="P1">tar: drupal-7.54/themes/seven/images/add.png: Cannot open: No such file or directory</text:p>
      <text:p text:style-name="P1">drupal-7.54/themes/seven/images/arrow-asc.png</text:p>
      <text:p text:style-name="P1">tar: drupal-7.54: Cannot mkdir: Permission denied</text:p>
      <text:p text:style-name="P1">tar: drupal-7.54/themes/seven/images/arrow-asc.png: Cannot open: No such file or directory</text:p>
      <text:p text:style-name="P1">drupal-7.54/themes/seven/images/arrow-desc.png</text:p>
      <text:p text:style-name="P1">tar: drupal-7.54: Cannot mkdir: Permission denied</text:p>
      <text:p text:style-name="P1">tar: drupal-7.54/themes/seven/images/arrow-desc.png: Cannot open: No such file or directory</text:p>
      <text:p text:style-name="P1">drupal-7.54/themes/seven/images/arrow-next.png</text:p>
      <text:p text:style-name="P1">tar: drupal-7.54: Cannot mkdir: Permission denied</text:p>
      <text:p text:style-name="P1">tar: drupal-7.54/themes/seven/images/arrow-next.png: Cannot open: No such file or directory</text:p>
      <text:p text:style-name="P1">drupal-7.54/themes/seven/images/arrow-prev.png</text:p>
      <text:p text:style-name="P1">tar: drupal-7.54: Cannot mkdir: Permission denied</text:p>
      <text:p text:style-name="P1">tar: drupal-7.54/themes/seven/images/arrow-prev.png: Cannot open: No such file or directory</text:p>
      <text:p text:style-name="P1">drupal-7.54/themes/seven/images/buttons.png</text:p>
      <text:p text:style-name="P1">tar: drupal-7.54: Cannot mkdir: Permission denied</text:p>
      <text:p text:style-name="P1">tar: drupal-7.54/themes/seven/images/buttons.png: Cannot open: No such file or directory</text:p>
      <text:p text:style-name="P1">drupal-7.54/themes/seven/images/fc-rtl.png</text:p>
      <text:p text:style-name="P1">tar: drupal-7.54: Cannot mkdir: Permission denied</text:p>
      <text:p text:style-name="P1">tar: drupal-7.54/themes/seven/images/fc-rtl.png: Cannot open: No such file or directory</text:p>
      <text:p text:style-name="P1">drupal-7.54/themes/seven/images/fc.png</text:p>
      <text:p text:style-name="P1">tar: drupal-7.54: Cannot mkdir: Permission denied</text:p>
      <text:p text:style-name="P1">tar: drupal-7.54/themes/seven/images/fc.png: Cannot open: No such file or directory</text:p>
      <text:p text:style-name="P1">drupal-7.54/themes/seven/images/list-item-rtl.png</text:p>
      <text:p text:style-name="P1">tar: drupal-7.54: Cannot mkdir: Permission denied</text:p>
      <text:p text:style-name="P1">tar: drupal-7.54/themes/seven/images/list-item-rtl.png: Cannot open: No such file or directory</text:p>
      <text:p text:style-name="P1">drupal-7.54/themes/seven/images/list-item.png</text:p>
      <text:p text:style-name="P1">tar: drupal-7.54: Cannot mkdir: Permission denied</text:p>
      <text:p text:style-name="P1">tar: drupal-7.54/themes/seven/images/list-item.png: Cannot open: No such file or directory</text:p>
      <text:p text:style-name="P1">drupal-7.54/themes/seven/images/task-check.png</text:p>
      <text:p text:style-name="P1">tar: drupal-7.54: Cannot mkdir: Permission denied</text:p>
      <text:p text:style-name="P1">tar: drupal-7.54/themes/seven/images/task-check.png: Cannot open: No such file or directory</text:p>
      <text:p text:style-name="P1">drupal-7.54/themes/seven/images/task-item-rtl.png</text:p>
      <text:p text:style-name="P1">tar: drupal-7.54: Cannot mkdir: Permission denied</text:p>
      <text:p text:style-name="P1">tar: drupal-7.54/themes/seven/images/task-item-rtl.png: Cannot open: No such file or directory</text:p>
      <text:p text:style-name="P1">drupal-7.54/themes/seven/images/task-item.png</text:p>
      <text:p text:style-name="P1">tar: drupal-7.54: Cannot mkdir: Permission denied</text:p>
      <text:p text:style-name="P1">tar: drupal-7.54/themes/seven/images/task-item.png: Cannot open: No such file or directory</text:p>
      <text:p text:style-name="P1"><text:soft-page-break/>drupal-7.54/themes/seven/images/ui-icons-222222-256x240.png</text:p>
      <text:p text:style-name="P1">tar: drupal-7.54: Cannot mkdir: Permission denied</text:p>
      <text:p text:style-name="P1">tar: drupal-7.54/themes/seven/images/ui-icons-222222-256x240.png: Cannot open: No such file or directory</text:p>
      <text:p text:style-name="P1">drupal-7.54/themes/seven/images/ui-icons-454545-256x240.png</text:p>
      <text:p text:style-name="P1">tar: drupal-7.54: Cannot mkdir: Permission denied</text:p>
      <text:p text:style-name="P1">tar: drupal-7.54/themes/seven/images/ui-icons-454545-256x240.png: Cannot open: No such file or directory</text:p>
      <text:p text:style-name="P1">drupal-7.54/themes/seven/images/ui-icons-800000-256x240.png</text:p>
      <text:p text:style-name="P1">tar: drupal-7.54: Cannot mkdir: Permission denied</text:p>
      <text:p text:style-name="P1">tar: drupal-7.54/themes/seven/images/ui-icons-800000-256x240.png: Cannot open: No such file or directory</text:p>
      <text:p text:style-name="P1">drupal-7.54/themes/seven/images/ui-icons-888888-256x240.png</text:p>
      <text:p text:style-name="P1">tar: drupal-7.54: Cannot mkdir: Permission denied</text:p>
      <text:p text:style-name="P1">tar: drupal-7.54/themes/seven/images/ui-icons-888888-256x240.png: Cannot open: No such file or directory</text:p>
      <text:p text:style-name="P1">drupal-7.54/themes/seven/images/ui-icons-ffffff-256x240.png</text:p>
      <text:p text:style-name="P1">tar: drupal-7.54: Cannot mkdir: Permission denied</text:p>
      <text:p text:style-name="P1">tar: drupal-7.54/themes/seven/images/ui-icons-ffffff-256x240.png: Cannot open: No such file or directory</text:p>
      <text:p text:style-name="P1">drupal-7.54/themes/seven/jquery.ui.theme.css</text:p>
      <text:p text:style-name="P1">tar: drupal-7.54: Cannot mkdir: Permission denied</text:p>
      <text:p text:style-name="P1">tar: drupal-7.54/themes/seven/jquery.ui.theme.css: Cannot open: No such file or directory</text:p>
      <text:p text:style-name="P1">drupal-7.54/themes/seven/logo.png</text:p>
      <text:p text:style-name="P1">tar: drupal-7.54: Cannot mkdir: Permission denied</text:p>
      <text:p text:style-name="P1">tar: drupal-7.54/themes/seven/logo.png: Cannot open: No such file or directory</text:p>
      <text:p text:style-name="P1">drupal-7.54/themes/seven/maintenance-page.tpl.php</text:p>
      <text:p text:style-name="P1">tar: drupal-7.54: Cannot mkdir: Permission denied</text:p>
      <text:p text:style-name="P1">tar: drupal-7.54/themes/seven/maintenance-page.tpl.php: Cannot open: No such file or directory</text:p>
      <text:p text:style-name="P1">drupal-7.54/themes/seven/page.tpl.php</text:p>
      <text:p text:style-name="P1">tar: drupal-7.54: Cannot mkdir: Permission denied</text:p>
      <text:p text:style-name="P1">tar: drupal-7.54/themes/seven/page.tpl.php: Cannot open: No such file or directory</text:p>
      <text:p text:style-name="P1">drupal-7.54/themes/seven/reset.css</text:p>
      <text:p text:style-name="P1">tar: drupal-7.54: Cannot mkdir: Permission denied</text:p>
      <text:p text:style-name="P1">tar: drupal-7.54/themes/seven/reset.css: Cannot open: No such file or directory</text:p>
      <text:p text:style-name="P1">drupal-7.54/themes/seven/screenshot.png</text:p>
      <text:p text:style-name="P1">tar: drupal-7.54: Cannot mkdir: Permission denied</text:p>
      <text:p text:style-name="P1">tar: drupal-7.54/themes/seven/screenshot.png: Cannot open: No such file or directory</text:p>
      <text:p text:style-name="P1">drupal-7.54/themes/seven/seven.info</text:p>
      <text:p text:style-name="P1">tar: drupal-7.54: Cannot mkdir: Permission denied</text:p>
      <text:p text:style-name="P1">tar: drupal-7.54/themes/seven/seven.info: Cannot open: No such file or directory</text:p>
      <text:p text:style-name="P1">drupal-7.54/themes/seven/style-rtl.css</text:p>
      <text:p text:style-name="P1">tar: drupal-7.54: Cannot mkdir: Permission denied</text:p>
      <text:p text:style-name="P1">tar: drupal-7.54/themes/seven/style-rtl.css: Cannot open: No such file or directory</text:p>
      <text:p text:style-name="P1">drupal-7.54/themes/seven/style.css</text:p>
      <text:p text:style-name="P1">tar: drupal-7.54: Cannot mkdir: Permission denied</text:p>
      <text:p text:style-name="P1">tar: drupal-7.54/themes/seven/style.css: Cannot open: No such file or directory</text:p>
      <text:p text:style-name="P1">drupal-7.54/themes/seven/template.php</text:p>
      <text:p text:style-name="P1">tar: drupal-7.54: Cannot mkdir: Permission denied</text:p>
      <text:p text:style-name="P1">tar: drupal-7.54/themes/seven/template.php: Cannot open: No such file or directory</text:p>
      <text:p text:style-name="P1">drupal-7.54/themes/seven/vertical-tabs-rtl.css</text:p>
      <text:p text:style-name="P1">tar: drupal-7.54: Cannot mkdir: Permission denied</text:p>
      <text:p text:style-name="P1"><text:soft-page-break/>tar: drupal-7.54/themes/seven/vertical-tabs-rtl.css: Cannot open: No such file or directory</text:p>
      <text:p text:style-name="P1">drupal-7.54/themes/seven/vertical-tabs.css</text:p>
      <text:p text:style-name="P1">tar: drupal-7.54: Cannot mkdir: Permission denied</text:p>
      <text:p text:style-name="P1">tar: drupal-7.54/themes/seven/vertical-tabs.css: Cannot open: No such file or directory</text:p>
      <text:p text:style-name="P1">drupal-7.54/themes/stark/</text:p>
      <text:p text:style-name="P1">tar: drupal-7.54: Cannot mkdir: Permission denied</text:p>
      <text:p text:style-name="P1">tar: drupal-7.54/themes/stark: Cannot mkdir: No such file or directory</text:p>
      <text:p text:style-name="P1">drupal-7.54/themes/stark/README.txt</text:p>
      <text:p text:style-name="P1">tar: drupal-7.54: Cannot mkdir: Permission denied</text:p>
      <text:p text:style-name="P1">tar: drupal-7.54/themes/stark/README.txt: Cannot open: No such file or directory</text:p>
      <text:p text:style-name="P1">drupal-7.54/themes/stark/layout.css</text:p>
      <text:p text:style-name="P1">tar: drupal-7.54: Cannot mkdir: Permission denied</text:p>
      <text:p text:style-name="P1">tar: drupal-7.54/themes/stark/layout.css: Cannot open: No such file or directory</text:p>
      <text:p text:style-name="P1">drupal-7.54/themes/stark/logo.png</text:p>
      <text:p text:style-name="P1">tar: drupal-7.54: Cannot mkdir: Permission denied</text:p>
      <text:p text:style-name="P1">tar: drupal-7.54/themes/stark/logo.png: Cannot open: No such file or directory</text:p>
      <text:p text:style-name="P1">drupal-7.54/themes/stark/screenshot.png</text:p>
      <text:p text:style-name="P1">tar: drupal-7.54: Cannot mkdir: Permission denied</text:p>
      <text:p text:style-name="P1">tar: drupal-7.54/themes/stark/screenshot.png: Cannot open: No such file or directory</text:p>
      <text:p text:style-name="P1">drupal-7.54/themes/stark/stark.info</text:p>
      <text:p text:style-name="P1">tar: drupal-7.54: Cannot mkdir: Permission denied</text:p>
      <text:p text:style-name="P1">tar: drupal-7.54/themes/stark/stark.info: Cannot open: No such file or directory</text:p>
      <text:p text:style-name="P1">drupal-7.54/update.php</text:p>
      <text:p text:style-name="P1">tar: drupal-7.54: Cannot mkdir: Permission denied</text:p>
      <text:p text:style-name="P1">tar: drupal-7.54/update.php: Cannot open: No such file or directory</text:p>
      <text:p text:style-name="P1">drupal-7.54/web.config</text:p>
      <text:p text:style-name="P1">tar: drupal-7.54: Cannot mkdir: Permission denied</text:p>
      <text:p text:style-name="P1">tar: drupal-7.54/web.config: Cannot open: No such file or directory</text:p>
      <text:p text:style-name="P1">drupal-7.54/xmlrpc.php</text:p>
      <text:p text:style-name="P1">tar: drupal-7.54: Cannot mkdir: Permission denied</text:p>
      <text:p text:style-name="P1">tar: drupal-7.54/xmlrpc.php: Cannot open: No such file or directory</text:p>
      <text:p text:style-name="P1">drupal-7.54/LICENSE.txt</text:p>
      <text:p text:style-name="P1">tar: drupal-7.54: Cannot mkdir: Permission denied</text:p>
      <text:p text:style-name="P1">tar: drupal-7.54/LICENSE.txt: Cannot open: No such file or directory</text:p>
      <text:p text:style-name="P1">tar: Exiting with failure status due to previous errors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ls -ll</text:p>
      <text:p text:style-name="P1">total 3204</text:p>
      <text:p text:style-name="P1">-rw-r--r--. 1 root root 3275864 Feb <text:s/>2 03:38 drupal-7.54.tar.gz</text:p>
      <text:p text:style-name="P1">-rw-r--r--. 1 root root <text:s text:c="5"/>20 Jun <text:s/>7 12:41 info.php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sudo tar zxvf drupal-7.54.tar.gz</text:p>
      <text:p text:style-name="P1">[sudo] password for Administrator: </text:p>
      <text:p text:style-name="P1">drupal-7.54/</text:p>
      <text:p text:style-name="P1">drupal-7.54/.editorconfig</text:p>
      <text:p text:style-name="P1">drupal-7.54/.gitignore</text:p>
      <text:p text:style-name="P1"><text:soft-page-break/>drupal-7.54/.htaccess</text:p>
      <text:p text:style-name="P1">drupal-7.54/CHANGELOG.txt</text:p>
      <text:p text:style-name="P1">drupal-7.54/COPYRIGHT.txt</text:p>
      <text:p text:style-name="P1">drupal-7.54/INSTALL.mysql.txt</text:p>
      <text:p text:style-name="P1">drupal-7.54/INSTALL.pgsql.txt</text:p>
      <text:p text:style-name="P1">drupal-7.54/INSTALL.sqlite.txt</text:p>
      <text:p text:style-name="P1">drupal-7.54/INSTALL.txt</text:p>
      <text:p text:style-name="P1">drupal-7.54/MAINTAINERS.txt</text:p>
      <text:p text:style-name="P1">drupal-7.54/README.txt</text:p>
      <text:p text:style-name="P1">drupal-7.54/UPGRADE.txt</text:p>
      <text:p text:style-name="P1">drupal-7.54/authorize.php</text:p>
      <text:p text:style-name="P1">drupal-7.54/cron.php</text:p>
      <text:p text:style-name="P1">drupal-7.54/includes/</text:p>
      <text:p text:style-name="P1">drupal-7.54/includes/actions.inc</text:p>
      <text:p text:style-name="P1">drupal-7.54/includes/ajax.inc</text:p>
      <text:p text:style-name="P1">drupal-7.54/includes/archiver.inc</text:p>
      <text:p text:style-name="P1">drupal-7.54/includes/authorize.inc</text:p>
      <text:p text:style-name="P1">drupal-7.54/includes/batch.inc</text:p>
      <text:p text:style-name="P1">drupal-7.54/includes/batch.queue.inc</text:p>
      <text:p text:style-name="P1">drupal-7.54/includes/bootstrap.inc</text:p>
      <text:p text:style-name="P1">drupal-7.54/includes/cache-install.inc</text:p>
      <text:p text:style-name="P1">drupal-7.54/includes/cache.inc</text:p>
      <text:p text:style-name="P1">drupal-7.54/includes/common.inc</text:p>
      <text:p text:style-name="P1">drupal-7.54/includes/database/</text:p>
      <text:p text:style-name="P1">drupal-7.54/includes/database/database.inc</text:p>
      <text:p text:style-name="P1">drupal-7.54/includes/database/log.inc</text:p>
      <text:p text:style-name="P1">drupal-7.54/includes/database/mysql/</text:p>
      <text:p text:style-name="P1">drupal-7.54/includes/database/mysql/database.inc</text:p>
      <text:p text:style-name="P1">drupal-7.54/includes/database/mysql/install.inc</text:p>
      <text:p text:style-name="P1">drupal-7.54/includes/database/mysql/query.inc</text:p>
      <text:p text:style-name="P1">drupal-7.54/includes/database/mysql/schema.inc</text:p>
      <text:p text:style-name="P1">drupal-7.54/includes/database/pgsql/</text:p>
      <text:p text:style-name="P1">drupal-7.54/includes/database/pgsql/database.inc</text:p>
      <text:p text:style-name="P1">drupal-7.54/includes/database/pgsql/install.inc</text:p>
      <text:p text:style-name="P1">drupal-7.54/includes/database/pgsql/query.inc</text:p>
      <text:p text:style-name="P1">drupal-7.54/includes/database/pgsql/schema.inc</text:p>
      <text:p text:style-name="P1">drupal-7.54/includes/database/pgsql/select.inc</text:p>
      <text:p text:style-name="P1">drupal-7.54/includes/database/prefetch.inc</text:p>
      <text:p text:style-name="P1">drupal-7.54/includes/database/query.inc</text:p>
      <text:p text:style-name="P1">drupal-7.54/includes/database/schema.inc</text:p>
      <text:p text:style-name="P1">drupal-7.54/includes/database/select.inc</text:p>
      <text:p text:style-name="P1">drupal-7.54/includes/database/sqlite/</text:p>
      <text:p text:style-name="P1">drupal-7.54/includes/database/sqlite/database.inc</text:p>
      <text:p text:style-name="P1">drupal-7.54/includes/database/sqlite/install.inc</text:p>
      <text:p text:style-name="P1">drupal-7.54/includes/database/sqlite/query.inc</text:p>
      <text:p text:style-name="P1">drupal-7.54/includes/database/sqlite/schema.inc</text:p>
      <text:p text:style-name="P1">drupal-7.54/includes/database/sqlite/select.inc</text:p>
      <text:p text:style-name="P1">drupal-7.54/includes/date.inc</text:p>
      <text:p text:style-name="P1">drupal-7.54/includes/entity.inc</text:p>
      <text:p text:style-name="P1">drupal-7.54/includes/errors.inc</text:p>
      <text:p text:style-name="P1">drupal-7.54/includes/file.inc</text:p>
      <text:p text:style-name="P1">drupal-7.54/includes/file.mimetypes.inc</text:p>
      <text:p text:style-name="P1"><text:soft-page-break/>drupal-7.54/includes/filetransfer/</text:p>
      <text:p text:style-name="P1">drupal-7.54/includes/filetransfer/filetransfer.inc</text:p>
      <text:p text:style-name="P1">drupal-7.54/includes/filetransfer/ftp.inc</text:p>
      <text:p text:style-name="P1">drupal-7.54/includes/filetransfer/local.inc</text:p>
      <text:p text:style-name="P1">drupal-7.54/includes/filetransfer/ssh.inc</text:p>
      <text:p text:style-name="P1">drupal-7.54/includes/form.inc</text:p>
      <text:p text:style-name="P1">drupal-7.54/includes/graph.inc</text:p>
      <text:p text:style-name="P1">drupal-7.54/includes/image.inc</text:p>
      <text:p text:style-name="P1">drupal-7.54/includes/install.core.inc</text:p>
      <text:p text:style-name="P1">drupal-7.54/includes/install.inc</text:p>
      <text:p text:style-name="P1">drupal-7.54/includes/iso.inc</text:p>
      <text:p text:style-name="P1">drupal-7.54/includes/json-encode.inc</text:p>
      <text:p text:style-name="P1">drupal-7.54/includes/language.inc</text:p>
      <text:p text:style-name="P1">drupal-7.54/includes/locale.inc</text:p>
      <text:p text:style-name="P1">drupal-7.54/includes/lock.inc</text:p>
      <text:p text:style-name="P1">drupal-7.54/includes/mail.inc</text:p>
      <text:p text:style-name="P1">drupal-7.54/includes/menu.inc</text:p>
      <text:p text:style-name="P1">drupal-7.54/includes/module.inc</text:p>
      <text:p text:style-name="P1">drupal-7.54/includes/pager.inc</text:p>
      <text:p text:style-name="P1">drupal-7.54/includes/password.inc</text:p>
      <text:p text:style-name="P1">drupal-7.54/includes/path.inc</text:p>
      <text:p text:style-name="P1">drupal-7.54/includes/registry.inc</text:p>
      <text:p text:style-name="P1">drupal-7.54/includes/session.inc</text:p>
      <text:p text:style-name="P1">drupal-7.54/includes/stream_wrappers.inc</text:p>
      <text:p text:style-name="P1">drupal-7.54/includes/tablesort.inc</text:p>
      <text:p text:style-name="P1">drupal-7.54/includes/theme.inc</text:p>
      <text:p text:style-name="P1">drupal-7.54/includes/theme.maintenance.inc</text:p>
      <text:p text:style-name="P1">drupal-7.54/includes/token.inc</text:p>
      <text:p text:style-name="P1">drupal-7.54/includes/unicode.entities.inc</text:p>
      <text:p text:style-name="P1">drupal-7.54/includes/unicode.inc</text:p>
      <text:p text:style-name="P1">drupal-7.54/includes/update.inc</text:p>
      <text:p text:style-name="P1">drupal-7.54/includes/updater.inc</text:p>
      <text:p text:style-name="P1">drupal-7.54/includes/utility.inc</text:p>
      <text:p text:style-name="P1">drupal-7.54/includes/xmlrpc.inc</text:p>
      <text:p text:style-name="P1">drupal-7.54/includes/xmlrpcs.inc</text:p>
      <text:p text:style-name="P1">drupal-7.54/index.php</text:p>
      <text:p text:style-name="P1">drupal-7.54/install.php</text:p>
      <text:p text:style-name="P1">drupal-7.54/misc/</text:p>
      <text:p text:style-name="P1">drupal-7.54/misc/ajax.js</text:p>
      <text:p text:style-name="P1">drupal-7.54/misc/arrow-asc.png</text:p>
      <text:p text:style-name="P1">drupal-7.54/misc/arrow-desc.png</text:p>
      <text:p text:style-name="P1">drupal-7.54/misc/authorize.js</text:p>
      <text:p text:style-name="P1">drupal-7.54/misc/autocomplete.js</text:p>
      <text:p text:style-name="P1">drupal-7.54/misc/batch.js</text:p>
      <text:p text:style-name="P1">drupal-7.54/misc/collapse.js</text:p>
      <text:p text:style-name="P1">drupal-7.54/misc/configure.png</text:p>
      <text:p text:style-name="P1">drupal-7.54/misc/draggable.png</text:p>
      <text:p text:style-name="P1">drupal-7.54/misc/drupal.js</text:p>
      <text:p text:style-name="P1">drupal-7.54/misc/druplicon.png</text:p>
      <text:p text:style-name="P1">drupal-7.54/misc/farbtastic/</text:p>
      <text:p text:style-name="P1">drupal-7.54/misc/farbtastic/farbtastic.css</text:p>
      <text:p text:style-name="P1">drupal-7.54/misc/farbtastic/farbtastic.js</text:p>
      <text:p text:style-name="P1"><text:soft-page-break/>drupal-7.54/misc/farbtastic/marker.png</text:p>
      <text:p text:style-name="P1">drupal-7.54/misc/farbtastic/mask.png</text:p>
      <text:p text:style-name="P1">drupal-7.54/misc/farbtastic/wheel.png</text:p>
      <text:p text:style-name="P1">drupal-7.54/misc/favicon.ico</text:p>
      <text:p text:style-name="P1">drupal-7.54/misc/feed.png</text:p>
      <text:p text:style-name="P1">drupal-7.54/misc/form.js</text:p>
      <text:p text:style-name="P1">drupal-7.54/misc/forum-icons.png</text:p>
      <text:p text:style-name="P1">drupal-7.54/misc/grippie.png</text:p>
      <text:p text:style-name="P1">drupal-7.54/misc/help.png</text:p>
      <text:p text:style-name="P1">drupal-7.54/misc/jquery.ba-bbq.js</text:p>
      <text:p text:style-name="P1">drupal-7.54/misc/jquery.cookie.js</text:p>
      <text:p text:style-name="P1">drupal-7.54/misc/jquery.form.js</text:p>
      <text:p text:style-name="P1">drupal-7.54/misc/jquery.js</text:p>
      <text:p text:style-name="P1">drupal-7.54/misc/jquery.once.js</text:p>
      <text:p text:style-name="P1">drupal-7.54/misc/machine-name.js</text:p>
      <text:p text:style-name="P1">drupal-7.54/misc/menu-collapsed-rtl.png</text:p>
      <text:p text:style-name="P1">drupal-7.54/misc/menu-collapsed.png</text:p>
      <text:p text:style-name="P1">drupal-7.54/misc/menu-expanded.png</text:p>
      <text:p text:style-name="P1">drupal-7.54/misc/menu-leaf.png</text:p>
      <text:p text:style-name="P1">drupal-7.54/misc/message-16-error.png</text:p>
      <text:p text:style-name="P1">drupal-7.54/misc/message-16-help.png</text:p>
      <text:p text:style-name="P1">drupal-7.54/misc/message-16-info.png</text:p>
      <text:p text:style-name="P1">drupal-7.54/misc/message-16-ok.png</text:p>
      <text:p text:style-name="P1">drupal-7.54/misc/message-16-warning.png</text:p>
      <text:p text:style-name="P1">drupal-7.54/misc/message-24-error.png</text:p>
      <text:p text:style-name="P1">drupal-7.54/misc/message-24-help.png</text:p>
      <text:p text:style-name="P1">drupal-7.54/misc/message-24-info.png</text:p>
      <text:p text:style-name="P1">drupal-7.54/misc/message-24-ok.png</text:p>
      <text:p text:style-name="P1">drupal-7.54/misc/message-24-warning.png</text:p>
      <text:p text:style-name="P1">drupal-7.54/misc/permissions.png</text:p>
      <text:p text:style-name="P1">drupal-7.54/misc/powered-black-135x42.png</text:p>
      <text:p text:style-name="P1">drupal-7.54/misc/powered-black-80x15.png</text:p>
      <text:p text:style-name="P1">drupal-7.54/misc/powered-black-88x31.png</text:p>
      <text:p text:style-name="P1">drupal-7.54/misc/powered-blue-135x42.png</text:p>
      <text:p text:style-name="P1">drupal-7.54/misc/powered-blue-80x15.png</text:p>
      <text:p text:style-name="P1">drupal-7.54/misc/powered-blue-88x31.png</text:p>
      <text:p text:style-name="P1">drupal-7.54/misc/powered-gray-135x42.png</text:p>
      <text:p text:style-name="P1">drupal-7.54/misc/powered-gray-80x15.png</text:p>
      <text:p text:style-name="P1">drupal-7.54/misc/powered-gray-88x31.png</text:p>
      <text:p text:style-name="P1">drupal-7.54/misc/print-rtl.css</text:p>
      <text:p text:style-name="P1">drupal-7.54/misc/print.css</text:p>
      <text:p text:style-name="P1">drupal-7.54/misc/progress.gif</text:p>
      <text:p text:style-name="P1">drupal-7.54/misc/progress.js</text:p>
      <text:p text:style-name="P1">drupal-7.54/misc/states.js</text:p>
      <text:p text:style-name="P1">drupal-7.54/misc/tabledrag.js</text:p>
      <text:p text:style-name="P1">drupal-7.54/misc/tableheader.js</text:p>
      <text:p text:style-name="P1">drupal-7.54/misc/tableselect.js</text:p>
      <text:p text:style-name="P1">drupal-7.54/misc/textarea.js</text:p>
      <text:p text:style-name="P1">drupal-7.54/misc/throbber-active.gif</text:p>
      <text:p text:style-name="P1">drupal-7.54/misc/throbber-inactive.png</text:p>
      <text:p text:style-name="P1">drupal-7.54/misc/throbber.gif</text:p>
      <text:p text:style-name="P1">drupal-7.54/misc/timezone.js</text:p>
      <text:p text:style-name="P1"><text:soft-page-break/>drupal-7.54/misc/tree-bottom.png</text:p>
      <text:p text:style-name="P1">drupal-7.54/misc/tree.png</text:p>
      <text:p text:style-name="P1">drupal-7.54/misc/ui/</text:p>
      <text:p text:style-name="P1">drupal-7.54/misc/ui/images/</text:p>
      <text:p text:style-name="P1">drupal-7.54/misc/ui/images/ui-bg_flat_0_aaaaaa_40x100.png</text:p>
      <text:p text:style-name="P1">drupal-7.54/misc/ui/images/ui-bg_flat_75_ffffff_40x100.png</text:p>
      <text:p text:style-name="P1">drupal-7.54/misc/ui/images/ui-bg_glass_55_fbf9ee_1x400.png</text:p>
      <text:p text:style-name="P1">drupal-7.54/misc/ui/images/ui-bg_glass_65_ffffff_1x400.png</text:p>
      <text:p text:style-name="P1">drupal-7.54/misc/ui/images/ui-bg_glass_75_dadada_1x400.png</text:p>
      <text:p text:style-name="P1">drupal-7.54/misc/ui/images/ui-bg_glass_75_e6e6e6_1x400.png</text:p>
      <text:p text:style-name="P1">drupal-7.54/misc/ui/images/ui-bg_glass_95_fef1ec_1x400.png</text:p>
      <text:p text:style-name="P1">drupal-7.54/misc/ui/images/ui-bg_highlight-soft_75_cccccc_1x100.png</text:p>
      <text:p text:style-name="P1">drupal-7.54/misc/ui/images/ui-icons_222222_256x240.png</text:p>
      <text:p text:style-name="P1">drupal-7.54/misc/ui/images/ui-icons_2e83ff_256x240.png</text:p>
      <text:p text:style-name="P1">drupal-7.54/misc/ui/images/ui-icons_454545_256x240.png</text:p>
      <text:p text:style-name="P1">drupal-7.54/misc/ui/images/ui-icons_888888_256x240.png</text:p>
      <text:p text:style-name="P1">drupal-7.54/misc/ui/images/ui-icons_cd0a0a_256x240.png</text:p>
      <text:p text:style-name="P1">drupal-7.54/misc/ui/jquery.effects.blind.min.js</text:p>
      <text:p text:style-name="P1">drupal-7.54/misc/ui/jquery.effects.bounce.min.js</text:p>
      <text:p text:style-name="P1">drupal-7.54/misc/ui/jquery.effects.clip.min.js</text:p>
      <text:p text:style-name="P1">drupal-7.54/misc/ui/jquery.effects.core.min.js</text:p>
      <text:p text:style-name="P1">drupal-7.54/misc/ui/jquery.effects.drop.min.js</text:p>
      <text:p text:style-name="P1">drupal-7.54/misc/ui/jquery.effects.explode.min.js</text:p>
      <text:p text:style-name="P1">drupal-7.54/misc/ui/jquery.effects.fade.min.js</text:p>
      <text:p text:style-name="P1">drupal-7.54/misc/ui/jquery.effects.fold.min.js</text:p>
      <text:p text:style-name="P1">drupal-7.54/misc/ui/jquery.effects.highlight.min.js</text:p>
      <text:p text:style-name="P1">drupal-7.54/misc/ui/jquery.effects.pulsate.min.js</text:p>
      <text:p text:style-name="P1">drupal-7.54/misc/ui/jquery.effects.scale.min.js</text:p>
      <text:p text:style-name="P1">drupal-7.54/misc/ui/jquery.effects.shake.min.js</text:p>
      <text:p text:style-name="P1">drupal-7.54/misc/ui/jquery.effects.slide.min.js</text:p>
      <text:p text:style-name="P1">drupal-7.54/misc/ui/jquery.effects.transfer.min.js</text:p>
      <text:p text:style-name="P1">drupal-7.54/misc/ui/jquery.ui.accordion.css</text:p>
      <text:p text:style-name="P1">drupal-7.54/misc/ui/jquery.ui.accordion.min.js</text:p>
      <text:p text:style-name="P1">drupal-7.54/misc/ui/jquery.ui.autocomplete.css</text:p>
      <text:p text:style-name="P1">drupal-7.54/misc/ui/jquery.ui.autocomplete.min.js</text:p>
      <text:p text:style-name="P1">drupal-7.54/misc/ui/jquery.ui.button.css</text:p>
      <text:p text:style-name="P1">drupal-7.54/misc/ui/jquery.ui.button.min.js</text:p>
      <text:p text:style-name="P1">drupal-7.54/misc/ui/jquery.ui.core.css</text:p>
      <text:p text:style-name="P1">drupal-7.54/misc/ui/jquery.ui.core.min.js</text:p>
      <text:p text:style-name="P1">drupal-7.54/misc/ui/jquery.ui.datepicker.css</text:p>
      <text:p text:style-name="P1">drupal-7.54/misc/ui/jquery.ui.datepicker.min.js</text:p>
      <text:p text:style-name="P1">drupal-7.54/misc/ui/jquery.ui.dialog.css</text:p>
      <text:p text:style-name="P1">drupal-7.54/misc/ui/jquery.ui.dialog.min.js</text:p>
      <text:p text:style-name="P1">drupal-7.54/misc/ui/jquery.ui.draggable.min.js</text:p>
      <text:p text:style-name="P1">drupal-7.54/misc/ui/jquery.ui.droppable.min.js</text:p>
      <text:p text:style-name="P1">drupal-7.54/misc/ui/jquery.ui.mouse.min.js</text:p>
      <text:p text:style-name="P1">drupal-7.54/misc/ui/jquery.ui.position.min.js</text:p>
      <text:p text:style-name="P1">drupal-7.54/misc/ui/jquery.ui.progressbar.css</text:p>
      <text:p text:style-name="P1">drupal-7.54/misc/ui/jquery.ui.progressbar.min.js</text:p>
      <text:p text:style-name="P1">drupal-7.54/misc/ui/jquery.ui.resizable.css</text:p>
      <text:p text:style-name="P1">drupal-7.54/misc/ui/jquery.ui.resizable.min.js</text:p>
      <text:p text:style-name="P1">drupal-7.54/misc/ui/jquery.ui.selectable.css</text:p>
      <text:p text:style-name="P1"><text:soft-page-break/>drupal-7.54/misc/ui/jquery.ui.selectable.min.js</text:p>
      <text:p text:style-name="P1">drupal-7.54/misc/ui/jquery.ui.slider.css</text:p>
      <text:p text:style-name="P1">drupal-7.54/misc/ui/jquery.ui.slider.min.js</text:p>
      <text:p text:style-name="P1">drupal-7.54/misc/ui/jquery.ui.sortable.min.js</text:p>
      <text:p text:style-name="P1">drupal-7.54/misc/ui/jquery.ui.tabs.css</text:p>
      <text:p text:style-name="P1">drupal-7.54/misc/ui/jquery.ui.tabs.min.js</text:p>
      <text:p text:style-name="P1">drupal-7.54/misc/ui/jquery.ui.theme.css</text:p>
      <text:p text:style-name="P1">drupal-7.54/misc/ui/jquery.ui.widget.min.js</text:p>
      <text:p text:style-name="P1">drupal-7.54/misc/vertical-tabs-rtl.css</text:p>
      <text:p text:style-name="P1">drupal-7.54/misc/vertical-tabs.css</text:p>
      <text:p text:style-name="P1">drupal-7.54/misc/vertical-tabs.js</text:p>
      <text:p text:style-name="P1">drupal-7.54/misc/watchdog-error.png</text:p>
      <text:p text:style-name="P1">drupal-7.54/misc/watchdog-ok.png</text:p>
      <text:p text:style-name="P1">drupal-7.54/misc/watchdog-warning.png</text:p>
      <text:p text:style-name="P1">drupal-7.54/modules/</text:p>
      <text:p text:style-name="P1">drupal-7.54/modules/README.txt</text:p>
      <text:p text:style-name="P1">drupal-7.54/modules/aggregator/</text:p>
      <text:p text:style-name="P1">drupal-7.54/modules/aggregator/aggregator-feed-source.tpl.php</text:p>
      <text:p text:style-name="P1">drupal-7.54/modules/aggregator/aggregator-item.tpl.php</text:p>
      <text:p text:style-name="P1">drupal-7.54/modules/aggregator/aggregator-rtl.css</text:p>
      <text:p text:style-name="P1">drupal-7.54/modules/aggregator/aggregator-summary-item.tpl.php</text:p>
      <text:p text:style-name="P1">drupal-7.54/modules/aggregator/aggregator-summary-items.tpl.php</text:p>
      <text:p text:style-name="P1">drupal-7.54/modules/aggregator/aggregator-wrapper.tpl.php</text:p>
      <text:p text:style-name="P1">drupal-7.54/modules/aggregator/aggregator.admin.inc</text:p>
      <text:p text:style-name="P1">drupal-7.54/modules/aggregator/aggregator.api.php</text:p>
      <text:p text:style-name="P1">drupal-7.54/modules/aggregator/aggregator.css</text:p>
      <text:p text:style-name="P1">drupal-7.54/modules/aggregator/aggregator.fetcher.inc</text:p>
      <text:p text:style-name="P1">drupal-7.54/modules/aggregator/aggregator.info</text:p>
      <text:p text:style-name="P1">drupal-7.54/modules/aggregator/aggregator.install</text:p>
      <text:p text:style-name="P1">drupal-7.54/modules/aggregator/aggregator.module</text:p>
      <text:p text:style-name="P1">drupal-7.54/modules/aggregator/aggregator.pages.inc</text:p>
      <text:p text:style-name="P1">drupal-7.54/modules/aggregator/aggregator.parser.inc</text:p>
      <text:p text:style-name="P1">drupal-7.54/modules/aggregator/aggregator.processor.inc</text:p>
      <text:p text:style-name="P1">drupal-7.54/modules/aggregator/aggregator.test</text:p>
      <text:p text:style-name="P1">drupal-7.54/modules/aggregator/tests/</text:p>
      <text:p text:style-name="P1">drupal-7.54/modules/aggregator/tests/aggregator_test.info</text:p>
      <text:p text:style-name="P1">drupal-7.54/modules/aggregator/tests/aggregator_test.module</text:p>
      <text:p text:style-name="P1">drupal-7.54/modules/aggregator/tests/aggregator_test_atom.xml</text:p>
      <text:p text:style-name="P1">drupal-7.54/modules/aggregator/tests/aggregator_test_rss091.xml</text:p>
      <text:p text:style-name="P1">drupal-7.54/modules/aggregator/tests/aggregator_test_title_entities.xml</text:p>
      <text:p text:style-name="P1">drupal-7.54/modules/block/</text:p>
      <text:p text:style-name="P1">drupal-7.54/modules/block/block-admin-display-form.tpl.php</text:p>
      <text:p text:style-name="P1">drupal-7.54/modules/block/block.admin.inc</text:p>
      <text:p text:style-name="P1">drupal-7.54/modules/block/block.api.php</text:p>
      <text:p text:style-name="P1">drupal-7.54/modules/block/block.css</text:p>
      <text:p text:style-name="P1">drupal-7.54/modules/block/block.info</text:p>
      <text:p text:style-name="P1">drupal-7.54/modules/block/block.install</text:p>
      <text:p text:style-name="P1">drupal-7.54/modules/block/block.js</text:p>
      <text:p text:style-name="P1">drupal-7.54/modules/block/block.module</text:p>
      <text:p text:style-name="P1">drupal-7.54/modules/block/block.test</text:p>
      <text:p text:style-name="P1">drupal-7.54/modules/block/block.tpl.php</text:p>
      <text:p text:style-name="P1">drupal-7.54/modules/block/tests/</text:p>
      <text:p text:style-name="P1"><text:soft-page-break/>drupal-7.54/modules/block/tests/block_test.info</text:p>
      <text:p text:style-name="P1">drupal-7.54/modules/block/tests/block_test.module</text:p>
      <text:p text:style-name="P1">drupal-7.54/modules/block/tests/themes/</text:p>
      <text:p text:style-name="P1">drupal-7.54/modules/block/tests/themes/block_test_theme/</text:p>
      <text:p text:style-name="P1">drupal-7.54/modules/block/tests/themes/block_test_theme/block_test_theme.info</text:p>
      <text:p text:style-name="P1">drupal-7.54/modules/block/tests/themes/block_test_theme/page.tpl.php</text:p>
      <text:p text:style-name="P1">drupal-7.54/modules/blog/</text:p>
      <text:p text:style-name="P1">drupal-7.54/modules/blog/blog.info</text:p>
      <text:p text:style-name="P1">drupal-7.54/modules/blog/blog.install</text:p>
      <text:p text:style-name="P1">drupal-7.54/modules/blog/blog.module</text:p>
      <text:p text:style-name="P1">drupal-7.54/modules/blog/blog.pages.inc</text:p>
      <text:p text:style-name="P1">drupal-7.54/modules/blog/blog.test</text:p>
      <text:p text:style-name="P1">drupal-7.54/modules/book/</text:p>
      <text:p text:style-name="P1">drupal-7.54/modules/book/book-all-books-block.tpl.php</text:p>
      <text:p text:style-name="P1">drupal-7.54/modules/book/book-export-html.tpl.php</text:p>
      <text:p text:style-name="P1">drupal-7.54/modules/book/book-navigation.tpl.php</text:p>
      <text:p text:style-name="P1">drupal-7.54/modules/book/book-node-export-html.tpl.php</text:p>
      <text:p text:style-name="P1">drupal-7.54/modules/book/book-rtl.css</text:p>
      <text:p text:style-name="P1">drupal-7.54/modules/book/book.admin.inc</text:p>
      <text:p text:style-name="P1">drupal-7.54/modules/book/book.css</text:p>
      <text:p text:style-name="P1">drupal-7.54/modules/book/book.info</text:p>
      <text:p text:style-name="P1">drupal-7.54/modules/book/book.install</text:p>
      <text:p text:style-name="P1">drupal-7.54/modules/book/book.js</text:p>
      <text:p text:style-name="P1">drupal-7.54/modules/book/book.module</text:p>
      <text:p text:style-name="P1">drupal-7.54/modules/book/book.pages.inc</text:p>
      <text:p text:style-name="P1">drupal-7.54/modules/book/book.test</text:p>
      <text:p text:style-name="P1">drupal-7.54/modules/color/</text:p>
      <text:p text:style-name="P1">drupal-7.54/modules/color/color-rtl.css</text:p>
      <text:p text:style-name="P1">drupal-7.54/modules/color/color.css</text:p>
      <text:p text:style-name="P1">drupal-7.54/modules/color/color.info</text:p>
      <text:p text:style-name="P1">drupal-7.54/modules/color/color.install</text:p>
      <text:p text:style-name="P1">drupal-7.54/modules/color/color.js</text:p>
      <text:p text:style-name="P1">drupal-7.54/modules/color/color.module</text:p>
      <text:p text:style-name="P1">drupal-7.54/modules/color/color.test</text:p>
      <text:p text:style-name="P1">drupal-7.54/modules/color/images/</text:p>
      <text:p text:style-name="P1">drupal-7.54/modules/color/images/hook-rtl.png</text:p>
      <text:p text:style-name="P1">drupal-7.54/modules/color/images/hook.png</text:p>
      <text:p text:style-name="P1">drupal-7.54/modules/color/images/lock.png</text:p>
      <text:p text:style-name="P1">drupal-7.54/modules/color/preview.html</text:p>
      <text:p text:style-name="P1">drupal-7.54/modules/color/preview.js</text:p>
      <text:p text:style-name="P1">drupal-7.54/modules/comment/</text:p>
      <text:p text:style-name="P1">drupal-7.54/modules/comment/comment-node-form.js</text:p>
      <text:p text:style-name="P1">drupal-7.54/modules/comment/comment-rtl.css</text:p>
      <text:p text:style-name="P1">drupal-7.54/modules/comment/comment-wrapper.tpl.php</text:p>
      <text:p text:style-name="P1">drupal-7.54/modules/comment/comment.admin.inc</text:p>
      <text:p text:style-name="P1">drupal-7.54/modules/comment/comment.api.php</text:p>
      <text:p text:style-name="P1">drupal-7.54/modules/comment/comment.css</text:p>
      <text:p text:style-name="P1">drupal-7.54/modules/comment/comment.info</text:p>
      <text:p text:style-name="P1">drupal-7.54/modules/comment/comment.install</text:p>
      <text:p text:style-name="P1">drupal-7.54/modules/comment/comment.module</text:p>
      <text:p text:style-name="P1">drupal-7.54/modules/comment/comment.pages.inc</text:p>
      <text:p text:style-name="P1">drupal-7.54/modules/comment/comment.test</text:p>
      <text:p text:style-name="P1"><text:soft-page-break/>drupal-7.54/modules/comment/comment.tokens.inc</text:p>
      <text:p text:style-name="P1">drupal-7.54/modules/comment/comment.tpl.php</text:p>
      <text:p text:style-name="P1">drupal-7.54/modules/contact/</text:p>
      <text:p text:style-name="P1">drupal-7.54/modules/contact/contact.admin.inc</text:p>
      <text:p text:style-name="P1">drupal-7.54/modules/contact/contact.info</text:p>
      <text:p text:style-name="P1">drupal-7.54/modules/contact/contact.install</text:p>
      <text:p text:style-name="P1">drupal-7.54/modules/contact/contact.module</text:p>
      <text:p text:style-name="P1">drupal-7.54/modules/contact/contact.pages.inc</text:p>
      <text:p text:style-name="P1">drupal-7.54/modules/contact/contact.test</text:p>
      <text:p text:style-name="P1">drupal-7.54/modules/contextual/</text:p>
      <text:p text:style-name="P1">drupal-7.54/modules/contextual/contextual-rtl.css</text:p>
      <text:p text:style-name="P1">drupal-7.54/modules/contextual/contextual.api.php</text:p>
      <text:p text:style-name="P1">drupal-7.54/modules/contextual/contextual.css</text:p>
      <text:p text:style-name="P1">drupal-7.54/modules/contextual/contextual.info</text:p>
      <text:p text:style-name="P1">drupal-7.54/modules/contextual/contextual.js</text:p>
      <text:p text:style-name="P1">drupal-7.54/modules/contextual/contextual.module</text:p>
      <text:p text:style-name="P1">drupal-7.54/modules/contextual/contextual.test</text:p>
      <text:p text:style-name="P1">drupal-7.54/modules/contextual/images/</text:p>
      <text:p text:style-name="P1">drupal-7.54/modules/contextual/images/gear-select.png</text:p>
      <text:p text:style-name="P1">drupal-7.54/modules/dashboard/</text:p>
      <text:p text:style-name="P1">drupal-7.54/modules/dashboard/dashboard-rtl.css</text:p>
      <text:p text:style-name="P1">drupal-7.54/modules/dashboard/dashboard.api.php</text:p>
      <text:p text:style-name="P1">drupal-7.54/modules/dashboard/dashboard.css</text:p>
      <text:p text:style-name="P1">drupal-7.54/modules/dashboard/dashboard.info</text:p>
      <text:p text:style-name="P1">drupal-7.54/modules/dashboard/dashboard.install</text:p>
      <text:p text:style-name="P1">drupal-7.54/modules/dashboard/dashboard.js</text:p>
      <text:p text:style-name="P1">drupal-7.54/modules/dashboard/dashboard.module</text:p>
      <text:p text:style-name="P1">drupal-7.54/modules/dashboard/dashboard.test</text:p>
      <text:p text:style-name="P1">drupal-7.54/modules/dblog/</text:p>
      <text:p text:style-name="P1">drupal-7.54/modules/dblog/dblog-rtl.css</text:p>
      <text:p text:style-name="P1">drupal-7.54/modules/dblog/dblog.admin.inc</text:p>
      <text:p text:style-name="P1">drupal-7.54/modules/dblog/dblog.css</text:p>
      <text:p text:style-name="P1">drupal-7.54/modules/dblog/dblog.info</text:p>
      <text:p text:style-name="P1">drupal-7.54/modules/dblog/dblog.install</text:p>
      <text:p text:style-name="P1">drupal-7.54/modules/dblog/dblog.module</text:p>
      <text:p text:style-name="P1">drupal-7.54/modules/dblog/dblog.test</text:p>
      <text:p text:style-name="P1">drupal-7.54/modules/field/</text:p>
      <text:p text:style-name="P1">drupal-7.54/modules/field/field.api.php</text:p>
      <text:p text:style-name="P1">drupal-7.54/modules/field/field.attach.inc</text:p>
      <text:p text:style-name="P1">drupal-7.54/modules/field/field.crud.inc</text:p>
      <text:p text:style-name="P1">drupal-7.54/modules/field/field.default.inc</text:p>
      <text:p text:style-name="P1">drupal-7.54/modules/field/field.form.inc</text:p>
      <text:p text:style-name="P1">drupal-7.54/modules/field/field.info</text:p>
      <text:p text:style-name="P1">drupal-7.54/modules/field/field.info.class.inc</text:p>
      <text:p text:style-name="P1">drupal-7.54/modules/field/field.info.inc</text:p>
      <text:p text:style-name="P1">drupal-7.54/modules/field/field.install</text:p>
      <text:p text:style-name="P1">drupal-7.54/modules/field/field.module</text:p>
      <text:p text:style-name="P1">drupal-7.54/modules/field/field.multilingual.inc</text:p>
      <text:p text:style-name="P1">drupal-7.54/modules/field/modules/</text:p>
      <text:p text:style-name="P1">drupal-7.54/modules/field/modules/field_sql_storage/</text:p>
      <text:p text:style-name="P1">drupal-7.54/modules/field/modules/field_sql_storage/field_sql_storage.info</text:p>
      <text:p text:style-name="P1">drupal-7.54/modules/field/modules/field_sql_storage/field_sql_storage.install</text:p>
      <text:p text:style-name="P1"><text:soft-page-break/>drupal-7.54/modules/field/modules/field_sql_storage/field_sql_storage.module</text:p>
      <text:p text:style-name="P1">drupal-7.54/modules/field/modules/field_sql_storage/field_sql_storage.test</text:p>
      <text:p text:style-name="P1">drupal-7.54/modules/field/modules/list/</text:p>
      <text:p text:style-name="P1">drupal-7.54/modules/field/modules/list/list.info</text:p>
      <text:p text:style-name="P1">drupal-7.54/modules/field/modules/list/list.install</text:p>
      <text:p text:style-name="P1">drupal-7.54/modules/field/modules/list/list.module</text:p>
      <text:p text:style-name="P1">drupal-7.54/modules/field/modules/list/tests/</text:p>
      <text:p text:style-name="P1">drupal-7.54/modules/field/modules/list/tests/list.test</text:p>
      <text:p text:style-name="P1">drupal-7.54/modules/field/modules/list/tests/list_test.info</text:p>
      <text:p text:style-name="P1">drupal-7.54/modules/field/modules/list/tests/list_test.module</text:p>
      <text:p text:style-name="P1">drupal-7.54/modules/field/modules/number/</text:p>
      <text:p text:style-name="P1">drupal-7.54/modules/field/modules/number/number.info</text:p>
      <text:p text:style-name="P1">drupal-7.54/modules/field/modules/number/number.install</text:p>
      <text:p text:style-name="P1">drupal-7.54/modules/field/modules/number/number.module</text:p>
      <text:p text:style-name="P1">drupal-7.54/modules/field/modules/number/number.test</text:p>
      <text:p text:style-name="P1">drupal-7.54/modules/field/modules/options/</text:p>
      <text:p text:style-name="P1">drupal-7.54/modules/field/modules/options/options.api.php</text:p>
      <text:p text:style-name="P1">drupal-7.54/modules/field/modules/options/options.info</text:p>
      <text:p text:style-name="P1">drupal-7.54/modules/field/modules/options/options.module</text:p>
      <text:p text:style-name="P1">drupal-7.54/modules/field/modules/options/options.test</text:p>
      <text:p text:style-name="P1">drupal-7.54/modules/field/modules/text/</text:p>
      <text:p text:style-name="P1">drupal-7.54/modules/field/modules/text/text.info</text:p>
      <text:p text:style-name="P1">drupal-7.54/modules/field/modules/text/text.install</text:p>
      <text:p text:style-name="P1">drupal-7.54/modules/field/modules/text/text.js</text:p>
      <text:p text:style-name="P1">drupal-7.54/modules/field/modules/text/text.module</text:p>
      <text:p text:style-name="P1">drupal-7.54/modules/field/modules/text/text.test</text:p>
      <text:p text:style-name="P1">drupal-7.54/modules/field/tests/</text:p>
      <text:p text:style-name="P1">drupal-7.54/modules/field/tests/field.test</text:p>
      <text:p text:style-name="P1">drupal-7.54/modules/field/tests/field_test.entity.inc</text:p>
      <text:p text:style-name="P1">drupal-7.54/modules/field/tests/field_test.field.inc</text:p>
      <text:p text:style-name="P1">drupal-7.54/modules/field/tests/field_test.info</text:p>
      <text:p text:style-name="P1">drupal-7.54/modules/field/tests/field_test.install</text:p>
      <text:p text:style-name="P1">drupal-7.54/modules/field/tests/field_test.module</text:p>
      <text:p text:style-name="P1">drupal-7.54/modules/field/tests/field_test.storage.inc</text:p>
      <text:p text:style-name="P1">drupal-7.54/modules/field/theme/</text:p>
      <text:p text:style-name="P1">drupal-7.54/modules/field/theme/field-rtl.css</text:p>
      <text:p text:style-name="P1">drupal-7.54/modules/field/theme/field.css</text:p>
      <text:p text:style-name="P1">drupal-7.54/modules/field/theme/field.tpl.php</text:p>
      <text:p text:style-name="P1">drupal-7.54/modules/field_ui/</text:p>
      <text:p text:style-name="P1">drupal-7.54/modules/field_ui/field_ui-rtl.css</text:p>
      <text:p text:style-name="P1">drupal-7.54/modules/field_ui/field_ui.admin.inc</text:p>
      <text:p text:style-name="P1">drupal-7.54/modules/field_ui/field_ui.api.php</text:p>
      <text:p text:style-name="P1">drupal-7.54/modules/field_ui/field_ui.css</text:p>
      <text:p text:style-name="P1">drupal-7.54/modules/field_ui/field_ui.info</text:p>
      <text:p text:style-name="P1">drupal-7.54/modules/field_ui/field_ui.js</text:p>
      <text:p text:style-name="P1">drupal-7.54/modules/field_ui/field_ui.module</text:p>
      <text:p text:style-name="P1">drupal-7.54/modules/field_ui/field_ui.test</text:p>
      <text:p text:style-name="P1">drupal-7.54/modules/file/</text:p>
      <text:p text:style-name="P1">drupal-7.54/modules/file/file.api.php</text:p>
      <text:p text:style-name="P1">drupal-7.54/modules/file/file.css</text:p>
      <text:p text:style-name="P1">drupal-7.54/modules/file/file.field.inc</text:p>
      <text:p text:style-name="P1">drupal-7.54/modules/file/file.info</text:p>
      <text:p text:style-name="P1"><text:soft-page-break/>drupal-7.54/modules/file/file.install</text:p>
      <text:p text:style-name="P1">drupal-7.54/modules/file/file.js</text:p>
      <text:p text:style-name="P1">drupal-7.54/modules/file/file.module</text:p>
      <text:p text:style-name="P1">drupal-7.54/modules/file/icons/</text:p>
      <text:p text:style-name="P1">drupal-7.54/modules/file/icons/application-octet-stream.png</text:p>
      <text:p text:style-name="P1">drupal-7.54/modules/file/icons/application-pdf.png</text:p>
      <text:p text:style-name="P1">drupal-7.54/modules/file/icons/application-x-executable.png</text:p>
      <text:p text:style-name="P1">drupal-7.54/modules/file/icons/audio-x-generic.png</text:p>
      <text:p text:style-name="P1">drupal-7.54/modules/file/icons/image-x-generic.png</text:p>
      <text:p text:style-name="P1">drupal-7.54/modules/file/icons/package-x-generic.png</text:p>
      <text:p text:style-name="P1">drupal-7.54/modules/file/icons/text-html.png</text:p>
      <text:p text:style-name="P1">drupal-7.54/modules/file/icons/text-plain.png</text:p>
      <text:p text:style-name="P1">drupal-7.54/modules/file/icons/text-x-generic.png</text:p>
      <text:p text:style-name="P1">drupal-7.54/modules/file/icons/text-x-script.png</text:p>
      <text:p text:style-name="P1">drupal-7.54/modules/file/icons/video-x-generic.png</text:p>
      <text:p text:style-name="P1">drupal-7.54/modules/file/icons/x-office-document.png</text:p>
      <text:p text:style-name="P1">drupal-7.54/modules/file/icons/x-office-presentation.png</text:p>
      <text:p text:style-name="P1">drupal-7.54/modules/file/icons/x-office-spreadsheet.png</text:p>
      <text:p text:style-name="P1">drupal-7.54/modules/file/tests/</text:p>
      <text:p text:style-name="P1">drupal-7.54/modules/file/tests/file.test</text:p>
      <text:p text:style-name="P1">drupal-7.54/modules/file/tests/file_module_test.info</text:p>
      <text:p text:style-name="P1">drupal-7.54/modules/file/tests/file_module_test.module</text:p>
      <text:p text:style-name="P1">drupal-7.54/modules/filter/</text:p>
      <text:p text:style-name="P1">drupal-7.54/modules/filter/filter.admin.inc</text:p>
      <text:p text:style-name="P1">drupal-7.54/modules/filter/filter.admin.js</text:p>
      <text:p text:style-name="P1">drupal-7.54/modules/filter/filter.api.php</text:p>
      <text:p text:style-name="P1">drupal-7.54/modules/filter/filter.css</text:p>
      <text:p text:style-name="P1">drupal-7.54/modules/filter/filter.info</text:p>
      <text:p text:style-name="P1">drupal-7.54/modules/filter/filter.install</text:p>
      <text:p text:style-name="P1">drupal-7.54/modules/filter/filter.js</text:p>
      <text:p text:style-name="P1">drupal-7.54/modules/filter/filter.module</text:p>
      <text:p text:style-name="P1">drupal-7.54/modules/filter/filter.pages.inc</text:p>
      <text:p text:style-name="P1">drupal-7.54/modules/filter/filter.test</text:p>
      <text:p text:style-name="P1">drupal-7.54/modules/filter/tests/</text:p>
      <text:p text:style-name="P1">drupal-7.54/modules/filter/tests/filter.url-input.txt</text:p>
      <text:p text:style-name="P1">drupal-7.54/modules/filter/tests/filter.url-output.txt</text:p>
      <text:p text:style-name="P1">drupal-7.54/modules/forum/</text:p>
      <text:p text:style-name="P1">drupal-7.54/modules/forum/forum-icon.tpl.php</text:p>
      <text:p text:style-name="P1">drupal-7.54/modules/forum/forum-list.tpl.php</text:p>
      <text:p text:style-name="P1">drupal-7.54/modules/forum/forum-rtl.css</text:p>
      <text:p text:style-name="P1">drupal-7.54/modules/forum/forum-submitted.tpl.php</text:p>
      <text:p text:style-name="P1">drupal-7.54/modules/forum/forum-topic-list.tpl.php</text:p>
      <text:p text:style-name="P1">drupal-7.54/modules/forum/forum.admin.inc</text:p>
      <text:p text:style-name="P1">drupal-7.54/modules/forum/forum.css</text:p>
      <text:p text:style-name="P1">drupal-7.54/modules/forum/forum.info</text:p>
      <text:p text:style-name="P1">drupal-7.54/modules/forum/forum.install</text:p>
      <text:p text:style-name="P1">drupal-7.54/modules/forum/forum.module</text:p>
      <text:p text:style-name="P1">drupal-7.54/modules/forum/forum.pages.inc</text:p>
      <text:p text:style-name="P1">drupal-7.54/modules/forum/forum.test</text:p>
      <text:p text:style-name="P1">drupal-7.54/modules/forum/forums.tpl.php</text:p>
      <text:p text:style-name="P1">drupal-7.54/modules/help/</text:p>
      <text:p text:style-name="P1">drupal-7.54/modules/help/help-rtl.css</text:p>
      <text:p text:style-name="P1"><text:soft-page-break/>drupal-7.54/modules/help/help.admin.inc</text:p>
      <text:p text:style-name="P1">drupal-7.54/modules/help/help.css</text:p>
      <text:p text:style-name="P1">drupal-7.54/modules/help/help.info</text:p>
      <text:p text:style-name="P1">drupal-7.54/modules/help/help.module</text:p>
      <text:p text:style-name="P1">drupal-7.54/modules/help/help.test</text:p>
      <text:p text:style-name="P1">drupal-7.54/modules/image/</text:p>
      <text:p text:style-name="P1">drupal-7.54/modules/image/image-rtl.css</text:p>
      <text:p text:style-name="P1">drupal-7.54/modules/image/image.admin.css</text:p>
      <text:p text:style-name="P1">drupal-7.54/modules/image/image.admin.inc</text:p>
      <text:p text:style-name="P1">drupal-7.54/modules/image/image.api.php</text:p>
      <text:p text:style-name="P1">drupal-7.54/modules/image/image.css</text:p>
      <text:p text:style-name="P1">drupal-7.54/modules/image/image.effects.inc</text:p>
      <text:p text:style-name="P1">drupal-7.54/modules/image/image.field.inc</text:p>
      <text:p text:style-name="P1">drupal-7.54/modules/image/image.info</text:p>
      <text:p text:style-name="P1">drupal-7.54/modules/image/image.install</text:p>
      <text:p text:style-name="P1">drupal-7.54/modules/image/image.module</text:p>
      <text:p text:style-name="P1">drupal-7.54/modules/image/image.test</text:p>
      <text:p text:style-name="P1">drupal-7.54/modules/image/sample.png</text:p>
      <text:p text:style-name="P1">drupal-7.54/modules/image/tests/</text:p>
      <text:p text:style-name="P1">drupal-7.54/modules/image/tests/image_module_test.info</text:p>
      <text:p text:style-name="P1">drupal-7.54/modules/image/tests/image_module_test.module</text:p>
      <text:p text:style-name="P1">drupal-7.54/modules/locale/</text:p>
      <text:p text:style-name="P1">drupal-7.54/modules/locale/locale-rtl.css</text:p>
      <text:p text:style-name="P1">drupal-7.54/modules/locale/locale.admin.inc</text:p>
      <text:p text:style-name="P1">drupal-7.54/modules/locale/locale.api.php</text:p>
      <text:p text:style-name="P1">drupal-7.54/modules/locale/locale.css</text:p>
      <text:p text:style-name="P1">drupal-7.54/modules/locale/locale.datepicker.js</text:p>
      <text:p text:style-name="P1">drupal-7.54/modules/locale/locale.info</text:p>
      <text:p text:style-name="P1">drupal-7.54/modules/locale/locale.install</text:p>
      <text:p text:style-name="P1">drupal-7.54/modules/locale/locale.module</text:p>
      <text:p text:style-name="P1">drupal-7.54/modules/locale/locale.test</text:p>
      <text:p text:style-name="P1">drupal-7.54/modules/locale/tests/</text:p>
      <text:p text:style-name="P1">drupal-7.54/modules/locale/tests/locale_test.info</text:p>
      <text:p text:style-name="P1">drupal-7.54/modules/locale/tests/locale_test.js</text:p>
      <text:p text:style-name="P1">drupal-7.54/modules/locale/tests/locale_test.module</text:p>
      <text:p text:style-name="P1">drupal-7.54/modules/locale/tests/translations/</text:p>
      <text:p text:style-name="P1">drupal-7.54/modules/locale/tests/translations/test.xx.po</text:p>
      <text:p text:style-name="P1">drupal-7.54/modules/menu/</text:p>
      <text:p text:style-name="P1">drupal-7.54/modules/menu/menu.admin.inc</text:p>
      <text:p text:style-name="P1">drupal-7.54/modules/menu/menu.admin.js</text:p>
      <text:p text:style-name="P1">drupal-7.54/modules/menu/menu.api.php</text:p>
      <text:p text:style-name="P1">drupal-7.54/modules/menu/menu.css</text:p>
      <text:p text:style-name="P1">drupal-7.54/modules/menu/menu.info</text:p>
      <text:p text:style-name="P1">drupal-7.54/modules/menu/menu.install</text:p>
      <text:p text:style-name="P1">drupal-7.54/modules/menu/menu.js</text:p>
      <text:p text:style-name="P1">drupal-7.54/modules/menu/menu.module</text:p>
      <text:p text:style-name="P1">drupal-7.54/modules/menu/menu.test</text:p>
      <text:p text:style-name="P1">drupal-7.54/modules/node/</text:p>
      <text:p text:style-name="P1">drupal-7.54/modules/node/content_types.inc</text:p>
      <text:p text:style-name="P1">drupal-7.54/modules/node/content_types.js</text:p>
      <text:p text:style-name="P1">drupal-7.54/modules/node/node.admin.inc</text:p>
      <text:p text:style-name="P1">drupal-7.54/modules/node/node.api.php</text:p>
      <text:p text:style-name="P1"><text:soft-page-break/>drupal-7.54/modules/node/node.css</text:p>
      <text:p text:style-name="P1">drupal-7.54/modules/node/node.info</text:p>
      <text:p text:style-name="P1">drupal-7.54/modules/node/node.install</text:p>
      <text:p text:style-name="P1">drupal-7.54/modules/node/node.js</text:p>
      <text:p text:style-name="P1">drupal-7.54/modules/node/node.module</text:p>
      <text:p text:style-name="P1">drupal-7.54/modules/node/node.pages.inc</text:p>
      <text:p text:style-name="P1">drupal-7.54/modules/node/node.test</text:p>
      <text:p text:style-name="P1">drupal-7.54/modules/node/node.tokens.inc</text:p>
      <text:p text:style-name="P1">drupal-7.54/modules/node/node.tpl.php</text:p>
      <text:p text:style-name="P1">drupal-7.54/modules/node/tests/</text:p>
      <text:p text:style-name="P1">drupal-7.54/modules/node/tests/node_access_test.info</text:p>
      <text:p text:style-name="P1">drupal-7.54/modules/node/tests/node_access_test.install</text:p>
      <text:p text:style-name="P1">drupal-7.54/modules/node/tests/node_access_test.module</text:p>
      <text:p text:style-name="P1">drupal-7.54/modules/node/tests/node_test.info</text:p>
      <text:p text:style-name="P1">drupal-7.54/modules/node/tests/node_test.module</text:p>
      <text:p text:style-name="P1">drupal-7.54/modules/node/tests/node_test_exception.info</text:p>
      <text:p text:style-name="P1">drupal-7.54/modules/node/tests/node_test_exception.module</text:p>
      <text:p text:style-name="P1">drupal-7.54/modules/openid/</text:p>
      <text:p text:style-name="P1">drupal-7.54/modules/openid/login-bg.png</text:p>
      <text:p text:style-name="P1">drupal-7.54/modules/openid/openid-rtl.css</text:p>
      <text:p text:style-name="P1">drupal-7.54/modules/openid/openid.api.php</text:p>
      <text:p text:style-name="P1">drupal-7.54/modules/openid/openid.css</text:p>
      <text:p text:style-name="P1">drupal-7.54/modules/openid/openid.inc</text:p>
      <text:p text:style-name="P1">drupal-7.54/modules/openid/openid.info</text:p>
      <text:p text:style-name="P1">drupal-7.54/modules/openid/openid.install</text:p>
      <text:p text:style-name="P1">drupal-7.54/modules/openid/openid.js</text:p>
      <text:p text:style-name="P1">drupal-7.54/modules/openid/openid.module</text:p>
      <text:p text:style-name="P1">drupal-7.54/modules/openid/openid.pages.inc</text:p>
      <text:p text:style-name="P1">drupal-7.54/modules/openid/openid.test</text:p>
      <text:p text:style-name="P1">drupal-7.54/modules/openid/tests/</text:p>
      <text:p text:style-name="P1">drupal-7.54/modules/openid/tests/openid_test.info</text:p>
      <text:p text:style-name="P1">drupal-7.54/modules/openid/tests/openid_test.install</text:p>
      <text:p text:style-name="P1">drupal-7.54/modules/openid/tests/openid_test.module</text:p>
      <text:p text:style-name="P1">drupal-7.54/modules/overlay/</text:p>
      <text:p text:style-name="P1">drupal-7.54/modules/overlay/images/</text:p>
      <text:p text:style-name="P1">drupal-7.54/modules/overlay/images/background.png</text:p>
      <text:p text:style-name="P1">drupal-7.54/modules/overlay/images/close-rtl.png</text:p>
      <text:p text:style-name="P1">drupal-7.54/modules/overlay/images/close.png</text:p>
      <text:p text:style-name="P1">drupal-7.54/modules/overlay/overlay-child-rtl.css</text:p>
      <text:p text:style-name="P1">drupal-7.54/modules/overlay/overlay-child.css</text:p>
      <text:p text:style-name="P1">drupal-7.54/modules/overlay/overlay-child.js</text:p>
      <text:p text:style-name="P1">drupal-7.54/modules/overlay/overlay-parent.css</text:p>
      <text:p text:style-name="P1">drupal-7.54/modules/overlay/overlay-parent.js</text:p>
      <text:p text:style-name="P1">drupal-7.54/modules/overlay/overlay.api.php</text:p>
      <text:p text:style-name="P1">drupal-7.54/modules/overlay/overlay.info</text:p>
      <text:p text:style-name="P1">drupal-7.54/modules/overlay/overlay.install</text:p>
      <text:p text:style-name="P1">drupal-7.54/modules/overlay/overlay.module</text:p>
      <text:p text:style-name="P1">drupal-7.54/modules/overlay/overlay.tpl.php</text:p>
      <text:p text:style-name="P1">drupal-7.54/modules/path/</text:p>
      <text:p text:style-name="P1">drupal-7.54/modules/path/path.admin.inc</text:p>
      <text:p text:style-name="P1">drupal-7.54/modules/path/path.api.php</text:p>
      <text:p text:style-name="P1">drupal-7.54/modules/path/path.info</text:p>
      <text:p text:style-name="P1"><text:soft-page-break/>drupal-7.54/modules/path/path.js</text:p>
      <text:p text:style-name="P1">drupal-7.54/modules/path/path.module</text:p>
      <text:p text:style-name="P1">drupal-7.54/modules/path/path.test</text:p>
      <text:p text:style-name="P1">drupal-7.54/modules/php/</text:p>
      <text:p text:style-name="P1">drupal-7.54/modules/php/php.info</text:p>
      <text:p text:style-name="P1">drupal-7.54/modules/php/php.install</text:p>
      <text:p text:style-name="P1">drupal-7.54/modules/php/php.module</text:p>
      <text:p text:style-name="P1">drupal-7.54/modules/php/php.test</text:p>
      <text:p text:style-name="P1">drupal-7.54/modules/poll/</text:p>
      <text:p text:style-name="P1">drupal-7.54/modules/poll/poll-bar--block.tpl.php</text:p>
      <text:p text:style-name="P1">drupal-7.54/modules/poll/poll-bar.tpl.php</text:p>
      <text:p text:style-name="P1">drupal-7.54/modules/poll/poll-results--block.tpl.php</text:p>
      <text:p text:style-name="P1">drupal-7.54/modules/poll/poll-results.tpl.php</text:p>
      <text:p text:style-name="P1">drupal-7.54/modules/poll/poll-rtl.css</text:p>
      <text:p text:style-name="P1">drupal-7.54/modules/poll/poll-vote.tpl.php</text:p>
      <text:p text:style-name="P1">drupal-7.54/modules/poll/poll.css</text:p>
      <text:p text:style-name="P1">drupal-7.54/modules/poll/poll.info</text:p>
      <text:p text:style-name="P1">drupal-7.54/modules/poll/poll.install</text:p>
      <text:p text:style-name="P1">drupal-7.54/modules/poll/poll.module</text:p>
      <text:p text:style-name="P1">drupal-7.54/modules/poll/poll.pages.inc</text:p>
      <text:p text:style-name="P1">drupal-7.54/modules/poll/poll.test</text:p>
      <text:p text:style-name="P1">drupal-7.54/modules/poll/poll.tokens.inc</text:p>
      <text:p text:style-name="P1">drupal-7.54/modules/profile/</text:p>
      <text:p text:style-name="P1">drupal-7.54/modules/profile/profile-block.tpl.php</text:p>
      <text:p text:style-name="P1">drupal-7.54/modules/profile/profile-listing.tpl.php</text:p>
      <text:p text:style-name="P1">drupal-7.54/modules/profile/profile-wrapper.tpl.php</text:p>
      <text:p text:style-name="P1">drupal-7.54/modules/profile/profile.admin.inc</text:p>
      <text:p text:style-name="P1">drupal-7.54/modules/profile/profile.css</text:p>
      <text:p text:style-name="P1">drupal-7.54/modules/profile/profile.info</text:p>
      <text:p text:style-name="P1">drupal-7.54/modules/profile/profile.install</text:p>
      <text:p text:style-name="P1">drupal-7.54/modules/profile/profile.js</text:p>
      <text:p text:style-name="P1">drupal-7.54/modules/profile/profile.module</text:p>
      <text:p text:style-name="P1">drupal-7.54/modules/profile/profile.pages.inc</text:p>
      <text:p text:style-name="P1">drupal-7.54/modules/profile/profile.test</text:p>
      <text:p text:style-name="P1">drupal-7.54/modules/rdf/</text:p>
      <text:p text:style-name="P1">drupal-7.54/modules/rdf/rdf.api.php</text:p>
      <text:p text:style-name="P1">drupal-7.54/modules/rdf/rdf.info</text:p>
      <text:p text:style-name="P1">drupal-7.54/modules/rdf/rdf.install</text:p>
      <text:p text:style-name="P1">drupal-7.54/modules/rdf/rdf.module</text:p>
      <text:p text:style-name="P1">drupal-7.54/modules/rdf/rdf.test</text:p>
      <text:p text:style-name="P1">drupal-7.54/modules/rdf/tests/</text:p>
      <text:p text:style-name="P1">drupal-7.54/modules/rdf/tests/rdf_test.info</text:p>
      <text:p text:style-name="P1">drupal-7.54/modules/rdf/tests/rdf_test.install</text:p>
      <text:p text:style-name="P1">drupal-7.54/modules/rdf/tests/rdf_test.module</text:p>
      <text:p text:style-name="P1">drupal-7.54/modules/search/</text:p>
      <text:p text:style-name="P1">drupal-7.54/modules/search/search-block-form.tpl.php</text:p>
      <text:p text:style-name="P1">drupal-7.54/modules/search/search-result.tpl.php</text:p>
      <text:p text:style-name="P1">drupal-7.54/modules/search/search-results.tpl.php</text:p>
      <text:p text:style-name="P1">drupal-7.54/modules/search/search-rtl.css</text:p>
      <text:p text:style-name="P1">drupal-7.54/modules/search/search.admin.inc</text:p>
      <text:p text:style-name="P1">drupal-7.54/modules/search/search.api.php</text:p>
      <text:p text:style-name="P1">drupal-7.54/modules/search/search.css</text:p>
      <text:p text:style-name="P1"><text:soft-page-break/>drupal-7.54/modules/search/search.extender.inc</text:p>
      <text:p text:style-name="P1">drupal-7.54/modules/search/search.info</text:p>
      <text:p text:style-name="P1">drupal-7.54/modules/search/search.install</text:p>
      <text:p text:style-name="P1">drupal-7.54/modules/search/search.module</text:p>
      <text:p text:style-name="P1">drupal-7.54/modules/search/search.pages.inc</text:p>
      <text:p text:style-name="P1">drupal-7.54/modules/search/search.test</text:p>
      <text:p text:style-name="P1">drupal-7.54/modules/search/tests/</text:p>
      <text:p text:style-name="P1">drupal-7.54/modules/search/tests/UnicodeTest.txt</text:p>
      <text:p text:style-name="P1">drupal-7.54/modules/search/tests/search_embedded_form.info</text:p>
      <text:p text:style-name="P1">drupal-7.54/modules/search/tests/search_embedded_form.module</text:p>
      <text:p text:style-name="P1">drupal-7.54/modules/search/tests/search_extra_type.info</text:p>
      <text:p text:style-name="P1">drupal-7.54/modules/search/tests/search_extra_type.module</text:p>
      <text:p text:style-name="P1">drupal-7.54/modules/search/tests/search_node_tags.info</text:p>
      <text:p text:style-name="P1">drupal-7.54/modules/search/tests/search_node_tags.module</text:p>
      <text:p text:style-name="P1">drupal-7.54/modules/shortcut/</text:p>
      <text:p text:style-name="P1">drupal-7.54/modules/shortcut/shortcut-rtl.css</text:p>
      <text:p text:style-name="P1">drupal-7.54/modules/shortcut/shortcut.admin.css</text:p>
      <text:p text:style-name="P1">drupal-7.54/modules/shortcut/shortcut.admin.inc</text:p>
      <text:p text:style-name="P1">drupal-7.54/modules/shortcut/shortcut.admin.js</text:p>
      <text:p text:style-name="P1">drupal-7.54/modules/shortcut/shortcut.api.php</text:p>
      <text:p text:style-name="P1">drupal-7.54/modules/shortcut/shortcut.css</text:p>
      <text:p text:style-name="P1">drupal-7.54/modules/shortcut/shortcut.info</text:p>
      <text:p text:style-name="P1">drupal-7.54/modules/shortcut/shortcut.install</text:p>
      <text:p text:style-name="P1">drupal-7.54/modules/shortcut/shortcut.module</text:p>
      <text:p text:style-name="P1">drupal-7.54/modules/shortcut/shortcut.png</text:p>
      <text:p text:style-name="P1">drupal-7.54/modules/shortcut/shortcut.test</text:p>
      <text:p text:style-name="P1">drupal-7.54/modules/simpletest/</text:p>
      <text:p text:style-name="P1">drupal-7.54/modules/simpletest/drupal_web_test_case.php</text:p>
      <text:p text:style-name="P1">drupal-7.54/modules/simpletest/files/</text:p>
      <text:p text:style-name="P1">drupal-7.54/modules/simpletest/files/README.txt</text:p>
      <text:p text:style-name="P1">drupal-7.54/modules/simpletest/files/css_test_files/</text:p>
      <text:p text:style-name="P1">drupal-7.54/modules/simpletest/files/css_test_files/comment_hacks.css</text:p>
      <text:p text:style-name="P1">drupal-7.54/modules/simpletest/files/css_test_files/comment_hacks.css.optimized.css</text:p>
      <text:p text:style-name="P1">drupal-7.54/modules/simpletest/files/css_test_files/comment_hacks.css.unoptimized.css</text:p>
      <text:p text:style-name="P1">drupal-7.54/modules/simpletest/files/css_test_files/css_input_with_import.css</text:p>
      <text:p text:style-name="P1">drupal-7.54/modules/simpletest/files/css_test_files/css_input_with_import.css.optimized.css</text:p>
      <text:p text:style-name="P1">drupal-7.54/modules/simpletest/files/css_test_files/css_input_with_import.css.unoptimized.css</text:p>
      <text:p text:style-name="P1">drupal-7.54/modules/simpletest/files/css_test_files/css_input_without_import.css</text:p>
      <text:p text:style-name="P1">drupal-7.54/modules/simpletest/files/css_test_files/css_input_without_import.css.optimized.css</text:p>
      <text:p text:style-name="P1">drupal-7.54/modules/simpletest/files/css_test_files/css_input_without_import.css.unoptimized.css</text:p>
      <text:p text:style-name="P1">drupal-7.54/modules/simpletest/files/css_test_files/css_subfolder/</text:p>
      <text:p text:style-name="P1">drupal-7.54/modules/simpletest/files/css_test_files/css_subfolder/css_input_with_import.css</text:p>
      <text:p text:style-name="P1">drupal-7.54/modules/simpletest/files/css_test_files/css_subfolder/css_input_with_import.css.optimized.css</text:p>
      <text:p text:style-name="P1">drupal-7.54/modules/simpletest/files/css_test_files/css_subfolder/css_input_with_import.css.unoptimized.css</text:p>
      <text:p text:style-name="P1">drupal-7.54/modules/simpletest/files/css_test_files/import1.css</text:p>
      <text:p text:style-name="P1">drupal-7.54/modules/simpletest/files/css_test_files/import2.css</text:p>
      <text:p text:style-name="P1">drupal-7.54/modules/simpletest/files/html-1.txt</text:p>
      <text:p text:style-name="P1">drupal-7.54/modules/simpletest/files/html-2.html</text:p>
      <text:p text:style-name="P1">drupal-7.54/modules/simpletest/files/image-1.png</text:p>
      <text:p text:style-name="P1"><text:soft-page-break/>drupal-7.54/modules/simpletest/files/image-2.jpg</text:p>
      <text:p text:style-name="P1">drupal-7.54/modules/simpletest/files/image-test-no-transparency.gif</text:p>
      <text:p text:style-name="P1">drupal-7.54/modules/simpletest/files/image-test-transparent-out-of-range.gif</text:p>
      <text:p text:style-name="P1">drupal-7.54/modules/simpletest/files/image-test.gif</text:p>
      <text:p text:style-name="P1">drupal-7.54/modules/simpletest/files/image-test.jpg</text:p>
      <text:p text:style-name="P1">drupal-7.54/modules/simpletest/files/image-test.png</text:p>
      <text:p text:style-name="P1">drupal-7.54/modules/simpletest/files/javascript-1.txt</text:p>
      <text:p text:style-name="P1">drupal-7.54/modules/simpletest/files/javascript-2.script</text:p>
      <text:p text:style-name="P1">drupal-7.54/modules/simpletest/files/php-1.txt</text:p>
      <text:p text:style-name="P1">drupal-7.54/modules/simpletest/files/php-2.php</text:p>
      <text:p text:style-name="P1">drupal-7.54/modules/simpletest/files/sql-1.txt</text:p>
      <text:p text:style-name="P1">drupal-7.54/modules/simpletest/files/sql-2.sql</text:p>
      <text:p text:style-name="P1">drupal-7.54/modules/simpletest/lib/</text:p>
      <text:p text:style-name="P1">drupal-7.54/modules/simpletest/lib/Drupal/</text:p>
      <text:p text:style-name="P1">drupal-7.54/modules/simpletest/lib/Drupal/simpletest/</text:p>
      <text:p text:style-name="P1">drupal-7.54/modules/simpletest/lib/Drupal/simpletest/Tests/</text:p>
      <text:p text:style-name="P1">drupal-7.54/modules/simpletest/lib/Drupal/simpletest/Tests/PSR0WebTest.php</text:p>
      <text:p text:style-name="P1">drupal-7.54/modules/simpletest/simpletest.api.php</text:p>
      <text:p text:style-name="P1">drupal-7.54/modules/simpletest/simpletest.css</text:p>
      <text:p text:style-name="P1">drupal-7.54/modules/simpletest/simpletest.info</text:p>
      <text:p text:style-name="P1">drupal-7.54/modules/simpletest/simpletest.install</text:p>
      <text:p text:style-name="P1">drupal-7.54/modules/simpletest/simpletest.js</text:p>
      <text:p text:style-name="P1">drupal-7.54/modules/simpletest/simpletest.module</text:p>
      <text:p text:style-name="P1">drupal-7.54/modules/simpletest/simpletest.pages.inc</text:p>
      <text:p text:style-name="P1">drupal-7.54/modules/simpletest/simpletest.test</text:p>
      <text:p text:style-name="P1">drupal-7.54/modules/simpletest/src/</text:p>
      <text:p text:style-name="P1">drupal-7.54/modules/simpletest/src/Tests/</text:p>
      <text:p text:style-name="P1">drupal-7.54/modules/simpletest/src/Tests/PSR4WebTest.php</text:p>
      <text:p text:style-name="P1">drupal-7.54/modules/simpletest/tests/</text:p>
      <text:p text:style-name="P1">drupal-7.54/modules/simpletest/tests/actions.test</text:p>
      <text:p text:style-name="P1">drupal-7.54/modules/simpletest/tests/actions_loop_test.info</text:p>
      <text:p text:style-name="P1">drupal-7.54/modules/simpletest/tests/actions_loop_test.install</text:p>
      <text:p text:style-name="P1">drupal-7.54/modules/simpletest/tests/actions_loop_test.module</text:p>
      <text:p text:style-name="P1">drupal-7.54/modules/simpletest/tests/ajax.test</text:p>
      <text:p text:style-name="P1">drupal-7.54/modules/simpletest/tests/ajax_forms_test.info</text:p>
      <text:p text:style-name="P1">drupal-7.54/modules/simpletest/tests/ajax_forms_test.module</text:p>
      <text:p text:style-name="P1">drupal-7.54/modules/simpletest/tests/ajax_test.info</text:p>
      <text:p text:style-name="P1">drupal-7.54/modules/simpletest/tests/ajax_test.module</text:p>
      <text:p text:style-name="P1">drupal-7.54/modules/simpletest/tests/batch.test</text:p>
      <text:p text:style-name="P1">drupal-7.54/modules/simpletest/tests/batch_test.callbacks.inc</text:p>
      <text:p text:style-name="P1">drupal-7.54/modules/simpletest/tests/batch_test.info</text:p>
      <text:p text:style-name="P1">drupal-7.54/modules/simpletest/tests/batch_test.module</text:p>
      <text:p text:style-name="P1">drupal-7.54/modules/simpletest/tests/boot.test</text:p>
      <text:p text:style-name="P1">drupal-7.54/modules/simpletest/tests/boot_test_1.info</text:p>
      <text:p text:style-name="P1">drupal-7.54/modules/simpletest/tests/boot_test_1.module</text:p>
      <text:p text:style-name="P1">drupal-7.54/modules/simpletest/tests/boot_test_2.info</text:p>
      <text:p text:style-name="P1">drupal-7.54/modules/simpletest/tests/boot_test_2.module</text:p>
      <text:p text:style-name="P1">drupal-7.54/modules/simpletest/tests/bootstrap.test</text:p>
      <text:p text:style-name="P1">drupal-7.54/modules/simpletest/tests/cache.test</text:p>
      <text:p text:style-name="P1">drupal-7.54/modules/simpletest/tests/common.test</text:p>
      <text:p text:style-name="P1">drupal-7.54/modules/simpletest/tests/common_test.css</text:p>
      <text:p text:style-name="P1">drupal-7.54/modules/simpletest/tests/common_test.info</text:p>
      <text:p text:style-name="P1"><text:soft-page-break/>drupal-7.54/modules/simpletest/tests/common_test.module</text:p>
      <text:p text:style-name="P1">drupal-7.54/modules/simpletest/tests/common_test.print.css</text:p>
      <text:p text:style-name="P1">drupal-7.54/modules/simpletest/tests/common_test_cron_helper.info</text:p>
      <text:p text:style-name="P1">drupal-7.54/modules/simpletest/tests/common_test_cron_helper.module</text:p>
      <text:p text:style-name="P1">drupal-7.54/modules/simpletest/tests/common_test_info.txt</text:p>
      <text:p text:style-name="P1">drupal-7.54/modules/simpletest/tests/database_test.info</text:p>
      <text:p text:style-name="P1">drupal-7.54/modules/simpletest/tests/database_test.install</text:p>
      <text:p text:style-name="P1">drupal-7.54/modules/simpletest/tests/database_test.module</text:p>
      <text:p text:style-name="P1">drupal-7.54/modules/simpletest/tests/database_test.test</text:p>
      <text:p text:style-name="P1">drupal-7.54/modules/simpletest/tests/drupal_autoload_test/</text:p>
      <text:p text:style-name="P1">drupal-7.54/modules/simpletest/tests/drupal_autoload_test/drupal_autoload_test.info</text:p>
      <text:p text:style-name="P1">drupal-7.54/modules/simpletest/tests/drupal_autoload_test/drupal_autoload_test.module</text:p>
      <text:p text:style-name="P1">drupal-7.54/modules/simpletest/tests/drupal_autoload_test/drupal_autoload_test_class.inc</text:p>
      <text:p text:style-name="P1">drupal-7.54/modules/simpletest/tests/drupal_autoload_test/drupal_autoload_test_interface.inc</text:p>
      <text:p text:style-name="P1">drupal-7.54/modules/simpletest/tests/drupal_autoload_test/drupal_autoload_test_trait.sh</text:p>
      <text:p text:style-name="P1">drupal-7.54/modules/simpletest/tests/drupal_system_listing_compatible_test/</text:p>
      <text:p text:style-name="P1">drupal-7.54/modules/simpletest/tests/drupal_system_listing_compatible_test/drupal_system_listing_compatible_test.info</text:p>
      <text:p text:style-name="P1">drupal-7.54/modules/simpletest/tests/drupal_system_listing_compatible_test/drupal_system_listing_compatible_test.module</text:p>
      <text:p text:style-name="P1">drupal-7.54/modules/simpletest/tests/drupal_system_listing_incompatible_test/</text:p>
      <text:p text:style-name="P1">drupal-7.54/modules/simpletest/tests/drupal_system_listing_incompatible_test/drupal_system_listing_incompatible_test.info</text:p>
      <text:p text:style-name="P1">drupal-7.54/modules/simpletest/tests/drupal_system_listing_incompatible_test/drupal_system_listing_incompatible_test.module</text:p>
      <text:p text:style-name="P1">drupal-7.54/modules/simpletest/tests/entity_cache_test.info</text:p>
      <text:p text:style-name="P1">drupal-7.54/modules/simpletest/tests/entity_cache_test.module</text:p>
      <text:p text:style-name="P1">drupal-7.54/modules/simpletest/tests/entity_cache_test_dependency.info</text:p>
      <text:p text:style-name="P1">drupal-7.54/modules/simpletest/tests/entity_cache_test_dependency.module</text:p>
      <text:p text:style-name="P1">drupal-7.54/modules/simpletest/tests/entity_crud.test</text:p>
      <text:p text:style-name="P1">drupal-7.54/modules/simpletest/tests/entity_crud_hook_test.info</text:p>
      <text:p text:style-name="P1">drupal-7.54/modules/simpletest/tests/entity_crud_hook_test.module</text:p>
      <text:p text:style-name="P1">drupal-7.54/modules/simpletest/tests/entity_crud_hook_test.test</text:p>
      <text:p text:style-name="P1">drupal-7.54/modules/simpletest/tests/entity_query.test</text:p>
      <text:p text:style-name="P1">drupal-7.54/modules/simpletest/tests/entity_query_access_test.info</text:p>
      <text:p text:style-name="P1">drupal-7.54/modules/simpletest/tests/entity_query_access_test.module</text:p>
      <text:p text:style-name="P1">drupal-7.54/modules/simpletest/tests/error.test</text:p>
      <text:p text:style-name="P1">drupal-7.54/modules/simpletest/tests/error_test.info</text:p>
      <text:p text:style-name="P1">drupal-7.54/modules/simpletest/tests/error_test.module</text:p>
      <text:p text:style-name="P1">drupal-7.54/modules/simpletest/tests/file.test</text:p>
      <text:p text:style-name="P1">drupal-7.54/modules/simpletest/tests/file_test.info</text:p>
      <text:p text:style-name="P1">drupal-7.54/modules/simpletest/tests/file_test.module</text:p>
      <text:p text:style-name="P1">drupal-7.54/modules/simpletest/tests/filetransfer.test</text:p>
      <text:p text:style-name="P1">drupal-7.54/modules/simpletest/tests/filter_test.info</text:p>
      <text:p text:style-name="P1">drupal-7.54/modules/simpletest/tests/filter_test.module</text:p>
      <text:p text:style-name="P1">drupal-7.54/modules/simpletest/tests/form.test</text:p>
      <text:p text:style-name="P1">drupal-7.54/modules/simpletest/tests/form_test.file.inc</text:p>
      <text:p text:style-name="P1">drupal-7.54/modules/simpletest/tests/form_test.info</text:p>
      <text:p text:style-name="P1"><text:soft-page-break/>drupal-7.54/modules/simpletest/tests/form_test.module</text:p>
      <text:p text:style-name="P1">drupal-7.54/modules/simpletest/tests/graph.test</text:p>
      <text:p text:style-name="P1">drupal-7.54/modules/simpletest/tests/http.php</text:p>
      <text:p text:style-name="P1">drupal-7.54/modules/simpletest/tests/https.php</text:p>
      <text:p text:style-name="P1">drupal-7.54/modules/simpletest/tests/image.test</text:p>
      <text:p text:style-name="P1">drupal-7.54/modules/simpletest/tests/image_test.info</text:p>
      <text:p text:style-name="P1">drupal-7.54/modules/simpletest/tests/image_test.module</text:p>
      <text:p text:style-name="P1">drupal-7.54/modules/simpletest/tests/lock.test</text:p>
      <text:p text:style-name="P1">drupal-7.54/modules/simpletest/tests/mail.test</text:p>
      <text:p text:style-name="P1">drupal-7.54/modules/simpletest/tests/menu.test</text:p>
      <text:p text:style-name="P1">drupal-7.54/modules/simpletest/tests/menu_test.info</text:p>
      <text:p text:style-name="P1">drupal-7.54/modules/simpletest/tests/menu_test.module</text:p>
      <text:p text:style-name="P1">drupal-7.54/modules/simpletest/tests/module.test</text:p>
      <text:p text:style-name="P1">drupal-7.54/modules/simpletest/tests/module_test.file.inc</text:p>
      <text:p text:style-name="P1">drupal-7.54/modules/simpletest/tests/module_test.implementations.inc</text:p>
      <text:p text:style-name="P1">drupal-7.54/modules/simpletest/tests/module_test.info</text:p>
      <text:p text:style-name="P1">drupal-7.54/modules/simpletest/tests/module_test.install</text:p>
      <text:p text:style-name="P1">drupal-7.54/modules/simpletest/tests/module_test.module</text:p>
      <text:p text:style-name="P1">drupal-7.54/modules/simpletest/tests/pager.test</text:p>
      <text:p text:style-name="P1">drupal-7.54/modules/simpletest/tests/password.test</text:p>
      <text:p text:style-name="P1">drupal-7.54/modules/simpletest/tests/path.test</text:p>
      <text:p text:style-name="P1">drupal-7.54/modules/simpletest/tests/path_test.info</text:p>
      <text:p text:style-name="P1">drupal-7.54/modules/simpletest/tests/path_test.module</text:p>
      <text:p text:style-name="P1">drupal-7.54/modules/simpletest/tests/psr_0_test/</text:p>
      <text:p text:style-name="P1">drupal-7.54/modules/simpletest/tests/psr_0_test/lib/</text:p>
      <text:p text:style-name="P1">drupal-7.54/modules/simpletest/tests/psr_0_test/lib/Drupal/</text:p>
      <text:p text:style-name="P1">drupal-7.54/modules/simpletest/tests/psr_0_test/lib/Drupal/psr_0_test/</text:p>
      <text:p text:style-name="P1">drupal-7.54/modules/simpletest/tests/psr_0_test/lib/Drupal/psr_0_test/Tests/</text:p>
      <text:p text:style-name="P1">drupal-7.54/modules/simpletest/tests/psr_0_test/lib/Drupal/psr_0_test/Tests/ExampleTest.php</text:p>
      <text:p text:style-name="P1">drupal-7.54/modules/simpletest/tests/psr_0_test/lib/Drupal/psr_0_test/Tests/Nested/</text:p>
      <text:p text:style-name="P1">drupal-7.54/modules/simpletest/tests/psr_0_test/lib/Drupal/psr_0_test/Tests/Nested/NestedExampleTest.php</text:p>
      <text:p text:style-name="P1">drupal-7.54/modules/simpletest/tests/psr_0_test/psr_0_test.info</text:p>
      <text:p text:style-name="P1">drupal-7.54/modules/simpletest/tests/psr_0_test/psr_0_test.module</text:p>
      <text:p text:style-name="P1">drupal-7.54/modules/simpletest/tests/psr_4_test/</text:p>
      <text:p text:style-name="P1">drupal-7.54/modules/simpletest/tests/psr_4_test/psr_4_test.info</text:p>
      <text:p text:style-name="P1">drupal-7.54/modules/simpletest/tests/psr_4_test/psr_4_test.module</text:p>
      <text:p text:style-name="P1">drupal-7.54/modules/simpletest/tests/psr_4_test/src/</text:p>
      <text:p text:style-name="P1">drupal-7.54/modules/simpletest/tests/psr_4_test/src/Tests/</text:p>
      <text:p text:style-name="P1">drupal-7.54/modules/simpletest/tests/psr_4_test/src/Tests/ExampleTest.php</text:p>
      <text:p text:style-name="P1">drupal-7.54/modules/simpletest/tests/psr_4_test/src/Tests/Nested/</text:p>
      <text:p text:style-name="P1">drupal-7.54/modules/simpletest/tests/psr_4_test/src/Tests/Nested/NestedExampleTest.php</text:p>
      <text:p text:style-name="P1">drupal-7.54/modules/simpletest/tests/registry.test</text:p>
      <text:p text:style-name="P1">drupal-7.54/modules/simpletest/tests/requirements1_test.info</text:p>
      <text:p text:style-name="P1">drupal-7.54/modules/simpletest/tests/requirements1_test.install</text:p>
      <text:p text:style-name="P1">drupal-7.54/modules/simpletest/tests/requirements1_test.module</text:p>
      <text:p text:style-name="P1">drupal-7.54/modules/simpletest/tests/requirements2_test.info</text:p>
      <text:p text:style-name="P1">drupal-7.54/modules/simpletest/tests/requirements2_test.module</text:p>
      <text:p text:style-name="P1">drupal-7.54/modules/simpletest/tests/schema.test</text:p>
      <text:p text:style-name="P1">drupal-7.54/modules/simpletest/tests/session.test</text:p>
      <text:p text:style-name="P1">drupal-7.54/modules/simpletest/tests/session_test.info</text:p>
      <text:p text:style-name="P1"><text:soft-page-break/>drupal-7.54/modules/simpletest/tests/session_test.module</text:p>
      <text:p text:style-name="P1">drupal-7.54/modules/simpletest/tests/system.base.css</text:p>
      <text:p text:style-name="P1">drupal-7.54/modules/simpletest/tests/system_dependencies_test.info</text:p>
      <text:p text:style-name="P1">drupal-7.54/modules/simpletest/tests/system_dependencies_test.module</text:p>
      <text:p text:style-name="P1">drupal-7.54/modules/simpletest/tests/system_incompatible_core_version_dependencies_test.info</text:p>
      <text:p text:style-name="P1">drupal-7.54/modules/simpletest/tests/system_incompatible_core_version_dependencies_test.module</text:p>
      <text:p text:style-name="P1">drupal-7.54/modules/simpletest/tests/system_incompatible_core_version_test.info</text:p>
      <text:p text:style-name="P1">drupal-7.54/modules/simpletest/tests/system_incompatible_core_version_test.module</text:p>
      <text:p text:style-name="P1">drupal-7.54/modules/simpletest/tests/system_incompatible_module_version_dependencies_test.info</text:p>
      <text:p text:style-name="P1">drupal-7.54/modules/simpletest/tests/system_incompatible_module_version_dependencies_test.module</text:p>
      <text:p text:style-name="P1">drupal-7.54/modules/simpletest/tests/system_incompatible_module_version_test.info</text:p>
      <text:p text:style-name="P1">drupal-7.54/modules/simpletest/tests/system_incompatible_module_version_test.module</text:p>
      <text:p text:style-name="P1">drupal-7.54/modules/simpletest/tests/system_project_namespace_test.info</text:p>
      <text:p text:style-name="P1">drupal-7.54/modules/simpletest/tests/system_project_namespace_test.module</text:p>
      <text:p text:style-name="P1">drupal-7.54/modules/simpletest/tests/system_test.info</text:p>
      <text:p text:style-name="P1">drupal-7.54/modules/simpletest/tests/system_test.install</text:p>
      <text:p text:style-name="P1">drupal-7.54/modules/simpletest/tests/system_test.module</text:p>
      <text:p text:style-name="P1">drupal-7.54/modules/simpletest/tests/tablesort.test</text:p>
      <text:p text:style-name="P1">drupal-7.54/modules/simpletest/tests/taxonomy_test.info</text:p>
      <text:p text:style-name="P1">drupal-7.54/modules/simpletest/tests/taxonomy_test.install</text:p>
      <text:p text:style-name="P1">drupal-7.54/modules/simpletest/tests/taxonomy_test.module</text:p>
      <text:p text:style-name="P1">drupal-7.54/modules/simpletest/tests/theme.test</text:p>
      <text:p text:style-name="P1">drupal-7.54/modules/simpletest/tests/theme_test.inc</text:p>
      <text:p text:style-name="P1">drupal-7.54/modules/simpletest/tests/theme_test.info</text:p>
      <text:p text:style-name="P1">drupal-7.54/modules/simpletest/tests/theme_test.module</text:p>
      <text:p text:style-name="P1">drupal-7.54/modules/simpletest/tests/theme_test.template_test.tpl.php</text:p>
      <text:p text:style-name="P1">drupal-7.54/modules/simpletest/tests/themes/</text:p>
      <text:p text:style-name="P1">drupal-7.54/modules/simpletest/tests/themes/engines/</text:p>
      <text:p text:style-name="P1">drupal-7.54/modules/simpletest/tests/themes/engines/nyan_cat/</text:p>
      <text:p text:style-name="P1">drupal-7.54/modules/simpletest/tests/themes/engines/nyan_cat/nyan_cat.engine</text:p>
      <text:p text:style-name="P1">drupal-7.54/modules/simpletest/tests/themes/test_basetheme/</text:p>
      <text:p text:style-name="P1">drupal-7.54/modules/simpletest/tests/themes/test_basetheme/test_basetheme.info</text:p>
      <text:p text:style-name="P1">drupal-7.54/modules/simpletest/tests/themes/test_subtheme/</text:p>
      <text:p text:style-name="P1">drupal-7.54/modules/simpletest/tests/themes/test_subtheme/test_subtheme.info</text:p>
      <text:p text:style-name="P1">drupal-7.54/modules/simpletest/tests/themes/test_theme/</text:p>
      <text:p text:style-name="P1">drupal-7.54/modules/simpletest/tests/themes/test_theme/template.php</text:p>
      <text:p text:style-name="P1">drupal-7.54/modules/simpletest/tests/themes/test_theme/templates/</text:p>
      <text:p text:style-name="P1">drupal-7.54/modules/simpletest/tests/themes/test_theme/templates/node--1.tpl.php</text:p>
      <text:p text:style-name="P1">drupal-7.54/modules/simpletest/tests/themes/test_theme/test_theme.info</text:p>
      <text:p text:style-name="P1">drupal-7.54/modules/simpletest/tests/themes/test_theme_nyan_cat/</text:p>
      <text:p text:style-name="P1">drupal-7.54/modules/simpletest/tests/themes/test_theme_nyan_cat/templates/</text:p>
      <text:p text:style-name="P1">drupal-7.54/modules/simpletest/tests/themes/test_theme_nyan_cat/templates/theme_test_template_test.nyan-cat.html</text:p>
      <text:p text:style-name="P1">drupal-7.54/modules/simpletest/tests/themes/test_theme_nyan_cat/test_theme_nyan_cat.info</text:p>
      <text:p text:style-name="P1">drupal-7.54/modules/simpletest/tests/unicode.test</text:p>
      <text:p text:style-name="P1">drupal-7.54/modules/simpletest/tests/update.test</text:p>
      <text:p text:style-name="P1">drupal-7.54/modules/simpletest/tests/update_script_test.info</text:p>
      <text:p text:style-name="P1">drupal-7.54/modules/simpletest/tests/update_script_test.install</text:p>
      <text:p text:style-name="P1">drupal-7.54/modules/simpletest/tests/update_script_test.module</text:p>
      <text:p text:style-name="P1">drupal-7.54/modules/simpletest/tests/update_test_1.info</text:p>
      <text:p text:style-name="P1"><text:soft-page-break/>drupal-7.54/modules/simpletest/tests/update_test_1.install</text:p>
      <text:p text:style-name="P1">drupal-7.54/modules/simpletest/tests/update_test_1.module</text:p>
      <text:p text:style-name="P1">drupal-7.54/modules/simpletest/tests/update_test_2.info</text:p>
      <text:p text:style-name="P1">drupal-7.54/modules/simpletest/tests/update_test_2.install</text:p>
      <text:p text:style-name="P1">drupal-7.54/modules/simpletest/tests/update_test_2.module</text:p>
      <text:p text:style-name="P1">drupal-7.54/modules/simpletest/tests/update_test_3.info</text:p>
      <text:p text:style-name="P1">drupal-7.54/modules/simpletest/tests/update_test_3.install</text:p>
      <text:p text:style-name="P1">drupal-7.54/modules/simpletest/tests/update_test_3.module</text:p>
      <text:p text:style-name="P1">drupal-7.54/modules/simpletest/tests/upgrade/</text:p>
      <text:p text:style-name="P1">drupal-7.54/modules/simpletest/tests/upgrade/drupal-6.bare.database.php</text:p>
      <text:p text:style-name="P1">drupal-7.54/modules/simpletest/tests/upgrade/drupal-6.comments.database.php</text:p>
      <text:p text:style-name="P1">drupal-7.54/modules/simpletest/tests/upgrade/drupal-6.duplicate-permission.database.php</text:p>
      <text:p text:style-name="P1">drupal-7.54/modules/simpletest/tests/upgrade/drupal-6.filled.database.php</text:p>
      <text:p text:style-name="P1">drupal-7.54/modules/simpletest/tests/upgrade/drupal-6.forum.database.php</text:p>
      <text:p text:style-name="P1">drupal-7.54/modules/simpletest/tests/upgrade/drupal-6.locale.database.php</text:p>
      <text:p text:style-name="P1">drupal-7.54/modules/simpletest/tests/upgrade/drupal-6.menu.database.php</text:p>
      <text:p text:style-name="P1">drupal-7.54/modules/simpletest/tests/upgrade/drupal-6.node_type_broken.database.php</text:p>
      <text:p text:style-name="P1">drupal-7.54/modules/simpletest/tests/upgrade/drupal-6.translatable.database.php</text:p>
      <text:p text:style-name="P1">drupal-7.54/modules/simpletest/tests/upgrade/drupal-6.trigger.database.php</text:p>
      <text:p text:style-name="P1">drupal-7.54/modules/simpletest/tests/upgrade/drupal-6.upload.database.php</text:p>
      <text:p text:style-name="P1">drupal-7.54/modules/simpletest/tests/upgrade/drupal-6.user-no-password-token.database.php</text:p>
      <text:p text:style-name="P1">drupal-7.54/modules/simpletest/tests/upgrade/drupal-6.user-password-token.database.php</text:p>
      <text:p text:style-name="P1">drupal-7.54/modules/simpletest/tests/upgrade/drupal-7.aggregator.database.php</text:p>
      <text:p text:style-name="P1">drupal-7.54/modules/simpletest/tests/upgrade/drupal-7.bare.minimal.database.php.gz</text:p>
      <text:p text:style-name="P1">drupal-7.54/modules/simpletest/tests/upgrade/drupal-7.bare.standard_all.database.php.gz</text:p>
      <text:p text:style-name="P1">drupal-7.54/modules/simpletest/tests/upgrade/drupal-7.field.database.php</text:p>
      <text:p text:style-name="P1">drupal-7.54/modules/simpletest/tests/upgrade/drupal-7.filled.minimal.database.php.gz</text:p>
      <text:p text:style-name="P1">drupal-7.54/modules/simpletest/tests/upgrade/drupal-7.filled.standard_all.database.php.gz</text:p>
      <text:p text:style-name="P1">drupal-7.54/modules/simpletest/tests/upgrade/drupal-7.trigger.database.php</text:p>
      <text:p text:style-name="P1">drupal-7.54/modules/simpletest/tests/upgrade/update.aggregator.test</text:p>
      <text:p text:style-name="P1">drupal-7.54/modules/simpletest/tests/upgrade/update.field.test</text:p>
      <text:p text:style-name="P1">drupal-7.54/modules/simpletest/tests/upgrade/update.trigger.test</text:p>
      <text:p text:style-name="P1">drupal-7.54/modules/simpletest/tests/upgrade/update.user.test</text:p>
      <text:p text:style-name="P1">drupal-7.54/modules/simpletest/tests/upgrade/upgrade.comment.test</text:p>
      <text:p text:style-name="P1">drupal-7.54/modules/simpletest/tests/upgrade/upgrade.filter.test</text:p>
      <text:p text:style-name="P1">drupal-7.54/modules/simpletest/tests/upgrade/upgrade.forum.test</text:p>
      <text:p text:style-name="P1">drupal-7.54/modules/simpletest/tests/upgrade/upgrade.locale.test</text:p>
      <text:p text:style-name="P1">drupal-7.54/modules/simpletest/tests/upgrade/upgrade.menu.test</text:p>
      <text:p text:style-name="P1">drupal-7.54/modules/simpletest/tests/upgrade/upgrade.node.test</text:p>
      <text:p text:style-name="P1">drupal-7.54/modules/simpletest/tests/upgrade/upgrade.poll.test</text:p>
      <text:p text:style-name="P1">drupal-7.54/modules/simpletest/tests/upgrade/upgrade.taxonomy.test</text:p>
      <text:p text:style-name="P1">drupal-7.54/modules/simpletest/tests/upgrade/upgrade.test</text:p>
      <text:p text:style-name="P1">drupal-7.54/modules/simpletest/tests/upgrade/upgrade.translatable.test</text:p>
      <text:p text:style-name="P1">drupal-7.54/modules/simpletest/tests/upgrade/upgrade.trigger.test</text:p>
      <text:p text:style-name="P1">drupal-7.54/modules/simpletest/tests/upgrade/upgrade.upload.test</text:p>
      <text:p text:style-name="P1">drupal-7.54/modules/simpletest/tests/upgrade/upgrade.user.test</text:p>
      <text:p text:style-name="P1">drupal-7.54/modules/simpletest/tests/url_alter_test.info</text:p>
      <text:p text:style-name="P1">drupal-7.54/modules/simpletest/tests/url_alter_test.install</text:p>
      <text:p text:style-name="P1">drupal-7.54/modules/simpletest/tests/url_alter_test.module</text:p>
      <text:p text:style-name="P1">drupal-7.54/modules/simpletest/tests/xmlrpc.test</text:p>
      <text:p text:style-name="P1">drupal-7.54/modules/simpletest/tests/xmlrpc_test.info</text:p>
      <text:p text:style-name="P1">drupal-7.54/modules/simpletest/tests/xmlrpc_test.module</text:p>
      <text:p text:style-name="P1"><text:soft-page-break/>drupal-7.54/modules/statistics/</text:p>
      <text:p text:style-name="P1">drupal-7.54/modules/statistics/statistics.admin.inc</text:p>
      <text:p text:style-name="P1">drupal-7.54/modules/statistics/statistics.info</text:p>
      <text:p text:style-name="P1">drupal-7.54/modules/statistics/statistics.install</text:p>
      <text:p text:style-name="P1">drupal-7.54/modules/statistics/statistics.js</text:p>
      <text:p text:style-name="P1">drupal-7.54/modules/statistics/statistics.module</text:p>
      <text:p text:style-name="P1">drupal-7.54/modules/statistics/statistics.pages.inc</text:p>
      <text:p text:style-name="P1">drupal-7.54/modules/statistics/statistics.php</text:p>
      <text:p text:style-name="P1">drupal-7.54/modules/statistics/statistics.test</text:p>
      <text:p text:style-name="P1">drupal-7.54/modules/statistics/statistics.tokens.inc</text:p>
      <text:p text:style-name="P1">drupal-7.54/modules/syslog/</text:p>
      <text:p text:style-name="P1">drupal-7.54/modules/syslog/syslog.info</text:p>
      <text:p text:style-name="P1">drupal-7.54/modules/syslog/syslog.install</text:p>
      <text:p text:style-name="P1">drupal-7.54/modules/syslog/syslog.module</text:p>
      <text:p text:style-name="P1">drupal-7.54/modules/syslog/syslog.test</text:p>
      <text:p text:style-name="P1">drupal-7.54/modules/system/</text:p>
      <text:p text:style-name="P1">drupal-7.54/modules/system/form.api.php</text:p>
      <text:p text:style-name="P1">drupal-7.54/modules/system/html.tpl.php</text:p>
      <text:p text:style-name="P1">drupal-7.54/modules/system/image.gd.inc</text:p>
      <text:p text:style-name="P1">drupal-7.54/modules/system/language.api.php</text:p>
      <text:p text:style-name="P1">drupal-7.54/modules/system/maintenance-page.tpl.php</text:p>
      <text:p text:style-name="P1">drupal-7.54/modules/system/page.tpl.php</text:p>
      <text:p text:style-name="P1">drupal-7.54/modules/system/region.tpl.php</text:p>
      <text:p text:style-name="P1">drupal-7.54/modules/system/system.admin-rtl.css</text:p>
      <text:p text:style-name="P1">drupal-7.54/modules/system/system.admin.css</text:p>
      <text:p text:style-name="P1">drupal-7.54/modules/system/system.admin.inc</text:p>
      <text:p text:style-name="P1">drupal-7.54/modules/system/system.api.php</text:p>
      <text:p text:style-name="P1">drupal-7.54/modules/system/system.archiver.inc</text:p>
      <text:p text:style-name="P1">drupal-7.54/modules/system/system.base-rtl.css</text:p>
      <text:p text:style-name="P1">drupal-7.54/modules/system/system.base.css</text:p>
      <text:p text:style-name="P1">drupal-7.54/modules/system/system.cron.js</text:p>
      <text:p text:style-name="P1">drupal-7.54/modules/system/system.info</text:p>
      <text:p text:style-name="P1">drupal-7.54/modules/system/system.install</text:p>
      <text:p text:style-name="P1">drupal-7.54/modules/system/system.js</text:p>
      <text:p text:style-name="P1">drupal-7.54/modules/system/system.mail.inc</text:p>
      <text:p text:style-name="P1">drupal-7.54/modules/system/system.maintenance.css</text:p>
      <text:p text:style-name="P1">drupal-7.54/modules/system/system.menus-rtl.css</text:p>
      <text:p text:style-name="P1">drupal-7.54/modules/system/system.menus.css</text:p>
      <text:p text:style-name="P1">drupal-7.54/modules/system/system.messages-rtl.css</text:p>
      <text:p text:style-name="P1">drupal-7.54/modules/system/system.messages.css</text:p>
      <text:p text:style-name="P1">drupal-7.54/modules/system/system.module</text:p>
      <text:p text:style-name="P1">drupal-7.54/modules/system/system.queue.inc</text:p>
      <text:p text:style-name="P1">drupal-7.54/modules/system/system.tar.inc</text:p>
      <text:p text:style-name="P1">drupal-7.54/modules/system/system.test</text:p>
      <text:p text:style-name="P1">drupal-7.54/modules/system/system.theme-rtl.css</text:p>
      <text:p text:style-name="P1">drupal-7.54/modules/system/system.theme.css</text:p>
      <text:p text:style-name="P1">drupal-7.54/modules/system/system.tokens.inc</text:p>
      <text:p text:style-name="P1">drupal-7.54/modules/system/system.updater.inc</text:p>
      <text:p text:style-name="P1">drupal-7.54/modules/system/tests/</text:p>
      <text:p text:style-name="P1">drupal-7.54/modules/system/tests/cron_queue_test.info</text:p>
      <text:p text:style-name="P1">drupal-7.54/modules/system/tests/cron_queue_test.module</text:p>
      <text:p text:style-name="P1">drupal-7.54/modules/system/tests/system_cron_test.info</text:p>
      <text:p text:style-name="P1"><text:soft-page-break/>drupal-7.54/modules/system/tests/system_cron_test.module</text:p>
      <text:p text:style-name="P1">drupal-7.54/modules/system/theme.api.php</text:p>
      <text:p text:style-name="P1">drupal-7.54/modules/taxonomy/</text:p>
      <text:p text:style-name="P1">drupal-7.54/modules/taxonomy/taxonomy-term.tpl.php</text:p>
      <text:p text:style-name="P1">drupal-7.54/modules/taxonomy/taxonomy.admin.inc</text:p>
      <text:p text:style-name="P1">drupal-7.54/modules/taxonomy/taxonomy.api.php</text:p>
      <text:p text:style-name="P1">drupal-7.54/modules/taxonomy/taxonomy.css</text:p>
      <text:p text:style-name="P1">drupal-7.54/modules/taxonomy/taxonomy.info</text:p>
      <text:p text:style-name="P1">drupal-7.54/modules/taxonomy/taxonomy.install</text:p>
      <text:p text:style-name="P1">drupal-7.54/modules/taxonomy/taxonomy.js</text:p>
      <text:p text:style-name="P1">drupal-7.54/modules/taxonomy/taxonomy.module</text:p>
      <text:p text:style-name="P1">drupal-7.54/modules/taxonomy/taxonomy.pages.inc</text:p>
      <text:p text:style-name="P1">drupal-7.54/modules/taxonomy/taxonomy.test</text:p>
      <text:p text:style-name="P1">drupal-7.54/modules/taxonomy/taxonomy.tokens.inc</text:p>
      <text:p text:style-name="P1">drupal-7.54/modules/toolbar/</text:p>
      <text:p text:style-name="P1">drupal-7.54/modules/toolbar/toolbar-rtl.css</text:p>
      <text:p text:style-name="P1">drupal-7.54/modules/toolbar/toolbar.css</text:p>
      <text:p text:style-name="P1">drupal-7.54/modules/toolbar/toolbar.info</text:p>
      <text:p text:style-name="P1">drupal-7.54/modules/toolbar/toolbar.js</text:p>
      <text:p text:style-name="P1">drupal-7.54/modules/toolbar/toolbar.module</text:p>
      <text:p text:style-name="P1">drupal-7.54/modules/toolbar/toolbar.png</text:p>
      <text:p text:style-name="P1">drupal-7.54/modules/toolbar/toolbar.tpl.php</text:p>
      <text:p text:style-name="P1">drupal-7.54/modules/tracker/</text:p>
      <text:p text:style-name="P1">drupal-7.54/modules/tracker/tracker.css</text:p>
      <text:p text:style-name="P1">drupal-7.54/modules/tracker/tracker.info</text:p>
      <text:p text:style-name="P1">drupal-7.54/modules/tracker/tracker.install</text:p>
      <text:p text:style-name="P1">drupal-7.54/modules/tracker/tracker.module</text:p>
      <text:p text:style-name="P1">drupal-7.54/modules/tracker/tracker.pages.inc</text:p>
      <text:p text:style-name="P1">drupal-7.54/modules/tracker/tracker.test</text:p>
      <text:p text:style-name="P1">drupal-7.54/modules/translation/</text:p>
      <text:p text:style-name="P1">drupal-7.54/modules/translation/tests/</text:p>
      <text:p text:style-name="P1">drupal-7.54/modules/translation/tests/translation_test.info</text:p>
      <text:p text:style-name="P1">drupal-7.54/modules/translation/tests/translation_test.module</text:p>
      <text:p text:style-name="P1">drupal-7.54/modules/translation/translation.info</text:p>
      <text:p text:style-name="P1">drupal-7.54/modules/translation/translation.module</text:p>
      <text:p text:style-name="P1">drupal-7.54/modules/translation/translation.pages.inc</text:p>
      <text:p text:style-name="P1">drupal-7.54/modules/translation/translation.test</text:p>
      <text:p text:style-name="P1">drupal-7.54/modules/trigger/</text:p>
      <text:p text:style-name="P1">drupal-7.54/modules/trigger/tests/</text:p>
      <text:p text:style-name="P1">drupal-7.54/modules/trigger/tests/trigger_test.info</text:p>
      <text:p text:style-name="P1">drupal-7.54/modules/trigger/tests/trigger_test.module</text:p>
      <text:p text:style-name="P1">drupal-7.54/modules/trigger/trigger.admin.inc</text:p>
      <text:p text:style-name="P1">drupal-7.54/modules/trigger/trigger.api.php</text:p>
      <text:p text:style-name="P1">drupal-7.54/modules/trigger/trigger.info</text:p>
      <text:p text:style-name="P1">drupal-7.54/modules/trigger/trigger.install</text:p>
      <text:p text:style-name="P1">drupal-7.54/modules/trigger/trigger.module</text:p>
      <text:p text:style-name="P1">drupal-7.54/modules/trigger/trigger.test</text:p>
      <text:p text:style-name="P1">drupal-7.54/modules/update/</text:p>
      <text:p text:style-name="P1">drupal-7.54/modules/update/tests/</text:p>
      <text:p text:style-name="P1">drupal-7.54/modules/update/tests/aaa_update_test.1_0.xml</text:p>
      <text:p text:style-name="P1">drupal-7.54/modules/update/tests/aaa_update_test.info</text:p>
      <text:p text:style-name="P1">drupal-7.54/modules/update/tests/aaa_update_test.module</text:p>
      <text:p text:style-name="P1"><text:soft-page-break/>drupal-7.54/modules/update/tests/aaa_update_test.no-releases.xml</text:p>
      <text:p text:style-name="P1">drupal-7.54/modules/update/tests/aaa_update_test.tar.gz</text:p>
      <text:p text:style-name="P1">drupal-7.54/modules/update/tests/bbb_update_test.1_0.xml</text:p>
      <text:p text:style-name="P1">drupal-7.54/modules/update/tests/bbb_update_test.info</text:p>
      <text:p text:style-name="P1">drupal-7.54/modules/update/tests/bbb_update_test.module</text:p>
      <text:p text:style-name="P1">drupal-7.54/modules/update/tests/ccc_update_test.1_0.xml</text:p>
      <text:p text:style-name="P1">drupal-7.54/modules/update/tests/ccc_update_test.info</text:p>
      <text:p text:style-name="P1">drupal-7.54/modules/update/tests/ccc_update_test.module</text:p>
      <text:p text:style-name="P1">drupal-7.54/modules/update/tests/drupal.0.xml</text:p>
      <text:p text:style-name="P1">drupal-7.54/modules/update/tests/drupal.1.xml</text:p>
      <text:p text:style-name="P1">drupal-7.54/modules/update/tests/drupal.2-sec.xml</text:p>
      <text:p text:style-name="P1">drupal-7.54/modules/update/tests/drupal.dev.xml</text:p>
      <text:p text:style-name="P1">drupal-7.54/modules/update/tests/themes/</text:p>
      <text:p text:style-name="P1">drupal-7.54/modules/update/tests/themes/update_test_admintheme/</text:p>
      <text:p text:style-name="P1">drupal-7.54/modules/update/tests/themes/update_test_admintheme/update_test_admintheme.info</text:p>
      <text:p text:style-name="P1">drupal-7.54/modules/update/tests/themes/update_test_basetheme/</text:p>
      <text:p text:style-name="P1">drupal-7.54/modules/update/tests/themes/update_test_basetheme/update_test_basetheme.info</text:p>
      <text:p text:style-name="P1">drupal-7.54/modules/update/tests/themes/update_test_subtheme/</text:p>
      <text:p text:style-name="P1">drupal-7.54/modules/update/tests/themes/update_test_subtheme/update_test_subtheme.info</text:p>
      <text:p text:style-name="P1">drupal-7.54/modules/update/tests/update_test.info</text:p>
      <text:p text:style-name="P1">drupal-7.54/modules/update/tests/update_test.module</text:p>
      <text:p text:style-name="P1">drupal-7.54/modules/update/tests/update_test_basetheme.1_1-sec.xml</text:p>
      <text:p text:style-name="P1">drupal-7.54/modules/update/tests/update_test_subtheme.1_0.xml</text:p>
      <text:p text:style-name="P1">drupal-7.54/modules/update/update-rtl.css</text:p>
      <text:p text:style-name="P1">drupal-7.54/modules/update/update.api.php</text:p>
      <text:p text:style-name="P1">drupal-7.54/modules/update/update.authorize.inc</text:p>
      <text:p text:style-name="P1">drupal-7.54/modules/update/update.compare.inc</text:p>
      <text:p text:style-name="P1">drupal-7.54/modules/update/update.css</text:p>
      <text:p text:style-name="P1">drupal-7.54/modules/update/update.fetch.inc</text:p>
      <text:p text:style-name="P1">drupal-7.54/modules/update/update.info</text:p>
      <text:p text:style-name="P1">drupal-7.54/modules/update/update.install</text:p>
      <text:p text:style-name="P1">drupal-7.54/modules/update/update.manager.inc</text:p>
      <text:p text:style-name="P1">drupal-7.54/modules/update/update.module</text:p>
      <text:p text:style-name="P1">drupal-7.54/modules/update/update.report.inc</text:p>
      <text:p text:style-name="P1">drupal-7.54/modules/update/update.settings.inc</text:p>
      <text:p text:style-name="P1">drupal-7.54/modules/update/update.test</text:p>
      <text:p text:style-name="P1">drupal-7.54/modules/user/</text:p>
      <text:p text:style-name="P1">drupal-7.54/modules/user/tests/</text:p>
      <text:p text:style-name="P1">drupal-7.54/modules/user/tests/user_form_test.info</text:p>
      <text:p text:style-name="P1">drupal-7.54/modules/user/tests/user_form_test.module</text:p>
      <text:p text:style-name="P1">drupal-7.54/modules/user/user-picture.tpl.php</text:p>
      <text:p text:style-name="P1">drupal-7.54/modules/user/user-profile-category.tpl.php</text:p>
      <text:p text:style-name="P1">drupal-7.54/modules/user/user-profile-item.tpl.php</text:p>
      <text:p text:style-name="P1">drupal-7.54/modules/user/user-profile.tpl.php</text:p>
      <text:p text:style-name="P1">drupal-7.54/modules/user/user-rtl.css</text:p>
      <text:p text:style-name="P1">drupal-7.54/modules/user/user.admin.inc</text:p>
      <text:p text:style-name="P1">drupal-7.54/modules/user/user.api.php</text:p>
      <text:p text:style-name="P1">drupal-7.54/modules/user/user.css</text:p>
      <text:p text:style-name="P1">drupal-7.54/modules/user/user.info</text:p>
      <text:p text:style-name="P1">drupal-7.54/modules/user/user.install</text:p>
      <text:p text:style-name="P1">drupal-7.54/modules/user/user.js</text:p>
      <text:p text:style-name="P1">drupal-7.54/modules/user/user.module</text:p>
      <text:p text:style-name="P1"><text:soft-page-break/>drupal-7.54/modules/user/user.pages.inc</text:p>
      <text:p text:style-name="P1">drupal-7.54/modules/user/user.permissions.js</text:p>
      <text:p text:style-name="P1">drupal-7.54/modules/user/user.test</text:p>
      <text:p text:style-name="P1">drupal-7.54/modules/user/user.tokens.inc</text:p>
      <text:p text:style-name="P1">drupal-7.54/profiles/</text:p>
      <text:p text:style-name="P1">drupal-7.54/profiles/README.txt</text:p>
      <text:p text:style-name="P1">drupal-7.54/profiles/minimal/</text:p>
      <text:p text:style-name="P1">drupal-7.54/profiles/minimal/minimal.info</text:p>
      <text:p text:style-name="P1">drupal-7.54/profiles/minimal/minimal.install</text:p>
      <text:p text:style-name="P1">drupal-7.54/profiles/minimal/minimal.profile</text:p>
      <text:p text:style-name="P1">drupal-7.54/profiles/minimal/translations/</text:p>
      <text:p text:style-name="P1">drupal-7.54/profiles/minimal/translations/README.txt</text:p>
      <text:p text:style-name="P1">drupal-7.54/profiles/standard/</text:p>
      <text:p text:style-name="P1">drupal-7.54/profiles/standard/standard.info</text:p>
      <text:p text:style-name="P1">drupal-7.54/profiles/standard/standard.install</text:p>
      <text:p text:style-name="P1">drupal-7.54/profiles/standard/standard.profile</text:p>
      <text:p text:style-name="P1">drupal-7.54/profiles/standard/translations/</text:p>
      <text:p text:style-name="P1">drupal-7.54/profiles/standard/translations/README.txt</text:p>
      <text:p text:style-name="P1">drupal-7.54/profiles/testing/</text:p>
      <text:p text:style-name="P1">drupal-7.54/profiles/testing/modules/</text:p>
      <text:p text:style-name="P1">drupal-7.54/profiles/testing/modules/drupal_system_listing_compatible_test/</text:p>
      <text:p text:style-name="P1">drupal-7.54/profiles/testing/modules/drupal_system_listing_compatible_test/drupal_system_listing_compatible_test.info</text:p>
      <text:p text:style-name="P1">drupal-7.54/profiles/testing/modules/drupal_system_listing_compatible_test/drupal_system_listing_compatible_test.module</text:p>
      <text:p text:style-name="P1">drupal-7.54/profiles/testing/modules/drupal_system_listing_compatible_test/drupal_system_listing_compatible_test.test</text:p>
      <text:p text:style-name="P1">drupal-7.54/profiles/testing/modules/drupal_system_listing_incompatible_test/</text:p>
      <text:p text:style-name="P1">drupal-7.54/profiles/testing/modules/drupal_system_listing_incompatible_test/drupal_system_listing_incompatible_test.info</text:p>
      <text:p text:style-name="P1">drupal-7.54/profiles/testing/modules/drupal_system_listing_incompatible_test/drupal_system_listing_incompatible_test.module</text:p>
      <text:p text:style-name="P1">drupal-7.54/profiles/testing/testing.info</text:p>
      <text:p text:style-name="P1">drupal-7.54/profiles/testing/testing.install</text:p>
      <text:p text:style-name="P1">drupal-7.54/profiles/testing/testing.profile</text:p>
      <text:p text:style-name="P1">drupal-7.54/robots.txt</text:p>
      <text:p text:style-name="P1">drupal-7.54/scripts/</text:p>
      <text:p text:style-name="P1">drupal-7.54/scripts/code-clean.sh</text:p>
      <text:p text:style-name="P1">drupal-7.54/scripts/cron-curl.sh</text:p>
      <text:p text:style-name="P1">drupal-7.54/scripts/cron-lynx.sh</text:p>
      <text:p text:style-name="P1">drupal-7.54/scripts/drupal.sh</text:p>
      <text:p text:style-name="P1">drupal-7.54/scripts/dump-database-d6.sh</text:p>
      <text:p text:style-name="P1">drupal-7.54/scripts/dump-database-d7.sh</text:p>
      <text:p text:style-name="P1">drupal-7.54/scripts/generate-d6-content.sh</text:p>
      <text:p text:style-name="P1">drupal-7.54/scripts/generate-d7-content.sh</text:p>
      <text:p text:style-name="P1">drupal-7.54/scripts/password-hash.sh</text:p>
      <text:p text:style-name="P1">drupal-7.54/scripts/run-tests.sh</text:p>
      <text:p text:style-name="P1"><text:soft-page-break/>drupal-7.54/scripts/test.script</text:p>
      <text:p text:style-name="P1">drupal-7.54/sites/</text:p>
      <text:p text:style-name="P1">drupal-7.54/sites/README.txt</text:p>
      <text:p text:style-name="P1">drupal-7.54/sites/all/</text:p>
      <text:p text:style-name="P1">drupal-7.54/sites/all/libraries/</text:p>
      <text:p text:style-name="P1">drupal-7.54/sites/all/libraries/README.txt</text:p>
      <text:p text:style-name="P1">drupal-7.54/sites/all/modules/</text:p>
      <text:p text:style-name="P1">drupal-7.54/sites/all/modules/README.txt</text:p>
      <text:p text:style-name="P1">drupal-7.54/sites/all/themes/</text:p>
      <text:p text:style-name="P1">drupal-7.54/sites/all/themes/README.txt</text:p>
      <text:p text:style-name="P1">drupal-7.54/sites/default/</text:p>
      <text:p text:style-name="P1">drupal-7.54/sites/default/default.settings.php</text:p>
      <text:p text:style-name="P1">drupal-7.54/sites/example.sites.php</text:p>
      <text:p text:style-name="P1">drupal-7.54/themes/</text:p>
      <text:p text:style-name="P1">drupal-7.54/themes/README.txt</text:p>
      <text:p text:style-name="P1">drupal-7.54/themes/bartik/</text:p>
      <text:p text:style-name="P1">drupal-7.54/themes/bartik/bartik.info</text:p>
      <text:p text:style-name="P1">drupal-7.54/themes/bartik/color/</text:p>
      <text:p text:style-name="P1">drupal-7.54/themes/bartik/color/base.png</text:p>
      <text:p text:style-name="P1">drupal-7.54/themes/bartik/color/color.inc</text:p>
      <text:p text:style-name="P1">drupal-7.54/themes/bartik/color/preview.css</text:p>
      <text:p text:style-name="P1">drupal-7.54/themes/bartik/color/preview.html</text:p>
      <text:p text:style-name="P1">drupal-7.54/themes/bartik/color/preview.js</text:p>
      <text:p text:style-name="P1">drupal-7.54/themes/bartik/color/preview.png</text:p>
      <text:p text:style-name="P1">drupal-7.54/themes/bartik/css/</text:p>
      <text:p text:style-name="P1">drupal-7.54/themes/bartik/css/colors.css</text:p>
      <text:p text:style-name="P1">drupal-7.54/themes/bartik/css/ie-rtl.css</text:p>
      <text:p text:style-name="P1">drupal-7.54/themes/bartik/css/ie.css</text:p>
      <text:p text:style-name="P1">drupal-7.54/themes/bartik/css/ie6.css</text:p>
      <text:p text:style-name="P1">drupal-7.54/themes/bartik/css/layout-rtl.css</text:p>
      <text:p text:style-name="P1">drupal-7.54/themes/bartik/css/layout.css</text:p>
      <text:p text:style-name="P1">drupal-7.54/themes/bartik/css/maintenance-page.css</text:p>
      <text:p text:style-name="P1">drupal-7.54/themes/bartik/css/print.css</text:p>
      <text:p text:style-name="P1">drupal-7.54/themes/bartik/css/style-rtl.css</text:p>
      <text:p text:style-name="P1">drupal-7.54/themes/bartik/css/style.css</text:p>
      <text:p text:style-name="P1">drupal-7.54/themes/bartik/images/</text:p>
      <text:p text:style-name="P1">drupal-7.54/themes/bartik/images/add.png</text:p>
      <text:p text:style-name="P1">drupal-7.54/themes/bartik/images/buttons.png</text:p>
      <text:p text:style-name="P1">drupal-7.54/themes/bartik/images/comment-arrow-rtl.gif</text:p>
      <text:p text:style-name="P1">drupal-7.54/themes/bartik/images/comment-arrow.gif</text:p>
      <text:p text:style-name="P1">drupal-7.54/themes/bartik/images/search-button.png</text:p>
      <text:p text:style-name="P1">drupal-7.54/themes/bartik/images/tabs-border.png</text:p>
      <text:p text:style-name="P1">drupal-7.54/themes/bartik/logo.png</text:p>
      <text:p text:style-name="P1">drupal-7.54/themes/bartik/screenshot.png</text:p>
      <text:p text:style-name="P1">drupal-7.54/themes/bartik/template.php</text:p>
      <text:p text:style-name="P1">drupal-7.54/themes/bartik/templates/</text:p>
      <text:p text:style-name="P1">drupal-7.54/themes/bartik/templates/comment-wrapper.tpl.php</text:p>
      <text:p text:style-name="P1">drupal-7.54/themes/bartik/templates/comment.tpl.php</text:p>
      <text:p text:style-name="P1">drupal-7.54/themes/bartik/templates/maintenance-page.tpl.php</text:p>
      <text:p text:style-name="P1">drupal-7.54/themes/bartik/templates/node.tpl.php</text:p>
      <text:p text:style-name="P1">drupal-7.54/themes/bartik/templates/page.tpl.php</text:p>
      <text:p text:style-name="P1">drupal-7.54/themes/engines/</text:p>
      <text:p text:style-name="P1"><text:soft-page-break/>drupal-7.54/themes/engines/phptemplate/</text:p>
      <text:p text:style-name="P1">drupal-7.54/themes/engines/phptemplate/phptemplate.engine</text:p>
      <text:p text:style-name="P1">drupal-7.54/themes/garland/</text:p>
      <text:p text:style-name="P1">drupal-7.54/themes/garland/color/</text:p>
      <text:p text:style-name="P1">drupal-7.54/themes/garland/color/base.png</text:p>
      <text:p text:style-name="P1">drupal-7.54/themes/garland/color/color.inc</text:p>
      <text:p text:style-name="P1">drupal-7.54/themes/garland/color/preview.css</text:p>
      <text:p text:style-name="P1">drupal-7.54/themes/garland/color/preview.png</text:p>
      <text:p text:style-name="P1">drupal-7.54/themes/garland/comment.tpl.php</text:p>
      <text:p text:style-name="P1">drupal-7.54/themes/garland/fix-ie-rtl.css</text:p>
      <text:p text:style-name="P1">drupal-7.54/themes/garland/fix-ie.css</text:p>
      <text:p text:style-name="P1">drupal-7.54/themes/garland/garland.info</text:p>
      <text:p text:style-name="P1">drupal-7.54/themes/garland/images/</text:p>
      <text:p text:style-name="P1">drupal-7.54/themes/garland/images/bg-bar-white.png</text:p>
      <text:p text:style-name="P1">drupal-7.54/themes/garland/images/bg-bar.png</text:p>
      <text:p text:style-name="P1">drupal-7.54/themes/garland/images/bg-content-left.png</text:p>
      <text:p text:style-name="P1">drupal-7.54/themes/garland/images/bg-content-right.png</text:p>
      <text:p text:style-name="P1">drupal-7.54/themes/garland/images/bg-content.png</text:p>
      <text:p text:style-name="P1">drupal-7.54/themes/garland/images/bg-navigation-item-hover.png</text:p>
      <text:p text:style-name="P1">drupal-7.54/themes/garland/images/bg-navigation-item.png</text:p>
      <text:p text:style-name="P1">drupal-7.54/themes/garland/images/bg-navigation.png</text:p>
      <text:p text:style-name="P1">drupal-7.54/themes/garland/images/bg-tab.png</text:p>
      <text:p text:style-name="P1">drupal-7.54/themes/garland/images/body.png</text:p>
      <text:p text:style-name="P1">drupal-7.54/themes/garland/images/gradient-inner.png</text:p>
      <text:p text:style-name="P1">drupal-7.54/themes/garland/images/menu-collapsed-rtl.gif</text:p>
      <text:p text:style-name="P1">drupal-7.54/themes/garland/images/menu-collapsed.gif</text:p>
      <text:p text:style-name="P1">drupal-7.54/themes/garland/images/menu-expanded.gif</text:p>
      <text:p text:style-name="P1">drupal-7.54/themes/garland/images/menu-leaf.gif</text:p>
      <text:p text:style-name="P1">drupal-7.54/themes/garland/images/task-list.png</text:p>
      <text:p text:style-name="P1">drupal-7.54/themes/garland/logo.png</text:p>
      <text:p text:style-name="P1">drupal-7.54/themes/garland/maintenance-page.tpl.php</text:p>
      <text:p text:style-name="P1">drupal-7.54/themes/garland/node.tpl.php</text:p>
      <text:p text:style-name="P1">drupal-7.54/themes/garland/page.tpl.php</text:p>
      <text:p text:style-name="P1">drupal-7.54/themes/garland/print.css</text:p>
      <text:p text:style-name="P1">drupal-7.54/themes/garland/screenshot.png</text:p>
      <text:p text:style-name="P1">drupal-7.54/themes/garland/style-rtl.css</text:p>
      <text:p text:style-name="P1">drupal-7.54/themes/garland/style.css</text:p>
      <text:p text:style-name="P1">drupal-7.54/themes/garland/template.php</text:p>
      <text:p text:style-name="P1">drupal-7.54/themes/garland/theme-settings.php</text:p>
      <text:p text:style-name="P1">drupal-7.54/themes/seven/</text:p>
      <text:p text:style-name="P1">drupal-7.54/themes/seven/ie.css</text:p>
      <text:p text:style-name="P1">drupal-7.54/themes/seven/ie6.css</text:p>
      <text:p text:style-name="P1">drupal-7.54/themes/seven/ie7.css</text:p>
      <text:p text:style-name="P1">drupal-7.54/themes/seven/images/</text:p>
      <text:p text:style-name="P1">drupal-7.54/themes/seven/images/add.png</text:p>
      <text:p text:style-name="P1">drupal-7.54/themes/seven/images/arrow-asc.png</text:p>
      <text:p text:style-name="P1">drupal-7.54/themes/seven/images/arrow-desc.png</text:p>
      <text:p text:style-name="P1">drupal-7.54/themes/seven/images/arrow-next.png</text:p>
      <text:p text:style-name="P1">drupal-7.54/themes/seven/images/arrow-prev.png</text:p>
      <text:p text:style-name="P1">drupal-7.54/themes/seven/images/buttons.png</text:p>
      <text:p text:style-name="P1">drupal-7.54/themes/seven/images/fc-rtl.png</text:p>
      <text:p text:style-name="P1">drupal-7.54/themes/seven/images/fc.png</text:p>
      <text:p text:style-name="P1"><text:soft-page-break/>drupal-7.54/themes/seven/images/list-item-rtl.png</text:p>
      <text:p text:style-name="P1">drupal-7.54/themes/seven/images/list-item.png</text:p>
      <text:p text:style-name="P1">drupal-7.54/themes/seven/images/task-check.png</text:p>
      <text:p text:style-name="P1">drupal-7.54/themes/seven/images/task-item-rtl.png</text:p>
      <text:p text:style-name="P1">drupal-7.54/themes/seven/images/task-item.png</text:p>
      <text:p text:style-name="P1">drupal-7.54/themes/seven/images/ui-icons-222222-256x240.png</text:p>
      <text:p text:style-name="P1">drupal-7.54/themes/seven/images/ui-icons-454545-256x240.png</text:p>
      <text:p text:style-name="P1">drupal-7.54/themes/seven/images/ui-icons-800000-256x240.png</text:p>
      <text:p text:style-name="P1">drupal-7.54/themes/seven/images/ui-icons-888888-256x240.png</text:p>
      <text:p text:style-name="P1">drupal-7.54/themes/seven/images/ui-icons-ffffff-256x240.png</text:p>
      <text:p text:style-name="P1">drupal-7.54/themes/seven/jquery.ui.theme.css</text:p>
      <text:p text:style-name="P1">drupal-7.54/themes/seven/logo.png</text:p>
      <text:p text:style-name="P1">drupal-7.54/themes/seven/maintenance-page.tpl.php</text:p>
      <text:p text:style-name="P1">drupal-7.54/themes/seven/page.tpl.php</text:p>
      <text:p text:style-name="P1">drupal-7.54/themes/seven/reset.css</text:p>
      <text:p text:style-name="P1">drupal-7.54/themes/seven/screenshot.png</text:p>
      <text:p text:style-name="P1">drupal-7.54/themes/seven/seven.info</text:p>
      <text:p text:style-name="P1">drupal-7.54/themes/seven/style-rtl.css</text:p>
      <text:p text:style-name="P1">drupal-7.54/themes/seven/style.css</text:p>
      <text:p text:style-name="P1">drupal-7.54/themes/seven/template.php</text:p>
      <text:p text:style-name="P1">drupal-7.54/themes/seven/vertical-tabs-rtl.css</text:p>
      <text:p text:style-name="P1">drupal-7.54/themes/seven/vertical-tabs.css</text:p>
      <text:p text:style-name="P1">drupal-7.54/themes/stark/</text:p>
      <text:p text:style-name="P1">drupal-7.54/themes/stark/README.txt</text:p>
      <text:p text:style-name="P1">drupal-7.54/themes/stark/layout.css</text:p>
      <text:p text:style-name="P1">drupal-7.54/themes/stark/logo.png</text:p>
      <text:p text:style-name="P1">drupal-7.54/themes/stark/screenshot.png</text:p>
      <text:p text:style-name="P1">drupal-7.54/themes/stark/stark.info</text:p>
      <text:p text:style-name="P1">drupal-7.54/update.php</text:p>
      <text:p text:style-name="P1">drupal-7.54/web.config</text:p>
      <text:p text:style-name="P1">drupal-7.54/xmlrpc.php</text:p>
      <text:p text:style-name="P1">drupal-7.54/LICENSE.txt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ls- ll</text:p>
      <text:p text:style-name="P1">bash: ls-: command not found...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ls -ll</text:p>
      <text:p text:style-name="P1">total 3208</text:p>
      <text:p text:style-name="P1">drwxr-xr-x. 9 root root <text:s text:c="3"/>4096 Feb <text:s/>2 03:38 drupal-7.54</text:p>
      <text:p text:style-name="P1">-rw-r--r--. 1 root root 3275864 Feb <text:s/>2 03:38 drupal-7.54.tar.gz</text:p>
      <text:p text:style-name="P1">-rw-r--r--. 1 root root <text:s text:c="5"/>20 Jun <text:s/>7 12:41 info.php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mv drupal-7.54 drupal</text:p>
      <text:p text:style-name="P1">mv: cannot move ‘drupal-7.54’ to ‘drupal’: Permission denied</text:p>
      <text:p text:style-name="P1"><text:soft-page-break/>[Administrator@hdc0005796 html]$ </text:p>
      <text:p text:style-name="P1">[Administrator@hdc0005796 html]$ sudo mv drupal-7.54 drupal</text:p>
      <text:p text:style-name="P1">[Administrator@hdc0005796 html]$ </text:p>
      <text:p text:style-name="P1">[Administrator@hdc0005796 html]$ </text:p>
      <text:p text:style-name="P1">[Administrator@hdc0005796 html]$ ls -ll</text:p>
      <text:p text:style-name="P1">total 3208</text:p>
      <text:p text:style-name="P1">drwxr-xr-x. 9 root root <text:s text:c="3"/>4096 Feb <text:s/>2 03:38 drupal</text:p>
      <text:p text:style-name="P1">-rw-r--r--. 1 root root 3275864 Feb <text:s/>2 03:38 drupal-7.54.tar.gz</text:p>
      <text:p text:style-name="P1">-rw-r--r--. 1 root root <text:s text:c="5"/>20 Jun <text:s/>7 12:41 info.php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sudo tar zxvf drupal-7.54.tar.gz</text:p>
      <text:p text:style-name="P1">drupal-7.54/</text:p>
      <text:p text:style-name="P1">drupal-7.54/.editorconfig</text:p>
      <text:p text:style-name="P1">drupal-7.54/.gitignore</text:p>
      <text:p text:style-name="P1">drupal-7.54/.htaccess</text:p>
      <text:p text:style-name="P1">drupal-7.54/CHANGELOG.txt</text:p>
      <text:p text:style-name="P1">drupal-7.54/COPYRIGHT.txt</text:p>
      <text:p text:style-name="P1">drupal-7.54/INSTALL.mysql.txt</text:p>
      <text:p text:style-name="P1">drupal-7.54/INSTALL.pgsql.txt</text:p>
      <text:p text:style-name="P1">drupal-7.54/INSTALL.sqlite.txt</text:p>
      <text:p text:style-name="P1">drupal-7.54/INSTALL.txt</text:p>
      <text:p text:style-name="P1">drupal-7.54/MAINTAINERS.txt</text:p>
      <text:p text:style-name="P1">drupal-7.54/README.txt</text:p>
      <text:p text:style-name="P1">drupal-7.54/UPGRADE.txt</text:p>
      <text:p text:style-name="P1">drupal-7.54/authorize.php</text:p>
      <text:p text:style-name="P1">drupal-7.54/cron.php</text:p>
      <text:p text:style-name="P1">drupal-7.54/includes/</text:p>
      <text:p text:style-name="P1">drupal-7.54/includes/actions.inc</text:p>
      <text:p text:style-name="P1">drupal-7.54/includes/ajax.inc</text:p>
      <text:p text:style-name="P1">drupal-7.54/includes/archiver.inc</text:p>
      <text:p text:style-name="P1">drupal-7.54/includes/authorize.inc</text:p>
      <text:p text:style-name="P1">drupal-7.54/includes/batch.inc</text:p>
      <text:p text:style-name="P1">drupal-7.54/includes/batch.queue.inc</text:p>
      <text:p text:style-name="P1">drupal-7.54/includes/bootstrap.inc</text:p>
      <text:p text:style-name="P1">drupal-7.54/includes/cache-install.inc</text:p>
      <text:p text:style-name="P1">drupal-7.54/includes/cache.inc</text:p>
      <text:p text:style-name="P1">drupal-7.54/includes/common.inc</text:p>
      <text:p text:style-name="P1">drupal-7.54/includes/database/</text:p>
      <text:p text:style-name="P1">drupal-7.54/includes/database/database.inc</text:p>
      <text:p text:style-name="P1">drupal-7.54/includes/database/log.inc</text:p>
      <text:p text:style-name="P1">drupal-7.54/includes/database/mysql/</text:p>
      <text:p text:style-name="P1">drupal-7.54/includes/database/mysql/database.inc</text:p>
      <text:p text:style-name="P1">drupal-7.54/includes/database/mysql/install.inc</text:p>
      <text:p text:style-name="P1">drupal-7.54/includes/database/mysql/query.inc</text:p>
      <text:p text:style-name="P1">drupal-7.54/includes/database/mysql/schema.inc</text:p>
      <text:p text:style-name="P1">drupal-7.54/includes/database/pgsql/</text:p>
      <text:p text:style-name="P1">drupal-7.54/includes/database/pgsql/database.inc</text:p>
      <text:p text:style-name="P1">drupal-7.54/includes/database/pgsql/install.inc</text:p>
      <text:p text:style-name="P1">drupal-7.54/includes/database/pgsql/query.inc</text:p>
      <text:p text:style-name="P1"><text:soft-page-break/>drupal-7.54/includes/database/pgsql/schema.inc</text:p>
      <text:p text:style-name="P1">drupal-7.54/includes/database/pgsql/select.inc</text:p>
      <text:p text:style-name="P1">drupal-7.54/includes/database/prefetch.inc</text:p>
      <text:p text:style-name="P1">drupal-7.54/includes/database/query.inc</text:p>
      <text:p text:style-name="P1">drupal-7.54/includes/database/schema.inc</text:p>
      <text:p text:style-name="P1">drupal-7.54/includes/database/select.inc</text:p>
      <text:p text:style-name="P1">drupal-7.54/includes/database/sqlite/</text:p>
      <text:p text:style-name="P1">drupal-7.54/includes/database/sqlite/database.inc</text:p>
      <text:p text:style-name="P1">drupal-7.54/includes/database/sqlite/install.inc</text:p>
      <text:p text:style-name="P1">drupal-7.54/includes/database/sqlite/query.inc</text:p>
      <text:p text:style-name="P1">drupal-7.54/includes/database/sqlite/schema.inc</text:p>
      <text:p text:style-name="P1">drupal-7.54/includes/database/sqlite/select.inc</text:p>
      <text:p text:style-name="P1">drupal-7.54/includes/date.inc</text:p>
      <text:p text:style-name="P1">drupal-7.54/includes/entity.inc</text:p>
      <text:p text:style-name="P1">drupal-7.54/includes/errors.inc</text:p>
      <text:p text:style-name="P1">drupal-7.54/includes/file.inc</text:p>
      <text:p text:style-name="P1">drupal-7.54/includes/file.mimetypes.inc</text:p>
      <text:p text:style-name="P1">drupal-7.54/includes/filetransfer/</text:p>
      <text:p text:style-name="P1">drupal-7.54/includes/filetransfer/filetransfer.inc</text:p>
      <text:p text:style-name="P1">drupal-7.54/includes/filetransfer/ftp.inc</text:p>
      <text:p text:style-name="P1">drupal-7.54/includes/filetransfer/local.inc</text:p>
      <text:p text:style-name="P1">drupal-7.54/includes/filetransfer/ssh.inc</text:p>
      <text:p text:style-name="P1">drupal-7.54/includes/form.inc</text:p>
      <text:p text:style-name="P1">drupal-7.54/includes/graph.inc</text:p>
      <text:p text:style-name="P1">drupal-7.54/includes/image.inc</text:p>
      <text:p text:style-name="P1">drupal-7.54/includes/install.core.inc</text:p>
      <text:p text:style-name="P1">drupal-7.54/includes/install.inc</text:p>
      <text:p text:style-name="P1">drupal-7.54/includes/iso.inc</text:p>
      <text:p text:style-name="P1">drupal-7.54/includes/json-encode.inc</text:p>
      <text:p text:style-name="P1">drupal-7.54/includes/language.inc</text:p>
      <text:p text:style-name="P1">drupal-7.54/includes/locale.inc</text:p>
      <text:p text:style-name="P1">drupal-7.54/includes/lock.inc</text:p>
      <text:p text:style-name="P1">drupal-7.54/includes/mail.inc</text:p>
      <text:p text:style-name="P1">drupal-7.54/includes/menu.inc</text:p>
      <text:p text:style-name="P1">drupal-7.54/includes/module.inc</text:p>
      <text:p text:style-name="P1">drupal-7.54/includes/pager.inc</text:p>
      <text:p text:style-name="P1">drupal-7.54/includes/password.inc</text:p>
      <text:p text:style-name="P1">drupal-7.54/includes/path.inc</text:p>
      <text:p text:style-name="P1">drupal-7.54/includes/registry.inc</text:p>
      <text:p text:style-name="P1">drupal-7.54/includes/session.inc</text:p>
      <text:p text:style-name="P1">drupal-7.54/includes/stream_wrappers.inc</text:p>
      <text:p text:style-name="P1">drupal-7.54/includes/tablesort.inc</text:p>
      <text:p text:style-name="P1">drupal-7.54/includes/theme.inc</text:p>
      <text:p text:style-name="P1">drupal-7.54/includes/theme.maintenance.inc</text:p>
      <text:p text:style-name="P1">drupal-7.54/includes/token.inc</text:p>
      <text:p text:style-name="P1">drupal-7.54/includes/unicode.entities.inc</text:p>
      <text:p text:style-name="P1">drupal-7.54/includes/unicode.inc</text:p>
      <text:p text:style-name="P1">drupal-7.54/includes/update.inc</text:p>
      <text:p text:style-name="P1">drupal-7.54/includes/updater.inc</text:p>
      <text:p text:style-name="P1">drupal-7.54/includes/utility.inc</text:p>
      <text:p text:style-name="P1">drupal-7.54/includes/xmlrpc.inc</text:p>
      <text:p text:style-name="P1">drupal-7.54/includes/xmlrpcs.inc</text:p>
      <text:p text:style-name="P1"><text:soft-page-break/>drupal-7.54/index.php</text:p>
      <text:p text:style-name="P1">drupal-7.54/install.php</text:p>
      <text:p text:style-name="P1">drupal-7.54/misc/</text:p>
      <text:p text:style-name="P1">drupal-7.54/misc/ajax.js</text:p>
      <text:p text:style-name="P1">drupal-7.54/misc/arrow-asc.png</text:p>
      <text:p text:style-name="P1">drupal-7.54/misc/arrow-desc.png</text:p>
      <text:p text:style-name="P1">drupal-7.54/misc/authorize.js</text:p>
      <text:p text:style-name="P1">drupal-7.54/misc/autocomplete.js</text:p>
      <text:p text:style-name="P1">drupal-7.54/misc/batch.js</text:p>
      <text:p text:style-name="P1">drupal-7.54/misc/collapse.js</text:p>
      <text:p text:style-name="P1">drupal-7.54/misc/configure.png</text:p>
      <text:p text:style-name="P1">drupal-7.54/misc/draggable.png</text:p>
      <text:p text:style-name="P1">drupal-7.54/misc/drupal.js</text:p>
      <text:p text:style-name="P1">drupal-7.54/misc/druplicon.png</text:p>
      <text:p text:style-name="P1">drupal-7.54/misc/farbtastic/</text:p>
      <text:p text:style-name="P1">drupal-7.54/misc/farbtastic/farbtastic.css</text:p>
      <text:p text:style-name="P1">drupal-7.54/misc/farbtastic/farbtastic.js</text:p>
      <text:p text:style-name="P1">drupal-7.54/misc/farbtastic/marker.png</text:p>
      <text:p text:style-name="P1">drupal-7.54/misc/farbtastic/mask.png</text:p>
      <text:p text:style-name="P1">drupal-7.54/misc/farbtastic/wheel.png</text:p>
      <text:p text:style-name="P1">drupal-7.54/misc/favicon.ico</text:p>
      <text:p text:style-name="P1">drupal-7.54/misc/feed.png</text:p>
      <text:p text:style-name="P1">drupal-7.54/misc/form.js</text:p>
      <text:p text:style-name="P1">drupal-7.54/misc/forum-icons.png</text:p>
      <text:p text:style-name="P1">drupal-7.54/misc/grippie.png</text:p>
      <text:p text:style-name="P1">drupal-7.54/misc/help.png</text:p>
      <text:p text:style-name="P1">drupal-7.54/misc/jquery.ba-bbq.js</text:p>
      <text:p text:style-name="P1">drupal-7.54/misc/jquery.cookie.js</text:p>
      <text:p text:style-name="P1">drupal-7.54/misc/jquery.form.js</text:p>
      <text:p text:style-name="P1">drupal-7.54/misc/jquery.js</text:p>
      <text:p text:style-name="P1">drupal-7.54/misc/jquery.once.js</text:p>
      <text:p text:style-name="P1">drupal-7.54/misc/machine-name.js</text:p>
      <text:p text:style-name="P1">drupal-7.54/misc/menu-collapsed-rtl.png</text:p>
      <text:p text:style-name="P1">drupal-7.54/misc/menu-collapsed.png</text:p>
      <text:p text:style-name="P1">drupal-7.54/misc/menu-expanded.png</text:p>
      <text:p text:style-name="P1">drupal-7.54/misc/menu-leaf.png</text:p>
      <text:p text:style-name="P1">drupal-7.54/misc/message-16-error.png</text:p>
      <text:p text:style-name="P1">drupal-7.54/misc/message-16-help.png</text:p>
      <text:p text:style-name="P1">drupal-7.54/misc/message-16-info.png</text:p>
      <text:p text:style-name="P1">drupal-7.54/misc/message-16-ok.png</text:p>
      <text:p text:style-name="P1">drupal-7.54/misc/message-16-warning.png</text:p>
      <text:p text:style-name="P1">drupal-7.54/misc/message-24-error.png</text:p>
      <text:p text:style-name="P1">drupal-7.54/misc/message-24-help.png</text:p>
      <text:p text:style-name="P1">drupal-7.54/misc/message-24-info.png</text:p>
      <text:p text:style-name="P1">drupal-7.54/misc/message-24-ok.png</text:p>
      <text:p text:style-name="P1">drupal-7.54/misc/message-24-warning.png</text:p>
      <text:p text:style-name="P1">drupal-7.54/misc/permissions.png</text:p>
      <text:p text:style-name="P1">drupal-7.54/misc/powered-black-135x42.png</text:p>
      <text:p text:style-name="P1">drupal-7.54/misc/powered-black-80x15.png</text:p>
      <text:p text:style-name="P1">drupal-7.54/misc/powered-black-88x31.png</text:p>
      <text:p text:style-name="P1">drupal-7.54/misc/powered-blue-135x42.png</text:p>
      <text:p text:style-name="P1">drupal-7.54/misc/powered-blue-80x15.png</text:p>
      <text:p text:style-name="P1"><text:soft-page-break/>drupal-7.54/misc/powered-blue-88x31.png</text:p>
      <text:p text:style-name="P1">drupal-7.54/misc/powered-gray-135x42.png</text:p>
      <text:p text:style-name="P1">drupal-7.54/misc/powered-gray-80x15.png</text:p>
      <text:p text:style-name="P1">drupal-7.54/misc/powered-gray-88x31.png</text:p>
      <text:p text:style-name="P1">drupal-7.54/misc/print-rtl.css</text:p>
      <text:p text:style-name="P1">drupal-7.54/misc/print.css</text:p>
      <text:p text:style-name="P1">drupal-7.54/misc/progress.gif</text:p>
      <text:p text:style-name="P1">drupal-7.54/misc/progress.js</text:p>
      <text:p text:style-name="P1">drupal-7.54/misc/states.js</text:p>
      <text:p text:style-name="P1">drupal-7.54/misc/tabledrag.js</text:p>
      <text:p text:style-name="P1">drupal-7.54/misc/tableheader.js</text:p>
      <text:p text:style-name="P1">drupal-7.54/misc/tableselect.js</text:p>
      <text:p text:style-name="P1">drupal-7.54/misc/textarea.js</text:p>
      <text:p text:style-name="P1">drupal-7.54/misc/throbber-active.gif</text:p>
      <text:p text:style-name="P1">drupal-7.54/misc/throbber-inactive.png</text:p>
      <text:p text:style-name="P1">drupal-7.54/misc/throbber.gif</text:p>
      <text:p text:style-name="P1">drupal-7.54/misc/timezone.js</text:p>
      <text:p text:style-name="P1">drupal-7.54/misc/tree-bottom.png</text:p>
      <text:p text:style-name="P1">drupal-7.54/misc/tree.png</text:p>
      <text:p text:style-name="P1">drupal-7.54/misc/ui/</text:p>
      <text:p text:style-name="P1">drupal-7.54/misc/ui/images/</text:p>
      <text:p text:style-name="P1">drupal-7.54/misc/ui/images/ui-bg_flat_0_aaaaaa_40x100.png</text:p>
      <text:p text:style-name="P1">drupal-7.54/misc/ui/images/ui-bg_flat_75_ffffff_40x100.png</text:p>
      <text:p text:style-name="P1">drupal-7.54/misc/ui/images/ui-bg_glass_55_fbf9ee_1x400.png</text:p>
      <text:p text:style-name="P1">drupal-7.54/misc/ui/images/ui-bg_glass_65_ffffff_1x400.png</text:p>
      <text:p text:style-name="P1">drupal-7.54/misc/ui/images/ui-bg_glass_75_dadada_1x400.png</text:p>
      <text:p text:style-name="P1">drupal-7.54/misc/ui/images/ui-bg_glass_75_e6e6e6_1x400.png</text:p>
      <text:p text:style-name="P1">drupal-7.54/misc/ui/images/ui-bg_glass_95_fef1ec_1x400.png</text:p>
      <text:p text:style-name="P1">drupal-7.54/misc/ui/images/ui-bg_highlight-soft_75_cccccc_1x100.png</text:p>
      <text:p text:style-name="P1">drupal-7.54/misc/ui/images/ui-icons_222222_256x240.png</text:p>
      <text:p text:style-name="P1">drupal-7.54/misc/ui/images/ui-icons_2e83ff_256x240.png</text:p>
      <text:p text:style-name="P1">drupal-7.54/misc/ui/images/ui-icons_454545_256x240.png</text:p>
      <text:p text:style-name="P1">drupal-7.54/misc/ui/images/ui-icons_888888_256x240.png</text:p>
      <text:p text:style-name="P1">drupal-7.54/misc/ui/images/ui-icons_cd0a0a_256x240.png</text:p>
      <text:p text:style-name="P1">drupal-7.54/misc/ui/jquery.effects.blind.min.js</text:p>
      <text:p text:style-name="P1">drupal-7.54/misc/ui/jquery.effects.bounce.min.js</text:p>
      <text:p text:style-name="P1">drupal-7.54/misc/ui/jquery.effects.clip.min.js</text:p>
      <text:p text:style-name="P1">drupal-7.54/misc/ui/jquery.effects.core.min.js</text:p>
      <text:p text:style-name="P1">drupal-7.54/misc/ui/jquery.effects.drop.min.js</text:p>
      <text:p text:style-name="P1">drupal-7.54/misc/ui/jquery.effects.explode.min.js</text:p>
      <text:p text:style-name="P1">drupal-7.54/misc/ui/jquery.effects.fade.min.js</text:p>
      <text:p text:style-name="P1">drupal-7.54/misc/ui/jquery.effects.fold.min.js</text:p>
      <text:p text:style-name="P1">drupal-7.54/misc/ui/jquery.effects.highlight.min.js</text:p>
      <text:p text:style-name="P1">drupal-7.54/misc/ui/jquery.effects.pulsate.min.js</text:p>
      <text:p text:style-name="P1">drupal-7.54/misc/ui/jquery.effects.scale.min.js</text:p>
      <text:p text:style-name="P1">drupal-7.54/misc/ui/jquery.effects.shake.min.js</text:p>
      <text:p text:style-name="P1">drupal-7.54/misc/ui/jquery.effects.slide.min.js</text:p>
      <text:p text:style-name="P1">drupal-7.54/misc/ui/jquery.effects.transfer.min.js</text:p>
      <text:p text:style-name="P1">drupal-7.54/misc/ui/jquery.ui.accordion.css</text:p>
      <text:p text:style-name="P1">drupal-7.54/misc/ui/jquery.ui.accordion.min.js</text:p>
      <text:p text:style-name="P1">drupal-7.54/misc/ui/jquery.ui.autocomplete.css</text:p>
      <text:p text:style-name="P1">drupal-7.54/misc/ui/jquery.ui.autocomplete.min.js</text:p>
      <text:p text:style-name="P1"><text:soft-page-break/>drupal-7.54/misc/ui/jquery.ui.button.css</text:p>
      <text:p text:style-name="P1">drupal-7.54/misc/ui/jquery.ui.button.min.js</text:p>
      <text:p text:style-name="P1">drupal-7.54/misc/ui/jquery.ui.core.css</text:p>
      <text:p text:style-name="P1">drupal-7.54/misc/ui/jquery.ui.core.min.js</text:p>
      <text:p text:style-name="P1">drupal-7.54/misc/ui/jquery.ui.datepicker.css</text:p>
      <text:p text:style-name="P1">drupal-7.54/misc/ui/jquery.ui.datepicker.min.js</text:p>
      <text:p text:style-name="P1">drupal-7.54/misc/ui/jquery.ui.dialog.css</text:p>
      <text:p text:style-name="P1">drupal-7.54/misc/ui/jquery.ui.dialog.min.js</text:p>
      <text:p text:style-name="P1">drupal-7.54/misc/ui/jquery.ui.draggable.min.js</text:p>
      <text:p text:style-name="P1">drupal-7.54/misc/ui/jquery.ui.droppable.min.js</text:p>
      <text:p text:style-name="P1">drupal-7.54/misc/ui/jquery.ui.mouse.min.js</text:p>
      <text:p text:style-name="P1">drupal-7.54/misc/ui/jquery.ui.position.min.js</text:p>
      <text:p text:style-name="P1">drupal-7.54/misc/ui/jquery.ui.progressbar.css</text:p>
      <text:p text:style-name="P1">drupal-7.54/misc/ui/jquery.ui.progressbar.min.js</text:p>
      <text:p text:style-name="P1">drupal-7.54/misc/ui/jquery.ui.resizable.css</text:p>
      <text:p text:style-name="P1">drupal-7.54/misc/ui/jquery.ui.resizable.min.js</text:p>
      <text:p text:style-name="P1">drupal-7.54/misc/ui/jquery.ui.selectable.css</text:p>
      <text:p text:style-name="P1">drupal-7.54/misc/ui/jquery.ui.selectable.min.js</text:p>
      <text:p text:style-name="P1">drupal-7.54/misc/ui/jquery.ui.slider.css</text:p>
      <text:p text:style-name="P1">drupal-7.54/misc/ui/jquery.ui.slider.min.js</text:p>
      <text:p text:style-name="P1">drupal-7.54/misc/ui/jquery.ui.sortable.min.js</text:p>
      <text:p text:style-name="P1">drupal-7.54/misc/ui/jquery.ui.tabs.css</text:p>
      <text:p text:style-name="P1">drupal-7.54/misc/ui/jquery.ui.tabs.min.js</text:p>
      <text:p text:style-name="P1">drupal-7.54/misc/ui/jquery.ui.theme.css</text:p>
      <text:p text:style-name="P1">drupal-7.54/misc/ui/jquery.ui.widget.min.js</text:p>
      <text:p text:style-name="P1">drupal-7.54/misc/vertical-tabs-rtl.css</text:p>
      <text:p text:style-name="P1">drupal-7.54/misc/vertical-tabs.css</text:p>
      <text:p text:style-name="P1">drupal-7.54/misc/vertical-tabs.js</text:p>
      <text:p text:style-name="P1">drupal-7.54/misc/watchdog-error.png</text:p>
      <text:p text:style-name="P1">drupal-7.54/misc/watchdog-ok.png</text:p>
      <text:p text:style-name="P1">drupal-7.54/misc/watchdog-warning.png</text:p>
      <text:p text:style-name="P1">drupal-7.54/modules/</text:p>
      <text:p text:style-name="P1">drupal-7.54/modules/README.txt</text:p>
      <text:p text:style-name="P1">drupal-7.54/modules/aggregator/</text:p>
      <text:p text:style-name="P1">drupal-7.54/modules/aggregator/aggregator-feed-source.tpl.php</text:p>
      <text:p text:style-name="P1">drupal-7.54/modules/aggregator/aggregator-item.tpl.php</text:p>
      <text:p text:style-name="P1">drupal-7.54/modules/aggregator/aggregator-rtl.css</text:p>
      <text:p text:style-name="P1">drupal-7.54/modules/aggregator/aggregator-summary-item.tpl.php</text:p>
      <text:p text:style-name="P1">drupal-7.54/modules/aggregator/aggregator-summary-items.tpl.php</text:p>
      <text:p text:style-name="P1">drupal-7.54/modules/aggregator/aggregator-wrapper.tpl.php</text:p>
      <text:p text:style-name="P1">drupal-7.54/modules/aggregator/aggregator.admin.inc</text:p>
      <text:p text:style-name="P1">drupal-7.54/modules/aggregator/aggregator.api.php</text:p>
      <text:p text:style-name="P1">drupal-7.54/modules/aggregator/aggregator.css</text:p>
      <text:p text:style-name="P1">drupal-7.54/modules/aggregator/aggregator.fetcher.inc</text:p>
      <text:p text:style-name="P1">drupal-7.54/modules/aggregator/aggregator.info</text:p>
      <text:p text:style-name="P1">drupal-7.54/modules/aggregator/aggregator.install</text:p>
      <text:p text:style-name="P1">drupal-7.54/modules/aggregator/aggregator.module</text:p>
      <text:p text:style-name="P1">drupal-7.54/modules/aggregator/aggregator.pages.inc</text:p>
      <text:p text:style-name="P1">drupal-7.54/modules/aggregator/aggregator.parser.inc</text:p>
      <text:p text:style-name="P1">drupal-7.54/modules/aggregator/aggregator.processor.inc</text:p>
      <text:p text:style-name="P1">drupal-7.54/modules/aggregator/aggregator.test</text:p>
      <text:p text:style-name="P1">drupal-7.54/modules/aggregator/tests/</text:p>
      <text:p text:style-name="P1"><text:soft-page-break/>drupal-7.54/modules/aggregator/tests/aggregator_test.info</text:p>
      <text:p text:style-name="P1">drupal-7.54/modules/aggregator/tests/aggregator_test.module</text:p>
      <text:p text:style-name="P1">drupal-7.54/modules/aggregator/tests/aggregator_test_atom.xml</text:p>
      <text:p text:style-name="P1">drupal-7.54/modules/aggregator/tests/aggregator_test_rss091.xml</text:p>
      <text:p text:style-name="P1">drupal-7.54/modules/aggregator/tests/aggregator_test_title_entities.xml</text:p>
      <text:p text:style-name="P1">drupal-7.54/modules/block/</text:p>
      <text:p text:style-name="P1">drupal-7.54/modules/block/block-admin-display-form.tpl.php</text:p>
      <text:p text:style-name="P1">drupal-7.54/modules/block/block.admin.inc</text:p>
      <text:p text:style-name="P1">drupal-7.54/modules/block/block.api.php</text:p>
      <text:p text:style-name="P1">drupal-7.54/modules/block/block.css</text:p>
      <text:p text:style-name="P1">drupal-7.54/modules/block/block.info</text:p>
      <text:p text:style-name="P1">drupal-7.54/modules/block/block.install</text:p>
      <text:p text:style-name="P1">drupal-7.54/modules/block/block.js</text:p>
      <text:p text:style-name="P1">drupal-7.54/modules/block/block.module</text:p>
      <text:p text:style-name="P1">drupal-7.54/modules/block/block.test</text:p>
      <text:p text:style-name="P1">drupal-7.54/modules/block/block.tpl.php</text:p>
      <text:p text:style-name="P1">drupal-7.54/modules/block/tests/</text:p>
      <text:p text:style-name="P1">drupal-7.54/modules/block/tests/block_test.info</text:p>
      <text:p text:style-name="P1">drupal-7.54/modules/block/tests/block_test.module</text:p>
      <text:p text:style-name="P1">drupal-7.54/modules/block/tests/themes/</text:p>
      <text:p text:style-name="P1">drupal-7.54/modules/block/tests/themes/block_test_theme/</text:p>
      <text:p text:style-name="P1">drupal-7.54/modules/block/tests/themes/block_test_theme/block_test_theme.info</text:p>
      <text:p text:style-name="P1">drupal-7.54/modules/block/tests/themes/block_test_theme/page.tpl.php</text:p>
      <text:p text:style-name="P1">drupal-7.54/modules/blog/</text:p>
      <text:p text:style-name="P1">drupal-7.54/modules/blog/blog.info</text:p>
      <text:p text:style-name="P1">drupal-7.54/modules/blog/blog.install</text:p>
      <text:p text:style-name="P1">drupal-7.54/modules/blog/blog.module</text:p>
      <text:p text:style-name="P1">drupal-7.54/modules/blog/blog.pages.inc</text:p>
      <text:p text:style-name="P1">drupal-7.54/modules/blog/blog.test</text:p>
      <text:p text:style-name="P1">drupal-7.54/modules/book/</text:p>
      <text:p text:style-name="P1">drupal-7.54/modules/book/book-all-books-block.tpl.php</text:p>
      <text:p text:style-name="P1">drupal-7.54/modules/book/book-export-html.tpl.php</text:p>
      <text:p text:style-name="P1">drupal-7.54/modules/book/book-navigation.tpl.php</text:p>
      <text:p text:style-name="P1">drupal-7.54/modules/book/book-node-export-html.tpl.php</text:p>
      <text:p text:style-name="P1">drupal-7.54/modules/book/book-rtl.css</text:p>
      <text:p text:style-name="P1">drupal-7.54/modules/book/book.admin.inc</text:p>
      <text:p text:style-name="P1">drupal-7.54/modules/book/book.css</text:p>
      <text:p text:style-name="P1">drupal-7.54/modules/book/book.info</text:p>
      <text:p text:style-name="P1">drupal-7.54/modules/book/book.install</text:p>
      <text:p text:style-name="P1">drupal-7.54/modules/book/book.js</text:p>
      <text:p text:style-name="P1">drupal-7.54/modules/book/book.module</text:p>
      <text:p text:style-name="P1">drupal-7.54/modules/book/book.pages.inc</text:p>
      <text:p text:style-name="P1">drupal-7.54/modules/book/book.test</text:p>
      <text:p text:style-name="P1">drupal-7.54/modules/color/</text:p>
      <text:p text:style-name="P1">drupal-7.54/modules/color/color-rtl.css</text:p>
      <text:p text:style-name="P1">drupal-7.54/modules/color/color.css</text:p>
      <text:p text:style-name="P1">drupal-7.54/modules/color/color.info</text:p>
      <text:p text:style-name="P1">drupal-7.54/modules/color/color.install</text:p>
      <text:p text:style-name="P1">drupal-7.54/modules/color/color.js</text:p>
      <text:p text:style-name="P1">drupal-7.54/modules/color/color.module</text:p>
      <text:p text:style-name="P1">drupal-7.54/modules/color/color.test</text:p>
      <text:p text:style-name="P1">drupal-7.54/modules/color/images/</text:p>
      <text:p text:style-name="P1"><text:soft-page-break/>drupal-7.54/modules/color/images/hook-rtl.png</text:p>
      <text:p text:style-name="P1">drupal-7.54/modules/color/images/hook.png</text:p>
      <text:p text:style-name="P1">drupal-7.54/modules/color/images/lock.png</text:p>
      <text:p text:style-name="P1">drupal-7.54/modules/color/preview.html</text:p>
      <text:p text:style-name="P1">drupal-7.54/modules/color/preview.js</text:p>
      <text:p text:style-name="P1">drupal-7.54/modules/comment/</text:p>
      <text:p text:style-name="P1">drupal-7.54/modules/comment/comment-node-form.js</text:p>
      <text:p text:style-name="P1">drupal-7.54/modules/comment/comment-rtl.css</text:p>
      <text:p text:style-name="P1">drupal-7.54/modules/comment/comment-wrapper.tpl.php</text:p>
      <text:p text:style-name="P1">drupal-7.54/modules/comment/comment.admin.inc</text:p>
      <text:p text:style-name="P1">drupal-7.54/modules/comment/comment.api.php</text:p>
      <text:p text:style-name="P1">drupal-7.54/modules/comment/comment.css</text:p>
      <text:p text:style-name="P1">drupal-7.54/modules/comment/comment.info</text:p>
      <text:p text:style-name="P1">drupal-7.54/modules/comment/comment.install</text:p>
      <text:p text:style-name="P1">drupal-7.54/modules/comment/comment.module</text:p>
      <text:p text:style-name="P1">drupal-7.54/modules/comment/comment.pages.inc</text:p>
      <text:p text:style-name="P1">drupal-7.54/modules/comment/comment.test</text:p>
      <text:p text:style-name="P1">drupal-7.54/modules/comment/comment.tokens.inc</text:p>
      <text:p text:style-name="P1">drupal-7.54/modules/comment/comment.tpl.php</text:p>
      <text:p text:style-name="P1">drupal-7.54/modules/contact/</text:p>
      <text:p text:style-name="P1">drupal-7.54/modules/contact/contact.admin.inc</text:p>
      <text:p text:style-name="P1">drupal-7.54/modules/contact/contact.info</text:p>
      <text:p text:style-name="P1">drupal-7.54/modules/contact/contact.install</text:p>
      <text:p text:style-name="P1">drupal-7.54/modules/contact/contact.module</text:p>
      <text:p text:style-name="P1">drupal-7.54/modules/contact/contact.pages.inc</text:p>
      <text:p text:style-name="P1">drupal-7.54/modules/contact/contact.test</text:p>
      <text:p text:style-name="P1">drupal-7.54/modules/contextual/</text:p>
      <text:p text:style-name="P1">drupal-7.54/modules/contextual/contextual-rtl.css</text:p>
      <text:p text:style-name="P1">drupal-7.54/modules/contextual/contextual.api.php</text:p>
      <text:p text:style-name="P1">drupal-7.54/modules/contextual/contextual.css</text:p>
      <text:p text:style-name="P1">drupal-7.54/modules/contextual/contextual.info</text:p>
      <text:p text:style-name="P1">drupal-7.54/modules/contextual/contextual.js</text:p>
      <text:p text:style-name="P1">drupal-7.54/modules/contextual/contextual.module</text:p>
      <text:p text:style-name="P1">drupal-7.54/modules/contextual/contextual.test</text:p>
      <text:p text:style-name="P1">drupal-7.54/modules/contextual/images/</text:p>
      <text:p text:style-name="P1">drupal-7.54/modules/contextual/images/gear-select.png</text:p>
      <text:p text:style-name="P1">drupal-7.54/modules/dashboard/</text:p>
      <text:p text:style-name="P1">drupal-7.54/modules/dashboard/dashboard-rtl.css</text:p>
      <text:p text:style-name="P1">drupal-7.54/modules/dashboard/dashboard.api.php</text:p>
      <text:p text:style-name="P1">drupal-7.54/modules/dashboard/dashboard.css</text:p>
      <text:p text:style-name="P1">drupal-7.54/modules/dashboard/dashboard.info</text:p>
      <text:p text:style-name="P1">drupal-7.54/modules/dashboard/dashboard.install</text:p>
      <text:p text:style-name="P1">drupal-7.54/modules/dashboard/dashboard.js</text:p>
      <text:p text:style-name="P1">drupal-7.54/modules/dashboard/dashboard.module</text:p>
      <text:p text:style-name="P1">drupal-7.54/modules/dashboard/dashboard.test</text:p>
      <text:p text:style-name="P1">drupal-7.54/modules/dblog/</text:p>
      <text:p text:style-name="P1">drupal-7.54/modules/dblog/dblog-rtl.css</text:p>
      <text:p text:style-name="P1">drupal-7.54/modules/dblog/dblog.admin.inc</text:p>
      <text:p text:style-name="P1">drupal-7.54/modules/dblog/dblog.css</text:p>
      <text:p text:style-name="P1">drupal-7.54/modules/dblog/dblog.info</text:p>
      <text:p text:style-name="P1">drupal-7.54/modules/dblog/dblog.install</text:p>
      <text:p text:style-name="P1">drupal-7.54/modules/dblog/dblog.module</text:p>
      <text:p text:style-name="P1"><text:soft-page-break/>drupal-7.54/modules/dblog/dblog.test</text:p>
      <text:p text:style-name="P1">drupal-7.54/modules/field/</text:p>
      <text:p text:style-name="P1">drupal-7.54/modules/field/field.api.php</text:p>
      <text:p text:style-name="P1">drupal-7.54/modules/field/field.attach.inc</text:p>
      <text:p text:style-name="P1">drupal-7.54/modules/field/field.crud.inc</text:p>
      <text:p text:style-name="P1">drupal-7.54/modules/field/field.default.inc</text:p>
      <text:p text:style-name="P1">drupal-7.54/modules/field/field.form.inc</text:p>
      <text:p text:style-name="P1">drupal-7.54/modules/field/field.info</text:p>
      <text:p text:style-name="P1">drupal-7.54/modules/field/field.info.class.inc</text:p>
      <text:p text:style-name="P1">drupal-7.54/modules/field/field.info.inc</text:p>
      <text:p text:style-name="P1">drupal-7.54/modules/field/field.install</text:p>
      <text:p text:style-name="P1">drupal-7.54/modules/field/field.module</text:p>
      <text:p text:style-name="P1">drupal-7.54/modules/field/field.multilingual.inc</text:p>
      <text:p text:style-name="P1">drupal-7.54/modules/field/modules/</text:p>
      <text:p text:style-name="P1">drupal-7.54/modules/field/modules/field_sql_storage/</text:p>
      <text:p text:style-name="P1">drupal-7.54/modules/field/modules/field_sql_storage/field_sql_storage.info</text:p>
      <text:p text:style-name="P1">drupal-7.54/modules/field/modules/field_sql_storage/field_sql_storage.install</text:p>
      <text:p text:style-name="P1">drupal-7.54/modules/field/modules/field_sql_storage/field_sql_storage.module</text:p>
      <text:p text:style-name="P1">drupal-7.54/modules/field/modules/field_sql_storage/field_sql_storage.test</text:p>
      <text:p text:style-name="P1">drupal-7.54/modules/field/modules/list/</text:p>
      <text:p text:style-name="P1">drupal-7.54/modules/field/modules/list/list.info</text:p>
      <text:p text:style-name="P1">drupal-7.54/modules/field/modules/list/list.install</text:p>
      <text:p text:style-name="P1">drupal-7.54/modules/field/modules/list/list.module</text:p>
      <text:p text:style-name="P1">drupal-7.54/modules/field/modules/list/tests/</text:p>
      <text:p text:style-name="P1">drupal-7.54/modules/field/modules/list/tests/list.test</text:p>
      <text:p text:style-name="P1">drupal-7.54/modules/field/modules/list/tests/list_test.info</text:p>
      <text:p text:style-name="P1">drupal-7.54/modules/field/modules/list/tests/list_test.module</text:p>
      <text:p text:style-name="P1">drupal-7.54/modules/field/modules/number/</text:p>
      <text:p text:style-name="P1">drupal-7.54/modules/field/modules/number/number.info</text:p>
      <text:p text:style-name="P1">drupal-7.54/modules/field/modules/number/number.install</text:p>
      <text:p text:style-name="P1">drupal-7.54/modules/field/modules/number/number.module</text:p>
      <text:p text:style-name="P1">drupal-7.54/modules/field/modules/number/number.test</text:p>
      <text:p text:style-name="P1">drupal-7.54/modules/field/modules/options/</text:p>
      <text:p text:style-name="P1">drupal-7.54/modules/field/modules/options/options.api.php</text:p>
      <text:p text:style-name="P1">drupal-7.54/modules/field/modules/options/options.info</text:p>
      <text:p text:style-name="P1">drupal-7.54/modules/field/modules/options/options.module</text:p>
      <text:p text:style-name="P1">drupal-7.54/modules/field/modules/options/options.test</text:p>
      <text:p text:style-name="P1">drupal-7.54/modules/field/modules/text/</text:p>
      <text:p text:style-name="P1">drupal-7.54/modules/field/modules/text/text.info</text:p>
      <text:p text:style-name="P1">drupal-7.54/modules/field/modules/text/text.install</text:p>
      <text:p text:style-name="P1">drupal-7.54/modules/field/modules/text/text.js</text:p>
      <text:p text:style-name="P1">drupal-7.54/modules/field/modules/text/text.module</text:p>
      <text:p text:style-name="P1">drupal-7.54/modules/field/modules/text/text.test</text:p>
      <text:p text:style-name="P1">drupal-7.54/modules/field/tests/</text:p>
      <text:p text:style-name="P1">drupal-7.54/modules/field/tests/field.test</text:p>
      <text:p text:style-name="P1">drupal-7.54/modules/field/tests/field_test.entity.inc</text:p>
      <text:p text:style-name="P1">drupal-7.54/modules/field/tests/field_test.field.inc</text:p>
      <text:p text:style-name="P1">drupal-7.54/modules/field/tests/field_test.info</text:p>
      <text:p text:style-name="P1">drupal-7.54/modules/field/tests/field_test.install</text:p>
      <text:p text:style-name="P1">drupal-7.54/modules/field/tests/field_test.module</text:p>
      <text:p text:style-name="P1">drupal-7.54/modules/field/tests/field_test.storage.inc</text:p>
      <text:p text:style-name="P1">drupal-7.54/modules/field/theme/</text:p>
      <text:p text:style-name="P1"><text:soft-page-break/>drupal-7.54/modules/field/theme/field-rtl.css</text:p>
      <text:p text:style-name="P1">drupal-7.54/modules/field/theme/field.css</text:p>
      <text:p text:style-name="P1">drupal-7.54/modules/field/theme/field.tpl.php</text:p>
      <text:p text:style-name="P1">drupal-7.54/modules/field_ui/</text:p>
      <text:p text:style-name="P1">drupal-7.54/modules/field_ui/field_ui-rtl.css</text:p>
      <text:p text:style-name="P1">drupal-7.54/modules/field_ui/field_ui.admin.inc</text:p>
      <text:p text:style-name="P1">drupal-7.54/modules/field_ui/field_ui.api.php</text:p>
      <text:p text:style-name="P1">drupal-7.54/modules/field_ui/field_ui.css</text:p>
      <text:p text:style-name="P1">drupal-7.54/modules/field_ui/field_ui.info</text:p>
      <text:p text:style-name="P1">drupal-7.54/modules/field_ui/field_ui.js</text:p>
      <text:p text:style-name="P1">drupal-7.54/modules/field_ui/field_ui.module</text:p>
      <text:p text:style-name="P1">drupal-7.54/modules/field_ui/field_ui.test</text:p>
      <text:p text:style-name="P1">drupal-7.54/modules/file/</text:p>
      <text:p text:style-name="P1">drupal-7.54/modules/file/file.api.php</text:p>
      <text:p text:style-name="P1">drupal-7.54/modules/file/file.css</text:p>
      <text:p text:style-name="P1">drupal-7.54/modules/file/file.field.inc</text:p>
      <text:p text:style-name="P1">drupal-7.54/modules/file/file.info</text:p>
      <text:p text:style-name="P1">drupal-7.54/modules/file/file.install</text:p>
      <text:p text:style-name="P1">drupal-7.54/modules/file/file.js</text:p>
      <text:p text:style-name="P1">drupal-7.54/modules/file/file.module</text:p>
      <text:p text:style-name="P1">drupal-7.54/modules/file/icons/</text:p>
      <text:p text:style-name="P1">drupal-7.54/modules/file/icons/application-octet-stream.png</text:p>
      <text:p text:style-name="P1">drupal-7.54/modules/file/icons/application-pdf.png</text:p>
      <text:p text:style-name="P1">drupal-7.54/modules/file/icons/application-x-executable.png</text:p>
      <text:p text:style-name="P1">drupal-7.54/modules/file/icons/audio-x-generic.png</text:p>
      <text:p text:style-name="P1">drupal-7.54/modules/file/icons/image-x-generic.png</text:p>
      <text:p text:style-name="P1">drupal-7.54/modules/file/icons/package-x-generic.png</text:p>
      <text:p text:style-name="P1">drupal-7.54/modules/file/icons/text-html.png</text:p>
      <text:p text:style-name="P1">drupal-7.54/modules/file/icons/text-plain.png</text:p>
      <text:p text:style-name="P1">drupal-7.54/modules/file/icons/text-x-generic.png</text:p>
      <text:p text:style-name="P1">drupal-7.54/modules/file/icons/text-x-script.png</text:p>
      <text:p text:style-name="P1">drupal-7.54/modules/file/icons/video-x-generic.png</text:p>
      <text:p text:style-name="P1">drupal-7.54/modules/file/icons/x-office-document.png</text:p>
      <text:p text:style-name="P1">drupal-7.54/modules/file/icons/x-office-presentation.png</text:p>
      <text:p text:style-name="P1">drupal-7.54/modules/file/icons/x-office-spreadsheet.png</text:p>
      <text:p text:style-name="P1">drupal-7.54/modules/file/tests/</text:p>
      <text:p text:style-name="P1">drupal-7.54/modules/file/tests/file.test</text:p>
      <text:p text:style-name="P1">drupal-7.54/modules/file/tests/file_module_test.info</text:p>
      <text:p text:style-name="P1">drupal-7.54/modules/file/tests/file_module_test.module</text:p>
      <text:p text:style-name="P1">drupal-7.54/modules/filter/</text:p>
      <text:p text:style-name="P1">drupal-7.54/modules/filter/filter.admin.inc</text:p>
      <text:p text:style-name="P1">drupal-7.54/modules/filter/filter.admin.js</text:p>
      <text:p text:style-name="P1">drupal-7.54/modules/filter/filter.api.php</text:p>
      <text:p text:style-name="P1">drupal-7.54/modules/filter/filter.css</text:p>
      <text:p text:style-name="P1">drupal-7.54/modules/filter/filter.info</text:p>
      <text:p text:style-name="P1">drupal-7.54/modules/filter/filter.install</text:p>
      <text:p text:style-name="P1">drupal-7.54/modules/filter/filter.js</text:p>
      <text:p text:style-name="P1">drupal-7.54/modules/filter/filter.module</text:p>
      <text:p text:style-name="P1">drupal-7.54/modules/filter/filter.pages.inc</text:p>
      <text:p text:style-name="P1">drupal-7.54/modules/filter/filter.test</text:p>
      <text:p text:style-name="P1">drupal-7.54/modules/filter/tests/</text:p>
      <text:p text:style-name="P1">drupal-7.54/modules/filter/tests/filter.url-input.txt</text:p>
      <text:p text:style-name="P1"><text:soft-page-break/>drupal-7.54/modules/filter/tests/filter.url-output.txt</text:p>
      <text:p text:style-name="P1">drupal-7.54/modules/forum/</text:p>
      <text:p text:style-name="P1">drupal-7.54/modules/forum/forum-icon.tpl.php</text:p>
      <text:p text:style-name="P1">drupal-7.54/modules/forum/forum-list.tpl.php</text:p>
      <text:p text:style-name="P1">drupal-7.54/modules/forum/forum-rtl.css</text:p>
      <text:p text:style-name="P1">drupal-7.54/modules/forum/forum-submitted.tpl.php</text:p>
      <text:p text:style-name="P1">drupal-7.54/modules/forum/forum-topic-list.tpl.php</text:p>
      <text:p text:style-name="P1">drupal-7.54/modules/forum/forum.admin.inc</text:p>
      <text:p text:style-name="P1">drupal-7.54/modules/forum/forum.css</text:p>
      <text:p text:style-name="P1">drupal-7.54/modules/forum/forum.info</text:p>
      <text:p text:style-name="P1">drupal-7.54/modules/forum/forum.install</text:p>
      <text:p text:style-name="P1">drupal-7.54/modules/forum/forum.module</text:p>
      <text:p text:style-name="P1">drupal-7.54/modules/forum/forum.pages.inc</text:p>
      <text:p text:style-name="P1">drupal-7.54/modules/forum/forum.test</text:p>
      <text:p text:style-name="P1">drupal-7.54/modules/forum/forums.tpl.php</text:p>
      <text:p text:style-name="P1">drupal-7.54/modules/help/</text:p>
      <text:p text:style-name="P1">drupal-7.54/modules/help/help-rtl.css</text:p>
      <text:p text:style-name="P1">drupal-7.54/modules/help/help.admin.inc</text:p>
      <text:p text:style-name="P1">drupal-7.54/modules/help/help.css</text:p>
      <text:p text:style-name="P1">drupal-7.54/modules/help/help.info</text:p>
      <text:p text:style-name="P1">drupal-7.54/modules/help/help.module</text:p>
      <text:p text:style-name="P1">drupal-7.54/modules/help/help.test</text:p>
      <text:p text:style-name="P1">drupal-7.54/modules/image/</text:p>
      <text:p text:style-name="P1">drupal-7.54/modules/image/image-rtl.css</text:p>
      <text:p text:style-name="P1">drupal-7.54/modules/image/image.admin.css</text:p>
      <text:p text:style-name="P1">drupal-7.54/modules/image/image.admin.inc</text:p>
      <text:p text:style-name="P1">drupal-7.54/modules/image/image.api.php</text:p>
      <text:p text:style-name="P1">drupal-7.54/modules/image/image.css</text:p>
      <text:p text:style-name="P1">drupal-7.54/modules/image/image.effects.inc</text:p>
      <text:p text:style-name="P1">drupal-7.54/modules/image/image.field.inc</text:p>
      <text:p text:style-name="P1">drupal-7.54/modules/image/image.info</text:p>
      <text:p text:style-name="P1">drupal-7.54/modules/image/image.install</text:p>
      <text:p text:style-name="P1">drupal-7.54/modules/image/image.module</text:p>
      <text:p text:style-name="P1">drupal-7.54/modules/image/image.test</text:p>
      <text:p text:style-name="P1">drupal-7.54/modules/image/sample.png</text:p>
      <text:p text:style-name="P1">drupal-7.54/modules/image/tests/</text:p>
      <text:p text:style-name="P1">drupal-7.54/modules/image/tests/image_module_test.info</text:p>
      <text:p text:style-name="P1">drupal-7.54/modules/image/tests/image_module_test.module</text:p>
      <text:p text:style-name="P1">drupal-7.54/modules/locale/</text:p>
      <text:p text:style-name="P1">drupal-7.54/modules/locale/locale-rtl.css</text:p>
      <text:p text:style-name="P1">drupal-7.54/modules/locale/locale.admin.inc</text:p>
      <text:p text:style-name="P1">drupal-7.54/modules/locale/locale.api.php</text:p>
      <text:p text:style-name="P1">drupal-7.54/modules/locale/locale.css</text:p>
      <text:p text:style-name="P1">drupal-7.54/modules/locale/locale.datepicker.js</text:p>
      <text:p text:style-name="P1">drupal-7.54/modules/locale/locale.info</text:p>
      <text:p text:style-name="P1">drupal-7.54/modules/locale/locale.install</text:p>
      <text:p text:style-name="P1">drupal-7.54/modules/locale/locale.module</text:p>
      <text:p text:style-name="P1">drupal-7.54/modules/locale/locale.test</text:p>
      <text:p text:style-name="P1">drupal-7.54/modules/locale/tests/</text:p>
      <text:p text:style-name="P1">drupal-7.54/modules/locale/tests/locale_test.info</text:p>
      <text:p text:style-name="P1">drupal-7.54/modules/locale/tests/locale_test.js</text:p>
      <text:p text:style-name="P1">drupal-7.54/modules/locale/tests/locale_test.module</text:p>
      <text:p text:style-name="P1"><text:soft-page-break/>drupal-7.54/modules/locale/tests/translations/</text:p>
      <text:p text:style-name="P1">drupal-7.54/modules/locale/tests/translations/test.xx.po</text:p>
      <text:p text:style-name="P1">drupal-7.54/modules/menu/</text:p>
      <text:p text:style-name="P1">drupal-7.54/modules/menu/menu.admin.inc</text:p>
      <text:p text:style-name="P1">drupal-7.54/modules/menu/menu.admin.js</text:p>
      <text:p text:style-name="P1">drupal-7.54/modules/menu/menu.api.php</text:p>
      <text:p text:style-name="P1">drupal-7.54/modules/menu/menu.css</text:p>
      <text:p text:style-name="P1">drupal-7.54/modules/menu/menu.info</text:p>
      <text:p text:style-name="P1">drupal-7.54/modules/menu/menu.install</text:p>
      <text:p text:style-name="P1">drupal-7.54/modules/menu/menu.js</text:p>
      <text:p text:style-name="P1">drupal-7.54/modules/menu/menu.module</text:p>
      <text:p text:style-name="P1">drupal-7.54/modules/menu/menu.test</text:p>
      <text:p text:style-name="P1">drupal-7.54/modules/node/</text:p>
      <text:p text:style-name="P1">drupal-7.54/modules/node/content_types.inc</text:p>
      <text:p text:style-name="P1">drupal-7.54/modules/node/content_types.js</text:p>
      <text:p text:style-name="P1">drupal-7.54/modules/node/node.admin.inc</text:p>
      <text:p text:style-name="P1">drupal-7.54/modules/node/node.api.php</text:p>
      <text:p text:style-name="P1">drupal-7.54/modules/node/node.css</text:p>
      <text:p text:style-name="P1">drupal-7.54/modules/node/node.info</text:p>
      <text:p text:style-name="P1">drupal-7.54/modules/node/node.install</text:p>
      <text:p text:style-name="P1">drupal-7.54/modules/node/node.js</text:p>
      <text:p text:style-name="P1">drupal-7.54/modules/node/node.module</text:p>
      <text:p text:style-name="P1">drupal-7.54/modules/node/node.pages.inc</text:p>
      <text:p text:style-name="P1">drupal-7.54/modules/node/node.test</text:p>
      <text:p text:style-name="P1">drupal-7.54/modules/node/node.tokens.inc</text:p>
      <text:p text:style-name="P1">drupal-7.54/modules/node/node.tpl.php</text:p>
      <text:p text:style-name="P1">drupal-7.54/modules/node/tests/</text:p>
      <text:p text:style-name="P1">drupal-7.54/modules/node/tests/node_access_test.info</text:p>
      <text:p text:style-name="P1">drupal-7.54/modules/node/tests/node_access_test.install</text:p>
      <text:p text:style-name="P1">drupal-7.54/modules/node/tests/node_access_test.module</text:p>
      <text:p text:style-name="P1">drupal-7.54/modules/node/tests/node_test.info</text:p>
      <text:p text:style-name="P1">drupal-7.54/modules/node/tests/node_test.module</text:p>
      <text:p text:style-name="P1">drupal-7.54/modules/node/tests/node_test_exception.info</text:p>
      <text:p text:style-name="P1">drupal-7.54/modules/node/tests/node_test_exception.module</text:p>
      <text:p text:style-name="P1">drupal-7.54/modules/openid/</text:p>
      <text:p text:style-name="P1">drupal-7.54/modules/openid/login-bg.png</text:p>
      <text:p text:style-name="P1">drupal-7.54/modules/openid/openid-rtl.css</text:p>
      <text:p text:style-name="P1">drupal-7.54/modules/openid/openid.api.php</text:p>
      <text:p text:style-name="P1">drupal-7.54/modules/openid/openid.css</text:p>
      <text:p text:style-name="P1">drupal-7.54/modules/openid/openid.inc</text:p>
      <text:p text:style-name="P1">drupal-7.54/modules/openid/openid.info</text:p>
      <text:p text:style-name="P1">drupal-7.54/modules/openid/openid.install</text:p>
      <text:p text:style-name="P1">drupal-7.54/modules/openid/openid.js</text:p>
      <text:p text:style-name="P1">drupal-7.54/modules/openid/openid.module</text:p>
      <text:p text:style-name="P1">drupal-7.54/modules/openid/openid.pages.inc</text:p>
      <text:p text:style-name="P1">drupal-7.54/modules/openid/openid.test</text:p>
      <text:p text:style-name="P1">drupal-7.54/modules/openid/tests/</text:p>
      <text:p text:style-name="P1">drupal-7.54/modules/openid/tests/openid_test.info</text:p>
      <text:p text:style-name="P1">drupal-7.54/modules/openid/tests/openid_test.install</text:p>
      <text:p text:style-name="P1">drupal-7.54/modules/openid/tests/openid_test.module</text:p>
      <text:p text:style-name="P1">drupal-7.54/modules/overlay/</text:p>
      <text:p text:style-name="P1">drupal-7.54/modules/overlay/images/</text:p>
      <text:p text:style-name="P1"><text:soft-page-break/>drupal-7.54/modules/overlay/images/background.png</text:p>
      <text:p text:style-name="P1">drupal-7.54/modules/overlay/images/close-rtl.png</text:p>
      <text:p text:style-name="P1">drupal-7.54/modules/overlay/images/close.png</text:p>
      <text:p text:style-name="P1">drupal-7.54/modules/overlay/overlay-child-rtl.css</text:p>
      <text:p text:style-name="P1">drupal-7.54/modules/overlay/overlay-child.css</text:p>
      <text:p text:style-name="P1">drupal-7.54/modules/overlay/overlay-child.js</text:p>
      <text:p text:style-name="P1">drupal-7.54/modules/overlay/overlay-parent.css</text:p>
      <text:p text:style-name="P1">drupal-7.54/modules/overlay/overlay-parent.js</text:p>
      <text:p text:style-name="P1">drupal-7.54/modules/overlay/overlay.api.php</text:p>
      <text:p text:style-name="P1">drupal-7.54/modules/overlay/overlay.info</text:p>
      <text:p text:style-name="P1">drupal-7.54/modules/overlay/overlay.install</text:p>
      <text:p text:style-name="P1">drupal-7.54/modules/overlay/overlay.module</text:p>
      <text:p text:style-name="P1">drupal-7.54/modules/overlay/overlay.tpl.php</text:p>
      <text:p text:style-name="P1">drupal-7.54/modules/path/</text:p>
      <text:p text:style-name="P1">drupal-7.54/modules/path/path.admin.inc</text:p>
      <text:p text:style-name="P1">drupal-7.54/modules/path/path.api.php</text:p>
      <text:p text:style-name="P1">drupal-7.54/modules/path/path.info</text:p>
      <text:p text:style-name="P1">drupal-7.54/modules/path/path.js</text:p>
      <text:p text:style-name="P1">drupal-7.54/modules/path/path.module</text:p>
      <text:p text:style-name="P1">drupal-7.54/modules/path/path.test</text:p>
      <text:p text:style-name="P1">drupal-7.54/modules/php/</text:p>
      <text:p text:style-name="P1">drupal-7.54/modules/php/php.info</text:p>
      <text:p text:style-name="P1">drupal-7.54/modules/php/php.install</text:p>
      <text:p text:style-name="P1">drupal-7.54/modules/php/php.module</text:p>
      <text:p text:style-name="P1">drupal-7.54/modules/php/php.test</text:p>
      <text:p text:style-name="P1">drupal-7.54/modules/poll/</text:p>
      <text:p text:style-name="P1">drupal-7.54/modules/poll/poll-bar--block.tpl.php</text:p>
      <text:p text:style-name="P1">drupal-7.54/modules/poll/poll-bar.tpl.php</text:p>
      <text:p text:style-name="P1">drupal-7.54/modules/poll/poll-results--block.tpl.php</text:p>
      <text:p text:style-name="P1">drupal-7.54/modules/poll/poll-results.tpl.php</text:p>
      <text:p text:style-name="P1">drupal-7.54/modules/poll/poll-rtl.css</text:p>
      <text:p text:style-name="P1">drupal-7.54/modules/poll/poll-vote.tpl.php</text:p>
      <text:p text:style-name="P1">drupal-7.54/modules/poll/poll.css</text:p>
      <text:p text:style-name="P1">drupal-7.54/modules/poll/poll.info</text:p>
      <text:p text:style-name="P1">drupal-7.54/modules/poll/poll.install</text:p>
      <text:p text:style-name="P1">drupal-7.54/modules/poll/poll.module</text:p>
      <text:p text:style-name="P1">drupal-7.54/modules/poll/poll.pages.inc</text:p>
      <text:p text:style-name="P1">drupal-7.54/modules/poll/poll.test</text:p>
      <text:p text:style-name="P1">drupal-7.54/modules/poll/poll.tokens.inc</text:p>
      <text:p text:style-name="P1">drupal-7.54/modules/profile/</text:p>
      <text:p text:style-name="P1">drupal-7.54/modules/profile/profile-block.tpl.php</text:p>
      <text:p text:style-name="P1">drupal-7.54/modules/profile/profile-listing.tpl.php</text:p>
      <text:p text:style-name="P1">drupal-7.54/modules/profile/profile-wrapper.tpl.php</text:p>
      <text:p text:style-name="P1">drupal-7.54/modules/profile/profile.admin.inc</text:p>
      <text:p text:style-name="P1">drupal-7.54/modules/profile/profile.css</text:p>
      <text:p text:style-name="P1">drupal-7.54/modules/profile/profile.info</text:p>
      <text:p text:style-name="P1">drupal-7.54/modules/profile/profile.install</text:p>
      <text:p text:style-name="P1">drupal-7.54/modules/profile/profile.js</text:p>
      <text:p text:style-name="P1">drupal-7.54/modules/profile/profile.module</text:p>
      <text:p text:style-name="P1">drupal-7.54/modules/profile/profile.pages.inc</text:p>
      <text:p text:style-name="P1">drupal-7.54/modules/profile/profile.test</text:p>
      <text:p text:style-name="P1">drupal-7.54/modules/rdf/</text:p>
      <text:p text:style-name="P1"><text:soft-page-break/>drupal-7.54/modules/rdf/rdf.api.php</text:p>
      <text:p text:style-name="P1">drupal-7.54/modules/rdf/rdf.info</text:p>
      <text:p text:style-name="P1">drupal-7.54/modules/rdf/rdf.install</text:p>
      <text:p text:style-name="P1">drupal-7.54/modules/rdf/rdf.module</text:p>
      <text:p text:style-name="P1">drupal-7.54/modules/rdf/rdf.test</text:p>
      <text:p text:style-name="P1">drupal-7.54/modules/rdf/tests/</text:p>
      <text:p text:style-name="P1">drupal-7.54/modules/rdf/tests/rdf_test.info</text:p>
      <text:p text:style-name="P1">drupal-7.54/modules/rdf/tests/rdf_test.install</text:p>
      <text:p text:style-name="P1">drupal-7.54/modules/rdf/tests/rdf_test.module</text:p>
      <text:p text:style-name="P1">drupal-7.54/modules/search/</text:p>
      <text:p text:style-name="P1">drupal-7.54/modules/search/search-block-form.tpl.php</text:p>
      <text:p text:style-name="P1">drupal-7.54/modules/search/search-result.tpl.php</text:p>
      <text:p text:style-name="P1">drupal-7.54/modules/search/search-results.tpl.php</text:p>
      <text:p text:style-name="P1">drupal-7.54/modules/search/search-rtl.css</text:p>
      <text:p text:style-name="P1">drupal-7.54/modules/search/search.admin.inc</text:p>
      <text:p text:style-name="P1">drupal-7.54/modules/search/search.api.php</text:p>
      <text:p text:style-name="P1">drupal-7.54/modules/search/search.css</text:p>
      <text:p text:style-name="P1">drupal-7.54/modules/search/search.extender.inc</text:p>
      <text:p text:style-name="P1">drupal-7.54/modules/search/search.info</text:p>
      <text:p text:style-name="P1">drupal-7.54/modules/search/search.install</text:p>
      <text:p text:style-name="P1">drupal-7.54/modules/search/search.module</text:p>
      <text:p text:style-name="P1">drupal-7.54/modules/search/search.pages.inc</text:p>
      <text:p text:style-name="P1">drupal-7.54/modules/search/search.test</text:p>
      <text:p text:style-name="P1">drupal-7.54/modules/search/tests/</text:p>
      <text:p text:style-name="P1">drupal-7.54/modules/search/tests/UnicodeTest.txt</text:p>
      <text:p text:style-name="P1">drupal-7.54/modules/search/tests/search_embedded_form.info</text:p>
      <text:p text:style-name="P1">drupal-7.54/modules/search/tests/search_embedded_form.module</text:p>
      <text:p text:style-name="P1">drupal-7.54/modules/search/tests/search_extra_type.info</text:p>
      <text:p text:style-name="P1">drupal-7.54/modules/search/tests/search_extra_type.module</text:p>
      <text:p text:style-name="P1">drupal-7.54/modules/search/tests/search_node_tags.info</text:p>
      <text:p text:style-name="P1">drupal-7.54/modules/search/tests/search_node_tags.module</text:p>
      <text:p text:style-name="P1">drupal-7.54/modules/shortcut/</text:p>
      <text:p text:style-name="P1">drupal-7.54/modules/shortcut/shortcut-rtl.css</text:p>
      <text:p text:style-name="P1">drupal-7.54/modules/shortcut/shortcut.admin.css</text:p>
      <text:p text:style-name="P1">drupal-7.54/modules/shortcut/shortcut.admin.inc</text:p>
      <text:p text:style-name="P1">drupal-7.54/modules/shortcut/shortcut.admin.js</text:p>
      <text:p text:style-name="P1">drupal-7.54/modules/shortcut/shortcut.api.php</text:p>
      <text:p text:style-name="P1">drupal-7.54/modules/shortcut/shortcut.css</text:p>
      <text:p text:style-name="P1">drupal-7.54/modules/shortcut/shortcut.info</text:p>
      <text:p text:style-name="P1">drupal-7.54/modules/shortcut/shortcut.install</text:p>
      <text:p text:style-name="P1">drupal-7.54/modules/shortcut/shortcut.module</text:p>
      <text:p text:style-name="P1">drupal-7.54/modules/shortcut/shortcut.png</text:p>
      <text:p text:style-name="P1">drupal-7.54/modules/shortcut/shortcut.test</text:p>
      <text:p text:style-name="P1">drupal-7.54/modules/simpletest/</text:p>
      <text:p text:style-name="P1">drupal-7.54/modules/simpletest/drupal_web_test_case.php</text:p>
      <text:p text:style-name="P1">drupal-7.54/modules/simpletest/files/</text:p>
      <text:p text:style-name="P1">drupal-7.54/modules/simpletest/files/README.txt</text:p>
      <text:p text:style-name="P1">drupal-7.54/modules/simpletest/files/css_test_files/</text:p>
      <text:p text:style-name="P1">drupal-7.54/modules/simpletest/files/css_test_files/comment_hacks.css</text:p>
      <text:p text:style-name="P1">drupal-7.54/modules/simpletest/files/css_test_files/comment_hacks.css.optimized.css</text:p>
      <text:p text:style-name="P1">drupal-7.54/modules/simpletest/files/css_test_files/comment_hacks.css.unoptimized.css</text:p>
      <text:p text:style-name="P1">drupal-7.54/modules/simpletest/files/css_test_files/css_input_with_import.css</text:p>
      <text:p text:style-name="P1"><text:soft-page-break/>drupal-7.54/modules/simpletest/files/css_test_files/css_input_with_import.css.optimized.css</text:p>
      <text:p text:style-name="P1">drupal-7.54/modules/simpletest/files/css_test_files/css_input_with_import.css.unoptimized.css</text:p>
      <text:p text:style-name="P1">drupal-7.54/modules/simpletest/files/css_test_files/css_input_without_import.css</text:p>
      <text:p text:style-name="P1">drupal-7.54/modules/simpletest/files/css_test_files/css_input_without_import.css.optimized.css</text:p>
      <text:p text:style-name="P1">drupal-7.54/modules/simpletest/files/css_test_files/css_input_without_import.css.unoptimized.css</text:p>
      <text:p text:style-name="P1">drupal-7.54/modules/simpletest/files/css_test_files/css_subfolder/</text:p>
      <text:p text:style-name="P1">drupal-7.54/modules/simpletest/files/css_test_files/css_subfolder/css_input_with_import.css</text:p>
      <text:p text:style-name="P1">drupal-7.54/modules/simpletest/files/css_test_files/css_subfolder/css_input_with_import.css.optimized.css</text:p>
      <text:p text:style-name="P1">drupal-7.54/modules/simpletest/files/css_test_files/css_subfolder/css_input_with_import.css.unoptimized.css</text:p>
      <text:p text:style-name="P1">drupal-7.54/modules/simpletest/files/css_test_files/import1.css</text:p>
      <text:p text:style-name="P1">drupal-7.54/modules/simpletest/files/css_test_files/import2.css</text:p>
      <text:p text:style-name="P1">drupal-7.54/modules/simpletest/files/html-1.txt</text:p>
      <text:p text:style-name="P1">drupal-7.54/modules/simpletest/files/html-2.html</text:p>
      <text:p text:style-name="P1">drupal-7.54/modules/simpletest/files/image-1.png</text:p>
      <text:p text:style-name="P1">drupal-7.54/modules/simpletest/files/image-2.jpg</text:p>
      <text:p text:style-name="P1">drupal-7.54/modules/simpletest/files/image-test-no-transparency.gif</text:p>
      <text:p text:style-name="P1">drupal-7.54/modules/simpletest/files/image-test-transparent-out-of-range.gif</text:p>
      <text:p text:style-name="P1">drupal-7.54/modules/simpletest/files/image-test.gif</text:p>
      <text:p text:style-name="P1">drupal-7.54/modules/simpletest/files/image-test.jpg</text:p>
      <text:p text:style-name="P1">drupal-7.54/modules/simpletest/files/image-test.png</text:p>
      <text:p text:style-name="P1">drupal-7.54/modules/simpletest/files/javascript-1.txt</text:p>
      <text:p text:style-name="P1">drupal-7.54/modules/simpletest/files/javascript-2.script</text:p>
      <text:p text:style-name="P1">drupal-7.54/modules/simpletest/files/php-1.txt</text:p>
      <text:p text:style-name="P1">drupal-7.54/modules/simpletest/files/php-2.php</text:p>
      <text:p text:style-name="P1">drupal-7.54/modules/simpletest/files/sql-1.txt</text:p>
      <text:p text:style-name="P1">drupal-7.54/modules/simpletest/files/sql-2.sql</text:p>
      <text:p text:style-name="P1">drupal-7.54/modules/simpletest/lib/</text:p>
      <text:p text:style-name="P1">drupal-7.54/modules/simpletest/lib/Drupal/</text:p>
      <text:p text:style-name="P1">drupal-7.54/modules/simpletest/lib/Drupal/simpletest/</text:p>
      <text:p text:style-name="P1">drupal-7.54/modules/simpletest/lib/Drupal/simpletest/Tests/</text:p>
      <text:p text:style-name="P1">drupal-7.54/modules/simpletest/lib/Drupal/simpletest/Tests/PSR0WebTest.php</text:p>
      <text:p text:style-name="P1">drupal-7.54/modules/simpletest/simpletest.api.php</text:p>
      <text:p text:style-name="P1">drupal-7.54/modules/simpletest/simpletest.css</text:p>
      <text:p text:style-name="P1">drupal-7.54/modules/simpletest/simpletest.info</text:p>
      <text:p text:style-name="P1">drupal-7.54/modules/simpletest/simpletest.install</text:p>
      <text:p text:style-name="P1">drupal-7.54/modules/simpletest/simpletest.js</text:p>
      <text:p text:style-name="P1">drupal-7.54/modules/simpletest/simpletest.module</text:p>
      <text:p text:style-name="P1">drupal-7.54/modules/simpletest/simpletest.pages.inc</text:p>
      <text:p text:style-name="P1">drupal-7.54/modules/simpletest/simpletest.test</text:p>
      <text:p text:style-name="P1">drupal-7.54/modules/simpletest/src/</text:p>
      <text:p text:style-name="P1">drupal-7.54/modules/simpletest/src/Tests/</text:p>
      <text:p text:style-name="P1">drupal-7.54/modules/simpletest/src/Tests/PSR4WebTest.php</text:p>
      <text:p text:style-name="P1">drupal-7.54/modules/simpletest/tests/</text:p>
      <text:p text:style-name="P1">drupal-7.54/modules/simpletest/tests/actions.test</text:p>
      <text:p text:style-name="P1">drupal-7.54/modules/simpletest/tests/actions_loop_test.info</text:p>
      <text:p text:style-name="P1">drupal-7.54/modules/simpletest/tests/actions_loop_test.install</text:p>
      <text:p text:style-name="P1">drupal-7.54/modules/simpletest/tests/actions_loop_test.module</text:p>
      <text:p text:style-name="P1">drupal-7.54/modules/simpletest/tests/ajax.test</text:p>
      <text:p text:style-name="P1">drupal-7.54/modules/simpletest/tests/ajax_forms_test.info</text:p>
      <text:p text:style-name="P1"><text:soft-page-break/>drupal-7.54/modules/simpletest/tests/ajax_forms_test.module</text:p>
      <text:p text:style-name="P1">drupal-7.54/modules/simpletest/tests/ajax_test.info</text:p>
      <text:p text:style-name="P1">drupal-7.54/modules/simpletest/tests/ajax_test.module</text:p>
      <text:p text:style-name="P1">drupal-7.54/modules/simpletest/tests/batch.test</text:p>
      <text:p text:style-name="P1">drupal-7.54/modules/simpletest/tests/batch_test.callbacks.inc</text:p>
      <text:p text:style-name="P1">drupal-7.54/modules/simpletest/tests/batch_test.info</text:p>
      <text:p text:style-name="P1">drupal-7.54/modules/simpletest/tests/batch_test.module</text:p>
      <text:p text:style-name="P1">drupal-7.54/modules/simpletest/tests/boot.test</text:p>
      <text:p text:style-name="P1">drupal-7.54/modules/simpletest/tests/boot_test_1.info</text:p>
      <text:p text:style-name="P1">drupal-7.54/modules/simpletest/tests/boot_test_1.module</text:p>
      <text:p text:style-name="P1">drupal-7.54/modules/simpletest/tests/boot_test_2.info</text:p>
      <text:p text:style-name="P1">drupal-7.54/modules/simpletest/tests/boot_test_2.module</text:p>
      <text:p text:style-name="P1">drupal-7.54/modules/simpletest/tests/bootstrap.test</text:p>
      <text:p text:style-name="P1">drupal-7.54/modules/simpletest/tests/cache.test</text:p>
      <text:p text:style-name="P1">drupal-7.54/modules/simpletest/tests/common.test</text:p>
      <text:p text:style-name="P1">drupal-7.54/modules/simpletest/tests/common_test.css</text:p>
      <text:p text:style-name="P1">drupal-7.54/modules/simpletest/tests/common_test.info</text:p>
      <text:p text:style-name="P1">drupal-7.54/modules/simpletest/tests/common_test.module</text:p>
      <text:p text:style-name="P1">drupal-7.54/modules/simpletest/tests/common_test.print.css</text:p>
      <text:p text:style-name="P1">drupal-7.54/modules/simpletest/tests/common_test_cron_helper.info</text:p>
      <text:p text:style-name="P1">drupal-7.54/modules/simpletest/tests/common_test_cron_helper.module</text:p>
      <text:p text:style-name="P1">drupal-7.54/modules/simpletest/tests/common_test_info.txt</text:p>
      <text:p text:style-name="P1">drupal-7.54/modules/simpletest/tests/database_test.info</text:p>
      <text:p text:style-name="P1">drupal-7.54/modules/simpletest/tests/database_test.install</text:p>
      <text:p text:style-name="P1">drupal-7.54/modules/simpletest/tests/database_test.module</text:p>
      <text:p text:style-name="P1">drupal-7.54/modules/simpletest/tests/database_test.test</text:p>
      <text:p text:style-name="P1">drupal-7.54/modules/simpletest/tests/drupal_autoload_test/</text:p>
      <text:p text:style-name="P1">drupal-7.54/modules/simpletest/tests/drupal_autoload_test/drupal_autoload_test.info</text:p>
      <text:p text:style-name="P1">drupal-7.54/modules/simpletest/tests/drupal_autoload_test/drupal_autoload_test.module</text:p>
      <text:p text:style-name="P1">drupal-7.54/modules/simpletest/tests/drupal_autoload_test/drupal_autoload_test_class.inc</text:p>
      <text:p text:style-name="P1">drupal-7.54/modules/simpletest/tests/drupal_autoload_test/drupal_autoload_test_interface.inc</text:p>
      <text:p text:style-name="P1">drupal-7.54/modules/simpletest/tests/drupal_autoload_test/drupal_autoload_test_trait.sh</text:p>
      <text:p text:style-name="P1">drupal-7.54/modules/simpletest/tests/drupal_system_listing_compatible_test/</text:p>
      <text:p text:style-name="P1">drupal-7.54/modules/simpletest/tests/drupal_system_listing_compatible_test/drupal_system_listing_compatible_test.info</text:p>
      <text:p text:style-name="P1">drupal-7.54/modules/simpletest/tests/drupal_system_listing_compatible_test/drupal_system_listing_compatible_test.module</text:p>
      <text:p text:style-name="P1">drupal-7.54/modules/simpletest/tests/drupal_system_listing_incompatible_test/</text:p>
      <text:p text:style-name="P1">drupal-7.54/modules/simpletest/tests/drupal_system_listing_incompatible_test/drupal_system_listing_incompatible_test.info</text:p>
      <text:p text:style-name="P1">drupal-7.54/modules/simpletest/tests/drupal_system_listing_incompatible_test/drupal_system_listing_incompatible_test.module</text:p>
      <text:p text:style-name="P1">drupal-7.54/modules/simpletest/tests/entity_cache_test.info</text:p>
      <text:p text:style-name="P1">drupal-7.54/modules/simpletest/tests/entity_cache_test.module</text:p>
      <text:p text:style-name="P1">drupal-7.54/modules/simpletest/tests/entity_cache_test_dependency.info</text:p>
      <text:p text:style-name="P1">drupal-7.54/modules/simpletest/tests/entity_cache_test_dependency.module</text:p>
      <text:p text:style-name="P1">drupal-7.54/modules/simpletest/tests/entity_crud.test</text:p>
      <text:p text:style-name="P1">drupal-7.54/modules/simpletest/tests/entity_crud_hook_test.info</text:p>
      <text:p text:style-name="P1"><text:soft-page-break/>drupal-7.54/modules/simpletest/tests/entity_crud_hook_test.module</text:p>
      <text:p text:style-name="P1">drupal-7.54/modules/simpletest/tests/entity_crud_hook_test.test</text:p>
      <text:p text:style-name="P1">drupal-7.54/modules/simpletest/tests/entity_query.test</text:p>
      <text:p text:style-name="P1">drupal-7.54/modules/simpletest/tests/entity_query_access_test.info</text:p>
      <text:p text:style-name="P1">drupal-7.54/modules/simpletest/tests/entity_query_access_test.module</text:p>
      <text:p text:style-name="P1">drupal-7.54/modules/simpletest/tests/error.test</text:p>
      <text:p text:style-name="P1">drupal-7.54/modules/simpletest/tests/error_test.info</text:p>
      <text:p text:style-name="P1">drupal-7.54/modules/simpletest/tests/error_test.module</text:p>
      <text:p text:style-name="P1">drupal-7.54/modules/simpletest/tests/file.test</text:p>
      <text:p text:style-name="P1">drupal-7.54/modules/simpletest/tests/file_test.info</text:p>
      <text:p text:style-name="P1">drupal-7.54/modules/simpletest/tests/file_test.module</text:p>
      <text:p text:style-name="P1">drupal-7.54/modules/simpletest/tests/filetransfer.test</text:p>
      <text:p text:style-name="P1">drupal-7.54/modules/simpletest/tests/filter_test.info</text:p>
      <text:p text:style-name="P1">drupal-7.54/modules/simpletest/tests/filter_test.module</text:p>
      <text:p text:style-name="P1">drupal-7.54/modules/simpletest/tests/form.test</text:p>
      <text:p text:style-name="P1">drupal-7.54/modules/simpletest/tests/form_test.file.inc</text:p>
      <text:p text:style-name="P1">drupal-7.54/modules/simpletest/tests/form_test.info</text:p>
      <text:p text:style-name="P1">drupal-7.54/modules/simpletest/tests/form_test.module</text:p>
      <text:p text:style-name="P1">drupal-7.54/modules/simpletest/tests/graph.test</text:p>
      <text:p text:style-name="P1">drupal-7.54/modules/simpletest/tests/http.php</text:p>
      <text:p text:style-name="P1">drupal-7.54/modules/simpletest/tests/https.php</text:p>
      <text:p text:style-name="P1">drupal-7.54/modules/simpletest/tests/image.test</text:p>
      <text:p text:style-name="P1">drupal-7.54/modules/simpletest/tests/image_test.info</text:p>
      <text:p text:style-name="P1">drupal-7.54/modules/simpletest/tests/image_test.module</text:p>
      <text:p text:style-name="P1">drupal-7.54/modules/simpletest/tests/lock.test</text:p>
      <text:p text:style-name="P1">drupal-7.54/modules/simpletest/tests/mail.test</text:p>
      <text:p text:style-name="P1">drupal-7.54/modules/simpletest/tests/menu.test</text:p>
      <text:p text:style-name="P1">drupal-7.54/modules/simpletest/tests/menu_test.info</text:p>
      <text:p text:style-name="P1">drupal-7.54/modules/simpletest/tests/menu_test.module</text:p>
      <text:p text:style-name="P1">drupal-7.54/modules/simpletest/tests/module.test</text:p>
      <text:p text:style-name="P1">drupal-7.54/modules/simpletest/tests/module_test.file.inc</text:p>
      <text:p text:style-name="P1">drupal-7.54/modules/simpletest/tests/module_test.implementations.inc</text:p>
      <text:p text:style-name="P1">drupal-7.54/modules/simpletest/tests/module_test.info</text:p>
      <text:p text:style-name="P1">drupal-7.54/modules/simpletest/tests/module_test.install</text:p>
      <text:p text:style-name="P1">drupal-7.54/modules/simpletest/tests/module_test.module</text:p>
      <text:p text:style-name="P1">drupal-7.54/modules/simpletest/tests/pager.test</text:p>
      <text:p text:style-name="P1">drupal-7.54/modules/simpletest/tests/password.test</text:p>
      <text:p text:style-name="P1">drupal-7.54/modules/simpletest/tests/path.test</text:p>
      <text:p text:style-name="P1">drupal-7.54/modules/simpletest/tests/path_test.info</text:p>
      <text:p text:style-name="P1">drupal-7.54/modules/simpletest/tests/path_test.module</text:p>
      <text:p text:style-name="P1">drupal-7.54/modules/simpletest/tests/psr_0_test/</text:p>
      <text:p text:style-name="P1">drupal-7.54/modules/simpletest/tests/psr_0_test/lib/</text:p>
      <text:p text:style-name="P1">drupal-7.54/modules/simpletest/tests/psr_0_test/lib/Drupal/</text:p>
      <text:p text:style-name="P1">drupal-7.54/modules/simpletest/tests/psr_0_test/lib/Drupal/psr_0_test/</text:p>
      <text:p text:style-name="P1">drupal-7.54/modules/simpletest/tests/psr_0_test/lib/Drupal/psr_0_test/Tests/</text:p>
      <text:p text:style-name="P1">drupal-7.54/modules/simpletest/tests/psr_0_test/lib/Drupal/psr_0_test/Tests/ExampleTest.php</text:p>
      <text:p text:style-name="P1">drupal-7.54/modules/simpletest/tests/psr_0_test/lib/Drupal/psr_0_test/Tests/Nested/</text:p>
      <text:p text:style-name="P1">drupal-7.54/modules/simpletest/tests/psr_0_test/lib/Drupal/psr_0_test/Tests/Nested/NestedExampleTest.php</text:p>
      <text:p text:style-name="P1">drupal-7.54/modules/simpletest/tests/psr_0_test/psr_0_test.info</text:p>
      <text:p text:style-name="P1">drupal-7.54/modules/simpletest/tests/psr_0_test/psr_0_test.module</text:p>
      <text:p text:style-name="P1"><text:soft-page-break/>drupal-7.54/modules/simpletest/tests/psr_4_test/</text:p>
      <text:p text:style-name="P1">drupal-7.54/modules/simpletest/tests/psr_4_test/psr_4_test.info</text:p>
      <text:p text:style-name="P1">drupal-7.54/modules/simpletest/tests/psr_4_test/psr_4_test.module</text:p>
      <text:p text:style-name="P1">drupal-7.54/modules/simpletest/tests/psr_4_test/src/</text:p>
      <text:p text:style-name="P1">drupal-7.54/modules/simpletest/tests/psr_4_test/src/Tests/</text:p>
      <text:p text:style-name="P1">drupal-7.54/modules/simpletest/tests/psr_4_test/src/Tests/ExampleTest.php</text:p>
      <text:p text:style-name="P1">drupal-7.54/modules/simpletest/tests/psr_4_test/src/Tests/Nested/</text:p>
      <text:p text:style-name="P1">drupal-7.54/modules/simpletest/tests/psr_4_test/src/Tests/Nested/NestedExampleTest.php</text:p>
      <text:p text:style-name="P1">drupal-7.54/modules/simpletest/tests/registry.test</text:p>
      <text:p text:style-name="P1">drupal-7.54/modules/simpletest/tests/requirements1_test.info</text:p>
      <text:p text:style-name="P1">drupal-7.54/modules/simpletest/tests/requirements1_test.install</text:p>
      <text:p text:style-name="P1">drupal-7.54/modules/simpletest/tests/requirements1_test.module</text:p>
      <text:p text:style-name="P1">drupal-7.54/modules/simpletest/tests/requirements2_test.info</text:p>
      <text:p text:style-name="P1">drupal-7.54/modules/simpletest/tests/requirements2_test.module</text:p>
      <text:p text:style-name="P1">drupal-7.54/modules/simpletest/tests/schema.test</text:p>
      <text:p text:style-name="P1">drupal-7.54/modules/simpletest/tests/session.test</text:p>
      <text:p text:style-name="P1">drupal-7.54/modules/simpletest/tests/session_test.info</text:p>
      <text:p text:style-name="P1">drupal-7.54/modules/simpletest/tests/session_test.module</text:p>
      <text:p text:style-name="P1">drupal-7.54/modules/simpletest/tests/system.base.css</text:p>
      <text:p text:style-name="P1">drupal-7.54/modules/simpletest/tests/system_dependencies_test.info</text:p>
      <text:p text:style-name="P1">drupal-7.54/modules/simpletest/tests/system_dependencies_test.module</text:p>
      <text:p text:style-name="P1">drupal-7.54/modules/simpletest/tests/system_incompatible_core_version_dependencies_test.info</text:p>
      <text:p text:style-name="P1">drupal-7.54/modules/simpletest/tests/system_incompatible_core_version_dependencies_test.module</text:p>
      <text:p text:style-name="P1">drupal-7.54/modules/simpletest/tests/system_incompatible_core_version_test.info</text:p>
      <text:p text:style-name="P1">drupal-7.54/modules/simpletest/tests/system_incompatible_core_version_test.module</text:p>
      <text:p text:style-name="P1">drupal-7.54/modules/simpletest/tests/system_incompatible_module_version_dependencies_test.info</text:p>
      <text:p text:style-name="P1">drupal-7.54/modules/simpletest/tests/system_incompatible_module_version_dependencies_test.module</text:p>
      <text:p text:style-name="P1">drupal-7.54/modules/simpletest/tests/system_incompatible_module_version_test.info</text:p>
      <text:p text:style-name="P1">drupal-7.54/modules/simpletest/tests/system_incompatible_module_version_test.module</text:p>
      <text:p text:style-name="P1">drupal-7.54/modules/simpletest/tests/system_project_namespace_test.info</text:p>
      <text:p text:style-name="P1">drupal-7.54/modules/simpletest/tests/system_project_namespace_test.module</text:p>
      <text:p text:style-name="P1">drupal-7.54/modules/simpletest/tests/system_test.info</text:p>
      <text:p text:style-name="P1">drupal-7.54/modules/simpletest/tests/system_test.install</text:p>
      <text:p text:style-name="P1">drupal-7.54/modules/simpletest/tests/system_test.module</text:p>
      <text:p text:style-name="P1">drupal-7.54/modules/simpletest/tests/tablesort.test</text:p>
      <text:p text:style-name="P1">drupal-7.54/modules/simpletest/tests/taxonomy_test.info</text:p>
      <text:p text:style-name="P1">drupal-7.54/modules/simpletest/tests/taxonomy_test.install</text:p>
      <text:p text:style-name="P1">drupal-7.54/modules/simpletest/tests/taxonomy_test.module</text:p>
      <text:p text:style-name="P1">drupal-7.54/modules/simpletest/tests/theme.test</text:p>
      <text:p text:style-name="P1">drupal-7.54/modules/simpletest/tests/theme_test.inc</text:p>
      <text:p text:style-name="P1">drupal-7.54/modules/simpletest/tests/theme_test.info</text:p>
      <text:p text:style-name="P1">drupal-7.54/modules/simpletest/tests/theme_test.module</text:p>
      <text:p text:style-name="P1">drupal-7.54/modules/simpletest/tests/theme_test.template_test.tpl.php</text:p>
      <text:p text:style-name="P1">drupal-7.54/modules/simpletest/tests/themes/</text:p>
      <text:p text:style-name="P1">drupal-7.54/modules/simpletest/tests/themes/engines/</text:p>
      <text:p text:style-name="P1">drupal-7.54/modules/simpletest/tests/themes/engines/nyan_cat/</text:p>
      <text:p text:style-name="P1">drupal-7.54/modules/simpletest/tests/themes/engines/nyan_cat/nyan_cat.engine</text:p>
      <text:p text:style-name="P1">drupal-7.54/modules/simpletest/tests/themes/test_basetheme/</text:p>
      <text:p text:style-name="P1">drupal-7.54/modules/simpletest/tests/themes/test_basetheme/test_basetheme.info</text:p>
      <text:p text:style-name="P1">drupal-7.54/modules/simpletest/tests/themes/test_subtheme/</text:p>
      <text:p text:style-name="P1">drupal-7.54/modules/simpletest/tests/themes/test_subtheme/test_subtheme.info</text:p>
      <text:p text:style-name="P1"><text:soft-page-break/>drupal-7.54/modules/simpletest/tests/themes/test_theme/</text:p>
      <text:p text:style-name="P1">drupal-7.54/modules/simpletest/tests/themes/test_theme/template.php</text:p>
      <text:p text:style-name="P1">drupal-7.54/modules/simpletest/tests/themes/test_theme/templates/</text:p>
      <text:p text:style-name="P1">drupal-7.54/modules/simpletest/tests/themes/test_theme/templates/node--1.tpl.php</text:p>
      <text:p text:style-name="P1">drupal-7.54/modules/simpletest/tests/themes/test_theme/test_theme.info</text:p>
      <text:p text:style-name="P1">drupal-7.54/modules/simpletest/tests/themes/test_theme_nyan_cat/</text:p>
      <text:p text:style-name="P1">drupal-7.54/modules/simpletest/tests/themes/test_theme_nyan_cat/templates/</text:p>
      <text:p text:style-name="P1">drupal-7.54/modules/simpletest/tests/themes/test_theme_nyan_cat/templates/theme_test_template_test.nyan-cat.html</text:p>
      <text:p text:style-name="P1">drupal-7.54/modules/simpletest/tests/themes/test_theme_nyan_cat/test_theme_nyan_cat.info</text:p>
      <text:p text:style-name="P1">drupal-7.54/modules/simpletest/tests/unicode.test</text:p>
      <text:p text:style-name="P1">drupal-7.54/modules/simpletest/tests/update.test</text:p>
      <text:p text:style-name="P1">drupal-7.54/modules/simpletest/tests/update_script_test.info</text:p>
      <text:p text:style-name="P1">drupal-7.54/modules/simpletest/tests/update_script_test.install</text:p>
      <text:p text:style-name="P1">drupal-7.54/modules/simpletest/tests/update_script_test.module</text:p>
      <text:p text:style-name="P1">drupal-7.54/modules/simpletest/tests/update_test_1.info</text:p>
      <text:p text:style-name="P1">drupal-7.54/modules/simpletest/tests/update_test_1.install</text:p>
      <text:p text:style-name="P1">drupal-7.54/modules/simpletest/tests/update_test_1.module</text:p>
      <text:p text:style-name="P1">drupal-7.54/modules/simpletest/tests/update_test_2.info</text:p>
      <text:p text:style-name="P1">drupal-7.54/modules/simpletest/tests/update_test_2.install</text:p>
      <text:p text:style-name="P1">drupal-7.54/modules/simpletest/tests/update_test_2.module</text:p>
      <text:p text:style-name="P1">drupal-7.54/modules/simpletest/tests/update_test_3.info</text:p>
      <text:p text:style-name="P1">drupal-7.54/modules/simpletest/tests/update_test_3.install</text:p>
      <text:p text:style-name="P1">drupal-7.54/modules/simpletest/tests/update_test_3.module</text:p>
      <text:p text:style-name="P1">drupal-7.54/modules/simpletest/tests/upgrade/</text:p>
      <text:p text:style-name="P1">drupal-7.54/modules/simpletest/tests/upgrade/drupal-6.bare.database.php</text:p>
      <text:p text:style-name="P1">drupal-7.54/modules/simpletest/tests/upgrade/drupal-6.comments.database.php</text:p>
      <text:p text:style-name="P1">drupal-7.54/modules/simpletest/tests/upgrade/drupal-6.duplicate-permission.database.php</text:p>
      <text:p text:style-name="P1">drupal-7.54/modules/simpletest/tests/upgrade/drupal-6.filled.database.php</text:p>
      <text:p text:style-name="P1">drupal-7.54/modules/simpletest/tests/upgrade/drupal-6.forum.database.php</text:p>
      <text:p text:style-name="P1">drupal-7.54/modules/simpletest/tests/upgrade/drupal-6.locale.database.php</text:p>
      <text:p text:style-name="P1">drupal-7.54/modules/simpletest/tests/upgrade/drupal-6.menu.database.php</text:p>
      <text:p text:style-name="P1">drupal-7.54/modules/simpletest/tests/upgrade/drupal-6.node_type_broken.database.php</text:p>
      <text:p text:style-name="P1">drupal-7.54/modules/simpletest/tests/upgrade/drupal-6.translatable.database.php</text:p>
      <text:p text:style-name="P1">drupal-7.54/modules/simpletest/tests/upgrade/drupal-6.trigger.database.php</text:p>
      <text:p text:style-name="P1">drupal-7.54/modules/simpletest/tests/upgrade/drupal-6.upload.database.php</text:p>
      <text:p text:style-name="P1">drupal-7.54/modules/simpletest/tests/upgrade/drupal-6.user-no-password-token.database.php</text:p>
      <text:p text:style-name="P1">drupal-7.54/modules/simpletest/tests/upgrade/drupal-6.user-password-token.database.php</text:p>
      <text:p text:style-name="P1">drupal-7.54/modules/simpletest/tests/upgrade/drupal-7.aggregator.database.php</text:p>
      <text:p text:style-name="P1">drupal-7.54/modules/simpletest/tests/upgrade/drupal-7.bare.minimal.database.php.gz</text:p>
      <text:p text:style-name="P1">drupal-7.54/modules/simpletest/tests/upgrade/drupal-7.bare.standard_all.database.php.gz</text:p>
      <text:p text:style-name="P1">drupal-7.54/modules/simpletest/tests/upgrade/drupal-7.field.database.php</text:p>
      <text:p text:style-name="P1">drupal-7.54/modules/simpletest/tests/upgrade/drupal-7.filled.minimal.database.php.gz</text:p>
      <text:p text:style-name="P1">drupal-7.54/modules/simpletest/tests/upgrade/drupal-7.filled.standard_all.database.php.gz</text:p>
      <text:p text:style-name="P1">drupal-7.54/modules/simpletest/tests/upgrade/drupal-7.trigger.database.php</text:p>
      <text:p text:style-name="P1">drupal-7.54/modules/simpletest/tests/upgrade/update.aggregator.test</text:p>
      <text:p text:style-name="P1">drupal-7.54/modules/simpletest/tests/upgrade/update.field.test</text:p>
      <text:p text:style-name="P1">drupal-7.54/modules/simpletest/tests/upgrade/update.trigger.test</text:p>
      <text:p text:style-name="P1">drupal-7.54/modules/simpletest/tests/upgrade/update.user.test</text:p>
      <text:p text:style-name="P1">drupal-7.54/modules/simpletest/tests/upgrade/upgrade.comment.test</text:p>
      <text:p text:style-name="P1">drupal-7.54/modules/simpletest/tests/upgrade/upgrade.filter.test</text:p>
      <text:p text:style-name="P1"><text:soft-page-break/>drupal-7.54/modules/simpletest/tests/upgrade/upgrade.forum.test</text:p>
      <text:p text:style-name="P1">drupal-7.54/modules/simpletest/tests/upgrade/upgrade.locale.test</text:p>
      <text:p text:style-name="P1">drupal-7.54/modules/simpletest/tests/upgrade/upgrade.menu.test</text:p>
      <text:p text:style-name="P1">drupal-7.54/modules/simpletest/tests/upgrade/upgrade.node.test</text:p>
      <text:p text:style-name="P1">drupal-7.54/modules/simpletest/tests/upgrade/upgrade.poll.test</text:p>
      <text:p text:style-name="P1">drupal-7.54/modules/simpletest/tests/upgrade/upgrade.taxonomy.test</text:p>
      <text:p text:style-name="P1">drupal-7.54/modules/simpletest/tests/upgrade/upgrade.test</text:p>
      <text:p text:style-name="P1">drupal-7.54/modules/simpletest/tests/upgrade/upgrade.translatable.test</text:p>
      <text:p text:style-name="P1">drupal-7.54/modules/simpletest/tests/upgrade/upgrade.trigger.test</text:p>
      <text:p text:style-name="P1">drupal-7.54/modules/simpletest/tests/upgrade/upgrade.upload.test</text:p>
      <text:p text:style-name="P1">drupal-7.54/modules/simpletest/tests/upgrade/upgrade.user.test</text:p>
      <text:p text:style-name="P1">drupal-7.54/modules/simpletest/tests/url_alter_test.info</text:p>
      <text:p text:style-name="P1">drupal-7.54/modules/simpletest/tests/url_alter_test.install</text:p>
      <text:p text:style-name="P1">drupal-7.54/modules/simpletest/tests/url_alter_test.module</text:p>
      <text:p text:style-name="P1">drupal-7.54/modules/simpletest/tests/xmlrpc.test</text:p>
      <text:p text:style-name="P1">drupal-7.54/modules/simpletest/tests/xmlrpc_test.info</text:p>
      <text:p text:style-name="P1">drupal-7.54/modules/simpletest/tests/xmlrpc_test.module</text:p>
      <text:p text:style-name="P1">drupal-7.54/modules/statistics/</text:p>
      <text:p text:style-name="P1">drupal-7.54/modules/statistics/statistics.admin.inc</text:p>
      <text:p text:style-name="P1">drupal-7.54/modules/statistics/statistics.info</text:p>
      <text:p text:style-name="P1">drupal-7.54/modules/statistics/statistics.install</text:p>
      <text:p text:style-name="P1">drupal-7.54/modules/statistics/statistics.js</text:p>
      <text:p text:style-name="P1">drupal-7.54/modules/statistics/statistics.module</text:p>
      <text:p text:style-name="P1">drupal-7.54/modules/statistics/statistics.pages.inc</text:p>
      <text:p text:style-name="P1">drupal-7.54/modules/statistics/statistics.php</text:p>
      <text:p text:style-name="P1">drupal-7.54/modules/statistics/statistics.test</text:p>
      <text:p text:style-name="P1">drupal-7.54/modules/statistics/statistics.tokens.inc</text:p>
      <text:p text:style-name="P1">drupal-7.54/modules/syslog/</text:p>
      <text:p text:style-name="P1">drupal-7.54/modules/syslog/syslog.info</text:p>
      <text:p text:style-name="P1">drupal-7.54/modules/syslog/syslog.install</text:p>
      <text:p text:style-name="P1">drupal-7.54/modules/syslog/syslog.module</text:p>
      <text:p text:style-name="P1">drupal-7.54/modules/syslog/syslog.test</text:p>
      <text:p text:style-name="P1">drupal-7.54/modules/system/</text:p>
      <text:p text:style-name="P1">drupal-7.54/modules/system/form.api.php</text:p>
      <text:p text:style-name="P1">drupal-7.54/modules/system/html.tpl.php</text:p>
      <text:p text:style-name="P1">drupal-7.54/modules/system/image.gd.inc</text:p>
      <text:p text:style-name="P1">drupal-7.54/modules/system/language.api.php</text:p>
      <text:p text:style-name="P1">drupal-7.54/modules/system/maintenance-page.tpl.php</text:p>
      <text:p text:style-name="P1">drupal-7.54/modules/system/page.tpl.php</text:p>
      <text:p text:style-name="P1">drupal-7.54/modules/system/region.tpl.php</text:p>
      <text:p text:style-name="P1">drupal-7.54/modules/system/system.admin-rtl.css</text:p>
      <text:p text:style-name="P1">drupal-7.54/modules/system/system.admin.css</text:p>
      <text:p text:style-name="P1">drupal-7.54/modules/system/system.admin.inc</text:p>
      <text:p text:style-name="P1">drupal-7.54/modules/system/system.api.php</text:p>
      <text:p text:style-name="P1">drupal-7.54/modules/system/system.archiver.inc</text:p>
      <text:p text:style-name="P1">drupal-7.54/modules/system/system.base-rtl.css</text:p>
      <text:p text:style-name="P1">drupal-7.54/modules/system/system.base.css</text:p>
      <text:p text:style-name="P1">drupal-7.54/modules/system/system.cron.js</text:p>
      <text:p text:style-name="P1">drupal-7.54/modules/system/system.info</text:p>
      <text:p text:style-name="P1">drupal-7.54/modules/system/system.install</text:p>
      <text:p text:style-name="P1">drupal-7.54/modules/system/system.js</text:p>
      <text:p text:style-name="P1">drupal-7.54/modules/system/system.mail.inc</text:p>
      <text:p text:style-name="P1"><text:soft-page-break/>drupal-7.54/modules/system/system.maintenance.css</text:p>
      <text:p text:style-name="P1">drupal-7.54/modules/system/system.menus-rtl.css</text:p>
      <text:p text:style-name="P1">drupal-7.54/modules/system/system.menus.css</text:p>
      <text:p text:style-name="P1">drupal-7.54/modules/system/system.messages-rtl.css</text:p>
      <text:p text:style-name="P1">drupal-7.54/modules/system/system.messages.css</text:p>
      <text:p text:style-name="P1">drupal-7.54/modules/system/system.module</text:p>
      <text:p text:style-name="P1">drupal-7.54/modules/system/system.queue.inc</text:p>
      <text:p text:style-name="P1">drupal-7.54/modules/system/system.tar.inc</text:p>
      <text:p text:style-name="P1">drupal-7.54/modules/system/system.test</text:p>
      <text:p text:style-name="P1">drupal-7.54/modules/system/system.theme-rtl.css</text:p>
      <text:p text:style-name="P1">drupal-7.54/modules/system/system.theme.css</text:p>
      <text:p text:style-name="P1">drupal-7.54/modules/system/system.tokens.inc</text:p>
      <text:p text:style-name="P1">drupal-7.54/modules/system/system.updater.inc</text:p>
      <text:p text:style-name="P1">drupal-7.54/modules/system/tests/</text:p>
      <text:p text:style-name="P1">drupal-7.54/modules/system/tests/cron_queue_test.info</text:p>
      <text:p text:style-name="P1">drupal-7.54/modules/system/tests/cron_queue_test.module</text:p>
      <text:p text:style-name="P1">drupal-7.54/modules/system/tests/system_cron_test.info</text:p>
      <text:p text:style-name="P1">drupal-7.54/modules/system/tests/system_cron_test.module</text:p>
      <text:p text:style-name="P1">drupal-7.54/modules/system/theme.api.php</text:p>
      <text:p text:style-name="P1">drupal-7.54/modules/taxonomy/</text:p>
      <text:p text:style-name="P1">drupal-7.54/modules/taxonomy/taxonomy-term.tpl.php</text:p>
      <text:p text:style-name="P1">drupal-7.54/modules/taxonomy/taxonomy.admin.inc</text:p>
      <text:p text:style-name="P1">drupal-7.54/modules/taxonomy/taxonomy.api.php</text:p>
      <text:p text:style-name="P1">drupal-7.54/modules/taxonomy/taxonomy.css</text:p>
      <text:p text:style-name="P1">drupal-7.54/modules/taxonomy/taxonomy.info</text:p>
      <text:p text:style-name="P1">drupal-7.54/modules/taxonomy/taxonomy.install</text:p>
      <text:p text:style-name="P1">drupal-7.54/modules/taxonomy/taxonomy.js</text:p>
      <text:p text:style-name="P1">drupal-7.54/modules/taxonomy/taxonomy.module</text:p>
      <text:p text:style-name="P1">drupal-7.54/modules/taxonomy/taxonomy.pages.inc</text:p>
      <text:p text:style-name="P1">drupal-7.54/modules/taxonomy/taxonomy.test</text:p>
      <text:p text:style-name="P1">drupal-7.54/modules/taxonomy/taxonomy.tokens.inc</text:p>
      <text:p text:style-name="P1">drupal-7.54/modules/toolbar/</text:p>
      <text:p text:style-name="P1">drupal-7.54/modules/toolbar/toolbar-rtl.css</text:p>
      <text:p text:style-name="P1">drupal-7.54/modules/toolbar/toolbar.css</text:p>
      <text:p text:style-name="P1">drupal-7.54/modules/toolbar/toolbar.info</text:p>
      <text:p text:style-name="P1">drupal-7.54/modules/toolbar/toolbar.js</text:p>
      <text:p text:style-name="P1">drupal-7.54/modules/toolbar/toolbar.module</text:p>
      <text:p text:style-name="P1">drupal-7.54/modules/toolbar/toolbar.png</text:p>
      <text:p text:style-name="P1">drupal-7.54/modules/toolbar/toolbar.tpl.php</text:p>
      <text:p text:style-name="P1">drupal-7.54/modules/tracker/</text:p>
      <text:p text:style-name="P1">drupal-7.54/modules/tracker/tracker.css</text:p>
      <text:p text:style-name="P1">drupal-7.54/modules/tracker/tracker.info</text:p>
      <text:p text:style-name="P1">drupal-7.54/modules/tracker/tracker.install</text:p>
      <text:p text:style-name="P1">drupal-7.54/modules/tracker/tracker.module</text:p>
      <text:p text:style-name="P1">drupal-7.54/modules/tracker/tracker.pages.inc</text:p>
      <text:p text:style-name="P1">drupal-7.54/modules/tracker/tracker.test</text:p>
      <text:p text:style-name="P1">drupal-7.54/modules/translation/</text:p>
      <text:p text:style-name="P1">drupal-7.54/modules/translation/tests/</text:p>
      <text:p text:style-name="P1">drupal-7.54/modules/translation/tests/translation_test.info</text:p>
      <text:p text:style-name="P1">drupal-7.54/modules/translation/tests/translation_test.module</text:p>
      <text:p text:style-name="P1">drupal-7.54/modules/translation/translation.info</text:p>
      <text:p text:style-name="P1">drupal-7.54/modules/translation/translation.module</text:p>
      <text:p text:style-name="P1"><text:soft-page-break/>drupal-7.54/modules/translation/translation.pages.inc</text:p>
      <text:p text:style-name="P1">drupal-7.54/modules/translation/translation.test</text:p>
      <text:p text:style-name="P1">drupal-7.54/modules/trigger/</text:p>
      <text:p text:style-name="P1">drupal-7.54/modules/trigger/tests/</text:p>
      <text:p text:style-name="P1">drupal-7.54/modules/trigger/tests/trigger_test.info</text:p>
      <text:p text:style-name="P1">drupal-7.54/modules/trigger/tests/trigger_test.module</text:p>
      <text:p text:style-name="P1">drupal-7.54/modules/trigger/trigger.admin.inc</text:p>
      <text:p text:style-name="P1">drupal-7.54/modules/trigger/trigger.api.php</text:p>
      <text:p text:style-name="P1">drupal-7.54/modules/trigger/trigger.info</text:p>
      <text:p text:style-name="P1">drupal-7.54/modules/trigger/trigger.install</text:p>
      <text:p text:style-name="P1">drupal-7.54/modules/trigger/trigger.module</text:p>
      <text:p text:style-name="P1">drupal-7.54/modules/trigger/trigger.test</text:p>
      <text:p text:style-name="P1">drupal-7.54/modules/update/</text:p>
      <text:p text:style-name="P1">drupal-7.54/modules/update/tests/</text:p>
      <text:p text:style-name="P1">drupal-7.54/modules/update/tests/aaa_update_test.1_0.xml</text:p>
      <text:p text:style-name="P1">drupal-7.54/modules/update/tests/aaa_update_test.info</text:p>
      <text:p text:style-name="P1">drupal-7.54/modules/update/tests/aaa_update_test.module</text:p>
      <text:p text:style-name="P1">drupal-7.54/modules/update/tests/aaa_update_test.no-releases.xml</text:p>
      <text:p text:style-name="P1">drupal-7.54/modules/update/tests/aaa_update_test.tar.gz</text:p>
      <text:p text:style-name="P1">drupal-7.54/modules/update/tests/bbb_update_test.1_0.xml</text:p>
      <text:p text:style-name="P1">drupal-7.54/modules/update/tests/bbb_update_test.info</text:p>
      <text:p text:style-name="P1">drupal-7.54/modules/update/tests/bbb_update_test.module</text:p>
      <text:p text:style-name="P1">drupal-7.54/modules/update/tests/ccc_update_test.1_0.xml</text:p>
      <text:p text:style-name="P1">drupal-7.54/modules/update/tests/ccc_update_test.info</text:p>
      <text:p text:style-name="P1">drupal-7.54/modules/update/tests/ccc_update_test.module</text:p>
      <text:p text:style-name="P1">drupal-7.54/modules/update/tests/drupal.0.xml</text:p>
      <text:p text:style-name="P1">drupal-7.54/modules/update/tests/drupal.1.xml</text:p>
      <text:p text:style-name="P1">drupal-7.54/modules/update/tests/drupal.2-sec.xml</text:p>
      <text:p text:style-name="P1">drupal-7.54/modules/update/tests/drupal.dev.xml</text:p>
      <text:p text:style-name="P1">drupal-7.54/modules/update/tests/themes/</text:p>
      <text:p text:style-name="P1">drupal-7.54/modules/update/tests/themes/update_test_admintheme/</text:p>
      <text:p text:style-name="P1">drupal-7.54/modules/update/tests/themes/update_test_admintheme/update_test_admintheme.info</text:p>
      <text:p text:style-name="P1">drupal-7.54/modules/update/tests/themes/update_test_basetheme/</text:p>
      <text:p text:style-name="P1">drupal-7.54/modules/update/tests/themes/update_test_basetheme/update_test_basetheme.info</text:p>
      <text:p text:style-name="P1">drupal-7.54/modules/update/tests/themes/update_test_subtheme/</text:p>
      <text:p text:style-name="P1">drupal-7.54/modules/update/tests/themes/update_test_subtheme/update_test_subtheme.info</text:p>
      <text:p text:style-name="P1">drupal-7.54/modules/update/tests/update_test.info</text:p>
      <text:p text:style-name="P1">drupal-7.54/modules/update/tests/update_test.module</text:p>
      <text:p text:style-name="P1">drupal-7.54/modules/update/tests/update_test_basetheme.1_1-sec.xml</text:p>
      <text:p text:style-name="P1">drupal-7.54/modules/update/tests/update_test_subtheme.1_0.xml</text:p>
      <text:p text:style-name="P1">drupal-7.54/modules/update/update-rtl.css</text:p>
      <text:p text:style-name="P1">drupal-7.54/modules/update/update.api.php</text:p>
      <text:p text:style-name="P1">drupal-7.54/modules/update/update.authorize.inc</text:p>
      <text:p text:style-name="P1">drupal-7.54/modules/update/update.compare.inc</text:p>
      <text:p text:style-name="P1">drupal-7.54/modules/update/update.css</text:p>
      <text:p text:style-name="P1">drupal-7.54/modules/update/update.fetch.inc</text:p>
      <text:p text:style-name="P1">drupal-7.54/modules/update/update.info</text:p>
      <text:p text:style-name="P1">drupal-7.54/modules/update/update.install</text:p>
      <text:p text:style-name="P1">drupal-7.54/modules/update/update.manager.inc</text:p>
      <text:p text:style-name="P1">drupal-7.54/modules/update/update.module</text:p>
      <text:p text:style-name="P1">drupal-7.54/modules/update/update.report.inc</text:p>
      <text:p text:style-name="P1">drupal-7.54/modules/update/update.settings.inc</text:p>
      <text:p text:style-name="P1"><text:soft-page-break/>drupal-7.54/modules/update/update.test</text:p>
      <text:p text:style-name="P1">drupal-7.54/modules/user/</text:p>
      <text:p text:style-name="P1">drupal-7.54/modules/user/tests/</text:p>
      <text:p text:style-name="P1">drupal-7.54/modules/user/tests/user_form_test.info</text:p>
      <text:p text:style-name="P1">drupal-7.54/modules/user/tests/user_form_test.module</text:p>
      <text:p text:style-name="P1">drupal-7.54/modules/user/user-picture.tpl.php</text:p>
      <text:p text:style-name="P1">drupal-7.54/modules/user/user-profile-category.tpl.php</text:p>
      <text:p text:style-name="P1">drupal-7.54/modules/user/user-profile-item.tpl.php</text:p>
      <text:p text:style-name="P1">drupal-7.54/modules/user/user-profile.tpl.php</text:p>
      <text:p text:style-name="P1">drupal-7.54/modules/user/user-rtl.css</text:p>
      <text:p text:style-name="P1">drupal-7.54/modules/user/user.admin.inc</text:p>
      <text:p text:style-name="P1">drupal-7.54/modules/user/user.api.php</text:p>
      <text:p text:style-name="P1">drupal-7.54/modules/user/user.css</text:p>
      <text:p text:style-name="P1">drupal-7.54/modules/user/user.info</text:p>
      <text:p text:style-name="P1">drupal-7.54/modules/user/user.install</text:p>
      <text:p text:style-name="P1">drupal-7.54/modules/user/user.js</text:p>
      <text:p text:style-name="P1">drupal-7.54/modules/user/user.module</text:p>
      <text:p text:style-name="P1">drupal-7.54/modules/user/user.pages.inc</text:p>
      <text:p text:style-name="P1">drupal-7.54/modules/user/user.permissions.js</text:p>
      <text:p text:style-name="P1">drupal-7.54/modules/user/user.test</text:p>
      <text:p text:style-name="P1">drupal-7.54/modules/user/user.tokens.inc</text:p>
      <text:p text:style-name="P1">drupal-7.54/profiles/</text:p>
      <text:p text:style-name="P1">drupal-7.54/profiles/README.txt</text:p>
      <text:p text:style-name="P1">drupal-7.54/profiles/minimal/</text:p>
      <text:p text:style-name="P1">drupal-7.54/profiles/minimal/minimal.info</text:p>
      <text:p text:style-name="P1">drupal-7.54/profiles/minimal/minimal.install</text:p>
      <text:p text:style-name="P1">drupal-7.54/profiles/minimal/minimal.profile</text:p>
      <text:p text:style-name="P1">drupal-7.54/profiles/minimal/translations/</text:p>
      <text:p text:style-name="P1">drupal-7.54/profiles/minimal/translations/README.txt</text:p>
      <text:p text:style-name="P1">drupal-7.54/profiles/standard/</text:p>
      <text:p text:style-name="P1">drupal-7.54/profiles/standard/standard.info</text:p>
      <text:p text:style-name="P1">drupal-7.54/profiles/standard/standard.install</text:p>
      <text:p text:style-name="P1">drupal-7.54/profiles/standard/standard.profile</text:p>
      <text:p text:style-name="P1">drupal-7.54/profiles/standard/translations/</text:p>
      <text:p text:style-name="P1">drupal-7.54/profiles/standard/translations/README.txt</text:p>
      <text:p text:style-name="P1">drupal-7.54/profiles/testing/</text:p>
      <text:p text:style-name="P1">drupal-7.54/profiles/testing/modules/</text:p>
      <text:p text:style-name="P1">drupal-7.54/profiles/testing/modules/drupal_system_listing_compatible_test/</text:p>
      <text:p text:style-name="P1">drupal-7.54/profiles/testing/modules/drupal_system_listing_compatible_test/drupal_system_listing_compatible_test.info</text:p>
      <text:p text:style-name="P1">drupal-7.54/profiles/testing/modules/drupal_system_listing_compatible_test/drupal_system_listing_compatible_test.module</text:p>
      <text:p text:style-name="P1">drupal-7.54/profiles/testing/modules/drupal_system_listing_compatible_test/drupal_system_listing_compatible_test.test</text:p>
      <text:p text:style-name="P1">drupal-7.54/profiles/testing/modules/drupal_system_listing_incompatible_test/</text:p>
      <text:p text:style-name="P1">drupal-7.54/profiles/testing/modules/drupal_system_listing_incompatible_test/drupal_system_listing_incompatible_test.info</text:p>
      <text:p text:style-name="P1">drupal-<text:soft-page-break/>7.54/profiles/testing/modules/drupal_system_listing_incompatible_test/drupal_system_listing_incompatible_test.module</text:p>
      <text:p text:style-name="P1">drupal-7.54/profiles/testing/testing.info</text:p>
      <text:p text:style-name="P1">drupal-7.54/profiles/testing/testing.install</text:p>
      <text:p text:style-name="P1">drupal-7.54/profiles/testing/testing.profile</text:p>
      <text:p text:style-name="P1">drupal-7.54/robots.txt</text:p>
      <text:p text:style-name="P1">drupal-7.54/scripts/</text:p>
      <text:p text:style-name="P1">drupal-7.54/scripts/code-clean.sh</text:p>
      <text:p text:style-name="P1">drupal-7.54/scripts/cron-curl.sh</text:p>
      <text:p text:style-name="P1">drupal-7.54/scripts/cron-lynx.sh</text:p>
      <text:p text:style-name="P1">drupal-7.54/scripts/drupal.sh</text:p>
      <text:p text:style-name="P1">drupal-7.54/scripts/dump-database-d6.sh</text:p>
      <text:p text:style-name="P1">drupal-7.54/scripts/dump-database-d7.sh</text:p>
      <text:p text:style-name="P1">drupal-7.54/scripts/generate-d6-content.sh</text:p>
      <text:p text:style-name="P1">drupal-7.54/scripts/generate-d7-content.sh</text:p>
      <text:p text:style-name="P1">drupal-7.54/scripts/password-hash.sh</text:p>
      <text:p text:style-name="P1">drupal-7.54/scripts/run-tests.sh</text:p>
      <text:p text:style-name="P1">drupal-7.54/scripts/test.script</text:p>
      <text:p text:style-name="P1">drupal-7.54/sites/</text:p>
      <text:p text:style-name="P1">drupal-7.54/sites/README.txt</text:p>
      <text:p text:style-name="P1">drupal-7.54/sites/all/</text:p>
      <text:p text:style-name="P1">drupal-7.54/sites/all/libraries/</text:p>
      <text:p text:style-name="P1">drupal-7.54/sites/all/libraries/README.txt</text:p>
      <text:p text:style-name="P1">drupal-7.54/sites/all/modules/</text:p>
      <text:p text:style-name="P1">drupal-7.54/sites/all/modules/README.txt</text:p>
      <text:p text:style-name="P1">drupal-7.54/sites/all/themes/</text:p>
      <text:p text:style-name="P1">drupal-7.54/sites/all/themes/README.txt</text:p>
      <text:p text:style-name="P1">drupal-7.54/sites/default/</text:p>
      <text:p text:style-name="P1">drupal-7.54/sites/default/default.settings.php</text:p>
      <text:p text:style-name="P1">drupal-7.54/sites/example.sites.php</text:p>
      <text:p text:style-name="P1">drupal-7.54/themes/</text:p>
      <text:p text:style-name="P1">drupal-7.54/themes/README.txt</text:p>
      <text:p text:style-name="P1">drupal-7.54/themes/bartik/</text:p>
      <text:p text:style-name="P1">drupal-7.54/themes/bartik/bartik.info</text:p>
      <text:p text:style-name="P1">drupal-7.54/themes/bartik/color/</text:p>
      <text:p text:style-name="P1">drupal-7.54/themes/bartik/color/base.png</text:p>
      <text:p text:style-name="P1">drupal-7.54/themes/bartik/color/color.inc</text:p>
      <text:p text:style-name="P1">drupal-7.54/themes/bartik/color/preview.css</text:p>
      <text:p text:style-name="P1">drupal-7.54/themes/bartik/color/preview.html</text:p>
      <text:p text:style-name="P1">drupal-7.54/themes/bartik/color/preview.js</text:p>
      <text:p text:style-name="P1">drupal-7.54/themes/bartik/color/preview.png</text:p>
      <text:p text:style-name="P1">drupal-7.54/themes/bartik/css/</text:p>
      <text:p text:style-name="P1">drupal-7.54/themes/bartik/css/colors.css</text:p>
      <text:p text:style-name="P1">drupal-7.54/themes/bartik/css/ie-rtl.css</text:p>
      <text:p text:style-name="P1">drupal-7.54/themes/bartik/css/ie.css</text:p>
      <text:p text:style-name="P1">drupal-7.54/themes/bartik/css/ie6.css</text:p>
      <text:p text:style-name="P1">drupal-7.54/themes/bartik/css/layout-rtl.css</text:p>
      <text:p text:style-name="P1">drupal-7.54/themes/bartik/css/layout.css</text:p>
      <text:p text:style-name="P1">drupal-7.54/themes/bartik/css/maintenance-page.css</text:p>
      <text:p text:style-name="P1">drupal-7.54/themes/bartik/css/print.css</text:p>
      <text:p text:style-name="P1">drupal-7.54/themes/bartik/css/style-rtl.css</text:p>
      <text:p text:style-name="P1">drupal-7.54/themes/bartik/css/style.css</text:p>
      <text:p text:style-name="P1"><text:soft-page-break/>drupal-7.54/themes/bartik/images/</text:p>
      <text:p text:style-name="P1">drupal-7.54/themes/bartik/images/add.png</text:p>
      <text:p text:style-name="P1">drupal-7.54/themes/bartik/images/buttons.png</text:p>
      <text:p text:style-name="P1">drupal-7.54/themes/bartik/images/comment-arrow-rtl.gif</text:p>
      <text:p text:style-name="P1">drupal-7.54/themes/bartik/images/comment-arrow.gif</text:p>
      <text:p text:style-name="P1">drupal-7.54/themes/bartik/images/search-button.png</text:p>
      <text:p text:style-name="P1">drupal-7.54/themes/bartik/images/tabs-border.png</text:p>
      <text:p text:style-name="P1">drupal-7.54/themes/bartik/logo.png</text:p>
      <text:p text:style-name="P1">drupal-7.54/themes/bartik/screenshot.png</text:p>
      <text:p text:style-name="P1">drupal-7.54/themes/bartik/template.php</text:p>
      <text:p text:style-name="P1">drupal-7.54/themes/bartik/templates/</text:p>
      <text:p text:style-name="P1">drupal-7.54/themes/bartik/templates/comment-wrapper.tpl.php</text:p>
      <text:p text:style-name="P1">drupal-7.54/themes/bartik/templates/comment.tpl.php</text:p>
      <text:p text:style-name="P1">drupal-7.54/themes/bartik/templates/maintenance-page.tpl.php</text:p>
      <text:p text:style-name="P1">drupal-7.54/themes/bartik/templates/node.tpl.php</text:p>
      <text:p text:style-name="P1">drupal-7.54/themes/bartik/templates/page.tpl.php</text:p>
      <text:p text:style-name="P1">drupal-7.54/themes/engines/</text:p>
      <text:p text:style-name="P1">drupal-7.54/themes/engines/phptemplate/</text:p>
      <text:p text:style-name="P1">drupal-7.54/themes/engines/phptemplate/phptemplate.engine</text:p>
      <text:p text:style-name="P1">drupal-7.54/themes/garland/</text:p>
      <text:p text:style-name="P1">drupal-7.54/themes/garland/color/</text:p>
      <text:p text:style-name="P1">drupal-7.54/themes/garland/color/base.png</text:p>
      <text:p text:style-name="P1">drupal-7.54/themes/garland/color/color.inc</text:p>
      <text:p text:style-name="P1">drupal-7.54/themes/garland/color/preview.css</text:p>
      <text:p text:style-name="P1">drupal-7.54/themes/garland/color/preview.png</text:p>
      <text:p text:style-name="P1">drupal-7.54/themes/garland/comment.tpl.php</text:p>
      <text:p text:style-name="P1">drupal-7.54/themes/garland/fix-ie-rtl.css</text:p>
      <text:p text:style-name="P1">drupal-7.54/themes/garland/fix-ie.css</text:p>
      <text:p text:style-name="P1">drupal-7.54/themes/garland/garland.info</text:p>
      <text:p text:style-name="P1">drupal-7.54/themes/garland/images/</text:p>
      <text:p text:style-name="P1">drupal-7.54/themes/garland/images/bg-bar-white.png</text:p>
      <text:p text:style-name="P1">drupal-7.54/themes/garland/images/bg-bar.png</text:p>
      <text:p text:style-name="P1">drupal-7.54/themes/garland/images/bg-content-left.png</text:p>
      <text:p text:style-name="P1">drupal-7.54/themes/garland/images/bg-content-right.png</text:p>
      <text:p text:style-name="P1">drupal-7.54/themes/garland/images/bg-content.png</text:p>
      <text:p text:style-name="P1">drupal-7.54/themes/garland/images/bg-navigation-item-hover.png</text:p>
      <text:p text:style-name="P1">drupal-7.54/themes/garland/images/bg-navigation-item.png</text:p>
      <text:p text:style-name="P1">drupal-7.54/themes/garland/images/bg-navigation.png</text:p>
      <text:p text:style-name="P1">drupal-7.54/themes/garland/images/bg-tab.png</text:p>
      <text:p text:style-name="P1">drupal-7.54/themes/garland/images/body.png</text:p>
      <text:p text:style-name="P1">drupal-7.54/themes/garland/images/gradient-inner.png</text:p>
      <text:p text:style-name="P1">drupal-7.54/themes/garland/images/menu-collapsed-rtl.gif</text:p>
      <text:p text:style-name="P1">drupal-7.54/themes/garland/images/menu-collapsed.gif</text:p>
      <text:p text:style-name="P1">drupal-7.54/themes/garland/images/menu-expanded.gif</text:p>
      <text:p text:style-name="P1">drupal-7.54/themes/garland/images/menu-leaf.gif</text:p>
      <text:p text:style-name="P1">drupal-7.54/themes/garland/images/task-list.png</text:p>
      <text:p text:style-name="P1">drupal-7.54/themes/garland/logo.png</text:p>
      <text:p text:style-name="P1">drupal-7.54/themes/garland/maintenance-page.tpl.php</text:p>
      <text:p text:style-name="P1">drupal-7.54/themes/garland/node.tpl.php</text:p>
      <text:p text:style-name="P1">drupal-7.54/themes/garland/page.tpl.php</text:p>
      <text:p text:style-name="P1">drupal-7.54/themes/garland/print.css</text:p>
      <text:p text:style-name="P1">drupal-7.54/themes/garland/screenshot.png</text:p>
      <text:p text:style-name="P1"><text:soft-page-break/>drupal-7.54/themes/garland/style-rtl.css</text:p>
      <text:p text:style-name="P1">drupal-7.54/themes/garland/style.css</text:p>
      <text:p text:style-name="P1">drupal-7.54/themes/garland/template.php</text:p>
      <text:p text:style-name="P1">drupal-7.54/themes/garland/theme-settings.php</text:p>
      <text:p text:style-name="P1">drupal-7.54/themes/seven/</text:p>
      <text:p text:style-name="P1">drupal-7.54/themes/seven/ie.css</text:p>
      <text:p text:style-name="P1">drupal-7.54/themes/seven/ie6.css</text:p>
      <text:p text:style-name="P1">drupal-7.54/themes/seven/ie7.css</text:p>
      <text:p text:style-name="P1">drupal-7.54/themes/seven/images/</text:p>
      <text:p text:style-name="P1">drupal-7.54/themes/seven/images/add.png</text:p>
      <text:p text:style-name="P1">drupal-7.54/themes/seven/images/arrow-asc.png</text:p>
      <text:p text:style-name="P1">drupal-7.54/themes/seven/images/arrow-desc.png</text:p>
      <text:p text:style-name="P1">drupal-7.54/themes/seven/images/arrow-next.png</text:p>
      <text:p text:style-name="P1">drupal-7.54/themes/seven/images/arrow-prev.png</text:p>
      <text:p text:style-name="P1">drupal-7.54/themes/seven/images/buttons.png</text:p>
      <text:p text:style-name="P1">drupal-7.54/themes/seven/images/fc-rtl.png</text:p>
      <text:p text:style-name="P1">drupal-7.54/themes/seven/images/fc.png</text:p>
      <text:p text:style-name="P1">drupal-7.54/themes/seven/images/list-item-rtl.png</text:p>
      <text:p text:style-name="P1">drupal-7.54/themes/seven/images/list-item.png</text:p>
      <text:p text:style-name="P1">drupal-7.54/themes/seven/images/task-check.png</text:p>
      <text:p text:style-name="P1">drupal-7.54/themes/seven/images/task-item-rtl.png</text:p>
      <text:p text:style-name="P1">drupal-7.54/themes/seven/images/task-item.png</text:p>
      <text:p text:style-name="P1">drupal-7.54/themes/seven/images/ui-icons-222222-256x240.png</text:p>
      <text:p text:style-name="P1">drupal-7.54/themes/seven/images/ui-icons-454545-256x240.png</text:p>
      <text:p text:style-name="P1">drupal-7.54/themes/seven/images/ui-icons-800000-256x240.png</text:p>
      <text:p text:style-name="P1">drupal-7.54/themes/seven/images/ui-icons-888888-256x240.png</text:p>
      <text:p text:style-name="P1">drupal-7.54/themes/seven/images/ui-icons-ffffff-256x240.png</text:p>
      <text:p text:style-name="P1">drupal-7.54/themes/seven/jquery.ui.theme.css</text:p>
      <text:p text:style-name="P1">drupal-7.54/themes/seven/logo.png</text:p>
      <text:p text:style-name="P1">drupal-7.54/themes/seven/maintenance-page.tpl.php</text:p>
      <text:p text:style-name="P1">drupal-7.54/themes/seven/page.tpl.php</text:p>
      <text:p text:style-name="P1">drupal-7.54/themes/seven/reset.css</text:p>
      <text:p text:style-name="P1">drupal-7.54/themes/seven/screenshot.png</text:p>
      <text:p text:style-name="P1">drupal-7.54/themes/seven/seven.info</text:p>
      <text:p text:style-name="P1">drupal-7.54/themes/seven/style-rtl.css</text:p>
      <text:p text:style-name="P1">drupal-7.54/themes/seven/style.css</text:p>
      <text:p text:style-name="P1">drupal-7.54/themes/seven/template.php</text:p>
      <text:p text:style-name="P1">drupal-7.54/themes/seven/vertical-tabs-rtl.css</text:p>
      <text:p text:style-name="P1">drupal-7.54/themes/seven/vertical-tabs.css</text:p>
      <text:p text:style-name="P1">drupal-7.54/themes/stark/</text:p>
      <text:p text:style-name="P1">drupal-7.54/themes/stark/README.txt</text:p>
      <text:p text:style-name="P1">drupal-7.54/themes/stark/layout.css</text:p>
      <text:p text:style-name="P1">drupal-7.54/themes/stark/logo.png</text:p>
      <text:p text:style-name="P1">drupal-7.54/themes/stark/screenshot.png</text:p>
      <text:p text:style-name="P1">drupal-7.54/themes/stark/stark.info</text:p>
      <text:p text:style-name="P1">drupal-7.54/update.php</text:p>
      <text:p text:style-name="P1">drupal-7.54/web.config</text:p>
      <text:p text:style-name="P1">drupal-7.54/xmlrpc.php</text:p>
      <text:p text:style-name="P1">drupal-7.54/LICENSE.txt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<text:soft-page-break/>[Administrator@hdc0005796 html]$ ls -ll</text:p>
      <text:p text:style-name="P1">total 3212</text:p>
      <text:p text:style-name="P1">drwxr-xr-x. 9 root root <text:s text:c="3"/>4096 Feb <text:s/>2 03:38 drupal</text:p>
      <text:p text:style-name="P1">drwxr-xr-x. 9 root root <text:s text:c="3"/>4096 Feb <text:s/>2 03:38 drupal-7.54</text:p>
      <text:p text:style-name="P1">-rw-r--r--. 1 root root 3275864 Feb <text:s/>2 03:38 drupal-7.54.tar.gz</text:p>
      <text:p text:style-name="P1">-rw-r--r--. 1 root root <text:s text:c="5"/>20 Jun <text:s/>7 12:41 info.php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mv drupal-7.54/sites/default/default.settings.php drupal-7.54/sites/default/settings.php</text:p>
      <text:p text:style-name="P1">mv: cannot move ‘drupal-7.54/sites/default/default.settings.php’ to ‘drupal-7.54/sites/default/settings.php’: Permission denied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sudo mv drupal-7.54/sites/default/default.settings.php drupal-7.54/sites/default/settings.php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sudo mv drupal-7.54/sites/default/settings.php drupal/sites/default/</text:p>
      <text:p text:style-name="P1">[Administrator@hdc0005796 html]$ </text:p>
      <text:p text:style-name="P1">[Administrator@hdc0005796 html]$ </text:p>
      <text:p text:style-name="P1">[Administrator@hdc0005796 html]$ chmod -R 777 drupal</text:p>
      <text:p text:style-name="P1">chmod: changing permissions of ‘drupal’: Operation not permitted</text:p>
      <text:p text:style-name="P1">chmod: changing permissions of ‘drupal/.editorconfig’: Operation not permitted</text:p>
      <text:p text:style-name="P1">chmod: changing permissions of ‘drupal/.gitignore’: Operation not permitted</text:p>
      <text:p text:style-name="P1">chmod: changing permissions of ‘drupal/.htaccess’: Operation not permitted</text:p>
      <text:p text:style-name="P1">chmod: changing permissions of ‘drupal/CHANGELOG.txt’: Operation not permitted</text:p>
      <text:p text:style-name="P1">chmod: changing permissions of ‘drupal/COPYRIGHT.txt’: Operation not permitted</text:p>
      <text:p text:style-name="P1">chmod: changing permissions of ‘drupal/INSTALL.mysql.txt’: Operation not permitted</text:p>
      <text:p text:style-name="P1">chmod: changing permissions of ‘drupal/INSTALL.pgsql.txt’: Operation not permitted</text:p>
      <text:p text:style-name="P1">chmod: changing permissions of ‘drupal/INSTALL.sqlite.txt’: Operation not permitted</text:p>
      <text:p text:style-name="P1">chmod: changing permissions of ‘drupal/INSTALL.txt’: Operation not permitted</text:p>
      <text:p text:style-name="P1">chmod: changing permissions of ‘drupal/MAINTAINERS.txt’: Operation not permitted</text:p>
      <text:p text:style-name="P1">chmod: changing permissions of ‘drupal/README.txt’: Operation not permitted</text:p>
      <text:p text:style-name="P1">chmod: changing permissions of ‘drupal/UPGRADE.txt’: Operation not permitted</text:p>
      <text:p text:style-name="P1">chmod: changing permissions of ‘drupal/authorize.php’: Operation not permitted</text:p>
      <text:p text:style-name="P1">chmod: changing permissions of ‘drupal/cron.php’: Operation not permitted</text:p>
      <text:p text:style-name="P1">chmod: changing permissions of ‘drupal/includes’: Operation not permitted</text:p>
      <text:p text:style-name="P1">chmod: changing permissions of ‘drupal/includes/actions.inc’: Operation not permitted</text:p>
      <text:p text:style-name="P1">chmod: changing permissions of ‘drupal/includes/ajax.inc’: Operation not permitted</text:p>
      <text:p text:style-name="P1">chmod: changing permissions of ‘drupal/includes/archiver.inc’: Operation not permitted</text:p>
      <text:p text:style-name="P1">chmod: changing permissions of ‘drupal/includes/authorize.inc’: Operation not permitted</text:p>
      <text:p text:style-name="P1">chmod: changing permissions of ‘drupal/includes/batch.inc’: Operation not permitted</text:p>
      <text:p text:style-name="P1">chmod: changing permissions of ‘drupal/includes/batch.queue.inc’: Operation not permitted</text:p>
      <text:p text:style-name="P1">chmod: changing permissions of ‘drupal/includes/bootstrap.inc’: Operation not permitted</text:p>
      <text:p text:style-name="P1">chmod: changing permissions of ‘drupal/includes/cache-install.inc’: Operation not permitted</text:p>
      <text:p text:style-name="P1">chmod: changing permissions of ‘drupal/includes/cache.inc’: Operation not permitted</text:p>
      <text:p text:style-name="P1"><text:soft-page-break/>chmod: changing permissions of ‘drupal/includes/common.inc’: Operation not permitted</text:p>
      <text:p text:style-name="P1">chmod: changing permissions of ‘drupal/includes/database’: Operation not permitted</text:p>
      <text:p text:style-name="P1">chmod: changing permissions of ‘drupal/includes/database/database.inc’: Operation not permitted</text:p>
      <text:p text:style-name="P1">chmod: changing permissions of ‘drupal/includes/database/log.inc’: Operation not permitted</text:p>
      <text:p text:style-name="P1">chmod: changing permissions of ‘drupal/includes/database/mysql’: Operation not permitted</text:p>
      <text:p text:style-name="P1">chmod: changing permissions of ‘drupal/includes/database/mysql/database.inc’: Operation not permitted</text:p>
      <text:p text:style-name="P1">chmod: changing permissions of ‘drupal/includes/database/mysql/install.inc’: Operation not permitted</text:p>
      <text:p text:style-name="P1">chmod: changing permissions of ‘drupal/includes/database/mysql/query.inc’: Operation not permitted</text:p>
      <text:p text:style-name="P1">chmod: changing permissions of ‘drupal/includes/database/mysql/schema.inc’: Operation not permitted</text:p>
      <text:p text:style-name="P1">chmod: changing permissions of ‘drupal/includes/database/pgsql’: Operation not permitted</text:p>
      <text:p text:style-name="P1">chmod: changing permissions of ‘drupal/includes/database/pgsql/database.inc’: Operation not permitted</text:p>
      <text:p text:style-name="P1">chmod: changing permissions of ‘drupal/includes/database/pgsql/install.inc’: Operation not permitted</text:p>
      <text:p text:style-name="P1">chmod: changing permissions of ‘drupal/includes/database/pgsql/query.inc’: Operation not permitted</text:p>
      <text:p text:style-name="P1">chmod: changing permissions of ‘drupal/includes/database/pgsql/schema.inc’: Operation not permitted</text:p>
      <text:p text:style-name="P1">chmod: changing permissions of ‘drupal/includes/database/pgsql/select.inc’: Operation not permitted</text:p>
      <text:p text:style-name="P1">chmod: changing permissions of ‘drupal/includes/database/prefetch.inc’: Operation not permitted</text:p>
      <text:p text:style-name="P1">chmod: changing permissions of ‘drupal/includes/database/query.inc’: Operation not permitted</text:p>
      <text:p text:style-name="P1">chmod: changing permissions of ‘drupal/includes/database/schema.inc’: Operation not permitted</text:p>
      <text:p text:style-name="P1">chmod: changing permissions of ‘drupal/includes/database/select.inc’: Operation not permitted</text:p>
      <text:p text:style-name="P1">chmod: changing permissions of ‘drupal/includes/database/sqlite’: Operation not permitted</text:p>
      <text:p text:style-name="P1">chmod: changing permissions of ‘drupal/includes/database/sqlite/database.inc’: Operation not permitted</text:p>
      <text:p text:style-name="P1">chmod: changing permissions of ‘drupal/includes/database/sqlite/install.inc’: Operation not permitted</text:p>
      <text:p text:style-name="P1">chmod: changing permissions of ‘drupal/includes/database/sqlite/query.inc’: Operation not permitted</text:p>
      <text:p text:style-name="P1">chmod: changing permissions of ‘drupal/includes/database/sqlite/schema.inc’: Operation not permitted</text:p>
      <text:p text:style-name="P1">chmod: changing permissions of ‘drupal/includes/database/sqlite/select.inc’: Operation not permitted</text:p>
      <text:p text:style-name="P1">chmod: changing permissions of ‘drupal/includes/date.inc’: Operation not permitted</text:p>
      <text:p text:style-name="P1">chmod: changing permissions of ‘drupal/includes/entity.inc’: Operation not permitted</text:p>
      <text:p text:style-name="P1">chmod: changing permissions of ‘drupal/includes/errors.inc’: Operation not permitted</text:p>
      <text:p text:style-name="P1">chmod: changing permissions of ‘drupal/includes/file.inc’: Operation not permitted</text:p>
      <text:p text:style-name="P1">chmod: changing permissions of ‘drupal/includes/file.mimetypes.inc’: Operation not permitted</text:p>
      <text:p text:style-name="P1">chmod: changing permissions of ‘drupal/includes/filetransfer’: Operation not permitted</text:p>
      <text:p text:style-name="P1">chmod: changing permissions of ‘drupal/includes/filetransfer/filetransfer.inc’: Operation not permitted</text:p>
      <text:p text:style-name="P1">chmod: changing permissions of ‘drupal/includes/filetransfer/ftp.inc’: Operation not permitted</text:p>
      <text:p text:style-name="P1">chmod: changing permissions of ‘drupal/includes/filetransfer/local.inc’: Operation not permitted</text:p>
      <text:p text:style-name="P1">chmod: changing permissions of ‘drupal/includes/filetransfer/ssh.inc’: Operation not permitted</text:p>
      <text:p text:style-name="P1">chmod: changing permissions of ‘drupal/includes/form.inc’: Operation not permitted</text:p>
      <text:p text:style-name="P1">chmod: changing permissions of ‘drupal/includes/graph.inc’: Operation not permitted</text:p>
      <text:p text:style-name="P1"><text:soft-page-break/>chmod: changing permissions of ‘drupal/includes/image.inc’: Operation not permitted</text:p>
      <text:p text:style-name="P1">chmod: changing permissions of ‘drupal/includes/install.core.inc’: Operation not permitted</text:p>
      <text:p text:style-name="P1">chmod: changing permissions of ‘drupal/includes/install.inc’: Operation not permitted</text:p>
      <text:p text:style-name="P1">chmod: changing permissions of ‘drupal/includes/iso.inc’: Operation not permitted</text:p>
      <text:p text:style-name="P1">chmod: changing permissions of ‘drupal/includes/json-encode.inc’: Operation not permitted</text:p>
      <text:p text:style-name="P1">chmod: changing permissions of ‘drupal/includes/language.inc’: Operation not permitted</text:p>
      <text:p text:style-name="P1">chmod: changing permissions of ‘drupal/includes/locale.inc’: Operation not permitted</text:p>
      <text:p text:style-name="P1">chmod: changing permissions of ‘drupal/includes/lock.inc’: Operation not permitted</text:p>
      <text:p text:style-name="P1">chmod: changing permissions of ‘drupal/includes/mail.inc’: Operation not permitted</text:p>
      <text:p text:style-name="P1">chmod: changing permissions of ‘drupal/includes/menu.inc’: Operation not permitted</text:p>
      <text:p text:style-name="P1">chmod: changing permissions of ‘drupal/includes/module.inc’: Operation not permitted</text:p>
      <text:p text:style-name="P1">chmod: changing permissions of ‘drupal/includes/pager.inc’: Operation not permitted</text:p>
      <text:p text:style-name="P1">chmod: changing permissions of ‘drupal/includes/password.inc’: Operation not permitted</text:p>
      <text:p text:style-name="P1">chmod: changing permissions of ‘drupal/includes/path.inc’: Operation not permitted</text:p>
      <text:p text:style-name="P1">chmod: changing permissions of ‘drupal/includes/registry.inc’: Operation not permitted</text:p>
      <text:p text:style-name="P1">chmod: changing permissions of ‘drupal/includes/session.inc’: Operation not permitted</text:p>
      <text:p text:style-name="P1">chmod: changing permissions of ‘drupal/includes/stream_wrappers.inc’: Operation not permitted</text:p>
      <text:p text:style-name="P1">chmod: changing permissions of ‘drupal/includes/tablesort.inc’: Operation not permitted</text:p>
      <text:p text:style-name="P1">chmod: changing permissions of ‘drupal/includes/theme.inc’: Operation not permitted</text:p>
      <text:p text:style-name="P1">chmod: changing permissions of ‘drupal/includes/theme.maintenance.inc’: Operation not permitted</text:p>
      <text:p text:style-name="P1">chmod: changing permissions of ‘drupal/includes/token.inc’: Operation not permitted</text:p>
      <text:p text:style-name="P1">chmod: changing permissions of ‘drupal/includes/unicode.entities.inc’: Operation not permitted</text:p>
      <text:p text:style-name="P1">chmod: changing permissions of ‘drupal/includes/unicode.inc’: Operation not permitted</text:p>
      <text:p text:style-name="P1">chmod: changing permissions of ‘drupal/includes/update.inc’: Operation not permitted</text:p>
      <text:p text:style-name="P1">chmod: changing permissions of ‘drupal/includes/updater.inc’: Operation not permitted</text:p>
      <text:p text:style-name="P1">chmod: changing permissions of ‘drupal/includes/utility.inc’: Operation not permitted</text:p>
      <text:p text:style-name="P1">chmod: changing permissions of ‘drupal/includes/xmlrpc.inc’: Operation not permitted</text:p>
      <text:p text:style-name="P1">chmod: changing permissions of ‘drupal/includes/xmlrpcs.inc’: Operation not permitted</text:p>
      <text:p text:style-name="P1">chmod: changing permissions of ‘drupal/index.php’: Operation not permitted</text:p>
      <text:p text:style-name="P1">chmod: changing permissions of ‘drupal/install.php’: Operation not permitted</text:p>
      <text:p text:style-name="P1">chmod: changing permissions of ‘drupal/misc’: Operation not permitted</text:p>
      <text:p text:style-name="P1">chmod: changing permissions of ‘drupal/misc/ajax.js’: Operation not permitted</text:p>
      <text:p text:style-name="P1">chmod: changing permissions of ‘drupal/misc/arrow-asc.png’: Operation not permitted</text:p>
      <text:p text:style-name="P1">chmod: changing permissions of ‘drupal/misc/arrow-desc.png’: Operation not permitted</text:p>
      <text:p text:style-name="P1">chmod: changing permissions of ‘drupal/misc/authorize.js’: Operation not permitted</text:p>
      <text:p text:style-name="P1">chmod: changing permissions of ‘drupal/misc/autocomplete.js’: Operation not permitted</text:p>
      <text:p text:style-name="P1">chmod: changing permissions of ‘drupal/misc/batch.js’: Operation not permitted</text:p>
      <text:p text:style-name="P1">chmod: changing permissions of ‘drupal/misc/collapse.js’: Operation not permitted</text:p>
      <text:p text:style-name="P1">chmod: changing permissions of ‘drupal/misc/configure.png’: Operation not permitted</text:p>
      <text:p text:style-name="P1">chmod: changing permissions of ‘drupal/misc/draggable.png’: Operation not permitted</text:p>
      <text:p text:style-name="P1">chmod: changing permissions of ‘drupal/misc/drupal.js’: Operation not permitted</text:p>
      <text:p text:style-name="P1">chmod: changing permissions of ‘drupal/misc/druplicon.png’: Operation not permitted</text:p>
      <text:p text:style-name="P1">chmod: changing permissions of ‘drupal/misc/farbtastic’: Operation not permitted</text:p>
      <text:p text:style-name="P1">chmod: changing permissions of ‘drupal/misc/farbtastic/farbtastic.css’: Operation not permitted</text:p>
      <text:p text:style-name="P1">chmod: changing permissions of ‘drupal/misc/farbtastic/farbtastic.js’: Operation not permitted</text:p>
      <text:p text:style-name="P1">chmod: changing permissions of ‘drupal/misc/farbtastic/marker.png’: Operation not permitted</text:p>
      <text:p text:style-name="P1">chmod: changing permissions of ‘drupal/misc/farbtastic/mask.png’: Operation not permitted</text:p>
      <text:p text:style-name="P1">chmod: changing permissions of ‘drupal/misc/farbtastic/wheel.png’: Operation not permitted</text:p>
      <text:p text:style-name="P1">chmod: changing permissions of ‘drupal/misc/favicon.ico’: Operation not permitted</text:p>
      <text:p text:style-name="P1">chmod: changing permissions of ‘drupal/misc/feed.png’: Operation not permitted</text:p>
      <text:p text:style-name="P1">chmod: changing permissions of ‘drupal/misc/form.js’: Operation not permitted</text:p>
      <text:p text:style-name="P1">chmod: changing permissions of ‘drupal/misc/forum-icons.png’: Operation not permitted</text:p>
      <text:p text:style-name="P1"><text:soft-page-break/>chmod: changing permissions of ‘drupal/misc/grippie.png’: Operation not permitted</text:p>
      <text:p text:style-name="P1">chmod: changing permissions of ‘drupal/misc/help.png’: Operation not permitted</text:p>
      <text:p text:style-name="P1">chmod: changing permissions of ‘drupal/misc/jquery.ba-bbq.js’: Operation not permitted</text:p>
      <text:p text:style-name="P1">chmod: changing permissions of ‘drupal/misc/jquery.cookie.js’: Operation not permitted</text:p>
      <text:p text:style-name="P1">chmod: changing permissions of ‘drupal/misc/jquery.form.js’: Operation not permitted</text:p>
      <text:p text:style-name="P1">chmod: changing permissions of ‘drupal/misc/jquery.js’: Operation not permitted</text:p>
      <text:p text:style-name="P1">chmod: changing permissions of ‘drupal/misc/jquery.once.js’: Operation not permitted</text:p>
      <text:p text:style-name="P1">chmod: changing permissions of ‘drupal/misc/machine-name.js’: Operation not permitted</text:p>
      <text:p text:style-name="P1">chmod: changing permissions of ‘drupal/misc/menu-collapsed-rtl.png’: Operation not permitted</text:p>
      <text:p text:style-name="P1">chmod: changing permissions of ‘drupal/misc/menu-collapsed.png’: Operation not permitted</text:p>
      <text:p text:style-name="P1">chmod: changing permissions of ‘drupal/misc/menu-expanded.png’: Operation not permitted</text:p>
      <text:p text:style-name="P1">chmod: changing permissions of ‘drupal/misc/menu-leaf.png’: Operation not permitted</text:p>
      <text:p text:style-name="P1">chmod: changing permissions of ‘drupal/misc/message-16-error.png’: Operation not permitted</text:p>
      <text:p text:style-name="P1">chmod: changing permissions of ‘drupal/misc/message-16-help.png’: Operation not permitted</text:p>
      <text:p text:style-name="P1">chmod: changing permissions of ‘drupal/misc/message-16-info.png’: Operation not permitted</text:p>
      <text:p text:style-name="P1">chmod: changing permissions of ‘drupal/misc/message-16-ok.png’: Operation not permitted</text:p>
      <text:p text:style-name="P1">chmod: changing permissions of ‘drupal/misc/message-16-warning.png’: Operation not permitted</text:p>
      <text:p text:style-name="P1">chmod: changing permissions of ‘drupal/misc/message-24-error.png’: Operation not permitted</text:p>
      <text:p text:style-name="P1">chmod: changing permissions of ‘drupal/misc/message-24-help.png’: Operation not permitted</text:p>
      <text:p text:style-name="P1">chmod: changing permissions of ‘drupal/misc/message-24-info.png’: Operation not permitted</text:p>
      <text:p text:style-name="P1">chmod: changing permissions of ‘drupal/misc/message-24-ok.png’: Operation not permitted</text:p>
      <text:p text:style-name="P1">chmod: changing permissions of ‘drupal/misc/message-24-warning.png’: Operation not permitted</text:p>
      <text:p text:style-name="P1">chmod: changing permissions of ‘drupal/misc/permissions.png’: Operation not permitted</text:p>
      <text:p text:style-name="P1">chmod: changing permissions of ‘drupal/misc/powered-black-135x42.png’: Operation not permitted</text:p>
      <text:p text:style-name="P1">chmod: changing permissions of ‘drupal/misc/powered-black-80x15.png’: Operation not permitted</text:p>
      <text:p text:style-name="P1">chmod: changing permissions of ‘drupal/misc/powered-black-88x31.png’: Operation not permitted</text:p>
      <text:p text:style-name="P1">chmod: changing permissions of ‘drupal/misc/powered-blue-135x42.png’: Operation not permitted</text:p>
      <text:p text:style-name="P1">chmod: changing permissions of ‘drupal/misc/powered-blue-80x15.png’: Operation not permitted</text:p>
      <text:p text:style-name="P1">chmod: changing permissions of ‘drupal/misc/powered-blue-88x31.png’: Operation not permitted</text:p>
      <text:p text:style-name="P1">chmod: changing permissions of ‘drupal/misc/powered-gray-135x42.png’: Operation not permitted</text:p>
      <text:p text:style-name="P1">chmod: changing permissions of ‘drupal/misc/powered-gray-80x15.png’: Operation not permitted</text:p>
      <text:p text:style-name="P1">chmod: changing permissions of ‘drupal/misc/powered-gray-88x31.png’: Operation not permitted</text:p>
      <text:p text:style-name="P1">chmod: changing permissions of ‘drupal/misc/print-rtl.css’: Operation not permitted</text:p>
      <text:p text:style-name="P1">chmod: changing permissions of ‘drupal/misc/print.css’: Operation not permitted</text:p>
      <text:p text:style-name="P1">chmod: changing permissions of ‘drupal/misc/progress.gif’: Operation not permitted</text:p>
      <text:p text:style-name="P1">chmod: changing permissions of ‘drupal/misc/progress.js’: Operation not permitted</text:p>
      <text:p text:style-name="P1">chmod: changing permissions of ‘drupal/misc/states.js’: Operation not permitted</text:p>
      <text:p text:style-name="P1">chmod: changing permissions of ‘drupal/misc/tabledrag.js’: Operation not permitted</text:p>
      <text:p text:style-name="P1">chmod: changing permissions of ‘drupal/misc/tableheader.js’: Operation not permitted</text:p>
      <text:p text:style-name="P1">chmod: changing permissions of ‘drupal/misc/tableselect.js’: Operation not permitted</text:p>
      <text:p text:style-name="P1">chmod: changing permissions of ‘drupal/misc/textarea.js’: Operation not permitted</text:p>
      <text:p text:style-name="P1">chmod: changing permissions of ‘drupal/misc/throbber-active.gif’: Operation not permitted</text:p>
      <text:p text:style-name="P1">chmod: changing permissions of ‘drupal/misc/throbber-inactive.png’: Operation not permitted</text:p>
      <text:p text:style-name="P1">chmod: changing permissions of ‘drupal/misc/throbber.gif’: Operation not permitted</text:p>
      <text:p text:style-name="P1">chmod: changing permissions of ‘drupal/misc/timezone.js’: Operation not permitted</text:p>
      <text:p text:style-name="P1">chmod: changing permissions of ‘drupal/misc/tree-bottom.png’: Operation not permitted</text:p>
      <text:p text:style-name="P1">chmod: changing permissions of ‘drupal/misc/tree.png’: Operation not permitted</text:p>
      <text:p text:style-name="P1">chmod: changing permissions of ‘drupal/misc/ui’: Operation not permitted</text:p>
      <text:p text:style-name="P1">chmod: changing permissions of ‘drupal/misc/ui/images’: Operation not permitted</text:p>
      <text:p text:style-name="P1">chmod: changing permissions of ‘drupal/misc/ui/images/ui-bg_flat_0_aaaaaa_40x100.png’: Operation not permitted</text:p>
      <text:p text:style-name="P1">chmod: changing permissions of ‘drupal/misc/ui/images/ui-bg_flat_75_ffffff_40x100.png’: <text:soft-page-break/>Operation not permitted</text:p>
      <text:p text:style-name="P1">chmod: changing permissions of ‘drupal/misc/ui/images/ui-bg_glass_55_fbf9ee_1x400.png’: Operation not permitted</text:p>
      <text:p text:style-name="P1">chmod: changing permissions of ‘drupal/misc/ui/images/ui-bg_glass_65_ffffff_1x400.png’: Operation not permitted</text:p>
      <text:p text:style-name="P1">chmod: changing permissions of ‘drupal/misc/ui/images/ui-bg_glass_75_dadada_1x400.png’: Operation not permitted</text:p>
      <text:p text:style-name="P1">chmod: changing permissions of ‘drupal/misc/ui/images/ui-bg_glass_75_e6e6e6_1x400.png’: Operation not permitted</text:p>
      <text:p text:style-name="P1">chmod: changing permissions of ‘drupal/misc/ui/images/ui-bg_glass_95_fef1ec_1x400.png’: Operation not permitted</text:p>
      <text:p text:style-name="P1">chmod: changing permissions of ‘drupal/misc/ui/images/ui-bg_highlight-soft_75_cccccc_1x100.png’: Operation not permitted</text:p>
      <text:p text:style-name="P1">chmod: changing permissions of ‘drupal/misc/ui/images/ui-icons_222222_256x240.png’: Operation not permitted</text:p>
      <text:p text:style-name="P1">chmod: changing permissions of ‘drupal/misc/ui/images/ui-icons_2e83ff_256x240.png’: Operation not permitted</text:p>
      <text:p text:style-name="P1">chmod: changing permissions of ‘drupal/misc/ui/images/ui-icons_454545_256x240.png’: Operation not permitted</text:p>
      <text:p text:style-name="P1">chmod: changing permissions of ‘drupal/misc/ui/images/ui-icons_888888_256x240.png’: Operation not permitted</text:p>
      <text:p text:style-name="P1">chmod: changing permissions of ‘drupal/misc/ui/images/ui-icons_cd0a0a_256x240.png’: Operation not permitted</text:p>
      <text:p text:style-name="P1">chmod: changing permissions of ‘drupal/misc/ui/jquery.effects.blind.min.js’: Operation not permitted</text:p>
      <text:p text:style-name="P1">chmod: changing permissions of ‘drupal/misc/ui/jquery.effects.bounce.min.js’: Operation not permitted</text:p>
      <text:p text:style-name="P1">chmod: changing permissions of ‘drupal/misc/ui/jquery.effects.clip.min.js’: Operation not permitted</text:p>
      <text:p text:style-name="P1">chmod: changing permissions of ‘drupal/misc/ui/jquery.effects.core.min.js’: Operation not permitted</text:p>
      <text:p text:style-name="P1">chmod: changing permissions of ‘drupal/misc/ui/jquery.effects.drop.min.js’: Operation not permitted</text:p>
      <text:p text:style-name="P1">chmod: changing permissions of ‘drupal/misc/ui/jquery.effects.explode.min.js’: Operation not permitted</text:p>
      <text:p text:style-name="P1">chmod: changing permissions of ‘drupal/misc/ui/jquery.effects.fade.min.js’: Operation not permitted</text:p>
      <text:p text:style-name="P1">chmod: changing permissions of ‘drupal/misc/ui/jquery.effects.fold.min.js’: Operation not permitted</text:p>
      <text:p text:style-name="P1">chmod: changing permissions of ‘drupal/misc/ui/jquery.effects.highlight.min.js’: Operation not permitted</text:p>
      <text:p text:style-name="P1">chmod: changing permissions of ‘drupal/misc/ui/jquery.effects.pulsate.min.js’: Operation not permitted</text:p>
      <text:p text:style-name="P1">chmod: changing permissions of ‘drupal/misc/ui/jquery.effects.scale.min.js’: Operation not permitted</text:p>
      <text:p text:style-name="P1">chmod: changing permissions of ‘drupal/misc/ui/jquery.effects.shake.min.js’: Operation not permitted</text:p>
      <text:p text:style-name="P1">chmod: changing permissions of ‘drupal/misc/ui/jquery.effects.slide.min.js’: Operation not permitted</text:p>
      <text:p text:style-name="P1">chmod: changing permissions of ‘drupal/misc/ui/jquery.effects.transfer.min.js’: Operation not permitted</text:p>
      <text:p text:style-name="P1">chmod: changing permissions of ‘drupal/misc/ui/jquery.ui.accordion.css’: Operation not permitted</text:p>
      <text:p text:style-name="P1">chmod: changing permissions of ‘drupal/misc/ui/jquery.ui.accordion.min.js’: Operation not permitted</text:p>
      <text:p text:style-name="P1"><text:soft-page-break/>chmod: changing permissions of ‘drupal/misc/ui/jquery.ui.autocomplete.css’: Operation not permitted</text:p>
      <text:p text:style-name="P1">chmod: changing permissions of ‘drupal/misc/ui/jquery.ui.autocomplete.min.js’: Operation not permitted</text:p>
      <text:p text:style-name="P1">chmod: changing permissions of ‘drupal/misc/ui/jquery.ui.button.css’: Operation not permitted</text:p>
      <text:p text:style-name="P1">chmod: changing permissions of ‘drupal/misc/ui/jquery.ui.button.min.js’: Operation not permitted</text:p>
      <text:p text:style-name="P1">chmod: changing permissions of ‘drupal/misc/ui/jquery.ui.core.css’: Operation not permitted</text:p>
      <text:p text:style-name="P1">chmod: changing permissions of ‘drupal/misc/ui/jquery.ui.core.min.js’: Operation not permitted</text:p>
      <text:p text:style-name="P1">chmod: changing permissions of ‘drupal/misc/ui/jquery.ui.datepicker.css’: Operation not permitted</text:p>
      <text:p text:style-name="P1">chmod: changing permissions of ‘drupal/misc/ui/jquery.ui.datepicker.min.js’: Operation not permitted</text:p>
      <text:p text:style-name="P1">chmod: changing permissions of ‘drupal/misc/ui/jquery.ui.dialog.css’: Operation not permitted</text:p>
      <text:p text:style-name="P1">chmod: changing permissions of ‘drupal/misc/ui/jquery.ui.dialog.min.js’: Operation not permitted</text:p>
      <text:p text:style-name="P1">chmod: changing permissions of ‘drupal/misc/ui/jquery.ui.draggable.min.js’: Operation not permitted</text:p>
      <text:p text:style-name="P1">chmod: changing permissions of ‘drupal/misc/ui/jquery.ui.droppable.min.js’: Operation not permitted</text:p>
      <text:p text:style-name="P1">chmod: changing permissions of ‘drupal/misc/ui/jquery.ui.mouse.min.js’: Operation not permitted</text:p>
      <text:p text:style-name="P1">chmod: changing permissions of ‘drupal/misc/ui/jquery.ui.position.min.js’: Operation not permitted</text:p>
      <text:p text:style-name="P1">chmod: changing permissions of ‘drupal/misc/ui/jquery.ui.progressbar.css’: Operation not permitted</text:p>
      <text:p text:style-name="P1">chmod: changing permissions of ‘drupal/misc/ui/jquery.ui.progressbar.min.js’: Operation not permitted</text:p>
      <text:p text:style-name="P1">chmod: changing permissions of ‘drupal/misc/ui/jquery.ui.resizable.css’: Operation not permitted</text:p>
      <text:p text:style-name="P1">chmod: changing permissions of ‘drupal/misc/ui/jquery.ui.resizable.min.js’: Operation not permitted</text:p>
      <text:p text:style-name="P1">chmod: changing permissions of ‘drupal/misc/ui/jquery.ui.selectable.css’: Operation not permitted</text:p>
      <text:p text:style-name="P1">chmod: changing permissions of ‘drupal/misc/ui/jquery.ui.selectable.min.js’: Operation not permitted</text:p>
      <text:p text:style-name="P1">chmod: changing permissions of ‘drupal/misc/ui/jquery.ui.slider.css’: Operation not permitted</text:p>
      <text:p text:style-name="P1">chmod: changing permissions of ‘drupal/misc/ui/jquery.ui.slider.min.js’: Operation not permitted</text:p>
      <text:p text:style-name="P1">chmod: changing permissions of ‘drupal/misc/ui/jquery.ui.sortable.min.js’: Operation not permitted</text:p>
      <text:p text:style-name="P1">chmod: changing permissions of ‘drupal/misc/ui/jquery.ui.tabs.css’: Operation not permitted</text:p>
      <text:p text:style-name="P1">chmod: changing permissions of ‘drupal/misc/ui/jquery.ui.tabs.min.js’: Operation not permitted</text:p>
      <text:p text:style-name="P1">chmod: changing permissions of ‘drupal/misc/ui/jquery.ui.theme.css’: Operation not permitted</text:p>
      <text:p text:style-name="P1">chmod: changing permissions of ‘drupal/misc/ui/jquery.ui.widget.min.js’: Operation not permitted</text:p>
      <text:p text:style-name="P1">chmod: changing permissions of ‘drupal/misc/vertical-tabs-rtl.css’: Operation not permitted</text:p>
      <text:p text:style-name="P1">chmod: changing permissions of ‘drupal/misc/vertical-tabs.css’: Operation not permitted</text:p>
      <text:p text:style-name="P1">chmod: changing permissions of ‘drupal/misc/vertical-tabs.js’: Operation not permitted</text:p>
      <text:p text:style-name="P1">chmod: changing permissions of ‘drupal/misc/watchdog-error.png’: Operation not permitted</text:p>
      <text:p text:style-name="P1">chmod: changing permissions of ‘drupal/misc/watchdog-ok.png’: Operation not permitted</text:p>
      <text:p text:style-name="P1">chmod: changing permissions of ‘drupal/misc/watchdog-warning.png’: Operation not permitted</text:p>
      <text:p text:style-name="P1">chmod: changing permissions of ‘drupal/modules’: Operation not permitted</text:p>
      <text:p text:style-name="P1">chmod: changing permissions of ‘drupal/modules/README.txt’: Operation not permitted</text:p>
      <text:p text:style-name="P1">chmod: changing permissions of ‘drupal/modules/aggregator’: Operation not permitted</text:p>
      <text:p text:style-name="P1">chmod: changing permissions of ‘drupal/modules/aggregator/aggregator-feed-source.tpl.php’: Operation not permitted</text:p>
      <text:p text:style-name="P1">chmod: changing permissions of ‘drupal/modules/aggregator/aggregator-item.tpl.php’: Operation not permitted</text:p>
      <text:p text:style-name="P1">chmod: changing permissions of ‘drupal/modules/aggregator/aggregator-rtl.css’: Operation not permitted</text:p>
      <text:p text:style-name="P1">chmod: changing permissions of ‘drupal/modules/aggregator/aggregator-summary-item.tpl.php’: Operation not permitted</text:p>
      <text:p text:style-name="P1"><text:soft-page-break/>chmod: changing permissions of ‘drupal/modules/aggregator/aggregator-summary-items.tpl.php’: Operation not permitted</text:p>
      <text:p text:style-name="P1">chmod: changing permissions of ‘drupal/modules/aggregator/aggregator-wrapper.tpl.php’: Operation not permitted</text:p>
      <text:p text:style-name="P1">chmod: changing permissions of ‘drupal/modules/aggregator/aggregator.admin.inc’: Operation not permitted</text:p>
      <text:p text:style-name="P1">chmod: changing permissions of ‘drupal/modules/aggregator/aggregator.api.php’: Operation not permitted</text:p>
      <text:p text:style-name="P1">chmod: changing permissions of ‘drupal/modules/aggregator/aggregator.css’: Operation not permitted</text:p>
      <text:p text:style-name="P1">chmod: changing permissions of ‘drupal/modules/aggregator/aggregator.fetcher.inc’: Operation not permitted</text:p>
      <text:p text:style-name="P1">chmod: changing permissions of ‘drupal/modules/aggregator/aggregator.info’: Operation not permitted</text:p>
      <text:p text:style-name="P1">chmod: changing permissions of ‘drupal/modules/aggregator/aggregator.install’: Operation not permitted</text:p>
      <text:p text:style-name="P1">chmod: changing permissions of ‘drupal/modules/aggregator/aggregator.module’: Operation not permitted</text:p>
      <text:p text:style-name="P1">chmod: changing permissions of ‘drupal/modules/aggregator/aggregator.pages.inc’: Operation not permitted</text:p>
      <text:p text:style-name="P1">chmod: changing permissions of ‘drupal/modules/aggregator/aggregator.parser.inc’: Operation not permitted</text:p>
      <text:p text:style-name="P1">chmod: changing permissions of ‘drupal/modules/aggregator/aggregator.processor.inc’: Operation not permitted</text:p>
      <text:p text:style-name="P1">chmod: changing permissions of ‘drupal/modules/aggregator/aggregator.test’: Operation not permitted</text:p>
      <text:p text:style-name="P1">chmod: changing permissions of ‘drupal/modules/aggregator/tests’: Operation not permitted</text:p>
      <text:p text:style-name="P1">chmod: changing permissions of ‘drupal/modules/aggregator/tests/aggregator_test.info’: Operation not permitted</text:p>
      <text:p text:style-name="P1">chmod: changing permissions of ‘drupal/modules/aggregator/tests/aggregator_test.module’: Operation not permitted</text:p>
      <text:p text:style-name="P1">chmod: changing permissions of ‘drupal/modules/aggregator/tests/aggregator_test_atom.xml’: Operation not permitted</text:p>
      <text:p text:style-name="P1">chmod: changing permissions of ‘drupal/modules/aggregator/tests/aggregator_test_rss091.xml’: Operation not permitted</text:p>
      <text:p text:style-name="P1">chmod: changing permissions of ‘drupal/modules/aggregator/tests/aggregator_test_title_entities.xml’: Operation not permitted</text:p>
      <text:p text:style-name="P1">chmod: changing permissions of ‘drupal/modules/block’: Operation not permitted</text:p>
      <text:p text:style-name="P1">chmod: changing permissions of ‘drupal/modules/block/block-admin-display-form.tpl.php’: Operation not permitted</text:p>
      <text:p text:style-name="P1">chmod: changing permissions of ‘drupal/modules/block/block.admin.inc’: Operation not permitted</text:p>
      <text:p text:style-name="P1">chmod: changing permissions of ‘drupal/modules/block/block.api.php’: Operation not permitted</text:p>
      <text:p text:style-name="P1">chmod: changing permissions of ‘drupal/modules/block/block.css’: Operation not permitted</text:p>
      <text:p text:style-name="P1">chmod: changing permissions of ‘drupal/modules/block/block.info’: Operation not permitted</text:p>
      <text:p text:style-name="P1">chmod: changing permissions of ‘drupal/modules/block/block.install’: Operation not permitted</text:p>
      <text:p text:style-name="P1">chmod: changing permissions of ‘drupal/modules/block/block.js’: Operation not permitted</text:p>
      <text:p text:style-name="P1">chmod: changing permissions of ‘drupal/modules/block/block.module’: Operation not permitted</text:p>
      <text:p text:style-name="P1">chmod: changing permissions of ‘drupal/modules/block/block.test’: Operation not permitted</text:p>
      <text:p text:style-name="P1">chmod: changing permissions of ‘drupal/modules/block/block.tpl.php’: Operation not permitted</text:p>
      <text:p text:style-name="P1">chmod: changing permissions of ‘drupal/modules/block/tests’: Operation not permitted</text:p>
      <text:p text:style-name="P1">chmod: changing permissions of ‘drupal/modules/block/tests/block_test.info’: Operation not permitted</text:p>
      <text:p text:style-name="P1"><text:soft-page-break/>chmod: changing permissions of ‘drupal/modules/block/tests/block_test.module’: Operation not permitted</text:p>
      <text:p text:style-name="P1">chmod: changing permissions of ‘drupal/modules/block/tests/themes’: Operation not permitted</text:p>
      <text:p text:style-name="P1">chmod: changing permissions of ‘drupal/modules/block/tests/themes/block_test_theme’: Operation not permitted</text:p>
      <text:p text:style-name="P1">chmod: changing permissions of ‘drupal/modules/block/tests/themes/block_test_theme/block_test_theme.info’: Operation not permitted</text:p>
      <text:p text:style-name="P1">chmod: changing permissions of ‘drupal/modules/block/tests/themes/block_test_theme/page.tpl.php’: Operation not permitted</text:p>
      <text:p text:style-name="P1">chmod: changing permissions of ‘drupal/modules/blog’: Operation not permitted</text:p>
      <text:p text:style-name="P1">chmod: changing permissions of ‘drupal/modules/blog/blog.info’: Operation not permitted</text:p>
      <text:p text:style-name="P1">chmod: changing permissions of ‘drupal/modules/blog/blog.install’: Operation not permitted</text:p>
      <text:p text:style-name="P1">chmod: changing permissions of ‘drupal/modules/blog/blog.module’: Operation not permitted</text:p>
      <text:p text:style-name="P1">chmod: changing permissions of ‘drupal/modules/blog/blog.pages.inc’: Operation not permitted</text:p>
      <text:p text:style-name="P1">chmod: changing permissions of ‘drupal/modules/blog/blog.test’: Operation not permitted</text:p>
      <text:p text:style-name="P1">chmod: changing permissions of ‘drupal/modules/book’: Operation not permitted</text:p>
      <text:p text:style-name="P1">chmod: changing permissions of ‘drupal/modules/book/book-all-books-block.tpl.php’: Operation not permitted</text:p>
      <text:p text:style-name="P1">chmod: changing permissions of ‘drupal/modules/book/book-export-html.tpl.php’: Operation not permitted</text:p>
      <text:p text:style-name="P1">chmod: changing permissions of ‘drupal/modules/book/book-navigation.tpl.php’: Operation not permitted</text:p>
      <text:p text:style-name="P1">chmod: changing permissions of ‘drupal/modules/book/book-node-export-html.tpl.php’: Operation not permitted</text:p>
      <text:p text:style-name="P1">chmod: changing permissions of ‘drupal/modules/book/book-rtl.css’: Operation not permitted</text:p>
      <text:p text:style-name="P1">chmod: changing permissions of ‘drupal/modules/book/book.admin.inc’: Operation not permitted</text:p>
      <text:p text:style-name="P1">chmod: changing permissions of ‘drupal/modules/book/book.css’: Operation not permitted</text:p>
      <text:p text:style-name="P1">chmod: changing permissions of ‘drupal/modules/book/book.info’: Operation not permitted</text:p>
      <text:p text:style-name="P1">chmod: changing permissions of ‘drupal/modules/book/book.install’: Operation not permitted</text:p>
      <text:p text:style-name="P1">chmod: changing permissions of ‘drupal/modules/book/book.js’: Operation not permitted</text:p>
      <text:p text:style-name="P1">chmod: changing permissions of ‘drupal/modules/book/book.module’: Operation not permitted</text:p>
      <text:p text:style-name="P1">chmod: changing permissions of ‘drupal/modules/book/book.pages.inc’: Operation not permitted</text:p>
      <text:p text:style-name="P1">chmod: changing permissions of ‘drupal/modules/book/book.test’: Operation not permitted</text:p>
      <text:p text:style-name="P1">chmod: changing permissions of ‘drupal/modules/color’: Operation not permitted</text:p>
      <text:p text:style-name="P1">chmod: changing permissions of ‘drupal/modules/color/color-rtl.css’: Operation not permitted</text:p>
      <text:p text:style-name="P1">chmod: changing permissions of ‘drupal/modules/color/color.css’: Operation not permitted</text:p>
      <text:p text:style-name="P1">chmod: changing permissions of ‘drupal/modules/color/color.info’: Operation not permitted</text:p>
      <text:p text:style-name="P1">chmod: changing permissions of ‘drupal/modules/color/color.install’: Operation not permitted</text:p>
      <text:p text:style-name="P1">chmod: changing permissions of ‘drupal/modules/color/color.js’: Operation not permitted</text:p>
      <text:p text:style-name="P1">chmod: changing permissions of ‘drupal/modules/color/color.module’: Operation not permitted</text:p>
      <text:p text:style-name="P1">chmod: changing permissions of ‘drupal/modules/color/color.test’: Operation not permitted</text:p>
      <text:p text:style-name="P1">chmod: changing permissions of ‘drupal/modules/color/images’: Operation not permitted</text:p>
      <text:p text:style-name="P1">chmod: changing permissions of ‘drupal/modules/color/images/hook-rtl.png’: Operation not permitted</text:p>
      <text:p text:style-name="P1">chmod: changing permissions of ‘drupal/modules/color/images/hook.png’: Operation not permitted</text:p>
      <text:p text:style-name="P1">chmod: changing permissions of ‘drupal/modules/color/images/lock.png’: Operation not permitted</text:p>
      <text:p text:style-name="P1">chmod: changing permissions of ‘drupal/modules/color/preview.html’: Operation not permitted</text:p>
      <text:p text:style-name="P1">chmod: changing permissions of ‘drupal/modules/color/preview.js’: Operation not permitted</text:p>
      <text:p text:style-name="P1">chmod: changing permissions of ‘drupal/modules/comment’: Operation not permitted</text:p>
      <text:p text:style-name="P1">chmod: changing permissions of ‘drupal/modules/comment/comment-node-form.js’: Operation not permitted</text:p>
      <text:p text:style-name="P1"><text:soft-page-break/>chmod: changing permissions of ‘drupal/modules/comment/comment-rtl.css’: Operation not permitted</text:p>
      <text:p text:style-name="P1">chmod: changing permissions of ‘drupal/modules/comment/comment-wrapper.tpl.php’: Operation not permitted</text:p>
      <text:p text:style-name="P1">chmod: changing permissions of ‘drupal/modules/comment/comment.admin.inc’: Operation not permitted</text:p>
      <text:p text:style-name="P1">chmod: changing permissions of ‘drupal/modules/comment/comment.api.php’: Operation not permitted</text:p>
      <text:p text:style-name="P1">chmod: changing permissions of ‘drupal/modules/comment/comment.css’: Operation not permitted</text:p>
      <text:p text:style-name="P1">chmod: changing permissions of ‘drupal/modules/comment/comment.info’: Operation not permitted</text:p>
      <text:p text:style-name="P1">chmod: changing permissions of ‘drupal/modules/comment/comment.install’: Operation not permitted</text:p>
      <text:p text:style-name="P1">chmod: changing permissions of ‘drupal/modules/comment/comment.module’: Operation not permitted</text:p>
      <text:p text:style-name="P1">chmod: changing permissions of ‘drupal/modules/comment/comment.pages.inc’: Operation not permitted</text:p>
      <text:p text:style-name="P1">chmod: changing permissions of ‘drupal/modules/comment/comment.test’: Operation not permitted</text:p>
      <text:p text:style-name="P1">chmod: changing permissions of ‘drupal/modules/comment/comment.tokens.inc’: Operation not permitted</text:p>
      <text:p text:style-name="P1">chmod: changing permissions of ‘drupal/modules/comment/comment.tpl.php’: Operation not permitted</text:p>
      <text:p text:style-name="P1">chmod: changing permissions of ‘drupal/modules/contact’: Operation not permitted</text:p>
      <text:p text:style-name="P1">chmod: changing permissions of ‘drupal/modules/contact/contact.admin.inc’: Operation not permitted</text:p>
      <text:p text:style-name="P1">chmod: changing permissions of ‘drupal/modules/contact/contact.info’: Operation not permitted</text:p>
      <text:p text:style-name="P1">chmod: changing permissions of ‘drupal/modules/contact/contact.install’: Operation not permitted</text:p>
      <text:p text:style-name="P1">chmod: changing permissions of ‘drupal/modules/contact/contact.module’: Operation not permitted</text:p>
      <text:p text:style-name="P1">chmod: changing permissions of ‘drupal/modules/contact/contact.pages.inc’: Operation not permitted</text:p>
      <text:p text:style-name="P1">chmod: changing permissions of ‘drupal/modules/contact/contact.test’: Operation not permitted</text:p>
      <text:p text:style-name="P1">chmod: changing permissions of ‘drupal/modules/contextual’: Operation not permitted</text:p>
      <text:p text:style-name="P1">chmod: changing permissions of ‘drupal/modules/contextual/contextual-rtl.css’: Operation not permitted</text:p>
      <text:p text:style-name="P1">chmod: changing permissions of ‘drupal/modules/contextual/contextual.api.php’: Operation not permitted</text:p>
      <text:p text:style-name="P1">chmod: changing permissions of ‘drupal/modules/contextual/contextual.css’: Operation not permitted</text:p>
      <text:p text:style-name="P1">chmod: changing permissions of ‘drupal/modules/contextual/contextual.info’: Operation not permitted</text:p>
      <text:p text:style-name="P1">chmod: changing permissions of ‘drupal/modules/contextual/contextual.js’: Operation not permitted</text:p>
      <text:p text:style-name="P1">chmod: changing permissions of ‘drupal/modules/contextual/contextual.module’: Operation not permitted</text:p>
      <text:p text:style-name="P1">chmod: changing permissions of ‘drupal/modules/contextual/contextual.test’: Operation not permitted</text:p>
      <text:p text:style-name="P1">chmod: changing permissions of ‘drupal/modules/contextual/images’: Operation not permitted</text:p>
      <text:p text:style-name="P1">chmod: changing permissions of ‘drupal/modules/contextual/images/gear-select.png’: Operation not permitted</text:p>
      <text:p text:style-name="P1">chmod: changing permissions of ‘drupal/modules/dashboard’: Operation not permitted</text:p>
      <text:p text:style-name="P1">chmod: changing permissions of ‘drupal/modules/dashboard/dashboard-rtl.css’: Operation not permitted</text:p>
      <text:p text:style-name="P1">chmod: changing permissions of ‘drupal/modules/dashboard/dashboard.api.php’: Operation not permitted</text:p>
      <text:p text:style-name="P1"><text:soft-page-break/>chmod: changing permissions of ‘drupal/modules/dashboard/dashboard.css’: Operation not permitted</text:p>
      <text:p text:style-name="P1">chmod: changing permissions of ‘drupal/modules/dashboard/dashboard.info’: Operation not permitted</text:p>
      <text:p text:style-name="P1">chmod: changing permissions of ‘drupal/modules/dashboard/dashboard.install’: Operation not permitted</text:p>
      <text:p text:style-name="P1">chmod: changing permissions of ‘drupal/modules/dashboard/dashboard.js’: Operation not permitted</text:p>
      <text:p text:style-name="P1">chmod: changing permissions of ‘drupal/modules/dashboard/dashboard.module’: Operation not permitted</text:p>
      <text:p text:style-name="P1">chmod: changing permissions of ‘drupal/modules/dashboard/dashboard.test’: Operation not permitted</text:p>
      <text:p text:style-name="P1">chmod: changing permissions of ‘drupal/modules/dblog’: Operation not permitted</text:p>
      <text:p text:style-name="P1">chmod: changing permissions of ‘drupal/modules/dblog/dblog-rtl.css’: Operation not permitted</text:p>
      <text:p text:style-name="P1">chmod: changing permissions of ‘drupal/modules/dblog/dblog.admin.inc’: Operation not permitted</text:p>
      <text:p text:style-name="P1">chmod: changing permissions of ‘drupal/modules/dblog/dblog.css’: Operation not permitted</text:p>
      <text:p text:style-name="P1">chmod: changing permissions of ‘drupal/modules/dblog/dblog.info’: Operation not permitted</text:p>
      <text:p text:style-name="P1">chmod: changing permissions of ‘drupal/modules/dblog/dblog.install’: Operation not permitted</text:p>
      <text:p text:style-name="P1">chmod: changing permissions of ‘drupal/modules/dblog/dblog.module’: Operation not permitted</text:p>
      <text:p text:style-name="P1">chmod: changing permissions of ‘drupal/modules/dblog/dblog.test’: Operation not permitted</text:p>
      <text:p text:style-name="P1">chmod: changing permissions of ‘drupal/modules/field’: Operation not permitted</text:p>
      <text:p text:style-name="P1">chmod: changing permissions of ‘drupal/modules/field/field.api.php’: Operation not permitted</text:p>
      <text:p text:style-name="P1">chmod: changing permissions of ‘drupal/modules/field/field.attach.inc’: Operation not permitted</text:p>
      <text:p text:style-name="P1">chmod: changing permissions of ‘drupal/modules/field/field.crud.inc’: Operation not permitted</text:p>
      <text:p text:style-name="P1">chmod: changing permissions of ‘drupal/modules/field/field.default.inc’: Operation not permitted</text:p>
      <text:p text:style-name="P1">chmod: changing permissions of ‘drupal/modules/field/field.form.inc’: Operation not permitted</text:p>
      <text:p text:style-name="P1">chmod: changing permissions of ‘drupal/modules/field/field.info’: Operation not permitted</text:p>
      <text:p text:style-name="P1">chmod: changing permissions of ‘drupal/modules/field/field.info.class.inc’: Operation not permitted</text:p>
      <text:p text:style-name="P1">chmod: changing permissions of ‘drupal/modules/field/field.info.inc’: Operation not permitted</text:p>
      <text:p text:style-name="P1">chmod: changing permissions of ‘drupal/modules/field/field.install’: Operation not permitted</text:p>
      <text:p text:style-name="P1">chmod: changing permissions of ‘drupal/modules/field/field.module’: Operation not permitted</text:p>
      <text:p text:style-name="P1">chmod: changing permissions of ‘drupal/modules/field/field.multilingual.inc’: Operation not permitted</text:p>
      <text:p text:style-name="P1">chmod: changing permissions of ‘drupal/modules/field/modules’: Operation not permitted</text:p>
      <text:p text:style-name="P1">chmod: changing permissions of ‘drupal/modules/field/modules/field_sql_storage’: Operation not permitted</text:p>
      <text:p text:style-name="P1">chmod: changing permissions of ‘drupal/modules/field/modules/field_sql_storage/field_sql_storage.info’: Operation not permitted</text:p>
      <text:p text:style-name="P1">chmod: changing permissions of ‘drupal/modules/field/modules/field_sql_storage/field_sql_storage.install’: Operation not permitted</text:p>
      <text:p text:style-name="P1">chmod: changing permissions of ‘drupal/modules/field/modules/field_sql_storage/field_sql_storage.module’: Operation not permitted</text:p>
      <text:p text:style-name="P1">chmod: changing permissions of ‘drupal/modules/field/modules/field_sql_storage/field_sql_storage.test’: Operation not permitted</text:p>
      <text:p text:style-name="P1">chmod: changing permissions of ‘drupal/modules/field/modules/list’: Operation not permitted</text:p>
      <text:p text:style-name="P1">chmod: changing permissions of ‘drupal/modules/field/modules/list/list.info’: Operation not permitted</text:p>
      <text:p text:style-name="P1">chmod: changing permissions of ‘drupal/modules/field/modules/list/list.install’: Operation not permitted</text:p>
      <text:p text:style-name="P1">chmod: changing permissions of ‘drupal/modules/field/modules/list/list.module’: Operation not permitted</text:p>
      <text:p text:style-name="P1">chmod: changing permissions of ‘drupal/modules/field/modules/list/tests’: Operation not permitted</text:p>
      <text:p text:style-name="P1"><text:soft-page-break/>chmod: changing permissions of ‘drupal/modules/field/modules/list/tests/list.test’: Operation not permitted</text:p>
      <text:p text:style-name="P1">chmod: changing permissions of ‘drupal/modules/field/modules/list/tests/list_test.info’: Operation not permitted</text:p>
      <text:p text:style-name="P1">chmod: changing permissions of ‘drupal/modules/field/modules/list/tests/list_test.module’: Operation not permitted</text:p>
      <text:p text:style-name="P1">chmod: changing permissions of ‘drupal/modules/field/modules/number’: Operation not permitted</text:p>
      <text:p text:style-name="P1">chmod: changing permissions of ‘drupal/modules/field/modules/number/number.info’: Operation not permitted</text:p>
      <text:p text:style-name="P1">chmod: changing permissions of ‘drupal/modules/field/modules/number/number.install’: Operation not permitted</text:p>
      <text:p text:style-name="P1">chmod: changing permissions of ‘drupal/modules/field/modules/number/number.module’: Operation not permitted</text:p>
      <text:p text:style-name="P1">chmod: changing permissions of ‘drupal/modules/field/modules/number/number.test’: Operation not permitted</text:p>
      <text:p text:style-name="P1">chmod: changing permissions of ‘drupal/modules/field/modules/options’: Operation not permitted</text:p>
      <text:p text:style-name="P1">chmod: changing permissions of ‘drupal/modules/field/modules/options/options.api.php’: Operation not permitted</text:p>
      <text:p text:style-name="P1">chmod: changing permissions of ‘drupal/modules/field/modules/options/options.info’: Operation not permitted</text:p>
      <text:p text:style-name="P1">chmod: changing permissions of ‘drupal/modules/field/modules/options/options.module’: Operation not permitted</text:p>
      <text:p text:style-name="P1">chmod: changing permissions of ‘drupal/modules/field/modules/options/options.test’: Operation not permitted</text:p>
      <text:p text:style-name="P1">chmod: changing permissions of ‘drupal/modules/field/modules/text’: Operation not permitted</text:p>
      <text:p text:style-name="P1">chmod: changing permissions of ‘drupal/modules/field/modules/text/text.info’: Operation not permitted</text:p>
      <text:p text:style-name="P1">chmod: changing permissions of ‘drupal/modules/field/modules/text/text.install’: Operation not permitted</text:p>
      <text:p text:style-name="P1">chmod: changing permissions of ‘drupal/modules/field/modules/text/text.js’: Operation not permitted</text:p>
      <text:p text:style-name="P1">chmod: changing permissions of ‘drupal/modules/field/modules/text/text.module’: Operation not permitted</text:p>
      <text:p text:style-name="P1">chmod: changing permissions of ‘drupal/modules/field/modules/text/text.test’: Operation not permitted</text:p>
      <text:p text:style-name="P1">chmod: changing permissions of ‘drupal/modules/field/tests’: Operation not permitted</text:p>
      <text:p text:style-name="P1">chmod: changing permissions of ‘drupal/modules/field/tests/field.test’: Operation not permitted</text:p>
      <text:p text:style-name="P1">chmod: changing permissions of ‘drupal/modules/field/tests/field_test.entity.inc’: Operation not permitted</text:p>
      <text:p text:style-name="P1">chmod: changing permissions of ‘drupal/modules/field/tests/field_test.field.inc’: Operation not permitted</text:p>
      <text:p text:style-name="P1">chmod: changing permissions of ‘drupal/modules/field/tests/field_test.info’: Operation not permitted</text:p>
      <text:p text:style-name="P1">chmod: changing permissions of ‘drupal/modules/field/tests/field_test.install’: Operation not permitted</text:p>
      <text:p text:style-name="P1">chmod: changing permissions of ‘drupal/modules/field/tests/field_test.module’: Operation not permitted</text:p>
      <text:p text:style-name="P1">chmod: changing permissions of ‘drupal/modules/field/tests/field_test.storage.inc’: Operation not permitted</text:p>
      <text:p text:style-name="P1">chmod: changing permissions of ‘drupal/modules/field/theme’: Operation not permitted</text:p>
      <text:p text:style-name="P1">chmod: changing permissions of ‘drupal/modules/field/theme/field-rtl.css’: Operation not permitted</text:p>
      <text:p text:style-name="P1">chmod: changing permissions of ‘drupal/modules/field/theme/field.css’: Operation not permitted</text:p>
      <text:p text:style-name="P1"><text:soft-page-break/>chmod: changing permissions of ‘drupal/modules/field/theme/field.tpl.php’: Operation not permitted</text:p>
      <text:p text:style-name="P1">chmod: changing permissions of ‘drupal/modules/field_ui’: Operation not permitted</text:p>
      <text:p text:style-name="P1">chmod: changing permissions of ‘drupal/modules/field_ui/field_ui-rtl.css’: Operation not permitted</text:p>
      <text:p text:style-name="P1">chmod: changing permissions of ‘drupal/modules/field_ui/field_ui.admin.inc’: Operation not permitted</text:p>
      <text:p text:style-name="P1">chmod: changing permissions of ‘drupal/modules/field_ui/field_ui.api.php’: Operation not permitted</text:p>
      <text:p text:style-name="P1">chmod: changing permissions of ‘drupal/modules/field_ui/field_ui.css’: Operation not permitted</text:p>
      <text:p text:style-name="P1">chmod: changing permissions of ‘drupal/modules/field_ui/field_ui.info’: Operation not permitted</text:p>
      <text:p text:style-name="P1">chmod: changing permissions of ‘drupal/modules/field_ui/field_ui.js’: Operation not permitted</text:p>
      <text:p text:style-name="P1">chmod: changing permissions of ‘drupal/modules/field_ui/field_ui.module’: Operation not permitted</text:p>
      <text:p text:style-name="P1">chmod: changing permissions of ‘drupal/modules/field_ui/field_ui.test’: Operation not permitted</text:p>
      <text:p text:style-name="P1">chmod: changing permissions of ‘drupal/modules/file’: Operation not permitted</text:p>
      <text:p text:style-name="P1">chmod: changing permissions of ‘drupal/modules/file/file.api.php’: Operation not permitted</text:p>
      <text:p text:style-name="P1">chmod: changing permissions of ‘drupal/modules/file/file.css’: Operation not permitted</text:p>
      <text:p text:style-name="P1">chmod: changing permissions of ‘drupal/modules/file/file.field.inc’: Operation not permitted</text:p>
      <text:p text:style-name="P1">chmod: changing permissions of ‘drupal/modules/file/file.info’: Operation not permitted</text:p>
      <text:p text:style-name="P1">chmod: changing permissions of ‘drupal/modules/file/file.install’: Operation not permitted</text:p>
      <text:p text:style-name="P1">chmod: changing permissions of ‘drupal/modules/file/file.js’: Operation not permitted</text:p>
      <text:p text:style-name="P1">chmod: changing permissions of ‘drupal/modules/file/file.module’: Operation not permitted</text:p>
      <text:p text:style-name="P1">chmod: changing permissions of ‘drupal/modules/file/icons’: Operation not permitted</text:p>
      <text:p text:style-name="P1">chmod: changing permissions of ‘drupal/modules/file/icons/application-octet-stream.png’: Operation not permitted</text:p>
      <text:p text:style-name="P1">chmod: changing permissions of ‘drupal/modules/file/icons/application-pdf.png’: Operation not permitted</text:p>
      <text:p text:style-name="P1">chmod: changing permissions of ‘drupal/modules/file/icons/application-x-executable.png’: Operation not permitted</text:p>
      <text:p text:style-name="P1">chmod: changing permissions of ‘drupal/modules/file/icons/audio-x-generic.png’: Operation not permitted</text:p>
      <text:p text:style-name="P1">chmod: changing permissions of ‘drupal/modules/file/icons/image-x-generic.png’: Operation not permitted</text:p>
      <text:p text:style-name="P1">chmod: changing permissions of ‘drupal/modules/file/icons/package-x-generic.png’: Operation not permitted</text:p>
      <text:p text:style-name="P1">chmod: changing permissions of ‘drupal/modules/file/icons/text-html.png’: Operation not permitted</text:p>
      <text:p text:style-name="P1">chmod: changing permissions of ‘drupal/modules/file/icons/text-plain.png’: Operation not permitted</text:p>
      <text:p text:style-name="P1">chmod: changing permissions of ‘drupal/modules/file/icons/text-x-generic.png’: Operation not permitted</text:p>
      <text:p text:style-name="P1">chmod: changing permissions of ‘drupal/modules/file/icons/text-x-script.png’: Operation not permitted</text:p>
      <text:p text:style-name="P1">chmod: changing permissions of ‘drupal/modules/file/icons/video-x-generic.png’: Operation not permitted</text:p>
      <text:p text:style-name="P1">chmod: changing permissions of ‘drupal/modules/file/icons/x-office-document.png’: Operation not permitted</text:p>
      <text:p text:style-name="P1">chmod: changing permissions of ‘drupal/modules/file/icons/x-office-presentation.png’: Operation not permitted</text:p>
      <text:p text:style-name="P1">chmod: changing permissions of ‘drupal/modules/file/icons/x-office-spreadsheet.png’: Operation not permitted</text:p>
      <text:p text:style-name="P1">chmod: changing permissions of ‘drupal/modules/file/tests’: Operation not permitted</text:p>
      <text:p text:style-name="P1">chmod: changing permissions of ‘drupal/modules/file/tests/file.test’: Operation not permitted</text:p>
      <text:p text:style-name="P1">chmod: changing permissions of ‘drupal/modules/file/tests/file_module_test.info’: Operation not <text:soft-page-break/>permitted</text:p>
      <text:p text:style-name="P1">chmod: changing permissions of ‘drupal/modules/file/tests/file_module_test.module’: Operation not permitted</text:p>
      <text:p text:style-name="P1">chmod: changing permissions of ‘drupal/modules/filter’: Operation not permitted</text:p>
      <text:p text:style-name="P1">chmod: changing permissions of ‘drupal/modules/filter/filter.admin.inc’: Operation not permitted</text:p>
      <text:p text:style-name="P1">chmod: changing permissions of ‘drupal/modules/filter/filter.admin.js’: Operation not permitted</text:p>
      <text:p text:style-name="P1">chmod: changing permissions of ‘drupal/modules/filter/filter.api.php’: Operation not permitted</text:p>
      <text:p text:style-name="P1">chmod: changing permissions of ‘drupal/modules/filter/filter.css’: Operation not permitted</text:p>
      <text:p text:style-name="P1">chmod: changing permissions of ‘drupal/modules/filter/filter.info’: Operation not permitted</text:p>
      <text:p text:style-name="P1">chmod: changing permissions of ‘drupal/modules/filter/filter.install’: Operation not permitted</text:p>
      <text:p text:style-name="P1">chmod: changing permissions of ‘drupal/modules/filter/filter.js’: Operation not permitted</text:p>
      <text:p text:style-name="P1">chmod: changing permissions of ‘drupal/modules/filter/filter.module’: Operation not permitted</text:p>
      <text:p text:style-name="P1">chmod: changing permissions of ‘drupal/modules/filter/filter.pages.inc’: Operation not permitted</text:p>
      <text:p text:style-name="P1">chmod: changing permissions of ‘drupal/modules/filter/filter.test’: Operation not permitted</text:p>
      <text:p text:style-name="P1">chmod: changing permissions of ‘drupal/modules/filter/tests’: Operation not permitted</text:p>
      <text:p text:style-name="P1">chmod: changing permissions of ‘drupal/modules/filter/tests/filter.url-input.txt’: Operation not permitted</text:p>
      <text:p text:style-name="P1">chmod: changing permissions of ‘drupal/modules/filter/tests/filter.url-output.txt’: Operation not permitted</text:p>
      <text:p text:style-name="P1">chmod: changing permissions of ‘drupal/modules/forum’: Operation not permitted</text:p>
      <text:p text:style-name="P1">chmod: changing permissions of ‘drupal/modules/forum/forum-icon.tpl.php’: Operation not permitted</text:p>
      <text:p text:style-name="P1">chmod: changing permissions of ‘drupal/modules/forum/forum-list.tpl.php’: Operation not permitted</text:p>
      <text:p text:style-name="P1">chmod: changing permissions of ‘drupal/modules/forum/forum-rtl.css’: Operation not permitted</text:p>
      <text:p text:style-name="P1">chmod: changing permissions of ‘drupal/modules/forum/forum-submitted.tpl.php’: Operation not permitted</text:p>
      <text:p text:style-name="P1">chmod: changing permissions of ‘drupal/modules/forum/forum-topic-list.tpl.php’: Operation not permitted</text:p>
      <text:p text:style-name="P1">chmod: changing permissions of ‘drupal/modules/forum/forum.admin.inc’: Operation not permitted</text:p>
      <text:p text:style-name="P1">chmod: changing permissions of ‘drupal/modules/forum/forum.css’: Operation not permitted</text:p>
      <text:p text:style-name="P1">chmod: changing permissions of ‘drupal/modules/forum/forum.info’: Operation not permitted</text:p>
      <text:p text:style-name="P1">chmod: changing permissions of ‘drupal/modules/forum/forum.install’: Operation not permitted</text:p>
      <text:p text:style-name="P1">chmod: changing permissions of ‘drupal/modules/forum/forum.module’: Operation not permitted</text:p>
      <text:p text:style-name="P1">chmod: changing permissions of ‘drupal/modules/forum/forum.pages.inc’: Operation not permitted</text:p>
      <text:p text:style-name="P1">chmod: changing permissions of ‘drupal/modules/forum/forum.test’: Operation not permitted</text:p>
      <text:p text:style-name="P1">chmod: changing permissions of ‘drupal/modules/forum/forums.tpl.php’: Operation not permitted</text:p>
      <text:p text:style-name="P1">chmod: changing permissions of ‘drupal/modules/help’: Operation not permitted</text:p>
      <text:p text:style-name="P1">chmod: changing permissions of ‘drupal/modules/help/help-rtl.css’: Operation not permitted</text:p>
      <text:p text:style-name="P1">chmod: changing permissions of ‘drupal/modules/help/help.admin.inc’: Operation not permitted</text:p>
      <text:p text:style-name="P1">chmod: changing permissions of ‘drupal/modules/help/help.css’: Operation not permitted</text:p>
      <text:p text:style-name="P1">chmod: changing permissions of ‘drupal/modules/help/help.info’: Operation not permitted</text:p>
      <text:p text:style-name="P1">chmod: changing permissions of ‘drupal/modules/help/help.module’: Operation not permitted</text:p>
      <text:p text:style-name="P1">chmod: changing permissions of ‘drupal/modules/help/help.test’: Operation not permitted</text:p>
      <text:p text:style-name="P1">chmod: changing permissions of ‘drupal/modules/image’: Operation not permitted</text:p>
      <text:p text:style-name="P1">chmod: changing permissions of ‘drupal/modules/image/image-rtl.css’: Operation not permitted</text:p>
      <text:p text:style-name="P1">chmod: changing permissions of ‘drupal/modules/image/image.admin.css’: Operation not permitted</text:p>
      <text:p text:style-name="P1">chmod: changing permissions of ‘drupal/modules/image/image.admin.inc’: Operation not permitted</text:p>
      <text:p text:style-name="P1">chmod: changing permissions of ‘drupal/modules/image/image.api.php’: Operation not permitted</text:p>
      <text:p text:style-name="P1">chmod: changing permissions of ‘drupal/modules/image/image.css’: Operation not permitted</text:p>
      <text:p text:style-name="P1">chmod: changing permissions of ‘drupal/modules/image/image.effects.inc’: Operation not permitted</text:p>
      <text:p text:style-name="P1">chmod: changing permissions of ‘drupal/modules/image/image.field.inc’: Operation not permitted</text:p>
      <text:p text:style-name="P1"><text:soft-page-break/>chmod: changing permissions of ‘drupal/modules/image/image.info’: Operation not permitted</text:p>
      <text:p text:style-name="P1">chmod: changing permissions of ‘drupal/modules/image/image.install’: Operation not permitted</text:p>
      <text:p text:style-name="P1">chmod: changing permissions of ‘drupal/modules/image/image.module’: Operation not permitted</text:p>
      <text:p text:style-name="P1">chmod: changing permissions of ‘drupal/modules/image/image.test’: Operation not permitted</text:p>
      <text:p text:style-name="P1">chmod: changing permissions of ‘drupal/modules/image/sample.png’: Operation not permitted</text:p>
      <text:p text:style-name="P1">chmod: changing permissions of ‘drupal/modules/image/tests’: Operation not permitted</text:p>
      <text:p text:style-name="P1">chmod: changing permissions of ‘drupal/modules/image/tests/image_module_test.info’: Operation not permitted</text:p>
      <text:p text:style-name="P1">chmod: changing permissions of ‘drupal/modules/image/tests/image_module_test.module’: Operation not permitted</text:p>
      <text:p text:style-name="P1">chmod: changing permissions of ‘drupal/modules/locale’: Operation not permitted</text:p>
      <text:p text:style-name="P1">chmod: changing permissions of ‘drupal/modules/locale/locale-rtl.css’: Operation not permitted</text:p>
      <text:p text:style-name="P1">chmod: changing permissions of ‘drupal/modules/locale/locale.admin.inc’: Operation not permitted</text:p>
      <text:p text:style-name="P1">chmod: changing permissions of ‘drupal/modules/locale/locale.api.php’: Operation not permitted</text:p>
      <text:p text:style-name="P1">chmod: changing permissions of ‘drupal/modules/locale/locale.css’: Operation not permitted</text:p>
      <text:p text:style-name="P1">chmod: changing permissions of ‘drupal/modules/locale/locale.datepicker.js’: Operation not permitted</text:p>
      <text:p text:style-name="P1">chmod: changing permissions of ‘drupal/modules/locale/locale.info’: Operation not permitted</text:p>
      <text:p text:style-name="P1">chmod: changing permissions of ‘drupal/modules/locale/locale.install’: Operation not permitted</text:p>
      <text:p text:style-name="P1">chmod: changing permissions of ‘drupal/modules/locale/locale.module’: Operation not permitted</text:p>
      <text:p text:style-name="P1">chmod: changing permissions of ‘drupal/modules/locale/locale.test’: Operation not permitted</text:p>
      <text:p text:style-name="P1">chmod: changing permissions of ‘drupal/modules/locale/tests’: Operation not permitted</text:p>
      <text:p text:style-name="P1">chmod: changing permissions of ‘drupal/modules/locale/tests/locale_test.info’: Operation not permitted</text:p>
      <text:p text:style-name="P1">chmod: changing permissions of ‘drupal/modules/locale/tests/locale_test.js’: Operation not permitted</text:p>
      <text:p text:style-name="P1">chmod: changing permissions of ‘drupal/modules/locale/tests/locale_test.module’: Operation not permitted</text:p>
      <text:p text:style-name="P1">chmod: changing permissions of ‘drupal/modules/locale/tests/translations’: Operation not permitted</text:p>
      <text:p text:style-name="P1">chmod: changing permissions of ‘drupal/modules/locale/tests/translations/test.xx.po’: Operation not permitted</text:p>
      <text:p text:style-name="P1">chmod: changing permissions of ‘drupal/modules/menu’: Operation not permitted</text:p>
      <text:p text:style-name="P1">chmod: changing permissions of ‘drupal/modules/menu/menu.admin.inc’: Operation not permitted</text:p>
      <text:p text:style-name="P1">chmod: changing permissions of ‘drupal/modules/menu/menu.admin.js’: Operation not permitted</text:p>
      <text:p text:style-name="P1">chmod: changing permissions of ‘drupal/modules/menu/menu.api.php’: Operation not permitted</text:p>
      <text:p text:style-name="P1">chmod: changing permissions of ‘drupal/modules/menu/menu.css’: Operation not permitted</text:p>
      <text:p text:style-name="P1">chmod: changing permissions of ‘drupal/modules/menu/menu.info’: Operation not permitted</text:p>
      <text:p text:style-name="P1">chmod: changing permissions of ‘drupal/modules/menu/menu.install’: Operation not permitted</text:p>
      <text:p text:style-name="P1">chmod: changing permissions of ‘drupal/modules/menu/menu.js’: Operation not permitted</text:p>
      <text:p text:style-name="P1">chmod: changing permissions of ‘drupal/modules/menu/menu.module’: Operation not permitted</text:p>
      <text:p text:style-name="P1">chmod: changing permissions of ‘drupal/modules/menu/menu.test’: Operation not permitted</text:p>
      <text:p text:style-name="P1">chmod: changing permissions of ‘drupal/modules/node’: Operation not permitted</text:p>
      <text:p text:style-name="P1">chmod: changing permissions of ‘drupal/modules/node/content_types.inc’: Operation not permitted</text:p>
      <text:p text:style-name="P1">chmod: changing permissions of ‘drupal/modules/node/content_types.js’: Operation not permitted</text:p>
      <text:p text:style-name="P1">chmod: changing permissions of ‘drupal/modules/node/node.admin.inc’: Operation not permitted</text:p>
      <text:p text:style-name="P1">chmod: changing permissions of ‘drupal/modules/node/node.api.php’: Operation not permitted</text:p>
      <text:p text:style-name="P1">chmod: changing permissions of ‘drupal/modules/node/node.css’: Operation not permitted</text:p>
      <text:p text:style-name="P1">chmod: changing permissions of ‘drupal/modules/node/node.info’: Operation not permitted</text:p>
      <text:p text:style-name="P1">chmod: changing permissions of ‘drupal/modules/node/node.install’: Operation not permitted</text:p>
      <text:p text:style-name="P1">chmod: changing permissions of ‘drupal/modules/node/node.js’: Operation not permitted</text:p>
      <text:p text:style-name="P1">chmod: changing permissions of ‘drupal/modules/node/node.module’: Operation not permitted</text:p>
      <text:p text:style-name="P1">chmod: changing permissions of ‘drupal/modules/node/node.pages.inc’: Operation not permitted</text:p>
      <text:p text:style-name="P1"><text:soft-page-break/>chmod: changing permissions of ‘drupal/modules/node/node.test’: Operation not permitted</text:p>
      <text:p text:style-name="P1">chmod: changing permissions of ‘drupal/modules/node/node.tokens.inc’: Operation not permitted</text:p>
      <text:p text:style-name="P1">chmod: changing permissions of ‘drupal/modules/node/node.tpl.php’: Operation not permitted</text:p>
      <text:p text:style-name="P1">chmod: changing permissions of ‘drupal/modules/node/tests’: Operation not permitted</text:p>
      <text:p text:style-name="P1">chmod: changing permissions of ‘drupal/modules/node/tests/node_access_test.info’: Operation not permitted</text:p>
      <text:p text:style-name="P1">chmod: changing permissions of ‘drupal/modules/node/tests/node_access_test.install’: Operation not permitted</text:p>
      <text:p text:style-name="P1">chmod: changing permissions of ‘drupal/modules/node/tests/node_access_test.module’: Operation not permitted</text:p>
      <text:p text:style-name="P1">chmod: changing permissions of ‘drupal/modules/node/tests/node_test.info’: Operation not permitted</text:p>
      <text:p text:style-name="P1">chmod: changing permissions of ‘drupal/modules/node/tests/node_test.module’: Operation not permitted</text:p>
      <text:p text:style-name="P1">chmod: changing permissions of ‘drupal/modules/node/tests/node_test_exception.info’: Operation not permitted</text:p>
      <text:p text:style-name="P1">chmod: changing permissions of ‘drupal/modules/node/tests/node_test_exception.module’: Operation not permitted</text:p>
      <text:p text:style-name="P1">chmod: changing permissions of ‘drupal/modules/openid’: Operation not permitted</text:p>
      <text:p text:style-name="P1">chmod: changing permissions of ‘drupal/modules/openid/login-bg.png’: Operation not permitted</text:p>
      <text:p text:style-name="P1">chmod: changing permissions of ‘drupal/modules/openid/openid-rtl.css’: Operation not permitted</text:p>
      <text:p text:style-name="P1">chmod: changing permissions of ‘drupal/modules/openid/openid.api.php’: Operation not permitted</text:p>
      <text:p text:style-name="P1">chmod: changing permissions of ‘drupal/modules/openid/openid.css’: Operation not permitted</text:p>
      <text:p text:style-name="P1">chmod: changing permissions of ‘drupal/modules/openid/openid.inc’: Operation not permitted</text:p>
      <text:p text:style-name="P1">chmod: changing permissions of ‘drupal/modules/openid/openid.info’: Operation not permitted</text:p>
      <text:p text:style-name="P1">chmod: changing permissions of ‘drupal/modules/openid/openid.install’: Operation not permitted</text:p>
      <text:p text:style-name="P1">chmod: changing permissions of ‘drupal/modules/openid/openid.js’: Operation not permitted</text:p>
      <text:p text:style-name="P1">chmod: changing permissions of ‘drupal/modules/openid/openid.module’: Operation not permitted</text:p>
      <text:p text:style-name="P1">chmod: changing permissions of ‘drupal/modules/openid/openid.pages.inc’: Operation not permitted</text:p>
      <text:p text:style-name="P1">chmod: changing permissions of ‘drupal/modules/openid/openid.test’: Operation not permitted</text:p>
      <text:p text:style-name="P1">chmod: changing permissions of ‘drupal/modules/openid/tests’: Operation not permitted</text:p>
      <text:p text:style-name="P1">chmod: changing permissions of ‘drupal/modules/openid/tests/openid_test.info’: Operation not permitted</text:p>
      <text:p text:style-name="P1">chmod: changing permissions of ‘drupal/modules/openid/tests/openid_test.install’: Operation not permitted</text:p>
      <text:p text:style-name="P1">chmod: changing permissions of ‘drupal/modules/openid/tests/openid_test.module’: Operation not permitted</text:p>
      <text:p text:style-name="P1">chmod: changing permissions of ‘drupal/modules/overlay’: Operation not permitted</text:p>
      <text:p text:style-name="P1">chmod: changing permissions of ‘drupal/modules/overlay/images’: Operation not permitted</text:p>
      <text:p text:style-name="P1">chmod: changing permissions of ‘drupal/modules/overlay/images/background.png’: Operation not permitted</text:p>
      <text:p text:style-name="P1">chmod: changing permissions of ‘drupal/modules/overlay/images/close-rtl.png’: Operation not permitted</text:p>
      <text:p text:style-name="P1">chmod: changing permissions of ‘drupal/modules/overlay/images/close.png’: Operation not permitted</text:p>
      <text:p text:style-name="P1">chmod: changing permissions of ‘drupal/modules/overlay/overlay-child-rtl.css’: Operation not permitted</text:p>
      <text:p text:style-name="P1">chmod: changing permissions of ‘drupal/modules/overlay/overlay-child.css’: Operation not permitted</text:p>
      <text:p text:style-name="P1">chmod: changing permissions of ‘drupal/modules/overlay/overlay-child.js’: Operation not permitted</text:p>
      <text:p text:style-name="P1">chmod: changing permissions of ‘drupal/modules/overlay/overlay-parent.css’: Operation not <text:soft-page-break/>permitted</text:p>
      <text:p text:style-name="P1">chmod: changing permissions of ‘drupal/modules/overlay/overlay-parent.js’: Operation not permitted</text:p>
      <text:p text:style-name="P1">chmod: changing permissions of ‘drupal/modules/overlay/overlay.api.php’: Operation not permitted</text:p>
      <text:p text:style-name="P1">chmod: changing permissions of ‘drupal/modules/overlay/overlay.info’: Operation not permitted</text:p>
      <text:p text:style-name="P1">chmod: changing permissions of ‘drupal/modules/overlay/overlay.install’: Operation not permitted</text:p>
      <text:p text:style-name="P1">chmod: changing permissions of ‘drupal/modules/overlay/overlay.module’: Operation not permitted</text:p>
      <text:p text:style-name="P1">chmod: changing permissions of ‘drupal/modules/overlay/overlay.tpl.php’: Operation not permitted</text:p>
      <text:p text:style-name="P1">chmod: changing permissions of ‘drupal/modules/path’: Operation not permitted</text:p>
      <text:p text:style-name="P1">chmod: changing permissions of ‘drupal/modules/path/path.admin.inc’: Operation not permitted</text:p>
      <text:p text:style-name="P1">chmod: changing permissions of ‘drupal/modules/path/path.api.php’: Operation not permitted</text:p>
      <text:p text:style-name="P1">chmod: changing permissions of ‘drupal/modules/path/path.info’: Operation not permitted</text:p>
      <text:p text:style-name="P1">chmod: changing permissions of ‘drupal/modules/path/path.js’: Operation not permitted</text:p>
      <text:p text:style-name="P1">chmod: changing permissions of ‘drupal/modules/path/path.module’: Operation not permitted</text:p>
      <text:p text:style-name="P1">chmod: changing permissions of ‘drupal/modules/path/path.test’: Operation not permitted</text:p>
      <text:p text:style-name="P1">chmod: changing permissions of ‘drupal/modules/php’: Operation not permitted</text:p>
      <text:p text:style-name="P1">chmod: changing permissions of ‘drupal/modules/php/php.info’: Operation not permitted</text:p>
      <text:p text:style-name="P1">chmod: changing permissions of ‘drupal/modules/php/php.install’: Operation not permitted</text:p>
      <text:p text:style-name="P1">chmod: changing permissions of ‘drupal/modules/php/php.module’: Operation not permitted</text:p>
      <text:p text:style-name="P1">chmod: changing permissions of ‘drupal/modules/php/php.test’: Operation not permitted</text:p>
      <text:p text:style-name="P1">chmod: changing permissions of ‘drupal/modules/poll’: Operation not permitted</text:p>
      <text:p text:style-name="P1">chmod: changing permissions of ‘drupal/modules/poll/poll-bar--block.tpl.php’: Operation not permitted</text:p>
      <text:p text:style-name="P1">chmod: changing permissions of ‘drupal/modules/poll/poll-bar.tpl.php’: Operation not permitted</text:p>
      <text:p text:style-name="P1">chmod: changing permissions of ‘drupal/modules/poll/poll-results--block.tpl.php’: Operation not permitted</text:p>
      <text:p text:style-name="P1">chmod: changing permissions of ‘drupal/modules/poll/poll-results.tpl.php’: Operation not permitted</text:p>
      <text:p text:style-name="P1">chmod: changing permissions of ‘drupal/modules/poll/poll-rtl.css’: Operation not permitted</text:p>
      <text:p text:style-name="P1">chmod: changing permissions of ‘drupal/modules/poll/poll-vote.tpl.php’: Operation not permitted</text:p>
      <text:p text:style-name="P1">chmod: changing permissions of ‘drupal/modules/poll/poll.css’: Operation not permitted</text:p>
      <text:p text:style-name="P1">chmod: changing permissions of ‘drupal/modules/poll/poll.info’: Operation not permitted</text:p>
      <text:p text:style-name="P1">chmod: changing permissions of ‘drupal/modules/poll/poll.install’: Operation not permitted</text:p>
      <text:p text:style-name="P1">chmod: changing permissions of ‘drupal/modules/poll/poll.module’: Operation not permitted</text:p>
      <text:p text:style-name="P1">chmod: changing permissions of ‘drupal/modules/poll/poll.pages.inc’: Operation not permitted</text:p>
      <text:p text:style-name="P1">chmod: changing permissions of ‘drupal/modules/poll/poll.test’: Operation not permitted</text:p>
      <text:p text:style-name="P1">chmod: changing permissions of ‘drupal/modules/poll/poll.tokens.inc’: Operation not permitted</text:p>
      <text:p text:style-name="P1">chmod: changing permissions of ‘drupal/modules/profile’: Operation not permitted</text:p>
      <text:p text:style-name="P1">chmod: changing permissions of ‘drupal/modules/profile/profile-block.tpl.php’: Operation not permitted</text:p>
      <text:p text:style-name="P1">chmod: changing permissions of ‘drupal/modules/profile/profile-listing.tpl.php’: Operation not permitted</text:p>
      <text:p text:style-name="P1">chmod: changing permissions of ‘drupal/modules/profile/profile-wrapper.tpl.php’: Operation not permitted</text:p>
      <text:p text:style-name="P1">chmod: changing permissions of ‘drupal/modules/profile/profile.admin.inc’: Operation not permitted</text:p>
      <text:p text:style-name="P1">chmod: changing permissions of ‘drupal/modules/profile/profile.css’: Operation not permitted</text:p>
      <text:p text:style-name="P1">chmod: changing permissions of ‘drupal/modules/profile/profile.info’: Operation not permitted</text:p>
      <text:p text:style-name="P1">chmod: changing permissions of ‘drupal/modules/profile/profile.install’: Operation not permitted</text:p>
      <text:p text:style-name="P1">chmod: changing permissions of ‘drupal/modules/profile/profile.js’: Operation not permitted</text:p>
      <text:p text:style-name="P1">chmod: changing permissions of ‘drupal/modules/profile/profile.module’: Operation not permitted</text:p>
      <text:p text:style-name="P1">chmod: changing permissions of ‘drupal/modules/profile/profile.pages.inc’: Operation not permitted</text:p>
      <text:p text:style-name="P1"><text:soft-page-break/>chmod: changing permissions of ‘drupal/modules/profile/profile.test’: Operation not permitted</text:p>
      <text:p text:style-name="P1">chmod: changing permissions of ‘drupal/modules/rdf’: Operation not permitted</text:p>
      <text:p text:style-name="P1">chmod: changing permissions of ‘drupal/modules/rdf/rdf.api.php’: Operation not permitted</text:p>
      <text:p text:style-name="P1">chmod: changing permissions of ‘drupal/modules/rdf/rdf.info’: Operation not permitted</text:p>
      <text:p text:style-name="P1">chmod: changing permissions of ‘drupal/modules/rdf/rdf.install’: Operation not permitted</text:p>
      <text:p text:style-name="P1">chmod: changing permissions of ‘drupal/modules/rdf/rdf.module’: Operation not permitted</text:p>
      <text:p text:style-name="P1">chmod: changing permissions of ‘drupal/modules/rdf/rdf.test’: Operation not permitted</text:p>
      <text:p text:style-name="P1">chmod: changing permissions of ‘drupal/modules/rdf/tests’: Operation not permitted</text:p>
      <text:p text:style-name="P1">chmod: changing permissions of ‘drupal/modules/rdf/tests/rdf_test.info’: Operation not permitted</text:p>
      <text:p text:style-name="P1">chmod: changing permissions of ‘drupal/modules/rdf/tests/rdf_test.install’: Operation not permitted</text:p>
      <text:p text:style-name="P1">chmod: changing permissions of ‘drupal/modules/rdf/tests/rdf_test.module’: Operation not permitted</text:p>
      <text:p text:style-name="P1">chmod: changing permissions of ‘drupal/modules/search’: Operation not permitted</text:p>
      <text:p text:style-name="P1">chmod: changing permissions of ‘drupal/modules/search/search-block-form.tpl.php’: Operation not permitted</text:p>
      <text:p text:style-name="P1">chmod: changing permissions of ‘drupal/modules/search/search-result.tpl.php’: Operation not permitted</text:p>
      <text:p text:style-name="P1">chmod: changing permissions of ‘drupal/modules/search/search-results.tpl.php’: Operation not permitted</text:p>
      <text:p text:style-name="P1">chmod: changing permissions of ‘drupal/modules/search/search-rtl.css’: Operation not permitted</text:p>
      <text:p text:style-name="P1">chmod: changing permissions of ‘drupal/modules/search/search.admin.inc’: Operation not permitted</text:p>
      <text:p text:style-name="P1">chmod: changing permissions of ‘drupal/modules/search/search.api.php’: Operation not permitted</text:p>
      <text:p text:style-name="P1">chmod: changing permissions of ‘drupal/modules/search/search.css’: Operation not permitted</text:p>
      <text:p text:style-name="P1">chmod: changing permissions of ‘drupal/modules/search/search.extender.inc’: Operation not permitted</text:p>
      <text:p text:style-name="P1">chmod: changing permissions of ‘drupal/modules/search/search.info’: Operation not permitted</text:p>
      <text:p text:style-name="P1">chmod: changing permissions of ‘drupal/modules/search/search.install’: Operation not permitted</text:p>
      <text:p text:style-name="P1">chmod: changing permissions of ‘drupal/modules/search/search.module’: Operation not permitted</text:p>
      <text:p text:style-name="P1">chmod: changing permissions of ‘drupal/modules/search/search.pages.inc’: Operation not permitted</text:p>
      <text:p text:style-name="P1">chmod: changing permissions of ‘drupal/modules/search/search.test’: Operation not permitted</text:p>
      <text:p text:style-name="P1">chmod: changing permissions of ‘drupal/modules/search/tests’: Operation not permitted</text:p>
      <text:p text:style-name="P1">chmod: changing permissions of ‘drupal/modules/search/tests/UnicodeTest.txt’: Operation not permitted</text:p>
      <text:p text:style-name="P1">chmod: changing permissions of ‘drupal/modules/search/tests/search_embedded_form.info’: Operation not permitted</text:p>
      <text:p text:style-name="P1">chmod: changing permissions of ‘drupal/modules/search/tests/search_embedded_form.module’: Operation not permitted</text:p>
      <text:p text:style-name="P1">chmod: changing permissions of ‘drupal/modules/search/tests/search_extra_type.info’: Operation not permitted</text:p>
      <text:p text:style-name="P1">chmod: changing permissions of ‘drupal/modules/search/tests/search_extra_type.module’: Operation not permitted</text:p>
      <text:p text:style-name="P1">chmod: changing permissions of ‘drupal/modules/search/tests/search_node_tags.info’: Operation not permitted</text:p>
      <text:p text:style-name="P1">chmod: changing permissions of ‘drupal/modules/search/tests/search_node_tags.module’: Operation not permitted</text:p>
      <text:p text:style-name="P1">chmod: changing permissions of ‘drupal/modules/shortcut’: Operation not permitted</text:p>
      <text:p text:style-name="P1">chmod: changing permissions of ‘drupal/modules/shortcut/shortcut-rtl.css’: Operation not permitted</text:p>
      <text:p text:style-name="P1">chmod: changing permissions of ‘drupal/modules/shortcut/shortcut.admin.css’: Operation not permitted</text:p>
      <text:p text:style-name="P1">chmod: changing permissions of ‘drupal/modules/shortcut/shortcut.admin.inc’: Operation not permitted</text:p>
      <text:p text:style-name="P1"><text:soft-page-break/>chmod: changing permissions of ‘drupal/modules/shortcut/shortcut.admin.js’: Operation not permitted</text:p>
      <text:p text:style-name="P1">chmod: changing permissions of ‘drupal/modules/shortcut/shortcut.api.php’: Operation not permitted</text:p>
      <text:p text:style-name="P1">chmod: changing permissions of ‘drupal/modules/shortcut/shortcut.css’: Operation not permitted</text:p>
      <text:p text:style-name="P1">chmod: changing permissions of ‘drupal/modules/shortcut/shortcut.info’: Operation not permitted</text:p>
      <text:p text:style-name="P1">chmod: changing permissions of ‘drupal/modules/shortcut/shortcut.install’: Operation not permitted</text:p>
      <text:p text:style-name="P1">chmod: changing permissions of ‘drupal/modules/shortcut/shortcut.module’: Operation not permitted</text:p>
      <text:p text:style-name="P1">chmod: changing permissions of ‘drupal/modules/shortcut/shortcut.png’: Operation not permitted</text:p>
      <text:p text:style-name="P1">chmod: changing permissions of ‘drupal/modules/shortcut/shortcut.test’: Operation not permitted</text:p>
      <text:p text:style-name="P1">chmod: changing permissions of ‘drupal/modules/simpletest’: Operation not permitted</text:p>
      <text:p text:style-name="P1">chmod: changing permissions of ‘drupal/modules/simpletest/drupal_web_test_case.php’: Operation not permitted</text:p>
      <text:p text:style-name="P1">chmod: changing permissions of ‘drupal/modules/simpletest/files’: Operation not permitted</text:p>
      <text:p text:style-name="P1">chmod: changing permissions of ‘drupal/modules/simpletest/files/README.txt’: Operation not permitted</text:p>
      <text:p text:style-name="P1">chmod: changing permissions of ‘drupal/modules/simpletest/files/css_test_files’: Operation not permitted</text:p>
      <text:p text:style-name="P1">chmod: changing permissions of ‘drupal/modules/simpletest/files/css_test_files/comment_hacks.css’: Operation not permitted</text:p>
      <text:p text:style-name="P1">chmod: changing permissions of ‘drupal/modules/simpletest/files/css_test_files/comment_hacks.css.optimized.css’: Operation not permitted</text:p>
      <text:p text:style-name="P1">chmod: changing permissions of ‘drupal/modules/simpletest/files/css_test_files/comment_hacks.css.unoptimized.css’: Operation not permitted</text:p>
      <text:p text:style-name="P1">chmod: changing permissions of ‘drupal/modules/simpletest/files/css_test_files/css_input_with_import.css’: Operation not permitted</text:p>
      <text:p text:style-name="P1">chmod: changing permissions of ‘drupal/modules/simpletest/files/css_test_files/css_input_with_import.css.optimized.css’: Operation not permitted</text:p>
      <text:p text:style-name="P1">chmod: changing permissions of ‘drupal/modules/simpletest/files/css_test_files/css_input_with_import.css.unoptimized.css’: Operation not permitted</text:p>
      <text:p text:style-name="P1">chmod: changing permissions of ‘drupal/modules/simpletest/files/css_test_files/css_input_without_import.css’: Operation not permitted</text:p>
      <text:p text:style-name="P1">chmod: changing permissions of ‘drupal/modules/simpletest/files/css_test_files/css_input_without_import.css.optimized.css’: Operation not permitted</text:p>
      <text:p text:style-name="P1">chmod: changing permissions of ‘drupal/modules/simpletest/files/css_test_files/css_input_without_import.css.unoptimized.css’: Operation not permitted</text:p>
      <text:p text:style-name="P1">chmod: changing permissions of ‘drupal/modules/simpletest/files/css_test_files/css_subfolder’: Operation not permitted</text:p>
      <text:p text:style-name="P1">chmod: changing permissions of ‘drupal/modules/simpletest/files/css_test_files/css_subfolder/css_input_with_import.css’: Operation not permitted</text:p>
      <text:p text:style-name="P1">chmod: changing permissions of ‘drupal/modules/simpletest/files/css_test_files/css_subfolder/css_input_with_import.css.optimized.css’: Operation not permitted</text:p>
      <text:p text:style-name="P1"><text:soft-page-break/>chmod: changing permissions of ‘drupal/modules/simpletest/files/css_test_files/css_subfolder/css_input_with_import.css.unoptimized.css’: Operation not permitted</text:p>
      <text:p text:style-name="P1">chmod: changing permissions of ‘drupal/modules/simpletest/files/css_test_files/import1.css’: Operation not permitted</text:p>
      <text:p text:style-name="P1">chmod: changing permissions of ‘drupal/modules/simpletest/files/css_test_files/import2.css’: Operation not permitted</text:p>
      <text:p text:style-name="P1">chmod: changing permissions of ‘drupal/modules/simpletest/files/html-1.txt’: Operation not permitted</text:p>
      <text:p text:style-name="P1">chmod: changing permissions of ‘drupal/modules/simpletest/files/html-2.html’: Operation not permitted</text:p>
      <text:p text:style-name="P1">chmod: changing permissions of ‘drupal/modules/simpletest/files/image-1.png’: Operation not permitted</text:p>
      <text:p text:style-name="P1">chmod: changing permissions of ‘drupal/modules/simpletest/files/image-2.jpg’: Operation not permitted</text:p>
      <text:p text:style-name="P1">chmod: changing permissions of ‘drupal/modules/simpletest/files/image-test-no-transparency.gif’: Operation not permitted</text:p>
      <text:p text:style-name="P1">chmod: changing permissions of ‘drupal/modules/simpletest/files/image-test-transparent-out-of-range.gif’: Operation not permitted</text:p>
      <text:p text:style-name="P1">chmod: changing permissions of ‘drupal/modules/simpletest/files/image-test.gif’: Operation not permitted</text:p>
      <text:p text:style-name="P1">chmod: changing permissions of ‘drupal/modules/simpletest/files/image-test.jpg’: Operation not permitted</text:p>
      <text:p text:style-name="P1">chmod: changing permissions of ‘drupal/modules/simpletest/files/image-test.png’: Operation not permitted</text:p>
      <text:p text:style-name="P1">chmod: changing permissions of ‘drupal/modules/simpletest/files/javascript-1.txt’: Operation not permitted</text:p>
      <text:p text:style-name="P1">chmod: changing permissions of ‘drupal/modules/simpletest/files/javascript-2.script’: Operation not permitted</text:p>
      <text:p text:style-name="P1">chmod: changing permissions of ‘drupal/modules/simpletest/files/php-1.txt’: Operation not permitted</text:p>
      <text:p text:style-name="P1">chmod: changing permissions of ‘drupal/modules/simpletest/files/php-2.php’: Operation not permitted</text:p>
      <text:p text:style-name="P1">chmod: changing permissions of ‘drupal/modules/simpletest/files/sql-1.txt’: Operation not permitted</text:p>
      <text:p text:style-name="P1">chmod: changing permissions of ‘drupal/modules/simpletest/files/sql-2.sql’: Operation not permitted</text:p>
      <text:p text:style-name="P1">chmod: changing permissions of ‘drupal/modules/simpletest/lib’: Operation not permitted</text:p>
      <text:p text:style-name="P1">chmod: changing permissions of ‘drupal/modules/simpletest/lib/Drupal’: Operation not permitted</text:p>
      <text:p text:style-name="P1">chmod: changing permissions of ‘drupal/modules/simpletest/lib/Drupal/simpletest’: Operation not permitted</text:p>
      <text:p text:style-name="P1">chmod: changing permissions of ‘drupal/modules/simpletest/lib/Drupal/simpletest/Tests’: Operation not permitted</text:p>
      <text:p text:style-name="P1">chmod: changing permissions of ‘drupal/modules/simpletest/lib/Drupal/simpletest/Tests/PSR0WebTest.php’: Operation not permitted</text:p>
      <text:p text:style-name="P1">chmod: changing permissions of ‘drupal/modules/simpletest/simpletest.api.php’: Operation not permitted</text:p>
      <text:p text:style-name="P1">chmod: changing permissions of ‘drupal/modules/simpletest/simpletest.css’: Operation not permitted</text:p>
      <text:p text:style-name="P1">chmod: changing permissions of ‘drupal/modules/simpletest/simpletest.info’: Operation not permitted</text:p>
      <text:p text:style-name="P1"><text:soft-page-break/>chmod: changing permissions of ‘drupal/modules/simpletest/simpletest.install’: Operation not permitted</text:p>
      <text:p text:style-name="P1">chmod: changing permissions of ‘drupal/modules/simpletest/simpletest.js’: Operation not permitted</text:p>
      <text:p text:style-name="P1">chmod: changing permissions of ‘drupal/modules/simpletest/simpletest.module’: Operation not permitted</text:p>
      <text:p text:style-name="P1">chmod: changing permissions of ‘drupal/modules/simpletest/simpletest.pages.inc’: Operation not permitted</text:p>
      <text:p text:style-name="P1">chmod: changing permissions of ‘drupal/modules/simpletest/simpletest.test’: Operation not permitted</text:p>
      <text:p text:style-name="P1">chmod: changing permissions of ‘drupal/modules/simpletest/src’: Operation not permitted</text:p>
      <text:p text:style-name="P1">chmod: changing permissions of ‘drupal/modules/simpletest/src/Tests’: Operation not permitted</text:p>
      <text:p text:style-name="P1">chmod: changing permissions of ‘drupal/modules/simpletest/src/Tests/PSR4WebTest.php’: Operation not permitted</text:p>
      <text:p text:style-name="P1">chmod: changing permissions of ‘drupal/modules/simpletest/tests’: Operation not permitted</text:p>
      <text:p text:style-name="P1">chmod: changing permissions of ‘drupal/modules/simpletest/tests/actions.test’: Operation not permitted</text:p>
      <text:p text:style-name="P1">chmod: changing permissions of ‘drupal/modules/simpletest/tests/actions_loop_test.info’: Operation not permitted</text:p>
      <text:p text:style-name="P1">chmod: changing permissions of ‘drupal/modules/simpletest/tests/actions_loop_test.install’: Operation not permitted</text:p>
      <text:p text:style-name="P1">chmod: changing permissions of ‘drupal/modules/simpletest/tests/actions_loop_test.module’: Operation not permitted</text:p>
      <text:p text:style-name="P1">chmod: changing permissions of ‘drupal/modules/simpletest/tests/ajax.test’: Operation not permitted</text:p>
      <text:p text:style-name="P1">chmod: changing permissions of ‘drupal/modules/simpletest/tests/ajax_forms_test.info’: Operation not permitted</text:p>
      <text:p text:style-name="P1">chmod: changing permissions of ‘drupal/modules/simpletest/tests/ajax_forms_test.module’: Operation not permitted</text:p>
      <text:p text:style-name="P1">chmod: changing permissions of ‘drupal/modules/simpletest/tests/ajax_test.info’: Operation not permitted</text:p>
      <text:p text:style-name="P1">chmod: changing permissions of ‘drupal/modules/simpletest/tests/ajax_test.module’: Operation not permitted</text:p>
      <text:p text:style-name="P1">chmod: changing permissions of ‘drupal/modules/simpletest/tests/batch.test’: Operation not permitted</text:p>
      <text:p text:style-name="P1">chmod: changing permissions of ‘drupal/modules/simpletest/tests/batch_test.callbacks.inc’: Operation not permitted</text:p>
      <text:p text:style-name="P1">chmod: changing permissions of ‘drupal/modules/simpletest/tests/batch_test.info’: Operation not permitted</text:p>
      <text:p text:style-name="P1">chmod: changing permissions of ‘drupal/modules/simpletest/tests/batch_test.module’: Operation not permitted</text:p>
      <text:p text:style-name="P1">chmod: changing permissions of ‘drupal/modules/simpletest/tests/boot.test’: Operation not permitted</text:p>
      <text:p text:style-name="P1">chmod: changing permissions of ‘drupal/modules/simpletest/tests/boot_test_1.info’: Operation not permitted</text:p>
      <text:p text:style-name="P1">chmod: changing permissions of ‘drupal/modules/simpletest/tests/boot_test_1.module’: Operation not permitted</text:p>
      <text:p text:style-name="P1">chmod: changing permissions of ‘drupal/modules/simpletest/tests/boot_test_2.info’: Operation not permitted</text:p>
      <text:p text:style-name="P1">chmod: changing permissions of ‘drupal/modules/simpletest/tests/boot_test_2.module’: Operation not permitted</text:p>
      <text:p text:style-name="P1">chmod: changing permissions of ‘drupal/modules/simpletest/tests/bootstrap.test’: Operation not permitted</text:p>
      <text:p text:style-name="P1"><text:soft-page-break/>chmod: changing permissions of ‘drupal/modules/simpletest/tests/cache.test’: Operation not permitted</text:p>
      <text:p text:style-name="P1">chmod: changing permissions of ‘drupal/modules/simpletest/tests/common.test’: Operation not permitted</text:p>
      <text:p text:style-name="P1">chmod: changing permissions of ‘drupal/modules/simpletest/tests/common_test.css’: Operation not permitted</text:p>
      <text:p text:style-name="P1">chmod: changing permissions of ‘drupal/modules/simpletest/tests/common_test.info’: Operation not permitted</text:p>
      <text:p text:style-name="P1">chmod: changing permissions of ‘drupal/modules/simpletest/tests/common_test.module’: Operation not permitted</text:p>
      <text:p text:style-name="P1">chmod: changing permissions of ‘drupal/modules/simpletest/tests/common_test.print.css’: Operation not permitted</text:p>
      <text:p text:style-name="P1">chmod: changing permissions of ‘drupal/modules/simpletest/tests/common_test_cron_helper.info’: Operation not permitted</text:p>
      <text:p text:style-name="P1">chmod: changing permissions of ‘drupal/modules/simpletest/tests/common_test_cron_helper.module’: Operation not permitted</text:p>
      <text:p text:style-name="P1">chmod: changing permissions of ‘drupal/modules/simpletest/tests/common_test_info.txt’: Operation not permitted</text:p>
      <text:p text:style-name="P1">chmod: changing permissions of ‘drupal/modules/simpletest/tests/database_test.info’: Operation not permitted</text:p>
      <text:p text:style-name="P1">chmod: changing permissions of ‘drupal/modules/simpletest/tests/database_test.install’: Operation not permitted</text:p>
      <text:p text:style-name="P1">chmod: changing permissions of ‘drupal/modules/simpletest/tests/database_test.module’: Operation not permitted</text:p>
      <text:p text:style-name="P1">chmod: changing permissions of ‘drupal/modules/simpletest/tests/database_test.test’: Operation not permitted</text:p>
      <text:p text:style-name="P1">chmod: changing permissions of ‘drupal/modules/simpletest/tests/drupal_autoload_test’: Operation not permitted</text:p>
      <text:p text:style-name="P1">chmod: changing permissions of ‘drupal/modules/simpletest/tests/drupal_autoload_test/drupal_autoload_test.info’: Operation not permitted</text:p>
      <text:p text:style-name="P1">chmod: changing permissions of ‘drupal/modules/simpletest/tests/drupal_autoload_test/drupal_autoload_test.module’: Operation not permitted</text:p>
      <text:p text:style-name="P1">chmod: changing permissions of ‘drupal/modules/simpletest/tests/drupal_autoload_test/drupal_autoload_test_class.inc’: Operation not permitted</text:p>
      <text:p text:style-name="P1">chmod: changing permissions of ‘drupal/modules/simpletest/tests/drupal_autoload_test/drupal_autoload_test_interface.inc’: Operation not permitted</text:p>
      <text:p text:style-name="P1">chmod: changing permissions of ‘drupal/modules/simpletest/tests/drupal_autoload_test/drupal_autoload_test_trait.sh’: Operation not permitted</text:p>
      <text:p text:style-name="P1">chmod: changing permissions of ‘drupal/modules/simpletest/tests/drupal_system_listing_compatible_test’: Operation not permitted</text:p>
      <text:p text:style-name="P1">chmod: changing permissions of ‘drupal/modules/simpletest/tests/drupal_system_listing_compatible_test/drupal_system_listing_compatible_test.info’: Operation not permitted</text:p>
      <text:p text:style-name="P1">chmod: changing permissions of ‘drupal/modules/simpletest/tests/drupal_system_listing_compatible_test/drupal_system_listing_compatible_test.module’: Operation not permitted</text:p>
      <text:p text:style-name="P1">chmod: changing permissions of <text:soft-page-break/>‘drupal/modules/simpletest/tests/drupal_system_listing_incompatible_test’: Operation not permitted</text:p>
      <text:p text:style-name="P1">chmod: changing permissions of ‘drupal/modules/simpletest/tests/drupal_system_listing_incompatible_test/drupal_system_listing_incompatible_test.info’: Operation not permitted</text:p>
      <text:p text:style-name="P1">chmod: changing permissions of ‘drupal/modules/simpletest/tests/drupal_system_listing_incompatible_test/drupal_system_listing_incompatible_test.module’: Operation not permitted</text:p>
      <text:p text:style-name="P1">chmod: changing permissions of ‘drupal/modules/simpletest/tests/entity_cache_test.info’: Operation not permitted</text:p>
      <text:p text:style-name="P1">chmod: changing permissions of ‘drupal/modules/simpletest/tests/entity_cache_test.module’: Operation not permitted</text:p>
      <text:p text:style-name="P1">chmod: changing permissions of ‘drupal/modules/simpletest/tests/entity_cache_test_dependency.info’: Operation not permitted</text:p>
      <text:p text:style-name="P1">chmod: changing permissions of ‘drupal/modules/simpletest/tests/entity_cache_test_dependency.module’: Operation not permitted</text:p>
      <text:p text:style-name="P1">chmod: changing permissions of ‘drupal/modules/simpletest/tests/entity_crud.test’: Operation not permitted</text:p>
      <text:p text:style-name="P1">chmod: changing permissions of ‘drupal/modules/simpletest/tests/entity_crud_hook_test.info’: Operation not permitted</text:p>
      <text:p text:style-name="P1">chmod: changing permissions of ‘drupal/modules/simpletest/tests/entity_crud_hook_test.module’: Operation not permitted</text:p>
      <text:p text:style-name="P1">chmod: changing permissions of ‘drupal/modules/simpletest/tests/entity_crud_hook_test.test’: Operation not permitted</text:p>
      <text:p text:style-name="P1">chmod: changing permissions of ‘drupal/modules/simpletest/tests/entity_query.test’: Operation not permitted</text:p>
      <text:p text:style-name="P1">chmod: changing permissions of ‘drupal/modules/simpletest/tests/entity_query_access_test.info’: Operation not permitted</text:p>
      <text:p text:style-name="P1">chmod: changing permissions of ‘drupal/modules/simpletest/tests/entity_query_access_test.module’: Operation not permitted</text:p>
      <text:p text:style-name="P1">chmod: changing permissions of ‘drupal/modules/simpletest/tests/error.test’: Operation not permitted</text:p>
      <text:p text:style-name="P1">chmod: changing permissions of ‘drupal/modules/simpletest/tests/error_test.info’: Operation not permitted</text:p>
      <text:p text:style-name="P1">chmod: changing permissions of ‘drupal/modules/simpletest/tests/error_test.module’: Operation not permitted</text:p>
      <text:p text:style-name="P1">chmod: changing permissions of ‘drupal/modules/simpletest/tests/file.test’: Operation not permitted</text:p>
      <text:p text:style-name="P1">chmod: changing permissions of ‘drupal/modules/simpletest/tests/file_test.info’: Operation not permitted</text:p>
      <text:p text:style-name="P1">chmod: changing permissions of ‘drupal/modules/simpletest/tests/file_test.module’: Operation not permitted</text:p>
      <text:p text:style-name="P1">chmod: changing permissions of ‘drupal/modules/simpletest/tests/filetransfer.test’: Operation not permitted</text:p>
      <text:p text:style-name="P1">chmod: changing permissions of ‘drupal/modules/simpletest/tests/filter_test.info’: Operation not permitted</text:p>
      <text:p text:style-name="P1">chmod: changing permissions of ‘drupal/modules/simpletest/tests/filter_test.module’: Operation not permitted</text:p>
      <text:p text:style-name="P1">chmod: changing permissions of ‘drupal/modules/simpletest/tests/form.test’: Operation not permitted</text:p>
      <text:p text:style-name="P1">chmod: changing permissions of ‘drupal/modules/simpletest/tests/form_test.file.inc’: Operation not permitted</text:p>
      <text:p text:style-name="P1">chmod: changing permissions of ‘drupal/modules/simpletest/tests/form_test.info’: Operation not permitted</text:p>
      <text:p text:style-name="P1"><text:soft-page-break/>chmod: changing permissions of ‘drupal/modules/simpletest/tests/form_test.module’: Operation not permitted</text:p>
      <text:p text:style-name="P1">chmod: changing permissions of ‘drupal/modules/simpletest/tests/graph.test’: Operation not permitted</text:p>
      <text:p text:style-name="P1">chmod: changing permissions of ‘drupal/modules/simpletest/tests/http.php’: Operation not permitted</text:p>
      <text:p text:style-name="P1">chmod: changing permissions of ‘drupal/modules/simpletest/tests/https.php’: Operation not permitted</text:p>
      <text:p text:style-name="P1">chmod: changing permissions of ‘drupal/modules/simpletest/tests/image.test’: Operation not permitted</text:p>
      <text:p text:style-name="P1">chmod: changing permissions of ‘drupal/modules/simpletest/tests/image_test.info’: Operation not permitted</text:p>
      <text:p text:style-name="P1">chmod: changing permissions of ‘drupal/modules/simpletest/tests/image_test.module’: Operation not permitted</text:p>
      <text:p text:style-name="P1">chmod: changing permissions of ‘drupal/modules/simpletest/tests/lock.test’: Operation not permitted</text:p>
      <text:p text:style-name="P1">chmod: changing permissions of ‘drupal/modules/simpletest/tests/mail.test’: Operation not permitted</text:p>
      <text:p text:style-name="P1">chmod: changing permissions of ‘drupal/modules/simpletest/tests/menu.test’: Operation not permitted</text:p>
      <text:p text:style-name="P1">chmod: changing permissions of ‘drupal/modules/simpletest/tests/menu_test.info’: Operation not permitted</text:p>
      <text:p text:style-name="P1">chmod: changing permissions of ‘drupal/modules/simpletest/tests/menu_test.module’: Operation not permitted</text:p>
      <text:p text:style-name="P1">chmod: changing permissions of ‘drupal/modules/simpletest/tests/module.test’: Operation not permitted</text:p>
      <text:p text:style-name="P1">chmod: changing permissions of ‘drupal/modules/simpletest/tests/module_test.file.inc’: Operation not permitted</text:p>
      <text:p text:style-name="P1">chmod: changing permissions of ‘drupal/modules/simpletest/tests/module_test.implementations.inc’: Operation not permitted</text:p>
      <text:p text:style-name="P1">chmod: changing permissions of ‘drupal/modules/simpletest/tests/module_test.info’: Operation not permitted</text:p>
      <text:p text:style-name="P1">chmod: changing permissions of ‘drupal/modules/simpletest/tests/module_test.install’: Operation not permitted</text:p>
      <text:p text:style-name="P1">chmod: changing permissions of ‘drupal/modules/simpletest/tests/module_test.module’: Operation not permitted</text:p>
      <text:p text:style-name="P1">chmod: changing permissions of ‘drupal/modules/simpletest/tests/pager.test’: Operation not permitted</text:p>
      <text:p text:style-name="P1">chmod: changing permissions of ‘drupal/modules/simpletest/tests/password.test’: Operation not permitted</text:p>
      <text:p text:style-name="P1">chmod: changing permissions of ‘drupal/modules/simpletest/tests/path.test’: Operation not permitted</text:p>
      <text:p text:style-name="P1">chmod: changing permissions of ‘drupal/modules/simpletest/tests/path_test.info’: Operation not permitted</text:p>
      <text:p text:style-name="P1">chmod: changing permissions of ‘drupal/modules/simpletest/tests/path_test.module’: Operation not permitted</text:p>
      <text:p text:style-name="P1">chmod: changing permissions of ‘drupal/modules/simpletest/tests/psr_0_test’: Operation not permitted</text:p>
      <text:p text:style-name="P1">chmod: changing permissions of ‘drupal/modules/simpletest/tests/psr_0_test/lib’: Operation not permitted</text:p>
      <text:p text:style-name="P1">chmod: changing permissions of ‘drupal/modules/simpletest/tests/psr_0_test/lib/Drupal’: Operation not permitted</text:p>
      <text:p text:style-name="P1"><text:soft-page-break/>chmod: changing permissions of ‘drupal/modules/simpletest/tests/psr_0_test/lib/Drupal/psr_0_test’: Operation not permitted</text:p>
      <text:p text:style-name="P1">chmod: changing permissions of ‘drupal/modules/simpletest/tests/psr_0_test/lib/Drupal/psr_0_test/Tests’: Operation not permitted</text:p>
      <text:p text:style-name="P1">chmod: changing permissions of ‘drupal/modules/simpletest/tests/psr_0_test/lib/Drupal/psr_0_test/Tests/ExampleTest.php’: Operation not permitted</text:p>
      <text:p text:style-name="P1">chmod: changing permissions of ‘drupal/modules/simpletest/tests/psr_0_test/lib/Drupal/psr_0_test/Tests/Nested’: Operation not permitted</text:p>
      <text:p text:style-name="P1">chmod: changing permissions of ‘drupal/modules/simpletest/tests/psr_0_test/lib/Drupal/psr_0_test/Tests/Nested/NestedExampleTest.php’: Operation not permitted</text:p>
      <text:p text:style-name="P1">chmod: changing permissions of ‘drupal/modules/simpletest/tests/psr_0_test/psr_0_test.info’: Operation not permitted</text:p>
      <text:p text:style-name="P1">chmod: changing permissions of ‘drupal/modules/simpletest/tests/psr_0_test/psr_0_test.module’: Operation not permitted</text:p>
      <text:p text:style-name="P1">chmod: changing permissions of ‘drupal/modules/simpletest/tests/psr_4_test’: Operation not permitted</text:p>
      <text:p text:style-name="P1">chmod: changing permissions of ‘drupal/modules/simpletest/tests/psr_4_test/psr_4_test.info’: Operation not permitted</text:p>
      <text:p text:style-name="P1">chmod: changing permissions of ‘drupal/modules/simpletest/tests/psr_4_test/psr_4_test.module’: Operation not permitted</text:p>
      <text:p text:style-name="P1">chmod: changing permissions of ‘drupal/modules/simpletest/tests/psr_4_test/src’: Operation not permitted</text:p>
      <text:p text:style-name="P1">chmod: changing permissions of ‘drupal/modules/simpletest/tests/psr_4_test/src/Tests’: Operation not permitted</text:p>
      <text:p text:style-name="P1">chmod: changing permissions of ‘drupal/modules/simpletest/tests/psr_4_test/src/Tests/ExampleTest.php’: Operation not permitted</text:p>
      <text:p text:style-name="P1">chmod: changing permissions of ‘drupal/modules/simpletest/tests/psr_4_test/src/Tests/Nested’: Operation not permitted</text:p>
      <text:p text:style-name="P1">chmod: changing permissions of ‘drupal/modules/simpletest/tests/psr_4_test/src/Tests/Nested/NestedExampleTest.php’: Operation not permitted</text:p>
      <text:p text:style-name="P1">chmod: changing permissions of ‘drupal/modules/simpletest/tests/registry.test’: Operation not permitted</text:p>
      <text:p text:style-name="P1">chmod: changing permissions of ‘drupal/modules/simpletest/tests/requirements1_test.info’: Operation not permitted</text:p>
      <text:p text:style-name="P1">chmod: changing permissions of ‘drupal/modules/simpletest/tests/requirements1_test.install’: Operation not permitted</text:p>
      <text:p text:style-name="P1">chmod: changing permissions of ‘drupal/modules/simpletest/tests/requirements1_test.module’: Operation not permitted</text:p>
      <text:p text:style-name="P1">chmod: changing permissions of ‘drupal/modules/simpletest/tests/requirements2_test.info’: Operation not permitted</text:p>
      <text:p text:style-name="P1">chmod: changing permissions of ‘drupal/modules/simpletest/tests/requirements2_test.module’: Operation not permitted</text:p>
      <text:p text:style-name="P1">chmod: changing permissions of ‘drupal/modules/simpletest/tests/schema.test’: Operation not permitted</text:p>
      <text:p text:style-name="P1">chmod: changing permissions of ‘drupal/modules/simpletest/tests/session.test’: Operation not permitted</text:p>
      <text:p text:style-name="P1">chmod: changing permissions of ‘drupal/modules/simpletest/tests/session_test.info’: Operation not permitted</text:p>
      <text:p text:style-name="P1"><text:soft-page-break/>chmod: changing permissions of ‘drupal/modules/simpletest/tests/session_test.module’: Operation not permitted</text:p>
      <text:p text:style-name="P1">chmod: changing permissions of ‘drupal/modules/simpletest/tests/system.base.css’: Operation not permitted</text:p>
      <text:p text:style-name="P1">chmod: changing permissions of ‘drupal/modules/simpletest/tests/system_dependencies_test.info’: Operation not permitted</text:p>
      <text:p text:style-name="P1">chmod: changing permissions of ‘drupal/modules/simpletest/tests/system_dependencies_test.module’: Operation not permitted</text:p>
      <text:p text:style-name="P1">chmod: changing permissions of ‘drupal/modules/simpletest/tests/system_incompatible_core_version_dependencies_test.info’: Operation not permitted</text:p>
      <text:p text:style-name="P1">chmod: changing permissions of ‘drupal/modules/simpletest/tests/system_incompatible_core_version_dependencies_test.module’: Operation not permitted</text:p>
      <text:p text:style-name="P1">chmod: changing permissions of ‘drupal/modules/simpletest/tests/system_incompatible_core_version_test.info’: Operation not permitted</text:p>
      <text:p text:style-name="P1">chmod: changing permissions of ‘drupal/modules/simpletest/tests/system_incompatible_core_version_test.module’: Operation not permitted</text:p>
      <text:p text:style-name="P1">chmod: changing permissions of ‘drupal/modules/simpletest/tests/system_incompatible_module_version_dependencies_test.info’: Operation not permitted</text:p>
      <text:p text:style-name="P1">chmod: changing permissions of ‘drupal/modules/simpletest/tests/system_incompatible_module_version_dependencies_test.module’: Operation not permitted</text:p>
      <text:p text:style-name="P1">chmod: changing permissions of ‘drupal/modules/simpletest/tests/system_incompatible_module_version_test.info’: Operation not permitted</text:p>
      <text:p text:style-name="P1">chmod: changing permissions of ‘drupal/modules/simpletest/tests/system_incompatible_module_version_test.module’: Operation not permitted</text:p>
      <text:p text:style-name="P1">chmod: changing permissions of ‘drupal/modules/simpletest/tests/system_project_namespace_test.info’: Operation not permitted</text:p>
      <text:p text:style-name="P1">chmod: changing permissions of ‘drupal/modules/simpletest/tests/system_project_namespace_test.module’: Operation not permitted</text:p>
      <text:p text:style-name="P1">chmod: changing permissions of ‘drupal/modules/simpletest/tests/system_test.info’: Operation not permitted</text:p>
      <text:p text:style-name="P1">chmod: changing permissions of ‘drupal/modules/simpletest/tests/system_test.install’: Operation not permitted</text:p>
      <text:p text:style-name="P1">chmod: changing permissions of ‘drupal/modules/simpletest/tests/system_test.module’: Operation not permitted</text:p>
      <text:p text:style-name="P1">chmod: changing permissions of ‘drupal/modules/simpletest/tests/tablesort.test’: Operation not permitted</text:p>
      <text:p text:style-name="P1">chmod: changing permissions of ‘drupal/modules/simpletest/tests/taxonomy_test.info’: Operation not permitted</text:p>
      <text:p text:style-name="P1">chmod: changing permissions of ‘drupal/modules/simpletest/tests/taxonomy_test.install’: Operation not permitted</text:p>
      <text:p text:style-name="P1">chmod: changing permissions of ‘drupal/modules/simpletest/tests/taxonomy_test.module’: Operation not permitted</text:p>
      <text:p text:style-name="P1">chmod: changing permissions of ‘drupal/modules/simpletest/tests/theme.test’: Operation not permitted</text:p>
      <text:p text:style-name="P1"><text:soft-page-break/>chmod: changing permissions of ‘drupal/modules/simpletest/tests/theme_test.inc’: Operation not permitted</text:p>
      <text:p text:style-name="P1">chmod: changing permissions of ‘drupal/modules/simpletest/tests/theme_test.info’: Operation not permitted</text:p>
      <text:p text:style-name="P1">chmod: changing permissions of ‘drupal/modules/simpletest/tests/theme_test.module’: Operation not permitted</text:p>
      <text:p text:style-name="P1">chmod: changing permissions of ‘drupal/modules/simpletest/tests/theme_test.template_test.tpl.php’: Operation not permitted</text:p>
      <text:p text:style-name="P1">chmod: changing permissions of ‘drupal/modules/simpletest/tests/themes’: Operation not permitted</text:p>
      <text:p text:style-name="P1">chmod: changing permissions of ‘drupal/modules/simpletest/tests/themes/engines’: Operation not permitted</text:p>
      <text:p text:style-name="P1">chmod: changing permissions of ‘drupal/modules/simpletest/tests/themes/engines/nyan_cat’: Operation not permitted</text:p>
      <text:p text:style-name="P1">chmod: changing permissions of ‘drupal/modules/simpletest/tests/themes/engines/nyan_cat/nyan_cat.engine’: Operation not permitted</text:p>
      <text:p text:style-name="P1">chmod: changing permissions of ‘drupal/modules/simpletest/tests/themes/test_basetheme’: Operation not permitted</text:p>
      <text:p text:style-name="P1">chmod: changing permissions of ‘drupal/modules/simpletest/tests/themes/test_basetheme/test_basetheme.info’: Operation not permitted</text:p>
      <text:p text:style-name="P1">chmod: changing permissions of ‘drupal/modules/simpletest/tests/themes/test_subtheme’: Operation not permitted</text:p>
      <text:p text:style-name="P1">chmod: changing permissions of ‘drupal/modules/simpletest/tests/themes/test_subtheme/test_subtheme.info’: Operation not permitted</text:p>
      <text:p text:style-name="P1">chmod: changing permissions of ‘drupal/modules/simpletest/tests/themes/test_theme’: Operation not permitted</text:p>
      <text:p text:style-name="P1">chmod: changing permissions of ‘drupal/modules/simpletest/tests/themes/test_theme/template.php’: Operation not permitted</text:p>
      <text:p text:style-name="P1">chmod: changing permissions of ‘drupal/modules/simpletest/tests/themes/test_theme/templates’: Operation not permitted</text:p>
      <text:p text:style-name="P1">chmod: changing permissions of ‘drupal/modules/simpletest/tests/themes/test_theme/templates/node--1.tpl.php’: Operation not permitted</text:p>
      <text:p text:style-name="P1">chmod: changing permissions of ‘drupal/modules/simpletest/tests/themes/test_theme/test_theme.info’: Operation not permitted</text:p>
      <text:p text:style-name="P1">chmod: changing permissions of ‘drupal/modules/simpletest/tests/themes/test_theme_nyan_cat’: Operation not permitted</text:p>
      <text:p text:style-name="P1">chmod: changing permissions of ‘drupal/modules/simpletest/tests/themes/test_theme_nyan_cat/templates’: Operation not permitted</text:p>
      <text:p text:style-name="P1">chmod: changing permissions of ‘drupal/modules/simpletest/tests/themes/test_theme_nyan_cat/templates/theme_test_template_test.nyan-cat.html’: Operation not permitted</text:p>
      <text:p text:style-name="P1">chmod: changing permissions of ‘drupal/modules/simpletest/tests/themes/test_theme_nyan_cat/test_theme_nyan_cat.info’: Operation not permitted</text:p>
      <text:p text:style-name="P1">chmod: changing permissions of ‘drupal/modules/simpletest/tests/unicode.test’: Operation not permitted</text:p>
      <text:p text:style-name="P1">chmod: changing permissions of ‘drupal/modules/simpletest/tests/update.test’: Operation not permitted</text:p>
      <text:p text:style-name="P1">chmod: changing permissions of ‘drupal/modules/simpletest/tests/update_script_test.info’: <text:soft-page-break/>Operation not permitted</text:p>
      <text:p text:style-name="P1">chmod: changing permissions of ‘drupal/modules/simpletest/tests/update_script_test.install’: Operation not permitted</text:p>
      <text:p text:style-name="P1">chmod: changing permissions of ‘drupal/modules/simpletest/tests/update_script_test.module’: Operation not permitted</text:p>
      <text:p text:style-name="P1">chmod: changing permissions of ‘drupal/modules/simpletest/tests/update_test_1.info’: Operation not permitted</text:p>
      <text:p text:style-name="P1">chmod: changing permissions of ‘drupal/modules/simpletest/tests/update_test_1.install’: Operation not permitted</text:p>
      <text:p text:style-name="P1">chmod: changing permissions of ‘drupal/modules/simpletest/tests/update_test_1.module’: Operation not permitted</text:p>
      <text:p text:style-name="P1">chmod: changing permissions of ‘drupal/modules/simpletest/tests/update_test_2.info’: Operation not permitted</text:p>
      <text:p text:style-name="P1">chmod: changing permissions of ‘drupal/modules/simpletest/tests/update_test_2.install’: Operation not permitted</text:p>
      <text:p text:style-name="P1">chmod: changing permissions of ‘drupal/modules/simpletest/tests/update_test_2.module’: Operation not permitted</text:p>
      <text:p text:style-name="P1">chmod: changing permissions of ‘drupal/modules/simpletest/tests/update_test_3.info’: Operation not permitted</text:p>
      <text:p text:style-name="P1">chmod: changing permissions of ‘drupal/modules/simpletest/tests/update_test_3.install’: Operation not permitted</text:p>
      <text:p text:style-name="P1">chmod: changing permissions of ‘drupal/modules/simpletest/tests/update_test_3.module’: Operation not permitted</text:p>
      <text:p text:style-name="P1">chmod: changing permissions of ‘drupal/modules/simpletest/tests/upgrade’: Operation not permitted</text:p>
      <text:p text:style-name="P1">chmod: changing permissions of ‘drupal/modules/simpletest/tests/upgrade/drupal-6.bare.database.php’: Operation not permitted</text:p>
      <text:p text:style-name="P1">chmod: changing permissions of ‘drupal/modules/simpletest/tests/upgrade/drupal-6.comments.database.php’: Operation not permitted</text:p>
      <text:p text:style-name="P1">chmod: changing permissions of ‘drupal/modules/simpletest/tests/upgrade/drupal-6.duplicate-permission.database.php’: Operation not permitted</text:p>
      <text:p text:style-name="P1">chmod: changing permissions of ‘drupal/modules/simpletest/tests/upgrade/drupal-6.filled.database.php’: Operation not permitted</text:p>
      <text:p text:style-name="P1">chmod: changing permissions of ‘drupal/modules/simpletest/tests/upgrade/drupal-6.forum.database.php’: Operation not permitted</text:p>
      <text:p text:style-name="P1">chmod: changing permissions of ‘drupal/modules/simpletest/tests/upgrade/drupal-6.locale.database.php’: Operation not permitted</text:p>
      <text:p text:style-name="P1">chmod: changing permissions of ‘drupal/modules/simpletest/tests/upgrade/drupal-6.menu.database.php’: Operation not permitted</text:p>
      <text:p text:style-name="P1">chmod: changing permissions of ‘drupal/modules/simpletest/tests/upgrade/drupal-6.node_type_broken.database.php’: Operation not permitted</text:p>
      <text:p text:style-name="P1">chmod: changing permissions of ‘drupal/modules/simpletest/tests/upgrade/drupal-6.translatable.database.php’: Operation not permitted</text:p>
      <text:p text:style-name="P1">chmod: changing permissions of ‘drupal/modules/simpletest/tests/upgrade/drupal-6.trigger.database.php’: Operation not permitted</text:p>
      <text:p text:style-name="P1">chmod: changing permissions of ‘drupal/modules/simpletest/tests/upgrade/drupal-6.upload.database.php’: Operation not permitted</text:p>
      <text:p text:style-name="P1">chmod: changing permissions of ‘drupal/modules/simpletest/tests/upgrade/drupal-6.user-no-password-token.database.php’: Operation not permitted</text:p>
      <text:p text:style-name="P1">chmod: changing permissions of ‘drupal/modules/simpletest/tests/upgrade/drupal-6.user-password-token.database.php’: Operation not permitted</text:p>
      <text:p text:style-name="P1">chmod: changing permissions of ‘drupal/modules/simpletest/tests/upgrade/drupal-<text:soft-page-break/>7.aggregator.database.php’: Operation not permitted</text:p>
      <text:p text:style-name="P1">chmod: changing permissions of ‘drupal/modules/simpletest/tests/upgrade/drupal-7.bare.minimal.database.php.gz’: Operation not permitted</text:p>
      <text:p text:style-name="P1">chmod: changing permissions of ‘drupal/modules/simpletest/tests/upgrade/drupal-7.bare.standard_all.database.php.gz’: Operation not permitted</text:p>
      <text:p text:style-name="P1">chmod: changing permissions of ‘drupal/modules/simpletest/tests/upgrade/drupal-7.field.database.php’: Operation not permitted</text:p>
      <text:p text:style-name="P1">chmod: changing permissions of ‘drupal/modules/simpletest/tests/upgrade/drupal-7.filled.minimal.database.php.gz’: Operation not permitted</text:p>
      <text:p text:style-name="P1">chmod: changing permissions of ‘drupal/modules/simpletest/tests/upgrade/drupal-7.filled.standard_all.database.php.gz’: Operation not permitted</text:p>
      <text:p text:style-name="P1">chmod: changing permissions of ‘drupal/modules/simpletest/tests/upgrade/drupal-7.trigger.database.php’: Operation not permitted</text:p>
      <text:p text:style-name="P1">chmod: changing permissions of ‘drupal/modules/simpletest/tests/upgrade/update.aggregator.test’: Operation not permitted</text:p>
      <text:p text:style-name="P1">chmod: changing permissions of ‘drupal/modules/simpletest/tests/upgrade/update.field.test’: Operation not permitted</text:p>
      <text:p text:style-name="P1">chmod: changing permissions of ‘drupal/modules/simpletest/tests/upgrade/update.trigger.test’: Operation not permitted</text:p>
      <text:p text:style-name="P1">chmod: changing permissions of ‘drupal/modules/simpletest/tests/upgrade/update.user.test’: Operation not permitted</text:p>
      <text:p text:style-name="P1">chmod: changing permissions of ‘drupal/modules/simpletest/tests/upgrade/upgrade.comment.test’: Operation not permitted</text:p>
      <text:p text:style-name="P1">chmod: changing permissions of ‘drupal/modules/simpletest/tests/upgrade/upgrade.filter.test’: Operation not permitted</text:p>
      <text:p text:style-name="P1">chmod: changing permissions of ‘drupal/modules/simpletest/tests/upgrade/upgrade.forum.test’: Operation not permitted</text:p>
      <text:p text:style-name="P1">chmod: changing permissions of ‘drupal/modules/simpletest/tests/upgrade/upgrade.locale.test’: Operation not permitted</text:p>
      <text:p text:style-name="P1">chmod: changing permissions of ‘drupal/modules/simpletest/tests/upgrade/upgrade.menu.test’: Operation not permitted</text:p>
      <text:p text:style-name="P1">chmod: changing permissions of ‘drupal/modules/simpletest/tests/upgrade/upgrade.node.test’: Operation not permitted</text:p>
      <text:p text:style-name="P1">chmod: changing permissions of ‘drupal/modules/simpletest/tests/upgrade/upgrade.poll.test’: Operation not permitted</text:p>
      <text:p text:style-name="P1">chmod: changing permissions of ‘drupal/modules/simpletest/tests/upgrade/upgrade.taxonomy.test’: Operation not permitted</text:p>
      <text:p text:style-name="P1">chmod: changing permissions of ‘drupal/modules/simpletest/tests/upgrade/upgrade.test’: Operation not permitted</text:p>
      <text:p text:style-name="P1">chmod: changing permissions of ‘drupal/modules/simpletest/tests/upgrade/upgrade.translatable.test’: Operation not permitted</text:p>
      <text:p text:style-name="P1">chmod: changing permissions of ‘drupal/modules/simpletest/tests/upgrade/upgrade.trigger.test’: Operation not permitted</text:p>
      <text:p text:style-name="P1">chmod: changing permissions of ‘drupal/modules/simpletest/tests/upgrade/upgrade.upload.test’: Operation not permitted</text:p>
      <text:p text:style-name="P1">chmod: changing permissions of ‘drupal/modules/simpletest/tests/upgrade/upgrade.user.test’: Operation not permitted</text:p>
      <text:p text:style-name="P1">chmod: changing permissions of ‘drupal/modules/simpletest/tests/url_alter_test.info’: Operation not permitted</text:p>
      <text:p text:style-name="P1">chmod: changing permissions of ‘drupal/modules/simpletest/tests/url_alter_test.install’: Operation not permitted</text:p>
      <text:p text:style-name="P1">chmod: changing permissions of ‘drupal/modules/simpletest/tests/url_alter_test.module’: Operation <text:soft-page-break/>not permitted</text:p>
      <text:p text:style-name="P1">chmod: changing permissions of ‘drupal/modules/simpletest/tests/xmlrpc.test’: Operation not permitted</text:p>
      <text:p text:style-name="P1">chmod: changing permissions of ‘drupal/modules/simpletest/tests/xmlrpc_test.info’: Operation not permitted</text:p>
      <text:p text:style-name="P1">chmod: changing permissions of ‘drupal/modules/simpletest/tests/xmlrpc_test.module’: Operation not permitted</text:p>
      <text:p text:style-name="P1">chmod: changing permissions of ‘drupal/modules/statistics’: Operation not permitted</text:p>
      <text:p text:style-name="P1">chmod: changing permissions of ‘drupal/modules/statistics/statistics.admin.inc’: Operation not permitted</text:p>
      <text:p text:style-name="P1">chmod: changing permissions of ‘drupal/modules/statistics/statistics.info’: Operation not permitted</text:p>
      <text:p text:style-name="P1">chmod: changing permissions of ‘drupal/modules/statistics/statistics.install’: Operation not permitted</text:p>
      <text:p text:style-name="P1">chmod: changing permissions of ‘drupal/modules/statistics/statistics.js’: Operation not permitted</text:p>
      <text:p text:style-name="P1">chmod: changing permissions of ‘drupal/modules/statistics/statistics.module’: Operation not permitted</text:p>
      <text:p text:style-name="P1">chmod: changing permissions of ‘drupal/modules/statistics/statistics.pages.inc’: Operation not permitted</text:p>
      <text:p text:style-name="P1">chmod: changing permissions of ‘drupal/modules/statistics/statistics.php’: Operation not permitted</text:p>
      <text:p text:style-name="P1">chmod: changing permissions of ‘drupal/modules/statistics/statistics.test’: Operation not permitted</text:p>
      <text:p text:style-name="P1">chmod: changing permissions of ‘drupal/modules/statistics/statistics.tokens.inc’: Operation not permitted</text:p>
      <text:p text:style-name="P1">chmod: changing permissions of ‘drupal/modules/syslog’: Operation not permitted</text:p>
      <text:p text:style-name="P1">chmod: changing permissions of ‘drupal/modules/syslog/syslog.info’: Operation not permitted</text:p>
      <text:p text:style-name="P1">chmod: changing permissions of ‘drupal/modules/syslog/syslog.install’: Operation not permitted</text:p>
      <text:p text:style-name="P1">chmod: changing permissions of ‘drupal/modules/syslog/syslog.module’: Operation not permitted</text:p>
      <text:p text:style-name="P1">chmod: changing permissions of ‘drupal/modules/syslog/syslog.test’: Operation not permitted</text:p>
      <text:p text:style-name="P1">chmod: changing permissions of ‘drupal/modules/system’: Operation not permitted</text:p>
      <text:p text:style-name="P1">chmod: changing permissions of ‘drupal/modules/system/form.api.php’: Operation not permitted</text:p>
      <text:p text:style-name="P1">chmod: changing permissions of ‘drupal/modules/system/html.tpl.php’: Operation not permitted</text:p>
      <text:p text:style-name="P1">chmod: changing permissions of ‘drupal/modules/system/image.gd.inc’: Operation not permitted</text:p>
      <text:p text:style-name="P1">chmod: changing permissions of ‘drupal/modules/system/language.api.php’: Operation not permitted</text:p>
      <text:p text:style-name="P1">chmod: changing permissions of ‘drupal/modules/system/maintenance-page.tpl.php’: Operation not permitted</text:p>
      <text:p text:style-name="P1">chmod: changing permissions of ‘drupal/modules/system/page.tpl.php’: Operation not permitted</text:p>
      <text:p text:style-name="P1">chmod: changing permissions of ‘drupal/modules/system/region.tpl.php’: Operation not permitted</text:p>
      <text:p text:style-name="P1">chmod: changing permissions of ‘drupal/modules/system/system.admin-rtl.css’: Operation not permitted</text:p>
      <text:p text:style-name="P1">chmod: changing permissions of ‘drupal/modules/system/system.admin.css’: Operation not permitted</text:p>
      <text:p text:style-name="P1">chmod: changing permissions of ‘drupal/modules/system/system.admin.inc’: Operation not permitted</text:p>
      <text:p text:style-name="P1">chmod: changing permissions of ‘drupal/modules/system/system.api.php’: Operation not permitted</text:p>
      <text:p text:style-name="P1">chmod: changing permissions of ‘drupal/modules/system/system.archiver.inc’: Operation not permitted</text:p>
      <text:p text:style-name="P1">chmod: changing permissions of ‘drupal/modules/system/system.base-rtl.css’: Operation not permitted</text:p>
      <text:p text:style-name="P1">chmod: changing permissions of ‘drupal/modules/system/system.base.css’: Operation not permitted</text:p>
      <text:p text:style-name="P1">chmod: changing permissions of ‘drupal/modules/system/system.cron.js’: Operation not permitted</text:p>
      <text:p text:style-name="P1">chmod: changing permissions of ‘drupal/modules/system/system.info’: Operation not permitted</text:p>
      <text:p text:style-name="P1">chmod: changing permissions of ‘drupal/modules/system/system.install’: Operation not permitted</text:p>
      <text:p text:style-name="P1"><text:soft-page-break/>chmod: changing permissions of ‘drupal/modules/system/system.js’: Operation not permitted</text:p>
      <text:p text:style-name="P1">chmod: changing permissions of ‘drupal/modules/system/system.mail.inc’: Operation not permitted</text:p>
      <text:p text:style-name="P1">chmod: changing permissions of ‘drupal/modules/system/system.maintenance.css’: Operation not permitted</text:p>
      <text:p text:style-name="P1">chmod: changing permissions of ‘drupal/modules/system/system.menus-rtl.css’: Operation not permitted</text:p>
      <text:p text:style-name="P1">chmod: changing permissions of ‘drupal/modules/system/system.menus.css’: Operation not permitted</text:p>
      <text:p text:style-name="P1">chmod: changing permissions of ‘drupal/modules/system/system.messages-rtl.css’: Operation not permitted</text:p>
      <text:p text:style-name="P1">chmod: changing permissions of ‘drupal/modules/system/system.messages.css’: Operation not permitted</text:p>
      <text:p text:style-name="P1">chmod: changing permissions of ‘drupal/modules/system/system.module’: Operation not permitted</text:p>
      <text:p text:style-name="P1">chmod: changing permissions of ‘drupal/modules/system/system.queue.inc’: Operation not permitted</text:p>
      <text:p text:style-name="P1">chmod: changing permissions of ‘drupal/modules/system/system.tar.inc’: Operation not permitted</text:p>
      <text:p text:style-name="P1">chmod: changing permissions of ‘drupal/modules/system/system.test’: Operation not permitted</text:p>
      <text:p text:style-name="P1">chmod: changing permissions of ‘drupal/modules/system/system.theme-rtl.css’: Operation not permitted</text:p>
      <text:p text:style-name="P1">chmod: changing permissions of ‘drupal/modules/system/system.theme.css’: Operation not permitted</text:p>
      <text:p text:style-name="P1">chmod: changing permissions of ‘drupal/modules/system/system.tokens.inc’: Operation not permitted</text:p>
      <text:p text:style-name="P1">chmod: changing permissions of ‘drupal/modules/system/system.updater.inc’: Operation not permitted</text:p>
      <text:p text:style-name="P1">chmod: changing permissions of ‘drupal/modules/system/tests’: Operation not permitted</text:p>
      <text:p text:style-name="P1">chmod: changing permissions of ‘drupal/modules/system/tests/cron_queue_test.info’: Operation not permitted</text:p>
      <text:p text:style-name="P1">chmod: changing permissions of ‘drupal/modules/system/tests/cron_queue_test.module’: Operation not permitted</text:p>
      <text:p text:style-name="P1">chmod: changing permissions of ‘drupal/modules/system/tests/system_cron_test.info’: Operation not permitted</text:p>
      <text:p text:style-name="P1">chmod: changing permissions of ‘drupal/modules/system/tests/system_cron_test.module’: Operation not permitted</text:p>
      <text:p text:style-name="P1">chmod: changing permissions of ‘drupal/modules/system/theme.api.php’: Operation not permitted</text:p>
      <text:p text:style-name="P1">chmod: changing permissions of ‘drupal/modules/taxonomy’: Operation not permitted</text:p>
      <text:p text:style-name="P1">chmod: changing permissions of ‘drupal/modules/taxonomy/taxonomy-term.tpl.php’: Operation not permitted</text:p>
      <text:p text:style-name="P1">chmod: changing permissions of ‘drupal/modules/taxonomy/taxonomy.admin.inc’: Operation not permitted</text:p>
      <text:p text:style-name="P1">chmod: changing permissions of ‘drupal/modules/taxonomy/taxonomy.api.php’: Operation not permitted</text:p>
      <text:p text:style-name="P1">chmod: changing permissions of ‘drupal/modules/taxonomy/taxonomy.css’: Operation not permitted</text:p>
      <text:p text:style-name="P1">chmod: changing permissions of ‘drupal/modules/taxonomy/taxonomy.info’: Operation not permitted</text:p>
      <text:p text:style-name="P1">chmod: changing permissions of ‘drupal/modules/taxonomy/taxonomy.install’: Operation not permitted</text:p>
      <text:p text:style-name="P1">chmod: changing permissions of ‘drupal/modules/taxonomy/taxonomy.js’: Operation not permitted</text:p>
      <text:p text:style-name="P1">chmod: changing permissions of ‘drupal/modules/taxonomy/taxonomy.module’: Operation not permitted</text:p>
      <text:p text:style-name="P1">chmod: changing permissions of ‘drupal/modules/taxonomy/taxonomy.pages.inc’: Operation not <text:soft-page-break/>permitted</text:p>
      <text:p text:style-name="P1">chmod: changing permissions of ‘drupal/modules/taxonomy/taxonomy.test’: Operation not permitted</text:p>
      <text:p text:style-name="P1">chmod: changing permissions of ‘drupal/modules/taxonomy/taxonomy.tokens.inc’: Operation not permitted</text:p>
      <text:p text:style-name="P1">chmod: changing permissions of ‘drupal/modules/toolbar’: Operation not permitted</text:p>
      <text:p text:style-name="P1">chmod: changing permissions of ‘drupal/modules/toolbar/toolbar-rtl.css’: Operation not permitted</text:p>
      <text:p text:style-name="P1">chmod: changing permissions of ‘drupal/modules/toolbar/toolbar.css’: Operation not permitted</text:p>
      <text:p text:style-name="P1">chmod: changing permissions of ‘drupal/modules/toolbar/toolbar.info’: Operation not permitted</text:p>
      <text:p text:style-name="P1">chmod: changing permissions of ‘drupal/modules/toolbar/toolbar.js’: Operation not permitted</text:p>
      <text:p text:style-name="P1">chmod: changing permissions of ‘drupal/modules/toolbar/toolbar.module’: Operation not permitted</text:p>
      <text:p text:style-name="P1">chmod: changing permissions of ‘drupal/modules/toolbar/toolbar.png’: Operation not permitted</text:p>
      <text:p text:style-name="P1">chmod: changing permissions of ‘drupal/modules/toolbar/toolbar.tpl.php’: Operation not permitted</text:p>
      <text:p text:style-name="P1">chmod: changing permissions of ‘drupal/modules/tracker’: Operation not permitted</text:p>
      <text:p text:style-name="P1">chmod: changing permissions of ‘drupal/modules/tracker/tracker.css’: Operation not permitted</text:p>
      <text:p text:style-name="P1">chmod: changing permissions of ‘drupal/modules/tracker/tracker.info’: Operation not permitted</text:p>
      <text:p text:style-name="P1">chmod: changing permissions of ‘drupal/modules/tracker/tracker.install’: Operation not permitted</text:p>
      <text:p text:style-name="P1">chmod: changing permissions of ‘drupal/modules/tracker/tracker.module’: Operation not permitted</text:p>
      <text:p text:style-name="P1">chmod: changing permissions of ‘drupal/modules/tracker/tracker.pages.inc’: Operation not permitted</text:p>
      <text:p text:style-name="P1">chmod: changing permissions of ‘drupal/modules/tracker/tracker.test’: Operation not permitted</text:p>
      <text:p text:style-name="P1">chmod: changing permissions of ‘drupal/modules/translation’: Operation not permitted</text:p>
      <text:p text:style-name="P1">chmod: changing permissions of ‘drupal/modules/translation/tests’: Operation not permitted</text:p>
      <text:p text:style-name="P1">chmod: changing permissions of ‘drupal/modules/translation/tests/translation_test.info’: Operation not permitted</text:p>
      <text:p text:style-name="P1">chmod: changing permissions of ‘drupal/modules/translation/tests/translation_test.module’: Operation not permitted</text:p>
      <text:p text:style-name="P1">chmod: changing permissions of ‘drupal/modules/translation/translation.info’: Operation not permitted</text:p>
      <text:p text:style-name="P1">chmod: changing permissions of ‘drupal/modules/translation/translation.module’: Operation not permitted</text:p>
      <text:p text:style-name="P1">chmod: changing permissions of ‘drupal/modules/translation/translation.pages.inc’: Operation not permitted</text:p>
      <text:p text:style-name="P1">chmod: changing permissions of ‘drupal/modules/translation/translation.test’: Operation not permitted</text:p>
      <text:p text:style-name="P1">chmod: changing permissions of ‘drupal/modules/trigger’: Operation not permitted</text:p>
      <text:p text:style-name="P1">chmod: changing permissions of ‘drupal/modules/trigger/tests’: Operation not permitted</text:p>
      <text:p text:style-name="P1">chmod: changing permissions of ‘drupal/modules/trigger/tests/trigger_test.info’: Operation not permitted</text:p>
      <text:p text:style-name="P1">chmod: changing permissions of ‘drupal/modules/trigger/tests/trigger_test.module’: Operation not permitted</text:p>
      <text:p text:style-name="P1">chmod: changing permissions of ‘drupal/modules/trigger/trigger.admin.inc’: Operation not permitted</text:p>
      <text:p text:style-name="P1">chmod: changing permissions of ‘drupal/modules/trigger/trigger.api.php’: Operation not permitted</text:p>
      <text:p text:style-name="P1">chmod: changing permissions of ‘drupal/modules/trigger/trigger.info’: Operation not permitted</text:p>
      <text:p text:style-name="P1">chmod: changing permissions of ‘drupal/modules/trigger/trigger.install’: Operation not permitted</text:p>
      <text:p text:style-name="P1">chmod: changing permissions of ‘drupal/modules/trigger/trigger.module’: Operation not permitted</text:p>
      <text:p text:style-name="P1">chmod: changing permissions of ‘drupal/modules/trigger/trigger.test’: Operation not permitted</text:p>
      <text:p text:style-name="P1">chmod: changing permissions of ‘drupal/modules/update’: Operation not permitted</text:p>
      <text:p text:style-name="P1">chmod: changing permissions of ‘drupal/modules/update/tests’: Operation not permitted</text:p>
      <text:p text:style-name="P1">chmod: changing permissions of ‘drupal/modules/update/tests/aaa_update_test.1_0.xml’: Operation not permitted</text:p>
      <text:p text:style-name="P1"><text:soft-page-break/>chmod: changing permissions of ‘drupal/modules/update/tests/aaa_update_test.info’: Operation not permitted</text:p>
      <text:p text:style-name="P1">chmod: changing permissions of ‘drupal/modules/update/tests/aaa_update_test.module’: Operation not permitted</text:p>
      <text:p text:style-name="P1">chmod: changing permissions of ‘drupal/modules/update/tests/aaa_update_test.no-releases.xml’: Operation not permitted</text:p>
      <text:p text:style-name="P1">chmod: changing permissions of ‘drupal/modules/update/tests/aaa_update_test.tar.gz’: Operation not permitted</text:p>
      <text:p text:style-name="P1">chmod: changing permissions of ‘drupal/modules/update/tests/bbb_update_test.1_0.xml’: Operation not permitted</text:p>
      <text:p text:style-name="P1">chmod: changing permissions of ‘drupal/modules/update/tests/bbb_update_test.info’: Operation not permitted</text:p>
      <text:p text:style-name="P1">chmod: changing permissions of ‘drupal/modules/update/tests/bbb_update_test.module’: Operation not permitted</text:p>
      <text:p text:style-name="P1">chmod: changing permissions of ‘drupal/modules/update/tests/ccc_update_test.1_0.xml’: Operation not permitted</text:p>
      <text:p text:style-name="P1">chmod: changing permissions of ‘drupal/modules/update/tests/ccc_update_test.info’: Operation not permitted</text:p>
      <text:p text:style-name="P1">chmod: changing permissions of ‘drupal/modules/update/tests/ccc_update_test.module’: Operation not permitted</text:p>
      <text:p text:style-name="P1">chmod: changing permissions of ‘drupal/modules/update/tests/drupal.0.xml’: Operation not permitted</text:p>
      <text:p text:style-name="P1">chmod: changing permissions of ‘drupal/modules/update/tests/drupal.1.xml’: Operation not permitted</text:p>
      <text:p text:style-name="P1">chmod: changing permissions of ‘drupal/modules/update/tests/drupal.2-sec.xml’: Operation not permitted</text:p>
      <text:p text:style-name="P1">chmod: changing permissions of ‘drupal/modules/update/tests/drupal.dev.xml’: Operation not permitted</text:p>
      <text:p text:style-name="P1">chmod: changing permissions of ‘drupal/modules/update/tests/themes’: Operation not permitted</text:p>
      <text:p text:style-name="P1">chmod: changing permissions of ‘drupal/modules/update/tests/themes/update_test_admintheme’: Operation not permitted</text:p>
      <text:p text:style-name="P1">chmod: changing permissions of ‘drupal/modules/update/tests/themes/update_test_admintheme/update_test_admintheme.info’: Operation not permitted</text:p>
      <text:p text:style-name="P1">chmod: changing permissions of ‘drupal/modules/update/tests/themes/update_test_basetheme’: Operation not permitted</text:p>
      <text:p text:style-name="P1">chmod: changing permissions of ‘drupal/modules/update/tests/themes/update_test_basetheme/update_test_basetheme.info’: Operation not permitted</text:p>
      <text:p text:style-name="P1">chmod: changing permissions of ‘drupal/modules/update/tests/themes/update_test_subtheme’: Operation not permitted</text:p>
      <text:p text:style-name="P1">chmod: changing permissions of ‘drupal/modules/update/tests/themes/update_test_subtheme/update_test_subtheme.info’: Operation not permitted</text:p>
      <text:p text:style-name="P1">chmod: changing permissions of ‘drupal/modules/update/tests/update_test.info’: Operation not permitted</text:p>
      <text:p text:style-name="P1">chmod: changing permissions of ‘drupal/modules/update/tests/update_test.module’: Operation not permitted</text:p>
      <text:p text:style-name="P1">chmod: changing permissions of ‘drupal/modules/update/tests/update_test_basetheme.1_1-sec.xml’: Operation not permitted</text:p>
      <text:p text:style-name="P1">chmod: changing permissions of ‘drupal/modules/update/tests/update_test_subtheme.1_0.xml’: Operation not permitted</text:p>
      <text:p text:style-name="P1"><text:soft-page-break/>chmod: changing permissions of ‘drupal/modules/update/update-rtl.css’: Operation not permitted</text:p>
      <text:p text:style-name="P1">chmod: changing permissions of ‘drupal/modules/update/update.api.php’: Operation not permitted</text:p>
      <text:p text:style-name="P1">chmod: changing permissions of ‘drupal/modules/update/update.authorize.inc’: Operation not permitted</text:p>
      <text:p text:style-name="P1">chmod: changing permissions of ‘drupal/modules/update/update.compare.inc’: Operation not permitted</text:p>
      <text:p text:style-name="P1">chmod: changing permissions of ‘drupal/modules/update/update.css’: Operation not permitted</text:p>
      <text:p text:style-name="P1">chmod: changing permissions of ‘drupal/modules/update/update.fetch.inc’: Operation not permitted</text:p>
      <text:p text:style-name="P1">chmod: changing permissions of ‘drupal/modules/update/update.info’: Operation not permitted</text:p>
      <text:p text:style-name="P1">chmod: changing permissions of ‘drupal/modules/update/update.install’: Operation not permitted</text:p>
      <text:p text:style-name="P1">chmod: changing permissions of ‘drupal/modules/update/update.manager.inc’: Operation not permitted</text:p>
      <text:p text:style-name="P1">chmod: changing permissions of ‘drupal/modules/update/update.module’: Operation not permitted</text:p>
      <text:p text:style-name="P1">chmod: changing permissions of ‘drupal/modules/update/update.report.inc’: Operation not permitted</text:p>
      <text:p text:style-name="P1">chmod: changing permissions of ‘drupal/modules/update/update.settings.inc’: Operation not permitted</text:p>
      <text:p text:style-name="P1">chmod: changing permissions of ‘drupal/modules/update/update.test’: Operation not permitted</text:p>
      <text:p text:style-name="P1">chmod: changing permissions of ‘drupal/modules/user’: Operation not permitted</text:p>
      <text:p text:style-name="P1">chmod: changing permissions of ‘drupal/modules/user/tests’: Operation not permitted</text:p>
      <text:p text:style-name="P1">chmod: changing permissions of ‘drupal/modules/user/tests/user_form_test.info’: Operation not permitted</text:p>
      <text:p text:style-name="P1">chmod: changing permissions of ‘drupal/modules/user/tests/user_form_test.module’: Operation not permitted</text:p>
      <text:p text:style-name="P1">chmod: changing permissions of ‘drupal/modules/user/user-picture.tpl.php’: Operation not permitted</text:p>
      <text:p text:style-name="P1">chmod: changing permissions of ‘drupal/modules/user/user-profile-category.tpl.php’: Operation not permitted</text:p>
      <text:p text:style-name="P1">chmod: changing permissions of ‘drupal/modules/user/user-profile-item.tpl.php’: Operation not permitted</text:p>
      <text:p text:style-name="P1">chmod: changing permissions of ‘drupal/modules/user/user-profile.tpl.php’: Operation not permitted</text:p>
      <text:p text:style-name="P1">chmod: changing permissions of ‘drupal/modules/user/user-rtl.css’: Operation not permitted</text:p>
      <text:p text:style-name="P1">chmod: changing permissions of ‘drupal/modules/user/user.admin.inc’: Operation not permitted</text:p>
      <text:p text:style-name="P1">chmod: changing permissions of ‘drupal/modules/user/user.api.php’: Operation not permitted</text:p>
      <text:p text:style-name="P1">chmod: changing permissions of ‘drupal/modules/user/user.css’: Operation not permitted</text:p>
      <text:p text:style-name="P1">chmod: changing permissions of ‘drupal/modules/user/user.info’: Operation not permitted</text:p>
      <text:p text:style-name="P1">chmod: changing permissions of ‘drupal/modules/user/user.install’: Operation not permitted</text:p>
      <text:p text:style-name="P1">chmod: changing permissions of ‘drupal/modules/user/user.js’: Operation not permitted</text:p>
      <text:p text:style-name="P1">chmod: changing permissions of ‘drupal/modules/user/user.module’: Operation not permitted</text:p>
      <text:p text:style-name="P1">chmod: changing permissions of ‘drupal/modules/user/user.pages.inc’: Operation not permitted</text:p>
      <text:p text:style-name="P1">chmod: changing permissions of ‘drupal/modules/user/user.permissions.js’: Operation not permitted</text:p>
      <text:p text:style-name="P1">chmod: changing permissions of ‘drupal/modules/user/user.test’: Operation not permitted</text:p>
      <text:p text:style-name="P1">chmod: changing permissions of ‘drupal/modules/user/user.tokens.inc’: Operation not permitted</text:p>
      <text:p text:style-name="P1">chmod: changing permissions of ‘drupal/profiles’: Operation not permitted</text:p>
      <text:p text:style-name="P1">chmod: changing permissions of ‘drupal/profiles/README.txt’: Operation not permitted</text:p>
      <text:p text:style-name="P1">chmod: changing permissions of ‘drupal/profiles/minimal’: Operation not permitted</text:p>
      <text:p text:style-name="P1">chmod: changing permissions of ‘drupal/profiles/minimal/minimal.info’: Operation not permitted</text:p>
      <text:p text:style-name="P1">chmod: changing permissions of ‘drupal/profiles/minimal/minimal.install’: Operation not permitted</text:p>
      <text:p text:style-name="P1">chmod: changing permissions of ‘drupal/profiles/minimal/minimal.profile’: Operation not permitted</text:p>
      <text:p text:style-name="P1">chmod: changing permissions of ‘drupal/profiles/minimal/translations’: Operation not permitted</text:p>
      <text:p text:style-name="P1">chmod: changing permissions of ‘drupal/profiles/minimal/translations/README.txt’: Operation <text:soft-page-break/>not permitted</text:p>
      <text:p text:style-name="P1">chmod: changing permissions of ‘drupal/profiles/standard’: Operation not permitted</text:p>
      <text:p text:style-name="P1">chmod: changing permissions of ‘drupal/profiles/standard/standard.info’: Operation not permitted</text:p>
      <text:p text:style-name="P1">chmod: changing permissions of ‘drupal/profiles/standard/standard.install’: Operation not permitted</text:p>
      <text:p text:style-name="P1">chmod: changing permissions of ‘drupal/profiles/standard/standard.profile’: Operation not permitted</text:p>
      <text:p text:style-name="P1">chmod: changing permissions of ‘drupal/profiles/standard/translations’: Operation not permitted</text:p>
      <text:p text:style-name="P1">chmod: changing permissions of ‘drupal/profiles/standard/translations/README.txt’: Operation not permitted</text:p>
      <text:p text:style-name="P1">chmod: changing permissions of ‘drupal/profiles/testing’: Operation not permitted</text:p>
      <text:p text:style-name="P1">chmod: changing permissions of ‘drupal/profiles/testing/modules’: Operation not permitted</text:p>
      <text:p text:style-name="P1">chmod: changing permissions of ‘drupal/profiles/testing/modules/drupal_system_listing_compatible_test’: Operation not permitted</text:p>
      <text:p text:style-name="P1">chmod: changing permissions of ‘drupal/profiles/testing/modules/drupal_system_listing_compatible_test/drupal_system_listing_compatible_test.info’: Operation not permitted</text:p>
      <text:p text:style-name="P1">chmod: changing permissions of ‘drupal/profiles/testing/modules/drupal_system_listing_compatible_test/drupal_system_listing_compatible_test.module’: Operation not permitted</text:p>
      <text:p text:style-name="P1">chmod: changing permissions of ‘drupal/profiles/testing/modules/drupal_system_listing_compatible_test/drupal_system_listing_compatible_test.test’: Operation not permitted</text:p>
      <text:p text:style-name="P1">chmod: changing permissions of ‘drupal/profiles/testing/modules/drupal_system_listing_incompatible_test’: Operation not permitted</text:p>
      <text:p text:style-name="P1">chmod: changing permissions of ‘drupal/profiles/testing/modules/drupal_system_listing_incompatible_test/drupal_system_listing_incompatible_test.info’: Operation not permitted</text:p>
      <text:p text:style-name="P1">chmod: changing permissions of ‘drupal/profiles/testing/modules/drupal_system_listing_incompatible_test/drupal_system_listing_incompatible_test.module’: Operation not permitted</text:p>
      <text:p text:style-name="P1">chmod: changing permissions of ‘drupal/profiles/testing/testing.info’: Operation not permitted</text:p>
      <text:p text:style-name="P1">chmod: changing permissions of ‘drupal/profiles/testing/testing.install’: Operation not permitted</text:p>
      <text:p text:style-name="P1">chmod: changing permissions of ‘drupal/profiles/testing/testing.profile’: Operation not permitted</text:p>
      <text:p text:style-name="P1">chmod: changing permissions of ‘drupal/robots.txt’: Operation not permitted</text:p>
      <text:p text:style-name="P1">chmod: changing permissions of ‘drupal/scripts’: Operation not permitted</text:p>
      <text:p text:style-name="P1">chmod: changing permissions of ‘drupal/scripts/code-clean.sh’: Operation not permitted</text:p>
      <text:p text:style-name="P1">chmod: changing permissions of ‘drupal/scripts/cron-curl.sh’: Operation not permitted</text:p>
      <text:p text:style-name="P1">chmod: changing permissions of ‘drupal/scripts/cron-lynx.sh’: Operation not permitted</text:p>
      <text:p text:style-name="P1">chmod: changing permissions of ‘drupal/scripts/drupal.sh’: Operation not permitted</text:p>
      <text:p text:style-name="P1">chmod: changing permissions of ‘drupal/scripts/dump-database-d6.sh’: Operation not permitted</text:p>
      <text:p text:style-name="P1">chmod: changing permissions of ‘drupal/scripts/dump-database-d7.sh’: Operation not permitted</text:p>
      <text:p text:style-name="P1">chmod: changing permissions of ‘drupal/scripts/generate-d6-content.sh’: Operation not permitted</text:p>
      <text:p text:style-name="P1">chmod: changing permissions of ‘drupal/scripts/generate-d7-content.sh’: Operation not permitted</text:p>
      <text:p text:style-name="P1">chmod: changing permissions of ‘drupal/scripts/password-hash.sh’: Operation not permitted</text:p>
      <text:p text:style-name="P1">chmod: changing permissions of ‘drupal/scripts/run-tests.sh’: Operation not permitted</text:p>
      <text:p text:style-name="P1">chmod: changing permissions of ‘drupal/scripts/test.script’: Operation not permitted</text:p>
      <text:p text:style-name="P1">chmod: changing permissions of ‘drupal/sites’: Operation not permitted</text:p>
      <text:p text:style-name="P1">chmod: changing permissions of ‘drupal/sites/README.txt’: Operation not permitted</text:p>
      <text:p text:style-name="P1">chmod: changing permissions of ‘drupal/sites/all’: Operation not permitted</text:p>
      <text:p text:style-name="P1">chmod: changing permissions of ‘drupal/sites/all/libraries’: Operation not permitted</text:p>
      <text:p text:style-name="P1">chmod: changing permissions of ‘drupal/sites/all/libraries/README.txt’: Operation not permitted</text:p>
      <text:p text:style-name="P1">chmod: changing permissions of ‘drupal/sites/all/modules’: Operation not permitted</text:p>
      <text:p text:style-name="P1"><text:soft-page-break/>chmod: changing permissions of ‘drupal/sites/all/modules/README.txt’: Operation not permitted</text:p>
      <text:p text:style-name="P1">chmod: changing permissions of ‘drupal/sites/all/themes’: Operation not permitted</text:p>
      <text:p text:style-name="P1">chmod: changing permissions of ‘drupal/sites/all/themes/README.txt’: Operation not permitted</text:p>
      <text:p text:style-name="P1">chmod: changing permissions of ‘drupal/sites/default’: Operation not permitted</text:p>
      <text:p text:style-name="P1">chmod: changing permissions of ‘drupal/sites/default/default.settings.php’: Operation not permitted</text:p>
      <text:p text:style-name="P1">chmod: changing permissions of ‘drupal/sites/default/settings.php’: Operation not permitted</text:p>
      <text:p text:style-name="P1">chmod: changing permissions of ‘drupal/sites/example.sites.php’: Operation not permitted</text:p>
      <text:p text:style-name="P1">chmod: changing permissions of ‘drupal/themes’: Operation not permitted</text:p>
      <text:p text:style-name="P1">chmod: changing permissions of ‘drupal/themes/README.txt’: Operation not permitted</text:p>
      <text:p text:style-name="P1">chmod: changing permissions of ‘drupal/themes/bartik’: Operation not permitted</text:p>
      <text:p text:style-name="P1">chmod: changing permissions of ‘drupal/themes/bartik/bartik.info’: Operation not permitted</text:p>
      <text:p text:style-name="P1">chmod: changing permissions of ‘drupal/themes/bartik/color’: Operation not permitted</text:p>
      <text:p text:style-name="P1">chmod: changing permissions of ‘drupal/themes/bartik/color/base.png’: Operation not permitted</text:p>
      <text:p text:style-name="P1">chmod: changing permissions of ‘drupal/themes/bartik/color/color.inc’: Operation not permitted</text:p>
      <text:p text:style-name="P1">chmod: changing permissions of ‘drupal/themes/bartik/color/preview.css’: Operation not permitted</text:p>
      <text:p text:style-name="P1">chmod: changing permissions of ‘drupal/themes/bartik/color/preview.html’: Operation not permitted</text:p>
      <text:p text:style-name="P1">chmod: changing permissions of ‘drupal/themes/bartik/color/preview.js’: Operation not permitted</text:p>
      <text:p text:style-name="P1">chmod: changing permissions of ‘drupal/themes/bartik/color/preview.png’: Operation not permitted</text:p>
      <text:p text:style-name="P1">chmod: changing permissions of ‘drupal/themes/bartik/css’: Operation not permitted</text:p>
      <text:p text:style-name="P1">chmod: changing permissions of ‘drupal/themes/bartik/css/colors.css’: Operation not permitted</text:p>
      <text:p text:style-name="P1">chmod: changing permissions of ‘drupal/themes/bartik/css/ie-rtl.css’: Operation not permitted</text:p>
      <text:p text:style-name="P1">chmod: changing permissions of ‘drupal/themes/bartik/css/ie.css’: Operation not permitted</text:p>
      <text:p text:style-name="P1">chmod: changing permissions of ‘drupal/themes/bartik/css/ie6.css’: Operation not permitted</text:p>
      <text:p text:style-name="P1">chmod: changing permissions of ‘drupal/themes/bartik/css/layout-rtl.css’: Operation not permitted</text:p>
      <text:p text:style-name="P1">chmod: changing permissions of ‘drupal/themes/bartik/css/layout.css’: Operation not permitted</text:p>
      <text:p text:style-name="P1">chmod: changing permissions of ‘drupal/themes/bartik/css/maintenance-page.css’: Operation not permitted</text:p>
      <text:p text:style-name="P1">chmod: changing permissions of ‘drupal/themes/bartik/css/print.css’: Operation not permitted</text:p>
      <text:p text:style-name="P1">chmod: changing permissions of ‘drupal/themes/bartik/css/style-rtl.css’: Operation not permitted</text:p>
      <text:p text:style-name="P1">chmod: changing permissions of ‘drupal/themes/bartik/css/style.css’: Operation not permitted</text:p>
      <text:p text:style-name="P1">chmod: changing permissions of ‘drupal/themes/bartik/images’: Operation not permitted</text:p>
      <text:p text:style-name="P1">chmod: changing permissions of ‘drupal/themes/bartik/images/add.png’: Operation not permitted</text:p>
      <text:p text:style-name="P1">chmod: changing permissions of ‘drupal/themes/bartik/images/buttons.png’: Operation not permitted</text:p>
      <text:p text:style-name="P1">chmod: changing permissions of ‘drupal/themes/bartik/images/comment-arrow-rtl.gif’: Operation not permitted</text:p>
      <text:p text:style-name="P1">chmod: changing permissions of ‘drupal/themes/bartik/images/comment-arrow.gif’: Operation not permitted</text:p>
      <text:p text:style-name="P1">chmod: changing permissions of ‘drupal/themes/bartik/images/search-button.png’: Operation not permitted</text:p>
      <text:p text:style-name="P1">chmod: changing permissions of ‘drupal/themes/bartik/images/tabs-border.png’: Operation not permitted</text:p>
      <text:p text:style-name="P1">chmod: changing permissions of ‘drupal/themes/bartik/logo.png’: Operation not permitted</text:p>
      <text:p text:style-name="P1">chmod: changing permissions of ‘drupal/themes/bartik/screenshot.png’: Operation not permitted</text:p>
      <text:p text:style-name="P1">chmod: changing permissions of ‘drupal/themes/bartik/template.php’: Operation not permitted</text:p>
      <text:p text:style-name="P1">chmod: changing permissions of ‘drupal/themes/bartik/templates’: Operation not permitted</text:p>
      <text:p text:style-name="P1">chmod: changing permissions of ‘drupal/themes/bartik/templates/comment-wrapper.tpl.php’: Operation not permitted</text:p>
      <text:p text:style-name="P1">chmod: changing permissions of ‘drupal/themes/bartik/templates/comment.tpl.php’: Operation not permitted</text:p>
      <text:p text:style-name="P1">chmod: changing permissions of ‘drupal/themes/bartik/templates/maintenance-page.tpl.php’: <text:soft-page-break/>Operation not permitted</text:p>
      <text:p text:style-name="P1">chmod: changing permissions of ‘drupal/themes/bartik/templates/node.tpl.php’: Operation not permitted</text:p>
      <text:p text:style-name="P1">chmod: changing permissions of ‘drupal/themes/bartik/templates/page.tpl.php’: Operation not permitted</text:p>
      <text:p text:style-name="P1">chmod: changing permissions of ‘drupal/themes/engines’: Operation not permitted</text:p>
      <text:p text:style-name="P1">chmod: changing permissions of ‘drupal/themes/engines/phptemplate’: Operation not permitted</text:p>
      <text:p text:style-name="P1">chmod: changing permissions of ‘drupal/themes/engines/phptemplate/phptemplate.engine’: Operation not permitted</text:p>
      <text:p text:style-name="P1">chmod: changing permissions of ‘drupal/themes/garland’: Operation not permitted</text:p>
      <text:p text:style-name="P1">chmod: changing permissions of ‘drupal/themes/garland/color’: Operation not permitted</text:p>
      <text:p text:style-name="P1">chmod: changing permissions of ‘drupal/themes/garland/color/base.png’: Operation not permitted</text:p>
      <text:p text:style-name="P1">chmod: changing permissions of ‘drupal/themes/garland/color/color.inc’: Operation not permitted</text:p>
      <text:p text:style-name="P1">chmod: changing permissions of ‘drupal/themes/garland/color/preview.css’: Operation not permitted</text:p>
      <text:p text:style-name="P1">chmod: changing permissions of ‘drupal/themes/garland/color/preview.png’: Operation not permitted</text:p>
      <text:p text:style-name="P1">chmod: changing permissions of ‘drupal/themes/garland/comment.tpl.php’: Operation not permitted</text:p>
      <text:p text:style-name="P1">chmod: changing permissions of ‘drupal/themes/garland/fix-ie-rtl.css’: Operation not permitted</text:p>
      <text:p text:style-name="P1">chmod: changing permissions of ‘drupal/themes/garland/fix-ie.css’: Operation not permitted</text:p>
      <text:p text:style-name="P1">chmod: changing permissions of ‘drupal/themes/garland/garland.info’: Operation not permitted</text:p>
      <text:p text:style-name="P1">chmod: changing permissions of ‘drupal/themes/garland/images’: Operation not permitted</text:p>
      <text:p text:style-name="P1">chmod: changing permissions of ‘drupal/themes/garland/images/bg-bar-white.png’: Operation not permitted</text:p>
      <text:p text:style-name="P1">chmod: changing permissions of ‘drupal/themes/garland/images/bg-bar.png’: Operation not permitted</text:p>
      <text:p text:style-name="P1">chmod: changing permissions of ‘drupal/themes/garland/images/bg-content-left.png’: Operation not permitted</text:p>
      <text:p text:style-name="P1">chmod: changing permissions of ‘drupal/themes/garland/images/bg-content-right.png’: Operation not permitted</text:p>
      <text:p text:style-name="P1">chmod: changing permissions of ‘drupal/themes/garland/images/bg-content.png’: Operation not permitted</text:p>
      <text:p text:style-name="P1">chmod: changing permissions of ‘drupal/themes/garland/images/bg-navigation-item-hover.png’: Operation not permitted</text:p>
      <text:p text:style-name="P1">chmod: changing permissions of ‘drupal/themes/garland/images/bg-navigation-item.png’: Operation not permitted</text:p>
      <text:p text:style-name="P1">chmod: changing permissions of ‘drupal/themes/garland/images/bg-navigation.png’: Operation not permitted</text:p>
      <text:p text:style-name="P1">chmod: changing permissions of ‘drupal/themes/garland/images/bg-tab.png’: Operation not permitted</text:p>
      <text:p text:style-name="P1">chmod: changing permissions of ‘drupal/themes/garland/images/body.png’: Operation not permitted</text:p>
      <text:p text:style-name="P1">chmod: changing permissions of ‘drupal/themes/garland/images/gradient-inner.png’: Operation not permitted</text:p>
      <text:p text:style-name="P1">chmod: changing permissions of ‘drupal/themes/garland/images/menu-collapsed-rtl.gif’: Operation not permitted</text:p>
      <text:p text:style-name="P1">chmod: changing permissions of ‘drupal/themes/garland/images/menu-collapsed.gif’: Operation not permitted</text:p>
      <text:p text:style-name="P1">chmod: changing permissions of ‘drupal/themes/garland/images/menu-expanded.gif’: Operation not permitted</text:p>
      <text:p text:style-name="P1">chmod: changing permissions of ‘drupal/themes/garland/images/menu-leaf.gif’: Operation not permitted</text:p>
      <text:p text:style-name="P1">chmod: changing permissions of ‘drupal/themes/garland/images/task-list.png’: Operation not <text:soft-page-break/>permitted</text:p>
      <text:p text:style-name="P1">chmod: changing permissions of ‘drupal/themes/garland/logo.png’: Operation not permitted</text:p>
      <text:p text:style-name="P1">chmod: changing permissions of ‘drupal/themes/garland/maintenance-page.tpl.php’: Operation not permitted</text:p>
      <text:p text:style-name="P1">chmod: changing permissions of ‘drupal/themes/garland/node.tpl.php’: Operation not permitted</text:p>
      <text:p text:style-name="P1">chmod: changing permissions of ‘drupal/themes/garland/page.tpl.php’: Operation not permitted</text:p>
      <text:p text:style-name="P1">chmod: changing permissions of ‘drupal/themes/garland/print.css’: Operation not permitted</text:p>
      <text:p text:style-name="P1">chmod: changing permissions of ‘drupal/themes/garland/screenshot.png’: Operation not permitted</text:p>
      <text:p text:style-name="P1">chmod: changing permissions of ‘drupal/themes/garland/style-rtl.css’: Operation not permitted</text:p>
      <text:p text:style-name="P1">chmod: changing permissions of ‘drupal/themes/garland/style.css’: Operation not permitted</text:p>
      <text:p text:style-name="P1">chmod: changing permissions of ‘drupal/themes/garland/template.php’: Operation not permitted</text:p>
      <text:p text:style-name="P1">chmod: changing permissions of ‘drupal/themes/garland/theme-settings.php’: Operation not permitted</text:p>
      <text:p text:style-name="P1">chmod: changing permissions of ‘drupal/themes/seven’: Operation not permitted</text:p>
      <text:p text:style-name="P1">chmod: changing permissions of ‘drupal/themes/seven/ie.css’: Operation not permitted</text:p>
      <text:p text:style-name="P1">chmod: changing permissions of ‘drupal/themes/seven/ie6.css’: Operation not permitted</text:p>
      <text:p text:style-name="P1">chmod: changing permissions of ‘drupal/themes/seven/ie7.css’: Operation not permitted</text:p>
      <text:p text:style-name="P1">chmod: changing permissions of ‘drupal/themes/seven/images’: Operation not permitted</text:p>
      <text:p text:style-name="P1">chmod: changing permissions of ‘drupal/themes/seven/images/add.png’: Operation not permitted</text:p>
      <text:p text:style-name="P1">chmod: changing permissions of ‘drupal/themes/seven/images/arrow-asc.png’: Operation not permitted</text:p>
      <text:p text:style-name="P1">chmod: changing permissions of ‘drupal/themes/seven/images/arrow-desc.png’: Operation not permitted</text:p>
      <text:p text:style-name="P1">chmod: changing permissions of ‘drupal/themes/seven/images/arrow-next.png’: Operation not permitted</text:p>
      <text:p text:style-name="P1">chmod: changing permissions of ‘drupal/themes/seven/images/arrow-prev.png’: Operation not permitted</text:p>
      <text:p text:style-name="P1">chmod: changing permissions of ‘drupal/themes/seven/images/buttons.png’: Operation not permitted</text:p>
      <text:p text:style-name="P1">chmod: changing permissions of ‘drupal/themes/seven/images/fc-rtl.png’: Operation not permitted</text:p>
      <text:p text:style-name="P1">chmod: changing permissions of ‘drupal/themes/seven/images/fc.png’: Operation not permitted</text:p>
      <text:p text:style-name="P1">chmod: changing permissions of ‘drupal/themes/seven/images/list-item-rtl.png’: Operation not permitted</text:p>
      <text:p text:style-name="P1">chmod: changing permissions of ‘drupal/themes/seven/images/list-item.png’: Operation not permitted</text:p>
      <text:p text:style-name="P1">chmod: changing permissions of ‘drupal/themes/seven/images/task-check.png’: Operation not permitted</text:p>
      <text:p text:style-name="P1">chmod: changing permissions of ‘drupal/themes/seven/images/task-item-rtl.png’: Operation not permitted</text:p>
      <text:p text:style-name="P1">chmod: changing permissions of ‘drupal/themes/seven/images/task-item.png’: Operation not permitted</text:p>
      <text:p text:style-name="P1">chmod: changing permissions of ‘drupal/themes/seven/images/ui-icons-222222-256x240.png’: Operation not permitted</text:p>
      <text:p text:style-name="P1">chmod: changing permissions of ‘drupal/themes/seven/images/ui-icons-454545-256x240.png’: Operation not permitted</text:p>
      <text:p text:style-name="P1">chmod: changing permissions of ‘drupal/themes/seven/images/ui-icons-800000-256x240.png’: Operation not permitted</text:p>
      <text:p text:style-name="P1">chmod: changing permissions of ‘drupal/themes/seven/images/ui-icons-888888-256x240.png’: Operation not permitted</text:p>
      <text:p text:style-name="P1">chmod: changing permissions of ‘drupal/themes/seven/images/ui-icons-ffffff-256x240.png’: Operation not permitted</text:p>
      <text:p text:style-name="P1">chmod: changing permissions of ‘drupal/themes/seven/jquery.ui.theme.css’: Operation not <text:soft-page-break/>permitted</text:p>
      <text:p text:style-name="P1">chmod: changing permissions of ‘drupal/themes/seven/logo.png’: Operation not permitted</text:p>
      <text:p text:style-name="P1">chmod: changing permissions of ‘drupal/themes/seven/maintenance-page.tpl.php’: Operation not permitted</text:p>
      <text:p text:style-name="P1">chmod: changing permissions of ‘drupal/themes/seven/page.tpl.php’: Operation not permitted</text:p>
      <text:p text:style-name="P1">chmod: changing permissions of ‘drupal/themes/seven/reset.css’: Operation not permitted</text:p>
      <text:p text:style-name="P1">chmod: changing permissions of ‘drupal/themes/seven/screenshot.png’: Operation not permitted</text:p>
      <text:p text:style-name="P1">chmod: changing permissions of ‘drupal/themes/seven/seven.info’: Operation not permitted</text:p>
      <text:p text:style-name="P1">chmod: changing permissions of ‘drupal/themes/seven/style-rtl.css’: Operation not permitted</text:p>
      <text:p text:style-name="P1">chmod: changing permissions of ‘drupal/themes/seven/style.css’: Operation not permitted</text:p>
      <text:p text:style-name="P1">chmod: changing permissions of ‘drupal/themes/seven/template.php’: Operation not permitted</text:p>
      <text:p text:style-name="P1">chmod: changing permissions of ‘drupal/themes/seven/vertical-tabs-rtl.css’: Operation not permitted</text:p>
      <text:p text:style-name="P1">chmod: changing permissions of ‘drupal/themes/seven/vertical-tabs.css’: Operation not permitted</text:p>
      <text:p text:style-name="P1">chmod: changing permissions of ‘drupal/themes/stark’: Operation not permitted</text:p>
      <text:p text:style-name="P1">chmod: changing permissions of ‘drupal/themes/stark/README.txt’: Operation not permitted</text:p>
      <text:p text:style-name="P1">chmod: changing permissions of ‘drupal/themes/stark/layout.css’: Operation not permitted</text:p>
      <text:p text:style-name="P1">chmod: changing permissions of ‘drupal/themes/stark/logo.png’: Operation not permitted</text:p>
      <text:p text:style-name="P1">chmod: changing permissions of ‘drupal/themes/stark/screenshot.png’: Operation not permitted</text:p>
      <text:p text:style-name="P1">chmod: changing permissions of ‘drupal/themes/stark/stark.info’: Operation not permitted</text:p>
      <text:p text:style-name="P1">chmod: changing permissions of ‘drupal/update.php’: Operation not permitted</text:p>
      <text:p text:style-name="P1">chmod: changing permissions of ‘drupal/web.config’: Operation not permitted</text:p>
      <text:p text:style-name="P1">chmod: changing permissions of ‘drupal/xmlrpc.php’: Operation not permitted</text:p>
      <text:p text:style-name="P1">chmod: changing permissions of ‘drupal/LICENSE.txt’: Operation not permitted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sudo chmod -R 777 drupal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ls -ll</text:p>
      <text:p text:style-name="P1">total 3212</text:p>
      <text:p text:style-name="P1">drwxrwxrwx. 9 root root <text:s text:c="3"/>4096 Feb <text:s/>2 03:38 drupal</text:p>
      <text:p text:style-name="P1">drwxr-xr-x. 9 root root <text:s text:c="3"/>4096 Feb <text:s/>2 03:38 drupal-7.54</text:p>
      <text:p text:style-name="P1">-rw-r--r--. 1 root root 3275864 Feb <text:s/>2 03:38 drupal-7.54.tar.gz</text:p>
      <text:p text:style-name="P1">-rw-r--r--. 1 root root <text:s text:c="5"/>20 Jun <text:s/>7 12:41 info.php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cd drupal/sites/default/</text:p>
      <text:p text:style-name="P1">[Administrator@hdc0005796 default]$ </text:p>
      <text:p text:style-name="P1">[Administrator@hdc0005796 default]$ </text:p>
      <text:p text:style-name="P1">[Administrator@hdc0005796 default]$ mkdir files</text:p>
      <text:p text:style-name="P1">[Administrator@hdc0005796 default]$ </text:p>
      <text:p text:style-name="P1">[Administrator@hdc0005796 default]$ </text:p>
      <text:p text:style-name="P1">[Administrator@hdc0005796 default]$ chmod 777 files/</text:p>
      <text:p text:style-name="P1">[Administrator@hdc0005796 default]$ </text:p>
      <text:p text:style-name="P1">[Administrator@hdc0005796 default]$ </text:p>
      <text:p text:style-name="P1">[Administrator@hdc0005796 default]$ </text:p>
      <text:p text:style-name="P1">[Administrator@hdc0005796 default]$ ls -ll</text:p>
      <text:p text:style-name="P1"><text:soft-page-break/>total 56</text:p>
      <text:p text:style-name="P1">-rwxrwxrwx. 1 root <text:s text:c="9"/>root <text:s text:c="9"/>26250 Feb <text:s/>2 03:04 default.settings.php</text:p>
      <text:p text:style-name="P1">drwxrwxrwx. 2 Administrator Administrator <text:s text:c="4"/>6 Jun <text:s/>7 14:27 files</text:p>
      <text:p text:style-name="P1">-rwxrwxrwx. 1 root <text:s text:c="9"/>root <text:s text:c="9"/>26250 Feb <text:s/>2 03:04 settings.php</text:p>
      <text:p text:style-name="P1">[Administrator@hdc0005796 default]$ </text:p>
      <text:p text:style-name="P1">[Administrator@hdc0005796 default]$ </text:p>
      <text:p text:style-name="P1">[Administrator@hdc0005796 default]$ </text:p>
      <text:p text:style-name="P1">[Administrator@hdc0005796 default]$ cd ../../</text:p>
      <text:p text:style-name="P1">[Administrator@hdc0005796 drupal]$ </text:p>
      <text:p text:style-name="P1">[Administrator@hdc0005796 drupal]$ </text:p>
      <text:p text:style-name="P1">[Administrator@hdc0005796 drupal]$ </text:p>
      <text:p text:style-name="P1">[Administrator@hdc0005796 drupal]$ cd ../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sudo chown Administrator:Administrator -R drupal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ls -ll</text:p>
      <text:p text:style-name="P1">total 3212</text:p>
      <text:p text:style-name="P1">drwxrwxrwx. 9 Administrator Administrator <text:s text:c="3"/>4096 Feb <text:s/>2 03:38 drupal</text:p>
      <text:p text:style-name="P1">drwxr-xr-x. 9 root <text:s text:c="9"/>root <text:s text:c="12"/>4096 Feb <text:s/>2 03:38 drupal-7.54</text:p>
      <text:p text:style-name="P1">-rw-r--r--. 1 root <text:s text:c="9"/>root <text:s text:c="9"/>3275864 Feb <text:s/>2 03:38 drupal-7.54.tar.gz</text:p>
      <text:p text:style-name="P1">-rw-r--r--. 1 root <text:s text:c="9"/>root <text:s text:c="14"/>20 Jun <text:s/>7 12:41 info.php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sudo chown apache:apache -R drupal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ls -ll</text:p>
      <text:p text:style-name="P1">total 3212</text:p>
      <text:p text:style-name="P1">drwxrwxrwx. 9 apache apache <text:s text:c="3"/>4096 Feb <text:s/>2 03:38 drupal</text:p>
      <text:p text:style-name="P1">drwxr-xr-x. 9 root <text:s text:c="2"/>root <text:s text:c="5"/>4096 Feb <text:s/>2 03:38 drupal-7.54</text:p>
      <text:p text:style-name="P1">-rw-r--r--. 1 root <text:s text:c="2"/>root <text:s text:c="2"/>3275864 Feb <text:s/>2 03:38 drupal-7.54.tar.gz</text:p>
      <text:p text:style-name="P1">-rw-r--r--. 1 root <text:s text:c="2"/>root <text:s text:c="7"/>20 Jun <text:s/>7 12:41 info.php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sudo chmod -R 777 drupal</text:p>
      <text:p text:style-name="P1">[Administrator@hdc0005796 html]$ </text:p>
      <text:p text:style-name="P1">[Administrator@hdc0005796 html]$ </text:p>
      <text:p text:style-name="P1"><text:soft-page-break/>[Administrator@hdc0005796 html]$ ls -ll</text:p>
      <text:p text:style-name="P1">total 3212</text:p>
      <text:p text:style-name="P1">drwxrwxrwx. 9 apache apache <text:s text:c="3"/>4096 Feb <text:s/>2 03:38 drupal</text:p>
      <text:p text:style-name="P1">drwxr-xr-x. 9 root <text:s text:c="2"/>root <text:s text:c="5"/>4096 Feb <text:s/>2 03:38 drupal-7.54</text:p>
      <text:p text:style-name="P1">-rw-r--r--. 1 root <text:s text:c="2"/>root <text:s text:c="2"/>3275864 Feb <text:s/>2 03:38 drupal-7.54.tar.gz</text:p>
      <text:p text:style-name="P1">-rw-r--r--. 1 root <text:s text:c="2"/>root <text:s text:c="7"/>20 Jun <text:s/>7 12:41 info.php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chown -R apache:apache drupal</text:p>
      <text:p text:style-name="P1">chown: changing ownership of ‘drupal/.editorconfig’: Operation not permitted</text:p>
      <text:p text:style-name="P1">chown: changing ownership of ‘drupal/.gitignore’: Operation not permitted</text:p>
      <text:p text:style-name="P1">chown: changing ownership of ‘drupal/.htaccess’: Operation not permitted</text:p>
      <text:p text:style-name="P1">chown: changing ownership of ‘drupal/CHANGELOG.txt’: Operation not permitted</text:p>
      <text:p text:style-name="P1">chown: changing ownership of ‘drupal/COPYRIGHT.txt’: Operation not permitted</text:p>
      <text:p text:style-name="P1">chown: changing ownership of ‘drupal/INSTALL.mysql.txt’: Operation not permitted</text:p>
      <text:p text:style-name="P1">chown: changing ownership of ‘drupal/INSTALL.pgsql.txt’: Operation not permitted</text:p>
      <text:p text:style-name="P1">chown: changing ownership of ‘drupal/INSTALL.sqlite.txt’: Operation not permitted</text:p>
      <text:p text:style-name="P1">chown: changing ownership of ‘drupal/INSTALL.txt’: Operation not permitted</text:p>
      <text:p text:style-name="P1">chown: changing ownership of ‘drupal/MAINTAINERS.txt’: Operation not permitted</text:p>
      <text:p text:style-name="P1">chown: changing ownership of ‘drupal/README.txt’: Operation not permitted</text:p>
      <text:p text:style-name="P1">chown: changing ownership of ‘drupal/UPGRADE.txt’: Operation not permitted</text:p>
      <text:p text:style-name="P1">chown: changing ownership of ‘drupal/authorize.php’: Operation not permitted</text:p>
      <text:p text:style-name="P1">chown: changing ownership of ‘drupal/cron.php’: Operation not permitted</text:p>
      <text:p text:style-name="P1">chown: changing ownership of ‘drupal/includes/actions.inc’: Operation not permitted</text:p>
      <text:p text:style-name="P1">chown: changing ownership of ‘drupal/includes/ajax.inc’: Operation not permitted</text:p>
      <text:p text:style-name="P1">chown: changing ownership of ‘drupal/includes/archiver.inc’: Operation not permitted</text:p>
      <text:p text:style-name="P1">chown: changing ownership of ‘drupal/includes/authorize.inc’: Operation not permitted</text:p>
      <text:p text:style-name="P1">chown: changing ownership of ‘drupal/includes/batch.inc’: Operation not permitted</text:p>
      <text:p text:style-name="P1">chown: changing ownership of ‘drupal/includes/batch.queue.inc’: Operation not permitted</text:p>
      <text:p text:style-name="P1">chown: changing ownership of ‘drupal/includes/bootstrap.inc’: Operation not permitted</text:p>
      <text:p text:style-name="P1">chown: changing ownership of ‘drupal/includes/cache-install.inc’: Operation not permitted</text:p>
      <text:p text:style-name="P1">chown: changing ownership of ‘drupal/includes/cache.inc’: Operation not permitted</text:p>
      <text:p text:style-name="P1">chown: changing ownership of ‘drupal/includes/common.inc’: Operation not permitted</text:p>
      <text:p text:style-name="P1">chown: changing ownership of ‘drupal/includes/database/database.inc’: Operation not permitted</text:p>
      <text:p text:style-name="P1">chown: changing ownership of ‘drupal/includes/database/log.inc’: Operation not permitted</text:p>
      <text:p text:style-name="P1">chown: changing ownership of ‘drupal/includes/database/mysql/database.inc’: Operation not permitted</text:p>
      <text:p text:style-name="P1">chown: changing ownership of ‘drupal/includes/database/mysql/install.inc’: Operation not permitted</text:p>
      <text:p text:style-name="P1">chown: changing ownership of ‘drupal/includes/database/mysql/query.inc’: Operation not permitted</text:p>
      <text:p text:style-name="P1">chown: changing ownership of ‘drupal/includes/database/mysql/schema.inc’: Operation not permitted</text:p>
      <text:p text:style-name="P1">chown: changing ownership of ‘drupal/includes/database/mysql’: Operation not permitted</text:p>
      <text:p text:style-name="P1">chown: changing ownership of ‘drupal/includes/database/pgsql/database.inc’: Operation not permitted</text:p>
      <text:p text:style-name="P1">chown: changing ownership of ‘drupal/includes/database/pgsql/install.inc’: Operation not permitted</text:p>
      <text:p text:style-name="P1">chown: changing ownership of ‘drupal/includes/database/pgsql/query.inc’: Operation not permitted</text:p>
      <text:p text:style-name="P1">chown: changing ownership of ‘drupal/includes/database/pgsql/schema.inc’: Operation not permitted</text:p>
      <text:p text:style-name="P1">chown: changing ownership of ‘drupal/includes/database/pgsql/select.inc’: Operation not permitted</text:p>
      <text:p text:style-name="P1"><text:soft-page-break/>chown: changing ownership of ‘drupal/includes/database/pgsql’: Operation not permitted</text:p>
      <text:p text:style-name="P1">chown: changing ownership of ‘drupal/includes/database/prefetch.inc’: Operation not permitted</text:p>
      <text:p text:style-name="P1">chown: changing ownership of ‘drupal/includes/database/query.inc’: Operation not permitted</text:p>
      <text:p text:style-name="P1">chown: changing ownership of ‘drupal/includes/database/schema.inc’: Operation not permitted</text:p>
      <text:p text:style-name="P1">chown: changing ownership of ‘drupal/includes/database/select.inc’: Operation not permitted</text:p>
      <text:p text:style-name="P1">chown: changing ownership of ‘drupal/includes/database/sqlite/database.inc’: Operation not permitted</text:p>
      <text:p text:style-name="P1">chown: changing ownership of ‘drupal/includes/database/sqlite/install.inc’: Operation not permitted</text:p>
      <text:p text:style-name="P1">chown: changing ownership of ‘drupal/includes/database/sqlite/query.inc’: Operation not permitted</text:p>
      <text:p text:style-name="P1">chown: changing ownership of ‘drupal/includes/database/sqlite/schema.inc’: Operation not permitted</text:p>
      <text:p text:style-name="P1">chown: changing ownership of ‘drupal/includes/database/sqlite/select.inc’: Operation not permitted</text:p>
      <text:p text:style-name="P1">chown: changing ownership of ‘drupal/includes/database/sqlite’: Operation not permitted</text:p>
      <text:p text:style-name="P1">chown: changing ownership of ‘drupal/includes/database’: Operation not permitted</text:p>
      <text:p text:style-name="P1">chown: changing ownership of ‘drupal/includes/date.inc’: Operation not permitted</text:p>
      <text:p text:style-name="P1">chown: changing ownership of ‘drupal/includes/entity.inc’: Operation not permitted</text:p>
      <text:p text:style-name="P1">chown: changing ownership of ‘drupal/includes/errors.inc’: Operation not permitted</text:p>
      <text:p text:style-name="P1">chown: changing ownership of ‘drupal/includes/file.inc’: Operation not permitted</text:p>
      <text:p text:style-name="P1">chown: changing ownership of ‘drupal/includes/file.mimetypes.inc’: Operation not permitted</text:p>
      <text:p text:style-name="P1">chown: changing ownership of ‘drupal/includes/filetransfer/filetransfer.inc’: Operation not permitted</text:p>
      <text:p text:style-name="P1">chown: changing ownership of ‘drupal/includes/filetransfer/ftp.inc’: Operation not permitted</text:p>
      <text:p text:style-name="P1">chown: changing ownership of ‘drupal/includes/filetransfer/local.inc’: Operation not permitted</text:p>
      <text:p text:style-name="P1">chown: changing ownership of ‘drupal/includes/filetransfer/ssh.inc’: Operation not permitted</text:p>
      <text:p text:style-name="P1">chown: changing ownership of ‘drupal/includes/filetransfer’: Operation not permitted</text:p>
      <text:p text:style-name="P1">chown: changing ownership of ‘drupal/includes/form.inc’: Operation not permitted</text:p>
      <text:p text:style-name="P1">chown: changing ownership of ‘drupal/includes/graph.inc’: Operation not permitted</text:p>
      <text:p text:style-name="P1">chown: changing ownership of ‘drupal/includes/image.inc’: Operation not permitted</text:p>
      <text:p text:style-name="P1">chown: changing ownership of ‘drupal/includes/install.core.inc’: Operation not permitted</text:p>
      <text:p text:style-name="P1">chown: changing ownership of ‘drupal/includes/install.inc’: Operation not permitted</text:p>
      <text:p text:style-name="P1">chown: changing ownership of ‘drupal/includes/iso.inc’: Operation not permitted</text:p>
      <text:p text:style-name="P1">chown: changing ownership of ‘drupal/includes/json-encode.inc’: Operation not permitted</text:p>
      <text:p text:style-name="P1">chown: changing ownership of ‘drupal/includes/language.inc’: Operation not permitted</text:p>
      <text:p text:style-name="P1">chown: changing ownership of ‘drupal/includes/locale.inc’: Operation not permitted</text:p>
      <text:p text:style-name="P1">chown: changing ownership of ‘drupal/includes/lock.inc’: Operation not permitted</text:p>
      <text:p text:style-name="P1">chown: changing ownership of ‘drupal/includes/mail.inc’: Operation not permitted</text:p>
      <text:p text:style-name="P1">chown: changing ownership of ‘drupal/includes/menu.inc’: Operation not permitted</text:p>
      <text:p text:style-name="P1">chown: changing ownership of ‘drupal/includes/module.inc’: Operation not permitted</text:p>
      <text:p text:style-name="P1">chown: changing ownership of ‘drupal/includes/pager.inc’: Operation not permitted</text:p>
      <text:p text:style-name="P1">chown: changing ownership of ‘drupal/includes/password.inc’: Operation not permitted</text:p>
      <text:p text:style-name="P1">chown: changing ownership of ‘drupal/includes/path.inc’: Operation not permitted</text:p>
      <text:p text:style-name="P1">chown: changing ownership of ‘drupal/includes/registry.inc’: Operation not permitted</text:p>
      <text:p text:style-name="P1">chown: changing ownership of ‘drupal/includes/session.inc’: Operation not permitted</text:p>
      <text:p text:style-name="P1">chown: changing ownership of ‘drupal/includes/stream_wrappers.inc’: Operation not permitted</text:p>
      <text:p text:style-name="P1">chown: changing ownership of ‘drupal/includes/tablesort.inc’: Operation not permitted</text:p>
      <text:p text:style-name="P1">chown: changing ownership of ‘drupal/includes/theme.inc’: Operation not permitted</text:p>
      <text:p text:style-name="P1">chown: changing ownership of ‘drupal/includes/theme.maintenance.inc’: Operation not permitted</text:p>
      <text:p text:style-name="P1">chown: changing ownership of ‘drupal/includes/token.inc’: Operation not permitted</text:p>
      <text:p text:style-name="P1">chown: changing ownership of ‘drupal/includes/unicode.entities.inc’: Operation not permitted</text:p>
      <text:p text:style-name="P1">chown: changing ownership of ‘drupal/includes/unicode.inc’: Operation not permitted</text:p>
      <text:p text:style-name="P1">chown: changing ownership of ‘drupal/includes/update.inc’: Operation not permitted</text:p>
      <text:p text:style-name="P1">chown: changing ownership of ‘drupal/includes/updater.inc’: Operation not permitted</text:p>
      <text:p text:style-name="P1"><text:soft-page-break/>chown: changing ownership of ‘drupal/includes/utility.inc’: Operation not permitted</text:p>
      <text:p text:style-name="P1">chown: changing ownership of ‘drupal/includes/xmlrpc.inc’: Operation not permitted</text:p>
      <text:p text:style-name="P1">chown: changing ownership of ‘drupal/includes/xmlrpcs.inc’: Operation not permitted</text:p>
      <text:p text:style-name="P1">chown: changing ownership of ‘drupal/includes’: Operation not permitted</text:p>
      <text:p text:style-name="P1">chown: changing ownership of ‘drupal/index.php’: Operation not permitted</text:p>
      <text:p text:style-name="P1">chown: changing ownership of ‘drupal/install.php’: Operation not permitted</text:p>
      <text:p text:style-name="P1">chown: changing ownership of ‘drupal/misc/ajax.js’: Operation not permitted</text:p>
      <text:p text:style-name="P1">chown: changing ownership of ‘drupal/misc/arrow-asc.png’: Operation not permitted</text:p>
      <text:p text:style-name="P1">chown: changing ownership of ‘drupal/misc/arrow-desc.png’: Operation not permitted</text:p>
      <text:p text:style-name="P1">chown: changing ownership of ‘drupal/misc/authorize.js’: Operation not permitted</text:p>
      <text:p text:style-name="P1">chown: changing ownership of ‘drupal/misc/autocomplete.js’: Operation not permitted</text:p>
      <text:p text:style-name="P1">chown: changing ownership of ‘drupal/misc/batch.js’: Operation not permitted</text:p>
      <text:p text:style-name="P1">chown: changing ownership of ‘drupal/misc/collapse.js’: Operation not permitted</text:p>
      <text:p text:style-name="P1">chown: changing ownership of ‘drupal/misc/configure.png’: Operation not permitted</text:p>
      <text:p text:style-name="P1">chown: changing ownership of ‘drupal/misc/draggable.png’: Operation not permitted</text:p>
      <text:p text:style-name="P1">chown: changing ownership of ‘drupal/misc/drupal.js’: Operation not permitted</text:p>
      <text:p text:style-name="P1">chown: changing ownership of ‘drupal/misc/druplicon.png’: Operation not permitted</text:p>
      <text:p text:style-name="P1">chown: changing ownership of ‘drupal/misc/farbtastic/farbtastic.css’: Operation not permitted</text:p>
      <text:p text:style-name="P1">chown: changing ownership of ‘drupal/misc/farbtastic/farbtastic.js’: Operation not permitted</text:p>
      <text:p text:style-name="P1">chown: changing ownership of ‘drupal/misc/farbtastic/marker.png’: Operation not permitted</text:p>
      <text:p text:style-name="P1">chown: changing ownership of ‘drupal/misc/farbtastic/mask.png’: Operation not permitted</text:p>
      <text:p text:style-name="P1">chown: changing ownership of ‘drupal/misc/farbtastic/wheel.png’: Operation not permitted</text:p>
      <text:p text:style-name="P1">chown: changing ownership of ‘drupal/misc/farbtastic’: Operation not permitted</text:p>
      <text:p text:style-name="P1">chown: changing ownership of ‘drupal/misc/favicon.ico’: Operation not permitted</text:p>
      <text:p text:style-name="P1">chown: changing ownership of ‘drupal/misc/feed.png’: Operation not permitted</text:p>
      <text:p text:style-name="P1">chown: changing ownership of ‘drupal/misc/form.js’: Operation not permitted</text:p>
      <text:p text:style-name="P1">chown: changing ownership of ‘drupal/misc/forum-icons.png’: Operation not permitted</text:p>
      <text:p text:style-name="P1">chown: changing ownership of ‘drupal/misc/grippie.png’: Operation not permitted</text:p>
      <text:p text:style-name="P1">chown: changing ownership of ‘drupal/misc/help.png’: Operation not permitted</text:p>
      <text:p text:style-name="P1">chown: changing ownership of ‘drupal/misc/jquery.ba-bbq.js’: Operation not permitted</text:p>
      <text:p text:style-name="P1">chown: changing ownership of ‘drupal/misc/jquery.cookie.js’: Operation not permitted</text:p>
      <text:p text:style-name="P1">chown: changing ownership of ‘drupal/misc/jquery.form.js’: Operation not permitted</text:p>
      <text:p text:style-name="P1">chown: changing ownership of ‘drupal/misc/jquery.js’: Operation not permitted</text:p>
      <text:p text:style-name="P1">chown: changing ownership of ‘drupal/misc/jquery.once.js’: Operation not permitted</text:p>
      <text:p text:style-name="P1">chown: changing ownership of ‘drupal/misc/machine-name.js’: Operation not permitted</text:p>
      <text:p text:style-name="P1">chown: changing ownership of ‘drupal/misc/menu-collapsed-rtl.png’: Operation not permitted</text:p>
      <text:p text:style-name="P1">chown: changing ownership of ‘drupal/misc/menu-collapsed.png’: Operation not permitted</text:p>
      <text:p text:style-name="P1">chown: changing ownership of ‘drupal/misc/menu-expanded.png’: Operation not permitted</text:p>
      <text:p text:style-name="P1">chown: changing ownership of ‘drupal/misc/menu-leaf.png’: Operation not permitted</text:p>
      <text:p text:style-name="P1">chown: changing ownership of ‘drupal/misc/message-16-error.png’: Operation not permitted</text:p>
      <text:p text:style-name="P1">chown: changing ownership of ‘drupal/misc/message-16-help.png’: Operation not permitted</text:p>
      <text:p text:style-name="P1">chown: changing ownership of ‘drupal/misc/message-16-info.png’: Operation not permitted</text:p>
      <text:p text:style-name="P1">chown: changing ownership of ‘drupal/misc/message-16-ok.png’: Operation not permitted</text:p>
      <text:p text:style-name="P1">chown: changing ownership of ‘drupal/misc/message-16-warning.png’: Operation not permitted</text:p>
      <text:p text:style-name="P1">chown: changing ownership of ‘drupal/misc/message-24-error.png’: Operation not permitted</text:p>
      <text:p text:style-name="P1">chown: changing ownership of ‘drupal/misc/message-24-help.png’: Operation not permitted</text:p>
      <text:p text:style-name="P1">chown: changing ownership of ‘drupal/misc/message-24-info.png’: Operation not permitted</text:p>
      <text:p text:style-name="P1">chown: changing ownership of ‘drupal/misc/message-24-ok.png’: Operation not permitted</text:p>
      <text:p text:style-name="P1">chown: changing ownership of ‘drupal/misc/message-24-warning.png’: Operation not permitted</text:p>
      <text:p text:style-name="P1">chown: changing ownership of ‘drupal/misc/permissions.png’: Operation not permitted</text:p>
      <text:p text:style-name="P1">chown: changing ownership of ‘drupal/misc/powered-black-135x42.png’: Operation not permitted</text:p>
      <text:p text:style-name="P1">chown: changing ownership of ‘drupal/misc/powered-black-80x15.png’: Operation not permitted</text:p>
      <text:p text:style-name="P1"><text:soft-page-break/>chown: changing ownership of ‘drupal/misc/powered-black-88x31.png’: Operation not permitted</text:p>
      <text:p text:style-name="P1">chown: changing ownership of ‘drupal/misc/powered-blue-135x42.png’: Operation not permitted</text:p>
      <text:p text:style-name="P1">chown: changing ownership of ‘drupal/misc/powered-blue-80x15.png’: Operation not permitted</text:p>
      <text:p text:style-name="P1">chown: changing ownership of ‘drupal/misc/powered-blue-88x31.png’: Operation not permitted</text:p>
      <text:p text:style-name="P1">chown: changing ownership of ‘drupal/misc/powered-gray-135x42.png’: Operation not permitted</text:p>
      <text:p text:style-name="P1">chown: changing ownership of ‘drupal/misc/powered-gray-80x15.png’: Operation not permitted</text:p>
      <text:p text:style-name="P1">chown: changing ownership of ‘drupal/misc/powered-gray-88x31.png’: Operation not permitted</text:p>
      <text:p text:style-name="P1">chown: changing ownership of ‘drupal/misc/print-rtl.css’: Operation not permitted</text:p>
      <text:p text:style-name="P1">chown: changing ownership of ‘drupal/misc/print.css’: Operation not permitted</text:p>
      <text:p text:style-name="P1">chown: changing ownership of ‘drupal/misc/progress.gif’: Operation not permitted</text:p>
      <text:p text:style-name="P1">chown: changing ownership of ‘drupal/misc/progress.js’: Operation not permitted</text:p>
      <text:p text:style-name="P1">chown: changing ownership of ‘drupal/misc/states.js’: Operation not permitted</text:p>
      <text:p text:style-name="P1">chown: changing ownership of ‘drupal/misc/tabledrag.js’: Operation not permitted</text:p>
      <text:p text:style-name="P1">chown: changing ownership of ‘drupal/misc/tableheader.js’: Operation not permitted</text:p>
      <text:p text:style-name="P1">chown: changing ownership of ‘drupal/misc/tableselect.js’: Operation not permitted</text:p>
      <text:p text:style-name="P1">chown: changing ownership of ‘drupal/misc/textarea.js’: Operation not permitted</text:p>
      <text:p text:style-name="P1">chown: changing ownership of ‘drupal/misc/throbber-active.gif’: Operation not permitted</text:p>
      <text:p text:style-name="P1">chown: changing ownership of ‘drupal/misc/throbber-inactive.png’: Operation not permitted</text:p>
      <text:p text:style-name="P1">chown: changing ownership of ‘drupal/misc/throbber.gif’: Operation not permitted</text:p>
      <text:p text:style-name="P1">chown: changing ownership of ‘drupal/misc/timezone.js’: Operation not permitted</text:p>
      <text:p text:style-name="P1">chown: changing ownership of ‘drupal/misc/tree-bottom.png’: Operation not permitted</text:p>
      <text:p text:style-name="P1">chown: changing ownership of ‘drupal/misc/tree.png’: Operation not permitted</text:p>
      <text:p text:style-name="P1">chown: changing ownership of ‘drupal/misc/ui/images/ui-bg_flat_0_aaaaaa_40x100.png’: Operation not permitted</text:p>
      <text:p text:style-name="P1">chown: changing ownership of ‘drupal/misc/ui/images/ui-bg_flat_75_ffffff_40x100.png’: Operation not permitted</text:p>
      <text:p text:style-name="P1">chown: changing ownership of ‘drupal/misc/ui/images/ui-bg_glass_55_fbf9ee_1x400.png’: Operation not permitted</text:p>
      <text:p text:style-name="P1">chown: changing ownership of ‘drupal/misc/ui/images/ui-bg_glass_65_ffffff_1x400.png’: Operation not permitted</text:p>
      <text:p text:style-name="P1">chown: changing ownership of ‘drupal/misc/ui/images/ui-bg_glass_75_dadada_1x400.png’: Operation not permitted</text:p>
      <text:p text:style-name="P1">chown: changing ownership of ‘drupal/misc/ui/images/ui-bg_glass_75_e6e6e6_1x400.png’: Operation not permitted</text:p>
      <text:p text:style-name="P1">chown: changing ownership of ‘drupal/misc/ui/images/ui-bg_glass_95_fef1ec_1x400.png’: Operation not permitted</text:p>
      <text:p text:style-name="P1">chown: changing ownership of ‘drupal/misc/ui/images/ui-bg_highlight-soft_75_cccccc_1x100.png’: Operation not permitted</text:p>
      <text:p text:style-name="P1">chown: changing ownership of ‘drupal/misc/ui/images/ui-icons_222222_256x240.png’: Operation not permitted</text:p>
      <text:p text:style-name="P1">chown: changing ownership of ‘drupal/misc/ui/images/ui-icons_2e83ff_256x240.png’: Operation not permitted</text:p>
      <text:p text:style-name="P1">chown: changing ownership of ‘drupal/misc/ui/images/ui-icons_454545_256x240.png’: Operation not permitted</text:p>
      <text:p text:style-name="P1">chown: changing ownership of ‘drupal/misc/ui/images/ui-icons_888888_256x240.png’: Operation not permitted</text:p>
      <text:p text:style-name="P1">chown: changing ownership of ‘drupal/misc/ui/images/ui-icons_cd0a0a_256x240.png’: Operation not permitted</text:p>
      <text:p text:style-name="P1">chown: changing ownership of ‘drupal/misc/ui/images’: Operation not permitted</text:p>
      <text:p text:style-name="P1">chown: changing ownership of ‘drupal/misc/ui/jquery.effects.blind.min.js’: Operation not permitted</text:p>
      <text:p text:style-name="P1">chown: changing ownership of ‘drupal/misc/ui/jquery.effects.bounce.min.js’: Operation not permitted</text:p>
      <text:p text:style-name="P1"><text:soft-page-break/>chown: changing ownership of ‘drupal/misc/ui/jquery.effects.clip.min.js’: Operation not permitted</text:p>
      <text:p text:style-name="P1">chown: changing ownership of ‘drupal/misc/ui/jquery.effects.core.min.js’: Operation not permitted</text:p>
      <text:p text:style-name="P1">chown: changing ownership of ‘drupal/misc/ui/jquery.effects.drop.min.js’: Operation not permitted</text:p>
      <text:p text:style-name="P1">chown: changing ownership of ‘drupal/misc/ui/jquery.effects.explode.min.js’: Operation not permitted</text:p>
      <text:p text:style-name="P1">chown: changing ownership of ‘drupal/misc/ui/jquery.effects.fade.min.js’: Operation not permitted</text:p>
      <text:p text:style-name="P1">chown: changing ownership of ‘drupal/misc/ui/jquery.effects.fold.min.js’: Operation not permitted</text:p>
      <text:p text:style-name="P1">chown: changing ownership of ‘drupal/misc/ui/jquery.effects.highlight.min.js’: Operation not permitted</text:p>
      <text:p text:style-name="P1">chown: changing ownership of ‘drupal/misc/ui/jquery.effects.pulsate.min.js’: Operation not permitted</text:p>
      <text:p text:style-name="P1">chown: changing ownership of ‘drupal/misc/ui/jquery.effects.scale.min.js’: Operation not permitted</text:p>
      <text:p text:style-name="P1">chown: changing ownership of ‘drupal/misc/ui/jquery.effects.shake.min.js’: Operation not permitted</text:p>
      <text:p text:style-name="P1">chown: changing ownership of ‘drupal/misc/ui/jquery.effects.slide.min.js’: Operation not permitted</text:p>
      <text:p text:style-name="P1">chown: changing ownership of ‘drupal/misc/ui/jquery.effects.transfer.min.js’: Operation not permitted</text:p>
      <text:p text:style-name="P1">chown: changing ownership of ‘drupal/misc/ui/jquery.ui.accordion.css’: Operation not permitted</text:p>
      <text:p text:style-name="P1">chown: changing ownership of ‘drupal/misc/ui/jquery.ui.accordion.min.js’: Operation not permitted</text:p>
      <text:p text:style-name="P1">chown: changing ownership of ‘drupal/misc/ui/jquery.ui.autocomplete.css’: Operation not permitted</text:p>
      <text:p text:style-name="P1">chown: changing ownership of ‘drupal/misc/ui/jquery.ui.autocomplete.min.js’: Operation not permitted</text:p>
      <text:p text:style-name="P1">chown: changing ownership of ‘drupal/misc/ui/jquery.ui.button.css’: Operation not permitted</text:p>
      <text:p text:style-name="P1">chown: changing ownership of ‘drupal/misc/ui/jquery.ui.button.min.js’: Operation not permitted</text:p>
      <text:p text:style-name="P1">chown: changing ownership of ‘drupal/misc/ui/jquery.ui.core.css’: Operation not permitted</text:p>
      <text:p text:style-name="P1">chown: changing ownership of ‘drupal/misc/ui/jquery.ui.core.min.js’: Operation not permitted</text:p>
      <text:p text:style-name="P1">chown: changing ownership of ‘drupal/misc/ui/jquery.ui.datepicker.css’: Operation not permitted</text:p>
      <text:p text:style-name="P1">chown: changing ownership of ‘drupal/misc/ui/jquery.ui.datepicker.min.js’: Operation not permitted</text:p>
      <text:p text:style-name="P1">chown: changing ownership of ‘drupal/misc/ui/jquery.ui.dialog.css’: Operation not permitted</text:p>
      <text:p text:style-name="P1">chown: changing ownership of ‘drupal/misc/ui/jquery.ui.dialog.min.js’: Operation not permitted</text:p>
      <text:p text:style-name="P1">chown: changing ownership of ‘drupal/misc/ui/jquery.ui.draggable.min.js’: Operation not permitted</text:p>
      <text:p text:style-name="P1">chown: changing ownership of ‘drupal/misc/ui/jquery.ui.droppable.min.js’: Operation not permitted</text:p>
      <text:p text:style-name="P1">chown: changing ownership of ‘drupal/misc/ui/jquery.ui.mouse.min.js’: Operation not permitted</text:p>
      <text:p text:style-name="P1">chown: changing ownership of ‘drupal/misc/ui/jquery.ui.position.min.js’: Operation not permitted</text:p>
      <text:p text:style-name="P1">chown: changing ownership of ‘drupal/misc/ui/jquery.ui.progressbar.css’: Operation not permitted</text:p>
      <text:p text:style-name="P1">chown: changing ownership of ‘drupal/misc/ui/jquery.ui.progressbar.min.js’: Operation not permitted</text:p>
      <text:p text:style-name="P1">chown: changing ownership of ‘drupal/misc/ui/jquery.ui.resizable.css’: Operation not permitted</text:p>
      <text:p text:style-name="P1">chown: changing ownership of ‘drupal/misc/ui/jquery.ui.resizable.min.js’: Operation not permitted</text:p>
      <text:p text:style-name="P1">chown: changing ownership of ‘drupal/misc/ui/jquery.ui.selectable.css’: Operation not permitted</text:p>
      <text:p text:style-name="P1">chown: changing ownership of ‘drupal/misc/ui/jquery.ui.selectable.min.js’: Operation not permitted</text:p>
      <text:p text:style-name="P1">chown: changing ownership of ‘drupal/misc/ui/jquery.ui.slider.css’: Operation not permitted</text:p>
      <text:p text:style-name="P1">chown: changing ownership of ‘drupal/misc/ui/jquery.ui.slider.min.js’: Operation not permitted</text:p>
      <text:p text:style-name="P1">chown: changing ownership of ‘drupal/misc/ui/jquery.ui.sortable.min.js’: Operation not permitted</text:p>
      <text:p text:style-name="P1">chown: changing ownership of ‘drupal/misc/ui/jquery.ui.tabs.css’: Operation not permitted</text:p>
      <text:p text:style-name="P1">chown: changing ownership of ‘drupal/misc/ui/jquery.ui.tabs.min.js’: Operation not permitted</text:p>
      <text:p text:style-name="P1">chown: changing ownership of ‘drupal/misc/ui/jquery.ui.theme.css’: Operation not permitted</text:p>
      <text:p text:style-name="P1">chown: changing ownership of ‘drupal/misc/ui/jquery.ui.widget.min.js’: Operation not permitted</text:p>
      <text:p text:style-name="P1">chown: changing ownership of ‘drupal/misc/ui’: Operation not permitted</text:p>
      <text:p text:style-name="P1">chown: changing ownership of ‘drupal/misc/vertical-tabs-rtl.css’: Operation not permitted</text:p>
      <text:p text:style-name="P1">chown: changing ownership of ‘drupal/misc/vertical-tabs.css’: Operation not permitted</text:p>
      <text:p text:style-name="P1">chown: changing ownership of ‘drupal/misc/vertical-tabs.js’: Operation not permitted</text:p>
      <text:p text:style-name="P1">chown: changing ownership of ‘drupal/misc/watchdog-error.png’: Operation not permitted</text:p>
      <text:p text:style-name="P1"><text:soft-page-break/>chown: changing ownership of ‘drupal/misc/watchdog-ok.png’: Operation not permitted</text:p>
      <text:p text:style-name="P1">chown: changing ownership of ‘drupal/misc/watchdog-warning.png’: Operation not permitted</text:p>
      <text:p text:style-name="P1">chown: changing ownership of ‘drupal/misc’: Operation not permitted</text:p>
      <text:p text:style-name="P1">chown: changing ownership of ‘drupal/modules/README.txt’: Operation not permitted</text:p>
      <text:p text:style-name="P1">chown: changing ownership of ‘drupal/modules/aggregator/aggregator-feed-source.tpl.php’: Operation not permitted</text:p>
      <text:p text:style-name="P1">chown: changing ownership of ‘drupal/modules/aggregator/aggregator-item.tpl.php’: Operation not permitted</text:p>
      <text:p text:style-name="P1">chown: changing ownership of ‘drupal/modules/aggregator/aggregator-rtl.css’: Operation not permitted</text:p>
      <text:p text:style-name="P1">chown: changing ownership of ‘drupal/modules/aggregator/aggregator-summary-item.tpl.php’: Operation not permitted</text:p>
      <text:p text:style-name="P1">chown: changing ownership of ‘drupal/modules/aggregator/aggregator-summary-items.tpl.php’: Operation not permitted</text:p>
      <text:p text:style-name="P1">chown: changing ownership of ‘drupal/modules/aggregator/aggregator-wrapper.tpl.php’: Operation not permitted</text:p>
      <text:p text:style-name="P1">chown: changing ownership of ‘drupal/modules/aggregator/aggregator.admin.inc’: Operation not permitted</text:p>
      <text:p text:style-name="P1">chown: changing ownership of ‘drupal/modules/aggregator/aggregator.api.php’: Operation not permitted</text:p>
      <text:p text:style-name="P1">chown: changing ownership of ‘drupal/modules/aggregator/aggregator.css’: Operation not permitted</text:p>
      <text:p text:style-name="P1">chown: changing ownership of ‘drupal/modules/aggregator/aggregator.fetcher.inc’: Operation not permitted</text:p>
      <text:p text:style-name="P1">chown: changing ownership of ‘drupal/modules/aggregator/aggregator.info’: Operation not permitted</text:p>
      <text:p text:style-name="P1">chown: changing ownership of ‘drupal/modules/aggregator/aggregator.install’: Operation not permitted</text:p>
      <text:p text:style-name="P1">chown: changing ownership of ‘drupal/modules/aggregator/aggregator.module’: Operation not permitted</text:p>
      <text:p text:style-name="P1">chown: changing ownership of ‘drupal/modules/aggregator/aggregator.pages.inc’: Operation not permitted</text:p>
      <text:p text:style-name="P1">chown: changing ownership of ‘drupal/modules/aggregator/aggregator.parser.inc’: Operation not permitted</text:p>
      <text:p text:style-name="P1">chown: changing ownership of ‘drupal/modules/aggregator/aggregator.processor.inc’: Operation not permitted</text:p>
      <text:p text:style-name="P1">chown: changing ownership of ‘drupal/modules/aggregator/aggregator.test’: Operation not permitted</text:p>
      <text:p text:style-name="P1">chown: changing ownership of ‘drupal/modules/aggregator/tests/aggregator_test.info’: Operation not permitted</text:p>
      <text:p text:style-name="P1">chown: changing ownership of ‘drupal/modules/aggregator/tests/aggregator_test.module’: Operation not permitted</text:p>
      <text:p text:style-name="P1">chown: changing ownership of ‘drupal/modules/aggregator/tests/aggregator_test_atom.xml’: Operation not permitted</text:p>
      <text:p text:style-name="P1">chown: changing ownership of ‘drupal/modules/aggregator/tests/aggregator_test_rss091.xml’: Operation not permitted</text:p>
      <text:p text:style-name="P1">chown: changing ownership of ‘drupal/modules/aggregator/tests/aggregator_test_title_entities.xml’: Operation not permitted</text:p>
      <text:p text:style-name="P1">chown: changing ownership of ‘drupal/modules/aggregator/tests’: Operation not permitted</text:p>
      <text:p text:style-name="P1">chown: changing ownership of ‘drupal/modules/aggregator’: Operation not permitted</text:p>
      <text:p text:style-name="P1">chown: changing ownership of ‘drupal/modules/block/block-admin-display-form.tpl.php’: Operation not permitted</text:p>
      <text:p text:style-name="P1">chown: changing ownership of ‘drupal/modules/block/block.admin.inc’: Operation not permitted</text:p>
      <text:p text:style-name="P1"><text:soft-page-break/>chown: changing ownership of ‘drupal/modules/block/block.api.php’: Operation not permitted</text:p>
      <text:p text:style-name="P1">chown: changing ownership of ‘drupal/modules/block/block.css’: Operation not permitted</text:p>
      <text:p text:style-name="P1">chown: changing ownership of ‘drupal/modules/block/block.info’: Operation not permitted</text:p>
      <text:p text:style-name="P1">chown: changing ownership of ‘drupal/modules/block/block.install’: Operation not permitted</text:p>
      <text:p text:style-name="P1">chown: changing ownership of ‘drupal/modules/block/block.js’: Operation not permitted</text:p>
      <text:p text:style-name="P1">chown: changing ownership of ‘drupal/modules/block/block.module’: Operation not permitted</text:p>
      <text:p text:style-name="P1">chown: changing ownership of ‘drupal/modules/block/block.test’: Operation not permitted</text:p>
      <text:p text:style-name="P1">chown: changing ownership of ‘drupal/modules/block/block.tpl.php’: Operation not permitted</text:p>
      <text:p text:style-name="P1">chown: changing ownership of ‘drupal/modules/block/tests/block_test.info’: Operation not permitted</text:p>
      <text:p text:style-name="P1">chown: changing ownership of ‘drupal/modules/block/tests/block_test.module’: Operation not permitted</text:p>
      <text:p text:style-name="P1">chown: changing ownership of ‘drupal/modules/block/tests/themes/block_test_theme/block_test_theme.info’: Operation not permitted</text:p>
      <text:p text:style-name="P1">chown: changing ownership of ‘drupal/modules/block/tests/themes/block_test_theme/page.tpl.php’: Operation not permitted</text:p>
      <text:p text:style-name="P1">chown: changing ownership of ‘drupal/modules/block/tests/themes/block_test_theme’: Operation not permitted</text:p>
      <text:p text:style-name="P1">chown: changing ownership of ‘drupal/modules/block/tests/themes’: Operation not permitted</text:p>
      <text:p text:style-name="P1">chown: changing ownership of ‘drupal/modules/block/tests’: Operation not permitted</text:p>
      <text:p text:style-name="P1">chown: changing ownership of ‘drupal/modules/block’: Operation not permitted</text:p>
      <text:p text:style-name="P1">chown: changing ownership of ‘drupal/modules/blog/blog.info’: Operation not permitted</text:p>
      <text:p text:style-name="P1">chown: changing ownership of ‘drupal/modules/blog/blog.install’: Operation not permitted</text:p>
      <text:p text:style-name="P1">chown: changing ownership of ‘drupal/modules/blog/blog.module’: Operation not permitted</text:p>
      <text:p text:style-name="P1">chown: changing ownership of ‘drupal/modules/blog/blog.pages.inc’: Operation not permitted</text:p>
      <text:p text:style-name="P1">chown: changing ownership of ‘drupal/modules/blog/blog.test’: Operation not permitted</text:p>
      <text:p text:style-name="P1">chown: changing ownership of ‘drupal/modules/blog’: Operation not permitted</text:p>
      <text:p text:style-name="P1">chown: changing ownership of ‘drupal/modules/book/book-all-books-block.tpl.php’: Operation not permitted</text:p>
      <text:p text:style-name="P1">chown: changing ownership of ‘drupal/modules/book/book-export-html.tpl.php’: Operation not permitted</text:p>
      <text:p text:style-name="P1">chown: changing ownership of ‘drupal/modules/book/book-navigation.tpl.php’: Operation not permitted</text:p>
      <text:p text:style-name="P1">chown: changing ownership of ‘drupal/modules/book/book-node-export-html.tpl.php’: Operation not permitted</text:p>
      <text:p text:style-name="P1">chown: changing ownership of ‘drupal/modules/book/book-rtl.css’: Operation not permitted</text:p>
      <text:p text:style-name="P1">chown: changing ownership of ‘drupal/modules/book/book.admin.inc’: Operation not permitted</text:p>
      <text:p text:style-name="P1">chown: changing ownership of ‘drupal/modules/book/book.css’: Operation not permitted</text:p>
      <text:p text:style-name="P1">chown: changing ownership of ‘drupal/modules/book/book.info’: Operation not permitted</text:p>
      <text:p text:style-name="P1">chown: changing ownership of ‘drupal/modules/book/book.install’: Operation not permitted</text:p>
      <text:p text:style-name="P1">chown: changing ownership of ‘drupal/modules/book/book.js’: Operation not permitted</text:p>
      <text:p text:style-name="P1">chown: changing ownership of ‘drupal/modules/book/book.module’: Operation not permitted</text:p>
      <text:p text:style-name="P1">chown: changing ownership of ‘drupal/modules/book/book.pages.inc’: Operation not permitted</text:p>
      <text:p text:style-name="P1">chown: changing ownership of ‘drupal/modules/book/book.test’: Operation not permitted</text:p>
      <text:p text:style-name="P1">chown: changing ownership of ‘drupal/modules/book’: Operation not permitted</text:p>
      <text:p text:style-name="P1">chown: changing ownership of ‘drupal/modules/color/color-rtl.css’: Operation not permitted</text:p>
      <text:p text:style-name="P1">chown: changing ownership of ‘drupal/modules/color/color.css’: Operation not permitted</text:p>
      <text:p text:style-name="P1">chown: changing ownership of ‘drupal/modules/color/color.info’: Operation not permitted</text:p>
      <text:p text:style-name="P1">chown: changing ownership of ‘drupal/modules/color/color.install’: Operation not permitted</text:p>
      <text:p text:style-name="P1">chown: changing ownership of ‘drupal/modules/color/color.js’: Operation not permitted</text:p>
      <text:p text:style-name="P1">chown: changing ownership of ‘drupal/modules/color/color.module’: Operation not permitted</text:p>
      <text:p text:style-name="P1"><text:soft-page-break/>chown: changing ownership of ‘drupal/modules/color/color.test’: Operation not permitted</text:p>
      <text:p text:style-name="P1">chown: changing ownership of ‘drupal/modules/color/images/hook-rtl.png’: Operation not permitted</text:p>
      <text:p text:style-name="P1">chown: changing ownership of ‘drupal/modules/color/images/hook.png’: Operation not permitted</text:p>
      <text:p text:style-name="P1">chown: changing ownership of ‘drupal/modules/color/images/lock.png’: Operation not permitted</text:p>
      <text:p text:style-name="P1">chown: changing ownership of ‘drupal/modules/color/images’: Operation not permitted</text:p>
      <text:p text:style-name="P1">chown: changing ownership of ‘drupal/modules/color/preview.html’: Operation not permitted</text:p>
      <text:p text:style-name="P1">chown: changing ownership of ‘drupal/modules/color/preview.js’: Operation not permitted</text:p>
      <text:p text:style-name="P1">chown: changing ownership of ‘drupal/modules/color’: Operation not permitted</text:p>
      <text:p text:style-name="P1">chown: changing ownership of ‘drupal/modules/comment/comment-node-form.js’: Operation not permitted</text:p>
      <text:p text:style-name="P1">chown: changing ownership of ‘drupal/modules/comment/comment-rtl.css’: Operation not permitted</text:p>
      <text:p text:style-name="P1">chown: changing ownership of ‘drupal/modules/comment/comment-wrapper.tpl.php’: Operation not permitted</text:p>
      <text:p text:style-name="P1">chown: changing ownership of ‘drupal/modules/comment/comment.admin.inc’: Operation not permitted</text:p>
      <text:p text:style-name="P1">chown: changing ownership of ‘drupal/modules/comment/comment.api.php’: Operation not permitted</text:p>
      <text:p text:style-name="P1">chown: changing ownership of ‘drupal/modules/comment/comment.css’: Operation not permitted</text:p>
      <text:p text:style-name="P1">chown: changing ownership of ‘drupal/modules/comment/comment.info’: Operation not permitted</text:p>
      <text:p text:style-name="P1">chown: changing ownership of ‘drupal/modules/comment/comment.install’: Operation not permitted</text:p>
      <text:p text:style-name="P1">chown: changing ownership of ‘drupal/modules/comment/comment.module’: Operation not permitted</text:p>
      <text:p text:style-name="P1">chown: changing ownership of ‘drupal/modules/comment/comment.pages.inc’: Operation not permitted</text:p>
      <text:p text:style-name="P1">chown: changing ownership of ‘drupal/modules/comment/comment.test’: Operation not permitted</text:p>
      <text:p text:style-name="P1">chown: changing ownership of ‘drupal/modules/comment/comment.tokens.inc’: Operation not permitted</text:p>
      <text:p text:style-name="P1">chown: changing ownership of ‘drupal/modules/comment/comment.tpl.php’: Operation not permitted</text:p>
      <text:p text:style-name="P1">chown: changing ownership of ‘drupal/modules/comment’: Operation not permitted</text:p>
      <text:p text:style-name="P1">chown: changing ownership of ‘drupal/modules/contact/contact.admin.inc’: Operation not permitted</text:p>
      <text:p text:style-name="P1">chown: changing ownership of ‘drupal/modules/contact/contact.info’: Operation not permitted</text:p>
      <text:p text:style-name="P1">chown: changing ownership of ‘drupal/modules/contact/contact.install’: Operation not permitted</text:p>
      <text:p text:style-name="P1">chown: changing ownership of ‘drupal/modules/contact/contact.module’: Operation not permitted</text:p>
      <text:p text:style-name="P1">chown: changing ownership of ‘drupal/modules/contact/contact.pages.inc’: Operation not permitted</text:p>
      <text:p text:style-name="P1">chown: changing ownership of ‘drupal/modules/contact/contact.test’: Operation not permitted</text:p>
      <text:p text:style-name="P1">chown: changing ownership of ‘drupal/modules/contact’: Operation not permitted</text:p>
      <text:p text:style-name="P1">chown: changing ownership of ‘drupal/modules/contextual/contextual-rtl.css’: Operation not permitted</text:p>
      <text:p text:style-name="P1">chown: changing ownership of ‘drupal/modules/contextual/contextual.api.php’: Operation not permitted</text:p>
      <text:p text:style-name="P1">chown: changing ownership of ‘drupal/modules/contextual/contextual.css’: Operation not permitted</text:p>
      <text:p text:style-name="P1">chown: changing ownership of ‘drupal/modules/contextual/contextual.info’: Operation not permitted</text:p>
      <text:p text:style-name="P1">chown: changing ownership of ‘drupal/modules/contextual/contextual.js’: Operation not permitted</text:p>
      <text:p text:style-name="P1">chown: changing ownership of ‘drupal/modules/contextual/contextual.module’: Operation not permitted</text:p>
      <text:p text:style-name="P1">chown: changing ownership of ‘drupal/modules/contextual/contextual.test’: Operation not permitted</text:p>
      <text:p text:style-name="P1"><text:soft-page-break/>chown: changing ownership of ‘drupal/modules/contextual/images/gear-select.png’: Operation not permitted</text:p>
      <text:p text:style-name="P1">chown: changing ownership of ‘drupal/modules/contextual/images’: Operation not permitted</text:p>
      <text:p text:style-name="P1">chown: changing ownership of ‘drupal/modules/contextual’: Operation not permitted</text:p>
      <text:p text:style-name="P1">chown: changing ownership of ‘drupal/modules/dashboard/dashboard-rtl.css’: Operation not permitted</text:p>
      <text:p text:style-name="P1">chown: changing ownership of ‘drupal/modules/dashboard/dashboard.api.php’: Operation not permitted</text:p>
      <text:p text:style-name="P1">chown: changing ownership of ‘drupal/modules/dashboard/dashboard.css’: Operation not permitted</text:p>
      <text:p text:style-name="P1">chown: changing ownership of ‘drupal/modules/dashboard/dashboard.info’: Operation not permitted</text:p>
      <text:p text:style-name="P1">chown: changing ownership of ‘drupal/modules/dashboard/dashboard.install’: Operation not permitted</text:p>
      <text:p text:style-name="P1">chown: changing ownership of ‘drupal/modules/dashboard/dashboard.js’: Operation not permitted</text:p>
      <text:p text:style-name="P1">chown: changing ownership of ‘drupal/modules/dashboard/dashboard.module’: Operation not permitted</text:p>
      <text:p text:style-name="P1">chown: changing ownership of ‘drupal/modules/dashboard/dashboard.test’: Operation not permitted</text:p>
      <text:p text:style-name="P1">chown: changing ownership of ‘drupal/modules/dashboard’: Operation not permitted</text:p>
      <text:p text:style-name="P1">chown: changing ownership of ‘drupal/modules/dblog/dblog-rtl.css’: Operation not permitted</text:p>
      <text:p text:style-name="P1">chown: changing ownership of ‘drupal/modules/dblog/dblog.admin.inc’: Operation not permitted</text:p>
      <text:p text:style-name="P1">chown: changing ownership of ‘drupal/modules/dblog/dblog.css’: Operation not permitted</text:p>
      <text:p text:style-name="P1">chown: changing ownership of ‘drupal/modules/dblog/dblog.info’: Operation not permitted</text:p>
      <text:p text:style-name="P1">chown: changing ownership of ‘drupal/modules/dblog/dblog.install’: Operation not permitted</text:p>
      <text:p text:style-name="P1">chown: changing ownership of ‘drupal/modules/dblog/dblog.module’: Operation not permitted</text:p>
      <text:p text:style-name="P1">chown: changing ownership of ‘drupal/modules/dblog/dblog.test’: Operation not permitted</text:p>
      <text:p text:style-name="P1">chown: changing ownership of ‘drupal/modules/dblog’: Operation not permitted</text:p>
      <text:p text:style-name="P1">chown: changing ownership of ‘drupal/modules/field/field.api.php’: Operation not permitted</text:p>
      <text:p text:style-name="P1">chown: changing ownership of ‘drupal/modules/field/field.attach.inc’: Operation not permitted</text:p>
      <text:p text:style-name="P1">chown: changing ownership of ‘drupal/modules/field/field.crud.inc’: Operation not permitted</text:p>
      <text:p text:style-name="P1">chown: changing ownership of ‘drupal/modules/field/field.default.inc’: Operation not permitted</text:p>
      <text:p text:style-name="P1">chown: changing ownership of ‘drupal/modules/field/field.form.inc’: Operation not permitted</text:p>
      <text:p text:style-name="P1">chown: changing ownership of ‘drupal/modules/field/field.info’: Operation not permitted</text:p>
      <text:p text:style-name="P1">chown: changing ownership of ‘drupal/modules/field/field.info.class.inc’: Operation not permitted</text:p>
      <text:p text:style-name="P1">chown: changing ownership of ‘drupal/modules/field/field.info.inc’: Operation not permitted</text:p>
      <text:p text:style-name="P1">chown: changing ownership of ‘drupal/modules/field/field.install’: Operation not permitted</text:p>
      <text:p text:style-name="P1">chown: changing ownership of ‘drupal/modules/field/field.module’: Operation not permitted</text:p>
      <text:p text:style-name="P1">chown: changing ownership of ‘drupal/modules/field/field.multilingual.inc’: Operation not permitted</text:p>
      <text:p text:style-name="P1">chown: changing ownership of ‘drupal/modules/field/modules/field_sql_storage/field_sql_storage.info’: Operation not permitted</text:p>
      <text:p text:style-name="P1">chown: changing ownership of ‘drupal/modules/field/modules/field_sql_storage/field_sql_storage.install’: Operation not permitted</text:p>
      <text:p text:style-name="P1">chown: changing ownership of ‘drupal/modules/field/modules/field_sql_storage/field_sql_storage.module’: Operation not permitted</text:p>
      <text:p text:style-name="P1">chown: changing ownership of ‘drupal/modules/field/modules/field_sql_storage/field_sql_storage.test’: Operation not permitted</text:p>
      <text:p text:style-name="P1">chown: changing ownership of ‘drupal/modules/field/modules/field_sql_storage’: Operation not permitted</text:p>
      <text:p text:style-name="P1">chown: changing ownership of ‘drupal/modules/field/modules/list/list.info’: Operation not permitted</text:p>
      <text:p text:style-name="P1">chown: changing ownership of ‘drupal/modules/field/modules/list/list.install’: Operation not <text:soft-page-break/>permitted</text:p>
      <text:p text:style-name="P1">chown: changing ownership of ‘drupal/modules/field/modules/list/list.module’: Operation not permitted</text:p>
      <text:p text:style-name="P1">chown: changing ownership of ‘drupal/modules/field/modules/list/tests/list.test’: Operation not permitted</text:p>
      <text:p text:style-name="P1">chown: changing ownership of ‘drupal/modules/field/modules/list/tests/list_test.info’: Operation not permitted</text:p>
      <text:p text:style-name="P1">chown: changing ownership of ‘drupal/modules/field/modules/list/tests/list_test.module’: Operation not permitted</text:p>
      <text:p text:style-name="P1">chown: changing ownership of ‘drupal/modules/field/modules/list/tests’: Operation not permitted</text:p>
      <text:p text:style-name="P1">chown: changing ownership of ‘drupal/modules/field/modules/list’: Operation not permitted</text:p>
      <text:p text:style-name="P1">chown: changing ownership of ‘drupal/modules/field/modules/number/number.info’: Operation not permitted</text:p>
      <text:p text:style-name="P1">chown: changing ownership of ‘drupal/modules/field/modules/number/number.install’: Operation not permitted</text:p>
      <text:p text:style-name="P1">chown: changing ownership of ‘drupal/modules/field/modules/number/number.module’: Operation not permitted</text:p>
      <text:p text:style-name="P1">chown: changing ownership of ‘drupal/modules/field/modules/number/number.test’: Operation not permitted</text:p>
      <text:p text:style-name="P1">chown: changing ownership of ‘drupal/modules/field/modules/number’: Operation not permitted</text:p>
      <text:p text:style-name="P1">chown: changing ownership of ‘drupal/modules/field/modules/options/options.api.php’: Operation not permitted</text:p>
      <text:p text:style-name="P1">chown: changing ownership of ‘drupal/modules/field/modules/options/options.info’: Operation not permitted</text:p>
      <text:p text:style-name="P1">chown: changing ownership of ‘drupal/modules/field/modules/options/options.module’: Operation not permitted</text:p>
      <text:p text:style-name="P1">chown: changing ownership of ‘drupal/modules/field/modules/options/options.test’: Operation not permitted</text:p>
      <text:p text:style-name="P1">chown: changing ownership of ‘drupal/modules/field/modules/options’: Operation not permitted</text:p>
      <text:p text:style-name="P1">chown: changing ownership of ‘drupal/modules/field/modules/text/text.info’: Operation not permitted</text:p>
      <text:p text:style-name="P1">chown: changing ownership of ‘drupal/modules/field/modules/text/text.install’: Operation not permitted</text:p>
      <text:p text:style-name="P1">chown: changing ownership of ‘drupal/modules/field/modules/text/text.js’: Operation not permitted</text:p>
      <text:p text:style-name="P1">chown: changing ownership of ‘drupal/modules/field/modules/text/text.module’: Operation not permitted</text:p>
      <text:p text:style-name="P1">chown: changing ownership of ‘drupal/modules/field/modules/text/text.test’: Operation not permitted</text:p>
      <text:p text:style-name="P1">chown: changing ownership of ‘drupal/modules/field/modules/text’: Operation not permitted</text:p>
      <text:p text:style-name="P1">chown: changing ownership of ‘drupal/modules/field/modules’: Operation not permitted</text:p>
      <text:p text:style-name="P1">chown: changing ownership of ‘drupal/modules/field/tests/field.test’: Operation not permitted</text:p>
      <text:p text:style-name="P1">chown: changing ownership of ‘drupal/modules/field/tests/field_test.entity.inc’: Operation not permitted</text:p>
      <text:p text:style-name="P1">chown: changing ownership of ‘drupal/modules/field/tests/field_test.field.inc’: Operation not permitted</text:p>
      <text:p text:style-name="P1">chown: changing ownership of ‘drupal/modules/field/tests/field_test.info’: Operation not permitted</text:p>
      <text:p text:style-name="P1">chown: changing ownership of ‘drupal/modules/field/tests/field_test.install’: Operation not permitted</text:p>
      <text:p text:style-name="P1">chown: changing ownership of ‘drupal/modules/field/tests/field_test.module’: Operation not permitted</text:p>
      <text:p text:style-name="P1">chown: changing ownership of ‘drupal/modules/field/tests/field_test.storage.inc’: Operation not permitted</text:p>
      <text:p text:style-name="P1"><text:soft-page-break/>chown: changing ownership of ‘drupal/modules/field/tests’: Operation not permitted</text:p>
      <text:p text:style-name="P1">chown: changing ownership of ‘drupal/modules/field/theme/field-rtl.css’: Operation not permitted</text:p>
      <text:p text:style-name="P1">chown: changing ownership of ‘drupal/modules/field/theme/field.css’: Operation not permitted</text:p>
      <text:p text:style-name="P1">chown: changing ownership of ‘drupal/modules/field/theme/field.tpl.php’: Operation not permitted</text:p>
      <text:p text:style-name="P1">chown: changing ownership of ‘drupal/modules/field/theme’: Operation not permitted</text:p>
      <text:p text:style-name="P1">chown: changing ownership of ‘drupal/modules/field’: Operation not permitted</text:p>
      <text:p text:style-name="P1">chown: changing ownership of ‘drupal/modules/field_ui/field_ui-rtl.css’: Operation not permitted</text:p>
      <text:p text:style-name="P1">chown: changing ownership of ‘drupal/modules/field_ui/field_ui.admin.inc’: Operation not permitted</text:p>
      <text:p text:style-name="P1">chown: changing ownership of ‘drupal/modules/field_ui/field_ui.api.php’: Operation not permitted</text:p>
      <text:p text:style-name="P1">chown: changing ownership of ‘drupal/modules/field_ui/field_ui.css’: Operation not permitted</text:p>
      <text:p text:style-name="P1">chown: changing ownership of ‘drupal/modules/field_ui/field_ui.info’: Operation not permitted</text:p>
      <text:p text:style-name="P1">chown: changing ownership of ‘drupal/modules/field_ui/field_ui.js’: Operation not permitted</text:p>
      <text:p text:style-name="P1">chown: changing ownership of ‘drupal/modules/field_ui/field_ui.module’: Operation not permitted</text:p>
      <text:p text:style-name="P1">chown: changing ownership of ‘drupal/modules/field_ui/field_ui.test’: Operation not permitted</text:p>
      <text:p text:style-name="P1">chown: changing ownership of ‘drupal/modules/field_ui’: Operation not permitted</text:p>
      <text:p text:style-name="P1">chown: changing ownership of ‘drupal/modules/file/file.api.php’: Operation not permitted</text:p>
      <text:p text:style-name="P1">chown: changing ownership of ‘drupal/modules/file/file.css’: Operation not permitted</text:p>
      <text:p text:style-name="P1">chown: changing ownership of ‘drupal/modules/file/file.field.inc’: Operation not permitted</text:p>
      <text:p text:style-name="P1">chown: changing ownership of ‘drupal/modules/file/file.info’: Operation not permitted</text:p>
      <text:p text:style-name="P1">chown: changing ownership of ‘drupal/modules/file/file.install’: Operation not permitted</text:p>
      <text:p text:style-name="P1">chown: changing ownership of ‘drupal/modules/file/file.js’: Operation not permitted</text:p>
      <text:p text:style-name="P1">chown: changing ownership of ‘drupal/modules/file/file.module’: Operation not permitted</text:p>
      <text:p text:style-name="P1">chown: changing ownership of ‘drupal/modules/file/icons/application-octet-stream.png’: Operation not permitted</text:p>
      <text:p text:style-name="P1">chown: changing ownership of ‘drupal/modules/file/icons/application-pdf.png’: Operation not permitted</text:p>
      <text:p text:style-name="P1">chown: changing ownership of ‘drupal/modules/file/icons/application-x-executable.png’: Operation not permitted</text:p>
      <text:p text:style-name="P1">chown: changing ownership of ‘drupal/modules/file/icons/audio-x-generic.png’: Operation not permitted</text:p>
      <text:p text:style-name="P1">chown: changing ownership of ‘drupal/modules/file/icons/image-x-generic.png’: Operation not permitted</text:p>
      <text:p text:style-name="P1">chown: changing ownership of ‘drupal/modules/file/icons/package-x-generic.png’: Operation not permitted</text:p>
      <text:p text:style-name="P1">chown: changing ownership of ‘drupal/modules/file/icons/text-html.png’: Operation not permitted</text:p>
      <text:p text:style-name="P1">chown: changing ownership of ‘drupal/modules/file/icons/text-plain.png’: Operation not permitted</text:p>
      <text:p text:style-name="P1">chown: changing ownership of ‘drupal/modules/file/icons/text-x-generic.png’: Operation not permitted</text:p>
      <text:p text:style-name="P1">chown: changing ownership of ‘drupal/modules/file/icons/text-x-script.png’: Operation not permitted</text:p>
      <text:p text:style-name="P1">chown: changing ownership of ‘drupal/modules/file/icons/video-x-generic.png’: Operation not permitted</text:p>
      <text:p text:style-name="P1">chown: changing ownership of ‘drupal/modules/file/icons/x-office-document.png’: Operation not permitted</text:p>
      <text:p text:style-name="P1">chown: changing ownership of ‘drupal/modules/file/icons/x-office-presentation.png’: Operation not permitted</text:p>
      <text:p text:style-name="P1">chown: changing ownership of ‘drupal/modules/file/icons/x-office-spreadsheet.png’: Operation not permitted</text:p>
      <text:p text:style-name="P1">chown: changing ownership of ‘drupal/modules/file/icons’: Operation not permitted</text:p>
      <text:p text:style-name="P1">chown: changing ownership of ‘drupal/modules/file/tests/file.test’: Operation not permitted</text:p>
      <text:p text:style-name="P1">chown: changing ownership of ‘drupal/modules/file/tests/file_module_test.info’: Operation not <text:soft-page-break/>permitted</text:p>
      <text:p text:style-name="P1">chown: changing ownership of ‘drupal/modules/file/tests/file_module_test.module’: Operation not permitted</text:p>
      <text:p text:style-name="P1">chown: changing ownership of ‘drupal/modules/file/tests’: Operation not permitted</text:p>
      <text:p text:style-name="P1">chown: changing ownership of ‘drupal/modules/file’: Operation not permitted</text:p>
      <text:p text:style-name="P1">chown: changing ownership of ‘drupal/modules/filter/filter.admin.inc’: Operation not permitted</text:p>
      <text:p text:style-name="P1">chown: changing ownership of ‘drupal/modules/filter/filter.admin.js’: Operation not permitted</text:p>
      <text:p text:style-name="P1">chown: changing ownership of ‘drupal/modules/filter/filter.api.php’: Operation not permitted</text:p>
      <text:p text:style-name="P1">chown: changing ownership of ‘drupal/modules/filter/filter.css’: Operation not permitted</text:p>
      <text:p text:style-name="P1">chown: changing ownership of ‘drupal/modules/filter/filter.info’: Operation not permitted</text:p>
      <text:p text:style-name="P1">chown: changing ownership of ‘drupal/modules/filter/filter.install’: Operation not permitted</text:p>
      <text:p text:style-name="P1">chown: changing ownership of ‘drupal/modules/filter/filter.js’: Operation not permitted</text:p>
      <text:p text:style-name="P1">chown: changing ownership of ‘drupal/modules/filter/filter.module’: Operation not permitted</text:p>
      <text:p text:style-name="P1">chown: changing ownership of ‘drupal/modules/filter/filter.pages.inc’: Operation not permitted</text:p>
      <text:p text:style-name="P1">chown: changing ownership of ‘drupal/modules/filter/filter.test’: Operation not permitted</text:p>
      <text:p text:style-name="P1">chown: changing ownership of ‘drupal/modules/filter/tests/filter.url-input.txt’: Operation not permitted</text:p>
      <text:p text:style-name="P1">chown: changing ownership of ‘drupal/modules/filter/tests/filter.url-output.txt’: Operation not permitted</text:p>
      <text:p text:style-name="P1">chown: changing ownership of ‘drupal/modules/filter/tests’: Operation not permitted</text:p>
      <text:p text:style-name="P1">chown: changing ownership of ‘drupal/modules/filter’: Operation not permitted</text:p>
      <text:p text:style-name="P1">chown: changing ownership of ‘drupal/modules/forum/forum-icon.tpl.php’: Operation not permitted</text:p>
      <text:p text:style-name="P1">chown: changing ownership of ‘drupal/modules/forum/forum-list.tpl.php’: Operation not permitted</text:p>
      <text:p text:style-name="P1">chown: changing ownership of ‘drupal/modules/forum/forum-rtl.css’: Operation not permitted</text:p>
      <text:p text:style-name="P1">chown: changing ownership of ‘drupal/modules/forum/forum-submitted.tpl.php’: Operation not permitted</text:p>
      <text:p text:style-name="P1">chown: changing ownership of ‘drupal/modules/forum/forum-topic-list.tpl.php’: Operation not permitted</text:p>
      <text:p text:style-name="P1">chown: changing ownership of ‘drupal/modules/forum/forum.admin.inc’: Operation not permitted</text:p>
      <text:p text:style-name="P1">chown: changing ownership of ‘drupal/modules/forum/forum.css’: Operation not permitted</text:p>
      <text:p text:style-name="P1">chown: changing ownership of ‘drupal/modules/forum/forum.info’: Operation not permitted</text:p>
      <text:p text:style-name="P1">chown: changing ownership of ‘drupal/modules/forum/forum.install’: Operation not permitted</text:p>
      <text:p text:style-name="P1">chown: changing ownership of ‘drupal/modules/forum/forum.module’: Operation not permitted</text:p>
      <text:p text:style-name="P1">chown: changing ownership of ‘drupal/modules/forum/forum.pages.inc’: Operation not permitted</text:p>
      <text:p text:style-name="P1">chown: changing ownership of ‘drupal/modules/forum/forum.test’: Operation not permitted</text:p>
      <text:p text:style-name="P1">chown: changing ownership of ‘drupal/modules/forum/forums.tpl.php’: Operation not permitted</text:p>
      <text:p text:style-name="P1">chown: changing ownership of ‘drupal/modules/forum’: Operation not permitted</text:p>
      <text:p text:style-name="P1">chown: changing ownership of ‘drupal/modules/help/help-rtl.css’: Operation not permitted</text:p>
      <text:p text:style-name="P1">chown: changing ownership of ‘drupal/modules/help/help.admin.inc’: Operation not permitted</text:p>
      <text:p text:style-name="P1">chown: changing ownership of ‘drupal/modules/help/help.css’: Operation not permitted</text:p>
      <text:p text:style-name="P1">chown: changing ownership of ‘drupal/modules/help/help.info’: Operation not permitted</text:p>
      <text:p text:style-name="P1">chown: changing ownership of ‘drupal/modules/help/help.module’: Operation not permitted</text:p>
      <text:p text:style-name="P1">chown: changing ownership of ‘drupal/modules/help/help.test’: Operation not permitted</text:p>
      <text:p text:style-name="P1">chown: changing ownership of ‘drupal/modules/help’: Operation not permitted</text:p>
      <text:p text:style-name="P1">chown: changing ownership of ‘drupal/modules/image/image-rtl.css’: Operation not permitted</text:p>
      <text:p text:style-name="P1">chown: changing ownership of ‘drupal/modules/image/image.admin.css’: Operation not permitted</text:p>
      <text:p text:style-name="P1">chown: changing ownership of ‘drupal/modules/image/image.admin.inc’: Operation not permitted</text:p>
      <text:p text:style-name="P1">chown: changing ownership of ‘drupal/modules/image/image.api.php’: Operation not permitted</text:p>
      <text:p text:style-name="P1">chown: changing ownership of ‘drupal/modules/image/image.css’: Operation not permitted</text:p>
      <text:p text:style-name="P1">chown: changing ownership of ‘drupal/modules/image/image.effects.inc’: Operation not permitted</text:p>
      <text:p text:style-name="P1">chown: changing ownership of ‘drupal/modules/image/image.field.inc’: Operation not permitted</text:p>
      <text:p text:style-name="P1"><text:soft-page-break/>chown: changing ownership of ‘drupal/modules/image/image.info’: Operation not permitted</text:p>
      <text:p text:style-name="P1">chown: changing ownership of ‘drupal/modules/image/image.install’: Operation not permitted</text:p>
      <text:p text:style-name="P1">chown: changing ownership of ‘drupal/modules/image/image.module’: Operation not permitted</text:p>
      <text:p text:style-name="P1">chown: changing ownership of ‘drupal/modules/image/image.test’: Operation not permitted</text:p>
      <text:p text:style-name="P1">chown: changing ownership of ‘drupal/modules/image/sample.png’: Operation not permitted</text:p>
      <text:p text:style-name="P1">chown: changing ownership of ‘drupal/modules/image/tests/image_module_test.info’: Operation not permitted</text:p>
      <text:p text:style-name="P1">chown: changing ownership of ‘drupal/modules/image/tests/image_module_test.module’: Operation not permitted</text:p>
      <text:p text:style-name="P1">chown: changing ownership of ‘drupal/modules/image/tests’: Operation not permitted</text:p>
      <text:p text:style-name="P1">chown: changing ownership of ‘drupal/modules/image’: Operation not permitted</text:p>
      <text:p text:style-name="P1">chown: changing ownership of ‘drupal/modules/locale/locale-rtl.css’: Operation not permitted</text:p>
      <text:p text:style-name="P1">chown: changing ownership of ‘drupal/modules/locale/locale.admin.inc’: Operation not permitted</text:p>
      <text:p text:style-name="P1">chown: changing ownership of ‘drupal/modules/locale/locale.api.php’: Operation not permitted</text:p>
      <text:p text:style-name="P1">chown: changing ownership of ‘drupal/modules/locale/locale.css’: Operation not permitted</text:p>
      <text:p text:style-name="P1">chown: changing ownership of ‘drupal/modules/locale/locale.datepicker.js’: Operation not permitted</text:p>
      <text:p text:style-name="P1">chown: changing ownership of ‘drupal/modules/locale/locale.info’: Operation not permitted</text:p>
      <text:p text:style-name="P1">chown: changing ownership of ‘drupal/modules/locale/locale.install’: Operation not permitted</text:p>
      <text:p text:style-name="P1">chown: changing ownership of ‘drupal/modules/locale/locale.module’: Operation not permitted</text:p>
      <text:p text:style-name="P1">chown: changing ownership of ‘drupal/modules/locale/locale.test’: Operation not permitted</text:p>
      <text:p text:style-name="P1">chown: changing ownership of ‘drupal/modules/locale/tests/locale_test.info’: Operation not permitted</text:p>
      <text:p text:style-name="P1">chown: changing ownership of ‘drupal/modules/locale/tests/locale_test.js’: Operation not permitted</text:p>
      <text:p text:style-name="P1">chown: changing ownership of ‘drupal/modules/locale/tests/locale_test.module’: Operation not permitted</text:p>
      <text:p text:style-name="P1">chown: changing ownership of ‘drupal/modules/locale/tests/translations/test.xx.po’: Operation not permitted</text:p>
      <text:p text:style-name="P1">chown: changing ownership of ‘drupal/modules/locale/tests/translations’: Operation not permitted</text:p>
      <text:p text:style-name="P1">chown: changing ownership of ‘drupal/modules/locale/tests’: Operation not permitted</text:p>
      <text:p text:style-name="P1">chown: changing ownership of ‘drupal/modules/locale’: Operation not permitted</text:p>
      <text:p text:style-name="P1">chown: changing ownership of ‘drupal/modules/menu/menu.admin.inc’: Operation not permitted</text:p>
      <text:p text:style-name="P1">chown: changing ownership of ‘drupal/modules/menu/menu.admin.js’: Operation not permitted</text:p>
      <text:p text:style-name="P1">chown: changing ownership of ‘drupal/modules/menu/menu.api.php’: Operation not permitted</text:p>
      <text:p text:style-name="P1">chown: changing ownership of ‘drupal/modules/menu/menu.css’: Operation not permitted</text:p>
      <text:p text:style-name="P1">chown: changing ownership of ‘drupal/modules/menu/menu.info’: Operation not permitted</text:p>
      <text:p text:style-name="P1">chown: changing ownership of ‘drupal/modules/menu/menu.install’: Operation not permitted</text:p>
      <text:p text:style-name="P1">chown: changing ownership of ‘drupal/modules/menu/menu.js’: Operation not permitted</text:p>
      <text:p text:style-name="P1">chown: changing ownership of ‘drupal/modules/menu/menu.module’: Operation not permitted</text:p>
      <text:p text:style-name="P1">chown: changing ownership of ‘drupal/modules/menu/menu.test’: Operation not permitted</text:p>
      <text:p text:style-name="P1">chown: changing ownership of ‘drupal/modules/menu’: Operation not permitted</text:p>
      <text:p text:style-name="P1">chown: changing ownership of ‘drupal/modules/node/content_types.inc’: Operation not permitted</text:p>
      <text:p text:style-name="P1">chown: changing ownership of ‘drupal/modules/node/content_types.js’: Operation not permitted</text:p>
      <text:p text:style-name="P1">chown: changing ownership of ‘drupal/modules/node/node.admin.inc’: Operation not permitted</text:p>
      <text:p text:style-name="P1">chown: changing ownership of ‘drupal/modules/node/node.api.php’: Operation not permitted</text:p>
      <text:p text:style-name="P1">chown: changing ownership of ‘drupal/modules/node/node.css’: Operation not permitted</text:p>
      <text:p text:style-name="P1">chown: changing ownership of ‘drupal/modules/node/node.info’: Operation not permitted</text:p>
      <text:p text:style-name="P1">chown: changing ownership of ‘drupal/modules/node/node.install’: Operation not permitted</text:p>
      <text:p text:style-name="P1">chown: changing ownership of ‘drupal/modules/node/node.js’: Operation not permitted</text:p>
      <text:p text:style-name="P1">chown: changing ownership of ‘drupal/modules/node/node.module’: Operation not permitted</text:p>
      <text:p text:style-name="P1">chown: changing ownership of ‘drupal/modules/node/node.pages.inc’: Operation not permitted</text:p>
      <text:p text:style-name="P1">chown: changing ownership of ‘drupal/modules/node/node.test’: Operation not permitted</text:p>
      <text:p text:style-name="P1"><text:soft-page-break/>chown: changing ownership of ‘drupal/modules/node/node.tokens.inc’: Operation not permitted</text:p>
      <text:p text:style-name="P1">chown: changing ownership of ‘drupal/modules/node/node.tpl.php’: Operation not permitted</text:p>
      <text:p text:style-name="P1">chown: changing ownership of ‘drupal/modules/node/tests/node_access_test.info’: Operation not permitted</text:p>
      <text:p text:style-name="P1">chown: changing ownership of ‘drupal/modules/node/tests/node_access_test.install’: Operation not permitted</text:p>
      <text:p text:style-name="P1">chown: changing ownership of ‘drupal/modules/node/tests/node_access_test.module’: Operation not permitted</text:p>
      <text:p text:style-name="P1">chown: changing ownership of ‘drupal/modules/node/tests/node_test.info’: Operation not permitted</text:p>
      <text:p text:style-name="P1">chown: changing ownership of ‘drupal/modules/node/tests/node_test.module’: Operation not permitted</text:p>
      <text:p text:style-name="P1">chown: changing ownership of ‘drupal/modules/node/tests/node_test_exception.info’: Operation not permitted</text:p>
      <text:p text:style-name="P1">chown: changing ownership of ‘drupal/modules/node/tests/node_test_exception.module’: Operation not permitted</text:p>
      <text:p text:style-name="P1">chown: changing ownership of ‘drupal/modules/node/tests’: Operation not permitted</text:p>
      <text:p text:style-name="P1">chown: changing ownership of ‘drupal/modules/node’: Operation not permitted</text:p>
      <text:p text:style-name="P1">chown: changing ownership of ‘drupal/modules/openid/login-bg.png’: Operation not permitted</text:p>
      <text:p text:style-name="P1">chown: changing ownership of ‘drupal/modules/openid/openid-rtl.css’: Operation not permitted</text:p>
      <text:p text:style-name="P1">chown: changing ownership of ‘drupal/modules/openid/openid.api.php’: Operation not permitted</text:p>
      <text:p text:style-name="P1">chown: changing ownership of ‘drupal/modules/openid/openid.css’: Operation not permitted</text:p>
      <text:p text:style-name="P1">chown: changing ownership of ‘drupal/modules/openid/openid.inc’: Operation not permitted</text:p>
      <text:p text:style-name="P1">chown: changing ownership of ‘drupal/modules/openid/openid.info’: Operation not permitted</text:p>
      <text:p text:style-name="P1">chown: changing ownership of ‘drupal/modules/openid/openid.install’: Operation not permitted</text:p>
      <text:p text:style-name="P1">chown: changing ownership of ‘drupal/modules/openid/openid.js’: Operation not permitted</text:p>
      <text:p text:style-name="P1">chown: changing ownership of ‘drupal/modules/openid/openid.module’: Operation not permitted</text:p>
      <text:p text:style-name="P1">chown: changing ownership of ‘drupal/modules/openid/openid.pages.inc’: Operation not permitted</text:p>
      <text:p text:style-name="P1">chown: changing ownership of ‘drupal/modules/openid/openid.test’: Operation not permitted</text:p>
      <text:p text:style-name="P1">chown: changing ownership of ‘drupal/modules/openid/tests/openid_test.info’: Operation not permitted</text:p>
      <text:p text:style-name="P1">chown: changing ownership of ‘drupal/modules/openid/tests/openid_test.install’: Operation not permitted</text:p>
      <text:p text:style-name="P1">chown: changing ownership of ‘drupal/modules/openid/tests/openid_test.module’: Operation not permitted</text:p>
      <text:p text:style-name="P1">chown: changing ownership of ‘drupal/modules/openid/tests’: Operation not permitted</text:p>
      <text:p text:style-name="P1">chown: changing ownership of ‘drupal/modules/openid’: Operation not permitted</text:p>
      <text:p text:style-name="P1">chown: changing ownership of ‘drupal/modules/overlay/images/background.png’: Operation not permitted</text:p>
      <text:p text:style-name="P1">chown: changing ownership of ‘drupal/modules/overlay/images/close-rtl.png’: Operation not permitted</text:p>
      <text:p text:style-name="P1">chown: changing ownership of ‘drupal/modules/overlay/images/close.png’: Operation not permitted</text:p>
      <text:p text:style-name="P1">chown: changing ownership of ‘drupal/modules/overlay/images’: Operation not permitted</text:p>
      <text:p text:style-name="P1">chown: changing ownership of ‘drupal/modules/overlay/overlay-child-rtl.css’: Operation not permitted</text:p>
      <text:p text:style-name="P1">chown: changing ownership of ‘drupal/modules/overlay/overlay-child.css’: Operation not permitted</text:p>
      <text:p text:style-name="P1">chown: changing ownership of ‘drupal/modules/overlay/overlay-child.js’: Operation not permitted</text:p>
      <text:p text:style-name="P1">chown: changing ownership of ‘drupal/modules/overlay/overlay-parent.css’: Operation not permitted</text:p>
      <text:p text:style-name="P1">chown: changing ownership of ‘drupal/modules/overlay/overlay-parent.js’: Operation not permitted</text:p>
      <text:p text:style-name="P1">chown: changing ownership of ‘drupal/modules/overlay/overlay.api.php’: Operation not permitted</text:p>
      <text:p text:style-name="P1">chown: changing ownership of ‘drupal/modules/overlay/overlay.info’: Operation not permitted</text:p>
      <text:p text:style-name="P1">chown: changing ownership of ‘drupal/modules/overlay/overlay.install’: Operation not permitted</text:p>
      <text:p text:style-name="P1"><text:soft-page-break/>chown: changing ownership of ‘drupal/modules/overlay/overlay.module’: Operation not permitted</text:p>
      <text:p text:style-name="P1">chown: changing ownership of ‘drupal/modules/overlay/overlay.tpl.php’: Operation not permitted</text:p>
      <text:p text:style-name="P1">chown: changing ownership of ‘drupal/modules/overlay’: Operation not permitted</text:p>
      <text:p text:style-name="P1">chown: changing ownership of ‘drupal/modules/path/path.admin.inc’: Operation not permitted</text:p>
      <text:p text:style-name="P1">chown: changing ownership of ‘drupal/modules/path/path.api.php’: Operation not permitted</text:p>
      <text:p text:style-name="P1">chown: changing ownership of ‘drupal/modules/path/path.info’: Operation not permitted</text:p>
      <text:p text:style-name="P1">chown: changing ownership of ‘drupal/modules/path/path.js’: Operation not permitted</text:p>
      <text:p text:style-name="P1">chown: changing ownership of ‘drupal/modules/path/path.module’: Operation not permitted</text:p>
      <text:p text:style-name="P1">chown: changing ownership of ‘drupal/modules/path/path.test’: Operation not permitted</text:p>
      <text:p text:style-name="P1">chown: changing ownership of ‘drupal/modules/path’: Operation not permitted</text:p>
      <text:p text:style-name="P1">chown: changing ownership of ‘drupal/modules/php/php.info’: Operation not permitted</text:p>
      <text:p text:style-name="P1">chown: changing ownership of ‘drupal/modules/php/php.install’: Operation not permitted</text:p>
      <text:p text:style-name="P1">chown: changing ownership of ‘drupal/modules/php/php.module’: Operation not permitted</text:p>
      <text:p text:style-name="P1">chown: changing ownership of ‘drupal/modules/php/php.test’: Operation not permitted</text:p>
      <text:p text:style-name="P1">chown: changing ownership of ‘drupal/modules/php’: Operation not permitted</text:p>
      <text:p text:style-name="P1">chown: changing ownership of ‘drupal/modules/poll/poll-bar--block.tpl.php’: Operation not permitted</text:p>
      <text:p text:style-name="P1">chown: changing ownership of ‘drupal/modules/poll/poll-bar.tpl.php’: Operation not permitted</text:p>
      <text:p text:style-name="P1">chown: changing ownership of ‘drupal/modules/poll/poll-results--block.tpl.php’: Operation not permitted</text:p>
      <text:p text:style-name="P1">chown: changing ownership of ‘drupal/modules/poll/poll-results.tpl.php’: Operation not permitted</text:p>
      <text:p text:style-name="P1">chown: changing ownership of ‘drupal/modules/poll/poll-rtl.css’: Operation not permitted</text:p>
      <text:p text:style-name="P1">chown: changing ownership of ‘drupal/modules/poll/poll-vote.tpl.php’: Operation not permitted</text:p>
      <text:p text:style-name="P1">chown: changing ownership of ‘drupal/modules/poll/poll.css’: Operation not permitted</text:p>
      <text:p text:style-name="P1">chown: changing ownership of ‘drupal/modules/poll/poll.info’: Operation not permitted</text:p>
      <text:p text:style-name="P1">chown: changing ownership of ‘drupal/modules/poll/poll.install’: Operation not permitted</text:p>
      <text:p text:style-name="P1">chown: changing ownership of ‘drupal/modules/poll/poll.module’: Operation not permitted</text:p>
      <text:p text:style-name="P1">chown: changing ownership of ‘drupal/modules/poll/poll.pages.inc’: Operation not permitted</text:p>
      <text:p text:style-name="P1">chown: changing ownership of ‘drupal/modules/poll/poll.test’: Operation not permitted</text:p>
      <text:p text:style-name="P1">chown: changing ownership of ‘drupal/modules/poll/poll.tokens.inc’: Operation not permitted</text:p>
      <text:p text:style-name="P1">chown: changing ownership of ‘drupal/modules/poll’: Operation not permitted</text:p>
      <text:p text:style-name="P1">chown: changing ownership of ‘drupal/modules/profile/profile-block.tpl.php’: Operation not permitted</text:p>
      <text:p text:style-name="P1">chown: changing ownership of ‘drupal/modules/profile/profile-listing.tpl.php’: Operation not permitted</text:p>
      <text:p text:style-name="P1">chown: changing ownership of ‘drupal/modules/profile/profile-wrapper.tpl.php’: Operation not permitted</text:p>
      <text:p text:style-name="P1">chown: changing ownership of ‘drupal/modules/profile/profile.admin.inc’: Operation not permitted</text:p>
      <text:p text:style-name="P1">chown: changing ownership of ‘drupal/modules/profile/profile.css’: Operation not permitted</text:p>
      <text:p text:style-name="P1">chown: changing ownership of ‘drupal/modules/profile/profile.info’: Operation not permitted</text:p>
      <text:p text:style-name="P1">chown: changing ownership of ‘drupal/modules/profile/profile.install’: Operation not permitted</text:p>
      <text:p text:style-name="P1">chown: changing ownership of ‘drupal/modules/profile/profile.js’: Operation not permitted</text:p>
      <text:p text:style-name="P1">chown: changing ownership of ‘drupal/modules/profile/profile.module’: Operation not permitted</text:p>
      <text:p text:style-name="P1">chown: changing ownership of ‘drupal/modules/profile/profile.pages.inc’: Operation not permitted</text:p>
      <text:p text:style-name="P1">chown: changing ownership of ‘drupal/modules/profile/profile.test’: Operation not permitted</text:p>
      <text:p text:style-name="P1">chown: changing ownership of ‘drupal/modules/profile’: Operation not permitted</text:p>
      <text:p text:style-name="P1">chown: changing ownership of ‘drupal/modules/rdf/rdf.api.php’: Operation not permitted</text:p>
      <text:p text:style-name="P1">chown: changing ownership of ‘drupal/modules/rdf/rdf.info’: Operation not permitted</text:p>
      <text:p text:style-name="P1">chown: changing ownership of ‘drupal/modules/rdf/rdf.install’: Operation not permitted</text:p>
      <text:p text:style-name="P1">chown: changing ownership of ‘drupal/modules/rdf/rdf.module’: Operation not permitted</text:p>
      <text:p text:style-name="P1">chown: changing ownership of ‘drupal/modules/rdf/rdf.test’: Operation not permitted</text:p>
      <text:p text:style-name="P1">chown: changing ownership of ‘drupal/modules/rdf/tests/rdf_test.info’: Operation not permitted</text:p>
      <text:p text:style-name="P1"><text:soft-page-break/>chown: changing ownership of ‘drupal/modules/rdf/tests/rdf_test.install’: Operation not permitted</text:p>
      <text:p text:style-name="P1">chown: changing ownership of ‘drupal/modules/rdf/tests/rdf_test.module’: Operation not permitted</text:p>
      <text:p text:style-name="P1">chown: changing ownership of ‘drupal/modules/rdf/tests’: Operation not permitted</text:p>
      <text:p text:style-name="P1">chown: changing ownership of ‘drupal/modules/rdf’: Operation not permitted</text:p>
      <text:p text:style-name="P1">chown: changing ownership of ‘drupal/modules/search/search-block-form.tpl.php’: Operation not permitted</text:p>
      <text:p text:style-name="P1">chown: changing ownership of ‘drupal/modules/search/search-result.tpl.php’: Operation not permitted</text:p>
      <text:p text:style-name="P1">chown: changing ownership of ‘drupal/modules/search/search-results.tpl.php’: Operation not permitted</text:p>
      <text:p text:style-name="P1">chown: changing ownership of ‘drupal/modules/search/search-rtl.css’: Operation not permitted</text:p>
      <text:p text:style-name="P1">chown: changing ownership of ‘drupal/modules/search/search.admin.inc’: Operation not permitted</text:p>
      <text:p text:style-name="P1">chown: changing ownership of ‘drupal/modules/search/search.api.php’: Operation not permitted</text:p>
      <text:p text:style-name="P1">chown: changing ownership of ‘drupal/modules/search/search.css’: Operation not permitted</text:p>
      <text:p text:style-name="P1">chown: changing ownership of ‘drupal/modules/search/search.extender.inc’: Operation not permitted</text:p>
      <text:p text:style-name="P1">chown: changing ownership of ‘drupal/modules/search/search.info’: Operation not permitted</text:p>
      <text:p text:style-name="P1">chown: changing ownership of ‘drupal/modules/search/search.install’: Operation not permitted</text:p>
      <text:p text:style-name="P1">chown: changing ownership of ‘drupal/modules/search/search.module’: Operation not permitted</text:p>
      <text:p text:style-name="P1">chown: changing ownership of ‘drupal/modules/search/search.pages.inc’: Operation not permitted</text:p>
      <text:p text:style-name="P1">chown: changing ownership of ‘drupal/modules/search/search.test’: Operation not permitted</text:p>
      <text:p text:style-name="P1">chown: changing ownership of ‘drupal/modules/search/tests/UnicodeTest.txt’: Operation not permitted</text:p>
      <text:p text:style-name="P1">chown: changing ownership of ‘drupal/modules/search/tests/search_embedded_form.info’: Operation not permitted</text:p>
      <text:p text:style-name="P1">chown: changing ownership of ‘drupal/modules/search/tests/search_embedded_form.module’: Operation not permitted</text:p>
      <text:p text:style-name="P1">chown: changing ownership of ‘drupal/modules/search/tests/search_extra_type.info’: Operation not permitted</text:p>
      <text:p text:style-name="P1">chown: changing ownership of ‘drupal/modules/search/tests/search_extra_type.module’: Operation not permitted</text:p>
      <text:p text:style-name="P1">chown: changing ownership of ‘drupal/modules/search/tests/search_node_tags.info’: Operation not permitted</text:p>
      <text:p text:style-name="P1">chown: changing ownership of ‘drupal/modules/search/tests/search_node_tags.module’: Operation not permitted</text:p>
      <text:p text:style-name="P1">chown: changing ownership of ‘drupal/modules/search/tests’: Operation not permitted</text:p>
      <text:p text:style-name="P1">chown: changing ownership of ‘drupal/modules/search’: Operation not permitted</text:p>
      <text:p text:style-name="P1">chown: changing ownership of ‘drupal/modules/shortcut/shortcut-rtl.css’: Operation not permitted</text:p>
      <text:p text:style-name="P1">chown: changing ownership of ‘drupal/modules/shortcut/shortcut.admin.css’: Operation not permitted</text:p>
      <text:p text:style-name="P1">chown: changing ownership of ‘drupal/modules/shortcut/shortcut.admin.inc’: Operation not permitted</text:p>
      <text:p text:style-name="P1">chown: changing ownership of ‘drupal/modules/shortcut/shortcut.admin.js’: Operation not permitted</text:p>
      <text:p text:style-name="P1">chown: changing ownership of ‘drupal/modules/shortcut/shortcut.api.php’: Operation not permitted</text:p>
      <text:p text:style-name="P1">chown: changing ownership of ‘drupal/modules/shortcut/shortcut.css’: Operation not permitted</text:p>
      <text:p text:style-name="P1">chown: changing ownership of ‘drupal/modules/shortcut/shortcut.info’: Operation not permitted</text:p>
      <text:p text:style-name="P1">chown: changing ownership of ‘drupal/modules/shortcut/shortcut.install’: Operation not permitted</text:p>
      <text:p text:style-name="P1">chown: changing ownership of ‘drupal/modules/shortcut/shortcut.module’: Operation not permitted</text:p>
      <text:p text:style-name="P1">chown: changing ownership of ‘drupal/modules/shortcut/shortcut.png’: Operation not permitted</text:p>
      <text:p text:style-name="P1">chown: changing ownership of ‘drupal/modules/shortcut/shortcut.test’: Operation not permitted</text:p>
      <text:p text:style-name="P1">chown: changing ownership of ‘drupal/modules/shortcut’: Operation not permitted</text:p>
      <text:p text:style-name="P1"><text:soft-page-break/>chown: changing ownership of ‘drupal/modules/simpletest/drupal_web_test_case.php’: Operation not permitted</text:p>
      <text:p text:style-name="P1">chown: changing ownership of ‘drupal/modules/simpletest/files/README.txt’: Operation not permitted</text:p>
      <text:p text:style-name="P1">chown: changing ownership of ‘drupal/modules/simpletest/files/css_test_files/comment_hacks.css’: Operation not permitted</text:p>
      <text:p text:style-name="P1">chown: changing ownership of ‘drupal/modules/simpletest/files/css_test_files/comment_hacks.css.optimized.css’: Operation not permitted</text:p>
      <text:p text:style-name="P1">chown: changing ownership of ‘drupal/modules/simpletest/files/css_test_files/comment_hacks.css.unoptimized.css’: Operation not permitted</text:p>
      <text:p text:style-name="P1">chown: changing ownership of ‘drupal/modules/simpletest/files/css_test_files/css_input_with_import.css’: Operation not permitted</text:p>
      <text:p text:style-name="P1">chown: changing ownership of ‘drupal/modules/simpletest/files/css_test_files/css_input_with_import.css.optimized.css’: Operation not permitted</text:p>
      <text:p text:style-name="P1">chown: changing ownership of ‘drupal/modules/simpletest/files/css_test_files/css_input_with_import.css.unoptimized.css’: Operation not permitted</text:p>
      <text:p text:style-name="P1">chown: changing ownership of ‘drupal/modules/simpletest/files/css_test_files/css_input_without_import.css’: Operation not permitted</text:p>
      <text:p text:style-name="P1">chown: changing ownership of ‘drupal/modules/simpletest/files/css_test_files/css_input_without_import.css.optimized.css’: Operation not permitted</text:p>
      <text:p text:style-name="P1">chown: changing ownership of ‘drupal/modules/simpletest/files/css_test_files/css_input_without_import.css.unoptimized.css’: Operation not permitted</text:p>
      <text:p text:style-name="P1">chown: changing ownership of ‘drupal/modules/simpletest/files/css_test_files/css_subfolder/css_input_with_import.css’: Operation not permitted</text:p>
      <text:p text:style-name="P1">chown: changing ownership of ‘drupal/modules/simpletest/files/css_test_files/css_subfolder/css_input_with_import.css.optimized.css’: Operation not permitted</text:p>
      <text:p text:style-name="P1">chown: changing ownership of ‘drupal/modules/simpletest/files/css_test_files/css_subfolder/css_input_with_import.css.unoptimized.css’: Operation not permitted</text:p>
      <text:p text:style-name="P1">chown: changing ownership of ‘drupal/modules/simpletest/files/css_test_files/css_subfolder’: Operation not permitted</text:p>
      <text:p text:style-name="P1">chown: changing ownership of ‘drupal/modules/simpletest/files/css_test_files/import1.css’: Operation not permitted</text:p>
      <text:p text:style-name="P1">chown: changing ownership of ‘drupal/modules/simpletest/files/css_test_files/import2.css’: Operation not permitted</text:p>
      <text:p text:style-name="P1">chown: changing ownership of ‘drupal/modules/simpletest/files/css_test_files’: Operation not permitted</text:p>
      <text:p text:style-name="P1">chown: changing ownership of ‘drupal/modules/simpletest/files/html-1.txt’: Operation not permitted</text:p>
      <text:p text:style-name="P1">chown: changing ownership of ‘drupal/modules/simpletest/files/html-2.html’: Operation not permitted</text:p>
      <text:p text:style-name="P1">chown: changing ownership of ‘drupal/modules/simpletest/files/image-1.png’: Operation not permitted</text:p>
      <text:p text:style-name="P1"><text:soft-page-break/>chown: changing ownership of ‘drupal/modules/simpletest/files/image-2.jpg’: Operation not permitted</text:p>
      <text:p text:style-name="P1">chown: changing ownership of ‘drupal/modules/simpletest/files/image-test-no-transparency.gif’: Operation not permitted</text:p>
      <text:p text:style-name="P1">chown: changing ownership of ‘drupal/modules/simpletest/files/image-test-transparent-out-of-range.gif’: Operation not permitted</text:p>
      <text:p text:style-name="P1">chown: changing ownership of ‘drupal/modules/simpletest/files/image-test.gif’: Operation not permitted</text:p>
      <text:p text:style-name="P1">chown: changing ownership of ‘drupal/modules/simpletest/files/image-test.jpg’: Operation not permitted</text:p>
      <text:p text:style-name="P1">chown: changing ownership of ‘drupal/modules/simpletest/files/image-test.png’: Operation not permitted</text:p>
      <text:p text:style-name="P1">chown: changing ownership of ‘drupal/modules/simpletest/files/javascript-1.txt’: Operation not permitted</text:p>
      <text:p text:style-name="P1">chown: changing ownership of ‘drupal/modules/simpletest/files/javascript-2.script’: Operation not permitted</text:p>
      <text:p text:style-name="P1">chown: changing ownership of ‘drupal/modules/simpletest/files/php-1.txt’: Operation not permitted</text:p>
      <text:p text:style-name="P1">chown: changing ownership of ‘drupal/modules/simpletest/files/php-2.php’: Operation not permitted</text:p>
      <text:p text:style-name="P1">chown: changing ownership of ‘drupal/modules/simpletest/files/sql-1.txt’: Operation not permitted</text:p>
      <text:p text:style-name="P1">chown: changing ownership of ‘drupal/modules/simpletest/files/sql-2.sql’: Operation not permitted</text:p>
      <text:p text:style-name="P1">chown: changing ownership of ‘drupal/modules/simpletest/files’: Operation not permitted</text:p>
      <text:p text:style-name="P1">chown: changing ownership of ‘drupal/modules/simpletest/lib/Drupal/simpletest/Tests/PSR0WebTest.php’: Operation not permitted</text:p>
      <text:p text:style-name="P1">chown: changing ownership of ‘drupal/modules/simpletest/lib/Drupal/simpletest/Tests’: Operation not permitted</text:p>
      <text:p text:style-name="P1">chown: changing ownership of ‘drupal/modules/simpletest/lib/Drupal/simpletest’: Operation not permitted</text:p>
      <text:p text:style-name="P1">chown: changing ownership of ‘drupal/modules/simpletest/lib/Drupal’: Operation not permitted</text:p>
      <text:p text:style-name="P1">chown: changing ownership of ‘drupal/modules/simpletest/lib’: Operation not permitted</text:p>
      <text:p text:style-name="P1">chown: changing ownership of ‘drupal/modules/simpletest/simpletest.api.php’: Operation not permitted</text:p>
      <text:p text:style-name="P1">chown: changing ownership of ‘drupal/modules/simpletest/simpletest.css’: Operation not permitted</text:p>
      <text:p text:style-name="P1">chown: changing ownership of ‘drupal/modules/simpletest/simpletest.info’: Operation not permitted</text:p>
      <text:p text:style-name="P1">chown: changing ownership of ‘drupal/modules/simpletest/simpletest.install’: Operation not permitted</text:p>
      <text:p text:style-name="P1">chown: changing ownership of ‘drupal/modules/simpletest/simpletest.js’: Operation not permitted</text:p>
      <text:p text:style-name="P1">chown: changing ownership of ‘drupal/modules/simpletest/simpletest.module’: Operation not permitted</text:p>
      <text:p text:style-name="P1">chown: changing ownership of ‘drupal/modules/simpletest/simpletest.pages.inc’: Operation not permitted</text:p>
      <text:p text:style-name="P1">chown: changing ownership of ‘drupal/modules/simpletest/simpletest.test’: Operation not permitted</text:p>
      <text:p text:style-name="P1">chown: changing ownership of ‘drupal/modules/simpletest/src/Tests/PSR4WebTest.php’: Operation not permitted</text:p>
      <text:p text:style-name="P1">chown: changing ownership of ‘drupal/modules/simpletest/src/Tests’: Operation not permitted</text:p>
      <text:p text:style-name="P1">chown: changing ownership of ‘drupal/modules/simpletest/src’: Operation not permitted</text:p>
      <text:p text:style-name="P1">chown: changing ownership of ‘drupal/modules/simpletest/tests/actions.test’: Operation not permitted</text:p>
      <text:p text:style-name="P1">chown: changing ownership of ‘drupal/modules/simpletest/tests/actions_loop_test.info’: Operation not permitted</text:p>
      <text:p text:style-name="P1">chown: changing ownership of ‘drupal/modules/simpletest/tests/actions_loop_test.install’: <text:soft-page-break/>Operation not permitted</text:p>
      <text:p text:style-name="P1">chown: changing ownership of ‘drupal/modules/simpletest/tests/actions_loop_test.module’: Operation not permitted</text:p>
      <text:p text:style-name="P1">chown: changing ownership of ‘drupal/modules/simpletest/tests/ajax.test’: Operation not permitted</text:p>
      <text:p text:style-name="P1">chown: changing ownership of ‘drupal/modules/simpletest/tests/ajax_forms_test.info’: Operation not permitted</text:p>
      <text:p text:style-name="P1">chown: changing ownership of ‘drupal/modules/simpletest/tests/ajax_forms_test.module’: Operation not permitted</text:p>
      <text:p text:style-name="P1">chown: changing ownership of ‘drupal/modules/simpletest/tests/ajax_test.info’: Operation not permitted</text:p>
      <text:p text:style-name="P1">chown: changing ownership of ‘drupal/modules/simpletest/tests/ajax_test.module’: Operation not permitted</text:p>
      <text:p text:style-name="P1">chown: changing ownership of ‘drupal/modules/simpletest/tests/batch.test’: Operation not permitted</text:p>
      <text:p text:style-name="P1">chown: changing ownership of ‘drupal/modules/simpletest/tests/batch_test.callbacks.inc’: Operation not permitted</text:p>
      <text:p text:style-name="P1">chown: changing ownership of ‘drupal/modules/simpletest/tests/batch_test.info’: Operation not permitted</text:p>
      <text:p text:style-name="P1">chown: changing ownership of ‘drupal/modules/simpletest/tests/batch_test.module’: Operation not permitted</text:p>
      <text:p text:style-name="P1">chown: changing ownership of ‘drupal/modules/simpletest/tests/boot.test’: Operation not permitted</text:p>
      <text:p text:style-name="P1">chown: changing ownership of ‘drupal/modules/simpletest/tests/boot_test_1.info’: Operation not permitted</text:p>
      <text:p text:style-name="P1">chown: changing ownership of ‘drupal/modules/simpletest/tests/boot_test_1.module’: Operation not permitted</text:p>
      <text:p text:style-name="P1">chown: changing ownership of ‘drupal/modules/simpletest/tests/boot_test_2.info’: Operation not permitted</text:p>
      <text:p text:style-name="P1">chown: changing ownership of ‘drupal/modules/simpletest/tests/boot_test_2.module’: Operation not permitted</text:p>
      <text:p text:style-name="P1">chown: changing ownership of ‘drupal/modules/simpletest/tests/bootstrap.test’: Operation not permitted</text:p>
      <text:p text:style-name="P1">chown: changing ownership of ‘drupal/modules/simpletest/tests/cache.test’: Operation not permitted</text:p>
      <text:p text:style-name="P1">chown: changing ownership of ‘drupal/modules/simpletest/tests/common.test’: Operation not permitted</text:p>
      <text:p text:style-name="P1">chown: changing ownership of ‘drupal/modules/simpletest/tests/common_test.css’: Operation not permitted</text:p>
      <text:p text:style-name="P1">chown: changing ownership of ‘drupal/modules/simpletest/tests/common_test.info’: Operation not permitted</text:p>
      <text:p text:style-name="P1">chown: changing ownership of ‘drupal/modules/simpletest/tests/common_test.module’: Operation not permitted</text:p>
      <text:p text:style-name="P1">chown: changing ownership of ‘drupal/modules/simpletest/tests/common_test.print.css’: Operation not permitted</text:p>
      <text:p text:style-name="P1">chown: changing ownership of ‘drupal/modules/simpletest/tests/common_test_cron_helper.info’: Operation not permitted</text:p>
      <text:p text:style-name="P1">chown: changing ownership of ‘drupal/modules/simpletest/tests/common_test_cron_helper.module’: Operation not permitted</text:p>
      <text:p text:style-name="P1">chown: changing ownership of ‘drupal/modules/simpletest/tests/common_test_info.txt’: Operation not permitted</text:p>
      <text:p text:style-name="P1">chown: changing ownership of ‘drupal/modules/simpletest/tests/database_test.info’: Operation not permitted</text:p>
      <text:p text:style-name="P1">chown: changing ownership of ‘drupal/modules/simpletest/tests/database_test.install’: Operation not permitted</text:p>
      <text:p text:style-name="P1"><text:soft-page-break/>chown: changing ownership of ‘drupal/modules/simpletest/tests/database_test.module’: Operation not permitted</text:p>
      <text:p text:style-name="P1">chown: changing ownership of ‘drupal/modules/simpletest/tests/database_test.test’: Operation not permitted</text:p>
      <text:p text:style-name="P1">chown: changing ownership of ‘drupal/modules/simpletest/tests/drupal_autoload_test/drupal_autoload_test.info’: Operation not permitted</text:p>
      <text:p text:style-name="P1">chown: changing ownership of ‘drupal/modules/simpletest/tests/drupal_autoload_test/drupal_autoload_test.module’: Operation not permitted</text:p>
      <text:p text:style-name="P1">chown: changing ownership of ‘drupal/modules/simpletest/tests/drupal_autoload_test/drupal_autoload_test_class.inc’: Operation not permitted</text:p>
      <text:p text:style-name="P1">chown: changing ownership of ‘drupal/modules/simpletest/tests/drupal_autoload_test/drupal_autoload_test_interface.inc’: Operation not permitted</text:p>
      <text:p text:style-name="P1">chown: changing ownership of ‘drupal/modules/simpletest/tests/drupal_autoload_test/drupal_autoload_test_trait.sh’: Operation not permitted</text:p>
      <text:p text:style-name="P1">chown: changing ownership of ‘drupal/modules/simpletest/tests/drupal_autoload_test’: Operation not permitted</text:p>
      <text:p text:style-name="P1">chown: changing ownership of ‘drupal/modules/simpletest/tests/drupal_system_listing_compatible_test/drupal_system_listing_compatible_test.info’: Operation not permitted</text:p>
      <text:p text:style-name="P1">chown: changing ownership of ‘drupal/modules/simpletest/tests/drupal_system_listing_compatible_test/drupal_system_listing_compatible_test.module’: Operation not permitted</text:p>
      <text:p text:style-name="P1">chown: changing ownership of ‘drupal/modules/simpletest/tests/drupal_system_listing_compatible_test’: Operation not permitted</text:p>
      <text:p text:style-name="P1">chown: changing ownership of ‘drupal/modules/simpletest/tests/drupal_system_listing_incompatible_test/drupal_system_listing_incompatible_test.info’: Operation not permitted</text:p>
      <text:p text:style-name="P1">chown: changing ownership of ‘drupal/modules/simpletest/tests/drupal_system_listing_incompatible_test/drupal_system_listing_incompatible_test.module’: Operation not permitted</text:p>
      <text:p text:style-name="P1">chown: changing ownership of ‘drupal/modules/simpletest/tests/drupal_system_listing_incompatible_test’: Operation not permitted</text:p>
      <text:p text:style-name="P1">chown: changing ownership of ‘drupal/modules/simpletest/tests/entity_cache_test.info’: Operation not permitted</text:p>
      <text:p text:style-name="P1">chown: changing ownership of ‘drupal/modules/simpletest/tests/entity_cache_test.module’: Operation not permitted</text:p>
      <text:p text:style-name="P1">chown: changing ownership of ‘drupal/modules/simpletest/tests/entity_cache_test_dependency.info’: Operation not permitted</text:p>
      <text:p text:style-name="P1">chown: changing ownership of ‘drupal/modules/simpletest/tests/entity_cache_test_dependency.module’: Operation not permitted</text:p>
      <text:p text:style-name="P1">chown: changing ownership of ‘drupal/modules/simpletest/tests/entity_crud.test’: Operation not permitted</text:p>
      <text:p text:style-name="P1">chown: changing ownership of ‘drupal/modules/simpletest/tests/entity_crud_hook_test.info’: Operation not permitted</text:p>
      <text:p text:style-name="P1">chown: changing ownership of ‘drupal/modules/simpletest/tests/entity_crud_hook_test.module’: Operation not permitted</text:p>
      <text:p text:style-name="P1">chown: changing ownership of ‘drupal/modules/simpletest/tests/entity_crud_hook_test.test’: <text:soft-page-break/>Operation not permitted</text:p>
      <text:p text:style-name="P1">chown: changing ownership of ‘drupal/modules/simpletest/tests/entity_query.test’: Operation not permitted</text:p>
      <text:p text:style-name="P1">chown: changing ownership of ‘drupal/modules/simpletest/tests/entity_query_access_test.info’: Operation not permitted</text:p>
      <text:p text:style-name="P1">chown: changing ownership of ‘drupal/modules/simpletest/tests/entity_query_access_test.module’: Operation not permitted</text:p>
      <text:p text:style-name="P1">chown: changing ownership of ‘drupal/modules/simpletest/tests/error.test’: Operation not permitted</text:p>
      <text:p text:style-name="P1">chown: changing ownership of ‘drupal/modules/simpletest/tests/error_test.info’: Operation not permitted</text:p>
      <text:p text:style-name="P1">chown: changing ownership of ‘drupal/modules/simpletest/tests/error_test.module’: Operation not permitted</text:p>
      <text:p text:style-name="P1">chown: changing ownership of ‘drupal/modules/simpletest/tests/file.test’: Operation not permitted</text:p>
      <text:p text:style-name="P1">chown: changing ownership of ‘drupal/modules/simpletest/tests/file_test.info’: Operation not permitted</text:p>
      <text:p text:style-name="P1">chown: changing ownership of ‘drupal/modules/simpletest/tests/file_test.module’: Operation not permitted</text:p>
      <text:p text:style-name="P1">chown: changing ownership of ‘drupal/modules/simpletest/tests/filetransfer.test’: Operation not permitted</text:p>
      <text:p text:style-name="P1">chown: changing ownership of ‘drupal/modules/simpletest/tests/filter_test.info’: Operation not permitted</text:p>
      <text:p text:style-name="P1">chown: changing ownership of ‘drupal/modules/simpletest/tests/filter_test.module’: Operation not permitted</text:p>
      <text:p text:style-name="P1">chown: changing ownership of ‘drupal/modules/simpletest/tests/form.test’: Operation not permitted</text:p>
      <text:p text:style-name="P1">chown: changing ownership of ‘drupal/modules/simpletest/tests/form_test.file.inc’: Operation not permitted</text:p>
      <text:p text:style-name="P1">chown: changing ownership of ‘drupal/modules/simpletest/tests/form_test.info’: Operation not permitted</text:p>
      <text:p text:style-name="P1">chown: changing ownership of ‘drupal/modules/simpletest/tests/form_test.module’: Operation not permitted</text:p>
      <text:p text:style-name="P1">chown: changing ownership of ‘drupal/modules/simpletest/tests/graph.test’: Operation not permitted</text:p>
      <text:p text:style-name="P1">chown: changing ownership of ‘drupal/modules/simpletest/tests/http.php’: Operation not permitted</text:p>
      <text:p text:style-name="P1">chown: changing ownership of ‘drupal/modules/simpletest/tests/https.php’: Operation not permitted</text:p>
      <text:p text:style-name="P1">chown: changing ownership of ‘drupal/modules/simpletest/tests/image.test’: Operation not permitted</text:p>
      <text:p text:style-name="P1">chown: changing ownership of ‘drupal/modules/simpletest/tests/image_test.info’: Operation not permitted</text:p>
      <text:p text:style-name="P1">chown: changing ownership of ‘drupal/modules/simpletest/tests/image_test.module’: Operation not permitted</text:p>
      <text:p text:style-name="P1">chown: changing ownership of ‘drupal/modules/simpletest/tests/lock.test’: Operation not permitted</text:p>
      <text:p text:style-name="P1">chown: changing ownership of ‘drupal/modules/simpletest/tests/mail.test’: Operation not permitted</text:p>
      <text:p text:style-name="P1">chown: changing ownership of ‘drupal/modules/simpletest/tests/menu.test’: Operation not permitted</text:p>
      <text:p text:style-name="P1">chown: changing ownership of ‘drupal/modules/simpletest/tests/menu_test.info’: Operation not permitted</text:p>
      <text:p text:style-name="P1">chown: changing ownership of ‘drupal/modules/simpletest/tests/menu_test.module’: Operation not permitted</text:p>
      <text:p text:style-name="P1">chown: changing ownership of ‘drupal/modules/simpletest/tests/module.test’: Operation not permitted</text:p>
      <text:p text:style-name="P1">chown: changing ownership of ‘drupal/modules/simpletest/tests/module_test.file.inc’: Operation not permitted</text:p>
      <text:p text:style-name="P1">chown: changing ownership of ‘drupal/modules/simpletest/tests/module_test.implementations.inc’: <text:soft-page-break/>Operation not permitted</text:p>
      <text:p text:style-name="P1">chown: changing ownership of ‘drupal/modules/simpletest/tests/module_test.info’: Operation not permitted</text:p>
      <text:p text:style-name="P1">chown: changing ownership of ‘drupal/modules/simpletest/tests/module_test.install’: Operation not permitted</text:p>
      <text:p text:style-name="P1">chown: changing ownership of ‘drupal/modules/simpletest/tests/module_test.module’: Operation not permitted</text:p>
      <text:p text:style-name="P1">chown: changing ownership of ‘drupal/modules/simpletest/tests/pager.test’: Operation not permitted</text:p>
      <text:p text:style-name="P1">chown: changing ownership of ‘drupal/modules/simpletest/tests/password.test’: Operation not permitted</text:p>
      <text:p text:style-name="P1">chown: changing ownership of ‘drupal/modules/simpletest/tests/path.test’: Operation not permitted</text:p>
      <text:p text:style-name="P1">chown: changing ownership of ‘drupal/modules/simpletest/tests/path_test.info’: Operation not permitted</text:p>
      <text:p text:style-name="P1">chown: changing ownership of ‘drupal/modules/simpletest/tests/path_test.module’: Operation not permitted</text:p>
      <text:p text:style-name="P1">chown: changing ownership of ‘drupal/modules/simpletest/tests/psr_0_test/lib/Drupal/psr_0_test/Tests/ExampleTest.php’: Operation not permitted</text:p>
      <text:p text:style-name="P1">chown: changing ownership of ‘drupal/modules/simpletest/tests/psr_0_test/lib/Drupal/psr_0_test/Tests/Nested/NestedExampleTest.php’: Operation not permitted</text:p>
      <text:p text:style-name="P1">chown: changing ownership of ‘drupal/modules/simpletest/tests/psr_0_test/lib/Drupal/psr_0_test/Tests/Nested’: Operation not permitted</text:p>
      <text:p text:style-name="P1">chown: changing ownership of ‘drupal/modules/simpletest/tests/psr_0_test/lib/Drupal/psr_0_test/Tests’: Operation not permitted</text:p>
      <text:p text:style-name="P1">chown: changing ownership of ‘drupal/modules/simpletest/tests/psr_0_test/lib/Drupal/psr_0_test’: Operation not permitted</text:p>
      <text:p text:style-name="P1">chown: changing ownership of ‘drupal/modules/simpletest/tests/psr_0_test/lib/Drupal’: Operation not permitted</text:p>
      <text:p text:style-name="P1">chown: changing ownership of ‘drupal/modules/simpletest/tests/psr_0_test/lib’: Operation not permitted</text:p>
      <text:p text:style-name="P1">chown: changing ownership of ‘drupal/modules/simpletest/tests/psr_0_test/psr_0_test.info’: Operation not permitted</text:p>
      <text:p text:style-name="P1">chown: changing ownership of ‘drupal/modules/simpletest/tests/psr_0_test/psr_0_test.module’: Operation not permitted</text:p>
      <text:p text:style-name="P1">chown: changing ownership of ‘drupal/modules/simpletest/tests/psr_0_test’: Operation not permitted</text:p>
      <text:p text:style-name="P1">chown: changing ownership of ‘drupal/modules/simpletest/tests/psr_4_test/psr_4_test.info’: Operation not permitted</text:p>
      <text:p text:style-name="P1">chown: changing ownership of ‘drupal/modules/simpletest/tests/psr_4_test/psr_4_test.module’: Operation not permitted</text:p>
      <text:p text:style-name="P1">chown: changing ownership of ‘drupal/modules/simpletest/tests/psr_4_test/src/Tests/ExampleTest.php’: Operation not permitted</text:p>
      <text:p text:style-name="P1">chown: changing ownership of ‘drupal/modules/simpletest/tests/psr_4_test/src/Tests/Nested/NestedExampleTest.php’: Operation not permitted</text:p>
      <text:p text:style-name="P1">chown: changing ownership of ‘drupal/modules/simpletest/tests/psr_4_test/src/Tests/Nested’: Operation not permitted</text:p>
      <text:p text:style-name="P1">chown: changing ownership of ‘drupal/modules/simpletest/tests/psr_4_test/src/Tests’: Operation not permitted</text:p>
      <text:p text:style-name="P1">chown: changing ownership of ‘drupal/modules/simpletest/tests/psr_4_test/src’: Operation not <text:soft-page-break/>permitted</text:p>
      <text:p text:style-name="P1">chown: changing ownership of ‘drupal/modules/simpletest/tests/psr_4_test’: Operation not permitted</text:p>
      <text:p text:style-name="P1">chown: changing ownership of ‘drupal/modules/simpletest/tests/registry.test’: Operation not permitted</text:p>
      <text:p text:style-name="P1">chown: changing ownership of ‘drupal/modules/simpletest/tests/requirements1_test.info’: Operation not permitted</text:p>
      <text:p text:style-name="P1">chown: changing ownership of ‘drupal/modules/simpletest/tests/requirements1_test.install’: Operation not permitted</text:p>
      <text:p text:style-name="P1">chown: changing ownership of ‘drupal/modules/simpletest/tests/requirements1_test.module’: Operation not permitted</text:p>
      <text:p text:style-name="P1">chown: changing ownership of ‘drupal/modules/simpletest/tests/requirements2_test.info’: Operation not permitted</text:p>
      <text:p text:style-name="P1">chown: changing ownership of ‘drupal/modules/simpletest/tests/requirements2_test.module’: Operation not permitted</text:p>
      <text:p text:style-name="P1">chown: changing ownership of ‘drupal/modules/simpletest/tests/schema.test’: Operation not permitted</text:p>
      <text:p text:style-name="P1">chown: changing ownership of ‘drupal/modules/simpletest/tests/session.test’: Operation not permitted</text:p>
      <text:p text:style-name="P1">chown: changing ownership of ‘drupal/modules/simpletest/tests/session_test.info’: Operation not permitted</text:p>
      <text:p text:style-name="P1">chown: changing ownership of ‘drupal/modules/simpletest/tests/session_test.module’: Operation not permitted</text:p>
      <text:p text:style-name="P1">chown: changing ownership of ‘drupal/modules/simpletest/tests/system.base.css’: Operation not permitted</text:p>
      <text:p text:style-name="P1">chown: changing ownership of ‘drupal/modules/simpletest/tests/system_dependencies_test.info’: Operation not permitted</text:p>
      <text:p text:style-name="P1">chown: changing ownership of ‘drupal/modules/simpletest/tests/system_dependencies_test.module’: Operation not permitted</text:p>
      <text:p text:style-name="P1">chown: changing ownership of ‘drupal/modules/simpletest/tests/system_incompatible_core_version_dependencies_test.info’: Operation not permitted</text:p>
      <text:p text:style-name="P1">chown: changing ownership of ‘drupal/modules/simpletest/tests/system_incompatible_core_version_dependencies_test.module’: Operation not permitted</text:p>
      <text:p text:style-name="P1">chown: changing ownership of ‘drupal/modules/simpletest/tests/system_incompatible_core_version_test.info’: Operation not permitted</text:p>
      <text:p text:style-name="P1">chown: changing ownership of ‘drupal/modules/simpletest/tests/system_incompatible_core_version_test.module’: Operation not permitted</text:p>
      <text:p text:style-name="P1">chown: changing ownership of ‘drupal/modules/simpletest/tests/system_incompatible_module_version_dependencies_test.info’: Operation not permitted</text:p>
      <text:p text:style-name="P1">chown: changing ownership of ‘drupal/modules/simpletest/tests/system_incompatible_module_version_dependencies_test.module’: Operation not permitted</text:p>
      <text:p text:style-name="P1">chown: changing ownership of ‘drupal/modules/simpletest/tests/system_incompatible_module_version_test.info’: Operation not permitted</text:p>
      <text:p text:style-name="P1">chown: changing ownership of ‘drupal/modules/simpletest/tests/system_incompatible_module_version_test.module’: Operation <text:soft-page-break/>not permitted</text:p>
      <text:p text:style-name="P1">chown: changing ownership of ‘drupal/modules/simpletest/tests/system_project_namespace_test.info’: Operation not permitted</text:p>
      <text:p text:style-name="P1">chown: changing ownership of ‘drupal/modules/simpletest/tests/system_project_namespace_test.module’: Operation not permitted</text:p>
      <text:p text:style-name="P1">chown: changing ownership of ‘drupal/modules/simpletest/tests/system_test.info’: Operation not permitted</text:p>
      <text:p text:style-name="P1">chown: changing ownership of ‘drupal/modules/simpletest/tests/system_test.install’: Operation not permitted</text:p>
      <text:p text:style-name="P1">chown: changing ownership of ‘drupal/modules/simpletest/tests/system_test.module’: Operation not permitted</text:p>
      <text:p text:style-name="P1">chown: changing ownership of ‘drupal/modules/simpletest/tests/tablesort.test’: Operation not permitted</text:p>
      <text:p text:style-name="P1">chown: changing ownership of ‘drupal/modules/simpletest/tests/taxonomy_test.info’: Operation not permitted</text:p>
      <text:p text:style-name="P1">chown: changing ownership of ‘drupal/modules/simpletest/tests/taxonomy_test.install’: Operation not permitted</text:p>
      <text:p text:style-name="P1">chown: changing ownership of ‘drupal/modules/simpletest/tests/taxonomy_test.module’: Operation not permitted</text:p>
      <text:p text:style-name="P1">chown: changing ownership of ‘drupal/modules/simpletest/tests/theme.test’: Operation not permitted</text:p>
      <text:p text:style-name="P1">chown: changing ownership of ‘drupal/modules/simpletest/tests/theme_test.inc’: Operation not permitted</text:p>
      <text:p text:style-name="P1">chown: changing ownership of ‘drupal/modules/simpletest/tests/theme_test.info’: Operation not permitted</text:p>
      <text:p text:style-name="P1">chown: changing ownership of ‘drupal/modules/simpletest/tests/theme_test.module’: Operation not permitted</text:p>
      <text:p text:style-name="P1">chown: changing ownership of ‘drupal/modules/simpletest/tests/theme_test.template_test.tpl.php’: Operation not permitted</text:p>
      <text:p text:style-name="P1">chown: changing ownership of ‘drupal/modules/simpletest/tests/themes/engines/nyan_cat/nyan_cat.engine’: Operation not permitted</text:p>
      <text:p text:style-name="P1">chown: changing ownership of ‘drupal/modules/simpletest/tests/themes/engines/nyan_cat’: Operation not permitted</text:p>
      <text:p text:style-name="P1">chown: changing ownership of ‘drupal/modules/simpletest/tests/themes/engines’: Operation not permitted</text:p>
      <text:p text:style-name="P1">chown: changing ownership of ‘drupal/modules/simpletest/tests/themes/test_basetheme/test_basetheme.info’: Operation not permitted</text:p>
      <text:p text:style-name="P1">chown: changing ownership of ‘drupal/modules/simpletest/tests/themes/test_basetheme’: Operation not permitted</text:p>
      <text:p text:style-name="P1">chown: changing ownership of ‘drupal/modules/simpletest/tests/themes/test_subtheme/test_subtheme.info’: Operation not permitted</text:p>
      <text:p text:style-name="P1">chown: changing ownership of ‘drupal/modules/simpletest/tests/themes/test_subtheme’: Operation not permitted</text:p>
      <text:p text:style-name="P1">chown: changing ownership of ‘drupal/modules/simpletest/tests/themes/test_theme/template.php’: Operation not permitted</text:p>
      <text:p text:style-name="P1">chown: changing ownership of ‘drupal/modules/simpletest/tests/themes/test_theme/templates/node--1.tpl.php’: Operation not permitted</text:p>
      <text:p text:style-name="P1">chown: changing ownership of ‘drupal/modules/simpletest/tests/themes/test_theme/templates’: <text:soft-page-break/>Operation not permitted</text:p>
      <text:p text:style-name="P1">chown: changing ownership of ‘drupal/modules/simpletest/tests/themes/test_theme/test_theme.info’: Operation not permitted</text:p>
      <text:p text:style-name="P1">chown: changing ownership of ‘drupal/modules/simpletest/tests/themes/test_theme’: Operation not permitted</text:p>
      <text:p text:style-name="P1">chown: changing ownership of ‘drupal/modules/simpletest/tests/themes/test_theme_nyan_cat/templates/theme_test_template_test.nyan-cat.html’: Operation not permitted</text:p>
      <text:p text:style-name="P1">chown: changing ownership of ‘drupal/modules/simpletest/tests/themes/test_theme_nyan_cat/templates’: Operation not permitted</text:p>
      <text:p text:style-name="P1">chown: changing ownership of ‘drupal/modules/simpletest/tests/themes/test_theme_nyan_cat/test_theme_nyan_cat.info’: Operation not permitted</text:p>
      <text:p text:style-name="P1">chown: changing ownership of ‘drupal/modules/simpletest/tests/themes/test_theme_nyan_cat’: Operation not permitted</text:p>
      <text:p text:style-name="P1">chown: changing ownership of ‘drupal/modules/simpletest/tests/themes’: Operation not permitted</text:p>
      <text:p text:style-name="P1">chown: changing ownership of ‘drupal/modules/simpletest/tests/unicode.test’: Operation not permitted</text:p>
      <text:p text:style-name="P1">chown: changing ownership of ‘drupal/modules/simpletest/tests/update.test’: Operation not permitted</text:p>
      <text:p text:style-name="P1">chown: changing ownership of ‘drupal/modules/simpletest/tests/update_script_test.info’: Operation not permitted</text:p>
      <text:p text:style-name="P1">chown: changing ownership of ‘drupal/modules/simpletest/tests/update_script_test.install’: Operation not permitted</text:p>
      <text:p text:style-name="P1">chown: changing ownership of ‘drupal/modules/simpletest/tests/update_script_test.module’: Operation not permitted</text:p>
      <text:p text:style-name="P1">chown: changing ownership of ‘drupal/modules/simpletest/tests/update_test_1.info’: Operation not permitted</text:p>
      <text:p text:style-name="P1">chown: changing ownership of ‘drupal/modules/simpletest/tests/update_test_1.install’: Operation not permitted</text:p>
      <text:p text:style-name="P1">chown: changing ownership of ‘drupal/modules/simpletest/tests/update_test_1.module’: Operation not permitted</text:p>
      <text:p text:style-name="P1">chown: changing ownership of ‘drupal/modules/simpletest/tests/update_test_2.info’: Operation not permitted</text:p>
      <text:p text:style-name="P1">chown: changing ownership of ‘drupal/modules/simpletest/tests/update_test_2.install’: Operation not permitted</text:p>
      <text:p text:style-name="P1">chown: changing ownership of ‘drupal/modules/simpletest/tests/update_test_2.module’: Operation not permitted</text:p>
      <text:p text:style-name="P1">chown: changing ownership of ‘drupal/modules/simpletest/tests/update_test_3.info’: Operation not permitted</text:p>
      <text:p text:style-name="P1">chown: changing ownership of ‘drupal/modules/simpletest/tests/update_test_3.install’: Operation not permitted</text:p>
      <text:p text:style-name="P1">chown: changing ownership of ‘drupal/modules/simpletest/tests/update_test_3.module’: Operation not permitted</text:p>
      <text:p text:style-name="P1">chown: changing ownership of ‘drupal/modules/simpletest/tests/upgrade/drupal-6.bare.database.php’: Operation not permitted</text:p>
      <text:p text:style-name="P1">chown: changing ownership of ‘drupal/modules/simpletest/tests/upgrade/drupal-6.comments.database.php’: Operation not permitted</text:p>
      <text:p text:style-name="P1">chown: changing ownership of ‘drupal/modules/simpletest/tests/upgrade/drupal-6.duplicate-permission.database.php’: Operation not permitted</text:p>
      <text:p text:style-name="P1">chown: changing ownership of ‘drupal/modules/simpletest/tests/upgrade/drupal-6.filled.database.php’: Operation not permitted</text:p>
      <text:p text:style-name="P1"><text:soft-page-break/>chown: changing ownership of ‘drupal/modules/simpletest/tests/upgrade/drupal-6.forum.database.php’: Operation not permitted</text:p>
      <text:p text:style-name="P1">chown: changing ownership of ‘drupal/modules/simpletest/tests/upgrade/drupal-6.locale.database.php’: Operation not permitted</text:p>
      <text:p text:style-name="P1">chown: changing ownership of ‘drupal/modules/simpletest/tests/upgrade/drupal-6.menu.database.php’: Operation not permitted</text:p>
      <text:p text:style-name="P1">chown: changing ownership of ‘drupal/modules/simpletest/tests/upgrade/drupal-6.node_type_broken.database.php’: Operation not permitted</text:p>
      <text:p text:style-name="P1">chown: changing ownership of ‘drupal/modules/simpletest/tests/upgrade/drupal-6.translatable.database.php’: Operation not permitted</text:p>
      <text:p text:style-name="P1">chown: changing ownership of ‘drupal/modules/simpletest/tests/upgrade/drupal-6.trigger.database.php’: Operation not permitted</text:p>
      <text:p text:style-name="P1">chown: changing ownership of ‘drupal/modules/simpletest/tests/upgrade/drupal-6.upload.database.php’: Operation not permitted</text:p>
      <text:p text:style-name="P1">chown: changing ownership of ‘drupal/modules/simpletest/tests/upgrade/drupal-6.user-no-password-token.database.php’: Operation not permitted</text:p>
      <text:p text:style-name="P1">chown: changing ownership of ‘drupal/modules/simpletest/tests/upgrade/drupal-6.user-password-token.database.php’: Operation not permitted</text:p>
      <text:p text:style-name="P1">chown: changing ownership of ‘drupal/modules/simpletest/tests/upgrade/drupal-7.aggregator.database.php’: Operation not permitted</text:p>
      <text:p text:style-name="P1">chown: changing ownership of ‘drupal/modules/simpletest/tests/upgrade/drupal-7.bare.minimal.database.php.gz’: Operation not permitted</text:p>
      <text:p text:style-name="P1">chown: changing ownership of ‘drupal/modules/simpletest/tests/upgrade/drupal-7.bare.standard_all.database.php.gz’: Operation not permitted</text:p>
      <text:p text:style-name="P1">chown: changing ownership of ‘drupal/modules/simpletest/tests/upgrade/drupal-7.field.database.php’: Operation not permitted</text:p>
      <text:p text:style-name="P1">chown: changing ownership of ‘drupal/modules/simpletest/tests/upgrade/drupal-7.filled.minimal.database.php.gz’: Operation not permitted</text:p>
      <text:p text:style-name="P1">chown: changing ownership of ‘drupal/modules/simpletest/tests/upgrade/drupal-7.filled.standard_all.database.php.gz’: Operation not permitted</text:p>
      <text:p text:style-name="P1">chown: changing ownership of ‘drupal/modules/simpletest/tests/upgrade/drupal-7.trigger.database.php’: Operation not permitted</text:p>
      <text:p text:style-name="P1">chown: changing ownership of ‘drupal/modules/simpletest/tests/upgrade/update.aggregator.test’: Operation not permitted</text:p>
      <text:p text:style-name="P1">chown: changing ownership of ‘drupal/modules/simpletest/tests/upgrade/update.field.test’: Operation not permitted</text:p>
      <text:p text:style-name="P1">chown: changing ownership of ‘drupal/modules/simpletest/tests/upgrade/update.trigger.test’: Operation not permitted</text:p>
      <text:p text:style-name="P1">chown: changing ownership of ‘drupal/modules/simpletest/tests/upgrade/update.user.test’: Operation not permitted</text:p>
      <text:p text:style-name="P1">chown: changing ownership of ‘drupal/modules/simpletest/tests/upgrade/upgrade.comment.test’: Operation not permitted</text:p>
      <text:p text:style-name="P1">chown: changing ownership of ‘drupal/modules/simpletest/tests/upgrade/upgrade.filter.test’: Operation not permitted</text:p>
      <text:p text:style-name="P1">chown: changing ownership of ‘drupal/modules/simpletest/tests/upgrade/upgrade.forum.test’: Operation not permitted</text:p>
      <text:p text:style-name="P1">chown: changing ownership of ‘drupal/modules/simpletest/tests/upgrade/upgrade.locale.test’: Operation not permitted</text:p>
      <text:p text:style-name="P1">chown: changing ownership of ‘drupal/modules/simpletest/tests/upgrade/upgrade.menu.test’: Operation not permitted</text:p>
      <text:p text:style-name="P1">chown: changing ownership of ‘drupal/modules/simpletest/tests/upgrade/upgrade.node.test’: Operation not permitted</text:p>
      <text:p text:style-name="P1"><text:soft-page-break/>chown: changing ownership of ‘drupal/modules/simpletest/tests/upgrade/upgrade.poll.test’: Operation not permitted</text:p>
      <text:p text:style-name="P1">chown: changing ownership of ‘drupal/modules/simpletest/tests/upgrade/upgrade.taxonomy.test’: Operation not permitted</text:p>
      <text:p text:style-name="P1">chown: changing ownership of ‘drupal/modules/simpletest/tests/upgrade/upgrade.test’: Operation not permitted</text:p>
      <text:p text:style-name="P1">chown: changing ownership of ‘drupal/modules/simpletest/tests/upgrade/upgrade.translatable.test’: Operation not permitted</text:p>
      <text:p text:style-name="P1">chown: changing ownership of ‘drupal/modules/simpletest/tests/upgrade/upgrade.trigger.test’: Operation not permitted</text:p>
      <text:p text:style-name="P1">chown: changing ownership of ‘drupal/modules/simpletest/tests/upgrade/upgrade.upload.test’: Operation not permitted</text:p>
      <text:p text:style-name="P1">chown: changing ownership of ‘drupal/modules/simpletest/tests/upgrade/upgrade.user.test’: Operation not permitted</text:p>
      <text:p text:style-name="P1">chown: changing ownership of ‘drupal/modules/simpletest/tests/upgrade’: Operation not permitted</text:p>
      <text:p text:style-name="P1">chown: changing ownership of ‘drupal/modules/simpletest/tests/url_alter_test.info’: Operation not permitted</text:p>
      <text:p text:style-name="P1">chown: changing ownership of ‘drupal/modules/simpletest/tests/url_alter_test.install’: Operation not permitted</text:p>
      <text:p text:style-name="P1">chown: changing ownership of ‘drupal/modules/simpletest/tests/url_alter_test.module’: Operation not permitted</text:p>
      <text:p text:style-name="P1">chown: changing ownership of ‘drupal/modules/simpletest/tests/xmlrpc.test’: Operation not permitted</text:p>
      <text:p text:style-name="P1">chown: changing ownership of ‘drupal/modules/simpletest/tests/xmlrpc_test.info’: Operation not permitted</text:p>
      <text:p text:style-name="P1">chown: changing ownership of ‘drupal/modules/simpletest/tests/xmlrpc_test.module’: Operation not permitted</text:p>
      <text:p text:style-name="P1">chown: changing ownership of ‘drupal/modules/simpletest/tests’: Operation not permitted</text:p>
      <text:p text:style-name="P1">chown: changing ownership of ‘drupal/modules/simpletest’: Operation not permitted</text:p>
      <text:p text:style-name="P1">chown: changing ownership of ‘drupal/modules/statistics/statistics.admin.inc’: Operation not permitted</text:p>
      <text:p text:style-name="P1">chown: changing ownership of ‘drupal/modules/statistics/statistics.info’: Operation not permitted</text:p>
      <text:p text:style-name="P1">chown: changing ownership of ‘drupal/modules/statistics/statistics.install’: Operation not permitted</text:p>
      <text:p text:style-name="P1">chown: changing ownership of ‘drupal/modules/statistics/statistics.js’: Operation not permitted</text:p>
      <text:p text:style-name="P1">chown: changing ownership of ‘drupal/modules/statistics/statistics.module’: Operation not permitted</text:p>
      <text:p text:style-name="P1">chown: changing ownership of ‘drupal/modules/statistics/statistics.pages.inc’: Operation not permitted</text:p>
      <text:p text:style-name="P1">chown: changing ownership of ‘drupal/modules/statistics/statistics.php’: Operation not permitted</text:p>
      <text:p text:style-name="P1">chown: changing ownership of ‘drupal/modules/statistics/statistics.test’: Operation not permitted</text:p>
      <text:p text:style-name="P1">chown: changing ownership of ‘drupal/modules/statistics/statistics.tokens.inc’: Operation not permitted</text:p>
      <text:p text:style-name="P1">chown: changing ownership of ‘drupal/modules/statistics’: Operation not permitted</text:p>
      <text:p text:style-name="P1">chown: changing ownership of ‘drupal/modules/syslog/syslog.info’: Operation not permitted</text:p>
      <text:p text:style-name="P1">chown: changing ownership of ‘drupal/modules/syslog/syslog.install’: Operation not permitted</text:p>
      <text:p text:style-name="P1">chown: changing ownership of ‘drupal/modules/syslog/syslog.module’: Operation not permitted</text:p>
      <text:p text:style-name="P1">chown: changing ownership of ‘drupal/modules/syslog/syslog.test’: Operation not permitted</text:p>
      <text:p text:style-name="P1">chown: changing ownership of ‘drupal/modules/syslog’: Operation not permitted</text:p>
      <text:p text:style-name="P1">chown: changing ownership of ‘drupal/modules/system/form.api.php’: Operation not permitted</text:p>
      <text:p text:style-name="P1">chown: changing ownership of ‘drupal/modules/system/html.tpl.php’: Operation not permitted</text:p>
      <text:p text:style-name="P1">chown: changing ownership of ‘drupal/modules/system/image.gd.inc’: Operation not permitted</text:p>
      <text:p text:style-name="P1">chown: changing ownership of ‘drupal/modules/system/language.api.php’: Operation not permitted</text:p>
      <text:p text:style-name="P1"><text:soft-page-break/>chown: changing ownership of ‘drupal/modules/system/maintenance-page.tpl.php’: Operation not permitted</text:p>
      <text:p text:style-name="P1">chown: changing ownership of ‘drupal/modules/system/page.tpl.php’: Operation not permitted</text:p>
      <text:p text:style-name="P1">chown: changing ownership of ‘drupal/modules/system/region.tpl.php’: Operation not permitted</text:p>
      <text:p text:style-name="P1">chown: changing ownership of ‘drupal/modules/system/system.admin-rtl.css’: Operation not permitted</text:p>
      <text:p text:style-name="P1">chown: changing ownership of ‘drupal/modules/system/system.admin.css’: Operation not permitted</text:p>
      <text:p text:style-name="P1">chown: changing ownership of ‘drupal/modules/system/system.admin.inc’: Operation not permitted</text:p>
      <text:p text:style-name="P1">chown: changing ownership of ‘drupal/modules/system/system.api.php’: Operation not permitted</text:p>
      <text:p text:style-name="P1">chown: changing ownership of ‘drupal/modules/system/system.archiver.inc’: Operation not permitted</text:p>
      <text:p text:style-name="P1">chown: changing ownership of ‘drupal/modules/system/system.base-rtl.css’: Operation not permitted</text:p>
      <text:p text:style-name="P1">chown: changing ownership of ‘drupal/modules/system/system.base.css’: Operation not permitted</text:p>
      <text:p text:style-name="P1">chown: changing ownership of ‘drupal/modules/system/system.cron.js’: Operation not permitted</text:p>
      <text:p text:style-name="P1">chown: changing ownership of ‘drupal/modules/system/system.info’: Operation not permitted</text:p>
      <text:p text:style-name="P1">chown: changing ownership of ‘drupal/modules/system/system.install’: Operation not permitted</text:p>
      <text:p text:style-name="P1">chown: changing ownership of ‘drupal/modules/system/system.js’: Operation not permitted</text:p>
      <text:p text:style-name="P1">chown: changing ownership of ‘drupal/modules/system/system.mail.inc’: Operation not permitted</text:p>
      <text:p text:style-name="P1">chown: changing ownership of ‘drupal/modules/system/system.maintenance.css’: Operation not permitted</text:p>
      <text:p text:style-name="P1">chown: changing ownership of ‘drupal/modules/system/system.menus-rtl.css’: Operation not permitted</text:p>
      <text:p text:style-name="P1">chown: changing ownership of ‘drupal/modules/system/system.menus.css’: Operation not permitted</text:p>
      <text:p text:style-name="P1">chown: changing ownership of ‘drupal/modules/system/system.messages-rtl.css’: Operation not permitted</text:p>
      <text:p text:style-name="P1">chown: changing ownership of ‘drupal/modules/system/system.messages.css’: Operation not permitted</text:p>
      <text:p text:style-name="P1">chown: changing ownership of ‘drupal/modules/system/system.module’: Operation not permitted</text:p>
      <text:p text:style-name="P1">chown: changing ownership of ‘drupal/modules/system/system.queue.inc’: Operation not permitted</text:p>
      <text:p text:style-name="P1">chown: changing ownership of ‘drupal/modules/system/system.tar.inc’: Operation not permitted</text:p>
      <text:p text:style-name="P1">chown: changing ownership of ‘drupal/modules/system/system.test’: Operation not permitted</text:p>
      <text:p text:style-name="P1">chown: changing ownership of ‘drupal/modules/system/system.theme-rtl.css’: Operation not permitted</text:p>
      <text:p text:style-name="P1">chown: changing ownership of ‘drupal/modules/system/system.theme.css’: Operation not permitted</text:p>
      <text:p text:style-name="P1">chown: changing ownership of ‘drupal/modules/system/system.tokens.inc’: Operation not permitted</text:p>
      <text:p text:style-name="P1">chown: changing ownership of ‘drupal/modules/system/system.updater.inc’: Operation not permitted</text:p>
      <text:p text:style-name="P1">chown: changing ownership of ‘drupal/modules/system/tests/cron_queue_test.info’: Operation not permitted</text:p>
      <text:p text:style-name="P1">chown: changing ownership of ‘drupal/modules/system/tests/cron_queue_test.module’: Operation not permitted</text:p>
      <text:p text:style-name="P1">chown: changing ownership of ‘drupal/modules/system/tests/system_cron_test.info’: Operation not permitted</text:p>
      <text:p text:style-name="P1">chown: changing ownership of ‘drupal/modules/system/tests/system_cron_test.module’: Operation not permitted</text:p>
      <text:p text:style-name="P1">chown: changing ownership of ‘drupal/modules/system/tests’: Operation not permitted</text:p>
      <text:p text:style-name="P1">chown: changing ownership of ‘drupal/modules/system/theme.api.php’: Operation not permitted</text:p>
      <text:p text:style-name="P1">chown: changing ownership of ‘drupal/modules/system’: Operation not permitted</text:p>
      <text:p text:style-name="P1">chown: changing ownership of ‘drupal/modules/taxonomy/taxonomy-term.tpl.php’: Operation not permitted</text:p>
      <text:p text:style-name="P1">chown: changing ownership of ‘drupal/modules/taxonomy/taxonomy.admin.inc’: Operation not <text:soft-page-break/>permitted</text:p>
      <text:p text:style-name="P1">chown: changing ownership of ‘drupal/modules/taxonomy/taxonomy.api.php’: Operation not permitted</text:p>
      <text:p text:style-name="P1">chown: changing ownership of ‘drupal/modules/taxonomy/taxonomy.css’: Operation not permitted</text:p>
      <text:p text:style-name="P1">chown: changing ownership of ‘drupal/modules/taxonomy/taxonomy.info’: Operation not permitted</text:p>
      <text:p text:style-name="P1">chown: changing ownership of ‘drupal/modules/taxonomy/taxonomy.install’: Operation not permitted</text:p>
      <text:p text:style-name="P1">chown: changing ownership of ‘drupal/modules/taxonomy/taxonomy.js’: Operation not permitted</text:p>
      <text:p text:style-name="P1">chown: changing ownership of ‘drupal/modules/taxonomy/taxonomy.module’: Operation not permitted</text:p>
      <text:p text:style-name="P1">chown: changing ownership of ‘drupal/modules/taxonomy/taxonomy.pages.inc’: Operation not permitted</text:p>
      <text:p text:style-name="P1">chown: changing ownership of ‘drupal/modules/taxonomy/taxonomy.test’: Operation not permitted</text:p>
      <text:p text:style-name="P1">chown: changing ownership of ‘drupal/modules/taxonomy/taxonomy.tokens.inc’: Operation not permitted</text:p>
      <text:p text:style-name="P1">chown: changing ownership of ‘drupal/modules/taxonomy’: Operation not permitted</text:p>
      <text:p text:style-name="P1">chown: changing ownership of ‘drupal/modules/toolbar/toolbar-rtl.css’: Operation not permitted</text:p>
      <text:p text:style-name="P1">chown: changing ownership of ‘drupal/modules/toolbar/toolbar.css’: Operation not permitted</text:p>
      <text:p text:style-name="P1">chown: changing ownership of ‘drupal/modules/toolbar/toolbar.info’: Operation not permitted</text:p>
      <text:p text:style-name="P1">chown: changing ownership of ‘drupal/modules/toolbar/toolbar.js’: Operation not permitted</text:p>
      <text:p text:style-name="P1">chown: changing ownership of ‘drupal/modules/toolbar/toolbar.module’: Operation not permitted</text:p>
      <text:p text:style-name="P1">chown: changing ownership of ‘drupal/modules/toolbar/toolbar.png’: Operation not permitted</text:p>
      <text:p text:style-name="P1">chown: changing ownership of ‘drupal/modules/toolbar/toolbar.tpl.php’: Operation not permitted</text:p>
      <text:p text:style-name="P1">chown: changing ownership of ‘drupal/modules/toolbar’: Operation not permitted</text:p>
      <text:p text:style-name="P1">chown: changing ownership of ‘drupal/modules/tracker/tracker.css’: Operation not permitted</text:p>
      <text:p text:style-name="P1">chown: changing ownership of ‘drupal/modules/tracker/tracker.info’: Operation not permitted</text:p>
      <text:p text:style-name="P1">chown: changing ownership of ‘drupal/modules/tracker/tracker.install’: Operation not permitted</text:p>
      <text:p text:style-name="P1">chown: changing ownership of ‘drupal/modules/tracker/tracker.module’: Operation not permitted</text:p>
      <text:p text:style-name="P1">chown: changing ownership of ‘drupal/modules/tracker/tracker.pages.inc’: Operation not permitted</text:p>
      <text:p text:style-name="P1">chown: changing ownership of ‘drupal/modules/tracker/tracker.test’: Operation not permitted</text:p>
      <text:p text:style-name="P1">chown: changing ownership of ‘drupal/modules/tracker’: Operation not permitted</text:p>
      <text:p text:style-name="P1">chown: changing ownership of ‘drupal/modules/translation/tests/translation_test.info’: Operation not permitted</text:p>
      <text:p text:style-name="P1">chown: changing ownership of ‘drupal/modules/translation/tests/translation_test.module’: Operation not permitted</text:p>
      <text:p text:style-name="P1">chown: changing ownership of ‘drupal/modules/translation/tests’: Operation not permitted</text:p>
      <text:p text:style-name="P1">chown: changing ownership of ‘drupal/modules/translation/translation.info’: Operation not permitted</text:p>
      <text:p text:style-name="P1">chown: changing ownership of ‘drupal/modules/translation/translation.module’: Operation not permitted</text:p>
      <text:p text:style-name="P1">chown: changing ownership of ‘drupal/modules/translation/translation.pages.inc’: Operation not permitted</text:p>
      <text:p text:style-name="P1">chown: changing ownership of ‘drupal/modules/translation/translation.test’: Operation not permitted</text:p>
      <text:p text:style-name="P1">chown: changing ownership of ‘drupal/modules/translation’: Operation not permitted</text:p>
      <text:p text:style-name="P1">chown: changing ownership of ‘drupal/modules/trigger/tests/trigger_test.info’: Operation not permitted</text:p>
      <text:p text:style-name="P1">chown: changing ownership of ‘drupal/modules/trigger/tests/trigger_test.module’: Operation not permitted</text:p>
      <text:p text:style-name="P1">chown: changing ownership of ‘drupal/modules/trigger/tests’: Operation not permitted</text:p>
      <text:p text:style-name="P1">chown: changing ownership of ‘drupal/modules/trigger/trigger.admin.inc’: Operation not permitted</text:p>
      <text:p text:style-name="P1">chown: changing ownership of ‘drupal/modules/trigger/trigger.api.php’: Operation not permitted</text:p>
      <text:p text:style-name="P1"><text:soft-page-break/>chown: changing ownership of ‘drupal/modules/trigger/trigger.info’: Operation not permitted</text:p>
      <text:p text:style-name="P1">chown: changing ownership of ‘drupal/modules/trigger/trigger.install’: Operation not permitted</text:p>
      <text:p text:style-name="P1">chown: changing ownership of ‘drupal/modules/trigger/trigger.module’: Operation not permitted</text:p>
      <text:p text:style-name="P1">chown: changing ownership of ‘drupal/modules/trigger/trigger.test’: Operation not permitted</text:p>
      <text:p text:style-name="P1">chown: changing ownership of ‘drupal/modules/trigger’: Operation not permitted</text:p>
      <text:p text:style-name="P1">chown: changing ownership of ‘drupal/modules/update/tests/aaa_update_test.1_0.xml’: Operation not permitted</text:p>
      <text:p text:style-name="P1">chown: changing ownership of ‘drupal/modules/update/tests/aaa_update_test.info’: Operation not permitted</text:p>
      <text:p text:style-name="P1">chown: changing ownership of ‘drupal/modules/update/tests/aaa_update_test.module’: Operation not permitted</text:p>
      <text:p text:style-name="P1">chown: changing ownership of ‘drupal/modules/update/tests/aaa_update_test.no-releases.xml’: Operation not permitted</text:p>
      <text:p text:style-name="P1">chown: changing ownership of ‘drupal/modules/update/tests/aaa_update_test.tar.gz’: Operation not permitted</text:p>
      <text:p text:style-name="P1">chown: changing ownership of ‘drupal/modules/update/tests/bbb_update_test.1_0.xml’: Operation not permitted</text:p>
      <text:p text:style-name="P1">chown: changing ownership of ‘drupal/modules/update/tests/bbb_update_test.info’: Operation not permitted</text:p>
      <text:p text:style-name="P1">chown: changing ownership of ‘drupal/modules/update/tests/bbb_update_test.module’: Operation not permitted</text:p>
      <text:p text:style-name="P1">chown: changing ownership of ‘drupal/modules/update/tests/ccc_update_test.1_0.xml’: Operation not permitted</text:p>
      <text:p text:style-name="P1">chown: changing ownership of ‘drupal/modules/update/tests/ccc_update_test.info’: Operation not permitted</text:p>
      <text:p text:style-name="P1">chown: changing ownership of ‘drupal/modules/update/tests/ccc_update_test.module’: Operation not permitted</text:p>
      <text:p text:style-name="P1">chown: changing ownership of ‘drupal/modules/update/tests/drupal.0.xml’: Operation not permitted</text:p>
      <text:p text:style-name="P1">chown: changing ownership of ‘drupal/modules/update/tests/drupal.1.xml’: Operation not permitted</text:p>
      <text:p text:style-name="P1">chown: changing ownership of ‘drupal/modules/update/tests/drupal.2-sec.xml’: Operation not permitted</text:p>
      <text:p text:style-name="P1">chown: changing ownership of ‘drupal/modules/update/tests/drupal.dev.xml’: Operation not permitted</text:p>
      <text:p text:style-name="P1">chown: changing ownership of ‘drupal/modules/update/tests/themes/update_test_admintheme/update_test_admintheme.info’: Operation not permitted</text:p>
      <text:p text:style-name="P1">chown: changing ownership of ‘drupal/modules/update/tests/themes/update_test_admintheme’: Operation not permitted</text:p>
      <text:p text:style-name="P1">chown: changing ownership of ‘drupal/modules/update/tests/themes/update_test_basetheme/update_test_basetheme.info’: Operation not permitted</text:p>
      <text:p text:style-name="P1">chown: changing ownership of ‘drupal/modules/update/tests/themes/update_test_basetheme’: Operation not permitted</text:p>
      <text:p text:style-name="P1">chown: changing ownership of ‘drupal/modules/update/tests/themes/update_test_subtheme/update_test_subtheme.info’: Operation not permitted</text:p>
      <text:p text:style-name="P1">chown: changing ownership of ‘drupal/modules/update/tests/themes/update_test_subtheme’: Operation not permitted</text:p>
      <text:p text:style-name="P1">chown: changing ownership of ‘drupal/modules/update/tests/themes’: Operation not permitted</text:p>
      <text:p text:style-name="P1">chown: changing ownership of ‘drupal/modules/update/tests/update_test.info’: Operation not permitted</text:p>
      <text:p text:style-name="P1">chown: changing ownership of ‘drupal/modules/update/tests/update_test.module’: Operation not <text:soft-page-break/>permitted</text:p>
      <text:p text:style-name="P1">chown: changing ownership of ‘drupal/modules/update/tests/update_test_basetheme.1_1-sec.xml’: Operation not permitted</text:p>
      <text:p text:style-name="P1">chown: changing ownership of ‘drupal/modules/update/tests/update_test_subtheme.1_0.xml’: Operation not permitted</text:p>
      <text:p text:style-name="P1">chown: changing ownership of ‘drupal/modules/update/tests’: Operation not permitted</text:p>
      <text:p text:style-name="P1">chown: changing ownership of ‘drupal/modules/update/update-rtl.css’: Operation not permitted</text:p>
      <text:p text:style-name="P1">chown: changing ownership of ‘drupal/modules/update/update.api.php’: Operation not permitted</text:p>
      <text:p text:style-name="P1">chown: changing ownership of ‘drupal/modules/update/update.authorize.inc’: Operation not permitted</text:p>
      <text:p text:style-name="P1">chown: changing ownership of ‘drupal/modules/update/update.compare.inc’: Operation not permitted</text:p>
      <text:p text:style-name="P1">chown: changing ownership of ‘drupal/modules/update/update.css’: Operation not permitted</text:p>
      <text:p text:style-name="P1">chown: changing ownership of ‘drupal/modules/update/update.fetch.inc’: Operation not permitted</text:p>
      <text:p text:style-name="P1">chown: changing ownership of ‘drupal/modules/update/update.info’: Operation not permitted</text:p>
      <text:p text:style-name="P1">chown: changing ownership of ‘drupal/modules/update/update.install’: Operation not permitted</text:p>
      <text:p text:style-name="P1">chown: changing ownership of ‘drupal/modules/update/update.manager.inc’: Operation not permitted</text:p>
      <text:p text:style-name="P1">chown: changing ownership of ‘drupal/modules/update/update.module’: Operation not permitted</text:p>
      <text:p text:style-name="P1">chown: changing ownership of ‘drupal/modules/update/update.report.inc’: Operation not permitted</text:p>
      <text:p text:style-name="P1">chown: changing ownership of ‘drupal/modules/update/update.settings.inc’: Operation not permitted</text:p>
      <text:p text:style-name="P1">chown: changing ownership of ‘drupal/modules/update/update.test’: Operation not permitted</text:p>
      <text:p text:style-name="P1">chown: changing ownership of ‘drupal/modules/update’: Operation not permitted</text:p>
      <text:p text:style-name="P1">chown: changing ownership of ‘drupal/modules/user/tests/user_form_test.info’: Operation not permitted</text:p>
      <text:p text:style-name="P1">chown: changing ownership of ‘drupal/modules/user/tests/user_form_test.module’: Operation not permitted</text:p>
      <text:p text:style-name="P1">chown: changing ownership of ‘drupal/modules/user/tests’: Operation not permitted</text:p>
      <text:p text:style-name="P1">chown: changing ownership of ‘drupal/modules/user/user-picture.tpl.php’: Operation not permitted</text:p>
      <text:p text:style-name="P1">chown: changing ownership of ‘drupal/modules/user/user-profile-category.tpl.php’: Operation not permitted</text:p>
      <text:p text:style-name="P1">chown: changing ownership of ‘drupal/modules/user/user-profile-item.tpl.php’: Operation not permitted</text:p>
      <text:p text:style-name="P1">chown: changing ownership of ‘drupal/modules/user/user-profile.tpl.php’: Operation not permitted</text:p>
      <text:p text:style-name="P1">chown: changing ownership of ‘drupal/modules/user/user-rtl.css’: Operation not permitted</text:p>
      <text:p text:style-name="P1">chown: changing ownership of ‘drupal/modules/user/user.admin.inc’: Operation not permitted</text:p>
      <text:p text:style-name="P1">chown: changing ownership of ‘drupal/modules/user/user.api.php’: Operation not permitted</text:p>
      <text:p text:style-name="P1">chown: changing ownership of ‘drupal/modules/user/user.css’: Operation not permitted</text:p>
      <text:p text:style-name="P1">chown: changing ownership of ‘drupal/modules/user/user.info’: Operation not permitted</text:p>
      <text:p text:style-name="P1">chown: changing ownership of ‘drupal/modules/user/user.install’: Operation not permitted</text:p>
      <text:p text:style-name="P1">chown: changing ownership of ‘drupal/modules/user/user.js’: Operation not permitted</text:p>
      <text:p text:style-name="P1">chown: changing ownership of ‘drupal/modules/user/user.module’: Operation not permitted</text:p>
      <text:p text:style-name="P1">chown: changing ownership of ‘drupal/modules/user/user.pages.inc’: Operation not permitted</text:p>
      <text:p text:style-name="P1">chown: changing ownership of ‘drupal/modules/user/user.permissions.js’: Operation not permitted</text:p>
      <text:p text:style-name="P1">chown: changing ownership of ‘drupal/modules/user/user.test’: Operation not permitted</text:p>
      <text:p text:style-name="P1">chown: changing ownership of ‘drupal/modules/user/user.tokens.inc’: Operation not permitted</text:p>
      <text:p text:style-name="P1">chown: changing ownership of ‘drupal/modules/user’: Operation not permitted</text:p>
      <text:p text:style-name="P1">chown: changing ownership of ‘drupal/modules’: Operation not permitted</text:p>
      <text:p text:style-name="P1">chown: changing ownership of ‘drupal/profiles/README.txt’: Operation not permitted</text:p>
      <text:p text:style-name="P1">chown: changing ownership of ‘drupal/profiles/minimal/minimal.info’: Operation not permitted</text:p>
      <text:p text:style-name="P1">chown: changing ownership of ‘drupal/profiles/minimal/minimal.install’: Operation not permitted</text:p>
      <text:p text:style-name="P1"><text:soft-page-break/>chown: changing ownership of ‘drupal/profiles/minimal/minimal.profile’: Operation not permitted</text:p>
      <text:p text:style-name="P1">chown: changing ownership of ‘drupal/profiles/minimal/translations/README.txt’: Operation not permitted</text:p>
      <text:p text:style-name="P1">chown: changing ownership of ‘drupal/profiles/minimal/translations’: Operation not permitted</text:p>
      <text:p text:style-name="P1">chown: changing ownership of ‘drupal/profiles/minimal’: Operation not permitted</text:p>
      <text:p text:style-name="P1">chown: changing ownership of ‘drupal/profiles/standard/standard.info’: Operation not permitted</text:p>
      <text:p text:style-name="P1">chown: changing ownership of ‘drupal/profiles/standard/standard.install’: Operation not permitted</text:p>
      <text:p text:style-name="P1">chown: changing ownership of ‘drupal/profiles/standard/standard.profile’: Operation not permitted</text:p>
      <text:p text:style-name="P1">chown: changing ownership of ‘drupal/profiles/standard/translations/README.txt’: Operation not permitted</text:p>
      <text:p text:style-name="P1">chown: changing ownership of ‘drupal/profiles/standard/translations’: Operation not permitted</text:p>
      <text:p text:style-name="P1">chown: changing ownership of ‘drupal/profiles/standard’: Operation not permitted</text:p>
      <text:p text:style-name="P1">chown: changing ownership of ‘drupal/profiles/testing/modules/drupal_system_listing_compatible_test/drupal_system_listing_compatible_test.info’: Operation not permitted</text:p>
      <text:p text:style-name="P1">chown: changing ownership of ‘drupal/profiles/testing/modules/drupal_system_listing_compatible_test/drupal_system_listing_compatible_test.module’: Operation not permitted</text:p>
      <text:p text:style-name="P1">chown: changing ownership of ‘drupal/profiles/testing/modules/drupal_system_listing_compatible_test/drupal_system_listing_compatible_test.test’: Operation not permitted</text:p>
      <text:p text:style-name="P1">chown: changing ownership of ‘drupal/profiles/testing/modules/drupal_system_listing_compatible_test’: Operation not permitted</text:p>
      <text:p text:style-name="P1">chown: changing ownership of ‘drupal/profiles/testing/modules/drupal_system_listing_incompatible_test/drupal_system_listing_incompatible_test.info’: Operation not permitted</text:p>
      <text:p text:style-name="P1">chown: changing ownership of ‘drupal/profiles/testing/modules/drupal_system_listing_incompatible_test/drupal_system_listing_incompatible_test.module’: Operation not permitted</text:p>
      <text:p text:style-name="P1">chown: changing ownership of ‘drupal/profiles/testing/modules/drupal_system_listing_incompatible_test’: Operation not permitted</text:p>
      <text:p text:style-name="P1">chown: changing ownership of ‘drupal/profiles/testing/modules’: Operation not permitted</text:p>
      <text:p text:style-name="P1">chown: changing ownership of ‘drupal/profiles/testing/testing.info’: Operation not permitted</text:p>
      <text:p text:style-name="P1">chown: changing ownership of ‘drupal/profiles/testing/testing.install’: Operation not permitted</text:p>
      <text:p text:style-name="P1">chown: changing ownership of ‘drupal/profiles/testing/testing.profile’: Operation not permitted</text:p>
      <text:p text:style-name="P1">chown: changing ownership of ‘drupal/profiles/testing’: Operation not permitted</text:p>
      <text:p text:style-name="P1">chown: changing ownership of ‘drupal/profiles’: Operation not permitted</text:p>
      <text:p text:style-name="P1">chown: changing ownership of ‘drupal/robots.txt’: Operation not permitted</text:p>
      <text:p text:style-name="P1">chown: changing ownership of ‘drupal/scripts/code-clean.sh’: Operation not permitted</text:p>
      <text:p text:style-name="P1">chown: changing ownership of ‘drupal/scripts/cron-curl.sh’: Operation not permitted</text:p>
      <text:p text:style-name="P1">chown: changing ownership of ‘drupal/scripts/cron-lynx.sh’: Operation not permitted</text:p>
      <text:p text:style-name="P1">chown: changing ownership of ‘drupal/scripts/drupal.sh’: Operation not permitted</text:p>
      <text:p text:style-name="P1">chown: changing ownership of ‘drupal/scripts/dump-database-d6.sh’: Operation not permitted</text:p>
      <text:p text:style-name="P1">chown: changing ownership of ‘drupal/scripts/dump-database-d7.sh’: Operation not permitted</text:p>
      <text:p text:style-name="P1">chown: changing ownership of ‘drupal/scripts/generate-d6-content.sh’: Operation not permitted</text:p>
      <text:p text:style-name="P1">chown: changing ownership of ‘drupal/scripts/generate-d7-content.sh’: Operation not permitted</text:p>
      <text:p text:style-name="P1">chown: changing ownership of ‘drupal/scripts/password-hash.sh’: Operation not permitted</text:p>
      <text:p text:style-name="P1">chown: changing ownership of ‘drupal/scripts/run-tests.sh’: Operation not permitted</text:p>
      <text:p text:style-name="P1">chown: changing ownership of ‘drupal/scripts/test.script’: Operation not permitted</text:p>
      <text:p text:style-name="P1">chown: changing ownership of ‘drupal/scripts’: Operation not permitted</text:p>
      <text:p text:style-name="P1">chown: changing ownership of ‘drupal/sites/README.txt’: Operation not permitted</text:p>
      <text:p text:style-name="P1">chown: changing ownership of ‘drupal/sites/all/libraries/README.txt’: Operation not permitted</text:p>
      <text:p text:style-name="P1"><text:soft-page-break/>chown: changing ownership of ‘drupal/sites/all/libraries’: Operation not permitted</text:p>
      <text:p text:style-name="P1">chown: changing ownership of ‘drupal/sites/all/modules/README.txt’: Operation not permitted</text:p>
      <text:p text:style-name="P1">chown: changing ownership of ‘drupal/sites/all/modules’: Operation not permitted</text:p>
      <text:p text:style-name="P1">chown: changing ownership of ‘drupal/sites/all/themes/README.txt’: Operation not permitted</text:p>
      <text:p text:style-name="P1">chown: changing ownership of ‘drupal/sites/all/themes’: Operation not permitted</text:p>
      <text:p text:style-name="P1">chown: changing ownership of ‘drupal/sites/all’: Operation not permitted</text:p>
      <text:p text:style-name="P1">chown: changing ownership of ‘drupal/sites/default/default.settings.php’: Operation not permitted</text:p>
      <text:p text:style-name="P1">chown: changing ownership of ‘drupal/sites/default/settings.php’: Operation not permitted</text:p>
      <text:p text:style-name="P1">chown: changing ownership of ‘drupal/sites/default/files’: Operation not permitted</text:p>
      <text:p text:style-name="P1">chown: changing ownership of ‘drupal/sites/default’: Operation not permitted</text:p>
      <text:p text:style-name="P1">chown: changing ownership of ‘drupal/sites/example.sites.php’: Operation not permitted</text:p>
      <text:p text:style-name="P1">chown: changing ownership of ‘drupal/sites’: Operation not permitted</text:p>
      <text:p text:style-name="P1">chown: changing ownership of ‘drupal/themes/README.txt’: Operation not permitted</text:p>
      <text:p text:style-name="P1">chown: changing ownership of ‘drupal/themes/bartik/bartik.info’: Operation not permitted</text:p>
      <text:p text:style-name="P1">chown: changing ownership of ‘drupal/themes/bartik/color/base.png’: Operation not permitted</text:p>
      <text:p text:style-name="P1">chown: changing ownership of ‘drupal/themes/bartik/color/color.inc’: Operation not permitted</text:p>
      <text:p text:style-name="P1">chown: changing ownership of ‘drupal/themes/bartik/color/preview.css’: Operation not permitted</text:p>
      <text:p text:style-name="P1">chown: changing ownership of ‘drupal/themes/bartik/color/preview.html’: Operation not permitted</text:p>
      <text:p text:style-name="P1">chown: changing ownership of ‘drupal/themes/bartik/color/preview.js’: Operation not permitted</text:p>
      <text:p text:style-name="P1">chown: changing ownership of ‘drupal/themes/bartik/color/preview.png’: Operation not permitted</text:p>
      <text:p text:style-name="P1">chown: changing ownership of ‘drupal/themes/bartik/color’: Operation not permitted</text:p>
      <text:p text:style-name="P1">chown: changing ownership of ‘drupal/themes/bartik/css/colors.css’: Operation not permitted</text:p>
      <text:p text:style-name="P1">chown: changing ownership of ‘drupal/themes/bartik/css/ie-rtl.css’: Operation not permitted</text:p>
      <text:p text:style-name="P1">chown: changing ownership of ‘drupal/themes/bartik/css/ie.css’: Operation not permitted</text:p>
      <text:p text:style-name="P1">chown: changing ownership of ‘drupal/themes/bartik/css/ie6.css’: Operation not permitted</text:p>
      <text:p text:style-name="P1">chown: changing ownership of ‘drupal/themes/bartik/css/layout-rtl.css’: Operation not permitted</text:p>
      <text:p text:style-name="P1">chown: changing ownership of ‘drupal/themes/bartik/css/layout.css’: Operation not permitted</text:p>
      <text:p text:style-name="P1">chown: changing ownership of ‘drupal/themes/bartik/css/maintenance-page.css’: Operation not permitted</text:p>
      <text:p text:style-name="P1">chown: changing ownership of ‘drupal/themes/bartik/css/print.css’: Operation not permitted</text:p>
      <text:p text:style-name="P1">chown: changing ownership of ‘drupal/themes/bartik/css/style-rtl.css’: Operation not permitted</text:p>
      <text:p text:style-name="P1">chown: changing ownership of ‘drupal/themes/bartik/css/style.css’: Operation not permitted</text:p>
      <text:p text:style-name="P1">chown: changing ownership of ‘drupal/themes/bartik/css’: Operation not permitted</text:p>
      <text:p text:style-name="P1">chown: changing ownership of ‘drupal/themes/bartik/images/add.png’: Operation not permitted</text:p>
      <text:p text:style-name="P1">chown: changing ownership of ‘drupal/themes/bartik/images/buttons.png’: Operation not permitted</text:p>
      <text:p text:style-name="P1">chown: changing ownership of ‘drupal/themes/bartik/images/comment-arrow-rtl.gif’: Operation not permitted</text:p>
      <text:p text:style-name="P1">chown: changing ownership of ‘drupal/themes/bartik/images/comment-arrow.gif’: Operation not permitted</text:p>
      <text:p text:style-name="P1">chown: changing ownership of ‘drupal/themes/bartik/images/search-button.png’: Operation not permitted</text:p>
      <text:p text:style-name="P1">chown: changing ownership of ‘drupal/themes/bartik/images/tabs-border.png’: Operation not permitted</text:p>
      <text:p text:style-name="P1">chown: changing ownership of ‘drupal/themes/bartik/images’: Operation not permitted</text:p>
      <text:p text:style-name="P1">chown: changing ownership of ‘drupal/themes/bartik/logo.png’: Operation not permitted</text:p>
      <text:p text:style-name="P1">chown: changing ownership of ‘drupal/themes/bartik/screenshot.png’: Operation not permitted</text:p>
      <text:p text:style-name="P1">chown: changing ownership of ‘drupal/themes/bartik/template.php’: Operation not permitted</text:p>
      <text:p text:style-name="P1">chown: changing ownership of ‘drupal/themes/bartik/templates/comment-wrapper.tpl.php’: Operation not permitted</text:p>
      <text:p text:style-name="P1">chown: changing ownership of ‘drupal/themes/bartik/templates/comment.tpl.php’: Operation not permitted</text:p>
      <text:p text:style-name="P1">chown: changing ownership of ‘drupal/themes/bartik/templates/maintenance-page.tpl.php’: <text:soft-page-break/>Operation not permitted</text:p>
      <text:p text:style-name="P1">chown: changing ownership of ‘drupal/themes/bartik/templates/node.tpl.php’: Operation not permitted</text:p>
      <text:p text:style-name="P1">chown: changing ownership of ‘drupal/themes/bartik/templates/page.tpl.php’: Operation not permitted</text:p>
      <text:p text:style-name="P1">chown: changing ownership of ‘drupal/themes/bartik/templates’: Operation not permitted</text:p>
      <text:p text:style-name="P1">chown: changing ownership of ‘drupal/themes/bartik’: Operation not permitted</text:p>
      <text:p text:style-name="P1">chown: changing ownership of ‘drupal/themes/engines/phptemplate/phptemplate.engine’: Operation not permitted</text:p>
      <text:p text:style-name="P1">chown: changing ownership of ‘drupal/themes/engines/phptemplate’: Operation not permitted</text:p>
      <text:p text:style-name="P1">chown: changing ownership of ‘drupal/themes/engines’: Operation not permitted</text:p>
      <text:p text:style-name="P1">chown: changing ownership of ‘drupal/themes/garland/color/base.png’: Operation not permitted</text:p>
      <text:p text:style-name="P1">chown: changing ownership of ‘drupal/themes/garland/color/color.inc’: Operation not permitted</text:p>
      <text:p text:style-name="P1">chown: changing ownership of ‘drupal/themes/garland/color/preview.css’: Operation not permitted</text:p>
      <text:p text:style-name="P1">chown: changing ownership of ‘drupal/themes/garland/color/preview.png’: Operation not permitted</text:p>
      <text:p text:style-name="P1">chown: changing ownership of ‘drupal/themes/garland/color’: Operation not permitted</text:p>
      <text:p text:style-name="P1">chown: changing ownership of ‘drupal/themes/garland/comment.tpl.php’: Operation not permitted</text:p>
      <text:p text:style-name="P1">chown: changing ownership of ‘drupal/themes/garland/fix-ie-rtl.css’: Operation not permitted</text:p>
      <text:p text:style-name="P1">chown: changing ownership of ‘drupal/themes/garland/fix-ie.css’: Operation not permitted</text:p>
      <text:p text:style-name="P1">chown: changing ownership of ‘drupal/themes/garland/garland.info’: Operation not permitted</text:p>
      <text:p text:style-name="P1">chown: changing ownership of ‘drupal/themes/garland/images/bg-bar-white.png’: Operation not permitted</text:p>
      <text:p text:style-name="P1">chown: changing ownership of ‘drupal/themes/garland/images/bg-bar.png’: Operation not permitted</text:p>
      <text:p text:style-name="P1">chown: changing ownership of ‘drupal/themes/garland/images/bg-content-left.png’: Operation not permitted</text:p>
      <text:p text:style-name="P1">chown: changing ownership of ‘drupal/themes/garland/images/bg-content-right.png’: Operation not permitted</text:p>
      <text:p text:style-name="P1">chown: changing ownership of ‘drupal/themes/garland/images/bg-content.png’: Operation not permitted</text:p>
      <text:p text:style-name="P1">chown: changing ownership of ‘drupal/themes/garland/images/bg-navigation-item-hover.png’: Operation not permitted</text:p>
      <text:p text:style-name="P1">chown: changing ownership of ‘drupal/themes/garland/images/bg-navigation-item.png’: Operation not permitted</text:p>
      <text:p text:style-name="P1">chown: changing ownership of ‘drupal/themes/garland/images/bg-navigation.png’: Operation not permitted</text:p>
      <text:p text:style-name="P1">chown: changing ownership of ‘drupal/themes/garland/images/bg-tab.png’: Operation not permitted</text:p>
      <text:p text:style-name="P1">chown: changing ownership of ‘drupal/themes/garland/images/body.png’: Operation not permitted</text:p>
      <text:p text:style-name="P1">chown: changing ownership of ‘drupal/themes/garland/images/gradient-inner.png’: Operation not permitted</text:p>
      <text:p text:style-name="P1">chown: changing ownership of ‘drupal/themes/garland/images/menu-collapsed-rtl.gif’: Operation not permitted</text:p>
      <text:p text:style-name="P1">chown: changing ownership of ‘drupal/themes/garland/images/menu-collapsed.gif’: Operation not permitted</text:p>
      <text:p text:style-name="P1">chown: changing ownership of ‘drupal/themes/garland/images/menu-expanded.gif’: Operation not permitted</text:p>
      <text:p text:style-name="P1">chown: changing ownership of ‘drupal/themes/garland/images/menu-leaf.gif’: Operation not permitted</text:p>
      <text:p text:style-name="P1">chown: changing ownership of ‘drupal/themes/garland/images/task-list.png’: Operation not permitted</text:p>
      <text:p text:style-name="P1">chown: changing ownership of ‘drupal/themes/garland/images’: Operation not permitted</text:p>
      <text:p text:style-name="P1">chown: changing ownership of ‘drupal/themes/garland/logo.png’: Operation not permitted</text:p>
      <text:p text:style-name="P1">chown: changing ownership of ‘drupal/themes/garland/maintenance-page.tpl.php’: Operation not <text:soft-page-break/>permitted</text:p>
      <text:p text:style-name="P1">chown: changing ownership of ‘drupal/themes/garland/node.tpl.php’: Operation not permitted</text:p>
      <text:p text:style-name="P1">chown: changing ownership of ‘drupal/themes/garland/page.tpl.php’: Operation not permitted</text:p>
      <text:p text:style-name="P1">chown: changing ownership of ‘drupal/themes/garland/print.css’: Operation not permitted</text:p>
      <text:p text:style-name="P1">chown: changing ownership of ‘drupal/themes/garland/screenshot.png’: Operation not permitted</text:p>
      <text:p text:style-name="P1">chown: changing ownership of ‘drupal/themes/garland/style-rtl.css’: Operation not permitted</text:p>
      <text:p text:style-name="P1">chown: changing ownership of ‘drupal/themes/garland/style.css’: Operation not permitted</text:p>
      <text:p text:style-name="P1">chown: changing ownership of ‘drupal/themes/garland/template.php’: Operation not permitted</text:p>
      <text:p text:style-name="P1">chown: changing ownership of ‘drupal/themes/garland/theme-settings.php’: Operation not permitted</text:p>
      <text:p text:style-name="P1">chown: changing ownership of ‘drupal/themes/garland’: Operation not permitted</text:p>
      <text:p text:style-name="P1">chown: changing ownership of ‘drupal/themes/seven/ie.css’: Operation not permitted</text:p>
      <text:p text:style-name="P1">chown: changing ownership of ‘drupal/themes/seven/ie6.css’: Operation not permitted</text:p>
      <text:p text:style-name="P1">chown: changing ownership of ‘drupal/themes/seven/ie7.css’: Operation not permitted</text:p>
      <text:p text:style-name="P1">chown: changing ownership of ‘drupal/themes/seven/images/add.png’: Operation not permitted</text:p>
      <text:p text:style-name="P1">chown: changing ownership of ‘drupal/themes/seven/images/arrow-asc.png’: Operation not permitted</text:p>
      <text:p text:style-name="P1">chown: changing ownership of ‘drupal/themes/seven/images/arrow-desc.png’: Operation not permitted</text:p>
      <text:p text:style-name="P1">chown: changing ownership of ‘drupal/themes/seven/images/arrow-next.png’: Operation not permitted</text:p>
      <text:p text:style-name="P1">chown: changing ownership of ‘drupal/themes/seven/images/arrow-prev.png’: Operation not permitted</text:p>
      <text:p text:style-name="P1">chown: changing ownership of ‘drupal/themes/seven/images/buttons.png’: Operation not permitted</text:p>
      <text:p text:style-name="P1">chown: changing ownership of ‘drupal/themes/seven/images/fc-rtl.png’: Operation not permitted</text:p>
      <text:p text:style-name="P1">chown: changing ownership of ‘drupal/themes/seven/images/fc.png’: Operation not permitted</text:p>
      <text:p text:style-name="P1">chown: changing ownership of ‘drupal/themes/seven/images/list-item-rtl.png’: Operation not permitted</text:p>
      <text:p text:style-name="P1">chown: changing ownership of ‘drupal/themes/seven/images/list-item.png’: Operation not permitted</text:p>
      <text:p text:style-name="P1">chown: changing ownership of ‘drupal/themes/seven/images/task-check.png’: Operation not permitted</text:p>
      <text:p text:style-name="P1">chown: changing ownership of ‘drupal/themes/seven/images/task-item-rtl.png’: Operation not permitted</text:p>
      <text:p text:style-name="P1">chown: changing ownership of ‘drupal/themes/seven/images/task-item.png’: Operation not permitted</text:p>
      <text:p text:style-name="P1">chown: changing ownership of ‘drupal/themes/seven/images/ui-icons-222222-256x240.png’: Operation not permitted</text:p>
      <text:p text:style-name="P1">chown: changing ownership of ‘drupal/themes/seven/images/ui-icons-454545-256x240.png’: Operation not permitted</text:p>
      <text:p text:style-name="P1">chown: changing ownership of ‘drupal/themes/seven/images/ui-icons-800000-256x240.png’: Operation not permitted</text:p>
      <text:p text:style-name="P1">chown: changing ownership of ‘drupal/themes/seven/images/ui-icons-888888-256x240.png’: Operation not permitted</text:p>
      <text:p text:style-name="P1">chown: changing ownership of ‘drupal/themes/seven/images/ui-icons-ffffff-256x240.png’: Operation not permitted</text:p>
      <text:p text:style-name="P1">chown: changing ownership of ‘drupal/themes/seven/images’: Operation not permitted</text:p>
      <text:p text:style-name="P1">chown: changing ownership of ‘drupal/themes/seven/jquery.ui.theme.css’: Operation not permitted</text:p>
      <text:p text:style-name="P1">chown: changing ownership of ‘drupal/themes/seven/logo.png’: Operation not permitted</text:p>
      <text:p text:style-name="P1">chown: changing ownership of ‘drupal/themes/seven/maintenance-page.tpl.php’: Operation not permitted</text:p>
      <text:p text:style-name="P1">chown: changing ownership of ‘drupal/themes/seven/page.tpl.php’: Operation not permitted</text:p>
      <text:p text:style-name="P1">chown: changing ownership of ‘drupal/themes/seven/reset.css’: Operation not permitted</text:p>
      <text:p text:style-name="P1"><text:soft-page-break/>chown: changing ownership of ‘drupal/themes/seven/screenshot.png’: Operation not permitted</text:p>
      <text:p text:style-name="P1">chown: changing ownership of ‘drupal/themes/seven/seven.info’: Operation not permitted</text:p>
      <text:p text:style-name="P1">chown: changing ownership of ‘drupal/themes/seven/style-rtl.css’: Operation not permitted</text:p>
      <text:p text:style-name="P1">chown: changing ownership of ‘drupal/themes/seven/style.css’: Operation not permitted</text:p>
      <text:p text:style-name="P1">chown: changing ownership of ‘drupal/themes/seven/template.php’: Operation not permitted</text:p>
      <text:p text:style-name="P1">chown: changing ownership of ‘drupal/themes/seven/vertical-tabs-rtl.css’: Operation not permitted</text:p>
      <text:p text:style-name="P1">chown: changing ownership of ‘drupal/themes/seven/vertical-tabs.css’: Operation not permitted</text:p>
      <text:p text:style-name="P1">chown: changing ownership of ‘drupal/themes/seven’: Operation not permitted</text:p>
      <text:p text:style-name="P1">chown: changing ownership of ‘drupal/themes/stark/README.txt’: Operation not permitted</text:p>
      <text:p text:style-name="P1">chown: changing ownership of ‘drupal/themes/stark/layout.css’: Operation not permitted</text:p>
      <text:p text:style-name="P1">chown: changing ownership of ‘drupal/themes/stark/logo.png’: Operation not permitted</text:p>
      <text:p text:style-name="P1">chown: changing ownership of ‘drupal/themes/stark/screenshot.png’: Operation not permitted</text:p>
      <text:p text:style-name="P1">chown: changing ownership of ‘drupal/themes/stark/stark.info’: Operation not permitted</text:p>
      <text:p text:style-name="P1">chown: changing ownership of ‘drupal/themes/stark’: Operation not permitted</text:p>
      <text:p text:style-name="P1">chown: changing ownership of ‘drupal/themes’: Operation not permitted</text:p>
      <text:p text:style-name="P1">chown: changing ownership of ‘drupal/update.php’: Operation not permitted</text:p>
      <text:p text:style-name="P1">chown: changing ownership of ‘drupal/web.config’: Operation not permitted</text:p>
      <text:p text:style-name="P1">chown: changing ownership of ‘drupal/xmlrpc.php’: Operation not permitted</text:p>
      <text:p text:style-name="P1">chown: changing ownership of ‘drupal/LICENSE.txt’: Operation not permitted</text:p>
      <text:p text:style-name="P1">chown: changing ownership of ‘drupal’: Operation not permitted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sudo chown -R apache:apache drupal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ls -ll</text:p>
      <text:p text:style-name="P1">total 3212</text:p>
      <text:p text:style-name="P1">drwxrwxrwx. 9 apache apache <text:s text:c="3"/>4096 Feb <text:s/>2 03:38 drupal</text:p>
      <text:p text:style-name="P1">drwxr-xr-x. 9 root <text:s text:c="2"/>root <text:s text:c="5"/>4096 Feb <text:s/>2 03:38 drupal-7.54</text:p>
      <text:p text:style-name="P1">-rw-r--r--. 1 root <text:s text:c="2"/>root <text:s text:c="2"/>3275864 Feb <text:s/>2 03:38 drupal-7.54.tar.gz</text:p>
      <text:p text:style-name="P1">-rw-r--r--. 1 root <text:s text:c="2"/>root <text:s text:c="7"/>20 Jun <text:s/>7 12:41 info.php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sudo chmod -R 777 drupal</text:p>
      <text:p text:style-name="P1">[Administrator@hdc0005796 html]$ </text:p>
      <text:p text:style-name="P1">[Administrator@hdc0005796 html]$ \</text:p>
      <text:p text:style-name="P1">&gt; 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service httpd stop</text:p>
      <text:p text:style-name="P1">Redirecting to /bin/systemctl stop <text:s/>httpd.service</text:p>
      <text:p text:style-name="P1">==== AUTHENTICATING FOR org.freedesktop.systemd1.manage-units ===</text:p>
      <text:p text:style-name="P1">Authentication is required to manage system services or units.</text:p>
      <text:p text:style-name="P1">Authenticating as: Administrator</text:p>
      <text:p text:style-name="P1"><text:soft-page-break/>Password: </text:p>
      <text:p text:style-name="P1">==== AUTHENTICATION COMPLETE ===</text:p>
      <text:p text:style-name="P1">[Administrator@hdc0005796 html]$ service httpd start</text:p>
      <text:p text:style-name="P1">Redirecting to /bin/systemctl start <text:s/>httpd.service</text:p>
      <text:p text:style-name="P1">==== AUTHENTICATING FOR org.freedesktop.systemd1.manage-units ===</text:p>
      <text:p text:style-name="P1">Authentication is required to manage system services or units.</text:p>
      <text:p text:style-name="P1">Authenticating as: Administrator</text:p>
      <text:p text:style-name="P1">Password: </text:p>
      <text:p text:style-name="P1">==== AUTHENTICATION COMPLETE ===</text:p>
      <text:p text:style-name="P1">[Administrator@hdc0005796 html]$ chcon -R -t httpd_sys_content_rw_t drupal/sites/default/files/</text:p>
      <text:p text:style-name="P1">chcon: failed to change context of ‘drupal/sites/default/files/’ to ‘unconfined_u:object_r:httpd_sys_content_rw_t:s0’: Operation not permitted</text:p>
      <text:p text:style-name="P1">[Administrator@hdc0005796 html]$ </text:p>
      <text:p text:style-name="P1">[Administrator@hdc0005796 html]$ </text:p>
      <text:p text:style-name="P1">[Administrator@hdc0005796 html]$ sudo chcon -R -t httpd_sys_content_rw_t drupal/sites/default/files/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service httpd stop</text:p>
      <text:p text:style-name="P1">Redirecting to /bin/systemctl stop <text:s/>httpd.service</text:p>
      <text:p text:style-name="P1">==== AUTHENTICATING FOR org.freedesktop.systemd1.manage-units ===</text:p>
      <text:p text:style-name="P1">Authentication is required to manage system services or units.</text:p>
      <text:p text:style-name="P1">Authenticating as: Administrator</text:p>
      <text:p text:style-name="P1">Password: </text:p>
      <text:p text:style-name="P1">polkit-agent-helper-1: pam_authenticate failed: Authentication failure</text:p>
      <text:p text:style-name="P1">==== AUTHENTICATION FAILED ===</text:p>
      <text:p text:style-name="P1">Failed to stop httpd.service: Access denied</text:p>
      <text:p text:style-name="P1">See system logs and 'systemctl status httpd.service' for details.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service httpd restart</text:p>
      <text:p text:style-name="P1">Redirecting to /bin/systemctl restart <text:s/>httpd.service</text:p>
      <text:p text:style-name="P1">==== AUTHENTICATING FOR org.freedesktop.systemd1.manage-units ===</text:p>
      <text:p text:style-name="P1">Authentication is required to manage system services or units.</text:p>
      <text:p text:style-name="P1">Authenticating as: Administrator</text:p>
      <text:p text:style-name="P1">Password: </text:p>
      <text:p text:style-name="P1">==== AUTHENTICATION COMPLETE ===</text:p>
      <text:p text:style-name="P1">[Administrator@hdc0005796 html]$ sudo chcon -R -t httpd_sys_content_rw_t drupal/sites/default/settings.php 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service httpd restart</text:p>
      <text:p text:style-name="P1">Redirecting to /bin/systemctl restart <text:s/>httpd.service</text:p>
      <text:p text:style-name="P1">==== AUTHENTICATING FOR org.freedesktop.systemd1.manage-units ===</text:p>
      <text:p text:style-name="P1">Authentication is required to manage system services or units.</text:p>
      <text:p text:style-name="P1">Authenticating as: Administrator</text:p>
      <text:p text:style-name="P1">Password: </text:p>
      <text:p text:style-name="P1">==== AUTHENTICATION COMPLETE ===</text:p>
      <text:p text:style-name="P1">[Administrator@hdc0005796 html]$ sudo yum install php-mbstring</text:p>
      <text:p text:style-name="P1"><text:soft-page-break/>Loaded plugins: langpacks, product-id, rhnplugin, search-disabled-repos, subscription-manager</text:p>
      <text:p text:style-name="P1">This system is receiving updates from RHN Classic or Red Hat Satellite.</text:p>
      <text:p text:style-name="P1">No package php-mbstring available.</text:p>
      <text:p text:style-name="P1">Error: Nothing to do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yum install php-mbstring</text:p>
      <text:p text:style-name="P1">Loaded plugins: langpacks, product-id, rhnplugin, search-disabled-repos, subscription-manager</text:p>
      <text:p text:style-name="P1">*Note* Spacewalk repositories are not listed below. You must run this command as root to access Spacewalk repositories.</text:p>
      <text:p text:style-name="P1">You need to be root to perform this command.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sudo yum install php-mbstring</text:p>
      <text:p text:style-name="P1">Loaded plugins: langpacks, product-id, rhnplugin, search-disabled-repos, subscription-manager</text:p>
      <text:p text:style-name="P1">This system is receiving updates from RHN Classic or Red Hat Satellite.</text:p>
      <text:p text:style-name="P1">No package php-mbstring available.</text:p>
      <text:p text:style-name="P1">Error: Nothing to do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sudo suy</text:p>
      <text:p text:style-name="P1">sudo: suy: command not found</text:p>
      <text:p text:style-name="P1">[Administrator@hdc0005796 html]$ </text:p>
      <text:p text:style-name="P1">[Administrator@hdc0005796 html]$ </text:p>
      <text:p text:style-name="P1">[Administrator@hdc0005796 html]$ </text:p>
      <text:p text:style-name="P1">[Administrator@hdc0005796 html]$ sudo su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yum install php-mbstring</text:p>
      <text:p text:style-name="P1">Loaded plugins: langpacks, product-id, rhnplugin, search-disabled-repos, subscription-manager</text:p>
      <text:p text:style-name="P1">This system is receiving updates from RHN Classic or Red Hat Satellite.</text:p>
      <text:p text:style-name="P1">No package php-mbstring available.</text:p>
      <text:p text:style-name="P1">Error: Nothing to do</text:p>
      <text:p text:style-name="P1">[root@hdc0005796 html]# sudo nano /etc/yum.repos.d/CentOS-Base.repo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yum install php-mbstring</text:p>
      <text:p text:style-name="P1">Loaded plugins: langpacks, product-id, rhnplugin, search-disabled-repos, subscription-manager</text:p>
      <text:p text:style-name="P1">This system is receiving updates from RHN Classic or Red Hat Satellite.</text:p>
      <text:p text:style-name="P1">Config error: File contains no section headers.</text:p>
      <text:p text:style-name="P1">file: file:///etc/yum.repos.d/CentOS-Base.repo, line: 1</text:p>
      <text:p text:style-name="P1">'baseurl=http://centos.intergenia.de/7Server/updates/x86_64/\n'</text:p>
      <text:p text:style-name="P1">[root@hdc0005796 html]# </text:p>
      <text:p text:style-name="P1"><text:soft-page-break/>[root@hdc0005796 html]# </text:p>
      <text:p text:style-name="P1">[root@hdc0005796 html]# </text:p>
      <text:p text:style-name="P1">[root@hdc0005796 html]# rpm -qa | grep php</text:p>
      <text:p text:style-name="P1">php-mysql-5.4.16-42.el7.x86_64</text:p>
      <text:p text:style-name="P1">php-pdo-5.4.16-42.el7.x86_64</text:p>
      <text:p text:style-name="P1">php-xml-5.4.16-42.el7.x86_64</text:p>
      <text:p text:style-name="P1">php-common-5.4.16-42.el7.x86_64</text:p>
      <text:p text:style-name="P1">php-gd-5.4.16-42.el7.x86_64</text:p>
      <text:p text:style-name="P1">php-cli-5.4.16-42.el7.x86_64</text:p>
      <text:p text:style-name="P1">php-5.4.16-42.el7.x86_64</text:p>
      <text:p text:style-name="P1">[root@hdc0005796 html]# sudo subscription-manager repos --enable=rhel-7-server-optional-rpms</text:p>
      <text:p text:style-name="P1">Error: 'rhel-7-server-optional-rpms' does not match a valid repository ID. Use "subscription-manager repos --list" to see valid repositories.</text:p>
      <text:p text:style-name="P1">[root@hdc0005796 html]# subscription-manager repos --list</text:p>
      <text:p text:style-name="P1">This system has no repositories available through subscriptions.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lsb_release -a</text:p>
      <text:p text:style-name="P1">bash: lsb_release: command not found...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/etc/redhat_release</text:p>
      <text:p text:style-name="P1">bash: /etc/redhat_release: No such file or directory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rpm -qa '*release*'</text:p>
      <text:p text:style-name="P1">redhat-release-server-7.3-7.el7.x86_64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wget http://dl.iuscommunity.org/pub/ius/stable/Redhat/7/x86_64/ius-release-1.0-13.ius.el7.noarch.rpm</text:p>
      <text:p text:style-name="P1">--2017-06-07 17:04:09-- <text:s/>http://dl.iuscommunity.org/pub/ius/stable/Redhat/7/x86_64/ius-release-1.0-13.ius.el7.noarch.rpm</text:p>
      <text:p text:style-name="P1">Resolving dl.iuscommunity.org (dl.iuscommunity.org)... 146.20.25.47, 2001:4802:7901:0:4ccc:ff11:0:a</text:p>
      <text:p text:style-name="P1">Connecting to dl.iuscommunity.org (dl.iuscommunity.org)|146.20.25.47|:80... connected.</text:p>
      <text:p text:style-name="P1">HTTP request sent, awaiting response... 301 Moved Permanently</text:p>
      <text:p text:style-name="P1">Location: https://dl.iuscommunity.org/pub/ius/stable/Redhat/7/x86_64/ius-release-1.0-13.ius.el7.noarch.rpm [following]</text:p>
      <text:p text:style-name="P1">--2017-06-07 17:04:10-- <text:s/>https://dl.iuscommunity.org/pub/ius/stable/Redhat/7/x86_64/ius-release-1.0-13.ius.el7.noarch.rpm</text:p>
      <text:p text:style-name="P1">Connecting to dl.iuscommunity.org (dl.iuscommunity.org)|146.20.25.47|:443... connected.</text:p>
      <text:p text:style-name="P1">HTTP request sent, awaiting response... 302 Moved Temporarily</text:p>
      <text:p text:style-name="P1">Location: https://dl.iuscommunity.org/pub/ius/stable/Redhat/7/x86_64/ius-release-1.0-15.ius.el7.noarch.rpm [following]</text:p>
      <text:p text:style-name="P1">--2017-06-07 17:04:11-- <text:s/>https://dl.iuscommunity.org/pub/ius/stable/Redhat/7/x86_64/ius-release-1.0-15.ius.el7.noarch.rpm</text:p>
      <text:p text:style-name="P1"><text:soft-page-break/>Reusing existing connection to dl.iuscommunity.org:443.</text:p>
      <text:p text:style-name="P1">HTTP request sent, awaiting response... 200 OK</text:p>
      <text:p text:style-name="P1">Length: 8312 (8.1K) [application/x-redhat-package-manager]</text:p>
      <text:p text:style-name="P1">Saving to: ‘ius-release-1.0-13.ius.el7.noarch.rpm’</text:p>
      <text:p text:style-name="P1"></text:p>
      <text:p text:style-name="P1">100%[=======================================================================================================&gt;] 8,312 <text:s text:c="6"/>--.-K/s <text:s text:c="2"/>in 0s <text:s text:c="5"/></text:p>
      <text:p text:style-name="P1"></text:p>
      <text:p text:style-name="P1">2017-06-07 17:04:11 (182 MB/s) - ‘ius-release-1.0-13.ius.el7.noarch.rpm’ saved [8312/8312]</text:p>
      <text:p text:style-name="P1"></text:p>
      <text:p text:style-name="P1">[root@hdc0005796 html]# wget http://dl.fedoraproject.org/pub/epel/7/x86_64/e/epel-release-7-2.noarch.rpm</text:p>
      <text:p text:style-name="P1">--2017-06-07 17:04:23-- <text:s/>http://dl.fedoraproject.org/pub/epel/7/x86_64/e/epel-release-7-2.noarch.rpm</text:p>
      <text:p text:style-name="P1">Resolving dl.fedoraproject.org (dl.fedoraproject.org)... 209.132.181.23, 209.132.181.25, 209.132.181.24</text:p>
      <text:p text:style-name="P1">Connecting to dl.fedoraproject.org (dl.fedoraproject.org)|209.132.181.23|:80... connected.</text:p>
      <text:p text:style-name="P1">HTTP request sent, awaiting response... 404 Not Found</text:p>
      <text:p text:style-name="P1">2017-06-07 17:04:24 ERROR 404: Not Found.</text:p>
      <text:p text:style-name="P1"></text:p>
      <text:p text:style-name="P1">[root@hdc0005796 html]# rpm -Uvh *release*.rpm</text:p>
      <text:p text:style-name="P1">warning: ius-release-1.0-13.ius.el7.noarch.rpm: Header V4 DSA/SHA1 Signature, key ID 9cd4953f: NOKEY</text:p>
      <text:p text:style-name="P1">error: Failed dependencies:</text:p>
      <text:p text:style-name="P1"><text:tab/>epel-release = 7 is needed by ius-release-1.0-15.ius.el7.noarch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wget http://dl.fedoraproject.org/pub/epel/7/x86_64/e/epel-release-7-2.noarch.rpm</text:p>
      <text:p text:style-name="P1">--2017-06-07 17:04:48-- <text:s/>http://dl.fedoraproject.org/pub/epel/7/x86_64/e/epel-release-7-2.noarch.rpm</text:p>
      <text:p text:style-name="P1">Resolving dl.fedoraproject.org (dl.fedoraproject.org)... 209.132.181.25, 209.132.181.24, 209.132.181.23</text:p>
      <text:p text:style-name="P1">Connecting to dl.fedoraproject.org (dl.fedoraproject.org)|209.132.181.25|:80... connected.</text:p>
      <text:p text:style-name="P1">HTTP request sent, awaiting response... 404 Not Found</text:p>
      <text:p text:style-name="P1">2017-06-07 17:04:48 ERROR 404: Not Found.</text:p>
      <text:p text:style-name="P1"></text:p>
      <text:p text:style-name="P1">[root@hdc0005796 html]# yum install php-mbstring</text:p>
      <text:p text:style-name="P1">Loaded plugins: langpacks, product-id, rhnplugin, search-disabled-repos, subscription-manager</text:p>
      <text:p text:style-name="P1">This system is receiving updates from RHN Classic or Red Hat Satellite.</text:p>
      <text:p text:style-name="P1">Config error: File contains no section headers.</text:p>
      <text:p text:style-name="P1">file: file:///etc/yum.repos.d/CentOS-Base.repo, line: 1</text:p>
      <text:p text:style-name="P1">'baseurl=http://centos.intergenia.de/7Server/updates/x86_64/\n'</text:p>
      <text:p text:style-name="P1">[root@hdc0005796 html]# sudo yum remove php-common</text:p>
      <text:p text:style-name="P1">Loaded plugins: langpacks, product-id, rhnplugin, search-disabled-repos, subscription-manager</text:p>
      <text:p text:style-name="P1">This system is receiving updates from RHN Classic or Red Hat Satellite.</text:p>
      <text:p text:style-name="P1">Config error: File contains no section headers.</text:p>
      <text:p text:style-name="P1">file: file:///etc/yum.repos.d/CentOS-Base.repo, line: 1</text:p>
      <text:p text:style-name="P1">'baseurl=http://centos.intergenia.de/7Server/updates/x86_64/\n'</text:p>
      <text:p text:style-name="P1"><text:soft-page-break/>[root@hdc0005796 html]# 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vi /etc/yum.repos.d/CentOS-Base.repo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vi /etc/yum.repos.d/CentOS-Base.repo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sudo yum remove php-common</text:p>
      <text:p text:style-name="P1">Loaded plugins: langpacks, product-id, rhnplugin, search-disabled-repos, subscription-manager</text:p>
      <text:p text:style-name="P1">This system is receiving updates from RHN Classic or Red Hat Satellite.</text:p>
      <text:p text:style-name="P1">Resolving Dependencies</text:p>
      <text:p text:style-name="P1">--&gt; Running transaction check</text:p>
      <text:p text:style-name="P1">---&gt; Package php-common.x86_64 0:5.4.16-42.el7 will be erased</text:p>
      <text:p text:style-name="P1">--&gt; Processing Dependency: php-common(x86-64) = 5.4.16-42.el7 for package: php-pdo-5.4.16-42.el7.x86_64</text:p>
      <text:p text:style-name="P1">--&gt; Processing Dependency: php-common(x86-64) = 5.4.16-42.el7 for package: php-5.4.16-42.el7.x86_64</text:p>
      <text:p text:style-name="P1">--&gt; Processing Dependency: php-common(x86-64) = 5.4.16-42.el7 for package: php-cli-5.4.16-42.el7.x86_64</text:p>
      <text:p text:style-name="P1">--&gt; Processing Dependency: php-common(x86-64) = 5.4.16-42.el7 for package: php-xml-5.4.16-42.el7.x86_64</text:p>
      <text:p text:style-name="P1">--&gt; Processing Dependency: php-common(x86-64) = 5.4.16-42.el7 for package: php-gd-5.4.16-42.el7.x86_64</text:p>
      <text:p text:style-name="P1">--&gt; Running transaction check</text:p>
      <text:p text:style-name="P1">---&gt; Package php.x86_64 0:5.4.16-42.el7 will be erased</text:p>
      <text:p text:style-name="P1">---&gt; Package php-cli.x86_64 0:5.4.16-42.el7 will be erased</text:p>
      <text:p text:style-name="P1">---&gt; Package php-gd.x86_64 0:5.4.16-42.el7 will be erased</text:p>
      <text:p text:style-name="P1">---&gt; Package php-pdo.x86_64 0:5.4.16-42.el7 will be erased</text:p>
      <text:p text:style-name="P1">--&gt; Processing Dependency: php-pdo(x86-64) = 5.4.16-42.el7 for package: php-mysql-5.4.16-42.el7.x86_64</text:p>
      <text:p text:style-name="P1">---&gt; Package php-xml.x86_64 0:5.4.16-42.el7 will be erased</text:p>
      <text:p text:style-name="P1">--&gt; Running transaction check</text:p>
      <text:p text:style-name="P1">---&gt; Package php-mysql.x86_64 0:5.4.16-42.el7 will be erased</text:p>
      <text:p text:style-name="P1">--&gt; Finished Dependency Resolution</text:p>
      <text:p text:style-name="P1"></text:p>
      <text:p text:style-name="P1">Dependencies Resolved</text:p>
      <text:p text:style-name="P1"></text:p>
      <text:p text:style-name="P1">=================================================================================================================================================</text:p>
      <text:p text:style-name="P1"><text:s/>Package <text:s text:c="24"/>Arch <text:s text:c="23"/>Version <text:s text:c="27"/>Repository <text:s text:c="33"/>Size</text:p>
      <text:p text:style-name="P1">=================================================================================================================================================</text:p>
      <text:p text:style-name="P1">Removing:</text:p>
      <text:p text:style-name="P1"><text:soft-page-break/><text:s/>php-common <text:s text:c="21"/>x86_64 <text:s text:c="21"/>5.4.16-42.el7 <text:s text:c="21"/>@rhel-x86_64-server-7 <text:s text:c="21"/>3.8 M</text:p>
      <text:p text:style-name="P1">Removing for dependencies:</text:p>
      <text:p text:style-name="P1"><text:s/>php <text:s text:c="28"/>x86_64 <text:s text:c="21"/>5.4.16-42.el7 <text:s text:c="21"/>@rhel-x86_64-server-7 <text:s text:c="21"/>4.4 M</text:p>
      <text:p text:style-name="P1"><text:s/>php-cli <text:s text:c="24"/>x86_64 <text:s text:c="21"/>5.4.16-42.el7 <text:s text:c="21"/>@rhel-x86_64-server-7 <text:s text:c="21"/>8.8 M</text:p>
      <text:p text:style-name="P1"><text:s/>php-gd <text:s text:c="25"/>x86_64 <text:s text:c="21"/>5.4.16-42.el7 <text:s text:c="21"/>@rhel-x86_64-server-7 <text:s text:c="21"/>342 k</text:p>
      <text:p text:style-name="P1"><text:s/>php-mysql <text:s text:c="22"/>x86_64 <text:s text:c="21"/>5.4.16-42.el7 <text:s text:c="21"/>@rhel-x86_64-server-7 <text:s text:c="21"/>232 k</text:p>
      <text:p text:style-name="P1"><text:s/>php-pdo <text:s text:c="24"/>x86_64 <text:s text:c="21"/>5.4.16-42.el7 <text:s text:c="21"/>@rhel-x86_64-server-7 <text:s text:c="21"/>192 k</text:p>
      <text:p text:style-name="P1"><text:s/>php-xml <text:s text:c="24"/>x86_64 <text:s text:c="21"/>5.4.16-42.el7 <text:s text:c="21"/>@rhel-x86_64-server-7 <text:s text:c="21"/>325 k</text:p>
      <text:p text:style-name="P1"></text:p>
      <text:p text:style-name="P1">Transaction Summary</text:p>
      <text:p text:style-name="P1">=================================================================================================================================================</text:p>
      <text:p text:style-name="P1">Remove <text:s/>1 Package (+6 Dependent packages)</text:p>
      <text:p text:style-name="P1"></text:p>
      <text:p text:style-name="P1">Installed size: 18 M</text:p>
      <text:p text:style-name="P1">Is this ok [y/N]: y</text:p>
      <text:p text:style-name="P1">Downloading packages:</text:p>
      <text:p text:style-name="P1">Running transaction check</text:p>
      <text:p text:style-name="P1">Running transaction test</text:p>
      <text:p text:style-name="P1">Transaction test succeeded</text:p>
      <text:p text:style-name="P1">Running transaction</text:p>
      <text:p text:style-name="P1"><text:s text:c="2"/>Erasing <text:s text:c="3"/>: php-5.4.16-42.el7.x86_64 <text:s text:c="101"/>1/7 </text:p>
      <text:p text:style-name="P1"><text:s text:c="2"/>Erasing <text:s text:c="3"/>: php-cli-5.4.16-42.el7.x86_64 <text:s text:c="97"/>2/7 </text:p>
      <text:p text:style-name="P1"><text:s text:c="2"/>Erasing <text:s text:c="3"/>: php-gd-5.4.16-42.el7.x86_64 <text:s text:c="98"/>3/7 </text:p>
      <text:p text:style-name="P1"><text:s text:c="2"/>Erasing <text:s text:c="3"/>: php-xml-5.4.16-42.el7.x86_64 <text:s text:c="97"/>4/7 </text:p>
      <text:p text:style-name="P1"><text:s text:c="2"/>Erasing <text:s text:c="3"/>: php-mysql-5.4.16-42.el7.x86_64 <text:s text:c="95"/>5/7 </text:p>
      <text:p text:style-name="P1"><text:s text:c="2"/>Erasing <text:s text:c="3"/>: php-pdo-5.4.16-42.el7.x86_64 <text:s text:c="97"/>6/7 </text:p>
      <text:p text:style-name="P1"><text:s text:c="2"/>Erasing <text:s text:c="3"/>: php-common-5.4.16-42.el7.x86_64 <text:s text:c="94"/>7/7 </text:p>
      <text:p text:style-name="P1"><text:s text:c="2"/>Verifying <text:s/>: php-cli-5.4.16-42.el7.x86_64 <text:s text:c="97"/>1/7 </text:p>
      <text:p text:style-name="P1"><text:s text:c="2"/>Verifying <text:s/>: php-mysql-5.4.16-42.el7.x86_64 <text:s text:c="95"/>2/7 </text:p>
      <text:p text:style-name="P1"><text:s text:c="2"/>Verifying <text:s/>: php-xml-5.4.16-42.el7.x86_64 <text:s text:c="97"/>3/7 </text:p>
      <text:p text:style-name="P1"><text:s text:c="2"/>Verifying <text:s/>: php-gd-5.4.16-42.el7.x86_64 <text:s text:c="98"/>4/7 </text:p>
      <text:p text:style-name="P1"><text:s text:c="2"/>Verifying <text:s/>: php-5.4.16-42.el7.x86_64 <text:s text:c="101"/><text:soft-page-break/>5/7 </text:p>
      <text:p text:style-name="P1"><text:s text:c="2"/>Verifying <text:s/>: php-pdo-5.4.16-42.el7.x86_64 <text:s text:c="97"/>6/7 </text:p>
      <text:p text:style-name="P1"><text:s text:c="2"/>Verifying <text:s/>: php-common-5.4.16-42.el7.x86_64 <text:s text:c="94"/>7/7 </text:p>
      <text:p text:style-name="P1"></text:p>
      <text:p text:style-name="P1">Removed:</text:p>
      <text:p text:style-name="P1"><text:s text:c="2"/>php-common.x86_64 0:5.4.16-42.el7 <text:s text:c="109"/></text:p>
      <text:p text:style-name="P1"></text:p>
      <text:p text:style-name="P1">Dependency Removed:</text:p>
      <text:p text:style-name="P1"><text:s text:c="2"/>php.x86_64 0:5.4.16-42.el7 <text:s text:c="8"/>php-cli.x86_64 0:5.4.16-42.el7 <text:s text:c="4"/>php-gd.x86_64 0:5.4.16-42.el7 <text:s text:c="4"/>php-mysql.x86_64 0:5.4.16-42.el7 <text:s text:c="3"/></text:p>
      <text:p text:style-name="P1"><text:s text:c="2"/>php-pdo.x86_64 0:5.4.16-42.el7 <text:s text:c="4"/>php-xml.x86_64 0:5.4.16-42.el7 <text:s text:c="3"/></text:p>
      <text:p text:style-name="P1"></text:p>
      <text:p text:style-name="P1">Complete!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sudo yum install php-mbstring</text:p>
      <text:p text:style-name="P1">Loaded plugins: langpacks, product-id, rhnplugin, search-disabled-repos, subscription-manager</text:p>
      <text:p text:style-name="P1">This system is receiving updates from RHN Classic or Red Hat Satellite.</text:p>
      <text:p text:style-name="P1">No package php-mbstring available.</text:p>
      <text:p text:style-name="P1">Error: Nothing to do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sudo yum install php-common</text:p>
      <text:p text:style-name="P1">Loaded plugins: langpacks, product-id, rhnplugin, search-disabled-repos, subscription-manager</text:p>
      <text:p text:style-name="P1">This system is receiving updates from RHN Classic or Red Hat Satellite.</text:p>
      <text:p text:style-name="P1">Resolving Dependencies</text:p>
      <text:p text:style-name="P1">--&gt; Running transaction check</text:p>
      <text:p text:style-name="P1">---&gt; Package php-common.x86_64 0:5.4.16-42.el7 will be installed</text:p>
      <text:p text:style-name="P1">--&gt; Finished Dependency Resolution</text:p>
      <text:p text:style-name="P1"></text:p>
      <text:p text:style-name="P1">Dependencies Resolved</text:p>
      <text:p text:style-name="P1"></text:p>
      <text:p text:style-name="P1">=================================================================================================================================================</text:p>
      <text:p text:style-name="P1"><text:s/>Package <text:s text:c="24"/>Arch <text:s text:c="23"/>Version <text:s text:c="28"/>Repository <text:s text:c="32"/>Size</text:p>
      <text:p text:style-name="P1">=================================================================================================================================================</text:p>
      <text:p text:style-name="P1">Installing:</text:p>
      <text:p text:style-name="P1"><text:s/>php-common <text:s text:c="21"/>x86_64 <text:s text:c="21"/>5.4.16-42.el7 <text:s text:c="22"/>rhel-x86_64-server-7 <text:s text:c="21"/>564 k</text:p>
      <text:p text:style-name="P1"></text:p>
      <text:p text:style-name="P1">Transaction Summary</text:p>
      <text:p text:style-name="P1">=======================================================================<text:soft-page-break/>==========================================================================</text:p>
      <text:p text:style-name="P1">Install <text:s/>1 Package</text:p>
      <text:p text:style-name="P1"></text:p>
      <text:p text:style-name="P1">Total size: 564 k</text:p>
      <text:p text:style-name="P1">Installed size: 3.8 M</text:p>
      <text:p text:style-name="P1">Is this ok [y/d/N]: y</text:p>
      <text:p text:style-name="P1">Downloading packages:</text:p>
      <text:p text:style-name="P1">Running transaction check</text:p>
      <text:p text:style-name="P1">Running transaction test</text:p>
      <text:p text:style-name="P1">Transaction test succeeded</text:p>
      <text:p text:style-name="P1">Running transaction</text:p>
      <text:p text:style-name="P1"><text:s text:c="2"/>Installing : php-common-5.4.16-42.el7.x86_64 <text:s text:c="94"/>1/1 </text:p>
      <text:p text:style-name="P1"><text:s text:c="2"/>Verifying <text:s/>: php-common-5.4.16-42.el7.x86_64 <text:s text:c="94"/>1/1 </text:p>
      <text:p text:style-name="P1"></text:p>
      <text:p text:style-name="P1">Installed:</text:p>
      <text:p text:style-name="P1"><text:s text:c="2"/>php-common.x86_64 0:5.4.16-42.el7 <text:s text:c="109"/></text:p>
      <text:p text:style-name="P1"></text:p>
      <text:p text:style-name="P1">Complete!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subscription-manager repos --enable rhel-server-rhscl-7-eus-rpms</text:p>
      <text:p text:style-name="P1">Error: 'rhel-server-rhscl-7-eus-rpms' does not match a valid repository ID. Use "subscription-manager repos --list" to see valid repositories.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subscription-manager repos --list</text:p>
      <text:p text:style-name="P1">This system has no repositories available through subscriptions.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yum install php55 php55-php php55-php-gd php55-php-mbstring</text:p>
      <text:p text:style-name="P1">Loaded plugins: langpacks, product-id, rhnplugin, search-disabled-repos, subscription-manager</text:p>
      <text:p text:style-name="P1">This system is receiving updates from RHN Classic or Red Hat Satellite.</text:p>
      <text:p text:style-name="P1">No package php55 available.</text:p>
      <text:p text:style-name="P1">No package php55-php available.</text:p>
      <text:p text:style-name="P1">No package php55-php-gd available.</text:p>
      <text:p text:style-name="P1">No package php55-php-mbstring available.</text:p>
      <text:p text:style-name="P1">Error: Nothing to do</text:p>
      <text:p text:style-name="P1">[root@hdc0005796 html]# yum install php5.6 php5.6-php php5.6-php-gd php5.6-php-mbstring</text:p>
      <text:p text:style-name="P1">Loaded plugins: langpacks, product-id, rhnplugin, search-disabled-repos, subscription-manager</text:p>
      <text:p text:style-name="P1">This system is receiving updates from RHN Classic or Red Hat Satellite.</text:p>
      <text:p text:style-name="P1">No package php5.6 available.</text:p>
      <text:p text:style-name="P1">No package php5.6-php available.</text:p>
      <text:p text:style-name="P1">No package php5.6-php-gd available.</text:p>
      <text:p text:style-name="P1"><text:soft-page-break/>No package php5.6-php-mbstring available.</text:p>
      <text:p text:style-name="P1">Error: Nothing to do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yum search php</text:p>
      <text:p text:style-name="P1">Loaded plugins: langpacks, product-id, rhnplugin, search-disabled-repos, subscription-manager</text:p>
      <text:p text:style-name="P1">This system is receiving updates from RHN Classic or Red Hat Satellite.</text:p>
      <text:p text:style-name="P1">=============================================================== N/S matched: php ================================================================</text:p>
      <text:p text:style-name="P1">php.x86_64 : PHP scripting language for creating dynamic web sites</text:p>
      <text:p text:style-name="P1">php-cli.x86_64 : Command-line interface for PHP</text:p>
      <text:p text:style-name="P1">php-common.x86_64 : Common files for PHP</text:p>
      <text:p text:style-name="P1">php-gd.x86_64 : A module for PHP applications for using the gd graphics library</text:p>
      <text:p text:style-name="P1">php-ldap.x86_64 : A module for PHP applications that use LDAP</text:p>
      <text:p text:style-name="P1">php-mysql.x86_64 : A module for PHP applications that use MySQL databases</text:p>
      <text:p text:style-name="P1">php-odbc.x86_64 : A module for PHP applications that use ODBC databases</text:p>
      <text:p text:style-name="P1">php-pdo.x86_64 : A database access abstraction module for PHP applications</text:p>
      <text:p text:style-name="P1">php-pear.noarch : PHP Extension and Application Repository framework</text:p>
      <text:p text:style-name="P1">php-pgsql.x86_64 : A PostgreSQL database module for PHP</text:p>
      <text:p text:style-name="P1">php-process.x86_64 : Modules for PHP script using system process interfaces</text:p>
      <text:p text:style-name="P1">php-recode.x86_64 : A module for PHP applications for using the recode library</text:p>
      <text:p text:style-name="P1">php-soap.x86_64 : A module for PHP applications that use the SOAP protocol</text:p>
      <text:p text:style-name="P1">php-xml.x86_64 : A module for PHP applications which use XML</text:p>
      <text:p text:style-name="P1">php-xmlrpc.x86_64 : A module for PHP applications which use the XML-RPC protocol</text:p>
      <text:p text:style-name="P1">php-pecl-memcache.x86_64 : Extension to work with the Memcached caching daemon</text:p>
      <text:p text:style-name="P1"></text:p>
      <text:p text:style-name="P1"><text:s text:c="2"/>Name and summary matches only, use "search all" for everything.</text:p>
      <text:p text:style-name="P1">[root@hdc0005796 html]# <text:s/>yum install php php-mysql php-pdo php-gd php-mbstring</text:p>
      <text:p text:style-name="P1">Loaded plugins: langpacks, product-id, rhnplugin, search-disabled-repos, subscription-manager</text:p>
      <text:p text:style-name="P1">This system is receiving updates from RHN Classic or Red Hat Satellite.</text:p>
      <text:p text:style-name="P1">No package php-mbstring available.</text:p>
      <text:p text:style-name="P1">Resolving Dependencies</text:p>
      <text:p text:style-name="P1">--&gt; Running transaction check</text:p>
      <text:p text:style-name="P1">---&gt; Package php.x86_64 0:5.4.16-42.el7 will be installed</text:p>
      <text:p text:style-name="P1">--&gt; Processing Dependency: php-cli(x86-64) = 5.4.16-42.el7 for package: php-5.4.16-42.el7.x86_64</text:p>
      <text:p text:style-name="P1">---&gt; Package php-gd.x86_64 0:5.4.16-42.el7 will be installed</text:p>
      <text:p text:style-name="P1">---&gt; Package php-mysql.x86_64 0:5.4.16-42.el7 will be installed</text:p>
      <text:p text:style-name="P1">---&gt; Package php-pdo.x86_64 0:5.4.16-42.el7 will be installed</text:p>
      <text:p text:style-name="P1">--&gt; Running transaction check</text:p>
      <text:p text:style-name="P1">---&gt; Package php-cli.x86_64 0:5.4.16-42.el7 will be installed</text:p>
      <text:p text:style-name="P1">--&gt; Finished Dependency Resolution</text:p>
      <text:p text:style-name="P1"></text:p>
      <text:p text:style-name="P1">Dependencies Resolved</text:p>
      <text:p text:style-name="P1"></text:p>
      <text:p text:style-name="P1">=================================================================================================================================================</text:p>
      <text:p text:style-name="P1"><text:s/>Package <text:s text:c="23"/>Arch <text:s text:c="23"/>Version <text:s text:c="29"/>Repository <text:s text:c="32"/><text:soft-page-break/>Size</text:p>
      <text:p text:style-name="P1">=================================================================================================================================================</text:p>
      <text:p text:style-name="P1">Installing:</text:p>
      <text:p text:style-name="P1"><text:s/>php <text:s text:c="27"/>x86_64 <text:s text:c="21"/>5.4.16-42.el7 <text:s text:c="23"/>rhel-x86_64-server-7 <text:s text:c="21"/>1.4 M</text:p>
      <text:p text:style-name="P1"><text:s/>php-gd <text:s text:c="24"/>x86_64 <text:s text:c="21"/>5.4.16-42.el7 <text:s text:c="23"/>rhel-x86_64-server-7 <text:s text:c="21"/>127 k</text:p>
      <text:p text:style-name="P1"><text:s/>php-mysql <text:s text:c="21"/>x86_64 <text:s text:c="21"/>5.4.16-42.el7 <text:s text:c="23"/>rhel-x86_64-server-7 <text:s text:c="21"/>101 k</text:p>
      <text:p text:style-name="P1"><text:s/>php-pdo <text:s text:c="23"/>x86_64 <text:s text:c="21"/>5.4.16-42.el7 <text:s text:c="23"/>rhel-x86_64-server-7 <text:s text:c="22"/>98 k</text:p>
      <text:p text:style-name="P1">Installing for dependencies:</text:p>
      <text:p text:style-name="P1"><text:s/>php-cli <text:s text:c="23"/>x86_64 <text:s text:c="21"/>5.4.16-42.el7 <text:s text:c="23"/>rhel-x86_64-server-7 <text:s text:c="21"/>2.7 M</text:p>
      <text:p text:style-name="P1"></text:p>
      <text:p text:style-name="P1">Transaction Summary</text:p>
      <text:p text:style-name="P1">=================================================================================================================================================</text:p>
      <text:p text:style-name="P1">Install <text:s/>4 Packages (+1 Dependent package)</text:p>
      <text:p text:style-name="P1"></text:p>
      <text:p text:style-name="P1">Total size: 4.4 M</text:p>
      <text:p text:style-name="P1">Installed size: 14 M</text:p>
      <text:p text:style-name="P1">Is this ok [y/d/N]: y</text:p>
      <text:p text:style-name="P1">Downloading packages:</text:p>
      <text:p text:style-name="P1">Running transaction check</text:p>
      <text:p text:style-name="P1">Running transaction test</text:p>
      <text:p text:style-name="P1">Transaction test succeeded</text:p>
      <text:p text:style-name="P1">Running transaction</text:p>
      <text:p text:style-name="P1"><text:s text:c="2"/>Installing : php-cli-5.4.16-42.el7.x86_64 <text:s text:c="97"/>1/5 </text:p>
      <text:p text:style-name="P1"><text:s text:c="2"/>Installing : php-pdo-5.4.16-42.el7.x86_64 <text:s text:c="97"/>2/5 </text:p>
      <text:p text:style-name="P1"><text:s text:c="2"/>Installing : php-mysql-5.4.16-42.el7.x86_64 <text:s text:c="95"/>3/5 </text:p>
      <text:p text:style-name="P1"><text:s text:c="2"/>Installing : php-5.4.16-42.el7.x86_64 <text:s text:c="101"/>4/5 </text:p>
      <text:p text:style-name="P1"><text:s text:c="2"/>Installing : php-gd-5.4.16-42.el7.x86_64 <text:s text:c="98"/>5/5 </text:p>
      <text:p text:style-name="P1"><text:s text:c="2"/>Verifying <text:s/>: php-mysql-5.4.16-42.el7.x86_64 <text:s text:c="95"/>1/5 </text:p>
      <text:p text:style-name="P1"><text:s text:c="2"/>Verifying <text:s/>: php-5.4.16-42.el7.x86_64 <text:s text:c="101"/>2/5 </text:p>
      <text:p text:style-name="P1"><text:s text:c="2"/>Verifying <text:s/>: php-gd-5.4.16-42.el7.x86_64 <text:s text:c="98"/>3/5 </text:p>
      <text:p text:style-name="P1"><text:s text:c="2"/>Verifying <text:s/>: php-pdo-5.4.16-42.el7.x86_64 <text:s text:c="97"/>4/5 </text:p>
      <text:p text:style-name="P1"><text:s text:c="2"/>Verifying <text:s/>: php-cli-5.4.16-42.el7.x86_64 <text:s text:c="97"/>5/5 </text:p>
      <text:p text:style-name="P1"></text:p>
      <text:p text:style-name="P1"><text:soft-page-break/>Installed:</text:p>
      <text:p text:style-name="P1"><text:s text:c="2"/>php.x86_64 0:5.4.16-42.el7 <text:s text:c="5"/>php-gd.x86_64 0:5.4.16-42.el7 <text:s text:c="5"/>php-mysql.x86_64 0:5.4.16-42.el7 <text:s text:c="5"/>php-pdo.x86_64 0:5.4.16-42.el7 <text:s text:c="4"/></text:p>
      <text:p text:style-name="P1"></text:p>
      <text:p text:style-name="P1">Dependency Installed:</text:p>
      <text:p text:style-name="P1"><text:s text:c="2"/>php-cli.x86_64 0:5.4.16-42.el7 <text:s text:c="112"/></text:p>
      <text:p text:style-name="P1"></text:p>
      <text:p text:style-name="P1">Complete!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<text:s/>yum install php-mbstring.x86_64</text:p>
      <text:p text:style-name="P1">Loaded plugins: langpacks, product-id, rhnplugin, search-disabled-repos, subscription-manager</text:p>
      <text:p text:style-name="P1">This system is receiving updates from RHN Classic or Red Hat Satellite.</text:p>
      <text:p text:style-name="P1">No package php-mbstring.x86_64 available.</text:p>
      <text:p text:style-name="P1">Error: Nothing to do</text:p>
      <text:p text:style-name="P1">[root@hdc0005796 html]# yum -y install yum-utils</text:p>
      <text:p text:style-name="P1">Loaded plugins: langpacks, product-id, rhnplugin, search-disabled-repos, subscription-manager</text:p>
      <text:p text:style-name="P1">This system is receiving updates from RHN Classic or Red Hat Satellite.</text:p>
      <text:p text:style-name="P1">Package yum-utils-1.1.31-40.el7.noarch already installed and latest version</text:p>
      <text:p text:style-name="P1">Nothing to do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yum repolist all</text:p>
      <text:p text:style-name="P1">Loaded plugins: langpacks, product-id, rhnplugin, search-disabled-repos, subscription-manager</text:p>
      <text:p text:style-name="P1">This system is receiving updates from RHN Classic or Red Hat Satellite.</text:p>
      <text:p text:style-name="P1">repo id <text:s text:c="39"/>repo name <text:s text:c="73"/>status</text:p>
      <text:p text:style-name="P1">rhel-x86_64-server-7 <text:s text:c="26"/>Red Hat Enterprise Linux Server (v. 7 for 64-bit x86_64) <text:s text:c="26"/>enabled: 14,447</text:p>
      <text:p text:style-name="P1">repolist: 14,447</text:p>
      <text:p text:style-name="P1">[root@hdc0005796 html]# yum-config-manager --enable rhui-REGION-rhel-server-extras rhui-REGION-rhel-server-optional</text:p>
      <text:p text:style-name="P1">Loaded plugins: langpacks, product-id, rhnplugin</text:p>
      <text:p text:style-name="P1">This system is receiving updates from RHN Classic or Red Hat Satellite.</text:p>
      <text:p text:style-name="P1">[root@hdc0005796 html]# <text:s/>yum install php-mbstring</text:p>
      <text:p text:style-name="P1">Loaded plugins: langpacks, product-id, rhnplugin, search-disabled-repos, subscription-manager</text:p>
      <text:p text:style-name="P1">This system is receiving updates from RHN Classic or Red Hat Satellite.</text:p>
      <text:p text:style-name="P1">No package php-mbstring available.</text:p>
      <text:p text:style-name="P1">Error: Nothing to do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sudo yum install php56-mbstring</text:p>
      <text:p text:style-name="P1">Loaded plugins: langpacks, product-id, rhnplugin, search-disabled-repos, subscription-manager</text:p>
      <text:p text:style-name="P1">This system is receiving updates from RHN Classic or Red Hat Satellite.</text:p>
      <text:p text:style-name="P1">No package php56-mbstring available.</text:p>
      <text:p text:style-name="P1">Error: Nothing to do</text:p>
      <text:p text:style-name="P1">[root@hdc0005796 html]# </text:p>
      <text:p text:style-name="P1">[root@hdc0005796 html]# </text:p>
      <text:p text:style-name="P1"><text:soft-page-break/>[root@hdc0005796 html]# </text:p>
      <text:p text:style-name="P1">[root@hdc0005796 html]# php -v</text:p>
      <text:p text:style-name="P1">PHP 5.4.16 (cli) (built: Aug <text:s/>5 2016 07:50:38) </text:p>
      <text:p text:style-name="P1">Copyright (c) 1997-2013 The PHP Group</text:p>
      <text:p text:style-name="P1">Zend Engine v2.4.0, Copyright (c) 1998-2013 Zend Technologies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sudo yum install php54w-mbstring</text:p>
      <text:p text:style-name="P1">Loaded plugins: langpacks, product-id, rhnplugin, search-disabled-repos, subscription-manager</text:p>
      <text:p text:style-name="P1">This system is receiving updates from RHN Classic or Red Hat Satellite.</text:p>
      <text:p text:style-name="P1">No package php54w-mbstring available.</text:p>
      <text:p text:style-name="P1">Error: Nothing to do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sudo nano /etc/yum.repos.d/CentOS-Base.repo</text:p>
      <text:p text:style-name="P1">[root@hdc0005796 html]# yum update</text:p>
      <text:p text:style-name="P1">Loaded plugins: langpacks, product-id, rhnplugin, search-disabled-repos, subscription-manager</text:p>
      <text:p text:style-name="P1">This system is receiving updates from RHN Classic or Red Hat Satellite.</text:p>
      <text:p text:style-name="P1">No packages marked for update</text:p>
      <text:p text:style-name="P1">[root@hdc0005796 html]# subscription-manager repos --enable=rhel-7-server-optional-rpms</text:p>
      <text:p text:style-name="P1">Error: 'rhel-7-server-optional-rpms' does not match a valid repository ID. Use "subscription-manager repos --list" to see valid repositories.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subscription-manager repos --enable=redhat-release-server-7.3-7.el7.x86_64</text:p>
      <text:p text:style-name="P1">Error: 'redhat-release-server-7.3-7.el7.x86_64' does not match a valid repository ID. Use "subscription-manager repos --list" to see valid repositories.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subscription-manager repos --list</text:p>
      <text:p text:style-name="P1">This system has no repositories available through subscriptions.</text:p>
      <text:p text:style-name="P1">[root@hdc0005796 html]# </text:p>
      <text:p text:style-name="P1">[root@hdc0005796 html]# </text:p>
      <text:p text:style-name="P1">[root@hdc0005796 html]# </text:p>
      <text:p text:style-name="P1">[root@hdc0005796 html]# ^C</text:p>
      <text:p text:style-name="P1">[root@hdc0005796 html]# cd ~</text:p>
      <text:p text:style-name="P1">[root@hdc0005796 ~]# wget ftp://rpmfind.net/linux/centos/6.3/os/i386/Packages/php-mbstring-5.3.3-3.el6_2.8.i686.rpm</text:p>
      <text:p text:style-name="P1">--2017-06-07 17:20:57-- <text:s/>ftp://rpmfind.net/linux/centos/6.3/os/i386/Packages/php-mbstring-5.3.3-3.el6_2.8.i686.rpm</text:p>
      <text:p text:style-name="P1"><text:s text:c="11"/>=&gt; ‘php-mbstring-5.3.3-3.el6_2.8.i686.rpm’</text:p>
      <text:p text:style-name="P1">Resolving rpmfind.net (rpmfind.net)... 195.220.108.108</text:p>
      <text:p text:style-name="P1">Connecting to rpmfind.net (rpmfind.net)|195.220.108.108|:21... connected.</text:p>
      <text:p text:style-name="P1">Logging in as anonymous ... Logged in!</text:p>
      <text:p text:style-name="P1">==&gt; SYST ... done. <text:s text:c="3"/>==&gt; PWD ... done.</text:p>
      <text:p text:style-name="P1"><text:soft-page-break/>==&gt; TYPE I ... done. <text:s/>==&gt; CWD (1) /linux/centos/6.3/os/i386/Packages ... </text:p>
      <text:p text:style-name="P1">No such directory ‘linux/centos/6.3/os/i386/Packages’.</text:p>
      <text:p text:style-name="P1"></text:p>
      <text:p text:style-name="P1">[root@hdc0005796 ~]# </text:p>
      <text:p text:style-name="P1">[root@hdc0005796 ~]# </text:p>
      <text:p text:style-name="P1">[root@hdc0005796 ~]# </text:p>
      <text:p text:style-name="P1">[root@hdc0005796 ~]# </text:p>
      <text:p text:style-name="P1">[root@hdc0005796 ~]# </text:p>
      <text:p text:style-name="P1">[root@hdc0005796 ~]# wget http://mirror.centos.org/centos/7/os/x86_64/Packages/php-mbstring-5.4.16-42.el7.x86_64.rpm</text:p>
      <text:p text:style-name="P1">--2017-06-07 17:26:29-- <text:s/>http://mirror.centos.org/centos/7/os/x86_64/Packages/php-mbstring-5.4.16-42.el7.x86_64.rpm</text:p>
      <text:p text:style-name="P1">Resolving mirror.centos.org (mirror.centos.org)... 209.44.106.213, 2605:9000:401:102::2</text:p>
      <text:p text:style-name="P1">Connecting to mirror.centos.org (mirror.centos.org)|209.44.106.213|:80... connected.</text:p>
      <text:p text:style-name="P1">HTTP request sent, awaiting response... 200 OK</text:p>
      <text:p text:style-name="P1">Length: 516620 (505K) [application/x-rpm]</text:p>
      <text:p text:style-name="P1">Saving to: ‘php-mbstring-5.4.16-42.el7.x86_64.rpm’</text:p>
      <text:p text:style-name="P1"></text:p>
      <text:p text:style-name="P1">100%[=======================================================================================================&gt;] 5,16,620 <text:s text:c="3"/>78.8KB/s <text:s text:c="2"/>in 7.2s <text:s text:c="2"/></text:p>
      <text:p text:style-name="P1"></text:p>
      <text:p text:style-name="P1">2017-06-07 17:26:37 (70.3 KB/s) - ‘php-mbstring-5.4.16-42.el7.x86_64.rpm’ saved [516620/516620]</text:p>
      <text:p text:style-name="P1"></text:p>
      <text:p text:style-name="P1">[root@hdc0005796 ~]# </text:p>
      <text:p text:style-name="P1">[root@hdc0005796 ~]# </text:p>
      <text:p text:style-name="P1">[root@hdc0005796 ~]# </text:p>
      <text:p text:style-name="P1">[root@hdc0005796 ~]# </text:p>
      <text:p text:style-name="P1">[root@hdc0005796 ~]# </text:p>
      <text:p text:style-name="P1">[root@hdc0005796 ~]# sudo rpm –ivh php-mbstring-5.4.16-42.el7.x86_64.rpm</text:p>
      <text:p text:style-name="P1">RPM version 4.11.3</text:p>
      <text:p text:style-name="P1">Copyright (C) 1998-2002 - Red Hat, Inc.</text:p>
      <text:p text:style-name="P1">This program may be freely redistributed under the terms of the GNU GPL</text:p>
      <text:p text:style-name="P1"></text:p>
      <text:p text:style-name="P1">Usage: rpm [-aKfgpqVcdLilsiv?] [-a|--all] [-f|--file] [-g|--group] [-p|--package] [--pkgid] [--hdrid] [--triggeredby] [--whatrequires]</text:p>
      <text:p text:style-name="P1"><text:s text:c="8"/>[--whatprovides] [--nomanifest] [-c|--configfiles] [-d|--docfiles] [-L|--licensefiles] [--dump] [-l|--list]</text:p>
      <text:p text:style-name="P1"><text:s text:c="8"/>[--queryformat=QUERYFORMAT] [-s|--state] [--nofiledigest] [--nofiles] [--nodeps] [--noscript] [--allfiles] [--allmatches]</text:p>
      <text:p text:style-name="P1"><text:s text:c="8"/>[--badreloc] [-e|--erase &lt;package&gt;+] [--excludedocs] [--excludepath=&lt;path&gt;] [--force] [-F|--freshen &lt;packagefile&gt;+] [-h|--hash]</text:p>
      <text:p text:style-name="P1"><text:s text:c="8"/>[--ignorearch] [--ignoreos] [--ignoresize] [-i|--install] [--justdb] [--nodeps] [--nofiledigest] [--nocontexts] [--noorder]</text:p>
      <text:p text:style-name="P1"><text:s text:c="8"/>[--noscripts] [--notriggers] [--nocollections] [--oldpackage] [--percent] [--prefix=&lt;dir&gt;] [--relocate=&lt;old&gt;=&lt;new&gt;]</text:p>
      <text:p text:style-name="P1"><text:s text:c="8"/>[--replacefiles] [--replacepkgs] [--test] [-U|--upgrade &lt;packagefile&gt;+] [-D|--define 'MACRO EXPR'] [--undefine=MACRO]</text:p>
      <text:p text:style-name="P1"><text:s text:c="8"/>[-E|--eval 'EXPR'] [--macros=&lt;FILE:...&gt;] [--noplugins] [--nodigest] [--nosignature] [--rcfile=&lt;FILE:...&gt;] [-r|--root ROOT]</text:p>
      <text:p text:style-name="P1"><text:s text:c="8"/>[--dbpath=DIRECTORY] [--querytags] [--showrc] [--quiet] [-v|--verbose] [--version] [-?|--<text:soft-page-break/>help] [--usage] [--scripts] [--setperms]</text:p>
      <text:p text:style-name="P1"><text:s text:c="8"/>[--setugids] [--conflicts] [--obsoletes] [--provides] [--requires] [--info] [--changelog] [--xml] [--triggers] [--last]</text:p>
      <text:p text:style-name="P1"><text:s text:c="8"/>[--dupes] [--filesbypkg] [--fileclass] [--filecolor] [--fscontext] [--fileprovide] [--filerequire] [--filecaps]</text:p>
      <text:p text:style-name="P1">[root@hdc0005796 ~]# </text:p>
      <text:p text:style-name="P1">[root@hdc0005796 ~]# </text:p>
      <text:p text:style-name="P1">[root@hdc0005796 ~]# </text:p>
      <text:p text:style-name="P1">[root@hdc0005796 ~]# sudo rpm php-mbstring-5.4.16-42.el7.x86_64.rpm</text:p>
      <text:p text:style-name="P1">RPM version 4.11.3</text:p>
      <text:p text:style-name="P1">Copyright (C) 1998-2002 - Red Hat, Inc.</text:p>
      <text:p text:style-name="P1">This program may be freely redistributed under the terms of the GNU GPL</text:p>
      <text:p text:style-name="P1"></text:p>
      <text:p text:style-name="P1">Usage: rpm [-aKfgpqVcdLilsiv?] [-a|--all] [-f|--file] [-g|--group] [-p|--package] [--pkgid] [--hdrid] [--triggeredby] [--whatrequires]</text:p>
      <text:p text:style-name="P1"><text:s text:c="8"/>[--whatprovides] [--nomanifest] [-c|--configfiles] [-d|--docfiles] [-L|--licensefiles] [--dump] [-l|--list]</text:p>
      <text:p text:style-name="P1"><text:s text:c="8"/>[--queryformat=QUERYFORMAT] [-s|--state] [--nofiledigest] [--nofiles] [--nodeps] [--noscript] [--allfiles] [--allmatches]</text:p>
      <text:p text:style-name="P1"><text:s text:c="8"/>[--badreloc] [-e|--erase &lt;package&gt;+] [--excludedocs] [--excludepath=&lt;path&gt;] [--force] [-F|--freshen &lt;packagefile&gt;+] [-h|--hash]</text:p>
      <text:p text:style-name="P1"><text:s text:c="8"/>[--ignorearch] [--ignoreos] [--ignoresize] [-i|--install] [--justdb] [--nodeps] [--nofiledigest] [--nocontexts] [--noorder]</text:p>
      <text:p text:style-name="P1"><text:s text:c="8"/>[--noscripts] [--notriggers] [--nocollections] [--oldpackage] [--percent] [--prefix=&lt;dir&gt;] [--relocate=&lt;old&gt;=&lt;new&gt;]</text:p>
      <text:p text:style-name="P1"><text:s text:c="8"/>[--replacefiles] [--replacepkgs] [--test] [-U|--upgrade &lt;packagefile&gt;+] [-D|--define 'MACRO EXPR'] [--undefine=MACRO]</text:p>
      <text:p text:style-name="P1"><text:s text:c="8"/>[-E|--eval 'EXPR'] [--macros=&lt;FILE:...&gt;] [--noplugins] [--nodigest] [--nosignature] [--rcfile=&lt;FILE:...&gt;] [-r|--root ROOT]</text:p>
      <text:p text:style-name="P1"><text:s text:c="8"/>[--dbpath=DIRECTORY] [--querytags] [--showrc] [--quiet] [-v|--verbose] [--version] [-?|--help] [--usage] [--scripts] [--setperms]</text:p>
      <text:p text:style-name="P1"><text:s text:c="8"/>[--setugids] [--conflicts] [--obsoletes] [--provides] [--requires] [--info] [--changelog] [--xml] [--triggers] [--last]</text:p>
      <text:p text:style-name="P1"><text:s text:c="8"/>[--dupes] [--filesbypkg] [--fileclass] [--filecolor] [--fscontext] [--fileprovide] [--filerequire] [--filecaps]</text:p>
      <text:p text:style-name="P1">[root@hdc0005796 ~]# </text:p>
      <text:p text:style-name="P1">[root@hdc0005796 ~]# </text:p>
      <text:p text:style-name="P1">[root@hdc0005796 ~]# </text:p>
      <text:p text:style-name="P1">[root@hdc0005796 ~]# </text:p>
      <text:p text:style-name="P1">[root@hdc0005796 ~]# sudo rpm -i php-mbstring-5.4.16-42.el7.x86_64.rpm</text:p>
      <text:p text:style-name="P1">warning: php-mbstring-5.4.16-42.el7.x86_64.rpm: Header V3 RSA/SHA256 Signature, key ID f4a80eb5: NOKEY</text:p>
      <text:p text:style-name="P1">[root@hdc0005796 ~]# </text:p>
      <text:p text:style-name="P1">[root@hdc0005796 ~]# </text:p>
      <text:p text:style-name="P1">[root@hdc0005796 ~]# </text:p>
      <text:p text:style-name="P1">[root@hdc0005796 ~]# </text:p>
      <text:p text:style-name="P1">[root@hdc0005796 ~]# </text:p>
      <text:p text:style-name="P1">[root@hdc0005796 ~]# sudo rpm -i php-mbstring-5.4.16-42.el7.x86_64.rpm</text:p>
      <text:p text:style-name="P1">warning: php-mbstring-5.4.16-42.el7.x86_64.rpm: Header V3 RSA/SHA256 Signature, key ID f4a80eb5: NOKEY</text:p>
      <text:p text:style-name="P1"><text:tab/>package php-mbstring-5.4.16-42.el7.x86_64 is already installed</text:p>
      <text:p text:style-name="P1">[root@hdc0005796 ~]# </text:p>
      <text:p text:style-name="P1"><text:soft-page-break/>[root@hdc0005796 ~]# </text:p>
      <text:p text:style-name="P1">[root@hdc0005796 ~]# </text:p>
      <text:p text:style-name="P1">[root@hdc0005796 ~]# </text:p>
      <text:p text:style-name="P1">[root@hdc0005796 ~]# </text:p>
      <text:p text:style-name="P1">[root@hdc0005796 ~]# </text:p>
      <text:p text:style-name="P1">[root@hdc0005796 ~]# systemctl start mariadb</text:p>
      <text:p text:style-name="P1">[root@hdc0005796 ~]# </text:p>
      <text:p text:style-name="P1">[root@hdc0005796 ~]# </text:p>
      <text:p text:style-name="P1">[root@hdc0005796 ~]# systemctl httpd stop</text:p>
      <text:p text:style-name="P1">Unknown operation 'httpd'.</text:p>
      <text:p text:style-name="P1">[root@hdc0005796 ~]# </text:p>
      <text:p text:style-name="P1">[root@hdc0005796 ~]# </text:p>
      <text:p text:style-name="P1">[root@hdc0005796 ~]# sudo service httpd restart</text:p>
      <text:p text:style-name="P1">Redirecting to /bin/systemctl restart <text:s/>httpd.service</text:p>
      <text:p text:style-name="P1">[root@hdc0005796 ~]# </text:p>
      <text:p text:style-name="P1">[root@hdc0005796 ~]# </text:p>
      <text:p text:style-name="P1">[root@hdc0005796 ~]# </text:p>
      <text:p text:style-name="P1">[root@hdc0005796 ~]# </text:p>
      <text:p text:style-name="P1">[root@hdc0005796 ~]# sudo yum install php-xml</text:p>
      <text:p text:style-name="P1">Loaded plugins: langpacks, product-id, rhnplugin, search-disabled-repos, subscription-manager</text:p>
      <text:p text:style-name="P1">This system is receiving updates from RHN Classic or Red Hat Satellite.</text:p>
      <text:p text:style-name="P1">Resolving Dependencies</text:p>
      <text:p text:style-name="P1">--&gt; Running transaction check</text:p>
      <text:p text:style-name="P1">---&gt; Package php-xml.x86_64 0:5.4.16-42.el7 will be installed</text:p>
      <text:p text:style-name="P1">--&gt; Finished Dependency Resolution</text:p>
      <text:p text:style-name="P1"></text:p>
      <text:p text:style-name="P1">Dependencies Resolved</text:p>
      <text:p text:style-name="P1"></text:p>
      <text:p text:style-name="P1">=================================================================================================================================================</text:p>
      <text:p text:style-name="P1"><text:s/>Package <text:s text:c="22"/>Arch <text:s text:c="24"/>Version <text:s text:c="28"/>Repository <text:s text:c="33"/>Size</text:p>
      <text:p text:style-name="P1">=================================================================================================================================================</text:p>
      <text:p text:style-name="P1">Installing:</text:p>
      <text:p text:style-name="P1"><text:s/>php-xml <text:s text:c="22"/>x86_64 <text:s text:c="22"/>5.4.16-42.el7 <text:s text:c="22"/>rhel-x86_64-server-7 <text:s text:c="22"/>125 k</text:p>
      <text:p text:style-name="P1"></text:p>
      <text:p text:style-name="P1">Transaction Summary</text:p>
      <text:p text:style-name="P1">=================================================================================================================================================</text:p>
      <text:p text:style-name="P1">Install <text:s/>1 Package</text:p>
      <text:p text:style-name="P1"></text:p>
      <text:p text:style-name="P1">Total size: 125 k</text:p>
      <text:p text:style-name="P1">Installed size: 326 k</text:p>
      <text:p text:style-name="P1">Is this ok [y/d/N]: y</text:p>
      <text:p text:style-name="P1">Downloading packages:</text:p>
      <text:p text:style-name="P1">Running transaction check</text:p>
      <text:p text:style-name="P1">Running transaction test</text:p>
      <text:p text:style-name="P1"><text:soft-page-break/>Transaction test succeeded</text:p>
      <text:p text:style-name="P1">Running transaction</text:p>
      <text:p text:style-name="P1">Warning: RPMDB altered outside of yum.</text:p>
      <text:p text:style-name="P1"><text:s text:c="2"/>Installing : php-xml-5.4.16-42.el7.x86_64 <text:s text:c="97"/>1/1 </text:p>
      <text:p text:style-name="P1"><text:s text:c="2"/>Verifying <text:s/>: php-xml-5.4.16-42.el7.x86_64 <text:s text:c="97"/>1/1 </text:p>
      <text:p text:style-name="P1"></text:p>
      <text:p text:style-name="P1">Installed:</text:p>
      <text:p text:style-name="P1"><text:s text:c="2"/>php-xml.x86_64 0:5.4.16-42.el7 <text:s text:c="112"/></text:p>
      <text:p text:style-name="P1"></text:p>
      <text:p text:style-name="P1">Complete!</text:p>
      <text:p text:style-name="P1">[root@hdc0005796 ~]# </text:p>
      <text:p text:style-name="P1">[root@hdc0005796 ~]# </text:p>
      <text:p text:style-name="P1">[root@hdc0005796 ~]# </text:p>
      <text:p text:style-name="P1">[root@hdc0005796 ~]# </text:p>
      <text:p text:style-name="P1">[root@hdc0005796 ~]# sudo service httpd restart</text:p>
      <text:p text:style-name="P1">Redirecting to /bin/systemctl restart <text:s/>httpd.service</text:p>
      <text:p text:style-name="P1">[root@hdc0005796 ~]# mysql -uroot -padmin</text:p>
      <text:p text:style-name="P1">Welcome to the MariaDB monitor. <text:s/>Commands end with ; or \g.</text:p>
      <text:p text:style-name="P1">Your MariaDB connection id is 7</text:p>
      <text:p text:style-name="P1">Server version: 5.5.52-MariaDB MariaDB Server</text:p>
      <text:p text:style-name="P1"></text:p>
      <text:p text:style-name="P1">Copyright (c) 2000, 2016, Oracle, MariaDB Corporation Ab and others.</text:p>
      <text:p text:style-name="P1"></text:p>
      <text:p text:style-name="P1">Type 'help;' or '\h' for help. Type '\c' to clear the current input statement.</text:p>
      <text:p text:style-name="P1"></text:p>
      <text:p text:style-name="P1">MariaDB [(none)]&gt; </text:p>
      <text:p text:style-name="P1">MariaDB [(none)]&gt; </text:p>
      <text:p text:style-name="P1">MariaDB [(none)]&gt; </text:p>
      <text:p text:style-name="P1">MariaDB [(none)]&gt; </text:p>
      <text:p text:style-name="P1">MariaDB [(none)]&gt; show databases;</text:p>
      <text:p text:style-name="P1">+--------------------+</text:p>
      <text:p text:style-name="P1">| Database <text:s text:c="10"/>|</text:p>
      <text:p text:style-name="P1">+--------------------+</text:p>
      <text:p text:style-name="P1">| information_schema |</text:p>
      <text:p text:style-name="P1">| drupal7 <text:s text:c="11"/>|</text:p>
      <text:p text:style-name="P1">| mysql <text:s text:c="13"/>|</text:p>
      <text:p text:style-name="P1">| performance_schema |</text:p>
      <text:p text:style-name="P1">| test <text:s text:c="14"/>|</text:p>
      <text:p text:style-name="P1">+--------------------+</text:p>
      <text:p text:style-name="P1">5 rows in set (0.00 sec)</text:p>
      <text:p text:style-name="P1"></text:p>
      <text:p text:style-name="P1">MariaDB [(none)]&gt; </text:p>
      <text:p text:style-name="P1">MariaDB [(none)]&gt; </text:p>
      <text:p text:style-name="P1">MariaDB [(none)]&gt; </text:p>
      <text:p text:style-name="P1">MariaDB [(none)]&gt; <text:span text:style-name="T1">exit</text:span></text:p>
      <text:p text:style-name="P1"/>
      <text:p text:style-name="P1"/>
      <text:p text:style-name="P1"/>
      <text:p text:style-name="P2">[root@hdc0005796 ~]# </text:p>
      <text:p text:style-name="P2"><text:soft-page-break/>[root@hdc0005796 ~]# </text:p>
      <text:p text:style-name="P2">[root@hdc0005796 ~]# </text:p>
      <text:p text:style-name="P2">[root@hdc0005796 ~]# </text:p>
      <text:p text:style-name="P2">[root@hdc0005796 ~]# </text:p>
      <text:p text:style-name="P2">[root@hdc0005796 ~]# </text:p>
      <text:p text:style-name="P2">[root@hdc0005796 ~]# </text:p>
      <text:p text:style-name="P2">[root@hdc0005796 ~]# Laravel starts here</text:p>
      <text:p text:style-name="P2">bash: Laravel: command not found...</text:p>
      <text:p text:style-name="P2">[root@hdc0005796 ~]# </text:p>
      <text:p text:style-name="P2">[root@hdc0005796 ~]# </text:p>
      <text:p text:style-name="P2">[root@hdc0005796 ~]# </text:p>
      <text:p text:style-name="P2">[root@hdc0005796 ~]# </text:p>
      <text:p text:style-name="P2">[root@hdc0005796 ~]# </text:p>
      <text:p text:style-name="P2">[root@hdc0005796 ~]# </text:p>
      <text:p text:style-name="P2">[root@hdc0005796 ~]# </text:p>
      <text:p text:style-name="P2">[root@hdc0005796 ~]# curl -sS https://getcomposer.org/installer | php</text:p>
      <text:p text:style-name="P2">All settings correct for using Composer</text:p>
      <text:p text:style-name="P2">Downloading...</text:p>
      <text:p text:style-name="P2"></text:p>
      <text:p text:style-name="P2">Composer (version 1.4.2) successfully installed to: /root/composer.phar</text:p>
      <text:p text:style-name="P2">Use it: php composer.phar</text:p>
      <text:p text:style-name="P2"></text:p>
      <text:p text:style-name="P2">[root@hdc0005796 ~]# </text:p>
      <text:p text:style-name="P2">[root@hdc0005796 ~]# </text:p>
      <text:p text:style-name="P2">[root@hdc0005796 ~]# </text:p>
      <text:p text:style-name="P2">[root@hdc0005796 ~]# sudo mv composer.phar /usr/local/bin/composer</text:p>
      <text:p text:style-name="P2">[root@hdc0005796 ~]# </text:p>
      <text:p text:style-name="P2">[root@hdc0005796 ~]# </text:p>
      <text:p text:style-name="P2">[root@hdc0005796 ~]# </text:p>
      <text:p text:style-name="P2">[root@hdc0005796 ~]# sudo chmod +x /usr/local/bin/composer</text:p>
      <text:p text:style-name="P2">[root@hdc0005796 ~]# </text:p>
      <text:p text:style-name="P2">[root@hdc0005796 ~]# </text:p>
      <text:p text:style-name="P2">[root@hdc0005796 ~]# </text:p>
      <text:p text:style-name="P2">[root@hdc0005796 ~]# cd /var/www/html/</text:p>
      <text:p text:style-name="P2">[root@hdc0005796 html]# </text:p>
      <text:p text:style-name="P2">[root@hdc0005796 html]# ls -ll</text:p>
      <text:p text:style-name="P2">total 3224</text:p>
      <text:p text:style-name="P2">drwxrwxrwx. 9 apache apache <text:s text:c="3"/>4096 Feb <text:s/>2 03:38 drupal</text:p>
      <text:p text:style-name="P2">drwxr-xr-x. 9 root <text:s text:c="2"/>root <text:s text:c="5"/>4096 Feb <text:s/>2 03:38 drupal-7.54</text:p>
      <text:p text:style-name="P2">-rw-r--r--. 1 root <text:s text:c="2"/>root <text:s text:c="2"/>3275864 Feb <text:s/>2 03:38 drupal-7.54.tar.gz</text:p>
      <text:p text:style-name="P2">-rw-r--r--. 1 root <text:s text:c="2"/>root <text:s text:c="7"/>20 Jun <text:s/>7 12:41 info.php</text:p>
      <text:p text:style-name="P2">-rw-r--r--. 1 root <text:s text:c="2"/>root <text:s text:c="5"/>8312 Jun <text:s/>7 09:49 ius-release-1.0-13.ius.el7.noarch.rpm</text:p>
      <text:p text:style-name="P2">[root@hdc0005796 html]# </text:p>
      <text:p text:style-name="P2">[root@hdc0005796 html]# </text:p>
      <text:p text:style-name="P2">[root@hdc0005796 html]# </text:p>
      <text:p text:style-name="P2">[root@hdc0005796 html]# </text:p>
      <text:p text:style-name="P2">[root@hdc0005796 html]# git clone https://github.com/laravel/laravel.git</text:p>
      <text:p text:style-name="P2">bash: git: command not found...</text:p>
      <text:p text:style-name="P2">[root@hdc0005796 html]# </text:p>
      <text:p text:style-name="P2">[root@hdc0005796 html]# </text:p>
      <text:p text:style-name="P2">[root@hdc0005796 html]# </text:p>
      <text:p text:style-name="P2">[root@hdc0005796 html]# </text:p>
      <text:p text:style-name="P2"><text:soft-page-break/>[root@hdc0005796 html]# </text:p>
      <text:p text:style-name="P2">[root@hdc0005796 html]# </text:p>
      <text:p text:style-name="P2">[root@hdc0005796 html]# </text:p>
      <text:p text:style-name="P2">[root@hdc0005796 html]# wget https://github.com/laravel/laravel.git</text:p>
      <text:p text:style-name="P2">--2017-06-08 12:02:41-- <text:s/>https://github.com/laravel/laravel.git</text:p>
      <text:p text:style-name="P2">Resolving github.com (github.com)... 192.30.255.112, 192.30.255.113</text:p>
      <text:p text:style-name="P2">Connecting to github.com (github.com)|192.30.255.112|:443... connected.</text:p>
      <text:p text:style-name="P2">HTTP request sent, awaiting response... 301 Moved Permanently</text:p>
      <text:p text:style-name="P2">Location: https://github.com/laravel/laravel [following]</text:p>
      <text:p text:style-name="P2">--2017-06-08 12:02:42-- <text:s/>https://github.com/laravel/laravel</text:p>
      <text:p text:style-name="P2">Reusing existing connection to github.com:443.</text:p>
      <text:p text:style-name="P2">HTTP request sent, awaiting response... 200 OK</text:p>
      <text:p text:style-name="P2">Length: unspecified [text/html]</text:p>
      <text:p text:style-name="P2">Saving to: ‘laravel.git’</text:p>
      <text:p text:style-name="P2"></text:p>
      <text:p text:style-name="P2"><text:s text:c="4"/>[ <text:s text:c="4"/>&lt;=&gt; <text:s text:c="95"/>] 1,24,442 <text:s text:c="4"/>133KB/s <text:s text:c="2"/>in 0.9s <text:s text:c="2"/></text:p>
      <text:p text:style-name="P2"></text:p>
      <text:p text:style-name="P2">2017-06-08 12:02:43 (133 KB/s) - ‘laravel.git’ saved [124442]</text:p>
      <text:p text:style-name="P2"></text:p>
      <text:p text:style-name="P2">[root@hdc0005796 html]# </text:p>
      <text:p text:style-name="P2">[root@hdc0005796 html]# </text:p>
      <text:p text:style-name="P2">[root@hdc0005796 html]# </text:p>
      <text:p text:style-name="P2">[root@hdc0005796 html]# </text:p>
      <text:p text:style-name="P2">[root@hdc0005796 html]# </text:p>
      <text:p text:style-name="P2">[root@hdc0005796 html]# ls -ll</text:p>
      <text:p text:style-name="P2">total 3348</text:p>
      <text:p text:style-name="P2">drwxrwxrwx. 9 apache apache <text:s text:c="3"/>4096 Feb <text:s/>2 03:38 drupal</text:p>
      <text:p text:style-name="P2">drwxr-xr-x. 9 root <text:s text:c="2"/>root <text:s text:c="5"/>4096 Feb <text:s/>2 03:38 drupal-7.54</text:p>
      <text:p text:style-name="P2">-rw-r--r--. 1 root <text:s text:c="2"/>root <text:s text:c="2"/>3275864 Feb <text:s/>2 03:38 drupal-7.54.tar.gz</text:p>
      <text:p text:style-name="P2">-rw-r--r--. 1 root <text:s text:c="2"/>root <text:s text:c="7"/>20 Jun <text:s/>7 12:41 info.php</text:p>
      <text:p text:style-name="P2">-rw-r--r--. 1 root <text:s text:c="2"/>root <text:s text:c="5"/>8312 Jun <text:s/>7 09:49 ius-release-1.0-13.ius.el7.noarch.rpm</text:p>
      <text:p text:style-name="P2">-rw-r--r--. 1 root <text:s text:c="2"/>root <text:s text:c="3"/>124442 Jun <text:s/>8 12:02 laravel.git</text:p>
      <text:p text:style-name="P2">[root@hdc0005796 html]# </text:p>
      <text:p text:style-name="P2">[root@hdc0005796 html]# </text:p>
      <text:p text:style-name="P2">[root@hdc0005796 html]# </text:p>
      <text:p text:style-name="P2">[root@hdc0005796 html]# </text:p>
      <text:p text:style-name="P2">[root@hdc0005796 html]# wget https://github.com/laravel/laravel/archive/master.zip</text:p>
      <text:p text:style-name="P2">--2017-06-08 12:03:22-- <text:s/>https://github.com/laravel/laravel/archive/master.zip</text:p>
      <text:p text:style-name="P2">Resolving github.com (github.com)... 192.30.255.113, 192.30.255.112</text:p>
      <text:p text:style-name="P2">Connecting to github.com (github.com)|192.30.255.113|:443... connected.</text:p>
      <text:p text:style-name="P2">HTTP request sent, awaiting response... 302 Found</text:p>
      <text:p text:style-name="P2">Location: https://codeload.github.com/laravel/laravel/zip/master [following]</text:p>
      <text:p text:style-name="P2">--2017-06-08 12:03:23-- <text:s/>https://codeload.github.com/laravel/laravel/zip/master</text:p>
      <text:p text:style-name="P2">Resolving codeload.github.com (codeload.github.com)... 192.30.253.120, 192.30.253.121</text:p>
      <text:p text:style-name="P2">Connecting to codeload.github.com (codeload.github.com)|192.30.253.120|:443... connected.</text:p>
      <text:p text:style-name="P2">HTTP request sent, awaiting response... 200 OK</text:p>
      <text:p text:style-name="P2">Length: 169719 (166K) [application/zip]</text:p>
      <text:p text:style-name="P2">Saving to: ‘master.zip’</text:p>
      <text:p text:style-name="P2"></text:p>
      <text:p text:style-name="P2">100%[======================================================================<text:soft-page-break/>=================================&gt;] 1,69,719 <text:s text:c="4"/>145KB/s <text:s text:c="2"/>in 1.1s <text:s text:c="2"/></text:p>
      <text:p text:style-name="P2"></text:p>
      <text:p text:style-name="P2">2017-06-08 12:03:25 (145 KB/s) - ‘master.zip’ saved [169719/169719]</text:p>
      <text:p text:style-name="P2"></text:p>
      <text:p text:style-name="P2">[root@hdc0005796 html]# </text:p>
      <text:p text:style-name="P2">[root@hdc0005796 html]# </text:p>
      <text:p text:style-name="P2">[root@hdc0005796 html]# </text:p>
      <text:p text:style-name="P2">[root@hdc0005796 html]# </text:p>
      <text:p text:style-name="P2">[root@hdc0005796 html]# ls -ll</text:p>
      <text:p text:style-name="P2">total 3516</text:p>
      <text:p text:style-name="P2">drwxrwxrwx. 9 apache apache <text:s text:c="3"/>4096 Feb <text:s/>2 03:38 drupal</text:p>
      <text:p text:style-name="P2">drwxr-xr-x. 9 root <text:s text:c="2"/>root <text:s text:c="5"/>4096 Feb <text:s/>2 03:38 drupal-7.54</text:p>
      <text:p text:style-name="P2">-rw-r--r--. 1 root <text:s text:c="2"/>root <text:s text:c="2"/>3275864 Feb <text:s/>2 03:38 drupal-7.54.tar.gz</text:p>
      <text:p text:style-name="P2">-rw-r--r--. 1 root <text:s text:c="2"/>root <text:s text:c="7"/>20 Jun <text:s/>7 12:41 info.php</text:p>
      <text:p text:style-name="P2">-rw-r--r--. 1 root <text:s text:c="2"/>root <text:s text:c="5"/>8312 Jun <text:s/>7 09:49 ius-release-1.0-13.ius.el7.noarch.rpm</text:p>
      <text:p text:style-name="P2">-rw-r--r--. 1 root <text:s text:c="2"/>root <text:s text:c="3"/>124442 Jun <text:s/>8 12:02 laravel.git</text:p>
      <text:p text:style-name="P2">-rw-r--r--. 1 root <text:s text:c="2"/>root <text:s text:c="3"/>169719 Jun <text:s/>8 12:03 master.zip</text:p>
      <text:p text:style-name="P2">[root@hdc0005796 html]# </text:p>
      <text:p text:style-name="P2">[root@hdc0005796 html]# </text:p>
      <text:p text:style-name="P2">[root@hdc0005796 html]# </text:p>
      <text:p text:style-name="P2">[root@hdc0005796 html]# </text:p>
      <text:p text:style-name="P2">[root@hdc0005796 html]# </text:p>
      <text:p text:style-name="P2">[root@hdc0005796 html]# rm laravel.git</text:p>
      <text:p text:style-name="P2">rm: remove regular file ‘laravel.git’? </text:p>
      <text:p text:style-name="P2">[root@hdc0005796 html]# </text:p>
      <text:p text:style-name="P2">[root@hdc0005796 html]# </text:p>
      <text:p text:style-name="P2">[root@hdc0005796 html]# </text:p>
      <text:p text:style-name="P2">[root@hdc0005796 html]# </text:p>
      <text:p text:style-name="P2">[root@hdc0005796 html]# sudo rm laravel.git</text:p>
      <text:p text:style-name="P2">[root@hdc0005796 html]# </text:p>
      <text:p text:style-name="P2">[root@hdc0005796 html]# </text:p>
      <text:p text:style-name="P2">[root@hdc0005796 html]# ls -ll</text:p>
      <text:p text:style-name="P2">total 3392</text:p>
      <text:p text:style-name="P2">drwxrwxrwx. 9 apache apache <text:s text:c="3"/>4096 Feb <text:s/>2 03:38 drupal</text:p>
      <text:p text:style-name="P2">drwxr-xr-x. 9 root <text:s text:c="2"/>root <text:s text:c="5"/>4096 Feb <text:s/>2 03:38 drupal-7.54</text:p>
      <text:p text:style-name="P2">-rw-r--r--. 1 root <text:s text:c="2"/>root <text:s text:c="2"/>3275864 Feb <text:s/>2 03:38 drupal-7.54.tar.gz</text:p>
      <text:p text:style-name="P2">-rw-r--r--. 1 root <text:s text:c="2"/>root <text:s text:c="7"/>20 Jun <text:s/>7 12:41 info.php</text:p>
      <text:p text:style-name="P2">-rw-r--r--. 1 root <text:s text:c="2"/>root <text:s text:c="5"/>8312 Jun <text:s/>7 09:49 ius-release-1.0-13.ius.el7.noarch.rpm</text:p>
      <text:p text:style-name="P2">-rw-r--r--. 1 root <text:s text:c="2"/>root <text:s text:c="3"/>169719 Jun <text:s/>8 12:03 master.zip</text:p>
      <text:p text:style-name="P2">[root@hdc0005796 html]# </text:p>
      <text:p text:style-name="P2">[root@hdc0005796 html]# </text:p>
      <text:p text:style-name="P2">[root@hdc0005796 html]# </text:p>
      <text:p text:style-name="P2">[root@hdc0005796 html]# unzip master.zip</text:p>
      <text:p text:style-name="P2">Archive: <text:s/>master.zip</text:p>
      <text:p text:style-name="P2">3acb7394502a87055f0d0447b9645cde5a9a85c0</text:p>
      <text:p text:style-name="P2"><text:s text:c="3"/>creating: laravel-master/</text:p>
      <text:p text:style-name="P2"><text:s text:c="2"/>inflating: laravel-master/.env.example <text:s/></text:p>
      <text:p text:style-name="P2"><text:s text:c="2"/>inflating: laravel-master/.gitattributes <text:s/></text:p>
      <text:p text:style-name="P2"><text:s text:c="2"/>inflating: laravel-master/.gitignore <text:s/></text:p>
      <text:p text:style-name="P2"><text:s text:c="3"/>creating: laravel-master/app/</text:p>
      <text:p text:style-name="P2"><text:s text:c="3"/>creating: laravel-master/app/Console/</text:p>
      <text:p text:style-name="P2"><text:s text:c="2"/>inflating: laravel-master/app/Console/Kernel.php <text:s/></text:p>
      <text:p text:style-name="P2"><text:soft-page-break/><text:s text:c="3"/>creating: laravel-master/app/Exceptions/</text:p>
      <text:p text:style-name="P2"><text:s text:c="2"/>inflating: laravel-master/app/Exceptions/Handler.php <text:s/></text:p>
      <text:p text:style-name="P2"><text:s text:c="3"/>creating: laravel-master/app/Http/</text:p>
      <text:p text:style-name="P2"><text:s text:c="3"/>creating: laravel-master/app/Http/Controllers/</text:p>
      <text:p text:style-name="P2"><text:s text:c="3"/>creating: laravel-master/app/Http/Controllers/Auth/</text:p>
      <text:p text:style-name="P2"><text:s text:c="2"/>inflating: laravel-master/app/Http/Controllers/Auth/ForgotPasswordController.php <text:s/></text:p>
      <text:p text:style-name="P2"><text:s text:c="2"/>inflating: laravel-master/app/Http/Controllers/Auth/LoginController.php <text:s/></text:p>
      <text:p text:style-name="P2"><text:s text:c="2"/>inflating: laravel-master/app/Http/Controllers/Auth/RegisterController.php <text:s/></text:p>
      <text:p text:style-name="P2"><text:s text:c="2"/>inflating: laravel-master/app/Http/Controllers/Auth/ResetPasswordController.php <text:s/></text:p>
      <text:p text:style-name="P2"><text:s text:c="2"/>inflating: laravel-master/app/Http/Controllers/Controller.php <text:s/></text:p>
      <text:p text:style-name="P2"><text:s text:c="2"/>inflating: laravel-master/app/Http/Kernel.php <text:s/></text:p>
      <text:p text:style-name="P2"><text:s text:c="3"/>creating: laravel-master/app/Http/Middleware/</text:p>
      <text:p text:style-name="P2"><text:s text:c="2"/>inflating: laravel-master/app/Http/Middleware/EncryptCookies.php <text:s/></text:p>
      <text:p text:style-name="P2"><text:s text:c="2"/>inflating: laravel-master/app/Http/Middleware/RedirectIfAuthenticated.php <text:s/></text:p>
      <text:p text:style-name="P2"><text:s text:c="2"/>inflating: laravel-master/app/Http/Middleware/TrimStrings.php <text:s/></text:p>
      <text:p text:style-name="P2"><text:s text:c="2"/>inflating: laravel-master/app/Http/Middleware/VerifyCsrfToken.php <text:s/></text:p>
      <text:p text:style-name="P2"><text:s text:c="3"/>creating: laravel-master/app/Providers/</text:p>
      <text:p text:style-name="P2"><text:s text:c="2"/>inflating: laravel-master/app/Providers/AppServiceProvider.php <text:s/></text:p>
      <text:p text:style-name="P2"><text:s text:c="2"/>inflating: laravel-master/app/Providers/AuthServiceProvider.php <text:s/></text:p>
      <text:p text:style-name="P2"><text:s text:c="2"/>inflating: laravel-master/app/Providers/BroadcastServiceProvider.php <text:s/></text:p>
      <text:p text:style-name="P2"><text:s text:c="2"/>inflating: laravel-master/app/Providers/EventServiceProvider.php <text:s/></text:p>
      <text:p text:style-name="P2"><text:s text:c="2"/>inflating: laravel-master/app/Providers/RouteServiceProvider.php <text:s/></text:p>
      <text:p text:style-name="P2"><text:s text:c="2"/>inflating: laravel-master/app/User.php <text:s/></text:p>
      <text:p text:style-name="P2"><text:s text:c="2"/>inflating: laravel-master/artisan <text:s/></text:p>
      <text:p text:style-name="P2"><text:s text:c="3"/>creating: laravel-master/bootstrap/</text:p>
      <text:p text:style-name="P2"><text:s text:c="2"/>inflating: laravel-master/bootstrap/app.php <text:s/></text:p>
      <text:p text:style-name="P2"><text:s text:c="2"/>inflating: laravel-master/bootstrap/autoload.php <text:s/></text:p>
      <text:p text:style-name="P2"><text:s text:c="3"/>creating: laravel-master/bootstrap/cache/</text:p>
      <text:p text:style-name="P2"><text:s/>extracting: laravel-master/bootstrap/cache/.gitignore <text:s/></text:p>
      <text:p text:style-name="P2"><text:s text:c="2"/>inflating: laravel-master/composer.json <text:s/></text:p>
      <text:p text:style-name="P2"><text:s text:c="3"/>creating: laravel-master/config/</text:p>
      <text:p text:style-name="P2"><text:s text:c="2"/>inflating: laravel-master/config/app.php <text:s/></text:p>
      <text:p text:style-name="P2"><text:s text:c="2"/>inflating: laravel-master/config/auth.php <text:s/></text:p>
      <text:p text:style-name="P2"><text:s text:c="2"/>inflating: laravel-master/config/broadcasting.php <text:s/></text:p>
      <text:p text:style-name="P2"><text:s text:c="2"/>inflating: laravel-master/config/cache.php <text:s/></text:p>
      <text:p text:style-name="P2"><text:s text:c="2"/>inflating: laravel-master/config/database.php <text:s/></text:p>
      <text:p text:style-name="P2"><text:s text:c="2"/>inflating: laravel-master/config/filesystems.php <text:s/></text:p>
      <text:p text:style-name="P2"><text:s text:c="2"/>inflating: laravel-master/config/mail.php <text:s/></text:p>
      <text:p text:style-name="P2"><text:s text:c="2"/>inflating: laravel-master/config/queue.php <text:s/></text:p>
      <text:p text:style-name="P2"><text:s text:c="2"/>inflating: laravel-master/config/services.php <text:s/></text:p>
      <text:p text:style-name="P2"><text:s text:c="2"/>inflating: laravel-master/config/session.php <text:s/></text:p>
      <text:p text:style-name="P2"><text:s text:c="2"/>inflating: laravel-master/config/view.php <text:s/></text:p>
      <text:p text:style-name="P2"><text:s text:c="3"/>creating: laravel-master/database/</text:p>
      <text:p text:style-name="P2"><text:s/>extracting: laravel-master/database/.gitignore <text:s/></text:p>
      <text:p text:style-name="P2"><text:s text:c="3"/>creating: laravel-master/database/factories/</text:p>
      <text:p text:style-name="P2"><text:s text:c="2"/>inflating: laravel-master/database/factories/ModelFactory.php <text:s/></text:p>
      <text:p text:style-name="P2"><text:s text:c="3"/>creating: laravel-master/database/migrations/</text:p>
      <text:p text:style-name="P2"><text:s text:c="2"/>inflating: laravel-master/database/migrations/2014_10_12_000000_create_users_table.php <text:s/></text:p>
      <text:p text:style-name="P2"><text:s text:c="2"/>inflating: laravel-master/database/migrations/2014_10_12_100000_create_password_resets_table.php <text:s/></text:p>
      <text:p text:style-name="P2"><text:s text:c="3"/>creating: laravel-master/database/seeds/</text:p>
      <text:p text:style-name="P2"><text:s text:c="2"/>inflating: laravel-master/database/seeds/DatabaseSeeder.php <text:s/></text:p>
      <text:p text:style-name="P2"><text:soft-page-break/><text:s text:c="2"/>inflating: laravel-master/package.json <text:s/></text:p>
      <text:p text:style-name="P2"><text:s text:c="2"/>inflating: laravel-master/phpunit.xml <text:s/></text:p>
      <text:p text:style-name="P2"><text:s text:c="3"/>creating: laravel-master/public/</text:p>
      <text:p text:style-name="P2"><text:s text:c="2"/>inflating: laravel-master/public/.htaccess <text:s/></text:p>
      <text:p text:style-name="P2"><text:s text:c="3"/>creating: laravel-master/public/css/</text:p>
      <text:p text:style-name="P2"><text:s text:c="2"/>inflating: laravel-master/public/css/app.css <text:s/></text:p>
      <text:p text:style-name="P2"><text:s/>extracting: laravel-master/public/favicon.ico <text:s/></text:p>
      <text:p text:style-name="P2"><text:s text:c="2"/>inflating: laravel-master/public/index.php <text:s/></text:p>
      <text:p text:style-name="P2"><text:s text:c="3"/>creating: laravel-master/public/js/</text:p>
      <text:p text:style-name="P2"><text:s text:c="2"/>inflating: laravel-master/public/js/app.js <text:s/></text:p>
      <text:p text:style-name="P2"><text:s/>extracting: laravel-master/public/robots.txt <text:s/></text:p>
      <text:p text:style-name="P2"><text:s text:c="2"/>inflating: laravel-master/public/web.config <text:s/></text:p>
      <text:p text:style-name="P2"><text:s text:c="2"/>inflating: laravel-master/readme.md <text:s/></text:p>
      <text:p text:style-name="P2"><text:s text:c="3"/>creating: laravel-master/resources/</text:p>
      <text:p text:style-name="P2"><text:s text:c="3"/>creating: laravel-master/resources/assets/</text:p>
      <text:p text:style-name="P2"><text:s text:c="3"/>creating: laravel-master/resources/assets/js/</text:p>
      <text:p text:style-name="P2"><text:s text:c="2"/>inflating: laravel-master/resources/assets/js/app.js <text:s/></text:p>
      <text:p text:style-name="P2"><text:s text:c="2"/>inflating: laravel-master/resources/assets/js/bootstrap.js <text:s/></text:p>
      <text:p text:style-name="P2"><text:s text:c="3"/>creating: laravel-master/resources/assets/js/components/</text:p>
      <text:p text:style-name="P2"><text:s text:c="2"/>inflating: laravel-master/resources/assets/js/components/Example.vue <text:s/></text:p>
      <text:p text:style-name="P2"><text:s text:c="3"/>creating: laravel-master/resources/assets/sass/</text:p>
      <text:p text:style-name="P2"><text:s text:c="2"/>inflating: laravel-master/resources/assets/sass/_variables.scss <text:s/></text:p>
      <text:p text:style-name="P2"><text:s text:c="2"/>inflating: laravel-master/resources/assets/sass/app.scss <text:s/></text:p>
      <text:p text:style-name="P2"><text:s text:c="3"/>creating: laravel-master/resources/lang/</text:p>
      <text:p text:style-name="P2"><text:s text:c="3"/>creating: laravel-master/resources/lang/en/</text:p>
      <text:p text:style-name="P2"><text:s text:c="2"/>inflating: laravel-master/resources/lang/en/auth.php <text:s/></text:p>
      <text:p text:style-name="P2"><text:s text:c="2"/>inflating: laravel-master/resources/lang/en/pagination.php <text:s/></text:p>
      <text:p text:style-name="P2"><text:s text:c="2"/>inflating: laravel-master/resources/lang/en/passwords.php <text:s/></text:p>
      <text:p text:style-name="P2"><text:s text:c="2"/>inflating: laravel-master/resources/lang/en/validation.php <text:s/></text:p>
      <text:p text:style-name="P2"><text:s text:c="3"/>creating: laravel-master/resources/views/</text:p>
      <text:p text:style-name="P2"><text:s text:c="2"/>inflating: laravel-master/resources/views/welcome.blade.php <text:s/></text:p>
      <text:p text:style-name="P2"><text:s text:c="3"/>creating: laravel-master/routes/</text:p>
      <text:p text:style-name="P2"><text:s text:c="2"/>inflating: laravel-master/routes/api.php <text:s/></text:p>
      <text:p text:style-name="P2"><text:s text:c="2"/>inflating: laravel-master/routes/channels.php <text:s/></text:p>
      <text:p text:style-name="P2"><text:s text:c="2"/>inflating: laravel-master/routes/console.php <text:s/></text:p>
      <text:p text:style-name="P2"><text:s text:c="2"/>inflating: laravel-master/routes/web.php <text:s/></text:p>
      <text:p text:style-name="P2"><text:s text:c="2"/>inflating: laravel-master/server.php <text:s/></text:p>
      <text:p text:style-name="P2"><text:s text:c="3"/>creating: laravel-master/storage/</text:p>
      <text:p text:style-name="P2"><text:s text:c="3"/>creating: laravel-master/storage/app/</text:p>
      <text:p text:style-name="P2"><text:s/>extracting: laravel-master/storage/app/.gitignore <text:s/></text:p>
      <text:p text:style-name="P2"><text:s text:c="3"/>creating: laravel-master/storage/app/public/</text:p>
      <text:p text:style-name="P2"><text:s/>extracting: laravel-master/storage/app/public/.gitignore <text:s/></text:p>
      <text:p text:style-name="P2"><text:s text:c="3"/>creating: laravel-master/storage/framework/</text:p>
      <text:p text:style-name="P2"><text:s text:c="2"/>inflating: laravel-master/storage/framework/.gitignore <text:s/></text:p>
      <text:p text:style-name="P2"><text:s text:c="3"/>creating: laravel-master/storage/framework/cache/</text:p>
      <text:p text:style-name="P2"><text:s/>extracting: laravel-master/storage/framework/cache/.gitignore <text:s/></text:p>
      <text:p text:style-name="P2"><text:s text:c="3"/>creating: laravel-master/storage/framework/sessions/</text:p>
      <text:p text:style-name="P2"><text:s/>extracting: laravel-master/storage/framework/sessions/.gitignore <text:s/></text:p>
      <text:p text:style-name="P2"><text:s text:c="3"/>creating: laravel-master/storage/framework/testing/</text:p>
      <text:p text:style-name="P2"><text:s/>extracting: laravel-master/storage/framework/testing/.gitignore <text:s/></text:p>
      <text:p text:style-name="P2"><text:s text:c="3"/>creating: laravel-master/storage/framework/views/</text:p>
      <text:p text:style-name="P2"><text:s/>extracting: laravel-master/storage/framework/views/.gitignore <text:s/></text:p>
      <text:p text:style-name="P2"><text:soft-page-break/><text:s text:c="3"/>creating: laravel-master/storage/logs/</text:p>
      <text:p text:style-name="P2"><text:s/>extracting: laravel-master/storage/logs/.gitignore <text:s/></text:p>
      <text:p text:style-name="P2"><text:s text:c="3"/>creating: laravel-master/tests/</text:p>
      <text:p text:style-name="P2"><text:s text:c="2"/>inflating: laravel-master/tests/CreatesApplication.php <text:s/></text:p>
      <text:p text:style-name="P2"><text:s text:c="3"/>creating: laravel-master/tests/Feature/</text:p>
      <text:p text:style-name="P2"><text:s text:c="2"/>inflating: laravel-master/tests/Feature/ExampleTest.php <text:s/></text:p>
      <text:p text:style-name="P2"><text:s text:c="2"/>inflating: laravel-master/tests/TestCase.php <text:s/></text:p>
      <text:p text:style-name="P2"><text:s text:c="3"/>creating: laravel-master/tests/Unit/</text:p>
      <text:p text:style-name="P2"><text:s text:c="2"/>inflating: laravel-master/tests/Unit/ExampleTest.php <text:s/></text:p>
      <text:p text:style-name="P2"><text:s text:c="2"/>inflating: laravel-master/webpack.mix.js <text:s/></text:p>
      <text:p text:style-name="P2">[root@hdc0005796 html]# </text:p>
      <text:p text:style-name="P2">[root@hdc0005796 html]# </text:p>
      <text:p text:style-name="P2">[root@hdc0005796 html]# </text:p>
      <text:p text:style-name="P2">[root@hdc0005796 html]# ls -ll</text:p>
      <text:p text:style-name="P2">total 3396</text:p>
      <text:p text:style-name="P2">drwxrwxrwx. <text:s/>9 apache apache <text:s text:c="3"/>4096 Feb <text:s/>2 03:38 drupal</text:p>
      <text:p text:style-name="P2">drwxr-xr-x. <text:s/>9 root <text:s text:c="2"/>root <text:s text:c="5"/>4096 Feb <text:s/>2 03:38 drupal-7.54</text:p>
      <text:p text:style-name="P2">-rw-r--r--. <text:s/>1 root <text:s text:c="2"/>root <text:s text:c="2"/>3275864 Feb <text:s/>2 03:38 drupal-7.54.tar.gz</text:p>
      <text:p text:style-name="P2">-rw-r--r--. <text:s/>1 root <text:s text:c="2"/>root <text:s text:c="7"/>20 Jun <text:s/>7 12:41 info.php</text:p>
      <text:p text:style-name="P2">-rw-r--r--. <text:s/>1 root <text:s text:c="2"/>root <text:s text:c="5"/>8312 Jun <text:s/>7 09:49 ius-release-1.0-13.ius.el7.noarch.rpm</text:p>
      <text:p text:style-name="P2">drwxr-xr-x. 11 root <text:s text:c="2"/>root <text:s text:c="5"/>4096 Jun <text:s/>6 19:47 laravel-master</text:p>
      <text:p text:style-name="P2">-rw-r--r--. <text:s/>1 root <text:s text:c="2"/>root <text:s text:c="3"/>169719 Jun <text:s/>8 12:03 master.zip</text:p>
      <text:p text:style-name="P2">[root@hdc0005796 html]# </text:p>
      <text:p text:style-name="P2">[root@hdc0005796 html]# </text:p>
      <text:p text:style-name="P2">[root@hdc0005796 html]# </text:p>
      <text:p text:style-name="P2">[root@hdc0005796 html]# cd laravel-master/</text:p>
      <text:p text:style-name="P2">[root@hdc0005796 laravel-master]# </text:p>
      <text:p text:style-name="P2">[root@hdc0005796 laravel-master]# </text:p>
      <text:p text:style-name="P2">[root@hdc0005796 laravel-master]# ls -ll</text:p>
      <text:p text:style-name="P2">total 28</text:p>
      <text:p text:style-name="P2">drwxr-xr-x. 6 root root <text:s text:c="2"/>84 Jun <text:s/>6 19:47 app</text:p>
      <text:p text:style-name="P2">-rwxr-xr-x. 1 root root 1646 Jun <text:s/>6 19:47 artisan</text:p>
      <text:p text:style-name="P2">drwxr-xr-x. 3 root root <text:s text:c="2"/>54 Jun <text:s/>6 19:47 bootstrap</text:p>
      <text:p text:style-name="P2">-rw-r--r--. 1 root root 1300 Jun <text:s/>6 19:47 composer.json</text:p>
      <text:p text:style-name="P2">drwxr-xr-x. 2 root root <text:s/>209 Jun <text:s/>6 19:47 config</text:p>
      <text:p text:style-name="P2">drwxr-xr-x. 5 root root <text:s text:c="2"/>72 Jun <text:s/>6 19:47 database</text:p>
      <text:p text:style-name="P2">-rw-r--r--. 1 root root 1062 Jun <text:s/>6 19:47 package.json</text:p>
      <text:p text:style-name="P2">-rw-r--r--. 1 root root 1043 Jun <text:s/>6 19:47 phpunit.xml</text:p>
      <text:p text:style-name="P2">drwxr-xr-x. 4 root root <text:s/>116 Jun <text:s/>6 19:47 public</text:p>
      <text:p text:style-name="P2">-rw-r--r--. 1 root root 3420 Jun <text:s/>6 19:47 readme.md</text:p>
      <text:p text:style-name="P2">drwxr-xr-x. 5 root root <text:s text:c="2"/>45 Jun <text:s/>6 19:47 resources</text:p>
      <text:p text:style-name="P2">drwxr-xr-x. 2 root root <text:s text:c="2"/>75 Jun <text:s/>6 19:47 routes</text:p>
      <text:p text:style-name="P2">-rw-r--r--. 1 root root <text:s/>563 Jun <text:s/>6 19:47 server.php</text:p>
      <text:p text:style-name="P2">drwxr-xr-x. 5 root root <text:s text:c="2"/>46 Jun <text:s/>6 19:47 storage</text:p>
      <text:p text:style-name="P2">drwxr-xr-x. 4 root root <text:s text:c="2"/>83 Jun <text:s/>6 19:47 tests</text:p>
      <text:p text:style-name="P2">-rw-r--r--. 1 root root <text:s/>549 Jun <text:s/>6 19:47 webpack.mix.js</text:p>
      <text:p text:style-name="P2">[root@hdc0005796 laravel-master]# </text:p>
      <text:p text:style-name="P2">[root@hdc0005796 laravel-master]# </text:p>
      <text:p text:style-name="P2">[root@hdc0005796 laravel-master]# </text:p>
      <text:p text:style-name="P2">[root@hdc0005796 laravel-master]# </text:p>
      <text:p text:style-name="P2">[root@hdc0005796 laravel-master]# sudo composer install</text:p>
      <text:p text:style-name="P2">sudo: composer: command not found</text:p>
      <text:p text:style-name="P2"><text:soft-page-break/>[root@hdc0005796 laravel-master]# </text:p>
      <text:p text:style-name="P2">[root@hdc0005796 laravel-master]# </text:p>
      <text:p text:style-name="P2">[root@hdc0005796 laravel-master]# </text:p>
      <text:p text:style-name="P2">[root@hdc0005796 laravel-master]# cd ~</text:p>
      <text:p text:style-name="P2">[root@hdc0005796 ~]# curl -sS https://getcomposer.org/installer | php</text:p>
      <text:p text:style-name="P2">All settings correct for using Composer</text:p>
      <text:p text:style-name="P2">Downloading...</text:p>
      <text:p text:style-name="P2"></text:p>
      <text:p text:style-name="P2">Composer (version 1.4.2) successfully installed to: /root/composer.phar</text:p>
      <text:p text:style-name="P2">Use it: php composer.phar</text:p>
      <text:p text:style-name="P2"></text:p>
      <text:p text:style-name="P2">[root@hdc0005796 ~]# mv composer.phar /usr/local/bin/composer</text:p>
      <text:p text:style-name="P2">mv: overwrite ‘/usr/local/bin/composer’? </text:p>
      <text:p text:style-name="P2">[root@hdc0005796 ~]# </text:p>
      <text:p text:style-name="P2">[root@hdc0005796 ~]# </text:p>
      <text:p text:style-name="P2">[root@hdc0005796 ~]# sudo mv composer.phar /usr/local/bin/composer</text:p>
      <text:p text:style-name="P2">[root@hdc0005796 ~]# </text:p>
      <text:p text:style-name="P2">[root@hdc0005796 ~]# </text:p>
      <text:p text:style-name="P2">[root@hdc0005796 ~]# </text:p>
      <text:p text:style-name="P2">[root@hdc0005796 ~]# </text:p>
      <text:p text:style-name="P2">[root@hdc0005796 ~]# chmod +x /usr/local/bin/composer</text:p>
      <text:p text:style-name="P2">[root@hdc0005796 ~]# composer -V</text:p>
      <text:p text:style-name="P2">bash: composer: command not found...</text:p>
      <text:p text:style-name="P2">[root@hdc0005796 ~]# </text:p>
      <text:p text:style-name="P2">[root@hdc0005796 ~]# </text:p>
      <text:p text:style-name="P2">[root@hdc0005796 ~]# </text:p>
      <text:p text:style-name="P2">[root@hdc0005796 ~]# curl -sS https://getcomposer.org/installer | php</text:p>
      <text:p text:style-name="P2">All settings correct for using Composer</text:p>
      <text:p text:style-name="P2">Downloading...</text:p>
      <text:p text:style-name="P2"></text:p>
      <text:p text:style-name="P2">Composer (version 1.4.2) successfully installed to: /root/composer.phar</text:p>
      <text:p text:style-name="P2">Use it: php composer.phar</text:p>
      <text:p text:style-name="P2"></text:p>
      <text:p text:style-name="P2">[root@hdc0005796 ~]# sudo <text:s/>mv composer.phar /usr/local/bin/composer</text:p>
      <text:p text:style-name="P2">[root@hdc0005796 ~]# chmod +x /usr/local/bin/composer</text:p>
      <text:p text:style-name="P2">[root@hdc0005796 ~]# composer -V</text:p>
      <text:p text:style-name="P2">bash: composer: command not found...</text:p>
      <text:p text:style-name="P2">[root@hdc0005796 ~]# </text:p>
      <text:p text:style-name="P2">[root@hdc0005796 ~]# </text:p>
      <text:p text:style-name="P2">[root@hdc0005796 ~]# </text:p>
      <text:p text:style-name="P2">[root@hdc0005796 ~]# cd /tmp</text:p>
      <text:p text:style-name="P2">[root@hdc0005796 tmp]# curl -sS https://getcomposer.org/installer | php</text:p>
      <text:p text:style-name="P2">All settings correct for using Composer</text:p>
      <text:p text:style-name="P2">Downloading...</text:p>
      <text:p text:style-name="P2"></text:p>
      <text:p text:style-name="P2">Composer (version 1.4.2) successfully installed to: /tmp/composer.phar</text:p>
      <text:p text:style-name="P2">Use it: php composer.phar</text:p>
      <text:p text:style-name="P2"></text:p>
      <text:p text:style-name="P2">[root@hdc0005796 tmp]# </text:p>
      <text:p text:style-name="P2">[root@hdc0005796 tmp]# </text:p>
      <text:p text:style-name="P2">[root@hdc0005796 tmp]# </text:p>
      <text:p text:style-name="P2">[root@hdc0005796 tmp]# </text:p>
      <text:p text:style-name="P2"><text:soft-page-break/>[root@hdc0005796 tmp]# sudo mv composer.phar /usr/local/bin/composer</text:p>
      <text:p text:style-name="P2">[root@hdc0005796 tmp]# chmod +x /usr/local/bin/composer</text:p>
      <text:p text:style-name="P2">[root@hdc0005796 tmp]# </text:p>
      <text:p text:style-name="P2">[root@hdc0005796 tmp]# </text:p>
      <text:p text:style-name="P2">[root@hdc0005796 tmp]# </text:p>
      <text:p text:style-name="P2">[root@hdc0005796 tmp]# composer -V</text:p>
      <text:p text:style-name="P2">bash: composer: command not found...</text:p>
      <text:p text:style-name="P2">[root@hdc0005796 tmp]# composer --version</text:p>
      <text:p text:style-name="P2">bash: composer: command not found...</text:p>
      <text:p text:style-name="P2">[root@hdc0005796 tmp]# </text:p>
      <text:p text:style-name="P2">[root@hdc0005796 tmp]# </text:p>
      <text:p text:style-name="P2">[root@hdc0005796 tmp]# </text:p>
      <text:p text:style-name="P2">[root@hdc0005796 tmp]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1:42:42.364326118</meta:creation-date>
    <dc:date>2017-06-08T12:10:24.470411609</dc:date>
    <meta:editing-duration>PT25M55S</meta:editing-duration>
    <meta:editing-cycles>2</meta:editing-cycles>
    <meta:generator>LibreOffice/4.2.8.2$Linux_x86 LibreOffice_project/420m0$Build-2</meta:generator>
    <meta:document-statistic meta:table-count="0" meta:image-count="0" meta:object-count="0" meta:page-count="379" meta:paragraph-count="17422" meta:word-count="71654" meta:character-count="1100512" meta:non-whitespace-character-count="1013517"/>
  </office:meta>
</office:document-meta>
</file>